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office:string-value="ColA">
            <text:p>ColA</text:p>
          </table:table-cell>
          <table:table-cell office:value-type="string" office:string-value="ColB">
            <text:p>ColB</text:p>
          </table:table-cell>
          <table:table-cell office:value-type="string" office:string-value="ColC">
            <text:p>ColC</text:p>
          </table:table-cell>
          <table:table-cell office:value-type="string" office:string-value="ColD">
            <text:p>ColD</text:p>
          </table:table-cell>
          <table:table-cell office:value-type="string" office:string-value="ColE">
            <text:p>ColE</text:p>
          </table:table-cell>
          <table:table-cell office:value-type="string" office:string-value="ColF">
            <text:p>ColF</text:p>
          </table:table-cell>
          <table:table-cell office:value-type="string" office:string-value="ColG">
            <text:p>ColG</text:p>
          </table:table-cell>
          <table:table-cell office:value-type="string" office:string-value="ColH">
            <text:p>ColH</text:p>
          </table:table-cell>
          <table:table-cell office:value-type="string" office:string-value="ColI">
            <text:p>ColI</text:p>
          </table:table-cell>
          <table:table-cell office:value-type="string" office:string-value="ColJ">
            <text:p>ColJ</text:p>
          </table:table-cell>
          <table:table-cell office:value-type="string" office:string-value="ColK">
            <text:p>ColK</text:p>
          </table:table-cell>
          <table:table-cell office:value-type="string" office:string-value="ColL">
            <text:p>ColL</text:p>
          </table:table-cell>
          <table:table-cell office:value-type="string" office:string-value="ColM">
            <text:p>ColM</text:p>
          </table:table-cell>
          <table:table-cell office:value-type="string" office:string-value="ColN">
            <text:p>ColN</text:p>
          </table:table-cell>
          <table:table-cell office:value-type="string" office:string-value="ColO">
            <text:p>ColO</text:p>
          </table:table-cell>
          <table:table-cell office:value-type="string" office:string-value="ColP">
            <text:p>ColP</text:p>
          </table:table-cell>
          <table:table-cell office:value-type="string" office:string-value="ColQ">
            <text:p>ColQ</text:p>
          </table:table-cell>
          <table:table-cell office:value-type="string" office:string-value="ColR">
            <text:p>ColR</text:p>
          </table:table-cell>
          <table:table-cell office:value-type="string" office:string-value="ColS">
            <text:p>ColS</text:p>
          </table:table-cell>
          <table:table-cell office:value-type="string" office:string-value="ColT">
            <text:p>ColT</text:p>
          </table:table-cell>
          <table:table-cell office:value-type="string" office:string-value="ColU">
            <text:p>ColU</text:p>
          </table:table-cell>
          <table:table-cell office:value-type="string" office:string-value="ColV">
            <text:p>ColV</text:p>
          </table:table-cell>
          <table:table-cell office:value-type="string" office:string-value="ColW">
            <text:p>ColW</text:p>
          </table:table-cell>
          <table:table-cell office:value-type="string" office:string-value="ColX">
            <text:p>ColX</text:p>
          </table:table-cell>
          <table:table-cell office:value-type="string" office:string-value="ColY">
            <text:p>ColY</text:p>
          </table:table-cell>
          <table:table-cell office:value-type="string" office:string-value="ColZ">
            <text:p>ColZ</text:p>
          </table:table-cell>
        </table:table-row>
        <table:table-row>
          <table:table-cell office:value-type="string" office:string-value="R1C1">
            <text:p>R1C1</text:p>
          </table:table-cell>
          <table:table-cell office:value-type="float" office:value="102">
            <text:p>102</text:p>
          </table:table-cell>
          <table:table-cell office:value-type="string" office:string-value="R1C3">
            <text:p>R1C3</text:p>
          </table:table-cell>
          <table:table-cell office:value-type="float" office:value="104">
            <text:p>104</text:p>
          </table:table-cell>
          <table:table-cell office:value-type="string" office:string-value="R1C5">
            <text:p>R1C5</text:p>
          </table:table-cell>
          <table:table-cell office:value-type="float" office:value="106">
            <text:p>106</text:p>
          </table:table-cell>
          <table:table-cell office:value-type="string" office:string-value="R1C7">
            <text:p>R1C7</text:p>
          </table:table-cell>
          <table:table-cell office:value-type="float" office:value="108">
            <text:p>108</text:p>
          </table:table-cell>
          <table:table-cell office:value-type="string" office:string-value="R1C9">
            <text:p>R1C9</text:p>
          </table:table-cell>
          <table:table-cell office:value-type="float" office:value="110">
            <text:p>110</text:p>
          </table:table-cell>
          <table:table-cell office:value-type="string" office:string-value="R1C11">
            <text:p>R1C11</text:p>
          </table:table-cell>
          <table:table-cell office:value-type="float" office:value="112">
            <text:p>112</text:p>
          </table:table-cell>
          <table:table-cell office:value-type="string" office:string-value="R1C13">
            <text:p>R1C13</text:p>
          </table:table-cell>
          <table:table-cell office:value-type="float" office:value="114">
            <text:p>114</text:p>
          </table:table-cell>
          <table:table-cell office:value-type="string" office:string-value="R1C15">
            <text:p>R1C15</text:p>
          </table:table-cell>
          <table:table-cell office:value-type="float" office:value="116">
            <text:p>116</text:p>
          </table:table-cell>
          <table:table-cell office:value-type="string" office:string-value="R1C17">
            <text:p>R1C17</text:p>
          </table:table-cell>
          <table:table-cell office:value-type="float" office:value="118">
            <text:p>118</text:p>
          </table:table-cell>
          <table:table-cell office:value-type="string" office:string-value="R1C19">
            <text:p>R1C19</text:p>
          </table:table-cell>
          <table:table-cell office:value-type="float" office:value="120">
            <text:p>120</text:p>
          </table:table-cell>
          <table:table-cell office:value-type="string" office:string-value="R1C21">
            <text:p>R1C21</text:p>
          </table:table-cell>
          <table:table-cell office:value-type="float" office:value="122">
            <text:p>122</text:p>
          </table:table-cell>
          <table:table-cell office:value-type="string" office:string-value="R1C23">
            <text:p>R1C23</text:p>
          </table:table-cell>
          <table:table-cell office:value-type="float" office:value="124">
            <text:p>124</text:p>
          </table:table-cell>
          <table:table-cell office:value-type="string" office:string-value="R1C25">
            <text:p>R1C25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 office:string-value="R2C1">
            <text:p>R2C1</text:p>
          </table:table-cell>
          <table:table-cell office:value-type="float" office:value="202">
            <text:p>202</text:p>
          </table:table-cell>
          <table:table-cell office:value-type="string" office:string-value="R2C3">
            <text:p>R2C3</text:p>
          </table:table-cell>
          <table:table-cell office:value-type="float" office:value="204">
            <text:p>204</text:p>
          </table:table-cell>
          <table:table-cell office:value-type="string" office:string-value="R2C5">
            <text:p>R2C5</text:p>
          </table:table-cell>
          <table:table-cell office:value-type="float" office:value="206">
            <text:p>206</text:p>
          </table:table-cell>
          <table:table-cell office:value-type="string" office:string-value="R2C7">
            <text:p>R2C7</text:p>
          </table:table-cell>
          <table:table-cell office:value-type="float" office:value="208">
            <text:p>208</text:p>
          </table:table-cell>
          <table:table-cell office:value-type="string" office:string-value="R2C9">
            <text:p>R2C9</text:p>
          </table:table-cell>
          <table:table-cell office:value-type="float" office:value="210">
            <text:p>210</text:p>
          </table:table-cell>
          <table:table-cell office:value-type="string" office:string-value="R2C11">
            <text:p>R2C11</text:p>
          </table:table-cell>
          <table:table-cell office:value-type="float" office:value="212">
            <text:p>212</text:p>
          </table:table-cell>
          <table:table-cell office:value-type="string" office:string-value="R2C13">
            <text:p>R2C13</text:p>
          </table:table-cell>
          <table:table-cell office:value-type="float" office:value="214">
            <text:p>214</text:p>
          </table:table-cell>
          <table:table-cell office:value-type="string" office:string-value="R2C15">
            <text:p>R2C15</text:p>
          </table:table-cell>
          <table:table-cell office:value-type="float" office:value="216">
            <text:p>216</text:p>
          </table:table-cell>
          <table:table-cell office:value-type="string" office:string-value="R2C17">
            <text:p>R2C17</text:p>
          </table:table-cell>
          <table:table-cell office:value-type="float" office:value="218">
            <text:p>218</text:p>
          </table:table-cell>
          <table:table-cell office:value-type="string" office:string-value="R2C19">
            <text:p>R2C19</text:p>
          </table:table-cell>
          <table:table-cell office:value-type="float" office:value="220">
            <text:p>220</text:p>
          </table:table-cell>
          <table:table-cell office:value-type="string" office:string-value="R2C21">
            <text:p>R2C21</text:p>
          </table:table-cell>
          <table:table-cell office:value-type="float" office:value="222">
            <text:p>222</text:p>
          </table:table-cell>
          <table:table-cell office:value-type="string" office:string-value="R2C23">
            <text:p>R2C23</text:p>
          </table:table-cell>
          <table:table-cell office:value-type="float" office:value="224">
            <text:p>224</text:p>
          </table:table-cell>
          <table:table-cell office:value-type="string" office:string-value="R2C25">
            <text:p>R2C25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 office:string-value="R3C1">
            <text:p>R3C1</text:p>
          </table:table-cell>
          <table:table-cell office:value-type="float" office:value="302">
            <text:p>302</text:p>
          </table:table-cell>
          <table:table-cell office:value-type="string" office:string-value="R3C3">
            <text:p>R3C3</text:p>
          </table:table-cell>
          <table:table-cell office:value-type="float" office:value="304">
            <text:p>304</text:p>
          </table:table-cell>
          <table:table-cell office:value-type="string" office:string-value="R3C5">
            <text:p>R3C5</text:p>
          </table:table-cell>
          <table:table-cell office:value-type="float" office:value="306">
            <text:p>306</text:p>
          </table:table-cell>
          <table:table-cell office:value-type="string" office:string-value="R3C7">
            <text:p>R3C7</text:p>
          </table:table-cell>
          <table:table-cell office:value-type="float" office:value="308">
            <text:p>308</text:p>
          </table:table-cell>
          <table:table-cell office:value-type="string" office:string-value="R3C9">
            <text:p>R3C9</text:p>
          </table:table-cell>
          <table:table-cell office:value-type="float" office:value="310">
            <text:p>310</text:p>
          </table:table-cell>
          <table:table-cell office:value-type="string" office:string-value="R3C11">
            <text:p>R3C11</text:p>
          </table:table-cell>
          <table:table-cell office:value-type="float" office:value="312">
            <text:p>312</text:p>
          </table:table-cell>
          <table:table-cell office:value-type="string" office:string-value="R3C13">
            <text:p>R3C13</text:p>
          </table:table-cell>
          <table:table-cell office:value-type="float" office:value="314">
            <text:p>314</text:p>
          </table:table-cell>
          <table:table-cell office:value-type="string" office:string-value="R3C15">
            <text:p>R3C15</text:p>
          </table:table-cell>
          <table:table-cell office:value-type="float" office:value="316">
            <text:p>316</text:p>
          </table:table-cell>
          <table:table-cell office:value-type="string" office:string-value="R3C17">
            <text:p>R3C17</text:p>
          </table:table-cell>
          <table:table-cell office:value-type="float" office:value="318">
            <text:p>318</text:p>
          </table:table-cell>
          <table:table-cell office:value-type="string" office:string-value="R3C19">
            <text:p>R3C19</text:p>
          </table:table-cell>
          <table:table-cell office:value-type="float" office:value="320">
            <text:p>320</text:p>
          </table:table-cell>
          <table:table-cell office:value-type="string" office:string-value="R3C21">
            <text:p>R3C21</text:p>
          </table:table-cell>
          <table:table-cell office:value-type="float" office:value="322">
            <text:p>322</text:p>
          </table:table-cell>
          <table:table-cell office:value-type="string" office:string-value="R3C23">
            <text:p>R3C23</text:p>
          </table:table-cell>
          <table:table-cell office:value-type="float" office:value="324">
            <text:p>324</text:p>
          </table:table-cell>
          <table:table-cell office:value-type="string" office:string-value="R3C25">
            <text:p>R3C25</text:p>
          </table:table-cell>
          <table:table-cell office:value-type="float" office:value="326">
            <text:p>326</text:p>
          </table:table-cell>
        </table:table-row>
        <table:table-row>
          <table:table-cell office:value-type="string" office:string-value="R4C1">
            <text:p>R4C1</text:p>
          </table:table-cell>
          <table:table-cell office:value-type="float" office:value="402">
            <text:p>402</text:p>
          </table:table-cell>
          <table:table-cell office:value-type="string" office:string-value="R4C3">
            <text:p>R4C3</text:p>
          </table:table-cell>
          <table:table-cell office:value-type="float" office:value="404">
            <text:p>404</text:p>
          </table:table-cell>
          <table:table-cell office:value-type="string" office:string-value="R4C5">
            <text:p>R4C5</text:p>
          </table:table-cell>
          <table:table-cell office:value-type="float" office:value="406">
            <text:p>406</text:p>
          </table:table-cell>
          <table:table-cell office:value-type="string" office:string-value="R4C7">
            <text:p>R4C7</text:p>
          </table:table-cell>
          <table:table-cell office:value-type="float" office:value="408">
            <text:p>408</text:p>
          </table:table-cell>
          <table:table-cell office:value-type="string" office:string-value="R4C9">
            <text:p>R4C9</text:p>
          </table:table-cell>
          <table:table-cell office:value-type="float" office:value="410">
            <text:p>410</text:p>
          </table:table-cell>
          <table:table-cell office:value-type="string" office:string-value="R4C11">
            <text:p>R4C11</text:p>
          </table:table-cell>
          <table:table-cell office:value-type="float" office:value="412">
            <text:p>412</text:p>
          </table:table-cell>
          <table:table-cell office:value-type="string" office:string-value="R4C13">
            <text:p>R4C13</text:p>
          </table:table-cell>
          <table:table-cell office:value-type="float" office:value="414">
            <text:p>414</text:p>
          </table:table-cell>
          <table:table-cell office:value-type="string" office:string-value="R4C15">
            <text:p>R4C15</text:p>
          </table:table-cell>
          <table:table-cell office:value-type="float" office:value="416">
            <text:p>416</text:p>
          </table:table-cell>
          <table:table-cell office:value-type="string" office:string-value="R4C17">
            <text:p>R4C17</text:p>
          </table:table-cell>
          <table:table-cell office:value-type="float" office:value="418">
            <text:p>418</text:p>
          </table:table-cell>
          <table:table-cell office:value-type="string" office:string-value="R4C19">
            <text:p>R4C19</text:p>
          </table:table-cell>
          <table:table-cell office:value-type="float" office:value="420">
            <text:p>420</text:p>
          </table:table-cell>
          <table:table-cell office:value-type="string" office:string-value="R4C21">
            <text:p>R4C21</text:p>
          </table:table-cell>
          <table:table-cell office:value-type="float" office:value="422">
            <text:p>422</text:p>
          </table:table-cell>
          <table:table-cell office:value-type="string" office:string-value="R4C23">
            <text:p>R4C23</text:p>
          </table:table-cell>
          <table:table-cell office:value-type="float" office:value="424">
            <text:p>424</text:p>
          </table:table-cell>
          <table:table-cell office:value-type="string" office:string-value="R4C25">
            <text:p>R4C25</text:p>
          </table:table-cell>
          <table:table-cell office:value-type="float" office:value="426">
            <text:p>426</text:p>
          </table:table-cell>
        </table:table-row>
        <table:table-row>
          <table:table-cell office:value-type="string" office:string-value="R5C1">
            <text:p>R5C1</text:p>
          </table:table-cell>
          <table:table-cell office:value-type="float" office:value="502">
            <text:p>502</text:p>
          </table:table-cell>
          <table:table-cell office:value-type="string" office:string-value="R5C3">
            <text:p>R5C3</text:p>
          </table:table-cell>
          <table:table-cell office:value-type="float" office:value="504">
            <text:p>504</text:p>
          </table:table-cell>
          <table:table-cell office:value-type="string" office:string-value="R5C5">
            <text:p>R5C5</text:p>
          </table:table-cell>
          <table:table-cell office:value-type="float" office:value="506">
            <text:p>506</text:p>
          </table:table-cell>
          <table:table-cell office:value-type="string" office:string-value="R5C7">
            <text:p>R5C7</text:p>
          </table:table-cell>
          <table:table-cell office:value-type="float" office:value="508">
            <text:p>508</text:p>
          </table:table-cell>
          <table:table-cell office:value-type="string" office:string-value="R5C9">
            <text:p>R5C9</text:p>
          </table:table-cell>
          <table:table-cell office:value-type="float" office:value="510">
            <text:p>510</text:p>
          </table:table-cell>
          <table:table-cell office:value-type="string" office:string-value="R5C11">
            <text:p>R5C11</text:p>
          </table:table-cell>
          <table:table-cell office:value-type="float" office:value="512">
            <text:p>512</text:p>
          </table:table-cell>
          <table:table-cell office:value-type="string" office:string-value="R5C13">
            <text:p>R5C13</text:p>
          </table:table-cell>
          <table:table-cell office:value-type="float" office:value="514">
            <text:p>514</text:p>
          </table:table-cell>
          <table:table-cell office:value-type="string" office:string-value="R5C15">
            <text:p>R5C15</text:p>
          </table:table-cell>
          <table:table-cell office:value-type="float" office:value="516">
            <text:p>516</text:p>
          </table:table-cell>
          <table:table-cell office:value-type="string" office:string-value="R5C17">
            <text:p>R5C17</text:p>
          </table:table-cell>
          <table:table-cell office:value-type="float" office:value="518">
            <text:p>518</text:p>
          </table:table-cell>
          <table:table-cell office:value-type="string" office:string-value="R5C19">
            <text:p>R5C19</text:p>
          </table:table-cell>
          <table:table-cell office:value-type="float" office:value="520">
            <text:p>520</text:p>
          </table:table-cell>
          <table:table-cell office:value-type="string" office:string-value="R5C21">
            <text:p>R5C21</text:p>
          </table:table-cell>
          <table:table-cell office:value-type="float" office:value="522">
            <text:p>522</text:p>
          </table:table-cell>
          <table:table-cell office:value-type="string" office:string-value="R5C23">
            <text:p>R5C23</text:p>
          </table:table-cell>
          <table:table-cell office:value-type="float" office:value="524">
            <text:p>524</text:p>
          </table:table-cell>
          <table:table-cell office:value-type="string" office:string-value="R5C25">
            <text:p>R5C25</text:p>
          </table:table-cell>
          <table:table-cell office:value-type="float" office:value="526">
            <text:p>526</text:p>
          </table:table-cell>
        </table:table-row>
        <table:table-row>
          <table:table-cell office:value-type="string" office:string-value="R6C1">
            <text:p>R6C1</text:p>
          </table:table-cell>
          <table:table-cell office:value-type="float" office:value="602">
            <text:p>602</text:p>
          </table:table-cell>
          <table:table-cell office:value-type="string" office:string-value="R6C3">
            <text:p>R6C3</text:p>
          </table:table-cell>
          <table:table-cell office:value-type="float" office:value="604">
            <text:p>604</text:p>
          </table:table-cell>
          <table:table-cell office:value-type="string" office:string-value="R6C5">
            <text:p>R6C5</text:p>
          </table:table-cell>
          <table:table-cell office:value-type="float" office:value="606">
            <text:p>606</text:p>
          </table:table-cell>
          <table:table-cell office:value-type="string" office:string-value="R6C7">
            <text:p>R6C7</text:p>
          </table:table-cell>
          <table:table-cell office:value-type="float" office:value="608">
            <text:p>608</text:p>
          </table:table-cell>
          <table:table-cell office:value-type="string" office:string-value="R6C9">
            <text:p>R6C9</text:p>
          </table:table-cell>
          <table:table-cell office:value-type="float" office:value="610">
            <text:p>610</text:p>
          </table:table-cell>
          <table:table-cell office:value-type="string" office:string-value="R6C11">
            <text:p>R6C11</text:p>
          </table:table-cell>
          <table:table-cell office:value-type="float" office:value="612">
            <text:p>612</text:p>
          </table:table-cell>
          <table:table-cell office:value-type="string" office:string-value="R6C13">
            <text:p>R6C13</text:p>
          </table:table-cell>
          <table:table-cell office:value-type="float" office:value="614">
            <text:p>614</text:p>
          </table:table-cell>
          <table:table-cell office:value-type="string" office:string-value="R6C15">
            <text:p>R6C15</text:p>
          </table:table-cell>
          <table:table-cell office:value-type="float" office:value="616">
            <text:p>616</text:p>
          </table:table-cell>
          <table:table-cell office:value-type="string" office:string-value="R6C17">
            <text:p>R6C17</text:p>
          </table:table-cell>
          <table:table-cell office:value-type="float" office:value="618">
            <text:p>618</text:p>
          </table:table-cell>
          <table:table-cell office:value-type="string" office:string-value="R6C19">
            <text:p>R6C19</text:p>
          </table:table-cell>
          <table:table-cell office:value-type="float" office:value="620">
            <text:p>620</text:p>
          </table:table-cell>
          <table:table-cell office:value-type="string" office:string-value="R6C21">
            <text:p>R6C21</text:p>
          </table:table-cell>
          <table:table-cell office:value-type="float" office:value="622">
            <text:p>622</text:p>
          </table:table-cell>
          <table:table-cell office:value-type="string" office:string-value="R6C23">
            <text:p>R6C23</text:p>
          </table:table-cell>
          <table:table-cell office:value-type="float" office:value="624">
            <text:p>624</text:p>
          </table:table-cell>
          <table:table-cell office:value-type="string" office:string-value="R6C25">
            <text:p>R6C25</text:p>
          </table:table-cell>
          <table:table-cell office:value-type="float" office:value="626">
            <text:p>626</text:p>
          </table:table-cell>
        </table:table-row>
        <table:table-row>
          <table:table-cell office:value-type="string" office:string-value="R7C1">
            <text:p>R7C1</text:p>
          </table:table-cell>
          <table:table-cell office:value-type="float" office:value="702">
            <text:p>702</text:p>
          </table:table-cell>
          <table:table-cell office:value-type="string" office:string-value="R7C3">
            <text:p>R7C3</text:p>
          </table:table-cell>
          <table:table-cell office:value-type="float" office:value="704">
            <text:p>704</text:p>
          </table:table-cell>
          <table:table-cell office:value-type="string" office:string-value="R7C5">
            <text:p>R7C5</text:p>
          </table:table-cell>
          <table:table-cell office:value-type="float" office:value="706">
            <text:p>706</text:p>
          </table:table-cell>
          <table:table-cell office:value-type="string" office:string-value="R7C7">
            <text:p>R7C7</text:p>
          </table:table-cell>
          <table:table-cell office:value-type="float" office:value="708">
            <text:p>708</text:p>
          </table:table-cell>
          <table:table-cell office:value-type="string" office:string-value="R7C9">
            <text:p>R7C9</text:p>
          </table:table-cell>
          <table:table-cell office:value-type="float" office:value="710">
            <text:p>710</text:p>
          </table:table-cell>
          <table:table-cell office:value-type="string" office:string-value="R7C11">
            <text:p>R7C11</text:p>
          </table:table-cell>
          <table:table-cell office:value-type="float" office:value="712">
            <text:p>712</text:p>
          </table:table-cell>
          <table:table-cell office:value-type="string" office:string-value="R7C13">
            <text:p>R7C13</text:p>
          </table:table-cell>
          <table:table-cell office:value-type="float" office:value="714">
            <text:p>714</text:p>
          </table:table-cell>
          <table:table-cell office:value-type="string" office:string-value="R7C15">
            <text:p>R7C15</text:p>
          </table:table-cell>
          <table:table-cell office:value-type="float" office:value="716">
            <text:p>716</text:p>
          </table:table-cell>
          <table:table-cell office:value-type="string" office:string-value="R7C17">
            <text:p>R7C17</text:p>
          </table:table-cell>
          <table:table-cell office:value-type="float" office:value="718">
            <text:p>718</text:p>
          </table:table-cell>
          <table:table-cell office:value-type="string" office:string-value="R7C19">
            <text:p>R7C19</text:p>
          </table:table-cell>
          <table:table-cell office:value-type="float" office:value="720">
            <text:p>720</text:p>
          </table:table-cell>
          <table:table-cell office:value-type="string" office:string-value="R7C21">
            <text:p>R7C21</text:p>
          </table:table-cell>
          <table:table-cell office:value-type="float" office:value="722">
            <text:p>722</text:p>
          </table:table-cell>
          <table:table-cell office:value-type="string" office:string-value="R7C23">
            <text:p>R7C23</text:p>
          </table:table-cell>
          <table:table-cell office:value-type="float" office:value="724">
            <text:p>724</text:p>
          </table:table-cell>
          <table:table-cell office:value-type="string" office:string-value="R7C25">
            <text:p>R7C25</text:p>
          </table:table-cell>
          <table:table-cell office:value-type="float" office:value="726">
            <text:p>726</text:p>
          </table:table-cell>
        </table:table-row>
        <table:table-row>
          <table:table-cell office:value-type="string" office:string-value="R8C1">
            <text:p>R8C1</text:p>
          </table:table-cell>
          <table:table-cell office:value-type="float" office:value="802">
            <text:p>802</text:p>
          </table:table-cell>
          <table:table-cell office:value-type="string" office:string-value="R8C3">
            <text:p>R8C3</text:p>
          </table:table-cell>
          <table:table-cell office:value-type="float" office:value="804">
            <text:p>804</text:p>
          </table:table-cell>
          <table:table-cell office:value-type="string" office:string-value="R8C5">
            <text:p>R8C5</text:p>
          </table:table-cell>
          <table:table-cell office:value-type="float" office:value="806">
            <text:p>806</text:p>
          </table:table-cell>
          <table:table-cell office:value-type="string" office:string-value="R8C7">
            <text:p>R8C7</text:p>
          </table:table-cell>
          <table:table-cell office:value-type="float" office:value="808">
            <text:p>808</text:p>
          </table:table-cell>
          <table:table-cell office:value-type="string" office:string-value="R8C9">
            <text:p>R8C9</text:p>
          </table:table-cell>
          <table:table-cell office:value-type="float" office:value="810">
            <text:p>810</text:p>
          </table:table-cell>
          <table:table-cell office:value-type="string" office:string-value="R8C11">
            <text:p>R8C11</text:p>
          </table:table-cell>
          <table:table-cell office:value-type="float" office:value="812">
            <text:p>812</text:p>
          </table:table-cell>
          <table:table-cell office:value-type="string" office:string-value="R8C13">
            <text:p>R8C13</text:p>
          </table:table-cell>
          <table:table-cell office:value-type="float" office:value="814">
            <text:p>814</text:p>
          </table:table-cell>
          <table:table-cell office:value-type="string" office:string-value="R8C15">
            <text:p>R8C15</text:p>
          </table:table-cell>
          <table:table-cell office:value-type="float" office:value="816">
            <text:p>816</text:p>
          </table:table-cell>
          <table:table-cell office:value-type="string" office:string-value="R8C17">
            <text:p>R8C17</text:p>
          </table:table-cell>
          <table:table-cell office:value-type="float" office:value="818">
            <text:p>818</text:p>
          </table:table-cell>
          <table:table-cell office:value-type="string" office:string-value="R8C19">
            <text:p>R8C19</text:p>
          </table:table-cell>
          <table:table-cell office:value-type="float" office:value="820">
            <text:p>820</text:p>
          </table:table-cell>
          <table:table-cell office:value-type="string" office:string-value="R8C21">
            <text:p>R8C21</text:p>
          </table:table-cell>
          <table:table-cell office:value-type="float" office:value="822">
            <text:p>822</text:p>
          </table:table-cell>
          <table:table-cell office:value-type="string" office:string-value="R8C23">
            <text:p>R8C23</text:p>
          </table:table-cell>
          <table:table-cell office:value-type="float" office:value="824">
            <text:p>824</text:p>
          </table:table-cell>
          <table:table-cell office:value-type="string" office:string-value="R8C25">
            <text:p>R8C25</text:p>
          </table:table-cell>
          <table:table-cell office:value-type="float" office:value="826">
            <text:p>826</text:p>
          </table:table-cell>
        </table:table-row>
        <table:table-row>
          <table:table-cell office:value-type="string" office:string-value="R9C1">
            <text:p>R9C1</text:p>
          </table:table-cell>
          <table:table-cell office:value-type="float" office:value="902">
            <text:p>902</text:p>
          </table:table-cell>
          <table:table-cell office:value-type="string" office:string-value="R9C3">
            <text:p>R9C3</text:p>
          </table:table-cell>
          <table:table-cell office:value-type="float" office:value="904">
            <text:p>904</text:p>
          </table:table-cell>
          <table:table-cell office:value-type="string" office:string-value="R9C5">
            <text:p>R9C5</text:p>
          </table:table-cell>
          <table:table-cell office:value-type="float" office:value="906">
            <text:p>906</text:p>
          </table:table-cell>
          <table:table-cell office:value-type="string" office:string-value="R9C7">
            <text:p>R9C7</text:p>
          </table:table-cell>
          <table:table-cell office:value-type="float" office:value="908">
            <text:p>908</text:p>
          </table:table-cell>
          <table:table-cell office:value-type="string" office:string-value="R9C9">
            <text:p>R9C9</text:p>
          </table:table-cell>
          <table:table-cell office:value-type="float" office:value="910">
            <text:p>910</text:p>
          </table:table-cell>
          <table:table-cell office:value-type="string" office:string-value="R9C11">
            <text:p>R9C11</text:p>
          </table:table-cell>
          <table:table-cell office:value-type="float" office:value="912">
            <text:p>912</text:p>
          </table:table-cell>
          <table:table-cell office:value-type="string" office:string-value="R9C13">
            <text:p>R9C13</text:p>
          </table:table-cell>
          <table:table-cell office:value-type="float" office:value="914">
            <text:p>914</text:p>
          </table:table-cell>
          <table:table-cell office:value-type="string" office:string-value="R9C15">
            <text:p>R9C15</text:p>
          </table:table-cell>
          <table:table-cell office:value-type="float" office:value="916">
            <text:p>916</text:p>
          </table:table-cell>
          <table:table-cell office:value-type="string" office:string-value="R9C17">
            <text:p>R9C17</text:p>
          </table:table-cell>
          <table:table-cell office:value-type="float" office:value="918">
            <text:p>918</text:p>
          </table:table-cell>
          <table:table-cell office:value-type="string" office:string-value="R9C19">
            <text:p>R9C19</text:p>
          </table:table-cell>
          <table:table-cell office:value-type="float" office:value="920">
            <text:p>920</text:p>
          </table:table-cell>
          <table:table-cell office:value-type="string" office:string-value="R9C21">
            <text:p>R9C21</text:p>
          </table:table-cell>
          <table:table-cell office:value-type="float" office:value="922">
            <text:p>922</text:p>
          </table:table-cell>
          <table:table-cell office:value-type="string" office:string-value="R9C23">
            <text:p>R9C23</text:p>
          </table:table-cell>
          <table:table-cell office:value-type="float" office:value="924">
            <text:p>924</text:p>
          </table:table-cell>
          <table:table-cell office:value-type="string" office:string-value="R9C25">
            <text:p>R9C25</text:p>
          </table:table-cell>
          <table:table-cell office:value-type="float" office:value="926">
            <text:p>926</text:p>
          </table:table-cell>
        </table:table-row>
        <table:table-row>
          <table:table-cell office:value-type="string" office:string-value="R10C1">
            <text:p>R10C1</text:p>
          </table:table-cell>
          <table:table-cell office:value-type="float" office:value="1002">
            <text:p>1002</text:p>
          </table:table-cell>
          <table:table-cell office:value-type="string" office:string-value="R10C3">
            <text:p>R10C3</text:p>
          </table:table-cell>
          <table:table-cell office:value-type="float" office:value="1004">
            <text:p>1004</text:p>
          </table:table-cell>
          <table:table-cell office:value-type="string" office:string-value="R10C5">
            <text:p>R10C5</text:p>
          </table:table-cell>
          <table:table-cell office:value-type="float" office:value="1006">
            <text:p>1006</text:p>
          </table:table-cell>
          <table:table-cell office:value-type="string" office:string-value="R10C7">
            <text:p>R10C7</text:p>
          </table:table-cell>
          <table:table-cell office:value-type="float" office:value="1008">
            <text:p>1008</text:p>
          </table:table-cell>
          <table:table-cell office:value-type="string" office:string-value="R10C9">
            <text:p>R10C9</text:p>
          </table:table-cell>
          <table:table-cell office:value-type="float" office:value="1010">
            <text:p>1010</text:p>
          </table:table-cell>
          <table:table-cell office:value-type="string" office:string-value="R10C11">
            <text:p>R10C11</text:p>
          </table:table-cell>
          <table:table-cell office:value-type="float" office:value="1012">
            <text:p>1012</text:p>
          </table:table-cell>
          <table:table-cell office:value-type="string" office:string-value="R10C13">
            <text:p>R10C13</text:p>
          </table:table-cell>
          <table:table-cell office:value-type="float" office:value="1014">
            <text:p>1014</text:p>
          </table:table-cell>
          <table:table-cell office:value-type="string" office:string-value="R10C15">
            <text:p>R10C15</text:p>
          </table:table-cell>
          <table:table-cell office:value-type="float" office:value="1016">
            <text:p>1016</text:p>
          </table:table-cell>
          <table:table-cell office:value-type="string" office:string-value="R10C17">
            <text:p>R10C17</text:p>
          </table:table-cell>
          <table:table-cell office:value-type="float" office:value="1018">
            <text:p>1018</text:p>
          </table:table-cell>
          <table:table-cell office:value-type="string" office:string-value="R10C19">
            <text:p>R10C19</text:p>
          </table:table-cell>
          <table:table-cell office:value-type="float" office:value="1020">
            <text:p>1020</text:p>
          </table:table-cell>
          <table:table-cell office:value-type="string" office:string-value="R10C21">
            <text:p>R10C21</text:p>
          </table:table-cell>
          <table:table-cell office:value-type="float" office:value="1022">
            <text:p>1022</text:p>
          </table:table-cell>
          <table:table-cell office:value-type="string" office:string-value="R10C23">
            <text:p>R10C23</text:p>
          </table:table-cell>
          <table:table-cell office:value-type="float" office:value="1024">
            <text:p>1024</text:p>
          </table:table-cell>
          <table:table-cell office:value-type="string" office:string-value="R10C25">
            <text:p>R10C25</text:p>
          </table:table-cell>
          <table:table-cell office:value-type="float" office:value="1026">
            <text:p>1026</text:p>
          </table:table-cell>
        </table:table-row>
        <table:table-row>
          <table:table-cell office:value-type="string" office:string-value="R11C1">
            <text:p>R11C1</text:p>
          </table:table-cell>
          <table:table-cell office:value-type="float" office:value="1102">
            <text:p>1102</text:p>
          </table:table-cell>
          <table:table-cell office:value-type="string" office:string-value="R11C3">
            <text:p>R11C3</text:p>
          </table:table-cell>
          <table:table-cell office:value-type="float" office:value="1104">
            <text:p>1104</text:p>
          </table:table-cell>
          <table:table-cell office:value-type="string" office:string-value="R11C5">
            <text:p>R11C5</text:p>
          </table:table-cell>
          <table:table-cell office:value-type="float" office:value="1106">
            <text:p>1106</text:p>
          </table:table-cell>
          <table:table-cell office:value-type="string" office:string-value="R11C7">
            <text:p>R11C7</text:p>
          </table:table-cell>
          <table:table-cell office:value-type="float" office:value="1108">
            <text:p>1108</text:p>
          </table:table-cell>
          <table:table-cell office:value-type="string" office:string-value="R11C9">
            <text:p>R11C9</text:p>
          </table:table-cell>
          <table:table-cell office:value-type="float" office:value="1110">
            <text:p>1110</text:p>
          </table:table-cell>
          <table:table-cell office:value-type="string" office:string-value="R11C11">
            <text:p>R11C11</text:p>
          </table:table-cell>
          <table:table-cell office:value-type="float" office:value="1112">
            <text:p>1112</text:p>
          </table:table-cell>
          <table:table-cell office:value-type="string" office:string-value="R11C13">
            <text:p>R11C13</text:p>
          </table:table-cell>
          <table:table-cell office:value-type="float" office:value="1114">
            <text:p>1114</text:p>
          </table:table-cell>
          <table:table-cell office:value-type="string" office:string-value="R11C15">
            <text:p>R11C15</text:p>
          </table:table-cell>
          <table:table-cell office:value-type="float" office:value="1116">
            <text:p>1116</text:p>
          </table:table-cell>
          <table:table-cell office:value-type="string" office:string-value="R11C17">
            <text:p>R11C17</text:p>
          </table:table-cell>
          <table:table-cell office:value-type="float" office:value="1118">
            <text:p>1118</text:p>
          </table:table-cell>
          <table:table-cell office:value-type="string" office:string-value="R11C19">
            <text:p>R11C19</text:p>
          </table:table-cell>
          <table:table-cell office:value-type="float" office:value="1120">
            <text:p>1120</text:p>
          </table:table-cell>
          <table:table-cell office:value-type="string" office:string-value="R11C21">
            <text:p>R11C21</text:p>
          </table:table-cell>
          <table:table-cell office:value-type="float" office:value="1122">
            <text:p>1122</text:p>
          </table:table-cell>
          <table:table-cell office:value-type="string" office:string-value="R11C23">
            <text:p>R11C23</text:p>
          </table:table-cell>
          <table:table-cell office:value-type="float" office:value="1124">
            <text:p>1124</text:p>
          </table:table-cell>
          <table:table-cell office:value-type="string" office:string-value="R11C25">
            <text:p>R11C25</text:p>
          </table:table-cell>
          <table:table-cell office:value-type="float" office:value="1126">
            <text:p>1126</text:p>
          </table:table-cell>
        </table:table-row>
        <table:table-row>
          <table:table-cell office:value-type="string" office:string-value="R12C1">
            <text:p>R12C1</text:p>
          </table:table-cell>
          <table:table-cell office:value-type="float" office:value="1202">
            <text:p>1202</text:p>
          </table:table-cell>
          <table:table-cell office:value-type="string" office:string-value="R12C3">
            <text:p>R12C3</text:p>
          </table:table-cell>
          <table:table-cell office:value-type="float" office:value="1204">
            <text:p>1204</text:p>
          </table:table-cell>
          <table:table-cell office:value-type="string" office:string-value="R12C5">
            <text:p>R12C5</text:p>
          </table:table-cell>
          <table:table-cell office:value-type="float" office:value="1206">
            <text:p>1206</text:p>
          </table:table-cell>
          <table:table-cell office:value-type="string" office:string-value="R12C7">
            <text:p>R12C7</text:p>
          </table:table-cell>
          <table:table-cell office:value-type="float" office:value="1208">
            <text:p>1208</text:p>
          </table:table-cell>
          <table:table-cell office:value-type="string" office:string-value="R12C9">
            <text:p>R12C9</text:p>
          </table:table-cell>
          <table:table-cell office:value-type="float" office:value="1210">
            <text:p>1210</text:p>
          </table:table-cell>
          <table:table-cell office:value-type="string" office:string-value="R12C11">
            <text:p>R12C11</text:p>
          </table:table-cell>
          <table:table-cell office:value-type="float" office:value="1212">
            <text:p>1212</text:p>
          </table:table-cell>
          <table:table-cell office:value-type="string" office:string-value="R12C13">
            <text:p>R12C13</text:p>
          </table:table-cell>
          <table:table-cell office:value-type="float" office:value="1214">
            <text:p>1214</text:p>
          </table:table-cell>
          <table:table-cell office:value-type="string" office:string-value="R12C15">
            <text:p>R12C15</text:p>
          </table:table-cell>
          <table:table-cell office:value-type="float" office:value="1216">
            <text:p>1216</text:p>
          </table:table-cell>
          <table:table-cell office:value-type="string" office:string-value="R12C17">
            <text:p>R12C17</text:p>
          </table:table-cell>
          <table:table-cell office:value-type="float" office:value="1218">
            <text:p>1218</text:p>
          </table:table-cell>
          <table:table-cell office:value-type="string" office:string-value="R12C19">
            <text:p>R12C19</text:p>
          </table:table-cell>
          <table:table-cell office:value-type="float" office:value="1220">
            <text:p>1220</text:p>
          </table:table-cell>
          <table:table-cell office:value-type="string" office:string-value="R12C21">
            <text:p>R12C21</text:p>
          </table:table-cell>
          <table:table-cell office:value-type="float" office:value="1222">
            <text:p>1222</text:p>
          </table:table-cell>
          <table:table-cell office:value-type="string" office:string-value="R12C23">
            <text:p>R12C23</text:p>
          </table:table-cell>
          <table:table-cell office:value-type="float" office:value="1224">
            <text:p>1224</text:p>
          </table:table-cell>
          <table:table-cell office:value-type="string" office:string-value="R12C25">
            <text:p>R12C25</text:p>
          </table:table-cell>
          <table:table-cell office:value-type="float" office:value="1226">
            <text:p>1226</text:p>
          </table:table-cell>
        </table:table-row>
        <table:table-row>
          <table:table-cell office:value-type="string" office:string-value="R13C1">
            <text:p>R13C1</text:p>
          </table:table-cell>
          <table:table-cell office:value-type="float" office:value="1302">
            <text:p>1302</text:p>
          </table:table-cell>
          <table:table-cell office:value-type="string" office:string-value="R13C3">
            <text:p>R13C3</text:p>
          </table:table-cell>
          <table:table-cell office:value-type="float" office:value="1304">
            <text:p>1304</text:p>
          </table:table-cell>
          <table:table-cell office:value-type="string" office:string-value="R13C5">
            <text:p>R13C5</text:p>
          </table:table-cell>
          <table:table-cell office:value-type="float" office:value="1306">
            <text:p>1306</text:p>
          </table:table-cell>
          <table:table-cell office:value-type="string" office:string-value="R13C7">
            <text:p>R13C7</text:p>
          </table:table-cell>
          <table:table-cell office:value-type="float" office:value="1308">
            <text:p>1308</text:p>
          </table:table-cell>
          <table:table-cell office:value-type="string" office:string-value="R13C9">
            <text:p>R13C9</text:p>
          </table:table-cell>
          <table:table-cell office:value-type="float" office:value="1310">
            <text:p>1310</text:p>
          </table:table-cell>
          <table:table-cell office:value-type="string" office:string-value="R13C11">
            <text:p>R13C11</text:p>
          </table:table-cell>
          <table:table-cell office:value-type="float" office:value="1312">
            <text:p>1312</text:p>
          </table:table-cell>
          <table:table-cell office:value-type="string" office:string-value="R13C13">
            <text:p>R13C13</text:p>
          </table:table-cell>
          <table:table-cell office:value-type="float" office:value="1314">
            <text:p>1314</text:p>
          </table:table-cell>
          <table:table-cell office:value-type="string" office:string-value="R13C15">
            <text:p>R13C15</text:p>
          </table:table-cell>
          <table:table-cell office:value-type="float" office:value="1316">
            <text:p>1316</text:p>
          </table:table-cell>
          <table:table-cell office:value-type="string" office:string-value="R13C17">
            <text:p>R13C17</text:p>
          </table:table-cell>
          <table:table-cell office:value-type="float" office:value="1318">
            <text:p>1318</text:p>
          </table:table-cell>
          <table:table-cell office:value-type="string" office:string-value="R13C19">
            <text:p>R13C19</text:p>
          </table:table-cell>
          <table:table-cell office:value-type="float" office:value="1320">
            <text:p>1320</text:p>
          </table:table-cell>
          <table:table-cell office:value-type="string" office:string-value="R13C21">
            <text:p>R13C21</text:p>
          </table:table-cell>
          <table:table-cell office:value-type="float" office:value="1322">
            <text:p>1322</text:p>
          </table:table-cell>
          <table:table-cell office:value-type="string" office:string-value="R13C23">
            <text:p>R13C23</text:p>
          </table:table-cell>
          <table:table-cell office:value-type="float" office:value="1324">
            <text:p>1324</text:p>
          </table:table-cell>
          <table:table-cell office:value-type="string" office:string-value="R13C25">
            <text:p>R13C25</text:p>
          </table:table-cell>
          <table:table-cell office:value-type="float" office:value="1326">
            <text:p>1326</text:p>
          </table:table-cell>
        </table:table-row>
        <table:table-row>
          <table:table-cell office:value-type="string" office:string-value="R14C1">
            <text:p>R14C1</text:p>
          </table:table-cell>
          <table:table-cell office:value-type="float" office:value="1402">
            <text:p>1402</text:p>
          </table:table-cell>
          <table:table-cell office:value-type="string" office:string-value="R14C3">
            <text:p>R14C3</text:p>
          </table:table-cell>
          <table:table-cell office:value-type="float" office:value="1404">
            <text:p>1404</text:p>
          </table:table-cell>
          <table:table-cell office:value-type="string" office:string-value="R14C5">
            <text:p>R14C5</text:p>
          </table:table-cell>
          <table:table-cell office:value-type="float" office:value="1406">
            <text:p>1406</text:p>
          </table:table-cell>
          <table:table-cell office:value-type="string" office:string-value="R14C7">
            <text:p>R14C7</text:p>
          </table:table-cell>
          <table:table-cell office:value-type="float" office:value="1408">
            <text:p>1408</text:p>
          </table:table-cell>
          <table:table-cell office:value-type="string" office:string-value="R14C9">
            <text:p>R14C9</text:p>
          </table:table-cell>
          <table:table-cell office:value-type="float" office:value="1410">
            <text:p>1410</text:p>
          </table:table-cell>
          <table:table-cell office:value-type="string" office:string-value="R14C11">
            <text:p>R14C11</text:p>
          </table:table-cell>
          <table:table-cell office:value-type="float" office:value="1412">
            <text:p>1412</text:p>
          </table:table-cell>
          <table:table-cell office:value-type="string" office:string-value="R14C13">
            <text:p>R14C13</text:p>
          </table:table-cell>
          <table:table-cell office:value-type="float" office:value="1414">
            <text:p>1414</text:p>
          </table:table-cell>
          <table:table-cell office:value-type="string" office:string-value="R14C15">
            <text:p>R14C15</text:p>
          </table:table-cell>
          <table:table-cell office:value-type="float" office:value="1416">
            <text:p>1416</text:p>
          </table:table-cell>
          <table:table-cell office:value-type="string" office:string-value="R14C17">
            <text:p>R14C17</text:p>
          </table:table-cell>
          <table:table-cell office:value-type="float" office:value="1418">
            <text:p>1418</text:p>
          </table:table-cell>
          <table:table-cell office:value-type="string" office:string-value="R14C19">
            <text:p>R14C19</text:p>
          </table:table-cell>
          <table:table-cell office:value-type="float" office:value="1420">
            <text:p>1420</text:p>
          </table:table-cell>
          <table:table-cell office:value-type="string" office:string-value="R14C21">
            <text:p>R14C21</text:p>
          </table:table-cell>
          <table:table-cell office:value-type="float" office:value="1422">
            <text:p>1422</text:p>
          </table:table-cell>
          <table:table-cell office:value-type="string" office:string-value="R14C23">
            <text:p>R14C23</text:p>
          </table:table-cell>
          <table:table-cell office:value-type="float" office:value="1424">
            <text:p>1424</text:p>
          </table:table-cell>
          <table:table-cell office:value-type="string" office:string-value="R14C25">
            <text:p>R14C25</text:p>
          </table:table-cell>
          <table:table-cell office:value-type="float" office:value="1426">
            <text:p>1426</text:p>
          </table:table-cell>
        </table:table-row>
        <table:table-row>
          <table:table-cell office:value-type="string" office:string-value="R15C1">
            <text:p>R15C1</text:p>
          </table:table-cell>
          <table:table-cell office:value-type="float" office:value="1502">
            <text:p>1502</text:p>
          </table:table-cell>
          <table:table-cell office:value-type="string" office:string-value="R15C3">
            <text:p>R15C3</text:p>
          </table:table-cell>
          <table:table-cell office:value-type="float" office:value="1504">
            <text:p>1504</text:p>
          </table:table-cell>
          <table:table-cell office:value-type="string" office:string-value="R15C5">
            <text:p>R15C5</text:p>
          </table:table-cell>
          <table:table-cell office:value-type="float" office:value="1506">
            <text:p>1506</text:p>
          </table:table-cell>
          <table:table-cell office:value-type="string" office:string-value="R15C7">
            <text:p>R15C7</text:p>
          </table:table-cell>
          <table:table-cell office:value-type="float" office:value="1508">
            <text:p>1508</text:p>
          </table:table-cell>
          <table:table-cell office:value-type="string" office:string-value="R15C9">
            <text:p>R15C9</text:p>
          </table:table-cell>
          <table:table-cell office:value-type="float" office:value="1510">
            <text:p>1510</text:p>
          </table:table-cell>
          <table:table-cell office:value-type="string" office:string-value="R15C11">
            <text:p>R15C11</text:p>
          </table:table-cell>
          <table:table-cell office:value-type="float" office:value="1512">
            <text:p>1512</text:p>
          </table:table-cell>
          <table:table-cell office:value-type="string" office:string-value="R15C13">
            <text:p>R15C13</text:p>
          </table:table-cell>
          <table:table-cell office:value-type="float" office:value="1514">
            <text:p>1514</text:p>
          </table:table-cell>
          <table:table-cell office:value-type="string" office:string-value="R15C15">
            <text:p>R15C15</text:p>
          </table:table-cell>
          <table:table-cell office:value-type="float" office:value="1516">
            <text:p>1516</text:p>
          </table:table-cell>
          <table:table-cell office:value-type="string" office:string-value="R15C17">
            <text:p>R15C17</text:p>
          </table:table-cell>
          <table:table-cell office:value-type="float" office:value="1518">
            <text:p>1518</text:p>
          </table:table-cell>
          <table:table-cell office:value-type="string" office:string-value="R15C19">
            <text:p>R15C19</text:p>
          </table:table-cell>
          <table:table-cell office:value-type="float" office:value="1520">
            <text:p>1520</text:p>
          </table:table-cell>
          <table:table-cell office:value-type="string" office:string-value="R15C21">
            <text:p>R15C21</text:p>
          </table:table-cell>
          <table:table-cell office:value-type="float" office:value="1522">
            <text:p>1522</text:p>
          </table:table-cell>
          <table:table-cell office:value-type="string" office:string-value="R15C23">
            <text:p>R15C23</text:p>
          </table:table-cell>
          <table:table-cell office:value-type="float" office:value="1524">
            <text:p>1524</text:p>
          </table:table-cell>
          <table:table-cell office:value-type="string" office:string-value="R15C25">
            <text:p>R15C25</text:p>
          </table:table-cell>
          <table:table-cell office:value-type="float" office:value="1526">
            <text:p>1526</text:p>
          </table:table-cell>
        </table:table-row>
        <table:table-row>
          <table:table-cell office:value-type="string" office:string-value="R16C1">
            <text:p>R16C1</text:p>
          </table:table-cell>
          <table:table-cell office:value-type="float" office:value="1602">
            <text:p>1602</text:p>
          </table:table-cell>
          <table:table-cell office:value-type="string" office:string-value="R16C3">
            <text:p>R16C3</text:p>
          </table:table-cell>
          <table:table-cell office:value-type="float" office:value="1604">
            <text:p>1604</text:p>
          </table:table-cell>
          <table:table-cell office:value-type="string" office:string-value="R16C5">
            <text:p>R16C5</text:p>
          </table:table-cell>
          <table:table-cell office:value-type="float" office:value="1606">
            <text:p>1606</text:p>
          </table:table-cell>
          <table:table-cell office:value-type="string" office:string-value="R16C7">
            <text:p>R16C7</text:p>
          </table:table-cell>
          <table:table-cell office:value-type="float" office:value="1608">
            <text:p>1608</text:p>
          </table:table-cell>
          <table:table-cell office:value-type="string" office:string-value="R16C9">
            <text:p>R16C9</text:p>
          </table:table-cell>
          <table:table-cell office:value-type="float" office:value="1610">
            <text:p>1610</text:p>
          </table:table-cell>
          <table:table-cell office:value-type="string" office:string-value="R16C11">
            <text:p>R16C11</text:p>
          </table:table-cell>
          <table:table-cell office:value-type="float" office:value="1612">
            <text:p>1612</text:p>
          </table:table-cell>
          <table:table-cell office:value-type="string" office:string-value="R16C13">
            <text:p>R16C13</text:p>
          </table:table-cell>
          <table:table-cell office:value-type="float" office:value="1614">
            <text:p>1614</text:p>
          </table:table-cell>
          <table:table-cell office:value-type="string" office:string-value="R16C15">
            <text:p>R16C15</text:p>
          </table:table-cell>
          <table:table-cell office:value-type="float" office:value="1616">
            <text:p>1616</text:p>
          </table:table-cell>
          <table:table-cell office:value-type="string" office:string-value="R16C17">
            <text:p>R16C17</text:p>
          </table:table-cell>
          <table:table-cell office:value-type="float" office:value="1618">
            <text:p>1618</text:p>
          </table:table-cell>
          <table:table-cell office:value-type="string" office:string-value="R16C19">
            <text:p>R16C19</text:p>
          </table:table-cell>
          <table:table-cell office:value-type="float" office:value="1620">
            <text:p>1620</text:p>
          </table:table-cell>
          <table:table-cell office:value-type="string" office:string-value="R16C21">
            <text:p>R16C21</text:p>
          </table:table-cell>
          <table:table-cell office:value-type="float" office:value="1622">
            <text:p>1622</text:p>
          </table:table-cell>
          <table:table-cell office:value-type="string" office:string-value="R16C23">
            <text:p>R16C23</text:p>
          </table:table-cell>
          <table:table-cell office:value-type="float" office:value="1624">
            <text:p>1624</text:p>
          </table:table-cell>
          <table:table-cell office:value-type="string" office:string-value="R16C25">
            <text:p>R16C25</text:p>
          </table:table-cell>
          <table:table-cell office:value-type="float" office:value="1626">
            <text:p>1626</text:p>
          </table:table-cell>
        </table:table-row>
        <table:table-row>
          <table:table-cell office:value-type="string" office:string-value="R17C1">
            <text:p>R17C1</text:p>
          </table:table-cell>
          <table:table-cell office:value-type="float" office:value="1702">
            <text:p>1702</text:p>
          </table:table-cell>
          <table:table-cell office:value-type="string" office:string-value="R17C3">
            <text:p>R17C3</text:p>
          </table:table-cell>
          <table:table-cell office:value-type="float" office:value="1704">
            <text:p>1704</text:p>
          </table:table-cell>
          <table:table-cell office:value-type="string" office:string-value="R17C5">
            <text:p>R17C5</text:p>
          </table:table-cell>
          <table:table-cell office:value-type="float" office:value="1706">
            <text:p>1706</text:p>
          </table:table-cell>
          <table:table-cell office:value-type="string" office:string-value="R17C7">
            <text:p>R17C7</text:p>
          </table:table-cell>
          <table:table-cell office:value-type="float" office:value="1708">
            <text:p>1708</text:p>
          </table:table-cell>
          <table:table-cell office:value-type="string" office:string-value="R17C9">
            <text:p>R17C9</text:p>
          </table:table-cell>
          <table:table-cell office:value-type="float" office:value="1710">
            <text:p>1710</text:p>
          </table:table-cell>
          <table:table-cell office:value-type="string" office:string-value="R17C11">
            <text:p>R17C11</text:p>
          </table:table-cell>
          <table:table-cell office:value-type="float" office:value="1712">
            <text:p>1712</text:p>
          </table:table-cell>
          <table:table-cell office:value-type="string" office:string-value="R17C13">
            <text:p>R17C13</text:p>
          </table:table-cell>
          <table:table-cell office:value-type="float" office:value="1714">
            <text:p>1714</text:p>
          </table:table-cell>
          <table:table-cell office:value-type="string" office:string-value="R17C15">
            <text:p>R17C15</text:p>
          </table:table-cell>
          <table:table-cell office:value-type="float" office:value="1716">
            <text:p>1716</text:p>
          </table:table-cell>
          <table:table-cell office:value-type="string" office:string-value="R17C17">
            <text:p>R17C17</text:p>
          </table:table-cell>
          <table:table-cell office:value-type="float" office:value="1718">
            <text:p>1718</text:p>
          </table:table-cell>
          <table:table-cell office:value-type="string" office:string-value="R17C19">
            <text:p>R17C19</text:p>
          </table:table-cell>
          <table:table-cell office:value-type="float" office:value="1720">
            <text:p>1720</text:p>
          </table:table-cell>
          <table:table-cell office:value-type="string" office:string-value="R17C21">
            <text:p>R17C21</text:p>
          </table:table-cell>
          <table:table-cell office:value-type="float" office:value="1722">
            <text:p>1722</text:p>
          </table:table-cell>
          <table:table-cell office:value-type="string" office:string-value="R17C23">
            <text:p>R17C23</text:p>
          </table:table-cell>
          <table:table-cell office:value-type="float" office:value="1724">
            <text:p>1724</text:p>
          </table:table-cell>
          <table:table-cell office:value-type="string" office:string-value="R17C25">
            <text:p>R17C25</text:p>
          </table:table-cell>
          <table:table-cell office:value-type="float" office:value="1726">
            <text:p>1726</text:p>
          </table:table-cell>
        </table:table-row>
        <table:table-row>
          <table:table-cell office:value-type="string" office:string-value="R18C1">
            <text:p>R18C1</text:p>
          </table:table-cell>
          <table:table-cell office:value-type="float" office:value="1802">
            <text:p>1802</text:p>
          </table:table-cell>
          <table:table-cell office:value-type="string" office:string-value="R18C3">
            <text:p>R18C3</text:p>
          </table:table-cell>
          <table:table-cell office:value-type="float" office:value="1804">
            <text:p>1804</text:p>
          </table:table-cell>
          <table:table-cell office:value-type="string" office:string-value="R18C5">
            <text:p>R18C5</text:p>
          </table:table-cell>
          <table:table-cell office:value-type="float" office:value="1806">
            <text:p>1806</text:p>
          </table:table-cell>
          <table:table-cell office:value-type="string" office:string-value="R18C7">
            <text:p>R18C7</text:p>
          </table:table-cell>
          <table:table-cell office:value-type="float" office:value="1808">
            <text:p>1808</text:p>
          </table:table-cell>
          <table:table-cell office:value-type="string" office:string-value="R18C9">
            <text:p>R18C9</text:p>
          </table:table-cell>
          <table:table-cell office:value-type="float" office:value="1810">
            <text:p>1810</text:p>
          </table:table-cell>
          <table:table-cell office:value-type="string" office:string-value="R18C11">
            <text:p>R18C11</text:p>
          </table:table-cell>
          <table:table-cell office:value-type="float" office:value="1812">
            <text:p>1812</text:p>
          </table:table-cell>
          <table:table-cell office:value-type="string" office:string-value="R18C13">
            <text:p>R18C13</text:p>
          </table:table-cell>
          <table:table-cell office:value-type="float" office:value="1814">
            <text:p>1814</text:p>
          </table:table-cell>
          <table:table-cell office:value-type="string" office:string-value="R18C15">
            <text:p>R18C15</text:p>
          </table:table-cell>
          <table:table-cell office:value-type="float" office:value="1816">
            <text:p>1816</text:p>
          </table:table-cell>
          <table:table-cell office:value-type="string" office:string-value="R18C17">
            <text:p>R18C17</text:p>
          </table:table-cell>
          <table:table-cell office:value-type="float" office:value="1818">
            <text:p>1818</text:p>
          </table:table-cell>
          <table:table-cell office:value-type="string" office:string-value="R18C19">
            <text:p>R18C19</text:p>
          </table:table-cell>
          <table:table-cell office:value-type="float" office:value="1820">
            <text:p>1820</text:p>
          </table:table-cell>
          <table:table-cell office:value-type="string" office:string-value="R18C21">
            <text:p>R18C21</text:p>
          </table:table-cell>
          <table:table-cell office:value-type="float" office:value="1822">
            <text:p>1822</text:p>
          </table:table-cell>
          <table:table-cell office:value-type="string" office:string-value="R18C23">
            <text:p>R18C23</text:p>
          </table:table-cell>
          <table:table-cell office:value-type="float" office:value="1824">
            <text:p>1824</text:p>
          </table:table-cell>
          <table:table-cell office:value-type="string" office:string-value="R18C25">
            <text:p>R18C25</text:p>
          </table:table-cell>
          <table:table-cell office:value-type="float" office:value="1826">
            <text:p>1826</text:p>
          </table:table-cell>
        </table:table-row>
        <table:table-row>
          <table:table-cell office:value-type="string" office:string-value="R19C1">
            <text:p>R19C1</text:p>
          </table:table-cell>
          <table:table-cell office:value-type="float" office:value="1902">
            <text:p>1902</text:p>
          </table:table-cell>
          <table:table-cell office:value-type="string" office:string-value="R19C3">
            <text:p>R19C3</text:p>
          </table:table-cell>
          <table:table-cell office:value-type="float" office:value="1904">
            <text:p>1904</text:p>
          </table:table-cell>
          <table:table-cell office:value-type="string" office:string-value="R19C5">
            <text:p>R19C5</text:p>
          </table:table-cell>
          <table:table-cell office:value-type="float" office:value="1906">
            <text:p>1906</text:p>
          </table:table-cell>
          <table:table-cell office:value-type="string" office:string-value="R19C7">
            <text:p>R19C7</text:p>
          </table:table-cell>
          <table:table-cell office:value-type="float" office:value="1908">
            <text:p>1908</text:p>
          </table:table-cell>
          <table:table-cell office:value-type="string" office:string-value="R19C9">
            <text:p>R19C9</text:p>
          </table:table-cell>
          <table:table-cell office:value-type="float" office:value="1910">
            <text:p>1910</text:p>
          </table:table-cell>
          <table:table-cell office:value-type="string" office:string-value="R19C11">
            <text:p>R19C11</text:p>
          </table:table-cell>
          <table:table-cell office:value-type="float" office:value="1912">
            <text:p>1912</text:p>
          </table:table-cell>
          <table:table-cell office:value-type="string" office:string-value="R19C13">
            <text:p>R19C13</text:p>
          </table:table-cell>
          <table:table-cell office:value-type="float" office:value="1914">
            <text:p>1914</text:p>
          </table:table-cell>
          <table:table-cell office:value-type="string" office:string-value="R19C15">
            <text:p>R19C15</text:p>
          </table:table-cell>
          <table:table-cell office:value-type="float" office:value="1916">
            <text:p>1916</text:p>
          </table:table-cell>
          <table:table-cell office:value-type="string" office:string-value="R19C17">
            <text:p>R19C17</text:p>
          </table:table-cell>
          <table:table-cell office:value-type="float" office:value="1918">
            <text:p>1918</text:p>
          </table:table-cell>
          <table:table-cell office:value-type="string" office:string-value="R19C19">
            <text:p>R19C19</text:p>
          </table:table-cell>
          <table:table-cell office:value-type="float" office:value="1920">
            <text:p>1920</text:p>
          </table:table-cell>
          <table:table-cell office:value-type="string" office:string-value="R19C21">
            <text:p>R19C21</text:p>
          </table:table-cell>
          <table:table-cell office:value-type="float" office:value="1922">
            <text:p>1922</text:p>
          </table:table-cell>
          <table:table-cell office:value-type="string" office:string-value="R19C23">
            <text:p>R19C23</text:p>
          </table:table-cell>
          <table:table-cell office:value-type="float" office:value="1924">
            <text:p>1924</text:p>
          </table:table-cell>
          <table:table-cell office:value-type="string" office:string-value="R19C25">
            <text:p>R19C25</text:p>
          </table:table-cell>
          <table:table-cell office:value-type="float" office:value="1926">
            <text:p>1926</text:p>
          </table:table-cell>
        </table:table-row>
        <table:table-row>
          <table:table-cell office:value-type="string" office:string-value="R20C1">
            <text:p>R20C1</text:p>
          </table:table-cell>
          <table:table-cell office:value-type="float" office:value="2002">
            <text:p>2002</text:p>
          </table:table-cell>
          <table:table-cell office:value-type="string" office:string-value="R20C3">
            <text:p>R20C3</text:p>
          </table:table-cell>
          <table:table-cell office:value-type="float" office:value="2004">
            <text:p>2004</text:p>
          </table:table-cell>
          <table:table-cell office:value-type="string" office:string-value="R20C5">
            <text:p>R20C5</text:p>
          </table:table-cell>
          <table:table-cell office:value-type="float" office:value="2006">
            <text:p>2006</text:p>
          </table:table-cell>
          <table:table-cell office:value-type="string" office:string-value="R20C7">
            <text:p>R20C7</text:p>
          </table:table-cell>
          <table:table-cell office:value-type="float" office:value="2008">
            <text:p>2008</text:p>
          </table:table-cell>
          <table:table-cell office:value-type="string" office:string-value="R20C9">
            <text:p>R20C9</text:p>
          </table:table-cell>
          <table:table-cell office:value-type="float" office:value="2010">
            <text:p>2010</text:p>
          </table:table-cell>
          <table:table-cell office:value-type="string" office:string-value="R20C11">
            <text:p>R20C11</text:p>
          </table:table-cell>
          <table:table-cell office:value-type="float" office:value="2012">
            <text:p>2012</text:p>
          </table:table-cell>
          <table:table-cell office:value-type="string" office:string-value="R20C13">
            <text:p>R20C13</text:p>
          </table:table-cell>
          <table:table-cell office:value-type="float" office:value="2014">
            <text:p>2014</text:p>
          </table:table-cell>
          <table:table-cell office:value-type="string" office:string-value="R20C15">
            <text:p>R20C15</text:p>
          </table:table-cell>
          <table:table-cell office:value-type="float" office:value="2016">
            <text:p>2016</text:p>
          </table:table-cell>
          <table:table-cell office:value-type="string" office:string-value="R20C17">
            <text:p>R20C17</text:p>
          </table:table-cell>
          <table:table-cell office:value-type="float" office:value="2018">
            <text:p>2018</text:p>
          </table:table-cell>
          <table:table-cell office:value-type="string" office:string-value="R20C19">
            <text:p>R20C19</text:p>
          </table:table-cell>
          <table:table-cell office:value-type="float" office:value="2020">
            <text:p>2020</text:p>
          </table:table-cell>
          <table:table-cell office:value-type="string" office:string-value="R20C21">
            <text:p>R20C21</text:p>
          </table:table-cell>
          <table:table-cell office:value-type="float" office:value="2022">
            <text:p>2022</text:p>
          </table:table-cell>
          <table:table-cell office:value-type="string" office:string-value="R20C23">
            <text:p>R20C23</text:p>
          </table:table-cell>
          <table:table-cell office:value-type="float" office:value="2024">
            <text:p>2024</text:p>
          </table:table-cell>
          <table:table-cell office:value-type="string" office:string-value="R20C25">
            <text:p>R20C25</text:p>
          </table:table-cell>
          <table:table-cell office:value-type="float" office:value="2026">
            <text:p>2026</text:p>
          </table:table-cell>
        </table:table-row>
        <table:table-row>
          <table:table-cell office:value-type="string" office:string-value="R21C1">
            <text:p>R21C1</text:p>
          </table:table-cell>
          <table:table-cell office:value-type="float" office:value="2102">
            <text:p>2102</text:p>
          </table:table-cell>
          <table:table-cell office:value-type="string" office:string-value="R21C3">
            <text:p>R21C3</text:p>
          </table:table-cell>
          <table:table-cell office:value-type="float" office:value="2104">
            <text:p>2104</text:p>
          </table:table-cell>
          <table:table-cell office:value-type="string" office:string-value="R21C5">
            <text:p>R21C5</text:p>
          </table:table-cell>
          <table:table-cell office:value-type="float" office:value="2106">
            <text:p>2106</text:p>
          </table:table-cell>
          <table:table-cell office:value-type="string" office:string-value="R21C7">
            <text:p>R21C7</text:p>
          </table:table-cell>
          <table:table-cell office:value-type="float" office:value="2108">
            <text:p>2108</text:p>
          </table:table-cell>
          <table:table-cell office:value-type="string" office:string-value="R21C9">
            <text:p>R21C9</text:p>
          </table:table-cell>
          <table:table-cell office:value-type="float" office:value="2110">
            <text:p>2110</text:p>
          </table:table-cell>
          <table:table-cell office:value-type="string" office:string-value="R21C11">
            <text:p>R21C11</text:p>
          </table:table-cell>
          <table:table-cell office:value-type="float" office:value="2112">
            <text:p>2112</text:p>
          </table:table-cell>
          <table:table-cell office:value-type="string" office:string-value="R21C13">
            <text:p>R21C13</text:p>
          </table:table-cell>
          <table:table-cell office:value-type="float" office:value="2114">
            <text:p>2114</text:p>
          </table:table-cell>
          <table:table-cell office:value-type="string" office:string-value="R21C15">
            <text:p>R21C15</text:p>
          </table:table-cell>
          <table:table-cell office:value-type="float" office:value="2116">
            <text:p>2116</text:p>
          </table:table-cell>
          <table:table-cell office:value-type="string" office:string-value="R21C17">
            <text:p>R21C17</text:p>
          </table:table-cell>
          <table:table-cell office:value-type="float" office:value="2118">
            <text:p>2118</text:p>
          </table:table-cell>
          <table:table-cell office:value-type="string" office:string-value="R21C19">
            <text:p>R21C19</text:p>
          </table:table-cell>
          <table:table-cell office:value-type="float" office:value="2120">
            <text:p>2120</text:p>
          </table:table-cell>
          <table:table-cell office:value-type="string" office:string-value="R21C21">
            <text:p>R21C21</text:p>
          </table:table-cell>
          <table:table-cell office:value-type="float" office:value="2122">
            <text:p>2122</text:p>
          </table:table-cell>
          <table:table-cell office:value-type="string" office:string-value="R21C23">
            <text:p>R21C23</text:p>
          </table:table-cell>
          <table:table-cell office:value-type="float" office:value="2124">
            <text:p>2124</text:p>
          </table:table-cell>
          <table:table-cell office:value-type="string" office:string-value="R21C25">
            <text:p>R21C25</text:p>
          </table:table-cell>
          <table:table-cell office:value-type="float" office:value="2126">
            <text:p>2126</text:p>
          </table:table-cell>
        </table:table-row>
        <table:table-row>
          <table:table-cell office:value-type="string" office:string-value="R22C1">
            <text:p>R22C1</text:p>
          </table:table-cell>
          <table:table-cell office:value-type="float" office:value="2202">
            <text:p>2202</text:p>
          </table:table-cell>
          <table:table-cell office:value-type="string" office:string-value="R22C3">
            <text:p>R22C3</text:p>
          </table:table-cell>
          <table:table-cell office:value-type="float" office:value="2204">
            <text:p>2204</text:p>
          </table:table-cell>
          <table:table-cell office:value-type="string" office:string-value="R22C5">
            <text:p>R22C5</text:p>
          </table:table-cell>
          <table:table-cell office:value-type="float" office:value="2206">
            <text:p>2206</text:p>
          </table:table-cell>
          <table:table-cell office:value-type="string" office:string-value="R22C7">
            <text:p>R22C7</text:p>
          </table:table-cell>
          <table:table-cell office:value-type="float" office:value="2208">
            <text:p>2208</text:p>
          </table:table-cell>
          <table:table-cell office:value-type="string" office:string-value="R22C9">
            <text:p>R22C9</text:p>
          </table:table-cell>
          <table:table-cell office:value-type="float" office:value="2210">
            <text:p>2210</text:p>
          </table:table-cell>
          <table:table-cell office:value-type="string" office:string-value="R22C11">
            <text:p>R22C11</text:p>
          </table:table-cell>
          <table:table-cell office:value-type="float" office:value="2212">
            <text:p>2212</text:p>
          </table:table-cell>
          <table:table-cell office:value-type="string" office:string-value="R22C13">
            <text:p>R22C13</text:p>
          </table:table-cell>
          <table:table-cell office:value-type="float" office:value="2214">
            <text:p>2214</text:p>
          </table:table-cell>
          <table:table-cell office:value-type="string" office:string-value="R22C15">
            <text:p>R22C15</text:p>
          </table:table-cell>
          <table:table-cell office:value-type="float" office:value="2216">
            <text:p>2216</text:p>
          </table:table-cell>
          <table:table-cell office:value-type="string" office:string-value="R22C17">
            <text:p>R22C17</text:p>
          </table:table-cell>
          <table:table-cell office:value-type="float" office:value="2218">
            <text:p>2218</text:p>
          </table:table-cell>
          <table:table-cell office:value-type="string" office:string-value="R22C19">
            <text:p>R22C19</text:p>
          </table:table-cell>
          <table:table-cell office:value-type="float" office:value="2220">
            <text:p>2220</text:p>
          </table:table-cell>
          <table:table-cell office:value-type="string" office:string-value="R22C21">
            <text:p>R22C21</text:p>
          </table:table-cell>
          <table:table-cell office:value-type="float" office:value="2222">
            <text:p>2222</text:p>
          </table:table-cell>
          <table:table-cell office:value-type="string" office:string-value="R22C23">
            <text:p>R22C23</text:p>
          </table:table-cell>
          <table:table-cell office:value-type="float" office:value="2224">
            <text:p>2224</text:p>
          </table:table-cell>
          <table:table-cell office:value-type="string" office:string-value="R22C25">
            <text:p>R22C25</text:p>
          </table:table-cell>
          <table:table-cell office:value-type="float" office:value="2226">
            <text:p>2226</text:p>
          </table:table-cell>
        </table:table-row>
        <table:table-row>
          <table:table-cell office:value-type="string" office:string-value="R23C1">
            <text:p>R23C1</text:p>
          </table:table-cell>
          <table:table-cell office:value-type="float" office:value="2302">
            <text:p>2302</text:p>
          </table:table-cell>
          <table:table-cell office:value-type="string" office:string-value="R23C3">
            <text:p>R23C3</text:p>
          </table:table-cell>
          <table:table-cell office:value-type="float" office:value="2304">
            <text:p>2304</text:p>
          </table:table-cell>
          <table:table-cell office:value-type="string" office:string-value="R23C5">
            <text:p>R23C5</text:p>
          </table:table-cell>
          <table:table-cell office:value-type="float" office:value="2306">
            <text:p>2306</text:p>
          </table:table-cell>
          <table:table-cell office:value-type="string" office:string-value="R23C7">
            <text:p>R23C7</text:p>
          </table:table-cell>
          <table:table-cell office:value-type="float" office:value="2308">
            <text:p>2308</text:p>
          </table:table-cell>
          <table:table-cell office:value-type="string" office:string-value="R23C9">
            <text:p>R23C9</text:p>
          </table:table-cell>
          <table:table-cell office:value-type="float" office:value="2310">
            <text:p>2310</text:p>
          </table:table-cell>
          <table:table-cell office:value-type="string" office:string-value="R23C11">
            <text:p>R23C11</text:p>
          </table:table-cell>
          <table:table-cell office:value-type="float" office:value="2312">
            <text:p>2312</text:p>
          </table:table-cell>
          <table:table-cell office:value-type="string" office:string-value="R23C13">
            <text:p>R23C13</text:p>
          </table:table-cell>
          <table:table-cell office:value-type="float" office:value="2314">
            <text:p>2314</text:p>
          </table:table-cell>
          <table:table-cell office:value-type="string" office:string-value="R23C15">
            <text:p>R23C15</text:p>
          </table:table-cell>
          <table:table-cell office:value-type="float" office:value="2316">
            <text:p>2316</text:p>
          </table:table-cell>
          <table:table-cell office:value-type="string" office:string-value="R23C17">
            <text:p>R23C17</text:p>
          </table:table-cell>
          <table:table-cell office:value-type="float" office:value="2318">
            <text:p>2318</text:p>
          </table:table-cell>
          <table:table-cell office:value-type="string" office:string-value="R23C19">
            <text:p>R23C19</text:p>
          </table:table-cell>
          <table:table-cell office:value-type="float" office:value="2320">
            <text:p>2320</text:p>
          </table:table-cell>
          <table:table-cell office:value-type="string" office:string-value="R23C21">
            <text:p>R23C21</text:p>
          </table:table-cell>
          <table:table-cell office:value-type="float" office:value="2322">
            <text:p>2322</text:p>
          </table:table-cell>
          <table:table-cell office:value-type="string" office:string-value="R23C23">
            <text:p>R23C23</text:p>
          </table:table-cell>
          <table:table-cell office:value-type="float" office:value="2324">
            <text:p>2324</text:p>
          </table:table-cell>
          <table:table-cell office:value-type="string" office:string-value="R23C25">
            <text:p>R23C25</text:p>
          </table:table-cell>
          <table:table-cell office:value-type="float" office:value="2326">
            <text:p>2326</text:p>
          </table:table-cell>
        </table:table-row>
        <table:table-row>
          <table:table-cell office:value-type="string" office:string-value="R24C1">
            <text:p>R24C1</text:p>
          </table:table-cell>
          <table:table-cell office:value-type="float" office:value="2402">
            <text:p>2402</text:p>
          </table:table-cell>
          <table:table-cell office:value-type="string" office:string-value="R24C3">
            <text:p>R24C3</text:p>
          </table:table-cell>
          <table:table-cell office:value-type="float" office:value="2404">
            <text:p>2404</text:p>
          </table:table-cell>
          <table:table-cell office:value-type="string" office:string-value="R24C5">
            <text:p>R24C5</text:p>
          </table:table-cell>
          <table:table-cell office:value-type="float" office:value="2406">
            <text:p>2406</text:p>
          </table:table-cell>
          <table:table-cell office:value-type="string" office:string-value="R24C7">
            <text:p>R24C7</text:p>
          </table:table-cell>
          <table:table-cell office:value-type="float" office:value="2408">
            <text:p>2408</text:p>
          </table:table-cell>
          <table:table-cell office:value-type="string" office:string-value="R24C9">
            <text:p>R24C9</text:p>
          </table:table-cell>
          <table:table-cell office:value-type="float" office:value="2410">
            <text:p>2410</text:p>
          </table:table-cell>
          <table:table-cell office:value-type="string" office:string-value="R24C11">
            <text:p>R24C11</text:p>
          </table:table-cell>
          <table:table-cell office:value-type="float" office:value="2412">
            <text:p>2412</text:p>
          </table:table-cell>
          <table:table-cell office:value-type="string" office:string-value="R24C13">
            <text:p>R24C13</text:p>
          </table:table-cell>
          <table:table-cell office:value-type="float" office:value="2414">
            <text:p>2414</text:p>
          </table:table-cell>
          <table:table-cell office:value-type="string" office:string-value="R24C15">
            <text:p>R24C15</text:p>
          </table:table-cell>
          <table:table-cell office:value-type="float" office:value="2416">
            <text:p>2416</text:p>
          </table:table-cell>
          <table:table-cell office:value-type="string" office:string-value="R24C17">
            <text:p>R24C17</text:p>
          </table:table-cell>
          <table:table-cell office:value-type="float" office:value="2418">
            <text:p>2418</text:p>
          </table:table-cell>
          <table:table-cell office:value-type="string" office:string-value="R24C19">
            <text:p>R24C19</text:p>
          </table:table-cell>
          <table:table-cell office:value-type="float" office:value="2420">
            <text:p>2420</text:p>
          </table:table-cell>
          <table:table-cell office:value-type="string" office:string-value="R24C21">
            <text:p>R24C21</text:p>
          </table:table-cell>
          <table:table-cell office:value-type="float" office:value="2422">
            <text:p>2422</text:p>
          </table:table-cell>
          <table:table-cell office:value-type="string" office:string-value="R24C23">
            <text:p>R24C23</text:p>
          </table:table-cell>
          <table:table-cell office:value-type="float" office:value="2424">
            <text:p>2424</text:p>
          </table:table-cell>
          <table:table-cell office:value-type="string" office:string-value="R24C25">
            <text:p>R24C25</text:p>
          </table:table-cell>
          <table:table-cell office:value-type="float" office:value="2426">
            <text:p>2426</text:p>
          </table:table-cell>
        </table:table-row>
        <table:table-row>
          <table:table-cell office:value-type="string" office:string-value="R25C1">
            <text:p>R25C1</text:p>
          </table:table-cell>
          <table:table-cell office:value-type="float" office:value="2502">
            <text:p>2502</text:p>
          </table:table-cell>
          <table:table-cell office:value-type="string" office:string-value="R25C3">
            <text:p>R25C3</text:p>
          </table:table-cell>
          <table:table-cell office:value-type="float" office:value="2504">
            <text:p>2504</text:p>
          </table:table-cell>
          <table:table-cell office:value-type="string" office:string-value="R25C5">
            <text:p>R25C5</text:p>
          </table:table-cell>
          <table:table-cell office:value-type="float" office:value="2506">
            <text:p>2506</text:p>
          </table:table-cell>
          <table:table-cell office:value-type="string" office:string-value="R25C7">
            <text:p>R25C7</text:p>
          </table:table-cell>
          <table:table-cell office:value-type="float" office:value="2508">
            <text:p>2508</text:p>
          </table:table-cell>
          <table:table-cell office:value-type="string" office:string-value="R25C9">
            <text:p>R25C9</text:p>
          </table:table-cell>
          <table:table-cell office:value-type="float" office:value="2510">
            <text:p>2510</text:p>
          </table:table-cell>
          <table:table-cell office:value-type="string" office:string-value="R25C11">
            <text:p>R25C11</text:p>
          </table:table-cell>
          <table:table-cell office:value-type="float" office:value="2512">
            <text:p>2512</text:p>
          </table:table-cell>
          <table:table-cell office:value-type="string" office:string-value="R25C13">
            <text:p>R25C13</text:p>
          </table:table-cell>
          <table:table-cell office:value-type="float" office:value="2514">
            <text:p>2514</text:p>
          </table:table-cell>
          <table:table-cell office:value-type="string" office:string-value="R25C15">
            <text:p>R25C15</text:p>
          </table:table-cell>
          <table:table-cell office:value-type="float" office:value="2516">
            <text:p>2516</text:p>
          </table:table-cell>
          <table:table-cell office:value-type="string" office:string-value="R25C17">
            <text:p>R25C17</text:p>
          </table:table-cell>
          <table:table-cell office:value-type="float" office:value="2518">
            <text:p>2518</text:p>
          </table:table-cell>
          <table:table-cell office:value-type="string" office:string-value="R25C19">
            <text:p>R25C19</text:p>
          </table:table-cell>
          <table:table-cell office:value-type="float" office:value="2520">
            <text:p>2520</text:p>
          </table:table-cell>
          <table:table-cell office:value-type="string" office:string-value="R25C21">
            <text:p>R25C21</text:p>
          </table:table-cell>
          <table:table-cell office:value-type="float" office:value="2522">
            <text:p>2522</text:p>
          </table:table-cell>
          <table:table-cell office:value-type="string" office:string-value="R25C23">
            <text:p>R25C23</text:p>
          </table:table-cell>
          <table:table-cell office:value-type="float" office:value="2524">
            <text:p>2524</text:p>
          </table:table-cell>
          <table:table-cell office:value-type="string" office:string-value="R25C25">
            <text:p>R25C25</text:p>
          </table:table-cell>
          <table:table-cell office:value-type="float" office:value="2526">
            <text:p>2526</text:p>
          </table:table-cell>
        </table:table-row>
        <table:table-row>
          <table:table-cell office:value-type="string" office:string-value="R26C1">
            <text:p>R26C1</text:p>
          </table:table-cell>
          <table:table-cell office:value-type="float" office:value="2602">
            <text:p>2602</text:p>
          </table:table-cell>
          <table:table-cell office:value-type="string" office:string-value="R26C3">
            <text:p>R26C3</text:p>
          </table:table-cell>
          <table:table-cell office:value-type="float" office:value="2604">
            <text:p>2604</text:p>
          </table:table-cell>
          <table:table-cell office:value-type="string" office:string-value="R26C5">
            <text:p>R26C5</text:p>
          </table:table-cell>
          <table:table-cell office:value-type="float" office:value="2606">
            <text:p>2606</text:p>
          </table:table-cell>
          <table:table-cell office:value-type="string" office:string-value="R26C7">
            <text:p>R26C7</text:p>
          </table:table-cell>
          <table:table-cell office:value-type="float" office:value="2608">
            <text:p>2608</text:p>
          </table:table-cell>
          <table:table-cell office:value-type="string" office:string-value="R26C9">
            <text:p>R26C9</text:p>
          </table:table-cell>
          <table:table-cell office:value-type="float" office:value="2610">
            <text:p>2610</text:p>
          </table:table-cell>
          <table:table-cell office:value-type="string" office:string-value="R26C11">
            <text:p>R26C11</text:p>
          </table:table-cell>
          <table:table-cell office:value-type="float" office:value="2612">
            <text:p>2612</text:p>
          </table:table-cell>
          <table:table-cell office:value-type="string" office:string-value="R26C13">
            <text:p>R26C13</text:p>
          </table:table-cell>
          <table:table-cell office:value-type="float" office:value="2614">
            <text:p>2614</text:p>
          </table:table-cell>
          <table:table-cell office:value-type="string" office:string-value="R26C15">
            <text:p>R26C15</text:p>
          </table:table-cell>
          <table:table-cell office:value-type="float" office:value="2616">
            <text:p>2616</text:p>
          </table:table-cell>
          <table:table-cell office:value-type="string" office:string-value="R26C17">
            <text:p>R26C17</text:p>
          </table:table-cell>
          <table:table-cell office:value-type="float" office:value="2618">
            <text:p>2618</text:p>
          </table:table-cell>
          <table:table-cell office:value-type="string" office:string-value="R26C19">
            <text:p>R26C19</text:p>
          </table:table-cell>
          <table:table-cell office:value-type="float" office:value="2620">
            <text:p>2620</text:p>
          </table:table-cell>
          <table:table-cell office:value-type="string" office:string-value="R26C21">
            <text:p>R26C21</text:p>
          </table:table-cell>
          <table:table-cell office:value-type="float" office:value="2622">
            <text:p>2622</text:p>
          </table:table-cell>
          <table:table-cell office:value-type="string" office:string-value="R26C23">
            <text:p>R26C23</text:p>
          </table:table-cell>
          <table:table-cell office:value-type="float" office:value="2624">
            <text:p>2624</text:p>
          </table:table-cell>
          <table:table-cell office:value-type="string" office:string-value="R26C25">
            <text:p>R26C25</text:p>
          </table:table-cell>
          <table:table-cell office:value-type="float" office:value="2626">
            <text:p>2626</text:p>
          </table:table-cell>
        </table:table-row>
        <table:table-row>
          <table:table-cell office:value-type="string" office:string-value="R27C1">
            <text:p>R27C1</text:p>
          </table:table-cell>
          <table:table-cell office:value-type="float" office:value="2702">
            <text:p>2702</text:p>
          </table:table-cell>
          <table:table-cell office:value-type="string" office:string-value="R27C3">
            <text:p>R27C3</text:p>
          </table:table-cell>
          <table:table-cell office:value-type="float" office:value="2704">
            <text:p>2704</text:p>
          </table:table-cell>
          <table:table-cell office:value-type="string" office:string-value="R27C5">
            <text:p>R27C5</text:p>
          </table:table-cell>
          <table:table-cell office:value-type="float" office:value="2706">
            <text:p>2706</text:p>
          </table:table-cell>
          <table:table-cell office:value-type="string" office:string-value="R27C7">
            <text:p>R27C7</text:p>
          </table:table-cell>
          <table:table-cell office:value-type="float" office:value="2708">
            <text:p>2708</text:p>
          </table:table-cell>
          <table:table-cell office:value-type="string" office:string-value="R27C9">
            <text:p>R27C9</text:p>
          </table:table-cell>
          <table:table-cell office:value-type="float" office:value="2710">
            <text:p>2710</text:p>
          </table:table-cell>
          <table:table-cell office:value-type="string" office:string-value="R27C11">
            <text:p>R27C11</text:p>
          </table:table-cell>
          <table:table-cell office:value-type="float" office:value="2712">
            <text:p>2712</text:p>
          </table:table-cell>
          <table:table-cell office:value-type="string" office:string-value="R27C13">
            <text:p>R27C13</text:p>
          </table:table-cell>
          <table:table-cell office:value-type="float" office:value="2714">
            <text:p>2714</text:p>
          </table:table-cell>
          <table:table-cell office:value-type="string" office:string-value="R27C15">
            <text:p>R27C15</text:p>
          </table:table-cell>
          <table:table-cell office:value-type="float" office:value="2716">
            <text:p>2716</text:p>
          </table:table-cell>
          <table:table-cell office:value-type="string" office:string-value="R27C17">
            <text:p>R27C17</text:p>
          </table:table-cell>
          <table:table-cell office:value-type="float" office:value="2718">
            <text:p>2718</text:p>
          </table:table-cell>
          <table:table-cell office:value-type="string" office:string-value="R27C19">
            <text:p>R27C19</text:p>
          </table:table-cell>
          <table:table-cell office:value-type="float" office:value="2720">
            <text:p>2720</text:p>
          </table:table-cell>
          <table:table-cell office:value-type="string" office:string-value="R27C21">
            <text:p>R27C21</text:p>
          </table:table-cell>
          <table:table-cell office:value-type="float" office:value="2722">
            <text:p>2722</text:p>
          </table:table-cell>
          <table:table-cell office:value-type="string" office:string-value="R27C23">
            <text:p>R27C23</text:p>
          </table:table-cell>
          <table:table-cell office:value-type="float" office:value="2724">
            <text:p>2724</text:p>
          </table:table-cell>
          <table:table-cell office:value-type="string" office:string-value="R27C25">
            <text:p>R27C25</text:p>
          </table:table-cell>
          <table:table-cell office:value-type="float" office:value="2726">
            <text:p>2726</text:p>
          </table:table-cell>
        </table:table-row>
        <table:table-row>
          <table:table-cell office:value-type="string" office:string-value="R28C1">
            <text:p>R28C1</text:p>
          </table:table-cell>
          <table:table-cell office:value-type="float" office:value="2802">
            <text:p>2802</text:p>
          </table:table-cell>
          <table:table-cell office:value-type="string" office:string-value="R28C3">
            <text:p>R28C3</text:p>
          </table:table-cell>
          <table:table-cell office:value-type="float" office:value="2804">
            <text:p>2804</text:p>
          </table:table-cell>
          <table:table-cell office:value-type="string" office:string-value="R28C5">
            <text:p>R28C5</text:p>
          </table:table-cell>
          <table:table-cell office:value-type="float" office:value="2806">
            <text:p>2806</text:p>
          </table:table-cell>
          <table:table-cell office:value-type="string" office:string-value="R28C7">
            <text:p>R28C7</text:p>
          </table:table-cell>
          <table:table-cell office:value-type="float" office:value="2808">
            <text:p>2808</text:p>
          </table:table-cell>
          <table:table-cell office:value-type="string" office:string-value="R28C9">
            <text:p>R28C9</text:p>
          </table:table-cell>
          <table:table-cell office:value-type="float" office:value="2810">
            <text:p>2810</text:p>
          </table:table-cell>
          <table:table-cell office:value-type="string" office:string-value="R28C11">
            <text:p>R28C11</text:p>
          </table:table-cell>
          <table:table-cell office:value-type="float" office:value="2812">
            <text:p>2812</text:p>
          </table:table-cell>
          <table:table-cell office:value-type="string" office:string-value="R28C13">
            <text:p>R28C13</text:p>
          </table:table-cell>
          <table:table-cell office:value-type="float" office:value="2814">
            <text:p>2814</text:p>
          </table:table-cell>
          <table:table-cell office:value-type="string" office:string-value="R28C15">
            <text:p>R28C15</text:p>
          </table:table-cell>
          <table:table-cell office:value-type="float" office:value="2816">
            <text:p>2816</text:p>
          </table:table-cell>
          <table:table-cell office:value-type="string" office:string-value="R28C17">
            <text:p>R28C17</text:p>
          </table:table-cell>
          <table:table-cell office:value-type="float" office:value="2818">
            <text:p>2818</text:p>
          </table:table-cell>
          <table:table-cell office:value-type="string" office:string-value="R28C19">
            <text:p>R28C19</text:p>
          </table:table-cell>
          <table:table-cell office:value-type="float" office:value="2820">
            <text:p>2820</text:p>
          </table:table-cell>
          <table:table-cell office:value-type="string" office:string-value="R28C21">
            <text:p>R28C21</text:p>
          </table:table-cell>
          <table:table-cell office:value-type="float" office:value="2822">
            <text:p>2822</text:p>
          </table:table-cell>
          <table:table-cell office:value-type="string" office:string-value="R28C23">
            <text:p>R28C23</text:p>
          </table:table-cell>
          <table:table-cell office:value-type="float" office:value="2824">
            <text:p>2824</text:p>
          </table:table-cell>
          <table:table-cell office:value-type="string" office:string-value="R28C25">
            <text:p>R28C25</text:p>
          </table:table-cell>
          <table:table-cell office:value-type="float" office:value="2826">
            <text:p>2826</text:p>
          </table:table-cell>
        </table:table-row>
        <table:table-row>
          <table:table-cell office:value-type="string" office:string-value="R29C1">
            <text:p>R29C1</text:p>
          </table:table-cell>
          <table:table-cell office:value-type="float" office:value="2902">
            <text:p>2902</text:p>
          </table:table-cell>
          <table:table-cell office:value-type="string" office:string-value="R29C3">
            <text:p>R29C3</text:p>
          </table:table-cell>
          <table:table-cell office:value-type="float" office:value="2904">
            <text:p>2904</text:p>
          </table:table-cell>
          <table:table-cell office:value-type="string" office:string-value="R29C5">
            <text:p>R29C5</text:p>
          </table:table-cell>
          <table:table-cell office:value-type="float" office:value="2906">
            <text:p>2906</text:p>
          </table:table-cell>
          <table:table-cell office:value-type="string" office:string-value="R29C7">
            <text:p>R29C7</text:p>
          </table:table-cell>
          <table:table-cell office:value-type="float" office:value="2908">
            <text:p>2908</text:p>
          </table:table-cell>
          <table:table-cell office:value-type="string" office:string-value="R29C9">
            <text:p>R29C9</text:p>
          </table:table-cell>
          <table:table-cell office:value-type="float" office:value="2910">
            <text:p>2910</text:p>
          </table:table-cell>
          <table:table-cell office:value-type="string" office:string-value="R29C11">
            <text:p>R29C11</text:p>
          </table:table-cell>
          <table:table-cell office:value-type="float" office:value="2912">
            <text:p>2912</text:p>
          </table:table-cell>
          <table:table-cell office:value-type="string" office:string-value="R29C13">
            <text:p>R29C13</text:p>
          </table:table-cell>
          <table:table-cell office:value-type="float" office:value="2914">
            <text:p>2914</text:p>
          </table:table-cell>
          <table:table-cell office:value-type="string" office:string-value="R29C15">
            <text:p>R29C15</text:p>
          </table:table-cell>
          <table:table-cell office:value-type="float" office:value="2916">
            <text:p>2916</text:p>
          </table:table-cell>
          <table:table-cell office:value-type="string" office:string-value="R29C17">
            <text:p>R29C17</text:p>
          </table:table-cell>
          <table:table-cell office:value-type="float" office:value="2918">
            <text:p>2918</text:p>
          </table:table-cell>
          <table:table-cell office:value-type="string" office:string-value="R29C19">
            <text:p>R29C19</text:p>
          </table:table-cell>
          <table:table-cell office:value-type="float" office:value="2920">
            <text:p>2920</text:p>
          </table:table-cell>
          <table:table-cell office:value-type="string" office:string-value="R29C21">
            <text:p>R29C21</text:p>
          </table:table-cell>
          <table:table-cell office:value-type="float" office:value="2922">
            <text:p>2922</text:p>
          </table:table-cell>
          <table:table-cell office:value-type="string" office:string-value="R29C23">
            <text:p>R29C23</text:p>
          </table:table-cell>
          <table:table-cell office:value-type="float" office:value="2924">
            <text:p>2924</text:p>
          </table:table-cell>
          <table:table-cell office:value-type="string" office:string-value="R29C25">
            <text:p>R29C25</text:p>
          </table:table-cell>
          <table:table-cell office:value-type="float" office:value="2926">
            <text:p>2926</text:p>
          </table:table-cell>
        </table:table-row>
        <table:table-row>
          <table:table-cell office:value-type="string" office:string-value="R30C1">
            <text:p>R30C1</text:p>
          </table:table-cell>
          <table:table-cell office:value-type="float" office:value="3002">
            <text:p>3002</text:p>
          </table:table-cell>
          <table:table-cell office:value-type="string" office:string-value="R30C3">
            <text:p>R30C3</text:p>
          </table:table-cell>
          <table:table-cell office:value-type="float" office:value="3004">
            <text:p>3004</text:p>
          </table:table-cell>
          <table:table-cell office:value-type="string" office:string-value="R30C5">
            <text:p>R30C5</text:p>
          </table:table-cell>
          <table:table-cell office:value-type="float" office:value="3006">
            <text:p>3006</text:p>
          </table:table-cell>
          <table:table-cell office:value-type="string" office:string-value="R30C7">
            <text:p>R30C7</text:p>
          </table:table-cell>
          <table:table-cell office:value-type="float" office:value="3008">
            <text:p>3008</text:p>
          </table:table-cell>
          <table:table-cell office:value-type="string" office:string-value="R30C9">
            <text:p>R30C9</text:p>
          </table:table-cell>
          <table:table-cell office:value-type="float" office:value="3010">
            <text:p>3010</text:p>
          </table:table-cell>
          <table:table-cell office:value-type="string" office:string-value="R30C11">
            <text:p>R30C11</text:p>
          </table:table-cell>
          <table:table-cell office:value-type="float" office:value="3012">
            <text:p>3012</text:p>
          </table:table-cell>
          <table:table-cell office:value-type="string" office:string-value="R30C13">
            <text:p>R30C13</text:p>
          </table:table-cell>
          <table:table-cell office:value-type="float" office:value="3014">
            <text:p>3014</text:p>
          </table:table-cell>
          <table:table-cell office:value-type="string" office:string-value="R30C15">
            <text:p>R30C15</text:p>
          </table:table-cell>
          <table:table-cell office:value-type="float" office:value="3016">
            <text:p>3016</text:p>
          </table:table-cell>
          <table:table-cell office:value-type="string" office:string-value="R30C17">
            <text:p>R30C17</text:p>
          </table:table-cell>
          <table:table-cell office:value-type="float" office:value="3018">
            <text:p>3018</text:p>
          </table:table-cell>
          <table:table-cell office:value-type="string" office:string-value="R30C19">
            <text:p>R30C19</text:p>
          </table:table-cell>
          <table:table-cell office:value-type="float" office:value="3020">
            <text:p>3020</text:p>
          </table:table-cell>
          <table:table-cell office:value-type="string" office:string-value="R30C21">
            <text:p>R30C21</text:p>
          </table:table-cell>
          <table:table-cell office:value-type="float" office:value="3022">
            <text:p>3022</text:p>
          </table:table-cell>
          <table:table-cell office:value-type="string" office:string-value="R30C23">
            <text:p>R30C23</text:p>
          </table:table-cell>
          <table:table-cell office:value-type="float" office:value="3024">
            <text:p>3024</text:p>
          </table:table-cell>
          <table:table-cell office:value-type="string" office:string-value="R30C25">
            <text:p>R30C25</text:p>
          </table:table-cell>
          <table:table-cell office:value-type="float" office:value="3026">
            <text:p>3026</text:p>
          </table:table-cell>
        </table:table-row>
        <table:table-row>
          <table:table-cell office:value-type="string" office:string-value="R31C1">
            <text:p>R31C1</text:p>
          </table:table-cell>
          <table:table-cell office:value-type="float" office:value="3102">
            <text:p>3102</text:p>
          </table:table-cell>
          <table:table-cell office:value-type="string" office:string-value="R31C3">
            <text:p>R31C3</text:p>
          </table:table-cell>
          <table:table-cell office:value-type="float" office:value="3104">
            <text:p>3104</text:p>
          </table:table-cell>
          <table:table-cell office:value-type="string" office:string-value="R31C5">
            <text:p>R31C5</text:p>
          </table:table-cell>
          <table:table-cell office:value-type="float" office:value="3106">
            <text:p>3106</text:p>
          </table:table-cell>
          <table:table-cell office:value-type="string" office:string-value="R31C7">
            <text:p>R31C7</text:p>
          </table:table-cell>
          <table:table-cell office:value-type="float" office:value="3108">
            <text:p>3108</text:p>
          </table:table-cell>
          <table:table-cell office:value-type="string" office:string-value="R31C9">
            <text:p>R31C9</text:p>
          </table:table-cell>
          <table:table-cell office:value-type="float" office:value="3110">
            <text:p>3110</text:p>
          </table:table-cell>
          <table:table-cell office:value-type="string" office:string-value="R31C11">
            <text:p>R31C11</text:p>
          </table:table-cell>
          <table:table-cell office:value-type="float" office:value="3112">
            <text:p>3112</text:p>
          </table:table-cell>
          <table:table-cell office:value-type="string" office:string-value="R31C13">
            <text:p>R31C13</text:p>
          </table:table-cell>
          <table:table-cell office:value-type="float" office:value="3114">
            <text:p>3114</text:p>
          </table:table-cell>
          <table:table-cell office:value-type="string" office:string-value="R31C15">
            <text:p>R31C15</text:p>
          </table:table-cell>
          <table:table-cell office:value-type="float" office:value="3116">
            <text:p>3116</text:p>
          </table:table-cell>
          <table:table-cell office:value-type="string" office:string-value="R31C17">
            <text:p>R31C17</text:p>
          </table:table-cell>
          <table:table-cell office:value-type="float" office:value="3118">
            <text:p>3118</text:p>
          </table:table-cell>
          <table:table-cell office:value-type="string" office:string-value="R31C19">
            <text:p>R31C19</text:p>
          </table:table-cell>
          <table:table-cell office:value-type="float" office:value="3120">
            <text:p>3120</text:p>
          </table:table-cell>
          <table:table-cell office:value-type="string" office:string-value="R31C21">
            <text:p>R31C21</text:p>
          </table:table-cell>
          <table:table-cell office:value-type="float" office:value="3122">
            <text:p>3122</text:p>
          </table:table-cell>
          <table:table-cell office:value-type="string" office:string-value="R31C23">
            <text:p>R31C23</text:p>
          </table:table-cell>
          <table:table-cell office:value-type="float" office:value="3124">
            <text:p>3124</text:p>
          </table:table-cell>
          <table:table-cell office:value-type="string" office:string-value="R31C25">
            <text:p>R31C25</text:p>
          </table:table-cell>
          <table:table-cell office:value-type="float" office:value="3126">
            <text:p>3126</text:p>
          </table:table-cell>
        </table:table-row>
        <table:table-row>
          <table:table-cell office:value-type="string" office:string-value="R32C1">
            <text:p>R32C1</text:p>
          </table:table-cell>
          <table:table-cell office:value-type="float" office:value="3202">
            <text:p>3202</text:p>
          </table:table-cell>
          <table:table-cell office:value-type="string" office:string-value="R32C3">
            <text:p>R32C3</text:p>
          </table:table-cell>
          <table:table-cell office:value-type="float" office:value="3204">
            <text:p>3204</text:p>
          </table:table-cell>
          <table:table-cell office:value-type="string" office:string-value="R32C5">
            <text:p>R32C5</text:p>
          </table:table-cell>
          <table:table-cell office:value-type="float" office:value="3206">
            <text:p>3206</text:p>
          </table:table-cell>
          <table:table-cell office:value-type="string" office:string-value="R32C7">
            <text:p>R32C7</text:p>
          </table:table-cell>
          <table:table-cell office:value-type="float" office:value="3208">
            <text:p>3208</text:p>
          </table:table-cell>
          <table:table-cell office:value-type="string" office:string-value="R32C9">
            <text:p>R32C9</text:p>
          </table:table-cell>
          <table:table-cell office:value-type="float" office:value="3210">
            <text:p>3210</text:p>
          </table:table-cell>
          <table:table-cell office:value-type="string" office:string-value="R32C11">
            <text:p>R32C11</text:p>
          </table:table-cell>
          <table:table-cell office:value-type="float" office:value="3212">
            <text:p>3212</text:p>
          </table:table-cell>
          <table:table-cell office:value-type="string" office:string-value="R32C13">
            <text:p>R32C13</text:p>
          </table:table-cell>
          <table:table-cell office:value-type="float" office:value="3214">
            <text:p>3214</text:p>
          </table:table-cell>
          <table:table-cell office:value-type="string" office:string-value="R32C15">
            <text:p>R32C15</text:p>
          </table:table-cell>
          <table:table-cell office:value-type="float" office:value="3216">
            <text:p>3216</text:p>
          </table:table-cell>
          <table:table-cell office:value-type="string" office:string-value="R32C17">
            <text:p>R32C17</text:p>
          </table:table-cell>
          <table:table-cell office:value-type="float" office:value="3218">
            <text:p>3218</text:p>
          </table:table-cell>
          <table:table-cell office:value-type="string" office:string-value="R32C19">
            <text:p>R32C19</text:p>
          </table:table-cell>
          <table:table-cell office:value-type="float" office:value="3220">
            <text:p>3220</text:p>
          </table:table-cell>
          <table:table-cell office:value-type="string" office:string-value="R32C21">
            <text:p>R32C21</text:p>
          </table:table-cell>
          <table:table-cell office:value-type="float" office:value="3222">
            <text:p>3222</text:p>
          </table:table-cell>
          <table:table-cell office:value-type="string" office:string-value="R32C23">
            <text:p>R32C23</text:p>
          </table:table-cell>
          <table:table-cell office:value-type="float" office:value="3224">
            <text:p>3224</text:p>
          </table:table-cell>
          <table:table-cell office:value-type="string" office:string-value="R32C25">
            <text:p>R32C25</text:p>
          </table:table-cell>
          <table:table-cell office:value-type="float" office:value="3226">
            <text:p>3226</text:p>
          </table:table-cell>
        </table:table-row>
        <table:table-row>
          <table:table-cell office:value-type="string" office:string-value="R33C1">
            <text:p>R33C1</text:p>
          </table:table-cell>
          <table:table-cell office:value-type="float" office:value="3302">
            <text:p>3302</text:p>
          </table:table-cell>
          <table:table-cell office:value-type="string" office:string-value="R33C3">
            <text:p>R33C3</text:p>
          </table:table-cell>
          <table:table-cell office:value-type="float" office:value="3304">
            <text:p>3304</text:p>
          </table:table-cell>
          <table:table-cell office:value-type="string" office:string-value="R33C5">
            <text:p>R33C5</text:p>
          </table:table-cell>
          <table:table-cell office:value-type="float" office:value="3306">
            <text:p>3306</text:p>
          </table:table-cell>
          <table:table-cell office:value-type="string" office:string-value="R33C7">
            <text:p>R33C7</text:p>
          </table:table-cell>
          <table:table-cell office:value-type="float" office:value="3308">
            <text:p>3308</text:p>
          </table:table-cell>
          <table:table-cell office:value-type="string" office:string-value="R33C9">
            <text:p>R33C9</text:p>
          </table:table-cell>
          <table:table-cell office:value-type="float" office:value="3310">
            <text:p>3310</text:p>
          </table:table-cell>
          <table:table-cell office:value-type="string" office:string-value="R33C11">
            <text:p>R33C11</text:p>
          </table:table-cell>
          <table:table-cell office:value-type="float" office:value="3312">
            <text:p>3312</text:p>
          </table:table-cell>
          <table:table-cell office:value-type="string" office:string-value="R33C13">
            <text:p>R33C13</text:p>
          </table:table-cell>
          <table:table-cell office:value-type="float" office:value="3314">
            <text:p>3314</text:p>
          </table:table-cell>
          <table:table-cell office:value-type="string" office:string-value="R33C15">
            <text:p>R33C15</text:p>
          </table:table-cell>
          <table:table-cell office:value-type="float" office:value="3316">
            <text:p>3316</text:p>
          </table:table-cell>
          <table:table-cell office:value-type="string" office:string-value="R33C17">
            <text:p>R33C17</text:p>
          </table:table-cell>
          <table:table-cell office:value-type="float" office:value="3318">
            <text:p>3318</text:p>
          </table:table-cell>
          <table:table-cell office:value-type="string" office:string-value="R33C19">
            <text:p>R33C19</text:p>
          </table:table-cell>
          <table:table-cell office:value-type="float" office:value="3320">
            <text:p>3320</text:p>
          </table:table-cell>
          <table:table-cell office:value-type="string" office:string-value="R33C21">
            <text:p>R33C21</text:p>
          </table:table-cell>
          <table:table-cell office:value-type="float" office:value="3322">
            <text:p>3322</text:p>
          </table:table-cell>
          <table:table-cell office:value-type="string" office:string-value="R33C23">
            <text:p>R33C23</text:p>
          </table:table-cell>
          <table:table-cell office:value-type="float" office:value="3324">
            <text:p>3324</text:p>
          </table:table-cell>
          <table:table-cell office:value-type="string" office:string-value="R33C25">
            <text:p>R33C25</text:p>
          </table:table-cell>
          <table:table-cell office:value-type="float" office:value="3326">
            <text:p>3326</text:p>
          </table:table-cell>
        </table:table-row>
        <table:table-row>
          <table:table-cell office:value-type="string" office:string-value="R34C1">
            <text:p>R34C1</text:p>
          </table:table-cell>
          <table:table-cell office:value-type="float" office:value="3402">
            <text:p>3402</text:p>
          </table:table-cell>
          <table:table-cell office:value-type="string" office:string-value="R34C3">
            <text:p>R34C3</text:p>
          </table:table-cell>
          <table:table-cell office:value-type="float" office:value="3404">
            <text:p>3404</text:p>
          </table:table-cell>
          <table:table-cell office:value-type="string" office:string-value="R34C5">
            <text:p>R34C5</text:p>
          </table:table-cell>
          <table:table-cell office:value-type="float" office:value="3406">
            <text:p>3406</text:p>
          </table:table-cell>
          <table:table-cell office:value-type="string" office:string-value="R34C7">
            <text:p>R34C7</text:p>
          </table:table-cell>
          <table:table-cell office:value-type="float" office:value="3408">
            <text:p>3408</text:p>
          </table:table-cell>
          <table:table-cell office:value-type="string" office:string-value="R34C9">
            <text:p>R34C9</text:p>
          </table:table-cell>
          <table:table-cell office:value-type="float" office:value="3410">
            <text:p>3410</text:p>
          </table:table-cell>
          <table:table-cell office:value-type="string" office:string-value="R34C11">
            <text:p>R34C11</text:p>
          </table:table-cell>
          <table:table-cell office:value-type="float" office:value="3412">
            <text:p>3412</text:p>
          </table:table-cell>
          <table:table-cell office:value-type="string" office:string-value="R34C13">
            <text:p>R34C13</text:p>
          </table:table-cell>
          <table:table-cell office:value-type="float" office:value="3414">
            <text:p>3414</text:p>
          </table:table-cell>
          <table:table-cell office:value-type="string" office:string-value="R34C15">
            <text:p>R34C15</text:p>
          </table:table-cell>
          <table:table-cell office:value-type="float" office:value="3416">
            <text:p>3416</text:p>
          </table:table-cell>
          <table:table-cell office:value-type="string" office:string-value="R34C17">
            <text:p>R34C17</text:p>
          </table:table-cell>
          <table:table-cell office:value-type="float" office:value="3418">
            <text:p>3418</text:p>
          </table:table-cell>
          <table:table-cell office:value-type="string" office:string-value="R34C19">
            <text:p>R34C19</text:p>
          </table:table-cell>
          <table:table-cell office:value-type="float" office:value="3420">
            <text:p>3420</text:p>
          </table:table-cell>
          <table:table-cell office:value-type="string" office:string-value="R34C21">
            <text:p>R34C21</text:p>
          </table:table-cell>
          <table:table-cell office:value-type="float" office:value="3422">
            <text:p>3422</text:p>
          </table:table-cell>
          <table:table-cell office:value-type="string" office:string-value="R34C23">
            <text:p>R34C23</text:p>
          </table:table-cell>
          <table:table-cell office:value-type="float" office:value="3424">
            <text:p>3424</text:p>
          </table:table-cell>
          <table:table-cell office:value-type="string" office:string-value="R34C25">
            <text:p>R34C25</text:p>
          </table:table-cell>
          <table:table-cell office:value-type="float" office:value="3426">
            <text:p>3426</text:p>
          </table:table-cell>
        </table:table-row>
        <table:table-row>
          <table:table-cell office:value-type="string" office:string-value="R35C1">
            <text:p>R35C1</text:p>
          </table:table-cell>
          <table:table-cell office:value-type="float" office:value="3502">
            <text:p>3502</text:p>
          </table:table-cell>
          <table:table-cell office:value-type="string" office:string-value="R35C3">
            <text:p>R35C3</text:p>
          </table:table-cell>
          <table:table-cell office:value-type="float" office:value="3504">
            <text:p>3504</text:p>
          </table:table-cell>
          <table:table-cell office:value-type="string" office:string-value="R35C5">
            <text:p>R35C5</text:p>
          </table:table-cell>
          <table:table-cell office:value-type="float" office:value="3506">
            <text:p>3506</text:p>
          </table:table-cell>
          <table:table-cell office:value-type="string" office:string-value="R35C7">
            <text:p>R35C7</text:p>
          </table:table-cell>
          <table:table-cell office:value-type="float" office:value="3508">
            <text:p>3508</text:p>
          </table:table-cell>
          <table:table-cell office:value-type="string" office:string-value="R35C9">
            <text:p>R35C9</text:p>
          </table:table-cell>
          <table:table-cell office:value-type="float" office:value="3510">
            <text:p>3510</text:p>
          </table:table-cell>
          <table:table-cell office:value-type="string" office:string-value="R35C11">
            <text:p>R35C11</text:p>
          </table:table-cell>
          <table:table-cell office:value-type="float" office:value="3512">
            <text:p>3512</text:p>
          </table:table-cell>
          <table:table-cell office:value-type="string" office:string-value="R35C13">
            <text:p>R35C13</text:p>
          </table:table-cell>
          <table:table-cell office:value-type="float" office:value="3514">
            <text:p>3514</text:p>
          </table:table-cell>
          <table:table-cell office:value-type="string" office:string-value="R35C15">
            <text:p>R35C15</text:p>
          </table:table-cell>
          <table:table-cell office:value-type="float" office:value="3516">
            <text:p>3516</text:p>
          </table:table-cell>
          <table:table-cell office:value-type="string" office:string-value="R35C17">
            <text:p>R35C17</text:p>
          </table:table-cell>
          <table:table-cell office:value-type="float" office:value="3518">
            <text:p>3518</text:p>
          </table:table-cell>
          <table:table-cell office:value-type="string" office:string-value="R35C19">
            <text:p>R35C19</text:p>
          </table:table-cell>
          <table:table-cell office:value-type="float" office:value="3520">
            <text:p>3520</text:p>
          </table:table-cell>
          <table:table-cell office:value-type="string" office:string-value="R35C21">
            <text:p>R35C21</text:p>
          </table:table-cell>
          <table:table-cell office:value-type="float" office:value="3522">
            <text:p>3522</text:p>
          </table:table-cell>
          <table:table-cell office:value-type="string" office:string-value="R35C23">
            <text:p>R35C23</text:p>
          </table:table-cell>
          <table:table-cell office:value-type="float" office:value="3524">
            <text:p>3524</text:p>
          </table:table-cell>
          <table:table-cell office:value-type="string" office:string-value="R35C25">
            <text:p>R35C25</text:p>
          </table:table-cell>
          <table:table-cell office:value-type="float" office:value="3526">
            <text:p>3526</text:p>
          </table:table-cell>
        </table:table-row>
        <table:table-row>
          <table:table-cell office:value-type="string" office:string-value="R36C1">
            <text:p>R36C1</text:p>
          </table:table-cell>
          <table:table-cell office:value-type="float" office:value="3602">
            <text:p>3602</text:p>
          </table:table-cell>
          <table:table-cell office:value-type="string" office:string-value="R36C3">
            <text:p>R36C3</text:p>
          </table:table-cell>
          <table:table-cell office:value-type="float" office:value="3604">
            <text:p>3604</text:p>
          </table:table-cell>
          <table:table-cell office:value-type="string" office:string-value="R36C5">
            <text:p>R36C5</text:p>
          </table:table-cell>
          <table:table-cell office:value-type="float" office:value="3606">
            <text:p>3606</text:p>
          </table:table-cell>
          <table:table-cell office:value-type="string" office:string-value="R36C7">
            <text:p>R36C7</text:p>
          </table:table-cell>
          <table:table-cell office:value-type="float" office:value="3608">
            <text:p>3608</text:p>
          </table:table-cell>
          <table:table-cell office:value-type="string" office:string-value="R36C9">
            <text:p>R36C9</text:p>
          </table:table-cell>
          <table:table-cell office:value-type="float" office:value="3610">
            <text:p>3610</text:p>
          </table:table-cell>
          <table:table-cell office:value-type="string" office:string-value="R36C11">
            <text:p>R36C11</text:p>
          </table:table-cell>
          <table:table-cell office:value-type="float" office:value="3612">
            <text:p>3612</text:p>
          </table:table-cell>
          <table:table-cell office:value-type="string" office:string-value="R36C13">
            <text:p>R36C13</text:p>
          </table:table-cell>
          <table:table-cell office:value-type="float" office:value="3614">
            <text:p>3614</text:p>
          </table:table-cell>
          <table:table-cell office:value-type="string" office:string-value="R36C15">
            <text:p>R36C15</text:p>
          </table:table-cell>
          <table:table-cell office:value-type="float" office:value="3616">
            <text:p>3616</text:p>
          </table:table-cell>
          <table:table-cell office:value-type="string" office:string-value="R36C17">
            <text:p>R36C17</text:p>
          </table:table-cell>
          <table:table-cell office:value-type="float" office:value="3618">
            <text:p>3618</text:p>
          </table:table-cell>
          <table:table-cell office:value-type="string" office:string-value="R36C19">
            <text:p>R36C19</text:p>
          </table:table-cell>
          <table:table-cell office:value-type="float" office:value="3620">
            <text:p>3620</text:p>
          </table:table-cell>
          <table:table-cell office:value-type="string" office:string-value="R36C21">
            <text:p>R36C21</text:p>
          </table:table-cell>
          <table:table-cell office:value-type="float" office:value="3622">
            <text:p>3622</text:p>
          </table:table-cell>
          <table:table-cell office:value-type="string" office:string-value="R36C23">
            <text:p>R36C23</text:p>
          </table:table-cell>
          <table:table-cell office:value-type="float" office:value="3624">
            <text:p>3624</text:p>
          </table:table-cell>
          <table:table-cell office:value-type="string" office:string-value="R36C25">
            <text:p>R36C25</text:p>
          </table:table-cell>
          <table:table-cell office:value-type="float" office:value="3626">
            <text:p>3626</text:p>
          </table:table-cell>
        </table:table-row>
        <table:table-row>
          <table:table-cell office:value-type="string" office:string-value="R37C1">
            <text:p>R37C1</text:p>
          </table:table-cell>
          <table:table-cell office:value-type="float" office:value="3702">
            <text:p>3702</text:p>
          </table:table-cell>
          <table:table-cell office:value-type="string" office:string-value="R37C3">
            <text:p>R37C3</text:p>
          </table:table-cell>
          <table:table-cell office:value-type="float" office:value="3704">
            <text:p>3704</text:p>
          </table:table-cell>
          <table:table-cell office:value-type="string" office:string-value="R37C5">
            <text:p>R37C5</text:p>
          </table:table-cell>
          <table:table-cell office:value-type="float" office:value="3706">
            <text:p>3706</text:p>
          </table:table-cell>
          <table:table-cell office:value-type="string" office:string-value="R37C7">
            <text:p>R37C7</text:p>
          </table:table-cell>
          <table:table-cell office:value-type="float" office:value="3708">
            <text:p>3708</text:p>
          </table:table-cell>
          <table:table-cell office:value-type="string" office:string-value="R37C9">
            <text:p>R37C9</text:p>
          </table:table-cell>
          <table:table-cell office:value-type="float" office:value="3710">
            <text:p>3710</text:p>
          </table:table-cell>
          <table:table-cell office:value-type="string" office:string-value="R37C11">
            <text:p>R37C11</text:p>
          </table:table-cell>
          <table:table-cell office:value-type="float" office:value="3712">
            <text:p>3712</text:p>
          </table:table-cell>
          <table:table-cell office:value-type="string" office:string-value="R37C13">
            <text:p>R37C13</text:p>
          </table:table-cell>
          <table:table-cell office:value-type="float" office:value="3714">
            <text:p>3714</text:p>
          </table:table-cell>
          <table:table-cell office:value-type="string" office:string-value="R37C15">
            <text:p>R37C15</text:p>
          </table:table-cell>
          <table:table-cell office:value-type="float" office:value="3716">
            <text:p>3716</text:p>
          </table:table-cell>
          <table:table-cell office:value-type="string" office:string-value="R37C17">
            <text:p>R37C17</text:p>
          </table:table-cell>
          <table:table-cell office:value-type="float" office:value="3718">
            <text:p>3718</text:p>
          </table:table-cell>
          <table:table-cell office:value-type="string" office:string-value="R37C19">
            <text:p>R37C19</text:p>
          </table:table-cell>
          <table:table-cell office:value-type="float" office:value="3720">
            <text:p>3720</text:p>
          </table:table-cell>
          <table:table-cell office:value-type="string" office:string-value="R37C21">
            <text:p>R37C21</text:p>
          </table:table-cell>
          <table:table-cell office:value-type="float" office:value="3722">
            <text:p>3722</text:p>
          </table:table-cell>
          <table:table-cell office:value-type="string" office:string-value="R37C23">
            <text:p>R37C23</text:p>
          </table:table-cell>
          <table:table-cell office:value-type="float" office:value="3724">
            <text:p>3724</text:p>
          </table:table-cell>
          <table:table-cell office:value-type="string" office:string-value="R37C25">
            <text:p>R37C25</text:p>
          </table:table-cell>
          <table:table-cell office:value-type="float" office:value="3726">
            <text:p>3726</text:p>
          </table:table-cell>
        </table:table-row>
        <table:table-row>
          <table:table-cell office:value-type="string" office:string-value="R38C1">
            <text:p>R38C1</text:p>
          </table:table-cell>
          <table:table-cell office:value-type="float" office:value="3802">
            <text:p>3802</text:p>
          </table:table-cell>
          <table:table-cell office:value-type="string" office:string-value="R38C3">
            <text:p>R38C3</text:p>
          </table:table-cell>
          <table:table-cell office:value-type="float" office:value="3804">
            <text:p>3804</text:p>
          </table:table-cell>
          <table:table-cell office:value-type="string" office:string-value="R38C5">
            <text:p>R38C5</text:p>
          </table:table-cell>
          <table:table-cell office:value-type="float" office:value="3806">
            <text:p>3806</text:p>
          </table:table-cell>
          <table:table-cell office:value-type="string" office:string-value="R38C7">
            <text:p>R38C7</text:p>
          </table:table-cell>
          <table:table-cell office:value-type="float" office:value="3808">
            <text:p>3808</text:p>
          </table:table-cell>
          <table:table-cell office:value-type="string" office:string-value="R38C9">
            <text:p>R38C9</text:p>
          </table:table-cell>
          <table:table-cell office:value-type="float" office:value="3810">
            <text:p>3810</text:p>
          </table:table-cell>
          <table:table-cell office:value-type="string" office:string-value="R38C11">
            <text:p>R38C11</text:p>
          </table:table-cell>
          <table:table-cell office:value-type="float" office:value="3812">
            <text:p>3812</text:p>
          </table:table-cell>
          <table:table-cell office:value-type="string" office:string-value="R38C13">
            <text:p>R38C13</text:p>
          </table:table-cell>
          <table:table-cell office:value-type="float" office:value="3814">
            <text:p>3814</text:p>
          </table:table-cell>
          <table:table-cell office:value-type="string" office:string-value="R38C15">
            <text:p>R38C15</text:p>
          </table:table-cell>
          <table:table-cell office:value-type="float" office:value="3816">
            <text:p>3816</text:p>
          </table:table-cell>
          <table:table-cell office:value-type="string" office:string-value="R38C17">
            <text:p>R38C17</text:p>
          </table:table-cell>
          <table:table-cell office:value-type="float" office:value="3818">
            <text:p>3818</text:p>
          </table:table-cell>
          <table:table-cell office:value-type="string" office:string-value="R38C19">
            <text:p>R38C19</text:p>
          </table:table-cell>
          <table:table-cell office:value-type="float" office:value="3820">
            <text:p>3820</text:p>
          </table:table-cell>
          <table:table-cell office:value-type="string" office:string-value="R38C21">
            <text:p>R38C21</text:p>
          </table:table-cell>
          <table:table-cell office:value-type="float" office:value="3822">
            <text:p>3822</text:p>
          </table:table-cell>
          <table:table-cell office:value-type="string" office:string-value="R38C23">
            <text:p>R38C23</text:p>
          </table:table-cell>
          <table:table-cell office:value-type="float" office:value="3824">
            <text:p>3824</text:p>
          </table:table-cell>
          <table:table-cell office:value-type="string" office:string-value="R38C25">
            <text:p>R38C25</text:p>
          </table:table-cell>
          <table:table-cell office:value-type="float" office:value="3826">
            <text:p>3826</text:p>
          </table:table-cell>
        </table:table-row>
        <table:table-row>
          <table:table-cell office:value-type="string" office:string-value="R39C1">
            <text:p>R39C1</text:p>
          </table:table-cell>
          <table:table-cell office:value-type="float" office:value="3902">
            <text:p>3902</text:p>
          </table:table-cell>
          <table:table-cell office:value-type="string" office:string-value="R39C3">
            <text:p>R39C3</text:p>
          </table:table-cell>
          <table:table-cell office:value-type="float" office:value="3904">
            <text:p>3904</text:p>
          </table:table-cell>
          <table:table-cell office:value-type="string" office:string-value="R39C5">
            <text:p>R39C5</text:p>
          </table:table-cell>
          <table:table-cell office:value-type="float" office:value="3906">
            <text:p>3906</text:p>
          </table:table-cell>
          <table:table-cell office:value-type="string" office:string-value="R39C7">
            <text:p>R39C7</text:p>
          </table:table-cell>
          <table:table-cell office:value-type="float" office:value="3908">
            <text:p>3908</text:p>
          </table:table-cell>
          <table:table-cell office:value-type="string" office:string-value="R39C9">
            <text:p>R39C9</text:p>
          </table:table-cell>
          <table:table-cell office:value-type="float" office:value="3910">
            <text:p>3910</text:p>
          </table:table-cell>
          <table:table-cell office:value-type="string" office:string-value="R39C11">
            <text:p>R39C11</text:p>
          </table:table-cell>
          <table:table-cell office:value-type="float" office:value="3912">
            <text:p>3912</text:p>
          </table:table-cell>
          <table:table-cell office:value-type="string" office:string-value="R39C13">
            <text:p>R39C13</text:p>
          </table:table-cell>
          <table:table-cell office:value-type="float" office:value="3914">
            <text:p>3914</text:p>
          </table:table-cell>
          <table:table-cell office:value-type="string" office:string-value="R39C15">
            <text:p>R39C15</text:p>
          </table:table-cell>
          <table:table-cell office:value-type="float" office:value="3916">
            <text:p>3916</text:p>
          </table:table-cell>
          <table:table-cell office:value-type="string" office:string-value="R39C17">
            <text:p>R39C17</text:p>
          </table:table-cell>
          <table:table-cell office:value-type="float" office:value="3918">
            <text:p>3918</text:p>
          </table:table-cell>
          <table:table-cell office:value-type="string" office:string-value="R39C19">
            <text:p>R39C19</text:p>
          </table:table-cell>
          <table:table-cell office:value-type="float" office:value="3920">
            <text:p>3920</text:p>
          </table:table-cell>
          <table:table-cell office:value-type="string" office:string-value="R39C21">
            <text:p>R39C21</text:p>
          </table:table-cell>
          <table:table-cell office:value-type="float" office:value="3922">
            <text:p>3922</text:p>
          </table:table-cell>
          <table:table-cell office:value-type="string" office:string-value="R39C23">
            <text:p>R39C23</text:p>
          </table:table-cell>
          <table:table-cell office:value-type="float" office:value="3924">
            <text:p>3924</text:p>
          </table:table-cell>
          <table:table-cell office:value-type="string" office:string-value="R39C25">
            <text:p>R39C25</text:p>
          </table:table-cell>
          <table:table-cell office:value-type="float" office:value="3926">
            <text:p>3926</text:p>
          </table:table-cell>
        </table:table-row>
        <table:table-row>
          <table:table-cell office:value-type="string" office:string-value="R40C1">
            <text:p>R40C1</text:p>
          </table:table-cell>
          <table:table-cell office:value-type="float" office:value="4002">
            <text:p>4002</text:p>
          </table:table-cell>
          <table:table-cell office:value-type="string" office:string-value="R40C3">
            <text:p>R40C3</text:p>
          </table:table-cell>
          <table:table-cell office:value-type="float" office:value="4004">
            <text:p>4004</text:p>
          </table:table-cell>
          <table:table-cell office:value-type="string" office:string-value="R40C5">
            <text:p>R40C5</text:p>
          </table:table-cell>
          <table:table-cell office:value-type="float" office:value="4006">
            <text:p>4006</text:p>
          </table:table-cell>
          <table:table-cell office:value-type="string" office:string-value="R40C7">
            <text:p>R40C7</text:p>
          </table:table-cell>
          <table:table-cell office:value-type="float" office:value="4008">
            <text:p>4008</text:p>
          </table:table-cell>
          <table:table-cell office:value-type="string" office:string-value="R40C9">
            <text:p>R40C9</text:p>
          </table:table-cell>
          <table:table-cell office:value-type="float" office:value="4010">
            <text:p>4010</text:p>
          </table:table-cell>
          <table:table-cell office:value-type="string" office:string-value="R40C11">
            <text:p>R40C11</text:p>
          </table:table-cell>
          <table:table-cell office:value-type="float" office:value="4012">
            <text:p>4012</text:p>
          </table:table-cell>
          <table:table-cell office:value-type="string" office:string-value="R40C13">
            <text:p>R40C13</text:p>
          </table:table-cell>
          <table:table-cell office:value-type="float" office:value="4014">
            <text:p>4014</text:p>
          </table:table-cell>
          <table:table-cell office:value-type="string" office:string-value="R40C15">
            <text:p>R40C15</text:p>
          </table:table-cell>
          <table:table-cell office:value-type="float" office:value="4016">
            <text:p>4016</text:p>
          </table:table-cell>
          <table:table-cell office:value-type="string" office:string-value="R40C17">
            <text:p>R40C17</text:p>
          </table:table-cell>
          <table:table-cell office:value-type="float" office:value="4018">
            <text:p>4018</text:p>
          </table:table-cell>
          <table:table-cell office:value-type="string" office:string-value="R40C19">
            <text:p>R40C19</text:p>
          </table:table-cell>
          <table:table-cell office:value-type="float" office:value="4020">
            <text:p>4020</text:p>
          </table:table-cell>
          <table:table-cell office:value-type="string" office:string-value="R40C21">
            <text:p>R40C21</text:p>
          </table:table-cell>
          <table:table-cell office:value-type="float" office:value="4022">
            <text:p>4022</text:p>
          </table:table-cell>
          <table:table-cell office:value-type="string" office:string-value="R40C23">
            <text:p>R40C23</text:p>
          </table:table-cell>
          <table:table-cell office:value-type="float" office:value="4024">
            <text:p>4024</text:p>
          </table:table-cell>
          <table:table-cell office:value-type="string" office:string-value="R40C25">
            <text:p>R40C25</text:p>
          </table:table-cell>
          <table:table-cell office:value-type="float" office:value="4026">
            <text:p>4026</text:p>
          </table:table-cell>
        </table:table-row>
        <table:table-row>
          <table:table-cell office:value-type="string" office:string-value="R41C1">
            <text:p>R41C1</text:p>
          </table:table-cell>
          <table:table-cell office:value-type="float" office:value="4102">
            <text:p>4102</text:p>
          </table:table-cell>
          <table:table-cell office:value-type="string" office:string-value="R41C3">
            <text:p>R41C3</text:p>
          </table:table-cell>
          <table:table-cell office:value-type="float" office:value="4104">
            <text:p>4104</text:p>
          </table:table-cell>
          <table:table-cell office:value-type="string" office:string-value="R41C5">
            <text:p>R41C5</text:p>
          </table:table-cell>
          <table:table-cell office:value-type="float" office:value="4106">
            <text:p>4106</text:p>
          </table:table-cell>
          <table:table-cell office:value-type="string" office:string-value="R41C7">
            <text:p>R41C7</text:p>
          </table:table-cell>
          <table:table-cell office:value-type="float" office:value="4108">
            <text:p>4108</text:p>
          </table:table-cell>
          <table:table-cell office:value-type="string" office:string-value="R41C9">
            <text:p>R41C9</text:p>
          </table:table-cell>
          <table:table-cell office:value-type="float" office:value="4110">
            <text:p>4110</text:p>
          </table:table-cell>
          <table:table-cell office:value-type="string" office:string-value="R41C11">
            <text:p>R41C11</text:p>
          </table:table-cell>
          <table:table-cell office:value-type="float" office:value="4112">
            <text:p>4112</text:p>
          </table:table-cell>
          <table:table-cell office:value-type="string" office:string-value="R41C13">
            <text:p>R41C13</text:p>
          </table:table-cell>
          <table:table-cell office:value-type="float" office:value="4114">
            <text:p>4114</text:p>
          </table:table-cell>
          <table:table-cell office:value-type="string" office:string-value="R41C15">
            <text:p>R41C15</text:p>
          </table:table-cell>
          <table:table-cell office:value-type="float" office:value="4116">
            <text:p>4116</text:p>
          </table:table-cell>
          <table:table-cell office:value-type="string" office:string-value="R41C17">
            <text:p>R41C17</text:p>
          </table:table-cell>
          <table:table-cell office:value-type="float" office:value="4118">
            <text:p>4118</text:p>
          </table:table-cell>
          <table:table-cell office:value-type="string" office:string-value="R41C19">
            <text:p>R41C19</text:p>
          </table:table-cell>
          <table:table-cell office:value-type="float" office:value="4120">
            <text:p>4120</text:p>
          </table:table-cell>
          <table:table-cell office:value-type="string" office:string-value="R41C21">
            <text:p>R41C21</text:p>
          </table:table-cell>
          <table:table-cell office:value-type="float" office:value="4122">
            <text:p>4122</text:p>
          </table:table-cell>
          <table:table-cell office:value-type="string" office:string-value="R41C23">
            <text:p>R41C23</text:p>
          </table:table-cell>
          <table:table-cell office:value-type="float" office:value="4124">
            <text:p>4124</text:p>
          </table:table-cell>
          <table:table-cell office:value-type="string" office:string-value="R41C25">
            <text:p>R41C25</text:p>
          </table:table-cell>
          <table:table-cell office:value-type="float" office:value="4126">
            <text:p>4126</text:p>
          </table:table-cell>
        </table:table-row>
        <table:table-row>
          <table:table-cell office:value-type="string" office:string-value="R42C1">
            <text:p>R42C1</text:p>
          </table:table-cell>
          <table:table-cell office:value-type="float" office:value="4202">
            <text:p>4202</text:p>
          </table:table-cell>
          <table:table-cell office:value-type="string" office:string-value="R42C3">
            <text:p>R42C3</text:p>
          </table:table-cell>
          <table:table-cell office:value-type="float" office:value="4204">
            <text:p>4204</text:p>
          </table:table-cell>
          <table:table-cell office:value-type="string" office:string-value="R42C5">
            <text:p>R42C5</text:p>
          </table:table-cell>
          <table:table-cell office:value-type="float" office:value="4206">
            <text:p>4206</text:p>
          </table:table-cell>
          <table:table-cell office:value-type="string" office:string-value="R42C7">
            <text:p>R42C7</text:p>
          </table:table-cell>
          <table:table-cell office:value-type="float" office:value="4208">
            <text:p>4208</text:p>
          </table:table-cell>
          <table:table-cell office:value-type="string" office:string-value="R42C9">
            <text:p>R42C9</text:p>
          </table:table-cell>
          <table:table-cell office:value-type="float" office:value="4210">
            <text:p>4210</text:p>
          </table:table-cell>
          <table:table-cell office:value-type="string" office:string-value="R42C11">
            <text:p>R42C11</text:p>
          </table:table-cell>
          <table:table-cell office:value-type="float" office:value="4212">
            <text:p>4212</text:p>
          </table:table-cell>
          <table:table-cell office:value-type="string" office:string-value="R42C13">
            <text:p>R42C13</text:p>
          </table:table-cell>
          <table:table-cell office:value-type="float" office:value="4214">
            <text:p>4214</text:p>
          </table:table-cell>
          <table:table-cell office:value-type="string" office:string-value="R42C15">
            <text:p>R42C15</text:p>
          </table:table-cell>
          <table:table-cell office:value-type="float" office:value="4216">
            <text:p>4216</text:p>
          </table:table-cell>
          <table:table-cell office:value-type="string" office:string-value="R42C17">
            <text:p>R42C17</text:p>
          </table:table-cell>
          <table:table-cell office:value-type="float" office:value="4218">
            <text:p>4218</text:p>
          </table:table-cell>
          <table:table-cell office:value-type="string" office:string-value="R42C19">
            <text:p>R42C19</text:p>
          </table:table-cell>
          <table:table-cell office:value-type="float" office:value="4220">
            <text:p>4220</text:p>
          </table:table-cell>
          <table:table-cell office:value-type="string" office:string-value="R42C21">
            <text:p>R42C21</text:p>
          </table:table-cell>
          <table:table-cell office:value-type="float" office:value="4222">
            <text:p>4222</text:p>
          </table:table-cell>
          <table:table-cell office:value-type="string" office:string-value="R42C23">
            <text:p>R42C23</text:p>
          </table:table-cell>
          <table:table-cell office:value-type="float" office:value="4224">
            <text:p>4224</text:p>
          </table:table-cell>
          <table:table-cell office:value-type="string" office:string-value="R42C25">
            <text:p>R42C25</text:p>
          </table:table-cell>
          <table:table-cell office:value-type="float" office:value="4226">
            <text:p>4226</text:p>
          </table:table-cell>
        </table:table-row>
        <table:table-row>
          <table:table-cell office:value-type="string" office:string-value="R43C1">
            <text:p>R43C1</text:p>
          </table:table-cell>
          <table:table-cell office:value-type="float" office:value="4302">
            <text:p>4302</text:p>
          </table:table-cell>
          <table:table-cell office:value-type="string" office:string-value="R43C3">
            <text:p>R43C3</text:p>
          </table:table-cell>
          <table:table-cell office:value-type="float" office:value="4304">
            <text:p>4304</text:p>
          </table:table-cell>
          <table:table-cell office:value-type="string" office:string-value="R43C5">
            <text:p>R43C5</text:p>
          </table:table-cell>
          <table:table-cell office:value-type="float" office:value="4306">
            <text:p>4306</text:p>
          </table:table-cell>
          <table:table-cell office:value-type="string" office:string-value="R43C7">
            <text:p>R43C7</text:p>
          </table:table-cell>
          <table:table-cell office:value-type="float" office:value="4308">
            <text:p>4308</text:p>
          </table:table-cell>
          <table:table-cell office:value-type="string" office:string-value="R43C9">
            <text:p>R43C9</text:p>
          </table:table-cell>
          <table:table-cell office:value-type="float" office:value="4310">
            <text:p>4310</text:p>
          </table:table-cell>
          <table:table-cell office:value-type="string" office:string-value="R43C11">
            <text:p>R43C11</text:p>
          </table:table-cell>
          <table:table-cell office:value-type="float" office:value="4312">
            <text:p>4312</text:p>
          </table:table-cell>
          <table:table-cell office:value-type="string" office:string-value="R43C13">
            <text:p>R43C13</text:p>
          </table:table-cell>
          <table:table-cell office:value-type="float" office:value="4314">
            <text:p>4314</text:p>
          </table:table-cell>
          <table:table-cell office:value-type="string" office:string-value="R43C15">
            <text:p>R43C15</text:p>
          </table:table-cell>
          <table:table-cell office:value-type="float" office:value="4316">
            <text:p>4316</text:p>
          </table:table-cell>
          <table:table-cell office:value-type="string" office:string-value="R43C17">
            <text:p>R43C17</text:p>
          </table:table-cell>
          <table:table-cell office:value-type="float" office:value="4318">
            <text:p>4318</text:p>
          </table:table-cell>
          <table:table-cell office:value-type="string" office:string-value="R43C19">
            <text:p>R43C19</text:p>
          </table:table-cell>
          <table:table-cell office:value-type="float" office:value="4320">
            <text:p>4320</text:p>
          </table:table-cell>
          <table:table-cell office:value-type="string" office:string-value="R43C21">
            <text:p>R43C21</text:p>
          </table:table-cell>
          <table:table-cell office:value-type="float" office:value="4322">
            <text:p>4322</text:p>
          </table:table-cell>
          <table:table-cell office:value-type="string" office:string-value="R43C23">
            <text:p>R43C23</text:p>
          </table:table-cell>
          <table:table-cell office:value-type="float" office:value="4324">
            <text:p>4324</text:p>
          </table:table-cell>
          <table:table-cell office:value-type="string" office:string-value="R43C25">
            <text:p>R43C25</text:p>
          </table:table-cell>
          <table:table-cell office:value-type="float" office:value="4326">
            <text:p>4326</text:p>
          </table:table-cell>
        </table:table-row>
        <table:table-row>
          <table:table-cell office:value-type="string" office:string-value="R44C1">
            <text:p>R44C1</text:p>
          </table:table-cell>
          <table:table-cell office:value-type="float" office:value="4402">
            <text:p>4402</text:p>
          </table:table-cell>
          <table:table-cell office:value-type="string" office:string-value="R44C3">
            <text:p>R44C3</text:p>
          </table:table-cell>
          <table:table-cell office:value-type="float" office:value="4404">
            <text:p>4404</text:p>
          </table:table-cell>
          <table:table-cell office:value-type="string" office:string-value="R44C5">
            <text:p>R44C5</text:p>
          </table:table-cell>
          <table:table-cell office:value-type="float" office:value="4406">
            <text:p>4406</text:p>
          </table:table-cell>
          <table:table-cell office:value-type="string" office:string-value="R44C7">
            <text:p>R44C7</text:p>
          </table:table-cell>
          <table:table-cell office:value-type="float" office:value="4408">
            <text:p>4408</text:p>
          </table:table-cell>
          <table:table-cell office:value-type="string" office:string-value="R44C9">
            <text:p>R44C9</text:p>
          </table:table-cell>
          <table:table-cell office:value-type="float" office:value="4410">
            <text:p>4410</text:p>
          </table:table-cell>
          <table:table-cell office:value-type="string" office:string-value="R44C11">
            <text:p>R44C11</text:p>
          </table:table-cell>
          <table:table-cell office:value-type="float" office:value="4412">
            <text:p>4412</text:p>
          </table:table-cell>
          <table:table-cell office:value-type="string" office:string-value="R44C13">
            <text:p>R44C13</text:p>
          </table:table-cell>
          <table:table-cell office:value-type="float" office:value="4414">
            <text:p>4414</text:p>
          </table:table-cell>
          <table:table-cell office:value-type="string" office:string-value="R44C15">
            <text:p>R44C15</text:p>
          </table:table-cell>
          <table:table-cell office:value-type="float" office:value="4416">
            <text:p>4416</text:p>
          </table:table-cell>
          <table:table-cell office:value-type="string" office:string-value="R44C17">
            <text:p>R44C17</text:p>
          </table:table-cell>
          <table:table-cell office:value-type="float" office:value="4418">
            <text:p>4418</text:p>
          </table:table-cell>
          <table:table-cell office:value-type="string" office:string-value="R44C19">
            <text:p>R44C19</text:p>
          </table:table-cell>
          <table:table-cell office:value-type="float" office:value="4420">
            <text:p>4420</text:p>
          </table:table-cell>
          <table:table-cell office:value-type="string" office:string-value="R44C21">
            <text:p>R44C21</text:p>
          </table:table-cell>
          <table:table-cell office:value-type="float" office:value="4422">
            <text:p>4422</text:p>
          </table:table-cell>
          <table:table-cell office:value-type="string" office:string-value="R44C23">
            <text:p>R44C23</text:p>
          </table:table-cell>
          <table:table-cell office:value-type="float" office:value="4424">
            <text:p>4424</text:p>
          </table:table-cell>
          <table:table-cell office:value-type="string" office:string-value="R44C25">
            <text:p>R44C25</text:p>
          </table:table-cell>
          <table:table-cell office:value-type="float" office:value="4426">
            <text:p>4426</text:p>
          </table:table-cell>
        </table:table-row>
        <table:table-row>
          <table:table-cell office:value-type="string" office:string-value="R45C1">
            <text:p>R45C1</text:p>
          </table:table-cell>
          <table:table-cell office:value-type="float" office:value="4502">
            <text:p>4502</text:p>
          </table:table-cell>
          <table:table-cell office:value-type="string" office:string-value="R45C3">
            <text:p>R45C3</text:p>
          </table:table-cell>
          <table:table-cell office:value-type="float" office:value="4504">
            <text:p>4504</text:p>
          </table:table-cell>
          <table:table-cell office:value-type="string" office:string-value="R45C5">
            <text:p>R45C5</text:p>
          </table:table-cell>
          <table:table-cell office:value-type="float" office:value="4506">
            <text:p>4506</text:p>
          </table:table-cell>
          <table:table-cell office:value-type="string" office:string-value="R45C7">
            <text:p>R45C7</text:p>
          </table:table-cell>
          <table:table-cell office:value-type="float" office:value="4508">
            <text:p>4508</text:p>
          </table:table-cell>
          <table:table-cell office:value-type="string" office:string-value="R45C9">
            <text:p>R45C9</text:p>
          </table:table-cell>
          <table:table-cell office:value-type="float" office:value="4510">
            <text:p>4510</text:p>
          </table:table-cell>
          <table:table-cell office:value-type="string" office:string-value="R45C11">
            <text:p>R45C11</text:p>
          </table:table-cell>
          <table:table-cell office:value-type="float" office:value="4512">
            <text:p>4512</text:p>
          </table:table-cell>
          <table:table-cell office:value-type="string" office:string-value="R45C13">
            <text:p>R45C13</text:p>
          </table:table-cell>
          <table:table-cell office:value-type="float" office:value="4514">
            <text:p>4514</text:p>
          </table:table-cell>
          <table:table-cell office:value-type="string" office:string-value="R45C15">
            <text:p>R45C15</text:p>
          </table:table-cell>
          <table:table-cell office:value-type="float" office:value="4516">
            <text:p>4516</text:p>
          </table:table-cell>
          <table:table-cell office:value-type="string" office:string-value="R45C17">
            <text:p>R45C17</text:p>
          </table:table-cell>
          <table:table-cell office:value-type="float" office:value="4518">
            <text:p>4518</text:p>
          </table:table-cell>
          <table:table-cell office:value-type="string" office:string-value="R45C19">
            <text:p>R45C19</text:p>
          </table:table-cell>
          <table:table-cell office:value-type="float" office:value="4520">
            <text:p>4520</text:p>
          </table:table-cell>
          <table:table-cell office:value-type="string" office:string-value="R45C21">
            <text:p>R45C21</text:p>
          </table:table-cell>
          <table:table-cell office:value-type="float" office:value="4522">
            <text:p>4522</text:p>
          </table:table-cell>
          <table:table-cell office:value-type="string" office:string-value="R45C23">
            <text:p>R45C23</text:p>
          </table:table-cell>
          <table:table-cell office:value-type="float" office:value="4524">
            <text:p>4524</text:p>
          </table:table-cell>
          <table:table-cell office:value-type="string" office:string-value="R45C25">
            <text:p>R45C25</text:p>
          </table:table-cell>
          <table:table-cell office:value-type="float" office:value="4526">
            <text:p>4526</text:p>
          </table:table-cell>
        </table:table-row>
        <table:table-row>
          <table:table-cell office:value-type="string" office:string-value="R46C1">
            <text:p>R46C1</text:p>
          </table:table-cell>
          <table:table-cell office:value-type="float" office:value="4602">
            <text:p>4602</text:p>
          </table:table-cell>
          <table:table-cell office:value-type="string" office:string-value="R46C3">
            <text:p>R46C3</text:p>
          </table:table-cell>
          <table:table-cell office:value-type="float" office:value="4604">
            <text:p>4604</text:p>
          </table:table-cell>
          <table:table-cell office:value-type="string" office:string-value="R46C5">
            <text:p>R46C5</text:p>
          </table:table-cell>
          <table:table-cell office:value-type="float" office:value="4606">
            <text:p>4606</text:p>
          </table:table-cell>
          <table:table-cell office:value-type="string" office:string-value="R46C7">
            <text:p>R46C7</text:p>
          </table:table-cell>
          <table:table-cell office:value-type="float" office:value="4608">
            <text:p>4608</text:p>
          </table:table-cell>
          <table:table-cell office:value-type="string" office:string-value="R46C9">
            <text:p>R46C9</text:p>
          </table:table-cell>
          <table:table-cell office:value-type="float" office:value="4610">
            <text:p>4610</text:p>
          </table:table-cell>
          <table:table-cell office:value-type="string" office:string-value="R46C11">
            <text:p>R46C11</text:p>
          </table:table-cell>
          <table:table-cell office:value-type="float" office:value="4612">
            <text:p>4612</text:p>
          </table:table-cell>
          <table:table-cell office:value-type="string" office:string-value="R46C13">
            <text:p>R46C13</text:p>
          </table:table-cell>
          <table:table-cell office:value-type="float" office:value="4614">
            <text:p>4614</text:p>
          </table:table-cell>
          <table:table-cell office:value-type="string" office:string-value="R46C15">
            <text:p>R46C15</text:p>
          </table:table-cell>
          <table:table-cell office:value-type="float" office:value="4616">
            <text:p>4616</text:p>
          </table:table-cell>
          <table:table-cell office:value-type="string" office:string-value="R46C17">
            <text:p>R46C17</text:p>
          </table:table-cell>
          <table:table-cell office:value-type="float" office:value="4618">
            <text:p>4618</text:p>
          </table:table-cell>
          <table:table-cell office:value-type="string" office:string-value="R46C19">
            <text:p>R46C19</text:p>
          </table:table-cell>
          <table:table-cell office:value-type="float" office:value="4620">
            <text:p>4620</text:p>
          </table:table-cell>
          <table:table-cell office:value-type="string" office:string-value="R46C21">
            <text:p>R46C21</text:p>
          </table:table-cell>
          <table:table-cell office:value-type="float" office:value="4622">
            <text:p>4622</text:p>
          </table:table-cell>
          <table:table-cell office:value-type="string" office:string-value="R46C23">
            <text:p>R46C23</text:p>
          </table:table-cell>
          <table:table-cell office:value-type="float" office:value="4624">
            <text:p>4624</text:p>
          </table:table-cell>
          <table:table-cell office:value-type="string" office:string-value="R46C25">
            <text:p>R46C25</text:p>
          </table:table-cell>
          <table:table-cell office:value-type="float" office:value="4626">
            <text:p>4626</text:p>
          </table:table-cell>
        </table:table-row>
        <table:table-row>
          <table:table-cell office:value-type="string" office:string-value="R47C1">
            <text:p>R47C1</text:p>
          </table:table-cell>
          <table:table-cell office:value-type="float" office:value="4702">
            <text:p>4702</text:p>
          </table:table-cell>
          <table:table-cell office:value-type="string" office:string-value="R47C3">
            <text:p>R47C3</text:p>
          </table:table-cell>
          <table:table-cell office:value-type="float" office:value="4704">
            <text:p>4704</text:p>
          </table:table-cell>
          <table:table-cell office:value-type="string" office:string-value="R47C5">
            <text:p>R47C5</text:p>
          </table:table-cell>
          <table:table-cell office:value-type="float" office:value="4706">
            <text:p>4706</text:p>
          </table:table-cell>
          <table:table-cell office:value-type="string" office:string-value="R47C7">
            <text:p>R47C7</text:p>
          </table:table-cell>
          <table:table-cell office:value-type="float" office:value="4708">
            <text:p>4708</text:p>
          </table:table-cell>
          <table:table-cell office:value-type="string" office:string-value="R47C9">
            <text:p>R47C9</text:p>
          </table:table-cell>
          <table:table-cell office:value-type="float" office:value="4710">
            <text:p>4710</text:p>
          </table:table-cell>
          <table:table-cell office:value-type="string" office:string-value="R47C11">
            <text:p>R47C11</text:p>
          </table:table-cell>
          <table:table-cell office:value-type="float" office:value="4712">
            <text:p>4712</text:p>
          </table:table-cell>
          <table:table-cell office:value-type="string" office:string-value="R47C13">
            <text:p>R47C13</text:p>
          </table:table-cell>
          <table:table-cell office:value-type="float" office:value="4714">
            <text:p>4714</text:p>
          </table:table-cell>
          <table:table-cell office:value-type="string" office:string-value="R47C15">
            <text:p>R47C15</text:p>
          </table:table-cell>
          <table:table-cell office:value-type="float" office:value="4716">
            <text:p>4716</text:p>
          </table:table-cell>
          <table:table-cell office:value-type="string" office:string-value="R47C17">
            <text:p>R47C17</text:p>
          </table:table-cell>
          <table:table-cell office:value-type="float" office:value="4718">
            <text:p>4718</text:p>
          </table:table-cell>
          <table:table-cell office:value-type="string" office:string-value="R47C19">
            <text:p>R47C19</text:p>
          </table:table-cell>
          <table:table-cell office:value-type="float" office:value="4720">
            <text:p>4720</text:p>
          </table:table-cell>
          <table:table-cell office:value-type="string" office:string-value="R47C21">
            <text:p>R47C21</text:p>
          </table:table-cell>
          <table:table-cell office:value-type="float" office:value="4722">
            <text:p>4722</text:p>
          </table:table-cell>
          <table:table-cell office:value-type="string" office:string-value="R47C23">
            <text:p>R47C23</text:p>
          </table:table-cell>
          <table:table-cell office:value-type="float" office:value="4724">
            <text:p>4724</text:p>
          </table:table-cell>
          <table:table-cell office:value-type="string" office:string-value="R47C25">
            <text:p>R47C25</text:p>
          </table:table-cell>
          <table:table-cell office:value-type="float" office:value="4726">
            <text:p>4726</text:p>
          </table:table-cell>
        </table:table-row>
        <table:table-row>
          <table:table-cell office:value-type="string" office:string-value="R48C1">
            <text:p>R48C1</text:p>
          </table:table-cell>
          <table:table-cell office:value-type="float" office:value="4802">
            <text:p>4802</text:p>
          </table:table-cell>
          <table:table-cell office:value-type="string" office:string-value="R48C3">
            <text:p>R48C3</text:p>
          </table:table-cell>
          <table:table-cell office:value-type="float" office:value="4804">
            <text:p>4804</text:p>
          </table:table-cell>
          <table:table-cell office:value-type="string" office:string-value="R48C5">
            <text:p>R48C5</text:p>
          </table:table-cell>
          <table:table-cell office:value-type="float" office:value="4806">
            <text:p>4806</text:p>
          </table:table-cell>
          <table:table-cell office:value-type="string" office:string-value="R48C7">
            <text:p>R48C7</text:p>
          </table:table-cell>
          <table:table-cell office:value-type="float" office:value="4808">
            <text:p>4808</text:p>
          </table:table-cell>
          <table:table-cell office:value-type="string" office:string-value="R48C9">
            <text:p>R48C9</text:p>
          </table:table-cell>
          <table:table-cell office:value-type="float" office:value="4810">
            <text:p>4810</text:p>
          </table:table-cell>
          <table:table-cell office:value-type="string" office:string-value="R48C11">
            <text:p>R48C11</text:p>
          </table:table-cell>
          <table:table-cell office:value-type="float" office:value="4812">
            <text:p>4812</text:p>
          </table:table-cell>
          <table:table-cell office:value-type="string" office:string-value="R48C13">
            <text:p>R48C13</text:p>
          </table:table-cell>
          <table:table-cell office:value-type="float" office:value="4814">
            <text:p>4814</text:p>
          </table:table-cell>
          <table:table-cell office:value-type="string" office:string-value="R48C15">
            <text:p>R48C15</text:p>
          </table:table-cell>
          <table:table-cell office:value-type="float" office:value="4816">
            <text:p>4816</text:p>
          </table:table-cell>
          <table:table-cell office:value-type="string" office:string-value="R48C17">
            <text:p>R48C17</text:p>
          </table:table-cell>
          <table:table-cell office:value-type="float" office:value="4818">
            <text:p>4818</text:p>
          </table:table-cell>
          <table:table-cell office:value-type="string" office:string-value="R48C19">
            <text:p>R48C19</text:p>
          </table:table-cell>
          <table:table-cell office:value-type="float" office:value="4820">
            <text:p>4820</text:p>
          </table:table-cell>
          <table:table-cell office:value-type="string" office:string-value="R48C21">
            <text:p>R48C21</text:p>
          </table:table-cell>
          <table:table-cell office:value-type="float" office:value="4822">
            <text:p>4822</text:p>
          </table:table-cell>
          <table:table-cell office:value-type="string" office:string-value="R48C23">
            <text:p>R48C23</text:p>
          </table:table-cell>
          <table:table-cell office:value-type="float" office:value="4824">
            <text:p>4824</text:p>
          </table:table-cell>
          <table:table-cell office:value-type="string" office:string-value="R48C25">
            <text:p>R48C25</text:p>
          </table:table-cell>
          <table:table-cell office:value-type="float" office:value="4826">
            <text:p>4826</text:p>
          </table:table-cell>
        </table:table-row>
        <table:table-row>
          <table:table-cell office:value-type="string" office:string-value="R49C1">
            <text:p>R49C1</text:p>
          </table:table-cell>
          <table:table-cell office:value-type="float" office:value="4902">
            <text:p>4902</text:p>
          </table:table-cell>
          <table:table-cell office:value-type="string" office:string-value="R49C3">
            <text:p>R49C3</text:p>
          </table:table-cell>
          <table:table-cell office:value-type="float" office:value="4904">
            <text:p>4904</text:p>
          </table:table-cell>
          <table:table-cell office:value-type="string" office:string-value="R49C5">
            <text:p>R49C5</text:p>
          </table:table-cell>
          <table:table-cell office:value-type="float" office:value="4906">
            <text:p>4906</text:p>
          </table:table-cell>
          <table:table-cell office:value-type="string" office:string-value="R49C7">
            <text:p>R49C7</text:p>
          </table:table-cell>
          <table:table-cell office:value-type="float" office:value="4908">
            <text:p>4908</text:p>
          </table:table-cell>
          <table:table-cell office:value-type="string" office:string-value="R49C9">
            <text:p>R49C9</text:p>
          </table:table-cell>
          <table:table-cell office:value-type="float" office:value="4910">
            <text:p>4910</text:p>
          </table:table-cell>
          <table:table-cell office:value-type="string" office:string-value="R49C11">
            <text:p>R49C11</text:p>
          </table:table-cell>
          <table:table-cell office:value-type="float" office:value="4912">
            <text:p>4912</text:p>
          </table:table-cell>
          <table:table-cell office:value-type="string" office:string-value="R49C13">
            <text:p>R49C13</text:p>
          </table:table-cell>
          <table:table-cell office:value-type="float" office:value="4914">
            <text:p>4914</text:p>
          </table:table-cell>
          <table:table-cell office:value-type="string" office:string-value="R49C15">
            <text:p>R49C15</text:p>
          </table:table-cell>
          <table:table-cell office:value-type="float" office:value="4916">
            <text:p>4916</text:p>
          </table:table-cell>
          <table:table-cell office:value-type="string" office:string-value="R49C17">
            <text:p>R49C17</text:p>
          </table:table-cell>
          <table:table-cell office:value-type="float" office:value="4918">
            <text:p>4918</text:p>
          </table:table-cell>
          <table:table-cell office:value-type="string" office:string-value="R49C19">
            <text:p>R49C19</text:p>
          </table:table-cell>
          <table:table-cell office:value-type="float" office:value="4920">
            <text:p>4920</text:p>
          </table:table-cell>
          <table:table-cell office:value-type="string" office:string-value="R49C21">
            <text:p>R49C21</text:p>
          </table:table-cell>
          <table:table-cell office:value-type="float" office:value="4922">
            <text:p>4922</text:p>
          </table:table-cell>
          <table:table-cell office:value-type="string" office:string-value="R49C23">
            <text:p>R49C23</text:p>
          </table:table-cell>
          <table:table-cell office:value-type="float" office:value="4924">
            <text:p>4924</text:p>
          </table:table-cell>
          <table:table-cell office:value-type="string" office:string-value="R49C25">
            <text:p>R49C25</text:p>
          </table:table-cell>
          <table:table-cell office:value-type="float" office:value="4926">
            <text:p>4926</text:p>
          </table:table-cell>
        </table:table-row>
        <table:table-row>
          <table:table-cell office:value-type="string" office:string-value="R50C1">
            <text:p>R50C1</text:p>
          </table:table-cell>
          <table:table-cell office:value-type="float" office:value="5002">
            <text:p>5002</text:p>
          </table:table-cell>
          <table:table-cell office:value-type="string" office:string-value="R50C3">
            <text:p>R50C3</text:p>
          </table:table-cell>
          <table:table-cell office:value-type="float" office:value="5004">
            <text:p>5004</text:p>
          </table:table-cell>
          <table:table-cell office:value-type="string" office:string-value="R50C5">
            <text:p>R50C5</text:p>
          </table:table-cell>
          <table:table-cell office:value-type="float" office:value="5006">
            <text:p>5006</text:p>
          </table:table-cell>
          <table:table-cell office:value-type="string" office:string-value="R50C7">
            <text:p>R50C7</text:p>
          </table:table-cell>
          <table:table-cell office:value-type="float" office:value="5008">
            <text:p>5008</text:p>
          </table:table-cell>
          <table:table-cell office:value-type="string" office:string-value="R50C9">
            <text:p>R50C9</text:p>
          </table:table-cell>
          <table:table-cell office:value-type="float" office:value="5010">
            <text:p>5010</text:p>
          </table:table-cell>
          <table:table-cell office:value-type="string" office:string-value="R50C11">
            <text:p>R50C11</text:p>
          </table:table-cell>
          <table:table-cell office:value-type="float" office:value="5012">
            <text:p>5012</text:p>
          </table:table-cell>
          <table:table-cell office:value-type="string" office:string-value="R50C13">
            <text:p>R50C13</text:p>
          </table:table-cell>
          <table:table-cell office:value-type="float" office:value="5014">
            <text:p>5014</text:p>
          </table:table-cell>
          <table:table-cell office:value-type="string" office:string-value="R50C15">
            <text:p>R50C15</text:p>
          </table:table-cell>
          <table:table-cell office:value-type="float" office:value="5016">
            <text:p>5016</text:p>
          </table:table-cell>
          <table:table-cell office:value-type="string" office:string-value="R50C17">
            <text:p>R50C17</text:p>
          </table:table-cell>
          <table:table-cell office:value-type="float" office:value="5018">
            <text:p>5018</text:p>
          </table:table-cell>
          <table:table-cell office:value-type="string" office:string-value="R50C19">
            <text:p>R50C19</text:p>
          </table:table-cell>
          <table:table-cell office:value-type="float" office:value="5020">
            <text:p>5020</text:p>
          </table:table-cell>
          <table:table-cell office:value-type="string" office:string-value="R50C21">
            <text:p>R50C21</text:p>
          </table:table-cell>
          <table:table-cell office:value-type="float" office:value="5022">
            <text:p>5022</text:p>
          </table:table-cell>
          <table:table-cell office:value-type="string" office:string-value="R50C23">
            <text:p>R50C23</text:p>
          </table:table-cell>
          <table:table-cell office:value-type="float" office:value="5024">
            <text:p>5024</text:p>
          </table:table-cell>
          <table:table-cell office:value-type="string" office:string-value="R50C25">
            <text:p>R50C25</text:p>
          </table:table-cell>
          <table:table-cell office:value-type="float" office:value="5026">
            <text:p>5026</text:p>
          </table:table-cell>
        </table:table-row>
        <table:table-row>
          <table:table-cell office:value-type="string" office:string-value="R51C1">
            <text:p>R51C1</text:p>
          </table:table-cell>
          <table:table-cell office:value-type="float" office:value="5102">
            <text:p>5102</text:p>
          </table:table-cell>
          <table:table-cell office:value-type="string" office:string-value="R51C3">
            <text:p>R51C3</text:p>
          </table:table-cell>
          <table:table-cell office:value-type="float" office:value="5104">
            <text:p>5104</text:p>
          </table:table-cell>
          <table:table-cell office:value-type="string" office:string-value="R51C5">
            <text:p>R51C5</text:p>
          </table:table-cell>
          <table:table-cell office:value-type="float" office:value="5106">
            <text:p>5106</text:p>
          </table:table-cell>
          <table:table-cell office:value-type="string" office:string-value="R51C7">
            <text:p>R51C7</text:p>
          </table:table-cell>
          <table:table-cell office:value-type="float" office:value="5108">
            <text:p>5108</text:p>
          </table:table-cell>
          <table:table-cell office:value-type="string" office:string-value="R51C9">
            <text:p>R51C9</text:p>
          </table:table-cell>
          <table:table-cell office:value-type="float" office:value="5110">
            <text:p>5110</text:p>
          </table:table-cell>
          <table:table-cell office:value-type="string" office:string-value="R51C11">
            <text:p>R51C11</text:p>
          </table:table-cell>
          <table:table-cell office:value-type="float" office:value="5112">
            <text:p>5112</text:p>
          </table:table-cell>
          <table:table-cell office:value-type="string" office:string-value="R51C13">
            <text:p>R51C13</text:p>
          </table:table-cell>
          <table:table-cell office:value-type="float" office:value="5114">
            <text:p>5114</text:p>
          </table:table-cell>
          <table:table-cell office:value-type="string" office:string-value="R51C15">
            <text:p>R51C15</text:p>
          </table:table-cell>
          <table:table-cell office:value-type="float" office:value="5116">
            <text:p>5116</text:p>
          </table:table-cell>
          <table:table-cell office:value-type="string" office:string-value="R51C17">
            <text:p>R51C17</text:p>
          </table:table-cell>
          <table:table-cell office:value-type="float" office:value="5118">
            <text:p>5118</text:p>
          </table:table-cell>
          <table:table-cell office:value-type="string" office:string-value="R51C19">
            <text:p>R51C19</text:p>
          </table:table-cell>
          <table:table-cell office:value-type="float" office:value="5120">
            <text:p>5120</text:p>
          </table:table-cell>
          <table:table-cell office:value-type="string" office:string-value="R51C21">
            <text:p>R51C21</text:p>
          </table:table-cell>
          <table:table-cell office:value-type="float" office:value="5122">
            <text:p>5122</text:p>
          </table:table-cell>
          <table:table-cell office:value-type="string" office:string-value="R51C23">
            <text:p>R51C23</text:p>
          </table:table-cell>
          <table:table-cell office:value-type="float" office:value="5124">
            <text:p>5124</text:p>
          </table:table-cell>
          <table:table-cell office:value-type="string" office:string-value="R51C25">
            <text:p>R51C25</text:p>
          </table:table-cell>
          <table:table-cell office:value-type="float" office:value="5126">
            <text:p>5126</text:p>
          </table:table-cell>
        </table:table-row>
        <table:table-row>
          <table:table-cell office:value-type="string" office:string-value="R52C1">
            <text:p>R52C1</text:p>
          </table:table-cell>
          <table:table-cell office:value-type="float" office:value="5202">
            <text:p>5202</text:p>
          </table:table-cell>
          <table:table-cell office:value-type="string" office:string-value="R52C3">
            <text:p>R52C3</text:p>
          </table:table-cell>
          <table:table-cell office:value-type="float" office:value="5204">
            <text:p>5204</text:p>
          </table:table-cell>
          <table:table-cell office:value-type="string" office:string-value="R52C5">
            <text:p>R52C5</text:p>
          </table:table-cell>
          <table:table-cell office:value-type="float" office:value="5206">
            <text:p>5206</text:p>
          </table:table-cell>
          <table:table-cell office:value-type="string" office:string-value="R52C7">
            <text:p>R52C7</text:p>
          </table:table-cell>
          <table:table-cell office:value-type="float" office:value="5208">
            <text:p>5208</text:p>
          </table:table-cell>
          <table:table-cell office:value-type="string" office:string-value="R52C9">
            <text:p>R52C9</text:p>
          </table:table-cell>
          <table:table-cell office:value-type="float" office:value="5210">
            <text:p>5210</text:p>
          </table:table-cell>
          <table:table-cell office:value-type="string" office:string-value="R52C11">
            <text:p>R52C11</text:p>
          </table:table-cell>
          <table:table-cell office:value-type="float" office:value="5212">
            <text:p>5212</text:p>
          </table:table-cell>
          <table:table-cell office:value-type="string" office:string-value="R52C13">
            <text:p>R52C13</text:p>
          </table:table-cell>
          <table:table-cell office:value-type="float" office:value="5214">
            <text:p>5214</text:p>
          </table:table-cell>
          <table:table-cell office:value-type="string" office:string-value="R52C15">
            <text:p>R52C15</text:p>
          </table:table-cell>
          <table:table-cell office:value-type="float" office:value="5216">
            <text:p>5216</text:p>
          </table:table-cell>
          <table:table-cell office:value-type="string" office:string-value="R52C17">
            <text:p>R52C17</text:p>
          </table:table-cell>
          <table:table-cell office:value-type="float" office:value="5218">
            <text:p>5218</text:p>
          </table:table-cell>
          <table:table-cell office:value-type="string" office:string-value="R52C19">
            <text:p>R52C19</text:p>
          </table:table-cell>
          <table:table-cell office:value-type="float" office:value="5220">
            <text:p>5220</text:p>
          </table:table-cell>
          <table:table-cell office:value-type="string" office:string-value="R52C21">
            <text:p>R52C21</text:p>
          </table:table-cell>
          <table:table-cell office:value-type="float" office:value="5222">
            <text:p>5222</text:p>
          </table:table-cell>
          <table:table-cell office:value-type="string" office:string-value="R52C23">
            <text:p>R52C23</text:p>
          </table:table-cell>
          <table:table-cell office:value-type="float" office:value="5224">
            <text:p>5224</text:p>
          </table:table-cell>
          <table:table-cell office:value-type="string" office:string-value="R52C25">
            <text:p>R52C25</text:p>
          </table:table-cell>
          <table:table-cell office:value-type="float" office:value="5226">
            <text:p>5226</text:p>
          </table:table-cell>
        </table:table-row>
        <table:table-row>
          <table:table-cell office:value-type="string" office:string-value="R53C1">
            <text:p>R53C1</text:p>
          </table:table-cell>
          <table:table-cell office:value-type="float" office:value="5302">
            <text:p>5302</text:p>
          </table:table-cell>
          <table:table-cell office:value-type="string" office:string-value="R53C3">
            <text:p>R53C3</text:p>
          </table:table-cell>
          <table:table-cell office:value-type="float" office:value="5304">
            <text:p>5304</text:p>
          </table:table-cell>
          <table:table-cell office:value-type="string" office:string-value="R53C5">
            <text:p>R53C5</text:p>
          </table:table-cell>
          <table:table-cell office:value-type="float" office:value="5306">
            <text:p>5306</text:p>
          </table:table-cell>
          <table:table-cell office:value-type="string" office:string-value="R53C7">
            <text:p>R53C7</text:p>
          </table:table-cell>
          <table:table-cell office:value-type="float" office:value="5308">
            <text:p>5308</text:p>
          </table:table-cell>
          <table:table-cell office:value-type="string" office:string-value="R53C9">
            <text:p>R53C9</text:p>
          </table:table-cell>
          <table:table-cell office:value-type="float" office:value="5310">
            <text:p>5310</text:p>
          </table:table-cell>
          <table:table-cell office:value-type="string" office:string-value="R53C11">
            <text:p>R53C11</text:p>
          </table:table-cell>
          <table:table-cell office:value-type="float" office:value="5312">
            <text:p>5312</text:p>
          </table:table-cell>
          <table:table-cell office:value-type="string" office:string-value="R53C13">
            <text:p>R53C13</text:p>
          </table:table-cell>
          <table:table-cell office:value-type="float" office:value="5314">
            <text:p>5314</text:p>
          </table:table-cell>
          <table:table-cell office:value-type="string" office:string-value="R53C15">
            <text:p>R53C15</text:p>
          </table:table-cell>
          <table:table-cell office:value-type="float" office:value="5316">
            <text:p>5316</text:p>
          </table:table-cell>
          <table:table-cell office:value-type="string" office:string-value="R53C17">
            <text:p>R53C17</text:p>
          </table:table-cell>
          <table:table-cell office:value-type="float" office:value="5318">
            <text:p>5318</text:p>
          </table:table-cell>
          <table:table-cell office:value-type="string" office:string-value="R53C19">
            <text:p>R53C19</text:p>
          </table:table-cell>
          <table:table-cell office:value-type="float" office:value="5320">
            <text:p>5320</text:p>
          </table:table-cell>
          <table:table-cell office:value-type="string" office:string-value="R53C21">
            <text:p>R53C21</text:p>
          </table:table-cell>
          <table:table-cell office:value-type="float" office:value="5322">
            <text:p>5322</text:p>
          </table:table-cell>
          <table:table-cell office:value-type="string" office:string-value="R53C23">
            <text:p>R53C23</text:p>
          </table:table-cell>
          <table:table-cell office:value-type="float" office:value="5324">
            <text:p>5324</text:p>
          </table:table-cell>
          <table:table-cell office:value-type="string" office:string-value="R53C25">
            <text:p>R53C25</text:p>
          </table:table-cell>
          <table:table-cell office:value-type="float" office:value="5326">
            <text:p>5326</text:p>
          </table:table-cell>
        </table:table-row>
        <table:table-row>
          <table:table-cell office:value-type="string" office:string-value="R54C1">
            <text:p>R54C1</text:p>
          </table:table-cell>
          <table:table-cell office:value-type="float" office:value="5402">
            <text:p>5402</text:p>
          </table:table-cell>
          <table:table-cell office:value-type="string" office:string-value="R54C3">
            <text:p>R54C3</text:p>
          </table:table-cell>
          <table:table-cell office:value-type="float" office:value="5404">
            <text:p>5404</text:p>
          </table:table-cell>
          <table:table-cell office:value-type="string" office:string-value="R54C5">
            <text:p>R54C5</text:p>
          </table:table-cell>
          <table:table-cell office:value-type="float" office:value="5406">
            <text:p>5406</text:p>
          </table:table-cell>
          <table:table-cell office:value-type="string" office:string-value="R54C7">
            <text:p>R54C7</text:p>
          </table:table-cell>
          <table:table-cell office:value-type="float" office:value="5408">
            <text:p>5408</text:p>
          </table:table-cell>
          <table:table-cell office:value-type="string" office:string-value="R54C9">
            <text:p>R54C9</text:p>
          </table:table-cell>
          <table:table-cell office:value-type="float" office:value="5410">
            <text:p>5410</text:p>
          </table:table-cell>
          <table:table-cell office:value-type="string" office:string-value="R54C11">
            <text:p>R54C11</text:p>
          </table:table-cell>
          <table:table-cell office:value-type="float" office:value="5412">
            <text:p>5412</text:p>
          </table:table-cell>
          <table:table-cell office:value-type="string" office:string-value="R54C13">
            <text:p>R54C13</text:p>
          </table:table-cell>
          <table:table-cell office:value-type="float" office:value="5414">
            <text:p>5414</text:p>
          </table:table-cell>
          <table:table-cell office:value-type="string" office:string-value="R54C15">
            <text:p>R54C15</text:p>
          </table:table-cell>
          <table:table-cell office:value-type="float" office:value="5416">
            <text:p>5416</text:p>
          </table:table-cell>
          <table:table-cell office:value-type="string" office:string-value="R54C17">
            <text:p>R54C17</text:p>
          </table:table-cell>
          <table:table-cell office:value-type="float" office:value="5418">
            <text:p>5418</text:p>
          </table:table-cell>
          <table:table-cell office:value-type="string" office:string-value="R54C19">
            <text:p>R54C19</text:p>
          </table:table-cell>
          <table:table-cell office:value-type="float" office:value="5420">
            <text:p>5420</text:p>
          </table:table-cell>
          <table:table-cell office:value-type="string" office:string-value="R54C21">
            <text:p>R54C21</text:p>
          </table:table-cell>
          <table:table-cell office:value-type="float" office:value="5422">
            <text:p>5422</text:p>
          </table:table-cell>
          <table:table-cell office:value-type="string" office:string-value="R54C23">
            <text:p>R54C23</text:p>
          </table:table-cell>
          <table:table-cell office:value-type="float" office:value="5424">
            <text:p>5424</text:p>
          </table:table-cell>
          <table:table-cell office:value-type="string" office:string-value="R54C25">
            <text:p>R54C25</text:p>
          </table:table-cell>
          <table:table-cell office:value-type="float" office:value="5426">
            <text:p>5426</text:p>
          </table:table-cell>
        </table:table-row>
        <table:table-row>
          <table:table-cell office:value-type="string" office:string-value="R55C1">
            <text:p>R55C1</text:p>
          </table:table-cell>
          <table:table-cell office:value-type="float" office:value="5502">
            <text:p>5502</text:p>
          </table:table-cell>
          <table:table-cell office:value-type="string" office:string-value="R55C3">
            <text:p>R55C3</text:p>
          </table:table-cell>
          <table:table-cell office:value-type="float" office:value="5504">
            <text:p>5504</text:p>
          </table:table-cell>
          <table:table-cell office:value-type="string" office:string-value="R55C5">
            <text:p>R55C5</text:p>
          </table:table-cell>
          <table:table-cell office:value-type="float" office:value="5506">
            <text:p>5506</text:p>
          </table:table-cell>
          <table:table-cell office:value-type="string" office:string-value="R55C7">
            <text:p>R55C7</text:p>
          </table:table-cell>
          <table:table-cell office:value-type="float" office:value="5508">
            <text:p>5508</text:p>
          </table:table-cell>
          <table:table-cell office:value-type="string" office:string-value="R55C9">
            <text:p>R55C9</text:p>
          </table:table-cell>
          <table:table-cell office:value-type="float" office:value="5510">
            <text:p>5510</text:p>
          </table:table-cell>
          <table:table-cell office:value-type="string" office:string-value="R55C11">
            <text:p>R55C11</text:p>
          </table:table-cell>
          <table:table-cell office:value-type="float" office:value="5512">
            <text:p>5512</text:p>
          </table:table-cell>
          <table:table-cell office:value-type="string" office:string-value="R55C13">
            <text:p>R55C13</text:p>
          </table:table-cell>
          <table:table-cell office:value-type="float" office:value="5514">
            <text:p>5514</text:p>
          </table:table-cell>
          <table:table-cell office:value-type="string" office:string-value="R55C15">
            <text:p>R55C15</text:p>
          </table:table-cell>
          <table:table-cell office:value-type="float" office:value="5516">
            <text:p>5516</text:p>
          </table:table-cell>
          <table:table-cell office:value-type="string" office:string-value="R55C17">
            <text:p>R55C17</text:p>
          </table:table-cell>
          <table:table-cell office:value-type="float" office:value="5518">
            <text:p>5518</text:p>
          </table:table-cell>
          <table:table-cell office:value-type="string" office:string-value="R55C19">
            <text:p>R55C19</text:p>
          </table:table-cell>
          <table:table-cell office:value-type="float" office:value="5520">
            <text:p>5520</text:p>
          </table:table-cell>
          <table:table-cell office:value-type="string" office:string-value="R55C21">
            <text:p>R55C21</text:p>
          </table:table-cell>
          <table:table-cell office:value-type="float" office:value="5522">
            <text:p>5522</text:p>
          </table:table-cell>
          <table:table-cell office:value-type="string" office:string-value="R55C23">
            <text:p>R55C23</text:p>
          </table:table-cell>
          <table:table-cell office:value-type="float" office:value="5524">
            <text:p>5524</text:p>
          </table:table-cell>
          <table:table-cell office:value-type="string" office:string-value="R55C25">
            <text:p>R55C25</text:p>
          </table:table-cell>
          <table:table-cell office:value-type="float" office:value="5526">
            <text:p>5526</text:p>
          </table:table-cell>
        </table:table-row>
        <table:table-row>
          <table:table-cell office:value-type="string" office:string-value="R56C1">
            <text:p>R56C1</text:p>
          </table:table-cell>
          <table:table-cell office:value-type="float" office:value="5602">
            <text:p>5602</text:p>
          </table:table-cell>
          <table:table-cell office:value-type="string" office:string-value="R56C3">
            <text:p>R56C3</text:p>
          </table:table-cell>
          <table:table-cell office:value-type="float" office:value="5604">
            <text:p>5604</text:p>
          </table:table-cell>
          <table:table-cell office:value-type="string" office:string-value="R56C5">
            <text:p>R56C5</text:p>
          </table:table-cell>
          <table:table-cell office:value-type="float" office:value="5606">
            <text:p>5606</text:p>
          </table:table-cell>
          <table:table-cell office:value-type="string" office:string-value="R56C7">
            <text:p>R56C7</text:p>
          </table:table-cell>
          <table:table-cell office:value-type="float" office:value="5608">
            <text:p>5608</text:p>
          </table:table-cell>
          <table:table-cell office:value-type="string" office:string-value="R56C9">
            <text:p>R56C9</text:p>
          </table:table-cell>
          <table:table-cell office:value-type="float" office:value="5610">
            <text:p>5610</text:p>
          </table:table-cell>
          <table:table-cell office:value-type="string" office:string-value="R56C11">
            <text:p>R56C11</text:p>
          </table:table-cell>
          <table:table-cell office:value-type="float" office:value="5612">
            <text:p>5612</text:p>
          </table:table-cell>
          <table:table-cell office:value-type="string" office:string-value="R56C13">
            <text:p>R56C13</text:p>
          </table:table-cell>
          <table:table-cell office:value-type="float" office:value="5614">
            <text:p>5614</text:p>
          </table:table-cell>
          <table:table-cell office:value-type="string" office:string-value="R56C15">
            <text:p>R56C15</text:p>
          </table:table-cell>
          <table:table-cell office:value-type="float" office:value="5616">
            <text:p>5616</text:p>
          </table:table-cell>
          <table:table-cell office:value-type="string" office:string-value="R56C17">
            <text:p>R56C17</text:p>
          </table:table-cell>
          <table:table-cell office:value-type="float" office:value="5618">
            <text:p>5618</text:p>
          </table:table-cell>
          <table:table-cell office:value-type="string" office:string-value="R56C19">
            <text:p>R56C19</text:p>
          </table:table-cell>
          <table:table-cell office:value-type="float" office:value="5620">
            <text:p>5620</text:p>
          </table:table-cell>
          <table:table-cell office:value-type="string" office:string-value="R56C21">
            <text:p>R56C21</text:p>
          </table:table-cell>
          <table:table-cell office:value-type="float" office:value="5622">
            <text:p>5622</text:p>
          </table:table-cell>
          <table:table-cell office:value-type="string" office:string-value="R56C23">
            <text:p>R56C23</text:p>
          </table:table-cell>
          <table:table-cell office:value-type="float" office:value="5624">
            <text:p>5624</text:p>
          </table:table-cell>
          <table:table-cell office:value-type="string" office:string-value="R56C25">
            <text:p>R56C25</text:p>
          </table:table-cell>
          <table:table-cell office:value-type="float" office:value="5626">
            <text:p>5626</text:p>
          </table:table-cell>
        </table:table-row>
        <table:table-row>
          <table:table-cell office:value-type="string" office:string-value="R57C1">
            <text:p>R57C1</text:p>
          </table:table-cell>
          <table:table-cell office:value-type="float" office:value="5702">
            <text:p>5702</text:p>
          </table:table-cell>
          <table:table-cell office:value-type="string" office:string-value="R57C3">
            <text:p>R57C3</text:p>
          </table:table-cell>
          <table:table-cell office:value-type="float" office:value="5704">
            <text:p>5704</text:p>
          </table:table-cell>
          <table:table-cell office:value-type="string" office:string-value="R57C5">
            <text:p>R57C5</text:p>
          </table:table-cell>
          <table:table-cell office:value-type="float" office:value="5706">
            <text:p>5706</text:p>
          </table:table-cell>
          <table:table-cell office:value-type="string" office:string-value="R57C7">
            <text:p>R57C7</text:p>
          </table:table-cell>
          <table:table-cell office:value-type="float" office:value="5708">
            <text:p>5708</text:p>
          </table:table-cell>
          <table:table-cell office:value-type="string" office:string-value="R57C9">
            <text:p>R57C9</text:p>
          </table:table-cell>
          <table:table-cell office:value-type="float" office:value="5710">
            <text:p>5710</text:p>
          </table:table-cell>
          <table:table-cell office:value-type="string" office:string-value="R57C11">
            <text:p>R57C11</text:p>
          </table:table-cell>
          <table:table-cell office:value-type="float" office:value="5712">
            <text:p>5712</text:p>
          </table:table-cell>
          <table:table-cell office:value-type="string" office:string-value="R57C13">
            <text:p>R57C13</text:p>
          </table:table-cell>
          <table:table-cell office:value-type="float" office:value="5714">
            <text:p>5714</text:p>
          </table:table-cell>
          <table:table-cell office:value-type="string" office:string-value="R57C15">
            <text:p>R57C15</text:p>
          </table:table-cell>
          <table:table-cell office:value-type="float" office:value="5716">
            <text:p>5716</text:p>
          </table:table-cell>
          <table:table-cell office:value-type="string" office:string-value="R57C17">
            <text:p>R57C17</text:p>
          </table:table-cell>
          <table:table-cell office:value-type="float" office:value="5718">
            <text:p>5718</text:p>
          </table:table-cell>
          <table:table-cell office:value-type="string" office:string-value="R57C19">
            <text:p>R57C19</text:p>
          </table:table-cell>
          <table:table-cell office:value-type="float" office:value="5720">
            <text:p>5720</text:p>
          </table:table-cell>
          <table:table-cell office:value-type="string" office:string-value="R57C21">
            <text:p>R57C21</text:p>
          </table:table-cell>
          <table:table-cell office:value-type="float" office:value="5722">
            <text:p>5722</text:p>
          </table:table-cell>
          <table:table-cell office:value-type="string" office:string-value="R57C23">
            <text:p>R57C23</text:p>
          </table:table-cell>
          <table:table-cell office:value-type="float" office:value="5724">
            <text:p>5724</text:p>
          </table:table-cell>
          <table:table-cell office:value-type="string" office:string-value="R57C25">
            <text:p>R57C25</text:p>
          </table:table-cell>
          <table:table-cell office:value-type="float" office:value="5726">
            <text:p>5726</text:p>
          </table:table-cell>
        </table:table-row>
        <table:table-row>
          <table:table-cell office:value-type="string" office:string-value="R58C1">
            <text:p>R58C1</text:p>
          </table:table-cell>
          <table:table-cell office:value-type="float" office:value="5802">
            <text:p>5802</text:p>
          </table:table-cell>
          <table:table-cell office:value-type="string" office:string-value="R58C3">
            <text:p>R58C3</text:p>
          </table:table-cell>
          <table:table-cell office:value-type="float" office:value="5804">
            <text:p>5804</text:p>
          </table:table-cell>
          <table:table-cell office:value-type="string" office:string-value="R58C5">
            <text:p>R58C5</text:p>
          </table:table-cell>
          <table:table-cell office:value-type="float" office:value="5806">
            <text:p>5806</text:p>
          </table:table-cell>
          <table:table-cell office:value-type="string" office:string-value="R58C7">
            <text:p>R58C7</text:p>
          </table:table-cell>
          <table:table-cell office:value-type="float" office:value="5808">
            <text:p>5808</text:p>
          </table:table-cell>
          <table:table-cell office:value-type="string" office:string-value="R58C9">
            <text:p>R58C9</text:p>
          </table:table-cell>
          <table:table-cell office:value-type="float" office:value="5810">
            <text:p>5810</text:p>
          </table:table-cell>
          <table:table-cell office:value-type="string" office:string-value="R58C11">
            <text:p>R58C11</text:p>
          </table:table-cell>
          <table:table-cell office:value-type="float" office:value="5812">
            <text:p>5812</text:p>
          </table:table-cell>
          <table:table-cell office:value-type="string" office:string-value="R58C13">
            <text:p>R58C13</text:p>
          </table:table-cell>
          <table:table-cell office:value-type="float" office:value="5814">
            <text:p>5814</text:p>
          </table:table-cell>
          <table:table-cell office:value-type="string" office:string-value="R58C15">
            <text:p>R58C15</text:p>
          </table:table-cell>
          <table:table-cell office:value-type="float" office:value="5816">
            <text:p>5816</text:p>
          </table:table-cell>
          <table:table-cell office:value-type="string" office:string-value="R58C17">
            <text:p>R58C17</text:p>
          </table:table-cell>
          <table:table-cell office:value-type="float" office:value="5818">
            <text:p>5818</text:p>
          </table:table-cell>
          <table:table-cell office:value-type="string" office:string-value="R58C19">
            <text:p>R58C19</text:p>
          </table:table-cell>
          <table:table-cell office:value-type="float" office:value="5820">
            <text:p>5820</text:p>
          </table:table-cell>
          <table:table-cell office:value-type="string" office:string-value="R58C21">
            <text:p>R58C21</text:p>
          </table:table-cell>
          <table:table-cell office:value-type="float" office:value="5822">
            <text:p>5822</text:p>
          </table:table-cell>
          <table:table-cell office:value-type="string" office:string-value="R58C23">
            <text:p>R58C23</text:p>
          </table:table-cell>
          <table:table-cell office:value-type="float" office:value="5824">
            <text:p>5824</text:p>
          </table:table-cell>
          <table:table-cell office:value-type="string" office:string-value="R58C25">
            <text:p>R58C25</text:p>
          </table:table-cell>
          <table:table-cell office:value-type="float" office:value="5826">
            <text:p>5826</text:p>
          </table:table-cell>
        </table:table-row>
        <table:table-row>
          <table:table-cell office:value-type="string" office:string-value="R59C1">
            <text:p>R59C1</text:p>
          </table:table-cell>
          <table:table-cell office:value-type="float" office:value="5902">
            <text:p>5902</text:p>
          </table:table-cell>
          <table:table-cell office:value-type="string" office:string-value="R59C3">
            <text:p>R59C3</text:p>
          </table:table-cell>
          <table:table-cell office:value-type="float" office:value="5904">
            <text:p>5904</text:p>
          </table:table-cell>
          <table:table-cell office:value-type="string" office:string-value="R59C5">
            <text:p>R59C5</text:p>
          </table:table-cell>
          <table:table-cell office:value-type="float" office:value="5906">
            <text:p>5906</text:p>
          </table:table-cell>
          <table:table-cell office:value-type="string" office:string-value="R59C7">
            <text:p>R59C7</text:p>
          </table:table-cell>
          <table:table-cell office:value-type="float" office:value="5908">
            <text:p>5908</text:p>
          </table:table-cell>
          <table:table-cell office:value-type="string" office:string-value="R59C9">
            <text:p>R59C9</text:p>
          </table:table-cell>
          <table:table-cell office:value-type="float" office:value="5910">
            <text:p>5910</text:p>
          </table:table-cell>
          <table:table-cell office:value-type="string" office:string-value="R59C11">
            <text:p>R59C11</text:p>
          </table:table-cell>
          <table:table-cell office:value-type="float" office:value="5912">
            <text:p>5912</text:p>
          </table:table-cell>
          <table:table-cell office:value-type="string" office:string-value="R59C13">
            <text:p>R59C13</text:p>
          </table:table-cell>
          <table:table-cell office:value-type="float" office:value="5914">
            <text:p>5914</text:p>
          </table:table-cell>
          <table:table-cell office:value-type="string" office:string-value="R59C15">
            <text:p>R59C15</text:p>
          </table:table-cell>
          <table:table-cell office:value-type="float" office:value="5916">
            <text:p>5916</text:p>
          </table:table-cell>
          <table:table-cell office:value-type="string" office:string-value="R59C17">
            <text:p>R59C17</text:p>
          </table:table-cell>
          <table:table-cell office:value-type="float" office:value="5918">
            <text:p>5918</text:p>
          </table:table-cell>
          <table:table-cell office:value-type="string" office:string-value="R59C19">
            <text:p>R59C19</text:p>
          </table:table-cell>
          <table:table-cell office:value-type="float" office:value="5920">
            <text:p>5920</text:p>
          </table:table-cell>
          <table:table-cell office:value-type="string" office:string-value="R59C21">
            <text:p>R59C21</text:p>
          </table:table-cell>
          <table:table-cell office:value-type="float" office:value="5922">
            <text:p>5922</text:p>
          </table:table-cell>
          <table:table-cell office:value-type="string" office:string-value="R59C23">
            <text:p>R59C23</text:p>
          </table:table-cell>
          <table:table-cell office:value-type="float" office:value="5924">
            <text:p>5924</text:p>
          </table:table-cell>
          <table:table-cell office:value-type="string" office:string-value="R59C25">
            <text:p>R59C25</text:p>
          </table:table-cell>
          <table:table-cell office:value-type="float" office:value="5926">
            <text:p>5926</text:p>
          </table:table-cell>
        </table:table-row>
        <table:table-row>
          <table:table-cell office:value-type="string" office:string-value="R60C1">
            <text:p>R60C1</text:p>
          </table:table-cell>
          <table:table-cell office:value-type="float" office:value="6002">
            <text:p>6002</text:p>
          </table:table-cell>
          <table:table-cell office:value-type="string" office:string-value="R60C3">
            <text:p>R60C3</text:p>
          </table:table-cell>
          <table:table-cell office:value-type="float" office:value="6004">
            <text:p>6004</text:p>
          </table:table-cell>
          <table:table-cell office:value-type="string" office:string-value="R60C5">
            <text:p>R60C5</text:p>
          </table:table-cell>
          <table:table-cell office:value-type="float" office:value="6006">
            <text:p>6006</text:p>
          </table:table-cell>
          <table:table-cell office:value-type="string" office:string-value="R60C7">
            <text:p>R60C7</text:p>
          </table:table-cell>
          <table:table-cell office:value-type="float" office:value="6008">
            <text:p>6008</text:p>
          </table:table-cell>
          <table:table-cell office:value-type="string" office:string-value="R60C9">
            <text:p>R60C9</text:p>
          </table:table-cell>
          <table:table-cell office:value-type="float" office:value="6010">
            <text:p>6010</text:p>
          </table:table-cell>
          <table:table-cell office:value-type="string" office:string-value="R60C11">
            <text:p>R60C11</text:p>
          </table:table-cell>
          <table:table-cell office:value-type="float" office:value="6012">
            <text:p>6012</text:p>
          </table:table-cell>
          <table:table-cell office:value-type="string" office:string-value="R60C13">
            <text:p>R60C13</text:p>
          </table:table-cell>
          <table:table-cell office:value-type="float" office:value="6014">
            <text:p>6014</text:p>
          </table:table-cell>
          <table:table-cell office:value-type="string" office:string-value="R60C15">
            <text:p>R60C15</text:p>
          </table:table-cell>
          <table:table-cell office:value-type="float" office:value="6016">
            <text:p>6016</text:p>
          </table:table-cell>
          <table:table-cell office:value-type="string" office:string-value="R60C17">
            <text:p>R60C17</text:p>
          </table:table-cell>
          <table:table-cell office:value-type="float" office:value="6018">
            <text:p>6018</text:p>
          </table:table-cell>
          <table:table-cell office:value-type="string" office:string-value="R60C19">
            <text:p>R60C19</text:p>
          </table:table-cell>
          <table:table-cell office:value-type="float" office:value="6020">
            <text:p>6020</text:p>
          </table:table-cell>
          <table:table-cell office:value-type="string" office:string-value="R60C21">
            <text:p>R60C21</text:p>
          </table:table-cell>
          <table:table-cell office:value-type="float" office:value="6022">
            <text:p>6022</text:p>
          </table:table-cell>
          <table:table-cell office:value-type="string" office:string-value="R60C23">
            <text:p>R60C23</text:p>
          </table:table-cell>
          <table:table-cell office:value-type="float" office:value="6024">
            <text:p>6024</text:p>
          </table:table-cell>
          <table:table-cell office:value-type="string" office:string-value="R60C25">
            <text:p>R60C25</text:p>
          </table:table-cell>
          <table:table-cell office:value-type="float" office:value="6026">
            <text:p>6026</text:p>
          </table:table-cell>
        </table:table-row>
        <table:table-row>
          <table:table-cell office:value-type="string" office:string-value="R61C1">
            <text:p>R61C1</text:p>
          </table:table-cell>
          <table:table-cell office:value-type="float" office:value="6102">
            <text:p>6102</text:p>
          </table:table-cell>
          <table:table-cell office:value-type="string" office:string-value="R61C3">
            <text:p>R61C3</text:p>
          </table:table-cell>
          <table:table-cell office:value-type="float" office:value="6104">
            <text:p>6104</text:p>
          </table:table-cell>
          <table:table-cell office:value-type="string" office:string-value="R61C5">
            <text:p>R61C5</text:p>
          </table:table-cell>
          <table:table-cell office:value-type="float" office:value="6106">
            <text:p>6106</text:p>
          </table:table-cell>
          <table:table-cell office:value-type="string" office:string-value="R61C7">
            <text:p>R61C7</text:p>
          </table:table-cell>
          <table:table-cell office:value-type="float" office:value="6108">
            <text:p>6108</text:p>
          </table:table-cell>
          <table:table-cell office:value-type="string" office:string-value="R61C9">
            <text:p>R61C9</text:p>
          </table:table-cell>
          <table:table-cell office:value-type="float" office:value="6110">
            <text:p>6110</text:p>
          </table:table-cell>
          <table:table-cell office:value-type="string" office:string-value="R61C11">
            <text:p>R61C11</text:p>
          </table:table-cell>
          <table:table-cell office:value-type="float" office:value="6112">
            <text:p>6112</text:p>
          </table:table-cell>
          <table:table-cell office:value-type="string" office:string-value="R61C13">
            <text:p>R61C13</text:p>
          </table:table-cell>
          <table:table-cell office:value-type="float" office:value="6114">
            <text:p>6114</text:p>
          </table:table-cell>
          <table:table-cell office:value-type="string" office:string-value="R61C15">
            <text:p>R61C15</text:p>
          </table:table-cell>
          <table:table-cell office:value-type="float" office:value="6116">
            <text:p>6116</text:p>
          </table:table-cell>
          <table:table-cell office:value-type="string" office:string-value="R61C17">
            <text:p>R61C17</text:p>
          </table:table-cell>
          <table:table-cell office:value-type="float" office:value="6118">
            <text:p>6118</text:p>
          </table:table-cell>
          <table:table-cell office:value-type="string" office:string-value="R61C19">
            <text:p>R61C19</text:p>
          </table:table-cell>
          <table:table-cell office:value-type="float" office:value="6120">
            <text:p>6120</text:p>
          </table:table-cell>
          <table:table-cell office:value-type="string" office:string-value="R61C21">
            <text:p>R61C21</text:p>
          </table:table-cell>
          <table:table-cell office:value-type="float" office:value="6122">
            <text:p>6122</text:p>
          </table:table-cell>
          <table:table-cell office:value-type="string" office:string-value="R61C23">
            <text:p>R61C23</text:p>
          </table:table-cell>
          <table:table-cell office:value-type="float" office:value="6124">
            <text:p>6124</text:p>
          </table:table-cell>
          <table:table-cell office:value-type="string" office:string-value="R61C25">
            <text:p>R61C25</text:p>
          </table:table-cell>
          <table:table-cell office:value-type="float" office:value="6126">
            <text:p>6126</text:p>
          </table:table-cell>
        </table:table-row>
        <table:table-row>
          <table:table-cell office:value-type="string" office:string-value="R62C1">
            <text:p>R62C1</text:p>
          </table:table-cell>
          <table:table-cell office:value-type="float" office:value="6202">
            <text:p>6202</text:p>
          </table:table-cell>
          <table:table-cell office:value-type="string" office:string-value="R62C3">
            <text:p>R62C3</text:p>
          </table:table-cell>
          <table:table-cell office:value-type="float" office:value="6204">
            <text:p>6204</text:p>
          </table:table-cell>
          <table:table-cell office:value-type="string" office:string-value="R62C5">
            <text:p>R62C5</text:p>
          </table:table-cell>
          <table:table-cell office:value-type="float" office:value="6206">
            <text:p>6206</text:p>
          </table:table-cell>
          <table:table-cell office:value-type="string" office:string-value="R62C7">
            <text:p>R62C7</text:p>
          </table:table-cell>
          <table:table-cell office:value-type="float" office:value="6208">
            <text:p>6208</text:p>
          </table:table-cell>
          <table:table-cell office:value-type="string" office:string-value="R62C9">
            <text:p>R62C9</text:p>
          </table:table-cell>
          <table:table-cell office:value-type="float" office:value="6210">
            <text:p>6210</text:p>
          </table:table-cell>
          <table:table-cell office:value-type="string" office:string-value="R62C11">
            <text:p>R62C11</text:p>
          </table:table-cell>
          <table:table-cell office:value-type="float" office:value="6212">
            <text:p>6212</text:p>
          </table:table-cell>
          <table:table-cell office:value-type="string" office:string-value="R62C13">
            <text:p>R62C13</text:p>
          </table:table-cell>
          <table:table-cell office:value-type="float" office:value="6214">
            <text:p>6214</text:p>
          </table:table-cell>
          <table:table-cell office:value-type="string" office:string-value="R62C15">
            <text:p>R62C15</text:p>
          </table:table-cell>
          <table:table-cell office:value-type="float" office:value="6216">
            <text:p>6216</text:p>
          </table:table-cell>
          <table:table-cell office:value-type="string" office:string-value="R62C17">
            <text:p>R62C17</text:p>
          </table:table-cell>
          <table:table-cell office:value-type="float" office:value="6218">
            <text:p>6218</text:p>
          </table:table-cell>
          <table:table-cell office:value-type="string" office:string-value="R62C19">
            <text:p>R62C19</text:p>
          </table:table-cell>
          <table:table-cell office:value-type="float" office:value="6220">
            <text:p>6220</text:p>
          </table:table-cell>
          <table:table-cell office:value-type="string" office:string-value="R62C21">
            <text:p>R62C21</text:p>
          </table:table-cell>
          <table:table-cell office:value-type="float" office:value="6222">
            <text:p>6222</text:p>
          </table:table-cell>
          <table:table-cell office:value-type="string" office:string-value="R62C23">
            <text:p>R62C23</text:p>
          </table:table-cell>
          <table:table-cell office:value-type="float" office:value="6224">
            <text:p>6224</text:p>
          </table:table-cell>
          <table:table-cell office:value-type="string" office:string-value="R62C25">
            <text:p>R62C25</text:p>
          </table:table-cell>
          <table:table-cell office:value-type="float" office:value="6226">
            <text:p>6226</text:p>
          </table:table-cell>
        </table:table-row>
        <table:table-row>
          <table:table-cell office:value-type="string" office:string-value="R63C1">
            <text:p>R63C1</text:p>
          </table:table-cell>
          <table:table-cell office:value-type="float" office:value="6302">
            <text:p>6302</text:p>
          </table:table-cell>
          <table:table-cell office:value-type="string" office:string-value="R63C3">
            <text:p>R63C3</text:p>
          </table:table-cell>
          <table:table-cell office:value-type="float" office:value="6304">
            <text:p>6304</text:p>
          </table:table-cell>
          <table:table-cell office:value-type="string" office:string-value="R63C5">
            <text:p>R63C5</text:p>
          </table:table-cell>
          <table:table-cell office:value-type="float" office:value="6306">
            <text:p>6306</text:p>
          </table:table-cell>
          <table:table-cell office:value-type="string" office:string-value="R63C7">
            <text:p>R63C7</text:p>
          </table:table-cell>
          <table:table-cell office:value-type="float" office:value="6308">
            <text:p>6308</text:p>
          </table:table-cell>
          <table:table-cell office:value-type="string" office:string-value="R63C9">
            <text:p>R63C9</text:p>
          </table:table-cell>
          <table:table-cell office:value-type="float" office:value="6310">
            <text:p>6310</text:p>
          </table:table-cell>
          <table:table-cell office:value-type="string" office:string-value="R63C11">
            <text:p>R63C11</text:p>
          </table:table-cell>
          <table:table-cell office:value-type="float" office:value="6312">
            <text:p>6312</text:p>
          </table:table-cell>
          <table:table-cell office:value-type="string" office:string-value="R63C13">
            <text:p>R63C13</text:p>
          </table:table-cell>
          <table:table-cell office:value-type="float" office:value="6314">
            <text:p>6314</text:p>
          </table:table-cell>
          <table:table-cell office:value-type="string" office:string-value="R63C15">
            <text:p>R63C15</text:p>
          </table:table-cell>
          <table:table-cell office:value-type="float" office:value="6316">
            <text:p>6316</text:p>
          </table:table-cell>
          <table:table-cell office:value-type="string" office:string-value="R63C17">
            <text:p>R63C17</text:p>
          </table:table-cell>
          <table:table-cell office:value-type="float" office:value="6318">
            <text:p>6318</text:p>
          </table:table-cell>
          <table:table-cell office:value-type="string" office:string-value="R63C19">
            <text:p>R63C19</text:p>
          </table:table-cell>
          <table:table-cell office:value-type="float" office:value="6320">
            <text:p>6320</text:p>
          </table:table-cell>
          <table:table-cell office:value-type="string" office:string-value="R63C21">
            <text:p>R63C21</text:p>
          </table:table-cell>
          <table:table-cell office:value-type="float" office:value="6322">
            <text:p>6322</text:p>
          </table:table-cell>
          <table:table-cell office:value-type="string" office:string-value="R63C23">
            <text:p>R63C23</text:p>
          </table:table-cell>
          <table:table-cell office:value-type="float" office:value="6324">
            <text:p>6324</text:p>
          </table:table-cell>
          <table:table-cell office:value-type="string" office:string-value="R63C25">
            <text:p>R63C25</text:p>
          </table:table-cell>
          <table:table-cell office:value-type="float" office:value="6326">
            <text:p>6326</text:p>
          </table:table-cell>
        </table:table-row>
        <table:table-row>
          <table:table-cell office:value-type="string" office:string-value="R64C1">
            <text:p>R64C1</text:p>
          </table:table-cell>
          <table:table-cell office:value-type="float" office:value="6402">
            <text:p>6402</text:p>
          </table:table-cell>
          <table:table-cell office:value-type="string" office:string-value="R64C3">
            <text:p>R64C3</text:p>
          </table:table-cell>
          <table:table-cell office:value-type="float" office:value="6404">
            <text:p>6404</text:p>
          </table:table-cell>
          <table:table-cell office:value-type="string" office:string-value="R64C5">
            <text:p>R64C5</text:p>
          </table:table-cell>
          <table:table-cell office:value-type="float" office:value="6406">
            <text:p>6406</text:p>
          </table:table-cell>
          <table:table-cell office:value-type="string" office:string-value="R64C7">
            <text:p>R64C7</text:p>
          </table:table-cell>
          <table:table-cell office:value-type="float" office:value="6408">
            <text:p>6408</text:p>
          </table:table-cell>
          <table:table-cell office:value-type="string" office:string-value="R64C9">
            <text:p>R64C9</text:p>
          </table:table-cell>
          <table:table-cell office:value-type="float" office:value="6410">
            <text:p>6410</text:p>
          </table:table-cell>
          <table:table-cell office:value-type="string" office:string-value="R64C11">
            <text:p>R64C11</text:p>
          </table:table-cell>
          <table:table-cell office:value-type="float" office:value="6412">
            <text:p>6412</text:p>
          </table:table-cell>
          <table:table-cell office:value-type="string" office:string-value="R64C13">
            <text:p>R64C13</text:p>
          </table:table-cell>
          <table:table-cell office:value-type="float" office:value="6414">
            <text:p>6414</text:p>
          </table:table-cell>
          <table:table-cell office:value-type="string" office:string-value="R64C15">
            <text:p>R64C15</text:p>
          </table:table-cell>
          <table:table-cell office:value-type="float" office:value="6416">
            <text:p>6416</text:p>
          </table:table-cell>
          <table:table-cell office:value-type="string" office:string-value="R64C17">
            <text:p>R64C17</text:p>
          </table:table-cell>
          <table:table-cell office:value-type="float" office:value="6418">
            <text:p>6418</text:p>
          </table:table-cell>
          <table:table-cell office:value-type="string" office:string-value="R64C19">
            <text:p>R64C19</text:p>
          </table:table-cell>
          <table:table-cell office:value-type="float" office:value="6420">
            <text:p>6420</text:p>
          </table:table-cell>
          <table:table-cell office:value-type="string" office:string-value="R64C21">
            <text:p>R64C21</text:p>
          </table:table-cell>
          <table:table-cell office:value-type="float" office:value="6422">
            <text:p>6422</text:p>
          </table:table-cell>
          <table:table-cell office:value-type="string" office:string-value="R64C23">
            <text:p>R64C23</text:p>
          </table:table-cell>
          <table:table-cell office:value-type="float" office:value="6424">
            <text:p>6424</text:p>
          </table:table-cell>
          <table:table-cell office:value-type="string" office:string-value="R64C25">
            <text:p>R64C25</text:p>
          </table:table-cell>
          <table:table-cell office:value-type="float" office:value="6426">
            <text:p>6426</text:p>
          </table:table-cell>
        </table:table-row>
        <table:table-row>
          <table:table-cell office:value-type="string" office:string-value="R65C1">
            <text:p>R65C1</text:p>
          </table:table-cell>
          <table:table-cell office:value-type="float" office:value="6502">
            <text:p>6502</text:p>
          </table:table-cell>
          <table:table-cell office:value-type="string" office:string-value="R65C3">
            <text:p>R65C3</text:p>
          </table:table-cell>
          <table:table-cell office:value-type="float" office:value="6504">
            <text:p>6504</text:p>
          </table:table-cell>
          <table:table-cell office:value-type="string" office:string-value="R65C5">
            <text:p>R65C5</text:p>
          </table:table-cell>
          <table:table-cell office:value-type="float" office:value="6506">
            <text:p>6506</text:p>
          </table:table-cell>
          <table:table-cell office:value-type="string" office:string-value="R65C7">
            <text:p>R65C7</text:p>
          </table:table-cell>
          <table:table-cell office:value-type="float" office:value="6508">
            <text:p>6508</text:p>
          </table:table-cell>
          <table:table-cell office:value-type="string" office:string-value="R65C9">
            <text:p>R65C9</text:p>
          </table:table-cell>
          <table:table-cell office:value-type="float" office:value="6510">
            <text:p>6510</text:p>
          </table:table-cell>
          <table:table-cell office:value-type="string" office:string-value="R65C11">
            <text:p>R65C11</text:p>
          </table:table-cell>
          <table:table-cell office:value-type="float" office:value="6512">
            <text:p>6512</text:p>
          </table:table-cell>
          <table:table-cell office:value-type="string" office:string-value="R65C13">
            <text:p>R65C13</text:p>
          </table:table-cell>
          <table:table-cell office:value-type="float" office:value="6514">
            <text:p>6514</text:p>
          </table:table-cell>
          <table:table-cell office:value-type="string" office:string-value="R65C15">
            <text:p>R65C15</text:p>
          </table:table-cell>
          <table:table-cell office:value-type="float" office:value="6516">
            <text:p>6516</text:p>
          </table:table-cell>
          <table:table-cell office:value-type="string" office:string-value="R65C17">
            <text:p>R65C17</text:p>
          </table:table-cell>
          <table:table-cell office:value-type="float" office:value="6518">
            <text:p>6518</text:p>
          </table:table-cell>
          <table:table-cell office:value-type="string" office:string-value="R65C19">
            <text:p>R65C19</text:p>
          </table:table-cell>
          <table:table-cell office:value-type="float" office:value="6520">
            <text:p>6520</text:p>
          </table:table-cell>
          <table:table-cell office:value-type="string" office:string-value="R65C21">
            <text:p>R65C21</text:p>
          </table:table-cell>
          <table:table-cell office:value-type="float" office:value="6522">
            <text:p>6522</text:p>
          </table:table-cell>
          <table:table-cell office:value-type="string" office:string-value="R65C23">
            <text:p>R65C23</text:p>
          </table:table-cell>
          <table:table-cell office:value-type="float" office:value="6524">
            <text:p>6524</text:p>
          </table:table-cell>
          <table:table-cell office:value-type="string" office:string-value="R65C25">
            <text:p>R65C25</text:p>
          </table:table-cell>
          <table:table-cell office:value-type="float" office:value="6526">
            <text:p>6526</text:p>
          </table:table-cell>
        </table:table-row>
        <table:table-row>
          <table:table-cell office:value-type="string" office:string-value="R66C1">
            <text:p>R66C1</text:p>
          </table:table-cell>
          <table:table-cell office:value-type="float" office:value="6602">
            <text:p>6602</text:p>
          </table:table-cell>
          <table:table-cell office:value-type="string" office:string-value="R66C3">
            <text:p>R66C3</text:p>
          </table:table-cell>
          <table:table-cell office:value-type="float" office:value="6604">
            <text:p>6604</text:p>
          </table:table-cell>
          <table:table-cell office:value-type="string" office:string-value="R66C5">
            <text:p>R66C5</text:p>
          </table:table-cell>
          <table:table-cell office:value-type="float" office:value="6606">
            <text:p>6606</text:p>
          </table:table-cell>
          <table:table-cell office:value-type="string" office:string-value="R66C7">
            <text:p>R66C7</text:p>
          </table:table-cell>
          <table:table-cell office:value-type="float" office:value="6608">
            <text:p>6608</text:p>
          </table:table-cell>
          <table:table-cell office:value-type="string" office:string-value="R66C9">
            <text:p>R66C9</text:p>
          </table:table-cell>
          <table:table-cell office:value-type="float" office:value="6610">
            <text:p>6610</text:p>
          </table:table-cell>
          <table:table-cell office:value-type="string" office:string-value="R66C11">
            <text:p>R66C11</text:p>
          </table:table-cell>
          <table:table-cell office:value-type="float" office:value="6612">
            <text:p>6612</text:p>
          </table:table-cell>
          <table:table-cell office:value-type="string" office:string-value="R66C13">
            <text:p>R66C13</text:p>
          </table:table-cell>
          <table:table-cell office:value-type="float" office:value="6614">
            <text:p>6614</text:p>
          </table:table-cell>
          <table:table-cell office:value-type="string" office:string-value="R66C15">
            <text:p>R66C15</text:p>
          </table:table-cell>
          <table:table-cell office:value-type="float" office:value="6616">
            <text:p>6616</text:p>
          </table:table-cell>
          <table:table-cell office:value-type="string" office:string-value="R66C17">
            <text:p>R66C17</text:p>
          </table:table-cell>
          <table:table-cell office:value-type="float" office:value="6618">
            <text:p>6618</text:p>
          </table:table-cell>
          <table:table-cell office:value-type="string" office:string-value="R66C19">
            <text:p>R66C19</text:p>
          </table:table-cell>
          <table:table-cell office:value-type="float" office:value="6620">
            <text:p>6620</text:p>
          </table:table-cell>
          <table:table-cell office:value-type="string" office:string-value="R66C21">
            <text:p>R66C21</text:p>
          </table:table-cell>
          <table:table-cell office:value-type="float" office:value="6622">
            <text:p>6622</text:p>
          </table:table-cell>
          <table:table-cell office:value-type="string" office:string-value="R66C23">
            <text:p>R66C23</text:p>
          </table:table-cell>
          <table:table-cell office:value-type="float" office:value="6624">
            <text:p>6624</text:p>
          </table:table-cell>
          <table:table-cell office:value-type="string" office:string-value="R66C25">
            <text:p>R66C25</text:p>
          </table:table-cell>
          <table:table-cell office:value-type="float" office:value="6626">
            <text:p>6626</text:p>
          </table:table-cell>
        </table:table-row>
        <table:table-row>
          <table:table-cell office:value-type="string" office:string-value="R67C1">
            <text:p>R67C1</text:p>
          </table:table-cell>
          <table:table-cell office:value-type="float" office:value="6702">
            <text:p>6702</text:p>
          </table:table-cell>
          <table:table-cell office:value-type="string" office:string-value="R67C3">
            <text:p>R67C3</text:p>
          </table:table-cell>
          <table:table-cell office:value-type="float" office:value="6704">
            <text:p>6704</text:p>
          </table:table-cell>
          <table:table-cell office:value-type="string" office:string-value="R67C5">
            <text:p>R67C5</text:p>
          </table:table-cell>
          <table:table-cell office:value-type="float" office:value="6706">
            <text:p>6706</text:p>
          </table:table-cell>
          <table:table-cell office:value-type="string" office:string-value="R67C7">
            <text:p>R67C7</text:p>
          </table:table-cell>
          <table:table-cell office:value-type="float" office:value="6708">
            <text:p>6708</text:p>
          </table:table-cell>
          <table:table-cell office:value-type="string" office:string-value="R67C9">
            <text:p>R67C9</text:p>
          </table:table-cell>
          <table:table-cell office:value-type="float" office:value="6710">
            <text:p>6710</text:p>
          </table:table-cell>
          <table:table-cell office:value-type="string" office:string-value="R67C11">
            <text:p>R67C11</text:p>
          </table:table-cell>
          <table:table-cell office:value-type="float" office:value="6712">
            <text:p>6712</text:p>
          </table:table-cell>
          <table:table-cell office:value-type="string" office:string-value="R67C13">
            <text:p>R67C13</text:p>
          </table:table-cell>
          <table:table-cell office:value-type="float" office:value="6714">
            <text:p>6714</text:p>
          </table:table-cell>
          <table:table-cell office:value-type="string" office:string-value="R67C15">
            <text:p>R67C15</text:p>
          </table:table-cell>
          <table:table-cell office:value-type="float" office:value="6716">
            <text:p>6716</text:p>
          </table:table-cell>
          <table:table-cell office:value-type="string" office:string-value="R67C17">
            <text:p>R67C17</text:p>
          </table:table-cell>
          <table:table-cell office:value-type="float" office:value="6718">
            <text:p>6718</text:p>
          </table:table-cell>
          <table:table-cell office:value-type="string" office:string-value="R67C19">
            <text:p>R67C19</text:p>
          </table:table-cell>
          <table:table-cell office:value-type="float" office:value="6720">
            <text:p>6720</text:p>
          </table:table-cell>
          <table:table-cell office:value-type="string" office:string-value="R67C21">
            <text:p>R67C21</text:p>
          </table:table-cell>
          <table:table-cell office:value-type="float" office:value="6722">
            <text:p>6722</text:p>
          </table:table-cell>
          <table:table-cell office:value-type="string" office:string-value="R67C23">
            <text:p>R67C23</text:p>
          </table:table-cell>
          <table:table-cell office:value-type="float" office:value="6724">
            <text:p>6724</text:p>
          </table:table-cell>
          <table:table-cell office:value-type="string" office:string-value="R67C25">
            <text:p>R67C25</text:p>
          </table:table-cell>
          <table:table-cell office:value-type="float" office:value="6726">
            <text:p>6726</text:p>
          </table:table-cell>
        </table:table-row>
        <table:table-row>
          <table:table-cell office:value-type="string" office:string-value="R68C1">
            <text:p>R68C1</text:p>
          </table:table-cell>
          <table:table-cell office:value-type="float" office:value="6802">
            <text:p>6802</text:p>
          </table:table-cell>
          <table:table-cell office:value-type="string" office:string-value="R68C3">
            <text:p>R68C3</text:p>
          </table:table-cell>
          <table:table-cell office:value-type="float" office:value="6804">
            <text:p>6804</text:p>
          </table:table-cell>
          <table:table-cell office:value-type="string" office:string-value="R68C5">
            <text:p>R68C5</text:p>
          </table:table-cell>
          <table:table-cell office:value-type="float" office:value="6806">
            <text:p>6806</text:p>
          </table:table-cell>
          <table:table-cell office:value-type="string" office:string-value="R68C7">
            <text:p>R68C7</text:p>
          </table:table-cell>
          <table:table-cell office:value-type="float" office:value="6808">
            <text:p>6808</text:p>
          </table:table-cell>
          <table:table-cell office:value-type="string" office:string-value="R68C9">
            <text:p>R68C9</text:p>
          </table:table-cell>
          <table:table-cell office:value-type="float" office:value="6810">
            <text:p>6810</text:p>
          </table:table-cell>
          <table:table-cell office:value-type="string" office:string-value="R68C11">
            <text:p>R68C11</text:p>
          </table:table-cell>
          <table:table-cell office:value-type="float" office:value="6812">
            <text:p>6812</text:p>
          </table:table-cell>
          <table:table-cell office:value-type="string" office:string-value="R68C13">
            <text:p>R68C13</text:p>
          </table:table-cell>
          <table:table-cell office:value-type="float" office:value="6814">
            <text:p>6814</text:p>
          </table:table-cell>
          <table:table-cell office:value-type="string" office:string-value="R68C15">
            <text:p>R68C15</text:p>
          </table:table-cell>
          <table:table-cell office:value-type="float" office:value="6816">
            <text:p>6816</text:p>
          </table:table-cell>
          <table:table-cell office:value-type="string" office:string-value="R68C17">
            <text:p>R68C17</text:p>
          </table:table-cell>
          <table:table-cell office:value-type="float" office:value="6818">
            <text:p>6818</text:p>
          </table:table-cell>
          <table:table-cell office:value-type="string" office:string-value="R68C19">
            <text:p>R68C19</text:p>
          </table:table-cell>
          <table:table-cell office:value-type="float" office:value="6820">
            <text:p>6820</text:p>
          </table:table-cell>
          <table:table-cell office:value-type="string" office:string-value="R68C21">
            <text:p>R68C21</text:p>
          </table:table-cell>
          <table:table-cell office:value-type="float" office:value="6822">
            <text:p>6822</text:p>
          </table:table-cell>
          <table:table-cell office:value-type="string" office:string-value="R68C23">
            <text:p>R68C23</text:p>
          </table:table-cell>
          <table:table-cell office:value-type="float" office:value="6824">
            <text:p>6824</text:p>
          </table:table-cell>
          <table:table-cell office:value-type="string" office:string-value="R68C25">
            <text:p>R68C25</text:p>
          </table:table-cell>
          <table:table-cell office:value-type="float" office:value="6826">
            <text:p>6826</text:p>
          </table:table-cell>
        </table:table-row>
        <table:table-row>
          <table:table-cell office:value-type="string" office:string-value="R69C1">
            <text:p>R69C1</text:p>
          </table:table-cell>
          <table:table-cell office:value-type="float" office:value="6902">
            <text:p>6902</text:p>
          </table:table-cell>
          <table:table-cell office:value-type="string" office:string-value="R69C3">
            <text:p>R69C3</text:p>
          </table:table-cell>
          <table:table-cell office:value-type="float" office:value="6904">
            <text:p>6904</text:p>
          </table:table-cell>
          <table:table-cell office:value-type="string" office:string-value="R69C5">
            <text:p>R69C5</text:p>
          </table:table-cell>
          <table:table-cell office:value-type="float" office:value="6906">
            <text:p>6906</text:p>
          </table:table-cell>
          <table:table-cell office:value-type="string" office:string-value="R69C7">
            <text:p>R69C7</text:p>
          </table:table-cell>
          <table:table-cell office:value-type="float" office:value="6908">
            <text:p>6908</text:p>
          </table:table-cell>
          <table:table-cell office:value-type="string" office:string-value="R69C9">
            <text:p>R69C9</text:p>
          </table:table-cell>
          <table:table-cell office:value-type="float" office:value="6910">
            <text:p>6910</text:p>
          </table:table-cell>
          <table:table-cell office:value-type="string" office:string-value="R69C11">
            <text:p>R69C11</text:p>
          </table:table-cell>
          <table:table-cell office:value-type="float" office:value="6912">
            <text:p>6912</text:p>
          </table:table-cell>
          <table:table-cell office:value-type="string" office:string-value="R69C13">
            <text:p>R69C13</text:p>
          </table:table-cell>
          <table:table-cell office:value-type="float" office:value="6914">
            <text:p>6914</text:p>
          </table:table-cell>
          <table:table-cell office:value-type="string" office:string-value="R69C15">
            <text:p>R69C15</text:p>
          </table:table-cell>
          <table:table-cell office:value-type="float" office:value="6916">
            <text:p>6916</text:p>
          </table:table-cell>
          <table:table-cell office:value-type="string" office:string-value="R69C17">
            <text:p>R69C17</text:p>
          </table:table-cell>
          <table:table-cell office:value-type="float" office:value="6918">
            <text:p>6918</text:p>
          </table:table-cell>
          <table:table-cell office:value-type="string" office:string-value="R69C19">
            <text:p>R69C19</text:p>
          </table:table-cell>
          <table:table-cell office:value-type="float" office:value="6920">
            <text:p>6920</text:p>
          </table:table-cell>
          <table:table-cell office:value-type="string" office:string-value="R69C21">
            <text:p>R69C21</text:p>
          </table:table-cell>
          <table:table-cell office:value-type="float" office:value="6922">
            <text:p>6922</text:p>
          </table:table-cell>
          <table:table-cell office:value-type="string" office:string-value="R69C23">
            <text:p>R69C23</text:p>
          </table:table-cell>
          <table:table-cell office:value-type="float" office:value="6924">
            <text:p>6924</text:p>
          </table:table-cell>
          <table:table-cell office:value-type="string" office:string-value="R69C25">
            <text:p>R69C25</text:p>
          </table:table-cell>
          <table:table-cell office:value-type="float" office:value="6926">
            <text:p>6926</text:p>
          </table:table-cell>
        </table:table-row>
        <table:table-row>
          <table:table-cell office:value-type="string" office:string-value="R70C1">
            <text:p>R70C1</text:p>
          </table:table-cell>
          <table:table-cell office:value-type="float" office:value="7002">
            <text:p>7002</text:p>
          </table:table-cell>
          <table:table-cell office:value-type="string" office:string-value="R70C3">
            <text:p>R70C3</text:p>
          </table:table-cell>
          <table:table-cell office:value-type="float" office:value="7004">
            <text:p>7004</text:p>
          </table:table-cell>
          <table:table-cell office:value-type="string" office:string-value="R70C5">
            <text:p>R70C5</text:p>
          </table:table-cell>
          <table:table-cell office:value-type="float" office:value="7006">
            <text:p>7006</text:p>
          </table:table-cell>
          <table:table-cell office:value-type="string" office:string-value="R70C7">
            <text:p>R70C7</text:p>
          </table:table-cell>
          <table:table-cell office:value-type="float" office:value="7008">
            <text:p>7008</text:p>
          </table:table-cell>
          <table:table-cell office:value-type="string" office:string-value="R70C9">
            <text:p>R70C9</text:p>
          </table:table-cell>
          <table:table-cell office:value-type="float" office:value="7010">
            <text:p>7010</text:p>
          </table:table-cell>
          <table:table-cell office:value-type="string" office:string-value="R70C11">
            <text:p>R70C11</text:p>
          </table:table-cell>
          <table:table-cell office:value-type="float" office:value="7012">
            <text:p>7012</text:p>
          </table:table-cell>
          <table:table-cell office:value-type="string" office:string-value="R70C13">
            <text:p>R70C13</text:p>
          </table:table-cell>
          <table:table-cell office:value-type="float" office:value="7014">
            <text:p>7014</text:p>
          </table:table-cell>
          <table:table-cell office:value-type="string" office:string-value="R70C15">
            <text:p>R70C15</text:p>
          </table:table-cell>
          <table:table-cell office:value-type="float" office:value="7016">
            <text:p>7016</text:p>
          </table:table-cell>
          <table:table-cell office:value-type="string" office:string-value="R70C17">
            <text:p>R70C17</text:p>
          </table:table-cell>
          <table:table-cell office:value-type="float" office:value="7018">
            <text:p>7018</text:p>
          </table:table-cell>
          <table:table-cell office:value-type="string" office:string-value="R70C19">
            <text:p>R70C19</text:p>
          </table:table-cell>
          <table:table-cell office:value-type="float" office:value="7020">
            <text:p>7020</text:p>
          </table:table-cell>
          <table:table-cell office:value-type="string" office:string-value="R70C21">
            <text:p>R70C21</text:p>
          </table:table-cell>
          <table:table-cell office:value-type="float" office:value="7022">
            <text:p>7022</text:p>
          </table:table-cell>
          <table:table-cell office:value-type="string" office:string-value="R70C23">
            <text:p>R70C23</text:p>
          </table:table-cell>
          <table:table-cell office:value-type="float" office:value="7024">
            <text:p>7024</text:p>
          </table:table-cell>
          <table:table-cell office:value-type="string" office:string-value="R70C25">
            <text:p>R70C25</text:p>
          </table:table-cell>
          <table:table-cell office:value-type="float" office:value="7026">
            <text:p>7026</text:p>
          </table:table-cell>
        </table:table-row>
        <table:table-row>
          <table:table-cell office:value-type="string" office:string-value="R71C1">
            <text:p>R71C1</text:p>
          </table:table-cell>
          <table:table-cell office:value-type="float" office:value="7102">
            <text:p>7102</text:p>
          </table:table-cell>
          <table:table-cell office:value-type="string" office:string-value="R71C3">
            <text:p>R71C3</text:p>
          </table:table-cell>
          <table:table-cell office:value-type="float" office:value="7104">
            <text:p>7104</text:p>
          </table:table-cell>
          <table:table-cell office:value-type="string" office:string-value="R71C5">
            <text:p>R71C5</text:p>
          </table:table-cell>
          <table:table-cell office:value-type="float" office:value="7106">
            <text:p>7106</text:p>
          </table:table-cell>
          <table:table-cell office:value-type="string" office:string-value="R71C7">
            <text:p>R71C7</text:p>
          </table:table-cell>
          <table:table-cell office:value-type="float" office:value="7108">
            <text:p>7108</text:p>
          </table:table-cell>
          <table:table-cell office:value-type="string" office:string-value="R71C9">
            <text:p>R71C9</text:p>
          </table:table-cell>
          <table:table-cell office:value-type="float" office:value="7110">
            <text:p>7110</text:p>
          </table:table-cell>
          <table:table-cell office:value-type="string" office:string-value="R71C11">
            <text:p>R71C11</text:p>
          </table:table-cell>
          <table:table-cell office:value-type="float" office:value="7112">
            <text:p>7112</text:p>
          </table:table-cell>
          <table:table-cell office:value-type="string" office:string-value="R71C13">
            <text:p>R71C13</text:p>
          </table:table-cell>
          <table:table-cell office:value-type="float" office:value="7114">
            <text:p>7114</text:p>
          </table:table-cell>
          <table:table-cell office:value-type="string" office:string-value="R71C15">
            <text:p>R71C15</text:p>
          </table:table-cell>
          <table:table-cell office:value-type="float" office:value="7116">
            <text:p>7116</text:p>
          </table:table-cell>
          <table:table-cell office:value-type="string" office:string-value="R71C17">
            <text:p>R71C17</text:p>
          </table:table-cell>
          <table:table-cell office:value-type="float" office:value="7118">
            <text:p>7118</text:p>
          </table:table-cell>
          <table:table-cell office:value-type="string" office:string-value="R71C19">
            <text:p>R71C19</text:p>
          </table:table-cell>
          <table:table-cell office:value-type="float" office:value="7120">
            <text:p>7120</text:p>
          </table:table-cell>
          <table:table-cell office:value-type="string" office:string-value="R71C21">
            <text:p>R71C21</text:p>
          </table:table-cell>
          <table:table-cell office:value-type="float" office:value="7122">
            <text:p>7122</text:p>
          </table:table-cell>
          <table:table-cell office:value-type="string" office:string-value="R71C23">
            <text:p>R71C23</text:p>
          </table:table-cell>
          <table:table-cell office:value-type="float" office:value="7124">
            <text:p>7124</text:p>
          </table:table-cell>
          <table:table-cell office:value-type="string" office:string-value="R71C25">
            <text:p>R71C25</text:p>
          </table:table-cell>
          <table:table-cell office:value-type="float" office:value="7126">
            <text:p>7126</text:p>
          </table:table-cell>
        </table:table-row>
        <table:table-row>
          <table:table-cell office:value-type="string" office:string-value="R72C1">
            <text:p>R72C1</text:p>
          </table:table-cell>
          <table:table-cell office:value-type="float" office:value="7202">
            <text:p>7202</text:p>
          </table:table-cell>
          <table:table-cell office:value-type="string" office:string-value="R72C3">
            <text:p>R72C3</text:p>
          </table:table-cell>
          <table:table-cell office:value-type="float" office:value="7204">
            <text:p>7204</text:p>
          </table:table-cell>
          <table:table-cell office:value-type="string" office:string-value="R72C5">
            <text:p>R72C5</text:p>
          </table:table-cell>
          <table:table-cell office:value-type="float" office:value="7206">
            <text:p>7206</text:p>
          </table:table-cell>
          <table:table-cell office:value-type="string" office:string-value="R72C7">
            <text:p>R72C7</text:p>
          </table:table-cell>
          <table:table-cell office:value-type="float" office:value="7208">
            <text:p>7208</text:p>
          </table:table-cell>
          <table:table-cell office:value-type="string" office:string-value="R72C9">
            <text:p>R72C9</text:p>
          </table:table-cell>
          <table:table-cell office:value-type="float" office:value="7210">
            <text:p>7210</text:p>
          </table:table-cell>
          <table:table-cell office:value-type="string" office:string-value="R72C11">
            <text:p>R72C11</text:p>
          </table:table-cell>
          <table:table-cell office:value-type="float" office:value="7212">
            <text:p>7212</text:p>
          </table:table-cell>
          <table:table-cell office:value-type="string" office:string-value="R72C13">
            <text:p>R72C13</text:p>
          </table:table-cell>
          <table:table-cell office:value-type="float" office:value="7214">
            <text:p>7214</text:p>
          </table:table-cell>
          <table:table-cell office:value-type="string" office:string-value="R72C15">
            <text:p>R72C15</text:p>
          </table:table-cell>
          <table:table-cell office:value-type="float" office:value="7216">
            <text:p>7216</text:p>
          </table:table-cell>
          <table:table-cell office:value-type="string" office:string-value="R72C17">
            <text:p>R72C17</text:p>
          </table:table-cell>
          <table:table-cell office:value-type="float" office:value="7218">
            <text:p>7218</text:p>
          </table:table-cell>
          <table:table-cell office:value-type="string" office:string-value="R72C19">
            <text:p>R72C19</text:p>
          </table:table-cell>
          <table:table-cell office:value-type="float" office:value="7220">
            <text:p>7220</text:p>
          </table:table-cell>
          <table:table-cell office:value-type="string" office:string-value="R72C21">
            <text:p>R72C21</text:p>
          </table:table-cell>
          <table:table-cell office:value-type="float" office:value="7222">
            <text:p>7222</text:p>
          </table:table-cell>
          <table:table-cell office:value-type="string" office:string-value="R72C23">
            <text:p>R72C23</text:p>
          </table:table-cell>
          <table:table-cell office:value-type="float" office:value="7224">
            <text:p>7224</text:p>
          </table:table-cell>
          <table:table-cell office:value-type="string" office:string-value="R72C25">
            <text:p>R72C25</text:p>
          </table:table-cell>
          <table:table-cell office:value-type="float" office:value="7226">
            <text:p>7226</text:p>
          </table:table-cell>
        </table:table-row>
        <table:table-row>
          <table:table-cell office:value-type="string" office:string-value="R73C1">
            <text:p>R73C1</text:p>
          </table:table-cell>
          <table:table-cell office:value-type="float" office:value="7302">
            <text:p>7302</text:p>
          </table:table-cell>
          <table:table-cell office:value-type="string" office:string-value="R73C3">
            <text:p>R73C3</text:p>
          </table:table-cell>
          <table:table-cell office:value-type="float" office:value="7304">
            <text:p>7304</text:p>
          </table:table-cell>
          <table:table-cell office:value-type="string" office:string-value="R73C5">
            <text:p>R73C5</text:p>
          </table:table-cell>
          <table:table-cell office:value-type="float" office:value="7306">
            <text:p>7306</text:p>
          </table:table-cell>
          <table:table-cell office:value-type="string" office:string-value="R73C7">
            <text:p>R73C7</text:p>
          </table:table-cell>
          <table:table-cell office:value-type="float" office:value="7308">
            <text:p>7308</text:p>
          </table:table-cell>
          <table:table-cell office:value-type="string" office:string-value="R73C9">
            <text:p>R73C9</text:p>
          </table:table-cell>
          <table:table-cell office:value-type="float" office:value="7310">
            <text:p>7310</text:p>
          </table:table-cell>
          <table:table-cell office:value-type="string" office:string-value="R73C11">
            <text:p>R73C11</text:p>
          </table:table-cell>
          <table:table-cell office:value-type="float" office:value="7312">
            <text:p>7312</text:p>
          </table:table-cell>
          <table:table-cell office:value-type="string" office:string-value="R73C13">
            <text:p>R73C13</text:p>
          </table:table-cell>
          <table:table-cell office:value-type="float" office:value="7314">
            <text:p>7314</text:p>
          </table:table-cell>
          <table:table-cell office:value-type="string" office:string-value="R73C15">
            <text:p>R73C15</text:p>
          </table:table-cell>
          <table:table-cell office:value-type="float" office:value="7316">
            <text:p>7316</text:p>
          </table:table-cell>
          <table:table-cell office:value-type="string" office:string-value="R73C17">
            <text:p>R73C17</text:p>
          </table:table-cell>
          <table:table-cell office:value-type="float" office:value="7318">
            <text:p>7318</text:p>
          </table:table-cell>
          <table:table-cell office:value-type="string" office:string-value="R73C19">
            <text:p>R73C19</text:p>
          </table:table-cell>
          <table:table-cell office:value-type="float" office:value="7320">
            <text:p>7320</text:p>
          </table:table-cell>
          <table:table-cell office:value-type="string" office:string-value="R73C21">
            <text:p>R73C21</text:p>
          </table:table-cell>
          <table:table-cell office:value-type="float" office:value="7322">
            <text:p>7322</text:p>
          </table:table-cell>
          <table:table-cell office:value-type="string" office:string-value="R73C23">
            <text:p>R73C23</text:p>
          </table:table-cell>
          <table:table-cell office:value-type="float" office:value="7324">
            <text:p>7324</text:p>
          </table:table-cell>
          <table:table-cell office:value-type="string" office:string-value="R73C25">
            <text:p>R73C25</text:p>
          </table:table-cell>
          <table:table-cell office:value-type="float" office:value="7326">
            <text:p>7326</text:p>
          </table:table-cell>
        </table:table-row>
        <table:table-row>
          <table:table-cell office:value-type="string" office:string-value="R74C1">
            <text:p>R74C1</text:p>
          </table:table-cell>
          <table:table-cell office:value-type="float" office:value="7402">
            <text:p>7402</text:p>
          </table:table-cell>
          <table:table-cell office:value-type="string" office:string-value="R74C3">
            <text:p>R74C3</text:p>
          </table:table-cell>
          <table:table-cell office:value-type="float" office:value="7404">
            <text:p>7404</text:p>
          </table:table-cell>
          <table:table-cell office:value-type="string" office:string-value="R74C5">
            <text:p>R74C5</text:p>
          </table:table-cell>
          <table:table-cell office:value-type="float" office:value="7406">
            <text:p>7406</text:p>
          </table:table-cell>
          <table:table-cell office:value-type="string" office:string-value="R74C7">
            <text:p>R74C7</text:p>
          </table:table-cell>
          <table:table-cell office:value-type="float" office:value="7408">
            <text:p>7408</text:p>
          </table:table-cell>
          <table:table-cell office:value-type="string" office:string-value="R74C9">
            <text:p>R74C9</text:p>
          </table:table-cell>
          <table:table-cell office:value-type="float" office:value="7410">
            <text:p>7410</text:p>
          </table:table-cell>
          <table:table-cell office:value-type="string" office:string-value="R74C11">
            <text:p>R74C11</text:p>
          </table:table-cell>
          <table:table-cell office:value-type="float" office:value="7412">
            <text:p>7412</text:p>
          </table:table-cell>
          <table:table-cell office:value-type="string" office:string-value="R74C13">
            <text:p>R74C13</text:p>
          </table:table-cell>
          <table:table-cell office:value-type="float" office:value="7414">
            <text:p>7414</text:p>
          </table:table-cell>
          <table:table-cell office:value-type="string" office:string-value="R74C15">
            <text:p>R74C15</text:p>
          </table:table-cell>
          <table:table-cell office:value-type="float" office:value="7416">
            <text:p>7416</text:p>
          </table:table-cell>
          <table:table-cell office:value-type="string" office:string-value="R74C17">
            <text:p>R74C17</text:p>
          </table:table-cell>
          <table:table-cell office:value-type="float" office:value="7418">
            <text:p>7418</text:p>
          </table:table-cell>
          <table:table-cell office:value-type="string" office:string-value="R74C19">
            <text:p>R74C19</text:p>
          </table:table-cell>
          <table:table-cell office:value-type="float" office:value="7420">
            <text:p>7420</text:p>
          </table:table-cell>
          <table:table-cell office:value-type="string" office:string-value="R74C21">
            <text:p>R74C21</text:p>
          </table:table-cell>
          <table:table-cell office:value-type="float" office:value="7422">
            <text:p>7422</text:p>
          </table:table-cell>
          <table:table-cell office:value-type="string" office:string-value="R74C23">
            <text:p>R74C23</text:p>
          </table:table-cell>
          <table:table-cell office:value-type="float" office:value="7424">
            <text:p>7424</text:p>
          </table:table-cell>
          <table:table-cell office:value-type="string" office:string-value="R74C25">
            <text:p>R74C25</text:p>
          </table:table-cell>
          <table:table-cell office:value-type="float" office:value="7426">
            <text:p>7426</text:p>
          </table:table-cell>
        </table:table-row>
        <table:table-row>
          <table:table-cell office:value-type="string" office:string-value="R75C1">
            <text:p>R75C1</text:p>
          </table:table-cell>
          <table:table-cell office:value-type="float" office:value="7502">
            <text:p>7502</text:p>
          </table:table-cell>
          <table:table-cell office:value-type="string" office:string-value="R75C3">
            <text:p>R75C3</text:p>
          </table:table-cell>
          <table:table-cell office:value-type="float" office:value="7504">
            <text:p>7504</text:p>
          </table:table-cell>
          <table:table-cell office:value-type="string" office:string-value="R75C5">
            <text:p>R75C5</text:p>
          </table:table-cell>
          <table:table-cell office:value-type="float" office:value="7506">
            <text:p>7506</text:p>
          </table:table-cell>
          <table:table-cell office:value-type="string" office:string-value="R75C7">
            <text:p>R75C7</text:p>
          </table:table-cell>
          <table:table-cell office:value-type="float" office:value="7508">
            <text:p>7508</text:p>
          </table:table-cell>
          <table:table-cell office:value-type="string" office:string-value="R75C9">
            <text:p>R75C9</text:p>
          </table:table-cell>
          <table:table-cell office:value-type="float" office:value="7510">
            <text:p>7510</text:p>
          </table:table-cell>
          <table:table-cell office:value-type="string" office:string-value="R75C11">
            <text:p>R75C11</text:p>
          </table:table-cell>
          <table:table-cell office:value-type="float" office:value="7512">
            <text:p>7512</text:p>
          </table:table-cell>
          <table:table-cell office:value-type="string" office:string-value="R75C13">
            <text:p>R75C13</text:p>
          </table:table-cell>
          <table:table-cell office:value-type="float" office:value="7514">
            <text:p>7514</text:p>
          </table:table-cell>
          <table:table-cell office:value-type="string" office:string-value="R75C15">
            <text:p>R75C15</text:p>
          </table:table-cell>
          <table:table-cell office:value-type="float" office:value="7516">
            <text:p>7516</text:p>
          </table:table-cell>
          <table:table-cell office:value-type="string" office:string-value="R75C17">
            <text:p>R75C17</text:p>
          </table:table-cell>
          <table:table-cell office:value-type="float" office:value="7518">
            <text:p>7518</text:p>
          </table:table-cell>
          <table:table-cell office:value-type="string" office:string-value="R75C19">
            <text:p>R75C19</text:p>
          </table:table-cell>
          <table:table-cell office:value-type="float" office:value="7520">
            <text:p>7520</text:p>
          </table:table-cell>
          <table:table-cell office:value-type="string" office:string-value="R75C21">
            <text:p>R75C21</text:p>
          </table:table-cell>
          <table:table-cell office:value-type="float" office:value="7522">
            <text:p>7522</text:p>
          </table:table-cell>
          <table:table-cell office:value-type="string" office:string-value="R75C23">
            <text:p>R75C23</text:p>
          </table:table-cell>
          <table:table-cell office:value-type="float" office:value="7524">
            <text:p>7524</text:p>
          </table:table-cell>
          <table:table-cell office:value-type="string" office:string-value="R75C25">
            <text:p>R75C25</text:p>
          </table:table-cell>
          <table:table-cell office:value-type="float" office:value="7526">
            <text:p>7526</text:p>
          </table:table-cell>
        </table:table-row>
        <table:table-row>
          <table:table-cell office:value-type="string" office:string-value="R76C1">
            <text:p>R76C1</text:p>
          </table:table-cell>
          <table:table-cell office:value-type="float" office:value="7602">
            <text:p>7602</text:p>
          </table:table-cell>
          <table:table-cell office:value-type="string" office:string-value="R76C3">
            <text:p>R76C3</text:p>
          </table:table-cell>
          <table:table-cell office:value-type="float" office:value="7604">
            <text:p>7604</text:p>
          </table:table-cell>
          <table:table-cell office:value-type="string" office:string-value="R76C5">
            <text:p>R76C5</text:p>
          </table:table-cell>
          <table:table-cell office:value-type="float" office:value="7606">
            <text:p>7606</text:p>
          </table:table-cell>
          <table:table-cell office:value-type="string" office:string-value="R76C7">
            <text:p>R76C7</text:p>
          </table:table-cell>
          <table:table-cell office:value-type="float" office:value="7608">
            <text:p>7608</text:p>
          </table:table-cell>
          <table:table-cell office:value-type="string" office:string-value="R76C9">
            <text:p>R76C9</text:p>
          </table:table-cell>
          <table:table-cell office:value-type="float" office:value="7610">
            <text:p>7610</text:p>
          </table:table-cell>
          <table:table-cell office:value-type="string" office:string-value="R76C11">
            <text:p>R76C11</text:p>
          </table:table-cell>
          <table:table-cell office:value-type="float" office:value="7612">
            <text:p>7612</text:p>
          </table:table-cell>
          <table:table-cell office:value-type="string" office:string-value="R76C13">
            <text:p>R76C13</text:p>
          </table:table-cell>
          <table:table-cell office:value-type="float" office:value="7614">
            <text:p>7614</text:p>
          </table:table-cell>
          <table:table-cell office:value-type="string" office:string-value="R76C15">
            <text:p>R76C15</text:p>
          </table:table-cell>
          <table:table-cell office:value-type="float" office:value="7616">
            <text:p>7616</text:p>
          </table:table-cell>
          <table:table-cell office:value-type="string" office:string-value="R76C17">
            <text:p>R76C17</text:p>
          </table:table-cell>
          <table:table-cell office:value-type="float" office:value="7618">
            <text:p>7618</text:p>
          </table:table-cell>
          <table:table-cell office:value-type="string" office:string-value="R76C19">
            <text:p>R76C19</text:p>
          </table:table-cell>
          <table:table-cell office:value-type="float" office:value="7620">
            <text:p>7620</text:p>
          </table:table-cell>
          <table:table-cell office:value-type="string" office:string-value="R76C21">
            <text:p>R76C21</text:p>
          </table:table-cell>
          <table:table-cell office:value-type="float" office:value="7622">
            <text:p>7622</text:p>
          </table:table-cell>
          <table:table-cell office:value-type="string" office:string-value="R76C23">
            <text:p>R76C23</text:p>
          </table:table-cell>
          <table:table-cell office:value-type="float" office:value="7624">
            <text:p>7624</text:p>
          </table:table-cell>
          <table:table-cell office:value-type="string" office:string-value="R76C25">
            <text:p>R76C25</text:p>
          </table:table-cell>
          <table:table-cell office:value-type="float" office:value="7626">
            <text:p>7626</text:p>
          </table:table-cell>
        </table:table-row>
        <table:table-row>
          <table:table-cell office:value-type="string" office:string-value="R77C1">
            <text:p>R77C1</text:p>
          </table:table-cell>
          <table:table-cell office:value-type="float" office:value="7702">
            <text:p>7702</text:p>
          </table:table-cell>
          <table:table-cell office:value-type="string" office:string-value="R77C3">
            <text:p>R77C3</text:p>
          </table:table-cell>
          <table:table-cell office:value-type="float" office:value="7704">
            <text:p>7704</text:p>
          </table:table-cell>
          <table:table-cell office:value-type="string" office:string-value="R77C5">
            <text:p>R77C5</text:p>
          </table:table-cell>
          <table:table-cell office:value-type="float" office:value="7706">
            <text:p>7706</text:p>
          </table:table-cell>
          <table:table-cell office:value-type="string" office:string-value="R77C7">
            <text:p>R77C7</text:p>
          </table:table-cell>
          <table:table-cell office:value-type="float" office:value="7708">
            <text:p>7708</text:p>
          </table:table-cell>
          <table:table-cell office:value-type="string" office:string-value="R77C9">
            <text:p>R77C9</text:p>
          </table:table-cell>
          <table:table-cell office:value-type="float" office:value="7710">
            <text:p>7710</text:p>
          </table:table-cell>
          <table:table-cell office:value-type="string" office:string-value="R77C11">
            <text:p>R77C11</text:p>
          </table:table-cell>
          <table:table-cell office:value-type="float" office:value="7712">
            <text:p>7712</text:p>
          </table:table-cell>
          <table:table-cell office:value-type="string" office:string-value="R77C13">
            <text:p>R77C13</text:p>
          </table:table-cell>
          <table:table-cell office:value-type="float" office:value="7714">
            <text:p>7714</text:p>
          </table:table-cell>
          <table:table-cell office:value-type="string" office:string-value="R77C15">
            <text:p>R77C15</text:p>
          </table:table-cell>
          <table:table-cell office:value-type="float" office:value="7716">
            <text:p>7716</text:p>
          </table:table-cell>
          <table:table-cell office:value-type="string" office:string-value="R77C17">
            <text:p>R77C17</text:p>
          </table:table-cell>
          <table:table-cell office:value-type="float" office:value="7718">
            <text:p>7718</text:p>
          </table:table-cell>
          <table:table-cell office:value-type="string" office:string-value="R77C19">
            <text:p>R77C19</text:p>
          </table:table-cell>
          <table:table-cell office:value-type="float" office:value="7720">
            <text:p>7720</text:p>
          </table:table-cell>
          <table:table-cell office:value-type="string" office:string-value="R77C21">
            <text:p>R77C21</text:p>
          </table:table-cell>
          <table:table-cell office:value-type="float" office:value="7722">
            <text:p>7722</text:p>
          </table:table-cell>
          <table:table-cell office:value-type="string" office:string-value="R77C23">
            <text:p>R77C23</text:p>
          </table:table-cell>
          <table:table-cell office:value-type="float" office:value="7724">
            <text:p>7724</text:p>
          </table:table-cell>
          <table:table-cell office:value-type="string" office:string-value="R77C25">
            <text:p>R77C25</text:p>
          </table:table-cell>
          <table:table-cell office:value-type="float" office:value="7726">
            <text:p>7726</text:p>
          </table:table-cell>
        </table:table-row>
        <table:table-row>
          <table:table-cell office:value-type="string" office:string-value="R78C1">
            <text:p>R78C1</text:p>
          </table:table-cell>
          <table:table-cell office:value-type="float" office:value="7802">
            <text:p>7802</text:p>
          </table:table-cell>
          <table:table-cell office:value-type="string" office:string-value="R78C3">
            <text:p>R78C3</text:p>
          </table:table-cell>
          <table:table-cell office:value-type="float" office:value="7804">
            <text:p>7804</text:p>
          </table:table-cell>
          <table:table-cell office:value-type="string" office:string-value="R78C5">
            <text:p>R78C5</text:p>
          </table:table-cell>
          <table:table-cell office:value-type="float" office:value="7806">
            <text:p>7806</text:p>
          </table:table-cell>
          <table:table-cell office:value-type="string" office:string-value="R78C7">
            <text:p>R78C7</text:p>
          </table:table-cell>
          <table:table-cell office:value-type="float" office:value="7808">
            <text:p>7808</text:p>
          </table:table-cell>
          <table:table-cell office:value-type="string" office:string-value="R78C9">
            <text:p>R78C9</text:p>
          </table:table-cell>
          <table:table-cell office:value-type="float" office:value="7810">
            <text:p>7810</text:p>
          </table:table-cell>
          <table:table-cell office:value-type="string" office:string-value="R78C11">
            <text:p>R78C11</text:p>
          </table:table-cell>
          <table:table-cell office:value-type="float" office:value="7812">
            <text:p>7812</text:p>
          </table:table-cell>
          <table:table-cell office:value-type="string" office:string-value="R78C13">
            <text:p>R78C13</text:p>
          </table:table-cell>
          <table:table-cell office:value-type="float" office:value="7814">
            <text:p>7814</text:p>
          </table:table-cell>
          <table:table-cell office:value-type="string" office:string-value="R78C15">
            <text:p>R78C15</text:p>
          </table:table-cell>
          <table:table-cell office:value-type="float" office:value="7816">
            <text:p>7816</text:p>
          </table:table-cell>
          <table:table-cell office:value-type="string" office:string-value="R78C17">
            <text:p>R78C17</text:p>
          </table:table-cell>
          <table:table-cell office:value-type="float" office:value="7818">
            <text:p>7818</text:p>
          </table:table-cell>
          <table:table-cell office:value-type="string" office:string-value="R78C19">
            <text:p>R78C19</text:p>
          </table:table-cell>
          <table:table-cell office:value-type="float" office:value="7820">
            <text:p>7820</text:p>
          </table:table-cell>
          <table:table-cell office:value-type="string" office:string-value="R78C21">
            <text:p>R78C21</text:p>
          </table:table-cell>
          <table:table-cell office:value-type="float" office:value="7822">
            <text:p>7822</text:p>
          </table:table-cell>
          <table:table-cell office:value-type="string" office:string-value="R78C23">
            <text:p>R78C23</text:p>
          </table:table-cell>
          <table:table-cell office:value-type="float" office:value="7824">
            <text:p>7824</text:p>
          </table:table-cell>
          <table:table-cell office:value-type="string" office:string-value="R78C25">
            <text:p>R78C25</text:p>
          </table:table-cell>
          <table:table-cell office:value-type="float" office:value="7826">
            <text:p>7826</text:p>
          </table:table-cell>
        </table:table-row>
        <table:table-row>
          <table:table-cell office:value-type="string" office:string-value="R79C1">
            <text:p>R79C1</text:p>
          </table:table-cell>
          <table:table-cell office:value-type="float" office:value="7902">
            <text:p>7902</text:p>
          </table:table-cell>
          <table:table-cell office:value-type="string" office:string-value="R79C3">
            <text:p>R79C3</text:p>
          </table:table-cell>
          <table:table-cell office:value-type="float" office:value="7904">
            <text:p>7904</text:p>
          </table:table-cell>
          <table:table-cell office:value-type="string" office:string-value="R79C5">
            <text:p>R79C5</text:p>
          </table:table-cell>
          <table:table-cell office:value-type="float" office:value="7906">
            <text:p>7906</text:p>
          </table:table-cell>
          <table:table-cell office:value-type="string" office:string-value="R79C7">
            <text:p>R79C7</text:p>
          </table:table-cell>
          <table:table-cell office:value-type="float" office:value="7908">
            <text:p>7908</text:p>
          </table:table-cell>
          <table:table-cell office:value-type="string" office:string-value="R79C9">
            <text:p>R79C9</text:p>
          </table:table-cell>
          <table:table-cell office:value-type="float" office:value="7910">
            <text:p>7910</text:p>
          </table:table-cell>
          <table:table-cell office:value-type="string" office:string-value="R79C11">
            <text:p>R79C11</text:p>
          </table:table-cell>
          <table:table-cell office:value-type="float" office:value="7912">
            <text:p>7912</text:p>
          </table:table-cell>
          <table:table-cell office:value-type="string" office:string-value="R79C13">
            <text:p>R79C13</text:p>
          </table:table-cell>
          <table:table-cell office:value-type="float" office:value="7914">
            <text:p>7914</text:p>
          </table:table-cell>
          <table:table-cell office:value-type="string" office:string-value="R79C15">
            <text:p>R79C15</text:p>
          </table:table-cell>
          <table:table-cell office:value-type="float" office:value="7916">
            <text:p>7916</text:p>
          </table:table-cell>
          <table:table-cell office:value-type="string" office:string-value="R79C17">
            <text:p>R79C17</text:p>
          </table:table-cell>
          <table:table-cell office:value-type="float" office:value="7918">
            <text:p>7918</text:p>
          </table:table-cell>
          <table:table-cell office:value-type="string" office:string-value="R79C19">
            <text:p>R79C19</text:p>
          </table:table-cell>
          <table:table-cell office:value-type="float" office:value="7920">
            <text:p>7920</text:p>
          </table:table-cell>
          <table:table-cell office:value-type="string" office:string-value="R79C21">
            <text:p>R79C21</text:p>
          </table:table-cell>
          <table:table-cell office:value-type="float" office:value="7922">
            <text:p>7922</text:p>
          </table:table-cell>
          <table:table-cell office:value-type="string" office:string-value="R79C23">
            <text:p>R79C23</text:p>
          </table:table-cell>
          <table:table-cell office:value-type="float" office:value="7924">
            <text:p>7924</text:p>
          </table:table-cell>
          <table:table-cell office:value-type="string" office:string-value="R79C25">
            <text:p>R79C25</text:p>
          </table:table-cell>
          <table:table-cell office:value-type="float" office:value="7926">
            <text:p>7926</text:p>
          </table:table-cell>
        </table:table-row>
        <table:table-row>
          <table:table-cell office:value-type="string" office:string-value="R80C1">
            <text:p>R80C1</text:p>
          </table:table-cell>
          <table:table-cell office:value-type="float" office:value="8002">
            <text:p>8002</text:p>
          </table:table-cell>
          <table:table-cell office:value-type="string" office:string-value="R80C3">
            <text:p>R80C3</text:p>
          </table:table-cell>
          <table:table-cell office:value-type="float" office:value="8004">
            <text:p>8004</text:p>
          </table:table-cell>
          <table:table-cell office:value-type="string" office:string-value="R80C5">
            <text:p>R80C5</text:p>
          </table:table-cell>
          <table:table-cell office:value-type="float" office:value="8006">
            <text:p>8006</text:p>
          </table:table-cell>
          <table:table-cell office:value-type="string" office:string-value="R80C7">
            <text:p>R80C7</text:p>
          </table:table-cell>
          <table:table-cell office:value-type="float" office:value="8008">
            <text:p>8008</text:p>
          </table:table-cell>
          <table:table-cell office:value-type="string" office:string-value="R80C9">
            <text:p>R80C9</text:p>
          </table:table-cell>
          <table:table-cell office:value-type="float" office:value="8010">
            <text:p>8010</text:p>
          </table:table-cell>
          <table:table-cell office:value-type="string" office:string-value="R80C11">
            <text:p>R80C11</text:p>
          </table:table-cell>
          <table:table-cell office:value-type="float" office:value="8012">
            <text:p>8012</text:p>
          </table:table-cell>
          <table:table-cell office:value-type="string" office:string-value="R80C13">
            <text:p>R80C13</text:p>
          </table:table-cell>
          <table:table-cell office:value-type="float" office:value="8014">
            <text:p>8014</text:p>
          </table:table-cell>
          <table:table-cell office:value-type="string" office:string-value="R80C15">
            <text:p>R80C15</text:p>
          </table:table-cell>
          <table:table-cell office:value-type="float" office:value="8016">
            <text:p>8016</text:p>
          </table:table-cell>
          <table:table-cell office:value-type="string" office:string-value="R80C17">
            <text:p>R80C17</text:p>
          </table:table-cell>
          <table:table-cell office:value-type="float" office:value="8018">
            <text:p>8018</text:p>
          </table:table-cell>
          <table:table-cell office:value-type="string" office:string-value="R80C19">
            <text:p>R80C19</text:p>
          </table:table-cell>
          <table:table-cell office:value-type="float" office:value="8020">
            <text:p>8020</text:p>
          </table:table-cell>
          <table:table-cell office:value-type="string" office:string-value="R80C21">
            <text:p>R80C21</text:p>
          </table:table-cell>
          <table:table-cell office:value-type="float" office:value="8022">
            <text:p>8022</text:p>
          </table:table-cell>
          <table:table-cell office:value-type="string" office:string-value="R80C23">
            <text:p>R80C23</text:p>
          </table:table-cell>
          <table:table-cell office:value-type="float" office:value="8024">
            <text:p>8024</text:p>
          </table:table-cell>
          <table:table-cell office:value-type="string" office:string-value="R80C25">
            <text:p>R80C25</text:p>
          </table:table-cell>
          <table:table-cell office:value-type="float" office:value="8026">
            <text:p>8026</text:p>
          </table:table-cell>
        </table:table-row>
        <table:table-row>
          <table:table-cell office:value-type="string" office:string-value="R81C1">
            <text:p>R81C1</text:p>
          </table:table-cell>
          <table:table-cell office:value-type="float" office:value="8102">
            <text:p>8102</text:p>
          </table:table-cell>
          <table:table-cell office:value-type="string" office:string-value="R81C3">
            <text:p>R81C3</text:p>
          </table:table-cell>
          <table:table-cell office:value-type="float" office:value="8104">
            <text:p>8104</text:p>
          </table:table-cell>
          <table:table-cell office:value-type="string" office:string-value="R81C5">
            <text:p>R81C5</text:p>
          </table:table-cell>
          <table:table-cell office:value-type="float" office:value="8106">
            <text:p>8106</text:p>
          </table:table-cell>
          <table:table-cell office:value-type="string" office:string-value="R81C7">
            <text:p>R81C7</text:p>
          </table:table-cell>
          <table:table-cell office:value-type="float" office:value="8108">
            <text:p>8108</text:p>
          </table:table-cell>
          <table:table-cell office:value-type="string" office:string-value="R81C9">
            <text:p>R81C9</text:p>
          </table:table-cell>
          <table:table-cell office:value-type="float" office:value="8110">
            <text:p>8110</text:p>
          </table:table-cell>
          <table:table-cell office:value-type="string" office:string-value="R81C11">
            <text:p>R81C11</text:p>
          </table:table-cell>
          <table:table-cell office:value-type="float" office:value="8112">
            <text:p>8112</text:p>
          </table:table-cell>
          <table:table-cell office:value-type="string" office:string-value="R81C13">
            <text:p>R81C13</text:p>
          </table:table-cell>
          <table:table-cell office:value-type="float" office:value="8114">
            <text:p>8114</text:p>
          </table:table-cell>
          <table:table-cell office:value-type="string" office:string-value="R81C15">
            <text:p>R81C15</text:p>
          </table:table-cell>
          <table:table-cell office:value-type="float" office:value="8116">
            <text:p>8116</text:p>
          </table:table-cell>
          <table:table-cell office:value-type="string" office:string-value="R81C17">
            <text:p>R81C17</text:p>
          </table:table-cell>
          <table:table-cell office:value-type="float" office:value="8118">
            <text:p>8118</text:p>
          </table:table-cell>
          <table:table-cell office:value-type="string" office:string-value="R81C19">
            <text:p>R81C19</text:p>
          </table:table-cell>
          <table:table-cell office:value-type="float" office:value="8120">
            <text:p>8120</text:p>
          </table:table-cell>
          <table:table-cell office:value-type="string" office:string-value="R81C21">
            <text:p>R81C21</text:p>
          </table:table-cell>
          <table:table-cell office:value-type="float" office:value="8122">
            <text:p>8122</text:p>
          </table:table-cell>
          <table:table-cell office:value-type="string" office:string-value="R81C23">
            <text:p>R81C23</text:p>
          </table:table-cell>
          <table:table-cell office:value-type="float" office:value="8124">
            <text:p>8124</text:p>
          </table:table-cell>
          <table:table-cell office:value-type="string" office:string-value="R81C25">
            <text:p>R81C25</text:p>
          </table:table-cell>
          <table:table-cell office:value-type="float" office:value="8126">
            <text:p>8126</text:p>
          </table:table-cell>
        </table:table-row>
        <table:table-row>
          <table:table-cell office:value-type="string" office:string-value="R82C1">
            <text:p>R82C1</text:p>
          </table:table-cell>
          <table:table-cell office:value-type="float" office:value="8202">
            <text:p>8202</text:p>
          </table:table-cell>
          <table:table-cell office:value-type="string" office:string-value="R82C3">
            <text:p>R82C3</text:p>
          </table:table-cell>
          <table:table-cell office:value-type="float" office:value="8204">
            <text:p>8204</text:p>
          </table:table-cell>
          <table:table-cell office:value-type="string" office:string-value="R82C5">
            <text:p>R82C5</text:p>
          </table:table-cell>
          <table:table-cell office:value-type="float" office:value="8206">
            <text:p>8206</text:p>
          </table:table-cell>
          <table:table-cell office:value-type="string" office:string-value="R82C7">
            <text:p>R82C7</text:p>
          </table:table-cell>
          <table:table-cell office:value-type="float" office:value="8208">
            <text:p>8208</text:p>
          </table:table-cell>
          <table:table-cell office:value-type="string" office:string-value="R82C9">
            <text:p>R82C9</text:p>
          </table:table-cell>
          <table:table-cell office:value-type="float" office:value="8210">
            <text:p>8210</text:p>
          </table:table-cell>
          <table:table-cell office:value-type="string" office:string-value="R82C11">
            <text:p>R82C11</text:p>
          </table:table-cell>
          <table:table-cell office:value-type="float" office:value="8212">
            <text:p>8212</text:p>
          </table:table-cell>
          <table:table-cell office:value-type="string" office:string-value="R82C13">
            <text:p>R82C13</text:p>
          </table:table-cell>
          <table:table-cell office:value-type="float" office:value="8214">
            <text:p>8214</text:p>
          </table:table-cell>
          <table:table-cell office:value-type="string" office:string-value="R82C15">
            <text:p>R82C15</text:p>
          </table:table-cell>
          <table:table-cell office:value-type="float" office:value="8216">
            <text:p>8216</text:p>
          </table:table-cell>
          <table:table-cell office:value-type="string" office:string-value="R82C17">
            <text:p>R82C17</text:p>
          </table:table-cell>
          <table:table-cell office:value-type="float" office:value="8218">
            <text:p>8218</text:p>
          </table:table-cell>
          <table:table-cell office:value-type="string" office:string-value="R82C19">
            <text:p>R82C19</text:p>
          </table:table-cell>
          <table:table-cell office:value-type="float" office:value="8220">
            <text:p>8220</text:p>
          </table:table-cell>
          <table:table-cell office:value-type="string" office:string-value="R82C21">
            <text:p>R82C21</text:p>
          </table:table-cell>
          <table:table-cell office:value-type="float" office:value="8222">
            <text:p>8222</text:p>
          </table:table-cell>
          <table:table-cell office:value-type="string" office:string-value="R82C23">
            <text:p>R82C23</text:p>
          </table:table-cell>
          <table:table-cell office:value-type="float" office:value="8224">
            <text:p>8224</text:p>
          </table:table-cell>
          <table:table-cell office:value-type="string" office:string-value="R82C25">
            <text:p>R82C25</text:p>
          </table:table-cell>
          <table:table-cell office:value-type="float" office:value="8226">
            <text:p>8226</text:p>
          </table:table-cell>
        </table:table-row>
        <table:table-row>
          <table:table-cell office:value-type="string" office:string-value="R83C1">
            <text:p>R83C1</text:p>
          </table:table-cell>
          <table:table-cell office:value-type="float" office:value="8302">
            <text:p>8302</text:p>
          </table:table-cell>
          <table:table-cell office:value-type="string" office:string-value="R83C3">
            <text:p>R83C3</text:p>
          </table:table-cell>
          <table:table-cell office:value-type="float" office:value="8304">
            <text:p>8304</text:p>
          </table:table-cell>
          <table:table-cell office:value-type="string" office:string-value="R83C5">
            <text:p>R83C5</text:p>
          </table:table-cell>
          <table:table-cell office:value-type="float" office:value="8306">
            <text:p>8306</text:p>
          </table:table-cell>
          <table:table-cell office:value-type="string" office:string-value="R83C7">
            <text:p>R83C7</text:p>
          </table:table-cell>
          <table:table-cell office:value-type="float" office:value="8308">
            <text:p>8308</text:p>
          </table:table-cell>
          <table:table-cell office:value-type="string" office:string-value="R83C9">
            <text:p>R83C9</text:p>
          </table:table-cell>
          <table:table-cell office:value-type="float" office:value="8310">
            <text:p>8310</text:p>
          </table:table-cell>
          <table:table-cell office:value-type="string" office:string-value="R83C11">
            <text:p>R83C11</text:p>
          </table:table-cell>
          <table:table-cell office:value-type="float" office:value="8312">
            <text:p>8312</text:p>
          </table:table-cell>
          <table:table-cell office:value-type="string" office:string-value="R83C13">
            <text:p>R83C13</text:p>
          </table:table-cell>
          <table:table-cell office:value-type="float" office:value="8314">
            <text:p>8314</text:p>
          </table:table-cell>
          <table:table-cell office:value-type="string" office:string-value="R83C15">
            <text:p>R83C15</text:p>
          </table:table-cell>
          <table:table-cell office:value-type="float" office:value="8316">
            <text:p>8316</text:p>
          </table:table-cell>
          <table:table-cell office:value-type="string" office:string-value="R83C17">
            <text:p>R83C17</text:p>
          </table:table-cell>
          <table:table-cell office:value-type="float" office:value="8318">
            <text:p>8318</text:p>
          </table:table-cell>
          <table:table-cell office:value-type="string" office:string-value="R83C19">
            <text:p>R83C19</text:p>
          </table:table-cell>
          <table:table-cell office:value-type="float" office:value="8320">
            <text:p>8320</text:p>
          </table:table-cell>
          <table:table-cell office:value-type="string" office:string-value="R83C21">
            <text:p>R83C21</text:p>
          </table:table-cell>
          <table:table-cell office:value-type="float" office:value="8322">
            <text:p>8322</text:p>
          </table:table-cell>
          <table:table-cell office:value-type="string" office:string-value="R83C23">
            <text:p>R83C23</text:p>
          </table:table-cell>
          <table:table-cell office:value-type="float" office:value="8324">
            <text:p>8324</text:p>
          </table:table-cell>
          <table:table-cell office:value-type="string" office:string-value="R83C25">
            <text:p>R83C25</text:p>
          </table:table-cell>
          <table:table-cell office:value-type="float" office:value="8326">
            <text:p>8326</text:p>
          </table:table-cell>
        </table:table-row>
        <table:table-row>
          <table:table-cell office:value-type="string" office:string-value="R84C1">
            <text:p>R84C1</text:p>
          </table:table-cell>
          <table:table-cell office:value-type="float" office:value="8402">
            <text:p>8402</text:p>
          </table:table-cell>
          <table:table-cell office:value-type="string" office:string-value="R84C3">
            <text:p>R84C3</text:p>
          </table:table-cell>
          <table:table-cell office:value-type="float" office:value="8404">
            <text:p>8404</text:p>
          </table:table-cell>
          <table:table-cell office:value-type="string" office:string-value="R84C5">
            <text:p>R84C5</text:p>
          </table:table-cell>
          <table:table-cell office:value-type="float" office:value="8406">
            <text:p>8406</text:p>
          </table:table-cell>
          <table:table-cell office:value-type="string" office:string-value="R84C7">
            <text:p>R84C7</text:p>
          </table:table-cell>
          <table:table-cell office:value-type="float" office:value="8408">
            <text:p>8408</text:p>
          </table:table-cell>
          <table:table-cell office:value-type="string" office:string-value="R84C9">
            <text:p>R84C9</text:p>
          </table:table-cell>
          <table:table-cell office:value-type="float" office:value="8410">
            <text:p>8410</text:p>
          </table:table-cell>
          <table:table-cell office:value-type="string" office:string-value="R84C11">
            <text:p>R84C11</text:p>
          </table:table-cell>
          <table:table-cell office:value-type="float" office:value="8412">
            <text:p>8412</text:p>
          </table:table-cell>
          <table:table-cell office:value-type="string" office:string-value="R84C13">
            <text:p>R84C13</text:p>
          </table:table-cell>
          <table:table-cell office:value-type="float" office:value="8414">
            <text:p>8414</text:p>
          </table:table-cell>
          <table:table-cell office:value-type="string" office:string-value="R84C15">
            <text:p>R84C15</text:p>
          </table:table-cell>
          <table:table-cell office:value-type="float" office:value="8416">
            <text:p>8416</text:p>
          </table:table-cell>
          <table:table-cell office:value-type="string" office:string-value="R84C17">
            <text:p>R84C17</text:p>
          </table:table-cell>
          <table:table-cell office:value-type="float" office:value="8418">
            <text:p>8418</text:p>
          </table:table-cell>
          <table:table-cell office:value-type="string" office:string-value="R84C19">
            <text:p>R84C19</text:p>
          </table:table-cell>
          <table:table-cell office:value-type="float" office:value="8420">
            <text:p>8420</text:p>
          </table:table-cell>
          <table:table-cell office:value-type="string" office:string-value="R84C21">
            <text:p>R84C21</text:p>
          </table:table-cell>
          <table:table-cell office:value-type="float" office:value="8422">
            <text:p>8422</text:p>
          </table:table-cell>
          <table:table-cell office:value-type="string" office:string-value="R84C23">
            <text:p>R84C23</text:p>
          </table:table-cell>
          <table:table-cell office:value-type="float" office:value="8424">
            <text:p>8424</text:p>
          </table:table-cell>
          <table:table-cell office:value-type="string" office:string-value="R84C25">
            <text:p>R84C25</text:p>
          </table:table-cell>
          <table:table-cell office:value-type="float" office:value="8426">
            <text:p>8426</text:p>
          </table:table-cell>
        </table:table-row>
        <table:table-row>
          <table:table-cell office:value-type="string" office:string-value="R85C1">
            <text:p>R85C1</text:p>
          </table:table-cell>
          <table:table-cell office:value-type="float" office:value="8502">
            <text:p>8502</text:p>
          </table:table-cell>
          <table:table-cell office:value-type="string" office:string-value="R85C3">
            <text:p>R85C3</text:p>
          </table:table-cell>
          <table:table-cell office:value-type="float" office:value="8504">
            <text:p>8504</text:p>
          </table:table-cell>
          <table:table-cell office:value-type="string" office:string-value="R85C5">
            <text:p>R85C5</text:p>
          </table:table-cell>
          <table:table-cell office:value-type="float" office:value="8506">
            <text:p>8506</text:p>
          </table:table-cell>
          <table:table-cell office:value-type="string" office:string-value="R85C7">
            <text:p>R85C7</text:p>
          </table:table-cell>
          <table:table-cell office:value-type="float" office:value="8508">
            <text:p>8508</text:p>
          </table:table-cell>
          <table:table-cell office:value-type="string" office:string-value="R85C9">
            <text:p>R85C9</text:p>
          </table:table-cell>
          <table:table-cell office:value-type="float" office:value="8510">
            <text:p>8510</text:p>
          </table:table-cell>
          <table:table-cell office:value-type="string" office:string-value="R85C11">
            <text:p>R85C11</text:p>
          </table:table-cell>
          <table:table-cell office:value-type="float" office:value="8512">
            <text:p>8512</text:p>
          </table:table-cell>
          <table:table-cell office:value-type="string" office:string-value="R85C13">
            <text:p>R85C13</text:p>
          </table:table-cell>
          <table:table-cell office:value-type="float" office:value="8514">
            <text:p>8514</text:p>
          </table:table-cell>
          <table:table-cell office:value-type="string" office:string-value="R85C15">
            <text:p>R85C15</text:p>
          </table:table-cell>
          <table:table-cell office:value-type="float" office:value="8516">
            <text:p>8516</text:p>
          </table:table-cell>
          <table:table-cell office:value-type="string" office:string-value="R85C17">
            <text:p>R85C17</text:p>
          </table:table-cell>
          <table:table-cell office:value-type="float" office:value="8518">
            <text:p>8518</text:p>
          </table:table-cell>
          <table:table-cell office:value-type="string" office:string-value="R85C19">
            <text:p>R85C19</text:p>
          </table:table-cell>
          <table:table-cell office:value-type="float" office:value="8520">
            <text:p>8520</text:p>
          </table:table-cell>
          <table:table-cell office:value-type="string" office:string-value="R85C21">
            <text:p>R85C21</text:p>
          </table:table-cell>
          <table:table-cell office:value-type="float" office:value="8522">
            <text:p>8522</text:p>
          </table:table-cell>
          <table:table-cell office:value-type="string" office:string-value="R85C23">
            <text:p>R85C23</text:p>
          </table:table-cell>
          <table:table-cell office:value-type="float" office:value="8524">
            <text:p>8524</text:p>
          </table:table-cell>
          <table:table-cell office:value-type="string" office:string-value="R85C25">
            <text:p>R85C25</text:p>
          </table:table-cell>
          <table:table-cell office:value-type="float" office:value="8526">
            <text:p>8526</text:p>
          </table:table-cell>
        </table:table-row>
        <table:table-row>
          <table:table-cell office:value-type="string" office:string-value="R86C1">
            <text:p>R86C1</text:p>
          </table:table-cell>
          <table:table-cell office:value-type="float" office:value="8602">
            <text:p>8602</text:p>
          </table:table-cell>
          <table:table-cell office:value-type="string" office:string-value="R86C3">
            <text:p>R86C3</text:p>
          </table:table-cell>
          <table:table-cell office:value-type="float" office:value="8604">
            <text:p>8604</text:p>
          </table:table-cell>
          <table:table-cell office:value-type="string" office:string-value="R86C5">
            <text:p>R86C5</text:p>
          </table:table-cell>
          <table:table-cell office:value-type="float" office:value="8606">
            <text:p>8606</text:p>
          </table:table-cell>
          <table:table-cell office:value-type="string" office:string-value="R86C7">
            <text:p>R86C7</text:p>
          </table:table-cell>
          <table:table-cell office:value-type="float" office:value="8608">
            <text:p>8608</text:p>
          </table:table-cell>
          <table:table-cell office:value-type="string" office:string-value="R86C9">
            <text:p>R86C9</text:p>
          </table:table-cell>
          <table:table-cell office:value-type="float" office:value="8610">
            <text:p>8610</text:p>
          </table:table-cell>
          <table:table-cell office:value-type="string" office:string-value="R86C11">
            <text:p>R86C11</text:p>
          </table:table-cell>
          <table:table-cell office:value-type="float" office:value="8612">
            <text:p>8612</text:p>
          </table:table-cell>
          <table:table-cell office:value-type="string" office:string-value="R86C13">
            <text:p>R86C13</text:p>
          </table:table-cell>
          <table:table-cell office:value-type="float" office:value="8614">
            <text:p>8614</text:p>
          </table:table-cell>
          <table:table-cell office:value-type="string" office:string-value="R86C15">
            <text:p>R86C15</text:p>
          </table:table-cell>
          <table:table-cell office:value-type="float" office:value="8616">
            <text:p>8616</text:p>
          </table:table-cell>
          <table:table-cell office:value-type="string" office:string-value="R86C17">
            <text:p>R86C17</text:p>
          </table:table-cell>
          <table:table-cell office:value-type="float" office:value="8618">
            <text:p>8618</text:p>
          </table:table-cell>
          <table:table-cell office:value-type="string" office:string-value="R86C19">
            <text:p>R86C19</text:p>
          </table:table-cell>
          <table:table-cell office:value-type="float" office:value="8620">
            <text:p>8620</text:p>
          </table:table-cell>
          <table:table-cell office:value-type="string" office:string-value="R86C21">
            <text:p>R86C21</text:p>
          </table:table-cell>
          <table:table-cell office:value-type="float" office:value="8622">
            <text:p>8622</text:p>
          </table:table-cell>
          <table:table-cell office:value-type="string" office:string-value="R86C23">
            <text:p>R86C23</text:p>
          </table:table-cell>
          <table:table-cell office:value-type="float" office:value="8624">
            <text:p>8624</text:p>
          </table:table-cell>
          <table:table-cell office:value-type="string" office:string-value="R86C25">
            <text:p>R86C25</text:p>
          </table:table-cell>
          <table:table-cell office:value-type="float" office:value="8626">
            <text:p>8626</text:p>
          </table:table-cell>
        </table:table-row>
        <table:table-row>
          <table:table-cell office:value-type="string" office:string-value="R87C1">
            <text:p>R87C1</text:p>
          </table:table-cell>
          <table:table-cell office:value-type="float" office:value="8702">
            <text:p>8702</text:p>
          </table:table-cell>
          <table:table-cell office:value-type="string" office:string-value="R87C3">
            <text:p>R87C3</text:p>
          </table:table-cell>
          <table:table-cell office:value-type="float" office:value="8704">
            <text:p>8704</text:p>
          </table:table-cell>
          <table:table-cell office:value-type="string" office:string-value="R87C5">
            <text:p>R87C5</text:p>
          </table:table-cell>
          <table:table-cell office:value-type="float" office:value="8706">
            <text:p>8706</text:p>
          </table:table-cell>
          <table:table-cell office:value-type="string" office:string-value="R87C7">
            <text:p>R87C7</text:p>
          </table:table-cell>
          <table:table-cell office:value-type="float" office:value="8708">
            <text:p>8708</text:p>
          </table:table-cell>
          <table:table-cell office:value-type="string" office:string-value="R87C9">
            <text:p>R87C9</text:p>
          </table:table-cell>
          <table:table-cell office:value-type="float" office:value="8710">
            <text:p>8710</text:p>
          </table:table-cell>
          <table:table-cell office:value-type="string" office:string-value="R87C11">
            <text:p>R87C11</text:p>
          </table:table-cell>
          <table:table-cell office:value-type="float" office:value="8712">
            <text:p>8712</text:p>
          </table:table-cell>
          <table:table-cell office:value-type="string" office:string-value="R87C13">
            <text:p>R87C13</text:p>
          </table:table-cell>
          <table:table-cell office:value-type="float" office:value="8714">
            <text:p>8714</text:p>
          </table:table-cell>
          <table:table-cell office:value-type="string" office:string-value="R87C15">
            <text:p>R87C15</text:p>
          </table:table-cell>
          <table:table-cell office:value-type="float" office:value="8716">
            <text:p>8716</text:p>
          </table:table-cell>
          <table:table-cell office:value-type="string" office:string-value="R87C17">
            <text:p>R87C17</text:p>
          </table:table-cell>
          <table:table-cell office:value-type="float" office:value="8718">
            <text:p>8718</text:p>
          </table:table-cell>
          <table:table-cell office:value-type="string" office:string-value="R87C19">
            <text:p>R87C19</text:p>
          </table:table-cell>
          <table:table-cell office:value-type="float" office:value="8720">
            <text:p>8720</text:p>
          </table:table-cell>
          <table:table-cell office:value-type="string" office:string-value="R87C21">
            <text:p>R87C21</text:p>
          </table:table-cell>
          <table:table-cell office:value-type="float" office:value="8722">
            <text:p>8722</text:p>
          </table:table-cell>
          <table:table-cell office:value-type="string" office:string-value="R87C23">
            <text:p>R87C23</text:p>
          </table:table-cell>
          <table:table-cell office:value-type="float" office:value="8724">
            <text:p>8724</text:p>
          </table:table-cell>
          <table:table-cell office:value-type="string" office:string-value="R87C25">
            <text:p>R87C25</text:p>
          </table:table-cell>
          <table:table-cell office:value-type="float" office:value="8726">
            <text:p>8726</text:p>
          </table:table-cell>
        </table:table-row>
        <table:table-row>
          <table:table-cell office:value-type="string" office:string-value="R88C1">
            <text:p>R88C1</text:p>
          </table:table-cell>
          <table:table-cell office:value-type="float" office:value="8802">
            <text:p>8802</text:p>
          </table:table-cell>
          <table:table-cell office:value-type="string" office:string-value="R88C3">
            <text:p>R88C3</text:p>
          </table:table-cell>
          <table:table-cell office:value-type="float" office:value="8804">
            <text:p>8804</text:p>
          </table:table-cell>
          <table:table-cell office:value-type="string" office:string-value="R88C5">
            <text:p>R88C5</text:p>
          </table:table-cell>
          <table:table-cell office:value-type="float" office:value="8806">
            <text:p>8806</text:p>
          </table:table-cell>
          <table:table-cell office:value-type="string" office:string-value="R88C7">
            <text:p>R88C7</text:p>
          </table:table-cell>
          <table:table-cell office:value-type="float" office:value="8808">
            <text:p>8808</text:p>
          </table:table-cell>
          <table:table-cell office:value-type="string" office:string-value="R88C9">
            <text:p>R88C9</text:p>
          </table:table-cell>
          <table:table-cell office:value-type="float" office:value="8810">
            <text:p>8810</text:p>
          </table:table-cell>
          <table:table-cell office:value-type="string" office:string-value="R88C11">
            <text:p>R88C11</text:p>
          </table:table-cell>
          <table:table-cell office:value-type="float" office:value="8812">
            <text:p>8812</text:p>
          </table:table-cell>
          <table:table-cell office:value-type="string" office:string-value="R88C13">
            <text:p>R88C13</text:p>
          </table:table-cell>
          <table:table-cell office:value-type="float" office:value="8814">
            <text:p>8814</text:p>
          </table:table-cell>
          <table:table-cell office:value-type="string" office:string-value="R88C15">
            <text:p>R88C15</text:p>
          </table:table-cell>
          <table:table-cell office:value-type="float" office:value="8816">
            <text:p>8816</text:p>
          </table:table-cell>
          <table:table-cell office:value-type="string" office:string-value="R88C17">
            <text:p>R88C17</text:p>
          </table:table-cell>
          <table:table-cell office:value-type="float" office:value="8818">
            <text:p>8818</text:p>
          </table:table-cell>
          <table:table-cell office:value-type="string" office:string-value="R88C19">
            <text:p>R88C19</text:p>
          </table:table-cell>
          <table:table-cell office:value-type="float" office:value="8820">
            <text:p>8820</text:p>
          </table:table-cell>
          <table:table-cell office:value-type="string" office:string-value="R88C21">
            <text:p>R88C21</text:p>
          </table:table-cell>
          <table:table-cell office:value-type="float" office:value="8822">
            <text:p>8822</text:p>
          </table:table-cell>
          <table:table-cell office:value-type="string" office:string-value="R88C23">
            <text:p>R88C23</text:p>
          </table:table-cell>
          <table:table-cell office:value-type="float" office:value="8824">
            <text:p>8824</text:p>
          </table:table-cell>
          <table:table-cell office:value-type="string" office:string-value="R88C25">
            <text:p>R88C25</text:p>
          </table:table-cell>
          <table:table-cell office:value-type="float" office:value="8826">
            <text:p>8826</text:p>
          </table:table-cell>
        </table:table-row>
        <table:table-row>
          <table:table-cell office:value-type="string" office:string-value="R89C1">
            <text:p>R89C1</text:p>
          </table:table-cell>
          <table:table-cell office:value-type="float" office:value="8902">
            <text:p>8902</text:p>
          </table:table-cell>
          <table:table-cell office:value-type="string" office:string-value="R89C3">
            <text:p>R89C3</text:p>
          </table:table-cell>
          <table:table-cell office:value-type="float" office:value="8904">
            <text:p>8904</text:p>
          </table:table-cell>
          <table:table-cell office:value-type="string" office:string-value="R89C5">
            <text:p>R89C5</text:p>
          </table:table-cell>
          <table:table-cell office:value-type="float" office:value="8906">
            <text:p>8906</text:p>
          </table:table-cell>
          <table:table-cell office:value-type="string" office:string-value="R89C7">
            <text:p>R89C7</text:p>
          </table:table-cell>
          <table:table-cell office:value-type="float" office:value="8908">
            <text:p>8908</text:p>
          </table:table-cell>
          <table:table-cell office:value-type="string" office:string-value="R89C9">
            <text:p>R89C9</text:p>
          </table:table-cell>
          <table:table-cell office:value-type="float" office:value="8910">
            <text:p>8910</text:p>
          </table:table-cell>
          <table:table-cell office:value-type="string" office:string-value="R89C11">
            <text:p>R89C11</text:p>
          </table:table-cell>
          <table:table-cell office:value-type="float" office:value="8912">
            <text:p>8912</text:p>
          </table:table-cell>
          <table:table-cell office:value-type="string" office:string-value="R89C13">
            <text:p>R89C13</text:p>
          </table:table-cell>
          <table:table-cell office:value-type="float" office:value="8914">
            <text:p>8914</text:p>
          </table:table-cell>
          <table:table-cell office:value-type="string" office:string-value="R89C15">
            <text:p>R89C15</text:p>
          </table:table-cell>
          <table:table-cell office:value-type="float" office:value="8916">
            <text:p>8916</text:p>
          </table:table-cell>
          <table:table-cell office:value-type="string" office:string-value="R89C17">
            <text:p>R89C17</text:p>
          </table:table-cell>
          <table:table-cell office:value-type="float" office:value="8918">
            <text:p>8918</text:p>
          </table:table-cell>
          <table:table-cell office:value-type="string" office:string-value="R89C19">
            <text:p>R89C19</text:p>
          </table:table-cell>
          <table:table-cell office:value-type="float" office:value="8920">
            <text:p>8920</text:p>
          </table:table-cell>
          <table:table-cell office:value-type="string" office:string-value="R89C21">
            <text:p>R89C21</text:p>
          </table:table-cell>
          <table:table-cell office:value-type="float" office:value="8922">
            <text:p>8922</text:p>
          </table:table-cell>
          <table:table-cell office:value-type="string" office:string-value="R89C23">
            <text:p>R89C23</text:p>
          </table:table-cell>
          <table:table-cell office:value-type="float" office:value="8924">
            <text:p>8924</text:p>
          </table:table-cell>
          <table:table-cell office:value-type="string" office:string-value="R89C25">
            <text:p>R89C25</text:p>
          </table:table-cell>
          <table:table-cell office:value-type="float" office:value="8926">
            <text:p>8926</text:p>
          </table:table-cell>
        </table:table-row>
        <table:table-row>
          <table:table-cell office:value-type="string" office:string-value="R90C1">
            <text:p>R90C1</text:p>
          </table:table-cell>
          <table:table-cell office:value-type="float" office:value="9002">
            <text:p>9002</text:p>
          </table:table-cell>
          <table:table-cell office:value-type="string" office:string-value="R90C3">
            <text:p>R90C3</text:p>
          </table:table-cell>
          <table:table-cell office:value-type="float" office:value="9004">
            <text:p>9004</text:p>
          </table:table-cell>
          <table:table-cell office:value-type="string" office:string-value="R90C5">
            <text:p>R90C5</text:p>
          </table:table-cell>
          <table:table-cell office:value-type="float" office:value="9006">
            <text:p>9006</text:p>
          </table:table-cell>
          <table:table-cell office:value-type="string" office:string-value="R90C7">
            <text:p>R90C7</text:p>
          </table:table-cell>
          <table:table-cell office:value-type="float" office:value="9008">
            <text:p>9008</text:p>
          </table:table-cell>
          <table:table-cell office:value-type="string" office:string-value="R90C9">
            <text:p>R90C9</text:p>
          </table:table-cell>
          <table:table-cell office:value-type="float" office:value="9010">
            <text:p>9010</text:p>
          </table:table-cell>
          <table:table-cell office:value-type="string" office:string-value="R90C11">
            <text:p>R90C11</text:p>
          </table:table-cell>
          <table:table-cell office:value-type="float" office:value="9012">
            <text:p>9012</text:p>
          </table:table-cell>
          <table:table-cell office:value-type="string" office:string-value="R90C13">
            <text:p>R90C13</text:p>
          </table:table-cell>
          <table:table-cell office:value-type="float" office:value="9014">
            <text:p>9014</text:p>
          </table:table-cell>
          <table:table-cell office:value-type="string" office:string-value="R90C15">
            <text:p>R90C15</text:p>
          </table:table-cell>
          <table:table-cell office:value-type="float" office:value="9016">
            <text:p>9016</text:p>
          </table:table-cell>
          <table:table-cell office:value-type="string" office:string-value="R90C17">
            <text:p>R90C17</text:p>
          </table:table-cell>
          <table:table-cell office:value-type="float" office:value="9018">
            <text:p>9018</text:p>
          </table:table-cell>
          <table:table-cell office:value-type="string" office:string-value="R90C19">
            <text:p>R90C19</text:p>
          </table:table-cell>
          <table:table-cell office:value-type="float" office:value="9020">
            <text:p>9020</text:p>
          </table:table-cell>
          <table:table-cell office:value-type="string" office:string-value="R90C21">
            <text:p>R90C21</text:p>
          </table:table-cell>
          <table:table-cell office:value-type="float" office:value="9022">
            <text:p>9022</text:p>
          </table:table-cell>
          <table:table-cell office:value-type="string" office:string-value="R90C23">
            <text:p>R90C23</text:p>
          </table:table-cell>
          <table:table-cell office:value-type="float" office:value="9024">
            <text:p>9024</text:p>
          </table:table-cell>
          <table:table-cell office:value-type="string" office:string-value="R90C25">
            <text:p>R90C25</text:p>
          </table:table-cell>
          <table:table-cell office:value-type="float" office:value="9026">
            <text:p>9026</text:p>
          </table:table-cell>
        </table:table-row>
        <table:table-row>
          <table:table-cell office:value-type="string" office:string-value="R91C1">
            <text:p>R91C1</text:p>
          </table:table-cell>
          <table:table-cell office:value-type="float" office:value="9102">
            <text:p>9102</text:p>
          </table:table-cell>
          <table:table-cell office:value-type="string" office:string-value="R91C3">
            <text:p>R91C3</text:p>
          </table:table-cell>
          <table:table-cell office:value-type="float" office:value="9104">
            <text:p>9104</text:p>
          </table:table-cell>
          <table:table-cell office:value-type="string" office:string-value="R91C5">
            <text:p>R91C5</text:p>
          </table:table-cell>
          <table:table-cell office:value-type="float" office:value="9106">
            <text:p>9106</text:p>
          </table:table-cell>
          <table:table-cell office:value-type="string" office:string-value="R91C7">
            <text:p>R91C7</text:p>
          </table:table-cell>
          <table:table-cell office:value-type="float" office:value="9108">
            <text:p>9108</text:p>
          </table:table-cell>
          <table:table-cell office:value-type="string" office:string-value="R91C9">
            <text:p>R91C9</text:p>
          </table:table-cell>
          <table:table-cell office:value-type="float" office:value="9110">
            <text:p>9110</text:p>
          </table:table-cell>
          <table:table-cell office:value-type="string" office:string-value="R91C11">
            <text:p>R91C11</text:p>
          </table:table-cell>
          <table:table-cell office:value-type="float" office:value="9112">
            <text:p>9112</text:p>
          </table:table-cell>
          <table:table-cell office:value-type="string" office:string-value="R91C13">
            <text:p>R91C13</text:p>
          </table:table-cell>
          <table:table-cell office:value-type="float" office:value="9114">
            <text:p>9114</text:p>
          </table:table-cell>
          <table:table-cell office:value-type="string" office:string-value="R91C15">
            <text:p>R91C15</text:p>
          </table:table-cell>
          <table:table-cell office:value-type="float" office:value="9116">
            <text:p>9116</text:p>
          </table:table-cell>
          <table:table-cell office:value-type="string" office:string-value="R91C17">
            <text:p>R91C17</text:p>
          </table:table-cell>
          <table:table-cell office:value-type="float" office:value="9118">
            <text:p>9118</text:p>
          </table:table-cell>
          <table:table-cell office:value-type="string" office:string-value="R91C19">
            <text:p>R91C19</text:p>
          </table:table-cell>
          <table:table-cell office:value-type="float" office:value="9120">
            <text:p>9120</text:p>
          </table:table-cell>
          <table:table-cell office:value-type="string" office:string-value="R91C21">
            <text:p>R91C21</text:p>
          </table:table-cell>
          <table:table-cell office:value-type="float" office:value="9122">
            <text:p>9122</text:p>
          </table:table-cell>
          <table:table-cell office:value-type="string" office:string-value="R91C23">
            <text:p>R91C23</text:p>
          </table:table-cell>
          <table:table-cell office:value-type="float" office:value="9124">
            <text:p>9124</text:p>
          </table:table-cell>
          <table:table-cell office:value-type="string" office:string-value="R91C25">
            <text:p>R91C25</text:p>
          </table:table-cell>
          <table:table-cell office:value-type="float" office:value="9126">
            <text:p>9126</text:p>
          </table:table-cell>
        </table:table-row>
        <table:table-row>
          <table:table-cell office:value-type="string" office:string-value="R92C1">
            <text:p>R92C1</text:p>
          </table:table-cell>
          <table:table-cell office:value-type="float" office:value="9202">
            <text:p>9202</text:p>
          </table:table-cell>
          <table:table-cell office:value-type="string" office:string-value="R92C3">
            <text:p>R92C3</text:p>
          </table:table-cell>
          <table:table-cell office:value-type="float" office:value="9204">
            <text:p>9204</text:p>
          </table:table-cell>
          <table:table-cell office:value-type="string" office:string-value="R92C5">
            <text:p>R92C5</text:p>
          </table:table-cell>
          <table:table-cell office:value-type="float" office:value="9206">
            <text:p>9206</text:p>
          </table:table-cell>
          <table:table-cell office:value-type="string" office:string-value="R92C7">
            <text:p>R92C7</text:p>
          </table:table-cell>
          <table:table-cell office:value-type="float" office:value="9208">
            <text:p>9208</text:p>
          </table:table-cell>
          <table:table-cell office:value-type="string" office:string-value="R92C9">
            <text:p>R92C9</text:p>
          </table:table-cell>
          <table:table-cell office:value-type="float" office:value="9210">
            <text:p>9210</text:p>
          </table:table-cell>
          <table:table-cell office:value-type="string" office:string-value="R92C11">
            <text:p>R92C11</text:p>
          </table:table-cell>
          <table:table-cell office:value-type="float" office:value="9212">
            <text:p>9212</text:p>
          </table:table-cell>
          <table:table-cell office:value-type="string" office:string-value="R92C13">
            <text:p>R92C13</text:p>
          </table:table-cell>
          <table:table-cell office:value-type="float" office:value="9214">
            <text:p>9214</text:p>
          </table:table-cell>
          <table:table-cell office:value-type="string" office:string-value="R92C15">
            <text:p>R92C15</text:p>
          </table:table-cell>
          <table:table-cell office:value-type="float" office:value="9216">
            <text:p>9216</text:p>
          </table:table-cell>
          <table:table-cell office:value-type="string" office:string-value="R92C17">
            <text:p>R92C17</text:p>
          </table:table-cell>
          <table:table-cell office:value-type="float" office:value="9218">
            <text:p>9218</text:p>
          </table:table-cell>
          <table:table-cell office:value-type="string" office:string-value="R92C19">
            <text:p>R92C19</text:p>
          </table:table-cell>
          <table:table-cell office:value-type="float" office:value="9220">
            <text:p>9220</text:p>
          </table:table-cell>
          <table:table-cell office:value-type="string" office:string-value="R92C21">
            <text:p>R92C21</text:p>
          </table:table-cell>
          <table:table-cell office:value-type="float" office:value="9222">
            <text:p>9222</text:p>
          </table:table-cell>
          <table:table-cell office:value-type="string" office:string-value="R92C23">
            <text:p>R92C23</text:p>
          </table:table-cell>
          <table:table-cell office:value-type="float" office:value="9224">
            <text:p>9224</text:p>
          </table:table-cell>
          <table:table-cell office:value-type="string" office:string-value="R92C25">
            <text:p>R92C25</text:p>
          </table:table-cell>
          <table:table-cell office:value-type="float" office:value="9226">
            <text:p>9226</text:p>
          </table:table-cell>
        </table:table-row>
        <table:table-row>
          <table:table-cell office:value-type="string" office:string-value="R93C1">
            <text:p>R93C1</text:p>
          </table:table-cell>
          <table:table-cell office:value-type="float" office:value="9302">
            <text:p>9302</text:p>
          </table:table-cell>
          <table:table-cell office:value-type="string" office:string-value="R93C3">
            <text:p>R93C3</text:p>
          </table:table-cell>
          <table:table-cell office:value-type="float" office:value="9304">
            <text:p>9304</text:p>
          </table:table-cell>
          <table:table-cell office:value-type="string" office:string-value="R93C5">
            <text:p>R93C5</text:p>
          </table:table-cell>
          <table:table-cell office:value-type="float" office:value="9306">
            <text:p>9306</text:p>
          </table:table-cell>
          <table:table-cell office:value-type="string" office:string-value="R93C7">
            <text:p>R93C7</text:p>
          </table:table-cell>
          <table:table-cell office:value-type="float" office:value="9308">
            <text:p>9308</text:p>
          </table:table-cell>
          <table:table-cell office:value-type="string" office:string-value="R93C9">
            <text:p>R93C9</text:p>
          </table:table-cell>
          <table:table-cell office:value-type="float" office:value="9310">
            <text:p>9310</text:p>
          </table:table-cell>
          <table:table-cell office:value-type="string" office:string-value="R93C11">
            <text:p>R93C11</text:p>
          </table:table-cell>
          <table:table-cell office:value-type="float" office:value="9312">
            <text:p>9312</text:p>
          </table:table-cell>
          <table:table-cell office:value-type="string" office:string-value="R93C13">
            <text:p>R93C13</text:p>
          </table:table-cell>
          <table:table-cell office:value-type="float" office:value="9314">
            <text:p>9314</text:p>
          </table:table-cell>
          <table:table-cell office:value-type="string" office:string-value="R93C15">
            <text:p>R93C15</text:p>
          </table:table-cell>
          <table:table-cell office:value-type="float" office:value="9316">
            <text:p>9316</text:p>
          </table:table-cell>
          <table:table-cell office:value-type="string" office:string-value="R93C17">
            <text:p>R93C17</text:p>
          </table:table-cell>
          <table:table-cell office:value-type="float" office:value="9318">
            <text:p>9318</text:p>
          </table:table-cell>
          <table:table-cell office:value-type="string" office:string-value="R93C19">
            <text:p>R93C19</text:p>
          </table:table-cell>
          <table:table-cell office:value-type="float" office:value="9320">
            <text:p>9320</text:p>
          </table:table-cell>
          <table:table-cell office:value-type="string" office:string-value="R93C21">
            <text:p>R93C21</text:p>
          </table:table-cell>
          <table:table-cell office:value-type="float" office:value="9322">
            <text:p>9322</text:p>
          </table:table-cell>
          <table:table-cell office:value-type="string" office:string-value="R93C23">
            <text:p>R93C23</text:p>
          </table:table-cell>
          <table:table-cell office:value-type="float" office:value="9324">
            <text:p>9324</text:p>
          </table:table-cell>
          <table:table-cell office:value-type="string" office:string-value="R93C25">
            <text:p>R93C25</text:p>
          </table:table-cell>
          <table:table-cell office:value-type="float" office:value="9326">
            <text:p>9326</text:p>
          </table:table-cell>
        </table:table-row>
        <table:table-row>
          <table:table-cell office:value-type="string" office:string-value="R94C1">
            <text:p>R94C1</text:p>
          </table:table-cell>
          <table:table-cell office:value-type="float" office:value="9402">
            <text:p>9402</text:p>
          </table:table-cell>
          <table:table-cell office:value-type="string" office:string-value="R94C3">
            <text:p>R94C3</text:p>
          </table:table-cell>
          <table:table-cell office:value-type="float" office:value="9404">
            <text:p>9404</text:p>
          </table:table-cell>
          <table:table-cell office:value-type="string" office:string-value="R94C5">
            <text:p>R94C5</text:p>
          </table:table-cell>
          <table:table-cell office:value-type="float" office:value="9406">
            <text:p>9406</text:p>
          </table:table-cell>
          <table:table-cell office:value-type="string" office:string-value="R94C7">
            <text:p>R94C7</text:p>
          </table:table-cell>
          <table:table-cell office:value-type="float" office:value="9408">
            <text:p>9408</text:p>
          </table:table-cell>
          <table:table-cell office:value-type="string" office:string-value="R94C9">
            <text:p>R94C9</text:p>
          </table:table-cell>
          <table:table-cell office:value-type="float" office:value="9410">
            <text:p>9410</text:p>
          </table:table-cell>
          <table:table-cell office:value-type="string" office:string-value="R94C11">
            <text:p>R94C11</text:p>
          </table:table-cell>
          <table:table-cell office:value-type="float" office:value="9412">
            <text:p>9412</text:p>
          </table:table-cell>
          <table:table-cell office:value-type="string" office:string-value="R94C13">
            <text:p>R94C13</text:p>
          </table:table-cell>
          <table:table-cell office:value-type="float" office:value="9414">
            <text:p>9414</text:p>
          </table:table-cell>
          <table:table-cell office:value-type="string" office:string-value="R94C15">
            <text:p>R94C15</text:p>
          </table:table-cell>
          <table:table-cell office:value-type="float" office:value="9416">
            <text:p>9416</text:p>
          </table:table-cell>
          <table:table-cell office:value-type="string" office:string-value="R94C17">
            <text:p>R94C17</text:p>
          </table:table-cell>
          <table:table-cell office:value-type="float" office:value="9418">
            <text:p>9418</text:p>
          </table:table-cell>
          <table:table-cell office:value-type="string" office:string-value="R94C19">
            <text:p>R94C19</text:p>
          </table:table-cell>
          <table:table-cell office:value-type="float" office:value="9420">
            <text:p>9420</text:p>
          </table:table-cell>
          <table:table-cell office:value-type="string" office:string-value="R94C21">
            <text:p>R94C21</text:p>
          </table:table-cell>
          <table:table-cell office:value-type="float" office:value="9422">
            <text:p>9422</text:p>
          </table:table-cell>
          <table:table-cell office:value-type="string" office:string-value="R94C23">
            <text:p>R94C23</text:p>
          </table:table-cell>
          <table:table-cell office:value-type="float" office:value="9424">
            <text:p>9424</text:p>
          </table:table-cell>
          <table:table-cell office:value-type="string" office:string-value="R94C25">
            <text:p>R94C25</text:p>
          </table:table-cell>
          <table:table-cell office:value-type="float" office:value="9426">
            <text:p>9426</text:p>
          </table:table-cell>
        </table:table-row>
        <table:table-row>
          <table:table-cell office:value-type="string" office:string-value="R95C1">
            <text:p>R95C1</text:p>
          </table:table-cell>
          <table:table-cell office:value-type="float" office:value="9502">
            <text:p>9502</text:p>
          </table:table-cell>
          <table:table-cell office:value-type="string" office:string-value="R95C3">
            <text:p>R95C3</text:p>
          </table:table-cell>
          <table:table-cell office:value-type="float" office:value="9504">
            <text:p>9504</text:p>
          </table:table-cell>
          <table:table-cell office:value-type="string" office:string-value="R95C5">
            <text:p>R95C5</text:p>
          </table:table-cell>
          <table:table-cell office:value-type="float" office:value="9506">
            <text:p>9506</text:p>
          </table:table-cell>
          <table:table-cell office:value-type="string" office:string-value="R95C7">
            <text:p>R95C7</text:p>
          </table:table-cell>
          <table:table-cell office:value-type="float" office:value="9508">
            <text:p>9508</text:p>
          </table:table-cell>
          <table:table-cell office:value-type="string" office:string-value="R95C9">
            <text:p>R95C9</text:p>
          </table:table-cell>
          <table:table-cell office:value-type="float" office:value="9510">
            <text:p>9510</text:p>
          </table:table-cell>
          <table:table-cell office:value-type="string" office:string-value="R95C11">
            <text:p>R95C11</text:p>
          </table:table-cell>
          <table:table-cell office:value-type="float" office:value="9512">
            <text:p>9512</text:p>
          </table:table-cell>
          <table:table-cell office:value-type="string" office:string-value="R95C13">
            <text:p>R95C13</text:p>
          </table:table-cell>
          <table:table-cell office:value-type="float" office:value="9514">
            <text:p>9514</text:p>
          </table:table-cell>
          <table:table-cell office:value-type="string" office:string-value="R95C15">
            <text:p>R95C15</text:p>
          </table:table-cell>
          <table:table-cell office:value-type="float" office:value="9516">
            <text:p>9516</text:p>
          </table:table-cell>
          <table:table-cell office:value-type="string" office:string-value="R95C17">
            <text:p>R95C17</text:p>
          </table:table-cell>
          <table:table-cell office:value-type="float" office:value="9518">
            <text:p>9518</text:p>
          </table:table-cell>
          <table:table-cell office:value-type="string" office:string-value="R95C19">
            <text:p>R95C19</text:p>
          </table:table-cell>
          <table:table-cell office:value-type="float" office:value="9520">
            <text:p>9520</text:p>
          </table:table-cell>
          <table:table-cell office:value-type="string" office:string-value="R95C21">
            <text:p>R95C21</text:p>
          </table:table-cell>
          <table:table-cell office:value-type="float" office:value="9522">
            <text:p>9522</text:p>
          </table:table-cell>
          <table:table-cell office:value-type="string" office:string-value="R95C23">
            <text:p>R95C23</text:p>
          </table:table-cell>
          <table:table-cell office:value-type="float" office:value="9524">
            <text:p>9524</text:p>
          </table:table-cell>
          <table:table-cell office:value-type="string" office:string-value="R95C25">
            <text:p>R95C25</text:p>
          </table:table-cell>
          <table:table-cell office:value-type="float" office:value="9526">
            <text:p>9526</text:p>
          </table:table-cell>
        </table:table-row>
        <table:table-row>
          <table:table-cell office:value-type="string" office:string-value="R96C1">
            <text:p>R96C1</text:p>
          </table:table-cell>
          <table:table-cell office:value-type="float" office:value="9602">
            <text:p>9602</text:p>
          </table:table-cell>
          <table:table-cell office:value-type="string" office:string-value="R96C3">
            <text:p>R96C3</text:p>
          </table:table-cell>
          <table:table-cell office:value-type="float" office:value="9604">
            <text:p>9604</text:p>
          </table:table-cell>
          <table:table-cell office:value-type="string" office:string-value="R96C5">
            <text:p>R96C5</text:p>
          </table:table-cell>
          <table:table-cell office:value-type="float" office:value="9606">
            <text:p>9606</text:p>
          </table:table-cell>
          <table:table-cell office:value-type="string" office:string-value="R96C7">
            <text:p>R96C7</text:p>
          </table:table-cell>
          <table:table-cell office:value-type="float" office:value="9608">
            <text:p>9608</text:p>
          </table:table-cell>
          <table:table-cell office:value-type="string" office:string-value="R96C9">
            <text:p>R96C9</text:p>
          </table:table-cell>
          <table:table-cell office:value-type="float" office:value="9610">
            <text:p>9610</text:p>
          </table:table-cell>
          <table:table-cell office:value-type="string" office:string-value="R96C11">
            <text:p>R96C11</text:p>
          </table:table-cell>
          <table:table-cell office:value-type="float" office:value="9612">
            <text:p>9612</text:p>
          </table:table-cell>
          <table:table-cell office:value-type="string" office:string-value="R96C13">
            <text:p>R96C13</text:p>
          </table:table-cell>
          <table:table-cell office:value-type="float" office:value="9614">
            <text:p>9614</text:p>
          </table:table-cell>
          <table:table-cell office:value-type="string" office:string-value="R96C15">
            <text:p>R96C15</text:p>
          </table:table-cell>
          <table:table-cell office:value-type="float" office:value="9616">
            <text:p>9616</text:p>
          </table:table-cell>
          <table:table-cell office:value-type="string" office:string-value="R96C17">
            <text:p>R96C17</text:p>
          </table:table-cell>
          <table:table-cell office:value-type="float" office:value="9618">
            <text:p>9618</text:p>
          </table:table-cell>
          <table:table-cell office:value-type="string" office:string-value="R96C19">
            <text:p>R96C19</text:p>
          </table:table-cell>
          <table:table-cell office:value-type="float" office:value="9620">
            <text:p>9620</text:p>
          </table:table-cell>
          <table:table-cell office:value-type="string" office:string-value="R96C21">
            <text:p>R96C21</text:p>
          </table:table-cell>
          <table:table-cell office:value-type="float" office:value="9622">
            <text:p>9622</text:p>
          </table:table-cell>
          <table:table-cell office:value-type="string" office:string-value="R96C23">
            <text:p>R96C23</text:p>
          </table:table-cell>
          <table:table-cell office:value-type="float" office:value="9624">
            <text:p>9624</text:p>
          </table:table-cell>
          <table:table-cell office:value-type="string" office:string-value="R96C25">
            <text:p>R96C25</text:p>
          </table:table-cell>
          <table:table-cell office:value-type="float" office:value="9626">
            <text:p>9626</text:p>
          </table:table-cell>
        </table:table-row>
        <table:table-row>
          <table:table-cell office:value-type="string" office:string-value="R97C1">
            <text:p>R97C1</text:p>
          </table:table-cell>
          <table:table-cell office:value-type="float" office:value="9702">
            <text:p>9702</text:p>
          </table:table-cell>
          <table:table-cell office:value-type="string" office:string-value="R97C3">
            <text:p>R97C3</text:p>
          </table:table-cell>
          <table:table-cell office:value-type="float" office:value="9704">
            <text:p>9704</text:p>
          </table:table-cell>
          <table:table-cell office:value-type="string" office:string-value="R97C5">
            <text:p>R97C5</text:p>
          </table:table-cell>
          <table:table-cell office:value-type="float" office:value="9706">
            <text:p>9706</text:p>
          </table:table-cell>
          <table:table-cell office:value-type="string" office:string-value="R97C7">
            <text:p>R97C7</text:p>
          </table:table-cell>
          <table:table-cell office:value-type="float" office:value="9708">
            <text:p>9708</text:p>
          </table:table-cell>
          <table:table-cell office:value-type="string" office:string-value="R97C9">
            <text:p>R97C9</text:p>
          </table:table-cell>
          <table:table-cell office:value-type="float" office:value="9710">
            <text:p>9710</text:p>
          </table:table-cell>
          <table:table-cell office:value-type="string" office:string-value="R97C11">
            <text:p>R97C11</text:p>
          </table:table-cell>
          <table:table-cell office:value-type="float" office:value="9712">
            <text:p>9712</text:p>
          </table:table-cell>
          <table:table-cell office:value-type="string" office:string-value="R97C13">
            <text:p>R97C13</text:p>
          </table:table-cell>
          <table:table-cell office:value-type="float" office:value="9714">
            <text:p>9714</text:p>
          </table:table-cell>
          <table:table-cell office:value-type="string" office:string-value="R97C15">
            <text:p>R97C15</text:p>
          </table:table-cell>
          <table:table-cell office:value-type="float" office:value="9716">
            <text:p>9716</text:p>
          </table:table-cell>
          <table:table-cell office:value-type="string" office:string-value="R97C17">
            <text:p>R97C17</text:p>
          </table:table-cell>
          <table:table-cell office:value-type="float" office:value="9718">
            <text:p>9718</text:p>
          </table:table-cell>
          <table:table-cell office:value-type="string" office:string-value="R97C19">
            <text:p>R97C19</text:p>
          </table:table-cell>
          <table:table-cell office:value-type="float" office:value="9720">
            <text:p>9720</text:p>
          </table:table-cell>
          <table:table-cell office:value-type="string" office:string-value="R97C21">
            <text:p>R97C21</text:p>
          </table:table-cell>
          <table:table-cell office:value-type="float" office:value="9722">
            <text:p>9722</text:p>
          </table:table-cell>
          <table:table-cell office:value-type="string" office:string-value="R97C23">
            <text:p>R97C23</text:p>
          </table:table-cell>
          <table:table-cell office:value-type="float" office:value="9724">
            <text:p>9724</text:p>
          </table:table-cell>
          <table:table-cell office:value-type="string" office:string-value="R97C25">
            <text:p>R97C25</text:p>
          </table:table-cell>
          <table:table-cell office:value-type="float" office:value="9726">
            <text:p>9726</text:p>
          </table:table-cell>
        </table:table-row>
        <table:table-row>
          <table:table-cell office:value-type="string" office:string-value="R98C1">
            <text:p>R98C1</text:p>
          </table:table-cell>
          <table:table-cell office:value-type="float" office:value="9802">
            <text:p>9802</text:p>
          </table:table-cell>
          <table:table-cell office:value-type="string" office:string-value="R98C3">
            <text:p>R98C3</text:p>
          </table:table-cell>
          <table:table-cell office:value-type="float" office:value="9804">
            <text:p>9804</text:p>
          </table:table-cell>
          <table:table-cell office:value-type="string" office:string-value="R98C5">
            <text:p>R98C5</text:p>
          </table:table-cell>
          <table:table-cell office:value-type="float" office:value="9806">
            <text:p>9806</text:p>
          </table:table-cell>
          <table:table-cell office:value-type="string" office:string-value="R98C7">
            <text:p>R98C7</text:p>
          </table:table-cell>
          <table:table-cell office:value-type="float" office:value="9808">
            <text:p>9808</text:p>
          </table:table-cell>
          <table:table-cell office:value-type="string" office:string-value="R98C9">
            <text:p>R98C9</text:p>
          </table:table-cell>
          <table:table-cell office:value-type="float" office:value="9810">
            <text:p>9810</text:p>
          </table:table-cell>
          <table:table-cell office:value-type="string" office:string-value="R98C11">
            <text:p>R98C11</text:p>
          </table:table-cell>
          <table:table-cell office:value-type="float" office:value="9812">
            <text:p>9812</text:p>
          </table:table-cell>
          <table:table-cell office:value-type="string" office:string-value="R98C13">
            <text:p>R98C13</text:p>
          </table:table-cell>
          <table:table-cell office:value-type="float" office:value="9814">
            <text:p>9814</text:p>
          </table:table-cell>
          <table:table-cell office:value-type="string" office:string-value="R98C15">
            <text:p>R98C15</text:p>
          </table:table-cell>
          <table:table-cell office:value-type="float" office:value="9816">
            <text:p>9816</text:p>
          </table:table-cell>
          <table:table-cell office:value-type="string" office:string-value="R98C17">
            <text:p>R98C17</text:p>
          </table:table-cell>
          <table:table-cell office:value-type="float" office:value="9818">
            <text:p>9818</text:p>
          </table:table-cell>
          <table:table-cell office:value-type="string" office:string-value="R98C19">
            <text:p>R98C19</text:p>
          </table:table-cell>
          <table:table-cell office:value-type="float" office:value="9820">
            <text:p>9820</text:p>
          </table:table-cell>
          <table:table-cell office:value-type="string" office:string-value="R98C21">
            <text:p>R98C21</text:p>
          </table:table-cell>
          <table:table-cell office:value-type="float" office:value="9822">
            <text:p>9822</text:p>
          </table:table-cell>
          <table:table-cell office:value-type="string" office:string-value="R98C23">
            <text:p>R98C23</text:p>
          </table:table-cell>
          <table:table-cell office:value-type="float" office:value="9824">
            <text:p>9824</text:p>
          </table:table-cell>
          <table:table-cell office:value-type="string" office:string-value="R98C25">
            <text:p>R98C25</text:p>
          </table:table-cell>
          <table:table-cell office:value-type="float" office:value="9826">
            <text:p>9826</text:p>
          </table:table-cell>
        </table:table-row>
        <table:table-row>
          <table:table-cell office:value-type="string" office:string-value="R99C1">
            <text:p>R99C1</text:p>
          </table:table-cell>
          <table:table-cell office:value-type="float" office:value="9902">
            <text:p>9902</text:p>
          </table:table-cell>
          <table:table-cell office:value-type="string" office:string-value="R99C3">
            <text:p>R99C3</text:p>
          </table:table-cell>
          <table:table-cell office:value-type="float" office:value="9904">
            <text:p>9904</text:p>
          </table:table-cell>
          <table:table-cell office:value-type="string" office:string-value="R99C5">
            <text:p>R99C5</text:p>
          </table:table-cell>
          <table:table-cell office:value-type="float" office:value="9906">
            <text:p>9906</text:p>
          </table:table-cell>
          <table:table-cell office:value-type="string" office:string-value="R99C7">
            <text:p>R99C7</text:p>
          </table:table-cell>
          <table:table-cell office:value-type="float" office:value="9908">
            <text:p>9908</text:p>
          </table:table-cell>
          <table:table-cell office:value-type="string" office:string-value="R99C9">
            <text:p>R99C9</text:p>
          </table:table-cell>
          <table:table-cell office:value-type="float" office:value="9910">
            <text:p>9910</text:p>
          </table:table-cell>
          <table:table-cell office:value-type="string" office:string-value="R99C11">
            <text:p>R99C11</text:p>
          </table:table-cell>
          <table:table-cell office:value-type="float" office:value="9912">
            <text:p>9912</text:p>
          </table:table-cell>
          <table:table-cell office:value-type="string" office:string-value="R99C13">
            <text:p>R99C13</text:p>
          </table:table-cell>
          <table:table-cell office:value-type="float" office:value="9914">
            <text:p>9914</text:p>
          </table:table-cell>
          <table:table-cell office:value-type="string" office:string-value="R99C15">
            <text:p>R99C15</text:p>
          </table:table-cell>
          <table:table-cell office:value-type="float" office:value="9916">
            <text:p>9916</text:p>
          </table:table-cell>
          <table:table-cell office:value-type="string" office:string-value="R99C17">
            <text:p>R99C17</text:p>
          </table:table-cell>
          <table:table-cell office:value-type="float" office:value="9918">
            <text:p>9918</text:p>
          </table:table-cell>
          <table:table-cell office:value-type="string" office:string-value="R99C19">
            <text:p>R99C19</text:p>
          </table:table-cell>
          <table:table-cell office:value-type="float" office:value="9920">
            <text:p>9920</text:p>
          </table:table-cell>
          <table:table-cell office:value-type="string" office:string-value="R99C21">
            <text:p>R99C21</text:p>
          </table:table-cell>
          <table:table-cell office:value-type="float" office:value="9922">
            <text:p>9922</text:p>
          </table:table-cell>
          <table:table-cell office:value-type="string" office:string-value="R99C23">
            <text:p>R99C23</text:p>
          </table:table-cell>
          <table:table-cell office:value-type="float" office:value="9924">
            <text:p>9924</text:p>
          </table:table-cell>
          <table:table-cell office:value-type="string" office:string-value="R99C25">
            <text:p>R99C25</text:p>
          </table:table-cell>
          <table:table-cell office:value-type="float" office:value="9926">
            <text:p>9926</text:p>
          </table:table-cell>
        </table:table-row>
        <table:table-row>
          <table:table-cell office:value-type="string" office:string-value="R100C1">
            <text:p>R100C1</text:p>
          </table:table-cell>
          <table:table-cell office:value-type="float" office:value="10002">
            <text:p>10002</text:p>
          </table:table-cell>
          <table:table-cell office:value-type="string" office:string-value="R100C3">
            <text:p>R100C3</text:p>
          </table:table-cell>
          <table:table-cell office:value-type="float" office:value="10004">
            <text:p>10004</text:p>
          </table:table-cell>
          <table:table-cell office:value-type="string" office:string-value="R100C5">
            <text:p>R100C5</text:p>
          </table:table-cell>
          <table:table-cell office:value-type="float" office:value="10006">
            <text:p>10006</text:p>
          </table:table-cell>
          <table:table-cell office:value-type="string" office:string-value="R100C7">
            <text:p>R100C7</text:p>
          </table:table-cell>
          <table:table-cell office:value-type="float" office:value="10008">
            <text:p>10008</text:p>
          </table:table-cell>
          <table:table-cell office:value-type="string" office:string-value="R100C9">
            <text:p>R100C9</text:p>
          </table:table-cell>
          <table:table-cell office:value-type="float" office:value="10010">
            <text:p>10010</text:p>
          </table:table-cell>
          <table:table-cell office:value-type="string" office:string-value="R100C11">
            <text:p>R100C11</text:p>
          </table:table-cell>
          <table:table-cell office:value-type="float" office:value="10012">
            <text:p>10012</text:p>
          </table:table-cell>
          <table:table-cell office:value-type="string" office:string-value="R100C13">
            <text:p>R100C13</text:p>
          </table:table-cell>
          <table:table-cell office:value-type="float" office:value="10014">
            <text:p>10014</text:p>
          </table:table-cell>
          <table:table-cell office:value-type="string" office:string-value="R100C15">
            <text:p>R100C15</text:p>
          </table:table-cell>
          <table:table-cell office:value-type="float" office:value="10016">
            <text:p>10016</text:p>
          </table:table-cell>
          <table:table-cell office:value-type="string" office:string-value="R100C17">
            <text:p>R100C17</text:p>
          </table:table-cell>
          <table:table-cell office:value-type="float" office:value="10018">
            <text:p>10018</text:p>
          </table:table-cell>
          <table:table-cell office:value-type="string" office:string-value="R100C19">
            <text:p>R100C19</text:p>
          </table:table-cell>
          <table:table-cell office:value-type="float" office:value="10020">
            <text:p>10020</text:p>
          </table:table-cell>
          <table:table-cell office:value-type="string" office:string-value="R100C21">
            <text:p>R100C21</text:p>
          </table:table-cell>
          <table:table-cell office:value-type="float" office:value="10022">
            <text:p>10022</text:p>
          </table:table-cell>
          <table:table-cell office:value-type="string" office:string-value="R100C23">
            <text:p>R100C23</text:p>
          </table:table-cell>
          <table:table-cell office:value-type="float" office:value="10024">
            <text:p>10024</text:p>
          </table:table-cell>
          <table:table-cell office:value-type="string" office:string-value="R100C25">
            <text:p>R100C25</text:p>
          </table:table-cell>
          <table:table-cell office:value-type="float" office:value="10026">
            <text:p>10026</text:p>
          </table:table-cell>
        </table:table-row>
        <table:table-row>
          <table:table-cell office:value-type="string" office:string-value="R101C1">
            <text:p>R101C1</text:p>
          </table:table-cell>
          <table:table-cell office:value-type="float" office:value="10102">
            <text:p>10102</text:p>
          </table:table-cell>
          <table:table-cell office:value-type="string" office:string-value="R101C3">
            <text:p>R101C3</text:p>
          </table:table-cell>
          <table:table-cell office:value-type="float" office:value="10104">
            <text:p>10104</text:p>
          </table:table-cell>
          <table:table-cell office:value-type="string" office:string-value="R101C5">
            <text:p>R101C5</text:p>
          </table:table-cell>
          <table:table-cell office:value-type="float" office:value="10106">
            <text:p>10106</text:p>
          </table:table-cell>
          <table:table-cell office:value-type="string" office:string-value="R101C7">
            <text:p>R101C7</text:p>
          </table:table-cell>
          <table:table-cell office:value-type="float" office:value="10108">
            <text:p>10108</text:p>
          </table:table-cell>
          <table:table-cell office:value-type="string" office:string-value="R101C9">
            <text:p>R101C9</text:p>
          </table:table-cell>
          <table:table-cell office:value-type="float" office:value="10110">
            <text:p>10110</text:p>
          </table:table-cell>
          <table:table-cell office:value-type="string" office:string-value="R101C11">
            <text:p>R101C11</text:p>
          </table:table-cell>
          <table:table-cell office:value-type="float" office:value="10112">
            <text:p>10112</text:p>
          </table:table-cell>
          <table:table-cell office:value-type="string" office:string-value="R101C13">
            <text:p>R101C13</text:p>
          </table:table-cell>
          <table:table-cell office:value-type="float" office:value="10114">
            <text:p>10114</text:p>
          </table:table-cell>
          <table:table-cell office:value-type="string" office:string-value="R101C15">
            <text:p>R101C15</text:p>
          </table:table-cell>
          <table:table-cell office:value-type="float" office:value="10116">
            <text:p>10116</text:p>
          </table:table-cell>
          <table:table-cell office:value-type="string" office:string-value="R101C17">
            <text:p>R101C17</text:p>
          </table:table-cell>
          <table:table-cell office:value-type="float" office:value="10118">
            <text:p>10118</text:p>
          </table:table-cell>
          <table:table-cell office:value-type="string" office:string-value="R101C19">
            <text:p>R101C19</text:p>
          </table:table-cell>
          <table:table-cell office:value-type="float" office:value="10120">
            <text:p>10120</text:p>
          </table:table-cell>
          <table:table-cell office:value-type="string" office:string-value="R101C21">
            <text:p>R101C21</text:p>
          </table:table-cell>
          <table:table-cell office:value-type="float" office:value="10122">
            <text:p>10122</text:p>
          </table:table-cell>
          <table:table-cell office:value-type="string" office:string-value="R101C23">
            <text:p>R101C23</text:p>
          </table:table-cell>
          <table:table-cell office:value-type="float" office:value="10124">
            <text:p>10124</text:p>
          </table:table-cell>
          <table:table-cell office:value-type="string" office:string-value="R101C25">
            <text:p>R101C25</text:p>
          </table:table-cell>
          <table:table-cell office:value-type="float" office:value="10126">
            <text:p>10126</text:p>
          </table:table-cell>
        </table:table-row>
        <table:table-row>
          <table:table-cell office:value-type="string" office:string-value="R102C1">
            <text:p>R102C1</text:p>
          </table:table-cell>
          <table:table-cell office:value-type="float" office:value="10202">
            <text:p>10202</text:p>
          </table:table-cell>
          <table:table-cell office:value-type="string" office:string-value="R102C3">
            <text:p>R102C3</text:p>
          </table:table-cell>
          <table:table-cell office:value-type="float" office:value="10204">
            <text:p>10204</text:p>
          </table:table-cell>
          <table:table-cell office:value-type="string" office:string-value="R102C5">
            <text:p>R102C5</text:p>
          </table:table-cell>
          <table:table-cell office:value-type="float" office:value="10206">
            <text:p>10206</text:p>
          </table:table-cell>
          <table:table-cell office:value-type="string" office:string-value="R102C7">
            <text:p>R102C7</text:p>
          </table:table-cell>
          <table:table-cell office:value-type="float" office:value="10208">
            <text:p>10208</text:p>
          </table:table-cell>
          <table:table-cell office:value-type="string" office:string-value="R102C9">
            <text:p>R102C9</text:p>
          </table:table-cell>
          <table:table-cell office:value-type="float" office:value="10210">
            <text:p>10210</text:p>
          </table:table-cell>
          <table:table-cell office:value-type="string" office:string-value="R102C11">
            <text:p>R102C11</text:p>
          </table:table-cell>
          <table:table-cell office:value-type="float" office:value="10212">
            <text:p>10212</text:p>
          </table:table-cell>
          <table:table-cell office:value-type="string" office:string-value="R102C13">
            <text:p>R102C13</text:p>
          </table:table-cell>
          <table:table-cell office:value-type="float" office:value="10214">
            <text:p>10214</text:p>
          </table:table-cell>
          <table:table-cell office:value-type="string" office:string-value="R102C15">
            <text:p>R102C15</text:p>
          </table:table-cell>
          <table:table-cell office:value-type="float" office:value="10216">
            <text:p>10216</text:p>
          </table:table-cell>
          <table:table-cell office:value-type="string" office:string-value="R102C17">
            <text:p>R102C17</text:p>
          </table:table-cell>
          <table:table-cell office:value-type="float" office:value="10218">
            <text:p>10218</text:p>
          </table:table-cell>
          <table:table-cell office:value-type="string" office:string-value="R102C19">
            <text:p>R102C19</text:p>
          </table:table-cell>
          <table:table-cell office:value-type="float" office:value="10220">
            <text:p>10220</text:p>
          </table:table-cell>
          <table:table-cell office:value-type="string" office:string-value="R102C21">
            <text:p>R102C21</text:p>
          </table:table-cell>
          <table:table-cell office:value-type="float" office:value="10222">
            <text:p>10222</text:p>
          </table:table-cell>
          <table:table-cell office:value-type="string" office:string-value="R102C23">
            <text:p>R102C23</text:p>
          </table:table-cell>
          <table:table-cell office:value-type="float" office:value="10224">
            <text:p>10224</text:p>
          </table:table-cell>
          <table:table-cell office:value-type="string" office:string-value="R102C25">
            <text:p>R102C25</text:p>
          </table:table-cell>
          <table:table-cell office:value-type="float" office:value="10226">
            <text:p>10226</text:p>
          </table:table-cell>
        </table:table-row>
        <table:table-row>
          <table:table-cell office:value-type="string" office:string-value="R103C1">
            <text:p>R103C1</text:p>
          </table:table-cell>
          <table:table-cell office:value-type="float" office:value="10302">
            <text:p>10302</text:p>
          </table:table-cell>
          <table:table-cell office:value-type="string" office:string-value="R103C3">
            <text:p>R103C3</text:p>
          </table:table-cell>
          <table:table-cell office:value-type="float" office:value="10304">
            <text:p>10304</text:p>
          </table:table-cell>
          <table:table-cell office:value-type="string" office:string-value="R103C5">
            <text:p>R103C5</text:p>
          </table:table-cell>
          <table:table-cell office:value-type="float" office:value="10306">
            <text:p>10306</text:p>
          </table:table-cell>
          <table:table-cell office:value-type="string" office:string-value="R103C7">
            <text:p>R103C7</text:p>
          </table:table-cell>
          <table:table-cell office:value-type="float" office:value="10308">
            <text:p>10308</text:p>
          </table:table-cell>
          <table:table-cell office:value-type="string" office:string-value="R103C9">
            <text:p>R103C9</text:p>
          </table:table-cell>
          <table:table-cell office:value-type="float" office:value="10310">
            <text:p>10310</text:p>
          </table:table-cell>
          <table:table-cell office:value-type="string" office:string-value="R103C11">
            <text:p>R103C11</text:p>
          </table:table-cell>
          <table:table-cell office:value-type="float" office:value="10312">
            <text:p>10312</text:p>
          </table:table-cell>
          <table:table-cell office:value-type="string" office:string-value="R103C13">
            <text:p>R103C13</text:p>
          </table:table-cell>
          <table:table-cell office:value-type="float" office:value="10314">
            <text:p>10314</text:p>
          </table:table-cell>
          <table:table-cell office:value-type="string" office:string-value="R103C15">
            <text:p>R103C15</text:p>
          </table:table-cell>
          <table:table-cell office:value-type="float" office:value="10316">
            <text:p>10316</text:p>
          </table:table-cell>
          <table:table-cell office:value-type="string" office:string-value="R103C17">
            <text:p>R103C17</text:p>
          </table:table-cell>
          <table:table-cell office:value-type="float" office:value="10318">
            <text:p>10318</text:p>
          </table:table-cell>
          <table:table-cell office:value-type="string" office:string-value="R103C19">
            <text:p>R103C19</text:p>
          </table:table-cell>
          <table:table-cell office:value-type="float" office:value="10320">
            <text:p>10320</text:p>
          </table:table-cell>
          <table:table-cell office:value-type="string" office:string-value="R103C21">
            <text:p>R103C21</text:p>
          </table:table-cell>
          <table:table-cell office:value-type="float" office:value="10322">
            <text:p>10322</text:p>
          </table:table-cell>
          <table:table-cell office:value-type="string" office:string-value="R103C23">
            <text:p>R103C23</text:p>
          </table:table-cell>
          <table:table-cell office:value-type="float" office:value="10324">
            <text:p>10324</text:p>
          </table:table-cell>
          <table:table-cell office:value-type="string" office:string-value="R103C25">
            <text:p>R103C25</text:p>
          </table:table-cell>
          <table:table-cell office:value-type="float" office:value="10326">
            <text:p>10326</text:p>
          </table:table-cell>
        </table:table-row>
        <table:table-row>
          <table:table-cell office:value-type="string" office:string-value="R104C1">
            <text:p>R104C1</text:p>
          </table:table-cell>
          <table:table-cell office:value-type="float" office:value="10402">
            <text:p>10402</text:p>
          </table:table-cell>
          <table:table-cell office:value-type="string" office:string-value="R104C3">
            <text:p>R104C3</text:p>
          </table:table-cell>
          <table:table-cell office:value-type="float" office:value="10404">
            <text:p>10404</text:p>
          </table:table-cell>
          <table:table-cell office:value-type="string" office:string-value="R104C5">
            <text:p>R104C5</text:p>
          </table:table-cell>
          <table:table-cell office:value-type="float" office:value="10406">
            <text:p>10406</text:p>
          </table:table-cell>
          <table:table-cell office:value-type="string" office:string-value="R104C7">
            <text:p>R104C7</text:p>
          </table:table-cell>
          <table:table-cell office:value-type="float" office:value="10408">
            <text:p>10408</text:p>
          </table:table-cell>
          <table:table-cell office:value-type="string" office:string-value="R104C9">
            <text:p>R104C9</text:p>
          </table:table-cell>
          <table:table-cell office:value-type="float" office:value="10410">
            <text:p>10410</text:p>
          </table:table-cell>
          <table:table-cell office:value-type="string" office:string-value="R104C11">
            <text:p>R104C11</text:p>
          </table:table-cell>
          <table:table-cell office:value-type="float" office:value="10412">
            <text:p>10412</text:p>
          </table:table-cell>
          <table:table-cell office:value-type="string" office:string-value="R104C13">
            <text:p>R104C13</text:p>
          </table:table-cell>
          <table:table-cell office:value-type="float" office:value="10414">
            <text:p>10414</text:p>
          </table:table-cell>
          <table:table-cell office:value-type="string" office:string-value="R104C15">
            <text:p>R104C15</text:p>
          </table:table-cell>
          <table:table-cell office:value-type="float" office:value="10416">
            <text:p>10416</text:p>
          </table:table-cell>
          <table:table-cell office:value-type="string" office:string-value="R104C17">
            <text:p>R104C17</text:p>
          </table:table-cell>
          <table:table-cell office:value-type="float" office:value="10418">
            <text:p>10418</text:p>
          </table:table-cell>
          <table:table-cell office:value-type="string" office:string-value="R104C19">
            <text:p>R104C19</text:p>
          </table:table-cell>
          <table:table-cell office:value-type="float" office:value="10420">
            <text:p>10420</text:p>
          </table:table-cell>
          <table:table-cell office:value-type="string" office:string-value="R104C21">
            <text:p>R104C21</text:p>
          </table:table-cell>
          <table:table-cell office:value-type="float" office:value="10422">
            <text:p>10422</text:p>
          </table:table-cell>
          <table:table-cell office:value-type="string" office:string-value="R104C23">
            <text:p>R104C23</text:p>
          </table:table-cell>
          <table:table-cell office:value-type="float" office:value="10424">
            <text:p>10424</text:p>
          </table:table-cell>
          <table:table-cell office:value-type="string" office:string-value="R104C25">
            <text:p>R104C25</text:p>
          </table:table-cell>
          <table:table-cell office:value-type="float" office:value="10426">
            <text:p>10426</text:p>
          </table:table-cell>
        </table:table-row>
        <table:table-row>
          <table:table-cell office:value-type="string" office:string-value="R105C1">
            <text:p>R105C1</text:p>
          </table:table-cell>
          <table:table-cell office:value-type="float" office:value="10502">
            <text:p>10502</text:p>
          </table:table-cell>
          <table:table-cell office:value-type="string" office:string-value="R105C3">
            <text:p>R105C3</text:p>
          </table:table-cell>
          <table:table-cell office:value-type="float" office:value="10504">
            <text:p>10504</text:p>
          </table:table-cell>
          <table:table-cell office:value-type="string" office:string-value="R105C5">
            <text:p>R105C5</text:p>
          </table:table-cell>
          <table:table-cell office:value-type="float" office:value="10506">
            <text:p>10506</text:p>
          </table:table-cell>
          <table:table-cell office:value-type="string" office:string-value="R105C7">
            <text:p>R105C7</text:p>
          </table:table-cell>
          <table:table-cell office:value-type="float" office:value="10508">
            <text:p>10508</text:p>
          </table:table-cell>
          <table:table-cell office:value-type="string" office:string-value="R105C9">
            <text:p>R105C9</text:p>
          </table:table-cell>
          <table:table-cell office:value-type="float" office:value="10510">
            <text:p>10510</text:p>
          </table:table-cell>
          <table:table-cell office:value-type="string" office:string-value="R105C11">
            <text:p>R105C11</text:p>
          </table:table-cell>
          <table:table-cell office:value-type="float" office:value="10512">
            <text:p>10512</text:p>
          </table:table-cell>
          <table:table-cell office:value-type="string" office:string-value="R105C13">
            <text:p>R105C13</text:p>
          </table:table-cell>
          <table:table-cell office:value-type="float" office:value="10514">
            <text:p>10514</text:p>
          </table:table-cell>
          <table:table-cell office:value-type="string" office:string-value="R105C15">
            <text:p>R105C15</text:p>
          </table:table-cell>
          <table:table-cell office:value-type="float" office:value="10516">
            <text:p>10516</text:p>
          </table:table-cell>
          <table:table-cell office:value-type="string" office:string-value="R105C17">
            <text:p>R105C17</text:p>
          </table:table-cell>
          <table:table-cell office:value-type="float" office:value="10518">
            <text:p>10518</text:p>
          </table:table-cell>
          <table:table-cell office:value-type="string" office:string-value="R105C19">
            <text:p>R105C19</text:p>
          </table:table-cell>
          <table:table-cell office:value-type="float" office:value="10520">
            <text:p>10520</text:p>
          </table:table-cell>
          <table:table-cell office:value-type="string" office:string-value="R105C21">
            <text:p>R105C21</text:p>
          </table:table-cell>
          <table:table-cell office:value-type="float" office:value="10522">
            <text:p>10522</text:p>
          </table:table-cell>
          <table:table-cell office:value-type="string" office:string-value="R105C23">
            <text:p>R105C23</text:p>
          </table:table-cell>
          <table:table-cell office:value-type="float" office:value="10524">
            <text:p>10524</text:p>
          </table:table-cell>
          <table:table-cell office:value-type="string" office:string-value="R105C25">
            <text:p>R105C25</text:p>
          </table:table-cell>
          <table:table-cell office:value-type="float" office:value="10526">
            <text:p>10526</text:p>
          </table:table-cell>
        </table:table-row>
        <table:table-row>
          <table:table-cell office:value-type="string" office:string-value="R106C1">
            <text:p>R106C1</text:p>
          </table:table-cell>
          <table:table-cell office:value-type="float" office:value="10602">
            <text:p>10602</text:p>
          </table:table-cell>
          <table:table-cell office:value-type="string" office:string-value="R106C3">
            <text:p>R106C3</text:p>
          </table:table-cell>
          <table:table-cell office:value-type="float" office:value="10604">
            <text:p>10604</text:p>
          </table:table-cell>
          <table:table-cell office:value-type="string" office:string-value="R106C5">
            <text:p>R106C5</text:p>
          </table:table-cell>
          <table:table-cell office:value-type="float" office:value="10606">
            <text:p>10606</text:p>
          </table:table-cell>
          <table:table-cell office:value-type="string" office:string-value="R106C7">
            <text:p>R106C7</text:p>
          </table:table-cell>
          <table:table-cell office:value-type="float" office:value="10608">
            <text:p>10608</text:p>
          </table:table-cell>
          <table:table-cell office:value-type="string" office:string-value="R106C9">
            <text:p>R106C9</text:p>
          </table:table-cell>
          <table:table-cell office:value-type="float" office:value="10610">
            <text:p>10610</text:p>
          </table:table-cell>
          <table:table-cell office:value-type="string" office:string-value="R106C11">
            <text:p>R106C11</text:p>
          </table:table-cell>
          <table:table-cell office:value-type="float" office:value="10612">
            <text:p>10612</text:p>
          </table:table-cell>
          <table:table-cell office:value-type="string" office:string-value="R106C13">
            <text:p>R106C13</text:p>
          </table:table-cell>
          <table:table-cell office:value-type="float" office:value="10614">
            <text:p>10614</text:p>
          </table:table-cell>
          <table:table-cell office:value-type="string" office:string-value="R106C15">
            <text:p>R106C15</text:p>
          </table:table-cell>
          <table:table-cell office:value-type="float" office:value="10616">
            <text:p>10616</text:p>
          </table:table-cell>
          <table:table-cell office:value-type="string" office:string-value="R106C17">
            <text:p>R106C17</text:p>
          </table:table-cell>
          <table:table-cell office:value-type="float" office:value="10618">
            <text:p>10618</text:p>
          </table:table-cell>
          <table:table-cell office:value-type="string" office:string-value="R106C19">
            <text:p>R106C19</text:p>
          </table:table-cell>
          <table:table-cell office:value-type="float" office:value="10620">
            <text:p>10620</text:p>
          </table:table-cell>
          <table:table-cell office:value-type="string" office:string-value="R106C21">
            <text:p>R106C21</text:p>
          </table:table-cell>
          <table:table-cell office:value-type="float" office:value="10622">
            <text:p>10622</text:p>
          </table:table-cell>
          <table:table-cell office:value-type="string" office:string-value="R106C23">
            <text:p>R106C23</text:p>
          </table:table-cell>
          <table:table-cell office:value-type="float" office:value="10624">
            <text:p>10624</text:p>
          </table:table-cell>
          <table:table-cell office:value-type="string" office:string-value="R106C25">
            <text:p>R106C25</text:p>
          </table:table-cell>
          <table:table-cell office:value-type="float" office:value="10626">
            <text:p>10626</text:p>
          </table:table-cell>
        </table:table-row>
        <table:table-row>
          <table:table-cell office:value-type="string" office:string-value="R107C1">
            <text:p>R107C1</text:p>
          </table:table-cell>
          <table:table-cell office:value-type="float" office:value="10702">
            <text:p>10702</text:p>
          </table:table-cell>
          <table:table-cell office:value-type="string" office:string-value="R107C3">
            <text:p>R107C3</text:p>
          </table:table-cell>
          <table:table-cell office:value-type="float" office:value="10704">
            <text:p>10704</text:p>
          </table:table-cell>
          <table:table-cell office:value-type="string" office:string-value="R107C5">
            <text:p>R107C5</text:p>
          </table:table-cell>
          <table:table-cell office:value-type="float" office:value="10706">
            <text:p>10706</text:p>
          </table:table-cell>
          <table:table-cell office:value-type="string" office:string-value="R107C7">
            <text:p>R107C7</text:p>
          </table:table-cell>
          <table:table-cell office:value-type="float" office:value="10708">
            <text:p>10708</text:p>
          </table:table-cell>
          <table:table-cell office:value-type="string" office:string-value="R107C9">
            <text:p>R107C9</text:p>
          </table:table-cell>
          <table:table-cell office:value-type="float" office:value="10710">
            <text:p>10710</text:p>
          </table:table-cell>
          <table:table-cell office:value-type="string" office:string-value="R107C11">
            <text:p>R107C11</text:p>
          </table:table-cell>
          <table:table-cell office:value-type="float" office:value="10712">
            <text:p>10712</text:p>
          </table:table-cell>
          <table:table-cell office:value-type="string" office:string-value="R107C13">
            <text:p>R107C13</text:p>
          </table:table-cell>
          <table:table-cell office:value-type="float" office:value="10714">
            <text:p>10714</text:p>
          </table:table-cell>
          <table:table-cell office:value-type="string" office:string-value="R107C15">
            <text:p>R107C15</text:p>
          </table:table-cell>
          <table:table-cell office:value-type="float" office:value="10716">
            <text:p>10716</text:p>
          </table:table-cell>
          <table:table-cell office:value-type="string" office:string-value="R107C17">
            <text:p>R107C17</text:p>
          </table:table-cell>
          <table:table-cell office:value-type="float" office:value="10718">
            <text:p>10718</text:p>
          </table:table-cell>
          <table:table-cell office:value-type="string" office:string-value="R107C19">
            <text:p>R107C19</text:p>
          </table:table-cell>
          <table:table-cell office:value-type="float" office:value="10720">
            <text:p>10720</text:p>
          </table:table-cell>
          <table:table-cell office:value-type="string" office:string-value="R107C21">
            <text:p>R107C21</text:p>
          </table:table-cell>
          <table:table-cell office:value-type="float" office:value="10722">
            <text:p>10722</text:p>
          </table:table-cell>
          <table:table-cell office:value-type="string" office:string-value="R107C23">
            <text:p>R107C23</text:p>
          </table:table-cell>
          <table:table-cell office:value-type="float" office:value="10724">
            <text:p>10724</text:p>
          </table:table-cell>
          <table:table-cell office:value-type="string" office:string-value="R107C25">
            <text:p>R107C25</text:p>
          </table:table-cell>
          <table:table-cell office:value-type="float" office:value="10726">
            <text:p>10726</text:p>
          </table:table-cell>
        </table:table-row>
        <table:table-row>
          <table:table-cell office:value-type="string" office:string-value="R108C1">
            <text:p>R108C1</text:p>
          </table:table-cell>
          <table:table-cell office:value-type="float" office:value="10802">
            <text:p>10802</text:p>
          </table:table-cell>
          <table:table-cell office:value-type="string" office:string-value="R108C3">
            <text:p>R108C3</text:p>
          </table:table-cell>
          <table:table-cell office:value-type="float" office:value="10804">
            <text:p>10804</text:p>
          </table:table-cell>
          <table:table-cell office:value-type="string" office:string-value="R108C5">
            <text:p>R108C5</text:p>
          </table:table-cell>
          <table:table-cell office:value-type="float" office:value="10806">
            <text:p>10806</text:p>
          </table:table-cell>
          <table:table-cell office:value-type="string" office:string-value="R108C7">
            <text:p>R108C7</text:p>
          </table:table-cell>
          <table:table-cell office:value-type="float" office:value="10808">
            <text:p>10808</text:p>
          </table:table-cell>
          <table:table-cell office:value-type="string" office:string-value="R108C9">
            <text:p>R108C9</text:p>
          </table:table-cell>
          <table:table-cell office:value-type="float" office:value="10810">
            <text:p>10810</text:p>
          </table:table-cell>
          <table:table-cell office:value-type="string" office:string-value="R108C11">
            <text:p>R108C11</text:p>
          </table:table-cell>
          <table:table-cell office:value-type="float" office:value="10812">
            <text:p>10812</text:p>
          </table:table-cell>
          <table:table-cell office:value-type="string" office:string-value="R108C13">
            <text:p>R108C13</text:p>
          </table:table-cell>
          <table:table-cell office:value-type="float" office:value="10814">
            <text:p>10814</text:p>
          </table:table-cell>
          <table:table-cell office:value-type="string" office:string-value="R108C15">
            <text:p>R108C15</text:p>
          </table:table-cell>
          <table:table-cell office:value-type="float" office:value="10816">
            <text:p>10816</text:p>
          </table:table-cell>
          <table:table-cell office:value-type="string" office:string-value="R108C17">
            <text:p>R108C17</text:p>
          </table:table-cell>
          <table:table-cell office:value-type="float" office:value="10818">
            <text:p>10818</text:p>
          </table:table-cell>
          <table:table-cell office:value-type="string" office:string-value="R108C19">
            <text:p>R108C19</text:p>
          </table:table-cell>
          <table:table-cell office:value-type="float" office:value="10820">
            <text:p>10820</text:p>
          </table:table-cell>
          <table:table-cell office:value-type="string" office:string-value="R108C21">
            <text:p>R108C21</text:p>
          </table:table-cell>
          <table:table-cell office:value-type="float" office:value="10822">
            <text:p>10822</text:p>
          </table:table-cell>
          <table:table-cell office:value-type="string" office:string-value="R108C23">
            <text:p>R108C23</text:p>
          </table:table-cell>
          <table:table-cell office:value-type="float" office:value="10824">
            <text:p>10824</text:p>
          </table:table-cell>
          <table:table-cell office:value-type="string" office:string-value="R108C25">
            <text:p>R108C25</text:p>
          </table:table-cell>
          <table:table-cell office:value-type="float" office:value="10826">
            <text:p>10826</text:p>
          </table:table-cell>
        </table:table-row>
        <table:table-row>
          <table:table-cell office:value-type="string" office:string-value="R109C1">
            <text:p>R109C1</text:p>
          </table:table-cell>
          <table:table-cell office:value-type="float" office:value="10902">
            <text:p>10902</text:p>
          </table:table-cell>
          <table:table-cell office:value-type="string" office:string-value="R109C3">
            <text:p>R109C3</text:p>
          </table:table-cell>
          <table:table-cell office:value-type="float" office:value="10904">
            <text:p>10904</text:p>
          </table:table-cell>
          <table:table-cell office:value-type="string" office:string-value="R109C5">
            <text:p>R109C5</text:p>
          </table:table-cell>
          <table:table-cell office:value-type="float" office:value="10906">
            <text:p>10906</text:p>
          </table:table-cell>
          <table:table-cell office:value-type="string" office:string-value="R109C7">
            <text:p>R109C7</text:p>
          </table:table-cell>
          <table:table-cell office:value-type="float" office:value="10908">
            <text:p>10908</text:p>
          </table:table-cell>
          <table:table-cell office:value-type="string" office:string-value="R109C9">
            <text:p>R109C9</text:p>
          </table:table-cell>
          <table:table-cell office:value-type="float" office:value="10910">
            <text:p>10910</text:p>
          </table:table-cell>
          <table:table-cell office:value-type="string" office:string-value="R109C11">
            <text:p>R109C11</text:p>
          </table:table-cell>
          <table:table-cell office:value-type="float" office:value="10912">
            <text:p>10912</text:p>
          </table:table-cell>
          <table:table-cell office:value-type="string" office:string-value="R109C13">
            <text:p>R109C13</text:p>
          </table:table-cell>
          <table:table-cell office:value-type="float" office:value="10914">
            <text:p>10914</text:p>
          </table:table-cell>
          <table:table-cell office:value-type="string" office:string-value="R109C15">
            <text:p>R109C15</text:p>
          </table:table-cell>
          <table:table-cell office:value-type="float" office:value="10916">
            <text:p>10916</text:p>
          </table:table-cell>
          <table:table-cell office:value-type="string" office:string-value="R109C17">
            <text:p>R109C17</text:p>
          </table:table-cell>
          <table:table-cell office:value-type="float" office:value="10918">
            <text:p>10918</text:p>
          </table:table-cell>
          <table:table-cell office:value-type="string" office:string-value="R109C19">
            <text:p>R109C19</text:p>
          </table:table-cell>
          <table:table-cell office:value-type="float" office:value="10920">
            <text:p>10920</text:p>
          </table:table-cell>
          <table:table-cell office:value-type="string" office:string-value="R109C21">
            <text:p>R109C21</text:p>
          </table:table-cell>
          <table:table-cell office:value-type="float" office:value="10922">
            <text:p>10922</text:p>
          </table:table-cell>
          <table:table-cell office:value-type="string" office:string-value="R109C23">
            <text:p>R109C23</text:p>
          </table:table-cell>
          <table:table-cell office:value-type="float" office:value="10924">
            <text:p>10924</text:p>
          </table:table-cell>
          <table:table-cell office:value-type="string" office:string-value="R109C25">
            <text:p>R109C25</text:p>
          </table:table-cell>
          <table:table-cell office:value-type="float" office:value="10926">
            <text:p>10926</text:p>
          </table:table-cell>
        </table:table-row>
        <table:table-row>
          <table:table-cell office:value-type="string" office:string-value="R110C1">
            <text:p>R110C1</text:p>
          </table:table-cell>
          <table:table-cell office:value-type="float" office:value="11002">
            <text:p>11002</text:p>
          </table:table-cell>
          <table:table-cell office:value-type="string" office:string-value="R110C3">
            <text:p>R110C3</text:p>
          </table:table-cell>
          <table:table-cell office:value-type="float" office:value="11004">
            <text:p>11004</text:p>
          </table:table-cell>
          <table:table-cell office:value-type="string" office:string-value="R110C5">
            <text:p>R110C5</text:p>
          </table:table-cell>
          <table:table-cell office:value-type="float" office:value="11006">
            <text:p>11006</text:p>
          </table:table-cell>
          <table:table-cell office:value-type="string" office:string-value="R110C7">
            <text:p>R110C7</text:p>
          </table:table-cell>
          <table:table-cell office:value-type="float" office:value="11008">
            <text:p>11008</text:p>
          </table:table-cell>
          <table:table-cell office:value-type="string" office:string-value="R110C9">
            <text:p>R110C9</text:p>
          </table:table-cell>
          <table:table-cell office:value-type="float" office:value="11010">
            <text:p>11010</text:p>
          </table:table-cell>
          <table:table-cell office:value-type="string" office:string-value="R110C11">
            <text:p>R110C11</text:p>
          </table:table-cell>
          <table:table-cell office:value-type="float" office:value="11012">
            <text:p>11012</text:p>
          </table:table-cell>
          <table:table-cell office:value-type="string" office:string-value="R110C13">
            <text:p>R110C13</text:p>
          </table:table-cell>
          <table:table-cell office:value-type="float" office:value="11014">
            <text:p>11014</text:p>
          </table:table-cell>
          <table:table-cell office:value-type="string" office:string-value="R110C15">
            <text:p>R110C15</text:p>
          </table:table-cell>
          <table:table-cell office:value-type="float" office:value="11016">
            <text:p>11016</text:p>
          </table:table-cell>
          <table:table-cell office:value-type="string" office:string-value="R110C17">
            <text:p>R110C17</text:p>
          </table:table-cell>
          <table:table-cell office:value-type="float" office:value="11018">
            <text:p>11018</text:p>
          </table:table-cell>
          <table:table-cell office:value-type="string" office:string-value="R110C19">
            <text:p>R110C19</text:p>
          </table:table-cell>
          <table:table-cell office:value-type="float" office:value="11020">
            <text:p>11020</text:p>
          </table:table-cell>
          <table:table-cell office:value-type="string" office:string-value="R110C21">
            <text:p>R110C21</text:p>
          </table:table-cell>
          <table:table-cell office:value-type="float" office:value="11022">
            <text:p>11022</text:p>
          </table:table-cell>
          <table:table-cell office:value-type="string" office:string-value="R110C23">
            <text:p>R110C23</text:p>
          </table:table-cell>
          <table:table-cell office:value-type="float" office:value="11024">
            <text:p>11024</text:p>
          </table:table-cell>
          <table:table-cell office:value-type="string" office:string-value="R110C25">
            <text:p>R110C25</text:p>
          </table:table-cell>
          <table:table-cell office:value-type="float" office:value="11026">
            <text:p>11026</text:p>
          </table:table-cell>
        </table:table-row>
        <table:table-row>
          <table:table-cell office:value-type="string" office:string-value="R111C1">
            <text:p>R111C1</text:p>
          </table:table-cell>
          <table:table-cell office:value-type="float" office:value="11102">
            <text:p>11102</text:p>
          </table:table-cell>
          <table:table-cell office:value-type="string" office:string-value="R111C3">
            <text:p>R111C3</text:p>
          </table:table-cell>
          <table:table-cell office:value-type="float" office:value="11104">
            <text:p>11104</text:p>
          </table:table-cell>
          <table:table-cell office:value-type="string" office:string-value="R111C5">
            <text:p>R111C5</text:p>
          </table:table-cell>
          <table:table-cell office:value-type="float" office:value="11106">
            <text:p>11106</text:p>
          </table:table-cell>
          <table:table-cell office:value-type="string" office:string-value="R111C7">
            <text:p>R111C7</text:p>
          </table:table-cell>
          <table:table-cell office:value-type="float" office:value="11108">
            <text:p>11108</text:p>
          </table:table-cell>
          <table:table-cell office:value-type="string" office:string-value="R111C9">
            <text:p>R111C9</text:p>
          </table:table-cell>
          <table:table-cell office:value-type="float" office:value="11110">
            <text:p>11110</text:p>
          </table:table-cell>
          <table:table-cell office:value-type="string" office:string-value="R111C11">
            <text:p>R111C11</text:p>
          </table:table-cell>
          <table:table-cell office:value-type="float" office:value="11112">
            <text:p>11112</text:p>
          </table:table-cell>
          <table:table-cell office:value-type="string" office:string-value="R111C13">
            <text:p>R111C13</text:p>
          </table:table-cell>
          <table:table-cell office:value-type="float" office:value="11114">
            <text:p>11114</text:p>
          </table:table-cell>
          <table:table-cell office:value-type="string" office:string-value="R111C15">
            <text:p>R111C15</text:p>
          </table:table-cell>
          <table:table-cell office:value-type="float" office:value="11116">
            <text:p>11116</text:p>
          </table:table-cell>
          <table:table-cell office:value-type="string" office:string-value="R111C17">
            <text:p>R111C17</text:p>
          </table:table-cell>
          <table:table-cell office:value-type="float" office:value="11118">
            <text:p>11118</text:p>
          </table:table-cell>
          <table:table-cell office:value-type="string" office:string-value="R111C19">
            <text:p>R111C19</text:p>
          </table:table-cell>
          <table:table-cell office:value-type="float" office:value="11120">
            <text:p>11120</text:p>
          </table:table-cell>
          <table:table-cell office:value-type="string" office:string-value="R111C21">
            <text:p>R111C21</text:p>
          </table:table-cell>
          <table:table-cell office:value-type="float" office:value="11122">
            <text:p>11122</text:p>
          </table:table-cell>
          <table:table-cell office:value-type="string" office:string-value="R111C23">
            <text:p>R111C23</text:p>
          </table:table-cell>
          <table:table-cell office:value-type="float" office:value="11124">
            <text:p>11124</text:p>
          </table:table-cell>
          <table:table-cell office:value-type="string" office:string-value="R111C25">
            <text:p>R111C25</text:p>
          </table:table-cell>
          <table:table-cell office:value-type="float" office:value="11126">
            <text:p>11126</text:p>
          </table:table-cell>
        </table:table-row>
        <table:table-row>
          <table:table-cell office:value-type="string" office:string-value="R112C1">
            <text:p>R112C1</text:p>
          </table:table-cell>
          <table:table-cell office:value-type="float" office:value="11202">
            <text:p>11202</text:p>
          </table:table-cell>
          <table:table-cell office:value-type="string" office:string-value="R112C3">
            <text:p>R112C3</text:p>
          </table:table-cell>
          <table:table-cell office:value-type="float" office:value="11204">
            <text:p>11204</text:p>
          </table:table-cell>
          <table:table-cell office:value-type="string" office:string-value="R112C5">
            <text:p>R112C5</text:p>
          </table:table-cell>
          <table:table-cell office:value-type="float" office:value="11206">
            <text:p>11206</text:p>
          </table:table-cell>
          <table:table-cell office:value-type="string" office:string-value="R112C7">
            <text:p>R112C7</text:p>
          </table:table-cell>
          <table:table-cell office:value-type="float" office:value="11208">
            <text:p>11208</text:p>
          </table:table-cell>
          <table:table-cell office:value-type="string" office:string-value="R112C9">
            <text:p>R112C9</text:p>
          </table:table-cell>
          <table:table-cell office:value-type="float" office:value="11210">
            <text:p>11210</text:p>
          </table:table-cell>
          <table:table-cell office:value-type="string" office:string-value="R112C11">
            <text:p>R112C11</text:p>
          </table:table-cell>
          <table:table-cell office:value-type="float" office:value="11212">
            <text:p>11212</text:p>
          </table:table-cell>
          <table:table-cell office:value-type="string" office:string-value="R112C13">
            <text:p>R112C13</text:p>
          </table:table-cell>
          <table:table-cell office:value-type="float" office:value="11214">
            <text:p>11214</text:p>
          </table:table-cell>
          <table:table-cell office:value-type="string" office:string-value="R112C15">
            <text:p>R112C15</text:p>
          </table:table-cell>
          <table:table-cell office:value-type="float" office:value="11216">
            <text:p>11216</text:p>
          </table:table-cell>
          <table:table-cell office:value-type="string" office:string-value="R112C17">
            <text:p>R112C17</text:p>
          </table:table-cell>
          <table:table-cell office:value-type="float" office:value="11218">
            <text:p>11218</text:p>
          </table:table-cell>
          <table:table-cell office:value-type="string" office:string-value="R112C19">
            <text:p>R112C19</text:p>
          </table:table-cell>
          <table:table-cell office:value-type="float" office:value="11220">
            <text:p>11220</text:p>
          </table:table-cell>
          <table:table-cell office:value-type="string" office:string-value="R112C21">
            <text:p>R112C21</text:p>
          </table:table-cell>
          <table:table-cell office:value-type="float" office:value="11222">
            <text:p>11222</text:p>
          </table:table-cell>
          <table:table-cell office:value-type="string" office:string-value="R112C23">
            <text:p>R112C23</text:p>
          </table:table-cell>
          <table:table-cell office:value-type="float" office:value="11224">
            <text:p>11224</text:p>
          </table:table-cell>
          <table:table-cell office:value-type="string" office:string-value="R112C25">
            <text:p>R112C25</text:p>
          </table:table-cell>
          <table:table-cell office:value-type="float" office:value="11226">
            <text:p>11226</text:p>
          </table:table-cell>
        </table:table-row>
        <table:table-row>
          <table:table-cell office:value-type="string" office:string-value="R113C1">
            <text:p>R113C1</text:p>
          </table:table-cell>
          <table:table-cell office:value-type="float" office:value="11302">
            <text:p>11302</text:p>
          </table:table-cell>
          <table:table-cell office:value-type="string" office:string-value="R113C3">
            <text:p>R113C3</text:p>
          </table:table-cell>
          <table:table-cell office:value-type="float" office:value="11304">
            <text:p>11304</text:p>
          </table:table-cell>
          <table:table-cell office:value-type="string" office:string-value="R113C5">
            <text:p>R113C5</text:p>
          </table:table-cell>
          <table:table-cell office:value-type="float" office:value="11306">
            <text:p>11306</text:p>
          </table:table-cell>
          <table:table-cell office:value-type="string" office:string-value="R113C7">
            <text:p>R113C7</text:p>
          </table:table-cell>
          <table:table-cell office:value-type="float" office:value="11308">
            <text:p>11308</text:p>
          </table:table-cell>
          <table:table-cell office:value-type="string" office:string-value="R113C9">
            <text:p>R113C9</text:p>
          </table:table-cell>
          <table:table-cell office:value-type="float" office:value="11310">
            <text:p>11310</text:p>
          </table:table-cell>
          <table:table-cell office:value-type="string" office:string-value="R113C11">
            <text:p>R113C11</text:p>
          </table:table-cell>
          <table:table-cell office:value-type="float" office:value="11312">
            <text:p>11312</text:p>
          </table:table-cell>
          <table:table-cell office:value-type="string" office:string-value="R113C13">
            <text:p>R113C13</text:p>
          </table:table-cell>
          <table:table-cell office:value-type="float" office:value="11314">
            <text:p>11314</text:p>
          </table:table-cell>
          <table:table-cell office:value-type="string" office:string-value="R113C15">
            <text:p>R113C15</text:p>
          </table:table-cell>
          <table:table-cell office:value-type="float" office:value="11316">
            <text:p>11316</text:p>
          </table:table-cell>
          <table:table-cell office:value-type="string" office:string-value="R113C17">
            <text:p>R113C17</text:p>
          </table:table-cell>
          <table:table-cell office:value-type="float" office:value="11318">
            <text:p>11318</text:p>
          </table:table-cell>
          <table:table-cell office:value-type="string" office:string-value="R113C19">
            <text:p>R113C19</text:p>
          </table:table-cell>
          <table:table-cell office:value-type="float" office:value="11320">
            <text:p>11320</text:p>
          </table:table-cell>
          <table:table-cell office:value-type="string" office:string-value="R113C21">
            <text:p>R113C21</text:p>
          </table:table-cell>
          <table:table-cell office:value-type="float" office:value="11322">
            <text:p>11322</text:p>
          </table:table-cell>
          <table:table-cell office:value-type="string" office:string-value="R113C23">
            <text:p>R113C23</text:p>
          </table:table-cell>
          <table:table-cell office:value-type="float" office:value="11324">
            <text:p>11324</text:p>
          </table:table-cell>
          <table:table-cell office:value-type="string" office:string-value="R113C25">
            <text:p>R113C25</text:p>
          </table:table-cell>
          <table:table-cell office:value-type="float" office:value="11326">
            <text:p>11326</text:p>
          </table:table-cell>
        </table:table-row>
        <table:table-row>
          <table:table-cell office:value-type="string" office:string-value="R114C1">
            <text:p>R114C1</text:p>
          </table:table-cell>
          <table:table-cell office:value-type="float" office:value="11402">
            <text:p>11402</text:p>
          </table:table-cell>
          <table:table-cell office:value-type="string" office:string-value="R114C3">
            <text:p>R114C3</text:p>
          </table:table-cell>
          <table:table-cell office:value-type="float" office:value="11404">
            <text:p>11404</text:p>
          </table:table-cell>
          <table:table-cell office:value-type="string" office:string-value="R114C5">
            <text:p>R114C5</text:p>
          </table:table-cell>
          <table:table-cell office:value-type="float" office:value="11406">
            <text:p>11406</text:p>
          </table:table-cell>
          <table:table-cell office:value-type="string" office:string-value="R114C7">
            <text:p>R114C7</text:p>
          </table:table-cell>
          <table:table-cell office:value-type="float" office:value="11408">
            <text:p>11408</text:p>
          </table:table-cell>
          <table:table-cell office:value-type="string" office:string-value="R114C9">
            <text:p>R114C9</text:p>
          </table:table-cell>
          <table:table-cell office:value-type="float" office:value="11410">
            <text:p>11410</text:p>
          </table:table-cell>
          <table:table-cell office:value-type="string" office:string-value="R114C11">
            <text:p>R114C11</text:p>
          </table:table-cell>
          <table:table-cell office:value-type="float" office:value="11412">
            <text:p>11412</text:p>
          </table:table-cell>
          <table:table-cell office:value-type="string" office:string-value="R114C13">
            <text:p>R114C13</text:p>
          </table:table-cell>
          <table:table-cell office:value-type="float" office:value="11414">
            <text:p>11414</text:p>
          </table:table-cell>
          <table:table-cell office:value-type="string" office:string-value="R114C15">
            <text:p>R114C15</text:p>
          </table:table-cell>
          <table:table-cell office:value-type="float" office:value="11416">
            <text:p>11416</text:p>
          </table:table-cell>
          <table:table-cell office:value-type="string" office:string-value="R114C17">
            <text:p>R114C17</text:p>
          </table:table-cell>
          <table:table-cell office:value-type="float" office:value="11418">
            <text:p>11418</text:p>
          </table:table-cell>
          <table:table-cell office:value-type="string" office:string-value="R114C19">
            <text:p>R114C19</text:p>
          </table:table-cell>
          <table:table-cell office:value-type="float" office:value="11420">
            <text:p>11420</text:p>
          </table:table-cell>
          <table:table-cell office:value-type="string" office:string-value="R114C21">
            <text:p>R114C21</text:p>
          </table:table-cell>
          <table:table-cell office:value-type="float" office:value="11422">
            <text:p>11422</text:p>
          </table:table-cell>
          <table:table-cell office:value-type="string" office:string-value="R114C23">
            <text:p>R114C23</text:p>
          </table:table-cell>
          <table:table-cell office:value-type="float" office:value="11424">
            <text:p>11424</text:p>
          </table:table-cell>
          <table:table-cell office:value-type="string" office:string-value="R114C25">
            <text:p>R114C25</text:p>
          </table:table-cell>
          <table:table-cell office:value-type="float" office:value="11426">
            <text:p>11426</text:p>
          </table:table-cell>
        </table:table-row>
        <table:table-row>
          <table:table-cell office:value-type="string" office:string-value="R115C1">
            <text:p>R115C1</text:p>
          </table:table-cell>
          <table:table-cell office:value-type="float" office:value="11502">
            <text:p>11502</text:p>
          </table:table-cell>
          <table:table-cell office:value-type="string" office:string-value="R115C3">
            <text:p>R115C3</text:p>
          </table:table-cell>
          <table:table-cell office:value-type="float" office:value="11504">
            <text:p>11504</text:p>
          </table:table-cell>
          <table:table-cell office:value-type="string" office:string-value="R115C5">
            <text:p>R115C5</text:p>
          </table:table-cell>
          <table:table-cell office:value-type="float" office:value="11506">
            <text:p>11506</text:p>
          </table:table-cell>
          <table:table-cell office:value-type="string" office:string-value="R115C7">
            <text:p>R115C7</text:p>
          </table:table-cell>
          <table:table-cell office:value-type="float" office:value="11508">
            <text:p>11508</text:p>
          </table:table-cell>
          <table:table-cell office:value-type="string" office:string-value="R115C9">
            <text:p>R115C9</text:p>
          </table:table-cell>
          <table:table-cell office:value-type="float" office:value="11510">
            <text:p>11510</text:p>
          </table:table-cell>
          <table:table-cell office:value-type="string" office:string-value="R115C11">
            <text:p>R115C11</text:p>
          </table:table-cell>
          <table:table-cell office:value-type="float" office:value="11512">
            <text:p>11512</text:p>
          </table:table-cell>
          <table:table-cell office:value-type="string" office:string-value="R115C13">
            <text:p>R115C13</text:p>
          </table:table-cell>
          <table:table-cell office:value-type="float" office:value="11514">
            <text:p>11514</text:p>
          </table:table-cell>
          <table:table-cell office:value-type="string" office:string-value="R115C15">
            <text:p>R115C15</text:p>
          </table:table-cell>
          <table:table-cell office:value-type="float" office:value="11516">
            <text:p>11516</text:p>
          </table:table-cell>
          <table:table-cell office:value-type="string" office:string-value="R115C17">
            <text:p>R115C17</text:p>
          </table:table-cell>
          <table:table-cell office:value-type="float" office:value="11518">
            <text:p>11518</text:p>
          </table:table-cell>
          <table:table-cell office:value-type="string" office:string-value="R115C19">
            <text:p>R115C19</text:p>
          </table:table-cell>
          <table:table-cell office:value-type="float" office:value="11520">
            <text:p>11520</text:p>
          </table:table-cell>
          <table:table-cell office:value-type="string" office:string-value="R115C21">
            <text:p>R115C21</text:p>
          </table:table-cell>
          <table:table-cell office:value-type="float" office:value="11522">
            <text:p>11522</text:p>
          </table:table-cell>
          <table:table-cell office:value-type="string" office:string-value="R115C23">
            <text:p>R115C23</text:p>
          </table:table-cell>
          <table:table-cell office:value-type="float" office:value="11524">
            <text:p>11524</text:p>
          </table:table-cell>
          <table:table-cell office:value-type="string" office:string-value="R115C25">
            <text:p>R115C25</text:p>
          </table:table-cell>
          <table:table-cell office:value-type="float" office:value="11526">
            <text:p>11526</text:p>
          </table:table-cell>
        </table:table-row>
        <table:table-row>
          <table:table-cell office:value-type="string" office:string-value="R116C1">
            <text:p>R116C1</text:p>
          </table:table-cell>
          <table:table-cell office:value-type="float" office:value="11602">
            <text:p>11602</text:p>
          </table:table-cell>
          <table:table-cell office:value-type="string" office:string-value="R116C3">
            <text:p>R116C3</text:p>
          </table:table-cell>
          <table:table-cell office:value-type="float" office:value="11604">
            <text:p>11604</text:p>
          </table:table-cell>
          <table:table-cell office:value-type="string" office:string-value="R116C5">
            <text:p>R116C5</text:p>
          </table:table-cell>
          <table:table-cell office:value-type="float" office:value="11606">
            <text:p>11606</text:p>
          </table:table-cell>
          <table:table-cell office:value-type="string" office:string-value="R116C7">
            <text:p>R116C7</text:p>
          </table:table-cell>
          <table:table-cell office:value-type="float" office:value="11608">
            <text:p>11608</text:p>
          </table:table-cell>
          <table:table-cell office:value-type="string" office:string-value="R116C9">
            <text:p>R116C9</text:p>
          </table:table-cell>
          <table:table-cell office:value-type="float" office:value="11610">
            <text:p>11610</text:p>
          </table:table-cell>
          <table:table-cell office:value-type="string" office:string-value="R116C11">
            <text:p>R116C11</text:p>
          </table:table-cell>
          <table:table-cell office:value-type="float" office:value="11612">
            <text:p>11612</text:p>
          </table:table-cell>
          <table:table-cell office:value-type="string" office:string-value="R116C13">
            <text:p>R116C13</text:p>
          </table:table-cell>
          <table:table-cell office:value-type="float" office:value="11614">
            <text:p>11614</text:p>
          </table:table-cell>
          <table:table-cell office:value-type="string" office:string-value="R116C15">
            <text:p>R116C15</text:p>
          </table:table-cell>
          <table:table-cell office:value-type="float" office:value="11616">
            <text:p>11616</text:p>
          </table:table-cell>
          <table:table-cell office:value-type="string" office:string-value="R116C17">
            <text:p>R116C17</text:p>
          </table:table-cell>
          <table:table-cell office:value-type="float" office:value="11618">
            <text:p>11618</text:p>
          </table:table-cell>
          <table:table-cell office:value-type="string" office:string-value="R116C19">
            <text:p>R116C19</text:p>
          </table:table-cell>
          <table:table-cell office:value-type="float" office:value="11620">
            <text:p>11620</text:p>
          </table:table-cell>
          <table:table-cell office:value-type="string" office:string-value="R116C21">
            <text:p>R116C21</text:p>
          </table:table-cell>
          <table:table-cell office:value-type="float" office:value="11622">
            <text:p>11622</text:p>
          </table:table-cell>
          <table:table-cell office:value-type="string" office:string-value="R116C23">
            <text:p>R116C23</text:p>
          </table:table-cell>
          <table:table-cell office:value-type="float" office:value="11624">
            <text:p>11624</text:p>
          </table:table-cell>
          <table:table-cell office:value-type="string" office:string-value="R116C25">
            <text:p>R116C25</text:p>
          </table:table-cell>
          <table:table-cell office:value-type="float" office:value="11626">
            <text:p>11626</text:p>
          </table:table-cell>
        </table:table-row>
        <table:table-row>
          <table:table-cell office:value-type="string" office:string-value="R117C1">
            <text:p>R117C1</text:p>
          </table:table-cell>
          <table:table-cell office:value-type="float" office:value="11702">
            <text:p>11702</text:p>
          </table:table-cell>
          <table:table-cell office:value-type="string" office:string-value="R117C3">
            <text:p>R117C3</text:p>
          </table:table-cell>
          <table:table-cell office:value-type="float" office:value="11704">
            <text:p>11704</text:p>
          </table:table-cell>
          <table:table-cell office:value-type="string" office:string-value="R117C5">
            <text:p>R117C5</text:p>
          </table:table-cell>
          <table:table-cell office:value-type="float" office:value="11706">
            <text:p>11706</text:p>
          </table:table-cell>
          <table:table-cell office:value-type="string" office:string-value="R117C7">
            <text:p>R117C7</text:p>
          </table:table-cell>
          <table:table-cell office:value-type="float" office:value="11708">
            <text:p>11708</text:p>
          </table:table-cell>
          <table:table-cell office:value-type="string" office:string-value="R117C9">
            <text:p>R117C9</text:p>
          </table:table-cell>
          <table:table-cell office:value-type="float" office:value="11710">
            <text:p>11710</text:p>
          </table:table-cell>
          <table:table-cell office:value-type="string" office:string-value="R117C11">
            <text:p>R117C11</text:p>
          </table:table-cell>
          <table:table-cell office:value-type="float" office:value="11712">
            <text:p>11712</text:p>
          </table:table-cell>
          <table:table-cell office:value-type="string" office:string-value="R117C13">
            <text:p>R117C13</text:p>
          </table:table-cell>
          <table:table-cell office:value-type="float" office:value="11714">
            <text:p>11714</text:p>
          </table:table-cell>
          <table:table-cell office:value-type="string" office:string-value="R117C15">
            <text:p>R117C15</text:p>
          </table:table-cell>
          <table:table-cell office:value-type="float" office:value="11716">
            <text:p>11716</text:p>
          </table:table-cell>
          <table:table-cell office:value-type="string" office:string-value="R117C17">
            <text:p>R117C17</text:p>
          </table:table-cell>
          <table:table-cell office:value-type="float" office:value="11718">
            <text:p>11718</text:p>
          </table:table-cell>
          <table:table-cell office:value-type="string" office:string-value="R117C19">
            <text:p>R117C19</text:p>
          </table:table-cell>
          <table:table-cell office:value-type="float" office:value="11720">
            <text:p>11720</text:p>
          </table:table-cell>
          <table:table-cell office:value-type="string" office:string-value="R117C21">
            <text:p>R117C21</text:p>
          </table:table-cell>
          <table:table-cell office:value-type="float" office:value="11722">
            <text:p>11722</text:p>
          </table:table-cell>
          <table:table-cell office:value-type="string" office:string-value="R117C23">
            <text:p>R117C23</text:p>
          </table:table-cell>
          <table:table-cell office:value-type="float" office:value="11724">
            <text:p>11724</text:p>
          </table:table-cell>
          <table:table-cell office:value-type="string" office:string-value="R117C25">
            <text:p>R117C25</text:p>
          </table:table-cell>
          <table:table-cell office:value-type="float" office:value="11726">
            <text:p>11726</text:p>
          </table:table-cell>
        </table:table-row>
        <table:table-row>
          <table:table-cell office:value-type="string" office:string-value="R118C1">
            <text:p>R118C1</text:p>
          </table:table-cell>
          <table:table-cell office:value-type="float" office:value="11802">
            <text:p>11802</text:p>
          </table:table-cell>
          <table:table-cell office:value-type="string" office:string-value="R118C3">
            <text:p>R118C3</text:p>
          </table:table-cell>
          <table:table-cell office:value-type="float" office:value="11804">
            <text:p>11804</text:p>
          </table:table-cell>
          <table:table-cell office:value-type="string" office:string-value="R118C5">
            <text:p>R118C5</text:p>
          </table:table-cell>
          <table:table-cell office:value-type="float" office:value="11806">
            <text:p>11806</text:p>
          </table:table-cell>
          <table:table-cell office:value-type="string" office:string-value="R118C7">
            <text:p>R118C7</text:p>
          </table:table-cell>
          <table:table-cell office:value-type="float" office:value="11808">
            <text:p>11808</text:p>
          </table:table-cell>
          <table:table-cell office:value-type="string" office:string-value="R118C9">
            <text:p>R118C9</text:p>
          </table:table-cell>
          <table:table-cell office:value-type="float" office:value="11810">
            <text:p>11810</text:p>
          </table:table-cell>
          <table:table-cell office:value-type="string" office:string-value="R118C11">
            <text:p>R118C11</text:p>
          </table:table-cell>
          <table:table-cell office:value-type="float" office:value="11812">
            <text:p>11812</text:p>
          </table:table-cell>
          <table:table-cell office:value-type="string" office:string-value="R118C13">
            <text:p>R118C13</text:p>
          </table:table-cell>
          <table:table-cell office:value-type="float" office:value="11814">
            <text:p>11814</text:p>
          </table:table-cell>
          <table:table-cell office:value-type="string" office:string-value="R118C15">
            <text:p>R118C15</text:p>
          </table:table-cell>
          <table:table-cell office:value-type="float" office:value="11816">
            <text:p>11816</text:p>
          </table:table-cell>
          <table:table-cell office:value-type="string" office:string-value="R118C17">
            <text:p>R118C17</text:p>
          </table:table-cell>
          <table:table-cell office:value-type="float" office:value="11818">
            <text:p>11818</text:p>
          </table:table-cell>
          <table:table-cell office:value-type="string" office:string-value="R118C19">
            <text:p>R118C19</text:p>
          </table:table-cell>
          <table:table-cell office:value-type="float" office:value="11820">
            <text:p>11820</text:p>
          </table:table-cell>
          <table:table-cell office:value-type="string" office:string-value="R118C21">
            <text:p>R118C21</text:p>
          </table:table-cell>
          <table:table-cell office:value-type="float" office:value="11822">
            <text:p>11822</text:p>
          </table:table-cell>
          <table:table-cell office:value-type="string" office:string-value="R118C23">
            <text:p>R118C23</text:p>
          </table:table-cell>
          <table:table-cell office:value-type="float" office:value="11824">
            <text:p>11824</text:p>
          </table:table-cell>
          <table:table-cell office:value-type="string" office:string-value="R118C25">
            <text:p>R118C25</text:p>
          </table:table-cell>
          <table:table-cell office:value-type="float" office:value="11826">
            <text:p>11826</text:p>
          </table:table-cell>
        </table:table-row>
        <table:table-row>
          <table:table-cell office:value-type="string" office:string-value="R119C1">
            <text:p>R119C1</text:p>
          </table:table-cell>
          <table:table-cell office:value-type="float" office:value="11902">
            <text:p>11902</text:p>
          </table:table-cell>
          <table:table-cell office:value-type="string" office:string-value="R119C3">
            <text:p>R119C3</text:p>
          </table:table-cell>
          <table:table-cell office:value-type="float" office:value="11904">
            <text:p>11904</text:p>
          </table:table-cell>
          <table:table-cell office:value-type="string" office:string-value="R119C5">
            <text:p>R119C5</text:p>
          </table:table-cell>
          <table:table-cell office:value-type="float" office:value="11906">
            <text:p>11906</text:p>
          </table:table-cell>
          <table:table-cell office:value-type="string" office:string-value="R119C7">
            <text:p>R119C7</text:p>
          </table:table-cell>
          <table:table-cell office:value-type="float" office:value="11908">
            <text:p>11908</text:p>
          </table:table-cell>
          <table:table-cell office:value-type="string" office:string-value="R119C9">
            <text:p>R119C9</text:p>
          </table:table-cell>
          <table:table-cell office:value-type="float" office:value="11910">
            <text:p>11910</text:p>
          </table:table-cell>
          <table:table-cell office:value-type="string" office:string-value="R119C11">
            <text:p>R119C11</text:p>
          </table:table-cell>
          <table:table-cell office:value-type="float" office:value="11912">
            <text:p>11912</text:p>
          </table:table-cell>
          <table:table-cell office:value-type="string" office:string-value="R119C13">
            <text:p>R119C13</text:p>
          </table:table-cell>
          <table:table-cell office:value-type="float" office:value="11914">
            <text:p>11914</text:p>
          </table:table-cell>
          <table:table-cell office:value-type="string" office:string-value="R119C15">
            <text:p>R119C15</text:p>
          </table:table-cell>
          <table:table-cell office:value-type="float" office:value="11916">
            <text:p>11916</text:p>
          </table:table-cell>
          <table:table-cell office:value-type="string" office:string-value="R119C17">
            <text:p>R119C17</text:p>
          </table:table-cell>
          <table:table-cell office:value-type="float" office:value="11918">
            <text:p>11918</text:p>
          </table:table-cell>
          <table:table-cell office:value-type="string" office:string-value="R119C19">
            <text:p>R119C19</text:p>
          </table:table-cell>
          <table:table-cell office:value-type="float" office:value="11920">
            <text:p>11920</text:p>
          </table:table-cell>
          <table:table-cell office:value-type="string" office:string-value="R119C21">
            <text:p>R119C21</text:p>
          </table:table-cell>
          <table:table-cell office:value-type="float" office:value="11922">
            <text:p>11922</text:p>
          </table:table-cell>
          <table:table-cell office:value-type="string" office:string-value="R119C23">
            <text:p>R119C23</text:p>
          </table:table-cell>
          <table:table-cell office:value-type="float" office:value="11924">
            <text:p>11924</text:p>
          </table:table-cell>
          <table:table-cell office:value-type="string" office:string-value="R119C25">
            <text:p>R119C25</text:p>
          </table:table-cell>
          <table:table-cell office:value-type="float" office:value="11926">
            <text:p>11926</text:p>
          </table:table-cell>
        </table:table-row>
        <table:table-row>
          <table:table-cell office:value-type="string" office:string-value="R120C1">
            <text:p>R120C1</text:p>
          </table:table-cell>
          <table:table-cell office:value-type="float" office:value="12002">
            <text:p>12002</text:p>
          </table:table-cell>
          <table:table-cell office:value-type="string" office:string-value="R120C3">
            <text:p>R120C3</text:p>
          </table:table-cell>
          <table:table-cell office:value-type="float" office:value="12004">
            <text:p>12004</text:p>
          </table:table-cell>
          <table:table-cell office:value-type="string" office:string-value="R120C5">
            <text:p>R120C5</text:p>
          </table:table-cell>
          <table:table-cell office:value-type="float" office:value="12006">
            <text:p>12006</text:p>
          </table:table-cell>
          <table:table-cell office:value-type="string" office:string-value="R120C7">
            <text:p>R120C7</text:p>
          </table:table-cell>
          <table:table-cell office:value-type="float" office:value="12008">
            <text:p>12008</text:p>
          </table:table-cell>
          <table:table-cell office:value-type="string" office:string-value="R120C9">
            <text:p>R120C9</text:p>
          </table:table-cell>
          <table:table-cell office:value-type="float" office:value="12010">
            <text:p>12010</text:p>
          </table:table-cell>
          <table:table-cell office:value-type="string" office:string-value="R120C11">
            <text:p>R120C11</text:p>
          </table:table-cell>
          <table:table-cell office:value-type="float" office:value="12012">
            <text:p>12012</text:p>
          </table:table-cell>
          <table:table-cell office:value-type="string" office:string-value="R120C13">
            <text:p>R120C13</text:p>
          </table:table-cell>
          <table:table-cell office:value-type="float" office:value="12014">
            <text:p>12014</text:p>
          </table:table-cell>
          <table:table-cell office:value-type="string" office:string-value="R120C15">
            <text:p>R120C15</text:p>
          </table:table-cell>
          <table:table-cell office:value-type="float" office:value="12016">
            <text:p>12016</text:p>
          </table:table-cell>
          <table:table-cell office:value-type="string" office:string-value="R120C17">
            <text:p>R120C17</text:p>
          </table:table-cell>
          <table:table-cell office:value-type="float" office:value="12018">
            <text:p>12018</text:p>
          </table:table-cell>
          <table:table-cell office:value-type="string" office:string-value="R120C19">
            <text:p>R120C19</text:p>
          </table:table-cell>
          <table:table-cell office:value-type="float" office:value="12020">
            <text:p>12020</text:p>
          </table:table-cell>
          <table:table-cell office:value-type="string" office:string-value="R120C21">
            <text:p>R120C21</text:p>
          </table:table-cell>
          <table:table-cell office:value-type="float" office:value="12022">
            <text:p>12022</text:p>
          </table:table-cell>
          <table:table-cell office:value-type="string" office:string-value="R120C23">
            <text:p>R120C23</text:p>
          </table:table-cell>
          <table:table-cell office:value-type="float" office:value="12024">
            <text:p>12024</text:p>
          </table:table-cell>
          <table:table-cell office:value-type="string" office:string-value="R120C25">
            <text:p>R120C25</text:p>
          </table:table-cell>
          <table:table-cell office:value-type="float" office:value="12026">
            <text:p>12026</text:p>
          </table:table-cell>
        </table:table-row>
        <table:table-row>
          <table:table-cell office:value-type="string" office:string-value="R121C1">
            <text:p>R121C1</text:p>
          </table:table-cell>
          <table:table-cell office:value-type="float" office:value="12102">
            <text:p>12102</text:p>
          </table:table-cell>
          <table:table-cell office:value-type="string" office:string-value="R121C3">
            <text:p>R121C3</text:p>
          </table:table-cell>
          <table:table-cell office:value-type="float" office:value="12104">
            <text:p>12104</text:p>
          </table:table-cell>
          <table:table-cell office:value-type="string" office:string-value="R121C5">
            <text:p>R121C5</text:p>
          </table:table-cell>
          <table:table-cell office:value-type="float" office:value="12106">
            <text:p>12106</text:p>
          </table:table-cell>
          <table:table-cell office:value-type="string" office:string-value="R121C7">
            <text:p>R121C7</text:p>
          </table:table-cell>
          <table:table-cell office:value-type="float" office:value="12108">
            <text:p>12108</text:p>
          </table:table-cell>
          <table:table-cell office:value-type="string" office:string-value="R121C9">
            <text:p>R121C9</text:p>
          </table:table-cell>
          <table:table-cell office:value-type="float" office:value="12110">
            <text:p>12110</text:p>
          </table:table-cell>
          <table:table-cell office:value-type="string" office:string-value="R121C11">
            <text:p>R121C11</text:p>
          </table:table-cell>
          <table:table-cell office:value-type="float" office:value="12112">
            <text:p>12112</text:p>
          </table:table-cell>
          <table:table-cell office:value-type="string" office:string-value="R121C13">
            <text:p>R121C13</text:p>
          </table:table-cell>
          <table:table-cell office:value-type="float" office:value="12114">
            <text:p>12114</text:p>
          </table:table-cell>
          <table:table-cell office:value-type="string" office:string-value="R121C15">
            <text:p>R121C15</text:p>
          </table:table-cell>
          <table:table-cell office:value-type="float" office:value="12116">
            <text:p>12116</text:p>
          </table:table-cell>
          <table:table-cell office:value-type="string" office:string-value="R121C17">
            <text:p>R121C17</text:p>
          </table:table-cell>
          <table:table-cell office:value-type="float" office:value="12118">
            <text:p>12118</text:p>
          </table:table-cell>
          <table:table-cell office:value-type="string" office:string-value="R121C19">
            <text:p>R121C19</text:p>
          </table:table-cell>
          <table:table-cell office:value-type="float" office:value="12120">
            <text:p>12120</text:p>
          </table:table-cell>
          <table:table-cell office:value-type="string" office:string-value="R121C21">
            <text:p>R121C21</text:p>
          </table:table-cell>
          <table:table-cell office:value-type="float" office:value="12122">
            <text:p>12122</text:p>
          </table:table-cell>
          <table:table-cell office:value-type="string" office:string-value="R121C23">
            <text:p>R121C23</text:p>
          </table:table-cell>
          <table:table-cell office:value-type="float" office:value="12124">
            <text:p>12124</text:p>
          </table:table-cell>
          <table:table-cell office:value-type="string" office:string-value="R121C25">
            <text:p>R121C25</text:p>
          </table:table-cell>
          <table:table-cell office:value-type="float" office:value="12126">
            <text:p>12126</text:p>
          </table:table-cell>
        </table:table-row>
        <table:table-row>
          <table:table-cell office:value-type="string" office:string-value="R122C1">
            <text:p>R122C1</text:p>
          </table:table-cell>
          <table:table-cell office:value-type="float" office:value="12202">
            <text:p>12202</text:p>
          </table:table-cell>
          <table:table-cell office:value-type="string" office:string-value="R122C3">
            <text:p>R122C3</text:p>
          </table:table-cell>
          <table:table-cell office:value-type="float" office:value="12204">
            <text:p>12204</text:p>
          </table:table-cell>
          <table:table-cell office:value-type="string" office:string-value="R122C5">
            <text:p>R122C5</text:p>
          </table:table-cell>
          <table:table-cell office:value-type="float" office:value="12206">
            <text:p>12206</text:p>
          </table:table-cell>
          <table:table-cell office:value-type="string" office:string-value="R122C7">
            <text:p>R122C7</text:p>
          </table:table-cell>
          <table:table-cell office:value-type="float" office:value="12208">
            <text:p>12208</text:p>
          </table:table-cell>
          <table:table-cell office:value-type="string" office:string-value="R122C9">
            <text:p>R122C9</text:p>
          </table:table-cell>
          <table:table-cell office:value-type="float" office:value="12210">
            <text:p>12210</text:p>
          </table:table-cell>
          <table:table-cell office:value-type="string" office:string-value="R122C11">
            <text:p>R122C11</text:p>
          </table:table-cell>
          <table:table-cell office:value-type="float" office:value="12212">
            <text:p>12212</text:p>
          </table:table-cell>
          <table:table-cell office:value-type="string" office:string-value="R122C13">
            <text:p>R122C13</text:p>
          </table:table-cell>
          <table:table-cell office:value-type="float" office:value="12214">
            <text:p>12214</text:p>
          </table:table-cell>
          <table:table-cell office:value-type="string" office:string-value="R122C15">
            <text:p>R122C15</text:p>
          </table:table-cell>
          <table:table-cell office:value-type="float" office:value="12216">
            <text:p>12216</text:p>
          </table:table-cell>
          <table:table-cell office:value-type="string" office:string-value="R122C17">
            <text:p>R122C17</text:p>
          </table:table-cell>
          <table:table-cell office:value-type="float" office:value="12218">
            <text:p>12218</text:p>
          </table:table-cell>
          <table:table-cell office:value-type="string" office:string-value="R122C19">
            <text:p>R122C19</text:p>
          </table:table-cell>
          <table:table-cell office:value-type="float" office:value="12220">
            <text:p>12220</text:p>
          </table:table-cell>
          <table:table-cell office:value-type="string" office:string-value="R122C21">
            <text:p>R122C21</text:p>
          </table:table-cell>
          <table:table-cell office:value-type="float" office:value="12222">
            <text:p>12222</text:p>
          </table:table-cell>
          <table:table-cell office:value-type="string" office:string-value="R122C23">
            <text:p>R122C23</text:p>
          </table:table-cell>
          <table:table-cell office:value-type="float" office:value="12224">
            <text:p>12224</text:p>
          </table:table-cell>
          <table:table-cell office:value-type="string" office:string-value="R122C25">
            <text:p>R122C25</text:p>
          </table:table-cell>
          <table:table-cell office:value-type="float" office:value="12226">
            <text:p>12226</text:p>
          </table:table-cell>
        </table:table-row>
        <table:table-row>
          <table:table-cell office:value-type="string" office:string-value="R123C1">
            <text:p>R123C1</text:p>
          </table:table-cell>
          <table:table-cell office:value-type="float" office:value="12302">
            <text:p>12302</text:p>
          </table:table-cell>
          <table:table-cell office:value-type="string" office:string-value="R123C3">
            <text:p>R123C3</text:p>
          </table:table-cell>
          <table:table-cell office:value-type="float" office:value="12304">
            <text:p>12304</text:p>
          </table:table-cell>
          <table:table-cell office:value-type="string" office:string-value="R123C5">
            <text:p>R123C5</text:p>
          </table:table-cell>
          <table:table-cell office:value-type="float" office:value="12306">
            <text:p>12306</text:p>
          </table:table-cell>
          <table:table-cell office:value-type="string" office:string-value="R123C7">
            <text:p>R123C7</text:p>
          </table:table-cell>
          <table:table-cell office:value-type="float" office:value="12308">
            <text:p>12308</text:p>
          </table:table-cell>
          <table:table-cell office:value-type="string" office:string-value="R123C9">
            <text:p>R123C9</text:p>
          </table:table-cell>
          <table:table-cell office:value-type="float" office:value="12310">
            <text:p>12310</text:p>
          </table:table-cell>
          <table:table-cell office:value-type="string" office:string-value="R123C11">
            <text:p>R123C11</text:p>
          </table:table-cell>
          <table:table-cell office:value-type="float" office:value="12312">
            <text:p>12312</text:p>
          </table:table-cell>
          <table:table-cell office:value-type="string" office:string-value="R123C13">
            <text:p>R123C13</text:p>
          </table:table-cell>
          <table:table-cell office:value-type="float" office:value="12314">
            <text:p>12314</text:p>
          </table:table-cell>
          <table:table-cell office:value-type="string" office:string-value="R123C15">
            <text:p>R123C15</text:p>
          </table:table-cell>
          <table:table-cell office:value-type="float" office:value="12316">
            <text:p>12316</text:p>
          </table:table-cell>
          <table:table-cell office:value-type="string" office:string-value="R123C17">
            <text:p>R123C17</text:p>
          </table:table-cell>
          <table:table-cell office:value-type="float" office:value="12318">
            <text:p>12318</text:p>
          </table:table-cell>
          <table:table-cell office:value-type="string" office:string-value="R123C19">
            <text:p>R123C19</text:p>
          </table:table-cell>
          <table:table-cell office:value-type="float" office:value="12320">
            <text:p>12320</text:p>
          </table:table-cell>
          <table:table-cell office:value-type="string" office:string-value="R123C21">
            <text:p>R123C21</text:p>
          </table:table-cell>
          <table:table-cell office:value-type="float" office:value="12322">
            <text:p>12322</text:p>
          </table:table-cell>
          <table:table-cell office:value-type="string" office:string-value="R123C23">
            <text:p>R123C23</text:p>
          </table:table-cell>
          <table:table-cell office:value-type="float" office:value="12324">
            <text:p>12324</text:p>
          </table:table-cell>
          <table:table-cell office:value-type="string" office:string-value="R123C25">
            <text:p>R123C25</text:p>
          </table:table-cell>
          <table:table-cell office:value-type="float" office:value="12326">
            <text:p>12326</text:p>
          </table:table-cell>
        </table:table-row>
        <table:table-row>
          <table:table-cell office:value-type="string" office:string-value="R124C1">
            <text:p>R124C1</text:p>
          </table:table-cell>
          <table:table-cell office:value-type="float" office:value="12402">
            <text:p>12402</text:p>
          </table:table-cell>
          <table:table-cell office:value-type="string" office:string-value="R124C3">
            <text:p>R124C3</text:p>
          </table:table-cell>
          <table:table-cell office:value-type="float" office:value="12404">
            <text:p>12404</text:p>
          </table:table-cell>
          <table:table-cell office:value-type="string" office:string-value="R124C5">
            <text:p>R124C5</text:p>
          </table:table-cell>
          <table:table-cell office:value-type="float" office:value="12406">
            <text:p>12406</text:p>
          </table:table-cell>
          <table:table-cell office:value-type="string" office:string-value="R124C7">
            <text:p>R124C7</text:p>
          </table:table-cell>
          <table:table-cell office:value-type="float" office:value="12408">
            <text:p>12408</text:p>
          </table:table-cell>
          <table:table-cell office:value-type="string" office:string-value="R124C9">
            <text:p>R124C9</text:p>
          </table:table-cell>
          <table:table-cell office:value-type="float" office:value="12410">
            <text:p>12410</text:p>
          </table:table-cell>
          <table:table-cell office:value-type="string" office:string-value="R124C11">
            <text:p>R124C11</text:p>
          </table:table-cell>
          <table:table-cell office:value-type="float" office:value="12412">
            <text:p>12412</text:p>
          </table:table-cell>
          <table:table-cell office:value-type="string" office:string-value="R124C13">
            <text:p>R124C13</text:p>
          </table:table-cell>
          <table:table-cell office:value-type="float" office:value="12414">
            <text:p>12414</text:p>
          </table:table-cell>
          <table:table-cell office:value-type="string" office:string-value="R124C15">
            <text:p>R124C15</text:p>
          </table:table-cell>
          <table:table-cell office:value-type="float" office:value="12416">
            <text:p>12416</text:p>
          </table:table-cell>
          <table:table-cell office:value-type="string" office:string-value="R124C17">
            <text:p>R124C17</text:p>
          </table:table-cell>
          <table:table-cell office:value-type="float" office:value="12418">
            <text:p>12418</text:p>
          </table:table-cell>
          <table:table-cell office:value-type="string" office:string-value="R124C19">
            <text:p>R124C19</text:p>
          </table:table-cell>
          <table:table-cell office:value-type="float" office:value="12420">
            <text:p>12420</text:p>
          </table:table-cell>
          <table:table-cell office:value-type="string" office:string-value="R124C21">
            <text:p>R124C21</text:p>
          </table:table-cell>
          <table:table-cell office:value-type="float" office:value="12422">
            <text:p>12422</text:p>
          </table:table-cell>
          <table:table-cell office:value-type="string" office:string-value="R124C23">
            <text:p>R124C23</text:p>
          </table:table-cell>
          <table:table-cell office:value-type="float" office:value="12424">
            <text:p>12424</text:p>
          </table:table-cell>
          <table:table-cell office:value-type="string" office:string-value="R124C25">
            <text:p>R124C25</text:p>
          </table:table-cell>
          <table:table-cell office:value-type="float" office:value="12426">
            <text:p>12426</text:p>
          </table:table-cell>
        </table:table-row>
        <table:table-row>
          <table:table-cell office:value-type="string" office:string-value="R125C1">
            <text:p>R125C1</text:p>
          </table:table-cell>
          <table:table-cell office:value-type="float" office:value="12502">
            <text:p>12502</text:p>
          </table:table-cell>
          <table:table-cell office:value-type="string" office:string-value="R125C3">
            <text:p>R125C3</text:p>
          </table:table-cell>
          <table:table-cell office:value-type="float" office:value="12504">
            <text:p>12504</text:p>
          </table:table-cell>
          <table:table-cell office:value-type="string" office:string-value="R125C5">
            <text:p>R125C5</text:p>
          </table:table-cell>
          <table:table-cell office:value-type="float" office:value="12506">
            <text:p>12506</text:p>
          </table:table-cell>
          <table:table-cell office:value-type="string" office:string-value="R125C7">
            <text:p>R125C7</text:p>
          </table:table-cell>
          <table:table-cell office:value-type="float" office:value="12508">
            <text:p>12508</text:p>
          </table:table-cell>
          <table:table-cell office:value-type="string" office:string-value="R125C9">
            <text:p>R125C9</text:p>
          </table:table-cell>
          <table:table-cell office:value-type="float" office:value="12510">
            <text:p>12510</text:p>
          </table:table-cell>
          <table:table-cell office:value-type="string" office:string-value="R125C11">
            <text:p>R125C11</text:p>
          </table:table-cell>
          <table:table-cell office:value-type="float" office:value="12512">
            <text:p>12512</text:p>
          </table:table-cell>
          <table:table-cell office:value-type="string" office:string-value="R125C13">
            <text:p>R125C13</text:p>
          </table:table-cell>
          <table:table-cell office:value-type="float" office:value="12514">
            <text:p>12514</text:p>
          </table:table-cell>
          <table:table-cell office:value-type="string" office:string-value="R125C15">
            <text:p>R125C15</text:p>
          </table:table-cell>
          <table:table-cell office:value-type="float" office:value="12516">
            <text:p>12516</text:p>
          </table:table-cell>
          <table:table-cell office:value-type="string" office:string-value="R125C17">
            <text:p>R125C17</text:p>
          </table:table-cell>
          <table:table-cell office:value-type="float" office:value="12518">
            <text:p>12518</text:p>
          </table:table-cell>
          <table:table-cell office:value-type="string" office:string-value="R125C19">
            <text:p>R125C19</text:p>
          </table:table-cell>
          <table:table-cell office:value-type="float" office:value="12520">
            <text:p>12520</text:p>
          </table:table-cell>
          <table:table-cell office:value-type="string" office:string-value="R125C21">
            <text:p>R125C21</text:p>
          </table:table-cell>
          <table:table-cell office:value-type="float" office:value="12522">
            <text:p>12522</text:p>
          </table:table-cell>
          <table:table-cell office:value-type="string" office:string-value="R125C23">
            <text:p>R125C23</text:p>
          </table:table-cell>
          <table:table-cell office:value-type="float" office:value="12524">
            <text:p>12524</text:p>
          </table:table-cell>
          <table:table-cell office:value-type="string" office:string-value="R125C25">
            <text:p>R125C25</text:p>
          </table:table-cell>
          <table:table-cell office:value-type="float" office:value="12526">
            <text:p>12526</text:p>
          </table:table-cell>
        </table:table-row>
        <table:table-row>
          <table:table-cell office:value-type="string" office:string-value="R126C1">
            <text:p>R126C1</text:p>
          </table:table-cell>
          <table:table-cell office:value-type="float" office:value="12602">
            <text:p>12602</text:p>
          </table:table-cell>
          <table:table-cell office:value-type="string" office:string-value="R126C3">
            <text:p>R126C3</text:p>
          </table:table-cell>
          <table:table-cell office:value-type="float" office:value="12604">
            <text:p>12604</text:p>
          </table:table-cell>
          <table:table-cell office:value-type="string" office:string-value="R126C5">
            <text:p>R126C5</text:p>
          </table:table-cell>
          <table:table-cell office:value-type="float" office:value="12606">
            <text:p>12606</text:p>
          </table:table-cell>
          <table:table-cell office:value-type="string" office:string-value="R126C7">
            <text:p>R126C7</text:p>
          </table:table-cell>
          <table:table-cell office:value-type="float" office:value="12608">
            <text:p>12608</text:p>
          </table:table-cell>
          <table:table-cell office:value-type="string" office:string-value="R126C9">
            <text:p>R126C9</text:p>
          </table:table-cell>
          <table:table-cell office:value-type="float" office:value="12610">
            <text:p>12610</text:p>
          </table:table-cell>
          <table:table-cell office:value-type="string" office:string-value="R126C11">
            <text:p>R126C11</text:p>
          </table:table-cell>
          <table:table-cell office:value-type="float" office:value="12612">
            <text:p>12612</text:p>
          </table:table-cell>
          <table:table-cell office:value-type="string" office:string-value="R126C13">
            <text:p>R126C13</text:p>
          </table:table-cell>
          <table:table-cell office:value-type="float" office:value="12614">
            <text:p>12614</text:p>
          </table:table-cell>
          <table:table-cell office:value-type="string" office:string-value="R126C15">
            <text:p>R126C15</text:p>
          </table:table-cell>
          <table:table-cell office:value-type="float" office:value="12616">
            <text:p>12616</text:p>
          </table:table-cell>
          <table:table-cell office:value-type="string" office:string-value="R126C17">
            <text:p>R126C17</text:p>
          </table:table-cell>
          <table:table-cell office:value-type="float" office:value="12618">
            <text:p>12618</text:p>
          </table:table-cell>
          <table:table-cell office:value-type="string" office:string-value="R126C19">
            <text:p>R126C19</text:p>
          </table:table-cell>
          <table:table-cell office:value-type="float" office:value="12620">
            <text:p>12620</text:p>
          </table:table-cell>
          <table:table-cell office:value-type="string" office:string-value="R126C21">
            <text:p>R126C21</text:p>
          </table:table-cell>
          <table:table-cell office:value-type="float" office:value="12622">
            <text:p>12622</text:p>
          </table:table-cell>
          <table:table-cell office:value-type="string" office:string-value="R126C23">
            <text:p>R126C23</text:p>
          </table:table-cell>
          <table:table-cell office:value-type="float" office:value="12624">
            <text:p>12624</text:p>
          </table:table-cell>
          <table:table-cell office:value-type="string" office:string-value="R126C25">
            <text:p>R126C25</text:p>
          </table:table-cell>
          <table:table-cell office:value-type="float" office:value="12626">
            <text:p>12626</text:p>
          </table:table-cell>
        </table:table-row>
        <table:table-row>
          <table:table-cell office:value-type="string" office:string-value="R127C1">
            <text:p>R127C1</text:p>
          </table:table-cell>
          <table:table-cell office:value-type="float" office:value="12702">
            <text:p>12702</text:p>
          </table:table-cell>
          <table:table-cell office:value-type="string" office:string-value="R127C3">
            <text:p>R127C3</text:p>
          </table:table-cell>
          <table:table-cell office:value-type="float" office:value="12704">
            <text:p>12704</text:p>
          </table:table-cell>
          <table:table-cell office:value-type="string" office:string-value="R127C5">
            <text:p>R127C5</text:p>
          </table:table-cell>
          <table:table-cell office:value-type="float" office:value="12706">
            <text:p>12706</text:p>
          </table:table-cell>
          <table:table-cell office:value-type="string" office:string-value="R127C7">
            <text:p>R127C7</text:p>
          </table:table-cell>
          <table:table-cell office:value-type="float" office:value="12708">
            <text:p>12708</text:p>
          </table:table-cell>
          <table:table-cell office:value-type="string" office:string-value="R127C9">
            <text:p>R127C9</text:p>
          </table:table-cell>
          <table:table-cell office:value-type="float" office:value="12710">
            <text:p>12710</text:p>
          </table:table-cell>
          <table:table-cell office:value-type="string" office:string-value="R127C11">
            <text:p>R127C11</text:p>
          </table:table-cell>
          <table:table-cell office:value-type="float" office:value="12712">
            <text:p>12712</text:p>
          </table:table-cell>
          <table:table-cell office:value-type="string" office:string-value="R127C13">
            <text:p>R127C13</text:p>
          </table:table-cell>
          <table:table-cell office:value-type="float" office:value="12714">
            <text:p>12714</text:p>
          </table:table-cell>
          <table:table-cell office:value-type="string" office:string-value="R127C15">
            <text:p>R127C15</text:p>
          </table:table-cell>
          <table:table-cell office:value-type="float" office:value="12716">
            <text:p>12716</text:p>
          </table:table-cell>
          <table:table-cell office:value-type="string" office:string-value="R127C17">
            <text:p>R127C17</text:p>
          </table:table-cell>
          <table:table-cell office:value-type="float" office:value="12718">
            <text:p>12718</text:p>
          </table:table-cell>
          <table:table-cell office:value-type="string" office:string-value="R127C19">
            <text:p>R127C19</text:p>
          </table:table-cell>
          <table:table-cell office:value-type="float" office:value="12720">
            <text:p>12720</text:p>
          </table:table-cell>
          <table:table-cell office:value-type="string" office:string-value="R127C21">
            <text:p>R127C21</text:p>
          </table:table-cell>
          <table:table-cell office:value-type="float" office:value="12722">
            <text:p>12722</text:p>
          </table:table-cell>
          <table:table-cell office:value-type="string" office:string-value="R127C23">
            <text:p>R127C23</text:p>
          </table:table-cell>
          <table:table-cell office:value-type="float" office:value="12724">
            <text:p>12724</text:p>
          </table:table-cell>
          <table:table-cell office:value-type="string" office:string-value="R127C25">
            <text:p>R127C25</text:p>
          </table:table-cell>
          <table:table-cell office:value-type="float" office:value="12726">
            <text:p>12726</text:p>
          </table:table-cell>
        </table:table-row>
        <table:table-row>
          <table:table-cell office:value-type="string" office:string-value="R128C1">
            <text:p>R128C1</text:p>
          </table:table-cell>
          <table:table-cell office:value-type="float" office:value="12802">
            <text:p>12802</text:p>
          </table:table-cell>
          <table:table-cell office:value-type="string" office:string-value="R128C3">
            <text:p>R128C3</text:p>
          </table:table-cell>
          <table:table-cell office:value-type="float" office:value="12804">
            <text:p>12804</text:p>
          </table:table-cell>
          <table:table-cell office:value-type="string" office:string-value="R128C5">
            <text:p>R128C5</text:p>
          </table:table-cell>
          <table:table-cell office:value-type="float" office:value="12806">
            <text:p>12806</text:p>
          </table:table-cell>
          <table:table-cell office:value-type="string" office:string-value="R128C7">
            <text:p>R128C7</text:p>
          </table:table-cell>
          <table:table-cell office:value-type="float" office:value="12808">
            <text:p>12808</text:p>
          </table:table-cell>
          <table:table-cell office:value-type="string" office:string-value="R128C9">
            <text:p>R128C9</text:p>
          </table:table-cell>
          <table:table-cell office:value-type="float" office:value="12810">
            <text:p>12810</text:p>
          </table:table-cell>
          <table:table-cell office:value-type="string" office:string-value="R128C11">
            <text:p>R128C11</text:p>
          </table:table-cell>
          <table:table-cell office:value-type="float" office:value="12812">
            <text:p>12812</text:p>
          </table:table-cell>
          <table:table-cell office:value-type="string" office:string-value="R128C13">
            <text:p>R128C13</text:p>
          </table:table-cell>
          <table:table-cell office:value-type="float" office:value="12814">
            <text:p>12814</text:p>
          </table:table-cell>
          <table:table-cell office:value-type="string" office:string-value="R128C15">
            <text:p>R128C15</text:p>
          </table:table-cell>
          <table:table-cell office:value-type="float" office:value="12816">
            <text:p>12816</text:p>
          </table:table-cell>
          <table:table-cell office:value-type="string" office:string-value="R128C17">
            <text:p>R128C17</text:p>
          </table:table-cell>
          <table:table-cell office:value-type="float" office:value="12818">
            <text:p>12818</text:p>
          </table:table-cell>
          <table:table-cell office:value-type="string" office:string-value="R128C19">
            <text:p>R128C19</text:p>
          </table:table-cell>
          <table:table-cell office:value-type="float" office:value="12820">
            <text:p>12820</text:p>
          </table:table-cell>
          <table:table-cell office:value-type="string" office:string-value="R128C21">
            <text:p>R128C21</text:p>
          </table:table-cell>
          <table:table-cell office:value-type="float" office:value="12822">
            <text:p>12822</text:p>
          </table:table-cell>
          <table:table-cell office:value-type="string" office:string-value="R128C23">
            <text:p>R128C23</text:p>
          </table:table-cell>
          <table:table-cell office:value-type="float" office:value="12824">
            <text:p>12824</text:p>
          </table:table-cell>
          <table:table-cell office:value-type="string" office:string-value="R128C25">
            <text:p>R128C25</text:p>
          </table:table-cell>
          <table:table-cell office:value-type="float" office:value="12826">
            <text:p>12826</text:p>
          </table:table-cell>
        </table:table-row>
        <table:table-row>
          <table:table-cell office:value-type="string" office:string-value="R129C1">
            <text:p>R129C1</text:p>
          </table:table-cell>
          <table:table-cell office:value-type="float" office:value="12902">
            <text:p>12902</text:p>
          </table:table-cell>
          <table:table-cell office:value-type="string" office:string-value="R129C3">
            <text:p>R129C3</text:p>
          </table:table-cell>
          <table:table-cell office:value-type="float" office:value="12904">
            <text:p>12904</text:p>
          </table:table-cell>
          <table:table-cell office:value-type="string" office:string-value="R129C5">
            <text:p>R129C5</text:p>
          </table:table-cell>
          <table:table-cell office:value-type="float" office:value="12906">
            <text:p>12906</text:p>
          </table:table-cell>
          <table:table-cell office:value-type="string" office:string-value="R129C7">
            <text:p>R129C7</text:p>
          </table:table-cell>
          <table:table-cell office:value-type="float" office:value="12908">
            <text:p>12908</text:p>
          </table:table-cell>
          <table:table-cell office:value-type="string" office:string-value="R129C9">
            <text:p>R129C9</text:p>
          </table:table-cell>
          <table:table-cell office:value-type="float" office:value="12910">
            <text:p>12910</text:p>
          </table:table-cell>
          <table:table-cell office:value-type="string" office:string-value="R129C11">
            <text:p>R129C11</text:p>
          </table:table-cell>
          <table:table-cell office:value-type="float" office:value="12912">
            <text:p>12912</text:p>
          </table:table-cell>
          <table:table-cell office:value-type="string" office:string-value="R129C13">
            <text:p>R129C13</text:p>
          </table:table-cell>
          <table:table-cell office:value-type="float" office:value="12914">
            <text:p>12914</text:p>
          </table:table-cell>
          <table:table-cell office:value-type="string" office:string-value="R129C15">
            <text:p>R129C15</text:p>
          </table:table-cell>
          <table:table-cell office:value-type="float" office:value="12916">
            <text:p>12916</text:p>
          </table:table-cell>
          <table:table-cell office:value-type="string" office:string-value="R129C17">
            <text:p>R129C17</text:p>
          </table:table-cell>
          <table:table-cell office:value-type="float" office:value="12918">
            <text:p>12918</text:p>
          </table:table-cell>
          <table:table-cell office:value-type="string" office:string-value="R129C19">
            <text:p>R129C19</text:p>
          </table:table-cell>
          <table:table-cell office:value-type="float" office:value="12920">
            <text:p>12920</text:p>
          </table:table-cell>
          <table:table-cell office:value-type="string" office:string-value="R129C21">
            <text:p>R129C21</text:p>
          </table:table-cell>
          <table:table-cell office:value-type="float" office:value="12922">
            <text:p>12922</text:p>
          </table:table-cell>
          <table:table-cell office:value-type="string" office:string-value="R129C23">
            <text:p>R129C23</text:p>
          </table:table-cell>
          <table:table-cell office:value-type="float" office:value="12924">
            <text:p>12924</text:p>
          </table:table-cell>
          <table:table-cell office:value-type="string" office:string-value="R129C25">
            <text:p>R129C25</text:p>
          </table:table-cell>
          <table:table-cell office:value-type="float" office:value="12926">
            <text:p>12926</text:p>
          </table:table-cell>
        </table:table-row>
        <table:table-row>
          <table:table-cell office:value-type="string" office:string-value="R130C1">
            <text:p>R130C1</text:p>
          </table:table-cell>
          <table:table-cell office:value-type="float" office:value="13002">
            <text:p>13002</text:p>
          </table:table-cell>
          <table:table-cell office:value-type="string" office:string-value="R130C3">
            <text:p>R130C3</text:p>
          </table:table-cell>
          <table:table-cell office:value-type="float" office:value="13004">
            <text:p>13004</text:p>
          </table:table-cell>
          <table:table-cell office:value-type="string" office:string-value="R130C5">
            <text:p>R130C5</text:p>
          </table:table-cell>
          <table:table-cell office:value-type="float" office:value="13006">
            <text:p>13006</text:p>
          </table:table-cell>
          <table:table-cell office:value-type="string" office:string-value="R130C7">
            <text:p>R130C7</text:p>
          </table:table-cell>
          <table:table-cell office:value-type="float" office:value="13008">
            <text:p>13008</text:p>
          </table:table-cell>
          <table:table-cell office:value-type="string" office:string-value="R130C9">
            <text:p>R130C9</text:p>
          </table:table-cell>
          <table:table-cell office:value-type="float" office:value="13010">
            <text:p>13010</text:p>
          </table:table-cell>
          <table:table-cell office:value-type="string" office:string-value="R130C11">
            <text:p>R130C11</text:p>
          </table:table-cell>
          <table:table-cell office:value-type="float" office:value="13012">
            <text:p>13012</text:p>
          </table:table-cell>
          <table:table-cell office:value-type="string" office:string-value="R130C13">
            <text:p>R130C13</text:p>
          </table:table-cell>
          <table:table-cell office:value-type="float" office:value="13014">
            <text:p>13014</text:p>
          </table:table-cell>
          <table:table-cell office:value-type="string" office:string-value="R130C15">
            <text:p>R130C15</text:p>
          </table:table-cell>
          <table:table-cell office:value-type="float" office:value="13016">
            <text:p>13016</text:p>
          </table:table-cell>
          <table:table-cell office:value-type="string" office:string-value="R130C17">
            <text:p>R130C17</text:p>
          </table:table-cell>
          <table:table-cell office:value-type="float" office:value="13018">
            <text:p>13018</text:p>
          </table:table-cell>
          <table:table-cell office:value-type="string" office:string-value="R130C19">
            <text:p>R130C19</text:p>
          </table:table-cell>
          <table:table-cell office:value-type="float" office:value="13020">
            <text:p>13020</text:p>
          </table:table-cell>
          <table:table-cell office:value-type="string" office:string-value="R130C21">
            <text:p>R130C21</text:p>
          </table:table-cell>
          <table:table-cell office:value-type="float" office:value="13022">
            <text:p>13022</text:p>
          </table:table-cell>
          <table:table-cell office:value-type="string" office:string-value="R130C23">
            <text:p>R130C23</text:p>
          </table:table-cell>
          <table:table-cell office:value-type="float" office:value="13024">
            <text:p>13024</text:p>
          </table:table-cell>
          <table:table-cell office:value-type="string" office:string-value="R130C25">
            <text:p>R130C25</text:p>
          </table:table-cell>
          <table:table-cell office:value-type="float" office:value="13026">
            <text:p>13026</text:p>
          </table:table-cell>
        </table:table-row>
        <table:table-row>
          <table:table-cell office:value-type="string" office:string-value="R131C1">
            <text:p>R131C1</text:p>
          </table:table-cell>
          <table:table-cell office:value-type="float" office:value="13102">
            <text:p>13102</text:p>
          </table:table-cell>
          <table:table-cell office:value-type="string" office:string-value="R131C3">
            <text:p>R131C3</text:p>
          </table:table-cell>
          <table:table-cell office:value-type="float" office:value="13104">
            <text:p>13104</text:p>
          </table:table-cell>
          <table:table-cell office:value-type="string" office:string-value="R131C5">
            <text:p>R131C5</text:p>
          </table:table-cell>
          <table:table-cell office:value-type="float" office:value="13106">
            <text:p>13106</text:p>
          </table:table-cell>
          <table:table-cell office:value-type="string" office:string-value="R131C7">
            <text:p>R131C7</text:p>
          </table:table-cell>
          <table:table-cell office:value-type="float" office:value="13108">
            <text:p>13108</text:p>
          </table:table-cell>
          <table:table-cell office:value-type="string" office:string-value="R131C9">
            <text:p>R131C9</text:p>
          </table:table-cell>
          <table:table-cell office:value-type="float" office:value="13110">
            <text:p>13110</text:p>
          </table:table-cell>
          <table:table-cell office:value-type="string" office:string-value="R131C11">
            <text:p>R131C11</text:p>
          </table:table-cell>
          <table:table-cell office:value-type="float" office:value="13112">
            <text:p>13112</text:p>
          </table:table-cell>
          <table:table-cell office:value-type="string" office:string-value="R131C13">
            <text:p>R131C13</text:p>
          </table:table-cell>
          <table:table-cell office:value-type="float" office:value="13114">
            <text:p>13114</text:p>
          </table:table-cell>
          <table:table-cell office:value-type="string" office:string-value="R131C15">
            <text:p>R131C15</text:p>
          </table:table-cell>
          <table:table-cell office:value-type="float" office:value="13116">
            <text:p>13116</text:p>
          </table:table-cell>
          <table:table-cell office:value-type="string" office:string-value="R131C17">
            <text:p>R131C17</text:p>
          </table:table-cell>
          <table:table-cell office:value-type="float" office:value="13118">
            <text:p>13118</text:p>
          </table:table-cell>
          <table:table-cell office:value-type="string" office:string-value="R131C19">
            <text:p>R131C19</text:p>
          </table:table-cell>
          <table:table-cell office:value-type="float" office:value="13120">
            <text:p>13120</text:p>
          </table:table-cell>
          <table:table-cell office:value-type="string" office:string-value="R131C21">
            <text:p>R131C21</text:p>
          </table:table-cell>
          <table:table-cell office:value-type="float" office:value="13122">
            <text:p>13122</text:p>
          </table:table-cell>
          <table:table-cell office:value-type="string" office:string-value="R131C23">
            <text:p>R131C23</text:p>
          </table:table-cell>
          <table:table-cell office:value-type="float" office:value="13124">
            <text:p>13124</text:p>
          </table:table-cell>
          <table:table-cell office:value-type="string" office:string-value="R131C25">
            <text:p>R131C25</text:p>
          </table:table-cell>
          <table:table-cell office:value-type="float" office:value="13126">
            <text:p>13126</text:p>
          </table:table-cell>
        </table:table-row>
        <table:table-row>
          <table:table-cell office:value-type="string" office:string-value="R132C1">
            <text:p>R132C1</text:p>
          </table:table-cell>
          <table:table-cell office:value-type="float" office:value="13202">
            <text:p>13202</text:p>
          </table:table-cell>
          <table:table-cell office:value-type="string" office:string-value="R132C3">
            <text:p>R132C3</text:p>
          </table:table-cell>
          <table:table-cell office:value-type="float" office:value="13204">
            <text:p>13204</text:p>
          </table:table-cell>
          <table:table-cell office:value-type="string" office:string-value="R132C5">
            <text:p>R132C5</text:p>
          </table:table-cell>
          <table:table-cell office:value-type="float" office:value="13206">
            <text:p>13206</text:p>
          </table:table-cell>
          <table:table-cell office:value-type="string" office:string-value="R132C7">
            <text:p>R132C7</text:p>
          </table:table-cell>
          <table:table-cell office:value-type="float" office:value="13208">
            <text:p>13208</text:p>
          </table:table-cell>
          <table:table-cell office:value-type="string" office:string-value="R132C9">
            <text:p>R132C9</text:p>
          </table:table-cell>
          <table:table-cell office:value-type="float" office:value="13210">
            <text:p>13210</text:p>
          </table:table-cell>
          <table:table-cell office:value-type="string" office:string-value="R132C11">
            <text:p>R132C11</text:p>
          </table:table-cell>
          <table:table-cell office:value-type="float" office:value="13212">
            <text:p>13212</text:p>
          </table:table-cell>
          <table:table-cell office:value-type="string" office:string-value="R132C13">
            <text:p>R132C13</text:p>
          </table:table-cell>
          <table:table-cell office:value-type="float" office:value="13214">
            <text:p>13214</text:p>
          </table:table-cell>
          <table:table-cell office:value-type="string" office:string-value="R132C15">
            <text:p>R132C15</text:p>
          </table:table-cell>
          <table:table-cell office:value-type="float" office:value="13216">
            <text:p>13216</text:p>
          </table:table-cell>
          <table:table-cell office:value-type="string" office:string-value="R132C17">
            <text:p>R132C17</text:p>
          </table:table-cell>
          <table:table-cell office:value-type="float" office:value="13218">
            <text:p>13218</text:p>
          </table:table-cell>
          <table:table-cell office:value-type="string" office:string-value="R132C19">
            <text:p>R132C19</text:p>
          </table:table-cell>
          <table:table-cell office:value-type="float" office:value="13220">
            <text:p>13220</text:p>
          </table:table-cell>
          <table:table-cell office:value-type="string" office:string-value="R132C21">
            <text:p>R132C21</text:p>
          </table:table-cell>
          <table:table-cell office:value-type="float" office:value="13222">
            <text:p>13222</text:p>
          </table:table-cell>
          <table:table-cell office:value-type="string" office:string-value="R132C23">
            <text:p>R132C23</text:p>
          </table:table-cell>
          <table:table-cell office:value-type="float" office:value="13224">
            <text:p>13224</text:p>
          </table:table-cell>
          <table:table-cell office:value-type="string" office:string-value="R132C25">
            <text:p>R132C25</text:p>
          </table:table-cell>
          <table:table-cell office:value-type="float" office:value="13226">
            <text:p>13226</text:p>
          </table:table-cell>
        </table:table-row>
        <table:table-row>
          <table:table-cell office:value-type="string" office:string-value="R133C1">
            <text:p>R133C1</text:p>
          </table:table-cell>
          <table:table-cell office:value-type="float" office:value="13302">
            <text:p>13302</text:p>
          </table:table-cell>
          <table:table-cell office:value-type="string" office:string-value="R133C3">
            <text:p>R133C3</text:p>
          </table:table-cell>
          <table:table-cell office:value-type="float" office:value="13304">
            <text:p>13304</text:p>
          </table:table-cell>
          <table:table-cell office:value-type="string" office:string-value="R133C5">
            <text:p>R133C5</text:p>
          </table:table-cell>
          <table:table-cell office:value-type="float" office:value="13306">
            <text:p>13306</text:p>
          </table:table-cell>
          <table:table-cell office:value-type="string" office:string-value="R133C7">
            <text:p>R133C7</text:p>
          </table:table-cell>
          <table:table-cell office:value-type="float" office:value="13308">
            <text:p>13308</text:p>
          </table:table-cell>
          <table:table-cell office:value-type="string" office:string-value="R133C9">
            <text:p>R133C9</text:p>
          </table:table-cell>
          <table:table-cell office:value-type="float" office:value="13310">
            <text:p>13310</text:p>
          </table:table-cell>
          <table:table-cell office:value-type="string" office:string-value="R133C11">
            <text:p>R133C11</text:p>
          </table:table-cell>
          <table:table-cell office:value-type="float" office:value="13312">
            <text:p>13312</text:p>
          </table:table-cell>
          <table:table-cell office:value-type="string" office:string-value="R133C13">
            <text:p>R133C13</text:p>
          </table:table-cell>
          <table:table-cell office:value-type="float" office:value="13314">
            <text:p>13314</text:p>
          </table:table-cell>
          <table:table-cell office:value-type="string" office:string-value="R133C15">
            <text:p>R133C15</text:p>
          </table:table-cell>
          <table:table-cell office:value-type="float" office:value="13316">
            <text:p>13316</text:p>
          </table:table-cell>
          <table:table-cell office:value-type="string" office:string-value="R133C17">
            <text:p>R133C17</text:p>
          </table:table-cell>
          <table:table-cell office:value-type="float" office:value="13318">
            <text:p>13318</text:p>
          </table:table-cell>
          <table:table-cell office:value-type="string" office:string-value="R133C19">
            <text:p>R133C19</text:p>
          </table:table-cell>
          <table:table-cell office:value-type="float" office:value="13320">
            <text:p>13320</text:p>
          </table:table-cell>
          <table:table-cell office:value-type="string" office:string-value="R133C21">
            <text:p>R133C21</text:p>
          </table:table-cell>
          <table:table-cell office:value-type="float" office:value="13322">
            <text:p>13322</text:p>
          </table:table-cell>
          <table:table-cell office:value-type="string" office:string-value="R133C23">
            <text:p>R133C23</text:p>
          </table:table-cell>
          <table:table-cell office:value-type="float" office:value="13324">
            <text:p>13324</text:p>
          </table:table-cell>
          <table:table-cell office:value-type="string" office:string-value="R133C25">
            <text:p>R133C25</text:p>
          </table:table-cell>
          <table:table-cell office:value-type="float" office:value="13326">
            <text:p>13326</text:p>
          </table:table-cell>
        </table:table-row>
        <table:table-row>
          <table:table-cell office:value-type="string" office:string-value="R134C1">
            <text:p>R134C1</text:p>
          </table:table-cell>
          <table:table-cell office:value-type="float" office:value="13402">
            <text:p>13402</text:p>
          </table:table-cell>
          <table:table-cell office:value-type="string" office:string-value="R134C3">
            <text:p>R134C3</text:p>
          </table:table-cell>
          <table:table-cell office:value-type="float" office:value="13404">
            <text:p>13404</text:p>
          </table:table-cell>
          <table:table-cell office:value-type="string" office:string-value="R134C5">
            <text:p>R134C5</text:p>
          </table:table-cell>
          <table:table-cell office:value-type="float" office:value="13406">
            <text:p>13406</text:p>
          </table:table-cell>
          <table:table-cell office:value-type="string" office:string-value="R134C7">
            <text:p>R134C7</text:p>
          </table:table-cell>
          <table:table-cell office:value-type="float" office:value="13408">
            <text:p>13408</text:p>
          </table:table-cell>
          <table:table-cell office:value-type="string" office:string-value="R134C9">
            <text:p>R134C9</text:p>
          </table:table-cell>
          <table:table-cell office:value-type="float" office:value="13410">
            <text:p>13410</text:p>
          </table:table-cell>
          <table:table-cell office:value-type="string" office:string-value="R134C11">
            <text:p>R134C11</text:p>
          </table:table-cell>
          <table:table-cell office:value-type="float" office:value="13412">
            <text:p>13412</text:p>
          </table:table-cell>
          <table:table-cell office:value-type="string" office:string-value="R134C13">
            <text:p>R134C13</text:p>
          </table:table-cell>
          <table:table-cell office:value-type="float" office:value="13414">
            <text:p>13414</text:p>
          </table:table-cell>
          <table:table-cell office:value-type="string" office:string-value="R134C15">
            <text:p>R134C15</text:p>
          </table:table-cell>
          <table:table-cell office:value-type="float" office:value="13416">
            <text:p>13416</text:p>
          </table:table-cell>
          <table:table-cell office:value-type="string" office:string-value="R134C17">
            <text:p>R134C17</text:p>
          </table:table-cell>
          <table:table-cell office:value-type="float" office:value="13418">
            <text:p>13418</text:p>
          </table:table-cell>
          <table:table-cell office:value-type="string" office:string-value="R134C19">
            <text:p>R134C19</text:p>
          </table:table-cell>
          <table:table-cell office:value-type="float" office:value="13420">
            <text:p>13420</text:p>
          </table:table-cell>
          <table:table-cell office:value-type="string" office:string-value="R134C21">
            <text:p>R134C21</text:p>
          </table:table-cell>
          <table:table-cell office:value-type="float" office:value="13422">
            <text:p>13422</text:p>
          </table:table-cell>
          <table:table-cell office:value-type="string" office:string-value="R134C23">
            <text:p>R134C23</text:p>
          </table:table-cell>
          <table:table-cell office:value-type="float" office:value="13424">
            <text:p>13424</text:p>
          </table:table-cell>
          <table:table-cell office:value-type="string" office:string-value="R134C25">
            <text:p>R134C25</text:p>
          </table:table-cell>
          <table:table-cell office:value-type="float" office:value="13426">
            <text:p>13426</text:p>
          </table:table-cell>
        </table:table-row>
        <table:table-row>
          <table:table-cell office:value-type="string" office:string-value="R135C1">
            <text:p>R135C1</text:p>
          </table:table-cell>
          <table:table-cell office:value-type="float" office:value="13502">
            <text:p>13502</text:p>
          </table:table-cell>
          <table:table-cell office:value-type="string" office:string-value="R135C3">
            <text:p>R135C3</text:p>
          </table:table-cell>
          <table:table-cell office:value-type="float" office:value="13504">
            <text:p>13504</text:p>
          </table:table-cell>
          <table:table-cell office:value-type="string" office:string-value="R135C5">
            <text:p>R135C5</text:p>
          </table:table-cell>
          <table:table-cell office:value-type="float" office:value="13506">
            <text:p>13506</text:p>
          </table:table-cell>
          <table:table-cell office:value-type="string" office:string-value="R135C7">
            <text:p>R135C7</text:p>
          </table:table-cell>
          <table:table-cell office:value-type="float" office:value="13508">
            <text:p>13508</text:p>
          </table:table-cell>
          <table:table-cell office:value-type="string" office:string-value="R135C9">
            <text:p>R135C9</text:p>
          </table:table-cell>
          <table:table-cell office:value-type="float" office:value="13510">
            <text:p>13510</text:p>
          </table:table-cell>
          <table:table-cell office:value-type="string" office:string-value="R135C11">
            <text:p>R135C11</text:p>
          </table:table-cell>
          <table:table-cell office:value-type="float" office:value="13512">
            <text:p>13512</text:p>
          </table:table-cell>
          <table:table-cell office:value-type="string" office:string-value="R135C13">
            <text:p>R135C13</text:p>
          </table:table-cell>
          <table:table-cell office:value-type="float" office:value="13514">
            <text:p>13514</text:p>
          </table:table-cell>
          <table:table-cell office:value-type="string" office:string-value="R135C15">
            <text:p>R135C15</text:p>
          </table:table-cell>
          <table:table-cell office:value-type="float" office:value="13516">
            <text:p>13516</text:p>
          </table:table-cell>
          <table:table-cell office:value-type="string" office:string-value="R135C17">
            <text:p>R135C17</text:p>
          </table:table-cell>
          <table:table-cell office:value-type="float" office:value="13518">
            <text:p>13518</text:p>
          </table:table-cell>
          <table:table-cell office:value-type="string" office:string-value="R135C19">
            <text:p>R135C19</text:p>
          </table:table-cell>
          <table:table-cell office:value-type="float" office:value="13520">
            <text:p>13520</text:p>
          </table:table-cell>
          <table:table-cell office:value-type="string" office:string-value="R135C21">
            <text:p>R135C21</text:p>
          </table:table-cell>
          <table:table-cell office:value-type="float" office:value="13522">
            <text:p>13522</text:p>
          </table:table-cell>
          <table:table-cell office:value-type="string" office:string-value="R135C23">
            <text:p>R135C23</text:p>
          </table:table-cell>
          <table:table-cell office:value-type="float" office:value="13524">
            <text:p>13524</text:p>
          </table:table-cell>
          <table:table-cell office:value-type="string" office:string-value="R135C25">
            <text:p>R135C25</text:p>
          </table:table-cell>
          <table:table-cell office:value-type="float" office:value="13526">
            <text:p>13526</text:p>
          </table:table-cell>
        </table:table-row>
        <table:table-row>
          <table:table-cell office:value-type="string" office:string-value="R136C1">
            <text:p>R136C1</text:p>
          </table:table-cell>
          <table:table-cell office:value-type="float" office:value="13602">
            <text:p>13602</text:p>
          </table:table-cell>
          <table:table-cell office:value-type="string" office:string-value="R136C3">
            <text:p>R136C3</text:p>
          </table:table-cell>
          <table:table-cell office:value-type="float" office:value="13604">
            <text:p>13604</text:p>
          </table:table-cell>
          <table:table-cell office:value-type="string" office:string-value="R136C5">
            <text:p>R136C5</text:p>
          </table:table-cell>
          <table:table-cell office:value-type="float" office:value="13606">
            <text:p>13606</text:p>
          </table:table-cell>
          <table:table-cell office:value-type="string" office:string-value="R136C7">
            <text:p>R136C7</text:p>
          </table:table-cell>
          <table:table-cell office:value-type="float" office:value="13608">
            <text:p>13608</text:p>
          </table:table-cell>
          <table:table-cell office:value-type="string" office:string-value="R136C9">
            <text:p>R136C9</text:p>
          </table:table-cell>
          <table:table-cell office:value-type="float" office:value="13610">
            <text:p>13610</text:p>
          </table:table-cell>
          <table:table-cell office:value-type="string" office:string-value="R136C11">
            <text:p>R136C11</text:p>
          </table:table-cell>
          <table:table-cell office:value-type="float" office:value="13612">
            <text:p>13612</text:p>
          </table:table-cell>
          <table:table-cell office:value-type="string" office:string-value="R136C13">
            <text:p>R136C13</text:p>
          </table:table-cell>
          <table:table-cell office:value-type="float" office:value="13614">
            <text:p>13614</text:p>
          </table:table-cell>
          <table:table-cell office:value-type="string" office:string-value="R136C15">
            <text:p>R136C15</text:p>
          </table:table-cell>
          <table:table-cell office:value-type="float" office:value="13616">
            <text:p>13616</text:p>
          </table:table-cell>
          <table:table-cell office:value-type="string" office:string-value="R136C17">
            <text:p>R136C17</text:p>
          </table:table-cell>
          <table:table-cell office:value-type="float" office:value="13618">
            <text:p>13618</text:p>
          </table:table-cell>
          <table:table-cell office:value-type="string" office:string-value="R136C19">
            <text:p>R136C19</text:p>
          </table:table-cell>
          <table:table-cell office:value-type="float" office:value="13620">
            <text:p>13620</text:p>
          </table:table-cell>
          <table:table-cell office:value-type="string" office:string-value="R136C21">
            <text:p>R136C21</text:p>
          </table:table-cell>
          <table:table-cell office:value-type="float" office:value="13622">
            <text:p>13622</text:p>
          </table:table-cell>
          <table:table-cell office:value-type="string" office:string-value="R136C23">
            <text:p>R136C23</text:p>
          </table:table-cell>
          <table:table-cell office:value-type="float" office:value="13624">
            <text:p>13624</text:p>
          </table:table-cell>
          <table:table-cell office:value-type="string" office:string-value="R136C25">
            <text:p>R136C25</text:p>
          </table:table-cell>
          <table:table-cell office:value-type="float" office:value="13626">
            <text:p>13626</text:p>
          </table:table-cell>
        </table:table-row>
        <table:table-row>
          <table:table-cell office:value-type="string" office:string-value="R137C1">
            <text:p>R137C1</text:p>
          </table:table-cell>
          <table:table-cell office:value-type="float" office:value="13702">
            <text:p>13702</text:p>
          </table:table-cell>
          <table:table-cell office:value-type="string" office:string-value="R137C3">
            <text:p>R137C3</text:p>
          </table:table-cell>
          <table:table-cell office:value-type="float" office:value="13704">
            <text:p>13704</text:p>
          </table:table-cell>
          <table:table-cell office:value-type="string" office:string-value="R137C5">
            <text:p>R137C5</text:p>
          </table:table-cell>
          <table:table-cell office:value-type="float" office:value="13706">
            <text:p>13706</text:p>
          </table:table-cell>
          <table:table-cell office:value-type="string" office:string-value="R137C7">
            <text:p>R137C7</text:p>
          </table:table-cell>
          <table:table-cell office:value-type="float" office:value="13708">
            <text:p>13708</text:p>
          </table:table-cell>
          <table:table-cell office:value-type="string" office:string-value="R137C9">
            <text:p>R137C9</text:p>
          </table:table-cell>
          <table:table-cell office:value-type="float" office:value="13710">
            <text:p>13710</text:p>
          </table:table-cell>
          <table:table-cell office:value-type="string" office:string-value="R137C11">
            <text:p>R137C11</text:p>
          </table:table-cell>
          <table:table-cell office:value-type="float" office:value="13712">
            <text:p>13712</text:p>
          </table:table-cell>
          <table:table-cell office:value-type="string" office:string-value="R137C13">
            <text:p>R137C13</text:p>
          </table:table-cell>
          <table:table-cell office:value-type="float" office:value="13714">
            <text:p>13714</text:p>
          </table:table-cell>
          <table:table-cell office:value-type="string" office:string-value="R137C15">
            <text:p>R137C15</text:p>
          </table:table-cell>
          <table:table-cell office:value-type="float" office:value="13716">
            <text:p>13716</text:p>
          </table:table-cell>
          <table:table-cell office:value-type="string" office:string-value="R137C17">
            <text:p>R137C17</text:p>
          </table:table-cell>
          <table:table-cell office:value-type="float" office:value="13718">
            <text:p>13718</text:p>
          </table:table-cell>
          <table:table-cell office:value-type="string" office:string-value="R137C19">
            <text:p>R137C19</text:p>
          </table:table-cell>
          <table:table-cell office:value-type="float" office:value="13720">
            <text:p>13720</text:p>
          </table:table-cell>
          <table:table-cell office:value-type="string" office:string-value="R137C21">
            <text:p>R137C21</text:p>
          </table:table-cell>
          <table:table-cell office:value-type="float" office:value="13722">
            <text:p>13722</text:p>
          </table:table-cell>
          <table:table-cell office:value-type="string" office:string-value="R137C23">
            <text:p>R137C23</text:p>
          </table:table-cell>
          <table:table-cell office:value-type="float" office:value="13724">
            <text:p>13724</text:p>
          </table:table-cell>
          <table:table-cell office:value-type="string" office:string-value="R137C25">
            <text:p>R137C25</text:p>
          </table:table-cell>
          <table:table-cell office:value-type="float" office:value="13726">
            <text:p>13726</text:p>
          </table:table-cell>
        </table:table-row>
        <table:table-row>
          <table:table-cell office:value-type="string" office:string-value="R138C1">
            <text:p>R138C1</text:p>
          </table:table-cell>
          <table:table-cell office:value-type="float" office:value="13802">
            <text:p>13802</text:p>
          </table:table-cell>
          <table:table-cell office:value-type="string" office:string-value="R138C3">
            <text:p>R138C3</text:p>
          </table:table-cell>
          <table:table-cell office:value-type="float" office:value="13804">
            <text:p>13804</text:p>
          </table:table-cell>
          <table:table-cell office:value-type="string" office:string-value="R138C5">
            <text:p>R138C5</text:p>
          </table:table-cell>
          <table:table-cell office:value-type="float" office:value="13806">
            <text:p>13806</text:p>
          </table:table-cell>
          <table:table-cell office:value-type="string" office:string-value="R138C7">
            <text:p>R138C7</text:p>
          </table:table-cell>
          <table:table-cell office:value-type="float" office:value="13808">
            <text:p>13808</text:p>
          </table:table-cell>
          <table:table-cell office:value-type="string" office:string-value="R138C9">
            <text:p>R138C9</text:p>
          </table:table-cell>
          <table:table-cell office:value-type="float" office:value="13810">
            <text:p>13810</text:p>
          </table:table-cell>
          <table:table-cell office:value-type="string" office:string-value="R138C11">
            <text:p>R138C11</text:p>
          </table:table-cell>
          <table:table-cell office:value-type="float" office:value="13812">
            <text:p>13812</text:p>
          </table:table-cell>
          <table:table-cell office:value-type="string" office:string-value="R138C13">
            <text:p>R138C13</text:p>
          </table:table-cell>
          <table:table-cell office:value-type="float" office:value="13814">
            <text:p>13814</text:p>
          </table:table-cell>
          <table:table-cell office:value-type="string" office:string-value="R138C15">
            <text:p>R138C15</text:p>
          </table:table-cell>
          <table:table-cell office:value-type="float" office:value="13816">
            <text:p>13816</text:p>
          </table:table-cell>
          <table:table-cell office:value-type="string" office:string-value="R138C17">
            <text:p>R138C17</text:p>
          </table:table-cell>
          <table:table-cell office:value-type="float" office:value="13818">
            <text:p>13818</text:p>
          </table:table-cell>
          <table:table-cell office:value-type="string" office:string-value="R138C19">
            <text:p>R138C19</text:p>
          </table:table-cell>
          <table:table-cell office:value-type="float" office:value="13820">
            <text:p>13820</text:p>
          </table:table-cell>
          <table:table-cell office:value-type="string" office:string-value="R138C21">
            <text:p>R138C21</text:p>
          </table:table-cell>
          <table:table-cell office:value-type="float" office:value="13822">
            <text:p>13822</text:p>
          </table:table-cell>
          <table:table-cell office:value-type="string" office:string-value="R138C23">
            <text:p>R138C23</text:p>
          </table:table-cell>
          <table:table-cell office:value-type="float" office:value="13824">
            <text:p>13824</text:p>
          </table:table-cell>
          <table:table-cell office:value-type="string" office:string-value="R138C25">
            <text:p>R138C25</text:p>
          </table:table-cell>
          <table:table-cell office:value-type="float" office:value="13826">
            <text:p>13826</text:p>
          </table:table-cell>
        </table:table-row>
        <table:table-row>
          <table:table-cell office:value-type="string" office:string-value="R139C1">
            <text:p>R139C1</text:p>
          </table:table-cell>
          <table:table-cell office:value-type="float" office:value="13902">
            <text:p>13902</text:p>
          </table:table-cell>
          <table:table-cell office:value-type="string" office:string-value="R139C3">
            <text:p>R139C3</text:p>
          </table:table-cell>
          <table:table-cell office:value-type="float" office:value="13904">
            <text:p>13904</text:p>
          </table:table-cell>
          <table:table-cell office:value-type="string" office:string-value="R139C5">
            <text:p>R139C5</text:p>
          </table:table-cell>
          <table:table-cell office:value-type="float" office:value="13906">
            <text:p>13906</text:p>
          </table:table-cell>
          <table:table-cell office:value-type="string" office:string-value="R139C7">
            <text:p>R139C7</text:p>
          </table:table-cell>
          <table:table-cell office:value-type="float" office:value="13908">
            <text:p>13908</text:p>
          </table:table-cell>
          <table:table-cell office:value-type="string" office:string-value="R139C9">
            <text:p>R139C9</text:p>
          </table:table-cell>
          <table:table-cell office:value-type="float" office:value="13910">
            <text:p>13910</text:p>
          </table:table-cell>
          <table:table-cell office:value-type="string" office:string-value="R139C11">
            <text:p>R139C11</text:p>
          </table:table-cell>
          <table:table-cell office:value-type="float" office:value="13912">
            <text:p>13912</text:p>
          </table:table-cell>
          <table:table-cell office:value-type="string" office:string-value="R139C13">
            <text:p>R139C13</text:p>
          </table:table-cell>
          <table:table-cell office:value-type="float" office:value="13914">
            <text:p>13914</text:p>
          </table:table-cell>
          <table:table-cell office:value-type="string" office:string-value="R139C15">
            <text:p>R139C15</text:p>
          </table:table-cell>
          <table:table-cell office:value-type="float" office:value="13916">
            <text:p>13916</text:p>
          </table:table-cell>
          <table:table-cell office:value-type="string" office:string-value="R139C17">
            <text:p>R139C17</text:p>
          </table:table-cell>
          <table:table-cell office:value-type="float" office:value="13918">
            <text:p>13918</text:p>
          </table:table-cell>
          <table:table-cell office:value-type="string" office:string-value="R139C19">
            <text:p>R139C19</text:p>
          </table:table-cell>
          <table:table-cell office:value-type="float" office:value="13920">
            <text:p>13920</text:p>
          </table:table-cell>
          <table:table-cell office:value-type="string" office:string-value="R139C21">
            <text:p>R139C21</text:p>
          </table:table-cell>
          <table:table-cell office:value-type="float" office:value="13922">
            <text:p>13922</text:p>
          </table:table-cell>
          <table:table-cell office:value-type="string" office:string-value="R139C23">
            <text:p>R139C23</text:p>
          </table:table-cell>
          <table:table-cell office:value-type="float" office:value="13924">
            <text:p>13924</text:p>
          </table:table-cell>
          <table:table-cell office:value-type="string" office:string-value="R139C25">
            <text:p>R139C25</text:p>
          </table:table-cell>
          <table:table-cell office:value-type="float" office:value="13926">
            <text:p>13926</text:p>
          </table:table-cell>
        </table:table-row>
        <table:table-row>
          <table:table-cell office:value-type="string" office:string-value="R140C1">
            <text:p>R140C1</text:p>
          </table:table-cell>
          <table:table-cell office:value-type="float" office:value="14002">
            <text:p>14002</text:p>
          </table:table-cell>
          <table:table-cell office:value-type="string" office:string-value="R140C3">
            <text:p>R140C3</text:p>
          </table:table-cell>
          <table:table-cell office:value-type="float" office:value="14004">
            <text:p>14004</text:p>
          </table:table-cell>
          <table:table-cell office:value-type="string" office:string-value="R140C5">
            <text:p>R140C5</text:p>
          </table:table-cell>
          <table:table-cell office:value-type="float" office:value="14006">
            <text:p>14006</text:p>
          </table:table-cell>
          <table:table-cell office:value-type="string" office:string-value="R140C7">
            <text:p>R140C7</text:p>
          </table:table-cell>
          <table:table-cell office:value-type="float" office:value="14008">
            <text:p>14008</text:p>
          </table:table-cell>
          <table:table-cell office:value-type="string" office:string-value="R140C9">
            <text:p>R140C9</text:p>
          </table:table-cell>
          <table:table-cell office:value-type="float" office:value="14010">
            <text:p>14010</text:p>
          </table:table-cell>
          <table:table-cell office:value-type="string" office:string-value="R140C11">
            <text:p>R140C11</text:p>
          </table:table-cell>
          <table:table-cell office:value-type="float" office:value="14012">
            <text:p>14012</text:p>
          </table:table-cell>
          <table:table-cell office:value-type="string" office:string-value="R140C13">
            <text:p>R140C13</text:p>
          </table:table-cell>
          <table:table-cell office:value-type="float" office:value="14014">
            <text:p>14014</text:p>
          </table:table-cell>
          <table:table-cell office:value-type="string" office:string-value="R140C15">
            <text:p>R140C15</text:p>
          </table:table-cell>
          <table:table-cell office:value-type="float" office:value="14016">
            <text:p>14016</text:p>
          </table:table-cell>
          <table:table-cell office:value-type="string" office:string-value="R140C17">
            <text:p>R140C17</text:p>
          </table:table-cell>
          <table:table-cell office:value-type="float" office:value="14018">
            <text:p>14018</text:p>
          </table:table-cell>
          <table:table-cell office:value-type="string" office:string-value="R140C19">
            <text:p>R140C19</text:p>
          </table:table-cell>
          <table:table-cell office:value-type="float" office:value="14020">
            <text:p>14020</text:p>
          </table:table-cell>
          <table:table-cell office:value-type="string" office:string-value="R140C21">
            <text:p>R140C21</text:p>
          </table:table-cell>
          <table:table-cell office:value-type="float" office:value="14022">
            <text:p>14022</text:p>
          </table:table-cell>
          <table:table-cell office:value-type="string" office:string-value="R140C23">
            <text:p>R140C23</text:p>
          </table:table-cell>
          <table:table-cell office:value-type="float" office:value="14024">
            <text:p>14024</text:p>
          </table:table-cell>
          <table:table-cell office:value-type="string" office:string-value="R140C25">
            <text:p>R140C25</text:p>
          </table:table-cell>
          <table:table-cell office:value-type="float" office:value="14026">
            <text:p>14026</text:p>
          </table:table-cell>
        </table:table-row>
        <table:table-row>
          <table:table-cell office:value-type="string" office:string-value="R141C1">
            <text:p>R141C1</text:p>
          </table:table-cell>
          <table:table-cell office:value-type="float" office:value="14102">
            <text:p>14102</text:p>
          </table:table-cell>
          <table:table-cell office:value-type="string" office:string-value="R141C3">
            <text:p>R141C3</text:p>
          </table:table-cell>
          <table:table-cell office:value-type="float" office:value="14104">
            <text:p>14104</text:p>
          </table:table-cell>
          <table:table-cell office:value-type="string" office:string-value="R141C5">
            <text:p>R141C5</text:p>
          </table:table-cell>
          <table:table-cell office:value-type="float" office:value="14106">
            <text:p>14106</text:p>
          </table:table-cell>
          <table:table-cell office:value-type="string" office:string-value="R141C7">
            <text:p>R141C7</text:p>
          </table:table-cell>
          <table:table-cell office:value-type="float" office:value="14108">
            <text:p>14108</text:p>
          </table:table-cell>
          <table:table-cell office:value-type="string" office:string-value="R141C9">
            <text:p>R141C9</text:p>
          </table:table-cell>
          <table:table-cell office:value-type="float" office:value="14110">
            <text:p>14110</text:p>
          </table:table-cell>
          <table:table-cell office:value-type="string" office:string-value="R141C11">
            <text:p>R141C11</text:p>
          </table:table-cell>
          <table:table-cell office:value-type="float" office:value="14112">
            <text:p>14112</text:p>
          </table:table-cell>
          <table:table-cell office:value-type="string" office:string-value="R141C13">
            <text:p>R141C13</text:p>
          </table:table-cell>
          <table:table-cell office:value-type="float" office:value="14114">
            <text:p>14114</text:p>
          </table:table-cell>
          <table:table-cell office:value-type="string" office:string-value="R141C15">
            <text:p>R141C15</text:p>
          </table:table-cell>
          <table:table-cell office:value-type="float" office:value="14116">
            <text:p>14116</text:p>
          </table:table-cell>
          <table:table-cell office:value-type="string" office:string-value="R141C17">
            <text:p>R141C17</text:p>
          </table:table-cell>
          <table:table-cell office:value-type="float" office:value="14118">
            <text:p>14118</text:p>
          </table:table-cell>
          <table:table-cell office:value-type="string" office:string-value="R141C19">
            <text:p>R141C19</text:p>
          </table:table-cell>
          <table:table-cell office:value-type="float" office:value="14120">
            <text:p>14120</text:p>
          </table:table-cell>
          <table:table-cell office:value-type="string" office:string-value="R141C21">
            <text:p>R141C21</text:p>
          </table:table-cell>
          <table:table-cell office:value-type="float" office:value="14122">
            <text:p>14122</text:p>
          </table:table-cell>
          <table:table-cell office:value-type="string" office:string-value="R141C23">
            <text:p>R141C23</text:p>
          </table:table-cell>
          <table:table-cell office:value-type="float" office:value="14124">
            <text:p>14124</text:p>
          </table:table-cell>
          <table:table-cell office:value-type="string" office:string-value="R141C25">
            <text:p>R141C25</text:p>
          </table:table-cell>
          <table:table-cell office:value-type="float" office:value="14126">
            <text:p>14126</text:p>
          </table:table-cell>
        </table:table-row>
        <table:table-row>
          <table:table-cell office:value-type="string" office:string-value="R142C1">
            <text:p>R142C1</text:p>
          </table:table-cell>
          <table:table-cell office:value-type="float" office:value="14202">
            <text:p>14202</text:p>
          </table:table-cell>
          <table:table-cell office:value-type="string" office:string-value="R142C3">
            <text:p>R142C3</text:p>
          </table:table-cell>
          <table:table-cell office:value-type="float" office:value="14204">
            <text:p>14204</text:p>
          </table:table-cell>
          <table:table-cell office:value-type="string" office:string-value="R142C5">
            <text:p>R142C5</text:p>
          </table:table-cell>
          <table:table-cell office:value-type="float" office:value="14206">
            <text:p>14206</text:p>
          </table:table-cell>
          <table:table-cell office:value-type="string" office:string-value="R142C7">
            <text:p>R142C7</text:p>
          </table:table-cell>
          <table:table-cell office:value-type="float" office:value="14208">
            <text:p>14208</text:p>
          </table:table-cell>
          <table:table-cell office:value-type="string" office:string-value="R142C9">
            <text:p>R142C9</text:p>
          </table:table-cell>
          <table:table-cell office:value-type="float" office:value="14210">
            <text:p>14210</text:p>
          </table:table-cell>
          <table:table-cell office:value-type="string" office:string-value="R142C11">
            <text:p>R142C11</text:p>
          </table:table-cell>
          <table:table-cell office:value-type="float" office:value="14212">
            <text:p>14212</text:p>
          </table:table-cell>
          <table:table-cell office:value-type="string" office:string-value="R142C13">
            <text:p>R142C13</text:p>
          </table:table-cell>
          <table:table-cell office:value-type="float" office:value="14214">
            <text:p>14214</text:p>
          </table:table-cell>
          <table:table-cell office:value-type="string" office:string-value="R142C15">
            <text:p>R142C15</text:p>
          </table:table-cell>
          <table:table-cell office:value-type="float" office:value="14216">
            <text:p>14216</text:p>
          </table:table-cell>
          <table:table-cell office:value-type="string" office:string-value="R142C17">
            <text:p>R142C17</text:p>
          </table:table-cell>
          <table:table-cell office:value-type="float" office:value="14218">
            <text:p>14218</text:p>
          </table:table-cell>
          <table:table-cell office:value-type="string" office:string-value="R142C19">
            <text:p>R142C19</text:p>
          </table:table-cell>
          <table:table-cell office:value-type="float" office:value="14220">
            <text:p>14220</text:p>
          </table:table-cell>
          <table:table-cell office:value-type="string" office:string-value="R142C21">
            <text:p>R142C21</text:p>
          </table:table-cell>
          <table:table-cell office:value-type="float" office:value="14222">
            <text:p>14222</text:p>
          </table:table-cell>
          <table:table-cell office:value-type="string" office:string-value="R142C23">
            <text:p>R142C23</text:p>
          </table:table-cell>
          <table:table-cell office:value-type="float" office:value="14224">
            <text:p>14224</text:p>
          </table:table-cell>
          <table:table-cell office:value-type="string" office:string-value="R142C25">
            <text:p>R142C25</text:p>
          </table:table-cell>
          <table:table-cell office:value-type="float" office:value="14226">
            <text:p>14226</text:p>
          </table:table-cell>
        </table:table-row>
        <table:table-row>
          <table:table-cell office:value-type="string" office:string-value="R143C1">
            <text:p>R143C1</text:p>
          </table:table-cell>
          <table:table-cell office:value-type="float" office:value="14302">
            <text:p>14302</text:p>
          </table:table-cell>
          <table:table-cell office:value-type="string" office:string-value="R143C3">
            <text:p>R143C3</text:p>
          </table:table-cell>
          <table:table-cell office:value-type="float" office:value="14304">
            <text:p>14304</text:p>
          </table:table-cell>
          <table:table-cell office:value-type="string" office:string-value="R143C5">
            <text:p>R143C5</text:p>
          </table:table-cell>
          <table:table-cell office:value-type="float" office:value="14306">
            <text:p>14306</text:p>
          </table:table-cell>
          <table:table-cell office:value-type="string" office:string-value="R143C7">
            <text:p>R143C7</text:p>
          </table:table-cell>
          <table:table-cell office:value-type="float" office:value="14308">
            <text:p>14308</text:p>
          </table:table-cell>
          <table:table-cell office:value-type="string" office:string-value="R143C9">
            <text:p>R143C9</text:p>
          </table:table-cell>
          <table:table-cell office:value-type="float" office:value="14310">
            <text:p>14310</text:p>
          </table:table-cell>
          <table:table-cell office:value-type="string" office:string-value="R143C11">
            <text:p>R143C11</text:p>
          </table:table-cell>
          <table:table-cell office:value-type="float" office:value="14312">
            <text:p>14312</text:p>
          </table:table-cell>
          <table:table-cell office:value-type="string" office:string-value="R143C13">
            <text:p>R143C13</text:p>
          </table:table-cell>
          <table:table-cell office:value-type="float" office:value="14314">
            <text:p>14314</text:p>
          </table:table-cell>
          <table:table-cell office:value-type="string" office:string-value="R143C15">
            <text:p>R143C15</text:p>
          </table:table-cell>
          <table:table-cell office:value-type="float" office:value="14316">
            <text:p>14316</text:p>
          </table:table-cell>
          <table:table-cell office:value-type="string" office:string-value="R143C17">
            <text:p>R143C17</text:p>
          </table:table-cell>
          <table:table-cell office:value-type="float" office:value="14318">
            <text:p>14318</text:p>
          </table:table-cell>
          <table:table-cell office:value-type="string" office:string-value="R143C19">
            <text:p>R143C19</text:p>
          </table:table-cell>
          <table:table-cell office:value-type="float" office:value="14320">
            <text:p>14320</text:p>
          </table:table-cell>
          <table:table-cell office:value-type="string" office:string-value="R143C21">
            <text:p>R143C21</text:p>
          </table:table-cell>
          <table:table-cell office:value-type="float" office:value="14322">
            <text:p>14322</text:p>
          </table:table-cell>
          <table:table-cell office:value-type="string" office:string-value="R143C23">
            <text:p>R143C23</text:p>
          </table:table-cell>
          <table:table-cell office:value-type="float" office:value="14324">
            <text:p>14324</text:p>
          </table:table-cell>
          <table:table-cell office:value-type="string" office:string-value="R143C25">
            <text:p>R143C25</text:p>
          </table:table-cell>
          <table:table-cell office:value-type="float" office:value="14326">
            <text:p>14326</text:p>
          </table:table-cell>
        </table:table-row>
        <table:table-row>
          <table:table-cell office:value-type="string" office:string-value="R144C1">
            <text:p>R144C1</text:p>
          </table:table-cell>
          <table:table-cell office:value-type="float" office:value="14402">
            <text:p>14402</text:p>
          </table:table-cell>
          <table:table-cell office:value-type="string" office:string-value="R144C3">
            <text:p>R144C3</text:p>
          </table:table-cell>
          <table:table-cell office:value-type="float" office:value="14404">
            <text:p>14404</text:p>
          </table:table-cell>
          <table:table-cell office:value-type="string" office:string-value="R144C5">
            <text:p>R144C5</text:p>
          </table:table-cell>
          <table:table-cell office:value-type="float" office:value="14406">
            <text:p>14406</text:p>
          </table:table-cell>
          <table:table-cell office:value-type="string" office:string-value="R144C7">
            <text:p>R144C7</text:p>
          </table:table-cell>
          <table:table-cell office:value-type="float" office:value="14408">
            <text:p>14408</text:p>
          </table:table-cell>
          <table:table-cell office:value-type="string" office:string-value="R144C9">
            <text:p>R144C9</text:p>
          </table:table-cell>
          <table:table-cell office:value-type="float" office:value="14410">
            <text:p>14410</text:p>
          </table:table-cell>
          <table:table-cell office:value-type="string" office:string-value="R144C11">
            <text:p>R144C11</text:p>
          </table:table-cell>
          <table:table-cell office:value-type="float" office:value="14412">
            <text:p>14412</text:p>
          </table:table-cell>
          <table:table-cell office:value-type="string" office:string-value="R144C13">
            <text:p>R144C13</text:p>
          </table:table-cell>
          <table:table-cell office:value-type="float" office:value="14414">
            <text:p>14414</text:p>
          </table:table-cell>
          <table:table-cell office:value-type="string" office:string-value="R144C15">
            <text:p>R144C15</text:p>
          </table:table-cell>
          <table:table-cell office:value-type="float" office:value="14416">
            <text:p>14416</text:p>
          </table:table-cell>
          <table:table-cell office:value-type="string" office:string-value="R144C17">
            <text:p>R144C17</text:p>
          </table:table-cell>
          <table:table-cell office:value-type="float" office:value="14418">
            <text:p>14418</text:p>
          </table:table-cell>
          <table:table-cell office:value-type="string" office:string-value="R144C19">
            <text:p>R144C19</text:p>
          </table:table-cell>
          <table:table-cell office:value-type="float" office:value="14420">
            <text:p>14420</text:p>
          </table:table-cell>
          <table:table-cell office:value-type="string" office:string-value="R144C21">
            <text:p>R144C21</text:p>
          </table:table-cell>
          <table:table-cell office:value-type="float" office:value="14422">
            <text:p>14422</text:p>
          </table:table-cell>
          <table:table-cell office:value-type="string" office:string-value="R144C23">
            <text:p>R144C23</text:p>
          </table:table-cell>
          <table:table-cell office:value-type="float" office:value="14424">
            <text:p>14424</text:p>
          </table:table-cell>
          <table:table-cell office:value-type="string" office:string-value="R144C25">
            <text:p>R144C25</text:p>
          </table:table-cell>
          <table:table-cell office:value-type="float" office:value="14426">
            <text:p>14426</text:p>
          </table:table-cell>
        </table:table-row>
        <table:table-row>
          <table:table-cell office:value-type="string" office:string-value="R145C1">
            <text:p>R145C1</text:p>
          </table:table-cell>
          <table:table-cell office:value-type="float" office:value="14502">
            <text:p>14502</text:p>
          </table:table-cell>
          <table:table-cell office:value-type="string" office:string-value="R145C3">
            <text:p>R145C3</text:p>
          </table:table-cell>
          <table:table-cell office:value-type="float" office:value="14504">
            <text:p>14504</text:p>
          </table:table-cell>
          <table:table-cell office:value-type="string" office:string-value="R145C5">
            <text:p>R145C5</text:p>
          </table:table-cell>
          <table:table-cell office:value-type="float" office:value="14506">
            <text:p>14506</text:p>
          </table:table-cell>
          <table:table-cell office:value-type="string" office:string-value="R145C7">
            <text:p>R145C7</text:p>
          </table:table-cell>
          <table:table-cell office:value-type="float" office:value="14508">
            <text:p>14508</text:p>
          </table:table-cell>
          <table:table-cell office:value-type="string" office:string-value="R145C9">
            <text:p>R145C9</text:p>
          </table:table-cell>
          <table:table-cell office:value-type="float" office:value="14510">
            <text:p>14510</text:p>
          </table:table-cell>
          <table:table-cell office:value-type="string" office:string-value="R145C11">
            <text:p>R145C11</text:p>
          </table:table-cell>
          <table:table-cell office:value-type="float" office:value="14512">
            <text:p>14512</text:p>
          </table:table-cell>
          <table:table-cell office:value-type="string" office:string-value="R145C13">
            <text:p>R145C13</text:p>
          </table:table-cell>
          <table:table-cell office:value-type="float" office:value="14514">
            <text:p>14514</text:p>
          </table:table-cell>
          <table:table-cell office:value-type="string" office:string-value="R145C15">
            <text:p>R145C15</text:p>
          </table:table-cell>
          <table:table-cell office:value-type="float" office:value="14516">
            <text:p>14516</text:p>
          </table:table-cell>
          <table:table-cell office:value-type="string" office:string-value="R145C17">
            <text:p>R145C17</text:p>
          </table:table-cell>
          <table:table-cell office:value-type="float" office:value="14518">
            <text:p>14518</text:p>
          </table:table-cell>
          <table:table-cell office:value-type="string" office:string-value="R145C19">
            <text:p>R145C19</text:p>
          </table:table-cell>
          <table:table-cell office:value-type="float" office:value="14520">
            <text:p>14520</text:p>
          </table:table-cell>
          <table:table-cell office:value-type="string" office:string-value="R145C21">
            <text:p>R145C21</text:p>
          </table:table-cell>
          <table:table-cell office:value-type="float" office:value="14522">
            <text:p>14522</text:p>
          </table:table-cell>
          <table:table-cell office:value-type="string" office:string-value="R145C23">
            <text:p>R145C23</text:p>
          </table:table-cell>
          <table:table-cell office:value-type="float" office:value="14524">
            <text:p>14524</text:p>
          </table:table-cell>
          <table:table-cell office:value-type="string" office:string-value="R145C25">
            <text:p>R145C25</text:p>
          </table:table-cell>
          <table:table-cell office:value-type="float" office:value="14526">
            <text:p>14526</text:p>
          </table:table-cell>
        </table:table-row>
        <table:table-row>
          <table:table-cell office:value-type="string" office:string-value="R146C1">
            <text:p>R146C1</text:p>
          </table:table-cell>
          <table:table-cell office:value-type="float" office:value="14602">
            <text:p>14602</text:p>
          </table:table-cell>
          <table:table-cell office:value-type="string" office:string-value="R146C3">
            <text:p>R146C3</text:p>
          </table:table-cell>
          <table:table-cell office:value-type="float" office:value="14604">
            <text:p>14604</text:p>
          </table:table-cell>
          <table:table-cell office:value-type="string" office:string-value="R146C5">
            <text:p>R146C5</text:p>
          </table:table-cell>
          <table:table-cell office:value-type="float" office:value="14606">
            <text:p>14606</text:p>
          </table:table-cell>
          <table:table-cell office:value-type="string" office:string-value="R146C7">
            <text:p>R146C7</text:p>
          </table:table-cell>
          <table:table-cell office:value-type="float" office:value="14608">
            <text:p>14608</text:p>
          </table:table-cell>
          <table:table-cell office:value-type="string" office:string-value="R146C9">
            <text:p>R146C9</text:p>
          </table:table-cell>
          <table:table-cell office:value-type="float" office:value="14610">
            <text:p>14610</text:p>
          </table:table-cell>
          <table:table-cell office:value-type="string" office:string-value="R146C11">
            <text:p>R146C11</text:p>
          </table:table-cell>
          <table:table-cell office:value-type="float" office:value="14612">
            <text:p>14612</text:p>
          </table:table-cell>
          <table:table-cell office:value-type="string" office:string-value="R146C13">
            <text:p>R146C13</text:p>
          </table:table-cell>
          <table:table-cell office:value-type="float" office:value="14614">
            <text:p>14614</text:p>
          </table:table-cell>
          <table:table-cell office:value-type="string" office:string-value="R146C15">
            <text:p>R146C15</text:p>
          </table:table-cell>
          <table:table-cell office:value-type="float" office:value="14616">
            <text:p>14616</text:p>
          </table:table-cell>
          <table:table-cell office:value-type="string" office:string-value="R146C17">
            <text:p>R146C17</text:p>
          </table:table-cell>
          <table:table-cell office:value-type="float" office:value="14618">
            <text:p>14618</text:p>
          </table:table-cell>
          <table:table-cell office:value-type="string" office:string-value="R146C19">
            <text:p>R146C19</text:p>
          </table:table-cell>
          <table:table-cell office:value-type="float" office:value="14620">
            <text:p>14620</text:p>
          </table:table-cell>
          <table:table-cell office:value-type="string" office:string-value="R146C21">
            <text:p>R146C21</text:p>
          </table:table-cell>
          <table:table-cell office:value-type="float" office:value="14622">
            <text:p>14622</text:p>
          </table:table-cell>
          <table:table-cell office:value-type="string" office:string-value="R146C23">
            <text:p>R146C23</text:p>
          </table:table-cell>
          <table:table-cell office:value-type="float" office:value="14624">
            <text:p>14624</text:p>
          </table:table-cell>
          <table:table-cell office:value-type="string" office:string-value="R146C25">
            <text:p>R146C25</text:p>
          </table:table-cell>
          <table:table-cell office:value-type="float" office:value="14626">
            <text:p>14626</text:p>
          </table:table-cell>
        </table:table-row>
        <table:table-row>
          <table:table-cell office:value-type="string" office:string-value="R147C1">
            <text:p>R147C1</text:p>
          </table:table-cell>
          <table:table-cell office:value-type="float" office:value="14702">
            <text:p>14702</text:p>
          </table:table-cell>
          <table:table-cell office:value-type="string" office:string-value="R147C3">
            <text:p>R147C3</text:p>
          </table:table-cell>
          <table:table-cell office:value-type="float" office:value="14704">
            <text:p>14704</text:p>
          </table:table-cell>
          <table:table-cell office:value-type="string" office:string-value="R147C5">
            <text:p>R147C5</text:p>
          </table:table-cell>
          <table:table-cell office:value-type="float" office:value="14706">
            <text:p>14706</text:p>
          </table:table-cell>
          <table:table-cell office:value-type="string" office:string-value="R147C7">
            <text:p>R147C7</text:p>
          </table:table-cell>
          <table:table-cell office:value-type="float" office:value="14708">
            <text:p>14708</text:p>
          </table:table-cell>
          <table:table-cell office:value-type="string" office:string-value="R147C9">
            <text:p>R147C9</text:p>
          </table:table-cell>
          <table:table-cell office:value-type="float" office:value="14710">
            <text:p>14710</text:p>
          </table:table-cell>
          <table:table-cell office:value-type="string" office:string-value="R147C11">
            <text:p>R147C11</text:p>
          </table:table-cell>
          <table:table-cell office:value-type="float" office:value="14712">
            <text:p>14712</text:p>
          </table:table-cell>
          <table:table-cell office:value-type="string" office:string-value="R147C13">
            <text:p>R147C13</text:p>
          </table:table-cell>
          <table:table-cell office:value-type="float" office:value="14714">
            <text:p>14714</text:p>
          </table:table-cell>
          <table:table-cell office:value-type="string" office:string-value="R147C15">
            <text:p>R147C15</text:p>
          </table:table-cell>
          <table:table-cell office:value-type="float" office:value="14716">
            <text:p>14716</text:p>
          </table:table-cell>
          <table:table-cell office:value-type="string" office:string-value="R147C17">
            <text:p>R147C17</text:p>
          </table:table-cell>
          <table:table-cell office:value-type="float" office:value="14718">
            <text:p>14718</text:p>
          </table:table-cell>
          <table:table-cell office:value-type="string" office:string-value="R147C19">
            <text:p>R147C19</text:p>
          </table:table-cell>
          <table:table-cell office:value-type="float" office:value="14720">
            <text:p>14720</text:p>
          </table:table-cell>
          <table:table-cell office:value-type="string" office:string-value="R147C21">
            <text:p>R147C21</text:p>
          </table:table-cell>
          <table:table-cell office:value-type="float" office:value="14722">
            <text:p>14722</text:p>
          </table:table-cell>
          <table:table-cell office:value-type="string" office:string-value="R147C23">
            <text:p>R147C23</text:p>
          </table:table-cell>
          <table:table-cell office:value-type="float" office:value="14724">
            <text:p>14724</text:p>
          </table:table-cell>
          <table:table-cell office:value-type="string" office:string-value="R147C25">
            <text:p>R147C25</text:p>
          </table:table-cell>
          <table:table-cell office:value-type="float" office:value="14726">
            <text:p>14726</text:p>
          </table:table-cell>
        </table:table-row>
        <table:table-row>
          <table:table-cell office:value-type="string" office:string-value="R148C1">
            <text:p>R148C1</text:p>
          </table:table-cell>
          <table:table-cell office:value-type="float" office:value="14802">
            <text:p>14802</text:p>
          </table:table-cell>
          <table:table-cell office:value-type="string" office:string-value="R148C3">
            <text:p>R148C3</text:p>
          </table:table-cell>
          <table:table-cell office:value-type="float" office:value="14804">
            <text:p>14804</text:p>
          </table:table-cell>
          <table:table-cell office:value-type="string" office:string-value="R148C5">
            <text:p>R148C5</text:p>
          </table:table-cell>
          <table:table-cell office:value-type="float" office:value="14806">
            <text:p>14806</text:p>
          </table:table-cell>
          <table:table-cell office:value-type="string" office:string-value="R148C7">
            <text:p>R148C7</text:p>
          </table:table-cell>
          <table:table-cell office:value-type="float" office:value="14808">
            <text:p>14808</text:p>
          </table:table-cell>
          <table:table-cell office:value-type="string" office:string-value="R148C9">
            <text:p>R148C9</text:p>
          </table:table-cell>
          <table:table-cell office:value-type="float" office:value="14810">
            <text:p>14810</text:p>
          </table:table-cell>
          <table:table-cell office:value-type="string" office:string-value="R148C11">
            <text:p>R148C11</text:p>
          </table:table-cell>
          <table:table-cell office:value-type="float" office:value="14812">
            <text:p>14812</text:p>
          </table:table-cell>
          <table:table-cell office:value-type="string" office:string-value="R148C13">
            <text:p>R148C13</text:p>
          </table:table-cell>
          <table:table-cell office:value-type="float" office:value="14814">
            <text:p>14814</text:p>
          </table:table-cell>
          <table:table-cell office:value-type="string" office:string-value="R148C15">
            <text:p>R148C15</text:p>
          </table:table-cell>
          <table:table-cell office:value-type="float" office:value="14816">
            <text:p>14816</text:p>
          </table:table-cell>
          <table:table-cell office:value-type="string" office:string-value="R148C17">
            <text:p>R148C17</text:p>
          </table:table-cell>
          <table:table-cell office:value-type="float" office:value="14818">
            <text:p>14818</text:p>
          </table:table-cell>
          <table:table-cell office:value-type="string" office:string-value="R148C19">
            <text:p>R148C19</text:p>
          </table:table-cell>
          <table:table-cell office:value-type="float" office:value="14820">
            <text:p>14820</text:p>
          </table:table-cell>
          <table:table-cell office:value-type="string" office:string-value="R148C21">
            <text:p>R148C21</text:p>
          </table:table-cell>
          <table:table-cell office:value-type="float" office:value="14822">
            <text:p>14822</text:p>
          </table:table-cell>
          <table:table-cell office:value-type="string" office:string-value="R148C23">
            <text:p>R148C23</text:p>
          </table:table-cell>
          <table:table-cell office:value-type="float" office:value="14824">
            <text:p>14824</text:p>
          </table:table-cell>
          <table:table-cell office:value-type="string" office:string-value="R148C25">
            <text:p>R148C25</text:p>
          </table:table-cell>
          <table:table-cell office:value-type="float" office:value="14826">
            <text:p>14826</text:p>
          </table:table-cell>
        </table:table-row>
        <table:table-row>
          <table:table-cell office:value-type="string" office:string-value="R149C1">
            <text:p>R149C1</text:p>
          </table:table-cell>
          <table:table-cell office:value-type="float" office:value="14902">
            <text:p>14902</text:p>
          </table:table-cell>
          <table:table-cell office:value-type="string" office:string-value="R149C3">
            <text:p>R149C3</text:p>
          </table:table-cell>
          <table:table-cell office:value-type="float" office:value="14904">
            <text:p>14904</text:p>
          </table:table-cell>
          <table:table-cell office:value-type="string" office:string-value="R149C5">
            <text:p>R149C5</text:p>
          </table:table-cell>
          <table:table-cell office:value-type="float" office:value="14906">
            <text:p>14906</text:p>
          </table:table-cell>
          <table:table-cell office:value-type="string" office:string-value="R149C7">
            <text:p>R149C7</text:p>
          </table:table-cell>
          <table:table-cell office:value-type="float" office:value="14908">
            <text:p>14908</text:p>
          </table:table-cell>
          <table:table-cell office:value-type="string" office:string-value="R149C9">
            <text:p>R149C9</text:p>
          </table:table-cell>
          <table:table-cell office:value-type="float" office:value="14910">
            <text:p>14910</text:p>
          </table:table-cell>
          <table:table-cell office:value-type="string" office:string-value="R149C11">
            <text:p>R149C11</text:p>
          </table:table-cell>
          <table:table-cell office:value-type="float" office:value="14912">
            <text:p>14912</text:p>
          </table:table-cell>
          <table:table-cell office:value-type="string" office:string-value="R149C13">
            <text:p>R149C13</text:p>
          </table:table-cell>
          <table:table-cell office:value-type="float" office:value="14914">
            <text:p>14914</text:p>
          </table:table-cell>
          <table:table-cell office:value-type="string" office:string-value="R149C15">
            <text:p>R149C15</text:p>
          </table:table-cell>
          <table:table-cell office:value-type="float" office:value="14916">
            <text:p>14916</text:p>
          </table:table-cell>
          <table:table-cell office:value-type="string" office:string-value="R149C17">
            <text:p>R149C17</text:p>
          </table:table-cell>
          <table:table-cell office:value-type="float" office:value="14918">
            <text:p>14918</text:p>
          </table:table-cell>
          <table:table-cell office:value-type="string" office:string-value="R149C19">
            <text:p>R149C19</text:p>
          </table:table-cell>
          <table:table-cell office:value-type="float" office:value="14920">
            <text:p>14920</text:p>
          </table:table-cell>
          <table:table-cell office:value-type="string" office:string-value="R149C21">
            <text:p>R149C21</text:p>
          </table:table-cell>
          <table:table-cell office:value-type="float" office:value="14922">
            <text:p>14922</text:p>
          </table:table-cell>
          <table:table-cell office:value-type="string" office:string-value="R149C23">
            <text:p>R149C23</text:p>
          </table:table-cell>
          <table:table-cell office:value-type="float" office:value="14924">
            <text:p>14924</text:p>
          </table:table-cell>
          <table:table-cell office:value-type="string" office:string-value="R149C25">
            <text:p>R149C25</text:p>
          </table:table-cell>
          <table:table-cell office:value-type="float" office:value="14926">
            <text:p>14926</text:p>
          </table:table-cell>
        </table:table-row>
        <table:table-row>
          <table:table-cell office:value-type="string" office:string-value="R150C1">
            <text:p>R150C1</text:p>
          </table:table-cell>
          <table:table-cell office:value-type="float" office:value="15002">
            <text:p>15002</text:p>
          </table:table-cell>
          <table:table-cell office:value-type="string" office:string-value="R150C3">
            <text:p>R150C3</text:p>
          </table:table-cell>
          <table:table-cell office:value-type="float" office:value="15004">
            <text:p>15004</text:p>
          </table:table-cell>
          <table:table-cell office:value-type="string" office:string-value="R150C5">
            <text:p>R150C5</text:p>
          </table:table-cell>
          <table:table-cell office:value-type="float" office:value="15006">
            <text:p>15006</text:p>
          </table:table-cell>
          <table:table-cell office:value-type="string" office:string-value="R150C7">
            <text:p>R150C7</text:p>
          </table:table-cell>
          <table:table-cell office:value-type="float" office:value="15008">
            <text:p>15008</text:p>
          </table:table-cell>
          <table:table-cell office:value-type="string" office:string-value="R150C9">
            <text:p>R150C9</text:p>
          </table:table-cell>
          <table:table-cell office:value-type="float" office:value="15010">
            <text:p>15010</text:p>
          </table:table-cell>
          <table:table-cell office:value-type="string" office:string-value="R150C11">
            <text:p>R150C11</text:p>
          </table:table-cell>
          <table:table-cell office:value-type="float" office:value="15012">
            <text:p>15012</text:p>
          </table:table-cell>
          <table:table-cell office:value-type="string" office:string-value="R150C13">
            <text:p>R150C13</text:p>
          </table:table-cell>
          <table:table-cell office:value-type="float" office:value="15014">
            <text:p>15014</text:p>
          </table:table-cell>
          <table:table-cell office:value-type="string" office:string-value="R150C15">
            <text:p>R150C15</text:p>
          </table:table-cell>
          <table:table-cell office:value-type="float" office:value="15016">
            <text:p>15016</text:p>
          </table:table-cell>
          <table:table-cell office:value-type="string" office:string-value="R150C17">
            <text:p>R150C17</text:p>
          </table:table-cell>
          <table:table-cell office:value-type="float" office:value="15018">
            <text:p>15018</text:p>
          </table:table-cell>
          <table:table-cell office:value-type="string" office:string-value="R150C19">
            <text:p>R150C19</text:p>
          </table:table-cell>
          <table:table-cell office:value-type="float" office:value="15020">
            <text:p>15020</text:p>
          </table:table-cell>
          <table:table-cell office:value-type="string" office:string-value="R150C21">
            <text:p>R150C21</text:p>
          </table:table-cell>
          <table:table-cell office:value-type="float" office:value="15022">
            <text:p>15022</text:p>
          </table:table-cell>
          <table:table-cell office:value-type="string" office:string-value="R150C23">
            <text:p>R150C23</text:p>
          </table:table-cell>
          <table:table-cell office:value-type="float" office:value="15024">
            <text:p>15024</text:p>
          </table:table-cell>
          <table:table-cell office:value-type="string" office:string-value="R150C25">
            <text:p>R150C25</text:p>
          </table:table-cell>
          <table:table-cell office:value-type="float" office:value="15026">
            <text:p>15026</text:p>
          </table:table-cell>
        </table:table-row>
        <table:table-row>
          <table:table-cell office:value-type="string" office:string-value="R151C1">
            <text:p>R151C1</text:p>
          </table:table-cell>
          <table:table-cell office:value-type="float" office:value="15102">
            <text:p>15102</text:p>
          </table:table-cell>
          <table:table-cell office:value-type="string" office:string-value="R151C3">
            <text:p>R151C3</text:p>
          </table:table-cell>
          <table:table-cell office:value-type="float" office:value="15104">
            <text:p>15104</text:p>
          </table:table-cell>
          <table:table-cell office:value-type="string" office:string-value="R151C5">
            <text:p>R151C5</text:p>
          </table:table-cell>
          <table:table-cell office:value-type="float" office:value="15106">
            <text:p>15106</text:p>
          </table:table-cell>
          <table:table-cell office:value-type="string" office:string-value="R151C7">
            <text:p>R151C7</text:p>
          </table:table-cell>
          <table:table-cell office:value-type="float" office:value="15108">
            <text:p>15108</text:p>
          </table:table-cell>
          <table:table-cell office:value-type="string" office:string-value="R151C9">
            <text:p>R151C9</text:p>
          </table:table-cell>
          <table:table-cell office:value-type="float" office:value="15110">
            <text:p>15110</text:p>
          </table:table-cell>
          <table:table-cell office:value-type="string" office:string-value="R151C11">
            <text:p>R151C11</text:p>
          </table:table-cell>
          <table:table-cell office:value-type="float" office:value="15112">
            <text:p>15112</text:p>
          </table:table-cell>
          <table:table-cell office:value-type="string" office:string-value="R151C13">
            <text:p>R151C13</text:p>
          </table:table-cell>
          <table:table-cell office:value-type="float" office:value="15114">
            <text:p>15114</text:p>
          </table:table-cell>
          <table:table-cell office:value-type="string" office:string-value="R151C15">
            <text:p>R151C15</text:p>
          </table:table-cell>
          <table:table-cell office:value-type="float" office:value="15116">
            <text:p>15116</text:p>
          </table:table-cell>
          <table:table-cell office:value-type="string" office:string-value="R151C17">
            <text:p>R151C17</text:p>
          </table:table-cell>
          <table:table-cell office:value-type="float" office:value="15118">
            <text:p>15118</text:p>
          </table:table-cell>
          <table:table-cell office:value-type="string" office:string-value="R151C19">
            <text:p>R151C19</text:p>
          </table:table-cell>
          <table:table-cell office:value-type="float" office:value="15120">
            <text:p>15120</text:p>
          </table:table-cell>
          <table:table-cell office:value-type="string" office:string-value="R151C21">
            <text:p>R151C21</text:p>
          </table:table-cell>
          <table:table-cell office:value-type="float" office:value="15122">
            <text:p>15122</text:p>
          </table:table-cell>
          <table:table-cell office:value-type="string" office:string-value="R151C23">
            <text:p>R151C23</text:p>
          </table:table-cell>
          <table:table-cell office:value-type="float" office:value="15124">
            <text:p>15124</text:p>
          </table:table-cell>
          <table:table-cell office:value-type="string" office:string-value="R151C25">
            <text:p>R151C25</text:p>
          </table:table-cell>
          <table:table-cell office:value-type="float" office:value="15126">
            <text:p>15126</text:p>
          </table:table-cell>
        </table:table-row>
        <table:table-row>
          <table:table-cell office:value-type="string" office:string-value="R152C1">
            <text:p>R152C1</text:p>
          </table:table-cell>
          <table:table-cell office:value-type="float" office:value="15202">
            <text:p>15202</text:p>
          </table:table-cell>
          <table:table-cell office:value-type="string" office:string-value="R152C3">
            <text:p>R152C3</text:p>
          </table:table-cell>
          <table:table-cell office:value-type="float" office:value="15204">
            <text:p>15204</text:p>
          </table:table-cell>
          <table:table-cell office:value-type="string" office:string-value="R152C5">
            <text:p>R152C5</text:p>
          </table:table-cell>
          <table:table-cell office:value-type="float" office:value="15206">
            <text:p>15206</text:p>
          </table:table-cell>
          <table:table-cell office:value-type="string" office:string-value="R152C7">
            <text:p>R152C7</text:p>
          </table:table-cell>
          <table:table-cell office:value-type="float" office:value="15208">
            <text:p>15208</text:p>
          </table:table-cell>
          <table:table-cell office:value-type="string" office:string-value="R152C9">
            <text:p>R152C9</text:p>
          </table:table-cell>
          <table:table-cell office:value-type="float" office:value="15210">
            <text:p>15210</text:p>
          </table:table-cell>
          <table:table-cell office:value-type="string" office:string-value="R152C11">
            <text:p>R152C11</text:p>
          </table:table-cell>
          <table:table-cell office:value-type="float" office:value="15212">
            <text:p>15212</text:p>
          </table:table-cell>
          <table:table-cell office:value-type="string" office:string-value="R152C13">
            <text:p>R152C13</text:p>
          </table:table-cell>
          <table:table-cell office:value-type="float" office:value="15214">
            <text:p>15214</text:p>
          </table:table-cell>
          <table:table-cell office:value-type="string" office:string-value="R152C15">
            <text:p>R152C15</text:p>
          </table:table-cell>
          <table:table-cell office:value-type="float" office:value="15216">
            <text:p>15216</text:p>
          </table:table-cell>
          <table:table-cell office:value-type="string" office:string-value="R152C17">
            <text:p>R152C17</text:p>
          </table:table-cell>
          <table:table-cell office:value-type="float" office:value="15218">
            <text:p>15218</text:p>
          </table:table-cell>
          <table:table-cell office:value-type="string" office:string-value="R152C19">
            <text:p>R152C19</text:p>
          </table:table-cell>
          <table:table-cell office:value-type="float" office:value="15220">
            <text:p>15220</text:p>
          </table:table-cell>
          <table:table-cell office:value-type="string" office:string-value="R152C21">
            <text:p>R152C21</text:p>
          </table:table-cell>
          <table:table-cell office:value-type="float" office:value="15222">
            <text:p>15222</text:p>
          </table:table-cell>
          <table:table-cell office:value-type="string" office:string-value="R152C23">
            <text:p>R152C23</text:p>
          </table:table-cell>
          <table:table-cell office:value-type="float" office:value="15224">
            <text:p>15224</text:p>
          </table:table-cell>
          <table:table-cell office:value-type="string" office:string-value="R152C25">
            <text:p>R152C25</text:p>
          </table:table-cell>
          <table:table-cell office:value-type="float" office:value="15226">
            <text:p>15226</text:p>
          </table:table-cell>
        </table:table-row>
        <table:table-row>
          <table:table-cell office:value-type="string" office:string-value="R153C1">
            <text:p>R153C1</text:p>
          </table:table-cell>
          <table:table-cell office:value-type="float" office:value="15302">
            <text:p>15302</text:p>
          </table:table-cell>
          <table:table-cell office:value-type="string" office:string-value="R153C3">
            <text:p>R153C3</text:p>
          </table:table-cell>
          <table:table-cell office:value-type="float" office:value="15304">
            <text:p>15304</text:p>
          </table:table-cell>
          <table:table-cell office:value-type="string" office:string-value="R153C5">
            <text:p>R153C5</text:p>
          </table:table-cell>
          <table:table-cell office:value-type="float" office:value="15306">
            <text:p>15306</text:p>
          </table:table-cell>
          <table:table-cell office:value-type="string" office:string-value="R153C7">
            <text:p>R153C7</text:p>
          </table:table-cell>
          <table:table-cell office:value-type="float" office:value="15308">
            <text:p>15308</text:p>
          </table:table-cell>
          <table:table-cell office:value-type="string" office:string-value="R153C9">
            <text:p>R153C9</text:p>
          </table:table-cell>
          <table:table-cell office:value-type="float" office:value="15310">
            <text:p>15310</text:p>
          </table:table-cell>
          <table:table-cell office:value-type="string" office:string-value="R153C11">
            <text:p>R153C11</text:p>
          </table:table-cell>
          <table:table-cell office:value-type="float" office:value="15312">
            <text:p>15312</text:p>
          </table:table-cell>
          <table:table-cell office:value-type="string" office:string-value="R153C13">
            <text:p>R153C13</text:p>
          </table:table-cell>
          <table:table-cell office:value-type="float" office:value="15314">
            <text:p>15314</text:p>
          </table:table-cell>
          <table:table-cell office:value-type="string" office:string-value="R153C15">
            <text:p>R153C15</text:p>
          </table:table-cell>
          <table:table-cell office:value-type="float" office:value="15316">
            <text:p>15316</text:p>
          </table:table-cell>
          <table:table-cell office:value-type="string" office:string-value="R153C17">
            <text:p>R153C17</text:p>
          </table:table-cell>
          <table:table-cell office:value-type="float" office:value="15318">
            <text:p>15318</text:p>
          </table:table-cell>
          <table:table-cell office:value-type="string" office:string-value="R153C19">
            <text:p>R153C19</text:p>
          </table:table-cell>
          <table:table-cell office:value-type="float" office:value="15320">
            <text:p>15320</text:p>
          </table:table-cell>
          <table:table-cell office:value-type="string" office:string-value="R153C21">
            <text:p>R153C21</text:p>
          </table:table-cell>
          <table:table-cell office:value-type="float" office:value="15322">
            <text:p>15322</text:p>
          </table:table-cell>
          <table:table-cell office:value-type="string" office:string-value="R153C23">
            <text:p>R153C23</text:p>
          </table:table-cell>
          <table:table-cell office:value-type="float" office:value="15324">
            <text:p>15324</text:p>
          </table:table-cell>
          <table:table-cell office:value-type="string" office:string-value="R153C25">
            <text:p>R153C25</text:p>
          </table:table-cell>
          <table:table-cell office:value-type="float" office:value="15326">
            <text:p>15326</text:p>
          </table:table-cell>
        </table:table-row>
        <table:table-row>
          <table:table-cell office:value-type="string" office:string-value="R154C1">
            <text:p>R154C1</text:p>
          </table:table-cell>
          <table:table-cell office:value-type="float" office:value="15402">
            <text:p>15402</text:p>
          </table:table-cell>
          <table:table-cell office:value-type="string" office:string-value="R154C3">
            <text:p>R154C3</text:p>
          </table:table-cell>
          <table:table-cell office:value-type="float" office:value="15404">
            <text:p>15404</text:p>
          </table:table-cell>
          <table:table-cell office:value-type="string" office:string-value="R154C5">
            <text:p>R154C5</text:p>
          </table:table-cell>
          <table:table-cell office:value-type="float" office:value="15406">
            <text:p>15406</text:p>
          </table:table-cell>
          <table:table-cell office:value-type="string" office:string-value="R154C7">
            <text:p>R154C7</text:p>
          </table:table-cell>
          <table:table-cell office:value-type="float" office:value="15408">
            <text:p>15408</text:p>
          </table:table-cell>
          <table:table-cell office:value-type="string" office:string-value="R154C9">
            <text:p>R154C9</text:p>
          </table:table-cell>
          <table:table-cell office:value-type="float" office:value="15410">
            <text:p>15410</text:p>
          </table:table-cell>
          <table:table-cell office:value-type="string" office:string-value="R154C11">
            <text:p>R154C11</text:p>
          </table:table-cell>
          <table:table-cell office:value-type="float" office:value="15412">
            <text:p>15412</text:p>
          </table:table-cell>
          <table:table-cell office:value-type="string" office:string-value="R154C13">
            <text:p>R154C13</text:p>
          </table:table-cell>
          <table:table-cell office:value-type="float" office:value="15414">
            <text:p>15414</text:p>
          </table:table-cell>
          <table:table-cell office:value-type="string" office:string-value="R154C15">
            <text:p>R154C15</text:p>
          </table:table-cell>
          <table:table-cell office:value-type="float" office:value="15416">
            <text:p>15416</text:p>
          </table:table-cell>
          <table:table-cell office:value-type="string" office:string-value="R154C17">
            <text:p>R154C17</text:p>
          </table:table-cell>
          <table:table-cell office:value-type="float" office:value="15418">
            <text:p>15418</text:p>
          </table:table-cell>
          <table:table-cell office:value-type="string" office:string-value="R154C19">
            <text:p>R154C19</text:p>
          </table:table-cell>
          <table:table-cell office:value-type="float" office:value="15420">
            <text:p>15420</text:p>
          </table:table-cell>
          <table:table-cell office:value-type="string" office:string-value="R154C21">
            <text:p>R154C21</text:p>
          </table:table-cell>
          <table:table-cell office:value-type="float" office:value="15422">
            <text:p>15422</text:p>
          </table:table-cell>
          <table:table-cell office:value-type="string" office:string-value="R154C23">
            <text:p>R154C23</text:p>
          </table:table-cell>
          <table:table-cell office:value-type="float" office:value="15424">
            <text:p>15424</text:p>
          </table:table-cell>
          <table:table-cell office:value-type="string" office:string-value="R154C25">
            <text:p>R154C25</text:p>
          </table:table-cell>
          <table:table-cell office:value-type="float" office:value="15426">
            <text:p>15426</text:p>
          </table:table-cell>
        </table:table-row>
        <table:table-row>
          <table:table-cell office:value-type="string" office:string-value="R155C1">
            <text:p>R155C1</text:p>
          </table:table-cell>
          <table:table-cell office:value-type="float" office:value="15502">
            <text:p>15502</text:p>
          </table:table-cell>
          <table:table-cell office:value-type="string" office:string-value="R155C3">
            <text:p>R155C3</text:p>
          </table:table-cell>
          <table:table-cell office:value-type="float" office:value="15504">
            <text:p>15504</text:p>
          </table:table-cell>
          <table:table-cell office:value-type="string" office:string-value="R155C5">
            <text:p>R155C5</text:p>
          </table:table-cell>
          <table:table-cell office:value-type="float" office:value="15506">
            <text:p>15506</text:p>
          </table:table-cell>
          <table:table-cell office:value-type="string" office:string-value="R155C7">
            <text:p>R155C7</text:p>
          </table:table-cell>
          <table:table-cell office:value-type="float" office:value="15508">
            <text:p>15508</text:p>
          </table:table-cell>
          <table:table-cell office:value-type="string" office:string-value="R155C9">
            <text:p>R155C9</text:p>
          </table:table-cell>
          <table:table-cell office:value-type="float" office:value="15510">
            <text:p>15510</text:p>
          </table:table-cell>
          <table:table-cell office:value-type="string" office:string-value="R155C11">
            <text:p>R155C11</text:p>
          </table:table-cell>
          <table:table-cell office:value-type="float" office:value="15512">
            <text:p>15512</text:p>
          </table:table-cell>
          <table:table-cell office:value-type="string" office:string-value="R155C13">
            <text:p>R155C13</text:p>
          </table:table-cell>
          <table:table-cell office:value-type="float" office:value="15514">
            <text:p>15514</text:p>
          </table:table-cell>
          <table:table-cell office:value-type="string" office:string-value="R155C15">
            <text:p>R155C15</text:p>
          </table:table-cell>
          <table:table-cell office:value-type="float" office:value="15516">
            <text:p>15516</text:p>
          </table:table-cell>
          <table:table-cell office:value-type="string" office:string-value="R155C17">
            <text:p>R155C17</text:p>
          </table:table-cell>
          <table:table-cell office:value-type="float" office:value="15518">
            <text:p>15518</text:p>
          </table:table-cell>
          <table:table-cell office:value-type="string" office:string-value="R155C19">
            <text:p>R155C19</text:p>
          </table:table-cell>
          <table:table-cell office:value-type="float" office:value="15520">
            <text:p>15520</text:p>
          </table:table-cell>
          <table:table-cell office:value-type="string" office:string-value="R155C21">
            <text:p>R155C21</text:p>
          </table:table-cell>
          <table:table-cell office:value-type="float" office:value="15522">
            <text:p>15522</text:p>
          </table:table-cell>
          <table:table-cell office:value-type="string" office:string-value="R155C23">
            <text:p>R155C23</text:p>
          </table:table-cell>
          <table:table-cell office:value-type="float" office:value="15524">
            <text:p>15524</text:p>
          </table:table-cell>
          <table:table-cell office:value-type="string" office:string-value="R155C25">
            <text:p>R155C25</text:p>
          </table:table-cell>
          <table:table-cell office:value-type="float" office:value="15526">
            <text:p>15526</text:p>
          </table:table-cell>
        </table:table-row>
        <table:table-row>
          <table:table-cell office:value-type="string" office:string-value="R156C1">
            <text:p>R156C1</text:p>
          </table:table-cell>
          <table:table-cell office:value-type="float" office:value="15602">
            <text:p>15602</text:p>
          </table:table-cell>
          <table:table-cell office:value-type="string" office:string-value="R156C3">
            <text:p>R156C3</text:p>
          </table:table-cell>
          <table:table-cell office:value-type="float" office:value="15604">
            <text:p>15604</text:p>
          </table:table-cell>
          <table:table-cell office:value-type="string" office:string-value="R156C5">
            <text:p>R156C5</text:p>
          </table:table-cell>
          <table:table-cell office:value-type="float" office:value="15606">
            <text:p>15606</text:p>
          </table:table-cell>
          <table:table-cell office:value-type="string" office:string-value="R156C7">
            <text:p>R156C7</text:p>
          </table:table-cell>
          <table:table-cell office:value-type="float" office:value="15608">
            <text:p>15608</text:p>
          </table:table-cell>
          <table:table-cell office:value-type="string" office:string-value="R156C9">
            <text:p>R156C9</text:p>
          </table:table-cell>
          <table:table-cell office:value-type="float" office:value="15610">
            <text:p>15610</text:p>
          </table:table-cell>
          <table:table-cell office:value-type="string" office:string-value="R156C11">
            <text:p>R156C11</text:p>
          </table:table-cell>
          <table:table-cell office:value-type="float" office:value="15612">
            <text:p>15612</text:p>
          </table:table-cell>
          <table:table-cell office:value-type="string" office:string-value="R156C13">
            <text:p>R156C13</text:p>
          </table:table-cell>
          <table:table-cell office:value-type="float" office:value="15614">
            <text:p>15614</text:p>
          </table:table-cell>
          <table:table-cell office:value-type="string" office:string-value="R156C15">
            <text:p>R156C15</text:p>
          </table:table-cell>
          <table:table-cell office:value-type="float" office:value="15616">
            <text:p>15616</text:p>
          </table:table-cell>
          <table:table-cell office:value-type="string" office:string-value="R156C17">
            <text:p>R156C17</text:p>
          </table:table-cell>
          <table:table-cell office:value-type="float" office:value="15618">
            <text:p>15618</text:p>
          </table:table-cell>
          <table:table-cell office:value-type="string" office:string-value="R156C19">
            <text:p>R156C19</text:p>
          </table:table-cell>
          <table:table-cell office:value-type="float" office:value="15620">
            <text:p>15620</text:p>
          </table:table-cell>
          <table:table-cell office:value-type="string" office:string-value="R156C21">
            <text:p>R156C21</text:p>
          </table:table-cell>
          <table:table-cell office:value-type="float" office:value="15622">
            <text:p>15622</text:p>
          </table:table-cell>
          <table:table-cell office:value-type="string" office:string-value="R156C23">
            <text:p>R156C23</text:p>
          </table:table-cell>
          <table:table-cell office:value-type="float" office:value="15624">
            <text:p>15624</text:p>
          </table:table-cell>
          <table:table-cell office:value-type="string" office:string-value="R156C25">
            <text:p>R156C25</text:p>
          </table:table-cell>
          <table:table-cell office:value-type="float" office:value="15626">
            <text:p>15626</text:p>
          </table:table-cell>
        </table:table-row>
        <table:table-row>
          <table:table-cell office:value-type="string" office:string-value="R157C1">
            <text:p>R157C1</text:p>
          </table:table-cell>
          <table:table-cell office:value-type="float" office:value="15702">
            <text:p>15702</text:p>
          </table:table-cell>
          <table:table-cell office:value-type="string" office:string-value="R157C3">
            <text:p>R157C3</text:p>
          </table:table-cell>
          <table:table-cell office:value-type="float" office:value="15704">
            <text:p>15704</text:p>
          </table:table-cell>
          <table:table-cell office:value-type="string" office:string-value="R157C5">
            <text:p>R157C5</text:p>
          </table:table-cell>
          <table:table-cell office:value-type="float" office:value="15706">
            <text:p>15706</text:p>
          </table:table-cell>
          <table:table-cell office:value-type="string" office:string-value="R157C7">
            <text:p>R157C7</text:p>
          </table:table-cell>
          <table:table-cell office:value-type="float" office:value="15708">
            <text:p>15708</text:p>
          </table:table-cell>
          <table:table-cell office:value-type="string" office:string-value="R157C9">
            <text:p>R157C9</text:p>
          </table:table-cell>
          <table:table-cell office:value-type="float" office:value="15710">
            <text:p>15710</text:p>
          </table:table-cell>
          <table:table-cell office:value-type="string" office:string-value="R157C11">
            <text:p>R157C11</text:p>
          </table:table-cell>
          <table:table-cell office:value-type="float" office:value="15712">
            <text:p>15712</text:p>
          </table:table-cell>
          <table:table-cell office:value-type="string" office:string-value="R157C13">
            <text:p>R157C13</text:p>
          </table:table-cell>
          <table:table-cell office:value-type="float" office:value="15714">
            <text:p>15714</text:p>
          </table:table-cell>
          <table:table-cell office:value-type="string" office:string-value="R157C15">
            <text:p>R157C15</text:p>
          </table:table-cell>
          <table:table-cell office:value-type="float" office:value="15716">
            <text:p>15716</text:p>
          </table:table-cell>
          <table:table-cell office:value-type="string" office:string-value="R157C17">
            <text:p>R157C17</text:p>
          </table:table-cell>
          <table:table-cell office:value-type="float" office:value="15718">
            <text:p>15718</text:p>
          </table:table-cell>
          <table:table-cell office:value-type="string" office:string-value="R157C19">
            <text:p>R157C19</text:p>
          </table:table-cell>
          <table:table-cell office:value-type="float" office:value="15720">
            <text:p>15720</text:p>
          </table:table-cell>
          <table:table-cell office:value-type="string" office:string-value="R157C21">
            <text:p>R157C21</text:p>
          </table:table-cell>
          <table:table-cell office:value-type="float" office:value="15722">
            <text:p>15722</text:p>
          </table:table-cell>
          <table:table-cell office:value-type="string" office:string-value="R157C23">
            <text:p>R157C23</text:p>
          </table:table-cell>
          <table:table-cell office:value-type="float" office:value="15724">
            <text:p>15724</text:p>
          </table:table-cell>
          <table:table-cell office:value-type="string" office:string-value="R157C25">
            <text:p>R157C25</text:p>
          </table:table-cell>
          <table:table-cell office:value-type="float" office:value="15726">
            <text:p>15726</text:p>
          </table:table-cell>
        </table:table-row>
        <table:table-row>
          <table:table-cell office:value-type="string" office:string-value="R158C1">
            <text:p>R158C1</text:p>
          </table:table-cell>
          <table:table-cell office:value-type="float" office:value="15802">
            <text:p>15802</text:p>
          </table:table-cell>
          <table:table-cell office:value-type="string" office:string-value="R158C3">
            <text:p>R158C3</text:p>
          </table:table-cell>
          <table:table-cell office:value-type="float" office:value="15804">
            <text:p>15804</text:p>
          </table:table-cell>
          <table:table-cell office:value-type="string" office:string-value="R158C5">
            <text:p>R158C5</text:p>
          </table:table-cell>
          <table:table-cell office:value-type="float" office:value="15806">
            <text:p>15806</text:p>
          </table:table-cell>
          <table:table-cell office:value-type="string" office:string-value="R158C7">
            <text:p>R158C7</text:p>
          </table:table-cell>
          <table:table-cell office:value-type="float" office:value="15808">
            <text:p>15808</text:p>
          </table:table-cell>
          <table:table-cell office:value-type="string" office:string-value="R158C9">
            <text:p>R158C9</text:p>
          </table:table-cell>
          <table:table-cell office:value-type="float" office:value="15810">
            <text:p>15810</text:p>
          </table:table-cell>
          <table:table-cell office:value-type="string" office:string-value="R158C11">
            <text:p>R158C11</text:p>
          </table:table-cell>
          <table:table-cell office:value-type="float" office:value="15812">
            <text:p>15812</text:p>
          </table:table-cell>
          <table:table-cell office:value-type="string" office:string-value="R158C13">
            <text:p>R158C13</text:p>
          </table:table-cell>
          <table:table-cell office:value-type="float" office:value="15814">
            <text:p>15814</text:p>
          </table:table-cell>
          <table:table-cell office:value-type="string" office:string-value="R158C15">
            <text:p>R158C15</text:p>
          </table:table-cell>
          <table:table-cell office:value-type="float" office:value="15816">
            <text:p>15816</text:p>
          </table:table-cell>
          <table:table-cell office:value-type="string" office:string-value="R158C17">
            <text:p>R158C17</text:p>
          </table:table-cell>
          <table:table-cell office:value-type="float" office:value="15818">
            <text:p>15818</text:p>
          </table:table-cell>
          <table:table-cell office:value-type="string" office:string-value="R158C19">
            <text:p>R158C19</text:p>
          </table:table-cell>
          <table:table-cell office:value-type="float" office:value="15820">
            <text:p>15820</text:p>
          </table:table-cell>
          <table:table-cell office:value-type="string" office:string-value="R158C21">
            <text:p>R158C21</text:p>
          </table:table-cell>
          <table:table-cell office:value-type="float" office:value="15822">
            <text:p>15822</text:p>
          </table:table-cell>
          <table:table-cell office:value-type="string" office:string-value="R158C23">
            <text:p>R158C23</text:p>
          </table:table-cell>
          <table:table-cell office:value-type="float" office:value="15824">
            <text:p>15824</text:p>
          </table:table-cell>
          <table:table-cell office:value-type="string" office:string-value="R158C25">
            <text:p>R158C25</text:p>
          </table:table-cell>
          <table:table-cell office:value-type="float" office:value="15826">
            <text:p>15826</text:p>
          </table:table-cell>
        </table:table-row>
        <table:table-row>
          <table:table-cell office:value-type="string" office:string-value="R159C1">
            <text:p>R159C1</text:p>
          </table:table-cell>
          <table:table-cell office:value-type="float" office:value="15902">
            <text:p>15902</text:p>
          </table:table-cell>
          <table:table-cell office:value-type="string" office:string-value="R159C3">
            <text:p>R159C3</text:p>
          </table:table-cell>
          <table:table-cell office:value-type="float" office:value="15904">
            <text:p>15904</text:p>
          </table:table-cell>
          <table:table-cell office:value-type="string" office:string-value="R159C5">
            <text:p>R159C5</text:p>
          </table:table-cell>
          <table:table-cell office:value-type="float" office:value="15906">
            <text:p>15906</text:p>
          </table:table-cell>
          <table:table-cell office:value-type="string" office:string-value="R159C7">
            <text:p>R159C7</text:p>
          </table:table-cell>
          <table:table-cell office:value-type="float" office:value="15908">
            <text:p>15908</text:p>
          </table:table-cell>
          <table:table-cell office:value-type="string" office:string-value="R159C9">
            <text:p>R159C9</text:p>
          </table:table-cell>
          <table:table-cell office:value-type="float" office:value="15910">
            <text:p>15910</text:p>
          </table:table-cell>
          <table:table-cell office:value-type="string" office:string-value="R159C11">
            <text:p>R159C11</text:p>
          </table:table-cell>
          <table:table-cell office:value-type="float" office:value="15912">
            <text:p>15912</text:p>
          </table:table-cell>
          <table:table-cell office:value-type="string" office:string-value="R159C13">
            <text:p>R159C13</text:p>
          </table:table-cell>
          <table:table-cell office:value-type="float" office:value="15914">
            <text:p>15914</text:p>
          </table:table-cell>
          <table:table-cell office:value-type="string" office:string-value="R159C15">
            <text:p>R159C15</text:p>
          </table:table-cell>
          <table:table-cell office:value-type="float" office:value="15916">
            <text:p>15916</text:p>
          </table:table-cell>
          <table:table-cell office:value-type="string" office:string-value="R159C17">
            <text:p>R159C17</text:p>
          </table:table-cell>
          <table:table-cell office:value-type="float" office:value="15918">
            <text:p>15918</text:p>
          </table:table-cell>
          <table:table-cell office:value-type="string" office:string-value="R159C19">
            <text:p>R159C19</text:p>
          </table:table-cell>
          <table:table-cell office:value-type="float" office:value="15920">
            <text:p>15920</text:p>
          </table:table-cell>
          <table:table-cell office:value-type="string" office:string-value="R159C21">
            <text:p>R159C21</text:p>
          </table:table-cell>
          <table:table-cell office:value-type="float" office:value="15922">
            <text:p>15922</text:p>
          </table:table-cell>
          <table:table-cell office:value-type="string" office:string-value="R159C23">
            <text:p>R159C23</text:p>
          </table:table-cell>
          <table:table-cell office:value-type="float" office:value="15924">
            <text:p>15924</text:p>
          </table:table-cell>
          <table:table-cell office:value-type="string" office:string-value="R159C25">
            <text:p>R159C25</text:p>
          </table:table-cell>
          <table:table-cell office:value-type="float" office:value="15926">
            <text:p>15926</text:p>
          </table:table-cell>
        </table:table-row>
        <table:table-row>
          <table:table-cell office:value-type="string" office:string-value="R160C1">
            <text:p>R160C1</text:p>
          </table:table-cell>
          <table:table-cell office:value-type="float" office:value="16002">
            <text:p>16002</text:p>
          </table:table-cell>
          <table:table-cell office:value-type="string" office:string-value="R160C3">
            <text:p>R160C3</text:p>
          </table:table-cell>
          <table:table-cell office:value-type="float" office:value="16004">
            <text:p>16004</text:p>
          </table:table-cell>
          <table:table-cell office:value-type="string" office:string-value="R160C5">
            <text:p>R160C5</text:p>
          </table:table-cell>
          <table:table-cell office:value-type="float" office:value="16006">
            <text:p>16006</text:p>
          </table:table-cell>
          <table:table-cell office:value-type="string" office:string-value="R160C7">
            <text:p>R160C7</text:p>
          </table:table-cell>
          <table:table-cell office:value-type="float" office:value="16008">
            <text:p>16008</text:p>
          </table:table-cell>
          <table:table-cell office:value-type="string" office:string-value="R160C9">
            <text:p>R160C9</text:p>
          </table:table-cell>
          <table:table-cell office:value-type="float" office:value="16010">
            <text:p>16010</text:p>
          </table:table-cell>
          <table:table-cell office:value-type="string" office:string-value="R160C11">
            <text:p>R160C11</text:p>
          </table:table-cell>
          <table:table-cell office:value-type="float" office:value="16012">
            <text:p>16012</text:p>
          </table:table-cell>
          <table:table-cell office:value-type="string" office:string-value="R160C13">
            <text:p>R160C13</text:p>
          </table:table-cell>
          <table:table-cell office:value-type="float" office:value="16014">
            <text:p>16014</text:p>
          </table:table-cell>
          <table:table-cell office:value-type="string" office:string-value="R160C15">
            <text:p>R160C15</text:p>
          </table:table-cell>
          <table:table-cell office:value-type="float" office:value="16016">
            <text:p>16016</text:p>
          </table:table-cell>
          <table:table-cell office:value-type="string" office:string-value="R160C17">
            <text:p>R160C17</text:p>
          </table:table-cell>
          <table:table-cell office:value-type="float" office:value="16018">
            <text:p>16018</text:p>
          </table:table-cell>
          <table:table-cell office:value-type="string" office:string-value="R160C19">
            <text:p>R160C19</text:p>
          </table:table-cell>
          <table:table-cell office:value-type="float" office:value="16020">
            <text:p>16020</text:p>
          </table:table-cell>
          <table:table-cell office:value-type="string" office:string-value="R160C21">
            <text:p>R160C21</text:p>
          </table:table-cell>
          <table:table-cell office:value-type="float" office:value="16022">
            <text:p>16022</text:p>
          </table:table-cell>
          <table:table-cell office:value-type="string" office:string-value="R160C23">
            <text:p>R160C23</text:p>
          </table:table-cell>
          <table:table-cell office:value-type="float" office:value="16024">
            <text:p>16024</text:p>
          </table:table-cell>
          <table:table-cell office:value-type="string" office:string-value="R160C25">
            <text:p>R160C25</text:p>
          </table:table-cell>
          <table:table-cell office:value-type="float" office:value="16026">
            <text:p>16026</text:p>
          </table:table-cell>
        </table:table-row>
        <table:table-row>
          <table:table-cell office:value-type="string" office:string-value="R161C1">
            <text:p>R161C1</text:p>
          </table:table-cell>
          <table:table-cell office:value-type="float" office:value="16102">
            <text:p>16102</text:p>
          </table:table-cell>
          <table:table-cell office:value-type="string" office:string-value="R161C3">
            <text:p>R161C3</text:p>
          </table:table-cell>
          <table:table-cell office:value-type="float" office:value="16104">
            <text:p>16104</text:p>
          </table:table-cell>
          <table:table-cell office:value-type="string" office:string-value="R161C5">
            <text:p>R161C5</text:p>
          </table:table-cell>
          <table:table-cell office:value-type="float" office:value="16106">
            <text:p>16106</text:p>
          </table:table-cell>
          <table:table-cell office:value-type="string" office:string-value="R161C7">
            <text:p>R161C7</text:p>
          </table:table-cell>
          <table:table-cell office:value-type="float" office:value="16108">
            <text:p>16108</text:p>
          </table:table-cell>
          <table:table-cell office:value-type="string" office:string-value="R161C9">
            <text:p>R161C9</text:p>
          </table:table-cell>
          <table:table-cell office:value-type="float" office:value="16110">
            <text:p>16110</text:p>
          </table:table-cell>
          <table:table-cell office:value-type="string" office:string-value="R161C11">
            <text:p>R161C11</text:p>
          </table:table-cell>
          <table:table-cell office:value-type="float" office:value="16112">
            <text:p>16112</text:p>
          </table:table-cell>
          <table:table-cell office:value-type="string" office:string-value="R161C13">
            <text:p>R161C13</text:p>
          </table:table-cell>
          <table:table-cell office:value-type="float" office:value="16114">
            <text:p>16114</text:p>
          </table:table-cell>
          <table:table-cell office:value-type="string" office:string-value="R161C15">
            <text:p>R161C15</text:p>
          </table:table-cell>
          <table:table-cell office:value-type="float" office:value="16116">
            <text:p>16116</text:p>
          </table:table-cell>
          <table:table-cell office:value-type="string" office:string-value="R161C17">
            <text:p>R161C17</text:p>
          </table:table-cell>
          <table:table-cell office:value-type="float" office:value="16118">
            <text:p>16118</text:p>
          </table:table-cell>
          <table:table-cell office:value-type="string" office:string-value="R161C19">
            <text:p>R161C19</text:p>
          </table:table-cell>
          <table:table-cell office:value-type="float" office:value="16120">
            <text:p>16120</text:p>
          </table:table-cell>
          <table:table-cell office:value-type="string" office:string-value="R161C21">
            <text:p>R161C21</text:p>
          </table:table-cell>
          <table:table-cell office:value-type="float" office:value="16122">
            <text:p>16122</text:p>
          </table:table-cell>
          <table:table-cell office:value-type="string" office:string-value="R161C23">
            <text:p>R161C23</text:p>
          </table:table-cell>
          <table:table-cell office:value-type="float" office:value="16124">
            <text:p>16124</text:p>
          </table:table-cell>
          <table:table-cell office:value-type="string" office:string-value="R161C25">
            <text:p>R161C25</text:p>
          </table:table-cell>
          <table:table-cell office:value-type="float" office:value="16126">
            <text:p>16126</text:p>
          </table:table-cell>
        </table:table-row>
        <table:table-row>
          <table:table-cell office:value-type="string" office:string-value="R162C1">
            <text:p>R162C1</text:p>
          </table:table-cell>
          <table:table-cell office:value-type="float" office:value="16202">
            <text:p>16202</text:p>
          </table:table-cell>
          <table:table-cell office:value-type="string" office:string-value="R162C3">
            <text:p>R162C3</text:p>
          </table:table-cell>
          <table:table-cell office:value-type="float" office:value="16204">
            <text:p>16204</text:p>
          </table:table-cell>
          <table:table-cell office:value-type="string" office:string-value="R162C5">
            <text:p>R162C5</text:p>
          </table:table-cell>
          <table:table-cell office:value-type="float" office:value="16206">
            <text:p>16206</text:p>
          </table:table-cell>
          <table:table-cell office:value-type="string" office:string-value="R162C7">
            <text:p>R162C7</text:p>
          </table:table-cell>
          <table:table-cell office:value-type="float" office:value="16208">
            <text:p>16208</text:p>
          </table:table-cell>
          <table:table-cell office:value-type="string" office:string-value="R162C9">
            <text:p>R162C9</text:p>
          </table:table-cell>
          <table:table-cell office:value-type="float" office:value="16210">
            <text:p>16210</text:p>
          </table:table-cell>
          <table:table-cell office:value-type="string" office:string-value="R162C11">
            <text:p>R162C11</text:p>
          </table:table-cell>
          <table:table-cell office:value-type="float" office:value="16212">
            <text:p>16212</text:p>
          </table:table-cell>
          <table:table-cell office:value-type="string" office:string-value="R162C13">
            <text:p>R162C13</text:p>
          </table:table-cell>
          <table:table-cell office:value-type="float" office:value="16214">
            <text:p>16214</text:p>
          </table:table-cell>
          <table:table-cell office:value-type="string" office:string-value="R162C15">
            <text:p>R162C15</text:p>
          </table:table-cell>
          <table:table-cell office:value-type="float" office:value="16216">
            <text:p>16216</text:p>
          </table:table-cell>
          <table:table-cell office:value-type="string" office:string-value="R162C17">
            <text:p>R162C17</text:p>
          </table:table-cell>
          <table:table-cell office:value-type="float" office:value="16218">
            <text:p>16218</text:p>
          </table:table-cell>
          <table:table-cell office:value-type="string" office:string-value="R162C19">
            <text:p>R162C19</text:p>
          </table:table-cell>
          <table:table-cell office:value-type="float" office:value="16220">
            <text:p>16220</text:p>
          </table:table-cell>
          <table:table-cell office:value-type="string" office:string-value="R162C21">
            <text:p>R162C21</text:p>
          </table:table-cell>
          <table:table-cell office:value-type="float" office:value="16222">
            <text:p>16222</text:p>
          </table:table-cell>
          <table:table-cell office:value-type="string" office:string-value="R162C23">
            <text:p>R162C23</text:p>
          </table:table-cell>
          <table:table-cell office:value-type="float" office:value="16224">
            <text:p>16224</text:p>
          </table:table-cell>
          <table:table-cell office:value-type="string" office:string-value="R162C25">
            <text:p>R162C25</text:p>
          </table:table-cell>
          <table:table-cell office:value-type="float" office:value="16226">
            <text:p>16226</text:p>
          </table:table-cell>
        </table:table-row>
        <table:table-row>
          <table:table-cell office:value-type="string" office:string-value="R163C1">
            <text:p>R163C1</text:p>
          </table:table-cell>
          <table:table-cell office:value-type="float" office:value="16302">
            <text:p>16302</text:p>
          </table:table-cell>
          <table:table-cell office:value-type="string" office:string-value="R163C3">
            <text:p>R163C3</text:p>
          </table:table-cell>
          <table:table-cell office:value-type="float" office:value="16304">
            <text:p>16304</text:p>
          </table:table-cell>
          <table:table-cell office:value-type="string" office:string-value="R163C5">
            <text:p>R163C5</text:p>
          </table:table-cell>
          <table:table-cell office:value-type="float" office:value="16306">
            <text:p>16306</text:p>
          </table:table-cell>
          <table:table-cell office:value-type="string" office:string-value="R163C7">
            <text:p>R163C7</text:p>
          </table:table-cell>
          <table:table-cell office:value-type="float" office:value="16308">
            <text:p>16308</text:p>
          </table:table-cell>
          <table:table-cell office:value-type="string" office:string-value="R163C9">
            <text:p>R163C9</text:p>
          </table:table-cell>
          <table:table-cell office:value-type="float" office:value="16310">
            <text:p>16310</text:p>
          </table:table-cell>
          <table:table-cell office:value-type="string" office:string-value="R163C11">
            <text:p>R163C11</text:p>
          </table:table-cell>
          <table:table-cell office:value-type="float" office:value="16312">
            <text:p>16312</text:p>
          </table:table-cell>
          <table:table-cell office:value-type="string" office:string-value="R163C13">
            <text:p>R163C13</text:p>
          </table:table-cell>
          <table:table-cell office:value-type="float" office:value="16314">
            <text:p>16314</text:p>
          </table:table-cell>
          <table:table-cell office:value-type="string" office:string-value="R163C15">
            <text:p>R163C15</text:p>
          </table:table-cell>
          <table:table-cell office:value-type="float" office:value="16316">
            <text:p>16316</text:p>
          </table:table-cell>
          <table:table-cell office:value-type="string" office:string-value="R163C17">
            <text:p>R163C17</text:p>
          </table:table-cell>
          <table:table-cell office:value-type="float" office:value="16318">
            <text:p>16318</text:p>
          </table:table-cell>
          <table:table-cell office:value-type="string" office:string-value="R163C19">
            <text:p>R163C19</text:p>
          </table:table-cell>
          <table:table-cell office:value-type="float" office:value="16320">
            <text:p>16320</text:p>
          </table:table-cell>
          <table:table-cell office:value-type="string" office:string-value="R163C21">
            <text:p>R163C21</text:p>
          </table:table-cell>
          <table:table-cell office:value-type="float" office:value="16322">
            <text:p>16322</text:p>
          </table:table-cell>
          <table:table-cell office:value-type="string" office:string-value="R163C23">
            <text:p>R163C23</text:p>
          </table:table-cell>
          <table:table-cell office:value-type="float" office:value="16324">
            <text:p>16324</text:p>
          </table:table-cell>
          <table:table-cell office:value-type="string" office:string-value="R163C25">
            <text:p>R163C25</text:p>
          </table:table-cell>
          <table:table-cell office:value-type="float" office:value="16326">
            <text:p>16326</text:p>
          </table:table-cell>
        </table:table-row>
        <table:table-row>
          <table:table-cell office:value-type="string" office:string-value="R164C1">
            <text:p>R164C1</text:p>
          </table:table-cell>
          <table:table-cell office:value-type="float" office:value="16402">
            <text:p>16402</text:p>
          </table:table-cell>
          <table:table-cell office:value-type="string" office:string-value="R164C3">
            <text:p>R164C3</text:p>
          </table:table-cell>
          <table:table-cell office:value-type="float" office:value="16404">
            <text:p>16404</text:p>
          </table:table-cell>
          <table:table-cell office:value-type="string" office:string-value="R164C5">
            <text:p>R164C5</text:p>
          </table:table-cell>
          <table:table-cell office:value-type="float" office:value="16406">
            <text:p>16406</text:p>
          </table:table-cell>
          <table:table-cell office:value-type="string" office:string-value="R164C7">
            <text:p>R164C7</text:p>
          </table:table-cell>
          <table:table-cell office:value-type="float" office:value="16408">
            <text:p>16408</text:p>
          </table:table-cell>
          <table:table-cell office:value-type="string" office:string-value="R164C9">
            <text:p>R164C9</text:p>
          </table:table-cell>
          <table:table-cell office:value-type="float" office:value="16410">
            <text:p>16410</text:p>
          </table:table-cell>
          <table:table-cell office:value-type="string" office:string-value="R164C11">
            <text:p>R164C11</text:p>
          </table:table-cell>
          <table:table-cell office:value-type="float" office:value="16412">
            <text:p>16412</text:p>
          </table:table-cell>
          <table:table-cell office:value-type="string" office:string-value="R164C13">
            <text:p>R164C13</text:p>
          </table:table-cell>
          <table:table-cell office:value-type="float" office:value="16414">
            <text:p>16414</text:p>
          </table:table-cell>
          <table:table-cell office:value-type="string" office:string-value="R164C15">
            <text:p>R164C15</text:p>
          </table:table-cell>
          <table:table-cell office:value-type="float" office:value="16416">
            <text:p>16416</text:p>
          </table:table-cell>
          <table:table-cell office:value-type="string" office:string-value="R164C17">
            <text:p>R164C17</text:p>
          </table:table-cell>
          <table:table-cell office:value-type="float" office:value="16418">
            <text:p>16418</text:p>
          </table:table-cell>
          <table:table-cell office:value-type="string" office:string-value="R164C19">
            <text:p>R164C19</text:p>
          </table:table-cell>
          <table:table-cell office:value-type="float" office:value="16420">
            <text:p>16420</text:p>
          </table:table-cell>
          <table:table-cell office:value-type="string" office:string-value="R164C21">
            <text:p>R164C21</text:p>
          </table:table-cell>
          <table:table-cell office:value-type="float" office:value="16422">
            <text:p>16422</text:p>
          </table:table-cell>
          <table:table-cell office:value-type="string" office:string-value="R164C23">
            <text:p>R164C23</text:p>
          </table:table-cell>
          <table:table-cell office:value-type="float" office:value="16424">
            <text:p>16424</text:p>
          </table:table-cell>
          <table:table-cell office:value-type="string" office:string-value="R164C25">
            <text:p>R164C25</text:p>
          </table:table-cell>
          <table:table-cell office:value-type="float" office:value="16426">
            <text:p>16426</text:p>
          </table:table-cell>
        </table:table-row>
        <table:table-row>
          <table:table-cell office:value-type="string" office:string-value="R165C1">
            <text:p>R165C1</text:p>
          </table:table-cell>
          <table:table-cell office:value-type="float" office:value="16502">
            <text:p>16502</text:p>
          </table:table-cell>
          <table:table-cell office:value-type="string" office:string-value="R165C3">
            <text:p>R165C3</text:p>
          </table:table-cell>
          <table:table-cell office:value-type="float" office:value="16504">
            <text:p>16504</text:p>
          </table:table-cell>
          <table:table-cell office:value-type="string" office:string-value="R165C5">
            <text:p>R165C5</text:p>
          </table:table-cell>
          <table:table-cell office:value-type="float" office:value="16506">
            <text:p>16506</text:p>
          </table:table-cell>
          <table:table-cell office:value-type="string" office:string-value="R165C7">
            <text:p>R165C7</text:p>
          </table:table-cell>
          <table:table-cell office:value-type="float" office:value="16508">
            <text:p>16508</text:p>
          </table:table-cell>
          <table:table-cell office:value-type="string" office:string-value="R165C9">
            <text:p>R165C9</text:p>
          </table:table-cell>
          <table:table-cell office:value-type="float" office:value="16510">
            <text:p>16510</text:p>
          </table:table-cell>
          <table:table-cell office:value-type="string" office:string-value="R165C11">
            <text:p>R165C11</text:p>
          </table:table-cell>
          <table:table-cell office:value-type="float" office:value="16512">
            <text:p>16512</text:p>
          </table:table-cell>
          <table:table-cell office:value-type="string" office:string-value="R165C13">
            <text:p>R165C13</text:p>
          </table:table-cell>
          <table:table-cell office:value-type="float" office:value="16514">
            <text:p>16514</text:p>
          </table:table-cell>
          <table:table-cell office:value-type="string" office:string-value="R165C15">
            <text:p>R165C15</text:p>
          </table:table-cell>
          <table:table-cell office:value-type="float" office:value="16516">
            <text:p>16516</text:p>
          </table:table-cell>
          <table:table-cell office:value-type="string" office:string-value="R165C17">
            <text:p>R165C17</text:p>
          </table:table-cell>
          <table:table-cell office:value-type="float" office:value="16518">
            <text:p>16518</text:p>
          </table:table-cell>
          <table:table-cell office:value-type="string" office:string-value="R165C19">
            <text:p>R165C19</text:p>
          </table:table-cell>
          <table:table-cell office:value-type="float" office:value="16520">
            <text:p>16520</text:p>
          </table:table-cell>
          <table:table-cell office:value-type="string" office:string-value="R165C21">
            <text:p>R165C21</text:p>
          </table:table-cell>
          <table:table-cell office:value-type="float" office:value="16522">
            <text:p>16522</text:p>
          </table:table-cell>
          <table:table-cell office:value-type="string" office:string-value="R165C23">
            <text:p>R165C23</text:p>
          </table:table-cell>
          <table:table-cell office:value-type="float" office:value="16524">
            <text:p>16524</text:p>
          </table:table-cell>
          <table:table-cell office:value-type="string" office:string-value="R165C25">
            <text:p>R165C25</text:p>
          </table:table-cell>
          <table:table-cell office:value-type="float" office:value="16526">
            <text:p>16526</text:p>
          </table:table-cell>
        </table:table-row>
        <table:table-row>
          <table:table-cell office:value-type="string" office:string-value="R166C1">
            <text:p>R166C1</text:p>
          </table:table-cell>
          <table:table-cell office:value-type="float" office:value="16602">
            <text:p>16602</text:p>
          </table:table-cell>
          <table:table-cell office:value-type="string" office:string-value="R166C3">
            <text:p>R166C3</text:p>
          </table:table-cell>
          <table:table-cell office:value-type="float" office:value="16604">
            <text:p>16604</text:p>
          </table:table-cell>
          <table:table-cell office:value-type="string" office:string-value="R166C5">
            <text:p>R166C5</text:p>
          </table:table-cell>
          <table:table-cell office:value-type="float" office:value="16606">
            <text:p>16606</text:p>
          </table:table-cell>
          <table:table-cell office:value-type="string" office:string-value="R166C7">
            <text:p>R166C7</text:p>
          </table:table-cell>
          <table:table-cell office:value-type="float" office:value="16608">
            <text:p>16608</text:p>
          </table:table-cell>
          <table:table-cell office:value-type="string" office:string-value="R166C9">
            <text:p>R166C9</text:p>
          </table:table-cell>
          <table:table-cell office:value-type="float" office:value="16610">
            <text:p>16610</text:p>
          </table:table-cell>
          <table:table-cell office:value-type="string" office:string-value="R166C11">
            <text:p>R166C11</text:p>
          </table:table-cell>
          <table:table-cell office:value-type="float" office:value="16612">
            <text:p>16612</text:p>
          </table:table-cell>
          <table:table-cell office:value-type="string" office:string-value="R166C13">
            <text:p>R166C13</text:p>
          </table:table-cell>
          <table:table-cell office:value-type="float" office:value="16614">
            <text:p>16614</text:p>
          </table:table-cell>
          <table:table-cell office:value-type="string" office:string-value="R166C15">
            <text:p>R166C15</text:p>
          </table:table-cell>
          <table:table-cell office:value-type="float" office:value="16616">
            <text:p>16616</text:p>
          </table:table-cell>
          <table:table-cell office:value-type="string" office:string-value="R166C17">
            <text:p>R166C17</text:p>
          </table:table-cell>
          <table:table-cell office:value-type="float" office:value="16618">
            <text:p>16618</text:p>
          </table:table-cell>
          <table:table-cell office:value-type="string" office:string-value="R166C19">
            <text:p>R166C19</text:p>
          </table:table-cell>
          <table:table-cell office:value-type="float" office:value="16620">
            <text:p>16620</text:p>
          </table:table-cell>
          <table:table-cell office:value-type="string" office:string-value="R166C21">
            <text:p>R166C21</text:p>
          </table:table-cell>
          <table:table-cell office:value-type="float" office:value="16622">
            <text:p>16622</text:p>
          </table:table-cell>
          <table:table-cell office:value-type="string" office:string-value="R166C23">
            <text:p>R166C23</text:p>
          </table:table-cell>
          <table:table-cell office:value-type="float" office:value="16624">
            <text:p>16624</text:p>
          </table:table-cell>
          <table:table-cell office:value-type="string" office:string-value="R166C25">
            <text:p>R166C25</text:p>
          </table:table-cell>
          <table:table-cell office:value-type="float" office:value="16626">
            <text:p>16626</text:p>
          </table:table-cell>
        </table:table-row>
        <table:table-row>
          <table:table-cell office:value-type="string" office:string-value="R167C1">
            <text:p>R167C1</text:p>
          </table:table-cell>
          <table:table-cell office:value-type="float" office:value="16702">
            <text:p>16702</text:p>
          </table:table-cell>
          <table:table-cell office:value-type="string" office:string-value="R167C3">
            <text:p>R167C3</text:p>
          </table:table-cell>
          <table:table-cell office:value-type="float" office:value="16704">
            <text:p>16704</text:p>
          </table:table-cell>
          <table:table-cell office:value-type="string" office:string-value="R167C5">
            <text:p>R167C5</text:p>
          </table:table-cell>
          <table:table-cell office:value-type="float" office:value="16706">
            <text:p>16706</text:p>
          </table:table-cell>
          <table:table-cell office:value-type="string" office:string-value="R167C7">
            <text:p>R167C7</text:p>
          </table:table-cell>
          <table:table-cell office:value-type="float" office:value="16708">
            <text:p>16708</text:p>
          </table:table-cell>
          <table:table-cell office:value-type="string" office:string-value="R167C9">
            <text:p>R167C9</text:p>
          </table:table-cell>
          <table:table-cell office:value-type="float" office:value="16710">
            <text:p>16710</text:p>
          </table:table-cell>
          <table:table-cell office:value-type="string" office:string-value="R167C11">
            <text:p>R167C11</text:p>
          </table:table-cell>
          <table:table-cell office:value-type="float" office:value="16712">
            <text:p>16712</text:p>
          </table:table-cell>
          <table:table-cell office:value-type="string" office:string-value="R167C13">
            <text:p>R167C13</text:p>
          </table:table-cell>
          <table:table-cell office:value-type="float" office:value="16714">
            <text:p>16714</text:p>
          </table:table-cell>
          <table:table-cell office:value-type="string" office:string-value="R167C15">
            <text:p>R167C15</text:p>
          </table:table-cell>
          <table:table-cell office:value-type="float" office:value="16716">
            <text:p>16716</text:p>
          </table:table-cell>
          <table:table-cell office:value-type="string" office:string-value="R167C17">
            <text:p>R167C17</text:p>
          </table:table-cell>
          <table:table-cell office:value-type="float" office:value="16718">
            <text:p>16718</text:p>
          </table:table-cell>
          <table:table-cell office:value-type="string" office:string-value="R167C19">
            <text:p>R167C19</text:p>
          </table:table-cell>
          <table:table-cell office:value-type="float" office:value="16720">
            <text:p>16720</text:p>
          </table:table-cell>
          <table:table-cell office:value-type="string" office:string-value="R167C21">
            <text:p>R167C21</text:p>
          </table:table-cell>
          <table:table-cell office:value-type="float" office:value="16722">
            <text:p>16722</text:p>
          </table:table-cell>
          <table:table-cell office:value-type="string" office:string-value="R167C23">
            <text:p>R167C23</text:p>
          </table:table-cell>
          <table:table-cell office:value-type="float" office:value="16724">
            <text:p>16724</text:p>
          </table:table-cell>
          <table:table-cell office:value-type="string" office:string-value="R167C25">
            <text:p>R167C25</text:p>
          </table:table-cell>
          <table:table-cell office:value-type="float" office:value="16726">
            <text:p>16726</text:p>
          </table:table-cell>
        </table:table-row>
        <table:table-row>
          <table:table-cell office:value-type="string" office:string-value="R168C1">
            <text:p>R168C1</text:p>
          </table:table-cell>
          <table:table-cell office:value-type="float" office:value="16802">
            <text:p>16802</text:p>
          </table:table-cell>
          <table:table-cell office:value-type="string" office:string-value="R168C3">
            <text:p>R168C3</text:p>
          </table:table-cell>
          <table:table-cell office:value-type="float" office:value="16804">
            <text:p>16804</text:p>
          </table:table-cell>
          <table:table-cell office:value-type="string" office:string-value="R168C5">
            <text:p>R168C5</text:p>
          </table:table-cell>
          <table:table-cell office:value-type="float" office:value="16806">
            <text:p>16806</text:p>
          </table:table-cell>
          <table:table-cell office:value-type="string" office:string-value="R168C7">
            <text:p>R168C7</text:p>
          </table:table-cell>
          <table:table-cell office:value-type="float" office:value="16808">
            <text:p>16808</text:p>
          </table:table-cell>
          <table:table-cell office:value-type="string" office:string-value="R168C9">
            <text:p>R168C9</text:p>
          </table:table-cell>
          <table:table-cell office:value-type="float" office:value="16810">
            <text:p>16810</text:p>
          </table:table-cell>
          <table:table-cell office:value-type="string" office:string-value="R168C11">
            <text:p>R168C11</text:p>
          </table:table-cell>
          <table:table-cell office:value-type="float" office:value="16812">
            <text:p>16812</text:p>
          </table:table-cell>
          <table:table-cell office:value-type="string" office:string-value="R168C13">
            <text:p>R168C13</text:p>
          </table:table-cell>
          <table:table-cell office:value-type="float" office:value="16814">
            <text:p>16814</text:p>
          </table:table-cell>
          <table:table-cell office:value-type="string" office:string-value="R168C15">
            <text:p>R168C15</text:p>
          </table:table-cell>
          <table:table-cell office:value-type="float" office:value="16816">
            <text:p>16816</text:p>
          </table:table-cell>
          <table:table-cell office:value-type="string" office:string-value="R168C17">
            <text:p>R168C17</text:p>
          </table:table-cell>
          <table:table-cell office:value-type="float" office:value="16818">
            <text:p>16818</text:p>
          </table:table-cell>
          <table:table-cell office:value-type="string" office:string-value="R168C19">
            <text:p>R168C19</text:p>
          </table:table-cell>
          <table:table-cell office:value-type="float" office:value="16820">
            <text:p>16820</text:p>
          </table:table-cell>
          <table:table-cell office:value-type="string" office:string-value="R168C21">
            <text:p>R168C21</text:p>
          </table:table-cell>
          <table:table-cell office:value-type="float" office:value="16822">
            <text:p>16822</text:p>
          </table:table-cell>
          <table:table-cell office:value-type="string" office:string-value="R168C23">
            <text:p>R168C23</text:p>
          </table:table-cell>
          <table:table-cell office:value-type="float" office:value="16824">
            <text:p>16824</text:p>
          </table:table-cell>
          <table:table-cell office:value-type="string" office:string-value="R168C25">
            <text:p>R168C25</text:p>
          </table:table-cell>
          <table:table-cell office:value-type="float" office:value="16826">
            <text:p>16826</text:p>
          </table:table-cell>
        </table:table-row>
        <table:table-row>
          <table:table-cell office:value-type="string" office:string-value="R169C1">
            <text:p>R169C1</text:p>
          </table:table-cell>
          <table:table-cell office:value-type="float" office:value="16902">
            <text:p>16902</text:p>
          </table:table-cell>
          <table:table-cell office:value-type="string" office:string-value="R169C3">
            <text:p>R169C3</text:p>
          </table:table-cell>
          <table:table-cell office:value-type="float" office:value="16904">
            <text:p>16904</text:p>
          </table:table-cell>
          <table:table-cell office:value-type="string" office:string-value="R169C5">
            <text:p>R169C5</text:p>
          </table:table-cell>
          <table:table-cell office:value-type="float" office:value="16906">
            <text:p>16906</text:p>
          </table:table-cell>
          <table:table-cell office:value-type="string" office:string-value="R169C7">
            <text:p>R169C7</text:p>
          </table:table-cell>
          <table:table-cell office:value-type="float" office:value="16908">
            <text:p>16908</text:p>
          </table:table-cell>
          <table:table-cell office:value-type="string" office:string-value="R169C9">
            <text:p>R169C9</text:p>
          </table:table-cell>
          <table:table-cell office:value-type="float" office:value="16910">
            <text:p>16910</text:p>
          </table:table-cell>
          <table:table-cell office:value-type="string" office:string-value="R169C11">
            <text:p>R169C11</text:p>
          </table:table-cell>
          <table:table-cell office:value-type="float" office:value="16912">
            <text:p>16912</text:p>
          </table:table-cell>
          <table:table-cell office:value-type="string" office:string-value="R169C13">
            <text:p>R169C13</text:p>
          </table:table-cell>
          <table:table-cell office:value-type="float" office:value="16914">
            <text:p>16914</text:p>
          </table:table-cell>
          <table:table-cell office:value-type="string" office:string-value="R169C15">
            <text:p>R169C15</text:p>
          </table:table-cell>
          <table:table-cell office:value-type="float" office:value="16916">
            <text:p>16916</text:p>
          </table:table-cell>
          <table:table-cell office:value-type="string" office:string-value="R169C17">
            <text:p>R169C17</text:p>
          </table:table-cell>
          <table:table-cell office:value-type="float" office:value="16918">
            <text:p>16918</text:p>
          </table:table-cell>
          <table:table-cell office:value-type="string" office:string-value="R169C19">
            <text:p>R169C19</text:p>
          </table:table-cell>
          <table:table-cell office:value-type="float" office:value="16920">
            <text:p>16920</text:p>
          </table:table-cell>
          <table:table-cell office:value-type="string" office:string-value="R169C21">
            <text:p>R169C21</text:p>
          </table:table-cell>
          <table:table-cell office:value-type="float" office:value="16922">
            <text:p>16922</text:p>
          </table:table-cell>
          <table:table-cell office:value-type="string" office:string-value="R169C23">
            <text:p>R169C23</text:p>
          </table:table-cell>
          <table:table-cell office:value-type="float" office:value="16924">
            <text:p>16924</text:p>
          </table:table-cell>
          <table:table-cell office:value-type="string" office:string-value="R169C25">
            <text:p>R169C25</text:p>
          </table:table-cell>
          <table:table-cell office:value-type="float" office:value="16926">
            <text:p>16926</text:p>
          </table:table-cell>
        </table:table-row>
        <table:table-row>
          <table:table-cell office:value-type="string" office:string-value="R170C1">
            <text:p>R170C1</text:p>
          </table:table-cell>
          <table:table-cell office:value-type="float" office:value="17002">
            <text:p>17002</text:p>
          </table:table-cell>
          <table:table-cell office:value-type="string" office:string-value="R170C3">
            <text:p>R170C3</text:p>
          </table:table-cell>
          <table:table-cell office:value-type="float" office:value="17004">
            <text:p>17004</text:p>
          </table:table-cell>
          <table:table-cell office:value-type="string" office:string-value="R170C5">
            <text:p>R170C5</text:p>
          </table:table-cell>
          <table:table-cell office:value-type="float" office:value="17006">
            <text:p>17006</text:p>
          </table:table-cell>
          <table:table-cell office:value-type="string" office:string-value="R170C7">
            <text:p>R170C7</text:p>
          </table:table-cell>
          <table:table-cell office:value-type="float" office:value="17008">
            <text:p>17008</text:p>
          </table:table-cell>
          <table:table-cell office:value-type="string" office:string-value="R170C9">
            <text:p>R170C9</text:p>
          </table:table-cell>
          <table:table-cell office:value-type="float" office:value="17010">
            <text:p>17010</text:p>
          </table:table-cell>
          <table:table-cell office:value-type="string" office:string-value="R170C11">
            <text:p>R170C11</text:p>
          </table:table-cell>
          <table:table-cell office:value-type="float" office:value="17012">
            <text:p>17012</text:p>
          </table:table-cell>
          <table:table-cell office:value-type="string" office:string-value="R170C13">
            <text:p>R170C13</text:p>
          </table:table-cell>
          <table:table-cell office:value-type="float" office:value="17014">
            <text:p>17014</text:p>
          </table:table-cell>
          <table:table-cell office:value-type="string" office:string-value="R170C15">
            <text:p>R170C15</text:p>
          </table:table-cell>
          <table:table-cell office:value-type="float" office:value="17016">
            <text:p>17016</text:p>
          </table:table-cell>
          <table:table-cell office:value-type="string" office:string-value="R170C17">
            <text:p>R170C17</text:p>
          </table:table-cell>
          <table:table-cell office:value-type="float" office:value="17018">
            <text:p>17018</text:p>
          </table:table-cell>
          <table:table-cell office:value-type="string" office:string-value="R170C19">
            <text:p>R170C19</text:p>
          </table:table-cell>
          <table:table-cell office:value-type="float" office:value="17020">
            <text:p>17020</text:p>
          </table:table-cell>
          <table:table-cell office:value-type="string" office:string-value="R170C21">
            <text:p>R170C21</text:p>
          </table:table-cell>
          <table:table-cell office:value-type="float" office:value="17022">
            <text:p>17022</text:p>
          </table:table-cell>
          <table:table-cell office:value-type="string" office:string-value="R170C23">
            <text:p>R170C23</text:p>
          </table:table-cell>
          <table:table-cell office:value-type="float" office:value="17024">
            <text:p>17024</text:p>
          </table:table-cell>
          <table:table-cell office:value-type="string" office:string-value="R170C25">
            <text:p>R170C25</text:p>
          </table:table-cell>
          <table:table-cell office:value-type="float" office:value="17026">
            <text:p>17026</text:p>
          </table:table-cell>
        </table:table-row>
        <table:table-row>
          <table:table-cell office:value-type="string" office:string-value="R171C1">
            <text:p>R171C1</text:p>
          </table:table-cell>
          <table:table-cell office:value-type="float" office:value="17102">
            <text:p>17102</text:p>
          </table:table-cell>
          <table:table-cell office:value-type="string" office:string-value="R171C3">
            <text:p>R171C3</text:p>
          </table:table-cell>
          <table:table-cell office:value-type="float" office:value="17104">
            <text:p>17104</text:p>
          </table:table-cell>
          <table:table-cell office:value-type="string" office:string-value="R171C5">
            <text:p>R171C5</text:p>
          </table:table-cell>
          <table:table-cell office:value-type="float" office:value="17106">
            <text:p>17106</text:p>
          </table:table-cell>
          <table:table-cell office:value-type="string" office:string-value="R171C7">
            <text:p>R171C7</text:p>
          </table:table-cell>
          <table:table-cell office:value-type="float" office:value="17108">
            <text:p>17108</text:p>
          </table:table-cell>
          <table:table-cell office:value-type="string" office:string-value="R171C9">
            <text:p>R171C9</text:p>
          </table:table-cell>
          <table:table-cell office:value-type="float" office:value="17110">
            <text:p>17110</text:p>
          </table:table-cell>
          <table:table-cell office:value-type="string" office:string-value="R171C11">
            <text:p>R171C11</text:p>
          </table:table-cell>
          <table:table-cell office:value-type="float" office:value="17112">
            <text:p>17112</text:p>
          </table:table-cell>
          <table:table-cell office:value-type="string" office:string-value="R171C13">
            <text:p>R171C13</text:p>
          </table:table-cell>
          <table:table-cell office:value-type="float" office:value="17114">
            <text:p>17114</text:p>
          </table:table-cell>
          <table:table-cell office:value-type="string" office:string-value="R171C15">
            <text:p>R171C15</text:p>
          </table:table-cell>
          <table:table-cell office:value-type="float" office:value="17116">
            <text:p>17116</text:p>
          </table:table-cell>
          <table:table-cell office:value-type="string" office:string-value="R171C17">
            <text:p>R171C17</text:p>
          </table:table-cell>
          <table:table-cell office:value-type="float" office:value="17118">
            <text:p>17118</text:p>
          </table:table-cell>
          <table:table-cell office:value-type="string" office:string-value="R171C19">
            <text:p>R171C19</text:p>
          </table:table-cell>
          <table:table-cell office:value-type="float" office:value="17120">
            <text:p>17120</text:p>
          </table:table-cell>
          <table:table-cell office:value-type="string" office:string-value="R171C21">
            <text:p>R171C21</text:p>
          </table:table-cell>
          <table:table-cell office:value-type="float" office:value="17122">
            <text:p>17122</text:p>
          </table:table-cell>
          <table:table-cell office:value-type="string" office:string-value="R171C23">
            <text:p>R171C23</text:p>
          </table:table-cell>
          <table:table-cell office:value-type="float" office:value="17124">
            <text:p>17124</text:p>
          </table:table-cell>
          <table:table-cell office:value-type="string" office:string-value="R171C25">
            <text:p>R171C25</text:p>
          </table:table-cell>
          <table:table-cell office:value-type="float" office:value="17126">
            <text:p>17126</text:p>
          </table:table-cell>
        </table:table-row>
        <table:table-row>
          <table:table-cell office:value-type="string" office:string-value="R172C1">
            <text:p>R172C1</text:p>
          </table:table-cell>
          <table:table-cell office:value-type="float" office:value="17202">
            <text:p>17202</text:p>
          </table:table-cell>
          <table:table-cell office:value-type="string" office:string-value="R172C3">
            <text:p>R172C3</text:p>
          </table:table-cell>
          <table:table-cell office:value-type="float" office:value="17204">
            <text:p>17204</text:p>
          </table:table-cell>
          <table:table-cell office:value-type="string" office:string-value="R172C5">
            <text:p>R172C5</text:p>
          </table:table-cell>
          <table:table-cell office:value-type="float" office:value="17206">
            <text:p>17206</text:p>
          </table:table-cell>
          <table:table-cell office:value-type="string" office:string-value="R172C7">
            <text:p>R172C7</text:p>
          </table:table-cell>
          <table:table-cell office:value-type="float" office:value="17208">
            <text:p>17208</text:p>
          </table:table-cell>
          <table:table-cell office:value-type="string" office:string-value="R172C9">
            <text:p>R172C9</text:p>
          </table:table-cell>
          <table:table-cell office:value-type="float" office:value="17210">
            <text:p>17210</text:p>
          </table:table-cell>
          <table:table-cell office:value-type="string" office:string-value="R172C11">
            <text:p>R172C11</text:p>
          </table:table-cell>
          <table:table-cell office:value-type="float" office:value="17212">
            <text:p>17212</text:p>
          </table:table-cell>
          <table:table-cell office:value-type="string" office:string-value="R172C13">
            <text:p>R172C13</text:p>
          </table:table-cell>
          <table:table-cell office:value-type="float" office:value="17214">
            <text:p>17214</text:p>
          </table:table-cell>
          <table:table-cell office:value-type="string" office:string-value="R172C15">
            <text:p>R172C15</text:p>
          </table:table-cell>
          <table:table-cell office:value-type="float" office:value="17216">
            <text:p>17216</text:p>
          </table:table-cell>
          <table:table-cell office:value-type="string" office:string-value="R172C17">
            <text:p>R172C17</text:p>
          </table:table-cell>
          <table:table-cell office:value-type="float" office:value="17218">
            <text:p>17218</text:p>
          </table:table-cell>
          <table:table-cell office:value-type="string" office:string-value="R172C19">
            <text:p>R172C19</text:p>
          </table:table-cell>
          <table:table-cell office:value-type="float" office:value="17220">
            <text:p>17220</text:p>
          </table:table-cell>
          <table:table-cell office:value-type="string" office:string-value="R172C21">
            <text:p>R172C21</text:p>
          </table:table-cell>
          <table:table-cell office:value-type="float" office:value="17222">
            <text:p>17222</text:p>
          </table:table-cell>
          <table:table-cell office:value-type="string" office:string-value="R172C23">
            <text:p>R172C23</text:p>
          </table:table-cell>
          <table:table-cell office:value-type="float" office:value="17224">
            <text:p>17224</text:p>
          </table:table-cell>
          <table:table-cell office:value-type="string" office:string-value="R172C25">
            <text:p>R172C25</text:p>
          </table:table-cell>
          <table:table-cell office:value-type="float" office:value="17226">
            <text:p>17226</text:p>
          </table:table-cell>
        </table:table-row>
        <table:table-row>
          <table:table-cell office:value-type="string" office:string-value="R173C1">
            <text:p>R173C1</text:p>
          </table:table-cell>
          <table:table-cell office:value-type="float" office:value="17302">
            <text:p>17302</text:p>
          </table:table-cell>
          <table:table-cell office:value-type="string" office:string-value="R173C3">
            <text:p>R173C3</text:p>
          </table:table-cell>
          <table:table-cell office:value-type="float" office:value="17304">
            <text:p>17304</text:p>
          </table:table-cell>
          <table:table-cell office:value-type="string" office:string-value="R173C5">
            <text:p>R173C5</text:p>
          </table:table-cell>
          <table:table-cell office:value-type="float" office:value="17306">
            <text:p>17306</text:p>
          </table:table-cell>
          <table:table-cell office:value-type="string" office:string-value="R173C7">
            <text:p>R173C7</text:p>
          </table:table-cell>
          <table:table-cell office:value-type="float" office:value="17308">
            <text:p>17308</text:p>
          </table:table-cell>
          <table:table-cell office:value-type="string" office:string-value="R173C9">
            <text:p>R173C9</text:p>
          </table:table-cell>
          <table:table-cell office:value-type="float" office:value="17310">
            <text:p>17310</text:p>
          </table:table-cell>
          <table:table-cell office:value-type="string" office:string-value="R173C11">
            <text:p>R173C11</text:p>
          </table:table-cell>
          <table:table-cell office:value-type="float" office:value="17312">
            <text:p>17312</text:p>
          </table:table-cell>
          <table:table-cell office:value-type="string" office:string-value="R173C13">
            <text:p>R173C13</text:p>
          </table:table-cell>
          <table:table-cell office:value-type="float" office:value="17314">
            <text:p>17314</text:p>
          </table:table-cell>
          <table:table-cell office:value-type="string" office:string-value="R173C15">
            <text:p>R173C15</text:p>
          </table:table-cell>
          <table:table-cell office:value-type="float" office:value="17316">
            <text:p>17316</text:p>
          </table:table-cell>
          <table:table-cell office:value-type="string" office:string-value="R173C17">
            <text:p>R173C17</text:p>
          </table:table-cell>
          <table:table-cell office:value-type="float" office:value="17318">
            <text:p>17318</text:p>
          </table:table-cell>
          <table:table-cell office:value-type="string" office:string-value="R173C19">
            <text:p>R173C19</text:p>
          </table:table-cell>
          <table:table-cell office:value-type="float" office:value="17320">
            <text:p>17320</text:p>
          </table:table-cell>
          <table:table-cell office:value-type="string" office:string-value="R173C21">
            <text:p>R173C21</text:p>
          </table:table-cell>
          <table:table-cell office:value-type="float" office:value="17322">
            <text:p>17322</text:p>
          </table:table-cell>
          <table:table-cell office:value-type="string" office:string-value="R173C23">
            <text:p>R173C23</text:p>
          </table:table-cell>
          <table:table-cell office:value-type="float" office:value="17324">
            <text:p>17324</text:p>
          </table:table-cell>
          <table:table-cell office:value-type="string" office:string-value="R173C25">
            <text:p>R173C25</text:p>
          </table:table-cell>
          <table:table-cell office:value-type="float" office:value="17326">
            <text:p>17326</text:p>
          </table:table-cell>
        </table:table-row>
        <table:table-row>
          <table:table-cell office:value-type="string" office:string-value="R174C1">
            <text:p>R174C1</text:p>
          </table:table-cell>
          <table:table-cell office:value-type="float" office:value="17402">
            <text:p>17402</text:p>
          </table:table-cell>
          <table:table-cell office:value-type="string" office:string-value="R174C3">
            <text:p>R174C3</text:p>
          </table:table-cell>
          <table:table-cell office:value-type="float" office:value="17404">
            <text:p>17404</text:p>
          </table:table-cell>
          <table:table-cell office:value-type="string" office:string-value="R174C5">
            <text:p>R174C5</text:p>
          </table:table-cell>
          <table:table-cell office:value-type="float" office:value="17406">
            <text:p>17406</text:p>
          </table:table-cell>
          <table:table-cell office:value-type="string" office:string-value="R174C7">
            <text:p>R174C7</text:p>
          </table:table-cell>
          <table:table-cell office:value-type="float" office:value="17408">
            <text:p>17408</text:p>
          </table:table-cell>
          <table:table-cell office:value-type="string" office:string-value="R174C9">
            <text:p>R174C9</text:p>
          </table:table-cell>
          <table:table-cell office:value-type="float" office:value="17410">
            <text:p>17410</text:p>
          </table:table-cell>
          <table:table-cell office:value-type="string" office:string-value="R174C11">
            <text:p>R174C11</text:p>
          </table:table-cell>
          <table:table-cell office:value-type="float" office:value="17412">
            <text:p>17412</text:p>
          </table:table-cell>
          <table:table-cell office:value-type="string" office:string-value="R174C13">
            <text:p>R174C13</text:p>
          </table:table-cell>
          <table:table-cell office:value-type="float" office:value="17414">
            <text:p>17414</text:p>
          </table:table-cell>
          <table:table-cell office:value-type="string" office:string-value="R174C15">
            <text:p>R174C15</text:p>
          </table:table-cell>
          <table:table-cell office:value-type="float" office:value="17416">
            <text:p>17416</text:p>
          </table:table-cell>
          <table:table-cell office:value-type="string" office:string-value="R174C17">
            <text:p>R174C17</text:p>
          </table:table-cell>
          <table:table-cell office:value-type="float" office:value="17418">
            <text:p>17418</text:p>
          </table:table-cell>
          <table:table-cell office:value-type="string" office:string-value="R174C19">
            <text:p>R174C19</text:p>
          </table:table-cell>
          <table:table-cell office:value-type="float" office:value="17420">
            <text:p>17420</text:p>
          </table:table-cell>
          <table:table-cell office:value-type="string" office:string-value="R174C21">
            <text:p>R174C21</text:p>
          </table:table-cell>
          <table:table-cell office:value-type="float" office:value="17422">
            <text:p>17422</text:p>
          </table:table-cell>
          <table:table-cell office:value-type="string" office:string-value="R174C23">
            <text:p>R174C23</text:p>
          </table:table-cell>
          <table:table-cell office:value-type="float" office:value="17424">
            <text:p>17424</text:p>
          </table:table-cell>
          <table:table-cell office:value-type="string" office:string-value="R174C25">
            <text:p>R174C25</text:p>
          </table:table-cell>
          <table:table-cell office:value-type="float" office:value="17426">
            <text:p>17426</text:p>
          </table:table-cell>
        </table:table-row>
        <table:table-row>
          <table:table-cell office:value-type="string" office:string-value="R175C1">
            <text:p>R175C1</text:p>
          </table:table-cell>
          <table:table-cell office:value-type="float" office:value="17502">
            <text:p>17502</text:p>
          </table:table-cell>
          <table:table-cell office:value-type="string" office:string-value="R175C3">
            <text:p>R175C3</text:p>
          </table:table-cell>
          <table:table-cell office:value-type="float" office:value="17504">
            <text:p>17504</text:p>
          </table:table-cell>
          <table:table-cell office:value-type="string" office:string-value="R175C5">
            <text:p>R175C5</text:p>
          </table:table-cell>
          <table:table-cell office:value-type="float" office:value="17506">
            <text:p>17506</text:p>
          </table:table-cell>
          <table:table-cell office:value-type="string" office:string-value="R175C7">
            <text:p>R175C7</text:p>
          </table:table-cell>
          <table:table-cell office:value-type="float" office:value="17508">
            <text:p>17508</text:p>
          </table:table-cell>
          <table:table-cell office:value-type="string" office:string-value="R175C9">
            <text:p>R175C9</text:p>
          </table:table-cell>
          <table:table-cell office:value-type="float" office:value="17510">
            <text:p>17510</text:p>
          </table:table-cell>
          <table:table-cell office:value-type="string" office:string-value="R175C11">
            <text:p>R175C11</text:p>
          </table:table-cell>
          <table:table-cell office:value-type="float" office:value="17512">
            <text:p>17512</text:p>
          </table:table-cell>
          <table:table-cell office:value-type="string" office:string-value="R175C13">
            <text:p>R175C13</text:p>
          </table:table-cell>
          <table:table-cell office:value-type="float" office:value="17514">
            <text:p>17514</text:p>
          </table:table-cell>
          <table:table-cell office:value-type="string" office:string-value="R175C15">
            <text:p>R175C15</text:p>
          </table:table-cell>
          <table:table-cell office:value-type="float" office:value="17516">
            <text:p>17516</text:p>
          </table:table-cell>
          <table:table-cell office:value-type="string" office:string-value="R175C17">
            <text:p>R175C17</text:p>
          </table:table-cell>
          <table:table-cell office:value-type="float" office:value="17518">
            <text:p>17518</text:p>
          </table:table-cell>
          <table:table-cell office:value-type="string" office:string-value="R175C19">
            <text:p>R175C19</text:p>
          </table:table-cell>
          <table:table-cell office:value-type="float" office:value="17520">
            <text:p>17520</text:p>
          </table:table-cell>
          <table:table-cell office:value-type="string" office:string-value="R175C21">
            <text:p>R175C21</text:p>
          </table:table-cell>
          <table:table-cell office:value-type="float" office:value="17522">
            <text:p>17522</text:p>
          </table:table-cell>
          <table:table-cell office:value-type="string" office:string-value="R175C23">
            <text:p>R175C23</text:p>
          </table:table-cell>
          <table:table-cell office:value-type="float" office:value="17524">
            <text:p>17524</text:p>
          </table:table-cell>
          <table:table-cell office:value-type="string" office:string-value="R175C25">
            <text:p>R175C25</text:p>
          </table:table-cell>
          <table:table-cell office:value-type="float" office:value="17526">
            <text:p>17526</text:p>
          </table:table-cell>
        </table:table-row>
        <table:table-row>
          <table:table-cell office:value-type="string" office:string-value="R176C1">
            <text:p>R176C1</text:p>
          </table:table-cell>
          <table:table-cell office:value-type="float" office:value="17602">
            <text:p>17602</text:p>
          </table:table-cell>
          <table:table-cell office:value-type="string" office:string-value="R176C3">
            <text:p>R176C3</text:p>
          </table:table-cell>
          <table:table-cell office:value-type="float" office:value="17604">
            <text:p>17604</text:p>
          </table:table-cell>
          <table:table-cell office:value-type="string" office:string-value="R176C5">
            <text:p>R176C5</text:p>
          </table:table-cell>
          <table:table-cell office:value-type="float" office:value="17606">
            <text:p>17606</text:p>
          </table:table-cell>
          <table:table-cell office:value-type="string" office:string-value="R176C7">
            <text:p>R176C7</text:p>
          </table:table-cell>
          <table:table-cell office:value-type="float" office:value="17608">
            <text:p>17608</text:p>
          </table:table-cell>
          <table:table-cell office:value-type="string" office:string-value="R176C9">
            <text:p>R176C9</text:p>
          </table:table-cell>
          <table:table-cell office:value-type="float" office:value="17610">
            <text:p>17610</text:p>
          </table:table-cell>
          <table:table-cell office:value-type="string" office:string-value="R176C11">
            <text:p>R176C11</text:p>
          </table:table-cell>
          <table:table-cell office:value-type="float" office:value="17612">
            <text:p>17612</text:p>
          </table:table-cell>
          <table:table-cell office:value-type="string" office:string-value="R176C13">
            <text:p>R176C13</text:p>
          </table:table-cell>
          <table:table-cell office:value-type="float" office:value="17614">
            <text:p>17614</text:p>
          </table:table-cell>
          <table:table-cell office:value-type="string" office:string-value="R176C15">
            <text:p>R176C15</text:p>
          </table:table-cell>
          <table:table-cell office:value-type="float" office:value="17616">
            <text:p>17616</text:p>
          </table:table-cell>
          <table:table-cell office:value-type="string" office:string-value="R176C17">
            <text:p>R176C17</text:p>
          </table:table-cell>
          <table:table-cell office:value-type="float" office:value="17618">
            <text:p>17618</text:p>
          </table:table-cell>
          <table:table-cell office:value-type="string" office:string-value="R176C19">
            <text:p>R176C19</text:p>
          </table:table-cell>
          <table:table-cell office:value-type="float" office:value="17620">
            <text:p>17620</text:p>
          </table:table-cell>
          <table:table-cell office:value-type="string" office:string-value="R176C21">
            <text:p>R176C21</text:p>
          </table:table-cell>
          <table:table-cell office:value-type="float" office:value="17622">
            <text:p>17622</text:p>
          </table:table-cell>
          <table:table-cell office:value-type="string" office:string-value="R176C23">
            <text:p>R176C23</text:p>
          </table:table-cell>
          <table:table-cell office:value-type="float" office:value="17624">
            <text:p>17624</text:p>
          </table:table-cell>
          <table:table-cell office:value-type="string" office:string-value="R176C25">
            <text:p>R176C25</text:p>
          </table:table-cell>
          <table:table-cell office:value-type="float" office:value="17626">
            <text:p>17626</text:p>
          </table:table-cell>
        </table:table-row>
        <table:table-row>
          <table:table-cell office:value-type="string" office:string-value="R177C1">
            <text:p>R177C1</text:p>
          </table:table-cell>
          <table:table-cell office:value-type="float" office:value="17702">
            <text:p>17702</text:p>
          </table:table-cell>
          <table:table-cell office:value-type="string" office:string-value="R177C3">
            <text:p>R177C3</text:p>
          </table:table-cell>
          <table:table-cell office:value-type="float" office:value="17704">
            <text:p>17704</text:p>
          </table:table-cell>
          <table:table-cell office:value-type="string" office:string-value="R177C5">
            <text:p>R177C5</text:p>
          </table:table-cell>
          <table:table-cell office:value-type="float" office:value="17706">
            <text:p>17706</text:p>
          </table:table-cell>
          <table:table-cell office:value-type="string" office:string-value="R177C7">
            <text:p>R177C7</text:p>
          </table:table-cell>
          <table:table-cell office:value-type="float" office:value="17708">
            <text:p>17708</text:p>
          </table:table-cell>
          <table:table-cell office:value-type="string" office:string-value="R177C9">
            <text:p>R177C9</text:p>
          </table:table-cell>
          <table:table-cell office:value-type="float" office:value="17710">
            <text:p>17710</text:p>
          </table:table-cell>
          <table:table-cell office:value-type="string" office:string-value="R177C11">
            <text:p>R177C11</text:p>
          </table:table-cell>
          <table:table-cell office:value-type="float" office:value="17712">
            <text:p>17712</text:p>
          </table:table-cell>
          <table:table-cell office:value-type="string" office:string-value="R177C13">
            <text:p>R177C13</text:p>
          </table:table-cell>
          <table:table-cell office:value-type="float" office:value="17714">
            <text:p>17714</text:p>
          </table:table-cell>
          <table:table-cell office:value-type="string" office:string-value="R177C15">
            <text:p>R177C15</text:p>
          </table:table-cell>
          <table:table-cell office:value-type="float" office:value="17716">
            <text:p>17716</text:p>
          </table:table-cell>
          <table:table-cell office:value-type="string" office:string-value="R177C17">
            <text:p>R177C17</text:p>
          </table:table-cell>
          <table:table-cell office:value-type="float" office:value="17718">
            <text:p>17718</text:p>
          </table:table-cell>
          <table:table-cell office:value-type="string" office:string-value="R177C19">
            <text:p>R177C19</text:p>
          </table:table-cell>
          <table:table-cell office:value-type="float" office:value="17720">
            <text:p>17720</text:p>
          </table:table-cell>
          <table:table-cell office:value-type="string" office:string-value="R177C21">
            <text:p>R177C21</text:p>
          </table:table-cell>
          <table:table-cell office:value-type="float" office:value="17722">
            <text:p>17722</text:p>
          </table:table-cell>
          <table:table-cell office:value-type="string" office:string-value="R177C23">
            <text:p>R177C23</text:p>
          </table:table-cell>
          <table:table-cell office:value-type="float" office:value="17724">
            <text:p>17724</text:p>
          </table:table-cell>
          <table:table-cell office:value-type="string" office:string-value="R177C25">
            <text:p>R177C25</text:p>
          </table:table-cell>
          <table:table-cell office:value-type="float" office:value="17726">
            <text:p>17726</text:p>
          </table:table-cell>
        </table:table-row>
        <table:table-row>
          <table:table-cell office:value-type="string" office:string-value="R178C1">
            <text:p>R178C1</text:p>
          </table:table-cell>
          <table:table-cell office:value-type="float" office:value="17802">
            <text:p>17802</text:p>
          </table:table-cell>
          <table:table-cell office:value-type="string" office:string-value="R178C3">
            <text:p>R178C3</text:p>
          </table:table-cell>
          <table:table-cell office:value-type="float" office:value="17804">
            <text:p>17804</text:p>
          </table:table-cell>
          <table:table-cell office:value-type="string" office:string-value="R178C5">
            <text:p>R178C5</text:p>
          </table:table-cell>
          <table:table-cell office:value-type="float" office:value="17806">
            <text:p>17806</text:p>
          </table:table-cell>
          <table:table-cell office:value-type="string" office:string-value="R178C7">
            <text:p>R178C7</text:p>
          </table:table-cell>
          <table:table-cell office:value-type="float" office:value="17808">
            <text:p>17808</text:p>
          </table:table-cell>
          <table:table-cell office:value-type="string" office:string-value="R178C9">
            <text:p>R178C9</text:p>
          </table:table-cell>
          <table:table-cell office:value-type="float" office:value="17810">
            <text:p>17810</text:p>
          </table:table-cell>
          <table:table-cell office:value-type="string" office:string-value="R178C11">
            <text:p>R178C11</text:p>
          </table:table-cell>
          <table:table-cell office:value-type="float" office:value="17812">
            <text:p>17812</text:p>
          </table:table-cell>
          <table:table-cell office:value-type="string" office:string-value="R178C13">
            <text:p>R178C13</text:p>
          </table:table-cell>
          <table:table-cell office:value-type="float" office:value="17814">
            <text:p>17814</text:p>
          </table:table-cell>
          <table:table-cell office:value-type="string" office:string-value="R178C15">
            <text:p>R178C15</text:p>
          </table:table-cell>
          <table:table-cell office:value-type="float" office:value="17816">
            <text:p>17816</text:p>
          </table:table-cell>
          <table:table-cell office:value-type="string" office:string-value="R178C17">
            <text:p>R178C17</text:p>
          </table:table-cell>
          <table:table-cell office:value-type="float" office:value="17818">
            <text:p>17818</text:p>
          </table:table-cell>
          <table:table-cell office:value-type="string" office:string-value="R178C19">
            <text:p>R178C19</text:p>
          </table:table-cell>
          <table:table-cell office:value-type="float" office:value="17820">
            <text:p>17820</text:p>
          </table:table-cell>
          <table:table-cell office:value-type="string" office:string-value="R178C21">
            <text:p>R178C21</text:p>
          </table:table-cell>
          <table:table-cell office:value-type="float" office:value="17822">
            <text:p>17822</text:p>
          </table:table-cell>
          <table:table-cell office:value-type="string" office:string-value="R178C23">
            <text:p>R178C23</text:p>
          </table:table-cell>
          <table:table-cell office:value-type="float" office:value="17824">
            <text:p>17824</text:p>
          </table:table-cell>
          <table:table-cell office:value-type="string" office:string-value="R178C25">
            <text:p>R178C25</text:p>
          </table:table-cell>
          <table:table-cell office:value-type="float" office:value="17826">
            <text:p>17826</text:p>
          </table:table-cell>
        </table:table-row>
        <table:table-row>
          <table:table-cell office:value-type="string" office:string-value="R179C1">
            <text:p>R179C1</text:p>
          </table:table-cell>
          <table:table-cell office:value-type="float" office:value="17902">
            <text:p>17902</text:p>
          </table:table-cell>
          <table:table-cell office:value-type="string" office:string-value="R179C3">
            <text:p>R179C3</text:p>
          </table:table-cell>
          <table:table-cell office:value-type="float" office:value="17904">
            <text:p>17904</text:p>
          </table:table-cell>
          <table:table-cell office:value-type="string" office:string-value="R179C5">
            <text:p>R179C5</text:p>
          </table:table-cell>
          <table:table-cell office:value-type="float" office:value="17906">
            <text:p>17906</text:p>
          </table:table-cell>
          <table:table-cell office:value-type="string" office:string-value="R179C7">
            <text:p>R179C7</text:p>
          </table:table-cell>
          <table:table-cell office:value-type="float" office:value="17908">
            <text:p>17908</text:p>
          </table:table-cell>
          <table:table-cell office:value-type="string" office:string-value="R179C9">
            <text:p>R179C9</text:p>
          </table:table-cell>
          <table:table-cell office:value-type="float" office:value="17910">
            <text:p>17910</text:p>
          </table:table-cell>
          <table:table-cell office:value-type="string" office:string-value="R179C11">
            <text:p>R179C11</text:p>
          </table:table-cell>
          <table:table-cell office:value-type="float" office:value="17912">
            <text:p>17912</text:p>
          </table:table-cell>
          <table:table-cell office:value-type="string" office:string-value="R179C13">
            <text:p>R179C13</text:p>
          </table:table-cell>
          <table:table-cell office:value-type="float" office:value="17914">
            <text:p>17914</text:p>
          </table:table-cell>
          <table:table-cell office:value-type="string" office:string-value="R179C15">
            <text:p>R179C15</text:p>
          </table:table-cell>
          <table:table-cell office:value-type="float" office:value="17916">
            <text:p>17916</text:p>
          </table:table-cell>
          <table:table-cell office:value-type="string" office:string-value="R179C17">
            <text:p>R179C17</text:p>
          </table:table-cell>
          <table:table-cell office:value-type="float" office:value="17918">
            <text:p>17918</text:p>
          </table:table-cell>
          <table:table-cell office:value-type="string" office:string-value="R179C19">
            <text:p>R179C19</text:p>
          </table:table-cell>
          <table:table-cell office:value-type="float" office:value="17920">
            <text:p>17920</text:p>
          </table:table-cell>
          <table:table-cell office:value-type="string" office:string-value="R179C21">
            <text:p>R179C21</text:p>
          </table:table-cell>
          <table:table-cell office:value-type="float" office:value="17922">
            <text:p>17922</text:p>
          </table:table-cell>
          <table:table-cell office:value-type="string" office:string-value="R179C23">
            <text:p>R179C23</text:p>
          </table:table-cell>
          <table:table-cell office:value-type="float" office:value="17924">
            <text:p>17924</text:p>
          </table:table-cell>
          <table:table-cell office:value-type="string" office:string-value="R179C25">
            <text:p>R179C25</text:p>
          </table:table-cell>
          <table:table-cell office:value-type="float" office:value="17926">
            <text:p>17926</text:p>
          </table:table-cell>
        </table:table-row>
        <table:table-row>
          <table:table-cell office:value-type="string" office:string-value="R180C1">
            <text:p>R180C1</text:p>
          </table:table-cell>
          <table:table-cell office:value-type="float" office:value="18002">
            <text:p>18002</text:p>
          </table:table-cell>
          <table:table-cell office:value-type="string" office:string-value="R180C3">
            <text:p>R180C3</text:p>
          </table:table-cell>
          <table:table-cell office:value-type="float" office:value="18004">
            <text:p>18004</text:p>
          </table:table-cell>
          <table:table-cell office:value-type="string" office:string-value="R180C5">
            <text:p>R180C5</text:p>
          </table:table-cell>
          <table:table-cell office:value-type="float" office:value="18006">
            <text:p>18006</text:p>
          </table:table-cell>
          <table:table-cell office:value-type="string" office:string-value="R180C7">
            <text:p>R180C7</text:p>
          </table:table-cell>
          <table:table-cell office:value-type="float" office:value="18008">
            <text:p>18008</text:p>
          </table:table-cell>
          <table:table-cell office:value-type="string" office:string-value="R180C9">
            <text:p>R180C9</text:p>
          </table:table-cell>
          <table:table-cell office:value-type="float" office:value="18010">
            <text:p>18010</text:p>
          </table:table-cell>
          <table:table-cell office:value-type="string" office:string-value="R180C11">
            <text:p>R180C11</text:p>
          </table:table-cell>
          <table:table-cell office:value-type="float" office:value="18012">
            <text:p>18012</text:p>
          </table:table-cell>
          <table:table-cell office:value-type="string" office:string-value="R180C13">
            <text:p>R180C13</text:p>
          </table:table-cell>
          <table:table-cell office:value-type="float" office:value="18014">
            <text:p>18014</text:p>
          </table:table-cell>
          <table:table-cell office:value-type="string" office:string-value="R180C15">
            <text:p>R180C15</text:p>
          </table:table-cell>
          <table:table-cell office:value-type="float" office:value="18016">
            <text:p>18016</text:p>
          </table:table-cell>
          <table:table-cell office:value-type="string" office:string-value="R180C17">
            <text:p>R180C17</text:p>
          </table:table-cell>
          <table:table-cell office:value-type="float" office:value="18018">
            <text:p>18018</text:p>
          </table:table-cell>
          <table:table-cell office:value-type="string" office:string-value="R180C19">
            <text:p>R180C19</text:p>
          </table:table-cell>
          <table:table-cell office:value-type="float" office:value="18020">
            <text:p>18020</text:p>
          </table:table-cell>
          <table:table-cell office:value-type="string" office:string-value="R180C21">
            <text:p>R180C21</text:p>
          </table:table-cell>
          <table:table-cell office:value-type="float" office:value="18022">
            <text:p>18022</text:p>
          </table:table-cell>
          <table:table-cell office:value-type="string" office:string-value="R180C23">
            <text:p>R180C23</text:p>
          </table:table-cell>
          <table:table-cell office:value-type="float" office:value="18024">
            <text:p>18024</text:p>
          </table:table-cell>
          <table:table-cell office:value-type="string" office:string-value="R180C25">
            <text:p>R180C25</text:p>
          </table:table-cell>
          <table:table-cell office:value-type="float" office:value="18026">
            <text:p>18026</text:p>
          </table:table-cell>
        </table:table-row>
        <table:table-row>
          <table:table-cell office:value-type="string" office:string-value="R181C1">
            <text:p>R181C1</text:p>
          </table:table-cell>
          <table:table-cell office:value-type="float" office:value="18102">
            <text:p>18102</text:p>
          </table:table-cell>
          <table:table-cell office:value-type="string" office:string-value="R181C3">
            <text:p>R181C3</text:p>
          </table:table-cell>
          <table:table-cell office:value-type="float" office:value="18104">
            <text:p>18104</text:p>
          </table:table-cell>
          <table:table-cell office:value-type="string" office:string-value="R181C5">
            <text:p>R181C5</text:p>
          </table:table-cell>
          <table:table-cell office:value-type="float" office:value="18106">
            <text:p>18106</text:p>
          </table:table-cell>
          <table:table-cell office:value-type="string" office:string-value="R181C7">
            <text:p>R181C7</text:p>
          </table:table-cell>
          <table:table-cell office:value-type="float" office:value="18108">
            <text:p>18108</text:p>
          </table:table-cell>
          <table:table-cell office:value-type="string" office:string-value="R181C9">
            <text:p>R181C9</text:p>
          </table:table-cell>
          <table:table-cell office:value-type="float" office:value="18110">
            <text:p>18110</text:p>
          </table:table-cell>
          <table:table-cell office:value-type="string" office:string-value="R181C11">
            <text:p>R181C11</text:p>
          </table:table-cell>
          <table:table-cell office:value-type="float" office:value="18112">
            <text:p>18112</text:p>
          </table:table-cell>
          <table:table-cell office:value-type="string" office:string-value="R181C13">
            <text:p>R181C13</text:p>
          </table:table-cell>
          <table:table-cell office:value-type="float" office:value="18114">
            <text:p>18114</text:p>
          </table:table-cell>
          <table:table-cell office:value-type="string" office:string-value="R181C15">
            <text:p>R181C15</text:p>
          </table:table-cell>
          <table:table-cell office:value-type="float" office:value="18116">
            <text:p>18116</text:p>
          </table:table-cell>
          <table:table-cell office:value-type="string" office:string-value="R181C17">
            <text:p>R181C17</text:p>
          </table:table-cell>
          <table:table-cell office:value-type="float" office:value="18118">
            <text:p>18118</text:p>
          </table:table-cell>
          <table:table-cell office:value-type="string" office:string-value="R181C19">
            <text:p>R181C19</text:p>
          </table:table-cell>
          <table:table-cell office:value-type="float" office:value="18120">
            <text:p>18120</text:p>
          </table:table-cell>
          <table:table-cell office:value-type="string" office:string-value="R181C21">
            <text:p>R181C21</text:p>
          </table:table-cell>
          <table:table-cell office:value-type="float" office:value="18122">
            <text:p>18122</text:p>
          </table:table-cell>
          <table:table-cell office:value-type="string" office:string-value="R181C23">
            <text:p>R181C23</text:p>
          </table:table-cell>
          <table:table-cell office:value-type="float" office:value="18124">
            <text:p>18124</text:p>
          </table:table-cell>
          <table:table-cell office:value-type="string" office:string-value="R181C25">
            <text:p>R181C25</text:p>
          </table:table-cell>
          <table:table-cell office:value-type="float" office:value="18126">
            <text:p>18126</text:p>
          </table:table-cell>
        </table:table-row>
        <table:table-row>
          <table:table-cell office:value-type="string" office:string-value="R182C1">
            <text:p>R182C1</text:p>
          </table:table-cell>
          <table:table-cell office:value-type="float" office:value="18202">
            <text:p>18202</text:p>
          </table:table-cell>
          <table:table-cell office:value-type="string" office:string-value="R182C3">
            <text:p>R182C3</text:p>
          </table:table-cell>
          <table:table-cell office:value-type="float" office:value="18204">
            <text:p>18204</text:p>
          </table:table-cell>
          <table:table-cell office:value-type="string" office:string-value="R182C5">
            <text:p>R182C5</text:p>
          </table:table-cell>
          <table:table-cell office:value-type="float" office:value="18206">
            <text:p>18206</text:p>
          </table:table-cell>
          <table:table-cell office:value-type="string" office:string-value="R182C7">
            <text:p>R182C7</text:p>
          </table:table-cell>
          <table:table-cell office:value-type="float" office:value="18208">
            <text:p>18208</text:p>
          </table:table-cell>
          <table:table-cell office:value-type="string" office:string-value="R182C9">
            <text:p>R182C9</text:p>
          </table:table-cell>
          <table:table-cell office:value-type="float" office:value="18210">
            <text:p>18210</text:p>
          </table:table-cell>
          <table:table-cell office:value-type="string" office:string-value="R182C11">
            <text:p>R182C11</text:p>
          </table:table-cell>
          <table:table-cell office:value-type="float" office:value="18212">
            <text:p>18212</text:p>
          </table:table-cell>
          <table:table-cell office:value-type="string" office:string-value="R182C13">
            <text:p>R182C13</text:p>
          </table:table-cell>
          <table:table-cell office:value-type="float" office:value="18214">
            <text:p>18214</text:p>
          </table:table-cell>
          <table:table-cell office:value-type="string" office:string-value="R182C15">
            <text:p>R182C15</text:p>
          </table:table-cell>
          <table:table-cell office:value-type="float" office:value="18216">
            <text:p>18216</text:p>
          </table:table-cell>
          <table:table-cell office:value-type="string" office:string-value="R182C17">
            <text:p>R182C17</text:p>
          </table:table-cell>
          <table:table-cell office:value-type="float" office:value="18218">
            <text:p>18218</text:p>
          </table:table-cell>
          <table:table-cell office:value-type="string" office:string-value="R182C19">
            <text:p>R182C19</text:p>
          </table:table-cell>
          <table:table-cell office:value-type="float" office:value="18220">
            <text:p>18220</text:p>
          </table:table-cell>
          <table:table-cell office:value-type="string" office:string-value="R182C21">
            <text:p>R182C21</text:p>
          </table:table-cell>
          <table:table-cell office:value-type="float" office:value="18222">
            <text:p>18222</text:p>
          </table:table-cell>
          <table:table-cell office:value-type="string" office:string-value="R182C23">
            <text:p>R182C23</text:p>
          </table:table-cell>
          <table:table-cell office:value-type="float" office:value="18224">
            <text:p>18224</text:p>
          </table:table-cell>
          <table:table-cell office:value-type="string" office:string-value="R182C25">
            <text:p>R182C25</text:p>
          </table:table-cell>
          <table:table-cell office:value-type="float" office:value="18226">
            <text:p>18226</text:p>
          </table:table-cell>
        </table:table-row>
        <table:table-row>
          <table:table-cell office:value-type="string" office:string-value="R183C1">
            <text:p>R183C1</text:p>
          </table:table-cell>
          <table:table-cell office:value-type="float" office:value="18302">
            <text:p>18302</text:p>
          </table:table-cell>
          <table:table-cell office:value-type="string" office:string-value="R183C3">
            <text:p>R183C3</text:p>
          </table:table-cell>
          <table:table-cell office:value-type="float" office:value="18304">
            <text:p>18304</text:p>
          </table:table-cell>
          <table:table-cell office:value-type="string" office:string-value="R183C5">
            <text:p>R183C5</text:p>
          </table:table-cell>
          <table:table-cell office:value-type="float" office:value="18306">
            <text:p>18306</text:p>
          </table:table-cell>
          <table:table-cell office:value-type="string" office:string-value="R183C7">
            <text:p>R183C7</text:p>
          </table:table-cell>
          <table:table-cell office:value-type="float" office:value="18308">
            <text:p>18308</text:p>
          </table:table-cell>
          <table:table-cell office:value-type="string" office:string-value="R183C9">
            <text:p>R183C9</text:p>
          </table:table-cell>
          <table:table-cell office:value-type="float" office:value="18310">
            <text:p>18310</text:p>
          </table:table-cell>
          <table:table-cell office:value-type="string" office:string-value="R183C11">
            <text:p>R183C11</text:p>
          </table:table-cell>
          <table:table-cell office:value-type="float" office:value="18312">
            <text:p>18312</text:p>
          </table:table-cell>
          <table:table-cell office:value-type="string" office:string-value="R183C13">
            <text:p>R183C13</text:p>
          </table:table-cell>
          <table:table-cell office:value-type="float" office:value="18314">
            <text:p>18314</text:p>
          </table:table-cell>
          <table:table-cell office:value-type="string" office:string-value="R183C15">
            <text:p>R183C15</text:p>
          </table:table-cell>
          <table:table-cell office:value-type="float" office:value="18316">
            <text:p>18316</text:p>
          </table:table-cell>
          <table:table-cell office:value-type="string" office:string-value="R183C17">
            <text:p>R183C17</text:p>
          </table:table-cell>
          <table:table-cell office:value-type="float" office:value="18318">
            <text:p>18318</text:p>
          </table:table-cell>
          <table:table-cell office:value-type="string" office:string-value="R183C19">
            <text:p>R183C19</text:p>
          </table:table-cell>
          <table:table-cell office:value-type="float" office:value="18320">
            <text:p>18320</text:p>
          </table:table-cell>
          <table:table-cell office:value-type="string" office:string-value="R183C21">
            <text:p>R183C21</text:p>
          </table:table-cell>
          <table:table-cell office:value-type="float" office:value="18322">
            <text:p>18322</text:p>
          </table:table-cell>
          <table:table-cell office:value-type="string" office:string-value="R183C23">
            <text:p>R183C23</text:p>
          </table:table-cell>
          <table:table-cell office:value-type="float" office:value="18324">
            <text:p>18324</text:p>
          </table:table-cell>
          <table:table-cell office:value-type="string" office:string-value="R183C25">
            <text:p>R183C25</text:p>
          </table:table-cell>
          <table:table-cell office:value-type="float" office:value="18326">
            <text:p>18326</text:p>
          </table:table-cell>
        </table:table-row>
        <table:table-row>
          <table:table-cell office:value-type="string" office:string-value="R184C1">
            <text:p>R184C1</text:p>
          </table:table-cell>
          <table:table-cell office:value-type="float" office:value="18402">
            <text:p>18402</text:p>
          </table:table-cell>
          <table:table-cell office:value-type="string" office:string-value="R184C3">
            <text:p>R184C3</text:p>
          </table:table-cell>
          <table:table-cell office:value-type="float" office:value="18404">
            <text:p>18404</text:p>
          </table:table-cell>
          <table:table-cell office:value-type="string" office:string-value="R184C5">
            <text:p>R184C5</text:p>
          </table:table-cell>
          <table:table-cell office:value-type="float" office:value="18406">
            <text:p>18406</text:p>
          </table:table-cell>
          <table:table-cell office:value-type="string" office:string-value="R184C7">
            <text:p>R184C7</text:p>
          </table:table-cell>
          <table:table-cell office:value-type="float" office:value="18408">
            <text:p>18408</text:p>
          </table:table-cell>
          <table:table-cell office:value-type="string" office:string-value="R184C9">
            <text:p>R184C9</text:p>
          </table:table-cell>
          <table:table-cell office:value-type="float" office:value="18410">
            <text:p>18410</text:p>
          </table:table-cell>
          <table:table-cell office:value-type="string" office:string-value="R184C11">
            <text:p>R184C11</text:p>
          </table:table-cell>
          <table:table-cell office:value-type="float" office:value="18412">
            <text:p>18412</text:p>
          </table:table-cell>
          <table:table-cell office:value-type="string" office:string-value="R184C13">
            <text:p>R184C13</text:p>
          </table:table-cell>
          <table:table-cell office:value-type="float" office:value="18414">
            <text:p>18414</text:p>
          </table:table-cell>
          <table:table-cell office:value-type="string" office:string-value="R184C15">
            <text:p>R184C15</text:p>
          </table:table-cell>
          <table:table-cell office:value-type="float" office:value="18416">
            <text:p>18416</text:p>
          </table:table-cell>
          <table:table-cell office:value-type="string" office:string-value="R184C17">
            <text:p>R184C17</text:p>
          </table:table-cell>
          <table:table-cell office:value-type="float" office:value="18418">
            <text:p>18418</text:p>
          </table:table-cell>
          <table:table-cell office:value-type="string" office:string-value="R184C19">
            <text:p>R184C19</text:p>
          </table:table-cell>
          <table:table-cell office:value-type="float" office:value="18420">
            <text:p>18420</text:p>
          </table:table-cell>
          <table:table-cell office:value-type="string" office:string-value="R184C21">
            <text:p>R184C21</text:p>
          </table:table-cell>
          <table:table-cell office:value-type="float" office:value="18422">
            <text:p>18422</text:p>
          </table:table-cell>
          <table:table-cell office:value-type="string" office:string-value="R184C23">
            <text:p>R184C23</text:p>
          </table:table-cell>
          <table:table-cell office:value-type="float" office:value="18424">
            <text:p>18424</text:p>
          </table:table-cell>
          <table:table-cell office:value-type="string" office:string-value="R184C25">
            <text:p>R184C25</text:p>
          </table:table-cell>
          <table:table-cell office:value-type="float" office:value="18426">
            <text:p>18426</text:p>
          </table:table-cell>
        </table:table-row>
        <table:table-row>
          <table:table-cell office:value-type="string" office:string-value="R185C1">
            <text:p>R185C1</text:p>
          </table:table-cell>
          <table:table-cell office:value-type="float" office:value="18502">
            <text:p>18502</text:p>
          </table:table-cell>
          <table:table-cell office:value-type="string" office:string-value="R185C3">
            <text:p>R185C3</text:p>
          </table:table-cell>
          <table:table-cell office:value-type="float" office:value="18504">
            <text:p>18504</text:p>
          </table:table-cell>
          <table:table-cell office:value-type="string" office:string-value="R185C5">
            <text:p>R185C5</text:p>
          </table:table-cell>
          <table:table-cell office:value-type="float" office:value="18506">
            <text:p>18506</text:p>
          </table:table-cell>
          <table:table-cell office:value-type="string" office:string-value="R185C7">
            <text:p>R185C7</text:p>
          </table:table-cell>
          <table:table-cell office:value-type="float" office:value="18508">
            <text:p>18508</text:p>
          </table:table-cell>
          <table:table-cell office:value-type="string" office:string-value="R185C9">
            <text:p>R185C9</text:p>
          </table:table-cell>
          <table:table-cell office:value-type="float" office:value="18510">
            <text:p>18510</text:p>
          </table:table-cell>
          <table:table-cell office:value-type="string" office:string-value="R185C11">
            <text:p>R185C11</text:p>
          </table:table-cell>
          <table:table-cell office:value-type="float" office:value="18512">
            <text:p>18512</text:p>
          </table:table-cell>
          <table:table-cell office:value-type="string" office:string-value="R185C13">
            <text:p>R185C13</text:p>
          </table:table-cell>
          <table:table-cell office:value-type="float" office:value="18514">
            <text:p>18514</text:p>
          </table:table-cell>
          <table:table-cell office:value-type="string" office:string-value="R185C15">
            <text:p>R185C15</text:p>
          </table:table-cell>
          <table:table-cell office:value-type="float" office:value="18516">
            <text:p>18516</text:p>
          </table:table-cell>
          <table:table-cell office:value-type="string" office:string-value="R185C17">
            <text:p>R185C17</text:p>
          </table:table-cell>
          <table:table-cell office:value-type="float" office:value="18518">
            <text:p>18518</text:p>
          </table:table-cell>
          <table:table-cell office:value-type="string" office:string-value="R185C19">
            <text:p>R185C19</text:p>
          </table:table-cell>
          <table:table-cell office:value-type="float" office:value="18520">
            <text:p>18520</text:p>
          </table:table-cell>
          <table:table-cell office:value-type="string" office:string-value="R185C21">
            <text:p>R185C21</text:p>
          </table:table-cell>
          <table:table-cell office:value-type="float" office:value="18522">
            <text:p>18522</text:p>
          </table:table-cell>
          <table:table-cell office:value-type="string" office:string-value="R185C23">
            <text:p>R185C23</text:p>
          </table:table-cell>
          <table:table-cell office:value-type="float" office:value="18524">
            <text:p>18524</text:p>
          </table:table-cell>
          <table:table-cell office:value-type="string" office:string-value="R185C25">
            <text:p>R185C25</text:p>
          </table:table-cell>
          <table:table-cell office:value-type="float" office:value="18526">
            <text:p>18526</text:p>
          </table:table-cell>
        </table:table-row>
        <table:table-row>
          <table:table-cell office:value-type="string" office:string-value="R186C1">
            <text:p>R186C1</text:p>
          </table:table-cell>
          <table:table-cell office:value-type="float" office:value="18602">
            <text:p>18602</text:p>
          </table:table-cell>
          <table:table-cell office:value-type="string" office:string-value="R186C3">
            <text:p>R186C3</text:p>
          </table:table-cell>
          <table:table-cell office:value-type="float" office:value="18604">
            <text:p>18604</text:p>
          </table:table-cell>
          <table:table-cell office:value-type="string" office:string-value="R186C5">
            <text:p>R186C5</text:p>
          </table:table-cell>
          <table:table-cell office:value-type="float" office:value="18606">
            <text:p>18606</text:p>
          </table:table-cell>
          <table:table-cell office:value-type="string" office:string-value="R186C7">
            <text:p>R186C7</text:p>
          </table:table-cell>
          <table:table-cell office:value-type="float" office:value="18608">
            <text:p>18608</text:p>
          </table:table-cell>
          <table:table-cell office:value-type="string" office:string-value="R186C9">
            <text:p>R186C9</text:p>
          </table:table-cell>
          <table:table-cell office:value-type="float" office:value="18610">
            <text:p>18610</text:p>
          </table:table-cell>
          <table:table-cell office:value-type="string" office:string-value="R186C11">
            <text:p>R186C11</text:p>
          </table:table-cell>
          <table:table-cell office:value-type="float" office:value="18612">
            <text:p>18612</text:p>
          </table:table-cell>
          <table:table-cell office:value-type="string" office:string-value="R186C13">
            <text:p>R186C13</text:p>
          </table:table-cell>
          <table:table-cell office:value-type="float" office:value="18614">
            <text:p>18614</text:p>
          </table:table-cell>
          <table:table-cell office:value-type="string" office:string-value="R186C15">
            <text:p>R186C15</text:p>
          </table:table-cell>
          <table:table-cell office:value-type="float" office:value="18616">
            <text:p>18616</text:p>
          </table:table-cell>
          <table:table-cell office:value-type="string" office:string-value="R186C17">
            <text:p>R186C17</text:p>
          </table:table-cell>
          <table:table-cell office:value-type="float" office:value="18618">
            <text:p>18618</text:p>
          </table:table-cell>
          <table:table-cell office:value-type="string" office:string-value="R186C19">
            <text:p>R186C19</text:p>
          </table:table-cell>
          <table:table-cell office:value-type="float" office:value="18620">
            <text:p>18620</text:p>
          </table:table-cell>
          <table:table-cell office:value-type="string" office:string-value="R186C21">
            <text:p>R186C21</text:p>
          </table:table-cell>
          <table:table-cell office:value-type="float" office:value="18622">
            <text:p>18622</text:p>
          </table:table-cell>
          <table:table-cell office:value-type="string" office:string-value="R186C23">
            <text:p>R186C23</text:p>
          </table:table-cell>
          <table:table-cell office:value-type="float" office:value="18624">
            <text:p>18624</text:p>
          </table:table-cell>
          <table:table-cell office:value-type="string" office:string-value="R186C25">
            <text:p>R186C25</text:p>
          </table:table-cell>
          <table:table-cell office:value-type="float" office:value="18626">
            <text:p>18626</text:p>
          </table:table-cell>
        </table:table-row>
        <table:table-row>
          <table:table-cell office:value-type="string" office:string-value="R187C1">
            <text:p>R187C1</text:p>
          </table:table-cell>
          <table:table-cell office:value-type="float" office:value="18702">
            <text:p>18702</text:p>
          </table:table-cell>
          <table:table-cell office:value-type="string" office:string-value="R187C3">
            <text:p>R187C3</text:p>
          </table:table-cell>
          <table:table-cell office:value-type="float" office:value="18704">
            <text:p>18704</text:p>
          </table:table-cell>
          <table:table-cell office:value-type="string" office:string-value="R187C5">
            <text:p>R187C5</text:p>
          </table:table-cell>
          <table:table-cell office:value-type="float" office:value="18706">
            <text:p>18706</text:p>
          </table:table-cell>
          <table:table-cell office:value-type="string" office:string-value="R187C7">
            <text:p>R187C7</text:p>
          </table:table-cell>
          <table:table-cell office:value-type="float" office:value="18708">
            <text:p>18708</text:p>
          </table:table-cell>
          <table:table-cell office:value-type="string" office:string-value="R187C9">
            <text:p>R187C9</text:p>
          </table:table-cell>
          <table:table-cell office:value-type="float" office:value="18710">
            <text:p>18710</text:p>
          </table:table-cell>
          <table:table-cell office:value-type="string" office:string-value="R187C11">
            <text:p>R187C11</text:p>
          </table:table-cell>
          <table:table-cell office:value-type="float" office:value="18712">
            <text:p>18712</text:p>
          </table:table-cell>
          <table:table-cell office:value-type="string" office:string-value="R187C13">
            <text:p>R187C13</text:p>
          </table:table-cell>
          <table:table-cell office:value-type="float" office:value="18714">
            <text:p>18714</text:p>
          </table:table-cell>
          <table:table-cell office:value-type="string" office:string-value="R187C15">
            <text:p>R187C15</text:p>
          </table:table-cell>
          <table:table-cell office:value-type="float" office:value="18716">
            <text:p>18716</text:p>
          </table:table-cell>
          <table:table-cell office:value-type="string" office:string-value="R187C17">
            <text:p>R187C17</text:p>
          </table:table-cell>
          <table:table-cell office:value-type="float" office:value="18718">
            <text:p>18718</text:p>
          </table:table-cell>
          <table:table-cell office:value-type="string" office:string-value="R187C19">
            <text:p>R187C19</text:p>
          </table:table-cell>
          <table:table-cell office:value-type="float" office:value="18720">
            <text:p>18720</text:p>
          </table:table-cell>
          <table:table-cell office:value-type="string" office:string-value="R187C21">
            <text:p>R187C21</text:p>
          </table:table-cell>
          <table:table-cell office:value-type="float" office:value="18722">
            <text:p>18722</text:p>
          </table:table-cell>
          <table:table-cell office:value-type="string" office:string-value="R187C23">
            <text:p>R187C23</text:p>
          </table:table-cell>
          <table:table-cell office:value-type="float" office:value="18724">
            <text:p>18724</text:p>
          </table:table-cell>
          <table:table-cell office:value-type="string" office:string-value="R187C25">
            <text:p>R187C25</text:p>
          </table:table-cell>
          <table:table-cell office:value-type="float" office:value="18726">
            <text:p>18726</text:p>
          </table:table-cell>
        </table:table-row>
        <table:table-row>
          <table:table-cell office:value-type="string" office:string-value="R188C1">
            <text:p>R188C1</text:p>
          </table:table-cell>
          <table:table-cell office:value-type="float" office:value="18802">
            <text:p>18802</text:p>
          </table:table-cell>
          <table:table-cell office:value-type="string" office:string-value="R188C3">
            <text:p>R188C3</text:p>
          </table:table-cell>
          <table:table-cell office:value-type="float" office:value="18804">
            <text:p>18804</text:p>
          </table:table-cell>
          <table:table-cell office:value-type="string" office:string-value="R188C5">
            <text:p>R188C5</text:p>
          </table:table-cell>
          <table:table-cell office:value-type="float" office:value="18806">
            <text:p>18806</text:p>
          </table:table-cell>
          <table:table-cell office:value-type="string" office:string-value="R188C7">
            <text:p>R188C7</text:p>
          </table:table-cell>
          <table:table-cell office:value-type="float" office:value="18808">
            <text:p>18808</text:p>
          </table:table-cell>
          <table:table-cell office:value-type="string" office:string-value="R188C9">
            <text:p>R188C9</text:p>
          </table:table-cell>
          <table:table-cell office:value-type="float" office:value="18810">
            <text:p>18810</text:p>
          </table:table-cell>
          <table:table-cell office:value-type="string" office:string-value="R188C11">
            <text:p>R188C11</text:p>
          </table:table-cell>
          <table:table-cell office:value-type="float" office:value="18812">
            <text:p>18812</text:p>
          </table:table-cell>
          <table:table-cell office:value-type="string" office:string-value="R188C13">
            <text:p>R188C13</text:p>
          </table:table-cell>
          <table:table-cell office:value-type="float" office:value="18814">
            <text:p>18814</text:p>
          </table:table-cell>
          <table:table-cell office:value-type="string" office:string-value="R188C15">
            <text:p>R188C15</text:p>
          </table:table-cell>
          <table:table-cell office:value-type="float" office:value="18816">
            <text:p>18816</text:p>
          </table:table-cell>
          <table:table-cell office:value-type="string" office:string-value="R188C17">
            <text:p>R188C17</text:p>
          </table:table-cell>
          <table:table-cell office:value-type="float" office:value="18818">
            <text:p>18818</text:p>
          </table:table-cell>
          <table:table-cell office:value-type="string" office:string-value="R188C19">
            <text:p>R188C19</text:p>
          </table:table-cell>
          <table:table-cell office:value-type="float" office:value="18820">
            <text:p>18820</text:p>
          </table:table-cell>
          <table:table-cell office:value-type="string" office:string-value="R188C21">
            <text:p>R188C21</text:p>
          </table:table-cell>
          <table:table-cell office:value-type="float" office:value="18822">
            <text:p>18822</text:p>
          </table:table-cell>
          <table:table-cell office:value-type="string" office:string-value="R188C23">
            <text:p>R188C23</text:p>
          </table:table-cell>
          <table:table-cell office:value-type="float" office:value="18824">
            <text:p>18824</text:p>
          </table:table-cell>
          <table:table-cell office:value-type="string" office:string-value="R188C25">
            <text:p>R188C25</text:p>
          </table:table-cell>
          <table:table-cell office:value-type="float" office:value="18826">
            <text:p>18826</text:p>
          </table:table-cell>
        </table:table-row>
        <table:table-row>
          <table:table-cell office:value-type="string" office:string-value="R189C1">
            <text:p>R189C1</text:p>
          </table:table-cell>
          <table:table-cell office:value-type="float" office:value="18902">
            <text:p>18902</text:p>
          </table:table-cell>
          <table:table-cell office:value-type="string" office:string-value="R189C3">
            <text:p>R189C3</text:p>
          </table:table-cell>
          <table:table-cell office:value-type="float" office:value="18904">
            <text:p>18904</text:p>
          </table:table-cell>
          <table:table-cell office:value-type="string" office:string-value="R189C5">
            <text:p>R189C5</text:p>
          </table:table-cell>
          <table:table-cell office:value-type="float" office:value="18906">
            <text:p>18906</text:p>
          </table:table-cell>
          <table:table-cell office:value-type="string" office:string-value="R189C7">
            <text:p>R189C7</text:p>
          </table:table-cell>
          <table:table-cell office:value-type="float" office:value="18908">
            <text:p>18908</text:p>
          </table:table-cell>
          <table:table-cell office:value-type="string" office:string-value="R189C9">
            <text:p>R189C9</text:p>
          </table:table-cell>
          <table:table-cell office:value-type="float" office:value="18910">
            <text:p>18910</text:p>
          </table:table-cell>
          <table:table-cell office:value-type="string" office:string-value="R189C11">
            <text:p>R189C11</text:p>
          </table:table-cell>
          <table:table-cell office:value-type="float" office:value="18912">
            <text:p>18912</text:p>
          </table:table-cell>
          <table:table-cell office:value-type="string" office:string-value="R189C13">
            <text:p>R189C13</text:p>
          </table:table-cell>
          <table:table-cell office:value-type="float" office:value="18914">
            <text:p>18914</text:p>
          </table:table-cell>
          <table:table-cell office:value-type="string" office:string-value="R189C15">
            <text:p>R189C15</text:p>
          </table:table-cell>
          <table:table-cell office:value-type="float" office:value="18916">
            <text:p>18916</text:p>
          </table:table-cell>
          <table:table-cell office:value-type="string" office:string-value="R189C17">
            <text:p>R189C17</text:p>
          </table:table-cell>
          <table:table-cell office:value-type="float" office:value="18918">
            <text:p>18918</text:p>
          </table:table-cell>
          <table:table-cell office:value-type="string" office:string-value="R189C19">
            <text:p>R189C19</text:p>
          </table:table-cell>
          <table:table-cell office:value-type="float" office:value="18920">
            <text:p>18920</text:p>
          </table:table-cell>
          <table:table-cell office:value-type="string" office:string-value="R189C21">
            <text:p>R189C21</text:p>
          </table:table-cell>
          <table:table-cell office:value-type="float" office:value="18922">
            <text:p>18922</text:p>
          </table:table-cell>
          <table:table-cell office:value-type="string" office:string-value="R189C23">
            <text:p>R189C23</text:p>
          </table:table-cell>
          <table:table-cell office:value-type="float" office:value="18924">
            <text:p>18924</text:p>
          </table:table-cell>
          <table:table-cell office:value-type="string" office:string-value="R189C25">
            <text:p>R189C25</text:p>
          </table:table-cell>
          <table:table-cell office:value-type="float" office:value="18926">
            <text:p>18926</text:p>
          </table:table-cell>
        </table:table-row>
        <table:table-row>
          <table:table-cell office:value-type="string" office:string-value="R190C1">
            <text:p>R190C1</text:p>
          </table:table-cell>
          <table:table-cell office:value-type="float" office:value="19002">
            <text:p>19002</text:p>
          </table:table-cell>
          <table:table-cell office:value-type="string" office:string-value="R190C3">
            <text:p>R190C3</text:p>
          </table:table-cell>
          <table:table-cell office:value-type="float" office:value="19004">
            <text:p>19004</text:p>
          </table:table-cell>
          <table:table-cell office:value-type="string" office:string-value="R190C5">
            <text:p>R190C5</text:p>
          </table:table-cell>
          <table:table-cell office:value-type="float" office:value="19006">
            <text:p>19006</text:p>
          </table:table-cell>
          <table:table-cell office:value-type="string" office:string-value="R190C7">
            <text:p>R190C7</text:p>
          </table:table-cell>
          <table:table-cell office:value-type="float" office:value="19008">
            <text:p>19008</text:p>
          </table:table-cell>
          <table:table-cell office:value-type="string" office:string-value="R190C9">
            <text:p>R190C9</text:p>
          </table:table-cell>
          <table:table-cell office:value-type="float" office:value="19010">
            <text:p>19010</text:p>
          </table:table-cell>
          <table:table-cell office:value-type="string" office:string-value="R190C11">
            <text:p>R190C11</text:p>
          </table:table-cell>
          <table:table-cell office:value-type="float" office:value="19012">
            <text:p>19012</text:p>
          </table:table-cell>
          <table:table-cell office:value-type="string" office:string-value="R190C13">
            <text:p>R190C13</text:p>
          </table:table-cell>
          <table:table-cell office:value-type="float" office:value="19014">
            <text:p>19014</text:p>
          </table:table-cell>
          <table:table-cell office:value-type="string" office:string-value="R190C15">
            <text:p>R190C15</text:p>
          </table:table-cell>
          <table:table-cell office:value-type="float" office:value="19016">
            <text:p>19016</text:p>
          </table:table-cell>
          <table:table-cell office:value-type="string" office:string-value="R190C17">
            <text:p>R190C17</text:p>
          </table:table-cell>
          <table:table-cell office:value-type="float" office:value="19018">
            <text:p>19018</text:p>
          </table:table-cell>
          <table:table-cell office:value-type="string" office:string-value="R190C19">
            <text:p>R190C19</text:p>
          </table:table-cell>
          <table:table-cell office:value-type="float" office:value="19020">
            <text:p>19020</text:p>
          </table:table-cell>
          <table:table-cell office:value-type="string" office:string-value="R190C21">
            <text:p>R190C21</text:p>
          </table:table-cell>
          <table:table-cell office:value-type="float" office:value="19022">
            <text:p>19022</text:p>
          </table:table-cell>
          <table:table-cell office:value-type="string" office:string-value="R190C23">
            <text:p>R190C23</text:p>
          </table:table-cell>
          <table:table-cell office:value-type="float" office:value="19024">
            <text:p>19024</text:p>
          </table:table-cell>
          <table:table-cell office:value-type="string" office:string-value="R190C25">
            <text:p>R190C25</text:p>
          </table:table-cell>
          <table:table-cell office:value-type="float" office:value="19026">
            <text:p>19026</text:p>
          </table:table-cell>
        </table:table-row>
        <table:table-row>
          <table:table-cell office:value-type="string" office:string-value="R191C1">
            <text:p>R191C1</text:p>
          </table:table-cell>
          <table:table-cell office:value-type="float" office:value="19102">
            <text:p>19102</text:p>
          </table:table-cell>
          <table:table-cell office:value-type="string" office:string-value="R191C3">
            <text:p>R191C3</text:p>
          </table:table-cell>
          <table:table-cell office:value-type="float" office:value="19104">
            <text:p>19104</text:p>
          </table:table-cell>
          <table:table-cell office:value-type="string" office:string-value="R191C5">
            <text:p>R191C5</text:p>
          </table:table-cell>
          <table:table-cell office:value-type="float" office:value="19106">
            <text:p>19106</text:p>
          </table:table-cell>
          <table:table-cell office:value-type="string" office:string-value="R191C7">
            <text:p>R191C7</text:p>
          </table:table-cell>
          <table:table-cell office:value-type="float" office:value="19108">
            <text:p>19108</text:p>
          </table:table-cell>
          <table:table-cell office:value-type="string" office:string-value="R191C9">
            <text:p>R191C9</text:p>
          </table:table-cell>
          <table:table-cell office:value-type="float" office:value="19110">
            <text:p>19110</text:p>
          </table:table-cell>
          <table:table-cell office:value-type="string" office:string-value="R191C11">
            <text:p>R191C11</text:p>
          </table:table-cell>
          <table:table-cell office:value-type="float" office:value="19112">
            <text:p>19112</text:p>
          </table:table-cell>
          <table:table-cell office:value-type="string" office:string-value="R191C13">
            <text:p>R191C13</text:p>
          </table:table-cell>
          <table:table-cell office:value-type="float" office:value="19114">
            <text:p>19114</text:p>
          </table:table-cell>
          <table:table-cell office:value-type="string" office:string-value="R191C15">
            <text:p>R191C15</text:p>
          </table:table-cell>
          <table:table-cell office:value-type="float" office:value="19116">
            <text:p>19116</text:p>
          </table:table-cell>
          <table:table-cell office:value-type="string" office:string-value="R191C17">
            <text:p>R191C17</text:p>
          </table:table-cell>
          <table:table-cell office:value-type="float" office:value="19118">
            <text:p>19118</text:p>
          </table:table-cell>
          <table:table-cell office:value-type="string" office:string-value="R191C19">
            <text:p>R191C19</text:p>
          </table:table-cell>
          <table:table-cell office:value-type="float" office:value="19120">
            <text:p>19120</text:p>
          </table:table-cell>
          <table:table-cell office:value-type="string" office:string-value="R191C21">
            <text:p>R191C21</text:p>
          </table:table-cell>
          <table:table-cell office:value-type="float" office:value="19122">
            <text:p>19122</text:p>
          </table:table-cell>
          <table:table-cell office:value-type="string" office:string-value="R191C23">
            <text:p>R191C23</text:p>
          </table:table-cell>
          <table:table-cell office:value-type="float" office:value="19124">
            <text:p>19124</text:p>
          </table:table-cell>
          <table:table-cell office:value-type="string" office:string-value="R191C25">
            <text:p>R191C25</text:p>
          </table:table-cell>
          <table:table-cell office:value-type="float" office:value="19126">
            <text:p>19126</text:p>
          </table:table-cell>
        </table:table-row>
        <table:table-row>
          <table:table-cell office:value-type="string" office:string-value="R192C1">
            <text:p>R192C1</text:p>
          </table:table-cell>
          <table:table-cell office:value-type="float" office:value="19202">
            <text:p>19202</text:p>
          </table:table-cell>
          <table:table-cell office:value-type="string" office:string-value="R192C3">
            <text:p>R192C3</text:p>
          </table:table-cell>
          <table:table-cell office:value-type="float" office:value="19204">
            <text:p>19204</text:p>
          </table:table-cell>
          <table:table-cell office:value-type="string" office:string-value="R192C5">
            <text:p>R192C5</text:p>
          </table:table-cell>
          <table:table-cell office:value-type="float" office:value="19206">
            <text:p>19206</text:p>
          </table:table-cell>
          <table:table-cell office:value-type="string" office:string-value="R192C7">
            <text:p>R192C7</text:p>
          </table:table-cell>
          <table:table-cell office:value-type="float" office:value="19208">
            <text:p>19208</text:p>
          </table:table-cell>
          <table:table-cell office:value-type="string" office:string-value="R192C9">
            <text:p>R192C9</text:p>
          </table:table-cell>
          <table:table-cell office:value-type="float" office:value="19210">
            <text:p>19210</text:p>
          </table:table-cell>
          <table:table-cell office:value-type="string" office:string-value="R192C11">
            <text:p>R192C11</text:p>
          </table:table-cell>
          <table:table-cell office:value-type="float" office:value="19212">
            <text:p>19212</text:p>
          </table:table-cell>
          <table:table-cell office:value-type="string" office:string-value="R192C13">
            <text:p>R192C13</text:p>
          </table:table-cell>
          <table:table-cell office:value-type="float" office:value="19214">
            <text:p>19214</text:p>
          </table:table-cell>
          <table:table-cell office:value-type="string" office:string-value="R192C15">
            <text:p>R192C15</text:p>
          </table:table-cell>
          <table:table-cell office:value-type="float" office:value="19216">
            <text:p>19216</text:p>
          </table:table-cell>
          <table:table-cell office:value-type="string" office:string-value="R192C17">
            <text:p>R192C17</text:p>
          </table:table-cell>
          <table:table-cell office:value-type="float" office:value="19218">
            <text:p>19218</text:p>
          </table:table-cell>
          <table:table-cell office:value-type="string" office:string-value="R192C19">
            <text:p>R192C19</text:p>
          </table:table-cell>
          <table:table-cell office:value-type="float" office:value="19220">
            <text:p>19220</text:p>
          </table:table-cell>
          <table:table-cell office:value-type="string" office:string-value="R192C21">
            <text:p>R192C21</text:p>
          </table:table-cell>
          <table:table-cell office:value-type="float" office:value="19222">
            <text:p>19222</text:p>
          </table:table-cell>
          <table:table-cell office:value-type="string" office:string-value="R192C23">
            <text:p>R192C23</text:p>
          </table:table-cell>
          <table:table-cell office:value-type="float" office:value="19224">
            <text:p>19224</text:p>
          </table:table-cell>
          <table:table-cell office:value-type="string" office:string-value="R192C25">
            <text:p>R192C25</text:p>
          </table:table-cell>
          <table:table-cell office:value-type="float" office:value="19226">
            <text:p>19226</text:p>
          </table:table-cell>
        </table:table-row>
        <table:table-row>
          <table:table-cell office:value-type="string" office:string-value="R193C1">
            <text:p>R193C1</text:p>
          </table:table-cell>
          <table:table-cell office:value-type="float" office:value="19302">
            <text:p>19302</text:p>
          </table:table-cell>
          <table:table-cell office:value-type="string" office:string-value="R193C3">
            <text:p>R193C3</text:p>
          </table:table-cell>
          <table:table-cell office:value-type="float" office:value="19304">
            <text:p>19304</text:p>
          </table:table-cell>
          <table:table-cell office:value-type="string" office:string-value="R193C5">
            <text:p>R193C5</text:p>
          </table:table-cell>
          <table:table-cell office:value-type="float" office:value="19306">
            <text:p>19306</text:p>
          </table:table-cell>
          <table:table-cell office:value-type="string" office:string-value="R193C7">
            <text:p>R193C7</text:p>
          </table:table-cell>
          <table:table-cell office:value-type="float" office:value="19308">
            <text:p>19308</text:p>
          </table:table-cell>
          <table:table-cell office:value-type="string" office:string-value="R193C9">
            <text:p>R193C9</text:p>
          </table:table-cell>
          <table:table-cell office:value-type="float" office:value="19310">
            <text:p>19310</text:p>
          </table:table-cell>
          <table:table-cell office:value-type="string" office:string-value="R193C11">
            <text:p>R193C11</text:p>
          </table:table-cell>
          <table:table-cell office:value-type="float" office:value="19312">
            <text:p>19312</text:p>
          </table:table-cell>
          <table:table-cell office:value-type="string" office:string-value="R193C13">
            <text:p>R193C13</text:p>
          </table:table-cell>
          <table:table-cell office:value-type="float" office:value="19314">
            <text:p>19314</text:p>
          </table:table-cell>
          <table:table-cell office:value-type="string" office:string-value="R193C15">
            <text:p>R193C15</text:p>
          </table:table-cell>
          <table:table-cell office:value-type="float" office:value="19316">
            <text:p>19316</text:p>
          </table:table-cell>
          <table:table-cell office:value-type="string" office:string-value="R193C17">
            <text:p>R193C17</text:p>
          </table:table-cell>
          <table:table-cell office:value-type="float" office:value="19318">
            <text:p>19318</text:p>
          </table:table-cell>
          <table:table-cell office:value-type="string" office:string-value="R193C19">
            <text:p>R193C19</text:p>
          </table:table-cell>
          <table:table-cell office:value-type="float" office:value="19320">
            <text:p>19320</text:p>
          </table:table-cell>
          <table:table-cell office:value-type="string" office:string-value="R193C21">
            <text:p>R193C21</text:p>
          </table:table-cell>
          <table:table-cell office:value-type="float" office:value="19322">
            <text:p>19322</text:p>
          </table:table-cell>
          <table:table-cell office:value-type="string" office:string-value="R193C23">
            <text:p>R193C23</text:p>
          </table:table-cell>
          <table:table-cell office:value-type="float" office:value="19324">
            <text:p>19324</text:p>
          </table:table-cell>
          <table:table-cell office:value-type="string" office:string-value="R193C25">
            <text:p>R193C25</text:p>
          </table:table-cell>
          <table:table-cell office:value-type="float" office:value="19326">
            <text:p>19326</text:p>
          </table:table-cell>
        </table:table-row>
        <table:table-row>
          <table:table-cell office:value-type="string" office:string-value="R194C1">
            <text:p>R194C1</text:p>
          </table:table-cell>
          <table:table-cell office:value-type="float" office:value="19402">
            <text:p>19402</text:p>
          </table:table-cell>
          <table:table-cell office:value-type="string" office:string-value="R194C3">
            <text:p>R194C3</text:p>
          </table:table-cell>
          <table:table-cell office:value-type="float" office:value="19404">
            <text:p>19404</text:p>
          </table:table-cell>
          <table:table-cell office:value-type="string" office:string-value="R194C5">
            <text:p>R194C5</text:p>
          </table:table-cell>
          <table:table-cell office:value-type="float" office:value="19406">
            <text:p>19406</text:p>
          </table:table-cell>
          <table:table-cell office:value-type="string" office:string-value="R194C7">
            <text:p>R194C7</text:p>
          </table:table-cell>
          <table:table-cell office:value-type="float" office:value="19408">
            <text:p>19408</text:p>
          </table:table-cell>
          <table:table-cell office:value-type="string" office:string-value="R194C9">
            <text:p>R194C9</text:p>
          </table:table-cell>
          <table:table-cell office:value-type="float" office:value="19410">
            <text:p>19410</text:p>
          </table:table-cell>
          <table:table-cell office:value-type="string" office:string-value="R194C11">
            <text:p>R194C11</text:p>
          </table:table-cell>
          <table:table-cell office:value-type="float" office:value="19412">
            <text:p>19412</text:p>
          </table:table-cell>
          <table:table-cell office:value-type="string" office:string-value="R194C13">
            <text:p>R194C13</text:p>
          </table:table-cell>
          <table:table-cell office:value-type="float" office:value="19414">
            <text:p>19414</text:p>
          </table:table-cell>
          <table:table-cell office:value-type="string" office:string-value="R194C15">
            <text:p>R194C15</text:p>
          </table:table-cell>
          <table:table-cell office:value-type="float" office:value="19416">
            <text:p>19416</text:p>
          </table:table-cell>
          <table:table-cell office:value-type="string" office:string-value="R194C17">
            <text:p>R194C17</text:p>
          </table:table-cell>
          <table:table-cell office:value-type="float" office:value="19418">
            <text:p>19418</text:p>
          </table:table-cell>
          <table:table-cell office:value-type="string" office:string-value="R194C19">
            <text:p>R194C19</text:p>
          </table:table-cell>
          <table:table-cell office:value-type="float" office:value="19420">
            <text:p>19420</text:p>
          </table:table-cell>
          <table:table-cell office:value-type="string" office:string-value="R194C21">
            <text:p>R194C21</text:p>
          </table:table-cell>
          <table:table-cell office:value-type="float" office:value="19422">
            <text:p>19422</text:p>
          </table:table-cell>
          <table:table-cell office:value-type="string" office:string-value="R194C23">
            <text:p>R194C23</text:p>
          </table:table-cell>
          <table:table-cell office:value-type="float" office:value="19424">
            <text:p>19424</text:p>
          </table:table-cell>
          <table:table-cell office:value-type="string" office:string-value="R194C25">
            <text:p>R194C25</text:p>
          </table:table-cell>
          <table:table-cell office:value-type="float" office:value="19426">
            <text:p>19426</text:p>
          </table:table-cell>
        </table:table-row>
        <table:table-row>
          <table:table-cell office:value-type="string" office:string-value="R195C1">
            <text:p>R195C1</text:p>
          </table:table-cell>
          <table:table-cell office:value-type="float" office:value="19502">
            <text:p>19502</text:p>
          </table:table-cell>
          <table:table-cell office:value-type="string" office:string-value="R195C3">
            <text:p>R195C3</text:p>
          </table:table-cell>
          <table:table-cell office:value-type="float" office:value="19504">
            <text:p>19504</text:p>
          </table:table-cell>
          <table:table-cell office:value-type="string" office:string-value="R195C5">
            <text:p>R195C5</text:p>
          </table:table-cell>
          <table:table-cell office:value-type="float" office:value="19506">
            <text:p>19506</text:p>
          </table:table-cell>
          <table:table-cell office:value-type="string" office:string-value="R195C7">
            <text:p>R195C7</text:p>
          </table:table-cell>
          <table:table-cell office:value-type="float" office:value="19508">
            <text:p>19508</text:p>
          </table:table-cell>
          <table:table-cell office:value-type="string" office:string-value="R195C9">
            <text:p>R195C9</text:p>
          </table:table-cell>
          <table:table-cell office:value-type="float" office:value="19510">
            <text:p>19510</text:p>
          </table:table-cell>
          <table:table-cell office:value-type="string" office:string-value="R195C11">
            <text:p>R195C11</text:p>
          </table:table-cell>
          <table:table-cell office:value-type="float" office:value="19512">
            <text:p>19512</text:p>
          </table:table-cell>
          <table:table-cell office:value-type="string" office:string-value="R195C13">
            <text:p>R195C13</text:p>
          </table:table-cell>
          <table:table-cell office:value-type="float" office:value="19514">
            <text:p>19514</text:p>
          </table:table-cell>
          <table:table-cell office:value-type="string" office:string-value="R195C15">
            <text:p>R195C15</text:p>
          </table:table-cell>
          <table:table-cell office:value-type="float" office:value="19516">
            <text:p>19516</text:p>
          </table:table-cell>
          <table:table-cell office:value-type="string" office:string-value="R195C17">
            <text:p>R195C17</text:p>
          </table:table-cell>
          <table:table-cell office:value-type="float" office:value="19518">
            <text:p>19518</text:p>
          </table:table-cell>
          <table:table-cell office:value-type="string" office:string-value="R195C19">
            <text:p>R195C19</text:p>
          </table:table-cell>
          <table:table-cell office:value-type="float" office:value="19520">
            <text:p>19520</text:p>
          </table:table-cell>
          <table:table-cell office:value-type="string" office:string-value="R195C21">
            <text:p>R195C21</text:p>
          </table:table-cell>
          <table:table-cell office:value-type="float" office:value="19522">
            <text:p>19522</text:p>
          </table:table-cell>
          <table:table-cell office:value-type="string" office:string-value="R195C23">
            <text:p>R195C23</text:p>
          </table:table-cell>
          <table:table-cell office:value-type="float" office:value="19524">
            <text:p>19524</text:p>
          </table:table-cell>
          <table:table-cell office:value-type="string" office:string-value="R195C25">
            <text:p>R195C25</text:p>
          </table:table-cell>
          <table:table-cell office:value-type="float" office:value="19526">
            <text:p>19526</text:p>
          </table:table-cell>
        </table:table-row>
        <table:table-row>
          <table:table-cell office:value-type="string" office:string-value="R196C1">
            <text:p>R196C1</text:p>
          </table:table-cell>
          <table:table-cell office:value-type="float" office:value="19602">
            <text:p>19602</text:p>
          </table:table-cell>
          <table:table-cell office:value-type="string" office:string-value="R196C3">
            <text:p>R196C3</text:p>
          </table:table-cell>
          <table:table-cell office:value-type="float" office:value="19604">
            <text:p>19604</text:p>
          </table:table-cell>
          <table:table-cell office:value-type="string" office:string-value="R196C5">
            <text:p>R196C5</text:p>
          </table:table-cell>
          <table:table-cell office:value-type="float" office:value="19606">
            <text:p>19606</text:p>
          </table:table-cell>
          <table:table-cell office:value-type="string" office:string-value="R196C7">
            <text:p>R196C7</text:p>
          </table:table-cell>
          <table:table-cell office:value-type="float" office:value="19608">
            <text:p>19608</text:p>
          </table:table-cell>
          <table:table-cell office:value-type="string" office:string-value="R196C9">
            <text:p>R196C9</text:p>
          </table:table-cell>
          <table:table-cell office:value-type="float" office:value="19610">
            <text:p>19610</text:p>
          </table:table-cell>
          <table:table-cell office:value-type="string" office:string-value="R196C11">
            <text:p>R196C11</text:p>
          </table:table-cell>
          <table:table-cell office:value-type="float" office:value="19612">
            <text:p>19612</text:p>
          </table:table-cell>
          <table:table-cell office:value-type="string" office:string-value="R196C13">
            <text:p>R196C13</text:p>
          </table:table-cell>
          <table:table-cell office:value-type="float" office:value="19614">
            <text:p>19614</text:p>
          </table:table-cell>
          <table:table-cell office:value-type="string" office:string-value="R196C15">
            <text:p>R196C15</text:p>
          </table:table-cell>
          <table:table-cell office:value-type="float" office:value="19616">
            <text:p>19616</text:p>
          </table:table-cell>
          <table:table-cell office:value-type="string" office:string-value="R196C17">
            <text:p>R196C17</text:p>
          </table:table-cell>
          <table:table-cell office:value-type="float" office:value="19618">
            <text:p>19618</text:p>
          </table:table-cell>
          <table:table-cell office:value-type="string" office:string-value="R196C19">
            <text:p>R196C19</text:p>
          </table:table-cell>
          <table:table-cell office:value-type="float" office:value="19620">
            <text:p>19620</text:p>
          </table:table-cell>
          <table:table-cell office:value-type="string" office:string-value="R196C21">
            <text:p>R196C21</text:p>
          </table:table-cell>
          <table:table-cell office:value-type="float" office:value="19622">
            <text:p>19622</text:p>
          </table:table-cell>
          <table:table-cell office:value-type="string" office:string-value="R196C23">
            <text:p>R196C23</text:p>
          </table:table-cell>
          <table:table-cell office:value-type="float" office:value="19624">
            <text:p>19624</text:p>
          </table:table-cell>
          <table:table-cell office:value-type="string" office:string-value="R196C25">
            <text:p>R196C25</text:p>
          </table:table-cell>
          <table:table-cell office:value-type="float" office:value="19626">
            <text:p>19626</text:p>
          </table:table-cell>
        </table:table-row>
        <table:table-row>
          <table:table-cell office:value-type="string" office:string-value="R197C1">
            <text:p>R197C1</text:p>
          </table:table-cell>
          <table:table-cell office:value-type="float" office:value="19702">
            <text:p>19702</text:p>
          </table:table-cell>
          <table:table-cell office:value-type="string" office:string-value="R197C3">
            <text:p>R197C3</text:p>
          </table:table-cell>
          <table:table-cell office:value-type="float" office:value="19704">
            <text:p>19704</text:p>
          </table:table-cell>
          <table:table-cell office:value-type="string" office:string-value="R197C5">
            <text:p>R197C5</text:p>
          </table:table-cell>
          <table:table-cell office:value-type="float" office:value="19706">
            <text:p>19706</text:p>
          </table:table-cell>
          <table:table-cell office:value-type="string" office:string-value="R197C7">
            <text:p>R197C7</text:p>
          </table:table-cell>
          <table:table-cell office:value-type="float" office:value="19708">
            <text:p>19708</text:p>
          </table:table-cell>
          <table:table-cell office:value-type="string" office:string-value="R197C9">
            <text:p>R197C9</text:p>
          </table:table-cell>
          <table:table-cell office:value-type="float" office:value="19710">
            <text:p>19710</text:p>
          </table:table-cell>
          <table:table-cell office:value-type="string" office:string-value="R197C11">
            <text:p>R197C11</text:p>
          </table:table-cell>
          <table:table-cell office:value-type="float" office:value="19712">
            <text:p>19712</text:p>
          </table:table-cell>
          <table:table-cell office:value-type="string" office:string-value="R197C13">
            <text:p>R197C13</text:p>
          </table:table-cell>
          <table:table-cell office:value-type="float" office:value="19714">
            <text:p>19714</text:p>
          </table:table-cell>
          <table:table-cell office:value-type="string" office:string-value="R197C15">
            <text:p>R197C15</text:p>
          </table:table-cell>
          <table:table-cell office:value-type="float" office:value="19716">
            <text:p>19716</text:p>
          </table:table-cell>
          <table:table-cell office:value-type="string" office:string-value="R197C17">
            <text:p>R197C17</text:p>
          </table:table-cell>
          <table:table-cell office:value-type="float" office:value="19718">
            <text:p>19718</text:p>
          </table:table-cell>
          <table:table-cell office:value-type="string" office:string-value="R197C19">
            <text:p>R197C19</text:p>
          </table:table-cell>
          <table:table-cell office:value-type="float" office:value="19720">
            <text:p>19720</text:p>
          </table:table-cell>
          <table:table-cell office:value-type="string" office:string-value="R197C21">
            <text:p>R197C21</text:p>
          </table:table-cell>
          <table:table-cell office:value-type="float" office:value="19722">
            <text:p>19722</text:p>
          </table:table-cell>
          <table:table-cell office:value-type="string" office:string-value="R197C23">
            <text:p>R197C23</text:p>
          </table:table-cell>
          <table:table-cell office:value-type="float" office:value="19724">
            <text:p>19724</text:p>
          </table:table-cell>
          <table:table-cell office:value-type="string" office:string-value="R197C25">
            <text:p>R197C25</text:p>
          </table:table-cell>
          <table:table-cell office:value-type="float" office:value="19726">
            <text:p>19726</text:p>
          </table:table-cell>
        </table:table-row>
        <table:table-row>
          <table:table-cell office:value-type="string" office:string-value="R198C1">
            <text:p>R198C1</text:p>
          </table:table-cell>
          <table:table-cell office:value-type="float" office:value="19802">
            <text:p>19802</text:p>
          </table:table-cell>
          <table:table-cell office:value-type="string" office:string-value="R198C3">
            <text:p>R198C3</text:p>
          </table:table-cell>
          <table:table-cell office:value-type="float" office:value="19804">
            <text:p>19804</text:p>
          </table:table-cell>
          <table:table-cell office:value-type="string" office:string-value="R198C5">
            <text:p>R198C5</text:p>
          </table:table-cell>
          <table:table-cell office:value-type="float" office:value="19806">
            <text:p>19806</text:p>
          </table:table-cell>
          <table:table-cell office:value-type="string" office:string-value="R198C7">
            <text:p>R198C7</text:p>
          </table:table-cell>
          <table:table-cell office:value-type="float" office:value="19808">
            <text:p>19808</text:p>
          </table:table-cell>
          <table:table-cell office:value-type="string" office:string-value="R198C9">
            <text:p>R198C9</text:p>
          </table:table-cell>
          <table:table-cell office:value-type="float" office:value="19810">
            <text:p>19810</text:p>
          </table:table-cell>
          <table:table-cell office:value-type="string" office:string-value="R198C11">
            <text:p>R198C11</text:p>
          </table:table-cell>
          <table:table-cell office:value-type="float" office:value="19812">
            <text:p>19812</text:p>
          </table:table-cell>
          <table:table-cell office:value-type="string" office:string-value="R198C13">
            <text:p>R198C13</text:p>
          </table:table-cell>
          <table:table-cell office:value-type="float" office:value="19814">
            <text:p>19814</text:p>
          </table:table-cell>
          <table:table-cell office:value-type="string" office:string-value="R198C15">
            <text:p>R198C15</text:p>
          </table:table-cell>
          <table:table-cell office:value-type="float" office:value="19816">
            <text:p>19816</text:p>
          </table:table-cell>
          <table:table-cell office:value-type="string" office:string-value="R198C17">
            <text:p>R198C17</text:p>
          </table:table-cell>
          <table:table-cell office:value-type="float" office:value="19818">
            <text:p>19818</text:p>
          </table:table-cell>
          <table:table-cell office:value-type="string" office:string-value="R198C19">
            <text:p>R198C19</text:p>
          </table:table-cell>
          <table:table-cell office:value-type="float" office:value="19820">
            <text:p>19820</text:p>
          </table:table-cell>
          <table:table-cell office:value-type="string" office:string-value="R198C21">
            <text:p>R198C21</text:p>
          </table:table-cell>
          <table:table-cell office:value-type="float" office:value="19822">
            <text:p>19822</text:p>
          </table:table-cell>
          <table:table-cell office:value-type="string" office:string-value="R198C23">
            <text:p>R198C23</text:p>
          </table:table-cell>
          <table:table-cell office:value-type="float" office:value="19824">
            <text:p>19824</text:p>
          </table:table-cell>
          <table:table-cell office:value-type="string" office:string-value="R198C25">
            <text:p>R198C25</text:p>
          </table:table-cell>
          <table:table-cell office:value-type="float" office:value="19826">
            <text:p>19826</text:p>
          </table:table-cell>
        </table:table-row>
        <table:table-row>
          <table:table-cell office:value-type="string" office:string-value="R199C1">
            <text:p>R199C1</text:p>
          </table:table-cell>
          <table:table-cell office:value-type="float" office:value="19902">
            <text:p>19902</text:p>
          </table:table-cell>
          <table:table-cell office:value-type="string" office:string-value="R199C3">
            <text:p>R199C3</text:p>
          </table:table-cell>
          <table:table-cell office:value-type="float" office:value="19904">
            <text:p>19904</text:p>
          </table:table-cell>
          <table:table-cell office:value-type="string" office:string-value="R199C5">
            <text:p>R199C5</text:p>
          </table:table-cell>
          <table:table-cell office:value-type="float" office:value="19906">
            <text:p>19906</text:p>
          </table:table-cell>
          <table:table-cell office:value-type="string" office:string-value="R199C7">
            <text:p>R199C7</text:p>
          </table:table-cell>
          <table:table-cell office:value-type="float" office:value="19908">
            <text:p>19908</text:p>
          </table:table-cell>
          <table:table-cell office:value-type="string" office:string-value="R199C9">
            <text:p>R199C9</text:p>
          </table:table-cell>
          <table:table-cell office:value-type="float" office:value="19910">
            <text:p>19910</text:p>
          </table:table-cell>
          <table:table-cell office:value-type="string" office:string-value="R199C11">
            <text:p>R199C11</text:p>
          </table:table-cell>
          <table:table-cell office:value-type="float" office:value="19912">
            <text:p>19912</text:p>
          </table:table-cell>
          <table:table-cell office:value-type="string" office:string-value="R199C13">
            <text:p>R199C13</text:p>
          </table:table-cell>
          <table:table-cell office:value-type="float" office:value="19914">
            <text:p>19914</text:p>
          </table:table-cell>
          <table:table-cell office:value-type="string" office:string-value="R199C15">
            <text:p>R199C15</text:p>
          </table:table-cell>
          <table:table-cell office:value-type="float" office:value="19916">
            <text:p>19916</text:p>
          </table:table-cell>
          <table:table-cell office:value-type="string" office:string-value="R199C17">
            <text:p>R199C17</text:p>
          </table:table-cell>
          <table:table-cell office:value-type="float" office:value="19918">
            <text:p>19918</text:p>
          </table:table-cell>
          <table:table-cell office:value-type="string" office:string-value="R199C19">
            <text:p>R199C19</text:p>
          </table:table-cell>
          <table:table-cell office:value-type="float" office:value="19920">
            <text:p>19920</text:p>
          </table:table-cell>
          <table:table-cell office:value-type="string" office:string-value="R199C21">
            <text:p>R199C21</text:p>
          </table:table-cell>
          <table:table-cell office:value-type="float" office:value="19922">
            <text:p>19922</text:p>
          </table:table-cell>
          <table:table-cell office:value-type="string" office:string-value="R199C23">
            <text:p>R199C23</text:p>
          </table:table-cell>
          <table:table-cell office:value-type="float" office:value="19924">
            <text:p>19924</text:p>
          </table:table-cell>
          <table:table-cell office:value-type="string" office:string-value="R199C25">
            <text:p>R199C25</text:p>
          </table:table-cell>
          <table:table-cell office:value-type="float" office:value="19926">
            <text:p>19926</text:p>
          </table:table-cell>
        </table:table-row>
        <table:table-row>
          <table:table-cell office:value-type="string" office:string-value="R200C1">
            <text:p>R200C1</text:p>
          </table:table-cell>
          <table:table-cell office:value-type="float" office:value="20002">
            <text:p>20002</text:p>
          </table:table-cell>
          <table:table-cell office:value-type="string" office:string-value="R200C3">
            <text:p>R200C3</text:p>
          </table:table-cell>
          <table:table-cell office:value-type="float" office:value="20004">
            <text:p>20004</text:p>
          </table:table-cell>
          <table:table-cell office:value-type="string" office:string-value="R200C5">
            <text:p>R200C5</text:p>
          </table:table-cell>
          <table:table-cell office:value-type="float" office:value="20006">
            <text:p>20006</text:p>
          </table:table-cell>
          <table:table-cell office:value-type="string" office:string-value="R200C7">
            <text:p>R200C7</text:p>
          </table:table-cell>
          <table:table-cell office:value-type="float" office:value="20008">
            <text:p>20008</text:p>
          </table:table-cell>
          <table:table-cell office:value-type="string" office:string-value="R200C9">
            <text:p>R200C9</text:p>
          </table:table-cell>
          <table:table-cell office:value-type="float" office:value="20010">
            <text:p>20010</text:p>
          </table:table-cell>
          <table:table-cell office:value-type="string" office:string-value="R200C11">
            <text:p>R200C11</text:p>
          </table:table-cell>
          <table:table-cell office:value-type="float" office:value="20012">
            <text:p>20012</text:p>
          </table:table-cell>
          <table:table-cell office:value-type="string" office:string-value="R200C13">
            <text:p>R200C13</text:p>
          </table:table-cell>
          <table:table-cell office:value-type="float" office:value="20014">
            <text:p>20014</text:p>
          </table:table-cell>
          <table:table-cell office:value-type="string" office:string-value="R200C15">
            <text:p>R200C15</text:p>
          </table:table-cell>
          <table:table-cell office:value-type="float" office:value="20016">
            <text:p>20016</text:p>
          </table:table-cell>
          <table:table-cell office:value-type="string" office:string-value="R200C17">
            <text:p>R200C17</text:p>
          </table:table-cell>
          <table:table-cell office:value-type="float" office:value="20018">
            <text:p>20018</text:p>
          </table:table-cell>
          <table:table-cell office:value-type="string" office:string-value="R200C19">
            <text:p>R200C19</text:p>
          </table:table-cell>
          <table:table-cell office:value-type="float" office:value="20020">
            <text:p>20020</text:p>
          </table:table-cell>
          <table:table-cell office:value-type="string" office:string-value="R200C21">
            <text:p>R200C21</text:p>
          </table:table-cell>
          <table:table-cell office:value-type="float" office:value="20022">
            <text:p>20022</text:p>
          </table:table-cell>
          <table:table-cell office:value-type="string" office:string-value="R200C23">
            <text:p>R200C23</text:p>
          </table:table-cell>
          <table:table-cell office:value-type="float" office:value="20024">
            <text:p>20024</text:p>
          </table:table-cell>
          <table:table-cell office:value-type="string" office:string-value="R200C25">
            <text:p>R200C25</text:p>
          </table:table-cell>
          <table:table-cell office:value-type="float" office:value="20026">
            <text:p>20026</text:p>
          </table:table-cell>
        </table:table-row>
        <table:table-row>
          <table:table-cell office:value-type="string" office:string-value="R201C1">
            <text:p>R201C1</text:p>
          </table:table-cell>
          <table:table-cell office:value-type="float" office:value="20102">
            <text:p>20102</text:p>
          </table:table-cell>
          <table:table-cell office:value-type="string" office:string-value="R201C3">
            <text:p>R201C3</text:p>
          </table:table-cell>
          <table:table-cell office:value-type="float" office:value="20104">
            <text:p>20104</text:p>
          </table:table-cell>
          <table:table-cell office:value-type="string" office:string-value="R201C5">
            <text:p>R201C5</text:p>
          </table:table-cell>
          <table:table-cell office:value-type="float" office:value="20106">
            <text:p>20106</text:p>
          </table:table-cell>
          <table:table-cell office:value-type="string" office:string-value="R201C7">
            <text:p>R201C7</text:p>
          </table:table-cell>
          <table:table-cell office:value-type="float" office:value="20108">
            <text:p>20108</text:p>
          </table:table-cell>
          <table:table-cell office:value-type="string" office:string-value="R201C9">
            <text:p>R201C9</text:p>
          </table:table-cell>
          <table:table-cell office:value-type="float" office:value="20110">
            <text:p>20110</text:p>
          </table:table-cell>
          <table:table-cell office:value-type="string" office:string-value="R201C11">
            <text:p>R201C11</text:p>
          </table:table-cell>
          <table:table-cell office:value-type="float" office:value="20112">
            <text:p>20112</text:p>
          </table:table-cell>
          <table:table-cell office:value-type="string" office:string-value="R201C13">
            <text:p>R201C13</text:p>
          </table:table-cell>
          <table:table-cell office:value-type="float" office:value="20114">
            <text:p>20114</text:p>
          </table:table-cell>
          <table:table-cell office:value-type="string" office:string-value="R201C15">
            <text:p>R201C15</text:p>
          </table:table-cell>
          <table:table-cell office:value-type="float" office:value="20116">
            <text:p>20116</text:p>
          </table:table-cell>
          <table:table-cell office:value-type="string" office:string-value="R201C17">
            <text:p>R201C17</text:p>
          </table:table-cell>
          <table:table-cell office:value-type="float" office:value="20118">
            <text:p>20118</text:p>
          </table:table-cell>
          <table:table-cell office:value-type="string" office:string-value="R201C19">
            <text:p>R201C19</text:p>
          </table:table-cell>
          <table:table-cell office:value-type="float" office:value="20120">
            <text:p>20120</text:p>
          </table:table-cell>
          <table:table-cell office:value-type="string" office:string-value="R201C21">
            <text:p>R201C21</text:p>
          </table:table-cell>
          <table:table-cell office:value-type="float" office:value="20122">
            <text:p>20122</text:p>
          </table:table-cell>
          <table:table-cell office:value-type="string" office:string-value="R201C23">
            <text:p>R201C23</text:p>
          </table:table-cell>
          <table:table-cell office:value-type="float" office:value="20124">
            <text:p>20124</text:p>
          </table:table-cell>
          <table:table-cell office:value-type="string" office:string-value="R201C25">
            <text:p>R201C25</text:p>
          </table:table-cell>
          <table:table-cell office:value-type="float" office:value="20126">
            <text:p>20126</text:p>
          </table:table-cell>
        </table:table-row>
        <table:table-row>
          <table:table-cell office:value-type="string" office:string-value="R202C1">
            <text:p>R202C1</text:p>
          </table:table-cell>
          <table:table-cell office:value-type="float" office:value="20202">
            <text:p>20202</text:p>
          </table:table-cell>
          <table:table-cell office:value-type="string" office:string-value="R202C3">
            <text:p>R202C3</text:p>
          </table:table-cell>
          <table:table-cell office:value-type="float" office:value="20204">
            <text:p>20204</text:p>
          </table:table-cell>
          <table:table-cell office:value-type="string" office:string-value="R202C5">
            <text:p>R202C5</text:p>
          </table:table-cell>
          <table:table-cell office:value-type="float" office:value="20206">
            <text:p>20206</text:p>
          </table:table-cell>
          <table:table-cell office:value-type="string" office:string-value="R202C7">
            <text:p>R202C7</text:p>
          </table:table-cell>
          <table:table-cell office:value-type="float" office:value="20208">
            <text:p>20208</text:p>
          </table:table-cell>
          <table:table-cell office:value-type="string" office:string-value="R202C9">
            <text:p>R202C9</text:p>
          </table:table-cell>
          <table:table-cell office:value-type="float" office:value="20210">
            <text:p>20210</text:p>
          </table:table-cell>
          <table:table-cell office:value-type="string" office:string-value="R202C11">
            <text:p>R202C11</text:p>
          </table:table-cell>
          <table:table-cell office:value-type="float" office:value="20212">
            <text:p>20212</text:p>
          </table:table-cell>
          <table:table-cell office:value-type="string" office:string-value="R202C13">
            <text:p>R202C13</text:p>
          </table:table-cell>
          <table:table-cell office:value-type="float" office:value="20214">
            <text:p>20214</text:p>
          </table:table-cell>
          <table:table-cell office:value-type="string" office:string-value="R202C15">
            <text:p>R202C15</text:p>
          </table:table-cell>
          <table:table-cell office:value-type="float" office:value="20216">
            <text:p>20216</text:p>
          </table:table-cell>
          <table:table-cell office:value-type="string" office:string-value="R202C17">
            <text:p>R202C17</text:p>
          </table:table-cell>
          <table:table-cell office:value-type="float" office:value="20218">
            <text:p>20218</text:p>
          </table:table-cell>
          <table:table-cell office:value-type="string" office:string-value="R202C19">
            <text:p>R202C19</text:p>
          </table:table-cell>
          <table:table-cell office:value-type="float" office:value="20220">
            <text:p>20220</text:p>
          </table:table-cell>
          <table:table-cell office:value-type="string" office:string-value="R202C21">
            <text:p>R202C21</text:p>
          </table:table-cell>
          <table:table-cell office:value-type="float" office:value="20222">
            <text:p>20222</text:p>
          </table:table-cell>
          <table:table-cell office:value-type="string" office:string-value="R202C23">
            <text:p>R202C23</text:p>
          </table:table-cell>
          <table:table-cell office:value-type="float" office:value="20224">
            <text:p>20224</text:p>
          </table:table-cell>
          <table:table-cell office:value-type="string" office:string-value="R202C25">
            <text:p>R202C25</text:p>
          </table:table-cell>
          <table:table-cell office:value-type="float" office:value="20226">
            <text:p>20226</text:p>
          </table:table-cell>
        </table:table-row>
        <table:table-row>
          <table:table-cell office:value-type="string" office:string-value="R203C1">
            <text:p>R203C1</text:p>
          </table:table-cell>
          <table:table-cell office:value-type="float" office:value="20302">
            <text:p>20302</text:p>
          </table:table-cell>
          <table:table-cell office:value-type="string" office:string-value="R203C3">
            <text:p>R203C3</text:p>
          </table:table-cell>
          <table:table-cell office:value-type="float" office:value="20304">
            <text:p>20304</text:p>
          </table:table-cell>
          <table:table-cell office:value-type="string" office:string-value="R203C5">
            <text:p>R203C5</text:p>
          </table:table-cell>
          <table:table-cell office:value-type="float" office:value="20306">
            <text:p>20306</text:p>
          </table:table-cell>
          <table:table-cell office:value-type="string" office:string-value="R203C7">
            <text:p>R203C7</text:p>
          </table:table-cell>
          <table:table-cell office:value-type="float" office:value="20308">
            <text:p>20308</text:p>
          </table:table-cell>
          <table:table-cell office:value-type="string" office:string-value="R203C9">
            <text:p>R203C9</text:p>
          </table:table-cell>
          <table:table-cell office:value-type="float" office:value="20310">
            <text:p>20310</text:p>
          </table:table-cell>
          <table:table-cell office:value-type="string" office:string-value="R203C11">
            <text:p>R203C11</text:p>
          </table:table-cell>
          <table:table-cell office:value-type="float" office:value="20312">
            <text:p>20312</text:p>
          </table:table-cell>
          <table:table-cell office:value-type="string" office:string-value="R203C13">
            <text:p>R203C13</text:p>
          </table:table-cell>
          <table:table-cell office:value-type="float" office:value="20314">
            <text:p>20314</text:p>
          </table:table-cell>
          <table:table-cell office:value-type="string" office:string-value="R203C15">
            <text:p>R203C15</text:p>
          </table:table-cell>
          <table:table-cell office:value-type="float" office:value="20316">
            <text:p>20316</text:p>
          </table:table-cell>
          <table:table-cell office:value-type="string" office:string-value="R203C17">
            <text:p>R203C17</text:p>
          </table:table-cell>
          <table:table-cell office:value-type="float" office:value="20318">
            <text:p>20318</text:p>
          </table:table-cell>
          <table:table-cell office:value-type="string" office:string-value="R203C19">
            <text:p>R203C19</text:p>
          </table:table-cell>
          <table:table-cell office:value-type="float" office:value="20320">
            <text:p>20320</text:p>
          </table:table-cell>
          <table:table-cell office:value-type="string" office:string-value="R203C21">
            <text:p>R203C21</text:p>
          </table:table-cell>
          <table:table-cell office:value-type="float" office:value="20322">
            <text:p>20322</text:p>
          </table:table-cell>
          <table:table-cell office:value-type="string" office:string-value="R203C23">
            <text:p>R203C23</text:p>
          </table:table-cell>
          <table:table-cell office:value-type="float" office:value="20324">
            <text:p>20324</text:p>
          </table:table-cell>
          <table:table-cell office:value-type="string" office:string-value="R203C25">
            <text:p>R203C25</text:p>
          </table:table-cell>
          <table:table-cell office:value-type="float" office:value="20326">
            <text:p>20326</text:p>
          </table:table-cell>
        </table:table-row>
        <table:table-row>
          <table:table-cell office:value-type="string" office:string-value="R204C1">
            <text:p>R204C1</text:p>
          </table:table-cell>
          <table:table-cell office:value-type="float" office:value="20402">
            <text:p>20402</text:p>
          </table:table-cell>
          <table:table-cell office:value-type="string" office:string-value="R204C3">
            <text:p>R204C3</text:p>
          </table:table-cell>
          <table:table-cell office:value-type="float" office:value="20404">
            <text:p>20404</text:p>
          </table:table-cell>
          <table:table-cell office:value-type="string" office:string-value="R204C5">
            <text:p>R204C5</text:p>
          </table:table-cell>
          <table:table-cell office:value-type="float" office:value="20406">
            <text:p>20406</text:p>
          </table:table-cell>
          <table:table-cell office:value-type="string" office:string-value="R204C7">
            <text:p>R204C7</text:p>
          </table:table-cell>
          <table:table-cell office:value-type="float" office:value="20408">
            <text:p>20408</text:p>
          </table:table-cell>
          <table:table-cell office:value-type="string" office:string-value="R204C9">
            <text:p>R204C9</text:p>
          </table:table-cell>
          <table:table-cell office:value-type="float" office:value="20410">
            <text:p>20410</text:p>
          </table:table-cell>
          <table:table-cell office:value-type="string" office:string-value="R204C11">
            <text:p>R204C11</text:p>
          </table:table-cell>
          <table:table-cell office:value-type="float" office:value="20412">
            <text:p>20412</text:p>
          </table:table-cell>
          <table:table-cell office:value-type="string" office:string-value="R204C13">
            <text:p>R204C13</text:p>
          </table:table-cell>
          <table:table-cell office:value-type="float" office:value="20414">
            <text:p>20414</text:p>
          </table:table-cell>
          <table:table-cell office:value-type="string" office:string-value="R204C15">
            <text:p>R204C15</text:p>
          </table:table-cell>
          <table:table-cell office:value-type="float" office:value="20416">
            <text:p>20416</text:p>
          </table:table-cell>
          <table:table-cell office:value-type="string" office:string-value="R204C17">
            <text:p>R204C17</text:p>
          </table:table-cell>
          <table:table-cell office:value-type="float" office:value="20418">
            <text:p>20418</text:p>
          </table:table-cell>
          <table:table-cell office:value-type="string" office:string-value="R204C19">
            <text:p>R204C19</text:p>
          </table:table-cell>
          <table:table-cell office:value-type="float" office:value="20420">
            <text:p>20420</text:p>
          </table:table-cell>
          <table:table-cell office:value-type="string" office:string-value="R204C21">
            <text:p>R204C21</text:p>
          </table:table-cell>
          <table:table-cell office:value-type="float" office:value="20422">
            <text:p>20422</text:p>
          </table:table-cell>
          <table:table-cell office:value-type="string" office:string-value="R204C23">
            <text:p>R204C23</text:p>
          </table:table-cell>
          <table:table-cell office:value-type="float" office:value="20424">
            <text:p>20424</text:p>
          </table:table-cell>
          <table:table-cell office:value-type="string" office:string-value="R204C25">
            <text:p>R204C25</text:p>
          </table:table-cell>
          <table:table-cell office:value-type="float" office:value="20426">
            <text:p>20426</text:p>
          </table:table-cell>
        </table:table-row>
        <table:table-row>
          <table:table-cell office:value-type="string" office:string-value="R205C1">
            <text:p>R205C1</text:p>
          </table:table-cell>
          <table:table-cell office:value-type="float" office:value="20502">
            <text:p>20502</text:p>
          </table:table-cell>
          <table:table-cell office:value-type="string" office:string-value="R205C3">
            <text:p>R205C3</text:p>
          </table:table-cell>
          <table:table-cell office:value-type="float" office:value="20504">
            <text:p>20504</text:p>
          </table:table-cell>
          <table:table-cell office:value-type="string" office:string-value="R205C5">
            <text:p>R205C5</text:p>
          </table:table-cell>
          <table:table-cell office:value-type="float" office:value="20506">
            <text:p>20506</text:p>
          </table:table-cell>
          <table:table-cell office:value-type="string" office:string-value="R205C7">
            <text:p>R205C7</text:p>
          </table:table-cell>
          <table:table-cell office:value-type="float" office:value="20508">
            <text:p>20508</text:p>
          </table:table-cell>
          <table:table-cell office:value-type="string" office:string-value="R205C9">
            <text:p>R205C9</text:p>
          </table:table-cell>
          <table:table-cell office:value-type="float" office:value="20510">
            <text:p>20510</text:p>
          </table:table-cell>
          <table:table-cell office:value-type="string" office:string-value="R205C11">
            <text:p>R205C11</text:p>
          </table:table-cell>
          <table:table-cell office:value-type="float" office:value="20512">
            <text:p>20512</text:p>
          </table:table-cell>
          <table:table-cell office:value-type="string" office:string-value="R205C13">
            <text:p>R205C13</text:p>
          </table:table-cell>
          <table:table-cell office:value-type="float" office:value="20514">
            <text:p>20514</text:p>
          </table:table-cell>
          <table:table-cell office:value-type="string" office:string-value="R205C15">
            <text:p>R205C15</text:p>
          </table:table-cell>
          <table:table-cell office:value-type="float" office:value="20516">
            <text:p>20516</text:p>
          </table:table-cell>
          <table:table-cell office:value-type="string" office:string-value="R205C17">
            <text:p>R205C17</text:p>
          </table:table-cell>
          <table:table-cell office:value-type="float" office:value="20518">
            <text:p>20518</text:p>
          </table:table-cell>
          <table:table-cell office:value-type="string" office:string-value="R205C19">
            <text:p>R205C19</text:p>
          </table:table-cell>
          <table:table-cell office:value-type="float" office:value="20520">
            <text:p>20520</text:p>
          </table:table-cell>
          <table:table-cell office:value-type="string" office:string-value="R205C21">
            <text:p>R205C21</text:p>
          </table:table-cell>
          <table:table-cell office:value-type="float" office:value="20522">
            <text:p>20522</text:p>
          </table:table-cell>
          <table:table-cell office:value-type="string" office:string-value="R205C23">
            <text:p>R205C23</text:p>
          </table:table-cell>
          <table:table-cell office:value-type="float" office:value="20524">
            <text:p>20524</text:p>
          </table:table-cell>
          <table:table-cell office:value-type="string" office:string-value="R205C25">
            <text:p>R205C25</text:p>
          </table:table-cell>
          <table:table-cell office:value-type="float" office:value="20526">
            <text:p>20526</text:p>
          </table:table-cell>
        </table:table-row>
        <table:table-row>
          <table:table-cell office:value-type="string" office:string-value="R206C1">
            <text:p>R206C1</text:p>
          </table:table-cell>
          <table:table-cell office:value-type="float" office:value="20602">
            <text:p>20602</text:p>
          </table:table-cell>
          <table:table-cell office:value-type="string" office:string-value="R206C3">
            <text:p>R206C3</text:p>
          </table:table-cell>
          <table:table-cell office:value-type="float" office:value="20604">
            <text:p>20604</text:p>
          </table:table-cell>
          <table:table-cell office:value-type="string" office:string-value="R206C5">
            <text:p>R206C5</text:p>
          </table:table-cell>
          <table:table-cell office:value-type="float" office:value="20606">
            <text:p>20606</text:p>
          </table:table-cell>
          <table:table-cell office:value-type="string" office:string-value="R206C7">
            <text:p>R206C7</text:p>
          </table:table-cell>
          <table:table-cell office:value-type="float" office:value="20608">
            <text:p>20608</text:p>
          </table:table-cell>
          <table:table-cell office:value-type="string" office:string-value="R206C9">
            <text:p>R206C9</text:p>
          </table:table-cell>
          <table:table-cell office:value-type="float" office:value="20610">
            <text:p>20610</text:p>
          </table:table-cell>
          <table:table-cell office:value-type="string" office:string-value="R206C11">
            <text:p>R206C11</text:p>
          </table:table-cell>
          <table:table-cell office:value-type="float" office:value="20612">
            <text:p>20612</text:p>
          </table:table-cell>
          <table:table-cell office:value-type="string" office:string-value="R206C13">
            <text:p>R206C13</text:p>
          </table:table-cell>
          <table:table-cell office:value-type="float" office:value="20614">
            <text:p>20614</text:p>
          </table:table-cell>
          <table:table-cell office:value-type="string" office:string-value="R206C15">
            <text:p>R206C15</text:p>
          </table:table-cell>
          <table:table-cell office:value-type="float" office:value="20616">
            <text:p>20616</text:p>
          </table:table-cell>
          <table:table-cell office:value-type="string" office:string-value="R206C17">
            <text:p>R206C17</text:p>
          </table:table-cell>
          <table:table-cell office:value-type="float" office:value="20618">
            <text:p>20618</text:p>
          </table:table-cell>
          <table:table-cell office:value-type="string" office:string-value="R206C19">
            <text:p>R206C19</text:p>
          </table:table-cell>
          <table:table-cell office:value-type="float" office:value="20620">
            <text:p>20620</text:p>
          </table:table-cell>
          <table:table-cell office:value-type="string" office:string-value="R206C21">
            <text:p>R206C21</text:p>
          </table:table-cell>
          <table:table-cell office:value-type="float" office:value="20622">
            <text:p>20622</text:p>
          </table:table-cell>
          <table:table-cell office:value-type="string" office:string-value="R206C23">
            <text:p>R206C23</text:p>
          </table:table-cell>
          <table:table-cell office:value-type="float" office:value="20624">
            <text:p>20624</text:p>
          </table:table-cell>
          <table:table-cell office:value-type="string" office:string-value="R206C25">
            <text:p>R206C25</text:p>
          </table:table-cell>
          <table:table-cell office:value-type="float" office:value="20626">
            <text:p>20626</text:p>
          </table:table-cell>
        </table:table-row>
        <table:table-row>
          <table:table-cell office:value-type="string" office:string-value="R207C1">
            <text:p>R207C1</text:p>
          </table:table-cell>
          <table:table-cell office:value-type="float" office:value="20702">
            <text:p>20702</text:p>
          </table:table-cell>
          <table:table-cell office:value-type="string" office:string-value="R207C3">
            <text:p>R207C3</text:p>
          </table:table-cell>
          <table:table-cell office:value-type="float" office:value="20704">
            <text:p>20704</text:p>
          </table:table-cell>
          <table:table-cell office:value-type="string" office:string-value="R207C5">
            <text:p>R207C5</text:p>
          </table:table-cell>
          <table:table-cell office:value-type="float" office:value="20706">
            <text:p>20706</text:p>
          </table:table-cell>
          <table:table-cell office:value-type="string" office:string-value="R207C7">
            <text:p>R207C7</text:p>
          </table:table-cell>
          <table:table-cell office:value-type="float" office:value="20708">
            <text:p>20708</text:p>
          </table:table-cell>
          <table:table-cell office:value-type="string" office:string-value="R207C9">
            <text:p>R207C9</text:p>
          </table:table-cell>
          <table:table-cell office:value-type="float" office:value="20710">
            <text:p>20710</text:p>
          </table:table-cell>
          <table:table-cell office:value-type="string" office:string-value="R207C11">
            <text:p>R207C11</text:p>
          </table:table-cell>
          <table:table-cell office:value-type="float" office:value="20712">
            <text:p>20712</text:p>
          </table:table-cell>
          <table:table-cell office:value-type="string" office:string-value="R207C13">
            <text:p>R207C13</text:p>
          </table:table-cell>
          <table:table-cell office:value-type="float" office:value="20714">
            <text:p>20714</text:p>
          </table:table-cell>
          <table:table-cell office:value-type="string" office:string-value="R207C15">
            <text:p>R207C15</text:p>
          </table:table-cell>
          <table:table-cell office:value-type="float" office:value="20716">
            <text:p>20716</text:p>
          </table:table-cell>
          <table:table-cell office:value-type="string" office:string-value="R207C17">
            <text:p>R207C17</text:p>
          </table:table-cell>
          <table:table-cell office:value-type="float" office:value="20718">
            <text:p>20718</text:p>
          </table:table-cell>
          <table:table-cell office:value-type="string" office:string-value="R207C19">
            <text:p>R207C19</text:p>
          </table:table-cell>
          <table:table-cell office:value-type="float" office:value="20720">
            <text:p>20720</text:p>
          </table:table-cell>
          <table:table-cell office:value-type="string" office:string-value="R207C21">
            <text:p>R207C21</text:p>
          </table:table-cell>
          <table:table-cell office:value-type="float" office:value="20722">
            <text:p>20722</text:p>
          </table:table-cell>
          <table:table-cell office:value-type="string" office:string-value="R207C23">
            <text:p>R207C23</text:p>
          </table:table-cell>
          <table:table-cell office:value-type="float" office:value="20724">
            <text:p>20724</text:p>
          </table:table-cell>
          <table:table-cell office:value-type="string" office:string-value="R207C25">
            <text:p>R207C25</text:p>
          </table:table-cell>
          <table:table-cell office:value-type="float" office:value="20726">
            <text:p>20726</text:p>
          </table:table-cell>
        </table:table-row>
        <table:table-row>
          <table:table-cell office:value-type="string" office:string-value="R208C1">
            <text:p>R208C1</text:p>
          </table:table-cell>
          <table:table-cell office:value-type="float" office:value="20802">
            <text:p>20802</text:p>
          </table:table-cell>
          <table:table-cell office:value-type="string" office:string-value="R208C3">
            <text:p>R208C3</text:p>
          </table:table-cell>
          <table:table-cell office:value-type="float" office:value="20804">
            <text:p>20804</text:p>
          </table:table-cell>
          <table:table-cell office:value-type="string" office:string-value="R208C5">
            <text:p>R208C5</text:p>
          </table:table-cell>
          <table:table-cell office:value-type="float" office:value="20806">
            <text:p>20806</text:p>
          </table:table-cell>
          <table:table-cell office:value-type="string" office:string-value="R208C7">
            <text:p>R208C7</text:p>
          </table:table-cell>
          <table:table-cell office:value-type="float" office:value="20808">
            <text:p>20808</text:p>
          </table:table-cell>
          <table:table-cell office:value-type="string" office:string-value="R208C9">
            <text:p>R208C9</text:p>
          </table:table-cell>
          <table:table-cell office:value-type="float" office:value="20810">
            <text:p>20810</text:p>
          </table:table-cell>
          <table:table-cell office:value-type="string" office:string-value="R208C11">
            <text:p>R208C11</text:p>
          </table:table-cell>
          <table:table-cell office:value-type="float" office:value="20812">
            <text:p>20812</text:p>
          </table:table-cell>
          <table:table-cell office:value-type="string" office:string-value="R208C13">
            <text:p>R208C13</text:p>
          </table:table-cell>
          <table:table-cell office:value-type="float" office:value="20814">
            <text:p>20814</text:p>
          </table:table-cell>
          <table:table-cell office:value-type="string" office:string-value="R208C15">
            <text:p>R208C15</text:p>
          </table:table-cell>
          <table:table-cell office:value-type="float" office:value="20816">
            <text:p>20816</text:p>
          </table:table-cell>
          <table:table-cell office:value-type="string" office:string-value="R208C17">
            <text:p>R208C17</text:p>
          </table:table-cell>
          <table:table-cell office:value-type="float" office:value="20818">
            <text:p>20818</text:p>
          </table:table-cell>
          <table:table-cell office:value-type="string" office:string-value="R208C19">
            <text:p>R208C19</text:p>
          </table:table-cell>
          <table:table-cell office:value-type="float" office:value="20820">
            <text:p>20820</text:p>
          </table:table-cell>
          <table:table-cell office:value-type="string" office:string-value="R208C21">
            <text:p>R208C21</text:p>
          </table:table-cell>
          <table:table-cell office:value-type="float" office:value="20822">
            <text:p>20822</text:p>
          </table:table-cell>
          <table:table-cell office:value-type="string" office:string-value="R208C23">
            <text:p>R208C23</text:p>
          </table:table-cell>
          <table:table-cell office:value-type="float" office:value="20824">
            <text:p>20824</text:p>
          </table:table-cell>
          <table:table-cell office:value-type="string" office:string-value="R208C25">
            <text:p>R208C25</text:p>
          </table:table-cell>
          <table:table-cell office:value-type="float" office:value="20826">
            <text:p>20826</text:p>
          </table:table-cell>
        </table:table-row>
        <table:table-row>
          <table:table-cell office:value-type="string" office:string-value="R209C1">
            <text:p>R209C1</text:p>
          </table:table-cell>
          <table:table-cell office:value-type="float" office:value="20902">
            <text:p>20902</text:p>
          </table:table-cell>
          <table:table-cell office:value-type="string" office:string-value="R209C3">
            <text:p>R209C3</text:p>
          </table:table-cell>
          <table:table-cell office:value-type="float" office:value="20904">
            <text:p>20904</text:p>
          </table:table-cell>
          <table:table-cell office:value-type="string" office:string-value="R209C5">
            <text:p>R209C5</text:p>
          </table:table-cell>
          <table:table-cell office:value-type="float" office:value="20906">
            <text:p>20906</text:p>
          </table:table-cell>
          <table:table-cell office:value-type="string" office:string-value="R209C7">
            <text:p>R209C7</text:p>
          </table:table-cell>
          <table:table-cell office:value-type="float" office:value="20908">
            <text:p>20908</text:p>
          </table:table-cell>
          <table:table-cell office:value-type="string" office:string-value="R209C9">
            <text:p>R209C9</text:p>
          </table:table-cell>
          <table:table-cell office:value-type="float" office:value="20910">
            <text:p>20910</text:p>
          </table:table-cell>
          <table:table-cell office:value-type="string" office:string-value="R209C11">
            <text:p>R209C11</text:p>
          </table:table-cell>
          <table:table-cell office:value-type="float" office:value="20912">
            <text:p>20912</text:p>
          </table:table-cell>
          <table:table-cell office:value-type="string" office:string-value="R209C13">
            <text:p>R209C13</text:p>
          </table:table-cell>
          <table:table-cell office:value-type="float" office:value="20914">
            <text:p>20914</text:p>
          </table:table-cell>
          <table:table-cell office:value-type="string" office:string-value="R209C15">
            <text:p>R209C15</text:p>
          </table:table-cell>
          <table:table-cell office:value-type="float" office:value="20916">
            <text:p>20916</text:p>
          </table:table-cell>
          <table:table-cell office:value-type="string" office:string-value="R209C17">
            <text:p>R209C17</text:p>
          </table:table-cell>
          <table:table-cell office:value-type="float" office:value="20918">
            <text:p>20918</text:p>
          </table:table-cell>
          <table:table-cell office:value-type="string" office:string-value="R209C19">
            <text:p>R209C19</text:p>
          </table:table-cell>
          <table:table-cell office:value-type="float" office:value="20920">
            <text:p>20920</text:p>
          </table:table-cell>
          <table:table-cell office:value-type="string" office:string-value="R209C21">
            <text:p>R209C21</text:p>
          </table:table-cell>
          <table:table-cell office:value-type="float" office:value="20922">
            <text:p>20922</text:p>
          </table:table-cell>
          <table:table-cell office:value-type="string" office:string-value="R209C23">
            <text:p>R209C23</text:p>
          </table:table-cell>
          <table:table-cell office:value-type="float" office:value="20924">
            <text:p>20924</text:p>
          </table:table-cell>
          <table:table-cell office:value-type="string" office:string-value="R209C25">
            <text:p>R209C25</text:p>
          </table:table-cell>
          <table:table-cell office:value-type="float" office:value="20926">
            <text:p>20926</text:p>
          </table:table-cell>
        </table:table-row>
        <table:table-row>
          <table:table-cell office:value-type="string" office:string-value="R210C1">
            <text:p>R210C1</text:p>
          </table:table-cell>
          <table:table-cell office:value-type="float" office:value="21002">
            <text:p>21002</text:p>
          </table:table-cell>
          <table:table-cell office:value-type="string" office:string-value="R210C3">
            <text:p>R210C3</text:p>
          </table:table-cell>
          <table:table-cell office:value-type="float" office:value="21004">
            <text:p>21004</text:p>
          </table:table-cell>
          <table:table-cell office:value-type="string" office:string-value="R210C5">
            <text:p>R210C5</text:p>
          </table:table-cell>
          <table:table-cell office:value-type="float" office:value="21006">
            <text:p>21006</text:p>
          </table:table-cell>
          <table:table-cell office:value-type="string" office:string-value="R210C7">
            <text:p>R210C7</text:p>
          </table:table-cell>
          <table:table-cell office:value-type="float" office:value="21008">
            <text:p>21008</text:p>
          </table:table-cell>
          <table:table-cell office:value-type="string" office:string-value="R210C9">
            <text:p>R210C9</text:p>
          </table:table-cell>
          <table:table-cell office:value-type="float" office:value="21010">
            <text:p>21010</text:p>
          </table:table-cell>
          <table:table-cell office:value-type="string" office:string-value="R210C11">
            <text:p>R210C11</text:p>
          </table:table-cell>
          <table:table-cell office:value-type="float" office:value="21012">
            <text:p>21012</text:p>
          </table:table-cell>
          <table:table-cell office:value-type="string" office:string-value="R210C13">
            <text:p>R210C13</text:p>
          </table:table-cell>
          <table:table-cell office:value-type="float" office:value="21014">
            <text:p>21014</text:p>
          </table:table-cell>
          <table:table-cell office:value-type="string" office:string-value="R210C15">
            <text:p>R210C15</text:p>
          </table:table-cell>
          <table:table-cell office:value-type="float" office:value="21016">
            <text:p>21016</text:p>
          </table:table-cell>
          <table:table-cell office:value-type="string" office:string-value="R210C17">
            <text:p>R210C17</text:p>
          </table:table-cell>
          <table:table-cell office:value-type="float" office:value="21018">
            <text:p>21018</text:p>
          </table:table-cell>
          <table:table-cell office:value-type="string" office:string-value="R210C19">
            <text:p>R210C19</text:p>
          </table:table-cell>
          <table:table-cell office:value-type="float" office:value="21020">
            <text:p>21020</text:p>
          </table:table-cell>
          <table:table-cell office:value-type="string" office:string-value="R210C21">
            <text:p>R210C21</text:p>
          </table:table-cell>
          <table:table-cell office:value-type="float" office:value="21022">
            <text:p>21022</text:p>
          </table:table-cell>
          <table:table-cell office:value-type="string" office:string-value="R210C23">
            <text:p>R210C23</text:p>
          </table:table-cell>
          <table:table-cell office:value-type="float" office:value="21024">
            <text:p>21024</text:p>
          </table:table-cell>
          <table:table-cell office:value-type="string" office:string-value="R210C25">
            <text:p>R210C25</text:p>
          </table:table-cell>
          <table:table-cell office:value-type="float" office:value="21026">
            <text:p>21026</text:p>
          </table:table-cell>
        </table:table-row>
        <table:table-row>
          <table:table-cell office:value-type="string" office:string-value="R211C1">
            <text:p>R211C1</text:p>
          </table:table-cell>
          <table:table-cell office:value-type="float" office:value="21102">
            <text:p>21102</text:p>
          </table:table-cell>
          <table:table-cell office:value-type="string" office:string-value="R211C3">
            <text:p>R211C3</text:p>
          </table:table-cell>
          <table:table-cell office:value-type="float" office:value="21104">
            <text:p>21104</text:p>
          </table:table-cell>
          <table:table-cell office:value-type="string" office:string-value="R211C5">
            <text:p>R211C5</text:p>
          </table:table-cell>
          <table:table-cell office:value-type="float" office:value="21106">
            <text:p>21106</text:p>
          </table:table-cell>
          <table:table-cell office:value-type="string" office:string-value="R211C7">
            <text:p>R211C7</text:p>
          </table:table-cell>
          <table:table-cell office:value-type="float" office:value="21108">
            <text:p>21108</text:p>
          </table:table-cell>
          <table:table-cell office:value-type="string" office:string-value="R211C9">
            <text:p>R211C9</text:p>
          </table:table-cell>
          <table:table-cell office:value-type="float" office:value="21110">
            <text:p>21110</text:p>
          </table:table-cell>
          <table:table-cell office:value-type="string" office:string-value="R211C11">
            <text:p>R211C11</text:p>
          </table:table-cell>
          <table:table-cell office:value-type="float" office:value="21112">
            <text:p>21112</text:p>
          </table:table-cell>
          <table:table-cell office:value-type="string" office:string-value="R211C13">
            <text:p>R211C13</text:p>
          </table:table-cell>
          <table:table-cell office:value-type="float" office:value="21114">
            <text:p>21114</text:p>
          </table:table-cell>
          <table:table-cell office:value-type="string" office:string-value="R211C15">
            <text:p>R211C15</text:p>
          </table:table-cell>
          <table:table-cell office:value-type="float" office:value="21116">
            <text:p>21116</text:p>
          </table:table-cell>
          <table:table-cell office:value-type="string" office:string-value="R211C17">
            <text:p>R211C17</text:p>
          </table:table-cell>
          <table:table-cell office:value-type="float" office:value="21118">
            <text:p>21118</text:p>
          </table:table-cell>
          <table:table-cell office:value-type="string" office:string-value="R211C19">
            <text:p>R211C19</text:p>
          </table:table-cell>
          <table:table-cell office:value-type="float" office:value="21120">
            <text:p>21120</text:p>
          </table:table-cell>
          <table:table-cell office:value-type="string" office:string-value="R211C21">
            <text:p>R211C21</text:p>
          </table:table-cell>
          <table:table-cell office:value-type="float" office:value="21122">
            <text:p>21122</text:p>
          </table:table-cell>
          <table:table-cell office:value-type="string" office:string-value="R211C23">
            <text:p>R211C23</text:p>
          </table:table-cell>
          <table:table-cell office:value-type="float" office:value="21124">
            <text:p>21124</text:p>
          </table:table-cell>
          <table:table-cell office:value-type="string" office:string-value="R211C25">
            <text:p>R211C25</text:p>
          </table:table-cell>
          <table:table-cell office:value-type="float" office:value="21126">
            <text:p>21126</text:p>
          </table:table-cell>
        </table:table-row>
        <table:table-row>
          <table:table-cell office:value-type="string" office:string-value="R212C1">
            <text:p>R212C1</text:p>
          </table:table-cell>
          <table:table-cell office:value-type="float" office:value="21202">
            <text:p>21202</text:p>
          </table:table-cell>
          <table:table-cell office:value-type="string" office:string-value="R212C3">
            <text:p>R212C3</text:p>
          </table:table-cell>
          <table:table-cell office:value-type="float" office:value="21204">
            <text:p>21204</text:p>
          </table:table-cell>
          <table:table-cell office:value-type="string" office:string-value="R212C5">
            <text:p>R212C5</text:p>
          </table:table-cell>
          <table:table-cell office:value-type="float" office:value="21206">
            <text:p>21206</text:p>
          </table:table-cell>
          <table:table-cell office:value-type="string" office:string-value="R212C7">
            <text:p>R212C7</text:p>
          </table:table-cell>
          <table:table-cell office:value-type="float" office:value="21208">
            <text:p>21208</text:p>
          </table:table-cell>
          <table:table-cell office:value-type="string" office:string-value="R212C9">
            <text:p>R212C9</text:p>
          </table:table-cell>
          <table:table-cell office:value-type="float" office:value="21210">
            <text:p>21210</text:p>
          </table:table-cell>
          <table:table-cell office:value-type="string" office:string-value="R212C11">
            <text:p>R212C11</text:p>
          </table:table-cell>
          <table:table-cell office:value-type="float" office:value="21212">
            <text:p>21212</text:p>
          </table:table-cell>
          <table:table-cell office:value-type="string" office:string-value="R212C13">
            <text:p>R212C13</text:p>
          </table:table-cell>
          <table:table-cell office:value-type="float" office:value="21214">
            <text:p>21214</text:p>
          </table:table-cell>
          <table:table-cell office:value-type="string" office:string-value="R212C15">
            <text:p>R212C15</text:p>
          </table:table-cell>
          <table:table-cell office:value-type="float" office:value="21216">
            <text:p>21216</text:p>
          </table:table-cell>
          <table:table-cell office:value-type="string" office:string-value="R212C17">
            <text:p>R212C17</text:p>
          </table:table-cell>
          <table:table-cell office:value-type="float" office:value="21218">
            <text:p>21218</text:p>
          </table:table-cell>
          <table:table-cell office:value-type="string" office:string-value="R212C19">
            <text:p>R212C19</text:p>
          </table:table-cell>
          <table:table-cell office:value-type="float" office:value="21220">
            <text:p>21220</text:p>
          </table:table-cell>
          <table:table-cell office:value-type="string" office:string-value="R212C21">
            <text:p>R212C21</text:p>
          </table:table-cell>
          <table:table-cell office:value-type="float" office:value="21222">
            <text:p>21222</text:p>
          </table:table-cell>
          <table:table-cell office:value-type="string" office:string-value="R212C23">
            <text:p>R212C23</text:p>
          </table:table-cell>
          <table:table-cell office:value-type="float" office:value="21224">
            <text:p>21224</text:p>
          </table:table-cell>
          <table:table-cell office:value-type="string" office:string-value="R212C25">
            <text:p>R212C25</text:p>
          </table:table-cell>
          <table:table-cell office:value-type="float" office:value="21226">
            <text:p>21226</text:p>
          </table:table-cell>
        </table:table-row>
        <table:table-row>
          <table:table-cell office:value-type="string" office:string-value="R213C1">
            <text:p>R213C1</text:p>
          </table:table-cell>
          <table:table-cell office:value-type="float" office:value="21302">
            <text:p>21302</text:p>
          </table:table-cell>
          <table:table-cell office:value-type="string" office:string-value="R213C3">
            <text:p>R213C3</text:p>
          </table:table-cell>
          <table:table-cell office:value-type="float" office:value="21304">
            <text:p>21304</text:p>
          </table:table-cell>
          <table:table-cell office:value-type="string" office:string-value="R213C5">
            <text:p>R213C5</text:p>
          </table:table-cell>
          <table:table-cell office:value-type="float" office:value="21306">
            <text:p>21306</text:p>
          </table:table-cell>
          <table:table-cell office:value-type="string" office:string-value="R213C7">
            <text:p>R213C7</text:p>
          </table:table-cell>
          <table:table-cell office:value-type="float" office:value="21308">
            <text:p>21308</text:p>
          </table:table-cell>
          <table:table-cell office:value-type="string" office:string-value="R213C9">
            <text:p>R213C9</text:p>
          </table:table-cell>
          <table:table-cell office:value-type="float" office:value="21310">
            <text:p>21310</text:p>
          </table:table-cell>
          <table:table-cell office:value-type="string" office:string-value="R213C11">
            <text:p>R213C11</text:p>
          </table:table-cell>
          <table:table-cell office:value-type="float" office:value="21312">
            <text:p>21312</text:p>
          </table:table-cell>
          <table:table-cell office:value-type="string" office:string-value="R213C13">
            <text:p>R213C13</text:p>
          </table:table-cell>
          <table:table-cell office:value-type="float" office:value="21314">
            <text:p>21314</text:p>
          </table:table-cell>
          <table:table-cell office:value-type="string" office:string-value="R213C15">
            <text:p>R213C15</text:p>
          </table:table-cell>
          <table:table-cell office:value-type="float" office:value="21316">
            <text:p>21316</text:p>
          </table:table-cell>
          <table:table-cell office:value-type="string" office:string-value="R213C17">
            <text:p>R213C17</text:p>
          </table:table-cell>
          <table:table-cell office:value-type="float" office:value="21318">
            <text:p>21318</text:p>
          </table:table-cell>
          <table:table-cell office:value-type="string" office:string-value="R213C19">
            <text:p>R213C19</text:p>
          </table:table-cell>
          <table:table-cell office:value-type="float" office:value="21320">
            <text:p>21320</text:p>
          </table:table-cell>
          <table:table-cell office:value-type="string" office:string-value="R213C21">
            <text:p>R213C21</text:p>
          </table:table-cell>
          <table:table-cell office:value-type="float" office:value="21322">
            <text:p>21322</text:p>
          </table:table-cell>
          <table:table-cell office:value-type="string" office:string-value="R213C23">
            <text:p>R213C23</text:p>
          </table:table-cell>
          <table:table-cell office:value-type="float" office:value="21324">
            <text:p>21324</text:p>
          </table:table-cell>
          <table:table-cell office:value-type="string" office:string-value="R213C25">
            <text:p>R213C25</text:p>
          </table:table-cell>
          <table:table-cell office:value-type="float" office:value="21326">
            <text:p>21326</text:p>
          </table:table-cell>
        </table:table-row>
        <table:table-row>
          <table:table-cell office:value-type="string" office:string-value="R214C1">
            <text:p>R214C1</text:p>
          </table:table-cell>
          <table:table-cell office:value-type="float" office:value="21402">
            <text:p>21402</text:p>
          </table:table-cell>
          <table:table-cell office:value-type="string" office:string-value="R214C3">
            <text:p>R214C3</text:p>
          </table:table-cell>
          <table:table-cell office:value-type="float" office:value="21404">
            <text:p>21404</text:p>
          </table:table-cell>
          <table:table-cell office:value-type="string" office:string-value="R214C5">
            <text:p>R214C5</text:p>
          </table:table-cell>
          <table:table-cell office:value-type="float" office:value="21406">
            <text:p>21406</text:p>
          </table:table-cell>
          <table:table-cell office:value-type="string" office:string-value="R214C7">
            <text:p>R214C7</text:p>
          </table:table-cell>
          <table:table-cell office:value-type="float" office:value="21408">
            <text:p>21408</text:p>
          </table:table-cell>
          <table:table-cell office:value-type="string" office:string-value="R214C9">
            <text:p>R214C9</text:p>
          </table:table-cell>
          <table:table-cell office:value-type="float" office:value="21410">
            <text:p>21410</text:p>
          </table:table-cell>
          <table:table-cell office:value-type="string" office:string-value="R214C11">
            <text:p>R214C11</text:p>
          </table:table-cell>
          <table:table-cell office:value-type="float" office:value="21412">
            <text:p>21412</text:p>
          </table:table-cell>
          <table:table-cell office:value-type="string" office:string-value="R214C13">
            <text:p>R214C13</text:p>
          </table:table-cell>
          <table:table-cell office:value-type="float" office:value="21414">
            <text:p>21414</text:p>
          </table:table-cell>
          <table:table-cell office:value-type="string" office:string-value="R214C15">
            <text:p>R214C15</text:p>
          </table:table-cell>
          <table:table-cell office:value-type="float" office:value="21416">
            <text:p>21416</text:p>
          </table:table-cell>
          <table:table-cell office:value-type="string" office:string-value="R214C17">
            <text:p>R214C17</text:p>
          </table:table-cell>
          <table:table-cell office:value-type="float" office:value="21418">
            <text:p>21418</text:p>
          </table:table-cell>
          <table:table-cell office:value-type="string" office:string-value="R214C19">
            <text:p>R214C19</text:p>
          </table:table-cell>
          <table:table-cell office:value-type="float" office:value="21420">
            <text:p>21420</text:p>
          </table:table-cell>
          <table:table-cell office:value-type="string" office:string-value="R214C21">
            <text:p>R214C21</text:p>
          </table:table-cell>
          <table:table-cell office:value-type="float" office:value="21422">
            <text:p>21422</text:p>
          </table:table-cell>
          <table:table-cell office:value-type="string" office:string-value="R214C23">
            <text:p>R214C23</text:p>
          </table:table-cell>
          <table:table-cell office:value-type="float" office:value="21424">
            <text:p>21424</text:p>
          </table:table-cell>
          <table:table-cell office:value-type="string" office:string-value="R214C25">
            <text:p>R214C25</text:p>
          </table:table-cell>
          <table:table-cell office:value-type="float" office:value="21426">
            <text:p>21426</text:p>
          </table:table-cell>
        </table:table-row>
        <table:table-row>
          <table:table-cell office:value-type="string" office:string-value="R215C1">
            <text:p>R215C1</text:p>
          </table:table-cell>
          <table:table-cell office:value-type="float" office:value="21502">
            <text:p>21502</text:p>
          </table:table-cell>
          <table:table-cell office:value-type="string" office:string-value="R215C3">
            <text:p>R215C3</text:p>
          </table:table-cell>
          <table:table-cell office:value-type="float" office:value="21504">
            <text:p>21504</text:p>
          </table:table-cell>
          <table:table-cell office:value-type="string" office:string-value="R215C5">
            <text:p>R215C5</text:p>
          </table:table-cell>
          <table:table-cell office:value-type="float" office:value="21506">
            <text:p>21506</text:p>
          </table:table-cell>
          <table:table-cell office:value-type="string" office:string-value="R215C7">
            <text:p>R215C7</text:p>
          </table:table-cell>
          <table:table-cell office:value-type="float" office:value="21508">
            <text:p>21508</text:p>
          </table:table-cell>
          <table:table-cell office:value-type="string" office:string-value="R215C9">
            <text:p>R215C9</text:p>
          </table:table-cell>
          <table:table-cell office:value-type="float" office:value="21510">
            <text:p>21510</text:p>
          </table:table-cell>
          <table:table-cell office:value-type="string" office:string-value="R215C11">
            <text:p>R215C11</text:p>
          </table:table-cell>
          <table:table-cell office:value-type="float" office:value="21512">
            <text:p>21512</text:p>
          </table:table-cell>
          <table:table-cell office:value-type="string" office:string-value="R215C13">
            <text:p>R215C13</text:p>
          </table:table-cell>
          <table:table-cell office:value-type="float" office:value="21514">
            <text:p>21514</text:p>
          </table:table-cell>
          <table:table-cell office:value-type="string" office:string-value="R215C15">
            <text:p>R215C15</text:p>
          </table:table-cell>
          <table:table-cell office:value-type="float" office:value="21516">
            <text:p>21516</text:p>
          </table:table-cell>
          <table:table-cell office:value-type="string" office:string-value="R215C17">
            <text:p>R215C17</text:p>
          </table:table-cell>
          <table:table-cell office:value-type="float" office:value="21518">
            <text:p>21518</text:p>
          </table:table-cell>
          <table:table-cell office:value-type="string" office:string-value="R215C19">
            <text:p>R215C19</text:p>
          </table:table-cell>
          <table:table-cell office:value-type="float" office:value="21520">
            <text:p>21520</text:p>
          </table:table-cell>
          <table:table-cell office:value-type="string" office:string-value="R215C21">
            <text:p>R215C21</text:p>
          </table:table-cell>
          <table:table-cell office:value-type="float" office:value="21522">
            <text:p>21522</text:p>
          </table:table-cell>
          <table:table-cell office:value-type="string" office:string-value="R215C23">
            <text:p>R215C23</text:p>
          </table:table-cell>
          <table:table-cell office:value-type="float" office:value="21524">
            <text:p>21524</text:p>
          </table:table-cell>
          <table:table-cell office:value-type="string" office:string-value="R215C25">
            <text:p>R215C25</text:p>
          </table:table-cell>
          <table:table-cell office:value-type="float" office:value="21526">
            <text:p>21526</text:p>
          </table:table-cell>
        </table:table-row>
        <table:table-row>
          <table:table-cell office:value-type="string" office:string-value="R216C1">
            <text:p>R216C1</text:p>
          </table:table-cell>
          <table:table-cell office:value-type="float" office:value="21602">
            <text:p>21602</text:p>
          </table:table-cell>
          <table:table-cell office:value-type="string" office:string-value="R216C3">
            <text:p>R216C3</text:p>
          </table:table-cell>
          <table:table-cell office:value-type="float" office:value="21604">
            <text:p>21604</text:p>
          </table:table-cell>
          <table:table-cell office:value-type="string" office:string-value="R216C5">
            <text:p>R216C5</text:p>
          </table:table-cell>
          <table:table-cell office:value-type="float" office:value="21606">
            <text:p>21606</text:p>
          </table:table-cell>
          <table:table-cell office:value-type="string" office:string-value="R216C7">
            <text:p>R216C7</text:p>
          </table:table-cell>
          <table:table-cell office:value-type="float" office:value="21608">
            <text:p>21608</text:p>
          </table:table-cell>
          <table:table-cell office:value-type="string" office:string-value="R216C9">
            <text:p>R216C9</text:p>
          </table:table-cell>
          <table:table-cell office:value-type="float" office:value="21610">
            <text:p>21610</text:p>
          </table:table-cell>
          <table:table-cell office:value-type="string" office:string-value="R216C11">
            <text:p>R216C11</text:p>
          </table:table-cell>
          <table:table-cell office:value-type="float" office:value="21612">
            <text:p>21612</text:p>
          </table:table-cell>
          <table:table-cell office:value-type="string" office:string-value="R216C13">
            <text:p>R216C13</text:p>
          </table:table-cell>
          <table:table-cell office:value-type="float" office:value="21614">
            <text:p>21614</text:p>
          </table:table-cell>
          <table:table-cell office:value-type="string" office:string-value="R216C15">
            <text:p>R216C15</text:p>
          </table:table-cell>
          <table:table-cell office:value-type="float" office:value="21616">
            <text:p>21616</text:p>
          </table:table-cell>
          <table:table-cell office:value-type="string" office:string-value="R216C17">
            <text:p>R216C17</text:p>
          </table:table-cell>
          <table:table-cell office:value-type="float" office:value="21618">
            <text:p>21618</text:p>
          </table:table-cell>
          <table:table-cell office:value-type="string" office:string-value="R216C19">
            <text:p>R216C19</text:p>
          </table:table-cell>
          <table:table-cell office:value-type="float" office:value="21620">
            <text:p>21620</text:p>
          </table:table-cell>
          <table:table-cell office:value-type="string" office:string-value="R216C21">
            <text:p>R216C21</text:p>
          </table:table-cell>
          <table:table-cell office:value-type="float" office:value="21622">
            <text:p>21622</text:p>
          </table:table-cell>
          <table:table-cell office:value-type="string" office:string-value="R216C23">
            <text:p>R216C23</text:p>
          </table:table-cell>
          <table:table-cell office:value-type="float" office:value="21624">
            <text:p>21624</text:p>
          </table:table-cell>
          <table:table-cell office:value-type="string" office:string-value="R216C25">
            <text:p>R216C25</text:p>
          </table:table-cell>
          <table:table-cell office:value-type="float" office:value="21626">
            <text:p>21626</text:p>
          </table:table-cell>
        </table:table-row>
        <table:table-row>
          <table:table-cell office:value-type="string" office:string-value="R217C1">
            <text:p>R217C1</text:p>
          </table:table-cell>
          <table:table-cell office:value-type="float" office:value="21702">
            <text:p>21702</text:p>
          </table:table-cell>
          <table:table-cell office:value-type="string" office:string-value="R217C3">
            <text:p>R217C3</text:p>
          </table:table-cell>
          <table:table-cell office:value-type="float" office:value="21704">
            <text:p>21704</text:p>
          </table:table-cell>
          <table:table-cell office:value-type="string" office:string-value="R217C5">
            <text:p>R217C5</text:p>
          </table:table-cell>
          <table:table-cell office:value-type="float" office:value="21706">
            <text:p>21706</text:p>
          </table:table-cell>
          <table:table-cell office:value-type="string" office:string-value="R217C7">
            <text:p>R217C7</text:p>
          </table:table-cell>
          <table:table-cell office:value-type="float" office:value="21708">
            <text:p>21708</text:p>
          </table:table-cell>
          <table:table-cell office:value-type="string" office:string-value="R217C9">
            <text:p>R217C9</text:p>
          </table:table-cell>
          <table:table-cell office:value-type="float" office:value="21710">
            <text:p>21710</text:p>
          </table:table-cell>
          <table:table-cell office:value-type="string" office:string-value="R217C11">
            <text:p>R217C11</text:p>
          </table:table-cell>
          <table:table-cell office:value-type="float" office:value="21712">
            <text:p>21712</text:p>
          </table:table-cell>
          <table:table-cell office:value-type="string" office:string-value="R217C13">
            <text:p>R217C13</text:p>
          </table:table-cell>
          <table:table-cell office:value-type="float" office:value="21714">
            <text:p>21714</text:p>
          </table:table-cell>
          <table:table-cell office:value-type="string" office:string-value="R217C15">
            <text:p>R217C15</text:p>
          </table:table-cell>
          <table:table-cell office:value-type="float" office:value="21716">
            <text:p>21716</text:p>
          </table:table-cell>
          <table:table-cell office:value-type="string" office:string-value="R217C17">
            <text:p>R217C17</text:p>
          </table:table-cell>
          <table:table-cell office:value-type="float" office:value="21718">
            <text:p>21718</text:p>
          </table:table-cell>
          <table:table-cell office:value-type="string" office:string-value="R217C19">
            <text:p>R217C19</text:p>
          </table:table-cell>
          <table:table-cell office:value-type="float" office:value="21720">
            <text:p>21720</text:p>
          </table:table-cell>
          <table:table-cell office:value-type="string" office:string-value="R217C21">
            <text:p>R217C21</text:p>
          </table:table-cell>
          <table:table-cell office:value-type="float" office:value="21722">
            <text:p>21722</text:p>
          </table:table-cell>
          <table:table-cell office:value-type="string" office:string-value="R217C23">
            <text:p>R217C23</text:p>
          </table:table-cell>
          <table:table-cell office:value-type="float" office:value="21724">
            <text:p>21724</text:p>
          </table:table-cell>
          <table:table-cell office:value-type="string" office:string-value="R217C25">
            <text:p>R217C25</text:p>
          </table:table-cell>
          <table:table-cell office:value-type="float" office:value="21726">
            <text:p>21726</text:p>
          </table:table-cell>
        </table:table-row>
        <table:table-row>
          <table:table-cell office:value-type="string" office:string-value="R218C1">
            <text:p>R218C1</text:p>
          </table:table-cell>
          <table:table-cell office:value-type="float" office:value="21802">
            <text:p>21802</text:p>
          </table:table-cell>
          <table:table-cell office:value-type="string" office:string-value="R218C3">
            <text:p>R218C3</text:p>
          </table:table-cell>
          <table:table-cell office:value-type="float" office:value="21804">
            <text:p>21804</text:p>
          </table:table-cell>
          <table:table-cell office:value-type="string" office:string-value="R218C5">
            <text:p>R218C5</text:p>
          </table:table-cell>
          <table:table-cell office:value-type="float" office:value="21806">
            <text:p>21806</text:p>
          </table:table-cell>
          <table:table-cell office:value-type="string" office:string-value="R218C7">
            <text:p>R218C7</text:p>
          </table:table-cell>
          <table:table-cell office:value-type="float" office:value="21808">
            <text:p>21808</text:p>
          </table:table-cell>
          <table:table-cell office:value-type="string" office:string-value="R218C9">
            <text:p>R218C9</text:p>
          </table:table-cell>
          <table:table-cell office:value-type="float" office:value="21810">
            <text:p>21810</text:p>
          </table:table-cell>
          <table:table-cell office:value-type="string" office:string-value="R218C11">
            <text:p>R218C11</text:p>
          </table:table-cell>
          <table:table-cell office:value-type="float" office:value="21812">
            <text:p>21812</text:p>
          </table:table-cell>
          <table:table-cell office:value-type="string" office:string-value="R218C13">
            <text:p>R218C13</text:p>
          </table:table-cell>
          <table:table-cell office:value-type="float" office:value="21814">
            <text:p>21814</text:p>
          </table:table-cell>
          <table:table-cell office:value-type="string" office:string-value="R218C15">
            <text:p>R218C15</text:p>
          </table:table-cell>
          <table:table-cell office:value-type="float" office:value="21816">
            <text:p>21816</text:p>
          </table:table-cell>
          <table:table-cell office:value-type="string" office:string-value="R218C17">
            <text:p>R218C17</text:p>
          </table:table-cell>
          <table:table-cell office:value-type="float" office:value="21818">
            <text:p>21818</text:p>
          </table:table-cell>
          <table:table-cell office:value-type="string" office:string-value="R218C19">
            <text:p>R218C19</text:p>
          </table:table-cell>
          <table:table-cell office:value-type="float" office:value="21820">
            <text:p>21820</text:p>
          </table:table-cell>
          <table:table-cell office:value-type="string" office:string-value="R218C21">
            <text:p>R218C21</text:p>
          </table:table-cell>
          <table:table-cell office:value-type="float" office:value="21822">
            <text:p>21822</text:p>
          </table:table-cell>
          <table:table-cell office:value-type="string" office:string-value="R218C23">
            <text:p>R218C23</text:p>
          </table:table-cell>
          <table:table-cell office:value-type="float" office:value="21824">
            <text:p>21824</text:p>
          </table:table-cell>
          <table:table-cell office:value-type="string" office:string-value="R218C25">
            <text:p>R218C25</text:p>
          </table:table-cell>
          <table:table-cell office:value-type="float" office:value="21826">
            <text:p>21826</text:p>
          </table:table-cell>
        </table:table-row>
        <table:table-row>
          <table:table-cell office:value-type="string" office:string-value="R219C1">
            <text:p>R219C1</text:p>
          </table:table-cell>
          <table:table-cell office:value-type="float" office:value="21902">
            <text:p>21902</text:p>
          </table:table-cell>
          <table:table-cell office:value-type="string" office:string-value="R219C3">
            <text:p>R219C3</text:p>
          </table:table-cell>
          <table:table-cell office:value-type="float" office:value="21904">
            <text:p>21904</text:p>
          </table:table-cell>
          <table:table-cell office:value-type="string" office:string-value="R219C5">
            <text:p>R219C5</text:p>
          </table:table-cell>
          <table:table-cell office:value-type="float" office:value="21906">
            <text:p>21906</text:p>
          </table:table-cell>
          <table:table-cell office:value-type="string" office:string-value="R219C7">
            <text:p>R219C7</text:p>
          </table:table-cell>
          <table:table-cell office:value-type="float" office:value="21908">
            <text:p>21908</text:p>
          </table:table-cell>
          <table:table-cell office:value-type="string" office:string-value="R219C9">
            <text:p>R219C9</text:p>
          </table:table-cell>
          <table:table-cell office:value-type="float" office:value="21910">
            <text:p>21910</text:p>
          </table:table-cell>
          <table:table-cell office:value-type="string" office:string-value="R219C11">
            <text:p>R219C11</text:p>
          </table:table-cell>
          <table:table-cell office:value-type="float" office:value="21912">
            <text:p>21912</text:p>
          </table:table-cell>
          <table:table-cell office:value-type="string" office:string-value="R219C13">
            <text:p>R219C13</text:p>
          </table:table-cell>
          <table:table-cell office:value-type="float" office:value="21914">
            <text:p>21914</text:p>
          </table:table-cell>
          <table:table-cell office:value-type="string" office:string-value="R219C15">
            <text:p>R219C15</text:p>
          </table:table-cell>
          <table:table-cell office:value-type="float" office:value="21916">
            <text:p>21916</text:p>
          </table:table-cell>
          <table:table-cell office:value-type="string" office:string-value="R219C17">
            <text:p>R219C17</text:p>
          </table:table-cell>
          <table:table-cell office:value-type="float" office:value="21918">
            <text:p>21918</text:p>
          </table:table-cell>
          <table:table-cell office:value-type="string" office:string-value="R219C19">
            <text:p>R219C19</text:p>
          </table:table-cell>
          <table:table-cell office:value-type="float" office:value="21920">
            <text:p>21920</text:p>
          </table:table-cell>
          <table:table-cell office:value-type="string" office:string-value="R219C21">
            <text:p>R219C21</text:p>
          </table:table-cell>
          <table:table-cell office:value-type="float" office:value="21922">
            <text:p>21922</text:p>
          </table:table-cell>
          <table:table-cell office:value-type="string" office:string-value="R219C23">
            <text:p>R219C23</text:p>
          </table:table-cell>
          <table:table-cell office:value-type="float" office:value="21924">
            <text:p>21924</text:p>
          </table:table-cell>
          <table:table-cell office:value-type="string" office:string-value="R219C25">
            <text:p>R219C25</text:p>
          </table:table-cell>
          <table:table-cell office:value-type="float" office:value="21926">
            <text:p>21926</text:p>
          </table:table-cell>
        </table:table-row>
        <table:table-row>
          <table:table-cell office:value-type="string" office:string-value="R220C1">
            <text:p>R220C1</text:p>
          </table:table-cell>
          <table:table-cell office:value-type="float" office:value="22002">
            <text:p>22002</text:p>
          </table:table-cell>
          <table:table-cell office:value-type="string" office:string-value="R220C3">
            <text:p>R220C3</text:p>
          </table:table-cell>
          <table:table-cell office:value-type="float" office:value="22004">
            <text:p>22004</text:p>
          </table:table-cell>
          <table:table-cell office:value-type="string" office:string-value="R220C5">
            <text:p>R220C5</text:p>
          </table:table-cell>
          <table:table-cell office:value-type="float" office:value="22006">
            <text:p>22006</text:p>
          </table:table-cell>
          <table:table-cell office:value-type="string" office:string-value="R220C7">
            <text:p>R220C7</text:p>
          </table:table-cell>
          <table:table-cell office:value-type="float" office:value="22008">
            <text:p>22008</text:p>
          </table:table-cell>
          <table:table-cell office:value-type="string" office:string-value="R220C9">
            <text:p>R220C9</text:p>
          </table:table-cell>
          <table:table-cell office:value-type="float" office:value="22010">
            <text:p>22010</text:p>
          </table:table-cell>
          <table:table-cell office:value-type="string" office:string-value="R220C11">
            <text:p>R220C11</text:p>
          </table:table-cell>
          <table:table-cell office:value-type="float" office:value="22012">
            <text:p>22012</text:p>
          </table:table-cell>
          <table:table-cell office:value-type="string" office:string-value="R220C13">
            <text:p>R220C13</text:p>
          </table:table-cell>
          <table:table-cell office:value-type="float" office:value="22014">
            <text:p>22014</text:p>
          </table:table-cell>
          <table:table-cell office:value-type="string" office:string-value="R220C15">
            <text:p>R220C15</text:p>
          </table:table-cell>
          <table:table-cell office:value-type="float" office:value="22016">
            <text:p>22016</text:p>
          </table:table-cell>
          <table:table-cell office:value-type="string" office:string-value="R220C17">
            <text:p>R220C17</text:p>
          </table:table-cell>
          <table:table-cell office:value-type="float" office:value="22018">
            <text:p>22018</text:p>
          </table:table-cell>
          <table:table-cell office:value-type="string" office:string-value="R220C19">
            <text:p>R220C19</text:p>
          </table:table-cell>
          <table:table-cell office:value-type="float" office:value="22020">
            <text:p>22020</text:p>
          </table:table-cell>
          <table:table-cell office:value-type="string" office:string-value="R220C21">
            <text:p>R220C21</text:p>
          </table:table-cell>
          <table:table-cell office:value-type="float" office:value="22022">
            <text:p>22022</text:p>
          </table:table-cell>
          <table:table-cell office:value-type="string" office:string-value="R220C23">
            <text:p>R220C23</text:p>
          </table:table-cell>
          <table:table-cell office:value-type="float" office:value="22024">
            <text:p>22024</text:p>
          </table:table-cell>
          <table:table-cell office:value-type="string" office:string-value="R220C25">
            <text:p>R220C25</text:p>
          </table:table-cell>
          <table:table-cell office:value-type="float" office:value="22026">
            <text:p>22026</text:p>
          </table:table-cell>
        </table:table-row>
        <table:table-row>
          <table:table-cell office:value-type="string" office:string-value="R221C1">
            <text:p>R221C1</text:p>
          </table:table-cell>
          <table:table-cell office:value-type="float" office:value="22102">
            <text:p>22102</text:p>
          </table:table-cell>
          <table:table-cell office:value-type="string" office:string-value="R221C3">
            <text:p>R221C3</text:p>
          </table:table-cell>
          <table:table-cell office:value-type="float" office:value="22104">
            <text:p>22104</text:p>
          </table:table-cell>
          <table:table-cell office:value-type="string" office:string-value="R221C5">
            <text:p>R221C5</text:p>
          </table:table-cell>
          <table:table-cell office:value-type="float" office:value="22106">
            <text:p>22106</text:p>
          </table:table-cell>
          <table:table-cell office:value-type="string" office:string-value="R221C7">
            <text:p>R221C7</text:p>
          </table:table-cell>
          <table:table-cell office:value-type="float" office:value="22108">
            <text:p>22108</text:p>
          </table:table-cell>
          <table:table-cell office:value-type="string" office:string-value="R221C9">
            <text:p>R221C9</text:p>
          </table:table-cell>
          <table:table-cell office:value-type="float" office:value="22110">
            <text:p>22110</text:p>
          </table:table-cell>
          <table:table-cell office:value-type="string" office:string-value="R221C11">
            <text:p>R221C11</text:p>
          </table:table-cell>
          <table:table-cell office:value-type="float" office:value="22112">
            <text:p>22112</text:p>
          </table:table-cell>
          <table:table-cell office:value-type="string" office:string-value="R221C13">
            <text:p>R221C13</text:p>
          </table:table-cell>
          <table:table-cell office:value-type="float" office:value="22114">
            <text:p>22114</text:p>
          </table:table-cell>
          <table:table-cell office:value-type="string" office:string-value="R221C15">
            <text:p>R221C15</text:p>
          </table:table-cell>
          <table:table-cell office:value-type="float" office:value="22116">
            <text:p>22116</text:p>
          </table:table-cell>
          <table:table-cell office:value-type="string" office:string-value="R221C17">
            <text:p>R221C17</text:p>
          </table:table-cell>
          <table:table-cell office:value-type="float" office:value="22118">
            <text:p>22118</text:p>
          </table:table-cell>
          <table:table-cell office:value-type="string" office:string-value="R221C19">
            <text:p>R221C19</text:p>
          </table:table-cell>
          <table:table-cell office:value-type="float" office:value="22120">
            <text:p>22120</text:p>
          </table:table-cell>
          <table:table-cell office:value-type="string" office:string-value="R221C21">
            <text:p>R221C21</text:p>
          </table:table-cell>
          <table:table-cell office:value-type="float" office:value="22122">
            <text:p>22122</text:p>
          </table:table-cell>
          <table:table-cell office:value-type="string" office:string-value="R221C23">
            <text:p>R221C23</text:p>
          </table:table-cell>
          <table:table-cell office:value-type="float" office:value="22124">
            <text:p>22124</text:p>
          </table:table-cell>
          <table:table-cell office:value-type="string" office:string-value="R221C25">
            <text:p>R221C25</text:p>
          </table:table-cell>
          <table:table-cell office:value-type="float" office:value="22126">
            <text:p>22126</text:p>
          </table:table-cell>
        </table:table-row>
        <table:table-row>
          <table:table-cell office:value-type="string" office:string-value="R222C1">
            <text:p>R222C1</text:p>
          </table:table-cell>
          <table:table-cell office:value-type="float" office:value="22202">
            <text:p>22202</text:p>
          </table:table-cell>
          <table:table-cell office:value-type="string" office:string-value="R222C3">
            <text:p>R222C3</text:p>
          </table:table-cell>
          <table:table-cell office:value-type="float" office:value="22204">
            <text:p>22204</text:p>
          </table:table-cell>
          <table:table-cell office:value-type="string" office:string-value="R222C5">
            <text:p>R222C5</text:p>
          </table:table-cell>
          <table:table-cell office:value-type="float" office:value="22206">
            <text:p>22206</text:p>
          </table:table-cell>
          <table:table-cell office:value-type="string" office:string-value="R222C7">
            <text:p>R222C7</text:p>
          </table:table-cell>
          <table:table-cell office:value-type="float" office:value="22208">
            <text:p>22208</text:p>
          </table:table-cell>
          <table:table-cell office:value-type="string" office:string-value="R222C9">
            <text:p>R222C9</text:p>
          </table:table-cell>
          <table:table-cell office:value-type="float" office:value="22210">
            <text:p>22210</text:p>
          </table:table-cell>
          <table:table-cell office:value-type="string" office:string-value="R222C11">
            <text:p>R222C11</text:p>
          </table:table-cell>
          <table:table-cell office:value-type="float" office:value="22212">
            <text:p>22212</text:p>
          </table:table-cell>
          <table:table-cell office:value-type="string" office:string-value="R222C13">
            <text:p>R222C13</text:p>
          </table:table-cell>
          <table:table-cell office:value-type="float" office:value="22214">
            <text:p>22214</text:p>
          </table:table-cell>
          <table:table-cell office:value-type="string" office:string-value="R222C15">
            <text:p>R222C15</text:p>
          </table:table-cell>
          <table:table-cell office:value-type="float" office:value="22216">
            <text:p>22216</text:p>
          </table:table-cell>
          <table:table-cell office:value-type="string" office:string-value="R222C17">
            <text:p>R222C17</text:p>
          </table:table-cell>
          <table:table-cell office:value-type="float" office:value="22218">
            <text:p>22218</text:p>
          </table:table-cell>
          <table:table-cell office:value-type="string" office:string-value="R222C19">
            <text:p>R222C19</text:p>
          </table:table-cell>
          <table:table-cell office:value-type="float" office:value="22220">
            <text:p>22220</text:p>
          </table:table-cell>
          <table:table-cell office:value-type="string" office:string-value="R222C21">
            <text:p>R222C21</text:p>
          </table:table-cell>
          <table:table-cell office:value-type="float" office:value="22222">
            <text:p>22222</text:p>
          </table:table-cell>
          <table:table-cell office:value-type="string" office:string-value="R222C23">
            <text:p>R222C23</text:p>
          </table:table-cell>
          <table:table-cell office:value-type="float" office:value="22224">
            <text:p>22224</text:p>
          </table:table-cell>
          <table:table-cell office:value-type="string" office:string-value="R222C25">
            <text:p>R222C25</text:p>
          </table:table-cell>
          <table:table-cell office:value-type="float" office:value="22226">
            <text:p>22226</text:p>
          </table:table-cell>
        </table:table-row>
        <table:table-row>
          <table:table-cell office:value-type="string" office:string-value="R223C1">
            <text:p>R223C1</text:p>
          </table:table-cell>
          <table:table-cell office:value-type="float" office:value="22302">
            <text:p>22302</text:p>
          </table:table-cell>
          <table:table-cell office:value-type="string" office:string-value="R223C3">
            <text:p>R223C3</text:p>
          </table:table-cell>
          <table:table-cell office:value-type="float" office:value="22304">
            <text:p>22304</text:p>
          </table:table-cell>
          <table:table-cell office:value-type="string" office:string-value="R223C5">
            <text:p>R223C5</text:p>
          </table:table-cell>
          <table:table-cell office:value-type="float" office:value="22306">
            <text:p>22306</text:p>
          </table:table-cell>
          <table:table-cell office:value-type="string" office:string-value="R223C7">
            <text:p>R223C7</text:p>
          </table:table-cell>
          <table:table-cell office:value-type="float" office:value="22308">
            <text:p>22308</text:p>
          </table:table-cell>
          <table:table-cell office:value-type="string" office:string-value="R223C9">
            <text:p>R223C9</text:p>
          </table:table-cell>
          <table:table-cell office:value-type="float" office:value="22310">
            <text:p>22310</text:p>
          </table:table-cell>
          <table:table-cell office:value-type="string" office:string-value="R223C11">
            <text:p>R223C11</text:p>
          </table:table-cell>
          <table:table-cell office:value-type="float" office:value="22312">
            <text:p>22312</text:p>
          </table:table-cell>
          <table:table-cell office:value-type="string" office:string-value="R223C13">
            <text:p>R223C13</text:p>
          </table:table-cell>
          <table:table-cell office:value-type="float" office:value="22314">
            <text:p>22314</text:p>
          </table:table-cell>
          <table:table-cell office:value-type="string" office:string-value="R223C15">
            <text:p>R223C15</text:p>
          </table:table-cell>
          <table:table-cell office:value-type="float" office:value="22316">
            <text:p>22316</text:p>
          </table:table-cell>
          <table:table-cell office:value-type="string" office:string-value="R223C17">
            <text:p>R223C17</text:p>
          </table:table-cell>
          <table:table-cell office:value-type="float" office:value="22318">
            <text:p>22318</text:p>
          </table:table-cell>
          <table:table-cell office:value-type="string" office:string-value="R223C19">
            <text:p>R223C19</text:p>
          </table:table-cell>
          <table:table-cell office:value-type="float" office:value="22320">
            <text:p>22320</text:p>
          </table:table-cell>
          <table:table-cell office:value-type="string" office:string-value="R223C21">
            <text:p>R223C21</text:p>
          </table:table-cell>
          <table:table-cell office:value-type="float" office:value="22322">
            <text:p>22322</text:p>
          </table:table-cell>
          <table:table-cell office:value-type="string" office:string-value="R223C23">
            <text:p>R223C23</text:p>
          </table:table-cell>
          <table:table-cell office:value-type="float" office:value="22324">
            <text:p>22324</text:p>
          </table:table-cell>
          <table:table-cell office:value-type="string" office:string-value="R223C25">
            <text:p>R223C25</text:p>
          </table:table-cell>
          <table:table-cell office:value-type="float" office:value="22326">
            <text:p>22326</text:p>
          </table:table-cell>
        </table:table-row>
        <table:table-row>
          <table:table-cell office:value-type="string" office:string-value="R224C1">
            <text:p>R224C1</text:p>
          </table:table-cell>
          <table:table-cell office:value-type="float" office:value="22402">
            <text:p>22402</text:p>
          </table:table-cell>
          <table:table-cell office:value-type="string" office:string-value="R224C3">
            <text:p>R224C3</text:p>
          </table:table-cell>
          <table:table-cell office:value-type="float" office:value="22404">
            <text:p>22404</text:p>
          </table:table-cell>
          <table:table-cell office:value-type="string" office:string-value="R224C5">
            <text:p>R224C5</text:p>
          </table:table-cell>
          <table:table-cell office:value-type="float" office:value="22406">
            <text:p>22406</text:p>
          </table:table-cell>
          <table:table-cell office:value-type="string" office:string-value="R224C7">
            <text:p>R224C7</text:p>
          </table:table-cell>
          <table:table-cell office:value-type="float" office:value="22408">
            <text:p>22408</text:p>
          </table:table-cell>
          <table:table-cell office:value-type="string" office:string-value="R224C9">
            <text:p>R224C9</text:p>
          </table:table-cell>
          <table:table-cell office:value-type="float" office:value="22410">
            <text:p>22410</text:p>
          </table:table-cell>
          <table:table-cell office:value-type="string" office:string-value="R224C11">
            <text:p>R224C11</text:p>
          </table:table-cell>
          <table:table-cell office:value-type="float" office:value="22412">
            <text:p>22412</text:p>
          </table:table-cell>
          <table:table-cell office:value-type="string" office:string-value="R224C13">
            <text:p>R224C13</text:p>
          </table:table-cell>
          <table:table-cell office:value-type="float" office:value="22414">
            <text:p>22414</text:p>
          </table:table-cell>
          <table:table-cell office:value-type="string" office:string-value="R224C15">
            <text:p>R224C15</text:p>
          </table:table-cell>
          <table:table-cell office:value-type="float" office:value="22416">
            <text:p>22416</text:p>
          </table:table-cell>
          <table:table-cell office:value-type="string" office:string-value="R224C17">
            <text:p>R224C17</text:p>
          </table:table-cell>
          <table:table-cell office:value-type="float" office:value="22418">
            <text:p>22418</text:p>
          </table:table-cell>
          <table:table-cell office:value-type="string" office:string-value="R224C19">
            <text:p>R224C19</text:p>
          </table:table-cell>
          <table:table-cell office:value-type="float" office:value="22420">
            <text:p>22420</text:p>
          </table:table-cell>
          <table:table-cell office:value-type="string" office:string-value="R224C21">
            <text:p>R224C21</text:p>
          </table:table-cell>
          <table:table-cell office:value-type="float" office:value="22422">
            <text:p>22422</text:p>
          </table:table-cell>
          <table:table-cell office:value-type="string" office:string-value="R224C23">
            <text:p>R224C23</text:p>
          </table:table-cell>
          <table:table-cell office:value-type="float" office:value="22424">
            <text:p>22424</text:p>
          </table:table-cell>
          <table:table-cell office:value-type="string" office:string-value="R224C25">
            <text:p>R224C25</text:p>
          </table:table-cell>
          <table:table-cell office:value-type="float" office:value="22426">
            <text:p>22426</text:p>
          </table:table-cell>
        </table:table-row>
        <table:table-row>
          <table:table-cell office:value-type="string" office:string-value="R225C1">
            <text:p>R225C1</text:p>
          </table:table-cell>
          <table:table-cell office:value-type="float" office:value="22502">
            <text:p>22502</text:p>
          </table:table-cell>
          <table:table-cell office:value-type="string" office:string-value="R225C3">
            <text:p>R225C3</text:p>
          </table:table-cell>
          <table:table-cell office:value-type="float" office:value="22504">
            <text:p>22504</text:p>
          </table:table-cell>
          <table:table-cell office:value-type="string" office:string-value="R225C5">
            <text:p>R225C5</text:p>
          </table:table-cell>
          <table:table-cell office:value-type="float" office:value="22506">
            <text:p>22506</text:p>
          </table:table-cell>
          <table:table-cell office:value-type="string" office:string-value="R225C7">
            <text:p>R225C7</text:p>
          </table:table-cell>
          <table:table-cell office:value-type="float" office:value="22508">
            <text:p>22508</text:p>
          </table:table-cell>
          <table:table-cell office:value-type="string" office:string-value="R225C9">
            <text:p>R225C9</text:p>
          </table:table-cell>
          <table:table-cell office:value-type="float" office:value="22510">
            <text:p>22510</text:p>
          </table:table-cell>
          <table:table-cell office:value-type="string" office:string-value="R225C11">
            <text:p>R225C11</text:p>
          </table:table-cell>
          <table:table-cell office:value-type="float" office:value="22512">
            <text:p>22512</text:p>
          </table:table-cell>
          <table:table-cell office:value-type="string" office:string-value="R225C13">
            <text:p>R225C13</text:p>
          </table:table-cell>
          <table:table-cell office:value-type="float" office:value="22514">
            <text:p>22514</text:p>
          </table:table-cell>
          <table:table-cell office:value-type="string" office:string-value="R225C15">
            <text:p>R225C15</text:p>
          </table:table-cell>
          <table:table-cell office:value-type="float" office:value="22516">
            <text:p>22516</text:p>
          </table:table-cell>
          <table:table-cell office:value-type="string" office:string-value="R225C17">
            <text:p>R225C17</text:p>
          </table:table-cell>
          <table:table-cell office:value-type="float" office:value="22518">
            <text:p>22518</text:p>
          </table:table-cell>
          <table:table-cell office:value-type="string" office:string-value="R225C19">
            <text:p>R225C19</text:p>
          </table:table-cell>
          <table:table-cell office:value-type="float" office:value="22520">
            <text:p>22520</text:p>
          </table:table-cell>
          <table:table-cell office:value-type="string" office:string-value="R225C21">
            <text:p>R225C21</text:p>
          </table:table-cell>
          <table:table-cell office:value-type="float" office:value="22522">
            <text:p>22522</text:p>
          </table:table-cell>
          <table:table-cell office:value-type="string" office:string-value="R225C23">
            <text:p>R225C23</text:p>
          </table:table-cell>
          <table:table-cell office:value-type="float" office:value="22524">
            <text:p>22524</text:p>
          </table:table-cell>
          <table:table-cell office:value-type="string" office:string-value="R225C25">
            <text:p>R225C25</text:p>
          </table:table-cell>
          <table:table-cell office:value-type="float" office:value="22526">
            <text:p>22526</text:p>
          </table:table-cell>
        </table:table-row>
        <table:table-row>
          <table:table-cell office:value-type="string" office:string-value="R226C1">
            <text:p>R226C1</text:p>
          </table:table-cell>
          <table:table-cell office:value-type="float" office:value="22602">
            <text:p>22602</text:p>
          </table:table-cell>
          <table:table-cell office:value-type="string" office:string-value="R226C3">
            <text:p>R226C3</text:p>
          </table:table-cell>
          <table:table-cell office:value-type="float" office:value="22604">
            <text:p>22604</text:p>
          </table:table-cell>
          <table:table-cell office:value-type="string" office:string-value="R226C5">
            <text:p>R226C5</text:p>
          </table:table-cell>
          <table:table-cell office:value-type="float" office:value="22606">
            <text:p>22606</text:p>
          </table:table-cell>
          <table:table-cell office:value-type="string" office:string-value="R226C7">
            <text:p>R226C7</text:p>
          </table:table-cell>
          <table:table-cell office:value-type="float" office:value="22608">
            <text:p>22608</text:p>
          </table:table-cell>
          <table:table-cell office:value-type="string" office:string-value="R226C9">
            <text:p>R226C9</text:p>
          </table:table-cell>
          <table:table-cell office:value-type="float" office:value="22610">
            <text:p>22610</text:p>
          </table:table-cell>
          <table:table-cell office:value-type="string" office:string-value="R226C11">
            <text:p>R226C11</text:p>
          </table:table-cell>
          <table:table-cell office:value-type="float" office:value="22612">
            <text:p>22612</text:p>
          </table:table-cell>
          <table:table-cell office:value-type="string" office:string-value="R226C13">
            <text:p>R226C13</text:p>
          </table:table-cell>
          <table:table-cell office:value-type="float" office:value="22614">
            <text:p>22614</text:p>
          </table:table-cell>
          <table:table-cell office:value-type="string" office:string-value="R226C15">
            <text:p>R226C15</text:p>
          </table:table-cell>
          <table:table-cell office:value-type="float" office:value="22616">
            <text:p>22616</text:p>
          </table:table-cell>
          <table:table-cell office:value-type="string" office:string-value="R226C17">
            <text:p>R226C17</text:p>
          </table:table-cell>
          <table:table-cell office:value-type="float" office:value="22618">
            <text:p>22618</text:p>
          </table:table-cell>
          <table:table-cell office:value-type="string" office:string-value="R226C19">
            <text:p>R226C19</text:p>
          </table:table-cell>
          <table:table-cell office:value-type="float" office:value="22620">
            <text:p>22620</text:p>
          </table:table-cell>
          <table:table-cell office:value-type="string" office:string-value="R226C21">
            <text:p>R226C21</text:p>
          </table:table-cell>
          <table:table-cell office:value-type="float" office:value="22622">
            <text:p>22622</text:p>
          </table:table-cell>
          <table:table-cell office:value-type="string" office:string-value="R226C23">
            <text:p>R226C23</text:p>
          </table:table-cell>
          <table:table-cell office:value-type="float" office:value="22624">
            <text:p>22624</text:p>
          </table:table-cell>
          <table:table-cell office:value-type="string" office:string-value="R226C25">
            <text:p>R226C25</text:p>
          </table:table-cell>
          <table:table-cell office:value-type="float" office:value="22626">
            <text:p>22626</text:p>
          </table:table-cell>
        </table:table-row>
        <table:table-row>
          <table:table-cell office:value-type="string" office:string-value="R227C1">
            <text:p>R227C1</text:p>
          </table:table-cell>
          <table:table-cell office:value-type="float" office:value="22702">
            <text:p>22702</text:p>
          </table:table-cell>
          <table:table-cell office:value-type="string" office:string-value="R227C3">
            <text:p>R227C3</text:p>
          </table:table-cell>
          <table:table-cell office:value-type="float" office:value="22704">
            <text:p>22704</text:p>
          </table:table-cell>
          <table:table-cell office:value-type="string" office:string-value="R227C5">
            <text:p>R227C5</text:p>
          </table:table-cell>
          <table:table-cell office:value-type="float" office:value="22706">
            <text:p>22706</text:p>
          </table:table-cell>
          <table:table-cell office:value-type="string" office:string-value="R227C7">
            <text:p>R227C7</text:p>
          </table:table-cell>
          <table:table-cell office:value-type="float" office:value="22708">
            <text:p>22708</text:p>
          </table:table-cell>
          <table:table-cell office:value-type="string" office:string-value="R227C9">
            <text:p>R227C9</text:p>
          </table:table-cell>
          <table:table-cell office:value-type="float" office:value="22710">
            <text:p>22710</text:p>
          </table:table-cell>
          <table:table-cell office:value-type="string" office:string-value="R227C11">
            <text:p>R227C11</text:p>
          </table:table-cell>
          <table:table-cell office:value-type="float" office:value="22712">
            <text:p>22712</text:p>
          </table:table-cell>
          <table:table-cell office:value-type="string" office:string-value="R227C13">
            <text:p>R227C13</text:p>
          </table:table-cell>
          <table:table-cell office:value-type="float" office:value="22714">
            <text:p>22714</text:p>
          </table:table-cell>
          <table:table-cell office:value-type="string" office:string-value="R227C15">
            <text:p>R227C15</text:p>
          </table:table-cell>
          <table:table-cell office:value-type="float" office:value="22716">
            <text:p>22716</text:p>
          </table:table-cell>
          <table:table-cell office:value-type="string" office:string-value="R227C17">
            <text:p>R227C17</text:p>
          </table:table-cell>
          <table:table-cell office:value-type="float" office:value="22718">
            <text:p>22718</text:p>
          </table:table-cell>
          <table:table-cell office:value-type="string" office:string-value="R227C19">
            <text:p>R227C19</text:p>
          </table:table-cell>
          <table:table-cell office:value-type="float" office:value="22720">
            <text:p>22720</text:p>
          </table:table-cell>
          <table:table-cell office:value-type="string" office:string-value="R227C21">
            <text:p>R227C21</text:p>
          </table:table-cell>
          <table:table-cell office:value-type="float" office:value="22722">
            <text:p>22722</text:p>
          </table:table-cell>
          <table:table-cell office:value-type="string" office:string-value="R227C23">
            <text:p>R227C23</text:p>
          </table:table-cell>
          <table:table-cell office:value-type="float" office:value="22724">
            <text:p>22724</text:p>
          </table:table-cell>
          <table:table-cell office:value-type="string" office:string-value="R227C25">
            <text:p>R227C25</text:p>
          </table:table-cell>
          <table:table-cell office:value-type="float" office:value="22726">
            <text:p>22726</text:p>
          </table:table-cell>
        </table:table-row>
        <table:table-row>
          <table:table-cell office:value-type="string" office:string-value="R228C1">
            <text:p>R228C1</text:p>
          </table:table-cell>
          <table:table-cell office:value-type="float" office:value="22802">
            <text:p>22802</text:p>
          </table:table-cell>
          <table:table-cell office:value-type="string" office:string-value="R228C3">
            <text:p>R228C3</text:p>
          </table:table-cell>
          <table:table-cell office:value-type="float" office:value="22804">
            <text:p>22804</text:p>
          </table:table-cell>
          <table:table-cell office:value-type="string" office:string-value="R228C5">
            <text:p>R228C5</text:p>
          </table:table-cell>
          <table:table-cell office:value-type="float" office:value="22806">
            <text:p>22806</text:p>
          </table:table-cell>
          <table:table-cell office:value-type="string" office:string-value="R228C7">
            <text:p>R228C7</text:p>
          </table:table-cell>
          <table:table-cell office:value-type="float" office:value="22808">
            <text:p>22808</text:p>
          </table:table-cell>
          <table:table-cell office:value-type="string" office:string-value="R228C9">
            <text:p>R228C9</text:p>
          </table:table-cell>
          <table:table-cell office:value-type="float" office:value="22810">
            <text:p>22810</text:p>
          </table:table-cell>
          <table:table-cell office:value-type="string" office:string-value="R228C11">
            <text:p>R228C11</text:p>
          </table:table-cell>
          <table:table-cell office:value-type="float" office:value="22812">
            <text:p>22812</text:p>
          </table:table-cell>
          <table:table-cell office:value-type="string" office:string-value="R228C13">
            <text:p>R228C13</text:p>
          </table:table-cell>
          <table:table-cell office:value-type="float" office:value="22814">
            <text:p>22814</text:p>
          </table:table-cell>
          <table:table-cell office:value-type="string" office:string-value="R228C15">
            <text:p>R228C15</text:p>
          </table:table-cell>
          <table:table-cell office:value-type="float" office:value="22816">
            <text:p>22816</text:p>
          </table:table-cell>
          <table:table-cell office:value-type="string" office:string-value="R228C17">
            <text:p>R228C17</text:p>
          </table:table-cell>
          <table:table-cell office:value-type="float" office:value="22818">
            <text:p>22818</text:p>
          </table:table-cell>
          <table:table-cell office:value-type="string" office:string-value="R228C19">
            <text:p>R228C19</text:p>
          </table:table-cell>
          <table:table-cell office:value-type="float" office:value="22820">
            <text:p>22820</text:p>
          </table:table-cell>
          <table:table-cell office:value-type="string" office:string-value="R228C21">
            <text:p>R228C21</text:p>
          </table:table-cell>
          <table:table-cell office:value-type="float" office:value="22822">
            <text:p>22822</text:p>
          </table:table-cell>
          <table:table-cell office:value-type="string" office:string-value="R228C23">
            <text:p>R228C23</text:p>
          </table:table-cell>
          <table:table-cell office:value-type="float" office:value="22824">
            <text:p>22824</text:p>
          </table:table-cell>
          <table:table-cell office:value-type="string" office:string-value="R228C25">
            <text:p>R228C25</text:p>
          </table:table-cell>
          <table:table-cell office:value-type="float" office:value="22826">
            <text:p>22826</text:p>
          </table:table-cell>
        </table:table-row>
        <table:table-row>
          <table:table-cell office:value-type="string" office:string-value="R229C1">
            <text:p>R229C1</text:p>
          </table:table-cell>
          <table:table-cell office:value-type="float" office:value="22902">
            <text:p>22902</text:p>
          </table:table-cell>
          <table:table-cell office:value-type="string" office:string-value="R229C3">
            <text:p>R229C3</text:p>
          </table:table-cell>
          <table:table-cell office:value-type="float" office:value="22904">
            <text:p>22904</text:p>
          </table:table-cell>
          <table:table-cell office:value-type="string" office:string-value="R229C5">
            <text:p>R229C5</text:p>
          </table:table-cell>
          <table:table-cell office:value-type="float" office:value="22906">
            <text:p>22906</text:p>
          </table:table-cell>
          <table:table-cell office:value-type="string" office:string-value="R229C7">
            <text:p>R229C7</text:p>
          </table:table-cell>
          <table:table-cell office:value-type="float" office:value="22908">
            <text:p>22908</text:p>
          </table:table-cell>
          <table:table-cell office:value-type="string" office:string-value="R229C9">
            <text:p>R229C9</text:p>
          </table:table-cell>
          <table:table-cell office:value-type="float" office:value="22910">
            <text:p>22910</text:p>
          </table:table-cell>
          <table:table-cell office:value-type="string" office:string-value="R229C11">
            <text:p>R229C11</text:p>
          </table:table-cell>
          <table:table-cell office:value-type="float" office:value="22912">
            <text:p>22912</text:p>
          </table:table-cell>
          <table:table-cell office:value-type="string" office:string-value="R229C13">
            <text:p>R229C13</text:p>
          </table:table-cell>
          <table:table-cell office:value-type="float" office:value="22914">
            <text:p>22914</text:p>
          </table:table-cell>
          <table:table-cell office:value-type="string" office:string-value="R229C15">
            <text:p>R229C15</text:p>
          </table:table-cell>
          <table:table-cell office:value-type="float" office:value="22916">
            <text:p>22916</text:p>
          </table:table-cell>
          <table:table-cell office:value-type="string" office:string-value="R229C17">
            <text:p>R229C17</text:p>
          </table:table-cell>
          <table:table-cell office:value-type="float" office:value="22918">
            <text:p>22918</text:p>
          </table:table-cell>
          <table:table-cell office:value-type="string" office:string-value="R229C19">
            <text:p>R229C19</text:p>
          </table:table-cell>
          <table:table-cell office:value-type="float" office:value="22920">
            <text:p>22920</text:p>
          </table:table-cell>
          <table:table-cell office:value-type="string" office:string-value="R229C21">
            <text:p>R229C21</text:p>
          </table:table-cell>
          <table:table-cell office:value-type="float" office:value="22922">
            <text:p>22922</text:p>
          </table:table-cell>
          <table:table-cell office:value-type="string" office:string-value="R229C23">
            <text:p>R229C23</text:p>
          </table:table-cell>
          <table:table-cell office:value-type="float" office:value="22924">
            <text:p>22924</text:p>
          </table:table-cell>
          <table:table-cell office:value-type="string" office:string-value="R229C25">
            <text:p>R229C25</text:p>
          </table:table-cell>
          <table:table-cell office:value-type="float" office:value="22926">
            <text:p>22926</text:p>
          </table:table-cell>
        </table:table-row>
        <table:table-row>
          <table:table-cell office:value-type="string" office:string-value="R230C1">
            <text:p>R230C1</text:p>
          </table:table-cell>
          <table:table-cell office:value-type="float" office:value="23002">
            <text:p>23002</text:p>
          </table:table-cell>
          <table:table-cell office:value-type="string" office:string-value="R230C3">
            <text:p>R230C3</text:p>
          </table:table-cell>
          <table:table-cell office:value-type="float" office:value="23004">
            <text:p>23004</text:p>
          </table:table-cell>
          <table:table-cell office:value-type="string" office:string-value="R230C5">
            <text:p>R230C5</text:p>
          </table:table-cell>
          <table:table-cell office:value-type="float" office:value="23006">
            <text:p>23006</text:p>
          </table:table-cell>
          <table:table-cell office:value-type="string" office:string-value="R230C7">
            <text:p>R230C7</text:p>
          </table:table-cell>
          <table:table-cell office:value-type="float" office:value="23008">
            <text:p>23008</text:p>
          </table:table-cell>
          <table:table-cell office:value-type="string" office:string-value="R230C9">
            <text:p>R230C9</text:p>
          </table:table-cell>
          <table:table-cell office:value-type="float" office:value="23010">
            <text:p>23010</text:p>
          </table:table-cell>
          <table:table-cell office:value-type="string" office:string-value="R230C11">
            <text:p>R230C11</text:p>
          </table:table-cell>
          <table:table-cell office:value-type="float" office:value="23012">
            <text:p>23012</text:p>
          </table:table-cell>
          <table:table-cell office:value-type="string" office:string-value="R230C13">
            <text:p>R230C13</text:p>
          </table:table-cell>
          <table:table-cell office:value-type="float" office:value="23014">
            <text:p>23014</text:p>
          </table:table-cell>
          <table:table-cell office:value-type="string" office:string-value="R230C15">
            <text:p>R230C15</text:p>
          </table:table-cell>
          <table:table-cell office:value-type="float" office:value="23016">
            <text:p>23016</text:p>
          </table:table-cell>
          <table:table-cell office:value-type="string" office:string-value="R230C17">
            <text:p>R230C17</text:p>
          </table:table-cell>
          <table:table-cell office:value-type="float" office:value="23018">
            <text:p>23018</text:p>
          </table:table-cell>
          <table:table-cell office:value-type="string" office:string-value="R230C19">
            <text:p>R230C19</text:p>
          </table:table-cell>
          <table:table-cell office:value-type="float" office:value="23020">
            <text:p>23020</text:p>
          </table:table-cell>
          <table:table-cell office:value-type="string" office:string-value="R230C21">
            <text:p>R230C21</text:p>
          </table:table-cell>
          <table:table-cell office:value-type="float" office:value="23022">
            <text:p>23022</text:p>
          </table:table-cell>
          <table:table-cell office:value-type="string" office:string-value="R230C23">
            <text:p>R230C23</text:p>
          </table:table-cell>
          <table:table-cell office:value-type="float" office:value="23024">
            <text:p>23024</text:p>
          </table:table-cell>
          <table:table-cell office:value-type="string" office:string-value="R230C25">
            <text:p>R230C25</text:p>
          </table:table-cell>
          <table:table-cell office:value-type="float" office:value="23026">
            <text:p>23026</text:p>
          </table:table-cell>
        </table:table-row>
        <table:table-row>
          <table:table-cell office:value-type="string" office:string-value="R231C1">
            <text:p>R231C1</text:p>
          </table:table-cell>
          <table:table-cell office:value-type="float" office:value="23102">
            <text:p>23102</text:p>
          </table:table-cell>
          <table:table-cell office:value-type="string" office:string-value="R231C3">
            <text:p>R231C3</text:p>
          </table:table-cell>
          <table:table-cell office:value-type="float" office:value="23104">
            <text:p>23104</text:p>
          </table:table-cell>
          <table:table-cell office:value-type="string" office:string-value="R231C5">
            <text:p>R231C5</text:p>
          </table:table-cell>
          <table:table-cell office:value-type="float" office:value="23106">
            <text:p>23106</text:p>
          </table:table-cell>
          <table:table-cell office:value-type="string" office:string-value="R231C7">
            <text:p>R231C7</text:p>
          </table:table-cell>
          <table:table-cell office:value-type="float" office:value="23108">
            <text:p>23108</text:p>
          </table:table-cell>
          <table:table-cell office:value-type="string" office:string-value="R231C9">
            <text:p>R231C9</text:p>
          </table:table-cell>
          <table:table-cell office:value-type="float" office:value="23110">
            <text:p>23110</text:p>
          </table:table-cell>
          <table:table-cell office:value-type="string" office:string-value="R231C11">
            <text:p>R231C11</text:p>
          </table:table-cell>
          <table:table-cell office:value-type="float" office:value="23112">
            <text:p>23112</text:p>
          </table:table-cell>
          <table:table-cell office:value-type="string" office:string-value="R231C13">
            <text:p>R231C13</text:p>
          </table:table-cell>
          <table:table-cell office:value-type="float" office:value="23114">
            <text:p>23114</text:p>
          </table:table-cell>
          <table:table-cell office:value-type="string" office:string-value="R231C15">
            <text:p>R231C15</text:p>
          </table:table-cell>
          <table:table-cell office:value-type="float" office:value="23116">
            <text:p>23116</text:p>
          </table:table-cell>
          <table:table-cell office:value-type="string" office:string-value="R231C17">
            <text:p>R231C17</text:p>
          </table:table-cell>
          <table:table-cell office:value-type="float" office:value="23118">
            <text:p>23118</text:p>
          </table:table-cell>
          <table:table-cell office:value-type="string" office:string-value="R231C19">
            <text:p>R231C19</text:p>
          </table:table-cell>
          <table:table-cell office:value-type="float" office:value="23120">
            <text:p>23120</text:p>
          </table:table-cell>
          <table:table-cell office:value-type="string" office:string-value="R231C21">
            <text:p>R231C21</text:p>
          </table:table-cell>
          <table:table-cell office:value-type="float" office:value="23122">
            <text:p>23122</text:p>
          </table:table-cell>
          <table:table-cell office:value-type="string" office:string-value="R231C23">
            <text:p>R231C23</text:p>
          </table:table-cell>
          <table:table-cell office:value-type="float" office:value="23124">
            <text:p>23124</text:p>
          </table:table-cell>
          <table:table-cell office:value-type="string" office:string-value="R231C25">
            <text:p>R231C25</text:p>
          </table:table-cell>
          <table:table-cell office:value-type="float" office:value="23126">
            <text:p>23126</text:p>
          </table:table-cell>
        </table:table-row>
        <table:table-row>
          <table:table-cell office:value-type="string" office:string-value="R232C1">
            <text:p>R232C1</text:p>
          </table:table-cell>
          <table:table-cell office:value-type="float" office:value="23202">
            <text:p>23202</text:p>
          </table:table-cell>
          <table:table-cell office:value-type="string" office:string-value="R232C3">
            <text:p>R232C3</text:p>
          </table:table-cell>
          <table:table-cell office:value-type="float" office:value="23204">
            <text:p>23204</text:p>
          </table:table-cell>
          <table:table-cell office:value-type="string" office:string-value="R232C5">
            <text:p>R232C5</text:p>
          </table:table-cell>
          <table:table-cell office:value-type="float" office:value="23206">
            <text:p>23206</text:p>
          </table:table-cell>
          <table:table-cell office:value-type="string" office:string-value="R232C7">
            <text:p>R232C7</text:p>
          </table:table-cell>
          <table:table-cell office:value-type="float" office:value="23208">
            <text:p>23208</text:p>
          </table:table-cell>
          <table:table-cell office:value-type="string" office:string-value="R232C9">
            <text:p>R232C9</text:p>
          </table:table-cell>
          <table:table-cell office:value-type="float" office:value="23210">
            <text:p>23210</text:p>
          </table:table-cell>
          <table:table-cell office:value-type="string" office:string-value="R232C11">
            <text:p>R232C11</text:p>
          </table:table-cell>
          <table:table-cell office:value-type="float" office:value="23212">
            <text:p>23212</text:p>
          </table:table-cell>
          <table:table-cell office:value-type="string" office:string-value="R232C13">
            <text:p>R232C13</text:p>
          </table:table-cell>
          <table:table-cell office:value-type="float" office:value="23214">
            <text:p>23214</text:p>
          </table:table-cell>
          <table:table-cell office:value-type="string" office:string-value="R232C15">
            <text:p>R232C15</text:p>
          </table:table-cell>
          <table:table-cell office:value-type="float" office:value="23216">
            <text:p>23216</text:p>
          </table:table-cell>
          <table:table-cell office:value-type="string" office:string-value="R232C17">
            <text:p>R232C17</text:p>
          </table:table-cell>
          <table:table-cell office:value-type="float" office:value="23218">
            <text:p>23218</text:p>
          </table:table-cell>
          <table:table-cell office:value-type="string" office:string-value="R232C19">
            <text:p>R232C19</text:p>
          </table:table-cell>
          <table:table-cell office:value-type="float" office:value="23220">
            <text:p>23220</text:p>
          </table:table-cell>
          <table:table-cell office:value-type="string" office:string-value="R232C21">
            <text:p>R232C21</text:p>
          </table:table-cell>
          <table:table-cell office:value-type="float" office:value="23222">
            <text:p>23222</text:p>
          </table:table-cell>
          <table:table-cell office:value-type="string" office:string-value="R232C23">
            <text:p>R232C23</text:p>
          </table:table-cell>
          <table:table-cell office:value-type="float" office:value="23224">
            <text:p>23224</text:p>
          </table:table-cell>
          <table:table-cell office:value-type="string" office:string-value="R232C25">
            <text:p>R232C25</text:p>
          </table:table-cell>
          <table:table-cell office:value-type="float" office:value="23226">
            <text:p>23226</text:p>
          </table:table-cell>
        </table:table-row>
        <table:table-row>
          <table:table-cell office:value-type="string" office:string-value="R233C1">
            <text:p>R233C1</text:p>
          </table:table-cell>
          <table:table-cell office:value-type="float" office:value="23302">
            <text:p>23302</text:p>
          </table:table-cell>
          <table:table-cell office:value-type="string" office:string-value="R233C3">
            <text:p>R233C3</text:p>
          </table:table-cell>
          <table:table-cell office:value-type="float" office:value="23304">
            <text:p>23304</text:p>
          </table:table-cell>
          <table:table-cell office:value-type="string" office:string-value="R233C5">
            <text:p>R233C5</text:p>
          </table:table-cell>
          <table:table-cell office:value-type="float" office:value="23306">
            <text:p>23306</text:p>
          </table:table-cell>
          <table:table-cell office:value-type="string" office:string-value="R233C7">
            <text:p>R233C7</text:p>
          </table:table-cell>
          <table:table-cell office:value-type="float" office:value="23308">
            <text:p>23308</text:p>
          </table:table-cell>
          <table:table-cell office:value-type="string" office:string-value="R233C9">
            <text:p>R233C9</text:p>
          </table:table-cell>
          <table:table-cell office:value-type="float" office:value="23310">
            <text:p>23310</text:p>
          </table:table-cell>
          <table:table-cell office:value-type="string" office:string-value="R233C11">
            <text:p>R233C11</text:p>
          </table:table-cell>
          <table:table-cell office:value-type="float" office:value="23312">
            <text:p>23312</text:p>
          </table:table-cell>
          <table:table-cell office:value-type="string" office:string-value="R233C13">
            <text:p>R233C13</text:p>
          </table:table-cell>
          <table:table-cell office:value-type="float" office:value="23314">
            <text:p>23314</text:p>
          </table:table-cell>
          <table:table-cell office:value-type="string" office:string-value="R233C15">
            <text:p>R233C15</text:p>
          </table:table-cell>
          <table:table-cell office:value-type="float" office:value="23316">
            <text:p>23316</text:p>
          </table:table-cell>
          <table:table-cell office:value-type="string" office:string-value="R233C17">
            <text:p>R233C17</text:p>
          </table:table-cell>
          <table:table-cell office:value-type="float" office:value="23318">
            <text:p>23318</text:p>
          </table:table-cell>
          <table:table-cell office:value-type="string" office:string-value="R233C19">
            <text:p>R233C19</text:p>
          </table:table-cell>
          <table:table-cell office:value-type="float" office:value="23320">
            <text:p>23320</text:p>
          </table:table-cell>
          <table:table-cell office:value-type="string" office:string-value="R233C21">
            <text:p>R233C21</text:p>
          </table:table-cell>
          <table:table-cell office:value-type="float" office:value="23322">
            <text:p>23322</text:p>
          </table:table-cell>
          <table:table-cell office:value-type="string" office:string-value="R233C23">
            <text:p>R233C23</text:p>
          </table:table-cell>
          <table:table-cell office:value-type="float" office:value="23324">
            <text:p>23324</text:p>
          </table:table-cell>
          <table:table-cell office:value-type="string" office:string-value="R233C25">
            <text:p>R233C25</text:p>
          </table:table-cell>
          <table:table-cell office:value-type="float" office:value="23326">
            <text:p>23326</text:p>
          </table:table-cell>
        </table:table-row>
        <table:table-row>
          <table:table-cell office:value-type="string" office:string-value="R234C1">
            <text:p>R234C1</text:p>
          </table:table-cell>
          <table:table-cell office:value-type="float" office:value="23402">
            <text:p>23402</text:p>
          </table:table-cell>
          <table:table-cell office:value-type="string" office:string-value="R234C3">
            <text:p>R234C3</text:p>
          </table:table-cell>
          <table:table-cell office:value-type="float" office:value="23404">
            <text:p>23404</text:p>
          </table:table-cell>
          <table:table-cell office:value-type="string" office:string-value="R234C5">
            <text:p>R234C5</text:p>
          </table:table-cell>
          <table:table-cell office:value-type="float" office:value="23406">
            <text:p>23406</text:p>
          </table:table-cell>
          <table:table-cell office:value-type="string" office:string-value="R234C7">
            <text:p>R234C7</text:p>
          </table:table-cell>
          <table:table-cell office:value-type="float" office:value="23408">
            <text:p>23408</text:p>
          </table:table-cell>
          <table:table-cell office:value-type="string" office:string-value="R234C9">
            <text:p>R234C9</text:p>
          </table:table-cell>
          <table:table-cell office:value-type="float" office:value="23410">
            <text:p>23410</text:p>
          </table:table-cell>
          <table:table-cell office:value-type="string" office:string-value="R234C11">
            <text:p>R234C11</text:p>
          </table:table-cell>
          <table:table-cell office:value-type="float" office:value="23412">
            <text:p>23412</text:p>
          </table:table-cell>
          <table:table-cell office:value-type="string" office:string-value="R234C13">
            <text:p>R234C13</text:p>
          </table:table-cell>
          <table:table-cell office:value-type="float" office:value="23414">
            <text:p>23414</text:p>
          </table:table-cell>
          <table:table-cell office:value-type="string" office:string-value="R234C15">
            <text:p>R234C15</text:p>
          </table:table-cell>
          <table:table-cell office:value-type="float" office:value="23416">
            <text:p>23416</text:p>
          </table:table-cell>
          <table:table-cell office:value-type="string" office:string-value="R234C17">
            <text:p>R234C17</text:p>
          </table:table-cell>
          <table:table-cell office:value-type="float" office:value="23418">
            <text:p>23418</text:p>
          </table:table-cell>
          <table:table-cell office:value-type="string" office:string-value="R234C19">
            <text:p>R234C19</text:p>
          </table:table-cell>
          <table:table-cell office:value-type="float" office:value="23420">
            <text:p>23420</text:p>
          </table:table-cell>
          <table:table-cell office:value-type="string" office:string-value="R234C21">
            <text:p>R234C21</text:p>
          </table:table-cell>
          <table:table-cell office:value-type="float" office:value="23422">
            <text:p>23422</text:p>
          </table:table-cell>
          <table:table-cell office:value-type="string" office:string-value="R234C23">
            <text:p>R234C23</text:p>
          </table:table-cell>
          <table:table-cell office:value-type="float" office:value="23424">
            <text:p>23424</text:p>
          </table:table-cell>
          <table:table-cell office:value-type="string" office:string-value="R234C25">
            <text:p>R234C25</text:p>
          </table:table-cell>
          <table:table-cell office:value-type="float" office:value="23426">
            <text:p>23426</text:p>
          </table:table-cell>
        </table:table-row>
        <table:table-row>
          <table:table-cell office:value-type="string" office:string-value="R235C1">
            <text:p>R235C1</text:p>
          </table:table-cell>
          <table:table-cell office:value-type="float" office:value="23502">
            <text:p>23502</text:p>
          </table:table-cell>
          <table:table-cell office:value-type="string" office:string-value="R235C3">
            <text:p>R235C3</text:p>
          </table:table-cell>
          <table:table-cell office:value-type="float" office:value="23504">
            <text:p>23504</text:p>
          </table:table-cell>
          <table:table-cell office:value-type="string" office:string-value="R235C5">
            <text:p>R235C5</text:p>
          </table:table-cell>
          <table:table-cell office:value-type="float" office:value="23506">
            <text:p>23506</text:p>
          </table:table-cell>
          <table:table-cell office:value-type="string" office:string-value="R235C7">
            <text:p>R235C7</text:p>
          </table:table-cell>
          <table:table-cell office:value-type="float" office:value="23508">
            <text:p>23508</text:p>
          </table:table-cell>
          <table:table-cell office:value-type="string" office:string-value="R235C9">
            <text:p>R235C9</text:p>
          </table:table-cell>
          <table:table-cell office:value-type="float" office:value="23510">
            <text:p>23510</text:p>
          </table:table-cell>
          <table:table-cell office:value-type="string" office:string-value="R235C11">
            <text:p>R235C11</text:p>
          </table:table-cell>
          <table:table-cell office:value-type="float" office:value="23512">
            <text:p>23512</text:p>
          </table:table-cell>
          <table:table-cell office:value-type="string" office:string-value="R235C13">
            <text:p>R235C13</text:p>
          </table:table-cell>
          <table:table-cell office:value-type="float" office:value="23514">
            <text:p>23514</text:p>
          </table:table-cell>
          <table:table-cell office:value-type="string" office:string-value="R235C15">
            <text:p>R235C15</text:p>
          </table:table-cell>
          <table:table-cell office:value-type="float" office:value="23516">
            <text:p>23516</text:p>
          </table:table-cell>
          <table:table-cell office:value-type="string" office:string-value="R235C17">
            <text:p>R235C17</text:p>
          </table:table-cell>
          <table:table-cell office:value-type="float" office:value="23518">
            <text:p>23518</text:p>
          </table:table-cell>
          <table:table-cell office:value-type="string" office:string-value="R235C19">
            <text:p>R235C19</text:p>
          </table:table-cell>
          <table:table-cell office:value-type="float" office:value="23520">
            <text:p>23520</text:p>
          </table:table-cell>
          <table:table-cell office:value-type="string" office:string-value="R235C21">
            <text:p>R235C21</text:p>
          </table:table-cell>
          <table:table-cell office:value-type="float" office:value="23522">
            <text:p>23522</text:p>
          </table:table-cell>
          <table:table-cell office:value-type="string" office:string-value="R235C23">
            <text:p>R235C23</text:p>
          </table:table-cell>
          <table:table-cell office:value-type="float" office:value="23524">
            <text:p>23524</text:p>
          </table:table-cell>
          <table:table-cell office:value-type="string" office:string-value="R235C25">
            <text:p>R235C25</text:p>
          </table:table-cell>
          <table:table-cell office:value-type="float" office:value="23526">
            <text:p>23526</text:p>
          </table:table-cell>
        </table:table-row>
        <table:table-row>
          <table:table-cell office:value-type="string" office:string-value="R236C1">
            <text:p>R236C1</text:p>
          </table:table-cell>
          <table:table-cell office:value-type="float" office:value="23602">
            <text:p>23602</text:p>
          </table:table-cell>
          <table:table-cell office:value-type="string" office:string-value="R236C3">
            <text:p>R236C3</text:p>
          </table:table-cell>
          <table:table-cell office:value-type="float" office:value="23604">
            <text:p>23604</text:p>
          </table:table-cell>
          <table:table-cell office:value-type="string" office:string-value="R236C5">
            <text:p>R236C5</text:p>
          </table:table-cell>
          <table:table-cell office:value-type="float" office:value="23606">
            <text:p>23606</text:p>
          </table:table-cell>
          <table:table-cell office:value-type="string" office:string-value="R236C7">
            <text:p>R236C7</text:p>
          </table:table-cell>
          <table:table-cell office:value-type="float" office:value="23608">
            <text:p>23608</text:p>
          </table:table-cell>
          <table:table-cell office:value-type="string" office:string-value="R236C9">
            <text:p>R236C9</text:p>
          </table:table-cell>
          <table:table-cell office:value-type="float" office:value="23610">
            <text:p>23610</text:p>
          </table:table-cell>
          <table:table-cell office:value-type="string" office:string-value="R236C11">
            <text:p>R236C11</text:p>
          </table:table-cell>
          <table:table-cell office:value-type="float" office:value="23612">
            <text:p>23612</text:p>
          </table:table-cell>
          <table:table-cell office:value-type="string" office:string-value="R236C13">
            <text:p>R236C13</text:p>
          </table:table-cell>
          <table:table-cell office:value-type="float" office:value="23614">
            <text:p>23614</text:p>
          </table:table-cell>
          <table:table-cell office:value-type="string" office:string-value="R236C15">
            <text:p>R236C15</text:p>
          </table:table-cell>
          <table:table-cell office:value-type="float" office:value="23616">
            <text:p>23616</text:p>
          </table:table-cell>
          <table:table-cell office:value-type="string" office:string-value="R236C17">
            <text:p>R236C17</text:p>
          </table:table-cell>
          <table:table-cell office:value-type="float" office:value="23618">
            <text:p>23618</text:p>
          </table:table-cell>
          <table:table-cell office:value-type="string" office:string-value="R236C19">
            <text:p>R236C19</text:p>
          </table:table-cell>
          <table:table-cell office:value-type="float" office:value="23620">
            <text:p>23620</text:p>
          </table:table-cell>
          <table:table-cell office:value-type="string" office:string-value="R236C21">
            <text:p>R236C21</text:p>
          </table:table-cell>
          <table:table-cell office:value-type="float" office:value="23622">
            <text:p>23622</text:p>
          </table:table-cell>
          <table:table-cell office:value-type="string" office:string-value="R236C23">
            <text:p>R236C23</text:p>
          </table:table-cell>
          <table:table-cell office:value-type="float" office:value="23624">
            <text:p>23624</text:p>
          </table:table-cell>
          <table:table-cell office:value-type="string" office:string-value="R236C25">
            <text:p>R236C25</text:p>
          </table:table-cell>
          <table:table-cell office:value-type="float" office:value="23626">
            <text:p>23626</text:p>
          </table:table-cell>
        </table:table-row>
        <table:table-row>
          <table:table-cell office:value-type="string" office:string-value="R237C1">
            <text:p>R237C1</text:p>
          </table:table-cell>
          <table:table-cell office:value-type="float" office:value="23702">
            <text:p>23702</text:p>
          </table:table-cell>
          <table:table-cell office:value-type="string" office:string-value="R237C3">
            <text:p>R237C3</text:p>
          </table:table-cell>
          <table:table-cell office:value-type="float" office:value="23704">
            <text:p>23704</text:p>
          </table:table-cell>
          <table:table-cell office:value-type="string" office:string-value="R237C5">
            <text:p>R237C5</text:p>
          </table:table-cell>
          <table:table-cell office:value-type="float" office:value="23706">
            <text:p>23706</text:p>
          </table:table-cell>
          <table:table-cell office:value-type="string" office:string-value="R237C7">
            <text:p>R237C7</text:p>
          </table:table-cell>
          <table:table-cell office:value-type="float" office:value="23708">
            <text:p>23708</text:p>
          </table:table-cell>
          <table:table-cell office:value-type="string" office:string-value="R237C9">
            <text:p>R237C9</text:p>
          </table:table-cell>
          <table:table-cell office:value-type="float" office:value="23710">
            <text:p>23710</text:p>
          </table:table-cell>
          <table:table-cell office:value-type="string" office:string-value="R237C11">
            <text:p>R237C11</text:p>
          </table:table-cell>
          <table:table-cell office:value-type="float" office:value="23712">
            <text:p>23712</text:p>
          </table:table-cell>
          <table:table-cell office:value-type="string" office:string-value="R237C13">
            <text:p>R237C13</text:p>
          </table:table-cell>
          <table:table-cell office:value-type="float" office:value="23714">
            <text:p>23714</text:p>
          </table:table-cell>
          <table:table-cell office:value-type="string" office:string-value="R237C15">
            <text:p>R237C15</text:p>
          </table:table-cell>
          <table:table-cell office:value-type="float" office:value="23716">
            <text:p>23716</text:p>
          </table:table-cell>
          <table:table-cell office:value-type="string" office:string-value="R237C17">
            <text:p>R237C17</text:p>
          </table:table-cell>
          <table:table-cell office:value-type="float" office:value="23718">
            <text:p>23718</text:p>
          </table:table-cell>
          <table:table-cell office:value-type="string" office:string-value="R237C19">
            <text:p>R237C19</text:p>
          </table:table-cell>
          <table:table-cell office:value-type="float" office:value="23720">
            <text:p>23720</text:p>
          </table:table-cell>
          <table:table-cell office:value-type="string" office:string-value="R237C21">
            <text:p>R237C21</text:p>
          </table:table-cell>
          <table:table-cell office:value-type="float" office:value="23722">
            <text:p>23722</text:p>
          </table:table-cell>
          <table:table-cell office:value-type="string" office:string-value="R237C23">
            <text:p>R237C23</text:p>
          </table:table-cell>
          <table:table-cell office:value-type="float" office:value="23724">
            <text:p>23724</text:p>
          </table:table-cell>
          <table:table-cell office:value-type="string" office:string-value="R237C25">
            <text:p>R237C25</text:p>
          </table:table-cell>
          <table:table-cell office:value-type="float" office:value="23726">
            <text:p>23726</text:p>
          </table:table-cell>
        </table:table-row>
        <table:table-row>
          <table:table-cell office:value-type="string" office:string-value="R238C1">
            <text:p>R238C1</text:p>
          </table:table-cell>
          <table:table-cell office:value-type="float" office:value="23802">
            <text:p>23802</text:p>
          </table:table-cell>
          <table:table-cell office:value-type="string" office:string-value="R238C3">
            <text:p>R238C3</text:p>
          </table:table-cell>
          <table:table-cell office:value-type="float" office:value="23804">
            <text:p>23804</text:p>
          </table:table-cell>
          <table:table-cell office:value-type="string" office:string-value="R238C5">
            <text:p>R238C5</text:p>
          </table:table-cell>
          <table:table-cell office:value-type="float" office:value="23806">
            <text:p>23806</text:p>
          </table:table-cell>
          <table:table-cell office:value-type="string" office:string-value="R238C7">
            <text:p>R238C7</text:p>
          </table:table-cell>
          <table:table-cell office:value-type="float" office:value="23808">
            <text:p>23808</text:p>
          </table:table-cell>
          <table:table-cell office:value-type="string" office:string-value="R238C9">
            <text:p>R238C9</text:p>
          </table:table-cell>
          <table:table-cell office:value-type="float" office:value="23810">
            <text:p>23810</text:p>
          </table:table-cell>
          <table:table-cell office:value-type="string" office:string-value="R238C11">
            <text:p>R238C11</text:p>
          </table:table-cell>
          <table:table-cell office:value-type="float" office:value="23812">
            <text:p>23812</text:p>
          </table:table-cell>
          <table:table-cell office:value-type="string" office:string-value="R238C13">
            <text:p>R238C13</text:p>
          </table:table-cell>
          <table:table-cell office:value-type="float" office:value="23814">
            <text:p>23814</text:p>
          </table:table-cell>
          <table:table-cell office:value-type="string" office:string-value="R238C15">
            <text:p>R238C15</text:p>
          </table:table-cell>
          <table:table-cell office:value-type="float" office:value="23816">
            <text:p>23816</text:p>
          </table:table-cell>
          <table:table-cell office:value-type="string" office:string-value="R238C17">
            <text:p>R238C17</text:p>
          </table:table-cell>
          <table:table-cell office:value-type="float" office:value="23818">
            <text:p>23818</text:p>
          </table:table-cell>
          <table:table-cell office:value-type="string" office:string-value="R238C19">
            <text:p>R238C19</text:p>
          </table:table-cell>
          <table:table-cell office:value-type="float" office:value="23820">
            <text:p>23820</text:p>
          </table:table-cell>
          <table:table-cell office:value-type="string" office:string-value="R238C21">
            <text:p>R238C21</text:p>
          </table:table-cell>
          <table:table-cell office:value-type="float" office:value="23822">
            <text:p>23822</text:p>
          </table:table-cell>
          <table:table-cell office:value-type="string" office:string-value="R238C23">
            <text:p>R238C23</text:p>
          </table:table-cell>
          <table:table-cell office:value-type="float" office:value="23824">
            <text:p>23824</text:p>
          </table:table-cell>
          <table:table-cell office:value-type="string" office:string-value="R238C25">
            <text:p>R238C25</text:p>
          </table:table-cell>
          <table:table-cell office:value-type="float" office:value="23826">
            <text:p>23826</text:p>
          </table:table-cell>
        </table:table-row>
        <table:table-row>
          <table:table-cell office:value-type="string" office:string-value="R239C1">
            <text:p>R239C1</text:p>
          </table:table-cell>
          <table:table-cell office:value-type="float" office:value="23902">
            <text:p>23902</text:p>
          </table:table-cell>
          <table:table-cell office:value-type="string" office:string-value="R239C3">
            <text:p>R239C3</text:p>
          </table:table-cell>
          <table:table-cell office:value-type="float" office:value="23904">
            <text:p>23904</text:p>
          </table:table-cell>
          <table:table-cell office:value-type="string" office:string-value="R239C5">
            <text:p>R239C5</text:p>
          </table:table-cell>
          <table:table-cell office:value-type="float" office:value="23906">
            <text:p>23906</text:p>
          </table:table-cell>
          <table:table-cell office:value-type="string" office:string-value="R239C7">
            <text:p>R239C7</text:p>
          </table:table-cell>
          <table:table-cell office:value-type="float" office:value="23908">
            <text:p>23908</text:p>
          </table:table-cell>
          <table:table-cell office:value-type="string" office:string-value="R239C9">
            <text:p>R239C9</text:p>
          </table:table-cell>
          <table:table-cell office:value-type="float" office:value="23910">
            <text:p>23910</text:p>
          </table:table-cell>
          <table:table-cell office:value-type="string" office:string-value="R239C11">
            <text:p>R239C11</text:p>
          </table:table-cell>
          <table:table-cell office:value-type="float" office:value="23912">
            <text:p>23912</text:p>
          </table:table-cell>
          <table:table-cell office:value-type="string" office:string-value="R239C13">
            <text:p>R239C13</text:p>
          </table:table-cell>
          <table:table-cell office:value-type="float" office:value="23914">
            <text:p>23914</text:p>
          </table:table-cell>
          <table:table-cell office:value-type="string" office:string-value="R239C15">
            <text:p>R239C15</text:p>
          </table:table-cell>
          <table:table-cell office:value-type="float" office:value="23916">
            <text:p>23916</text:p>
          </table:table-cell>
          <table:table-cell office:value-type="string" office:string-value="R239C17">
            <text:p>R239C17</text:p>
          </table:table-cell>
          <table:table-cell office:value-type="float" office:value="23918">
            <text:p>23918</text:p>
          </table:table-cell>
          <table:table-cell office:value-type="string" office:string-value="R239C19">
            <text:p>R239C19</text:p>
          </table:table-cell>
          <table:table-cell office:value-type="float" office:value="23920">
            <text:p>23920</text:p>
          </table:table-cell>
          <table:table-cell office:value-type="string" office:string-value="R239C21">
            <text:p>R239C21</text:p>
          </table:table-cell>
          <table:table-cell office:value-type="float" office:value="23922">
            <text:p>23922</text:p>
          </table:table-cell>
          <table:table-cell office:value-type="string" office:string-value="R239C23">
            <text:p>R239C23</text:p>
          </table:table-cell>
          <table:table-cell office:value-type="float" office:value="23924">
            <text:p>23924</text:p>
          </table:table-cell>
          <table:table-cell office:value-type="string" office:string-value="R239C25">
            <text:p>R239C25</text:p>
          </table:table-cell>
          <table:table-cell office:value-type="float" office:value="23926">
            <text:p>23926</text:p>
          </table:table-cell>
        </table:table-row>
        <table:table-row>
          <table:table-cell office:value-type="string" office:string-value="R240C1">
            <text:p>R240C1</text:p>
          </table:table-cell>
          <table:table-cell office:value-type="float" office:value="24002">
            <text:p>24002</text:p>
          </table:table-cell>
          <table:table-cell office:value-type="string" office:string-value="R240C3">
            <text:p>R240C3</text:p>
          </table:table-cell>
          <table:table-cell office:value-type="float" office:value="24004">
            <text:p>24004</text:p>
          </table:table-cell>
          <table:table-cell office:value-type="string" office:string-value="R240C5">
            <text:p>R240C5</text:p>
          </table:table-cell>
          <table:table-cell office:value-type="float" office:value="24006">
            <text:p>24006</text:p>
          </table:table-cell>
          <table:table-cell office:value-type="string" office:string-value="R240C7">
            <text:p>R240C7</text:p>
          </table:table-cell>
          <table:table-cell office:value-type="float" office:value="24008">
            <text:p>24008</text:p>
          </table:table-cell>
          <table:table-cell office:value-type="string" office:string-value="R240C9">
            <text:p>R240C9</text:p>
          </table:table-cell>
          <table:table-cell office:value-type="float" office:value="24010">
            <text:p>24010</text:p>
          </table:table-cell>
          <table:table-cell office:value-type="string" office:string-value="R240C11">
            <text:p>R240C11</text:p>
          </table:table-cell>
          <table:table-cell office:value-type="float" office:value="24012">
            <text:p>24012</text:p>
          </table:table-cell>
          <table:table-cell office:value-type="string" office:string-value="R240C13">
            <text:p>R240C13</text:p>
          </table:table-cell>
          <table:table-cell office:value-type="float" office:value="24014">
            <text:p>24014</text:p>
          </table:table-cell>
          <table:table-cell office:value-type="string" office:string-value="R240C15">
            <text:p>R240C15</text:p>
          </table:table-cell>
          <table:table-cell office:value-type="float" office:value="24016">
            <text:p>24016</text:p>
          </table:table-cell>
          <table:table-cell office:value-type="string" office:string-value="R240C17">
            <text:p>R240C17</text:p>
          </table:table-cell>
          <table:table-cell office:value-type="float" office:value="24018">
            <text:p>24018</text:p>
          </table:table-cell>
          <table:table-cell office:value-type="string" office:string-value="R240C19">
            <text:p>R240C19</text:p>
          </table:table-cell>
          <table:table-cell office:value-type="float" office:value="24020">
            <text:p>24020</text:p>
          </table:table-cell>
          <table:table-cell office:value-type="string" office:string-value="R240C21">
            <text:p>R240C21</text:p>
          </table:table-cell>
          <table:table-cell office:value-type="float" office:value="24022">
            <text:p>24022</text:p>
          </table:table-cell>
          <table:table-cell office:value-type="string" office:string-value="R240C23">
            <text:p>R240C23</text:p>
          </table:table-cell>
          <table:table-cell office:value-type="float" office:value="24024">
            <text:p>24024</text:p>
          </table:table-cell>
          <table:table-cell office:value-type="string" office:string-value="R240C25">
            <text:p>R240C25</text:p>
          </table:table-cell>
          <table:table-cell office:value-type="float" office:value="24026">
            <text:p>24026</text:p>
          </table:table-cell>
        </table:table-row>
        <table:table-row>
          <table:table-cell office:value-type="string" office:string-value="R241C1">
            <text:p>R241C1</text:p>
          </table:table-cell>
          <table:table-cell office:value-type="float" office:value="24102">
            <text:p>24102</text:p>
          </table:table-cell>
          <table:table-cell office:value-type="string" office:string-value="R241C3">
            <text:p>R241C3</text:p>
          </table:table-cell>
          <table:table-cell office:value-type="float" office:value="24104">
            <text:p>24104</text:p>
          </table:table-cell>
          <table:table-cell office:value-type="string" office:string-value="R241C5">
            <text:p>R241C5</text:p>
          </table:table-cell>
          <table:table-cell office:value-type="float" office:value="24106">
            <text:p>24106</text:p>
          </table:table-cell>
          <table:table-cell office:value-type="string" office:string-value="R241C7">
            <text:p>R241C7</text:p>
          </table:table-cell>
          <table:table-cell office:value-type="float" office:value="24108">
            <text:p>24108</text:p>
          </table:table-cell>
          <table:table-cell office:value-type="string" office:string-value="R241C9">
            <text:p>R241C9</text:p>
          </table:table-cell>
          <table:table-cell office:value-type="float" office:value="24110">
            <text:p>24110</text:p>
          </table:table-cell>
          <table:table-cell office:value-type="string" office:string-value="R241C11">
            <text:p>R241C11</text:p>
          </table:table-cell>
          <table:table-cell office:value-type="float" office:value="24112">
            <text:p>24112</text:p>
          </table:table-cell>
          <table:table-cell office:value-type="string" office:string-value="R241C13">
            <text:p>R241C13</text:p>
          </table:table-cell>
          <table:table-cell office:value-type="float" office:value="24114">
            <text:p>24114</text:p>
          </table:table-cell>
          <table:table-cell office:value-type="string" office:string-value="R241C15">
            <text:p>R241C15</text:p>
          </table:table-cell>
          <table:table-cell office:value-type="float" office:value="24116">
            <text:p>24116</text:p>
          </table:table-cell>
          <table:table-cell office:value-type="string" office:string-value="R241C17">
            <text:p>R241C17</text:p>
          </table:table-cell>
          <table:table-cell office:value-type="float" office:value="24118">
            <text:p>24118</text:p>
          </table:table-cell>
          <table:table-cell office:value-type="string" office:string-value="R241C19">
            <text:p>R241C19</text:p>
          </table:table-cell>
          <table:table-cell office:value-type="float" office:value="24120">
            <text:p>24120</text:p>
          </table:table-cell>
          <table:table-cell office:value-type="string" office:string-value="R241C21">
            <text:p>R241C21</text:p>
          </table:table-cell>
          <table:table-cell office:value-type="float" office:value="24122">
            <text:p>24122</text:p>
          </table:table-cell>
          <table:table-cell office:value-type="string" office:string-value="R241C23">
            <text:p>R241C23</text:p>
          </table:table-cell>
          <table:table-cell office:value-type="float" office:value="24124">
            <text:p>24124</text:p>
          </table:table-cell>
          <table:table-cell office:value-type="string" office:string-value="R241C25">
            <text:p>R241C25</text:p>
          </table:table-cell>
          <table:table-cell office:value-type="float" office:value="24126">
            <text:p>24126</text:p>
          </table:table-cell>
        </table:table-row>
        <table:table-row>
          <table:table-cell office:value-type="string" office:string-value="R242C1">
            <text:p>R242C1</text:p>
          </table:table-cell>
          <table:table-cell office:value-type="float" office:value="24202">
            <text:p>24202</text:p>
          </table:table-cell>
          <table:table-cell office:value-type="string" office:string-value="R242C3">
            <text:p>R242C3</text:p>
          </table:table-cell>
          <table:table-cell office:value-type="float" office:value="24204">
            <text:p>24204</text:p>
          </table:table-cell>
          <table:table-cell office:value-type="string" office:string-value="R242C5">
            <text:p>R242C5</text:p>
          </table:table-cell>
          <table:table-cell office:value-type="float" office:value="24206">
            <text:p>24206</text:p>
          </table:table-cell>
          <table:table-cell office:value-type="string" office:string-value="R242C7">
            <text:p>R242C7</text:p>
          </table:table-cell>
          <table:table-cell office:value-type="float" office:value="24208">
            <text:p>24208</text:p>
          </table:table-cell>
          <table:table-cell office:value-type="string" office:string-value="R242C9">
            <text:p>R242C9</text:p>
          </table:table-cell>
          <table:table-cell office:value-type="float" office:value="24210">
            <text:p>24210</text:p>
          </table:table-cell>
          <table:table-cell office:value-type="string" office:string-value="R242C11">
            <text:p>R242C11</text:p>
          </table:table-cell>
          <table:table-cell office:value-type="float" office:value="24212">
            <text:p>24212</text:p>
          </table:table-cell>
          <table:table-cell office:value-type="string" office:string-value="R242C13">
            <text:p>R242C13</text:p>
          </table:table-cell>
          <table:table-cell office:value-type="float" office:value="24214">
            <text:p>24214</text:p>
          </table:table-cell>
          <table:table-cell office:value-type="string" office:string-value="R242C15">
            <text:p>R242C15</text:p>
          </table:table-cell>
          <table:table-cell office:value-type="float" office:value="24216">
            <text:p>24216</text:p>
          </table:table-cell>
          <table:table-cell office:value-type="string" office:string-value="R242C17">
            <text:p>R242C17</text:p>
          </table:table-cell>
          <table:table-cell office:value-type="float" office:value="24218">
            <text:p>24218</text:p>
          </table:table-cell>
          <table:table-cell office:value-type="string" office:string-value="R242C19">
            <text:p>R242C19</text:p>
          </table:table-cell>
          <table:table-cell office:value-type="float" office:value="24220">
            <text:p>24220</text:p>
          </table:table-cell>
          <table:table-cell office:value-type="string" office:string-value="R242C21">
            <text:p>R242C21</text:p>
          </table:table-cell>
          <table:table-cell office:value-type="float" office:value="24222">
            <text:p>24222</text:p>
          </table:table-cell>
          <table:table-cell office:value-type="string" office:string-value="R242C23">
            <text:p>R242C23</text:p>
          </table:table-cell>
          <table:table-cell office:value-type="float" office:value="24224">
            <text:p>24224</text:p>
          </table:table-cell>
          <table:table-cell office:value-type="string" office:string-value="R242C25">
            <text:p>R242C25</text:p>
          </table:table-cell>
          <table:table-cell office:value-type="float" office:value="24226">
            <text:p>24226</text:p>
          </table:table-cell>
        </table:table-row>
        <table:table-row>
          <table:table-cell office:value-type="string" office:string-value="R243C1">
            <text:p>R243C1</text:p>
          </table:table-cell>
          <table:table-cell office:value-type="float" office:value="24302">
            <text:p>24302</text:p>
          </table:table-cell>
          <table:table-cell office:value-type="string" office:string-value="R243C3">
            <text:p>R243C3</text:p>
          </table:table-cell>
          <table:table-cell office:value-type="float" office:value="24304">
            <text:p>24304</text:p>
          </table:table-cell>
          <table:table-cell office:value-type="string" office:string-value="R243C5">
            <text:p>R243C5</text:p>
          </table:table-cell>
          <table:table-cell office:value-type="float" office:value="24306">
            <text:p>24306</text:p>
          </table:table-cell>
          <table:table-cell office:value-type="string" office:string-value="R243C7">
            <text:p>R243C7</text:p>
          </table:table-cell>
          <table:table-cell office:value-type="float" office:value="24308">
            <text:p>24308</text:p>
          </table:table-cell>
          <table:table-cell office:value-type="string" office:string-value="R243C9">
            <text:p>R243C9</text:p>
          </table:table-cell>
          <table:table-cell office:value-type="float" office:value="24310">
            <text:p>24310</text:p>
          </table:table-cell>
          <table:table-cell office:value-type="string" office:string-value="R243C11">
            <text:p>R243C11</text:p>
          </table:table-cell>
          <table:table-cell office:value-type="float" office:value="24312">
            <text:p>24312</text:p>
          </table:table-cell>
          <table:table-cell office:value-type="string" office:string-value="R243C13">
            <text:p>R243C13</text:p>
          </table:table-cell>
          <table:table-cell office:value-type="float" office:value="24314">
            <text:p>24314</text:p>
          </table:table-cell>
          <table:table-cell office:value-type="string" office:string-value="R243C15">
            <text:p>R243C15</text:p>
          </table:table-cell>
          <table:table-cell office:value-type="float" office:value="24316">
            <text:p>24316</text:p>
          </table:table-cell>
          <table:table-cell office:value-type="string" office:string-value="R243C17">
            <text:p>R243C17</text:p>
          </table:table-cell>
          <table:table-cell office:value-type="float" office:value="24318">
            <text:p>24318</text:p>
          </table:table-cell>
          <table:table-cell office:value-type="string" office:string-value="R243C19">
            <text:p>R243C19</text:p>
          </table:table-cell>
          <table:table-cell office:value-type="float" office:value="24320">
            <text:p>24320</text:p>
          </table:table-cell>
          <table:table-cell office:value-type="string" office:string-value="R243C21">
            <text:p>R243C21</text:p>
          </table:table-cell>
          <table:table-cell office:value-type="float" office:value="24322">
            <text:p>24322</text:p>
          </table:table-cell>
          <table:table-cell office:value-type="string" office:string-value="R243C23">
            <text:p>R243C23</text:p>
          </table:table-cell>
          <table:table-cell office:value-type="float" office:value="24324">
            <text:p>24324</text:p>
          </table:table-cell>
          <table:table-cell office:value-type="string" office:string-value="R243C25">
            <text:p>R243C25</text:p>
          </table:table-cell>
          <table:table-cell office:value-type="float" office:value="24326">
            <text:p>24326</text:p>
          </table:table-cell>
        </table:table-row>
        <table:table-row>
          <table:table-cell office:value-type="string" office:string-value="R244C1">
            <text:p>R244C1</text:p>
          </table:table-cell>
          <table:table-cell office:value-type="float" office:value="24402">
            <text:p>24402</text:p>
          </table:table-cell>
          <table:table-cell office:value-type="string" office:string-value="R244C3">
            <text:p>R244C3</text:p>
          </table:table-cell>
          <table:table-cell office:value-type="float" office:value="24404">
            <text:p>24404</text:p>
          </table:table-cell>
          <table:table-cell office:value-type="string" office:string-value="R244C5">
            <text:p>R244C5</text:p>
          </table:table-cell>
          <table:table-cell office:value-type="float" office:value="24406">
            <text:p>24406</text:p>
          </table:table-cell>
          <table:table-cell office:value-type="string" office:string-value="R244C7">
            <text:p>R244C7</text:p>
          </table:table-cell>
          <table:table-cell office:value-type="float" office:value="24408">
            <text:p>24408</text:p>
          </table:table-cell>
          <table:table-cell office:value-type="string" office:string-value="R244C9">
            <text:p>R244C9</text:p>
          </table:table-cell>
          <table:table-cell office:value-type="float" office:value="24410">
            <text:p>24410</text:p>
          </table:table-cell>
          <table:table-cell office:value-type="string" office:string-value="R244C11">
            <text:p>R244C11</text:p>
          </table:table-cell>
          <table:table-cell office:value-type="float" office:value="24412">
            <text:p>24412</text:p>
          </table:table-cell>
          <table:table-cell office:value-type="string" office:string-value="R244C13">
            <text:p>R244C13</text:p>
          </table:table-cell>
          <table:table-cell office:value-type="float" office:value="24414">
            <text:p>24414</text:p>
          </table:table-cell>
          <table:table-cell office:value-type="string" office:string-value="R244C15">
            <text:p>R244C15</text:p>
          </table:table-cell>
          <table:table-cell office:value-type="float" office:value="24416">
            <text:p>24416</text:p>
          </table:table-cell>
          <table:table-cell office:value-type="string" office:string-value="R244C17">
            <text:p>R244C17</text:p>
          </table:table-cell>
          <table:table-cell office:value-type="float" office:value="24418">
            <text:p>24418</text:p>
          </table:table-cell>
          <table:table-cell office:value-type="string" office:string-value="R244C19">
            <text:p>R244C19</text:p>
          </table:table-cell>
          <table:table-cell office:value-type="float" office:value="24420">
            <text:p>24420</text:p>
          </table:table-cell>
          <table:table-cell office:value-type="string" office:string-value="R244C21">
            <text:p>R244C21</text:p>
          </table:table-cell>
          <table:table-cell office:value-type="float" office:value="24422">
            <text:p>24422</text:p>
          </table:table-cell>
          <table:table-cell office:value-type="string" office:string-value="R244C23">
            <text:p>R244C23</text:p>
          </table:table-cell>
          <table:table-cell office:value-type="float" office:value="24424">
            <text:p>24424</text:p>
          </table:table-cell>
          <table:table-cell office:value-type="string" office:string-value="R244C25">
            <text:p>R244C25</text:p>
          </table:table-cell>
          <table:table-cell office:value-type="float" office:value="24426">
            <text:p>24426</text:p>
          </table:table-cell>
        </table:table-row>
        <table:table-row>
          <table:table-cell office:value-type="string" office:string-value="R245C1">
            <text:p>R245C1</text:p>
          </table:table-cell>
          <table:table-cell office:value-type="float" office:value="24502">
            <text:p>24502</text:p>
          </table:table-cell>
          <table:table-cell office:value-type="string" office:string-value="R245C3">
            <text:p>R245C3</text:p>
          </table:table-cell>
          <table:table-cell office:value-type="float" office:value="24504">
            <text:p>24504</text:p>
          </table:table-cell>
          <table:table-cell office:value-type="string" office:string-value="R245C5">
            <text:p>R245C5</text:p>
          </table:table-cell>
          <table:table-cell office:value-type="float" office:value="24506">
            <text:p>24506</text:p>
          </table:table-cell>
          <table:table-cell office:value-type="string" office:string-value="R245C7">
            <text:p>R245C7</text:p>
          </table:table-cell>
          <table:table-cell office:value-type="float" office:value="24508">
            <text:p>24508</text:p>
          </table:table-cell>
          <table:table-cell office:value-type="string" office:string-value="R245C9">
            <text:p>R245C9</text:p>
          </table:table-cell>
          <table:table-cell office:value-type="float" office:value="24510">
            <text:p>24510</text:p>
          </table:table-cell>
          <table:table-cell office:value-type="string" office:string-value="R245C11">
            <text:p>R245C11</text:p>
          </table:table-cell>
          <table:table-cell office:value-type="float" office:value="24512">
            <text:p>24512</text:p>
          </table:table-cell>
          <table:table-cell office:value-type="string" office:string-value="R245C13">
            <text:p>R245C13</text:p>
          </table:table-cell>
          <table:table-cell office:value-type="float" office:value="24514">
            <text:p>24514</text:p>
          </table:table-cell>
          <table:table-cell office:value-type="string" office:string-value="R245C15">
            <text:p>R245C15</text:p>
          </table:table-cell>
          <table:table-cell office:value-type="float" office:value="24516">
            <text:p>24516</text:p>
          </table:table-cell>
          <table:table-cell office:value-type="string" office:string-value="R245C17">
            <text:p>R245C17</text:p>
          </table:table-cell>
          <table:table-cell office:value-type="float" office:value="24518">
            <text:p>24518</text:p>
          </table:table-cell>
          <table:table-cell office:value-type="string" office:string-value="R245C19">
            <text:p>R245C19</text:p>
          </table:table-cell>
          <table:table-cell office:value-type="float" office:value="24520">
            <text:p>24520</text:p>
          </table:table-cell>
          <table:table-cell office:value-type="string" office:string-value="R245C21">
            <text:p>R245C21</text:p>
          </table:table-cell>
          <table:table-cell office:value-type="float" office:value="24522">
            <text:p>24522</text:p>
          </table:table-cell>
          <table:table-cell office:value-type="string" office:string-value="R245C23">
            <text:p>R245C23</text:p>
          </table:table-cell>
          <table:table-cell office:value-type="float" office:value="24524">
            <text:p>24524</text:p>
          </table:table-cell>
          <table:table-cell office:value-type="string" office:string-value="R245C25">
            <text:p>R245C25</text:p>
          </table:table-cell>
          <table:table-cell office:value-type="float" office:value="24526">
            <text:p>24526</text:p>
          </table:table-cell>
        </table:table-row>
        <table:table-row>
          <table:table-cell office:value-type="string" office:string-value="R246C1">
            <text:p>R246C1</text:p>
          </table:table-cell>
          <table:table-cell office:value-type="float" office:value="24602">
            <text:p>24602</text:p>
          </table:table-cell>
          <table:table-cell office:value-type="string" office:string-value="R246C3">
            <text:p>R246C3</text:p>
          </table:table-cell>
          <table:table-cell office:value-type="float" office:value="24604">
            <text:p>24604</text:p>
          </table:table-cell>
          <table:table-cell office:value-type="string" office:string-value="R246C5">
            <text:p>R246C5</text:p>
          </table:table-cell>
          <table:table-cell office:value-type="float" office:value="24606">
            <text:p>24606</text:p>
          </table:table-cell>
          <table:table-cell office:value-type="string" office:string-value="R246C7">
            <text:p>R246C7</text:p>
          </table:table-cell>
          <table:table-cell office:value-type="float" office:value="24608">
            <text:p>24608</text:p>
          </table:table-cell>
          <table:table-cell office:value-type="string" office:string-value="R246C9">
            <text:p>R246C9</text:p>
          </table:table-cell>
          <table:table-cell office:value-type="float" office:value="24610">
            <text:p>24610</text:p>
          </table:table-cell>
          <table:table-cell office:value-type="string" office:string-value="R246C11">
            <text:p>R246C11</text:p>
          </table:table-cell>
          <table:table-cell office:value-type="float" office:value="24612">
            <text:p>24612</text:p>
          </table:table-cell>
          <table:table-cell office:value-type="string" office:string-value="R246C13">
            <text:p>R246C13</text:p>
          </table:table-cell>
          <table:table-cell office:value-type="float" office:value="24614">
            <text:p>24614</text:p>
          </table:table-cell>
          <table:table-cell office:value-type="string" office:string-value="R246C15">
            <text:p>R246C15</text:p>
          </table:table-cell>
          <table:table-cell office:value-type="float" office:value="24616">
            <text:p>24616</text:p>
          </table:table-cell>
          <table:table-cell office:value-type="string" office:string-value="R246C17">
            <text:p>R246C17</text:p>
          </table:table-cell>
          <table:table-cell office:value-type="float" office:value="24618">
            <text:p>24618</text:p>
          </table:table-cell>
          <table:table-cell office:value-type="string" office:string-value="R246C19">
            <text:p>R246C19</text:p>
          </table:table-cell>
          <table:table-cell office:value-type="float" office:value="24620">
            <text:p>24620</text:p>
          </table:table-cell>
          <table:table-cell office:value-type="string" office:string-value="R246C21">
            <text:p>R246C21</text:p>
          </table:table-cell>
          <table:table-cell office:value-type="float" office:value="24622">
            <text:p>24622</text:p>
          </table:table-cell>
          <table:table-cell office:value-type="string" office:string-value="R246C23">
            <text:p>R246C23</text:p>
          </table:table-cell>
          <table:table-cell office:value-type="float" office:value="24624">
            <text:p>24624</text:p>
          </table:table-cell>
          <table:table-cell office:value-type="string" office:string-value="R246C25">
            <text:p>R246C25</text:p>
          </table:table-cell>
          <table:table-cell office:value-type="float" office:value="24626">
            <text:p>24626</text:p>
          </table:table-cell>
        </table:table-row>
        <table:table-row>
          <table:table-cell office:value-type="string" office:string-value="R247C1">
            <text:p>R247C1</text:p>
          </table:table-cell>
          <table:table-cell office:value-type="float" office:value="24702">
            <text:p>24702</text:p>
          </table:table-cell>
          <table:table-cell office:value-type="string" office:string-value="R247C3">
            <text:p>R247C3</text:p>
          </table:table-cell>
          <table:table-cell office:value-type="float" office:value="24704">
            <text:p>24704</text:p>
          </table:table-cell>
          <table:table-cell office:value-type="string" office:string-value="R247C5">
            <text:p>R247C5</text:p>
          </table:table-cell>
          <table:table-cell office:value-type="float" office:value="24706">
            <text:p>24706</text:p>
          </table:table-cell>
          <table:table-cell office:value-type="string" office:string-value="R247C7">
            <text:p>R247C7</text:p>
          </table:table-cell>
          <table:table-cell office:value-type="float" office:value="24708">
            <text:p>24708</text:p>
          </table:table-cell>
          <table:table-cell office:value-type="string" office:string-value="R247C9">
            <text:p>R247C9</text:p>
          </table:table-cell>
          <table:table-cell office:value-type="float" office:value="24710">
            <text:p>24710</text:p>
          </table:table-cell>
          <table:table-cell office:value-type="string" office:string-value="R247C11">
            <text:p>R247C11</text:p>
          </table:table-cell>
          <table:table-cell office:value-type="float" office:value="24712">
            <text:p>24712</text:p>
          </table:table-cell>
          <table:table-cell office:value-type="string" office:string-value="R247C13">
            <text:p>R247C13</text:p>
          </table:table-cell>
          <table:table-cell office:value-type="float" office:value="24714">
            <text:p>24714</text:p>
          </table:table-cell>
          <table:table-cell office:value-type="string" office:string-value="R247C15">
            <text:p>R247C15</text:p>
          </table:table-cell>
          <table:table-cell office:value-type="float" office:value="24716">
            <text:p>24716</text:p>
          </table:table-cell>
          <table:table-cell office:value-type="string" office:string-value="R247C17">
            <text:p>R247C17</text:p>
          </table:table-cell>
          <table:table-cell office:value-type="float" office:value="24718">
            <text:p>24718</text:p>
          </table:table-cell>
          <table:table-cell office:value-type="string" office:string-value="R247C19">
            <text:p>R247C19</text:p>
          </table:table-cell>
          <table:table-cell office:value-type="float" office:value="24720">
            <text:p>24720</text:p>
          </table:table-cell>
          <table:table-cell office:value-type="string" office:string-value="R247C21">
            <text:p>R247C21</text:p>
          </table:table-cell>
          <table:table-cell office:value-type="float" office:value="24722">
            <text:p>24722</text:p>
          </table:table-cell>
          <table:table-cell office:value-type="string" office:string-value="R247C23">
            <text:p>R247C23</text:p>
          </table:table-cell>
          <table:table-cell office:value-type="float" office:value="24724">
            <text:p>24724</text:p>
          </table:table-cell>
          <table:table-cell office:value-type="string" office:string-value="R247C25">
            <text:p>R247C25</text:p>
          </table:table-cell>
          <table:table-cell office:value-type="float" office:value="24726">
            <text:p>24726</text:p>
          </table:table-cell>
        </table:table-row>
        <table:table-row>
          <table:table-cell office:value-type="string" office:string-value="R248C1">
            <text:p>R248C1</text:p>
          </table:table-cell>
          <table:table-cell office:value-type="float" office:value="24802">
            <text:p>24802</text:p>
          </table:table-cell>
          <table:table-cell office:value-type="string" office:string-value="R248C3">
            <text:p>R248C3</text:p>
          </table:table-cell>
          <table:table-cell office:value-type="float" office:value="24804">
            <text:p>24804</text:p>
          </table:table-cell>
          <table:table-cell office:value-type="string" office:string-value="R248C5">
            <text:p>R248C5</text:p>
          </table:table-cell>
          <table:table-cell office:value-type="float" office:value="24806">
            <text:p>24806</text:p>
          </table:table-cell>
          <table:table-cell office:value-type="string" office:string-value="R248C7">
            <text:p>R248C7</text:p>
          </table:table-cell>
          <table:table-cell office:value-type="float" office:value="24808">
            <text:p>24808</text:p>
          </table:table-cell>
          <table:table-cell office:value-type="string" office:string-value="R248C9">
            <text:p>R248C9</text:p>
          </table:table-cell>
          <table:table-cell office:value-type="float" office:value="24810">
            <text:p>24810</text:p>
          </table:table-cell>
          <table:table-cell office:value-type="string" office:string-value="R248C11">
            <text:p>R248C11</text:p>
          </table:table-cell>
          <table:table-cell office:value-type="float" office:value="24812">
            <text:p>24812</text:p>
          </table:table-cell>
          <table:table-cell office:value-type="string" office:string-value="R248C13">
            <text:p>R248C13</text:p>
          </table:table-cell>
          <table:table-cell office:value-type="float" office:value="24814">
            <text:p>24814</text:p>
          </table:table-cell>
          <table:table-cell office:value-type="string" office:string-value="R248C15">
            <text:p>R248C15</text:p>
          </table:table-cell>
          <table:table-cell office:value-type="float" office:value="24816">
            <text:p>24816</text:p>
          </table:table-cell>
          <table:table-cell office:value-type="string" office:string-value="R248C17">
            <text:p>R248C17</text:p>
          </table:table-cell>
          <table:table-cell office:value-type="float" office:value="24818">
            <text:p>24818</text:p>
          </table:table-cell>
          <table:table-cell office:value-type="string" office:string-value="R248C19">
            <text:p>R248C19</text:p>
          </table:table-cell>
          <table:table-cell office:value-type="float" office:value="24820">
            <text:p>24820</text:p>
          </table:table-cell>
          <table:table-cell office:value-type="string" office:string-value="R248C21">
            <text:p>R248C21</text:p>
          </table:table-cell>
          <table:table-cell office:value-type="float" office:value="24822">
            <text:p>24822</text:p>
          </table:table-cell>
          <table:table-cell office:value-type="string" office:string-value="R248C23">
            <text:p>R248C23</text:p>
          </table:table-cell>
          <table:table-cell office:value-type="float" office:value="24824">
            <text:p>24824</text:p>
          </table:table-cell>
          <table:table-cell office:value-type="string" office:string-value="R248C25">
            <text:p>R248C25</text:p>
          </table:table-cell>
          <table:table-cell office:value-type="float" office:value="24826">
            <text:p>24826</text:p>
          </table:table-cell>
        </table:table-row>
        <table:table-row>
          <table:table-cell office:value-type="string" office:string-value="R249C1">
            <text:p>R249C1</text:p>
          </table:table-cell>
          <table:table-cell office:value-type="float" office:value="24902">
            <text:p>24902</text:p>
          </table:table-cell>
          <table:table-cell office:value-type="string" office:string-value="R249C3">
            <text:p>R249C3</text:p>
          </table:table-cell>
          <table:table-cell office:value-type="float" office:value="24904">
            <text:p>24904</text:p>
          </table:table-cell>
          <table:table-cell office:value-type="string" office:string-value="R249C5">
            <text:p>R249C5</text:p>
          </table:table-cell>
          <table:table-cell office:value-type="float" office:value="24906">
            <text:p>24906</text:p>
          </table:table-cell>
          <table:table-cell office:value-type="string" office:string-value="R249C7">
            <text:p>R249C7</text:p>
          </table:table-cell>
          <table:table-cell office:value-type="float" office:value="24908">
            <text:p>24908</text:p>
          </table:table-cell>
          <table:table-cell office:value-type="string" office:string-value="R249C9">
            <text:p>R249C9</text:p>
          </table:table-cell>
          <table:table-cell office:value-type="float" office:value="24910">
            <text:p>24910</text:p>
          </table:table-cell>
          <table:table-cell office:value-type="string" office:string-value="R249C11">
            <text:p>R249C11</text:p>
          </table:table-cell>
          <table:table-cell office:value-type="float" office:value="24912">
            <text:p>24912</text:p>
          </table:table-cell>
          <table:table-cell office:value-type="string" office:string-value="R249C13">
            <text:p>R249C13</text:p>
          </table:table-cell>
          <table:table-cell office:value-type="float" office:value="24914">
            <text:p>24914</text:p>
          </table:table-cell>
          <table:table-cell office:value-type="string" office:string-value="R249C15">
            <text:p>R249C15</text:p>
          </table:table-cell>
          <table:table-cell office:value-type="float" office:value="24916">
            <text:p>24916</text:p>
          </table:table-cell>
          <table:table-cell office:value-type="string" office:string-value="R249C17">
            <text:p>R249C17</text:p>
          </table:table-cell>
          <table:table-cell office:value-type="float" office:value="24918">
            <text:p>24918</text:p>
          </table:table-cell>
          <table:table-cell office:value-type="string" office:string-value="R249C19">
            <text:p>R249C19</text:p>
          </table:table-cell>
          <table:table-cell office:value-type="float" office:value="24920">
            <text:p>24920</text:p>
          </table:table-cell>
          <table:table-cell office:value-type="string" office:string-value="R249C21">
            <text:p>R249C21</text:p>
          </table:table-cell>
          <table:table-cell office:value-type="float" office:value="24922">
            <text:p>24922</text:p>
          </table:table-cell>
          <table:table-cell office:value-type="string" office:string-value="R249C23">
            <text:p>R249C23</text:p>
          </table:table-cell>
          <table:table-cell office:value-type="float" office:value="24924">
            <text:p>24924</text:p>
          </table:table-cell>
          <table:table-cell office:value-type="string" office:string-value="R249C25">
            <text:p>R249C25</text:p>
          </table:table-cell>
          <table:table-cell office:value-type="float" office:value="24926">
            <text:p>24926</text:p>
          </table:table-cell>
        </table:table-row>
        <table:table-row>
          <table:table-cell office:value-type="string" office:string-value="R250C1">
            <text:p>R250C1</text:p>
          </table:table-cell>
          <table:table-cell office:value-type="float" office:value="25002">
            <text:p>25002</text:p>
          </table:table-cell>
          <table:table-cell office:value-type="string" office:string-value="R250C3">
            <text:p>R250C3</text:p>
          </table:table-cell>
          <table:table-cell office:value-type="float" office:value="25004">
            <text:p>25004</text:p>
          </table:table-cell>
          <table:table-cell office:value-type="string" office:string-value="R250C5">
            <text:p>R250C5</text:p>
          </table:table-cell>
          <table:table-cell office:value-type="float" office:value="25006">
            <text:p>25006</text:p>
          </table:table-cell>
          <table:table-cell office:value-type="string" office:string-value="R250C7">
            <text:p>R250C7</text:p>
          </table:table-cell>
          <table:table-cell office:value-type="float" office:value="25008">
            <text:p>25008</text:p>
          </table:table-cell>
          <table:table-cell office:value-type="string" office:string-value="R250C9">
            <text:p>R250C9</text:p>
          </table:table-cell>
          <table:table-cell office:value-type="float" office:value="25010">
            <text:p>25010</text:p>
          </table:table-cell>
          <table:table-cell office:value-type="string" office:string-value="R250C11">
            <text:p>R250C11</text:p>
          </table:table-cell>
          <table:table-cell office:value-type="float" office:value="25012">
            <text:p>25012</text:p>
          </table:table-cell>
          <table:table-cell office:value-type="string" office:string-value="R250C13">
            <text:p>R250C13</text:p>
          </table:table-cell>
          <table:table-cell office:value-type="float" office:value="25014">
            <text:p>25014</text:p>
          </table:table-cell>
          <table:table-cell office:value-type="string" office:string-value="R250C15">
            <text:p>R250C15</text:p>
          </table:table-cell>
          <table:table-cell office:value-type="float" office:value="25016">
            <text:p>25016</text:p>
          </table:table-cell>
          <table:table-cell office:value-type="string" office:string-value="R250C17">
            <text:p>R250C17</text:p>
          </table:table-cell>
          <table:table-cell office:value-type="float" office:value="25018">
            <text:p>25018</text:p>
          </table:table-cell>
          <table:table-cell office:value-type="string" office:string-value="R250C19">
            <text:p>R250C19</text:p>
          </table:table-cell>
          <table:table-cell office:value-type="float" office:value="25020">
            <text:p>25020</text:p>
          </table:table-cell>
          <table:table-cell office:value-type="string" office:string-value="R250C21">
            <text:p>R250C21</text:p>
          </table:table-cell>
          <table:table-cell office:value-type="float" office:value="25022">
            <text:p>25022</text:p>
          </table:table-cell>
          <table:table-cell office:value-type="string" office:string-value="R250C23">
            <text:p>R250C23</text:p>
          </table:table-cell>
          <table:table-cell office:value-type="float" office:value="25024">
            <text:p>25024</text:p>
          </table:table-cell>
          <table:table-cell office:value-type="string" office:string-value="R250C25">
            <text:p>R250C25</text:p>
          </table:table-cell>
          <table:table-cell office:value-type="float" office:value="25026">
            <text:p>25026</text:p>
          </table:table-cell>
        </table:table-row>
        <table:table-row>
          <table:table-cell office:value-type="string" office:string-value="R251C1">
            <text:p>R251C1</text:p>
          </table:table-cell>
          <table:table-cell office:value-type="float" office:value="25102">
            <text:p>25102</text:p>
          </table:table-cell>
          <table:table-cell office:value-type="string" office:string-value="R251C3">
            <text:p>R251C3</text:p>
          </table:table-cell>
          <table:table-cell office:value-type="float" office:value="25104">
            <text:p>25104</text:p>
          </table:table-cell>
          <table:table-cell office:value-type="string" office:string-value="R251C5">
            <text:p>R251C5</text:p>
          </table:table-cell>
          <table:table-cell office:value-type="float" office:value="25106">
            <text:p>25106</text:p>
          </table:table-cell>
          <table:table-cell office:value-type="string" office:string-value="R251C7">
            <text:p>R251C7</text:p>
          </table:table-cell>
          <table:table-cell office:value-type="float" office:value="25108">
            <text:p>25108</text:p>
          </table:table-cell>
          <table:table-cell office:value-type="string" office:string-value="R251C9">
            <text:p>R251C9</text:p>
          </table:table-cell>
          <table:table-cell office:value-type="float" office:value="25110">
            <text:p>25110</text:p>
          </table:table-cell>
          <table:table-cell office:value-type="string" office:string-value="R251C11">
            <text:p>R251C11</text:p>
          </table:table-cell>
          <table:table-cell office:value-type="float" office:value="25112">
            <text:p>25112</text:p>
          </table:table-cell>
          <table:table-cell office:value-type="string" office:string-value="R251C13">
            <text:p>R251C13</text:p>
          </table:table-cell>
          <table:table-cell office:value-type="float" office:value="25114">
            <text:p>25114</text:p>
          </table:table-cell>
          <table:table-cell office:value-type="string" office:string-value="R251C15">
            <text:p>R251C15</text:p>
          </table:table-cell>
          <table:table-cell office:value-type="float" office:value="25116">
            <text:p>25116</text:p>
          </table:table-cell>
          <table:table-cell office:value-type="string" office:string-value="R251C17">
            <text:p>R251C17</text:p>
          </table:table-cell>
          <table:table-cell office:value-type="float" office:value="25118">
            <text:p>25118</text:p>
          </table:table-cell>
          <table:table-cell office:value-type="string" office:string-value="R251C19">
            <text:p>R251C19</text:p>
          </table:table-cell>
          <table:table-cell office:value-type="float" office:value="25120">
            <text:p>25120</text:p>
          </table:table-cell>
          <table:table-cell office:value-type="string" office:string-value="R251C21">
            <text:p>R251C21</text:p>
          </table:table-cell>
          <table:table-cell office:value-type="float" office:value="25122">
            <text:p>25122</text:p>
          </table:table-cell>
          <table:table-cell office:value-type="string" office:string-value="R251C23">
            <text:p>R251C23</text:p>
          </table:table-cell>
          <table:table-cell office:value-type="float" office:value="25124">
            <text:p>25124</text:p>
          </table:table-cell>
          <table:table-cell office:value-type="string" office:string-value="R251C25">
            <text:p>R251C25</text:p>
          </table:table-cell>
          <table:table-cell office:value-type="float" office:value="25126">
            <text:p>25126</text:p>
          </table:table-cell>
        </table:table-row>
        <table:table-row>
          <table:table-cell office:value-type="string" office:string-value="R252C1">
            <text:p>R252C1</text:p>
          </table:table-cell>
          <table:table-cell office:value-type="float" office:value="25202">
            <text:p>25202</text:p>
          </table:table-cell>
          <table:table-cell office:value-type="string" office:string-value="R252C3">
            <text:p>R252C3</text:p>
          </table:table-cell>
          <table:table-cell office:value-type="float" office:value="25204">
            <text:p>25204</text:p>
          </table:table-cell>
          <table:table-cell office:value-type="string" office:string-value="R252C5">
            <text:p>R252C5</text:p>
          </table:table-cell>
          <table:table-cell office:value-type="float" office:value="25206">
            <text:p>25206</text:p>
          </table:table-cell>
          <table:table-cell office:value-type="string" office:string-value="R252C7">
            <text:p>R252C7</text:p>
          </table:table-cell>
          <table:table-cell office:value-type="float" office:value="25208">
            <text:p>25208</text:p>
          </table:table-cell>
          <table:table-cell office:value-type="string" office:string-value="R252C9">
            <text:p>R252C9</text:p>
          </table:table-cell>
          <table:table-cell office:value-type="float" office:value="25210">
            <text:p>25210</text:p>
          </table:table-cell>
          <table:table-cell office:value-type="string" office:string-value="R252C11">
            <text:p>R252C11</text:p>
          </table:table-cell>
          <table:table-cell office:value-type="float" office:value="25212">
            <text:p>25212</text:p>
          </table:table-cell>
          <table:table-cell office:value-type="string" office:string-value="R252C13">
            <text:p>R252C13</text:p>
          </table:table-cell>
          <table:table-cell office:value-type="float" office:value="25214">
            <text:p>25214</text:p>
          </table:table-cell>
          <table:table-cell office:value-type="string" office:string-value="R252C15">
            <text:p>R252C15</text:p>
          </table:table-cell>
          <table:table-cell office:value-type="float" office:value="25216">
            <text:p>25216</text:p>
          </table:table-cell>
          <table:table-cell office:value-type="string" office:string-value="R252C17">
            <text:p>R252C17</text:p>
          </table:table-cell>
          <table:table-cell office:value-type="float" office:value="25218">
            <text:p>25218</text:p>
          </table:table-cell>
          <table:table-cell office:value-type="string" office:string-value="R252C19">
            <text:p>R252C19</text:p>
          </table:table-cell>
          <table:table-cell office:value-type="float" office:value="25220">
            <text:p>25220</text:p>
          </table:table-cell>
          <table:table-cell office:value-type="string" office:string-value="R252C21">
            <text:p>R252C21</text:p>
          </table:table-cell>
          <table:table-cell office:value-type="float" office:value="25222">
            <text:p>25222</text:p>
          </table:table-cell>
          <table:table-cell office:value-type="string" office:string-value="R252C23">
            <text:p>R252C23</text:p>
          </table:table-cell>
          <table:table-cell office:value-type="float" office:value="25224">
            <text:p>25224</text:p>
          </table:table-cell>
          <table:table-cell office:value-type="string" office:string-value="R252C25">
            <text:p>R252C25</text:p>
          </table:table-cell>
          <table:table-cell office:value-type="float" office:value="25226">
            <text:p>25226</text:p>
          </table:table-cell>
        </table:table-row>
        <table:table-row>
          <table:table-cell office:value-type="string" office:string-value="R253C1">
            <text:p>R253C1</text:p>
          </table:table-cell>
          <table:table-cell office:value-type="float" office:value="25302">
            <text:p>25302</text:p>
          </table:table-cell>
          <table:table-cell office:value-type="string" office:string-value="R253C3">
            <text:p>R253C3</text:p>
          </table:table-cell>
          <table:table-cell office:value-type="float" office:value="25304">
            <text:p>25304</text:p>
          </table:table-cell>
          <table:table-cell office:value-type="string" office:string-value="R253C5">
            <text:p>R253C5</text:p>
          </table:table-cell>
          <table:table-cell office:value-type="float" office:value="25306">
            <text:p>25306</text:p>
          </table:table-cell>
          <table:table-cell office:value-type="string" office:string-value="R253C7">
            <text:p>R253C7</text:p>
          </table:table-cell>
          <table:table-cell office:value-type="float" office:value="25308">
            <text:p>25308</text:p>
          </table:table-cell>
          <table:table-cell office:value-type="string" office:string-value="R253C9">
            <text:p>R253C9</text:p>
          </table:table-cell>
          <table:table-cell office:value-type="float" office:value="25310">
            <text:p>25310</text:p>
          </table:table-cell>
          <table:table-cell office:value-type="string" office:string-value="R253C11">
            <text:p>R253C11</text:p>
          </table:table-cell>
          <table:table-cell office:value-type="float" office:value="25312">
            <text:p>25312</text:p>
          </table:table-cell>
          <table:table-cell office:value-type="string" office:string-value="R253C13">
            <text:p>R253C13</text:p>
          </table:table-cell>
          <table:table-cell office:value-type="float" office:value="25314">
            <text:p>25314</text:p>
          </table:table-cell>
          <table:table-cell office:value-type="string" office:string-value="R253C15">
            <text:p>R253C15</text:p>
          </table:table-cell>
          <table:table-cell office:value-type="float" office:value="25316">
            <text:p>25316</text:p>
          </table:table-cell>
          <table:table-cell office:value-type="string" office:string-value="R253C17">
            <text:p>R253C17</text:p>
          </table:table-cell>
          <table:table-cell office:value-type="float" office:value="25318">
            <text:p>25318</text:p>
          </table:table-cell>
          <table:table-cell office:value-type="string" office:string-value="R253C19">
            <text:p>R253C19</text:p>
          </table:table-cell>
          <table:table-cell office:value-type="float" office:value="25320">
            <text:p>25320</text:p>
          </table:table-cell>
          <table:table-cell office:value-type="string" office:string-value="R253C21">
            <text:p>R253C21</text:p>
          </table:table-cell>
          <table:table-cell office:value-type="float" office:value="25322">
            <text:p>25322</text:p>
          </table:table-cell>
          <table:table-cell office:value-type="string" office:string-value="R253C23">
            <text:p>R253C23</text:p>
          </table:table-cell>
          <table:table-cell office:value-type="float" office:value="25324">
            <text:p>25324</text:p>
          </table:table-cell>
          <table:table-cell office:value-type="string" office:string-value="R253C25">
            <text:p>R253C25</text:p>
          </table:table-cell>
          <table:table-cell office:value-type="float" office:value="25326">
            <text:p>25326</text:p>
          </table:table-cell>
        </table:table-row>
        <table:table-row>
          <table:table-cell office:value-type="string" office:string-value="R254C1">
            <text:p>R254C1</text:p>
          </table:table-cell>
          <table:table-cell office:value-type="float" office:value="25402">
            <text:p>25402</text:p>
          </table:table-cell>
          <table:table-cell office:value-type="string" office:string-value="R254C3">
            <text:p>R254C3</text:p>
          </table:table-cell>
          <table:table-cell office:value-type="float" office:value="25404">
            <text:p>25404</text:p>
          </table:table-cell>
          <table:table-cell office:value-type="string" office:string-value="R254C5">
            <text:p>R254C5</text:p>
          </table:table-cell>
          <table:table-cell office:value-type="float" office:value="25406">
            <text:p>25406</text:p>
          </table:table-cell>
          <table:table-cell office:value-type="string" office:string-value="R254C7">
            <text:p>R254C7</text:p>
          </table:table-cell>
          <table:table-cell office:value-type="float" office:value="25408">
            <text:p>25408</text:p>
          </table:table-cell>
          <table:table-cell office:value-type="string" office:string-value="R254C9">
            <text:p>R254C9</text:p>
          </table:table-cell>
          <table:table-cell office:value-type="float" office:value="25410">
            <text:p>25410</text:p>
          </table:table-cell>
          <table:table-cell office:value-type="string" office:string-value="R254C11">
            <text:p>R254C11</text:p>
          </table:table-cell>
          <table:table-cell office:value-type="float" office:value="25412">
            <text:p>25412</text:p>
          </table:table-cell>
          <table:table-cell office:value-type="string" office:string-value="R254C13">
            <text:p>R254C13</text:p>
          </table:table-cell>
          <table:table-cell office:value-type="float" office:value="25414">
            <text:p>25414</text:p>
          </table:table-cell>
          <table:table-cell office:value-type="string" office:string-value="R254C15">
            <text:p>R254C15</text:p>
          </table:table-cell>
          <table:table-cell office:value-type="float" office:value="25416">
            <text:p>25416</text:p>
          </table:table-cell>
          <table:table-cell office:value-type="string" office:string-value="R254C17">
            <text:p>R254C17</text:p>
          </table:table-cell>
          <table:table-cell office:value-type="float" office:value="25418">
            <text:p>25418</text:p>
          </table:table-cell>
          <table:table-cell office:value-type="string" office:string-value="R254C19">
            <text:p>R254C19</text:p>
          </table:table-cell>
          <table:table-cell office:value-type="float" office:value="25420">
            <text:p>25420</text:p>
          </table:table-cell>
          <table:table-cell office:value-type="string" office:string-value="R254C21">
            <text:p>R254C21</text:p>
          </table:table-cell>
          <table:table-cell office:value-type="float" office:value="25422">
            <text:p>25422</text:p>
          </table:table-cell>
          <table:table-cell office:value-type="string" office:string-value="R254C23">
            <text:p>R254C23</text:p>
          </table:table-cell>
          <table:table-cell office:value-type="float" office:value="25424">
            <text:p>25424</text:p>
          </table:table-cell>
          <table:table-cell office:value-type="string" office:string-value="R254C25">
            <text:p>R254C25</text:p>
          </table:table-cell>
          <table:table-cell office:value-type="float" office:value="25426">
            <text:p>25426</text:p>
          </table:table-cell>
        </table:table-row>
        <table:table-row>
          <table:table-cell office:value-type="string" office:string-value="R255C1">
            <text:p>R255C1</text:p>
          </table:table-cell>
          <table:table-cell office:value-type="float" office:value="25502">
            <text:p>25502</text:p>
          </table:table-cell>
          <table:table-cell office:value-type="string" office:string-value="R255C3">
            <text:p>R255C3</text:p>
          </table:table-cell>
          <table:table-cell office:value-type="float" office:value="25504">
            <text:p>25504</text:p>
          </table:table-cell>
          <table:table-cell office:value-type="string" office:string-value="R255C5">
            <text:p>R255C5</text:p>
          </table:table-cell>
          <table:table-cell office:value-type="float" office:value="25506">
            <text:p>25506</text:p>
          </table:table-cell>
          <table:table-cell office:value-type="string" office:string-value="R255C7">
            <text:p>R255C7</text:p>
          </table:table-cell>
          <table:table-cell office:value-type="float" office:value="25508">
            <text:p>25508</text:p>
          </table:table-cell>
          <table:table-cell office:value-type="string" office:string-value="R255C9">
            <text:p>R255C9</text:p>
          </table:table-cell>
          <table:table-cell office:value-type="float" office:value="25510">
            <text:p>25510</text:p>
          </table:table-cell>
          <table:table-cell office:value-type="string" office:string-value="R255C11">
            <text:p>R255C11</text:p>
          </table:table-cell>
          <table:table-cell office:value-type="float" office:value="25512">
            <text:p>25512</text:p>
          </table:table-cell>
          <table:table-cell office:value-type="string" office:string-value="R255C13">
            <text:p>R255C13</text:p>
          </table:table-cell>
          <table:table-cell office:value-type="float" office:value="25514">
            <text:p>25514</text:p>
          </table:table-cell>
          <table:table-cell office:value-type="string" office:string-value="R255C15">
            <text:p>R255C15</text:p>
          </table:table-cell>
          <table:table-cell office:value-type="float" office:value="25516">
            <text:p>25516</text:p>
          </table:table-cell>
          <table:table-cell office:value-type="string" office:string-value="R255C17">
            <text:p>R255C17</text:p>
          </table:table-cell>
          <table:table-cell office:value-type="float" office:value="25518">
            <text:p>25518</text:p>
          </table:table-cell>
          <table:table-cell office:value-type="string" office:string-value="R255C19">
            <text:p>R255C19</text:p>
          </table:table-cell>
          <table:table-cell office:value-type="float" office:value="25520">
            <text:p>25520</text:p>
          </table:table-cell>
          <table:table-cell office:value-type="string" office:string-value="R255C21">
            <text:p>R255C21</text:p>
          </table:table-cell>
          <table:table-cell office:value-type="float" office:value="25522">
            <text:p>25522</text:p>
          </table:table-cell>
          <table:table-cell office:value-type="string" office:string-value="R255C23">
            <text:p>R255C23</text:p>
          </table:table-cell>
          <table:table-cell office:value-type="float" office:value="25524">
            <text:p>25524</text:p>
          </table:table-cell>
          <table:table-cell office:value-type="string" office:string-value="R255C25">
            <text:p>R255C25</text:p>
          </table:table-cell>
          <table:table-cell office:value-type="float" office:value="25526">
            <text:p>25526</text:p>
          </table:table-cell>
        </table:table-row>
        <table:table-row>
          <table:table-cell office:value-type="string" office:string-value="R256C1">
            <text:p>R256C1</text:p>
          </table:table-cell>
          <table:table-cell office:value-type="float" office:value="25602">
            <text:p>25602</text:p>
          </table:table-cell>
          <table:table-cell office:value-type="string" office:string-value="R256C3">
            <text:p>R256C3</text:p>
          </table:table-cell>
          <table:table-cell office:value-type="float" office:value="25604">
            <text:p>25604</text:p>
          </table:table-cell>
          <table:table-cell office:value-type="string" office:string-value="R256C5">
            <text:p>R256C5</text:p>
          </table:table-cell>
          <table:table-cell office:value-type="float" office:value="25606">
            <text:p>25606</text:p>
          </table:table-cell>
          <table:table-cell office:value-type="string" office:string-value="R256C7">
            <text:p>R256C7</text:p>
          </table:table-cell>
          <table:table-cell office:value-type="float" office:value="25608">
            <text:p>25608</text:p>
          </table:table-cell>
          <table:table-cell office:value-type="string" office:string-value="R256C9">
            <text:p>R256C9</text:p>
          </table:table-cell>
          <table:table-cell office:value-type="float" office:value="25610">
            <text:p>25610</text:p>
          </table:table-cell>
          <table:table-cell office:value-type="string" office:string-value="R256C11">
            <text:p>R256C11</text:p>
          </table:table-cell>
          <table:table-cell office:value-type="float" office:value="25612">
            <text:p>25612</text:p>
          </table:table-cell>
          <table:table-cell office:value-type="string" office:string-value="R256C13">
            <text:p>R256C13</text:p>
          </table:table-cell>
          <table:table-cell office:value-type="float" office:value="25614">
            <text:p>25614</text:p>
          </table:table-cell>
          <table:table-cell office:value-type="string" office:string-value="R256C15">
            <text:p>R256C15</text:p>
          </table:table-cell>
          <table:table-cell office:value-type="float" office:value="25616">
            <text:p>25616</text:p>
          </table:table-cell>
          <table:table-cell office:value-type="string" office:string-value="R256C17">
            <text:p>R256C17</text:p>
          </table:table-cell>
          <table:table-cell office:value-type="float" office:value="25618">
            <text:p>25618</text:p>
          </table:table-cell>
          <table:table-cell office:value-type="string" office:string-value="R256C19">
            <text:p>R256C19</text:p>
          </table:table-cell>
          <table:table-cell office:value-type="float" office:value="25620">
            <text:p>25620</text:p>
          </table:table-cell>
          <table:table-cell office:value-type="string" office:string-value="R256C21">
            <text:p>R256C21</text:p>
          </table:table-cell>
          <table:table-cell office:value-type="float" office:value="25622">
            <text:p>25622</text:p>
          </table:table-cell>
          <table:table-cell office:value-type="string" office:string-value="R256C23">
            <text:p>R256C23</text:p>
          </table:table-cell>
          <table:table-cell office:value-type="float" office:value="25624">
            <text:p>25624</text:p>
          </table:table-cell>
          <table:table-cell office:value-type="string" office:string-value="R256C25">
            <text:p>R256C25</text:p>
          </table:table-cell>
          <table:table-cell office:value-type="float" office:value="25626">
            <text:p>25626</text:p>
          </table:table-cell>
        </table:table-row>
        <table:table-row>
          <table:table-cell office:value-type="string" office:string-value="R257C1">
            <text:p>R257C1</text:p>
          </table:table-cell>
          <table:table-cell office:value-type="float" office:value="25702">
            <text:p>25702</text:p>
          </table:table-cell>
          <table:table-cell office:value-type="string" office:string-value="R257C3">
            <text:p>R257C3</text:p>
          </table:table-cell>
          <table:table-cell office:value-type="float" office:value="25704">
            <text:p>25704</text:p>
          </table:table-cell>
          <table:table-cell office:value-type="string" office:string-value="R257C5">
            <text:p>R257C5</text:p>
          </table:table-cell>
          <table:table-cell office:value-type="float" office:value="25706">
            <text:p>25706</text:p>
          </table:table-cell>
          <table:table-cell office:value-type="string" office:string-value="R257C7">
            <text:p>R257C7</text:p>
          </table:table-cell>
          <table:table-cell office:value-type="float" office:value="25708">
            <text:p>25708</text:p>
          </table:table-cell>
          <table:table-cell office:value-type="string" office:string-value="R257C9">
            <text:p>R257C9</text:p>
          </table:table-cell>
          <table:table-cell office:value-type="float" office:value="25710">
            <text:p>25710</text:p>
          </table:table-cell>
          <table:table-cell office:value-type="string" office:string-value="R257C11">
            <text:p>R257C11</text:p>
          </table:table-cell>
          <table:table-cell office:value-type="float" office:value="25712">
            <text:p>25712</text:p>
          </table:table-cell>
          <table:table-cell office:value-type="string" office:string-value="R257C13">
            <text:p>R257C13</text:p>
          </table:table-cell>
          <table:table-cell office:value-type="float" office:value="25714">
            <text:p>25714</text:p>
          </table:table-cell>
          <table:table-cell office:value-type="string" office:string-value="R257C15">
            <text:p>R257C15</text:p>
          </table:table-cell>
          <table:table-cell office:value-type="float" office:value="25716">
            <text:p>25716</text:p>
          </table:table-cell>
          <table:table-cell office:value-type="string" office:string-value="R257C17">
            <text:p>R257C17</text:p>
          </table:table-cell>
          <table:table-cell office:value-type="float" office:value="25718">
            <text:p>25718</text:p>
          </table:table-cell>
          <table:table-cell office:value-type="string" office:string-value="R257C19">
            <text:p>R257C19</text:p>
          </table:table-cell>
          <table:table-cell office:value-type="float" office:value="25720">
            <text:p>25720</text:p>
          </table:table-cell>
          <table:table-cell office:value-type="string" office:string-value="R257C21">
            <text:p>R257C21</text:p>
          </table:table-cell>
          <table:table-cell office:value-type="float" office:value="25722">
            <text:p>25722</text:p>
          </table:table-cell>
          <table:table-cell office:value-type="string" office:string-value="R257C23">
            <text:p>R257C23</text:p>
          </table:table-cell>
          <table:table-cell office:value-type="float" office:value="25724">
            <text:p>25724</text:p>
          </table:table-cell>
          <table:table-cell office:value-type="string" office:string-value="R257C25">
            <text:p>R257C25</text:p>
          </table:table-cell>
          <table:table-cell office:value-type="float" office:value="25726">
            <text:p>25726</text:p>
          </table:table-cell>
        </table:table-row>
        <table:table-row>
          <table:table-cell office:value-type="string" office:string-value="R258C1">
            <text:p>R258C1</text:p>
          </table:table-cell>
          <table:table-cell office:value-type="float" office:value="25802">
            <text:p>25802</text:p>
          </table:table-cell>
          <table:table-cell office:value-type="string" office:string-value="R258C3">
            <text:p>R258C3</text:p>
          </table:table-cell>
          <table:table-cell office:value-type="float" office:value="25804">
            <text:p>25804</text:p>
          </table:table-cell>
          <table:table-cell office:value-type="string" office:string-value="R258C5">
            <text:p>R258C5</text:p>
          </table:table-cell>
          <table:table-cell office:value-type="float" office:value="25806">
            <text:p>25806</text:p>
          </table:table-cell>
          <table:table-cell office:value-type="string" office:string-value="R258C7">
            <text:p>R258C7</text:p>
          </table:table-cell>
          <table:table-cell office:value-type="float" office:value="25808">
            <text:p>25808</text:p>
          </table:table-cell>
          <table:table-cell office:value-type="string" office:string-value="R258C9">
            <text:p>R258C9</text:p>
          </table:table-cell>
          <table:table-cell office:value-type="float" office:value="25810">
            <text:p>25810</text:p>
          </table:table-cell>
          <table:table-cell office:value-type="string" office:string-value="R258C11">
            <text:p>R258C11</text:p>
          </table:table-cell>
          <table:table-cell office:value-type="float" office:value="25812">
            <text:p>25812</text:p>
          </table:table-cell>
          <table:table-cell office:value-type="string" office:string-value="R258C13">
            <text:p>R258C13</text:p>
          </table:table-cell>
          <table:table-cell office:value-type="float" office:value="25814">
            <text:p>25814</text:p>
          </table:table-cell>
          <table:table-cell office:value-type="string" office:string-value="R258C15">
            <text:p>R258C15</text:p>
          </table:table-cell>
          <table:table-cell office:value-type="float" office:value="25816">
            <text:p>25816</text:p>
          </table:table-cell>
          <table:table-cell office:value-type="string" office:string-value="R258C17">
            <text:p>R258C17</text:p>
          </table:table-cell>
          <table:table-cell office:value-type="float" office:value="25818">
            <text:p>25818</text:p>
          </table:table-cell>
          <table:table-cell office:value-type="string" office:string-value="R258C19">
            <text:p>R258C19</text:p>
          </table:table-cell>
          <table:table-cell office:value-type="float" office:value="25820">
            <text:p>25820</text:p>
          </table:table-cell>
          <table:table-cell office:value-type="string" office:string-value="R258C21">
            <text:p>R258C21</text:p>
          </table:table-cell>
          <table:table-cell office:value-type="float" office:value="25822">
            <text:p>25822</text:p>
          </table:table-cell>
          <table:table-cell office:value-type="string" office:string-value="R258C23">
            <text:p>R258C23</text:p>
          </table:table-cell>
          <table:table-cell office:value-type="float" office:value="25824">
            <text:p>25824</text:p>
          </table:table-cell>
          <table:table-cell office:value-type="string" office:string-value="R258C25">
            <text:p>R258C25</text:p>
          </table:table-cell>
          <table:table-cell office:value-type="float" office:value="25826">
            <text:p>25826</text:p>
          </table:table-cell>
        </table:table-row>
        <table:table-row>
          <table:table-cell office:value-type="string" office:string-value="R259C1">
            <text:p>R259C1</text:p>
          </table:table-cell>
          <table:table-cell office:value-type="float" office:value="25902">
            <text:p>25902</text:p>
          </table:table-cell>
          <table:table-cell office:value-type="string" office:string-value="R259C3">
            <text:p>R259C3</text:p>
          </table:table-cell>
          <table:table-cell office:value-type="float" office:value="25904">
            <text:p>25904</text:p>
          </table:table-cell>
          <table:table-cell office:value-type="string" office:string-value="R259C5">
            <text:p>R259C5</text:p>
          </table:table-cell>
          <table:table-cell office:value-type="float" office:value="25906">
            <text:p>25906</text:p>
          </table:table-cell>
          <table:table-cell office:value-type="string" office:string-value="R259C7">
            <text:p>R259C7</text:p>
          </table:table-cell>
          <table:table-cell office:value-type="float" office:value="25908">
            <text:p>25908</text:p>
          </table:table-cell>
          <table:table-cell office:value-type="string" office:string-value="R259C9">
            <text:p>R259C9</text:p>
          </table:table-cell>
          <table:table-cell office:value-type="float" office:value="25910">
            <text:p>25910</text:p>
          </table:table-cell>
          <table:table-cell office:value-type="string" office:string-value="R259C11">
            <text:p>R259C11</text:p>
          </table:table-cell>
          <table:table-cell office:value-type="float" office:value="25912">
            <text:p>25912</text:p>
          </table:table-cell>
          <table:table-cell office:value-type="string" office:string-value="R259C13">
            <text:p>R259C13</text:p>
          </table:table-cell>
          <table:table-cell office:value-type="float" office:value="25914">
            <text:p>25914</text:p>
          </table:table-cell>
          <table:table-cell office:value-type="string" office:string-value="R259C15">
            <text:p>R259C15</text:p>
          </table:table-cell>
          <table:table-cell office:value-type="float" office:value="25916">
            <text:p>25916</text:p>
          </table:table-cell>
          <table:table-cell office:value-type="string" office:string-value="R259C17">
            <text:p>R259C17</text:p>
          </table:table-cell>
          <table:table-cell office:value-type="float" office:value="25918">
            <text:p>25918</text:p>
          </table:table-cell>
          <table:table-cell office:value-type="string" office:string-value="R259C19">
            <text:p>R259C19</text:p>
          </table:table-cell>
          <table:table-cell office:value-type="float" office:value="25920">
            <text:p>25920</text:p>
          </table:table-cell>
          <table:table-cell office:value-type="string" office:string-value="R259C21">
            <text:p>R259C21</text:p>
          </table:table-cell>
          <table:table-cell office:value-type="float" office:value="25922">
            <text:p>25922</text:p>
          </table:table-cell>
          <table:table-cell office:value-type="string" office:string-value="R259C23">
            <text:p>R259C23</text:p>
          </table:table-cell>
          <table:table-cell office:value-type="float" office:value="25924">
            <text:p>25924</text:p>
          </table:table-cell>
          <table:table-cell office:value-type="string" office:string-value="R259C25">
            <text:p>R259C25</text:p>
          </table:table-cell>
          <table:table-cell office:value-type="float" office:value="25926">
            <text:p>25926</text:p>
          </table:table-cell>
        </table:table-row>
        <table:table-row>
          <table:table-cell office:value-type="string" office:string-value="R260C1">
            <text:p>R260C1</text:p>
          </table:table-cell>
          <table:table-cell office:value-type="float" office:value="26002">
            <text:p>26002</text:p>
          </table:table-cell>
          <table:table-cell office:value-type="string" office:string-value="R260C3">
            <text:p>R260C3</text:p>
          </table:table-cell>
          <table:table-cell office:value-type="float" office:value="26004">
            <text:p>26004</text:p>
          </table:table-cell>
          <table:table-cell office:value-type="string" office:string-value="R260C5">
            <text:p>R260C5</text:p>
          </table:table-cell>
          <table:table-cell office:value-type="float" office:value="26006">
            <text:p>26006</text:p>
          </table:table-cell>
          <table:table-cell office:value-type="string" office:string-value="R260C7">
            <text:p>R260C7</text:p>
          </table:table-cell>
          <table:table-cell office:value-type="float" office:value="26008">
            <text:p>26008</text:p>
          </table:table-cell>
          <table:table-cell office:value-type="string" office:string-value="R260C9">
            <text:p>R260C9</text:p>
          </table:table-cell>
          <table:table-cell office:value-type="float" office:value="26010">
            <text:p>26010</text:p>
          </table:table-cell>
          <table:table-cell office:value-type="string" office:string-value="R260C11">
            <text:p>R260C11</text:p>
          </table:table-cell>
          <table:table-cell office:value-type="float" office:value="26012">
            <text:p>26012</text:p>
          </table:table-cell>
          <table:table-cell office:value-type="string" office:string-value="R260C13">
            <text:p>R260C13</text:p>
          </table:table-cell>
          <table:table-cell office:value-type="float" office:value="26014">
            <text:p>26014</text:p>
          </table:table-cell>
          <table:table-cell office:value-type="string" office:string-value="R260C15">
            <text:p>R260C15</text:p>
          </table:table-cell>
          <table:table-cell office:value-type="float" office:value="26016">
            <text:p>26016</text:p>
          </table:table-cell>
          <table:table-cell office:value-type="string" office:string-value="R260C17">
            <text:p>R260C17</text:p>
          </table:table-cell>
          <table:table-cell office:value-type="float" office:value="26018">
            <text:p>26018</text:p>
          </table:table-cell>
          <table:table-cell office:value-type="string" office:string-value="R260C19">
            <text:p>R260C19</text:p>
          </table:table-cell>
          <table:table-cell office:value-type="float" office:value="26020">
            <text:p>26020</text:p>
          </table:table-cell>
          <table:table-cell office:value-type="string" office:string-value="R260C21">
            <text:p>R260C21</text:p>
          </table:table-cell>
          <table:table-cell office:value-type="float" office:value="26022">
            <text:p>26022</text:p>
          </table:table-cell>
          <table:table-cell office:value-type="string" office:string-value="R260C23">
            <text:p>R260C23</text:p>
          </table:table-cell>
          <table:table-cell office:value-type="float" office:value="26024">
            <text:p>26024</text:p>
          </table:table-cell>
          <table:table-cell office:value-type="string" office:string-value="R260C25">
            <text:p>R260C25</text:p>
          </table:table-cell>
          <table:table-cell office:value-type="float" office:value="26026">
            <text:p>26026</text:p>
          </table:table-cell>
        </table:table-row>
        <table:table-row>
          <table:table-cell office:value-type="string" office:string-value="R261C1">
            <text:p>R261C1</text:p>
          </table:table-cell>
          <table:table-cell office:value-type="float" office:value="26102">
            <text:p>26102</text:p>
          </table:table-cell>
          <table:table-cell office:value-type="string" office:string-value="R261C3">
            <text:p>R261C3</text:p>
          </table:table-cell>
          <table:table-cell office:value-type="float" office:value="26104">
            <text:p>26104</text:p>
          </table:table-cell>
          <table:table-cell office:value-type="string" office:string-value="R261C5">
            <text:p>R261C5</text:p>
          </table:table-cell>
          <table:table-cell office:value-type="float" office:value="26106">
            <text:p>26106</text:p>
          </table:table-cell>
          <table:table-cell office:value-type="string" office:string-value="R261C7">
            <text:p>R261C7</text:p>
          </table:table-cell>
          <table:table-cell office:value-type="float" office:value="26108">
            <text:p>26108</text:p>
          </table:table-cell>
          <table:table-cell office:value-type="string" office:string-value="R261C9">
            <text:p>R261C9</text:p>
          </table:table-cell>
          <table:table-cell office:value-type="float" office:value="26110">
            <text:p>26110</text:p>
          </table:table-cell>
          <table:table-cell office:value-type="string" office:string-value="R261C11">
            <text:p>R261C11</text:p>
          </table:table-cell>
          <table:table-cell office:value-type="float" office:value="26112">
            <text:p>26112</text:p>
          </table:table-cell>
          <table:table-cell office:value-type="string" office:string-value="R261C13">
            <text:p>R261C13</text:p>
          </table:table-cell>
          <table:table-cell office:value-type="float" office:value="26114">
            <text:p>26114</text:p>
          </table:table-cell>
          <table:table-cell office:value-type="string" office:string-value="R261C15">
            <text:p>R261C15</text:p>
          </table:table-cell>
          <table:table-cell office:value-type="float" office:value="26116">
            <text:p>26116</text:p>
          </table:table-cell>
          <table:table-cell office:value-type="string" office:string-value="R261C17">
            <text:p>R261C17</text:p>
          </table:table-cell>
          <table:table-cell office:value-type="float" office:value="26118">
            <text:p>26118</text:p>
          </table:table-cell>
          <table:table-cell office:value-type="string" office:string-value="R261C19">
            <text:p>R261C19</text:p>
          </table:table-cell>
          <table:table-cell office:value-type="float" office:value="26120">
            <text:p>26120</text:p>
          </table:table-cell>
          <table:table-cell office:value-type="string" office:string-value="R261C21">
            <text:p>R261C21</text:p>
          </table:table-cell>
          <table:table-cell office:value-type="float" office:value="26122">
            <text:p>26122</text:p>
          </table:table-cell>
          <table:table-cell office:value-type="string" office:string-value="R261C23">
            <text:p>R261C23</text:p>
          </table:table-cell>
          <table:table-cell office:value-type="float" office:value="26124">
            <text:p>26124</text:p>
          </table:table-cell>
          <table:table-cell office:value-type="string" office:string-value="R261C25">
            <text:p>R261C25</text:p>
          </table:table-cell>
          <table:table-cell office:value-type="float" office:value="26126">
            <text:p>26126</text:p>
          </table:table-cell>
        </table:table-row>
        <table:table-row>
          <table:table-cell office:value-type="string" office:string-value="R262C1">
            <text:p>R262C1</text:p>
          </table:table-cell>
          <table:table-cell office:value-type="float" office:value="26202">
            <text:p>26202</text:p>
          </table:table-cell>
          <table:table-cell office:value-type="string" office:string-value="R262C3">
            <text:p>R262C3</text:p>
          </table:table-cell>
          <table:table-cell office:value-type="float" office:value="26204">
            <text:p>26204</text:p>
          </table:table-cell>
          <table:table-cell office:value-type="string" office:string-value="R262C5">
            <text:p>R262C5</text:p>
          </table:table-cell>
          <table:table-cell office:value-type="float" office:value="26206">
            <text:p>26206</text:p>
          </table:table-cell>
          <table:table-cell office:value-type="string" office:string-value="R262C7">
            <text:p>R262C7</text:p>
          </table:table-cell>
          <table:table-cell office:value-type="float" office:value="26208">
            <text:p>26208</text:p>
          </table:table-cell>
          <table:table-cell office:value-type="string" office:string-value="R262C9">
            <text:p>R262C9</text:p>
          </table:table-cell>
          <table:table-cell office:value-type="float" office:value="26210">
            <text:p>26210</text:p>
          </table:table-cell>
          <table:table-cell office:value-type="string" office:string-value="R262C11">
            <text:p>R262C11</text:p>
          </table:table-cell>
          <table:table-cell office:value-type="float" office:value="26212">
            <text:p>26212</text:p>
          </table:table-cell>
          <table:table-cell office:value-type="string" office:string-value="R262C13">
            <text:p>R262C13</text:p>
          </table:table-cell>
          <table:table-cell office:value-type="float" office:value="26214">
            <text:p>26214</text:p>
          </table:table-cell>
          <table:table-cell office:value-type="string" office:string-value="R262C15">
            <text:p>R262C15</text:p>
          </table:table-cell>
          <table:table-cell office:value-type="float" office:value="26216">
            <text:p>26216</text:p>
          </table:table-cell>
          <table:table-cell office:value-type="string" office:string-value="R262C17">
            <text:p>R262C17</text:p>
          </table:table-cell>
          <table:table-cell office:value-type="float" office:value="26218">
            <text:p>26218</text:p>
          </table:table-cell>
          <table:table-cell office:value-type="string" office:string-value="R262C19">
            <text:p>R262C19</text:p>
          </table:table-cell>
          <table:table-cell office:value-type="float" office:value="26220">
            <text:p>26220</text:p>
          </table:table-cell>
          <table:table-cell office:value-type="string" office:string-value="R262C21">
            <text:p>R262C21</text:p>
          </table:table-cell>
          <table:table-cell office:value-type="float" office:value="26222">
            <text:p>26222</text:p>
          </table:table-cell>
          <table:table-cell office:value-type="string" office:string-value="R262C23">
            <text:p>R262C23</text:p>
          </table:table-cell>
          <table:table-cell office:value-type="float" office:value="26224">
            <text:p>26224</text:p>
          </table:table-cell>
          <table:table-cell office:value-type="string" office:string-value="R262C25">
            <text:p>R262C25</text:p>
          </table:table-cell>
          <table:table-cell office:value-type="float" office:value="26226">
            <text:p>26226</text:p>
          </table:table-cell>
        </table:table-row>
        <table:table-row>
          <table:table-cell office:value-type="string" office:string-value="R263C1">
            <text:p>R263C1</text:p>
          </table:table-cell>
          <table:table-cell office:value-type="float" office:value="26302">
            <text:p>26302</text:p>
          </table:table-cell>
          <table:table-cell office:value-type="string" office:string-value="R263C3">
            <text:p>R263C3</text:p>
          </table:table-cell>
          <table:table-cell office:value-type="float" office:value="26304">
            <text:p>26304</text:p>
          </table:table-cell>
          <table:table-cell office:value-type="string" office:string-value="R263C5">
            <text:p>R263C5</text:p>
          </table:table-cell>
          <table:table-cell office:value-type="float" office:value="26306">
            <text:p>26306</text:p>
          </table:table-cell>
          <table:table-cell office:value-type="string" office:string-value="R263C7">
            <text:p>R263C7</text:p>
          </table:table-cell>
          <table:table-cell office:value-type="float" office:value="26308">
            <text:p>26308</text:p>
          </table:table-cell>
          <table:table-cell office:value-type="string" office:string-value="R263C9">
            <text:p>R263C9</text:p>
          </table:table-cell>
          <table:table-cell office:value-type="float" office:value="26310">
            <text:p>26310</text:p>
          </table:table-cell>
          <table:table-cell office:value-type="string" office:string-value="R263C11">
            <text:p>R263C11</text:p>
          </table:table-cell>
          <table:table-cell office:value-type="float" office:value="26312">
            <text:p>26312</text:p>
          </table:table-cell>
          <table:table-cell office:value-type="string" office:string-value="R263C13">
            <text:p>R263C13</text:p>
          </table:table-cell>
          <table:table-cell office:value-type="float" office:value="26314">
            <text:p>26314</text:p>
          </table:table-cell>
          <table:table-cell office:value-type="string" office:string-value="R263C15">
            <text:p>R263C15</text:p>
          </table:table-cell>
          <table:table-cell office:value-type="float" office:value="26316">
            <text:p>26316</text:p>
          </table:table-cell>
          <table:table-cell office:value-type="string" office:string-value="R263C17">
            <text:p>R263C17</text:p>
          </table:table-cell>
          <table:table-cell office:value-type="float" office:value="26318">
            <text:p>26318</text:p>
          </table:table-cell>
          <table:table-cell office:value-type="string" office:string-value="R263C19">
            <text:p>R263C19</text:p>
          </table:table-cell>
          <table:table-cell office:value-type="float" office:value="26320">
            <text:p>26320</text:p>
          </table:table-cell>
          <table:table-cell office:value-type="string" office:string-value="R263C21">
            <text:p>R263C21</text:p>
          </table:table-cell>
          <table:table-cell office:value-type="float" office:value="26322">
            <text:p>26322</text:p>
          </table:table-cell>
          <table:table-cell office:value-type="string" office:string-value="R263C23">
            <text:p>R263C23</text:p>
          </table:table-cell>
          <table:table-cell office:value-type="float" office:value="26324">
            <text:p>26324</text:p>
          </table:table-cell>
          <table:table-cell office:value-type="string" office:string-value="R263C25">
            <text:p>R263C25</text:p>
          </table:table-cell>
          <table:table-cell office:value-type="float" office:value="26326">
            <text:p>26326</text:p>
          </table:table-cell>
        </table:table-row>
        <table:table-row>
          <table:table-cell office:value-type="string" office:string-value="R264C1">
            <text:p>R264C1</text:p>
          </table:table-cell>
          <table:table-cell office:value-type="float" office:value="26402">
            <text:p>26402</text:p>
          </table:table-cell>
          <table:table-cell office:value-type="string" office:string-value="R264C3">
            <text:p>R264C3</text:p>
          </table:table-cell>
          <table:table-cell office:value-type="float" office:value="26404">
            <text:p>26404</text:p>
          </table:table-cell>
          <table:table-cell office:value-type="string" office:string-value="R264C5">
            <text:p>R264C5</text:p>
          </table:table-cell>
          <table:table-cell office:value-type="float" office:value="26406">
            <text:p>26406</text:p>
          </table:table-cell>
          <table:table-cell office:value-type="string" office:string-value="R264C7">
            <text:p>R264C7</text:p>
          </table:table-cell>
          <table:table-cell office:value-type="float" office:value="26408">
            <text:p>26408</text:p>
          </table:table-cell>
          <table:table-cell office:value-type="string" office:string-value="R264C9">
            <text:p>R264C9</text:p>
          </table:table-cell>
          <table:table-cell office:value-type="float" office:value="26410">
            <text:p>26410</text:p>
          </table:table-cell>
          <table:table-cell office:value-type="string" office:string-value="R264C11">
            <text:p>R264C11</text:p>
          </table:table-cell>
          <table:table-cell office:value-type="float" office:value="26412">
            <text:p>26412</text:p>
          </table:table-cell>
          <table:table-cell office:value-type="string" office:string-value="R264C13">
            <text:p>R264C13</text:p>
          </table:table-cell>
          <table:table-cell office:value-type="float" office:value="26414">
            <text:p>26414</text:p>
          </table:table-cell>
          <table:table-cell office:value-type="string" office:string-value="R264C15">
            <text:p>R264C15</text:p>
          </table:table-cell>
          <table:table-cell office:value-type="float" office:value="26416">
            <text:p>26416</text:p>
          </table:table-cell>
          <table:table-cell office:value-type="string" office:string-value="R264C17">
            <text:p>R264C17</text:p>
          </table:table-cell>
          <table:table-cell office:value-type="float" office:value="26418">
            <text:p>26418</text:p>
          </table:table-cell>
          <table:table-cell office:value-type="string" office:string-value="R264C19">
            <text:p>R264C19</text:p>
          </table:table-cell>
          <table:table-cell office:value-type="float" office:value="26420">
            <text:p>26420</text:p>
          </table:table-cell>
          <table:table-cell office:value-type="string" office:string-value="R264C21">
            <text:p>R264C21</text:p>
          </table:table-cell>
          <table:table-cell office:value-type="float" office:value="26422">
            <text:p>26422</text:p>
          </table:table-cell>
          <table:table-cell office:value-type="string" office:string-value="R264C23">
            <text:p>R264C23</text:p>
          </table:table-cell>
          <table:table-cell office:value-type="float" office:value="26424">
            <text:p>26424</text:p>
          </table:table-cell>
          <table:table-cell office:value-type="string" office:string-value="R264C25">
            <text:p>R264C25</text:p>
          </table:table-cell>
          <table:table-cell office:value-type="float" office:value="26426">
            <text:p>26426</text:p>
          </table:table-cell>
        </table:table-row>
        <table:table-row>
          <table:table-cell office:value-type="string" office:string-value="R265C1">
            <text:p>R265C1</text:p>
          </table:table-cell>
          <table:table-cell office:value-type="float" office:value="26502">
            <text:p>26502</text:p>
          </table:table-cell>
          <table:table-cell office:value-type="string" office:string-value="R265C3">
            <text:p>R265C3</text:p>
          </table:table-cell>
          <table:table-cell office:value-type="float" office:value="26504">
            <text:p>26504</text:p>
          </table:table-cell>
          <table:table-cell office:value-type="string" office:string-value="R265C5">
            <text:p>R265C5</text:p>
          </table:table-cell>
          <table:table-cell office:value-type="float" office:value="26506">
            <text:p>26506</text:p>
          </table:table-cell>
          <table:table-cell office:value-type="string" office:string-value="R265C7">
            <text:p>R265C7</text:p>
          </table:table-cell>
          <table:table-cell office:value-type="float" office:value="26508">
            <text:p>26508</text:p>
          </table:table-cell>
          <table:table-cell office:value-type="string" office:string-value="R265C9">
            <text:p>R265C9</text:p>
          </table:table-cell>
          <table:table-cell office:value-type="float" office:value="26510">
            <text:p>26510</text:p>
          </table:table-cell>
          <table:table-cell office:value-type="string" office:string-value="R265C11">
            <text:p>R265C11</text:p>
          </table:table-cell>
          <table:table-cell office:value-type="float" office:value="26512">
            <text:p>26512</text:p>
          </table:table-cell>
          <table:table-cell office:value-type="string" office:string-value="R265C13">
            <text:p>R265C13</text:p>
          </table:table-cell>
          <table:table-cell office:value-type="float" office:value="26514">
            <text:p>26514</text:p>
          </table:table-cell>
          <table:table-cell office:value-type="string" office:string-value="R265C15">
            <text:p>R265C15</text:p>
          </table:table-cell>
          <table:table-cell office:value-type="float" office:value="26516">
            <text:p>26516</text:p>
          </table:table-cell>
          <table:table-cell office:value-type="string" office:string-value="R265C17">
            <text:p>R265C17</text:p>
          </table:table-cell>
          <table:table-cell office:value-type="float" office:value="26518">
            <text:p>26518</text:p>
          </table:table-cell>
          <table:table-cell office:value-type="string" office:string-value="R265C19">
            <text:p>R265C19</text:p>
          </table:table-cell>
          <table:table-cell office:value-type="float" office:value="26520">
            <text:p>26520</text:p>
          </table:table-cell>
          <table:table-cell office:value-type="string" office:string-value="R265C21">
            <text:p>R265C21</text:p>
          </table:table-cell>
          <table:table-cell office:value-type="float" office:value="26522">
            <text:p>26522</text:p>
          </table:table-cell>
          <table:table-cell office:value-type="string" office:string-value="R265C23">
            <text:p>R265C23</text:p>
          </table:table-cell>
          <table:table-cell office:value-type="float" office:value="26524">
            <text:p>26524</text:p>
          </table:table-cell>
          <table:table-cell office:value-type="string" office:string-value="R265C25">
            <text:p>R265C25</text:p>
          </table:table-cell>
          <table:table-cell office:value-type="float" office:value="26526">
            <text:p>26526</text:p>
          </table:table-cell>
        </table:table-row>
        <table:table-row>
          <table:table-cell office:value-type="string" office:string-value="R266C1">
            <text:p>R266C1</text:p>
          </table:table-cell>
          <table:table-cell office:value-type="float" office:value="26602">
            <text:p>26602</text:p>
          </table:table-cell>
          <table:table-cell office:value-type="string" office:string-value="R266C3">
            <text:p>R266C3</text:p>
          </table:table-cell>
          <table:table-cell office:value-type="float" office:value="26604">
            <text:p>26604</text:p>
          </table:table-cell>
          <table:table-cell office:value-type="string" office:string-value="R266C5">
            <text:p>R266C5</text:p>
          </table:table-cell>
          <table:table-cell office:value-type="float" office:value="26606">
            <text:p>26606</text:p>
          </table:table-cell>
          <table:table-cell office:value-type="string" office:string-value="R266C7">
            <text:p>R266C7</text:p>
          </table:table-cell>
          <table:table-cell office:value-type="float" office:value="26608">
            <text:p>26608</text:p>
          </table:table-cell>
          <table:table-cell office:value-type="string" office:string-value="R266C9">
            <text:p>R266C9</text:p>
          </table:table-cell>
          <table:table-cell office:value-type="float" office:value="26610">
            <text:p>26610</text:p>
          </table:table-cell>
          <table:table-cell office:value-type="string" office:string-value="R266C11">
            <text:p>R266C11</text:p>
          </table:table-cell>
          <table:table-cell office:value-type="float" office:value="26612">
            <text:p>26612</text:p>
          </table:table-cell>
          <table:table-cell office:value-type="string" office:string-value="R266C13">
            <text:p>R266C13</text:p>
          </table:table-cell>
          <table:table-cell office:value-type="float" office:value="26614">
            <text:p>26614</text:p>
          </table:table-cell>
          <table:table-cell office:value-type="string" office:string-value="R266C15">
            <text:p>R266C15</text:p>
          </table:table-cell>
          <table:table-cell office:value-type="float" office:value="26616">
            <text:p>26616</text:p>
          </table:table-cell>
          <table:table-cell office:value-type="string" office:string-value="R266C17">
            <text:p>R266C17</text:p>
          </table:table-cell>
          <table:table-cell office:value-type="float" office:value="26618">
            <text:p>26618</text:p>
          </table:table-cell>
          <table:table-cell office:value-type="string" office:string-value="R266C19">
            <text:p>R266C19</text:p>
          </table:table-cell>
          <table:table-cell office:value-type="float" office:value="26620">
            <text:p>26620</text:p>
          </table:table-cell>
          <table:table-cell office:value-type="string" office:string-value="R266C21">
            <text:p>R266C21</text:p>
          </table:table-cell>
          <table:table-cell office:value-type="float" office:value="26622">
            <text:p>26622</text:p>
          </table:table-cell>
          <table:table-cell office:value-type="string" office:string-value="R266C23">
            <text:p>R266C23</text:p>
          </table:table-cell>
          <table:table-cell office:value-type="float" office:value="26624">
            <text:p>26624</text:p>
          </table:table-cell>
          <table:table-cell office:value-type="string" office:string-value="R266C25">
            <text:p>R266C25</text:p>
          </table:table-cell>
          <table:table-cell office:value-type="float" office:value="26626">
            <text:p>26626</text:p>
          </table:table-cell>
        </table:table-row>
        <table:table-row>
          <table:table-cell office:value-type="string" office:string-value="R267C1">
            <text:p>R267C1</text:p>
          </table:table-cell>
          <table:table-cell office:value-type="float" office:value="26702">
            <text:p>26702</text:p>
          </table:table-cell>
          <table:table-cell office:value-type="string" office:string-value="R267C3">
            <text:p>R267C3</text:p>
          </table:table-cell>
          <table:table-cell office:value-type="float" office:value="26704">
            <text:p>26704</text:p>
          </table:table-cell>
          <table:table-cell office:value-type="string" office:string-value="R267C5">
            <text:p>R267C5</text:p>
          </table:table-cell>
          <table:table-cell office:value-type="float" office:value="26706">
            <text:p>26706</text:p>
          </table:table-cell>
          <table:table-cell office:value-type="string" office:string-value="R267C7">
            <text:p>R267C7</text:p>
          </table:table-cell>
          <table:table-cell office:value-type="float" office:value="26708">
            <text:p>26708</text:p>
          </table:table-cell>
          <table:table-cell office:value-type="string" office:string-value="R267C9">
            <text:p>R267C9</text:p>
          </table:table-cell>
          <table:table-cell office:value-type="float" office:value="26710">
            <text:p>26710</text:p>
          </table:table-cell>
          <table:table-cell office:value-type="string" office:string-value="R267C11">
            <text:p>R267C11</text:p>
          </table:table-cell>
          <table:table-cell office:value-type="float" office:value="26712">
            <text:p>26712</text:p>
          </table:table-cell>
          <table:table-cell office:value-type="string" office:string-value="R267C13">
            <text:p>R267C13</text:p>
          </table:table-cell>
          <table:table-cell office:value-type="float" office:value="26714">
            <text:p>26714</text:p>
          </table:table-cell>
          <table:table-cell office:value-type="string" office:string-value="R267C15">
            <text:p>R267C15</text:p>
          </table:table-cell>
          <table:table-cell office:value-type="float" office:value="26716">
            <text:p>26716</text:p>
          </table:table-cell>
          <table:table-cell office:value-type="string" office:string-value="R267C17">
            <text:p>R267C17</text:p>
          </table:table-cell>
          <table:table-cell office:value-type="float" office:value="26718">
            <text:p>26718</text:p>
          </table:table-cell>
          <table:table-cell office:value-type="string" office:string-value="R267C19">
            <text:p>R267C19</text:p>
          </table:table-cell>
          <table:table-cell office:value-type="float" office:value="26720">
            <text:p>26720</text:p>
          </table:table-cell>
          <table:table-cell office:value-type="string" office:string-value="R267C21">
            <text:p>R267C21</text:p>
          </table:table-cell>
          <table:table-cell office:value-type="float" office:value="26722">
            <text:p>26722</text:p>
          </table:table-cell>
          <table:table-cell office:value-type="string" office:string-value="R267C23">
            <text:p>R267C23</text:p>
          </table:table-cell>
          <table:table-cell office:value-type="float" office:value="26724">
            <text:p>26724</text:p>
          </table:table-cell>
          <table:table-cell office:value-type="string" office:string-value="R267C25">
            <text:p>R267C25</text:p>
          </table:table-cell>
          <table:table-cell office:value-type="float" office:value="26726">
            <text:p>26726</text:p>
          </table:table-cell>
        </table:table-row>
        <table:table-row>
          <table:table-cell office:value-type="string" office:string-value="R268C1">
            <text:p>R268C1</text:p>
          </table:table-cell>
          <table:table-cell office:value-type="float" office:value="26802">
            <text:p>26802</text:p>
          </table:table-cell>
          <table:table-cell office:value-type="string" office:string-value="R268C3">
            <text:p>R268C3</text:p>
          </table:table-cell>
          <table:table-cell office:value-type="float" office:value="26804">
            <text:p>26804</text:p>
          </table:table-cell>
          <table:table-cell office:value-type="string" office:string-value="R268C5">
            <text:p>R268C5</text:p>
          </table:table-cell>
          <table:table-cell office:value-type="float" office:value="26806">
            <text:p>26806</text:p>
          </table:table-cell>
          <table:table-cell office:value-type="string" office:string-value="R268C7">
            <text:p>R268C7</text:p>
          </table:table-cell>
          <table:table-cell office:value-type="float" office:value="26808">
            <text:p>26808</text:p>
          </table:table-cell>
          <table:table-cell office:value-type="string" office:string-value="R268C9">
            <text:p>R268C9</text:p>
          </table:table-cell>
          <table:table-cell office:value-type="float" office:value="26810">
            <text:p>26810</text:p>
          </table:table-cell>
          <table:table-cell office:value-type="string" office:string-value="R268C11">
            <text:p>R268C11</text:p>
          </table:table-cell>
          <table:table-cell office:value-type="float" office:value="26812">
            <text:p>26812</text:p>
          </table:table-cell>
          <table:table-cell office:value-type="string" office:string-value="R268C13">
            <text:p>R268C13</text:p>
          </table:table-cell>
          <table:table-cell office:value-type="float" office:value="26814">
            <text:p>26814</text:p>
          </table:table-cell>
          <table:table-cell office:value-type="string" office:string-value="R268C15">
            <text:p>R268C15</text:p>
          </table:table-cell>
          <table:table-cell office:value-type="float" office:value="26816">
            <text:p>26816</text:p>
          </table:table-cell>
          <table:table-cell office:value-type="string" office:string-value="R268C17">
            <text:p>R268C17</text:p>
          </table:table-cell>
          <table:table-cell office:value-type="float" office:value="26818">
            <text:p>26818</text:p>
          </table:table-cell>
          <table:table-cell office:value-type="string" office:string-value="R268C19">
            <text:p>R268C19</text:p>
          </table:table-cell>
          <table:table-cell office:value-type="float" office:value="26820">
            <text:p>26820</text:p>
          </table:table-cell>
          <table:table-cell office:value-type="string" office:string-value="R268C21">
            <text:p>R268C21</text:p>
          </table:table-cell>
          <table:table-cell office:value-type="float" office:value="26822">
            <text:p>26822</text:p>
          </table:table-cell>
          <table:table-cell office:value-type="string" office:string-value="R268C23">
            <text:p>R268C23</text:p>
          </table:table-cell>
          <table:table-cell office:value-type="float" office:value="26824">
            <text:p>26824</text:p>
          </table:table-cell>
          <table:table-cell office:value-type="string" office:string-value="R268C25">
            <text:p>R268C25</text:p>
          </table:table-cell>
          <table:table-cell office:value-type="float" office:value="26826">
            <text:p>26826</text:p>
          </table:table-cell>
        </table:table-row>
        <table:table-row>
          <table:table-cell office:value-type="string" office:string-value="R269C1">
            <text:p>R269C1</text:p>
          </table:table-cell>
          <table:table-cell office:value-type="float" office:value="26902">
            <text:p>26902</text:p>
          </table:table-cell>
          <table:table-cell office:value-type="string" office:string-value="R269C3">
            <text:p>R269C3</text:p>
          </table:table-cell>
          <table:table-cell office:value-type="float" office:value="26904">
            <text:p>26904</text:p>
          </table:table-cell>
          <table:table-cell office:value-type="string" office:string-value="R269C5">
            <text:p>R269C5</text:p>
          </table:table-cell>
          <table:table-cell office:value-type="float" office:value="26906">
            <text:p>26906</text:p>
          </table:table-cell>
          <table:table-cell office:value-type="string" office:string-value="R269C7">
            <text:p>R269C7</text:p>
          </table:table-cell>
          <table:table-cell office:value-type="float" office:value="26908">
            <text:p>26908</text:p>
          </table:table-cell>
          <table:table-cell office:value-type="string" office:string-value="R269C9">
            <text:p>R269C9</text:p>
          </table:table-cell>
          <table:table-cell office:value-type="float" office:value="26910">
            <text:p>26910</text:p>
          </table:table-cell>
          <table:table-cell office:value-type="string" office:string-value="R269C11">
            <text:p>R269C11</text:p>
          </table:table-cell>
          <table:table-cell office:value-type="float" office:value="26912">
            <text:p>26912</text:p>
          </table:table-cell>
          <table:table-cell office:value-type="string" office:string-value="R269C13">
            <text:p>R269C13</text:p>
          </table:table-cell>
          <table:table-cell office:value-type="float" office:value="26914">
            <text:p>26914</text:p>
          </table:table-cell>
          <table:table-cell office:value-type="string" office:string-value="R269C15">
            <text:p>R269C15</text:p>
          </table:table-cell>
          <table:table-cell office:value-type="float" office:value="26916">
            <text:p>26916</text:p>
          </table:table-cell>
          <table:table-cell office:value-type="string" office:string-value="R269C17">
            <text:p>R269C17</text:p>
          </table:table-cell>
          <table:table-cell office:value-type="float" office:value="26918">
            <text:p>26918</text:p>
          </table:table-cell>
          <table:table-cell office:value-type="string" office:string-value="R269C19">
            <text:p>R269C19</text:p>
          </table:table-cell>
          <table:table-cell office:value-type="float" office:value="26920">
            <text:p>26920</text:p>
          </table:table-cell>
          <table:table-cell office:value-type="string" office:string-value="R269C21">
            <text:p>R269C21</text:p>
          </table:table-cell>
          <table:table-cell office:value-type="float" office:value="26922">
            <text:p>26922</text:p>
          </table:table-cell>
          <table:table-cell office:value-type="string" office:string-value="R269C23">
            <text:p>R269C23</text:p>
          </table:table-cell>
          <table:table-cell office:value-type="float" office:value="26924">
            <text:p>26924</text:p>
          </table:table-cell>
          <table:table-cell office:value-type="string" office:string-value="R269C25">
            <text:p>R269C25</text:p>
          </table:table-cell>
          <table:table-cell office:value-type="float" office:value="26926">
            <text:p>26926</text:p>
          </table:table-cell>
        </table:table-row>
        <table:table-row>
          <table:table-cell office:value-type="string" office:string-value="R270C1">
            <text:p>R270C1</text:p>
          </table:table-cell>
          <table:table-cell office:value-type="float" office:value="27002">
            <text:p>27002</text:p>
          </table:table-cell>
          <table:table-cell office:value-type="string" office:string-value="R270C3">
            <text:p>R270C3</text:p>
          </table:table-cell>
          <table:table-cell office:value-type="float" office:value="27004">
            <text:p>27004</text:p>
          </table:table-cell>
          <table:table-cell office:value-type="string" office:string-value="R270C5">
            <text:p>R270C5</text:p>
          </table:table-cell>
          <table:table-cell office:value-type="float" office:value="27006">
            <text:p>27006</text:p>
          </table:table-cell>
          <table:table-cell office:value-type="string" office:string-value="R270C7">
            <text:p>R270C7</text:p>
          </table:table-cell>
          <table:table-cell office:value-type="float" office:value="27008">
            <text:p>27008</text:p>
          </table:table-cell>
          <table:table-cell office:value-type="string" office:string-value="R270C9">
            <text:p>R270C9</text:p>
          </table:table-cell>
          <table:table-cell office:value-type="float" office:value="27010">
            <text:p>27010</text:p>
          </table:table-cell>
          <table:table-cell office:value-type="string" office:string-value="R270C11">
            <text:p>R270C11</text:p>
          </table:table-cell>
          <table:table-cell office:value-type="float" office:value="27012">
            <text:p>27012</text:p>
          </table:table-cell>
          <table:table-cell office:value-type="string" office:string-value="R270C13">
            <text:p>R270C13</text:p>
          </table:table-cell>
          <table:table-cell office:value-type="float" office:value="27014">
            <text:p>27014</text:p>
          </table:table-cell>
          <table:table-cell office:value-type="string" office:string-value="R270C15">
            <text:p>R270C15</text:p>
          </table:table-cell>
          <table:table-cell office:value-type="float" office:value="27016">
            <text:p>27016</text:p>
          </table:table-cell>
          <table:table-cell office:value-type="string" office:string-value="R270C17">
            <text:p>R270C17</text:p>
          </table:table-cell>
          <table:table-cell office:value-type="float" office:value="27018">
            <text:p>27018</text:p>
          </table:table-cell>
          <table:table-cell office:value-type="string" office:string-value="R270C19">
            <text:p>R270C19</text:p>
          </table:table-cell>
          <table:table-cell office:value-type="float" office:value="27020">
            <text:p>27020</text:p>
          </table:table-cell>
          <table:table-cell office:value-type="string" office:string-value="R270C21">
            <text:p>R270C21</text:p>
          </table:table-cell>
          <table:table-cell office:value-type="float" office:value="27022">
            <text:p>27022</text:p>
          </table:table-cell>
          <table:table-cell office:value-type="string" office:string-value="R270C23">
            <text:p>R270C23</text:p>
          </table:table-cell>
          <table:table-cell office:value-type="float" office:value="27024">
            <text:p>27024</text:p>
          </table:table-cell>
          <table:table-cell office:value-type="string" office:string-value="R270C25">
            <text:p>R270C25</text:p>
          </table:table-cell>
          <table:table-cell office:value-type="float" office:value="27026">
            <text:p>27026</text:p>
          </table:table-cell>
        </table:table-row>
        <table:table-row>
          <table:table-cell office:value-type="string" office:string-value="R271C1">
            <text:p>R271C1</text:p>
          </table:table-cell>
          <table:table-cell office:value-type="float" office:value="27102">
            <text:p>27102</text:p>
          </table:table-cell>
          <table:table-cell office:value-type="string" office:string-value="R271C3">
            <text:p>R271C3</text:p>
          </table:table-cell>
          <table:table-cell office:value-type="float" office:value="27104">
            <text:p>27104</text:p>
          </table:table-cell>
          <table:table-cell office:value-type="string" office:string-value="R271C5">
            <text:p>R271C5</text:p>
          </table:table-cell>
          <table:table-cell office:value-type="float" office:value="27106">
            <text:p>27106</text:p>
          </table:table-cell>
          <table:table-cell office:value-type="string" office:string-value="R271C7">
            <text:p>R271C7</text:p>
          </table:table-cell>
          <table:table-cell office:value-type="float" office:value="27108">
            <text:p>27108</text:p>
          </table:table-cell>
          <table:table-cell office:value-type="string" office:string-value="R271C9">
            <text:p>R271C9</text:p>
          </table:table-cell>
          <table:table-cell office:value-type="float" office:value="27110">
            <text:p>27110</text:p>
          </table:table-cell>
          <table:table-cell office:value-type="string" office:string-value="R271C11">
            <text:p>R271C11</text:p>
          </table:table-cell>
          <table:table-cell office:value-type="float" office:value="27112">
            <text:p>27112</text:p>
          </table:table-cell>
          <table:table-cell office:value-type="string" office:string-value="R271C13">
            <text:p>R271C13</text:p>
          </table:table-cell>
          <table:table-cell office:value-type="float" office:value="27114">
            <text:p>27114</text:p>
          </table:table-cell>
          <table:table-cell office:value-type="string" office:string-value="R271C15">
            <text:p>R271C15</text:p>
          </table:table-cell>
          <table:table-cell office:value-type="float" office:value="27116">
            <text:p>27116</text:p>
          </table:table-cell>
          <table:table-cell office:value-type="string" office:string-value="R271C17">
            <text:p>R271C17</text:p>
          </table:table-cell>
          <table:table-cell office:value-type="float" office:value="27118">
            <text:p>27118</text:p>
          </table:table-cell>
          <table:table-cell office:value-type="string" office:string-value="R271C19">
            <text:p>R271C19</text:p>
          </table:table-cell>
          <table:table-cell office:value-type="float" office:value="27120">
            <text:p>27120</text:p>
          </table:table-cell>
          <table:table-cell office:value-type="string" office:string-value="R271C21">
            <text:p>R271C21</text:p>
          </table:table-cell>
          <table:table-cell office:value-type="float" office:value="27122">
            <text:p>27122</text:p>
          </table:table-cell>
          <table:table-cell office:value-type="string" office:string-value="R271C23">
            <text:p>R271C23</text:p>
          </table:table-cell>
          <table:table-cell office:value-type="float" office:value="27124">
            <text:p>27124</text:p>
          </table:table-cell>
          <table:table-cell office:value-type="string" office:string-value="R271C25">
            <text:p>R271C25</text:p>
          </table:table-cell>
          <table:table-cell office:value-type="float" office:value="27126">
            <text:p>27126</text:p>
          </table:table-cell>
        </table:table-row>
        <table:table-row>
          <table:table-cell office:value-type="string" office:string-value="R272C1">
            <text:p>R272C1</text:p>
          </table:table-cell>
          <table:table-cell office:value-type="float" office:value="27202">
            <text:p>27202</text:p>
          </table:table-cell>
          <table:table-cell office:value-type="string" office:string-value="R272C3">
            <text:p>R272C3</text:p>
          </table:table-cell>
          <table:table-cell office:value-type="float" office:value="27204">
            <text:p>27204</text:p>
          </table:table-cell>
          <table:table-cell office:value-type="string" office:string-value="R272C5">
            <text:p>R272C5</text:p>
          </table:table-cell>
          <table:table-cell office:value-type="float" office:value="27206">
            <text:p>27206</text:p>
          </table:table-cell>
          <table:table-cell office:value-type="string" office:string-value="R272C7">
            <text:p>R272C7</text:p>
          </table:table-cell>
          <table:table-cell office:value-type="float" office:value="27208">
            <text:p>27208</text:p>
          </table:table-cell>
          <table:table-cell office:value-type="string" office:string-value="R272C9">
            <text:p>R272C9</text:p>
          </table:table-cell>
          <table:table-cell office:value-type="float" office:value="27210">
            <text:p>27210</text:p>
          </table:table-cell>
          <table:table-cell office:value-type="string" office:string-value="R272C11">
            <text:p>R272C11</text:p>
          </table:table-cell>
          <table:table-cell office:value-type="float" office:value="27212">
            <text:p>27212</text:p>
          </table:table-cell>
          <table:table-cell office:value-type="string" office:string-value="R272C13">
            <text:p>R272C13</text:p>
          </table:table-cell>
          <table:table-cell office:value-type="float" office:value="27214">
            <text:p>27214</text:p>
          </table:table-cell>
          <table:table-cell office:value-type="string" office:string-value="R272C15">
            <text:p>R272C15</text:p>
          </table:table-cell>
          <table:table-cell office:value-type="float" office:value="27216">
            <text:p>27216</text:p>
          </table:table-cell>
          <table:table-cell office:value-type="string" office:string-value="R272C17">
            <text:p>R272C17</text:p>
          </table:table-cell>
          <table:table-cell office:value-type="float" office:value="27218">
            <text:p>27218</text:p>
          </table:table-cell>
          <table:table-cell office:value-type="string" office:string-value="R272C19">
            <text:p>R272C19</text:p>
          </table:table-cell>
          <table:table-cell office:value-type="float" office:value="27220">
            <text:p>27220</text:p>
          </table:table-cell>
          <table:table-cell office:value-type="string" office:string-value="R272C21">
            <text:p>R272C21</text:p>
          </table:table-cell>
          <table:table-cell office:value-type="float" office:value="27222">
            <text:p>27222</text:p>
          </table:table-cell>
          <table:table-cell office:value-type="string" office:string-value="R272C23">
            <text:p>R272C23</text:p>
          </table:table-cell>
          <table:table-cell office:value-type="float" office:value="27224">
            <text:p>27224</text:p>
          </table:table-cell>
          <table:table-cell office:value-type="string" office:string-value="R272C25">
            <text:p>R272C25</text:p>
          </table:table-cell>
          <table:table-cell office:value-type="float" office:value="27226">
            <text:p>27226</text:p>
          </table:table-cell>
        </table:table-row>
        <table:table-row>
          <table:table-cell office:value-type="string" office:string-value="R273C1">
            <text:p>R273C1</text:p>
          </table:table-cell>
          <table:table-cell office:value-type="float" office:value="27302">
            <text:p>27302</text:p>
          </table:table-cell>
          <table:table-cell office:value-type="string" office:string-value="R273C3">
            <text:p>R273C3</text:p>
          </table:table-cell>
          <table:table-cell office:value-type="float" office:value="27304">
            <text:p>27304</text:p>
          </table:table-cell>
          <table:table-cell office:value-type="string" office:string-value="R273C5">
            <text:p>R273C5</text:p>
          </table:table-cell>
          <table:table-cell office:value-type="float" office:value="27306">
            <text:p>27306</text:p>
          </table:table-cell>
          <table:table-cell office:value-type="string" office:string-value="R273C7">
            <text:p>R273C7</text:p>
          </table:table-cell>
          <table:table-cell office:value-type="float" office:value="27308">
            <text:p>27308</text:p>
          </table:table-cell>
          <table:table-cell office:value-type="string" office:string-value="R273C9">
            <text:p>R273C9</text:p>
          </table:table-cell>
          <table:table-cell office:value-type="float" office:value="27310">
            <text:p>27310</text:p>
          </table:table-cell>
          <table:table-cell office:value-type="string" office:string-value="R273C11">
            <text:p>R273C11</text:p>
          </table:table-cell>
          <table:table-cell office:value-type="float" office:value="27312">
            <text:p>27312</text:p>
          </table:table-cell>
          <table:table-cell office:value-type="string" office:string-value="R273C13">
            <text:p>R273C13</text:p>
          </table:table-cell>
          <table:table-cell office:value-type="float" office:value="27314">
            <text:p>27314</text:p>
          </table:table-cell>
          <table:table-cell office:value-type="string" office:string-value="R273C15">
            <text:p>R273C15</text:p>
          </table:table-cell>
          <table:table-cell office:value-type="float" office:value="27316">
            <text:p>27316</text:p>
          </table:table-cell>
          <table:table-cell office:value-type="string" office:string-value="R273C17">
            <text:p>R273C17</text:p>
          </table:table-cell>
          <table:table-cell office:value-type="float" office:value="27318">
            <text:p>27318</text:p>
          </table:table-cell>
          <table:table-cell office:value-type="string" office:string-value="R273C19">
            <text:p>R273C19</text:p>
          </table:table-cell>
          <table:table-cell office:value-type="float" office:value="27320">
            <text:p>27320</text:p>
          </table:table-cell>
          <table:table-cell office:value-type="string" office:string-value="R273C21">
            <text:p>R273C21</text:p>
          </table:table-cell>
          <table:table-cell office:value-type="float" office:value="27322">
            <text:p>27322</text:p>
          </table:table-cell>
          <table:table-cell office:value-type="string" office:string-value="R273C23">
            <text:p>R273C23</text:p>
          </table:table-cell>
          <table:table-cell office:value-type="float" office:value="27324">
            <text:p>27324</text:p>
          </table:table-cell>
          <table:table-cell office:value-type="string" office:string-value="R273C25">
            <text:p>R273C25</text:p>
          </table:table-cell>
          <table:table-cell office:value-type="float" office:value="27326">
            <text:p>27326</text:p>
          </table:table-cell>
        </table:table-row>
        <table:table-row>
          <table:table-cell office:value-type="string" office:string-value="R274C1">
            <text:p>R274C1</text:p>
          </table:table-cell>
          <table:table-cell office:value-type="float" office:value="27402">
            <text:p>27402</text:p>
          </table:table-cell>
          <table:table-cell office:value-type="string" office:string-value="R274C3">
            <text:p>R274C3</text:p>
          </table:table-cell>
          <table:table-cell office:value-type="float" office:value="27404">
            <text:p>27404</text:p>
          </table:table-cell>
          <table:table-cell office:value-type="string" office:string-value="R274C5">
            <text:p>R274C5</text:p>
          </table:table-cell>
          <table:table-cell office:value-type="float" office:value="27406">
            <text:p>27406</text:p>
          </table:table-cell>
          <table:table-cell office:value-type="string" office:string-value="R274C7">
            <text:p>R274C7</text:p>
          </table:table-cell>
          <table:table-cell office:value-type="float" office:value="27408">
            <text:p>27408</text:p>
          </table:table-cell>
          <table:table-cell office:value-type="string" office:string-value="R274C9">
            <text:p>R274C9</text:p>
          </table:table-cell>
          <table:table-cell office:value-type="float" office:value="27410">
            <text:p>27410</text:p>
          </table:table-cell>
          <table:table-cell office:value-type="string" office:string-value="R274C11">
            <text:p>R274C11</text:p>
          </table:table-cell>
          <table:table-cell office:value-type="float" office:value="27412">
            <text:p>27412</text:p>
          </table:table-cell>
          <table:table-cell office:value-type="string" office:string-value="R274C13">
            <text:p>R274C13</text:p>
          </table:table-cell>
          <table:table-cell office:value-type="float" office:value="27414">
            <text:p>27414</text:p>
          </table:table-cell>
          <table:table-cell office:value-type="string" office:string-value="R274C15">
            <text:p>R274C15</text:p>
          </table:table-cell>
          <table:table-cell office:value-type="float" office:value="27416">
            <text:p>27416</text:p>
          </table:table-cell>
          <table:table-cell office:value-type="string" office:string-value="R274C17">
            <text:p>R274C17</text:p>
          </table:table-cell>
          <table:table-cell office:value-type="float" office:value="27418">
            <text:p>27418</text:p>
          </table:table-cell>
          <table:table-cell office:value-type="string" office:string-value="R274C19">
            <text:p>R274C19</text:p>
          </table:table-cell>
          <table:table-cell office:value-type="float" office:value="27420">
            <text:p>27420</text:p>
          </table:table-cell>
          <table:table-cell office:value-type="string" office:string-value="R274C21">
            <text:p>R274C21</text:p>
          </table:table-cell>
          <table:table-cell office:value-type="float" office:value="27422">
            <text:p>27422</text:p>
          </table:table-cell>
          <table:table-cell office:value-type="string" office:string-value="R274C23">
            <text:p>R274C23</text:p>
          </table:table-cell>
          <table:table-cell office:value-type="float" office:value="27424">
            <text:p>27424</text:p>
          </table:table-cell>
          <table:table-cell office:value-type="string" office:string-value="R274C25">
            <text:p>R274C25</text:p>
          </table:table-cell>
          <table:table-cell office:value-type="float" office:value="27426">
            <text:p>27426</text:p>
          </table:table-cell>
        </table:table-row>
        <table:table-row>
          <table:table-cell office:value-type="string" office:string-value="R275C1">
            <text:p>R275C1</text:p>
          </table:table-cell>
          <table:table-cell office:value-type="float" office:value="27502">
            <text:p>27502</text:p>
          </table:table-cell>
          <table:table-cell office:value-type="string" office:string-value="R275C3">
            <text:p>R275C3</text:p>
          </table:table-cell>
          <table:table-cell office:value-type="float" office:value="27504">
            <text:p>27504</text:p>
          </table:table-cell>
          <table:table-cell office:value-type="string" office:string-value="R275C5">
            <text:p>R275C5</text:p>
          </table:table-cell>
          <table:table-cell office:value-type="float" office:value="27506">
            <text:p>27506</text:p>
          </table:table-cell>
          <table:table-cell office:value-type="string" office:string-value="R275C7">
            <text:p>R275C7</text:p>
          </table:table-cell>
          <table:table-cell office:value-type="float" office:value="27508">
            <text:p>27508</text:p>
          </table:table-cell>
          <table:table-cell office:value-type="string" office:string-value="R275C9">
            <text:p>R275C9</text:p>
          </table:table-cell>
          <table:table-cell office:value-type="float" office:value="27510">
            <text:p>27510</text:p>
          </table:table-cell>
          <table:table-cell office:value-type="string" office:string-value="R275C11">
            <text:p>R275C11</text:p>
          </table:table-cell>
          <table:table-cell office:value-type="float" office:value="27512">
            <text:p>27512</text:p>
          </table:table-cell>
          <table:table-cell office:value-type="string" office:string-value="R275C13">
            <text:p>R275C13</text:p>
          </table:table-cell>
          <table:table-cell office:value-type="float" office:value="27514">
            <text:p>27514</text:p>
          </table:table-cell>
          <table:table-cell office:value-type="string" office:string-value="R275C15">
            <text:p>R275C15</text:p>
          </table:table-cell>
          <table:table-cell office:value-type="float" office:value="27516">
            <text:p>27516</text:p>
          </table:table-cell>
          <table:table-cell office:value-type="string" office:string-value="R275C17">
            <text:p>R275C17</text:p>
          </table:table-cell>
          <table:table-cell office:value-type="float" office:value="27518">
            <text:p>27518</text:p>
          </table:table-cell>
          <table:table-cell office:value-type="string" office:string-value="R275C19">
            <text:p>R275C19</text:p>
          </table:table-cell>
          <table:table-cell office:value-type="float" office:value="27520">
            <text:p>27520</text:p>
          </table:table-cell>
          <table:table-cell office:value-type="string" office:string-value="R275C21">
            <text:p>R275C21</text:p>
          </table:table-cell>
          <table:table-cell office:value-type="float" office:value="27522">
            <text:p>27522</text:p>
          </table:table-cell>
          <table:table-cell office:value-type="string" office:string-value="R275C23">
            <text:p>R275C23</text:p>
          </table:table-cell>
          <table:table-cell office:value-type="float" office:value="27524">
            <text:p>27524</text:p>
          </table:table-cell>
          <table:table-cell office:value-type="string" office:string-value="R275C25">
            <text:p>R275C25</text:p>
          </table:table-cell>
          <table:table-cell office:value-type="float" office:value="27526">
            <text:p>27526</text:p>
          </table:table-cell>
        </table:table-row>
        <table:table-row>
          <table:table-cell office:value-type="string" office:string-value="R276C1">
            <text:p>R276C1</text:p>
          </table:table-cell>
          <table:table-cell office:value-type="float" office:value="27602">
            <text:p>27602</text:p>
          </table:table-cell>
          <table:table-cell office:value-type="string" office:string-value="R276C3">
            <text:p>R276C3</text:p>
          </table:table-cell>
          <table:table-cell office:value-type="float" office:value="27604">
            <text:p>27604</text:p>
          </table:table-cell>
          <table:table-cell office:value-type="string" office:string-value="R276C5">
            <text:p>R276C5</text:p>
          </table:table-cell>
          <table:table-cell office:value-type="float" office:value="27606">
            <text:p>27606</text:p>
          </table:table-cell>
          <table:table-cell office:value-type="string" office:string-value="R276C7">
            <text:p>R276C7</text:p>
          </table:table-cell>
          <table:table-cell office:value-type="float" office:value="27608">
            <text:p>27608</text:p>
          </table:table-cell>
          <table:table-cell office:value-type="string" office:string-value="R276C9">
            <text:p>R276C9</text:p>
          </table:table-cell>
          <table:table-cell office:value-type="float" office:value="27610">
            <text:p>27610</text:p>
          </table:table-cell>
          <table:table-cell office:value-type="string" office:string-value="R276C11">
            <text:p>R276C11</text:p>
          </table:table-cell>
          <table:table-cell office:value-type="float" office:value="27612">
            <text:p>27612</text:p>
          </table:table-cell>
          <table:table-cell office:value-type="string" office:string-value="R276C13">
            <text:p>R276C13</text:p>
          </table:table-cell>
          <table:table-cell office:value-type="float" office:value="27614">
            <text:p>27614</text:p>
          </table:table-cell>
          <table:table-cell office:value-type="string" office:string-value="R276C15">
            <text:p>R276C15</text:p>
          </table:table-cell>
          <table:table-cell office:value-type="float" office:value="27616">
            <text:p>27616</text:p>
          </table:table-cell>
          <table:table-cell office:value-type="string" office:string-value="R276C17">
            <text:p>R276C17</text:p>
          </table:table-cell>
          <table:table-cell office:value-type="float" office:value="27618">
            <text:p>27618</text:p>
          </table:table-cell>
          <table:table-cell office:value-type="string" office:string-value="R276C19">
            <text:p>R276C19</text:p>
          </table:table-cell>
          <table:table-cell office:value-type="float" office:value="27620">
            <text:p>27620</text:p>
          </table:table-cell>
          <table:table-cell office:value-type="string" office:string-value="R276C21">
            <text:p>R276C21</text:p>
          </table:table-cell>
          <table:table-cell office:value-type="float" office:value="27622">
            <text:p>27622</text:p>
          </table:table-cell>
          <table:table-cell office:value-type="string" office:string-value="R276C23">
            <text:p>R276C23</text:p>
          </table:table-cell>
          <table:table-cell office:value-type="float" office:value="27624">
            <text:p>27624</text:p>
          </table:table-cell>
          <table:table-cell office:value-type="string" office:string-value="R276C25">
            <text:p>R276C25</text:p>
          </table:table-cell>
          <table:table-cell office:value-type="float" office:value="27626">
            <text:p>27626</text:p>
          </table:table-cell>
        </table:table-row>
        <table:table-row>
          <table:table-cell office:value-type="string" office:string-value="R277C1">
            <text:p>R277C1</text:p>
          </table:table-cell>
          <table:table-cell office:value-type="float" office:value="27702">
            <text:p>27702</text:p>
          </table:table-cell>
          <table:table-cell office:value-type="string" office:string-value="R277C3">
            <text:p>R277C3</text:p>
          </table:table-cell>
          <table:table-cell office:value-type="float" office:value="27704">
            <text:p>27704</text:p>
          </table:table-cell>
          <table:table-cell office:value-type="string" office:string-value="R277C5">
            <text:p>R277C5</text:p>
          </table:table-cell>
          <table:table-cell office:value-type="float" office:value="27706">
            <text:p>27706</text:p>
          </table:table-cell>
          <table:table-cell office:value-type="string" office:string-value="R277C7">
            <text:p>R277C7</text:p>
          </table:table-cell>
          <table:table-cell office:value-type="float" office:value="27708">
            <text:p>27708</text:p>
          </table:table-cell>
          <table:table-cell office:value-type="string" office:string-value="R277C9">
            <text:p>R277C9</text:p>
          </table:table-cell>
          <table:table-cell office:value-type="float" office:value="27710">
            <text:p>27710</text:p>
          </table:table-cell>
          <table:table-cell office:value-type="string" office:string-value="R277C11">
            <text:p>R277C11</text:p>
          </table:table-cell>
          <table:table-cell office:value-type="float" office:value="27712">
            <text:p>27712</text:p>
          </table:table-cell>
          <table:table-cell office:value-type="string" office:string-value="R277C13">
            <text:p>R277C13</text:p>
          </table:table-cell>
          <table:table-cell office:value-type="float" office:value="27714">
            <text:p>27714</text:p>
          </table:table-cell>
          <table:table-cell office:value-type="string" office:string-value="R277C15">
            <text:p>R277C15</text:p>
          </table:table-cell>
          <table:table-cell office:value-type="float" office:value="27716">
            <text:p>27716</text:p>
          </table:table-cell>
          <table:table-cell office:value-type="string" office:string-value="R277C17">
            <text:p>R277C17</text:p>
          </table:table-cell>
          <table:table-cell office:value-type="float" office:value="27718">
            <text:p>27718</text:p>
          </table:table-cell>
          <table:table-cell office:value-type="string" office:string-value="R277C19">
            <text:p>R277C19</text:p>
          </table:table-cell>
          <table:table-cell office:value-type="float" office:value="27720">
            <text:p>27720</text:p>
          </table:table-cell>
          <table:table-cell office:value-type="string" office:string-value="R277C21">
            <text:p>R277C21</text:p>
          </table:table-cell>
          <table:table-cell office:value-type="float" office:value="27722">
            <text:p>27722</text:p>
          </table:table-cell>
          <table:table-cell office:value-type="string" office:string-value="R277C23">
            <text:p>R277C23</text:p>
          </table:table-cell>
          <table:table-cell office:value-type="float" office:value="27724">
            <text:p>27724</text:p>
          </table:table-cell>
          <table:table-cell office:value-type="string" office:string-value="R277C25">
            <text:p>R277C25</text:p>
          </table:table-cell>
          <table:table-cell office:value-type="float" office:value="27726">
            <text:p>27726</text:p>
          </table:table-cell>
        </table:table-row>
        <table:table-row>
          <table:table-cell office:value-type="string" office:string-value="R278C1">
            <text:p>R278C1</text:p>
          </table:table-cell>
          <table:table-cell office:value-type="float" office:value="27802">
            <text:p>27802</text:p>
          </table:table-cell>
          <table:table-cell office:value-type="string" office:string-value="R278C3">
            <text:p>R278C3</text:p>
          </table:table-cell>
          <table:table-cell office:value-type="float" office:value="27804">
            <text:p>27804</text:p>
          </table:table-cell>
          <table:table-cell office:value-type="string" office:string-value="R278C5">
            <text:p>R278C5</text:p>
          </table:table-cell>
          <table:table-cell office:value-type="float" office:value="27806">
            <text:p>27806</text:p>
          </table:table-cell>
          <table:table-cell office:value-type="string" office:string-value="R278C7">
            <text:p>R278C7</text:p>
          </table:table-cell>
          <table:table-cell office:value-type="float" office:value="27808">
            <text:p>27808</text:p>
          </table:table-cell>
          <table:table-cell office:value-type="string" office:string-value="R278C9">
            <text:p>R278C9</text:p>
          </table:table-cell>
          <table:table-cell office:value-type="float" office:value="27810">
            <text:p>27810</text:p>
          </table:table-cell>
          <table:table-cell office:value-type="string" office:string-value="R278C11">
            <text:p>R278C11</text:p>
          </table:table-cell>
          <table:table-cell office:value-type="float" office:value="27812">
            <text:p>27812</text:p>
          </table:table-cell>
          <table:table-cell office:value-type="string" office:string-value="R278C13">
            <text:p>R278C13</text:p>
          </table:table-cell>
          <table:table-cell office:value-type="float" office:value="27814">
            <text:p>27814</text:p>
          </table:table-cell>
          <table:table-cell office:value-type="string" office:string-value="R278C15">
            <text:p>R278C15</text:p>
          </table:table-cell>
          <table:table-cell office:value-type="float" office:value="27816">
            <text:p>27816</text:p>
          </table:table-cell>
          <table:table-cell office:value-type="string" office:string-value="R278C17">
            <text:p>R278C17</text:p>
          </table:table-cell>
          <table:table-cell office:value-type="float" office:value="27818">
            <text:p>27818</text:p>
          </table:table-cell>
          <table:table-cell office:value-type="string" office:string-value="R278C19">
            <text:p>R278C19</text:p>
          </table:table-cell>
          <table:table-cell office:value-type="float" office:value="27820">
            <text:p>27820</text:p>
          </table:table-cell>
          <table:table-cell office:value-type="string" office:string-value="R278C21">
            <text:p>R278C21</text:p>
          </table:table-cell>
          <table:table-cell office:value-type="float" office:value="27822">
            <text:p>27822</text:p>
          </table:table-cell>
          <table:table-cell office:value-type="string" office:string-value="R278C23">
            <text:p>R278C23</text:p>
          </table:table-cell>
          <table:table-cell office:value-type="float" office:value="27824">
            <text:p>27824</text:p>
          </table:table-cell>
          <table:table-cell office:value-type="string" office:string-value="R278C25">
            <text:p>R278C25</text:p>
          </table:table-cell>
          <table:table-cell office:value-type="float" office:value="27826">
            <text:p>27826</text:p>
          </table:table-cell>
        </table:table-row>
        <table:table-row>
          <table:table-cell office:value-type="string" office:string-value="R279C1">
            <text:p>R279C1</text:p>
          </table:table-cell>
          <table:table-cell office:value-type="float" office:value="27902">
            <text:p>27902</text:p>
          </table:table-cell>
          <table:table-cell office:value-type="string" office:string-value="R279C3">
            <text:p>R279C3</text:p>
          </table:table-cell>
          <table:table-cell office:value-type="float" office:value="27904">
            <text:p>27904</text:p>
          </table:table-cell>
          <table:table-cell office:value-type="string" office:string-value="R279C5">
            <text:p>R279C5</text:p>
          </table:table-cell>
          <table:table-cell office:value-type="float" office:value="27906">
            <text:p>27906</text:p>
          </table:table-cell>
          <table:table-cell office:value-type="string" office:string-value="R279C7">
            <text:p>R279C7</text:p>
          </table:table-cell>
          <table:table-cell office:value-type="float" office:value="27908">
            <text:p>27908</text:p>
          </table:table-cell>
          <table:table-cell office:value-type="string" office:string-value="R279C9">
            <text:p>R279C9</text:p>
          </table:table-cell>
          <table:table-cell office:value-type="float" office:value="27910">
            <text:p>27910</text:p>
          </table:table-cell>
          <table:table-cell office:value-type="string" office:string-value="R279C11">
            <text:p>R279C11</text:p>
          </table:table-cell>
          <table:table-cell office:value-type="float" office:value="27912">
            <text:p>27912</text:p>
          </table:table-cell>
          <table:table-cell office:value-type="string" office:string-value="R279C13">
            <text:p>R279C13</text:p>
          </table:table-cell>
          <table:table-cell office:value-type="float" office:value="27914">
            <text:p>27914</text:p>
          </table:table-cell>
          <table:table-cell office:value-type="string" office:string-value="R279C15">
            <text:p>R279C15</text:p>
          </table:table-cell>
          <table:table-cell office:value-type="float" office:value="27916">
            <text:p>27916</text:p>
          </table:table-cell>
          <table:table-cell office:value-type="string" office:string-value="R279C17">
            <text:p>R279C17</text:p>
          </table:table-cell>
          <table:table-cell office:value-type="float" office:value="27918">
            <text:p>27918</text:p>
          </table:table-cell>
          <table:table-cell office:value-type="string" office:string-value="R279C19">
            <text:p>R279C19</text:p>
          </table:table-cell>
          <table:table-cell office:value-type="float" office:value="27920">
            <text:p>27920</text:p>
          </table:table-cell>
          <table:table-cell office:value-type="string" office:string-value="R279C21">
            <text:p>R279C21</text:p>
          </table:table-cell>
          <table:table-cell office:value-type="float" office:value="27922">
            <text:p>27922</text:p>
          </table:table-cell>
          <table:table-cell office:value-type="string" office:string-value="R279C23">
            <text:p>R279C23</text:p>
          </table:table-cell>
          <table:table-cell office:value-type="float" office:value="27924">
            <text:p>27924</text:p>
          </table:table-cell>
          <table:table-cell office:value-type="string" office:string-value="R279C25">
            <text:p>R279C25</text:p>
          </table:table-cell>
          <table:table-cell office:value-type="float" office:value="27926">
            <text:p>27926</text:p>
          </table:table-cell>
        </table:table-row>
        <table:table-row>
          <table:table-cell office:value-type="string" office:string-value="R280C1">
            <text:p>R280C1</text:p>
          </table:table-cell>
          <table:table-cell office:value-type="float" office:value="28002">
            <text:p>28002</text:p>
          </table:table-cell>
          <table:table-cell office:value-type="string" office:string-value="R280C3">
            <text:p>R280C3</text:p>
          </table:table-cell>
          <table:table-cell office:value-type="float" office:value="28004">
            <text:p>28004</text:p>
          </table:table-cell>
          <table:table-cell office:value-type="string" office:string-value="R280C5">
            <text:p>R280C5</text:p>
          </table:table-cell>
          <table:table-cell office:value-type="float" office:value="28006">
            <text:p>28006</text:p>
          </table:table-cell>
          <table:table-cell office:value-type="string" office:string-value="R280C7">
            <text:p>R280C7</text:p>
          </table:table-cell>
          <table:table-cell office:value-type="float" office:value="28008">
            <text:p>28008</text:p>
          </table:table-cell>
          <table:table-cell office:value-type="string" office:string-value="R280C9">
            <text:p>R280C9</text:p>
          </table:table-cell>
          <table:table-cell office:value-type="float" office:value="28010">
            <text:p>28010</text:p>
          </table:table-cell>
          <table:table-cell office:value-type="string" office:string-value="R280C11">
            <text:p>R280C11</text:p>
          </table:table-cell>
          <table:table-cell office:value-type="float" office:value="28012">
            <text:p>28012</text:p>
          </table:table-cell>
          <table:table-cell office:value-type="string" office:string-value="R280C13">
            <text:p>R280C13</text:p>
          </table:table-cell>
          <table:table-cell office:value-type="float" office:value="28014">
            <text:p>28014</text:p>
          </table:table-cell>
          <table:table-cell office:value-type="string" office:string-value="R280C15">
            <text:p>R280C15</text:p>
          </table:table-cell>
          <table:table-cell office:value-type="float" office:value="28016">
            <text:p>28016</text:p>
          </table:table-cell>
          <table:table-cell office:value-type="string" office:string-value="R280C17">
            <text:p>R280C17</text:p>
          </table:table-cell>
          <table:table-cell office:value-type="float" office:value="28018">
            <text:p>28018</text:p>
          </table:table-cell>
          <table:table-cell office:value-type="string" office:string-value="R280C19">
            <text:p>R280C19</text:p>
          </table:table-cell>
          <table:table-cell office:value-type="float" office:value="28020">
            <text:p>28020</text:p>
          </table:table-cell>
          <table:table-cell office:value-type="string" office:string-value="R280C21">
            <text:p>R280C21</text:p>
          </table:table-cell>
          <table:table-cell office:value-type="float" office:value="28022">
            <text:p>28022</text:p>
          </table:table-cell>
          <table:table-cell office:value-type="string" office:string-value="R280C23">
            <text:p>R280C23</text:p>
          </table:table-cell>
          <table:table-cell office:value-type="float" office:value="28024">
            <text:p>28024</text:p>
          </table:table-cell>
          <table:table-cell office:value-type="string" office:string-value="R280C25">
            <text:p>R280C25</text:p>
          </table:table-cell>
          <table:table-cell office:value-type="float" office:value="28026">
            <text:p>28026</text:p>
          </table:table-cell>
        </table:table-row>
        <table:table-row>
          <table:table-cell office:value-type="string" office:string-value="R281C1">
            <text:p>R281C1</text:p>
          </table:table-cell>
          <table:table-cell office:value-type="float" office:value="28102">
            <text:p>28102</text:p>
          </table:table-cell>
          <table:table-cell office:value-type="string" office:string-value="R281C3">
            <text:p>R281C3</text:p>
          </table:table-cell>
          <table:table-cell office:value-type="float" office:value="28104">
            <text:p>28104</text:p>
          </table:table-cell>
          <table:table-cell office:value-type="string" office:string-value="R281C5">
            <text:p>R281C5</text:p>
          </table:table-cell>
          <table:table-cell office:value-type="float" office:value="28106">
            <text:p>28106</text:p>
          </table:table-cell>
          <table:table-cell office:value-type="string" office:string-value="R281C7">
            <text:p>R281C7</text:p>
          </table:table-cell>
          <table:table-cell office:value-type="float" office:value="28108">
            <text:p>28108</text:p>
          </table:table-cell>
          <table:table-cell office:value-type="string" office:string-value="R281C9">
            <text:p>R281C9</text:p>
          </table:table-cell>
          <table:table-cell office:value-type="float" office:value="28110">
            <text:p>28110</text:p>
          </table:table-cell>
          <table:table-cell office:value-type="string" office:string-value="R281C11">
            <text:p>R281C11</text:p>
          </table:table-cell>
          <table:table-cell office:value-type="float" office:value="28112">
            <text:p>28112</text:p>
          </table:table-cell>
          <table:table-cell office:value-type="string" office:string-value="R281C13">
            <text:p>R281C13</text:p>
          </table:table-cell>
          <table:table-cell office:value-type="float" office:value="28114">
            <text:p>28114</text:p>
          </table:table-cell>
          <table:table-cell office:value-type="string" office:string-value="R281C15">
            <text:p>R281C15</text:p>
          </table:table-cell>
          <table:table-cell office:value-type="float" office:value="28116">
            <text:p>28116</text:p>
          </table:table-cell>
          <table:table-cell office:value-type="string" office:string-value="R281C17">
            <text:p>R281C17</text:p>
          </table:table-cell>
          <table:table-cell office:value-type="float" office:value="28118">
            <text:p>28118</text:p>
          </table:table-cell>
          <table:table-cell office:value-type="string" office:string-value="R281C19">
            <text:p>R281C19</text:p>
          </table:table-cell>
          <table:table-cell office:value-type="float" office:value="28120">
            <text:p>28120</text:p>
          </table:table-cell>
          <table:table-cell office:value-type="string" office:string-value="R281C21">
            <text:p>R281C21</text:p>
          </table:table-cell>
          <table:table-cell office:value-type="float" office:value="28122">
            <text:p>28122</text:p>
          </table:table-cell>
          <table:table-cell office:value-type="string" office:string-value="R281C23">
            <text:p>R281C23</text:p>
          </table:table-cell>
          <table:table-cell office:value-type="float" office:value="28124">
            <text:p>28124</text:p>
          </table:table-cell>
          <table:table-cell office:value-type="string" office:string-value="R281C25">
            <text:p>R281C25</text:p>
          </table:table-cell>
          <table:table-cell office:value-type="float" office:value="28126">
            <text:p>28126</text:p>
          </table:table-cell>
        </table:table-row>
        <table:table-row>
          <table:table-cell office:value-type="string" office:string-value="R282C1">
            <text:p>R282C1</text:p>
          </table:table-cell>
          <table:table-cell office:value-type="float" office:value="28202">
            <text:p>28202</text:p>
          </table:table-cell>
          <table:table-cell office:value-type="string" office:string-value="R282C3">
            <text:p>R282C3</text:p>
          </table:table-cell>
          <table:table-cell office:value-type="float" office:value="28204">
            <text:p>28204</text:p>
          </table:table-cell>
          <table:table-cell office:value-type="string" office:string-value="R282C5">
            <text:p>R282C5</text:p>
          </table:table-cell>
          <table:table-cell office:value-type="float" office:value="28206">
            <text:p>28206</text:p>
          </table:table-cell>
          <table:table-cell office:value-type="string" office:string-value="R282C7">
            <text:p>R282C7</text:p>
          </table:table-cell>
          <table:table-cell office:value-type="float" office:value="28208">
            <text:p>28208</text:p>
          </table:table-cell>
          <table:table-cell office:value-type="string" office:string-value="R282C9">
            <text:p>R282C9</text:p>
          </table:table-cell>
          <table:table-cell office:value-type="float" office:value="28210">
            <text:p>28210</text:p>
          </table:table-cell>
          <table:table-cell office:value-type="string" office:string-value="R282C11">
            <text:p>R282C11</text:p>
          </table:table-cell>
          <table:table-cell office:value-type="float" office:value="28212">
            <text:p>28212</text:p>
          </table:table-cell>
          <table:table-cell office:value-type="string" office:string-value="R282C13">
            <text:p>R282C13</text:p>
          </table:table-cell>
          <table:table-cell office:value-type="float" office:value="28214">
            <text:p>28214</text:p>
          </table:table-cell>
          <table:table-cell office:value-type="string" office:string-value="R282C15">
            <text:p>R282C15</text:p>
          </table:table-cell>
          <table:table-cell office:value-type="float" office:value="28216">
            <text:p>28216</text:p>
          </table:table-cell>
          <table:table-cell office:value-type="string" office:string-value="R282C17">
            <text:p>R282C17</text:p>
          </table:table-cell>
          <table:table-cell office:value-type="float" office:value="28218">
            <text:p>28218</text:p>
          </table:table-cell>
          <table:table-cell office:value-type="string" office:string-value="R282C19">
            <text:p>R282C19</text:p>
          </table:table-cell>
          <table:table-cell office:value-type="float" office:value="28220">
            <text:p>28220</text:p>
          </table:table-cell>
          <table:table-cell office:value-type="string" office:string-value="R282C21">
            <text:p>R282C21</text:p>
          </table:table-cell>
          <table:table-cell office:value-type="float" office:value="28222">
            <text:p>28222</text:p>
          </table:table-cell>
          <table:table-cell office:value-type="string" office:string-value="R282C23">
            <text:p>R282C23</text:p>
          </table:table-cell>
          <table:table-cell office:value-type="float" office:value="28224">
            <text:p>28224</text:p>
          </table:table-cell>
          <table:table-cell office:value-type="string" office:string-value="R282C25">
            <text:p>R282C25</text:p>
          </table:table-cell>
          <table:table-cell office:value-type="float" office:value="28226">
            <text:p>28226</text:p>
          </table:table-cell>
        </table:table-row>
        <table:table-row>
          <table:table-cell office:value-type="string" office:string-value="R283C1">
            <text:p>R283C1</text:p>
          </table:table-cell>
          <table:table-cell office:value-type="float" office:value="28302">
            <text:p>28302</text:p>
          </table:table-cell>
          <table:table-cell office:value-type="string" office:string-value="R283C3">
            <text:p>R283C3</text:p>
          </table:table-cell>
          <table:table-cell office:value-type="float" office:value="28304">
            <text:p>28304</text:p>
          </table:table-cell>
          <table:table-cell office:value-type="string" office:string-value="R283C5">
            <text:p>R283C5</text:p>
          </table:table-cell>
          <table:table-cell office:value-type="float" office:value="28306">
            <text:p>28306</text:p>
          </table:table-cell>
          <table:table-cell office:value-type="string" office:string-value="R283C7">
            <text:p>R283C7</text:p>
          </table:table-cell>
          <table:table-cell office:value-type="float" office:value="28308">
            <text:p>28308</text:p>
          </table:table-cell>
          <table:table-cell office:value-type="string" office:string-value="R283C9">
            <text:p>R283C9</text:p>
          </table:table-cell>
          <table:table-cell office:value-type="float" office:value="28310">
            <text:p>28310</text:p>
          </table:table-cell>
          <table:table-cell office:value-type="string" office:string-value="R283C11">
            <text:p>R283C11</text:p>
          </table:table-cell>
          <table:table-cell office:value-type="float" office:value="28312">
            <text:p>28312</text:p>
          </table:table-cell>
          <table:table-cell office:value-type="string" office:string-value="R283C13">
            <text:p>R283C13</text:p>
          </table:table-cell>
          <table:table-cell office:value-type="float" office:value="28314">
            <text:p>28314</text:p>
          </table:table-cell>
          <table:table-cell office:value-type="string" office:string-value="R283C15">
            <text:p>R283C15</text:p>
          </table:table-cell>
          <table:table-cell office:value-type="float" office:value="28316">
            <text:p>28316</text:p>
          </table:table-cell>
          <table:table-cell office:value-type="string" office:string-value="R283C17">
            <text:p>R283C17</text:p>
          </table:table-cell>
          <table:table-cell office:value-type="float" office:value="28318">
            <text:p>28318</text:p>
          </table:table-cell>
          <table:table-cell office:value-type="string" office:string-value="R283C19">
            <text:p>R283C19</text:p>
          </table:table-cell>
          <table:table-cell office:value-type="float" office:value="28320">
            <text:p>28320</text:p>
          </table:table-cell>
          <table:table-cell office:value-type="string" office:string-value="R283C21">
            <text:p>R283C21</text:p>
          </table:table-cell>
          <table:table-cell office:value-type="float" office:value="28322">
            <text:p>28322</text:p>
          </table:table-cell>
          <table:table-cell office:value-type="string" office:string-value="R283C23">
            <text:p>R283C23</text:p>
          </table:table-cell>
          <table:table-cell office:value-type="float" office:value="28324">
            <text:p>28324</text:p>
          </table:table-cell>
          <table:table-cell office:value-type="string" office:string-value="R283C25">
            <text:p>R283C25</text:p>
          </table:table-cell>
          <table:table-cell office:value-type="float" office:value="28326">
            <text:p>28326</text:p>
          </table:table-cell>
        </table:table-row>
        <table:table-row>
          <table:table-cell office:value-type="string" office:string-value="R284C1">
            <text:p>R284C1</text:p>
          </table:table-cell>
          <table:table-cell office:value-type="float" office:value="28402">
            <text:p>28402</text:p>
          </table:table-cell>
          <table:table-cell office:value-type="string" office:string-value="R284C3">
            <text:p>R284C3</text:p>
          </table:table-cell>
          <table:table-cell office:value-type="float" office:value="28404">
            <text:p>28404</text:p>
          </table:table-cell>
          <table:table-cell office:value-type="string" office:string-value="R284C5">
            <text:p>R284C5</text:p>
          </table:table-cell>
          <table:table-cell office:value-type="float" office:value="28406">
            <text:p>28406</text:p>
          </table:table-cell>
          <table:table-cell office:value-type="string" office:string-value="R284C7">
            <text:p>R284C7</text:p>
          </table:table-cell>
          <table:table-cell office:value-type="float" office:value="28408">
            <text:p>28408</text:p>
          </table:table-cell>
          <table:table-cell office:value-type="string" office:string-value="R284C9">
            <text:p>R284C9</text:p>
          </table:table-cell>
          <table:table-cell office:value-type="float" office:value="28410">
            <text:p>28410</text:p>
          </table:table-cell>
          <table:table-cell office:value-type="string" office:string-value="R284C11">
            <text:p>R284C11</text:p>
          </table:table-cell>
          <table:table-cell office:value-type="float" office:value="28412">
            <text:p>28412</text:p>
          </table:table-cell>
          <table:table-cell office:value-type="string" office:string-value="R284C13">
            <text:p>R284C13</text:p>
          </table:table-cell>
          <table:table-cell office:value-type="float" office:value="28414">
            <text:p>28414</text:p>
          </table:table-cell>
          <table:table-cell office:value-type="string" office:string-value="R284C15">
            <text:p>R284C15</text:p>
          </table:table-cell>
          <table:table-cell office:value-type="float" office:value="28416">
            <text:p>28416</text:p>
          </table:table-cell>
          <table:table-cell office:value-type="string" office:string-value="R284C17">
            <text:p>R284C17</text:p>
          </table:table-cell>
          <table:table-cell office:value-type="float" office:value="28418">
            <text:p>28418</text:p>
          </table:table-cell>
          <table:table-cell office:value-type="string" office:string-value="R284C19">
            <text:p>R284C19</text:p>
          </table:table-cell>
          <table:table-cell office:value-type="float" office:value="28420">
            <text:p>28420</text:p>
          </table:table-cell>
          <table:table-cell office:value-type="string" office:string-value="R284C21">
            <text:p>R284C21</text:p>
          </table:table-cell>
          <table:table-cell office:value-type="float" office:value="28422">
            <text:p>28422</text:p>
          </table:table-cell>
          <table:table-cell office:value-type="string" office:string-value="R284C23">
            <text:p>R284C23</text:p>
          </table:table-cell>
          <table:table-cell office:value-type="float" office:value="28424">
            <text:p>28424</text:p>
          </table:table-cell>
          <table:table-cell office:value-type="string" office:string-value="R284C25">
            <text:p>R284C25</text:p>
          </table:table-cell>
          <table:table-cell office:value-type="float" office:value="28426">
            <text:p>28426</text:p>
          </table:table-cell>
        </table:table-row>
        <table:table-row>
          <table:table-cell office:value-type="string" office:string-value="R285C1">
            <text:p>R285C1</text:p>
          </table:table-cell>
          <table:table-cell office:value-type="float" office:value="28502">
            <text:p>28502</text:p>
          </table:table-cell>
          <table:table-cell office:value-type="string" office:string-value="R285C3">
            <text:p>R285C3</text:p>
          </table:table-cell>
          <table:table-cell office:value-type="float" office:value="28504">
            <text:p>28504</text:p>
          </table:table-cell>
          <table:table-cell office:value-type="string" office:string-value="R285C5">
            <text:p>R285C5</text:p>
          </table:table-cell>
          <table:table-cell office:value-type="float" office:value="28506">
            <text:p>28506</text:p>
          </table:table-cell>
          <table:table-cell office:value-type="string" office:string-value="R285C7">
            <text:p>R285C7</text:p>
          </table:table-cell>
          <table:table-cell office:value-type="float" office:value="28508">
            <text:p>28508</text:p>
          </table:table-cell>
          <table:table-cell office:value-type="string" office:string-value="R285C9">
            <text:p>R285C9</text:p>
          </table:table-cell>
          <table:table-cell office:value-type="float" office:value="28510">
            <text:p>28510</text:p>
          </table:table-cell>
          <table:table-cell office:value-type="string" office:string-value="R285C11">
            <text:p>R285C11</text:p>
          </table:table-cell>
          <table:table-cell office:value-type="float" office:value="28512">
            <text:p>28512</text:p>
          </table:table-cell>
          <table:table-cell office:value-type="string" office:string-value="R285C13">
            <text:p>R285C13</text:p>
          </table:table-cell>
          <table:table-cell office:value-type="float" office:value="28514">
            <text:p>28514</text:p>
          </table:table-cell>
          <table:table-cell office:value-type="string" office:string-value="R285C15">
            <text:p>R285C15</text:p>
          </table:table-cell>
          <table:table-cell office:value-type="float" office:value="28516">
            <text:p>28516</text:p>
          </table:table-cell>
          <table:table-cell office:value-type="string" office:string-value="R285C17">
            <text:p>R285C17</text:p>
          </table:table-cell>
          <table:table-cell office:value-type="float" office:value="28518">
            <text:p>28518</text:p>
          </table:table-cell>
          <table:table-cell office:value-type="string" office:string-value="R285C19">
            <text:p>R285C19</text:p>
          </table:table-cell>
          <table:table-cell office:value-type="float" office:value="28520">
            <text:p>28520</text:p>
          </table:table-cell>
          <table:table-cell office:value-type="string" office:string-value="R285C21">
            <text:p>R285C21</text:p>
          </table:table-cell>
          <table:table-cell office:value-type="float" office:value="28522">
            <text:p>28522</text:p>
          </table:table-cell>
          <table:table-cell office:value-type="string" office:string-value="R285C23">
            <text:p>R285C23</text:p>
          </table:table-cell>
          <table:table-cell office:value-type="float" office:value="28524">
            <text:p>28524</text:p>
          </table:table-cell>
          <table:table-cell office:value-type="string" office:string-value="R285C25">
            <text:p>R285C25</text:p>
          </table:table-cell>
          <table:table-cell office:value-type="float" office:value="28526">
            <text:p>28526</text:p>
          </table:table-cell>
        </table:table-row>
        <table:table-row>
          <table:table-cell office:value-type="string" office:string-value="R286C1">
            <text:p>R286C1</text:p>
          </table:table-cell>
          <table:table-cell office:value-type="float" office:value="28602">
            <text:p>28602</text:p>
          </table:table-cell>
          <table:table-cell office:value-type="string" office:string-value="R286C3">
            <text:p>R286C3</text:p>
          </table:table-cell>
          <table:table-cell office:value-type="float" office:value="28604">
            <text:p>28604</text:p>
          </table:table-cell>
          <table:table-cell office:value-type="string" office:string-value="R286C5">
            <text:p>R286C5</text:p>
          </table:table-cell>
          <table:table-cell office:value-type="float" office:value="28606">
            <text:p>28606</text:p>
          </table:table-cell>
          <table:table-cell office:value-type="string" office:string-value="R286C7">
            <text:p>R286C7</text:p>
          </table:table-cell>
          <table:table-cell office:value-type="float" office:value="28608">
            <text:p>28608</text:p>
          </table:table-cell>
          <table:table-cell office:value-type="string" office:string-value="R286C9">
            <text:p>R286C9</text:p>
          </table:table-cell>
          <table:table-cell office:value-type="float" office:value="28610">
            <text:p>28610</text:p>
          </table:table-cell>
          <table:table-cell office:value-type="string" office:string-value="R286C11">
            <text:p>R286C11</text:p>
          </table:table-cell>
          <table:table-cell office:value-type="float" office:value="28612">
            <text:p>28612</text:p>
          </table:table-cell>
          <table:table-cell office:value-type="string" office:string-value="R286C13">
            <text:p>R286C13</text:p>
          </table:table-cell>
          <table:table-cell office:value-type="float" office:value="28614">
            <text:p>28614</text:p>
          </table:table-cell>
          <table:table-cell office:value-type="string" office:string-value="R286C15">
            <text:p>R286C15</text:p>
          </table:table-cell>
          <table:table-cell office:value-type="float" office:value="28616">
            <text:p>28616</text:p>
          </table:table-cell>
          <table:table-cell office:value-type="string" office:string-value="R286C17">
            <text:p>R286C17</text:p>
          </table:table-cell>
          <table:table-cell office:value-type="float" office:value="28618">
            <text:p>28618</text:p>
          </table:table-cell>
          <table:table-cell office:value-type="string" office:string-value="R286C19">
            <text:p>R286C19</text:p>
          </table:table-cell>
          <table:table-cell office:value-type="float" office:value="28620">
            <text:p>28620</text:p>
          </table:table-cell>
          <table:table-cell office:value-type="string" office:string-value="R286C21">
            <text:p>R286C21</text:p>
          </table:table-cell>
          <table:table-cell office:value-type="float" office:value="28622">
            <text:p>28622</text:p>
          </table:table-cell>
          <table:table-cell office:value-type="string" office:string-value="R286C23">
            <text:p>R286C23</text:p>
          </table:table-cell>
          <table:table-cell office:value-type="float" office:value="28624">
            <text:p>28624</text:p>
          </table:table-cell>
          <table:table-cell office:value-type="string" office:string-value="R286C25">
            <text:p>R286C25</text:p>
          </table:table-cell>
          <table:table-cell office:value-type="float" office:value="28626">
            <text:p>28626</text:p>
          </table:table-cell>
        </table:table-row>
        <table:table-row>
          <table:table-cell office:value-type="string" office:string-value="R287C1">
            <text:p>R287C1</text:p>
          </table:table-cell>
          <table:table-cell office:value-type="float" office:value="28702">
            <text:p>28702</text:p>
          </table:table-cell>
          <table:table-cell office:value-type="string" office:string-value="R287C3">
            <text:p>R287C3</text:p>
          </table:table-cell>
          <table:table-cell office:value-type="float" office:value="28704">
            <text:p>28704</text:p>
          </table:table-cell>
          <table:table-cell office:value-type="string" office:string-value="R287C5">
            <text:p>R287C5</text:p>
          </table:table-cell>
          <table:table-cell office:value-type="float" office:value="28706">
            <text:p>28706</text:p>
          </table:table-cell>
          <table:table-cell office:value-type="string" office:string-value="R287C7">
            <text:p>R287C7</text:p>
          </table:table-cell>
          <table:table-cell office:value-type="float" office:value="28708">
            <text:p>28708</text:p>
          </table:table-cell>
          <table:table-cell office:value-type="string" office:string-value="R287C9">
            <text:p>R287C9</text:p>
          </table:table-cell>
          <table:table-cell office:value-type="float" office:value="28710">
            <text:p>28710</text:p>
          </table:table-cell>
          <table:table-cell office:value-type="string" office:string-value="R287C11">
            <text:p>R287C11</text:p>
          </table:table-cell>
          <table:table-cell office:value-type="float" office:value="28712">
            <text:p>28712</text:p>
          </table:table-cell>
          <table:table-cell office:value-type="string" office:string-value="R287C13">
            <text:p>R287C13</text:p>
          </table:table-cell>
          <table:table-cell office:value-type="float" office:value="28714">
            <text:p>28714</text:p>
          </table:table-cell>
          <table:table-cell office:value-type="string" office:string-value="R287C15">
            <text:p>R287C15</text:p>
          </table:table-cell>
          <table:table-cell office:value-type="float" office:value="28716">
            <text:p>28716</text:p>
          </table:table-cell>
          <table:table-cell office:value-type="string" office:string-value="R287C17">
            <text:p>R287C17</text:p>
          </table:table-cell>
          <table:table-cell office:value-type="float" office:value="28718">
            <text:p>28718</text:p>
          </table:table-cell>
          <table:table-cell office:value-type="string" office:string-value="R287C19">
            <text:p>R287C19</text:p>
          </table:table-cell>
          <table:table-cell office:value-type="float" office:value="28720">
            <text:p>28720</text:p>
          </table:table-cell>
          <table:table-cell office:value-type="string" office:string-value="R287C21">
            <text:p>R287C21</text:p>
          </table:table-cell>
          <table:table-cell office:value-type="float" office:value="28722">
            <text:p>28722</text:p>
          </table:table-cell>
          <table:table-cell office:value-type="string" office:string-value="R287C23">
            <text:p>R287C23</text:p>
          </table:table-cell>
          <table:table-cell office:value-type="float" office:value="28724">
            <text:p>28724</text:p>
          </table:table-cell>
          <table:table-cell office:value-type="string" office:string-value="R287C25">
            <text:p>R287C25</text:p>
          </table:table-cell>
          <table:table-cell office:value-type="float" office:value="28726">
            <text:p>28726</text:p>
          </table:table-cell>
        </table:table-row>
        <table:table-row>
          <table:table-cell office:value-type="string" office:string-value="R288C1">
            <text:p>R288C1</text:p>
          </table:table-cell>
          <table:table-cell office:value-type="float" office:value="28802">
            <text:p>28802</text:p>
          </table:table-cell>
          <table:table-cell office:value-type="string" office:string-value="R288C3">
            <text:p>R288C3</text:p>
          </table:table-cell>
          <table:table-cell office:value-type="float" office:value="28804">
            <text:p>28804</text:p>
          </table:table-cell>
          <table:table-cell office:value-type="string" office:string-value="R288C5">
            <text:p>R288C5</text:p>
          </table:table-cell>
          <table:table-cell office:value-type="float" office:value="28806">
            <text:p>28806</text:p>
          </table:table-cell>
          <table:table-cell office:value-type="string" office:string-value="R288C7">
            <text:p>R288C7</text:p>
          </table:table-cell>
          <table:table-cell office:value-type="float" office:value="28808">
            <text:p>28808</text:p>
          </table:table-cell>
          <table:table-cell office:value-type="string" office:string-value="R288C9">
            <text:p>R288C9</text:p>
          </table:table-cell>
          <table:table-cell office:value-type="float" office:value="28810">
            <text:p>28810</text:p>
          </table:table-cell>
          <table:table-cell office:value-type="string" office:string-value="R288C11">
            <text:p>R288C11</text:p>
          </table:table-cell>
          <table:table-cell office:value-type="float" office:value="28812">
            <text:p>28812</text:p>
          </table:table-cell>
          <table:table-cell office:value-type="string" office:string-value="R288C13">
            <text:p>R288C13</text:p>
          </table:table-cell>
          <table:table-cell office:value-type="float" office:value="28814">
            <text:p>28814</text:p>
          </table:table-cell>
          <table:table-cell office:value-type="string" office:string-value="R288C15">
            <text:p>R288C15</text:p>
          </table:table-cell>
          <table:table-cell office:value-type="float" office:value="28816">
            <text:p>28816</text:p>
          </table:table-cell>
          <table:table-cell office:value-type="string" office:string-value="R288C17">
            <text:p>R288C17</text:p>
          </table:table-cell>
          <table:table-cell office:value-type="float" office:value="28818">
            <text:p>28818</text:p>
          </table:table-cell>
          <table:table-cell office:value-type="string" office:string-value="R288C19">
            <text:p>R288C19</text:p>
          </table:table-cell>
          <table:table-cell office:value-type="float" office:value="28820">
            <text:p>28820</text:p>
          </table:table-cell>
          <table:table-cell office:value-type="string" office:string-value="R288C21">
            <text:p>R288C21</text:p>
          </table:table-cell>
          <table:table-cell office:value-type="float" office:value="28822">
            <text:p>28822</text:p>
          </table:table-cell>
          <table:table-cell office:value-type="string" office:string-value="R288C23">
            <text:p>R288C23</text:p>
          </table:table-cell>
          <table:table-cell office:value-type="float" office:value="28824">
            <text:p>28824</text:p>
          </table:table-cell>
          <table:table-cell office:value-type="string" office:string-value="R288C25">
            <text:p>R288C25</text:p>
          </table:table-cell>
          <table:table-cell office:value-type="float" office:value="28826">
            <text:p>28826</text:p>
          </table:table-cell>
        </table:table-row>
        <table:table-row>
          <table:table-cell office:value-type="string" office:string-value="R289C1">
            <text:p>R289C1</text:p>
          </table:table-cell>
          <table:table-cell office:value-type="float" office:value="28902">
            <text:p>28902</text:p>
          </table:table-cell>
          <table:table-cell office:value-type="string" office:string-value="R289C3">
            <text:p>R289C3</text:p>
          </table:table-cell>
          <table:table-cell office:value-type="float" office:value="28904">
            <text:p>28904</text:p>
          </table:table-cell>
          <table:table-cell office:value-type="string" office:string-value="R289C5">
            <text:p>R289C5</text:p>
          </table:table-cell>
          <table:table-cell office:value-type="float" office:value="28906">
            <text:p>28906</text:p>
          </table:table-cell>
          <table:table-cell office:value-type="string" office:string-value="R289C7">
            <text:p>R289C7</text:p>
          </table:table-cell>
          <table:table-cell office:value-type="float" office:value="28908">
            <text:p>28908</text:p>
          </table:table-cell>
          <table:table-cell office:value-type="string" office:string-value="R289C9">
            <text:p>R289C9</text:p>
          </table:table-cell>
          <table:table-cell office:value-type="float" office:value="28910">
            <text:p>28910</text:p>
          </table:table-cell>
          <table:table-cell office:value-type="string" office:string-value="R289C11">
            <text:p>R289C11</text:p>
          </table:table-cell>
          <table:table-cell office:value-type="float" office:value="28912">
            <text:p>28912</text:p>
          </table:table-cell>
          <table:table-cell office:value-type="string" office:string-value="R289C13">
            <text:p>R289C13</text:p>
          </table:table-cell>
          <table:table-cell office:value-type="float" office:value="28914">
            <text:p>28914</text:p>
          </table:table-cell>
          <table:table-cell office:value-type="string" office:string-value="R289C15">
            <text:p>R289C15</text:p>
          </table:table-cell>
          <table:table-cell office:value-type="float" office:value="28916">
            <text:p>28916</text:p>
          </table:table-cell>
          <table:table-cell office:value-type="string" office:string-value="R289C17">
            <text:p>R289C17</text:p>
          </table:table-cell>
          <table:table-cell office:value-type="float" office:value="28918">
            <text:p>28918</text:p>
          </table:table-cell>
          <table:table-cell office:value-type="string" office:string-value="R289C19">
            <text:p>R289C19</text:p>
          </table:table-cell>
          <table:table-cell office:value-type="float" office:value="28920">
            <text:p>28920</text:p>
          </table:table-cell>
          <table:table-cell office:value-type="string" office:string-value="R289C21">
            <text:p>R289C21</text:p>
          </table:table-cell>
          <table:table-cell office:value-type="float" office:value="28922">
            <text:p>28922</text:p>
          </table:table-cell>
          <table:table-cell office:value-type="string" office:string-value="R289C23">
            <text:p>R289C23</text:p>
          </table:table-cell>
          <table:table-cell office:value-type="float" office:value="28924">
            <text:p>28924</text:p>
          </table:table-cell>
          <table:table-cell office:value-type="string" office:string-value="R289C25">
            <text:p>R289C25</text:p>
          </table:table-cell>
          <table:table-cell office:value-type="float" office:value="28926">
            <text:p>28926</text:p>
          </table:table-cell>
        </table:table-row>
        <table:table-row>
          <table:table-cell office:value-type="string" office:string-value="R290C1">
            <text:p>R290C1</text:p>
          </table:table-cell>
          <table:table-cell office:value-type="float" office:value="29002">
            <text:p>29002</text:p>
          </table:table-cell>
          <table:table-cell office:value-type="string" office:string-value="R290C3">
            <text:p>R290C3</text:p>
          </table:table-cell>
          <table:table-cell office:value-type="float" office:value="29004">
            <text:p>29004</text:p>
          </table:table-cell>
          <table:table-cell office:value-type="string" office:string-value="R290C5">
            <text:p>R290C5</text:p>
          </table:table-cell>
          <table:table-cell office:value-type="float" office:value="29006">
            <text:p>29006</text:p>
          </table:table-cell>
          <table:table-cell office:value-type="string" office:string-value="R290C7">
            <text:p>R290C7</text:p>
          </table:table-cell>
          <table:table-cell office:value-type="float" office:value="29008">
            <text:p>29008</text:p>
          </table:table-cell>
          <table:table-cell office:value-type="string" office:string-value="R290C9">
            <text:p>R290C9</text:p>
          </table:table-cell>
          <table:table-cell office:value-type="float" office:value="29010">
            <text:p>29010</text:p>
          </table:table-cell>
          <table:table-cell office:value-type="string" office:string-value="R290C11">
            <text:p>R290C11</text:p>
          </table:table-cell>
          <table:table-cell office:value-type="float" office:value="29012">
            <text:p>29012</text:p>
          </table:table-cell>
          <table:table-cell office:value-type="string" office:string-value="R290C13">
            <text:p>R290C13</text:p>
          </table:table-cell>
          <table:table-cell office:value-type="float" office:value="29014">
            <text:p>29014</text:p>
          </table:table-cell>
          <table:table-cell office:value-type="string" office:string-value="R290C15">
            <text:p>R290C15</text:p>
          </table:table-cell>
          <table:table-cell office:value-type="float" office:value="29016">
            <text:p>29016</text:p>
          </table:table-cell>
          <table:table-cell office:value-type="string" office:string-value="R290C17">
            <text:p>R290C17</text:p>
          </table:table-cell>
          <table:table-cell office:value-type="float" office:value="29018">
            <text:p>29018</text:p>
          </table:table-cell>
          <table:table-cell office:value-type="string" office:string-value="R290C19">
            <text:p>R290C19</text:p>
          </table:table-cell>
          <table:table-cell office:value-type="float" office:value="29020">
            <text:p>29020</text:p>
          </table:table-cell>
          <table:table-cell office:value-type="string" office:string-value="R290C21">
            <text:p>R290C21</text:p>
          </table:table-cell>
          <table:table-cell office:value-type="float" office:value="29022">
            <text:p>29022</text:p>
          </table:table-cell>
          <table:table-cell office:value-type="string" office:string-value="R290C23">
            <text:p>R290C23</text:p>
          </table:table-cell>
          <table:table-cell office:value-type="float" office:value="29024">
            <text:p>29024</text:p>
          </table:table-cell>
          <table:table-cell office:value-type="string" office:string-value="R290C25">
            <text:p>R290C25</text:p>
          </table:table-cell>
          <table:table-cell office:value-type="float" office:value="29026">
            <text:p>29026</text:p>
          </table:table-cell>
        </table:table-row>
        <table:table-row>
          <table:table-cell office:value-type="string" office:string-value="R291C1">
            <text:p>R291C1</text:p>
          </table:table-cell>
          <table:table-cell office:value-type="float" office:value="29102">
            <text:p>29102</text:p>
          </table:table-cell>
          <table:table-cell office:value-type="string" office:string-value="R291C3">
            <text:p>R291C3</text:p>
          </table:table-cell>
          <table:table-cell office:value-type="float" office:value="29104">
            <text:p>29104</text:p>
          </table:table-cell>
          <table:table-cell office:value-type="string" office:string-value="R291C5">
            <text:p>R291C5</text:p>
          </table:table-cell>
          <table:table-cell office:value-type="float" office:value="29106">
            <text:p>29106</text:p>
          </table:table-cell>
          <table:table-cell office:value-type="string" office:string-value="R291C7">
            <text:p>R291C7</text:p>
          </table:table-cell>
          <table:table-cell office:value-type="float" office:value="29108">
            <text:p>29108</text:p>
          </table:table-cell>
          <table:table-cell office:value-type="string" office:string-value="R291C9">
            <text:p>R291C9</text:p>
          </table:table-cell>
          <table:table-cell office:value-type="float" office:value="29110">
            <text:p>29110</text:p>
          </table:table-cell>
          <table:table-cell office:value-type="string" office:string-value="R291C11">
            <text:p>R291C11</text:p>
          </table:table-cell>
          <table:table-cell office:value-type="float" office:value="29112">
            <text:p>29112</text:p>
          </table:table-cell>
          <table:table-cell office:value-type="string" office:string-value="R291C13">
            <text:p>R291C13</text:p>
          </table:table-cell>
          <table:table-cell office:value-type="float" office:value="29114">
            <text:p>29114</text:p>
          </table:table-cell>
          <table:table-cell office:value-type="string" office:string-value="R291C15">
            <text:p>R291C15</text:p>
          </table:table-cell>
          <table:table-cell office:value-type="float" office:value="29116">
            <text:p>29116</text:p>
          </table:table-cell>
          <table:table-cell office:value-type="string" office:string-value="R291C17">
            <text:p>R291C17</text:p>
          </table:table-cell>
          <table:table-cell office:value-type="float" office:value="29118">
            <text:p>29118</text:p>
          </table:table-cell>
          <table:table-cell office:value-type="string" office:string-value="R291C19">
            <text:p>R291C19</text:p>
          </table:table-cell>
          <table:table-cell office:value-type="float" office:value="29120">
            <text:p>29120</text:p>
          </table:table-cell>
          <table:table-cell office:value-type="string" office:string-value="R291C21">
            <text:p>R291C21</text:p>
          </table:table-cell>
          <table:table-cell office:value-type="float" office:value="29122">
            <text:p>29122</text:p>
          </table:table-cell>
          <table:table-cell office:value-type="string" office:string-value="R291C23">
            <text:p>R291C23</text:p>
          </table:table-cell>
          <table:table-cell office:value-type="float" office:value="29124">
            <text:p>29124</text:p>
          </table:table-cell>
          <table:table-cell office:value-type="string" office:string-value="R291C25">
            <text:p>R291C25</text:p>
          </table:table-cell>
          <table:table-cell office:value-type="float" office:value="29126">
            <text:p>29126</text:p>
          </table:table-cell>
        </table:table-row>
        <table:table-row>
          <table:table-cell office:value-type="string" office:string-value="R292C1">
            <text:p>R292C1</text:p>
          </table:table-cell>
          <table:table-cell office:value-type="float" office:value="29202">
            <text:p>29202</text:p>
          </table:table-cell>
          <table:table-cell office:value-type="string" office:string-value="R292C3">
            <text:p>R292C3</text:p>
          </table:table-cell>
          <table:table-cell office:value-type="float" office:value="29204">
            <text:p>29204</text:p>
          </table:table-cell>
          <table:table-cell office:value-type="string" office:string-value="R292C5">
            <text:p>R292C5</text:p>
          </table:table-cell>
          <table:table-cell office:value-type="float" office:value="29206">
            <text:p>29206</text:p>
          </table:table-cell>
          <table:table-cell office:value-type="string" office:string-value="R292C7">
            <text:p>R292C7</text:p>
          </table:table-cell>
          <table:table-cell office:value-type="float" office:value="29208">
            <text:p>29208</text:p>
          </table:table-cell>
          <table:table-cell office:value-type="string" office:string-value="R292C9">
            <text:p>R292C9</text:p>
          </table:table-cell>
          <table:table-cell office:value-type="float" office:value="29210">
            <text:p>29210</text:p>
          </table:table-cell>
          <table:table-cell office:value-type="string" office:string-value="R292C11">
            <text:p>R292C11</text:p>
          </table:table-cell>
          <table:table-cell office:value-type="float" office:value="29212">
            <text:p>29212</text:p>
          </table:table-cell>
          <table:table-cell office:value-type="string" office:string-value="R292C13">
            <text:p>R292C13</text:p>
          </table:table-cell>
          <table:table-cell office:value-type="float" office:value="29214">
            <text:p>29214</text:p>
          </table:table-cell>
          <table:table-cell office:value-type="string" office:string-value="R292C15">
            <text:p>R292C15</text:p>
          </table:table-cell>
          <table:table-cell office:value-type="float" office:value="29216">
            <text:p>29216</text:p>
          </table:table-cell>
          <table:table-cell office:value-type="string" office:string-value="R292C17">
            <text:p>R292C17</text:p>
          </table:table-cell>
          <table:table-cell office:value-type="float" office:value="29218">
            <text:p>29218</text:p>
          </table:table-cell>
          <table:table-cell office:value-type="string" office:string-value="R292C19">
            <text:p>R292C19</text:p>
          </table:table-cell>
          <table:table-cell office:value-type="float" office:value="29220">
            <text:p>29220</text:p>
          </table:table-cell>
          <table:table-cell office:value-type="string" office:string-value="R292C21">
            <text:p>R292C21</text:p>
          </table:table-cell>
          <table:table-cell office:value-type="float" office:value="29222">
            <text:p>29222</text:p>
          </table:table-cell>
          <table:table-cell office:value-type="string" office:string-value="R292C23">
            <text:p>R292C23</text:p>
          </table:table-cell>
          <table:table-cell office:value-type="float" office:value="29224">
            <text:p>29224</text:p>
          </table:table-cell>
          <table:table-cell office:value-type="string" office:string-value="R292C25">
            <text:p>R292C25</text:p>
          </table:table-cell>
          <table:table-cell office:value-type="float" office:value="29226">
            <text:p>29226</text:p>
          </table:table-cell>
        </table:table-row>
        <table:table-row>
          <table:table-cell office:value-type="string" office:string-value="R293C1">
            <text:p>R293C1</text:p>
          </table:table-cell>
          <table:table-cell office:value-type="float" office:value="29302">
            <text:p>29302</text:p>
          </table:table-cell>
          <table:table-cell office:value-type="string" office:string-value="R293C3">
            <text:p>R293C3</text:p>
          </table:table-cell>
          <table:table-cell office:value-type="float" office:value="29304">
            <text:p>29304</text:p>
          </table:table-cell>
          <table:table-cell office:value-type="string" office:string-value="R293C5">
            <text:p>R293C5</text:p>
          </table:table-cell>
          <table:table-cell office:value-type="float" office:value="29306">
            <text:p>29306</text:p>
          </table:table-cell>
          <table:table-cell office:value-type="string" office:string-value="R293C7">
            <text:p>R293C7</text:p>
          </table:table-cell>
          <table:table-cell office:value-type="float" office:value="29308">
            <text:p>29308</text:p>
          </table:table-cell>
          <table:table-cell office:value-type="string" office:string-value="R293C9">
            <text:p>R293C9</text:p>
          </table:table-cell>
          <table:table-cell office:value-type="float" office:value="29310">
            <text:p>29310</text:p>
          </table:table-cell>
          <table:table-cell office:value-type="string" office:string-value="R293C11">
            <text:p>R293C11</text:p>
          </table:table-cell>
          <table:table-cell office:value-type="float" office:value="29312">
            <text:p>29312</text:p>
          </table:table-cell>
          <table:table-cell office:value-type="string" office:string-value="R293C13">
            <text:p>R293C13</text:p>
          </table:table-cell>
          <table:table-cell office:value-type="float" office:value="29314">
            <text:p>29314</text:p>
          </table:table-cell>
          <table:table-cell office:value-type="string" office:string-value="R293C15">
            <text:p>R293C15</text:p>
          </table:table-cell>
          <table:table-cell office:value-type="float" office:value="29316">
            <text:p>29316</text:p>
          </table:table-cell>
          <table:table-cell office:value-type="string" office:string-value="R293C17">
            <text:p>R293C17</text:p>
          </table:table-cell>
          <table:table-cell office:value-type="float" office:value="29318">
            <text:p>29318</text:p>
          </table:table-cell>
          <table:table-cell office:value-type="string" office:string-value="R293C19">
            <text:p>R293C19</text:p>
          </table:table-cell>
          <table:table-cell office:value-type="float" office:value="29320">
            <text:p>29320</text:p>
          </table:table-cell>
          <table:table-cell office:value-type="string" office:string-value="R293C21">
            <text:p>R293C21</text:p>
          </table:table-cell>
          <table:table-cell office:value-type="float" office:value="29322">
            <text:p>29322</text:p>
          </table:table-cell>
          <table:table-cell office:value-type="string" office:string-value="R293C23">
            <text:p>R293C23</text:p>
          </table:table-cell>
          <table:table-cell office:value-type="float" office:value="29324">
            <text:p>29324</text:p>
          </table:table-cell>
          <table:table-cell office:value-type="string" office:string-value="R293C25">
            <text:p>R293C25</text:p>
          </table:table-cell>
          <table:table-cell office:value-type="float" office:value="29326">
            <text:p>29326</text:p>
          </table:table-cell>
        </table:table-row>
        <table:table-row>
          <table:table-cell office:value-type="string" office:string-value="R294C1">
            <text:p>R294C1</text:p>
          </table:table-cell>
          <table:table-cell office:value-type="float" office:value="29402">
            <text:p>29402</text:p>
          </table:table-cell>
          <table:table-cell office:value-type="string" office:string-value="R294C3">
            <text:p>R294C3</text:p>
          </table:table-cell>
          <table:table-cell office:value-type="float" office:value="29404">
            <text:p>29404</text:p>
          </table:table-cell>
          <table:table-cell office:value-type="string" office:string-value="R294C5">
            <text:p>R294C5</text:p>
          </table:table-cell>
          <table:table-cell office:value-type="float" office:value="29406">
            <text:p>29406</text:p>
          </table:table-cell>
          <table:table-cell office:value-type="string" office:string-value="R294C7">
            <text:p>R294C7</text:p>
          </table:table-cell>
          <table:table-cell office:value-type="float" office:value="29408">
            <text:p>29408</text:p>
          </table:table-cell>
          <table:table-cell office:value-type="string" office:string-value="R294C9">
            <text:p>R294C9</text:p>
          </table:table-cell>
          <table:table-cell office:value-type="float" office:value="29410">
            <text:p>29410</text:p>
          </table:table-cell>
          <table:table-cell office:value-type="string" office:string-value="R294C11">
            <text:p>R294C11</text:p>
          </table:table-cell>
          <table:table-cell office:value-type="float" office:value="29412">
            <text:p>29412</text:p>
          </table:table-cell>
          <table:table-cell office:value-type="string" office:string-value="R294C13">
            <text:p>R294C13</text:p>
          </table:table-cell>
          <table:table-cell office:value-type="float" office:value="29414">
            <text:p>29414</text:p>
          </table:table-cell>
          <table:table-cell office:value-type="string" office:string-value="R294C15">
            <text:p>R294C15</text:p>
          </table:table-cell>
          <table:table-cell office:value-type="float" office:value="29416">
            <text:p>29416</text:p>
          </table:table-cell>
          <table:table-cell office:value-type="string" office:string-value="R294C17">
            <text:p>R294C17</text:p>
          </table:table-cell>
          <table:table-cell office:value-type="float" office:value="29418">
            <text:p>29418</text:p>
          </table:table-cell>
          <table:table-cell office:value-type="string" office:string-value="R294C19">
            <text:p>R294C19</text:p>
          </table:table-cell>
          <table:table-cell office:value-type="float" office:value="29420">
            <text:p>29420</text:p>
          </table:table-cell>
          <table:table-cell office:value-type="string" office:string-value="R294C21">
            <text:p>R294C21</text:p>
          </table:table-cell>
          <table:table-cell office:value-type="float" office:value="29422">
            <text:p>29422</text:p>
          </table:table-cell>
          <table:table-cell office:value-type="string" office:string-value="R294C23">
            <text:p>R294C23</text:p>
          </table:table-cell>
          <table:table-cell office:value-type="float" office:value="29424">
            <text:p>29424</text:p>
          </table:table-cell>
          <table:table-cell office:value-type="string" office:string-value="R294C25">
            <text:p>R294C25</text:p>
          </table:table-cell>
          <table:table-cell office:value-type="float" office:value="29426">
            <text:p>29426</text:p>
          </table:table-cell>
        </table:table-row>
        <table:table-row>
          <table:table-cell office:value-type="string" office:string-value="R295C1">
            <text:p>R295C1</text:p>
          </table:table-cell>
          <table:table-cell office:value-type="float" office:value="29502">
            <text:p>29502</text:p>
          </table:table-cell>
          <table:table-cell office:value-type="string" office:string-value="R295C3">
            <text:p>R295C3</text:p>
          </table:table-cell>
          <table:table-cell office:value-type="float" office:value="29504">
            <text:p>29504</text:p>
          </table:table-cell>
          <table:table-cell office:value-type="string" office:string-value="R295C5">
            <text:p>R295C5</text:p>
          </table:table-cell>
          <table:table-cell office:value-type="float" office:value="29506">
            <text:p>29506</text:p>
          </table:table-cell>
          <table:table-cell office:value-type="string" office:string-value="R295C7">
            <text:p>R295C7</text:p>
          </table:table-cell>
          <table:table-cell office:value-type="float" office:value="29508">
            <text:p>29508</text:p>
          </table:table-cell>
          <table:table-cell office:value-type="string" office:string-value="R295C9">
            <text:p>R295C9</text:p>
          </table:table-cell>
          <table:table-cell office:value-type="float" office:value="29510">
            <text:p>29510</text:p>
          </table:table-cell>
          <table:table-cell office:value-type="string" office:string-value="R295C11">
            <text:p>R295C11</text:p>
          </table:table-cell>
          <table:table-cell office:value-type="float" office:value="29512">
            <text:p>29512</text:p>
          </table:table-cell>
          <table:table-cell office:value-type="string" office:string-value="R295C13">
            <text:p>R295C13</text:p>
          </table:table-cell>
          <table:table-cell office:value-type="float" office:value="29514">
            <text:p>29514</text:p>
          </table:table-cell>
          <table:table-cell office:value-type="string" office:string-value="R295C15">
            <text:p>R295C15</text:p>
          </table:table-cell>
          <table:table-cell office:value-type="float" office:value="29516">
            <text:p>29516</text:p>
          </table:table-cell>
          <table:table-cell office:value-type="string" office:string-value="R295C17">
            <text:p>R295C17</text:p>
          </table:table-cell>
          <table:table-cell office:value-type="float" office:value="29518">
            <text:p>29518</text:p>
          </table:table-cell>
          <table:table-cell office:value-type="string" office:string-value="R295C19">
            <text:p>R295C19</text:p>
          </table:table-cell>
          <table:table-cell office:value-type="float" office:value="29520">
            <text:p>29520</text:p>
          </table:table-cell>
          <table:table-cell office:value-type="string" office:string-value="R295C21">
            <text:p>R295C21</text:p>
          </table:table-cell>
          <table:table-cell office:value-type="float" office:value="29522">
            <text:p>29522</text:p>
          </table:table-cell>
          <table:table-cell office:value-type="string" office:string-value="R295C23">
            <text:p>R295C23</text:p>
          </table:table-cell>
          <table:table-cell office:value-type="float" office:value="29524">
            <text:p>29524</text:p>
          </table:table-cell>
          <table:table-cell office:value-type="string" office:string-value="R295C25">
            <text:p>R295C25</text:p>
          </table:table-cell>
          <table:table-cell office:value-type="float" office:value="29526">
            <text:p>29526</text:p>
          </table:table-cell>
        </table:table-row>
        <table:table-row>
          <table:table-cell office:value-type="string" office:string-value="R296C1">
            <text:p>R296C1</text:p>
          </table:table-cell>
          <table:table-cell office:value-type="float" office:value="29602">
            <text:p>29602</text:p>
          </table:table-cell>
          <table:table-cell office:value-type="string" office:string-value="R296C3">
            <text:p>R296C3</text:p>
          </table:table-cell>
          <table:table-cell office:value-type="float" office:value="29604">
            <text:p>29604</text:p>
          </table:table-cell>
          <table:table-cell office:value-type="string" office:string-value="R296C5">
            <text:p>R296C5</text:p>
          </table:table-cell>
          <table:table-cell office:value-type="float" office:value="29606">
            <text:p>29606</text:p>
          </table:table-cell>
          <table:table-cell office:value-type="string" office:string-value="R296C7">
            <text:p>R296C7</text:p>
          </table:table-cell>
          <table:table-cell office:value-type="float" office:value="29608">
            <text:p>29608</text:p>
          </table:table-cell>
          <table:table-cell office:value-type="string" office:string-value="R296C9">
            <text:p>R296C9</text:p>
          </table:table-cell>
          <table:table-cell office:value-type="float" office:value="29610">
            <text:p>29610</text:p>
          </table:table-cell>
          <table:table-cell office:value-type="string" office:string-value="R296C11">
            <text:p>R296C11</text:p>
          </table:table-cell>
          <table:table-cell office:value-type="float" office:value="29612">
            <text:p>29612</text:p>
          </table:table-cell>
          <table:table-cell office:value-type="string" office:string-value="R296C13">
            <text:p>R296C13</text:p>
          </table:table-cell>
          <table:table-cell office:value-type="float" office:value="29614">
            <text:p>29614</text:p>
          </table:table-cell>
          <table:table-cell office:value-type="string" office:string-value="R296C15">
            <text:p>R296C15</text:p>
          </table:table-cell>
          <table:table-cell office:value-type="float" office:value="29616">
            <text:p>29616</text:p>
          </table:table-cell>
          <table:table-cell office:value-type="string" office:string-value="R296C17">
            <text:p>R296C17</text:p>
          </table:table-cell>
          <table:table-cell office:value-type="float" office:value="29618">
            <text:p>29618</text:p>
          </table:table-cell>
          <table:table-cell office:value-type="string" office:string-value="R296C19">
            <text:p>R296C19</text:p>
          </table:table-cell>
          <table:table-cell office:value-type="float" office:value="29620">
            <text:p>29620</text:p>
          </table:table-cell>
          <table:table-cell office:value-type="string" office:string-value="R296C21">
            <text:p>R296C21</text:p>
          </table:table-cell>
          <table:table-cell office:value-type="float" office:value="29622">
            <text:p>29622</text:p>
          </table:table-cell>
          <table:table-cell office:value-type="string" office:string-value="R296C23">
            <text:p>R296C23</text:p>
          </table:table-cell>
          <table:table-cell office:value-type="float" office:value="29624">
            <text:p>29624</text:p>
          </table:table-cell>
          <table:table-cell office:value-type="string" office:string-value="R296C25">
            <text:p>R296C25</text:p>
          </table:table-cell>
          <table:table-cell office:value-type="float" office:value="29626">
            <text:p>29626</text:p>
          </table:table-cell>
        </table:table-row>
        <table:table-row>
          <table:table-cell office:value-type="string" office:string-value="R297C1">
            <text:p>R297C1</text:p>
          </table:table-cell>
          <table:table-cell office:value-type="float" office:value="29702">
            <text:p>29702</text:p>
          </table:table-cell>
          <table:table-cell office:value-type="string" office:string-value="R297C3">
            <text:p>R297C3</text:p>
          </table:table-cell>
          <table:table-cell office:value-type="float" office:value="29704">
            <text:p>29704</text:p>
          </table:table-cell>
          <table:table-cell office:value-type="string" office:string-value="R297C5">
            <text:p>R297C5</text:p>
          </table:table-cell>
          <table:table-cell office:value-type="float" office:value="29706">
            <text:p>29706</text:p>
          </table:table-cell>
          <table:table-cell office:value-type="string" office:string-value="R297C7">
            <text:p>R297C7</text:p>
          </table:table-cell>
          <table:table-cell office:value-type="float" office:value="29708">
            <text:p>29708</text:p>
          </table:table-cell>
          <table:table-cell office:value-type="string" office:string-value="R297C9">
            <text:p>R297C9</text:p>
          </table:table-cell>
          <table:table-cell office:value-type="float" office:value="29710">
            <text:p>29710</text:p>
          </table:table-cell>
          <table:table-cell office:value-type="string" office:string-value="R297C11">
            <text:p>R297C11</text:p>
          </table:table-cell>
          <table:table-cell office:value-type="float" office:value="29712">
            <text:p>29712</text:p>
          </table:table-cell>
          <table:table-cell office:value-type="string" office:string-value="R297C13">
            <text:p>R297C13</text:p>
          </table:table-cell>
          <table:table-cell office:value-type="float" office:value="29714">
            <text:p>29714</text:p>
          </table:table-cell>
          <table:table-cell office:value-type="string" office:string-value="R297C15">
            <text:p>R297C15</text:p>
          </table:table-cell>
          <table:table-cell office:value-type="float" office:value="29716">
            <text:p>29716</text:p>
          </table:table-cell>
          <table:table-cell office:value-type="string" office:string-value="R297C17">
            <text:p>R297C17</text:p>
          </table:table-cell>
          <table:table-cell office:value-type="float" office:value="29718">
            <text:p>29718</text:p>
          </table:table-cell>
          <table:table-cell office:value-type="string" office:string-value="R297C19">
            <text:p>R297C19</text:p>
          </table:table-cell>
          <table:table-cell office:value-type="float" office:value="29720">
            <text:p>29720</text:p>
          </table:table-cell>
          <table:table-cell office:value-type="string" office:string-value="R297C21">
            <text:p>R297C21</text:p>
          </table:table-cell>
          <table:table-cell office:value-type="float" office:value="29722">
            <text:p>29722</text:p>
          </table:table-cell>
          <table:table-cell office:value-type="string" office:string-value="R297C23">
            <text:p>R297C23</text:p>
          </table:table-cell>
          <table:table-cell office:value-type="float" office:value="29724">
            <text:p>29724</text:p>
          </table:table-cell>
          <table:table-cell office:value-type="string" office:string-value="R297C25">
            <text:p>R297C25</text:p>
          </table:table-cell>
          <table:table-cell office:value-type="float" office:value="29726">
            <text:p>29726</text:p>
          </table:table-cell>
        </table:table-row>
        <table:table-row>
          <table:table-cell office:value-type="string" office:string-value="R298C1">
            <text:p>R298C1</text:p>
          </table:table-cell>
          <table:table-cell office:value-type="float" office:value="29802">
            <text:p>29802</text:p>
          </table:table-cell>
          <table:table-cell office:value-type="string" office:string-value="R298C3">
            <text:p>R298C3</text:p>
          </table:table-cell>
          <table:table-cell office:value-type="float" office:value="29804">
            <text:p>29804</text:p>
          </table:table-cell>
          <table:table-cell office:value-type="string" office:string-value="R298C5">
            <text:p>R298C5</text:p>
          </table:table-cell>
          <table:table-cell office:value-type="float" office:value="29806">
            <text:p>29806</text:p>
          </table:table-cell>
          <table:table-cell office:value-type="string" office:string-value="R298C7">
            <text:p>R298C7</text:p>
          </table:table-cell>
          <table:table-cell office:value-type="float" office:value="29808">
            <text:p>29808</text:p>
          </table:table-cell>
          <table:table-cell office:value-type="string" office:string-value="R298C9">
            <text:p>R298C9</text:p>
          </table:table-cell>
          <table:table-cell office:value-type="float" office:value="29810">
            <text:p>29810</text:p>
          </table:table-cell>
          <table:table-cell office:value-type="string" office:string-value="R298C11">
            <text:p>R298C11</text:p>
          </table:table-cell>
          <table:table-cell office:value-type="float" office:value="29812">
            <text:p>29812</text:p>
          </table:table-cell>
          <table:table-cell office:value-type="string" office:string-value="R298C13">
            <text:p>R298C13</text:p>
          </table:table-cell>
          <table:table-cell office:value-type="float" office:value="29814">
            <text:p>29814</text:p>
          </table:table-cell>
          <table:table-cell office:value-type="string" office:string-value="R298C15">
            <text:p>R298C15</text:p>
          </table:table-cell>
          <table:table-cell office:value-type="float" office:value="29816">
            <text:p>29816</text:p>
          </table:table-cell>
          <table:table-cell office:value-type="string" office:string-value="R298C17">
            <text:p>R298C17</text:p>
          </table:table-cell>
          <table:table-cell office:value-type="float" office:value="29818">
            <text:p>29818</text:p>
          </table:table-cell>
          <table:table-cell office:value-type="string" office:string-value="R298C19">
            <text:p>R298C19</text:p>
          </table:table-cell>
          <table:table-cell office:value-type="float" office:value="29820">
            <text:p>29820</text:p>
          </table:table-cell>
          <table:table-cell office:value-type="string" office:string-value="R298C21">
            <text:p>R298C21</text:p>
          </table:table-cell>
          <table:table-cell office:value-type="float" office:value="29822">
            <text:p>29822</text:p>
          </table:table-cell>
          <table:table-cell office:value-type="string" office:string-value="R298C23">
            <text:p>R298C23</text:p>
          </table:table-cell>
          <table:table-cell office:value-type="float" office:value="29824">
            <text:p>29824</text:p>
          </table:table-cell>
          <table:table-cell office:value-type="string" office:string-value="R298C25">
            <text:p>R298C25</text:p>
          </table:table-cell>
          <table:table-cell office:value-type="float" office:value="29826">
            <text:p>29826</text:p>
          </table:table-cell>
        </table:table-row>
        <table:table-row>
          <table:table-cell office:value-type="string" office:string-value="R299C1">
            <text:p>R299C1</text:p>
          </table:table-cell>
          <table:table-cell office:value-type="float" office:value="29902">
            <text:p>29902</text:p>
          </table:table-cell>
          <table:table-cell office:value-type="string" office:string-value="R299C3">
            <text:p>R299C3</text:p>
          </table:table-cell>
          <table:table-cell office:value-type="float" office:value="29904">
            <text:p>29904</text:p>
          </table:table-cell>
          <table:table-cell office:value-type="string" office:string-value="R299C5">
            <text:p>R299C5</text:p>
          </table:table-cell>
          <table:table-cell office:value-type="float" office:value="29906">
            <text:p>29906</text:p>
          </table:table-cell>
          <table:table-cell office:value-type="string" office:string-value="R299C7">
            <text:p>R299C7</text:p>
          </table:table-cell>
          <table:table-cell office:value-type="float" office:value="29908">
            <text:p>29908</text:p>
          </table:table-cell>
          <table:table-cell office:value-type="string" office:string-value="R299C9">
            <text:p>R299C9</text:p>
          </table:table-cell>
          <table:table-cell office:value-type="float" office:value="29910">
            <text:p>29910</text:p>
          </table:table-cell>
          <table:table-cell office:value-type="string" office:string-value="R299C11">
            <text:p>R299C11</text:p>
          </table:table-cell>
          <table:table-cell office:value-type="float" office:value="29912">
            <text:p>29912</text:p>
          </table:table-cell>
          <table:table-cell office:value-type="string" office:string-value="R299C13">
            <text:p>R299C13</text:p>
          </table:table-cell>
          <table:table-cell office:value-type="float" office:value="29914">
            <text:p>29914</text:p>
          </table:table-cell>
          <table:table-cell office:value-type="string" office:string-value="R299C15">
            <text:p>R299C15</text:p>
          </table:table-cell>
          <table:table-cell office:value-type="float" office:value="29916">
            <text:p>29916</text:p>
          </table:table-cell>
          <table:table-cell office:value-type="string" office:string-value="R299C17">
            <text:p>R299C17</text:p>
          </table:table-cell>
          <table:table-cell office:value-type="float" office:value="29918">
            <text:p>29918</text:p>
          </table:table-cell>
          <table:table-cell office:value-type="string" office:string-value="R299C19">
            <text:p>R299C19</text:p>
          </table:table-cell>
          <table:table-cell office:value-type="float" office:value="29920">
            <text:p>29920</text:p>
          </table:table-cell>
          <table:table-cell office:value-type="string" office:string-value="R299C21">
            <text:p>R299C21</text:p>
          </table:table-cell>
          <table:table-cell office:value-type="float" office:value="29922">
            <text:p>29922</text:p>
          </table:table-cell>
          <table:table-cell office:value-type="string" office:string-value="R299C23">
            <text:p>R299C23</text:p>
          </table:table-cell>
          <table:table-cell office:value-type="float" office:value="29924">
            <text:p>29924</text:p>
          </table:table-cell>
          <table:table-cell office:value-type="string" office:string-value="R299C25">
            <text:p>R299C25</text:p>
          </table:table-cell>
          <table:table-cell office:value-type="float" office:value="29926">
            <text:p>29926</text:p>
          </table:table-cell>
        </table:table-row>
        <table:table-row>
          <table:table-cell office:value-type="string" office:string-value="R300C1">
            <text:p>R300C1</text:p>
          </table:table-cell>
          <table:table-cell office:value-type="float" office:value="30002">
            <text:p>30002</text:p>
          </table:table-cell>
          <table:table-cell office:value-type="string" office:string-value="R300C3">
            <text:p>R300C3</text:p>
          </table:table-cell>
          <table:table-cell office:value-type="float" office:value="30004">
            <text:p>30004</text:p>
          </table:table-cell>
          <table:table-cell office:value-type="string" office:string-value="R300C5">
            <text:p>R300C5</text:p>
          </table:table-cell>
          <table:table-cell office:value-type="float" office:value="30006">
            <text:p>30006</text:p>
          </table:table-cell>
          <table:table-cell office:value-type="string" office:string-value="R300C7">
            <text:p>R300C7</text:p>
          </table:table-cell>
          <table:table-cell office:value-type="float" office:value="30008">
            <text:p>30008</text:p>
          </table:table-cell>
          <table:table-cell office:value-type="string" office:string-value="R300C9">
            <text:p>R300C9</text:p>
          </table:table-cell>
          <table:table-cell office:value-type="float" office:value="30010">
            <text:p>30010</text:p>
          </table:table-cell>
          <table:table-cell office:value-type="string" office:string-value="R300C11">
            <text:p>R300C11</text:p>
          </table:table-cell>
          <table:table-cell office:value-type="float" office:value="30012">
            <text:p>30012</text:p>
          </table:table-cell>
          <table:table-cell office:value-type="string" office:string-value="R300C13">
            <text:p>R300C13</text:p>
          </table:table-cell>
          <table:table-cell office:value-type="float" office:value="30014">
            <text:p>30014</text:p>
          </table:table-cell>
          <table:table-cell office:value-type="string" office:string-value="R300C15">
            <text:p>R300C15</text:p>
          </table:table-cell>
          <table:table-cell office:value-type="float" office:value="30016">
            <text:p>30016</text:p>
          </table:table-cell>
          <table:table-cell office:value-type="string" office:string-value="R300C17">
            <text:p>R300C17</text:p>
          </table:table-cell>
          <table:table-cell office:value-type="float" office:value="30018">
            <text:p>30018</text:p>
          </table:table-cell>
          <table:table-cell office:value-type="string" office:string-value="R300C19">
            <text:p>R300C19</text:p>
          </table:table-cell>
          <table:table-cell office:value-type="float" office:value="30020">
            <text:p>30020</text:p>
          </table:table-cell>
          <table:table-cell office:value-type="string" office:string-value="R300C21">
            <text:p>R300C21</text:p>
          </table:table-cell>
          <table:table-cell office:value-type="float" office:value="30022">
            <text:p>30022</text:p>
          </table:table-cell>
          <table:table-cell office:value-type="string" office:string-value="R300C23">
            <text:p>R300C23</text:p>
          </table:table-cell>
          <table:table-cell office:value-type="float" office:value="30024">
            <text:p>30024</text:p>
          </table:table-cell>
          <table:table-cell office:value-type="string" office:string-value="R300C25">
            <text:p>R300C25</text:p>
          </table:table-cell>
          <table:table-cell office:value-type="float" office:value="30026">
            <text:p>30026</text:p>
          </table:table-cell>
        </table:table-row>
        <table:table-row>
          <table:table-cell office:value-type="string" office:string-value="R301C1">
            <text:p>R301C1</text:p>
          </table:table-cell>
          <table:table-cell office:value-type="float" office:value="30102">
            <text:p>30102</text:p>
          </table:table-cell>
          <table:table-cell office:value-type="string" office:string-value="R301C3">
            <text:p>R301C3</text:p>
          </table:table-cell>
          <table:table-cell office:value-type="float" office:value="30104">
            <text:p>30104</text:p>
          </table:table-cell>
          <table:table-cell office:value-type="string" office:string-value="R301C5">
            <text:p>R301C5</text:p>
          </table:table-cell>
          <table:table-cell office:value-type="float" office:value="30106">
            <text:p>30106</text:p>
          </table:table-cell>
          <table:table-cell office:value-type="string" office:string-value="R301C7">
            <text:p>R301C7</text:p>
          </table:table-cell>
          <table:table-cell office:value-type="float" office:value="30108">
            <text:p>30108</text:p>
          </table:table-cell>
          <table:table-cell office:value-type="string" office:string-value="R301C9">
            <text:p>R301C9</text:p>
          </table:table-cell>
          <table:table-cell office:value-type="float" office:value="30110">
            <text:p>30110</text:p>
          </table:table-cell>
          <table:table-cell office:value-type="string" office:string-value="R301C11">
            <text:p>R301C11</text:p>
          </table:table-cell>
          <table:table-cell office:value-type="float" office:value="30112">
            <text:p>30112</text:p>
          </table:table-cell>
          <table:table-cell office:value-type="string" office:string-value="R301C13">
            <text:p>R301C13</text:p>
          </table:table-cell>
          <table:table-cell office:value-type="float" office:value="30114">
            <text:p>30114</text:p>
          </table:table-cell>
          <table:table-cell office:value-type="string" office:string-value="R301C15">
            <text:p>R301C15</text:p>
          </table:table-cell>
          <table:table-cell office:value-type="float" office:value="30116">
            <text:p>30116</text:p>
          </table:table-cell>
          <table:table-cell office:value-type="string" office:string-value="R301C17">
            <text:p>R301C17</text:p>
          </table:table-cell>
          <table:table-cell office:value-type="float" office:value="30118">
            <text:p>30118</text:p>
          </table:table-cell>
          <table:table-cell office:value-type="string" office:string-value="R301C19">
            <text:p>R301C19</text:p>
          </table:table-cell>
          <table:table-cell office:value-type="float" office:value="30120">
            <text:p>30120</text:p>
          </table:table-cell>
          <table:table-cell office:value-type="string" office:string-value="R301C21">
            <text:p>R301C21</text:p>
          </table:table-cell>
          <table:table-cell office:value-type="float" office:value="30122">
            <text:p>30122</text:p>
          </table:table-cell>
          <table:table-cell office:value-type="string" office:string-value="R301C23">
            <text:p>R301C23</text:p>
          </table:table-cell>
          <table:table-cell office:value-type="float" office:value="30124">
            <text:p>30124</text:p>
          </table:table-cell>
          <table:table-cell office:value-type="string" office:string-value="R301C25">
            <text:p>R301C25</text:p>
          </table:table-cell>
          <table:table-cell office:value-type="float" office:value="30126">
            <text:p>30126</text:p>
          </table:table-cell>
        </table:table-row>
        <table:table-row>
          <table:table-cell office:value-type="string" office:string-value="R302C1">
            <text:p>R302C1</text:p>
          </table:table-cell>
          <table:table-cell office:value-type="float" office:value="30202">
            <text:p>30202</text:p>
          </table:table-cell>
          <table:table-cell office:value-type="string" office:string-value="R302C3">
            <text:p>R302C3</text:p>
          </table:table-cell>
          <table:table-cell office:value-type="float" office:value="30204">
            <text:p>30204</text:p>
          </table:table-cell>
          <table:table-cell office:value-type="string" office:string-value="R302C5">
            <text:p>R302C5</text:p>
          </table:table-cell>
          <table:table-cell office:value-type="float" office:value="30206">
            <text:p>30206</text:p>
          </table:table-cell>
          <table:table-cell office:value-type="string" office:string-value="R302C7">
            <text:p>R302C7</text:p>
          </table:table-cell>
          <table:table-cell office:value-type="float" office:value="30208">
            <text:p>30208</text:p>
          </table:table-cell>
          <table:table-cell office:value-type="string" office:string-value="R302C9">
            <text:p>R302C9</text:p>
          </table:table-cell>
          <table:table-cell office:value-type="float" office:value="30210">
            <text:p>30210</text:p>
          </table:table-cell>
          <table:table-cell office:value-type="string" office:string-value="R302C11">
            <text:p>R302C11</text:p>
          </table:table-cell>
          <table:table-cell office:value-type="float" office:value="30212">
            <text:p>30212</text:p>
          </table:table-cell>
          <table:table-cell office:value-type="string" office:string-value="R302C13">
            <text:p>R302C13</text:p>
          </table:table-cell>
          <table:table-cell office:value-type="float" office:value="30214">
            <text:p>30214</text:p>
          </table:table-cell>
          <table:table-cell office:value-type="string" office:string-value="R302C15">
            <text:p>R302C15</text:p>
          </table:table-cell>
          <table:table-cell office:value-type="float" office:value="30216">
            <text:p>30216</text:p>
          </table:table-cell>
          <table:table-cell office:value-type="string" office:string-value="R302C17">
            <text:p>R302C17</text:p>
          </table:table-cell>
          <table:table-cell office:value-type="float" office:value="30218">
            <text:p>30218</text:p>
          </table:table-cell>
          <table:table-cell office:value-type="string" office:string-value="R302C19">
            <text:p>R302C19</text:p>
          </table:table-cell>
          <table:table-cell office:value-type="float" office:value="30220">
            <text:p>30220</text:p>
          </table:table-cell>
          <table:table-cell office:value-type="string" office:string-value="R302C21">
            <text:p>R302C21</text:p>
          </table:table-cell>
          <table:table-cell office:value-type="float" office:value="30222">
            <text:p>30222</text:p>
          </table:table-cell>
          <table:table-cell office:value-type="string" office:string-value="R302C23">
            <text:p>R302C23</text:p>
          </table:table-cell>
          <table:table-cell office:value-type="float" office:value="30224">
            <text:p>30224</text:p>
          </table:table-cell>
          <table:table-cell office:value-type="string" office:string-value="R302C25">
            <text:p>R302C25</text:p>
          </table:table-cell>
          <table:table-cell office:value-type="float" office:value="30226">
            <text:p>30226</text:p>
          </table:table-cell>
        </table:table-row>
        <table:table-row>
          <table:table-cell office:value-type="string" office:string-value="R303C1">
            <text:p>R303C1</text:p>
          </table:table-cell>
          <table:table-cell office:value-type="float" office:value="30302">
            <text:p>30302</text:p>
          </table:table-cell>
          <table:table-cell office:value-type="string" office:string-value="R303C3">
            <text:p>R303C3</text:p>
          </table:table-cell>
          <table:table-cell office:value-type="float" office:value="30304">
            <text:p>30304</text:p>
          </table:table-cell>
          <table:table-cell office:value-type="string" office:string-value="R303C5">
            <text:p>R303C5</text:p>
          </table:table-cell>
          <table:table-cell office:value-type="float" office:value="30306">
            <text:p>30306</text:p>
          </table:table-cell>
          <table:table-cell office:value-type="string" office:string-value="R303C7">
            <text:p>R303C7</text:p>
          </table:table-cell>
          <table:table-cell office:value-type="float" office:value="30308">
            <text:p>30308</text:p>
          </table:table-cell>
          <table:table-cell office:value-type="string" office:string-value="R303C9">
            <text:p>R303C9</text:p>
          </table:table-cell>
          <table:table-cell office:value-type="float" office:value="30310">
            <text:p>30310</text:p>
          </table:table-cell>
          <table:table-cell office:value-type="string" office:string-value="R303C11">
            <text:p>R303C11</text:p>
          </table:table-cell>
          <table:table-cell office:value-type="float" office:value="30312">
            <text:p>30312</text:p>
          </table:table-cell>
          <table:table-cell office:value-type="string" office:string-value="R303C13">
            <text:p>R303C13</text:p>
          </table:table-cell>
          <table:table-cell office:value-type="float" office:value="30314">
            <text:p>30314</text:p>
          </table:table-cell>
          <table:table-cell office:value-type="string" office:string-value="R303C15">
            <text:p>R303C15</text:p>
          </table:table-cell>
          <table:table-cell office:value-type="float" office:value="30316">
            <text:p>30316</text:p>
          </table:table-cell>
          <table:table-cell office:value-type="string" office:string-value="R303C17">
            <text:p>R303C17</text:p>
          </table:table-cell>
          <table:table-cell office:value-type="float" office:value="30318">
            <text:p>30318</text:p>
          </table:table-cell>
          <table:table-cell office:value-type="string" office:string-value="R303C19">
            <text:p>R303C19</text:p>
          </table:table-cell>
          <table:table-cell office:value-type="float" office:value="30320">
            <text:p>30320</text:p>
          </table:table-cell>
          <table:table-cell office:value-type="string" office:string-value="R303C21">
            <text:p>R303C21</text:p>
          </table:table-cell>
          <table:table-cell office:value-type="float" office:value="30322">
            <text:p>30322</text:p>
          </table:table-cell>
          <table:table-cell office:value-type="string" office:string-value="R303C23">
            <text:p>R303C23</text:p>
          </table:table-cell>
          <table:table-cell office:value-type="float" office:value="30324">
            <text:p>30324</text:p>
          </table:table-cell>
          <table:table-cell office:value-type="string" office:string-value="R303C25">
            <text:p>R303C25</text:p>
          </table:table-cell>
          <table:table-cell office:value-type="float" office:value="30326">
            <text:p>30326</text:p>
          </table:table-cell>
        </table:table-row>
        <table:table-row>
          <table:table-cell office:value-type="string" office:string-value="R304C1">
            <text:p>R304C1</text:p>
          </table:table-cell>
          <table:table-cell office:value-type="float" office:value="30402">
            <text:p>30402</text:p>
          </table:table-cell>
          <table:table-cell office:value-type="string" office:string-value="R304C3">
            <text:p>R304C3</text:p>
          </table:table-cell>
          <table:table-cell office:value-type="float" office:value="30404">
            <text:p>30404</text:p>
          </table:table-cell>
          <table:table-cell office:value-type="string" office:string-value="R304C5">
            <text:p>R304C5</text:p>
          </table:table-cell>
          <table:table-cell office:value-type="float" office:value="30406">
            <text:p>30406</text:p>
          </table:table-cell>
          <table:table-cell office:value-type="string" office:string-value="R304C7">
            <text:p>R304C7</text:p>
          </table:table-cell>
          <table:table-cell office:value-type="float" office:value="30408">
            <text:p>30408</text:p>
          </table:table-cell>
          <table:table-cell office:value-type="string" office:string-value="R304C9">
            <text:p>R304C9</text:p>
          </table:table-cell>
          <table:table-cell office:value-type="float" office:value="30410">
            <text:p>30410</text:p>
          </table:table-cell>
          <table:table-cell office:value-type="string" office:string-value="R304C11">
            <text:p>R304C11</text:p>
          </table:table-cell>
          <table:table-cell office:value-type="float" office:value="30412">
            <text:p>30412</text:p>
          </table:table-cell>
          <table:table-cell office:value-type="string" office:string-value="R304C13">
            <text:p>R304C13</text:p>
          </table:table-cell>
          <table:table-cell office:value-type="float" office:value="30414">
            <text:p>30414</text:p>
          </table:table-cell>
          <table:table-cell office:value-type="string" office:string-value="R304C15">
            <text:p>R304C15</text:p>
          </table:table-cell>
          <table:table-cell office:value-type="float" office:value="30416">
            <text:p>30416</text:p>
          </table:table-cell>
          <table:table-cell office:value-type="string" office:string-value="R304C17">
            <text:p>R304C17</text:p>
          </table:table-cell>
          <table:table-cell office:value-type="float" office:value="30418">
            <text:p>30418</text:p>
          </table:table-cell>
          <table:table-cell office:value-type="string" office:string-value="R304C19">
            <text:p>R304C19</text:p>
          </table:table-cell>
          <table:table-cell office:value-type="float" office:value="30420">
            <text:p>30420</text:p>
          </table:table-cell>
          <table:table-cell office:value-type="string" office:string-value="R304C21">
            <text:p>R304C21</text:p>
          </table:table-cell>
          <table:table-cell office:value-type="float" office:value="30422">
            <text:p>30422</text:p>
          </table:table-cell>
          <table:table-cell office:value-type="string" office:string-value="R304C23">
            <text:p>R304C23</text:p>
          </table:table-cell>
          <table:table-cell office:value-type="float" office:value="30424">
            <text:p>30424</text:p>
          </table:table-cell>
          <table:table-cell office:value-type="string" office:string-value="R304C25">
            <text:p>R304C25</text:p>
          </table:table-cell>
          <table:table-cell office:value-type="float" office:value="30426">
            <text:p>30426</text:p>
          </table:table-cell>
        </table:table-row>
        <table:table-row>
          <table:table-cell office:value-type="string" office:string-value="R305C1">
            <text:p>R305C1</text:p>
          </table:table-cell>
          <table:table-cell office:value-type="float" office:value="30502">
            <text:p>30502</text:p>
          </table:table-cell>
          <table:table-cell office:value-type="string" office:string-value="R305C3">
            <text:p>R305C3</text:p>
          </table:table-cell>
          <table:table-cell office:value-type="float" office:value="30504">
            <text:p>30504</text:p>
          </table:table-cell>
          <table:table-cell office:value-type="string" office:string-value="R305C5">
            <text:p>R305C5</text:p>
          </table:table-cell>
          <table:table-cell office:value-type="float" office:value="30506">
            <text:p>30506</text:p>
          </table:table-cell>
          <table:table-cell office:value-type="string" office:string-value="R305C7">
            <text:p>R305C7</text:p>
          </table:table-cell>
          <table:table-cell office:value-type="float" office:value="30508">
            <text:p>30508</text:p>
          </table:table-cell>
          <table:table-cell office:value-type="string" office:string-value="R305C9">
            <text:p>R305C9</text:p>
          </table:table-cell>
          <table:table-cell office:value-type="float" office:value="30510">
            <text:p>30510</text:p>
          </table:table-cell>
          <table:table-cell office:value-type="string" office:string-value="R305C11">
            <text:p>R305C11</text:p>
          </table:table-cell>
          <table:table-cell office:value-type="float" office:value="30512">
            <text:p>30512</text:p>
          </table:table-cell>
          <table:table-cell office:value-type="string" office:string-value="R305C13">
            <text:p>R305C13</text:p>
          </table:table-cell>
          <table:table-cell office:value-type="float" office:value="30514">
            <text:p>30514</text:p>
          </table:table-cell>
          <table:table-cell office:value-type="string" office:string-value="R305C15">
            <text:p>R305C15</text:p>
          </table:table-cell>
          <table:table-cell office:value-type="float" office:value="30516">
            <text:p>30516</text:p>
          </table:table-cell>
          <table:table-cell office:value-type="string" office:string-value="R305C17">
            <text:p>R305C17</text:p>
          </table:table-cell>
          <table:table-cell office:value-type="float" office:value="30518">
            <text:p>30518</text:p>
          </table:table-cell>
          <table:table-cell office:value-type="string" office:string-value="R305C19">
            <text:p>R305C19</text:p>
          </table:table-cell>
          <table:table-cell office:value-type="float" office:value="30520">
            <text:p>30520</text:p>
          </table:table-cell>
          <table:table-cell office:value-type="string" office:string-value="R305C21">
            <text:p>R305C21</text:p>
          </table:table-cell>
          <table:table-cell office:value-type="float" office:value="30522">
            <text:p>30522</text:p>
          </table:table-cell>
          <table:table-cell office:value-type="string" office:string-value="R305C23">
            <text:p>R305C23</text:p>
          </table:table-cell>
          <table:table-cell office:value-type="float" office:value="30524">
            <text:p>30524</text:p>
          </table:table-cell>
          <table:table-cell office:value-type="string" office:string-value="R305C25">
            <text:p>R305C25</text:p>
          </table:table-cell>
          <table:table-cell office:value-type="float" office:value="30526">
            <text:p>30526</text:p>
          </table:table-cell>
        </table:table-row>
        <table:table-row>
          <table:table-cell office:value-type="string" office:string-value="R306C1">
            <text:p>R306C1</text:p>
          </table:table-cell>
          <table:table-cell office:value-type="float" office:value="30602">
            <text:p>30602</text:p>
          </table:table-cell>
          <table:table-cell office:value-type="string" office:string-value="R306C3">
            <text:p>R306C3</text:p>
          </table:table-cell>
          <table:table-cell office:value-type="float" office:value="30604">
            <text:p>30604</text:p>
          </table:table-cell>
          <table:table-cell office:value-type="string" office:string-value="R306C5">
            <text:p>R306C5</text:p>
          </table:table-cell>
          <table:table-cell office:value-type="float" office:value="30606">
            <text:p>30606</text:p>
          </table:table-cell>
          <table:table-cell office:value-type="string" office:string-value="R306C7">
            <text:p>R306C7</text:p>
          </table:table-cell>
          <table:table-cell office:value-type="float" office:value="30608">
            <text:p>30608</text:p>
          </table:table-cell>
          <table:table-cell office:value-type="string" office:string-value="R306C9">
            <text:p>R306C9</text:p>
          </table:table-cell>
          <table:table-cell office:value-type="float" office:value="30610">
            <text:p>30610</text:p>
          </table:table-cell>
          <table:table-cell office:value-type="string" office:string-value="R306C11">
            <text:p>R306C11</text:p>
          </table:table-cell>
          <table:table-cell office:value-type="float" office:value="30612">
            <text:p>30612</text:p>
          </table:table-cell>
          <table:table-cell office:value-type="string" office:string-value="R306C13">
            <text:p>R306C13</text:p>
          </table:table-cell>
          <table:table-cell office:value-type="float" office:value="30614">
            <text:p>30614</text:p>
          </table:table-cell>
          <table:table-cell office:value-type="string" office:string-value="R306C15">
            <text:p>R306C15</text:p>
          </table:table-cell>
          <table:table-cell office:value-type="float" office:value="30616">
            <text:p>30616</text:p>
          </table:table-cell>
          <table:table-cell office:value-type="string" office:string-value="R306C17">
            <text:p>R306C17</text:p>
          </table:table-cell>
          <table:table-cell office:value-type="float" office:value="30618">
            <text:p>30618</text:p>
          </table:table-cell>
          <table:table-cell office:value-type="string" office:string-value="R306C19">
            <text:p>R306C19</text:p>
          </table:table-cell>
          <table:table-cell office:value-type="float" office:value="30620">
            <text:p>30620</text:p>
          </table:table-cell>
          <table:table-cell office:value-type="string" office:string-value="R306C21">
            <text:p>R306C21</text:p>
          </table:table-cell>
          <table:table-cell office:value-type="float" office:value="30622">
            <text:p>30622</text:p>
          </table:table-cell>
          <table:table-cell office:value-type="string" office:string-value="R306C23">
            <text:p>R306C23</text:p>
          </table:table-cell>
          <table:table-cell office:value-type="float" office:value="30624">
            <text:p>30624</text:p>
          </table:table-cell>
          <table:table-cell office:value-type="string" office:string-value="R306C25">
            <text:p>R306C25</text:p>
          </table:table-cell>
          <table:table-cell office:value-type="float" office:value="30626">
            <text:p>30626</text:p>
          </table:table-cell>
        </table:table-row>
        <table:table-row>
          <table:table-cell office:value-type="string" office:string-value="R307C1">
            <text:p>R307C1</text:p>
          </table:table-cell>
          <table:table-cell office:value-type="float" office:value="30702">
            <text:p>30702</text:p>
          </table:table-cell>
          <table:table-cell office:value-type="string" office:string-value="R307C3">
            <text:p>R307C3</text:p>
          </table:table-cell>
          <table:table-cell office:value-type="float" office:value="30704">
            <text:p>30704</text:p>
          </table:table-cell>
          <table:table-cell office:value-type="string" office:string-value="R307C5">
            <text:p>R307C5</text:p>
          </table:table-cell>
          <table:table-cell office:value-type="float" office:value="30706">
            <text:p>30706</text:p>
          </table:table-cell>
          <table:table-cell office:value-type="string" office:string-value="R307C7">
            <text:p>R307C7</text:p>
          </table:table-cell>
          <table:table-cell office:value-type="float" office:value="30708">
            <text:p>30708</text:p>
          </table:table-cell>
          <table:table-cell office:value-type="string" office:string-value="R307C9">
            <text:p>R307C9</text:p>
          </table:table-cell>
          <table:table-cell office:value-type="float" office:value="30710">
            <text:p>30710</text:p>
          </table:table-cell>
          <table:table-cell office:value-type="string" office:string-value="R307C11">
            <text:p>R307C11</text:p>
          </table:table-cell>
          <table:table-cell office:value-type="float" office:value="30712">
            <text:p>30712</text:p>
          </table:table-cell>
          <table:table-cell office:value-type="string" office:string-value="R307C13">
            <text:p>R307C13</text:p>
          </table:table-cell>
          <table:table-cell office:value-type="float" office:value="30714">
            <text:p>30714</text:p>
          </table:table-cell>
          <table:table-cell office:value-type="string" office:string-value="R307C15">
            <text:p>R307C15</text:p>
          </table:table-cell>
          <table:table-cell office:value-type="float" office:value="30716">
            <text:p>30716</text:p>
          </table:table-cell>
          <table:table-cell office:value-type="string" office:string-value="R307C17">
            <text:p>R307C17</text:p>
          </table:table-cell>
          <table:table-cell office:value-type="float" office:value="30718">
            <text:p>30718</text:p>
          </table:table-cell>
          <table:table-cell office:value-type="string" office:string-value="R307C19">
            <text:p>R307C19</text:p>
          </table:table-cell>
          <table:table-cell office:value-type="float" office:value="30720">
            <text:p>30720</text:p>
          </table:table-cell>
          <table:table-cell office:value-type="string" office:string-value="R307C21">
            <text:p>R307C21</text:p>
          </table:table-cell>
          <table:table-cell office:value-type="float" office:value="30722">
            <text:p>30722</text:p>
          </table:table-cell>
          <table:table-cell office:value-type="string" office:string-value="R307C23">
            <text:p>R307C23</text:p>
          </table:table-cell>
          <table:table-cell office:value-type="float" office:value="30724">
            <text:p>30724</text:p>
          </table:table-cell>
          <table:table-cell office:value-type="string" office:string-value="R307C25">
            <text:p>R307C25</text:p>
          </table:table-cell>
          <table:table-cell office:value-type="float" office:value="30726">
            <text:p>30726</text:p>
          </table:table-cell>
        </table:table-row>
        <table:table-row>
          <table:table-cell office:value-type="string" office:string-value="R308C1">
            <text:p>R308C1</text:p>
          </table:table-cell>
          <table:table-cell office:value-type="float" office:value="30802">
            <text:p>30802</text:p>
          </table:table-cell>
          <table:table-cell office:value-type="string" office:string-value="R308C3">
            <text:p>R308C3</text:p>
          </table:table-cell>
          <table:table-cell office:value-type="float" office:value="30804">
            <text:p>30804</text:p>
          </table:table-cell>
          <table:table-cell office:value-type="string" office:string-value="R308C5">
            <text:p>R308C5</text:p>
          </table:table-cell>
          <table:table-cell office:value-type="float" office:value="30806">
            <text:p>30806</text:p>
          </table:table-cell>
          <table:table-cell office:value-type="string" office:string-value="R308C7">
            <text:p>R308C7</text:p>
          </table:table-cell>
          <table:table-cell office:value-type="float" office:value="30808">
            <text:p>30808</text:p>
          </table:table-cell>
          <table:table-cell office:value-type="string" office:string-value="R308C9">
            <text:p>R308C9</text:p>
          </table:table-cell>
          <table:table-cell office:value-type="float" office:value="30810">
            <text:p>30810</text:p>
          </table:table-cell>
          <table:table-cell office:value-type="string" office:string-value="R308C11">
            <text:p>R308C11</text:p>
          </table:table-cell>
          <table:table-cell office:value-type="float" office:value="30812">
            <text:p>30812</text:p>
          </table:table-cell>
          <table:table-cell office:value-type="string" office:string-value="R308C13">
            <text:p>R308C13</text:p>
          </table:table-cell>
          <table:table-cell office:value-type="float" office:value="30814">
            <text:p>30814</text:p>
          </table:table-cell>
          <table:table-cell office:value-type="string" office:string-value="R308C15">
            <text:p>R308C15</text:p>
          </table:table-cell>
          <table:table-cell office:value-type="float" office:value="30816">
            <text:p>30816</text:p>
          </table:table-cell>
          <table:table-cell office:value-type="string" office:string-value="R308C17">
            <text:p>R308C17</text:p>
          </table:table-cell>
          <table:table-cell office:value-type="float" office:value="30818">
            <text:p>30818</text:p>
          </table:table-cell>
          <table:table-cell office:value-type="string" office:string-value="R308C19">
            <text:p>R308C19</text:p>
          </table:table-cell>
          <table:table-cell office:value-type="float" office:value="30820">
            <text:p>30820</text:p>
          </table:table-cell>
          <table:table-cell office:value-type="string" office:string-value="R308C21">
            <text:p>R308C21</text:p>
          </table:table-cell>
          <table:table-cell office:value-type="float" office:value="30822">
            <text:p>30822</text:p>
          </table:table-cell>
          <table:table-cell office:value-type="string" office:string-value="R308C23">
            <text:p>R308C23</text:p>
          </table:table-cell>
          <table:table-cell office:value-type="float" office:value="30824">
            <text:p>30824</text:p>
          </table:table-cell>
          <table:table-cell office:value-type="string" office:string-value="R308C25">
            <text:p>R308C25</text:p>
          </table:table-cell>
          <table:table-cell office:value-type="float" office:value="30826">
            <text:p>30826</text:p>
          </table:table-cell>
        </table:table-row>
        <table:table-row>
          <table:table-cell office:value-type="string" office:string-value="R309C1">
            <text:p>R309C1</text:p>
          </table:table-cell>
          <table:table-cell office:value-type="float" office:value="30902">
            <text:p>30902</text:p>
          </table:table-cell>
          <table:table-cell office:value-type="string" office:string-value="R309C3">
            <text:p>R309C3</text:p>
          </table:table-cell>
          <table:table-cell office:value-type="float" office:value="30904">
            <text:p>30904</text:p>
          </table:table-cell>
          <table:table-cell office:value-type="string" office:string-value="R309C5">
            <text:p>R309C5</text:p>
          </table:table-cell>
          <table:table-cell office:value-type="float" office:value="30906">
            <text:p>30906</text:p>
          </table:table-cell>
          <table:table-cell office:value-type="string" office:string-value="R309C7">
            <text:p>R309C7</text:p>
          </table:table-cell>
          <table:table-cell office:value-type="float" office:value="30908">
            <text:p>30908</text:p>
          </table:table-cell>
          <table:table-cell office:value-type="string" office:string-value="R309C9">
            <text:p>R309C9</text:p>
          </table:table-cell>
          <table:table-cell office:value-type="float" office:value="30910">
            <text:p>30910</text:p>
          </table:table-cell>
          <table:table-cell office:value-type="string" office:string-value="R309C11">
            <text:p>R309C11</text:p>
          </table:table-cell>
          <table:table-cell office:value-type="float" office:value="30912">
            <text:p>30912</text:p>
          </table:table-cell>
          <table:table-cell office:value-type="string" office:string-value="R309C13">
            <text:p>R309C13</text:p>
          </table:table-cell>
          <table:table-cell office:value-type="float" office:value="30914">
            <text:p>30914</text:p>
          </table:table-cell>
          <table:table-cell office:value-type="string" office:string-value="R309C15">
            <text:p>R309C15</text:p>
          </table:table-cell>
          <table:table-cell office:value-type="float" office:value="30916">
            <text:p>30916</text:p>
          </table:table-cell>
          <table:table-cell office:value-type="string" office:string-value="R309C17">
            <text:p>R309C17</text:p>
          </table:table-cell>
          <table:table-cell office:value-type="float" office:value="30918">
            <text:p>30918</text:p>
          </table:table-cell>
          <table:table-cell office:value-type="string" office:string-value="R309C19">
            <text:p>R309C19</text:p>
          </table:table-cell>
          <table:table-cell office:value-type="float" office:value="30920">
            <text:p>30920</text:p>
          </table:table-cell>
          <table:table-cell office:value-type="string" office:string-value="R309C21">
            <text:p>R309C21</text:p>
          </table:table-cell>
          <table:table-cell office:value-type="float" office:value="30922">
            <text:p>30922</text:p>
          </table:table-cell>
          <table:table-cell office:value-type="string" office:string-value="R309C23">
            <text:p>R309C23</text:p>
          </table:table-cell>
          <table:table-cell office:value-type="float" office:value="30924">
            <text:p>30924</text:p>
          </table:table-cell>
          <table:table-cell office:value-type="string" office:string-value="R309C25">
            <text:p>R309C25</text:p>
          </table:table-cell>
          <table:table-cell office:value-type="float" office:value="30926">
            <text:p>30926</text:p>
          </table:table-cell>
        </table:table-row>
        <table:table-row>
          <table:table-cell office:value-type="string" office:string-value="R310C1">
            <text:p>R310C1</text:p>
          </table:table-cell>
          <table:table-cell office:value-type="float" office:value="31002">
            <text:p>31002</text:p>
          </table:table-cell>
          <table:table-cell office:value-type="string" office:string-value="R310C3">
            <text:p>R310C3</text:p>
          </table:table-cell>
          <table:table-cell office:value-type="float" office:value="31004">
            <text:p>31004</text:p>
          </table:table-cell>
          <table:table-cell office:value-type="string" office:string-value="R310C5">
            <text:p>R310C5</text:p>
          </table:table-cell>
          <table:table-cell office:value-type="float" office:value="31006">
            <text:p>31006</text:p>
          </table:table-cell>
          <table:table-cell office:value-type="string" office:string-value="R310C7">
            <text:p>R310C7</text:p>
          </table:table-cell>
          <table:table-cell office:value-type="float" office:value="31008">
            <text:p>31008</text:p>
          </table:table-cell>
          <table:table-cell office:value-type="string" office:string-value="R310C9">
            <text:p>R310C9</text:p>
          </table:table-cell>
          <table:table-cell office:value-type="float" office:value="31010">
            <text:p>31010</text:p>
          </table:table-cell>
          <table:table-cell office:value-type="string" office:string-value="R310C11">
            <text:p>R310C11</text:p>
          </table:table-cell>
          <table:table-cell office:value-type="float" office:value="31012">
            <text:p>31012</text:p>
          </table:table-cell>
          <table:table-cell office:value-type="string" office:string-value="R310C13">
            <text:p>R310C13</text:p>
          </table:table-cell>
          <table:table-cell office:value-type="float" office:value="31014">
            <text:p>31014</text:p>
          </table:table-cell>
          <table:table-cell office:value-type="string" office:string-value="R310C15">
            <text:p>R310C15</text:p>
          </table:table-cell>
          <table:table-cell office:value-type="float" office:value="31016">
            <text:p>31016</text:p>
          </table:table-cell>
          <table:table-cell office:value-type="string" office:string-value="R310C17">
            <text:p>R310C17</text:p>
          </table:table-cell>
          <table:table-cell office:value-type="float" office:value="31018">
            <text:p>31018</text:p>
          </table:table-cell>
          <table:table-cell office:value-type="string" office:string-value="R310C19">
            <text:p>R310C19</text:p>
          </table:table-cell>
          <table:table-cell office:value-type="float" office:value="31020">
            <text:p>31020</text:p>
          </table:table-cell>
          <table:table-cell office:value-type="string" office:string-value="R310C21">
            <text:p>R310C21</text:p>
          </table:table-cell>
          <table:table-cell office:value-type="float" office:value="31022">
            <text:p>31022</text:p>
          </table:table-cell>
          <table:table-cell office:value-type="string" office:string-value="R310C23">
            <text:p>R310C23</text:p>
          </table:table-cell>
          <table:table-cell office:value-type="float" office:value="31024">
            <text:p>31024</text:p>
          </table:table-cell>
          <table:table-cell office:value-type="string" office:string-value="R310C25">
            <text:p>R310C25</text:p>
          </table:table-cell>
          <table:table-cell office:value-type="float" office:value="31026">
            <text:p>31026</text:p>
          </table:table-cell>
        </table:table-row>
        <table:table-row>
          <table:table-cell office:value-type="string" office:string-value="R311C1">
            <text:p>R311C1</text:p>
          </table:table-cell>
          <table:table-cell office:value-type="float" office:value="31102">
            <text:p>31102</text:p>
          </table:table-cell>
          <table:table-cell office:value-type="string" office:string-value="R311C3">
            <text:p>R311C3</text:p>
          </table:table-cell>
          <table:table-cell office:value-type="float" office:value="31104">
            <text:p>31104</text:p>
          </table:table-cell>
          <table:table-cell office:value-type="string" office:string-value="R311C5">
            <text:p>R311C5</text:p>
          </table:table-cell>
          <table:table-cell office:value-type="float" office:value="31106">
            <text:p>31106</text:p>
          </table:table-cell>
          <table:table-cell office:value-type="string" office:string-value="R311C7">
            <text:p>R311C7</text:p>
          </table:table-cell>
          <table:table-cell office:value-type="float" office:value="31108">
            <text:p>31108</text:p>
          </table:table-cell>
          <table:table-cell office:value-type="string" office:string-value="R311C9">
            <text:p>R311C9</text:p>
          </table:table-cell>
          <table:table-cell office:value-type="float" office:value="31110">
            <text:p>31110</text:p>
          </table:table-cell>
          <table:table-cell office:value-type="string" office:string-value="R311C11">
            <text:p>R311C11</text:p>
          </table:table-cell>
          <table:table-cell office:value-type="float" office:value="31112">
            <text:p>31112</text:p>
          </table:table-cell>
          <table:table-cell office:value-type="string" office:string-value="R311C13">
            <text:p>R311C13</text:p>
          </table:table-cell>
          <table:table-cell office:value-type="float" office:value="31114">
            <text:p>31114</text:p>
          </table:table-cell>
          <table:table-cell office:value-type="string" office:string-value="R311C15">
            <text:p>R311C15</text:p>
          </table:table-cell>
          <table:table-cell office:value-type="float" office:value="31116">
            <text:p>31116</text:p>
          </table:table-cell>
          <table:table-cell office:value-type="string" office:string-value="R311C17">
            <text:p>R311C17</text:p>
          </table:table-cell>
          <table:table-cell office:value-type="float" office:value="31118">
            <text:p>31118</text:p>
          </table:table-cell>
          <table:table-cell office:value-type="string" office:string-value="R311C19">
            <text:p>R311C19</text:p>
          </table:table-cell>
          <table:table-cell office:value-type="float" office:value="31120">
            <text:p>31120</text:p>
          </table:table-cell>
          <table:table-cell office:value-type="string" office:string-value="R311C21">
            <text:p>R311C21</text:p>
          </table:table-cell>
          <table:table-cell office:value-type="float" office:value="31122">
            <text:p>31122</text:p>
          </table:table-cell>
          <table:table-cell office:value-type="string" office:string-value="R311C23">
            <text:p>R311C23</text:p>
          </table:table-cell>
          <table:table-cell office:value-type="float" office:value="31124">
            <text:p>31124</text:p>
          </table:table-cell>
          <table:table-cell office:value-type="string" office:string-value="R311C25">
            <text:p>R311C25</text:p>
          </table:table-cell>
          <table:table-cell office:value-type="float" office:value="31126">
            <text:p>31126</text:p>
          </table:table-cell>
        </table:table-row>
        <table:table-row>
          <table:table-cell office:value-type="string" office:string-value="R312C1">
            <text:p>R312C1</text:p>
          </table:table-cell>
          <table:table-cell office:value-type="float" office:value="31202">
            <text:p>31202</text:p>
          </table:table-cell>
          <table:table-cell office:value-type="string" office:string-value="R312C3">
            <text:p>R312C3</text:p>
          </table:table-cell>
          <table:table-cell office:value-type="float" office:value="31204">
            <text:p>31204</text:p>
          </table:table-cell>
          <table:table-cell office:value-type="string" office:string-value="R312C5">
            <text:p>R312C5</text:p>
          </table:table-cell>
          <table:table-cell office:value-type="float" office:value="31206">
            <text:p>31206</text:p>
          </table:table-cell>
          <table:table-cell office:value-type="string" office:string-value="R312C7">
            <text:p>R312C7</text:p>
          </table:table-cell>
          <table:table-cell office:value-type="float" office:value="31208">
            <text:p>31208</text:p>
          </table:table-cell>
          <table:table-cell office:value-type="string" office:string-value="R312C9">
            <text:p>R312C9</text:p>
          </table:table-cell>
          <table:table-cell office:value-type="float" office:value="31210">
            <text:p>31210</text:p>
          </table:table-cell>
          <table:table-cell office:value-type="string" office:string-value="R312C11">
            <text:p>R312C11</text:p>
          </table:table-cell>
          <table:table-cell office:value-type="float" office:value="31212">
            <text:p>31212</text:p>
          </table:table-cell>
          <table:table-cell office:value-type="string" office:string-value="R312C13">
            <text:p>R312C13</text:p>
          </table:table-cell>
          <table:table-cell office:value-type="float" office:value="31214">
            <text:p>31214</text:p>
          </table:table-cell>
          <table:table-cell office:value-type="string" office:string-value="R312C15">
            <text:p>R312C15</text:p>
          </table:table-cell>
          <table:table-cell office:value-type="float" office:value="31216">
            <text:p>31216</text:p>
          </table:table-cell>
          <table:table-cell office:value-type="string" office:string-value="R312C17">
            <text:p>R312C17</text:p>
          </table:table-cell>
          <table:table-cell office:value-type="float" office:value="31218">
            <text:p>31218</text:p>
          </table:table-cell>
          <table:table-cell office:value-type="string" office:string-value="R312C19">
            <text:p>R312C19</text:p>
          </table:table-cell>
          <table:table-cell office:value-type="float" office:value="31220">
            <text:p>31220</text:p>
          </table:table-cell>
          <table:table-cell office:value-type="string" office:string-value="R312C21">
            <text:p>R312C21</text:p>
          </table:table-cell>
          <table:table-cell office:value-type="float" office:value="31222">
            <text:p>31222</text:p>
          </table:table-cell>
          <table:table-cell office:value-type="string" office:string-value="R312C23">
            <text:p>R312C23</text:p>
          </table:table-cell>
          <table:table-cell office:value-type="float" office:value="31224">
            <text:p>31224</text:p>
          </table:table-cell>
          <table:table-cell office:value-type="string" office:string-value="R312C25">
            <text:p>R312C25</text:p>
          </table:table-cell>
          <table:table-cell office:value-type="float" office:value="31226">
            <text:p>31226</text:p>
          </table:table-cell>
        </table:table-row>
        <table:table-row>
          <table:table-cell office:value-type="string" office:string-value="R313C1">
            <text:p>R313C1</text:p>
          </table:table-cell>
          <table:table-cell office:value-type="float" office:value="31302">
            <text:p>31302</text:p>
          </table:table-cell>
          <table:table-cell office:value-type="string" office:string-value="R313C3">
            <text:p>R313C3</text:p>
          </table:table-cell>
          <table:table-cell office:value-type="float" office:value="31304">
            <text:p>31304</text:p>
          </table:table-cell>
          <table:table-cell office:value-type="string" office:string-value="R313C5">
            <text:p>R313C5</text:p>
          </table:table-cell>
          <table:table-cell office:value-type="float" office:value="31306">
            <text:p>31306</text:p>
          </table:table-cell>
          <table:table-cell office:value-type="string" office:string-value="R313C7">
            <text:p>R313C7</text:p>
          </table:table-cell>
          <table:table-cell office:value-type="float" office:value="31308">
            <text:p>31308</text:p>
          </table:table-cell>
          <table:table-cell office:value-type="string" office:string-value="R313C9">
            <text:p>R313C9</text:p>
          </table:table-cell>
          <table:table-cell office:value-type="float" office:value="31310">
            <text:p>31310</text:p>
          </table:table-cell>
          <table:table-cell office:value-type="string" office:string-value="R313C11">
            <text:p>R313C11</text:p>
          </table:table-cell>
          <table:table-cell office:value-type="float" office:value="31312">
            <text:p>31312</text:p>
          </table:table-cell>
          <table:table-cell office:value-type="string" office:string-value="R313C13">
            <text:p>R313C13</text:p>
          </table:table-cell>
          <table:table-cell office:value-type="float" office:value="31314">
            <text:p>31314</text:p>
          </table:table-cell>
          <table:table-cell office:value-type="string" office:string-value="R313C15">
            <text:p>R313C15</text:p>
          </table:table-cell>
          <table:table-cell office:value-type="float" office:value="31316">
            <text:p>31316</text:p>
          </table:table-cell>
          <table:table-cell office:value-type="string" office:string-value="R313C17">
            <text:p>R313C17</text:p>
          </table:table-cell>
          <table:table-cell office:value-type="float" office:value="31318">
            <text:p>31318</text:p>
          </table:table-cell>
          <table:table-cell office:value-type="string" office:string-value="R313C19">
            <text:p>R313C19</text:p>
          </table:table-cell>
          <table:table-cell office:value-type="float" office:value="31320">
            <text:p>31320</text:p>
          </table:table-cell>
          <table:table-cell office:value-type="string" office:string-value="R313C21">
            <text:p>R313C21</text:p>
          </table:table-cell>
          <table:table-cell office:value-type="float" office:value="31322">
            <text:p>31322</text:p>
          </table:table-cell>
          <table:table-cell office:value-type="string" office:string-value="R313C23">
            <text:p>R313C23</text:p>
          </table:table-cell>
          <table:table-cell office:value-type="float" office:value="31324">
            <text:p>31324</text:p>
          </table:table-cell>
          <table:table-cell office:value-type="string" office:string-value="R313C25">
            <text:p>R313C25</text:p>
          </table:table-cell>
          <table:table-cell office:value-type="float" office:value="31326">
            <text:p>31326</text:p>
          </table:table-cell>
        </table:table-row>
        <table:table-row>
          <table:table-cell office:value-type="string" office:string-value="R314C1">
            <text:p>R314C1</text:p>
          </table:table-cell>
          <table:table-cell office:value-type="float" office:value="31402">
            <text:p>31402</text:p>
          </table:table-cell>
          <table:table-cell office:value-type="string" office:string-value="R314C3">
            <text:p>R314C3</text:p>
          </table:table-cell>
          <table:table-cell office:value-type="float" office:value="31404">
            <text:p>31404</text:p>
          </table:table-cell>
          <table:table-cell office:value-type="string" office:string-value="R314C5">
            <text:p>R314C5</text:p>
          </table:table-cell>
          <table:table-cell office:value-type="float" office:value="31406">
            <text:p>31406</text:p>
          </table:table-cell>
          <table:table-cell office:value-type="string" office:string-value="R314C7">
            <text:p>R314C7</text:p>
          </table:table-cell>
          <table:table-cell office:value-type="float" office:value="31408">
            <text:p>31408</text:p>
          </table:table-cell>
          <table:table-cell office:value-type="string" office:string-value="R314C9">
            <text:p>R314C9</text:p>
          </table:table-cell>
          <table:table-cell office:value-type="float" office:value="31410">
            <text:p>31410</text:p>
          </table:table-cell>
          <table:table-cell office:value-type="string" office:string-value="R314C11">
            <text:p>R314C11</text:p>
          </table:table-cell>
          <table:table-cell office:value-type="float" office:value="31412">
            <text:p>31412</text:p>
          </table:table-cell>
          <table:table-cell office:value-type="string" office:string-value="R314C13">
            <text:p>R314C13</text:p>
          </table:table-cell>
          <table:table-cell office:value-type="float" office:value="31414">
            <text:p>31414</text:p>
          </table:table-cell>
          <table:table-cell office:value-type="string" office:string-value="R314C15">
            <text:p>R314C15</text:p>
          </table:table-cell>
          <table:table-cell office:value-type="float" office:value="31416">
            <text:p>31416</text:p>
          </table:table-cell>
          <table:table-cell office:value-type="string" office:string-value="R314C17">
            <text:p>R314C17</text:p>
          </table:table-cell>
          <table:table-cell office:value-type="float" office:value="31418">
            <text:p>31418</text:p>
          </table:table-cell>
          <table:table-cell office:value-type="string" office:string-value="R314C19">
            <text:p>R314C19</text:p>
          </table:table-cell>
          <table:table-cell office:value-type="float" office:value="31420">
            <text:p>31420</text:p>
          </table:table-cell>
          <table:table-cell office:value-type="string" office:string-value="R314C21">
            <text:p>R314C21</text:p>
          </table:table-cell>
          <table:table-cell office:value-type="float" office:value="31422">
            <text:p>31422</text:p>
          </table:table-cell>
          <table:table-cell office:value-type="string" office:string-value="R314C23">
            <text:p>R314C23</text:p>
          </table:table-cell>
          <table:table-cell office:value-type="float" office:value="31424">
            <text:p>31424</text:p>
          </table:table-cell>
          <table:table-cell office:value-type="string" office:string-value="R314C25">
            <text:p>R314C25</text:p>
          </table:table-cell>
          <table:table-cell office:value-type="float" office:value="31426">
            <text:p>31426</text:p>
          </table:table-cell>
        </table:table-row>
        <table:table-row>
          <table:table-cell office:value-type="string" office:string-value="R315C1">
            <text:p>R315C1</text:p>
          </table:table-cell>
          <table:table-cell office:value-type="float" office:value="31502">
            <text:p>31502</text:p>
          </table:table-cell>
          <table:table-cell office:value-type="string" office:string-value="R315C3">
            <text:p>R315C3</text:p>
          </table:table-cell>
          <table:table-cell office:value-type="float" office:value="31504">
            <text:p>31504</text:p>
          </table:table-cell>
          <table:table-cell office:value-type="string" office:string-value="R315C5">
            <text:p>R315C5</text:p>
          </table:table-cell>
          <table:table-cell office:value-type="float" office:value="31506">
            <text:p>31506</text:p>
          </table:table-cell>
          <table:table-cell office:value-type="string" office:string-value="R315C7">
            <text:p>R315C7</text:p>
          </table:table-cell>
          <table:table-cell office:value-type="float" office:value="31508">
            <text:p>31508</text:p>
          </table:table-cell>
          <table:table-cell office:value-type="string" office:string-value="R315C9">
            <text:p>R315C9</text:p>
          </table:table-cell>
          <table:table-cell office:value-type="float" office:value="31510">
            <text:p>31510</text:p>
          </table:table-cell>
          <table:table-cell office:value-type="string" office:string-value="R315C11">
            <text:p>R315C11</text:p>
          </table:table-cell>
          <table:table-cell office:value-type="float" office:value="31512">
            <text:p>31512</text:p>
          </table:table-cell>
          <table:table-cell office:value-type="string" office:string-value="R315C13">
            <text:p>R315C13</text:p>
          </table:table-cell>
          <table:table-cell office:value-type="float" office:value="31514">
            <text:p>31514</text:p>
          </table:table-cell>
          <table:table-cell office:value-type="string" office:string-value="R315C15">
            <text:p>R315C15</text:p>
          </table:table-cell>
          <table:table-cell office:value-type="float" office:value="31516">
            <text:p>31516</text:p>
          </table:table-cell>
          <table:table-cell office:value-type="string" office:string-value="R315C17">
            <text:p>R315C17</text:p>
          </table:table-cell>
          <table:table-cell office:value-type="float" office:value="31518">
            <text:p>31518</text:p>
          </table:table-cell>
          <table:table-cell office:value-type="string" office:string-value="R315C19">
            <text:p>R315C19</text:p>
          </table:table-cell>
          <table:table-cell office:value-type="float" office:value="31520">
            <text:p>31520</text:p>
          </table:table-cell>
          <table:table-cell office:value-type="string" office:string-value="R315C21">
            <text:p>R315C21</text:p>
          </table:table-cell>
          <table:table-cell office:value-type="float" office:value="31522">
            <text:p>31522</text:p>
          </table:table-cell>
          <table:table-cell office:value-type="string" office:string-value="R315C23">
            <text:p>R315C23</text:p>
          </table:table-cell>
          <table:table-cell office:value-type="float" office:value="31524">
            <text:p>31524</text:p>
          </table:table-cell>
          <table:table-cell office:value-type="string" office:string-value="R315C25">
            <text:p>R315C25</text:p>
          </table:table-cell>
          <table:table-cell office:value-type="float" office:value="31526">
            <text:p>31526</text:p>
          </table:table-cell>
        </table:table-row>
        <table:table-row>
          <table:table-cell office:value-type="string" office:string-value="R316C1">
            <text:p>R316C1</text:p>
          </table:table-cell>
          <table:table-cell office:value-type="float" office:value="31602">
            <text:p>31602</text:p>
          </table:table-cell>
          <table:table-cell office:value-type="string" office:string-value="R316C3">
            <text:p>R316C3</text:p>
          </table:table-cell>
          <table:table-cell office:value-type="float" office:value="31604">
            <text:p>31604</text:p>
          </table:table-cell>
          <table:table-cell office:value-type="string" office:string-value="R316C5">
            <text:p>R316C5</text:p>
          </table:table-cell>
          <table:table-cell office:value-type="float" office:value="31606">
            <text:p>31606</text:p>
          </table:table-cell>
          <table:table-cell office:value-type="string" office:string-value="R316C7">
            <text:p>R316C7</text:p>
          </table:table-cell>
          <table:table-cell office:value-type="float" office:value="31608">
            <text:p>31608</text:p>
          </table:table-cell>
          <table:table-cell office:value-type="string" office:string-value="R316C9">
            <text:p>R316C9</text:p>
          </table:table-cell>
          <table:table-cell office:value-type="float" office:value="31610">
            <text:p>31610</text:p>
          </table:table-cell>
          <table:table-cell office:value-type="string" office:string-value="R316C11">
            <text:p>R316C11</text:p>
          </table:table-cell>
          <table:table-cell office:value-type="float" office:value="31612">
            <text:p>31612</text:p>
          </table:table-cell>
          <table:table-cell office:value-type="string" office:string-value="R316C13">
            <text:p>R316C13</text:p>
          </table:table-cell>
          <table:table-cell office:value-type="float" office:value="31614">
            <text:p>31614</text:p>
          </table:table-cell>
          <table:table-cell office:value-type="string" office:string-value="R316C15">
            <text:p>R316C15</text:p>
          </table:table-cell>
          <table:table-cell office:value-type="float" office:value="31616">
            <text:p>31616</text:p>
          </table:table-cell>
          <table:table-cell office:value-type="string" office:string-value="R316C17">
            <text:p>R316C17</text:p>
          </table:table-cell>
          <table:table-cell office:value-type="float" office:value="31618">
            <text:p>31618</text:p>
          </table:table-cell>
          <table:table-cell office:value-type="string" office:string-value="R316C19">
            <text:p>R316C19</text:p>
          </table:table-cell>
          <table:table-cell office:value-type="float" office:value="31620">
            <text:p>31620</text:p>
          </table:table-cell>
          <table:table-cell office:value-type="string" office:string-value="R316C21">
            <text:p>R316C21</text:p>
          </table:table-cell>
          <table:table-cell office:value-type="float" office:value="31622">
            <text:p>31622</text:p>
          </table:table-cell>
          <table:table-cell office:value-type="string" office:string-value="R316C23">
            <text:p>R316C23</text:p>
          </table:table-cell>
          <table:table-cell office:value-type="float" office:value="31624">
            <text:p>31624</text:p>
          </table:table-cell>
          <table:table-cell office:value-type="string" office:string-value="R316C25">
            <text:p>R316C25</text:p>
          </table:table-cell>
          <table:table-cell office:value-type="float" office:value="31626">
            <text:p>31626</text:p>
          </table:table-cell>
        </table:table-row>
        <table:table-row>
          <table:table-cell office:value-type="string" office:string-value="R317C1">
            <text:p>R317C1</text:p>
          </table:table-cell>
          <table:table-cell office:value-type="float" office:value="31702">
            <text:p>31702</text:p>
          </table:table-cell>
          <table:table-cell office:value-type="string" office:string-value="R317C3">
            <text:p>R317C3</text:p>
          </table:table-cell>
          <table:table-cell office:value-type="float" office:value="31704">
            <text:p>31704</text:p>
          </table:table-cell>
          <table:table-cell office:value-type="string" office:string-value="R317C5">
            <text:p>R317C5</text:p>
          </table:table-cell>
          <table:table-cell office:value-type="float" office:value="31706">
            <text:p>31706</text:p>
          </table:table-cell>
          <table:table-cell office:value-type="string" office:string-value="R317C7">
            <text:p>R317C7</text:p>
          </table:table-cell>
          <table:table-cell office:value-type="float" office:value="31708">
            <text:p>31708</text:p>
          </table:table-cell>
          <table:table-cell office:value-type="string" office:string-value="R317C9">
            <text:p>R317C9</text:p>
          </table:table-cell>
          <table:table-cell office:value-type="float" office:value="31710">
            <text:p>31710</text:p>
          </table:table-cell>
          <table:table-cell office:value-type="string" office:string-value="R317C11">
            <text:p>R317C11</text:p>
          </table:table-cell>
          <table:table-cell office:value-type="float" office:value="31712">
            <text:p>31712</text:p>
          </table:table-cell>
          <table:table-cell office:value-type="string" office:string-value="R317C13">
            <text:p>R317C13</text:p>
          </table:table-cell>
          <table:table-cell office:value-type="float" office:value="31714">
            <text:p>31714</text:p>
          </table:table-cell>
          <table:table-cell office:value-type="string" office:string-value="R317C15">
            <text:p>R317C15</text:p>
          </table:table-cell>
          <table:table-cell office:value-type="float" office:value="31716">
            <text:p>31716</text:p>
          </table:table-cell>
          <table:table-cell office:value-type="string" office:string-value="R317C17">
            <text:p>R317C17</text:p>
          </table:table-cell>
          <table:table-cell office:value-type="float" office:value="31718">
            <text:p>31718</text:p>
          </table:table-cell>
          <table:table-cell office:value-type="string" office:string-value="R317C19">
            <text:p>R317C19</text:p>
          </table:table-cell>
          <table:table-cell office:value-type="float" office:value="31720">
            <text:p>31720</text:p>
          </table:table-cell>
          <table:table-cell office:value-type="string" office:string-value="R317C21">
            <text:p>R317C21</text:p>
          </table:table-cell>
          <table:table-cell office:value-type="float" office:value="31722">
            <text:p>31722</text:p>
          </table:table-cell>
          <table:table-cell office:value-type="string" office:string-value="R317C23">
            <text:p>R317C23</text:p>
          </table:table-cell>
          <table:table-cell office:value-type="float" office:value="31724">
            <text:p>31724</text:p>
          </table:table-cell>
          <table:table-cell office:value-type="string" office:string-value="R317C25">
            <text:p>R317C25</text:p>
          </table:table-cell>
          <table:table-cell office:value-type="float" office:value="31726">
            <text:p>31726</text:p>
          </table:table-cell>
        </table:table-row>
        <table:table-row>
          <table:table-cell office:value-type="string" office:string-value="R318C1">
            <text:p>R318C1</text:p>
          </table:table-cell>
          <table:table-cell office:value-type="float" office:value="31802">
            <text:p>31802</text:p>
          </table:table-cell>
          <table:table-cell office:value-type="string" office:string-value="R318C3">
            <text:p>R318C3</text:p>
          </table:table-cell>
          <table:table-cell office:value-type="float" office:value="31804">
            <text:p>31804</text:p>
          </table:table-cell>
          <table:table-cell office:value-type="string" office:string-value="R318C5">
            <text:p>R318C5</text:p>
          </table:table-cell>
          <table:table-cell office:value-type="float" office:value="31806">
            <text:p>31806</text:p>
          </table:table-cell>
          <table:table-cell office:value-type="string" office:string-value="R318C7">
            <text:p>R318C7</text:p>
          </table:table-cell>
          <table:table-cell office:value-type="float" office:value="31808">
            <text:p>31808</text:p>
          </table:table-cell>
          <table:table-cell office:value-type="string" office:string-value="R318C9">
            <text:p>R318C9</text:p>
          </table:table-cell>
          <table:table-cell office:value-type="float" office:value="31810">
            <text:p>31810</text:p>
          </table:table-cell>
          <table:table-cell office:value-type="string" office:string-value="R318C11">
            <text:p>R318C11</text:p>
          </table:table-cell>
          <table:table-cell office:value-type="float" office:value="31812">
            <text:p>31812</text:p>
          </table:table-cell>
          <table:table-cell office:value-type="string" office:string-value="R318C13">
            <text:p>R318C13</text:p>
          </table:table-cell>
          <table:table-cell office:value-type="float" office:value="31814">
            <text:p>31814</text:p>
          </table:table-cell>
          <table:table-cell office:value-type="string" office:string-value="R318C15">
            <text:p>R318C15</text:p>
          </table:table-cell>
          <table:table-cell office:value-type="float" office:value="31816">
            <text:p>31816</text:p>
          </table:table-cell>
          <table:table-cell office:value-type="string" office:string-value="R318C17">
            <text:p>R318C17</text:p>
          </table:table-cell>
          <table:table-cell office:value-type="float" office:value="31818">
            <text:p>31818</text:p>
          </table:table-cell>
          <table:table-cell office:value-type="string" office:string-value="R318C19">
            <text:p>R318C19</text:p>
          </table:table-cell>
          <table:table-cell office:value-type="float" office:value="31820">
            <text:p>31820</text:p>
          </table:table-cell>
          <table:table-cell office:value-type="string" office:string-value="R318C21">
            <text:p>R318C21</text:p>
          </table:table-cell>
          <table:table-cell office:value-type="float" office:value="31822">
            <text:p>31822</text:p>
          </table:table-cell>
          <table:table-cell office:value-type="string" office:string-value="R318C23">
            <text:p>R318C23</text:p>
          </table:table-cell>
          <table:table-cell office:value-type="float" office:value="31824">
            <text:p>31824</text:p>
          </table:table-cell>
          <table:table-cell office:value-type="string" office:string-value="R318C25">
            <text:p>R318C25</text:p>
          </table:table-cell>
          <table:table-cell office:value-type="float" office:value="31826">
            <text:p>31826</text:p>
          </table:table-cell>
        </table:table-row>
        <table:table-row>
          <table:table-cell office:value-type="string" office:string-value="R319C1">
            <text:p>R319C1</text:p>
          </table:table-cell>
          <table:table-cell office:value-type="float" office:value="31902">
            <text:p>31902</text:p>
          </table:table-cell>
          <table:table-cell office:value-type="string" office:string-value="R319C3">
            <text:p>R319C3</text:p>
          </table:table-cell>
          <table:table-cell office:value-type="float" office:value="31904">
            <text:p>31904</text:p>
          </table:table-cell>
          <table:table-cell office:value-type="string" office:string-value="R319C5">
            <text:p>R319C5</text:p>
          </table:table-cell>
          <table:table-cell office:value-type="float" office:value="31906">
            <text:p>31906</text:p>
          </table:table-cell>
          <table:table-cell office:value-type="string" office:string-value="R319C7">
            <text:p>R319C7</text:p>
          </table:table-cell>
          <table:table-cell office:value-type="float" office:value="31908">
            <text:p>31908</text:p>
          </table:table-cell>
          <table:table-cell office:value-type="string" office:string-value="R319C9">
            <text:p>R319C9</text:p>
          </table:table-cell>
          <table:table-cell office:value-type="float" office:value="31910">
            <text:p>31910</text:p>
          </table:table-cell>
          <table:table-cell office:value-type="string" office:string-value="R319C11">
            <text:p>R319C11</text:p>
          </table:table-cell>
          <table:table-cell office:value-type="float" office:value="31912">
            <text:p>31912</text:p>
          </table:table-cell>
          <table:table-cell office:value-type="string" office:string-value="R319C13">
            <text:p>R319C13</text:p>
          </table:table-cell>
          <table:table-cell office:value-type="float" office:value="31914">
            <text:p>31914</text:p>
          </table:table-cell>
          <table:table-cell office:value-type="string" office:string-value="R319C15">
            <text:p>R319C15</text:p>
          </table:table-cell>
          <table:table-cell office:value-type="float" office:value="31916">
            <text:p>31916</text:p>
          </table:table-cell>
          <table:table-cell office:value-type="string" office:string-value="R319C17">
            <text:p>R319C17</text:p>
          </table:table-cell>
          <table:table-cell office:value-type="float" office:value="31918">
            <text:p>31918</text:p>
          </table:table-cell>
          <table:table-cell office:value-type="string" office:string-value="R319C19">
            <text:p>R319C19</text:p>
          </table:table-cell>
          <table:table-cell office:value-type="float" office:value="31920">
            <text:p>31920</text:p>
          </table:table-cell>
          <table:table-cell office:value-type="string" office:string-value="R319C21">
            <text:p>R319C21</text:p>
          </table:table-cell>
          <table:table-cell office:value-type="float" office:value="31922">
            <text:p>31922</text:p>
          </table:table-cell>
          <table:table-cell office:value-type="string" office:string-value="R319C23">
            <text:p>R319C23</text:p>
          </table:table-cell>
          <table:table-cell office:value-type="float" office:value="31924">
            <text:p>31924</text:p>
          </table:table-cell>
          <table:table-cell office:value-type="string" office:string-value="R319C25">
            <text:p>R319C25</text:p>
          </table:table-cell>
          <table:table-cell office:value-type="float" office:value="31926">
            <text:p>31926</text:p>
          </table:table-cell>
        </table:table-row>
        <table:table-row>
          <table:table-cell office:value-type="string" office:string-value="R320C1">
            <text:p>R320C1</text:p>
          </table:table-cell>
          <table:table-cell office:value-type="float" office:value="32002">
            <text:p>32002</text:p>
          </table:table-cell>
          <table:table-cell office:value-type="string" office:string-value="R320C3">
            <text:p>R320C3</text:p>
          </table:table-cell>
          <table:table-cell office:value-type="float" office:value="32004">
            <text:p>32004</text:p>
          </table:table-cell>
          <table:table-cell office:value-type="string" office:string-value="R320C5">
            <text:p>R320C5</text:p>
          </table:table-cell>
          <table:table-cell office:value-type="float" office:value="32006">
            <text:p>32006</text:p>
          </table:table-cell>
          <table:table-cell office:value-type="string" office:string-value="R320C7">
            <text:p>R320C7</text:p>
          </table:table-cell>
          <table:table-cell office:value-type="float" office:value="32008">
            <text:p>32008</text:p>
          </table:table-cell>
          <table:table-cell office:value-type="string" office:string-value="R320C9">
            <text:p>R320C9</text:p>
          </table:table-cell>
          <table:table-cell office:value-type="float" office:value="32010">
            <text:p>32010</text:p>
          </table:table-cell>
          <table:table-cell office:value-type="string" office:string-value="R320C11">
            <text:p>R320C11</text:p>
          </table:table-cell>
          <table:table-cell office:value-type="float" office:value="32012">
            <text:p>32012</text:p>
          </table:table-cell>
          <table:table-cell office:value-type="string" office:string-value="R320C13">
            <text:p>R320C13</text:p>
          </table:table-cell>
          <table:table-cell office:value-type="float" office:value="32014">
            <text:p>32014</text:p>
          </table:table-cell>
          <table:table-cell office:value-type="string" office:string-value="R320C15">
            <text:p>R320C15</text:p>
          </table:table-cell>
          <table:table-cell office:value-type="float" office:value="32016">
            <text:p>32016</text:p>
          </table:table-cell>
          <table:table-cell office:value-type="string" office:string-value="R320C17">
            <text:p>R320C17</text:p>
          </table:table-cell>
          <table:table-cell office:value-type="float" office:value="32018">
            <text:p>32018</text:p>
          </table:table-cell>
          <table:table-cell office:value-type="string" office:string-value="R320C19">
            <text:p>R320C19</text:p>
          </table:table-cell>
          <table:table-cell office:value-type="float" office:value="32020">
            <text:p>32020</text:p>
          </table:table-cell>
          <table:table-cell office:value-type="string" office:string-value="R320C21">
            <text:p>R320C21</text:p>
          </table:table-cell>
          <table:table-cell office:value-type="float" office:value="32022">
            <text:p>32022</text:p>
          </table:table-cell>
          <table:table-cell office:value-type="string" office:string-value="R320C23">
            <text:p>R320C23</text:p>
          </table:table-cell>
          <table:table-cell office:value-type="float" office:value="32024">
            <text:p>32024</text:p>
          </table:table-cell>
          <table:table-cell office:value-type="string" office:string-value="R320C25">
            <text:p>R320C25</text:p>
          </table:table-cell>
          <table:table-cell office:value-type="float" office:value="32026">
            <text:p>32026</text:p>
          </table:table-cell>
        </table:table-row>
        <table:table-row>
          <table:table-cell office:value-type="string" office:string-value="R321C1">
            <text:p>R321C1</text:p>
          </table:table-cell>
          <table:table-cell office:value-type="float" office:value="32102">
            <text:p>32102</text:p>
          </table:table-cell>
          <table:table-cell office:value-type="string" office:string-value="R321C3">
            <text:p>R321C3</text:p>
          </table:table-cell>
          <table:table-cell office:value-type="float" office:value="32104">
            <text:p>32104</text:p>
          </table:table-cell>
          <table:table-cell office:value-type="string" office:string-value="R321C5">
            <text:p>R321C5</text:p>
          </table:table-cell>
          <table:table-cell office:value-type="float" office:value="32106">
            <text:p>32106</text:p>
          </table:table-cell>
          <table:table-cell office:value-type="string" office:string-value="R321C7">
            <text:p>R321C7</text:p>
          </table:table-cell>
          <table:table-cell office:value-type="float" office:value="32108">
            <text:p>32108</text:p>
          </table:table-cell>
          <table:table-cell office:value-type="string" office:string-value="R321C9">
            <text:p>R321C9</text:p>
          </table:table-cell>
          <table:table-cell office:value-type="float" office:value="32110">
            <text:p>32110</text:p>
          </table:table-cell>
          <table:table-cell office:value-type="string" office:string-value="R321C11">
            <text:p>R321C11</text:p>
          </table:table-cell>
          <table:table-cell office:value-type="float" office:value="32112">
            <text:p>32112</text:p>
          </table:table-cell>
          <table:table-cell office:value-type="string" office:string-value="R321C13">
            <text:p>R321C13</text:p>
          </table:table-cell>
          <table:table-cell office:value-type="float" office:value="32114">
            <text:p>32114</text:p>
          </table:table-cell>
          <table:table-cell office:value-type="string" office:string-value="R321C15">
            <text:p>R321C15</text:p>
          </table:table-cell>
          <table:table-cell office:value-type="float" office:value="32116">
            <text:p>32116</text:p>
          </table:table-cell>
          <table:table-cell office:value-type="string" office:string-value="R321C17">
            <text:p>R321C17</text:p>
          </table:table-cell>
          <table:table-cell office:value-type="float" office:value="32118">
            <text:p>32118</text:p>
          </table:table-cell>
          <table:table-cell office:value-type="string" office:string-value="R321C19">
            <text:p>R321C19</text:p>
          </table:table-cell>
          <table:table-cell office:value-type="float" office:value="32120">
            <text:p>32120</text:p>
          </table:table-cell>
          <table:table-cell office:value-type="string" office:string-value="R321C21">
            <text:p>R321C21</text:p>
          </table:table-cell>
          <table:table-cell office:value-type="float" office:value="32122">
            <text:p>32122</text:p>
          </table:table-cell>
          <table:table-cell office:value-type="string" office:string-value="R321C23">
            <text:p>R321C23</text:p>
          </table:table-cell>
          <table:table-cell office:value-type="float" office:value="32124">
            <text:p>32124</text:p>
          </table:table-cell>
          <table:table-cell office:value-type="string" office:string-value="R321C25">
            <text:p>R321C25</text:p>
          </table:table-cell>
          <table:table-cell office:value-type="float" office:value="32126">
            <text:p>32126</text:p>
          </table:table-cell>
        </table:table-row>
        <table:table-row>
          <table:table-cell office:value-type="string" office:string-value="R322C1">
            <text:p>R322C1</text:p>
          </table:table-cell>
          <table:table-cell office:value-type="float" office:value="32202">
            <text:p>32202</text:p>
          </table:table-cell>
          <table:table-cell office:value-type="string" office:string-value="R322C3">
            <text:p>R322C3</text:p>
          </table:table-cell>
          <table:table-cell office:value-type="float" office:value="32204">
            <text:p>32204</text:p>
          </table:table-cell>
          <table:table-cell office:value-type="string" office:string-value="R322C5">
            <text:p>R322C5</text:p>
          </table:table-cell>
          <table:table-cell office:value-type="float" office:value="32206">
            <text:p>32206</text:p>
          </table:table-cell>
          <table:table-cell office:value-type="string" office:string-value="R322C7">
            <text:p>R322C7</text:p>
          </table:table-cell>
          <table:table-cell office:value-type="float" office:value="32208">
            <text:p>32208</text:p>
          </table:table-cell>
          <table:table-cell office:value-type="string" office:string-value="R322C9">
            <text:p>R322C9</text:p>
          </table:table-cell>
          <table:table-cell office:value-type="float" office:value="32210">
            <text:p>32210</text:p>
          </table:table-cell>
          <table:table-cell office:value-type="string" office:string-value="R322C11">
            <text:p>R322C11</text:p>
          </table:table-cell>
          <table:table-cell office:value-type="float" office:value="32212">
            <text:p>32212</text:p>
          </table:table-cell>
          <table:table-cell office:value-type="string" office:string-value="R322C13">
            <text:p>R322C13</text:p>
          </table:table-cell>
          <table:table-cell office:value-type="float" office:value="32214">
            <text:p>32214</text:p>
          </table:table-cell>
          <table:table-cell office:value-type="string" office:string-value="R322C15">
            <text:p>R322C15</text:p>
          </table:table-cell>
          <table:table-cell office:value-type="float" office:value="32216">
            <text:p>32216</text:p>
          </table:table-cell>
          <table:table-cell office:value-type="string" office:string-value="R322C17">
            <text:p>R322C17</text:p>
          </table:table-cell>
          <table:table-cell office:value-type="float" office:value="32218">
            <text:p>32218</text:p>
          </table:table-cell>
          <table:table-cell office:value-type="string" office:string-value="R322C19">
            <text:p>R322C19</text:p>
          </table:table-cell>
          <table:table-cell office:value-type="float" office:value="32220">
            <text:p>32220</text:p>
          </table:table-cell>
          <table:table-cell office:value-type="string" office:string-value="R322C21">
            <text:p>R322C21</text:p>
          </table:table-cell>
          <table:table-cell office:value-type="float" office:value="32222">
            <text:p>32222</text:p>
          </table:table-cell>
          <table:table-cell office:value-type="string" office:string-value="R322C23">
            <text:p>R322C23</text:p>
          </table:table-cell>
          <table:table-cell office:value-type="float" office:value="32224">
            <text:p>32224</text:p>
          </table:table-cell>
          <table:table-cell office:value-type="string" office:string-value="R322C25">
            <text:p>R322C25</text:p>
          </table:table-cell>
          <table:table-cell office:value-type="float" office:value="32226">
            <text:p>32226</text:p>
          </table:table-cell>
        </table:table-row>
        <table:table-row>
          <table:table-cell office:value-type="string" office:string-value="R323C1">
            <text:p>R323C1</text:p>
          </table:table-cell>
          <table:table-cell office:value-type="float" office:value="32302">
            <text:p>32302</text:p>
          </table:table-cell>
          <table:table-cell office:value-type="string" office:string-value="R323C3">
            <text:p>R323C3</text:p>
          </table:table-cell>
          <table:table-cell office:value-type="float" office:value="32304">
            <text:p>32304</text:p>
          </table:table-cell>
          <table:table-cell office:value-type="string" office:string-value="R323C5">
            <text:p>R323C5</text:p>
          </table:table-cell>
          <table:table-cell office:value-type="float" office:value="32306">
            <text:p>32306</text:p>
          </table:table-cell>
          <table:table-cell office:value-type="string" office:string-value="R323C7">
            <text:p>R323C7</text:p>
          </table:table-cell>
          <table:table-cell office:value-type="float" office:value="32308">
            <text:p>32308</text:p>
          </table:table-cell>
          <table:table-cell office:value-type="string" office:string-value="R323C9">
            <text:p>R323C9</text:p>
          </table:table-cell>
          <table:table-cell office:value-type="float" office:value="32310">
            <text:p>32310</text:p>
          </table:table-cell>
          <table:table-cell office:value-type="string" office:string-value="R323C11">
            <text:p>R323C11</text:p>
          </table:table-cell>
          <table:table-cell office:value-type="float" office:value="32312">
            <text:p>32312</text:p>
          </table:table-cell>
          <table:table-cell office:value-type="string" office:string-value="R323C13">
            <text:p>R323C13</text:p>
          </table:table-cell>
          <table:table-cell office:value-type="float" office:value="32314">
            <text:p>32314</text:p>
          </table:table-cell>
          <table:table-cell office:value-type="string" office:string-value="R323C15">
            <text:p>R323C15</text:p>
          </table:table-cell>
          <table:table-cell office:value-type="float" office:value="32316">
            <text:p>32316</text:p>
          </table:table-cell>
          <table:table-cell office:value-type="string" office:string-value="R323C17">
            <text:p>R323C17</text:p>
          </table:table-cell>
          <table:table-cell office:value-type="float" office:value="32318">
            <text:p>32318</text:p>
          </table:table-cell>
          <table:table-cell office:value-type="string" office:string-value="R323C19">
            <text:p>R323C19</text:p>
          </table:table-cell>
          <table:table-cell office:value-type="float" office:value="32320">
            <text:p>32320</text:p>
          </table:table-cell>
          <table:table-cell office:value-type="string" office:string-value="R323C21">
            <text:p>R323C21</text:p>
          </table:table-cell>
          <table:table-cell office:value-type="float" office:value="32322">
            <text:p>32322</text:p>
          </table:table-cell>
          <table:table-cell office:value-type="string" office:string-value="R323C23">
            <text:p>R323C23</text:p>
          </table:table-cell>
          <table:table-cell office:value-type="float" office:value="32324">
            <text:p>32324</text:p>
          </table:table-cell>
          <table:table-cell office:value-type="string" office:string-value="R323C25">
            <text:p>R323C25</text:p>
          </table:table-cell>
          <table:table-cell office:value-type="float" office:value="32326">
            <text:p>32326</text:p>
          </table:table-cell>
        </table:table-row>
        <table:table-row>
          <table:table-cell office:value-type="string" office:string-value="R324C1">
            <text:p>R324C1</text:p>
          </table:table-cell>
          <table:table-cell office:value-type="float" office:value="32402">
            <text:p>32402</text:p>
          </table:table-cell>
          <table:table-cell office:value-type="string" office:string-value="R324C3">
            <text:p>R324C3</text:p>
          </table:table-cell>
          <table:table-cell office:value-type="float" office:value="32404">
            <text:p>32404</text:p>
          </table:table-cell>
          <table:table-cell office:value-type="string" office:string-value="R324C5">
            <text:p>R324C5</text:p>
          </table:table-cell>
          <table:table-cell office:value-type="float" office:value="32406">
            <text:p>32406</text:p>
          </table:table-cell>
          <table:table-cell office:value-type="string" office:string-value="R324C7">
            <text:p>R324C7</text:p>
          </table:table-cell>
          <table:table-cell office:value-type="float" office:value="32408">
            <text:p>32408</text:p>
          </table:table-cell>
          <table:table-cell office:value-type="string" office:string-value="R324C9">
            <text:p>R324C9</text:p>
          </table:table-cell>
          <table:table-cell office:value-type="float" office:value="32410">
            <text:p>32410</text:p>
          </table:table-cell>
          <table:table-cell office:value-type="string" office:string-value="R324C11">
            <text:p>R324C11</text:p>
          </table:table-cell>
          <table:table-cell office:value-type="float" office:value="32412">
            <text:p>32412</text:p>
          </table:table-cell>
          <table:table-cell office:value-type="string" office:string-value="R324C13">
            <text:p>R324C13</text:p>
          </table:table-cell>
          <table:table-cell office:value-type="float" office:value="32414">
            <text:p>32414</text:p>
          </table:table-cell>
          <table:table-cell office:value-type="string" office:string-value="R324C15">
            <text:p>R324C15</text:p>
          </table:table-cell>
          <table:table-cell office:value-type="float" office:value="32416">
            <text:p>32416</text:p>
          </table:table-cell>
          <table:table-cell office:value-type="string" office:string-value="R324C17">
            <text:p>R324C17</text:p>
          </table:table-cell>
          <table:table-cell office:value-type="float" office:value="32418">
            <text:p>32418</text:p>
          </table:table-cell>
          <table:table-cell office:value-type="string" office:string-value="R324C19">
            <text:p>R324C19</text:p>
          </table:table-cell>
          <table:table-cell office:value-type="float" office:value="32420">
            <text:p>32420</text:p>
          </table:table-cell>
          <table:table-cell office:value-type="string" office:string-value="R324C21">
            <text:p>R324C21</text:p>
          </table:table-cell>
          <table:table-cell office:value-type="float" office:value="32422">
            <text:p>32422</text:p>
          </table:table-cell>
          <table:table-cell office:value-type="string" office:string-value="R324C23">
            <text:p>R324C23</text:p>
          </table:table-cell>
          <table:table-cell office:value-type="float" office:value="32424">
            <text:p>32424</text:p>
          </table:table-cell>
          <table:table-cell office:value-type="string" office:string-value="R324C25">
            <text:p>R324C25</text:p>
          </table:table-cell>
          <table:table-cell office:value-type="float" office:value="32426">
            <text:p>32426</text:p>
          </table:table-cell>
        </table:table-row>
        <table:table-row>
          <table:table-cell office:value-type="string" office:string-value="R325C1">
            <text:p>R325C1</text:p>
          </table:table-cell>
          <table:table-cell office:value-type="float" office:value="32502">
            <text:p>32502</text:p>
          </table:table-cell>
          <table:table-cell office:value-type="string" office:string-value="R325C3">
            <text:p>R325C3</text:p>
          </table:table-cell>
          <table:table-cell office:value-type="float" office:value="32504">
            <text:p>32504</text:p>
          </table:table-cell>
          <table:table-cell office:value-type="string" office:string-value="R325C5">
            <text:p>R325C5</text:p>
          </table:table-cell>
          <table:table-cell office:value-type="float" office:value="32506">
            <text:p>32506</text:p>
          </table:table-cell>
          <table:table-cell office:value-type="string" office:string-value="R325C7">
            <text:p>R325C7</text:p>
          </table:table-cell>
          <table:table-cell office:value-type="float" office:value="32508">
            <text:p>32508</text:p>
          </table:table-cell>
          <table:table-cell office:value-type="string" office:string-value="R325C9">
            <text:p>R325C9</text:p>
          </table:table-cell>
          <table:table-cell office:value-type="float" office:value="32510">
            <text:p>32510</text:p>
          </table:table-cell>
          <table:table-cell office:value-type="string" office:string-value="R325C11">
            <text:p>R325C11</text:p>
          </table:table-cell>
          <table:table-cell office:value-type="float" office:value="32512">
            <text:p>32512</text:p>
          </table:table-cell>
          <table:table-cell office:value-type="string" office:string-value="R325C13">
            <text:p>R325C13</text:p>
          </table:table-cell>
          <table:table-cell office:value-type="float" office:value="32514">
            <text:p>32514</text:p>
          </table:table-cell>
          <table:table-cell office:value-type="string" office:string-value="R325C15">
            <text:p>R325C15</text:p>
          </table:table-cell>
          <table:table-cell office:value-type="float" office:value="32516">
            <text:p>32516</text:p>
          </table:table-cell>
          <table:table-cell office:value-type="string" office:string-value="R325C17">
            <text:p>R325C17</text:p>
          </table:table-cell>
          <table:table-cell office:value-type="float" office:value="32518">
            <text:p>32518</text:p>
          </table:table-cell>
          <table:table-cell office:value-type="string" office:string-value="R325C19">
            <text:p>R325C19</text:p>
          </table:table-cell>
          <table:table-cell office:value-type="float" office:value="32520">
            <text:p>32520</text:p>
          </table:table-cell>
          <table:table-cell office:value-type="string" office:string-value="R325C21">
            <text:p>R325C21</text:p>
          </table:table-cell>
          <table:table-cell office:value-type="float" office:value="32522">
            <text:p>32522</text:p>
          </table:table-cell>
          <table:table-cell office:value-type="string" office:string-value="R325C23">
            <text:p>R325C23</text:p>
          </table:table-cell>
          <table:table-cell office:value-type="float" office:value="32524">
            <text:p>32524</text:p>
          </table:table-cell>
          <table:table-cell office:value-type="string" office:string-value="R325C25">
            <text:p>R325C25</text:p>
          </table:table-cell>
          <table:table-cell office:value-type="float" office:value="32526">
            <text:p>32526</text:p>
          </table:table-cell>
        </table:table-row>
        <table:table-row>
          <table:table-cell office:value-type="string" office:string-value="R326C1">
            <text:p>R326C1</text:p>
          </table:table-cell>
          <table:table-cell office:value-type="float" office:value="32602">
            <text:p>32602</text:p>
          </table:table-cell>
          <table:table-cell office:value-type="string" office:string-value="R326C3">
            <text:p>R326C3</text:p>
          </table:table-cell>
          <table:table-cell office:value-type="float" office:value="32604">
            <text:p>32604</text:p>
          </table:table-cell>
          <table:table-cell office:value-type="string" office:string-value="R326C5">
            <text:p>R326C5</text:p>
          </table:table-cell>
          <table:table-cell office:value-type="float" office:value="32606">
            <text:p>32606</text:p>
          </table:table-cell>
          <table:table-cell office:value-type="string" office:string-value="R326C7">
            <text:p>R326C7</text:p>
          </table:table-cell>
          <table:table-cell office:value-type="float" office:value="32608">
            <text:p>32608</text:p>
          </table:table-cell>
          <table:table-cell office:value-type="string" office:string-value="R326C9">
            <text:p>R326C9</text:p>
          </table:table-cell>
          <table:table-cell office:value-type="float" office:value="32610">
            <text:p>32610</text:p>
          </table:table-cell>
          <table:table-cell office:value-type="string" office:string-value="R326C11">
            <text:p>R326C11</text:p>
          </table:table-cell>
          <table:table-cell office:value-type="float" office:value="32612">
            <text:p>32612</text:p>
          </table:table-cell>
          <table:table-cell office:value-type="string" office:string-value="R326C13">
            <text:p>R326C13</text:p>
          </table:table-cell>
          <table:table-cell office:value-type="float" office:value="32614">
            <text:p>32614</text:p>
          </table:table-cell>
          <table:table-cell office:value-type="string" office:string-value="R326C15">
            <text:p>R326C15</text:p>
          </table:table-cell>
          <table:table-cell office:value-type="float" office:value="32616">
            <text:p>32616</text:p>
          </table:table-cell>
          <table:table-cell office:value-type="string" office:string-value="R326C17">
            <text:p>R326C17</text:p>
          </table:table-cell>
          <table:table-cell office:value-type="float" office:value="32618">
            <text:p>32618</text:p>
          </table:table-cell>
          <table:table-cell office:value-type="string" office:string-value="R326C19">
            <text:p>R326C19</text:p>
          </table:table-cell>
          <table:table-cell office:value-type="float" office:value="32620">
            <text:p>32620</text:p>
          </table:table-cell>
          <table:table-cell office:value-type="string" office:string-value="R326C21">
            <text:p>R326C21</text:p>
          </table:table-cell>
          <table:table-cell office:value-type="float" office:value="32622">
            <text:p>32622</text:p>
          </table:table-cell>
          <table:table-cell office:value-type="string" office:string-value="R326C23">
            <text:p>R326C23</text:p>
          </table:table-cell>
          <table:table-cell office:value-type="float" office:value="32624">
            <text:p>32624</text:p>
          </table:table-cell>
          <table:table-cell office:value-type="string" office:string-value="R326C25">
            <text:p>R326C25</text:p>
          </table:table-cell>
          <table:table-cell office:value-type="float" office:value="32626">
            <text:p>32626</text:p>
          </table:table-cell>
        </table:table-row>
        <table:table-row>
          <table:table-cell office:value-type="string" office:string-value="R327C1">
            <text:p>R327C1</text:p>
          </table:table-cell>
          <table:table-cell office:value-type="float" office:value="32702">
            <text:p>32702</text:p>
          </table:table-cell>
          <table:table-cell office:value-type="string" office:string-value="R327C3">
            <text:p>R327C3</text:p>
          </table:table-cell>
          <table:table-cell office:value-type="float" office:value="32704">
            <text:p>32704</text:p>
          </table:table-cell>
          <table:table-cell office:value-type="string" office:string-value="R327C5">
            <text:p>R327C5</text:p>
          </table:table-cell>
          <table:table-cell office:value-type="float" office:value="32706">
            <text:p>32706</text:p>
          </table:table-cell>
          <table:table-cell office:value-type="string" office:string-value="R327C7">
            <text:p>R327C7</text:p>
          </table:table-cell>
          <table:table-cell office:value-type="float" office:value="32708">
            <text:p>32708</text:p>
          </table:table-cell>
          <table:table-cell office:value-type="string" office:string-value="R327C9">
            <text:p>R327C9</text:p>
          </table:table-cell>
          <table:table-cell office:value-type="float" office:value="32710">
            <text:p>32710</text:p>
          </table:table-cell>
          <table:table-cell office:value-type="string" office:string-value="R327C11">
            <text:p>R327C11</text:p>
          </table:table-cell>
          <table:table-cell office:value-type="float" office:value="32712">
            <text:p>32712</text:p>
          </table:table-cell>
          <table:table-cell office:value-type="string" office:string-value="R327C13">
            <text:p>R327C13</text:p>
          </table:table-cell>
          <table:table-cell office:value-type="float" office:value="32714">
            <text:p>32714</text:p>
          </table:table-cell>
          <table:table-cell office:value-type="string" office:string-value="R327C15">
            <text:p>R327C15</text:p>
          </table:table-cell>
          <table:table-cell office:value-type="float" office:value="32716">
            <text:p>32716</text:p>
          </table:table-cell>
          <table:table-cell office:value-type="string" office:string-value="R327C17">
            <text:p>R327C17</text:p>
          </table:table-cell>
          <table:table-cell office:value-type="float" office:value="32718">
            <text:p>32718</text:p>
          </table:table-cell>
          <table:table-cell office:value-type="string" office:string-value="R327C19">
            <text:p>R327C19</text:p>
          </table:table-cell>
          <table:table-cell office:value-type="float" office:value="32720">
            <text:p>32720</text:p>
          </table:table-cell>
          <table:table-cell office:value-type="string" office:string-value="R327C21">
            <text:p>R327C21</text:p>
          </table:table-cell>
          <table:table-cell office:value-type="float" office:value="32722">
            <text:p>32722</text:p>
          </table:table-cell>
          <table:table-cell office:value-type="string" office:string-value="R327C23">
            <text:p>R327C23</text:p>
          </table:table-cell>
          <table:table-cell office:value-type="float" office:value="32724">
            <text:p>32724</text:p>
          </table:table-cell>
          <table:table-cell office:value-type="string" office:string-value="R327C25">
            <text:p>R327C25</text:p>
          </table:table-cell>
          <table:table-cell office:value-type="float" office:value="32726">
            <text:p>32726</text:p>
          </table:table-cell>
        </table:table-row>
        <table:table-row>
          <table:table-cell office:value-type="string" office:string-value="R328C1">
            <text:p>R328C1</text:p>
          </table:table-cell>
          <table:table-cell office:value-type="float" office:value="32802">
            <text:p>32802</text:p>
          </table:table-cell>
          <table:table-cell office:value-type="string" office:string-value="R328C3">
            <text:p>R328C3</text:p>
          </table:table-cell>
          <table:table-cell office:value-type="float" office:value="32804">
            <text:p>32804</text:p>
          </table:table-cell>
          <table:table-cell office:value-type="string" office:string-value="R328C5">
            <text:p>R328C5</text:p>
          </table:table-cell>
          <table:table-cell office:value-type="float" office:value="32806">
            <text:p>32806</text:p>
          </table:table-cell>
          <table:table-cell office:value-type="string" office:string-value="R328C7">
            <text:p>R328C7</text:p>
          </table:table-cell>
          <table:table-cell office:value-type="float" office:value="32808">
            <text:p>32808</text:p>
          </table:table-cell>
          <table:table-cell office:value-type="string" office:string-value="R328C9">
            <text:p>R328C9</text:p>
          </table:table-cell>
          <table:table-cell office:value-type="float" office:value="32810">
            <text:p>32810</text:p>
          </table:table-cell>
          <table:table-cell office:value-type="string" office:string-value="R328C11">
            <text:p>R328C11</text:p>
          </table:table-cell>
          <table:table-cell office:value-type="float" office:value="32812">
            <text:p>32812</text:p>
          </table:table-cell>
          <table:table-cell office:value-type="string" office:string-value="R328C13">
            <text:p>R328C13</text:p>
          </table:table-cell>
          <table:table-cell office:value-type="float" office:value="32814">
            <text:p>32814</text:p>
          </table:table-cell>
          <table:table-cell office:value-type="string" office:string-value="R328C15">
            <text:p>R328C15</text:p>
          </table:table-cell>
          <table:table-cell office:value-type="float" office:value="32816">
            <text:p>32816</text:p>
          </table:table-cell>
          <table:table-cell office:value-type="string" office:string-value="R328C17">
            <text:p>R328C17</text:p>
          </table:table-cell>
          <table:table-cell office:value-type="float" office:value="32818">
            <text:p>32818</text:p>
          </table:table-cell>
          <table:table-cell office:value-type="string" office:string-value="R328C19">
            <text:p>R328C19</text:p>
          </table:table-cell>
          <table:table-cell office:value-type="float" office:value="32820">
            <text:p>32820</text:p>
          </table:table-cell>
          <table:table-cell office:value-type="string" office:string-value="R328C21">
            <text:p>R328C21</text:p>
          </table:table-cell>
          <table:table-cell office:value-type="float" office:value="32822">
            <text:p>32822</text:p>
          </table:table-cell>
          <table:table-cell office:value-type="string" office:string-value="R328C23">
            <text:p>R328C23</text:p>
          </table:table-cell>
          <table:table-cell office:value-type="float" office:value="32824">
            <text:p>32824</text:p>
          </table:table-cell>
          <table:table-cell office:value-type="string" office:string-value="R328C25">
            <text:p>R328C25</text:p>
          </table:table-cell>
          <table:table-cell office:value-type="float" office:value="32826">
            <text:p>32826</text:p>
          </table:table-cell>
        </table:table-row>
        <table:table-row>
          <table:table-cell office:value-type="string" office:string-value="R329C1">
            <text:p>R329C1</text:p>
          </table:table-cell>
          <table:table-cell office:value-type="float" office:value="32902">
            <text:p>32902</text:p>
          </table:table-cell>
          <table:table-cell office:value-type="string" office:string-value="R329C3">
            <text:p>R329C3</text:p>
          </table:table-cell>
          <table:table-cell office:value-type="float" office:value="32904">
            <text:p>32904</text:p>
          </table:table-cell>
          <table:table-cell office:value-type="string" office:string-value="R329C5">
            <text:p>R329C5</text:p>
          </table:table-cell>
          <table:table-cell office:value-type="float" office:value="32906">
            <text:p>32906</text:p>
          </table:table-cell>
          <table:table-cell office:value-type="string" office:string-value="R329C7">
            <text:p>R329C7</text:p>
          </table:table-cell>
          <table:table-cell office:value-type="float" office:value="32908">
            <text:p>32908</text:p>
          </table:table-cell>
          <table:table-cell office:value-type="string" office:string-value="R329C9">
            <text:p>R329C9</text:p>
          </table:table-cell>
          <table:table-cell office:value-type="float" office:value="32910">
            <text:p>32910</text:p>
          </table:table-cell>
          <table:table-cell office:value-type="string" office:string-value="R329C11">
            <text:p>R329C11</text:p>
          </table:table-cell>
          <table:table-cell office:value-type="float" office:value="32912">
            <text:p>32912</text:p>
          </table:table-cell>
          <table:table-cell office:value-type="string" office:string-value="R329C13">
            <text:p>R329C13</text:p>
          </table:table-cell>
          <table:table-cell office:value-type="float" office:value="32914">
            <text:p>32914</text:p>
          </table:table-cell>
          <table:table-cell office:value-type="string" office:string-value="R329C15">
            <text:p>R329C15</text:p>
          </table:table-cell>
          <table:table-cell office:value-type="float" office:value="32916">
            <text:p>32916</text:p>
          </table:table-cell>
          <table:table-cell office:value-type="string" office:string-value="R329C17">
            <text:p>R329C17</text:p>
          </table:table-cell>
          <table:table-cell office:value-type="float" office:value="32918">
            <text:p>32918</text:p>
          </table:table-cell>
          <table:table-cell office:value-type="string" office:string-value="R329C19">
            <text:p>R329C19</text:p>
          </table:table-cell>
          <table:table-cell office:value-type="float" office:value="32920">
            <text:p>32920</text:p>
          </table:table-cell>
          <table:table-cell office:value-type="string" office:string-value="R329C21">
            <text:p>R329C21</text:p>
          </table:table-cell>
          <table:table-cell office:value-type="float" office:value="32922">
            <text:p>32922</text:p>
          </table:table-cell>
          <table:table-cell office:value-type="string" office:string-value="R329C23">
            <text:p>R329C23</text:p>
          </table:table-cell>
          <table:table-cell office:value-type="float" office:value="32924">
            <text:p>32924</text:p>
          </table:table-cell>
          <table:table-cell office:value-type="string" office:string-value="R329C25">
            <text:p>R329C25</text:p>
          </table:table-cell>
          <table:table-cell office:value-type="float" office:value="32926">
            <text:p>32926</text:p>
          </table:table-cell>
        </table:table-row>
        <table:table-row>
          <table:table-cell office:value-type="string" office:string-value="R330C1">
            <text:p>R330C1</text:p>
          </table:table-cell>
          <table:table-cell office:value-type="float" office:value="33002">
            <text:p>33002</text:p>
          </table:table-cell>
          <table:table-cell office:value-type="string" office:string-value="R330C3">
            <text:p>R330C3</text:p>
          </table:table-cell>
          <table:table-cell office:value-type="float" office:value="33004">
            <text:p>33004</text:p>
          </table:table-cell>
          <table:table-cell office:value-type="string" office:string-value="R330C5">
            <text:p>R330C5</text:p>
          </table:table-cell>
          <table:table-cell office:value-type="float" office:value="33006">
            <text:p>33006</text:p>
          </table:table-cell>
          <table:table-cell office:value-type="string" office:string-value="R330C7">
            <text:p>R330C7</text:p>
          </table:table-cell>
          <table:table-cell office:value-type="float" office:value="33008">
            <text:p>33008</text:p>
          </table:table-cell>
          <table:table-cell office:value-type="string" office:string-value="R330C9">
            <text:p>R330C9</text:p>
          </table:table-cell>
          <table:table-cell office:value-type="float" office:value="33010">
            <text:p>33010</text:p>
          </table:table-cell>
          <table:table-cell office:value-type="string" office:string-value="R330C11">
            <text:p>R330C11</text:p>
          </table:table-cell>
          <table:table-cell office:value-type="float" office:value="33012">
            <text:p>33012</text:p>
          </table:table-cell>
          <table:table-cell office:value-type="string" office:string-value="R330C13">
            <text:p>R330C13</text:p>
          </table:table-cell>
          <table:table-cell office:value-type="float" office:value="33014">
            <text:p>33014</text:p>
          </table:table-cell>
          <table:table-cell office:value-type="string" office:string-value="R330C15">
            <text:p>R330C15</text:p>
          </table:table-cell>
          <table:table-cell office:value-type="float" office:value="33016">
            <text:p>33016</text:p>
          </table:table-cell>
          <table:table-cell office:value-type="string" office:string-value="R330C17">
            <text:p>R330C17</text:p>
          </table:table-cell>
          <table:table-cell office:value-type="float" office:value="33018">
            <text:p>33018</text:p>
          </table:table-cell>
          <table:table-cell office:value-type="string" office:string-value="R330C19">
            <text:p>R330C19</text:p>
          </table:table-cell>
          <table:table-cell office:value-type="float" office:value="33020">
            <text:p>33020</text:p>
          </table:table-cell>
          <table:table-cell office:value-type="string" office:string-value="R330C21">
            <text:p>R330C21</text:p>
          </table:table-cell>
          <table:table-cell office:value-type="float" office:value="33022">
            <text:p>33022</text:p>
          </table:table-cell>
          <table:table-cell office:value-type="string" office:string-value="R330C23">
            <text:p>R330C23</text:p>
          </table:table-cell>
          <table:table-cell office:value-type="float" office:value="33024">
            <text:p>33024</text:p>
          </table:table-cell>
          <table:table-cell office:value-type="string" office:string-value="R330C25">
            <text:p>R330C25</text:p>
          </table:table-cell>
          <table:table-cell office:value-type="float" office:value="33026">
            <text:p>33026</text:p>
          </table:table-cell>
        </table:table-row>
        <table:table-row>
          <table:table-cell office:value-type="string" office:string-value="R331C1">
            <text:p>R331C1</text:p>
          </table:table-cell>
          <table:table-cell office:value-type="float" office:value="33102">
            <text:p>33102</text:p>
          </table:table-cell>
          <table:table-cell office:value-type="string" office:string-value="R331C3">
            <text:p>R331C3</text:p>
          </table:table-cell>
          <table:table-cell office:value-type="float" office:value="33104">
            <text:p>33104</text:p>
          </table:table-cell>
          <table:table-cell office:value-type="string" office:string-value="R331C5">
            <text:p>R331C5</text:p>
          </table:table-cell>
          <table:table-cell office:value-type="float" office:value="33106">
            <text:p>33106</text:p>
          </table:table-cell>
          <table:table-cell office:value-type="string" office:string-value="R331C7">
            <text:p>R331C7</text:p>
          </table:table-cell>
          <table:table-cell office:value-type="float" office:value="33108">
            <text:p>33108</text:p>
          </table:table-cell>
          <table:table-cell office:value-type="string" office:string-value="R331C9">
            <text:p>R331C9</text:p>
          </table:table-cell>
          <table:table-cell office:value-type="float" office:value="33110">
            <text:p>33110</text:p>
          </table:table-cell>
          <table:table-cell office:value-type="string" office:string-value="R331C11">
            <text:p>R331C11</text:p>
          </table:table-cell>
          <table:table-cell office:value-type="float" office:value="33112">
            <text:p>33112</text:p>
          </table:table-cell>
          <table:table-cell office:value-type="string" office:string-value="R331C13">
            <text:p>R331C13</text:p>
          </table:table-cell>
          <table:table-cell office:value-type="float" office:value="33114">
            <text:p>33114</text:p>
          </table:table-cell>
          <table:table-cell office:value-type="string" office:string-value="R331C15">
            <text:p>R331C15</text:p>
          </table:table-cell>
          <table:table-cell office:value-type="float" office:value="33116">
            <text:p>33116</text:p>
          </table:table-cell>
          <table:table-cell office:value-type="string" office:string-value="R331C17">
            <text:p>R331C17</text:p>
          </table:table-cell>
          <table:table-cell office:value-type="float" office:value="33118">
            <text:p>33118</text:p>
          </table:table-cell>
          <table:table-cell office:value-type="string" office:string-value="R331C19">
            <text:p>R331C19</text:p>
          </table:table-cell>
          <table:table-cell office:value-type="float" office:value="33120">
            <text:p>33120</text:p>
          </table:table-cell>
          <table:table-cell office:value-type="string" office:string-value="R331C21">
            <text:p>R331C21</text:p>
          </table:table-cell>
          <table:table-cell office:value-type="float" office:value="33122">
            <text:p>33122</text:p>
          </table:table-cell>
          <table:table-cell office:value-type="string" office:string-value="R331C23">
            <text:p>R331C23</text:p>
          </table:table-cell>
          <table:table-cell office:value-type="float" office:value="33124">
            <text:p>33124</text:p>
          </table:table-cell>
          <table:table-cell office:value-type="string" office:string-value="R331C25">
            <text:p>R331C25</text:p>
          </table:table-cell>
          <table:table-cell office:value-type="float" office:value="33126">
            <text:p>33126</text:p>
          </table:table-cell>
        </table:table-row>
        <table:table-row>
          <table:table-cell office:value-type="string" office:string-value="R332C1">
            <text:p>R332C1</text:p>
          </table:table-cell>
          <table:table-cell office:value-type="float" office:value="33202">
            <text:p>33202</text:p>
          </table:table-cell>
          <table:table-cell office:value-type="string" office:string-value="R332C3">
            <text:p>R332C3</text:p>
          </table:table-cell>
          <table:table-cell office:value-type="float" office:value="33204">
            <text:p>33204</text:p>
          </table:table-cell>
          <table:table-cell office:value-type="string" office:string-value="R332C5">
            <text:p>R332C5</text:p>
          </table:table-cell>
          <table:table-cell office:value-type="float" office:value="33206">
            <text:p>33206</text:p>
          </table:table-cell>
          <table:table-cell office:value-type="string" office:string-value="R332C7">
            <text:p>R332C7</text:p>
          </table:table-cell>
          <table:table-cell office:value-type="float" office:value="33208">
            <text:p>33208</text:p>
          </table:table-cell>
          <table:table-cell office:value-type="string" office:string-value="R332C9">
            <text:p>R332C9</text:p>
          </table:table-cell>
          <table:table-cell office:value-type="float" office:value="33210">
            <text:p>33210</text:p>
          </table:table-cell>
          <table:table-cell office:value-type="string" office:string-value="R332C11">
            <text:p>R332C11</text:p>
          </table:table-cell>
          <table:table-cell office:value-type="float" office:value="33212">
            <text:p>33212</text:p>
          </table:table-cell>
          <table:table-cell office:value-type="string" office:string-value="R332C13">
            <text:p>R332C13</text:p>
          </table:table-cell>
          <table:table-cell office:value-type="float" office:value="33214">
            <text:p>33214</text:p>
          </table:table-cell>
          <table:table-cell office:value-type="string" office:string-value="R332C15">
            <text:p>R332C15</text:p>
          </table:table-cell>
          <table:table-cell office:value-type="float" office:value="33216">
            <text:p>33216</text:p>
          </table:table-cell>
          <table:table-cell office:value-type="string" office:string-value="R332C17">
            <text:p>R332C17</text:p>
          </table:table-cell>
          <table:table-cell office:value-type="float" office:value="33218">
            <text:p>33218</text:p>
          </table:table-cell>
          <table:table-cell office:value-type="string" office:string-value="R332C19">
            <text:p>R332C19</text:p>
          </table:table-cell>
          <table:table-cell office:value-type="float" office:value="33220">
            <text:p>33220</text:p>
          </table:table-cell>
          <table:table-cell office:value-type="string" office:string-value="R332C21">
            <text:p>R332C21</text:p>
          </table:table-cell>
          <table:table-cell office:value-type="float" office:value="33222">
            <text:p>33222</text:p>
          </table:table-cell>
          <table:table-cell office:value-type="string" office:string-value="R332C23">
            <text:p>R332C23</text:p>
          </table:table-cell>
          <table:table-cell office:value-type="float" office:value="33224">
            <text:p>33224</text:p>
          </table:table-cell>
          <table:table-cell office:value-type="string" office:string-value="R332C25">
            <text:p>R332C25</text:p>
          </table:table-cell>
          <table:table-cell office:value-type="float" office:value="33226">
            <text:p>33226</text:p>
          </table:table-cell>
        </table:table-row>
        <table:table-row>
          <table:table-cell office:value-type="string" office:string-value="R333C1">
            <text:p>R333C1</text:p>
          </table:table-cell>
          <table:table-cell office:value-type="float" office:value="33302">
            <text:p>33302</text:p>
          </table:table-cell>
          <table:table-cell office:value-type="string" office:string-value="R333C3">
            <text:p>R333C3</text:p>
          </table:table-cell>
          <table:table-cell office:value-type="float" office:value="33304">
            <text:p>33304</text:p>
          </table:table-cell>
          <table:table-cell office:value-type="string" office:string-value="R333C5">
            <text:p>R333C5</text:p>
          </table:table-cell>
          <table:table-cell office:value-type="float" office:value="33306">
            <text:p>33306</text:p>
          </table:table-cell>
          <table:table-cell office:value-type="string" office:string-value="R333C7">
            <text:p>R333C7</text:p>
          </table:table-cell>
          <table:table-cell office:value-type="float" office:value="33308">
            <text:p>33308</text:p>
          </table:table-cell>
          <table:table-cell office:value-type="string" office:string-value="R333C9">
            <text:p>R333C9</text:p>
          </table:table-cell>
          <table:table-cell office:value-type="float" office:value="33310">
            <text:p>33310</text:p>
          </table:table-cell>
          <table:table-cell office:value-type="string" office:string-value="R333C11">
            <text:p>R333C11</text:p>
          </table:table-cell>
          <table:table-cell office:value-type="float" office:value="33312">
            <text:p>33312</text:p>
          </table:table-cell>
          <table:table-cell office:value-type="string" office:string-value="R333C13">
            <text:p>R333C13</text:p>
          </table:table-cell>
          <table:table-cell office:value-type="float" office:value="33314">
            <text:p>33314</text:p>
          </table:table-cell>
          <table:table-cell office:value-type="string" office:string-value="R333C15">
            <text:p>R333C15</text:p>
          </table:table-cell>
          <table:table-cell office:value-type="float" office:value="33316">
            <text:p>33316</text:p>
          </table:table-cell>
          <table:table-cell office:value-type="string" office:string-value="R333C17">
            <text:p>R333C17</text:p>
          </table:table-cell>
          <table:table-cell office:value-type="float" office:value="33318">
            <text:p>33318</text:p>
          </table:table-cell>
          <table:table-cell office:value-type="string" office:string-value="R333C19">
            <text:p>R333C19</text:p>
          </table:table-cell>
          <table:table-cell office:value-type="float" office:value="33320">
            <text:p>33320</text:p>
          </table:table-cell>
          <table:table-cell office:value-type="string" office:string-value="R333C21">
            <text:p>R333C21</text:p>
          </table:table-cell>
          <table:table-cell office:value-type="float" office:value="33322">
            <text:p>33322</text:p>
          </table:table-cell>
          <table:table-cell office:value-type="string" office:string-value="R333C23">
            <text:p>R333C23</text:p>
          </table:table-cell>
          <table:table-cell office:value-type="float" office:value="33324">
            <text:p>33324</text:p>
          </table:table-cell>
          <table:table-cell office:value-type="string" office:string-value="R333C25">
            <text:p>R333C25</text:p>
          </table:table-cell>
          <table:table-cell office:value-type="float" office:value="33326">
            <text:p>33326</text:p>
          </table:table-cell>
        </table:table-row>
        <table:table-row>
          <table:table-cell office:value-type="string" office:string-value="R334C1">
            <text:p>R334C1</text:p>
          </table:table-cell>
          <table:table-cell office:value-type="float" office:value="33402">
            <text:p>33402</text:p>
          </table:table-cell>
          <table:table-cell office:value-type="string" office:string-value="R334C3">
            <text:p>R334C3</text:p>
          </table:table-cell>
          <table:table-cell office:value-type="float" office:value="33404">
            <text:p>33404</text:p>
          </table:table-cell>
          <table:table-cell office:value-type="string" office:string-value="R334C5">
            <text:p>R334C5</text:p>
          </table:table-cell>
          <table:table-cell office:value-type="float" office:value="33406">
            <text:p>33406</text:p>
          </table:table-cell>
          <table:table-cell office:value-type="string" office:string-value="R334C7">
            <text:p>R334C7</text:p>
          </table:table-cell>
          <table:table-cell office:value-type="float" office:value="33408">
            <text:p>33408</text:p>
          </table:table-cell>
          <table:table-cell office:value-type="string" office:string-value="R334C9">
            <text:p>R334C9</text:p>
          </table:table-cell>
          <table:table-cell office:value-type="float" office:value="33410">
            <text:p>33410</text:p>
          </table:table-cell>
          <table:table-cell office:value-type="string" office:string-value="R334C11">
            <text:p>R334C11</text:p>
          </table:table-cell>
          <table:table-cell office:value-type="float" office:value="33412">
            <text:p>33412</text:p>
          </table:table-cell>
          <table:table-cell office:value-type="string" office:string-value="R334C13">
            <text:p>R334C13</text:p>
          </table:table-cell>
          <table:table-cell office:value-type="float" office:value="33414">
            <text:p>33414</text:p>
          </table:table-cell>
          <table:table-cell office:value-type="string" office:string-value="R334C15">
            <text:p>R334C15</text:p>
          </table:table-cell>
          <table:table-cell office:value-type="float" office:value="33416">
            <text:p>33416</text:p>
          </table:table-cell>
          <table:table-cell office:value-type="string" office:string-value="R334C17">
            <text:p>R334C17</text:p>
          </table:table-cell>
          <table:table-cell office:value-type="float" office:value="33418">
            <text:p>33418</text:p>
          </table:table-cell>
          <table:table-cell office:value-type="string" office:string-value="R334C19">
            <text:p>R334C19</text:p>
          </table:table-cell>
          <table:table-cell office:value-type="float" office:value="33420">
            <text:p>33420</text:p>
          </table:table-cell>
          <table:table-cell office:value-type="string" office:string-value="R334C21">
            <text:p>R334C21</text:p>
          </table:table-cell>
          <table:table-cell office:value-type="float" office:value="33422">
            <text:p>33422</text:p>
          </table:table-cell>
          <table:table-cell office:value-type="string" office:string-value="R334C23">
            <text:p>R334C23</text:p>
          </table:table-cell>
          <table:table-cell office:value-type="float" office:value="33424">
            <text:p>33424</text:p>
          </table:table-cell>
          <table:table-cell office:value-type="string" office:string-value="R334C25">
            <text:p>R334C25</text:p>
          </table:table-cell>
          <table:table-cell office:value-type="float" office:value="33426">
            <text:p>33426</text:p>
          </table:table-cell>
        </table:table-row>
        <table:table-row>
          <table:table-cell office:value-type="string" office:string-value="R335C1">
            <text:p>R335C1</text:p>
          </table:table-cell>
          <table:table-cell office:value-type="float" office:value="33502">
            <text:p>33502</text:p>
          </table:table-cell>
          <table:table-cell office:value-type="string" office:string-value="R335C3">
            <text:p>R335C3</text:p>
          </table:table-cell>
          <table:table-cell office:value-type="float" office:value="33504">
            <text:p>33504</text:p>
          </table:table-cell>
          <table:table-cell office:value-type="string" office:string-value="R335C5">
            <text:p>R335C5</text:p>
          </table:table-cell>
          <table:table-cell office:value-type="float" office:value="33506">
            <text:p>33506</text:p>
          </table:table-cell>
          <table:table-cell office:value-type="string" office:string-value="R335C7">
            <text:p>R335C7</text:p>
          </table:table-cell>
          <table:table-cell office:value-type="float" office:value="33508">
            <text:p>33508</text:p>
          </table:table-cell>
          <table:table-cell office:value-type="string" office:string-value="R335C9">
            <text:p>R335C9</text:p>
          </table:table-cell>
          <table:table-cell office:value-type="float" office:value="33510">
            <text:p>33510</text:p>
          </table:table-cell>
          <table:table-cell office:value-type="string" office:string-value="R335C11">
            <text:p>R335C11</text:p>
          </table:table-cell>
          <table:table-cell office:value-type="float" office:value="33512">
            <text:p>33512</text:p>
          </table:table-cell>
          <table:table-cell office:value-type="string" office:string-value="R335C13">
            <text:p>R335C13</text:p>
          </table:table-cell>
          <table:table-cell office:value-type="float" office:value="33514">
            <text:p>33514</text:p>
          </table:table-cell>
          <table:table-cell office:value-type="string" office:string-value="R335C15">
            <text:p>R335C15</text:p>
          </table:table-cell>
          <table:table-cell office:value-type="float" office:value="33516">
            <text:p>33516</text:p>
          </table:table-cell>
          <table:table-cell office:value-type="string" office:string-value="R335C17">
            <text:p>R335C17</text:p>
          </table:table-cell>
          <table:table-cell office:value-type="float" office:value="33518">
            <text:p>33518</text:p>
          </table:table-cell>
          <table:table-cell office:value-type="string" office:string-value="R335C19">
            <text:p>R335C19</text:p>
          </table:table-cell>
          <table:table-cell office:value-type="float" office:value="33520">
            <text:p>33520</text:p>
          </table:table-cell>
          <table:table-cell office:value-type="string" office:string-value="R335C21">
            <text:p>R335C21</text:p>
          </table:table-cell>
          <table:table-cell office:value-type="float" office:value="33522">
            <text:p>33522</text:p>
          </table:table-cell>
          <table:table-cell office:value-type="string" office:string-value="R335C23">
            <text:p>R335C23</text:p>
          </table:table-cell>
          <table:table-cell office:value-type="float" office:value="33524">
            <text:p>33524</text:p>
          </table:table-cell>
          <table:table-cell office:value-type="string" office:string-value="R335C25">
            <text:p>R335C25</text:p>
          </table:table-cell>
          <table:table-cell office:value-type="float" office:value="33526">
            <text:p>33526</text:p>
          </table:table-cell>
        </table:table-row>
        <table:table-row>
          <table:table-cell office:value-type="string" office:string-value="R336C1">
            <text:p>R336C1</text:p>
          </table:table-cell>
          <table:table-cell office:value-type="float" office:value="33602">
            <text:p>33602</text:p>
          </table:table-cell>
          <table:table-cell office:value-type="string" office:string-value="R336C3">
            <text:p>R336C3</text:p>
          </table:table-cell>
          <table:table-cell office:value-type="float" office:value="33604">
            <text:p>33604</text:p>
          </table:table-cell>
          <table:table-cell office:value-type="string" office:string-value="R336C5">
            <text:p>R336C5</text:p>
          </table:table-cell>
          <table:table-cell office:value-type="float" office:value="33606">
            <text:p>33606</text:p>
          </table:table-cell>
          <table:table-cell office:value-type="string" office:string-value="R336C7">
            <text:p>R336C7</text:p>
          </table:table-cell>
          <table:table-cell office:value-type="float" office:value="33608">
            <text:p>33608</text:p>
          </table:table-cell>
          <table:table-cell office:value-type="string" office:string-value="R336C9">
            <text:p>R336C9</text:p>
          </table:table-cell>
          <table:table-cell office:value-type="float" office:value="33610">
            <text:p>33610</text:p>
          </table:table-cell>
          <table:table-cell office:value-type="string" office:string-value="R336C11">
            <text:p>R336C11</text:p>
          </table:table-cell>
          <table:table-cell office:value-type="float" office:value="33612">
            <text:p>33612</text:p>
          </table:table-cell>
          <table:table-cell office:value-type="string" office:string-value="R336C13">
            <text:p>R336C13</text:p>
          </table:table-cell>
          <table:table-cell office:value-type="float" office:value="33614">
            <text:p>33614</text:p>
          </table:table-cell>
          <table:table-cell office:value-type="string" office:string-value="R336C15">
            <text:p>R336C15</text:p>
          </table:table-cell>
          <table:table-cell office:value-type="float" office:value="33616">
            <text:p>33616</text:p>
          </table:table-cell>
          <table:table-cell office:value-type="string" office:string-value="R336C17">
            <text:p>R336C17</text:p>
          </table:table-cell>
          <table:table-cell office:value-type="float" office:value="33618">
            <text:p>33618</text:p>
          </table:table-cell>
          <table:table-cell office:value-type="string" office:string-value="R336C19">
            <text:p>R336C19</text:p>
          </table:table-cell>
          <table:table-cell office:value-type="float" office:value="33620">
            <text:p>33620</text:p>
          </table:table-cell>
          <table:table-cell office:value-type="string" office:string-value="R336C21">
            <text:p>R336C21</text:p>
          </table:table-cell>
          <table:table-cell office:value-type="float" office:value="33622">
            <text:p>33622</text:p>
          </table:table-cell>
          <table:table-cell office:value-type="string" office:string-value="R336C23">
            <text:p>R336C23</text:p>
          </table:table-cell>
          <table:table-cell office:value-type="float" office:value="33624">
            <text:p>33624</text:p>
          </table:table-cell>
          <table:table-cell office:value-type="string" office:string-value="R336C25">
            <text:p>R336C25</text:p>
          </table:table-cell>
          <table:table-cell office:value-type="float" office:value="33626">
            <text:p>33626</text:p>
          </table:table-cell>
        </table:table-row>
        <table:table-row>
          <table:table-cell office:value-type="string" office:string-value="R337C1">
            <text:p>R337C1</text:p>
          </table:table-cell>
          <table:table-cell office:value-type="float" office:value="33702">
            <text:p>33702</text:p>
          </table:table-cell>
          <table:table-cell office:value-type="string" office:string-value="R337C3">
            <text:p>R337C3</text:p>
          </table:table-cell>
          <table:table-cell office:value-type="float" office:value="33704">
            <text:p>33704</text:p>
          </table:table-cell>
          <table:table-cell office:value-type="string" office:string-value="R337C5">
            <text:p>R337C5</text:p>
          </table:table-cell>
          <table:table-cell office:value-type="float" office:value="33706">
            <text:p>33706</text:p>
          </table:table-cell>
          <table:table-cell office:value-type="string" office:string-value="R337C7">
            <text:p>R337C7</text:p>
          </table:table-cell>
          <table:table-cell office:value-type="float" office:value="33708">
            <text:p>33708</text:p>
          </table:table-cell>
          <table:table-cell office:value-type="string" office:string-value="R337C9">
            <text:p>R337C9</text:p>
          </table:table-cell>
          <table:table-cell office:value-type="float" office:value="33710">
            <text:p>33710</text:p>
          </table:table-cell>
          <table:table-cell office:value-type="string" office:string-value="R337C11">
            <text:p>R337C11</text:p>
          </table:table-cell>
          <table:table-cell office:value-type="float" office:value="33712">
            <text:p>33712</text:p>
          </table:table-cell>
          <table:table-cell office:value-type="string" office:string-value="R337C13">
            <text:p>R337C13</text:p>
          </table:table-cell>
          <table:table-cell office:value-type="float" office:value="33714">
            <text:p>33714</text:p>
          </table:table-cell>
          <table:table-cell office:value-type="string" office:string-value="R337C15">
            <text:p>R337C15</text:p>
          </table:table-cell>
          <table:table-cell office:value-type="float" office:value="33716">
            <text:p>33716</text:p>
          </table:table-cell>
          <table:table-cell office:value-type="string" office:string-value="R337C17">
            <text:p>R337C17</text:p>
          </table:table-cell>
          <table:table-cell office:value-type="float" office:value="33718">
            <text:p>33718</text:p>
          </table:table-cell>
          <table:table-cell office:value-type="string" office:string-value="R337C19">
            <text:p>R337C19</text:p>
          </table:table-cell>
          <table:table-cell office:value-type="float" office:value="33720">
            <text:p>33720</text:p>
          </table:table-cell>
          <table:table-cell office:value-type="string" office:string-value="R337C21">
            <text:p>R337C21</text:p>
          </table:table-cell>
          <table:table-cell office:value-type="float" office:value="33722">
            <text:p>33722</text:p>
          </table:table-cell>
          <table:table-cell office:value-type="string" office:string-value="R337C23">
            <text:p>R337C23</text:p>
          </table:table-cell>
          <table:table-cell office:value-type="float" office:value="33724">
            <text:p>33724</text:p>
          </table:table-cell>
          <table:table-cell office:value-type="string" office:string-value="R337C25">
            <text:p>R337C25</text:p>
          </table:table-cell>
          <table:table-cell office:value-type="float" office:value="33726">
            <text:p>33726</text:p>
          </table:table-cell>
        </table:table-row>
        <table:table-row>
          <table:table-cell office:value-type="string" office:string-value="R338C1">
            <text:p>R338C1</text:p>
          </table:table-cell>
          <table:table-cell office:value-type="float" office:value="33802">
            <text:p>33802</text:p>
          </table:table-cell>
          <table:table-cell office:value-type="string" office:string-value="R338C3">
            <text:p>R338C3</text:p>
          </table:table-cell>
          <table:table-cell office:value-type="float" office:value="33804">
            <text:p>33804</text:p>
          </table:table-cell>
          <table:table-cell office:value-type="string" office:string-value="R338C5">
            <text:p>R338C5</text:p>
          </table:table-cell>
          <table:table-cell office:value-type="float" office:value="33806">
            <text:p>33806</text:p>
          </table:table-cell>
          <table:table-cell office:value-type="string" office:string-value="R338C7">
            <text:p>R338C7</text:p>
          </table:table-cell>
          <table:table-cell office:value-type="float" office:value="33808">
            <text:p>33808</text:p>
          </table:table-cell>
          <table:table-cell office:value-type="string" office:string-value="R338C9">
            <text:p>R338C9</text:p>
          </table:table-cell>
          <table:table-cell office:value-type="float" office:value="33810">
            <text:p>33810</text:p>
          </table:table-cell>
          <table:table-cell office:value-type="string" office:string-value="R338C11">
            <text:p>R338C11</text:p>
          </table:table-cell>
          <table:table-cell office:value-type="float" office:value="33812">
            <text:p>33812</text:p>
          </table:table-cell>
          <table:table-cell office:value-type="string" office:string-value="R338C13">
            <text:p>R338C13</text:p>
          </table:table-cell>
          <table:table-cell office:value-type="float" office:value="33814">
            <text:p>33814</text:p>
          </table:table-cell>
          <table:table-cell office:value-type="string" office:string-value="R338C15">
            <text:p>R338C15</text:p>
          </table:table-cell>
          <table:table-cell office:value-type="float" office:value="33816">
            <text:p>33816</text:p>
          </table:table-cell>
          <table:table-cell office:value-type="string" office:string-value="R338C17">
            <text:p>R338C17</text:p>
          </table:table-cell>
          <table:table-cell office:value-type="float" office:value="33818">
            <text:p>33818</text:p>
          </table:table-cell>
          <table:table-cell office:value-type="string" office:string-value="R338C19">
            <text:p>R338C19</text:p>
          </table:table-cell>
          <table:table-cell office:value-type="float" office:value="33820">
            <text:p>33820</text:p>
          </table:table-cell>
          <table:table-cell office:value-type="string" office:string-value="R338C21">
            <text:p>R338C21</text:p>
          </table:table-cell>
          <table:table-cell office:value-type="float" office:value="33822">
            <text:p>33822</text:p>
          </table:table-cell>
          <table:table-cell office:value-type="string" office:string-value="R338C23">
            <text:p>R338C23</text:p>
          </table:table-cell>
          <table:table-cell office:value-type="float" office:value="33824">
            <text:p>33824</text:p>
          </table:table-cell>
          <table:table-cell office:value-type="string" office:string-value="R338C25">
            <text:p>R338C25</text:p>
          </table:table-cell>
          <table:table-cell office:value-type="float" office:value="33826">
            <text:p>33826</text:p>
          </table:table-cell>
        </table:table-row>
        <table:table-row>
          <table:table-cell office:value-type="string" office:string-value="R339C1">
            <text:p>R339C1</text:p>
          </table:table-cell>
          <table:table-cell office:value-type="float" office:value="33902">
            <text:p>33902</text:p>
          </table:table-cell>
          <table:table-cell office:value-type="string" office:string-value="R339C3">
            <text:p>R339C3</text:p>
          </table:table-cell>
          <table:table-cell office:value-type="float" office:value="33904">
            <text:p>33904</text:p>
          </table:table-cell>
          <table:table-cell office:value-type="string" office:string-value="R339C5">
            <text:p>R339C5</text:p>
          </table:table-cell>
          <table:table-cell office:value-type="float" office:value="33906">
            <text:p>33906</text:p>
          </table:table-cell>
          <table:table-cell office:value-type="string" office:string-value="R339C7">
            <text:p>R339C7</text:p>
          </table:table-cell>
          <table:table-cell office:value-type="float" office:value="33908">
            <text:p>33908</text:p>
          </table:table-cell>
          <table:table-cell office:value-type="string" office:string-value="R339C9">
            <text:p>R339C9</text:p>
          </table:table-cell>
          <table:table-cell office:value-type="float" office:value="33910">
            <text:p>33910</text:p>
          </table:table-cell>
          <table:table-cell office:value-type="string" office:string-value="R339C11">
            <text:p>R339C11</text:p>
          </table:table-cell>
          <table:table-cell office:value-type="float" office:value="33912">
            <text:p>33912</text:p>
          </table:table-cell>
          <table:table-cell office:value-type="string" office:string-value="R339C13">
            <text:p>R339C13</text:p>
          </table:table-cell>
          <table:table-cell office:value-type="float" office:value="33914">
            <text:p>33914</text:p>
          </table:table-cell>
          <table:table-cell office:value-type="string" office:string-value="R339C15">
            <text:p>R339C15</text:p>
          </table:table-cell>
          <table:table-cell office:value-type="float" office:value="33916">
            <text:p>33916</text:p>
          </table:table-cell>
          <table:table-cell office:value-type="string" office:string-value="R339C17">
            <text:p>R339C17</text:p>
          </table:table-cell>
          <table:table-cell office:value-type="float" office:value="33918">
            <text:p>33918</text:p>
          </table:table-cell>
          <table:table-cell office:value-type="string" office:string-value="R339C19">
            <text:p>R339C19</text:p>
          </table:table-cell>
          <table:table-cell office:value-type="float" office:value="33920">
            <text:p>33920</text:p>
          </table:table-cell>
          <table:table-cell office:value-type="string" office:string-value="R339C21">
            <text:p>R339C21</text:p>
          </table:table-cell>
          <table:table-cell office:value-type="float" office:value="33922">
            <text:p>33922</text:p>
          </table:table-cell>
          <table:table-cell office:value-type="string" office:string-value="R339C23">
            <text:p>R339C23</text:p>
          </table:table-cell>
          <table:table-cell office:value-type="float" office:value="33924">
            <text:p>33924</text:p>
          </table:table-cell>
          <table:table-cell office:value-type="string" office:string-value="R339C25">
            <text:p>R339C25</text:p>
          </table:table-cell>
          <table:table-cell office:value-type="float" office:value="33926">
            <text:p>33926</text:p>
          </table:table-cell>
        </table:table-row>
        <table:table-row>
          <table:table-cell office:value-type="string" office:string-value="R340C1">
            <text:p>R340C1</text:p>
          </table:table-cell>
          <table:table-cell office:value-type="float" office:value="34002">
            <text:p>34002</text:p>
          </table:table-cell>
          <table:table-cell office:value-type="string" office:string-value="R340C3">
            <text:p>R340C3</text:p>
          </table:table-cell>
          <table:table-cell office:value-type="float" office:value="34004">
            <text:p>34004</text:p>
          </table:table-cell>
          <table:table-cell office:value-type="string" office:string-value="R340C5">
            <text:p>R340C5</text:p>
          </table:table-cell>
          <table:table-cell office:value-type="float" office:value="34006">
            <text:p>34006</text:p>
          </table:table-cell>
          <table:table-cell office:value-type="string" office:string-value="R340C7">
            <text:p>R340C7</text:p>
          </table:table-cell>
          <table:table-cell office:value-type="float" office:value="34008">
            <text:p>34008</text:p>
          </table:table-cell>
          <table:table-cell office:value-type="string" office:string-value="R340C9">
            <text:p>R340C9</text:p>
          </table:table-cell>
          <table:table-cell office:value-type="float" office:value="34010">
            <text:p>34010</text:p>
          </table:table-cell>
          <table:table-cell office:value-type="string" office:string-value="R340C11">
            <text:p>R340C11</text:p>
          </table:table-cell>
          <table:table-cell office:value-type="float" office:value="34012">
            <text:p>34012</text:p>
          </table:table-cell>
          <table:table-cell office:value-type="string" office:string-value="R340C13">
            <text:p>R340C13</text:p>
          </table:table-cell>
          <table:table-cell office:value-type="float" office:value="34014">
            <text:p>34014</text:p>
          </table:table-cell>
          <table:table-cell office:value-type="string" office:string-value="R340C15">
            <text:p>R340C15</text:p>
          </table:table-cell>
          <table:table-cell office:value-type="float" office:value="34016">
            <text:p>34016</text:p>
          </table:table-cell>
          <table:table-cell office:value-type="string" office:string-value="R340C17">
            <text:p>R340C17</text:p>
          </table:table-cell>
          <table:table-cell office:value-type="float" office:value="34018">
            <text:p>34018</text:p>
          </table:table-cell>
          <table:table-cell office:value-type="string" office:string-value="R340C19">
            <text:p>R340C19</text:p>
          </table:table-cell>
          <table:table-cell office:value-type="float" office:value="34020">
            <text:p>34020</text:p>
          </table:table-cell>
          <table:table-cell office:value-type="string" office:string-value="R340C21">
            <text:p>R340C21</text:p>
          </table:table-cell>
          <table:table-cell office:value-type="float" office:value="34022">
            <text:p>34022</text:p>
          </table:table-cell>
          <table:table-cell office:value-type="string" office:string-value="R340C23">
            <text:p>R340C23</text:p>
          </table:table-cell>
          <table:table-cell office:value-type="float" office:value="34024">
            <text:p>34024</text:p>
          </table:table-cell>
          <table:table-cell office:value-type="string" office:string-value="R340C25">
            <text:p>R340C25</text:p>
          </table:table-cell>
          <table:table-cell office:value-type="float" office:value="34026">
            <text:p>34026</text:p>
          </table:table-cell>
        </table:table-row>
        <table:table-row>
          <table:table-cell office:value-type="string" office:string-value="R341C1">
            <text:p>R341C1</text:p>
          </table:table-cell>
          <table:table-cell office:value-type="float" office:value="34102">
            <text:p>34102</text:p>
          </table:table-cell>
          <table:table-cell office:value-type="string" office:string-value="R341C3">
            <text:p>R341C3</text:p>
          </table:table-cell>
          <table:table-cell office:value-type="float" office:value="34104">
            <text:p>34104</text:p>
          </table:table-cell>
          <table:table-cell office:value-type="string" office:string-value="R341C5">
            <text:p>R341C5</text:p>
          </table:table-cell>
          <table:table-cell office:value-type="float" office:value="34106">
            <text:p>34106</text:p>
          </table:table-cell>
          <table:table-cell office:value-type="string" office:string-value="R341C7">
            <text:p>R341C7</text:p>
          </table:table-cell>
          <table:table-cell office:value-type="float" office:value="34108">
            <text:p>34108</text:p>
          </table:table-cell>
          <table:table-cell office:value-type="string" office:string-value="R341C9">
            <text:p>R341C9</text:p>
          </table:table-cell>
          <table:table-cell office:value-type="float" office:value="34110">
            <text:p>34110</text:p>
          </table:table-cell>
          <table:table-cell office:value-type="string" office:string-value="R341C11">
            <text:p>R341C11</text:p>
          </table:table-cell>
          <table:table-cell office:value-type="float" office:value="34112">
            <text:p>34112</text:p>
          </table:table-cell>
          <table:table-cell office:value-type="string" office:string-value="R341C13">
            <text:p>R341C13</text:p>
          </table:table-cell>
          <table:table-cell office:value-type="float" office:value="34114">
            <text:p>34114</text:p>
          </table:table-cell>
          <table:table-cell office:value-type="string" office:string-value="R341C15">
            <text:p>R341C15</text:p>
          </table:table-cell>
          <table:table-cell office:value-type="float" office:value="34116">
            <text:p>34116</text:p>
          </table:table-cell>
          <table:table-cell office:value-type="string" office:string-value="R341C17">
            <text:p>R341C17</text:p>
          </table:table-cell>
          <table:table-cell office:value-type="float" office:value="34118">
            <text:p>34118</text:p>
          </table:table-cell>
          <table:table-cell office:value-type="string" office:string-value="R341C19">
            <text:p>R341C19</text:p>
          </table:table-cell>
          <table:table-cell office:value-type="float" office:value="34120">
            <text:p>34120</text:p>
          </table:table-cell>
          <table:table-cell office:value-type="string" office:string-value="R341C21">
            <text:p>R341C21</text:p>
          </table:table-cell>
          <table:table-cell office:value-type="float" office:value="34122">
            <text:p>34122</text:p>
          </table:table-cell>
          <table:table-cell office:value-type="string" office:string-value="R341C23">
            <text:p>R341C23</text:p>
          </table:table-cell>
          <table:table-cell office:value-type="float" office:value="34124">
            <text:p>34124</text:p>
          </table:table-cell>
          <table:table-cell office:value-type="string" office:string-value="R341C25">
            <text:p>R341C25</text:p>
          </table:table-cell>
          <table:table-cell office:value-type="float" office:value="34126">
            <text:p>34126</text:p>
          </table:table-cell>
        </table:table-row>
        <table:table-row>
          <table:table-cell office:value-type="string" office:string-value="R342C1">
            <text:p>R342C1</text:p>
          </table:table-cell>
          <table:table-cell office:value-type="float" office:value="34202">
            <text:p>34202</text:p>
          </table:table-cell>
          <table:table-cell office:value-type="string" office:string-value="R342C3">
            <text:p>R342C3</text:p>
          </table:table-cell>
          <table:table-cell office:value-type="float" office:value="34204">
            <text:p>34204</text:p>
          </table:table-cell>
          <table:table-cell office:value-type="string" office:string-value="R342C5">
            <text:p>R342C5</text:p>
          </table:table-cell>
          <table:table-cell office:value-type="float" office:value="34206">
            <text:p>34206</text:p>
          </table:table-cell>
          <table:table-cell office:value-type="string" office:string-value="R342C7">
            <text:p>R342C7</text:p>
          </table:table-cell>
          <table:table-cell office:value-type="float" office:value="34208">
            <text:p>34208</text:p>
          </table:table-cell>
          <table:table-cell office:value-type="string" office:string-value="R342C9">
            <text:p>R342C9</text:p>
          </table:table-cell>
          <table:table-cell office:value-type="float" office:value="34210">
            <text:p>34210</text:p>
          </table:table-cell>
          <table:table-cell office:value-type="string" office:string-value="R342C11">
            <text:p>R342C11</text:p>
          </table:table-cell>
          <table:table-cell office:value-type="float" office:value="34212">
            <text:p>34212</text:p>
          </table:table-cell>
          <table:table-cell office:value-type="string" office:string-value="R342C13">
            <text:p>R342C13</text:p>
          </table:table-cell>
          <table:table-cell office:value-type="float" office:value="34214">
            <text:p>34214</text:p>
          </table:table-cell>
          <table:table-cell office:value-type="string" office:string-value="R342C15">
            <text:p>R342C15</text:p>
          </table:table-cell>
          <table:table-cell office:value-type="float" office:value="34216">
            <text:p>34216</text:p>
          </table:table-cell>
          <table:table-cell office:value-type="string" office:string-value="R342C17">
            <text:p>R342C17</text:p>
          </table:table-cell>
          <table:table-cell office:value-type="float" office:value="34218">
            <text:p>34218</text:p>
          </table:table-cell>
          <table:table-cell office:value-type="string" office:string-value="R342C19">
            <text:p>R342C19</text:p>
          </table:table-cell>
          <table:table-cell office:value-type="float" office:value="34220">
            <text:p>34220</text:p>
          </table:table-cell>
          <table:table-cell office:value-type="string" office:string-value="R342C21">
            <text:p>R342C21</text:p>
          </table:table-cell>
          <table:table-cell office:value-type="float" office:value="34222">
            <text:p>34222</text:p>
          </table:table-cell>
          <table:table-cell office:value-type="string" office:string-value="R342C23">
            <text:p>R342C23</text:p>
          </table:table-cell>
          <table:table-cell office:value-type="float" office:value="34224">
            <text:p>34224</text:p>
          </table:table-cell>
          <table:table-cell office:value-type="string" office:string-value="R342C25">
            <text:p>R342C25</text:p>
          </table:table-cell>
          <table:table-cell office:value-type="float" office:value="34226">
            <text:p>34226</text:p>
          </table:table-cell>
        </table:table-row>
        <table:table-row>
          <table:table-cell office:value-type="string" office:string-value="R343C1">
            <text:p>R343C1</text:p>
          </table:table-cell>
          <table:table-cell office:value-type="float" office:value="34302">
            <text:p>34302</text:p>
          </table:table-cell>
          <table:table-cell office:value-type="string" office:string-value="R343C3">
            <text:p>R343C3</text:p>
          </table:table-cell>
          <table:table-cell office:value-type="float" office:value="34304">
            <text:p>34304</text:p>
          </table:table-cell>
          <table:table-cell office:value-type="string" office:string-value="R343C5">
            <text:p>R343C5</text:p>
          </table:table-cell>
          <table:table-cell office:value-type="float" office:value="34306">
            <text:p>34306</text:p>
          </table:table-cell>
          <table:table-cell office:value-type="string" office:string-value="R343C7">
            <text:p>R343C7</text:p>
          </table:table-cell>
          <table:table-cell office:value-type="float" office:value="34308">
            <text:p>34308</text:p>
          </table:table-cell>
          <table:table-cell office:value-type="string" office:string-value="R343C9">
            <text:p>R343C9</text:p>
          </table:table-cell>
          <table:table-cell office:value-type="float" office:value="34310">
            <text:p>34310</text:p>
          </table:table-cell>
          <table:table-cell office:value-type="string" office:string-value="R343C11">
            <text:p>R343C11</text:p>
          </table:table-cell>
          <table:table-cell office:value-type="float" office:value="34312">
            <text:p>34312</text:p>
          </table:table-cell>
          <table:table-cell office:value-type="string" office:string-value="R343C13">
            <text:p>R343C13</text:p>
          </table:table-cell>
          <table:table-cell office:value-type="float" office:value="34314">
            <text:p>34314</text:p>
          </table:table-cell>
          <table:table-cell office:value-type="string" office:string-value="R343C15">
            <text:p>R343C15</text:p>
          </table:table-cell>
          <table:table-cell office:value-type="float" office:value="34316">
            <text:p>34316</text:p>
          </table:table-cell>
          <table:table-cell office:value-type="string" office:string-value="R343C17">
            <text:p>R343C17</text:p>
          </table:table-cell>
          <table:table-cell office:value-type="float" office:value="34318">
            <text:p>34318</text:p>
          </table:table-cell>
          <table:table-cell office:value-type="string" office:string-value="R343C19">
            <text:p>R343C19</text:p>
          </table:table-cell>
          <table:table-cell office:value-type="float" office:value="34320">
            <text:p>34320</text:p>
          </table:table-cell>
          <table:table-cell office:value-type="string" office:string-value="R343C21">
            <text:p>R343C21</text:p>
          </table:table-cell>
          <table:table-cell office:value-type="float" office:value="34322">
            <text:p>34322</text:p>
          </table:table-cell>
          <table:table-cell office:value-type="string" office:string-value="R343C23">
            <text:p>R343C23</text:p>
          </table:table-cell>
          <table:table-cell office:value-type="float" office:value="34324">
            <text:p>34324</text:p>
          </table:table-cell>
          <table:table-cell office:value-type="string" office:string-value="R343C25">
            <text:p>R343C25</text:p>
          </table:table-cell>
          <table:table-cell office:value-type="float" office:value="34326">
            <text:p>34326</text:p>
          </table:table-cell>
        </table:table-row>
        <table:table-row>
          <table:table-cell office:value-type="string" office:string-value="R344C1">
            <text:p>R344C1</text:p>
          </table:table-cell>
          <table:table-cell office:value-type="float" office:value="34402">
            <text:p>34402</text:p>
          </table:table-cell>
          <table:table-cell office:value-type="string" office:string-value="R344C3">
            <text:p>R344C3</text:p>
          </table:table-cell>
          <table:table-cell office:value-type="float" office:value="34404">
            <text:p>34404</text:p>
          </table:table-cell>
          <table:table-cell office:value-type="string" office:string-value="R344C5">
            <text:p>R344C5</text:p>
          </table:table-cell>
          <table:table-cell office:value-type="float" office:value="34406">
            <text:p>34406</text:p>
          </table:table-cell>
          <table:table-cell office:value-type="string" office:string-value="R344C7">
            <text:p>R344C7</text:p>
          </table:table-cell>
          <table:table-cell office:value-type="float" office:value="34408">
            <text:p>34408</text:p>
          </table:table-cell>
          <table:table-cell office:value-type="string" office:string-value="R344C9">
            <text:p>R344C9</text:p>
          </table:table-cell>
          <table:table-cell office:value-type="float" office:value="34410">
            <text:p>34410</text:p>
          </table:table-cell>
          <table:table-cell office:value-type="string" office:string-value="R344C11">
            <text:p>R344C11</text:p>
          </table:table-cell>
          <table:table-cell office:value-type="float" office:value="34412">
            <text:p>34412</text:p>
          </table:table-cell>
          <table:table-cell office:value-type="string" office:string-value="R344C13">
            <text:p>R344C13</text:p>
          </table:table-cell>
          <table:table-cell office:value-type="float" office:value="34414">
            <text:p>34414</text:p>
          </table:table-cell>
          <table:table-cell office:value-type="string" office:string-value="R344C15">
            <text:p>R344C15</text:p>
          </table:table-cell>
          <table:table-cell office:value-type="float" office:value="34416">
            <text:p>34416</text:p>
          </table:table-cell>
          <table:table-cell office:value-type="string" office:string-value="R344C17">
            <text:p>R344C17</text:p>
          </table:table-cell>
          <table:table-cell office:value-type="float" office:value="34418">
            <text:p>34418</text:p>
          </table:table-cell>
          <table:table-cell office:value-type="string" office:string-value="R344C19">
            <text:p>R344C19</text:p>
          </table:table-cell>
          <table:table-cell office:value-type="float" office:value="34420">
            <text:p>34420</text:p>
          </table:table-cell>
          <table:table-cell office:value-type="string" office:string-value="R344C21">
            <text:p>R344C21</text:p>
          </table:table-cell>
          <table:table-cell office:value-type="float" office:value="34422">
            <text:p>34422</text:p>
          </table:table-cell>
          <table:table-cell office:value-type="string" office:string-value="R344C23">
            <text:p>R344C23</text:p>
          </table:table-cell>
          <table:table-cell office:value-type="float" office:value="34424">
            <text:p>34424</text:p>
          </table:table-cell>
          <table:table-cell office:value-type="string" office:string-value="R344C25">
            <text:p>R344C25</text:p>
          </table:table-cell>
          <table:table-cell office:value-type="float" office:value="34426">
            <text:p>34426</text:p>
          </table:table-cell>
        </table:table-row>
        <table:table-row>
          <table:table-cell office:value-type="string" office:string-value="R345C1">
            <text:p>R345C1</text:p>
          </table:table-cell>
          <table:table-cell office:value-type="float" office:value="34502">
            <text:p>34502</text:p>
          </table:table-cell>
          <table:table-cell office:value-type="string" office:string-value="R345C3">
            <text:p>R345C3</text:p>
          </table:table-cell>
          <table:table-cell office:value-type="float" office:value="34504">
            <text:p>34504</text:p>
          </table:table-cell>
          <table:table-cell office:value-type="string" office:string-value="R345C5">
            <text:p>R345C5</text:p>
          </table:table-cell>
          <table:table-cell office:value-type="float" office:value="34506">
            <text:p>34506</text:p>
          </table:table-cell>
          <table:table-cell office:value-type="string" office:string-value="R345C7">
            <text:p>R345C7</text:p>
          </table:table-cell>
          <table:table-cell office:value-type="float" office:value="34508">
            <text:p>34508</text:p>
          </table:table-cell>
          <table:table-cell office:value-type="string" office:string-value="R345C9">
            <text:p>R345C9</text:p>
          </table:table-cell>
          <table:table-cell office:value-type="float" office:value="34510">
            <text:p>34510</text:p>
          </table:table-cell>
          <table:table-cell office:value-type="string" office:string-value="R345C11">
            <text:p>R345C11</text:p>
          </table:table-cell>
          <table:table-cell office:value-type="float" office:value="34512">
            <text:p>34512</text:p>
          </table:table-cell>
          <table:table-cell office:value-type="string" office:string-value="R345C13">
            <text:p>R345C13</text:p>
          </table:table-cell>
          <table:table-cell office:value-type="float" office:value="34514">
            <text:p>34514</text:p>
          </table:table-cell>
          <table:table-cell office:value-type="string" office:string-value="R345C15">
            <text:p>R345C15</text:p>
          </table:table-cell>
          <table:table-cell office:value-type="float" office:value="34516">
            <text:p>34516</text:p>
          </table:table-cell>
          <table:table-cell office:value-type="string" office:string-value="R345C17">
            <text:p>R345C17</text:p>
          </table:table-cell>
          <table:table-cell office:value-type="float" office:value="34518">
            <text:p>34518</text:p>
          </table:table-cell>
          <table:table-cell office:value-type="string" office:string-value="R345C19">
            <text:p>R345C19</text:p>
          </table:table-cell>
          <table:table-cell office:value-type="float" office:value="34520">
            <text:p>34520</text:p>
          </table:table-cell>
          <table:table-cell office:value-type="string" office:string-value="R345C21">
            <text:p>R345C21</text:p>
          </table:table-cell>
          <table:table-cell office:value-type="float" office:value="34522">
            <text:p>34522</text:p>
          </table:table-cell>
          <table:table-cell office:value-type="string" office:string-value="R345C23">
            <text:p>R345C23</text:p>
          </table:table-cell>
          <table:table-cell office:value-type="float" office:value="34524">
            <text:p>34524</text:p>
          </table:table-cell>
          <table:table-cell office:value-type="string" office:string-value="R345C25">
            <text:p>R345C25</text:p>
          </table:table-cell>
          <table:table-cell office:value-type="float" office:value="34526">
            <text:p>34526</text:p>
          </table:table-cell>
        </table:table-row>
        <table:table-row>
          <table:table-cell office:value-type="string" office:string-value="R346C1">
            <text:p>R346C1</text:p>
          </table:table-cell>
          <table:table-cell office:value-type="float" office:value="34602">
            <text:p>34602</text:p>
          </table:table-cell>
          <table:table-cell office:value-type="string" office:string-value="R346C3">
            <text:p>R346C3</text:p>
          </table:table-cell>
          <table:table-cell office:value-type="float" office:value="34604">
            <text:p>34604</text:p>
          </table:table-cell>
          <table:table-cell office:value-type="string" office:string-value="R346C5">
            <text:p>R346C5</text:p>
          </table:table-cell>
          <table:table-cell office:value-type="float" office:value="34606">
            <text:p>34606</text:p>
          </table:table-cell>
          <table:table-cell office:value-type="string" office:string-value="R346C7">
            <text:p>R346C7</text:p>
          </table:table-cell>
          <table:table-cell office:value-type="float" office:value="34608">
            <text:p>34608</text:p>
          </table:table-cell>
          <table:table-cell office:value-type="string" office:string-value="R346C9">
            <text:p>R346C9</text:p>
          </table:table-cell>
          <table:table-cell office:value-type="float" office:value="34610">
            <text:p>34610</text:p>
          </table:table-cell>
          <table:table-cell office:value-type="string" office:string-value="R346C11">
            <text:p>R346C11</text:p>
          </table:table-cell>
          <table:table-cell office:value-type="float" office:value="34612">
            <text:p>34612</text:p>
          </table:table-cell>
          <table:table-cell office:value-type="string" office:string-value="R346C13">
            <text:p>R346C13</text:p>
          </table:table-cell>
          <table:table-cell office:value-type="float" office:value="34614">
            <text:p>34614</text:p>
          </table:table-cell>
          <table:table-cell office:value-type="string" office:string-value="R346C15">
            <text:p>R346C15</text:p>
          </table:table-cell>
          <table:table-cell office:value-type="float" office:value="34616">
            <text:p>34616</text:p>
          </table:table-cell>
          <table:table-cell office:value-type="string" office:string-value="R346C17">
            <text:p>R346C17</text:p>
          </table:table-cell>
          <table:table-cell office:value-type="float" office:value="34618">
            <text:p>34618</text:p>
          </table:table-cell>
          <table:table-cell office:value-type="string" office:string-value="R346C19">
            <text:p>R346C19</text:p>
          </table:table-cell>
          <table:table-cell office:value-type="float" office:value="34620">
            <text:p>34620</text:p>
          </table:table-cell>
          <table:table-cell office:value-type="string" office:string-value="R346C21">
            <text:p>R346C21</text:p>
          </table:table-cell>
          <table:table-cell office:value-type="float" office:value="34622">
            <text:p>34622</text:p>
          </table:table-cell>
          <table:table-cell office:value-type="string" office:string-value="R346C23">
            <text:p>R346C23</text:p>
          </table:table-cell>
          <table:table-cell office:value-type="float" office:value="34624">
            <text:p>34624</text:p>
          </table:table-cell>
          <table:table-cell office:value-type="string" office:string-value="R346C25">
            <text:p>R346C25</text:p>
          </table:table-cell>
          <table:table-cell office:value-type="float" office:value="34626">
            <text:p>34626</text:p>
          </table:table-cell>
        </table:table-row>
        <table:table-row>
          <table:table-cell office:value-type="string" office:string-value="R347C1">
            <text:p>R347C1</text:p>
          </table:table-cell>
          <table:table-cell office:value-type="float" office:value="34702">
            <text:p>34702</text:p>
          </table:table-cell>
          <table:table-cell office:value-type="string" office:string-value="R347C3">
            <text:p>R347C3</text:p>
          </table:table-cell>
          <table:table-cell office:value-type="float" office:value="34704">
            <text:p>34704</text:p>
          </table:table-cell>
          <table:table-cell office:value-type="string" office:string-value="R347C5">
            <text:p>R347C5</text:p>
          </table:table-cell>
          <table:table-cell office:value-type="float" office:value="34706">
            <text:p>34706</text:p>
          </table:table-cell>
          <table:table-cell office:value-type="string" office:string-value="R347C7">
            <text:p>R347C7</text:p>
          </table:table-cell>
          <table:table-cell office:value-type="float" office:value="34708">
            <text:p>34708</text:p>
          </table:table-cell>
          <table:table-cell office:value-type="string" office:string-value="R347C9">
            <text:p>R347C9</text:p>
          </table:table-cell>
          <table:table-cell office:value-type="float" office:value="34710">
            <text:p>34710</text:p>
          </table:table-cell>
          <table:table-cell office:value-type="string" office:string-value="R347C11">
            <text:p>R347C11</text:p>
          </table:table-cell>
          <table:table-cell office:value-type="float" office:value="34712">
            <text:p>34712</text:p>
          </table:table-cell>
          <table:table-cell office:value-type="string" office:string-value="R347C13">
            <text:p>R347C13</text:p>
          </table:table-cell>
          <table:table-cell office:value-type="float" office:value="34714">
            <text:p>34714</text:p>
          </table:table-cell>
          <table:table-cell office:value-type="string" office:string-value="R347C15">
            <text:p>R347C15</text:p>
          </table:table-cell>
          <table:table-cell office:value-type="float" office:value="34716">
            <text:p>34716</text:p>
          </table:table-cell>
          <table:table-cell office:value-type="string" office:string-value="R347C17">
            <text:p>R347C17</text:p>
          </table:table-cell>
          <table:table-cell office:value-type="float" office:value="34718">
            <text:p>34718</text:p>
          </table:table-cell>
          <table:table-cell office:value-type="string" office:string-value="R347C19">
            <text:p>R347C19</text:p>
          </table:table-cell>
          <table:table-cell office:value-type="float" office:value="34720">
            <text:p>34720</text:p>
          </table:table-cell>
          <table:table-cell office:value-type="string" office:string-value="R347C21">
            <text:p>R347C21</text:p>
          </table:table-cell>
          <table:table-cell office:value-type="float" office:value="34722">
            <text:p>34722</text:p>
          </table:table-cell>
          <table:table-cell office:value-type="string" office:string-value="R347C23">
            <text:p>R347C23</text:p>
          </table:table-cell>
          <table:table-cell office:value-type="float" office:value="34724">
            <text:p>34724</text:p>
          </table:table-cell>
          <table:table-cell office:value-type="string" office:string-value="R347C25">
            <text:p>R347C25</text:p>
          </table:table-cell>
          <table:table-cell office:value-type="float" office:value="34726">
            <text:p>34726</text:p>
          </table:table-cell>
        </table:table-row>
        <table:table-row>
          <table:table-cell office:value-type="string" office:string-value="R348C1">
            <text:p>R348C1</text:p>
          </table:table-cell>
          <table:table-cell office:value-type="float" office:value="34802">
            <text:p>34802</text:p>
          </table:table-cell>
          <table:table-cell office:value-type="string" office:string-value="R348C3">
            <text:p>R348C3</text:p>
          </table:table-cell>
          <table:table-cell office:value-type="float" office:value="34804">
            <text:p>34804</text:p>
          </table:table-cell>
          <table:table-cell office:value-type="string" office:string-value="R348C5">
            <text:p>R348C5</text:p>
          </table:table-cell>
          <table:table-cell office:value-type="float" office:value="34806">
            <text:p>34806</text:p>
          </table:table-cell>
          <table:table-cell office:value-type="string" office:string-value="R348C7">
            <text:p>R348C7</text:p>
          </table:table-cell>
          <table:table-cell office:value-type="float" office:value="34808">
            <text:p>34808</text:p>
          </table:table-cell>
          <table:table-cell office:value-type="string" office:string-value="R348C9">
            <text:p>R348C9</text:p>
          </table:table-cell>
          <table:table-cell office:value-type="float" office:value="34810">
            <text:p>34810</text:p>
          </table:table-cell>
          <table:table-cell office:value-type="string" office:string-value="R348C11">
            <text:p>R348C11</text:p>
          </table:table-cell>
          <table:table-cell office:value-type="float" office:value="34812">
            <text:p>34812</text:p>
          </table:table-cell>
          <table:table-cell office:value-type="string" office:string-value="R348C13">
            <text:p>R348C13</text:p>
          </table:table-cell>
          <table:table-cell office:value-type="float" office:value="34814">
            <text:p>34814</text:p>
          </table:table-cell>
          <table:table-cell office:value-type="string" office:string-value="R348C15">
            <text:p>R348C15</text:p>
          </table:table-cell>
          <table:table-cell office:value-type="float" office:value="34816">
            <text:p>34816</text:p>
          </table:table-cell>
          <table:table-cell office:value-type="string" office:string-value="R348C17">
            <text:p>R348C17</text:p>
          </table:table-cell>
          <table:table-cell office:value-type="float" office:value="34818">
            <text:p>34818</text:p>
          </table:table-cell>
          <table:table-cell office:value-type="string" office:string-value="R348C19">
            <text:p>R348C19</text:p>
          </table:table-cell>
          <table:table-cell office:value-type="float" office:value="34820">
            <text:p>34820</text:p>
          </table:table-cell>
          <table:table-cell office:value-type="string" office:string-value="R348C21">
            <text:p>R348C21</text:p>
          </table:table-cell>
          <table:table-cell office:value-type="float" office:value="34822">
            <text:p>34822</text:p>
          </table:table-cell>
          <table:table-cell office:value-type="string" office:string-value="R348C23">
            <text:p>R348C23</text:p>
          </table:table-cell>
          <table:table-cell office:value-type="float" office:value="34824">
            <text:p>34824</text:p>
          </table:table-cell>
          <table:table-cell office:value-type="string" office:string-value="R348C25">
            <text:p>R348C25</text:p>
          </table:table-cell>
          <table:table-cell office:value-type="float" office:value="34826">
            <text:p>34826</text:p>
          </table:table-cell>
        </table:table-row>
        <table:table-row>
          <table:table-cell office:value-type="string" office:string-value="R349C1">
            <text:p>R349C1</text:p>
          </table:table-cell>
          <table:table-cell office:value-type="float" office:value="34902">
            <text:p>34902</text:p>
          </table:table-cell>
          <table:table-cell office:value-type="string" office:string-value="R349C3">
            <text:p>R349C3</text:p>
          </table:table-cell>
          <table:table-cell office:value-type="float" office:value="34904">
            <text:p>34904</text:p>
          </table:table-cell>
          <table:table-cell office:value-type="string" office:string-value="R349C5">
            <text:p>R349C5</text:p>
          </table:table-cell>
          <table:table-cell office:value-type="float" office:value="34906">
            <text:p>34906</text:p>
          </table:table-cell>
          <table:table-cell office:value-type="string" office:string-value="R349C7">
            <text:p>R349C7</text:p>
          </table:table-cell>
          <table:table-cell office:value-type="float" office:value="34908">
            <text:p>34908</text:p>
          </table:table-cell>
          <table:table-cell office:value-type="string" office:string-value="R349C9">
            <text:p>R349C9</text:p>
          </table:table-cell>
          <table:table-cell office:value-type="float" office:value="34910">
            <text:p>34910</text:p>
          </table:table-cell>
          <table:table-cell office:value-type="string" office:string-value="R349C11">
            <text:p>R349C11</text:p>
          </table:table-cell>
          <table:table-cell office:value-type="float" office:value="34912">
            <text:p>34912</text:p>
          </table:table-cell>
          <table:table-cell office:value-type="string" office:string-value="R349C13">
            <text:p>R349C13</text:p>
          </table:table-cell>
          <table:table-cell office:value-type="float" office:value="34914">
            <text:p>34914</text:p>
          </table:table-cell>
          <table:table-cell office:value-type="string" office:string-value="R349C15">
            <text:p>R349C15</text:p>
          </table:table-cell>
          <table:table-cell office:value-type="float" office:value="34916">
            <text:p>34916</text:p>
          </table:table-cell>
          <table:table-cell office:value-type="string" office:string-value="R349C17">
            <text:p>R349C17</text:p>
          </table:table-cell>
          <table:table-cell office:value-type="float" office:value="34918">
            <text:p>34918</text:p>
          </table:table-cell>
          <table:table-cell office:value-type="string" office:string-value="R349C19">
            <text:p>R349C19</text:p>
          </table:table-cell>
          <table:table-cell office:value-type="float" office:value="34920">
            <text:p>34920</text:p>
          </table:table-cell>
          <table:table-cell office:value-type="string" office:string-value="R349C21">
            <text:p>R349C21</text:p>
          </table:table-cell>
          <table:table-cell office:value-type="float" office:value="34922">
            <text:p>34922</text:p>
          </table:table-cell>
          <table:table-cell office:value-type="string" office:string-value="R349C23">
            <text:p>R349C23</text:p>
          </table:table-cell>
          <table:table-cell office:value-type="float" office:value="34924">
            <text:p>34924</text:p>
          </table:table-cell>
          <table:table-cell office:value-type="string" office:string-value="R349C25">
            <text:p>R349C25</text:p>
          </table:table-cell>
          <table:table-cell office:value-type="float" office:value="34926">
            <text:p>34926</text:p>
          </table:table-cell>
        </table:table-row>
        <table:table-row>
          <table:table-cell office:value-type="string" office:string-value="R350C1">
            <text:p>R350C1</text:p>
          </table:table-cell>
          <table:table-cell office:value-type="float" office:value="35002">
            <text:p>35002</text:p>
          </table:table-cell>
          <table:table-cell office:value-type="string" office:string-value="R350C3">
            <text:p>R350C3</text:p>
          </table:table-cell>
          <table:table-cell office:value-type="float" office:value="35004">
            <text:p>35004</text:p>
          </table:table-cell>
          <table:table-cell office:value-type="string" office:string-value="R350C5">
            <text:p>R350C5</text:p>
          </table:table-cell>
          <table:table-cell office:value-type="float" office:value="35006">
            <text:p>35006</text:p>
          </table:table-cell>
          <table:table-cell office:value-type="string" office:string-value="R350C7">
            <text:p>R350C7</text:p>
          </table:table-cell>
          <table:table-cell office:value-type="float" office:value="35008">
            <text:p>35008</text:p>
          </table:table-cell>
          <table:table-cell office:value-type="string" office:string-value="R350C9">
            <text:p>R350C9</text:p>
          </table:table-cell>
          <table:table-cell office:value-type="float" office:value="35010">
            <text:p>35010</text:p>
          </table:table-cell>
          <table:table-cell office:value-type="string" office:string-value="R350C11">
            <text:p>R350C11</text:p>
          </table:table-cell>
          <table:table-cell office:value-type="float" office:value="35012">
            <text:p>35012</text:p>
          </table:table-cell>
          <table:table-cell office:value-type="string" office:string-value="R350C13">
            <text:p>R350C13</text:p>
          </table:table-cell>
          <table:table-cell office:value-type="float" office:value="35014">
            <text:p>35014</text:p>
          </table:table-cell>
          <table:table-cell office:value-type="string" office:string-value="R350C15">
            <text:p>R350C15</text:p>
          </table:table-cell>
          <table:table-cell office:value-type="float" office:value="35016">
            <text:p>35016</text:p>
          </table:table-cell>
          <table:table-cell office:value-type="string" office:string-value="R350C17">
            <text:p>R350C17</text:p>
          </table:table-cell>
          <table:table-cell office:value-type="float" office:value="35018">
            <text:p>35018</text:p>
          </table:table-cell>
          <table:table-cell office:value-type="string" office:string-value="R350C19">
            <text:p>R350C19</text:p>
          </table:table-cell>
          <table:table-cell office:value-type="float" office:value="35020">
            <text:p>35020</text:p>
          </table:table-cell>
          <table:table-cell office:value-type="string" office:string-value="R350C21">
            <text:p>R350C21</text:p>
          </table:table-cell>
          <table:table-cell office:value-type="float" office:value="35022">
            <text:p>35022</text:p>
          </table:table-cell>
          <table:table-cell office:value-type="string" office:string-value="R350C23">
            <text:p>R350C23</text:p>
          </table:table-cell>
          <table:table-cell office:value-type="float" office:value="35024">
            <text:p>35024</text:p>
          </table:table-cell>
          <table:table-cell office:value-type="string" office:string-value="R350C25">
            <text:p>R350C25</text:p>
          </table:table-cell>
          <table:table-cell office:value-type="float" office:value="35026">
            <text:p>35026</text:p>
          </table:table-cell>
        </table:table-row>
        <table:table-row>
          <table:table-cell office:value-type="string" office:string-value="R351C1">
            <text:p>R351C1</text:p>
          </table:table-cell>
          <table:table-cell office:value-type="float" office:value="35102">
            <text:p>35102</text:p>
          </table:table-cell>
          <table:table-cell office:value-type="string" office:string-value="R351C3">
            <text:p>R351C3</text:p>
          </table:table-cell>
          <table:table-cell office:value-type="float" office:value="35104">
            <text:p>35104</text:p>
          </table:table-cell>
          <table:table-cell office:value-type="string" office:string-value="R351C5">
            <text:p>R351C5</text:p>
          </table:table-cell>
          <table:table-cell office:value-type="float" office:value="35106">
            <text:p>35106</text:p>
          </table:table-cell>
          <table:table-cell office:value-type="string" office:string-value="R351C7">
            <text:p>R351C7</text:p>
          </table:table-cell>
          <table:table-cell office:value-type="float" office:value="35108">
            <text:p>35108</text:p>
          </table:table-cell>
          <table:table-cell office:value-type="string" office:string-value="R351C9">
            <text:p>R351C9</text:p>
          </table:table-cell>
          <table:table-cell office:value-type="float" office:value="35110">
            <text:p>35110</text:p>
          </table:table-cell>
          <table:table-cell office:value-type="string" office:string-value="R351C11">
            <text:p>R351C11</text:p>
          </table:table-cell>
          <table:table-cell office:value-type="float" office:value="35112">
            <text:p>35112</text:p>
          </table:table-cell>
          <table:table-cell office:value-type="string" office:string-value="R351C13">
            <text:p>R351C13</text:p>
          </table:table-cell>
          <table:table-cell office:value-type="float" office:value="35114">
            <text:p>35114</text:p>
          </table:table-cell>
          <table:table-cell office:value-type="string" office:string-value="R351C15">
            <text:p>R351C15</text:p>
          </table:table-cell>
          <table:table-cell office:value-type="float" office:value="35116">
            <text:p>35116</text:p>
          </table:table-cell>
          <table:table-cell office:value-type="string" office:string-value="R351C17">
            <text:p>R351C17</text:p>
          </table:table-cell>
          <table:table-cell office:value-type="float" office:value="35118">
            <text:p>35118</text:p>
          </table:table-cell>
          <table:table-cell office:value-type="string" office:string-value="R351C19">
            <text:p>R351C19</text:p>
          </table:table-cell>
          <table:table-cell office:value-type="float" office:value="35120">
            <text:p>35120</text:p>
          </table:table-cell>
          <table:table-cell office:value-type="string" office:string-value="R351C21">
            <text:p>R351C21</text:p>
          </table:table-cell>
          <table:table-cell office:value-type="float" office:value="35122">
            <text:p>35122</text:p>
          </table:table-cell>
          <table:table-cell office:value-type="string" office:string-value="R351C23">
            <text:p>R351C23</text:p>
          </table:table-cell>
          <table:table-cell office:value-type="float" office:value="35124">
            <text:p>35124</text:p>
          </table:table-cell>
          <table:table-cell office:value-type="string" office:string-value="R351C25">
            <text:p>R351C25</text:p>
          </table:table-cell>
          <table:table-cell office:value-type="float" office:value="35126">
            <text:p>35126</text:p>
          </table:table-cell>
        </table:table-row>
        <table:table-row>
          <table:table-cell office:value-type="string" office:string-value="R352C1">
            <text:p>R352C1</text:p>
          </table:table-cell>
          <table:table-cell office:value-type="float" office:value="35202">
            <text:p>35202</text:p>
          </table:table-cell>
          <table:table-cell office:value-type="string" office:string-value="R352C3">
            <text:p>R352C3</text:p>
          </table:table-cell>
          <table:table-cell office:value-type="float" office:value="35204">
            <text:p>35204</text:p>
          </table:table-cell>
          <table:table-cell office:value-type="string" office:string-value="R352C5">
            <text:p>R352C5</text:p>
          </table:table-cell>
          <table:table-cell office:value-type="float" office:value="35206">
            <text:p>35206</text:p>
          </table:table-cell>
          <table:table-cell office:value-type="string" office:string-value="R352C7">
            <text:p>R352C7</text:p>
          </table:table-cell>
          <table:table-cell office:value-type="float" office:value="35208">
            <text:p>35208</text:p>
          </table:table-cell>
          <table:table-cell office:value-type="string" office:string-value="R352C9">
            <text:p>R352C9</text:p>
          </table:table-cell>
          <table:table-cell office:value-type="float" office:value="35210">
            <text:p>35210</text:p>
          </table:table-cell>
          <table:table-cell office:value-type="string" office:string-value="R352C11">
            <text:p>R352C11</text:p>
          </table:table-cell>
          <table:table-cell office:value-type="float" office:value="35212">
            <text:p>35212</text:p>
          </table:table-cell>
          <table:table-cell office:value-type="string" office:string-value="R352C13">
            <text:p>R352C13</text:p>
          </table:table-cell>
          <table:table-cell office:value-type="float" office:value="35214">
            <text:p>35214</text:p>
          </table:table-cell>
          <table:table-cell office:value-type="string" office:string-value="R352C15">
            <text:p>R352C15</text:p>
          </table:table-cell>
          <table:table-cell office:value-type="float" office:value="35216">
            <text:p>35216</text:p>
          </table:table-cell>
          <table:table-cell office:value-type="string" office:string-value="R352C17">
            <text:p>R352C17</text:p>
          </table:table-cell>
          <table:table-cell office:value-type="float" office:value="35218">
            <text:p>35218</text:p>
          </table:table-cell>
          <table:table-cell office:value-type="string" office:string-value="R352C19">
            <text:p>R352C19</text:p>
          </table:table-cell>
          <table:table-cell office:value-type="float" office:value="35220">
            <text:p>35220</text:p>
          </table:table-cell>
          <table:table-cell office:value-type="string" office:string-value="R352C21">
            <text:p>R352C21</text:p>
          </table:table-cell>
          <table:table-cell office:value-type="float" office:value="35222">
            <text:p>35222</text:p>
          </table:table-cell>
          <table:table-cell office:value-type="string" office:string-value="R352C23">
            <text:p>R352C23</text:p>
          </table:table-cell>
          <table:table-cell office:value-type="float" office:value="35224">
            <text:p>35224</text:p>
          </table:table-cell>
          <table:table-cell office:value-type="string" office:string-value="R352C25">
            <text:p>R352C25</text:p>
          </table:table-cell>
          <table:table-cell office:value-type="float" office:value="35226">
            <text:p>35226</text:p>
          </table:table-cell>
        </table:table-row>
        <table:table-row>
          <table:table-cell office:value-type="string" office:string-value="R353C1">
            <text:p>R353C1</text:p>
          </table:table-cell>
          <table:table-cell office:value-type="float" office:value="35302">
            <text:p>35302</text:p>
          </table:table-cell>
          <table:table-cell office:value-type="string" office:string-value="R353C3">
            <text:p>R353C3</text:p>
          </table:table-cell>
          <table:table-cell office:value-type="float" office:value="35304">
            <text:p>35304</text:p>
          </table:table-cell>
          <table:table-cell office:value-type="string" office:string-value="R353C5">
            <text:p>R353C5</text:p>
          </table:table-cell>
          <table:table-cell office:value-type="float" office:value="35306">
            <text:p>35306</text:p>
          </table:table-cell>
          <table:table-cell office:value-type="string" office:string-value="R353C7">
            <text:p>R353C7</text:p>
          </table:table-cell>
          <table:table-cell office:value-type="float" office:value="35308">
            <text:p>35308</text:p>
          </table:table-cell>
          <table:table-cell office:value-type="string" office:string-value="R353C9">
            <text:p>R353C9</text:p>
          </table:table-cell>
          <table:table-cell office:value-type="float" office:value="35310">
            <text:p>35310</text:p>
          </table:table-cell>
          <table:table-cell office:value-type="string" office:string-value="R353C11">
            <text:p>R353C11</text:p>
          </table:table-cell>
          <table:table-cell office:value-type="float" office:value="35312">
            <text:p>35312</text:p>
          </table:table-cell>
          <table:table-cell office:value-type="string" office:string-value="R353C13">
            <text:p>R353C13</text:p>
          </table:table-cell>
          <table:table-cell office:value-type="float" office:value="35314">
            <text:p>35314</text:p>
          </table:table-cell>
          <table:table-cell office:value-type="string" office:string-value="R353C15">
            <text:p>R353C15</text:p>
          </table:table-cell>
          <table:table-cell office:value-type="float" office:value="35316">
            <text:p>35316</text:p>
          </table:table-cell>
          <table:table-cell office:value-type="string" office:string-value="R353C17">
            <text:p>R353C17</text:p>
          </table:table-cell>
          <table:table-cell office:value-type="float" office:value="35318">
            <text:p>35318</text:p>
          </table:table-cell>
          <table:table-cell office:value-type="string" office:string-value="R353C19">
            <text:p>R353C19</text:p>
          </table:table-cell>
          <table:table-cell office:value-type="float" office:value="35320">
            <text:p>35320</text:p>
          </table:table-cell>
          <table:table-cell office:value-type="string" office:string-value="R353C21">
            <text:p>R353C21</text:p>
          </table:table-cell>
          <table:table-cell office:value-type="float" office:value="35322">
            <text:p>35322</text:p>
          </table:table-cell>
          <table:table-cell office:value-type="string" office:string-value="R353C23">
            <text:p>R353C23</text:p>
          </table:table-cell>
          <table:table-cell office:value-type="float" office:value="35324">
            <text:p>35324</text:p>
          </table:table-cell>
          <table:table-cell office:value-type="string" office:string-value="R353C25">
            <text:p>R353C25</text:p>
          </table:table-cell>
          <table:table-cell office:value-type="float" office:value="35326">
            <text:p>35326</text:p>
          </table:table-cell>
        </table:table-row>
        <table:table-row>
          <table:table-cell office:value-type="string" office:string-value="R354C1">
            <text:p>R354C1</text:p>
          </table:table-cell>
          <table:table-cell office:value-type="float" office:value="35402">
            <text:p>35402</text:p>
          </table:table-cell>
          <table:table-cell office:value-type="string" office:string-value="R354C3">
            <text:p>R354C3</text:p>
          </table:table-cell>
          <table:table-cell office:value-type="float" office:value="35404">
            <text:p>35404</text:p>
          </table:table-cell>
          <table:table-cell office:value-type="string" office:string-value="R354C5">
            <text:p>R354C5</text:p>
          </table:table-cell>
          <table:table-cell office:value-type="float" office:value="35406">
            <text:p>35406</text:p>
          </table:table-cell>
          <table:table-cell office:value-type="string" office:string-value="R354C7">
            <text:p>R354C7</text:p>
          </table:table-cell>
          <table:table-cell office:value-type="float" office:value="35408">
            <text:p>35408</text:p>
          </table:table-cell>
          <table:table-cell office:value-type="string" office:string-value="R354C9">
            <text:p>R354C9</text:p>
          </table:table-cell>
          <table:table-cell office:value-type="float" office:value="35410">
            <text:p>35410</text:p>
          </table:table-cell>
          <table:table-cell office:value-type="string" office:string-value="R354C11">
            <text:p>R354C11</text:p>
          </table:table-cell>
          <table:table-cell office:value-type="float" office:value="35412">
            <text:p>35412</text:p>
          </table:table-cell>
          <table:table-cell office:value-type="string" office:string-value="R354C13">
            <text:p>R354C13</text:p>
          </table:table-cell>
          <table:table-cell office:value-type="float" office:value="35414">
            <text:p>35414</text:p>
          </table:table-cell>
          <table:table-cell office:value-type="string" office:string-value="R354C15">
            <text:p>R354C15</text:p>
          </table:table-cell>
          <table:table-cell office:value-type="float" office:value="35416">
            <text:p>35416</text:p>
          </table:table-cell>
          <table:table-cell office:value-type="string" office:string-value="R354C17">
            <text:p>R354C17</text:p>
          </table:table-cell>
          <table:table-cell office:value-type="float" office:value="35418">
            <text:p>35418</text:p>
          </table:table-cell>
          <table:table-cell office:value-type="string" office:string-value="R354C19">
            <text:p>R354C19</text:p>
          </table:table-cell>
          <table:table-cell office:value-type="float" office:value="35420">
            <text:p>35420</text:p>
          </table:table-cell>
          <table:table-cell office:value-type="string" office:string-value="R354C21">
            <text:p>R354C21</text:p>
          </table:table-cell>
          <table:table-cell office:value-type="float" office:value="35422">
            <text:p>35422</text:p>
          </table:table-cell>
          <table:table-cell office:value-type="string" office:string-value="R354C23">
            <text:p>R354C23</text:p>
          </table:table-cell>
          <table:table-cell office:value-type="float" office:value="35424">
            <text:p>35424</text:p>
          </table:table-cell>
          <table:table-cell office:value-type="string" office:string-value="R354C25">
            <text:p>R354C25</text:p>
          </table:table-cell>
          <table:table-cell office:value-type="float" office:value="35426">
            <text:p>35426</text:p>
          </table:table-cell>
        </table:table-row>
        <table:table-row>
          <table:table-cell office:value-type="string" office:string-value="R355C1">
            <text:p>R355C1</text:p>
          </table:table-cell>
          <table:table-cell office:value-type="float" office:value="35502">
            <text:p>35502</text:p>
          </table:table-cell>
          <table:table-cell office:value-type="string" office:string-value="R355C3">
            <text:p>R355C3</text:p>
          </table:table-cell>
          <table:table-cell office:value-type="float" office:value="35504">
            <text:p>35504</text:p>
          </table:table-cell>
          <table:table-cell office:value-type="string" office:string-value="R355C5">
            <text:p>R355C5</text:p>
          </table:table-cell>
          <table:table-cell office:value-type="float" office:value="35506">
            <text:p>35506</text:p>
          </table:table-cell>
          <table:table-cell office:value-type="string" office:string-value="R355C7">
            <text:p>R355C7</text:p>
          </table:table-cell>
          <table:table-cell office:value-type="float" office:value="35508">
            <text:p>35508</text:p>
          </table:table-cell>
          <table:table-cell office:value-type="string" office:string-value="R355C9">
            <text:p>R355C9</text:p>
          </table:table-cell>
          <table:table-cell office:value-type="float" office:value="35510">
            <text:p>35510</text:p>
          </table:table-cell>
          <table:table-cell office:value-type="string" office:string-value="R355C11">
            <text:p>R355C11</text:p>
          </table:table-cell>
          <table:table-cell office:value-type="float" office:value="35512">
            <text:p>35512</text:p>
          </table:table-cell>
          <table:table-cell office:value-type="string" office:string-value="R355C13">
            <text:p>R355C13</text:p>
          </table:table-cell>
          <table:table-cell office:value-type="float" office:value="35514">
            <text:p>35514</text:p>
          </table:table-cell>
          <table:table-cell office:value-type="string" office:string-value="R355C15">
            <text:p>R355C15</text:p>
          </table:table-cell>
          <table:table-cell office:value-type="float" office:value="35516">
            <text:p>35516</text:p>
          </table:table-cell>
          <table:table-cell office:value-type="string" office:string-value="R355C17">
            <text:p>R355C17</text:p>
          </table:table-cell>
          <table:table-cell office:value-type="float" office:value="35518">
            <text:p>35518</text:p>
          </table:table-cell>
          <table:table-cell office:value-type="string" office:string-value="R355C19">
            <text:p>R355C19</text:p>
          </table:table-cell>
          <table:table-cell office:value-type="float" office:value="35520">
            <text:p>35520</text:p>
          </table:table-cell>
          <table:table-cell office:value-type="string" office:string-value="R355C21">
            <text:p>R355C21</text:p>
          </table:table-cell>
          <table:table-cell office:value-type="float" office:value="35522">
            <text:p>35522</text:p>
          </table:table-cell>
          <table:table-cell office:value-type="string" office:string-value="R355C23">
            <text:p>R355C23</text:p>
          </table:table-cell>
          <table:table-cell office:value-type="float" office:value="35524">
            <text:p>35524</text:p>
          </table:table-cell>
          <table:table-cell office:value-type="string" office:string-value="R355C25">
            <text:p>R355C25</text:p>
          </table:table-cell>
          <table:table-cell office:value-type="float" office:value="35526">
            <text:p>35526</text:p>
          </table:table-cell>
        </table:table-row>
        <table:table-row>
          <table:table-cell office:value-type="string" office:string-value="R356C1">
            <text:p>R356C1</text:p>
          </table:table-cell>
          <table:table-cell office:value-type="float" office:value="35602">
            <text:p>35602</text:p>
          </table:table-cell>
          <table:table-cell office:value-type="string" office:string-value="R356C3">
            <text:p>R356C3</text:p>
          </table:table-cell>
          <table:table-cell office:value-type="float" office:value="35604">
            <text:p>35604</text:p>
          </table:table-cell>
          <table:table-cell office:value-type="string" office:string-value="R356C5">
            <text:p>R356C5</text:p>
          </table:table-cell>
          <table:table-cell office:value-type="float" office:value="35606">
            <text:p>35606</text:p>
          </table:table-cell>
          <table:table-cell office:value-type="string" office:string-value="R356C7">
            <text:p>R356C7</text:p>
          </table:table-cell>
          <table:table-cell office:value-type="float" office:value="35608">
            <text:p>35608</text:p>
          </table:table-cell>
          <table:table-cell office:value-type="string" office:string-value="R356C9">
            <text:p>R356C9</text:p>
          </table:table-cell>
          <table:table-cell office:value-type="float" office:value="35610">
            <text:p>35610</text:p>
          </table:table-cell>
          <table:table-cell office:value-type="string" office:string-value="R356C11">
            <text:p>R356C11</text:p>
          </table:table-cell>
          <table:table-cell office:value-type="float" office:value="35612">
            <text:p>35612</text:p>
          </table:table-cell>
          <table:table-cell office:value-type="string" office:string-value="R356C13">
            <text:p>R356C13</text:p>
          </table:table-cell>
          <table:table-cell office:value-type="float" office:value="35614">
            <text:p>35614</text:p>
          </table:table-cell>
          <table:table-cell office:value-type="string" office:string-value="R356C15">
            <text:p>R356C15</text:p>
          </table:table-cell>
          <table:table-cell office:value-type="float" office:value="35616">
            <text:p>35616</text:p>
          </table:table-cell>
          <table:table-cell office:value-type="string" office:string-value="R356C17">
            <text:p>R356C17</text:p>
          </table:table-cell>
          <table:table-cell office:value-type="float" office:value="35618">
            <text:p>35618</text:p>
          </table:table-cell>
          <table:table-cell office:value-type="string" office:string-value="R356C19">
            <text:p>R356C19</text:p>
          </table:table-cell>
          <table:table-cell office:value-type="float" office:value="35620">
            <text:p>35620</text:p>
          </table:table-cell>
          <table:table-cell office:value-type="string" office:string-value="R356C21">
            <text:p>R356C21</text:p>
          </table:table-cell>
          <table:table-cell office:value-type="float" office:value="35622">
            <text:p>35622</text:p>
          </table:table-cell>
          <table:table-cell office:value-type="string" office:string-value="R356C23">
            <text:p>R356C23</text:p>
          </table:table-cell>
          <table:table-cell office:value-type="float" office:value="35624">
            <text:p>35624</text:p>
          </table:table-cell>
          <table:table-cell office:value-type="string" office:string-value="R356C25">
            <text:p>R356C25</text:p>
          </table:table-cell>
          <table:table-cell office:value-type="float" office:value="35626">
            <text:p>35626</text:p>
          </table:table-cell>
        </table:table-row>
        <table:table-row>
          <table:table-cell office:value-type="string" office:string-value="R357C1">
            <text:p>R357C1</text:p>
          </table:table-cell>
          <table:table-cell office:value-type="float" office:value="35702">
            <text:p>35702</text:p>
          </table:table-cell>
          <table:table-cell office:value-type="string" office:string-value="R357C3">
            <text:p>R357C3</text:p>
          </table:table-cell>
          <table:table-cell office:value-type="float" office:value="35704">
            <text:p>35704</text:p>
          </table:table-cell>
          <table:table-cell office:value-type="string" office:string-value="R357C5">
            <text:p>R357C5</text:p>
          </table:table-cell>
          <table:table-cell office:value-type="float" office:value="35706">
            <text:p>35706</text:p>
          </table:table-cell>
          <table:table-cell office:value-type="string" office:string-value="R357C7">
            <text:p>R357C7</text:p>
          </table:table-cell>
          <table:table-cell office:value-type="float" office:value="35708">
            <text:p>35708</text:p>
          </table:table-cell>
          <table:table-cell office:value-type="string" office:string-value="R357C9">
            <text:p>R357C9</text:p>
          </table:table-cell>
          <table:table-cell office:value-type="float" office:value="35710">
            <text:p>35710</text:p>
          </table:table-cell>
          <table:table-cell office:value-type="string" office:string-value="R357C11">
            <text:p>R357C11</text:p>
          </table:table-cell>
          <table:table-cell office:value-type="float" office:value="35712">
            <text:p>35712</text:p>
          </table:table-cell>
          <table:table-cell office:value-type="string" office:string-value="R357C13">
            <text:p>R357C13</text:p>
          </table:table-cell>
          <table:table-cell office:value-type="float" office:value="35714">
            <text:p>35714</text:p>
          </table:table-cell>
          <table:table-cell office:value-type="string" office:string-value="R357C15">
            <text:p>R357C15</text:p>
          </table:table-cell>
          <table:table-cell office:value-type="float" office:value="35716">
            <text:p>35716</text:p>
          </table:table-cell>
          <table:table-cell office:value-type="string" office:string-value="R357C17">
            <text:p>R357C17</text:p>
          </table:table-cell>
          <table:table-cell office:value-type="float" office:value="35718">
            <text:p>35718</text:p>
          </table:table-cell>
          <table:table-cell office:value-type="string" office:string-value="R357C19">
            <text:p>R357C19</text:p>
          </table:table-cell>
          <table:table-cell office:value-type="float" office:value="35720">
            <text:p>35720</text:p>
          </table:table-cell>
          <table:table-cell office:value-type="string" office:string-value="R357C21">
            <text:p>R357C21</text:p>
          </table:table-cell>
          <table:table-cell office:value-type="float" office:value="35722">
            <text:p>35722</text:p>
          </table:table-cell>
          <table:table-cell office:value-type="string" office:string-value="R357C23">
            <text:p>R357C23</text:p>
          </table:table-cell>
          <table:table-cell office:value-type="float" office:value="35724">
            <text:p>35724</text:p>
          </table:table-cell>
          <table:table-cell office:value-type="string" office:string-value="R357C25">
            <text:p>R357C25</text:p>
          </table:table-cell>
          <table:table-cell office:value-type="float" office:value="35726">
            <text:p>35726</text:p>
          </table:table-cell>
        </table:table-row>
        <table:table-row>
          <table:table-cell office:value-type="string" office:string-value="R358C1">
            <text:p>R358C1</text:p>
          </table:table-cell>
          <table:table-cell office:value-type="float" office:value="35802">
            <text:p>35802</text:p>
          </table:table-cell>
          <table:table-cell office:value-type="string" office:string-value="R358C3">
            <text:p>R358C3</text:p>
          </table:table-cell>
          <table:table-cell office:value-type="float" office:value="35804">
            <text:p>35804</text:p>
          </table:table-cell>
          <table:table-cell office:value-type="string" office:string-value="R358C5">
            <text:p>R358C5</text:p>
          </table:table-cell>
          <table:table-cell office:value-type="float" office:value="35806">
            <text:p>35806</text:p>
          </table:table-cell>
          <table:table-cell office:value-type="string" office:string-value="R358C7">
            <text:p>R358C7</text:p>
          </table:table-cell>
          <table:table-cell office:value-type="float" office:value="35808">
            <text:p>35808</text:p>
          </table:table-cell>
          <table:table-cell office:value-type="string" office:string-value="R358C9">
            <text:p>R358C9</text:p>
          </table:table-cell>
          <table:table-cell office:value-type="float" office:value="35810">
            <text:p>35810</text:p>
          </table:table-cell>
          <table:table-cell office:value-type="string" office:string-value="R358C11">
            <text:p>R358C11</text:p>
          </table:table-cell>
          <table:table-cell office:value-type="float" office:value="35812">
            <text:p>35812</text:p>
          </table:table-cell>
          <table:table-cell office:value-type="string" office:string-value="R358C13">
            <text:p>R358C13</text:p>
          </table:table-cell>
          <table:table-cell office:value-type="float" office:value="35814">
            <text:p>35814</text:p>
          </table:table-cell>
          <table:table-cell office:value-type="string" office:string-value="R358C15">
            <text:p>R358C15</text:p>
          </table:table-cell>
          <table:table-cell office:value-type="float" office:value="35816">
            <text:p>35816</text:p>
          </table:table-cell>
          <table:table-cell office:value-type="string" office:string-value="R358C17">
            <text:p>R358C17</text:p>
          </table:table-cell>
          <table:table-cell office:value-type="float" office:value="35818">
            <text:p>35818</text:p>
          </table:table-cell>
          <table:table-cell office:value-type="string" office:string-value="R358C19">
            <text:p>R358C19</text:p>
          </table:table-cell>
          <table:table-cell office:value-type="float" office:value="35820">
            <text:p>35820</text:p>
          </table:table-cell>
          <table:table-cell office:value-type="string" office:string-value="R358C21">
            <text:p>R358C21</text:p>
          </table:table-cell>
          <table:table-cell office:value-type="float" office:value="35822">
            <text:p>35822</text:p>
          </table:table-cell>
          <table:table-cell office:value-type="string" office:string-value="R358C23">
            <text:p>R358C23</text:p>
          </table:table-cell>
          <table:table-cell office:value-type="float" office:value="35824">
            <text:p>35824</text:p>
          </table:table-cell>
          <table:table-cell office:value-type="string" office:string-value="R358C25">
            <text:p>R358C25</text:p>
          </table:table-cell>
          <table:table-cell office:value-type="float" office:value="35826">
            <text:p>35826</text:p>
          </table:table-cell>
        </table:table-row>
        <table:table-row>
          <table:table-cell office:value-type="string" office:string-value="R359C1">
            <text:p>R359C1</text:p>
          </table:table-cell>
          <table:table-cell office:value-type="float" office:value="35902">
            <text:p>35902</text:p>
          </table:table-cell>
          <table:table-cell office:value-type="string" office:string-value="R359C3">
            <text:p>R359C3</text:p>
          </table:table-cell>
          <table:table-cell office:value-type="float" office:value="35904">
            <text:p>35904</text:p>
          </table:table-cell>
          <table:table-cell office:value-type="string" office:string-value="R359C5">
            <text:p>R359C5</text:p>
          </table:table-cell>
          <table:table-cell office:value-type="float" office:value="35906">
            <text:p>35906</text:p>
          </table:table-cell>
          <table:table-cell office:value-type="string" office:string-value="R359C7">
            <text:p>R359C7</text:p>
          </table:table-cell>
          <table:table-cell office:value-type="float" office:value="35908">
            <text:p>35908</text:p>
          </table:table-cell>
          <table:table-cell office:value-type="string" office:string-value="R359C9">
            <text:p>R359C9</text:p>
          </table:table-cell>
          <table:table-cell office:value-type="float" office:value="35910">
            <text:p>35910</text:p>
          </table:table-cell>
          <table:table-cell office:value-type="string" office:string-value="R359C11">
            <text:p>R359C11</text:p>
          </table:table-cell>
          <table:table-cell office:value-type="float" office:value="35912">
            <text:p>35912</text:p>
          </table:table-cell>
          <table:table-cell office:value-type="string" office:string-value="R359C13">
            <text:p>R359C13</text:p>
          </table:table-cell>
          <table:table-cell office:value-type="float" office:value="35914">
            <text:p>35914</text:p>
          </table:table-cell>
          <table:table-cell office:value-type="string" office:string-value="R359C15">
            <text:p>R359C15</text:p>
          </table:table-cell>
          <table:table-cell office:value-type="float" office:value="35916">
            <text:p>35916</text:p>
          </table:table-cell>
          <table:table-cell office:value-type="string" office:string-value="R359C17">
            <text:p>R359C17</text:p>
          </table:table-cell>
          <table:table-cell office:value-type="float" office:value="35918">
            <text:p>35918</text:p>
          </table:table-cell>
          <table:table-cell office:value-type="string" office:string-value="R359C19">
            <text:p>R359C19</text:p>
          </table:table-cell>
          <table:table-cell office:value-type="float" office:value="35920">
            <text:p>35920</text:p>
          </table:table-cell>
          <table:table-cell office:value-type="string" office:string-value="R359C21">
            <text:p>R359C21</text:p>
          </table:table-cell>
          <table:table-cell office:value-type="float" office:value="35922">
            <text:p>35922</text:p>
          </table:table-cell>
          <table:table-cell office:value-type="string" office:string-value="R359C23">
            <text:p>R359C23</text:p>
          </table:table-cell>
          <table:table-cell office:value-type="float" office:value="35924">
            <text:p>35924</text:p>
          </table:table-cell>
          <table:table-cell office:value-type="string" office:string-value="R359C25">
            <text:p>R359C25</text:p>
          </table:table-cell>
          <table:table-cell office:value-type="float" office:value="35926">
            <text:p>35926</text:p>
          </table:table-cell>
        </table:table-row>
        <table:table-row>
          <table:table-cell office:value-type="string" office:string-value="R360C1">
            <text:p>R360C1</text:p>
          </table:table-cell>
          <table:table-cell office:value-type="float" office:value="36002">
            <text:p>36002</text:p>
          </table:table-cell>
          <table:table-cell office:value-type="string" office:string-value="R360C3">
            <text:p>R360C3</text:p>
          </table:table-cell>
          <table:table-cell office:value-type="float" office:value="36004">
            <text:p>36004</text:p>
          </table:table-cell>
          <table:table-cell office:value-type="string" office:string-value="R360C5">
            <text:p>R360C5</text:p>
          </table:table-cell>
          <table:table-cell office:value-type="float" office:value="36006">
            <text:p>36006</text:p>
          </table:table-cell>
          <table:table-cell office:value-type="string" office:string-value="R360C7">
            <text:p>R360C7</text:p>
          </table:table-cell>
          <table:table-cell office:value-type="float" office:value="36008">
            <text:p>36008</text:p>
          </table:table-cell>
          <table:table-cell office:value-type="string" office:string-value="R360C9">
            <text:p>R360C9</text:p>
          </table:table-cell>
          <table:table-cell office:value-type="float" office:value="36010">
            <text:p>36010</text:p>
          </table:table-cell>
          <table:table-cell office:value-type="string" office:string-value="R360C11">
            <text:p>R360C11</text:p>
          </table:table-cell>
          <table:table-cell office:value-type="float" office:value="36012">
            <text:p>36012</text:p>
          </table:table-cell>
          <table:table-cell office:value-type="string" office:string-value="R360C13">
            <text:p>R360C13</text:p>
          </table:table-cell>
          <table:table-cell office:value-type="float" office:value="36014">
            <text:p>36014</text:p>
          </table:table-cell>
          <table:table-cell office:value-type="string" office:string-value="R360C15">
            <text:p>R360C15</text:p>
          </table:table-cell>
          <table:table-cell office:value-type="float" office:value="36016">
            <text:p>36016</text:p>
          </table:table-cell>
          <table:table-cell office:value-type="string" office:string-value="R360C17">
            <text:p>R360C17</text:p>
          </table:table-cell>
          <table:table-cell office:value-type="float" office:value="36018">
            <text:p>36018</text:p>
          </table:table-cell>
          <table:table-cell office:value-type="string" office:string-value="R360C19">
            <text:p>R360C19</text:p>
          </table:table-cell>
          <table:table-cell office:value-type="float" office:value="36020">
            <text:p>36020</text:p>
          </table:table-cell>
          <table:table-cell office:value-type="string" office:string-value="R360C21">
            <text:p>R360C21</text:p>
          </table:table-cell>
          <table:table-cell office:value-type="float" office:value="36022">
            <text:p>36022</text:p>
          </table:table-cell>
          <table:table-cell office:value-type="string" office:string-value="R360C23">
            <text:p>R360C23</text:p>
          </table:table-cell>
          <table:table-cell office:value-type="float" office:value="36024">
            <text:p>36024</text:p>
          </table:table-cell>
          <table:table-cell office:value-type="string" office:string-value="R360C25">
            <text:p>R360C25</text:p>
          </table:table-cell>
          <table:table-cell office:value-type="float" office:value="36026">
            <text:p>36026</text:p>
          </table:table-cell>
        </table:table-row>
        <table:table-row>
          <table:table-cell office:value-type="string" office:string-value="R361C1">
            <text:p>R361C1</text:p>
          </table:table-cell>
          <table:table-cell office:value-type="float" office:value="36102">
            <text:p>36102</text:p>
          </table:table-cell>
          <table:table-cell office:value-type="string" office:string-value="R361C3">
            <text:p>R361C3</text:p>
          </table:table-cell>
          <table:table-cell office:value-type="float" office:value="36104">
            <text:p>36104</text:p>
          </table:table-cell>
          <table:table-cell office:value-type="string" office:string-value="R361C5">
            <text:p>R361C5</text:p>
          </table:table-cell>
          <table:table-cell office:value-type="float" office:value="36106">
            <text:p>36106</text:p>
          </table:table-cell>
          <table:table-cell office:value-type="string" office:string-value="R361C7">
            <text:p>R361C7</text:p>
          </table:table-cell>
          <table:table-cell office:value-type="float" office:value="36108">
            <text:p>36108</text:p>
          </table:table-cell>
          <table:table-cell office:value-type="string" office:string-value="R361C9">
            <text:p>R361C9</text:p>
          </table:table-cell>
          <table:table-cell office:value-type="float" office:value="36110">
            <text:p>36110</text:p>
          </table:table-cell>
          <table:table-cell office:value-type="string" office:string-value="R361C11">
            <text:p>R361C11</text:p>
          </table:table-cell>
          <table:table-cell office:value-type="float" office:value="36112">
            <text:p>36112</text:p>
          </table:table-cell>
          <table:table-cell office:value-type="string" office:string-value="R361C13">
            <text:p>R361C13</text:p>
          </table:table-cell>
          <table:table-cell office:value-type="float" office:value="36114">
            <text:p>36114</text:p>
          </table:table-cell>
          <table:table-cell office:value-type="string" office:string-value="R361C15">
            <text:p>R361C15</text:p>
          </table:table-cell>
          <table:table-cell office:value-type="float" office:value="36116">
            <text:p>36116</text:p>
          </table:table-cell>
          <table:table-cell office:value-type="string" office:string-value="R361C17">
            <text:p>R361C17</text:p>
          </table:table-cell>
          <table:table-cell office:value-type="float" office:value="36118">
            <text:p>36118</text:p>
          </table:table-cell>
          <table:table-cell office:value-type="string" office:string-value="R361C19">
            <text:p>R361C19</text:p>
          </table:table-cell>
          <table:table-cell office:value-type="float" office:value="36120">
            <text:p>36120</text:p>
          </table:table-cell>
          <table:table-cell office:value-type="string" office:string-value="R361C21">
            <text:p>R361C21</text:p>
          </table:table-cell>
          <table:table-cell office:value-type="float" office:value="36122">
            <text:p>36122</text:p>
          </table:table-cell>
          <table:table-cell office:value-type="string" office:string-value="R361C23">
            <text:p>R361C23</text:p>
          </table:table-cell>
          <table:table-cell office:value-type="float" office:value="36124">
            <text:p>36124</text:p>
          </table:table-cell>
          <table:table-cell office:value-type="string" office:string-value="R361C25">
            <text:p>R361C25</text:p>
          </table:table-cell>
          <table:table-cell office:value-type="float" office:value="36126">
            <text:p>36126</text:p>
          </table:table-cell>
        </table:table-row>
        <table:table-row>
          <table:table-cell office:value-type="string" office:string-value="R362C1">
            <text:p>R362C1</text:p>
          </table:table-cell>
          <table:table-cell office:value-type="float" office:value="36202">
            <text:p>36202</text:p>
          </table:table-cell>
          <table:table-cell office:value-type="string" office:string-value="R362C3">
            <text:p>R362C3</text:p>
          </table:table-cell>
          <table:table-cell office:value-type="float" office:value="36204">
            <text:p>36204</text:p>
          </table:table-cell>
          <table:table-cell office:value-type="string" office:string-value="R362C5">
            <text:p>R362C5</text:p>
          </table:table-cell>
          <table:table-cell office:value-type="float" office:value="36206">
            <text:p>36206</text:p>
          </table:table-cell>
          <table:table-cell office:value-type="string" office:string-value="R362C7">
            <text:p>R362C7</text:p>
          </table:table-cell>
          <table:table-cell office:value-type="float" office:value="36208">
            <text:p>36208</text:p>
          </table:table-cell>
          <table:table-cell office:value-type="string" office:string-value="R362C9">
            <text:p>R362C9</text:p>
          </table:table-cell>
          <table:table-cell office:value-type="float" office:value="36210">
            <text:p>36210</text:p>
          </table:table-cell>
          <table:table-cell office:value-type="string" office:string-value="R362C11">
            <text:p>R362C11</text:p>
          </table:table-cell>
          <table:table-cell office:value-type="float" office:value="36212">
            <text:p>36212</text:p>
          </table:table-cell>
          <table:table-cell office:value-type="string" office:string-value="R362C13">
            <text:p>R362C13</text:p>
          </table:table-cell>
          <table:table-cell office:value-type="float" office:value="36214">
            <text:p>36214</text:p>
          </table:table-cell>
          <table:table-cell office:value-type="string" office:string-value="R362C15">
            <text:p>R362C15</text:p>
          </table:table-cell>
          <table:table-cell office:value-type="float" office:value="36216">
            <text:p>36216</text:p>
          </table:table-cell>
          <table:table-cell office:value-type="string" office:string-value="R362C17">
            <text:p>R362C17</text:p>
          </table:table-cell>
          <table:table-cell office:value-type="float" office:value="36218">
            <text:p>36218</text:p>
          </table:table-cell>
          <table:table-cell office:value-type="string" office:string-value="R362C19">
            <text:p>R362C19</text:p>
          </table:table-cell>
          <table:table-cell office:value-type="float" office:value="36220">
            <text:p>36220</text:p>
          </table:table-cell>
          <table:table-cell office:value-type="string" office:string-value="R362C21">
            <text:p>R362C21</text:p>
          </table:table-cell>
          <table:table-cell office:value-type="float" office:value="36222">
            <text:p>36222</text:p>
          </table:table-cell>
          <table:table-cell office:value-type="string" office:string-value="R362C23">
            <text:p>R362C23</text:p>
          </table:table-cell>
          <table:table-cell office:value-type="float" office:value="36224">
            <text:p>36224</text:p>
          </table:table-cell>
          <table:table-cell office:value-type="string" office:string-value="R362C25">
            <text:p>R362C25</text:p>
          </table:table-cell>
          <table:table-cell office:value-type="float" office:value="36226">
            <text:p>36226</text:p>
          </table:table-cell>
        </table:table-row>
        <table:table-row>
          <table:table-cell office:value-type="string" office:string-value="R363C1">
            <text:p>R363C1</text:p>
          </table:table-cell>
          <table:table-cell office:value-type="float" office:value="36302">
            <text:p>36302</text:p>
          </table:table-cell>
          <table:table-cell office:value-type="string" office:string-value="R363C3">
            <text:p>R363C3</text:p>
          </table:table-cell>
          <table:table-cell office:value-type="float" office:value="36304">
            <text:p>36304</text:p>
          </table:table-cell>
          <table:table-cell office:value-type="string" office:string-value="R363C5">
            <text:p>R363C5</text:p>
          </table:table-cell>
          <table:table-cell office:value-type="float" office:value="36306">
            <text:p>36306</text:p>
          </table:table-cell>
          <table:table-cell office:value-type="string" office:string-value="R363C7">
            <text:p>R363C7</text:p>
          </table:table-cell>
          <table:table-cell office:value-type="float" office:value="36308">
            <text:p>36308</text:p>
          </table:table-cell>
          <table:table-cell office:value-type="string" office:string-value="R363C9">
            <text:p>R363C9</text:p>
          </table:table-cell>
          <table:table-cell office:value-type="float" office:value="36310">
            <text:p>36310</text:p>
          </table:table-cell>
          <table:table-cell office:value-type="string" office:string-value="R363C11">
            <text:p>R363C11</text:p>
          </table:table-cell>
          <table:table-cell office:value-type="float" office:value="36312">
            <text:p>36312</text:p>
          </table:table-cell>
          <table:table-cell office:value-type="string" office:string-value="R363C13">
            <text:p>R363C13</text:p>
          </table:table-cell>
          <table:table-cell office:value-type="float" office:value="36314">
            <text:p>36314</text:p>
          </table:table-cell>
          <table:table-cell office:value-type="string" office:string-value="R363C15">
            <text:p>R363C15</text:p>
          </table:table-cell>
          <table:table-cell office:value-type="float" office:value="36316">
            <text:p>36316</text:p>
          </table:table-cell>
          <table:table-cell office:value-type="string" office:string-value="R363C17">
            <text:p>R363C17</text:p>
          </table:table-cell>
          <table:table-cell office:value-type="float" office:value="36318">
            <text:p>36318</text:p>
          </table:table-cell>
          <table:table-cell office:value-type="string" office:string-value="R363C19">
            <text:p>R363C19</text:p>
          </table:table-cell>
          <table:table-cell office:value-type="float" office:value="36320">
            <text:p>36320</text:p>
          </table:table-cell>
          <table:table-cell office:value-type="string" office:string-value="R363C21">
            <text:p>R363C21</text:p>
          </table:table-cell>
          <table:table-cell office:value-type="float" office:value="36322">
            <text:p>36322</text:p>
          </table:table-cell>
          <table:table-cell office:value-type="string" office:string-value="R363C23">
            <text:p>R363C23</text:p>
          </table:table-cell>
          <table:table-cell office:value-type="float" office:value="36324">
            <text:p>36324</text:p>
          </table:table-cell>
          <table:table-cell office:value-type="string" office:string-value="R363C25">
            <text:p>R363C25</text:p>
          </table:table-cell>
          <table:table-cell office:value-type="float" office:value="36326">
            <text:p>36326</text:p>
          </table:table-cell>
        </table:table-row>
        <table:table-row>
          <table:table-cell office:value-type="string" office:string-value="R364C1">
            <text:p>R364C1</text:p>
          </table:table-cell>
          <table:table-cell office:value-type="float" office:value="36402">
            <text:p>36402</text:p>
          </table:table-cell>
          <table:table-cell office:value-type="string" office:string-value="R364C3">
            <text:p>R364C3</text:p>
          </table:table-cell>
          <table:table-cell office:value-type="float" office:value="36404">
            <text:p>36404</text:p>
          </table:table-cell>
          <table:table-cell office:value-type="string" office:string-value="R364C5">
            <text:p>R364C5</text:p>
          </table:table-cell>
          <table:table-cell office:value-type="float" office:value="36406">
            <text:p>36406</text:p>
          </table:table-cell>
          <table:table-cell office:value-type="string" office:string-value="R364C7">
            <text:p>R364C7</text:p>
          </table:table-cell>
          <table:table-cell office:value-type="float" office:value="36408">
            <text:p>36408</text:p>
          </table:table-cell>
          <table:table-cell office:value-type="string" office:string-value="R364C9">
            <text:p>R364C9</text:p>
          </table:table-cell>
          <table:table-cell office:value-type="float" office:value="36410">
            <text:p>36410</text:p>
          </table:table-cell>
          <table:table-cell office:value-type="string" office:string-value="R364C11">
            <text:p>R364C11</text:p>
          </table:table-cell>
          <table:table-cell office:value-type="float" office:value="36412">
            <text:p>36412</text:p>
          </table:table-cell>
          <table:table-cell office:value-type="string" office:string-value="R364C13">
            <text:p>R364C13</text:p>
          </table:table-cell>
          <table:table-cell office:value-type="float" office:value="36414">
            <text:p>36414</text:p>
          </table:table-cell>
          <table:table-cell office:value-type="string" office:string-value="R364C15">
            <text:p>R364C15</text:p>
          </table:table-cell>
          <table:table-cell office:value-type="float" office:value="36416">
            <text:p>36416</text:p>
          </table:table-cell>
          <table:table-cell office:value-type="string" office:string-value="R364C17">
            <text:p>R364C17</text:p>
          </table:table-cell>
          <table:table-cell office:value-type="float" office:value="36418">
            <text:p>36418</text:p>
          </table:table-cell>
          <table:table-cell office:value-type="string" office:string-value="R364C19">
            <text:p>R364C19</text:p>
          </table:table-cell>
          <table:table-cell office:value-type="float" office:value="36420">
            <text:p>36420</text:p>
          </table:table-cell>
          <table:table-cell office:value-type="string" office:string-value="R364C21">
            <text:p>R364C21</text:p>
          </table:table-cell>
          <table:table-cell office:value-type="float" office:value="36422">
            <text:p>36422</text:p>
          </table:table-cell>
          <table:table-cell office:value-type="string" office:string-value="R364C23">
            <text:p>R364C23</text:p>
          </table:table-cell>
          <table:table-cell office:value-type="float" office:value="36424">
            <text:p>36424</text:p>
          </table:table-cell>
          <table:table-cell office:value-type="string" office:string-value="R364C25">
            <text:p>R364C25</text:p>
          </table:table-cell>
          <table:table-cell office:value-type="float" office:value="36426">
            <text:p>36426</text:p>
          </table:table-cell>
        </table:table-row>
        <table:table-row>
          <table:table-cell office:value-type="string" office:string-value="R365C1">
            <text:p>R365C1</text:p>
          </table:table-cell>
          <table:table-cell office:value-type="float" office:value="36502">
            <text:p>36502</text:p>
          </table:table-cell>
          <table:table-cell office:value-type="string" office:string-value="R365C3">
            <text:p>R365C3</text:p>
          </table:table-cell>
          <table:table-cell office:value-type="float" office:value="36504">
            <text:p>36504</text:p>
          </table:table-cell>
          <table:table-cell office:value-type="string" office:string-value="R365C5">
            <text:p>R365C5</text:p>
          </table:table-cell>
          <table:table-cell office:value-type="float" office:value="36506">
            <text:p>36506</text:p>
          </table:table-cell>
          <table:table-cell office:value-type="string" office:string-value="R365C7">
            <text:p>R365C7</text:p>
          </table:table-cell>
          <table:table-cell office:value-type="float" office:value="36508">
            <text:p>36508</text:p>
          </table:table-cell>
          <table:table-cell office:value-type="string" office:string-value="R365C9">
            <text:p>R365C9</text:p>
          </table:table-cell>
          <table:table-cell office:value-type="float" office:value="36510">
            <text:p>36510</text:p>
          </table:table-cell>
          <table:table-cell office:value-type="string" office:string-value="R365C11">
            <text:p>R365C11</text:p>
          </table:table-cell>
          <table:table-cell office:value-type="float" office:value="36512">
            <text:p>36512</text:p>
          </table:table-cell>
          <table:table-cell office:value-type="string" office:string-value="R365C13">
            <text:p>R365C13</text:p>
          </table:table-cell>
          <table:table-cell office:value-type="float" office:value="36514">
            <text:p>36514</text:p>
          </table:table-cell>
          <table:table-cell office:value-type="string" office:string-value="R365C15">
            <text:p>R365C15</text:p>
          </table:table-cell>
          <table:table-cell office:value-type="float" office:value="36516">
            <text:p>36516</text:p>
          </table:table-cell>
          <table:table-cell office:value-type="string" office:string-value="R365C17">
            <text:p>R365C17</text:p>
          </table:table-cell>
          <table:table-cell office:value-type="float" office:value="36518">
            <text:p>36518</text:p>
          </table:table-cell>
          <table:table-cell office:value-type="string" office:string-value="R365C19">
            <text:p>R365C19</text:p>
          </table:table-cell>
          <table:table-cell office:value-type="float" office:value="36520">
            <text:p>36520</text:p>
          </table:table-cell>
          <table:table-cell office:value-type="string" office:string-value="R365C21">
            <text:p>R365C21</text:p>
          </table:table-cell>
          <table:table-cell office:value-type="float" office:value="36522">
            <text:p>36522</text:p>
          </table:table-cell>
          <table:table-cell office:value-type="string" office:string-value="R365C23">
            <text:p>R365C23</text:p>
          </table:table-cell>
          <table:table-cell office:value-type="float" office:value="36524">
            <text:p>36524</text:p>
          </table:table-cell>
          <table:table-cell office:value-type="string" office:string-value="R365C25">
            <text:p>R365C25</text:p>
          </table:table-cell>
          <table:table-cell office:value-type="float" office:value="36526">
            <text:p>36526</text:p>
          </table:table-cell>
        </table:table-row>
        <table:table-row>
          <table:table-cell office:value-type="string" office:string-value="R366C1">
            <text:p>R366C1</text:p>
          </table:table-cell>
          <table:table-cell office:value-type="float" office:value="36602">
            <text:p>36602</text:p>
          </table:table-cell>
          <table:table-cell office:value-type="string" office:string-value="R366C3">
            <text:p>R366C3</text:p>
          </table:table-cell>
          <table:table-cell office:value-type="float" office:value="36604">
            <text:p>36604</text:p>
          </table:table-cell>
          <table:table-cell office:value-type="string" office:string-value="R366C5">
            <text:p>R366C5</text:p>
          </table:table-cell>
          <table:table-cell office:value-type="float" office:value="36606">
            <text:p>36606</text:p>
          </table:table-cell>
          <table:table-cell office:value-type="string" office:string-value="R366C7">
            <text:p>R366C7</text:p>
          </table:table-cell>
          <table:table-cell office:value-type="float" office:value="36608">
            <text:p>36608</text:p>
          </table:table-cell>
          <table:table-cell office:value-type="string" office:string-value="R366C9">
            <text:p>R366C9</text:p>
          </table:table-cell>
          <table:table-cell office:value-type="float" office:value="36610">
            <text:p>36610</text:p>
          </table:table-cell>
          <table:table-cell office:value-type="string" office:string-value="R366C11">
            <text:p>R366C11</text:p>
          </table:table-cell>
          <table:table-cell office:value-type="float" office:value="36612">
            <text:p>36612</text:p>
          </table:table-cell>
          <table:table-cell office:value-type="string" office:string-value="R366C13">
            <text:p>R366C13</text:p>
          </table:table-cell>
          <table:table-cell office:value-type="float" office:value="36614">
            <text:p>36614</text:p>
          </table:table-cell>
          <table:table-cell office:value-type="string" office:string-value="R366C15">
            <text:p>R366C15</text:p>
          </table:table-cell>
          <table:table-cell office:value-type="float" office:value="36616">
            <text:p>36616</text:p>
          </table:table-cell>
          <table:table-cell office:value-type="string" office:string-value="R366C17">
            <text:p>R366C17</text:p>
          </table:table-cell>
          <table:table-cell office:value-type="float" office:value="36618">
            <text:p>36618</text:p>
          </table:table-cell>
          <table:table-cell office:value-type="string" office:string-value="R366C19">
            <text:p>R366C19</text:p>
          </table:table-cell>
          <table:table-cell office:value-type="float" office:value="36620">
            <text:p>36620</text:p>
          </table:table-cell>
          <table:table-cell office:value-type="string" office:string-value="R366C21">
            <text:p>R366C21</text:p>
          </table:table-cell>
          <table:table-cell office:value-type="float" office:value="36622">
            <text:p>36622</text:p>
          </table:table-cell>
          <table:table-cell office:value-type="string" office:string-value="R366C23">
            <text:p>R366C23</text:p>
          </table:table-cell>
          <table:table-cell office:value-type="float" office:value="36624">
            <text:p>36624</text:p>
          </table:table-cell>
          <table:table-cell office:value-type="string" office:string-value="R366C25">
            <text:p>R366C25</text:p>
          </table:table-cell>
          <table:table-cell office:value-type="float" office:value="36626">
            <text:p>36626</text:p>
          </table:table-cell>
        </table:table-row>
        <table:table-row>
          <table:table-cell office:value-type="string" office:string-value="R367C1">
            <text:p>R367C1</text:p>
          </table:table-cell>
          <table:table-cell office:value-type="float" office:value="36702">
            <text:p>36702</text:p>
          </table:table-cell>
          <table:table-cell office:value-type="string" office:string-value="R367C3">
            <text:p>R367C3</text:p>
          </table:table-cell>
          <table:table-cell office:value-type="float" office:value="36704">
            <text:p>36704</text:p>
          </table:table-cell>
          <table:table-cell office:value-type="string" office:string-value="R367C5">
            <text:p>R367C5</text:p>
          </table:table-cell>
          <table:table-cell office:value-type="float" office:value="36706">
            <text:p>36706</text:p>
          </table:table-cell>
          <table:table-cell office:value-type="string" office:string-value="R367C7">
            <text:p>R367C7</text:p>
          </table:table-cell>
          <table:table-cell office:value-type="float" office:value="36708">
            <text:p>36708</text:p>
          </table:table-cell>
          <table:table-cell office:value-type="string" office:string-value="R367C9">
            <text:p>R367C9</text:p>
          </table:table-cell>
          <table:table-cell office:value-type="float" office:value="36710">
            <text:p>36710</text:p>
          </table:table-cell>
          <table:table-cell office:value-type="string" office:string-value="R367C11">
            <text:p>R367C11</text:p>
          </table:table-cell>
          <table:table-cell office:value-type="float" office:value="36712">
            <text:p>36712</text:p>
          </table:table-cell>
          <table:table-cell office:value-type="string" office:string-value="R367C13">
            <text:p>R367C13</text:p>
          </table:table-cell>
          <table:table-cell office:value-type="float" office:value="36714">
            <text:p>36714</text:p>
          </table:table-cell>
          <table:table-cell office:value-type="string" office:string-value="R367C15">
            <text:p>R367C15</text:p>
          </table:table-cell>
          <table:table-cell office:value-type="float" office:value="36716">
            <text:p>36716</text:p>
          </table:table-cell>
          <table:table-cell office:value-type="string" office:string-value="R367C17">
            <text:p>R367C17</text:p>
          </table:table-cell>
          <table:table-cell office:value-type="float" office:value="36718">
            <text:p>36718</text:p>
          </table:table-cell>
          <table:table-cell office:value-type="string" office:string-value="R367C19">
            <text:p>R367C19</text:p>
          </table:table-cell>
          <table:table-cell office:value-type="float" office:value="36720">
            <text:p>36720</text:p>
          </table:table-cell>
          <table:table-cell office:value-type="string" office:string-value="R367C21">
            <text:p>R367C21</text:p>
          </table:table-cell>
          <table:table-cell office:value-type="float" office:value="36722">
            <text:p>36722</text:p>
          </table:table-cell>
          <table:table-cell office:value-type="string" office:string-value="R367C23">
            <text:p>R367C23</text:p>
          </table:table-cell>
          <table:table-cell office:value-type="float" office:value="36724">
            <text:p>36724</text:p>
          </table:table-cell>
          <table:table-cell office:value-type="string" office:string-value="R367C25">
            <text:p>R367C25</text:p>
          </table:table-cell>
          <table:table-cell office:value-type="float" office:value="36726">
            <text:p>36726</text:p>
          </table:table-cell>
        </table:table-row>
        <table:table-row>
          <table:table-cell office:value-type="string" office:string-value="R368C1">
            <text:p>R368C1</text:p>
          </table:table-cell>
          <table:table-cell office:value-type="float" office:value="36802">
            <text:p>36802</text:p>
          </table:table-cell>
          <table:table-cell office:value-type="string" office:string-value="R368C3">
            <text:p>R368C3</text:p>
          </table:table-cell>
          <table:table-cell office:value-type="float" office:value="36804">
            <text:p>36804</text:p>
          </table:table-cell>
          <table:table-cell office:value-type="string" office:string-value="R368C5">
            <text:p>R368C5</text:p>
          </table:table-cell>
          <table:table-cell office:value-type="float" office:value="36806">
            <text:p>36806</text:p>
          </table:table-cell>
          <table:table-cell office:value-type="string" office:string-value="R368C7">
            <text:p>R368C7</text:p>
          </table:table-cell>
          <table:table-cell office:value-type="float" office:value="36808">
            <text:p>36808</text:p>
          </table:table-cell>
          <table:table-cell office:value-type="string" office:string-value="R368C9">
            <text:p>R368C9</text:p>
          </table:table-cell>
          <table:table-cell office:value-type="float" office:value="36810">
            <text:p>36810</text:p>
          </table:table-cell>
          <table:table-cell office:value-type="string" office:string-value="R368C11">
            <text:p>R368C11</text:p>
          </table:table-cell>
          <table:table-cell office:value-type="float" office:value="36812">
            <text:p>36812</text:p>
          </table:table-cell>
          <table:table-cell office:value-type="string" office:string-value="R368C13">
            <text:p>R368C13</text:p>
          </table:table-cell>
          <table:table-cell office:value-type="float" office:value="36814">
            <text:p>36814</text:p>
          </table:table-cell>
          <table:table-cell office:value-type="string" office:string-value="R368C15">
            <text:p>R368C15</text:p>
          </table:table-cell>
          <table:table-cell office:value-type="float" office:value="36816">
            <text:p>36816</text:p>
          </table:table-cell>
          <table:table-cell office:value-type="string" office:string-value="R368C17">
            <text:p>R368C17</text:p>
          </table:table-cell>
          <table:table-cell office:value-type="float" office:value="36818">
            <text:p>36818</text:p>
          </table:table-cell>
          <table:table-cell office:value-type="string" office:string-value="R368C19">
            <text:p>R368C19</text:p>
          </table:table-cell>
          <table:table-cell office:value-type="float" office:value="36820">
            <text:p>36820</text:p>
          </table:table-cell>
          <table:table-cell office:value-type="string" office:string-value="R368C21">
            <text:p>R368C21</text:p>
          </table:table-cell>
          <table:table-cell office:value-type="float" office:value="36822">
            <text:p>36822</text:p>
          </table:table-cell>
          <table:table-cell office:value-type="string" office:string-value="R368C23">
            <text:p>R368C23</text:p>
          </table:table-cell>
          <table:table-cell office:value-type="float" office:value="36824">
            <text:p>36824</text:p>
          </table:table-cell>
          <table:table-cell office:value-type="string" office:string-value="R368C25">
            <text:p>R368C25</text:p>
          </table:table-cell>
          <table:table-cell office:value-type="float" office:value="36826">
            <text:p>36826</text:p>
          </table:table-cell>
        </table:table-row>
        <table:table-row>
          <table:table-cell office:value-type="string" office:string-value="R369C1">
            <text:p>R369C1</text:p>
          </table:table-cell>
          <table:table-cell office:value-type="float" office:value="36902">
            <text:p>36902</text:p>
          </table:table-cell>
          <table:table-cell office:value-type="string" office:string-value="R369C3">
            <text:p>R369C3</text:p>
          </table:table-cell>
          <table:table-cell office:value-type="float" office:value="36904">
            <text:p>36904</text:p>
          </table:table-cell>
          <table:table-cell office:value-type="string" office:string-value="R369C5">
            <text:p>R369C5</text:p>
          </table:table-cell>
          <table:table-cell office:value-type="float" office:value="36906">
            <text:p>36906</text:p>
          </table:table-cell>
          <table:table-cell office:value-type="string" office:string-value="R369C7">
            <text:p>R369C7</text:p>
          </table:table-cell>
          <table:table-cell office:value-type="float" office:value="36908">
            <text:p>36908</text:p>
          </table:table-cell>
          <table:table-cell office:value-type="string" office:string-value="R369C9">
            <text:p>R369C9</text:p>
          </table:table-cell>
          <table:table-cell office:value-type="float" office:value="36910">
            <text:p>36910</text:p>
          </table:table-cell>
          <table:table-cell office:value-type="string" office:string-value="R369C11">
            <text:p>R369C11</text:p>
          </table:table-cell>
          <table:table-cell office:value-type="float" office:value="36912">
            <text:p>36912</text:p>
          </table:table-cell>
          <table:table-cell office:value-type="string" office:string-value="R369C13">
            <text:p>R369C13</text:p>
          </table:table-cell>
          <table:table-cell office:value-type="float" office:value="36914">
            <text:p>36914</text:p>
          </table:table-cell>
          <table:table-cell office:value-type="string" office:string-value="R369C15">
            <text:p>R369C15</text:p>
          </table:table-cell>
          <table:table-cell office:value-type="float" office:value="36916">
            <text:p>36916</text:p>
          </table:table-cell>
          <table:table-cell office:value-type="string" office:string-value="R369C17">
            <text:p>R369C17</text:p>
          </table:table-cell>
          <table:table-cell office:value-type="float" office:value="36918">
            <text:p>36918</text:p>
          </table:table-cell>
          <table:table-cell office:value-type="string" office:string-value="R369C19">
            <text:p>R369C19</text:p>
          </table:table-cell>
          <table:table-cell office:value-type="float" office:value="36920">
            <text:p>36920</text:p>
          </table:table-cell>
          <table:table-cell office:value-type="string" office:string-value="R369C21">
            <text:p>R369C21</text:p>
          </table:table-cell>
          <table:table-cell office:value-type="float" office:value="36922">
            <text:p>36922</text:p>
          </table:table-cell>
          <table:table-cell office:value-type="string" office:string-value="R369C23">
            <text:p>R369C23</text:p>
          </table:table-cell>
          <table:table-cell office:value-type="float" office:value="36924">
            <text:p>36924</text:p>
          </table:table-cell>
          <table:table-cell office:value-type="string" office:string-value="R369C25">
            <text:p>R369C25</text:p>
          </table:table-cell>
          <table:table-cell office:value-type="float" office:value="36926">
            <text:p>36926</text:p>
          </table:table-cell>
        </table:table-row>
        <table:table-row>
          <table:table-cell office:value-type="string" office:string-value="R370C1">
            <text:p>R370C1</text:p>
          </table:table-cell>
          <table:table-cell office:value-type="float" office:value="37002">
            <text:p>37002</text:p>
          </table:table-cell>
          <table:table-cell office:value-type="string" office:string-value="R370C3">
            <text:p>R370C3</text:p>
          </table:table-cell>
          <table:table-cell office:value-type="float" office:value="37004">
            <text:p>37004</text:p>
          </table:table-cell>
          <table:table-cell office:value-type="string" office:string-value="R370C5">
            <text:p>R370C5</text:p>
          </table:table-cell>
          <table:table-cell office:value-type="float" office:value="37006">
            <text:p>37006</text:p>
          </table:table-cell>
          <table:table-cell office:value-type="string" office:string-value="R370C7">
            <text:p>R370C7</text:p>
          </table:table-cell>
          <table:table-cell office:value-type="float" office:value="37008">
            <text:p>37008</text:p>
          </table:table-cell>
          <table:table-cell office:value-type="string" office:string-value="R370C9">
            <text:p>R370C9</text:p>
          </table:table-cell>
          <table:table-cell office:value-type="float" office:value="37010">
            <text:p>37010</text:p>
          </table:table-cell>
          <table:table-cell office:value-type="string" office:string-value="R370C11">
            <text:p>R370C11</text:p>
          </table:table-cell>
          <table:table-cell office:value-type="float" office:value="37012">
            <text:p>37012</text:p>
          </table:table-cell>
          <table:table-cell office:value-type="string" office:string-value="R370C13">
            <text:p>R370C13</text:p>
          </table:table-cell>
          <table:table-cell office:value-type="float" office:value="37014">
            <text:p>37014</text:p>
          </table:table-cell>
          <table:table-cell office:value-type="string" office:string-value="R370C15">
            <text:p>R370C15</text:p>
          </table:table-cell>
          <table:table-cell office:value-type="float" office:value="37016">
            <text:p>37016</text:p>
          </table:table-cell>
          <table:table-cell office:value-type="string" office:string-value="R370C17">
            <text:p>R370C17</text:p>
          </table:table-cell>
          <table:table-cell office:value-type="float" office:value="37018">
            <text:p>37018</text:p>
          </table:table-cell>
          <table:table-cell office:value-type="string" office:string-value="R370C19">
            <text:p>R370C19</text:p>
          </table:table-cell>
          <table:table-cell office:value-type="float" office:value="37020">
            <text:p>37020</text:p>
          </table:table-cell>
          <table:table-cell office:value-type="string" office:string-value="R370C21">
            <text:p>R370C21</text:p>
          </table:table-cell>
          <table:table-cell office:value-type="float" office:value="37022">
            <text:p>37022</text:p>
          </table:table-cell>
          <table:table-cell office:value-type="string" office:string-value="R370C23">
            <text:p>R370C23</text:p>
          </table:table-cell>
          <table:table-cell office:value-type="float" office:value="37024">
            <text:p>37024</text:p>
          </table:table-cell>
          <table:table-cell office:value-type="string" office:string-value="R370C25">
            <text:p>R370C25</text:p>
          </table:table-cell>
          <table:table-cell office:value-type="float" office:value="37026">
            <text:p>37026</text:p>
          </table:table-cell>
        </table:table-row>
        <table:table-row>
          <table:table-cell office:value-type="string" office:string-value="R371C1">
            <text:p>R371C1</text:p>
          </table:table-cell>
          <table:table-cell office:value-type="float" office:value="37102">
            <text:p>37102</text:p>
          </table:table-cell>
          <table:table-cell office:value-type="string" office:string-value="R371C3">
            <text:p>R371C3</text:p>
          </table:table-cell>
          <table:table-cell office:value-type="float" office:value="37104">
            <text:p>37104</text:p>
          </table:table-cell>
          <table:table-cell office:value-type="string" office:string-value="R371C5">
            <text:p>R371C5</text:p>
          </table:table-cell>
          <table:table-cell office:value-type="float" office:value="37106">
            <text:p>37106</text:p>
          </table:table-cell>
          <table:table-cell office:value-type="string" office:string-value="R371C7">
            <text:p>R371C7</text:p>
          </table:table-cell>
          <table:table-cell office:value-type="float" office:value="37108">
            <text:p>37108</text:p>
          </table:table-cell>
          <table:table-cell office:value-type="string" office:string-value="R371C9">
            <text:p>R371C9</text:p>
          </table:table-cell>
          <table:table-cell office:value-type="float" office:value="37110">
            <text:p>37110</text:p>
          </table:table-cell>
          <table:table-cell office:value-type="string" office:string-value="R371C11">
            <text:p>R371C11</text:p>
          </table:table-cell>
          <table:table-cell office:value-type="float" office:value="37112">
            <text:p>37112</text:p>
          </table:table-cell>
          <table:table-cell office:value-type="string" office:string-value="R371C13">
            <text:p>R371C13</text:p>
          </table:table-cell>
          <table:table-cell office:value-type="float" office:value="37114">
            <text:p>37114</text:p>
          </table:table-cell>
          <table:table-cell office:value-type="string" office:string-value="R371C15">
            <text:p>R371C15</text:p>
          </table:table-cell>
          <table:table-cell office:value-type="float" office:value="37116">
            <text:p>37116</text:p>
          </table:table-cell>
          <table:table-cell office:value-type="string" office:string-value="R371C17">
            <text:p>R371C17</text:p>
          </table:table-cell>
          <table:table-cell office:value-type="float" office:value="37118">
            <text:p>37118</text:p>
          </table:table-cell>
          <table:table-cell office:value-type="string" office:string-value="R371C19">
            <text:p>R371C19</text:p>
          </table:table-cell>
          <table:table-cell office:value-type="float" office:value="37120">
            <text:p>37120</text:p>
          </table:table-cell>
          <table:table-cell office:value-type="string" office:string-value="R371C21">
            <text:p>R371C21</text:p>
          </table:table-cell>
          <table:table-cell office:value-type="float" office:value="37122">
            <text:p>37122</text:p>
          </table:table-cell>
          <table:table-cell office:value-type="string" office:string-value="R371C23">
            <text:p>R371C23</text:p>
          </table:table-cell>
          <table:table-cell office:value-type="float" office:value="37124">
            <text:p>37124</text:p>
          </table:table-cell>
          <table:table-cell office:value-type="string" office:string-value="R371C25">
            <text:p>R371C25</text:p>
          </table:table-cell>
          <table:table-cell office:value-type="float" office:value="37126">
            <text:p>37126</text:p>
          </table:table-cell>
        </table:table-row>
        <table:table-row>
          <table:table-cell office:value-type="string" office:string-value="R372C1">
            <text:p>R372C1</text:p>
          </table:table-cell>
          <table:table-cell office:value-type="float" office:value="37202">
            <text:p>37202</text:p>
          </table:table-cell>
          <table:table-cell office:value-type="string" office:string-value="R372C3">
            <text:p>R372C3</text:p>
          </table:table-cell>
          <table:table-cell office:value-type="float" office:value="37204">
            <text:p>37204</text:p>
          </table:table-cell>
          <table:table-cell office:value-type="string" office:string-value="R372C5">
            <text:p>R372C5</text:p>
          </table:table-cell>
          <table:table-cell office:value-type="float" office:value="37206">
            <text:p>37206</text:p>
          </table:table-cell>
          <table:table-cell office:value-type="string" office:string-value="R372C7">
            <text:p>R372C7</text:p>
          </table:table-cell>
          <table:table-cell office:value-type="float" office:value="37208">
            <text:p>37208</text:p>
          </table:table-cell>
          <table:table-cell office:value-type="string" office:string-value="R372C9">
            <text:p>R372C9</text:p>
          </table:table-cell>
          <table:table-cell office:value-type="float" office:value="37210">
            <text:p>37210</text:p>
          </table:table-cell>
          <table:table-cell office:value-type="string" office:string-value="R372C11">
            <text:p>R372C11</text:p>
          </table:table-cell>
          <table:table-cell office:value-type="float" office:value="37212">
            <text:p>37212</text:p>
          </table:table-cell>
          <table:table-cell office:value-type="string" office:string-value="R372C13">
            <text:p>R372C13</text:p>
          </table:table-cell>
          <table:table-cell office:value-type="float" office:value="37214">
            <text:p>37214</text:p>
          </table:table-cell>
          <table:table-cell office:value-type="string" office:string-value="R372C15">
            <text:p>R372C15</text:p>
          </table:table-cell>
          <table:table-cell office:value-type="float" office:value="37216">
            <text:p>37216</text:p>
          </table:table-cell>
          <table:table-cell office:value-type="string" office:string-value="R372C17">
            <text:p>R372C17</text:p>
          </table:table-cell>
          <table:table-cell office:value-type="float" office:value="37218">
            <text:p>37218</text:p>
          </table:table-cell>
          <table:table-cell office:value-type="string" office:string-value="R372C19">
            <text:p>R372C19</text:p>
          </table:table-cell>
          <table:table-cell office:value-type="float" office:value="37220">
            <text:p>37220</text:p>
          </table:table-cell>
          <table:table-cell office:value-type="string" office:string-value="R372C21">
            <text:p>R372C21</text:p>
          </table:table-cell>
          <table:table-cell office:value-type="float" office:value="37222">
            <text:p>37222</text:p>
          </table:table-cell>
          <table:table-cell office:value-type="string" office:string-value="R372C23">
            <text:p>R372C23</text:p>
          </table:table-cell>
          <table:table-cell office:value-type="float" office:value="37224">
            <text:p>37224</text:p>
          </table:table-cell>
          <table:table-cell office:value-type="string" office:string-value="R372C25">
            <text:p>R372C25</text:p>
          </table:table-cell>
          <table:table-cell office:value-type="float" office:value="37226">
            <text:p>37226</text:p>
          </table:table-cell>
        </table:table-row>
        <table:table-row>
          <table:table-cell office:value-type="string" office:string-value="R373C1">
            <text:p>R373C1</text:p>
          </table:table-cell>
          <table:table-cell office:value-type="float" office:value="37302">
            <text:p>37302</text:p>
          </table:table-cell>
          <table:table-cell office:value-type="string" office:string-value="R373C3">
            <text:p>R373C3</text:p>
          </table:table-cell>
          <table:table-cell office:value-type="float" office:value="37304">
            <text:p>37304</text:p>
          </table:table-cell>
          <table:table-cell office:value-type="string" office:string-value="R373C5">
            <text:p>R373C5</text:p>
          </table:table-cell>
          <table:table-cell office:value-type="float" office:value="37306">
            <text:p>37306</text:p>
          </table:table-cell>
          <table:table-cell office:value-type="string" office:string-value="R373C7">
            <text:p>R373C7</text:p>
          </table:table-cell>
          <table:table-cell office:value-type="float" office:value="37308">
            <text:p>37308</text:p>
          </table:table-cell>
          <table:table-cell office:value-type="string" office:string-value="R373C9">
            <text:p>R373C9</text:p>
          </table:table-cell>
          <table:table-cell office:value-type="float" office:value="37310">
            <text:p>37310</text:p>
          </table:table-cell>
          <table:table-cell office:value-type="string" office:string-value="R373C11">
            <text:p>R373C11</text:p>
          </table:table-cell>
          <table:table-cell office:value-type="float" office:value="37312">
            <text:p>37312</text:p>
          </table:table-cell>
          <table:table-cell office:value-type="string" office:string-value="R373C13">
            <text:p>R373C13</text:p>
          </table:table-cell>
          <table:table-cell office:value-type="float" office:value="37314">
            <text:p>37314</text:p>
          </table:table-cell>
          <table:table-cell office:value-type="string" office:string-value="R373C15">
            <text:p>R373C15</text:p>
          </table:table-cell>
          <table:table-cell office:value-type="float" office:value="37316">
            <text:p>37316</text:p>
          </table:table-cell>
          <table:table-cell office:value-type="string" office:string-value="R373C17">
            <text:p>R373C17</text:p>
          </table:table-cell>
          <table:table-cell office:value-type="float" office:value="37318">
            <text:p>37318</text:p>
          </table:table-cell>
          <table:table-cell office:value-type="string" office:string-value="R373C19">
            <text:p>R373C19</text:p>
          </table:table-cell>
          <table:table-cell office:value-type="float" office:value="37320">
            <text:p>37320</text:p>
          </table:table-cell>
          <table:table-cell office:value-type="string" office:string-value="R373C21">
            <text:p>R373C21</text:p>
          </table:table-cell>
          <table:table-cell office:value-type="float" office:value="37322">
            <text:p>37322</text:p>
          </table:table-cell>
          <table:table-cell office:value-type="string" office:string-value="R373C23">
            <text:p>R373C23</text:p>
          </table:table-cell>
          <table:table-cell office:value-type="float" office:value="37324">
            <text:p>37324</text:p>
          </table:table-cell>
          <table:table-cell office:value-type="string" office:string-value="R373C25">
            <text:p>R373C25</text:p>
          </table:table-cell>
          <table:table-cell office:value-type="float" office:value="37326">
            <text:p>37326</text:p>
          </table:table-cell>
        </table:table-row>
        <table:table-row>
          <table:table-cell office:value-type="string" office:string-value="R374C1">
            <text:p>R374C1</text:p>
          </table:table-cell>
          <table:table-cell office:value-type="float" office:value="37402">
            <text:p>37402</text:p>
          </table:table-cell>
          <table:table-cell office:value-type="string" office:string-value="R374C3">
            <text:p>R374C3</text:p>
          </table:table-cell>
          <table:table-cell office:value-type="float" office:value="37404">
            <text:p>37404</text:p>
          </table:table-cell>
          <table:table-cell office:value-type="string" office:string-value="R374C5">
            <text:p>R374C5</text:p>
          </table:table-cell>
          <table:table-cell office:value-type="float" office:value="37406">
            <text:p>37406</text:p>
          </table:table-cell>
          <table:table-cell office:value-type="string" office:string-value="R374C7">
            <text:p>R374C7</text:p>
          </table:table-cell>
          <table:table-cell office:value-type="float" office:value="37408">
            <text:p>37408</text:p>
          </table:table-cell>
          <table:table-cell office:value-type="string" office:string-value="R374C9">
            <text:p>R374C9</text:p>
          </table:table-cell>
          <table:table-cell office:value-type="float" office:value="37410">
            <text:p>37410</text:p>
          </table:table-cell>
          <table:table-cell office:value-type="string" office:string-value="R374C11">
            <text:p>R374C11</text:p>
          </table:table-cell>
          <table:table-cell office:value-type="float" office:value="37412">
            <text:p>37412</text:p>
          </table:table-cell>
          <table:table-cell office:value-type="string" office:string-value="R374C13">
            <text:p>R374C13</text:p>
          </table:table-cell>
          <table:table-cell office:value-type="float" office:value="37414">
            <text:p>37414</text:p>
          </table:table-cell>
          <table:table-cell office:value-type="string" office:string-value="R374C15">
            <text:p>R374C15</text:p>
          </table:table-cell>
          <table:table-cell office:value-type="float" office:value="37416">
            <text:p>37416</text:p>
          </table:table-cell>
          <table:table-cell office:value-type="string" office:string-value="R374C17">
            <text:p>R374C17</text:p>
          </table:table-cell>
          <table:table-cell office:value-type="float" office:value="37418">
            <text:p>37418</text:p>
          </table:table-cell>
          <table:table-cell office:value-type="string" office:string-value="R374C19">
            <text:p>R374C19</text:p>
          </table:table-cell>
          <table:table-cell office:value-type="float" office:value="37420">
            <text:p>37420</text:p>
          </table:table-cell>
          <table:table-cell office:value-type="string" office:string-value="R374C21">
            <text:p>R374C21</text:p>
          </table:table-cell>
          <table:table-cell office:value-type="float" office:value="37422">
            <text:p>37422</text:p>
          </table:table-cell>
          <table:table-cell office:value-type="string" office:string-value="R374C23">
            <text:p>R374C23</text:p>
          </table:table-cell>
          <table:table-cell office:value-type="float" office:value="37424">
            <text:p>37424</text:p>
          </table:table-cell>
          <table:table-cell office:value-type="string" office:string-value="R374C25">
            <text:p>R374C25</text:p>
          </table:table-cell>
          <table:table-cell office:value-type="float" office:value="37426">
            <text:p>37426</text:p>
          </table:table-cell>
        </table:table-row>
        <table:table-row>
          <table:table-cell office:value-type="string" office:string-value="R375C1">
            <text:p>R375C1</text:p>
          </table:table-cell>
          <table:table-cell office:value-type="float" office:value="37502">
            <text:p>37502</text:p>
          </table:table-cell>
          <table:table-cell office:value-type="string" office:string-value="R375C3">
            <text:p>R375C3</text:p>
          </table:table-cell>
          <table:table-cell office:value-type="float" office:value="37504">
            <text:p>37504</text:p>
          </table:table-cell>
          <table:table-cell office:value-type="string" office:string-value="R375C5">
            <text:p>R375C5</text:p>
          </table:table-cell>
          <table:table-cell office:value-type="float" office:value="37506">
            <text:p>37506</text:p>
          </table:table-cell>
          <table:table-cell office:value-type="string" office:string-value="R375C7">
            <text:p>R375C7</text:p>
          </table:table-cell>
          <table:table-cell office:value-type="float" office:value="37508">
            <text:p>37508</text:p>
          </table:table-cell>
          <table:table-cell office:value-type="string" office:string-value="R375C9">
            <text:p>R375C9</text:p>
          </table:table-cell>
          <table:table-cell office:value-type="float" office:value="37510">
            <text:p>37510</text:p>
          </table:table-cell>
          <table:table-cell office:value-type="string" office:string-value="R375C11">
            <text:p>R375C11</text:p>
          </table:table-cell>
          <table:table-cell office:value-type="float" office:value="37512">
            <text:p>37512</text:p>
          </table:table-cell>
          <table:table-cell office:value-type="string" office:string-value="R375C13">
            <text:p>R375C13</text:p>
          </table:table-cell>
          <table:table-cell office:value-type="float" office:value="37514">
            <text:p>37514</text:p>
          </table:table-cell>
          <table:table-cell office:value-type="string" office:string-value="R375C15">
            <text:p>R375C15</text:p>
          </table:table-cell>
          <table:table-cell office:value-type="float" office:value="37516">
            <text:p>37516</text:p>
          </table:table-cell>
          <table:table-cell office:value-type="string" office:string-value="R375C17">
            <text:p>R375C17</text:p>
          </table:table-cell>
          <table:table-cell office:value-type="float" office:value="37518">
            <text:p>37518</text:p>
          </table:table-cell>
          <table:table-cell office:value-type="string" office:string-value="R375C19">
            <text:p>R375C19</text:p>
          </table:table-cell>
          <table:table-cell office:value-type="float" office:value="37520">
            <text:p>37520</text:p>
          </table:table-cell>
          <table:table-cell office:value-type="string" office:string-value="R375C21">
            <text:p>R375C21</text:p>
          </table:table-cell>
          <table:table-cell office:value-type="float" office:value="37522">
            <text:p>37522</text:p>
          </table:table-cell>
          <table:table-cell office:value-type="string" office:string-value="R375C23">
            <text:p>R375C23</text:p>
          </table:table-cell>
          <table:table-cell office:value-type="float" office:value="37524">
            <text:p>37524</text:p>
          </table:table-cell>
          <table:table-cell office:value-type="string" office:string-value="R375C25">
            <text:p>R375C25</text:p>
          </table:table-cell>
          <table:table-cell office:value-type="float" office:value="37526">
            <text:p>37526</text:p>
          </table:table-cell>
        </table:table-row>
        <table:table-row>
          <table:table-cell office:value-type="string" office:string-value="R376C1">
            <text:p>R376C1</text:p>
          </table:table-cell>
          <table:table-cell office:value-type="float" office:value="37602">
            <text:p>37602</text:p>
          </table:table-cell>
          <table:table-cell office:value-type="string" office:string-value="R376C3">
            <text:p>R376C3</text:p>
          </table:table-cell>
          <table:table-cell office:value-type="float" office:value="37604">
            <text:p>37604</text:p>
          </table:table-cell>
          <table:table-cell office:value-type="string" office:string-value="R376C5">
            <text:p>R376C5</text:p>
          </table:table-cell>
          <table:table-cell office:value-type="float" office:value="37606">
            <text:p>37606</text:p>
          </table:table-cell>
          <table:table-cell office:value-type="string" office:string-value="R376C7">
            <text:p>R376C7</text:p>
          </table:table-cell>
          <table:table-cell office:value-type="float" office:value="37608">
            <text:p>37608</text:p>
          </table:table-cell>
          <table:table-cell office:value-type="string" office:string-value="R376C9">
            <text:p>R376C9</text:p>
          </table:table-cell>
          <table:table-cell office:value-type="float" office:value="37610">
            <text:p>37610</text:p>
          </table:table-cell>
          <table:table-cell office:value-type="string" office:string-value="R376C11">
            <text:p>R376C11</text:p>
          </table:table-cell>
          <table:table-cell office:value-type="float" office:value="37612">
            <text:p>37612</text:p>
          </table:table-cell>
          <table:table-cell office:value-type="string" office:string-value="R376C13">
            <text:p>R376C13</text:p>
          </table:table-cell>
          <table:table-cell office:value-type="float" office:value="37614">
            <text:p>37614</text:p>
          </table:table-cell>
          <table:table-cell office:value-type="string" office:string-value="R376C15">
            <text:p>R376C15</text:p>
          </table:table-cell>
          <table:table-cell office:value-type="float" office:value="37616">
            <text:p>37616</text:p>
          </table:table-cell>
          <table:table-cell office:value-type="string" office:string-value="R376C17">
            <text:p>R376C17</text:p>
          </table:table-cell>
          <table:table-cell office:value-type="float" office:value="37618">
            <text:p>37618</text:p>
          </table:table-cell>
          <table:table-cell office:value-type="string" office:string-value="R376C19">
            <text:p>R376C19</text:p>
          </table:table-cell>
          <table:table-cell office:value-type="float" office:value="37620">
            <text:p>37620</text:p>
          </table:table-cell>
          <table:table-cell office:value-type="string" office:string-value="R376C21">
            <text:p>R376C21</text:p>
          </table:table-cell>
          <table:table-cell office:value-type="float" office:value="37622">
            <text:p>37622</text:p>
          </table:table-cell>
          <table:table-cell office:value-type="string" office:string-value="R376C23">
            <text:p>R376C23</text:p>
          </table:table-cell>
          <table:table-cell office:value-type="float" office:value="37624">
            <text:p>37624</text:p>
          </table:table-cell>
          <table:table-cell office:value-type="string" office:string-value="R376C25">
            <text:p>R376C25</text:p>
          </table:table-cell>
          <table:table-cell office:value-type="float" office:value="37626">
            <text:p>37626</text:p>
          </table:table-cell>
        </table:table-row>
        <table:table-row>
          <table:table-cell office:value-type="string" office:string-value="R377C1">
            <text:p>R377C1</text:p>
          </table:table-cell>
          <table:table-cell office:value-type="float" office:value="37702">
            <text:p>37702</text:p>
          </table:table-cell>
          <table:table-cell office:value-type="string" office:string-value="R377C3">
            <text:p>R377C3</text:p>
          </table:table-cell>
          <table:table-cell office:value-type="float" office:value="37704">
            <text:p>37704</text:p>
          </table:table-cell>
          <table:table-cell office:value-type="string" office:string-value="R377C5">
            <text:p>R377C5</text:p>
          </table:table-cell>
          <table:table-cell office:value-type="float" office:value="37706">
            <text:p>37706</text:p>
          </table:table-cell>
          <table:table-cell office:value-type="string" office:string-value="R377C7">
            <text:p>R377C7</text:p>
          </table:table-cell>
          <table:table-cell office:value-type="float" office:value="37708">
            <text:p>37708</text:p>
          </table:table-cell>
          <table:table-cell office:value-type="string" office:string-value="R377C9">
            <text:p>R377C9</text:p>
          </table:table-cell>
          <table:table-cell office:value-type="float" office:value="37710">
            <text:p>37710</text:p>
          </table:table-cell>
          <table:table-cell office:value-type="string" office:string-value="R377C11">
            <text:p>R377C11</text:p>
          </table:table-cell>
          <table:table-cell office:value-type="float" office:value="37712">
            <text:p>37712</text:p>
          </table:table-cell>
          <table:table-cell office:value-type="string" office:string-value="R377C13">
            <text:p>R377C13</text:p>
          </table:table-cell>
          <table:table-cell office:value-type="float" office:value="37714">
            <text:p>37714</text:p>
          </table:table-cell>
          <table:table-cell office:value-type="string" office:string-value="R377C15">
            <text:p>R377C15</text:p>
          </table:table-cell>
          <table:table-cell office:value-type="float" office:value="37716">
            <text:p>37716</text:p>
          </table:table-cell>
          <table:table-cell office:value-type="string" office:string-value="R377C17">
            <text:p>R377C17</text:p>
          </table:table-cell>
          <table:table-cell office:value-type="float" office:value="37718">
            <text:p>37718</text:p>
          </table:table-cell>
          <table:table-cell office:value-type="string" office:string-value="R377C19">
            <text:p>R377C19</text:p>
          </table:table-cell>
          <table:table-cell office:value-type="float" office:value="37720">
            <text:p>37720</text:p>
          </table:table-cell>
          <table:table-cell office:value-type="string" office:string-value="R377C21">
            <text:p>R377C21</text:p>
          </table:table-cell>
          <table:table-cell office:value-type="float" office:value="37722">
            <text:p>37722</text:p>
          </table:table-cell>
          <table:table-cell office:value-type="string" office:string-value="R377C23">
            <text:p>R377C23</text:p>
          </table:table-cell>
          <table:table-cell office:value-type="float" office:value="37724">
            <text:p>37724</text:p>
          </table:table-cell>
          <table:table-cell office:value-type="string" office:string-value="R377C25">
            <text:p>R377C25</text:p>
          </table:table-cell>
          <table:table-cell office:value-type="float" office:value="37726">
            <text:p>37726</text:p>
          </table:table-cell>
        </table:table-row>
        <table:table-row>
          <table:table-cell office:value-type="string" office:string-value="R378C1">
            <text:p>R378C1</text:p>
          </table:table-cell>
          <table:table-cell office:value-type="float" office:value="37802">
            <text:p>37802</text:p>
          </table:table-cell>
          <table:table-cell office:value-type="string" office:string-value="R378C3">
            <text:p>R378C3</text:p>
          </table:table-cell>
          <table:table-cell office:value-type="float" office:value="37804">
            <text:p>37804</text:p>
          </table:table-cell>
          <table:table-cell office:value-type="string" office:string-value="R378C5">
            <text:p>R378C5</text:p>
          </table:table-cell>
          <table:table-cell office:value-type="float" office:value="37806">
            <text:p>37806</text:p>
          </table:table-cell>
          <table:table-cell office:value-type="string" office:string-value="R378C7">
            <text:p>R378C7</text:p>
          </table:table-cell>
          <table:table-cell office:value-type="float" office:value="37808">
            <text:p>37808</text:p>
          </table:table-cell>
          <table:table-cell office:value-type="string" office:string-value="R378C9">
            <text:p>R378C9</text:p>
          </table:table-cell>
          <table:table-cell office:value-type="float" office:value="37810">
            <text:p>37810</text:p>
          </table:table-cell>
          <table:table-cell office:value-type="string" office:string-value="R378C11">
            <text:p>R378C11</text:p>
          </table:table-cell>
          <table:table-cell office:value-type="float" office:value="37812">
            <text:p>37812</text:p>
          </table:table-cell>
          <table:table-cell office:value-type="string" office:string-value="R378C13">
            <text:p>R378C13</text:p>
          </table:table-cell>
          <table:table-cell office:value-type="float" office:value="37814">
            <text:p>37814</text:p>
          </table:table-cell>
          <table:table-cell office:value-type="string" office:string-value="R378C15">
            <text:p>R378C15</text:p>
          </table:table-cell>
          <table:table-cell office:value-type="float" office:value="37816">
            <text:p>37816</text:p>
          </table:table-cell>
          <table:table-cell office:value-type="string" office:string-value="R378C17">
            <text:p>R378C17</text:p>
          </table:table-cell>
          <table:table-cell office:value-type="float" office:value="37818">
            <text:p>37818</text:p>
          </table:table-cell>
          <table:table-cell office:value-type="string" office:string-value="R378C19">
            <text:p>R378C19</text:p>
          </table:table-cell>
          <table:table-cell office:value-type="float" office:value="37820">
            <text:p>37820</text:p>
          </table:table-cell>
          <table:table-cell office:value-type="string" office:string-value="R378C21">
            <text:p>R378C21</text:p>
          </table:table-cell>
          <table:table-cell office:value-type="float" office:value="37822">
            <text:p>37822</text:p>
          </table:table-cell>
          <table:table-cell office:value-type="string" office:string-value="R378C23">
            <text:p>R378C23</text:p>
          </table:table-cell>
          <table:table-cell office:value-type="float" office:value="37824">
            <text:p>37824</text:p>
          </table:table-cell>
          <table:table-cell office:value-type="string" office:string-value="R378C25">
            <text:p>R378C25</text:p>
          </table:table-cell>
          <table:table-cell office:value-type="float" office:value="37826">
            <text:p>37826</text:p>
          </table:table-cell>
        </table:table-row>
        <table:table-row>
          <table:table-cell office:value-type="string" office:string-value="R379C1">
            <text:p>R379C1</text:p>
          </table:table-cell>
          <table:table-cell office:value-type="float" office:value="37902">
            <text:p>37902</text:p>
          </table:table-cell>
          <table:table-cell office:value-type="string" office:string-value="R379C3">
            <text:p>R379C3</text:p>
          </table:table-cell>
          <table:table-cell office:value-type="float" office:value="37904">
            <text:p>37904</text:p>
          </table:table-cell>
          <table:table-cell office:value-type="string" office:string-value="R379C5">
            <text:p>R379C5</text:p>
          </table:table-cell>
          <table:table-cell office:value-type="float" office:value="37906">
            <text:p>37906</text:p>
          </table:table-cell>
          <table:table-cell office:value-type="string" office:string-value="R379C7">
            <text:p>R379C7</text:p>
          </table:table-cell>
          <table:table-cell office:value-type="float" office:value="37908">
            <text:p>37908</text:p>
          </table:table-cell>
          <table:table-cell office:value-type="string" office:string-value="R379C9">
            <text:p>R379C9</text:p>
          </table:table-cell>
          <table:table-cell office:value-type="float" office:value="37910">
            <text:p>37910</text:p>
          </table:table-cell>
          <table:table-cell office:value-type="string" office:string-value="R379C11">
            <text:p>R379C11</text:p>
          </table:table-cell>
          <table:table-cell office:value-type="float" office:value="37912">
            <text:p>37912</text:p>
          </table:table-cell>
          <table:table-cell office:value-type="string" office:string-value="R379C13">
            <text:p>R379C13</text:p>
          </table:table-cell>
          <table:table-cell office:value-type="float" office:value="37914">
            <text:p>37914</text:p>
          </table:table-cell>
          <table:table-cell office:value-type="string" office:string-value="R379C15">
            <text:p>R379C15</text:p>
          </table:table-cell>
          <table:table-cell office:value-type="float" office:value="37916">
            <text:p>37916</text:p>
          </table:table-cell>
          <table:table-cell office:value-type="string" office:string-value="R379C17">
            <text:p>R379C17</text:p>
          </table:table-cell>
          <table:table-cell office:value-type="float" office:value="37918">
            <text:p>37918</text:p>
          </table:table-cell>
          <table:table-cell office:value-type="string" office:string-value="R379C19">
            <text:p>R379C19</text:p>
          </table:table-cell>
          <table:table-cell office:value-type="float" office:value="37920">
            <text:p>37920</text:p>
          </table:table-cell>
          <table:table-cell office:value-type="string" office:string-value="R379C21">
            <text:p>R379C21</text:p>
          </table:table-cell>
          <table:table-cell office:value-type="float" office:value="37922">
            <text:p>37922</text:p>
          </table:table-cell>
          <table:table-cell office:value-type="string" office:string-value="R379C23">
            <text:p>R379C23</text:p>
          </table:table-cell>
          <table:table-cell office:value-type="float" office:value="37924">
            <text:p>37924</text:p>
          </table:table-cell>
          <table:table-cell office:value-type="string" office:string-value="R379C25">
            <text:p>R379C25</text:p>
          </table:table-cell>
          <table:table-cell office:value-type="float" office:value="37926">
            <text:p>37926</text:p>
          </table:table-cell>
        </table:table-row>
        <table:table-row>
          <table:table-cell office:value-type="string" office:string-value="R380C1">
            <text:p>R380C1</text:p>
          </table:table-cell>
          <table:table-cell office:value-type="float" office:value="38002">
            <text:p>38002</text:p>
          </table:table-cell>
          <table:table-cell office:value-type="string" office:string-value="R380C3">
            <text:p>R380C3</text:p>
          </table:table-cell>
          <table:table-cell office:value-type="float" office:value="38004">
            <text:p>38004</text:p>
          </table:table-cell>
          <table:table-cell office:value-type="string" office:string-value="R380C5">
            <text:p>R380C5</text:p>
          </table:table-cell>
          <table:table-cell office:value-type="float" office:value="38006">
            <text:p>38006</text:p>
          </table:table-cell>
          <table:table-cell office:value-type="string" office:string-value="R380C7">
            <text:p>R380C7</text:p>
          </table:table-cell>
          <table:table-cell office:value-type="float" office:value="38008">
            <text:p>38008</text:p>
          </table:table-cell>
          <table:table-cell office:value-type="string" office:string-value="R380C9">
            <text:p>R380C9</text:p>
          </table:table-cell>
          <table:table-cell office:value-type="float" office:value="38010">
            <text:p>38010</text:p>
          </table:table-cell>
          <table:table-cell office:value-type="string" office:string-value="R380C11">
            <text:p>R380C11</text:p>
          </table:table-cell>
          <table:table-cell office:value-type="float" office:value="38012">
            <text:p>38012</text:p>
          </table:table-cell>
          <table:table-cell office:value-type="string" office:string-value="R380C13">
            <text:p>R380C13</text:p>
          </table:table-cell>
          <table:table-cell office:value-type="float" office:value="38014">
            <text:p>38014</text:p>
          </table:table-cell>
          <table:table-cell office:value-type="string" office:string-value="R380C15">
            <text:p>R380C15</text:p>
          </table:table-cell>
          <table:table-cell office:value-type="float" office:value="38016">
            <text:p>38016</text:p>
          </table:table-cell>
          <table:table-cell office:value-type="string" office:string-value="R380C17">
            <text:p>R380C17</text:p>
          </table:table-cell>
          <table:table-cell office:value-type="float" office:value="38018">
            <text:p>38018</text:p>
          </table:table-cell>
          <table:table-cell office:value-type="string" office:string-value="R380C19">
            <text:p>R380C19</text:p>
          </table:table-cell>
          <table:table-cell office:value-type="float" office:value="38020">
            <text:p>38020</text:p>
          </table:table-cell>
          <table:table-cell office:value-type="string" office:string-value="R380C21">
            <text:p>R380C21</text:p>
          </table:table-cell>
          <table:table-cell office:value-type="float" office:value="38022">
            <text:p>38022</text:p>
          </table:table-cell>
          <table:table-cell office:value-type="string" office:string-value="R380C23">
            <text:p>R380C23</text:p>
          </table:table-cell>
          <table:table-cell office:value-type="float" office:value="38024">
            <text:p>38024</text:p>
          </table:table-cell>
          <table:table-cell office:value-type="string" office:string-value="R380C25">
            <text:p>R380C25</text:p>
          </table:table-cell>
          <table:table-cell office:value-type="float" office:value="38026">
            <text:p>38026</text:p>
          </table:table-cell>
        </table:table-row>
        <table:table-row>
          <table:table-cell office:value-type="string" office:string-value="R381C1">
            <text:p>R381C1</text:p>
          </table:table-cell>
          <table:table-cell office:value-type="float" office:value="38102">
            <text:p>38102</text:p>
          </table:table-cell>
          <table:table-cell office:value-type="string" office:string-value="R381C3">
            <text:p>R381C3</text:p>
          </table:table-cell>
          <table:table-cell office:value-type="float" office:value="38104">
            <text:p>38104</text:p>
          </table:table-cell>
          <table:table-cell office:value-type="string" office:string-value="R381C5">
            <text:p>R381C5</text:p>
          </table:table-cell>
          <table:table-cell office:value-type="float" office:value="38106">
            <text:p>38106</text:p>
          </table:table-cell>
          <table:table-cell office:value-type="string" office:string-value="R381C7">
            <text:p>R381C7</text:p>
          </table:table-cell>
          <table:table-cell office:value-type="float" office:value="38108">
            <text:p>38108</text:p>
          </table:table-cell>
          <table:table-cell office:value-type="string" office:string-value="R381C9">
            <text:p>R381C9</text:p>
          </table:table-cell>
          <table:table-cell office:value-type="float" office:value="38110">
            <text:p>38110</text:p>
          </table:table-cell>
          <table:table-cell office:value-type="string" office:string-value="R381C11">
            <text:p>R381C11</text:p>
          </table:table-cell>
          <table:table-cell office:value-type="float" office:value="38112">
            <text:p>38112</text:p>
          </table:table-cell>
          <table:table-cell office:value-type="string" office:string-value="R381C13">
            <text:p>R381C13</text:p>
          </table:table-cell>
          <table:table-cell office:value-type="float" office:value="38114">
            <text:p>38114</text:p>
          </table:table-cell>
          <table:table-cell office:value-type="string" office:string-value="R381C15">
            <text:p>R381C15</text:p>
          </table:table-cell>
          <table:table-cell office:value-type="float" office:value="38116">
            <text:p>38116</text:p>
          </table:table-cell>
          <table:table-cell office:value-type="string" office:string-value="R381C17">
            <text:p>R381C17</text:p>
          </table:table-cell>
          <table:table-cell office:value-type="float" office:value="38118">
            <text:p>38118</text:p>
          </table:table-cell>
          <table:table-cell office:value-type="string" office:string-value="R381C19">
            <text:p>R381C19</text:p>
          </table:table-cell>
          <table:table-cell office:value-type="float" office:value="38120">
            <text:p>38120</text:p>
          </table:table-cell>
          <table:table-cell office:value-type="string" office:string-value="R381C21">
            <text:p>R381C21</text:p>
          </table:table-cell>
          <table:table-cell office:value-type="float" office:value="38122">
            <text:p>38122</text:p>
          </table:table-cell>
          <table:table-cell office:value-type="string" office:string-value="R381C23">
            <text:p>R381C23</text:p>
          </table:table-cell>
          <table:table-cell office:value-type="float" office:value="38124">
            <text:p>38124</text:p>
          </table:table-cell>
          <table:table-cell office:value-type="string" office:string-value="R381C25">
            <text:p>R381C25</text:p>
          </table:table-cell>
          <table:table-cell office:value-type="float" office:value="38126">
            <text:p>38126</text:p>
          </table:table-cell>
        </table:table-row>
        <table:table-row>
          <table:table-cell office:value-type="string" office:string-value="R382C1">
            <text:p>R382C1</text:p>
          </table:table-cell>
          <table:table-cell office:value-type="float" office:value="38202">
            <text:p>38202</text:p>
          </table:table-cell>
          <table:table-cell office:value-type="string" office:string-value="R382C3">
            <text:p>R382C3</text:p>
          </table:table-cell>
          <table:table-cell office:value-type="float" office:value="38204">
            <text:p>38204</text:p>
          </table:table-cell>
          <table:table-cell office:value-type="string" office:string-value="R382C5">
            <text:p>R382C5</text:p>
          </table:table-cell>
          <table:table-cell office:value-type="float" office:value="38206">
            <text:p>38206</text:p>
          </table:table-cell>
          <table:table-cell office:value-type="string" office:string-value="R382C7">
            <text:p>R382C7</text:p>
          </table:table-cell>
          <table:table-cell office:value-type="float" office:value="38208">
            <text:p>38208</text:p>
          </table:table-cell>
          <table:table-cell office:value-type="string" office:string-value="R382C9">
            <text:p>R382C9</text:p>
          </table:table-cell>
          <table:table-cell office:value-type="float" office:value="38210">
            <text:p>38210</text:p>
          </table:table-cell>
          <table:table-cell office:value-type="string" office:string-value="R382C11">
            <text:p>R382C11</text:p>
          </table:table-cell>
          <table:table-cell office:value-type="float" office:value="38212">
            <text:p>38212</text:p>
          </table:table-cell>
          <table:table-cell office:value-type="string" office:string-value="R382C13">
            <text:p>R382C13</text:p>
          </table:table-cell>
          <table:table-cell office:value-type="float" office:value="38214">
            <text:p>38214</text:p>
          </table:table-cell>
          <table:table-cell office:value-type="string" office:string-value="R382C15">
            <text:p>R382C15</text:p>
          </table:table-cell>
          <table:table-cell office:value-type="float" office:value="38216">
            <text:p>38216</text:p>
          </table:table-cell>
          <table:table-cell office:value-type="string" office:string-value="R382C17">
            <text:p>R382C17</text:p>
          </table:table-cell>
          <table:table-cell office:value-type="float" office:value="38218">
            <text:p>38218</text:p>
          </table:table-cell>
          <table:table-cell office:value-type="string" office:string-value="R382C19">
            <text:p>R382C19</text:p>
          </table:table-cell>
          <table:table-cell office:value-type="float" office:value="38220">
            <text:p>38220</text:p>
          </table:table-cell>
          <table:table-cell office:value-type="string" office:string-value="R382C21">
            <text:p>R382C21</text:p>
          </table:table-cell>
          <table:table-cell office:value-type="float" office:value="38222">
            <text:p>38222</text:p>
          </table:table-cell>
          <table:table-cell office:value-type="string" office:string-value="R382C23">
            <text:p>R382C23</text:p>
          </table:table-cell>
          <table:table-cell office:value-type="float" office:value="38224">
            <text:p>38224</text:p>
          </table:table-cell>
          <table:table-cell office:value-type="string" office:string-value="R382C25">
            <text:p>R382C25</text:p>
          </table:table-cell>
          <table:table-cell office:value-type="float" office:value="38226">
            <text:p>38226</text:p>
          </table:table-cell>
        </table:table-row>
        <table:table-row>
          <table:table-cell office:value-type="string" office:string-value="R383C1">
            <text:p>R383C1</text:p>
          </table:table-cell>
          <table:table-cell office:value-type="float" office:value="38302">
            <text:p>38302</text:p>
          </table:table-cell>
          <table:table-cell office:value-type="string" office:string-value="R383C3">
            <text:p>R383C3</text:p>
          </table:table-cell>
          <table:table-cell office:value-type="float" office:value="38304">
            <text:p>38304</text:p>
          </table:table-cell>
          <table:table-cell office:value-type="string" office:string-value="R383C5">
            <text:p>R383C5</text:p>
          </table:table-cell>
          <table:table-cell office:value-type="float" office:value="38306">
            <text:p>38306</text:p>
          </table:table-cell>
          <table:table-cell office:value-type="string" office:string-value="R383C7">
            <text:p>R383C7</text:p>
          </table:table-cell>
          <table:table-cell office:value-type="float" office:value="38308">
            <text:p>38308</text:p>
          </table:table-cell>
          <table:table-cell office:value-type="string" office:string-value="R383C9">
            <text:p>R383C9</text:p>
          </table:table-cell>
          <table:table-cell office:value-type="float" office:value="38310">
            <text:p>38310</text:p>
          </table:table-cell>
          <table:table-cell office:value-type="string" office:string-value="R383C11">
            <text:p>R383C11</text:p>
          </table:table-cell>
          <table:table-cell office:value-type="float" office:value="38312">
            <text:p>38312</text:p>
          </table:table-cell>
          <table:table-cell office:value-type="string" office:string-value="R383C13">
            <text:p>R383C13</text:p>
          </table:table-cell>
          <table:table-cell office:value-type="float" office:value="38314">
            <text:p>38314</text:p>
          </table:table-cell>
          <table:table-cell office:value-type="string" office:string-value="R383C15">
            <text:p>R383C15</text:p>
          </table:table-cell>
          <table:table-cell office:value-type="float" office:value="38316">
            <text:p>38316</text:p>
          </table:table-cell>
          <table:table-cell office:value-type="string" office:string-value="R383C17">
            <text:p>R383C17</text:p>
          </table:table-cell>
          <table:table-cell office:value-type="float" office:value="38318">
            <text:p>38318</text:p>
          </table:table-cell>
          <table:table-cell office:value-type="string" office:string-value="R383C19">
            <text:p>R383C19</text:p>
          </table:table-cell>
          <table:table-cell office:value-type="float" office:value="38320">
            <text:p>38320</text:p>
          </table:table-cell>
          <table:table-cell office:value-type="string" office:string-value="R383C21">
            <text:p>R383C21</text:p>
          </table:table-cell>
          <table:table-cell office:value-type="float" office:value="38322">
            <text:p>38322</text:p>
          </table:table-cell>
          <table:table-cell office:value-type="string" office:string-value="R383C23">
            <text:p>R383C23</text:p>
          </table:table-cell>
          <table:table-cell office:value-type="float" office:value="38324">
            <text:p>38324</text:p>
          </table:table-cell>
          <table:table-cell office:value-type="string" office:string-value="R383C25">
            <text:p>R383C25</text:p>
          </table:table-cell>
          <table:table-cell office:value-type="float" office:value="38326">
            <text:p>38326</text:p>
          </table:table-cell>
        </table:table-row>
        <table:table-row>
          <table:table-cell office:value-type="string" office:string-value="R384C1">
            <text:p>R384C1</text:p>
          </table:table-cell>
          <table:table-cell office:value-type="float" office:value="38402">
            <text:p>38402</text:p>
          </table:table-cell>
          <table:table-cell office:value-type="string" office:string-value="R384C3">
            <text:p>R384C3</text:p>
          </table:table-cell>
          <table:table-cell office:value-type="float" office:value="38404">
            <text:p>38404</text:p>
          </table:table-cell>
          <table:table-cell office:value-type="string" office:string-value="R384C5">
            <text:p>R384C5</text:p>
          </table:table-cell>
          <table:table-cell office:value-type="float" office:value="38406">
            <text:p>38406</text:p>
          </table:table-cell>
          <table:table-cell office:value-type="string" office:string-value="R384C7">
            <text:p>R384C7</text:p>
          </table:table-cell>
          <table:table-cell office:value-type="float" office:value="38408">
            <text:p>38408</text:p>
          </table:table-cell>
          <table:table-cell office:value-type="string" office:string-value="R384C9">
            <text:p>R384C9</text:p>
          </table:table-cell>
          <table:table-cell office:value-type="float" office:value="38410">
            <text:p>38410</text:p>
          </table:table-cell>
          <table:table-cell office:value-type="string" office:string-value="R384C11">
            <text:p>R384C11</text:p>
          </table:table-cell>
          <table:table-cell office:value-type="float" office:value="38412">
            <text:p>38412</text:p>
          </table:table-cell>
          <table:table-cell office:value-type="string" office:string-value="R384C13">
            <text:p>R384C13</text:p>
          </table:table-cell>
          <table:table-cell office:value-type="float" office:value="38414">
            <text:p>38414</text:p>
          </table:table-cell>
          <table:table-cell office:value-type="string" office:string-value="R384C15">
            <text:p>R384C15</text:p>
          </table:table-cell>
          <table:table-cell office:value-type="float" office:value="38416">
            <text:p>38416</text:p>
          </table:table-cell>
          <table:table-cell office:value-type="string" office:string-value="R384C17">
            <text:p>R384C17</text:p>
          </table:table-cell>
          <table:table-cell office:value-type="float" office:value="38418">
            <text:p>38418</text:p>
          </table:table-cell>
          <table:table-cell office:value-type="string" office:string-value="R384C19">
            <text:p>R384C19</text:p>
          </table:table-cell>
          <table:table-cell office:value-type="float" office:value="38420">
            <text:p>38420</text:p>
          </table:table-cell>
          <table:table-cell office:value-type="string" office:string-value="R384C21">
            <text:p>R384C21</text:p>
          </table:table-cell>
          <table:table-cell office:value-type="float" office:value="38422">
            <text:p>38422</text:p>
          </table:table-cell>
          <table:table-cell office:value-type="string" office:string-value="R384C23">
            <text:p>R384C23</text:p>
          </table:table-cell>
          <table:table-cell office:value-type="float" office:value="38424">
            <text:p>38424</text:p>
          </table:table-cell>
          <table:table-cell office:value-type="string" office:string-value="R384C25">
            <text:p>R384C25</text:p>
          </table:table-cell>
          <table:table-cell office:value-type="float" office:value="38426">
            <text:p>38426</text:p>
          </table:table-cell>
        </table:table-row>
        <table:table-row>
          <table:table-cell office:value-type="string" office:string-value="R385C1">
            <text:p>R385C1</text:p>
          </table:table-cell>
          <table:table-cell office:value-type="float" office:value="38502">
            <text:p>38502</text:p>
          </table:table-cell>
          <table:table-cell office:value-type="string" office:string-value="R385C3">
            <text:p>R385C3</text:p>
          </table:table-cell>
          <table:table-cell office:value-type="float" office:value="38504">
            <text:p>38504</text:p>
          </table:table-cell>
          <table:table-cell office:value-type="string" office:string-value="R385C5">
            <text:p>R385C5</text:p>
          </table:table-cell>
          <table:table-cell office:value-type="float" office:value="38506">
            <text:p>38506</text:p>
          </table:table-cell>
          <table:table-cell office:value-type="string" office:string-value="R385C7">
            <text:p>R385C7</text:p>
          </table:table-cell>
          <table:table-cell office:value-type="float" office:value="38508">
            <text:p>38508</text:p>
          </table:table-cell>
          <table:table-cell office:value-type="string" office:string-value="R385C9">
            <text:p>R385C9</text:p>
          </table:table-cell>
          <table:table-cell office:value-type="float" office:value="38510">
            <text:p>38510</text:p>
          </table:table-cell>
          <table:table-cell office:value-type="string" office:string-value="R385C11">
            <text:p>R385C11</text:p>
          </table:table-cell>
          <table:table-cell office:value-type="float" office:value="38512">
            <text:p>38512</text:p>
          </table:table-cell>
          <table:table-cell office:value-type="string" office:string-value="R385C13">
            <text:p>R385C13</text:p>
          </table:table-cell>
          <table:table-cell office:value-type="float" office:value="38514">
            <text:p>38514</text:p>
          </table:table-cell>
          <table:table-cell office:value-type="string" office:string-value="R385C15">
            <text:p>R385C15</text:p>
          </table:table-cell>
          <table:table-cell office:value-type="float" office:value="38516">
            <text:p>38516</text:p>
          </table:table-cell>
          <table:table-cell office:value-type="string" office:string-value="R385C17">
            <text:p>R385C17</text:p>
          </table:table-cell>
          <table:table-cell office:value-type="float" office:value="38518">
            <text:p>38518</text:p>
          </table:table-cell>
          <table:table-cell office:value-type="string" office:string-value="R385C19">
            <text:p>R385C19</text:p>
          </table:table-cell>
          <table:table-cell office:value-type="float" office:value="38520">
            <text:p>38520</text:p>
          </table:table-cell>
          <table:table-cell office:value-type="string" office:string-value="R385C21">
            <text:p>R385C21</text:p>
          </table:table-cell>
          <table:table-cell office:value-type="float" office:value="38522">
            <text:p>38522</text:p>
          </table:table-cell>
          <table:table-cell office:value-type="string" office:string-value="R385C23">
            <text:p>R385C23</text:p>
          </table:table-cell>
          <table:table-cell office:value-type="float" office:value="38524">
            <text:p>38524</text:p>
          </table:table-cell>
          <table:table-cell office:value-type="string" office:string-value="R385C25">
            <text:p>R385C25</text:p>
          </table:table-cell>
          <table:table-cell office:value-type="float" office:value="38526">
            <text:p>38526</text:p>
          </table:table-cell>
        </table:table-row>
        <table:table-row>
          <table:table-cell office:value-type="string" office:string-value="R386C1">
            <text:p>R386C1</text:p>
          </table:table-cell>
          <table:table-cell office:value-type="float" office:value="38602">
            <text:p>38602</text:p>
          </table:table-cell>
          <table:table-cell office:value-type="string" office:string-value="R386C3">
            <text:p>R386C3</text:p>
          </table:table-cell>
          <table:table-cell office:value-type="float" office:value="38604">
            <text:p>38604</text:p>
          </table:table-cell>
          <table:table-cell office:value-type="string" office:string-value="R386C5">
            <text:p>R386C5</text:p>
          </table:table-cell>
          <table:table-cell office:value-type="float" office:value="38606">
            <text:p>38606</text:p>
          </table:table-cell>
          <table:table-cell office:value-type="string" office:string-value="R386C7">
            <text:p>R386C7</text:p>
          </table:table-cell>
          <table:table-cell office:value-type="float" office:value="38608">
            <text:p>38608</text:p>
          </table:table-cell>
          <table:table-cell office:value-type="string" office:string-value="R386C9">
            <text:p>R386C9</text:p>
          </table:table-cell>
          <table:table-cell office:value-type="float" office:value="38610">
            <text:p>38610</text:p>
          </table:table-cell>
          <table:table-cell office:value-type="string" office:string-value="R386C11">
            <text:p>R386C11</text:p>
          </table:table-cell>
          <table:table-cell office:value-type="float" office:value="38612">
            <text:p>38612</text:p>
          </table:table-cell>
          <table:table-cell office:value-type="string" office:string-value="R386C13">
            <text:p>R386C13</text:p>
          </table:table-cell>
          <table:table-cell office:value-type="float" office:value="38614">
            <text:p>38614</text:p>
          </table:table-cell>
          <table:table-cell office:value-type="string" office:string-value="R386C15">
            <text:p>R386C15</text:p>
          </table:table-cell>
          <table:table-cell office:value-type="float" office:value="38616">
            <text:p>38616</text:p>
          </table:table-cell>
          <table:table-cell office:value-type="string" office:string-value="R386C17">
            <text:p>R386C17</text:p>
          </table:table-cell>
          <table:table-cell office:value-type="float" office:value="38618">
            <text:p>38618</text:p>
          </table:table-cell>
          <table:table-cell office:value-type="string" office:string-value="R386C19">
            <text:p>R386C19</text:p>
          </table:table-cell>
          <table:table-cell office:value-type="float" office:value="38620">
            <text:p>38620</text:p>
          </table:table-cell>
          <table:table-cell office:value-type="string" office:string-value="R386C21">
            <text:p>R386C21</text:p>
          </table:table-cell>
          <table:table-cell office:value-type="float" office:value="38622">
            <text:p>38622</text:p>
          </table:table-cell>
          <table:table-cell office:value-type="string" office:string-value="R386C23">
            <text:p>R386C23</text:p>
          </table:table-cell>
          <table:table-cell office:value-type="float" office:value="38624">
            <text:p>38624</text:p>
          </table:table-cell>
          <table:table-cell office:value-type="string" office:string-value="R386C25">
            <text:p>R386C25</text:p>
          </table:table-cell>
          <table:table-cell office:value-type="float" office:value="38626">
            <text:p>38626</text:p>
          </table:table-cell>
        </table:table-row>
        <table:table-row>
          <table:table-cell office:value-type="string" office:string-value="R387C1">
            <text:p>R387C1</text:p>
          </table:table-cell>
          <table:table-cell office:value-type="float" office:value="38702">
            <text:p>38702</text:p>
          </table:table-cell>
          <table:table-cell office:value-type="string" office:string-value="R387C3">
            <text:p>R387C3</text:p>
          </table:table-cell>
          <table:table-cell office:value-type="float" office:value="38704">
            <text:p>38704</text:p>
          </table:table-cell>
          <table:table-cell office:value-type="string" office:string-value="R387C5">
            <text:p>R387C5</text:p>
          </table:table-cell>
          <table:table-cell office:value-type="float" office:value="38706">
            <text:p>38706</text:p>
          </table:table-cell>
          <table:table-cell office:value-type="string" office:string-value="R387C7">
            <text:p>R387C7</text:p>
          </table:table-cell>
          <table:table-cell office:value-type="float" office:value="38708">
            <text:p>38708</text:p>
          </table:table-cell>
          <table:table-cell office:value-type="string" office:string-value="R387C9">
            <text:p>R387C9</text:p>
          </table:table-cell>
          <table:table-cell office:value-type="float" office:value="38710">
            <text:p>38710</text:p>
          </table:table-cell>
          <table:table-cell office:value-type="string" office:string-value="R387C11">
            <text:p>R387C11</text:p>
          </table:table-cell>
          <table:table-cell office:value-type="float" office:value="38712">
            <text:p>38712</text:p>
          </table:table-cell>
          <table:table-cell office:value-type="string" office:string-value="R387C13">
            <text:p>R387C13</text:p>
          </table:table-cell>
          <table:table-cell office:value-type="float" office:value="38714">
            <text:p>38714</text:p>
          </table:table-cell>
          <table:table-cell office:value-type="string" office:string-value="R387C15">
            <text:p>R387C15</text:p>
          </table:table-cell>
          <table:table-cell office:value-type="float" office:value="38716">
            <text:p>38716</text:p>
          </table:table-cell>
          <table:table-cell office:value-type="string" office:string-value="R387C17">
            <text:p>R387C17</text:p>
          </table:table-cell>
          <table:table-cell office:value-type="float" office:value="38718">
            <text:p>38718</text:p>
          </table:table-cell>
          <table:table-cell office:value-type="string" office:string-value="R387C19">
            <text:p>R387C19</text:p>
          </table:table-cell>
          <table:table-cell office:value-type="float" office:value="38720">
            <text:p>38720</text:p>
          </table:table-cell>
          <table:table-cell office:value-type="string" office:string-value="R387C21">
            <text:p>R387C21</text:p>
          </table:table-cell>
          <table:table-cell office:value-type="float" office:value="38722">
            <text:p>38722</text:p>
          </table:table-cell>
          <table:table-cell office:value-type="string" office:string-value="R387C23">
            <text:p>R387C23</text:p>
          </table:table-cell>
          <table:table-cell office:value-type="float" office:value="38724">
            <text:p>38724</text:p>
          </table:table-cell>
          <table:table-cell office:value-type="string" office:string-value="R387C25">
            <text:p>R387C25</text:p>
          </table:table-cell>
          <table:table-cell office:value-type="float" office:value="38726">
            <text:p>38726</text:p>
          </table:table-cell>
        </table:table-row>
        <table:table-row>
          <table:table-cell office:value-type="string" office:string-value="R388C1">
            <text:p>R388C1</text:p>
          </table:table-cell>
          <table:table-cell office:value-type="float" office:value="38802">
            <text:p>38802</text:p>
          </table:table-cell>
          <table:table-cell office:value-type="string" office:string-value="R388C3">
            <text:p>R388C3</text:p>
          </table:table-cell>
          <table:table-cell office:value-type="float" office:value="38804">
            <text:p>38804</text:p>
          </table:table-cell>
          <table:table-cell office:value-type="string" office:string-value="R388C5">
            <text:p>R388C5</text:p>
          </table:table-cell>
          <table:table-cell office:value-type="float" office:value="38806">
            <text:p>38806</text:p>
          </table:table-cell>
          <table:table-cell office:value-type="string" office:string-value="R388C7">
            <text:p>R388C7</text:p>
          </table:table-cell>
          <table:table-cell office:value-type="float" office:value="38808">
            <text:p>38808</text:p>
          </table:table-cell>
          <table:table-cell office:value-type="string" office:string-value="R388C9">
            <text:p>R388C9</text:p>
          </table:table-cell>
          <table:table-cell office:value-type="float" office:value="38810">
            <text:p>38810</text:p>
          </table:table-cell>
          <table:table-cell office:value-type="string" office:string-value="R388C11">
            <text:p>R388C11</text:p>
          </table:table-cell>
          <table:table-cell office:value-type="float" office:value="38812">
            <text:p>38812</text:p>
          </table:table-cell>
          <table:table-cell office:value-type="string" office:string-value="R388C13">
            <text:p>R388C13</text:p>
          </table:table-cell>
          <table:table-cell office:value-type="float" office:value="38814">
            <text:p>38814</text:p>
          </table:table-cell>
          <table:table-cell office:value-type="string" office:string-value="R388C15">
            <text:p>R388C15</text:p>
          </table:table-cell>
          <table:table-cell office:value-type="float" office:value="38816">
            <text:p>38816</text:p>
          </table:table-cell>
          <table:table-cell office:value-type="string" office:string-value="R388C17">
            <text:p>R388C17</text:p>
          </table:table-cell>
          <table:table-cell office:value-type="float" office:value="38818">
            <text:p>38818</text:p>
          </table:table-cell>
          <table:table-cell office:value-type="string" office:string-value="R388C19">
            <text:p>R388C19</text:p>
          </table:table-cell>
          <table:table-cell office:value-type="float" office:value="38820">
            <text:p>38820</text:p>
          </table:table-cell>
          <table:table-cell office:value-type="string" office:string-value="R388C21">
            <text:p>R388C21</text:p>
          </table:table-cell>
          <table:table-cell office:value-type="float" office:value="38822">
            <text:p>38822</text:p>
          </table:table-cell>
          <table:table-cell office:value-type="string" office:string-value="R388C23">
            <text:p>R388C23</text:p>
          </table:table-cell>
          <table:table-cell office:value-type="float" office:value="38824">
            <text:p>38824</text:p>
          </table:table-cell>
          <table:table-cell office:value-type="string" office:string-value="R388C25">
            <text:p>R388C25</text:p>
          </table:table-cell>
          <table:table-cell office:value-type="float" office:value="38826">
            <text:p>38826</text:p>
          </table:table-cell>
        </table:table-row>
        <table:table-row>
          <table:table-cell office:value-type="string" office:string-value="R389C1">
            <text:p>R389C1</text:p>
          </table:table-cell>
          <table:table-cell office:value-type="float" office:value="38902">
            <text:p>38902</text:p>
          </table:table-cell>
          <table:table-cell office:value-type="string" office:string-value="R389C3">
            <text:p>R389C3</text:p>
          </table:table-cell>
          <table:table-cell office:value-type="float" office:value="38904">
            <text:p>38904</text:p>
          </table:table-cell>
          <table:table-cell office:value-type="string" office:string-value="R389C5">
            <text:p>R389C5</text:p>
          </table:table-cell>
          <table:table-cell office:value-type="float" office:value="38906">
            <text:p>38906</text:p>
          </table:table-cell>
          <table:table-cell office:value-type="string" office:string-value="R389C7">
            <text:p>R389C7</text:p>
          </table:table-cell>
          <table:table-cell office:value-type="float" office:value="38908">
            <text:p>38908</text:p>
          </table:table-cell>
          <table:table-cell office:value-type="string" office:string-value="R389C9">
            <text:p>R389C9</text:p>
          </table:table-cell>
          <table:table-cell office:value-type="float" office:value="38910">
            <text:p>38910</text:p>
          </table:table-cell>
          <table:table-cell office:value-type="string" office:string-value="R389C11">
            <text:p>R389C11</text:p>
          </table:table-cell>
          <table:table-cell office:value-type="float" office:value="38912">
            <text:p>38912</text:p>
          </table:table-cell>
          <table:table-cell office:value-type="string" office:string-value="R389C13">
            <text:p>R389C13</text:p>
          </table:table-cell>
          <table:table-cell office:value-type="float" office:value="38914">
            <text:p>38914</text:p>
          </table:table-cell>
          <table:table-cell office:value-type="string" office:string-value="R389C15">
            <text:p>R389C15</text:p>
          </table:table-cell>
          <table:table-cell office:value-type="float" office:value="38916">
            <text:p>38916</text:p>
          </table:table-cell>
          <table:table-cell office:value-type="string" office:string-value="R389C17">
            <text:p>R389C17</text:p>
          </table:table-cell>
          <table:table-cell office:value-type="float" office:value="38918">
            <text:p>38918</text:p>
          </table:table-cell>
          <table:table-cell office:value-type="string" office:string-value="R389C19">
            <text:p>R389C19</text:p>
          </table:table-cell>
          <table:table-cell office:value-type="float" office:value="38920">
            <text:p>38920</text:p>
          </table:table-cell>
          <table:table-cell office:value-type="string" office:string-value="R389C21">
            <text:p>R389C21</text:p>
          </table:table-cell>
          <table:table-cell office:value-type="float" office:value="38922">
            <text:p>38922</text:p>
          </table:table-cell>
          <table:table-cell office:value-type="string" office:string-value="R389C23">
            <text:p>R389C23</text:p>
          </table:table-cell>
          <table:table-cell office:value-type="float" office:value="38924">
            <text:p>38924</text:p>
          </table:table-cell>
          <table:table-cell office:value-type="string" office:string-value="R389C25">
            <text:p>R389C25</text:p>
          </table:table-cell>
          <table:table-cell office:value-type="float" office:value="38926">
            <text:p>38926</text:p>
          </table:table-cell>
        </table:table-row>
        <table:table-row>
          <table:table-cell office:value-type="string" office:string-value="R390C1">
            <text:p>R390C1</text:p>
          </table:table-cell>
          <table:table-cell office:value-type="float" office:value="39002">
            <text:p>39002</text:p>
          </table:table-cell>
          <table:table-cell office:value-type="string" office:string-value="R390C3">
            <text:p>R390C3</text:p>
          </table:table-cell>
          <table:table-cell office:value-type="float" office:value="39004">
            <text:p>39004</text:p>
          </table:table-cell>
          <table:table-cell office:value-type="string" office:string-value="R390C5">
            <text:p>R390C5</text:p>
          </table:table-cell>
          <table:table-cell office:value-type="float" office:value="39006">
            <text:p>39006</text:p>
          </table:table-cell>
          <table:table-cell office:value-type="string" office:string-value="R390C7">
            <text:p>R390C7</text:p>
          </table:table-cell>
          <table:table-cell office:value-type="float" office:value="39008">
            <text:p>39008</text:p>
          </table:table-cell>
          <table:table-cell office:value-type="string" office:string-value="R390C9">
            <text:p>R390C9</text:p>
          </table:table-cell>
          <table:table-cell office:value-type="float" office:value="39010">
            <text:p>39010</text:p>
          </table:table-cell>
          <table:table-cell office:value-type="string" office:string-value="R390C11">
            <text:p>R390C11</text:p>
          </table:table-cell>
          <table:table-cell office:value-type="float" office:value="39012">
            <text:p>39012</text:p>
          </table:table-cell>
          <table:table-cell office:value-type="string" office:string-value="R390C13">
            <text:p>R390C13</text:p>
          </table:table-cell>
          <table:table-cell office:value-type="float" office:value="39014">
            <text:p>39014</text:p>
          </table:table-cell>
          <table:table-cell office:value-type="string" office:string-value="R390C15">
            <text:p>R390C15</text:p>
          </table:table-cell>
          <table:table-cell office:value-type="float" office:value="39016">
            <text:p>39016</text:p>
          </table:table-cell>
          <table:table-cell office:value-type="string" office:string-value="R390C17">
            <text:p>R390C17</text:p>
          </table:table-cell>
          <table:table-cell office:value-type="float" office:value="39018">
            <text:p>39018</text:p>
          </table:table-cell>
          <table:table-cell office:value-type="string" office:string-value="R390C19">
            <text:p>R390C19</text:p>
          </table:table-cell>
          <table:table-cell office:value-type="float" office:value="39020">
            <text:p>39020</text:p>
          </table:table-cell>
          <table:table-cell office:value-type="string" office:string-value="R390C21">
            <text:p>R390C21</text:p>
          </table:table-cell>
          <table:table-cell office:value-type="float" office:value="39022">
            <text:p>39022</text:p>
          </table:table-cell>
          <table:table-cell office:value-type="string" office:string-value="R390C23">
            <text:p>R390C23</text:p>
          </table:table-cell>
          <table:table-cell office:value-type="float" office:value="39024">
            <text:p>39024</text:p>
          </table:table-cell>
          <table:table-cell office:value-type="string" office:string-value="R390C25">
            <text:p>R390C25</text:p>
          </table:table-cell>
          <table:table-cell office:value-type="float" office:value="39026">
            <text:p>39026</text:p>
          </table:table-cell>
        </table:table-row>
        <table:table-row>
          <table:table-cell office:value-type="string" office:string-value="R391C1">
            <text:p>R391C1</text:p>
          </table:table-cell>
          <table:table-cell office:value-type="float" office:value="39102">
            <text:p>39102</text:p>
          </table:table-cell>
          <table:table-cell office:value-type="string" office:string-value="R391C3">
            <text:p>R391C3</text:p>
          </table:table-cell>
          <table:table-cell office:value-type="float" office:value="39104">
            <text:p>39104</text:p>
          </table:table-cell>
          <table:table-cell office:value-type="string" office:string-value="R391C5">
            <text:p>R391C5</text:p>
          </table:table-cell>
          <table:table-cell office:value-type="float" office:value="39106">
            <text:p>39106</text:p>
          </table:table-cell>
          <table:table-cell office:value-type="string" office:string-value="R391C7">
            <text:p>R391C7</text:p>
          </table:table-cell>
          <table:table-cell office:value-type="float" office:value="39108">
            <text:p>39108</text:p>
          </table:table-cell>
          <table:table-cell office:value-type="string" office:string-value="R391C9">
            <text:p>R391C9</text:p>
          </table:table-cell>
          <table:table-cell office:value-type="float" office:value="39110">
            <text:p>39110</text:p>
          </table:table-cell>
          <table:table-cell office:value-type="string" office:string-value="R391C11">
            <text:p>R391C11</text:p>
          </table:table-cell>
          <table:table-cell office:value-type="float" office:value="39112">
            <text:p>39112</text:p>
          </table:table-cell>
          <table:table-cell office:value-type="string" office:string-value="R391C13">
            <text:p>R391C13</text:p>
          </table:table-cell>
          <table:table-cell office:value-type="float" office:value="39114">
            <text:p>39114</text:p>
          </table:table-cell>
          <table:table-cell office:value-type="string" office:string-value="R391C15">
            <text:p>R391C15</text:p>
          </table:table-cell>
          <table:table-cell office:value-type="float" office:value="39116">
            <text:p>39116</text:p>
          </table:table-cell>
          <table:table-cell office:value-type="string" office:string-value="R391C17">
            <text:p>R391C17</text:p>
          </table:table-cell>
          <table:table-cell office:value-type="float" office:value="39118">
            <text:p>39118</text:p>
          </table:table-cell>
          <table:table-cell office:value-type="string" office:string-value="R391C19">
            <text:p>R391C19</text:p>
          </table:table-cell>
          <table:table-cell office:value-type="float" office:value="39120">
            <text:p>39120</text:p>
          </table:table-cell>
          <table:table-cell office:value-type="string" office:string-value="R391C21">
            <text:p>R391C21</text:p>
          </table:table-cell>
          <table:table-cell office:value-type="float" office:value="39122">
            <text:p>39122</text:p>
          </table:table-cell>
          <table:table-cell office:value-type="string" office:string-value="R391C23">
            <text:p>R391C23</text:p>
          </table:table-cell>
          <table:table-cell office:value-type="float" office:value="39124">
            <text:p>39124</text:p>
          </table:table-cell>
          <table:table-cell office:value-type="string" office:string-value="R391C25">
            <text:p>R391C25</text:p>
          </table:table-cell>
          <table:table-cell office:value-type="float" office:value="39126">
            <text:p>39126</text:p>
          </table:table-cell>
        </table:table-row>
        <table:table-row>
          <table:table-cell office:value-type="string" office:string-value="R392C1">
            <text:p>R392C1</text:p>
          </table:table-cell>
          <table:table-cell office:value-type="float" office:value="39202">
            <text:p>39202</text:p>
          </table:table-cell>
          <table:table-cell office:value-type="string" office:string-value="R392C3">
            <text:p>R392C3</text:p>
          </table:table-cell>
          <table:table-cell office:value-type="float" office:value="39204">
            <text:p>39204</text:p>
          </table:table-cell>
          <table:table-cell office:value-type="string" office:string-value="R392C5">
            <text:p>R392C5</text:p>
          </table:table-cell>
          <table:table-cell office:value-type="float" office:value="39206">
            <text:p>39206</text:p>
          </table:table-cell>
          <table:table-cell office:value-type="string" office:string-value="R392C7">
            <text:p>R392C7</text:p>
          </table:table-cell>
          <table:table-cell office:value-type="float" office:value="39208">
            <text:p>39208</text:p>
          </table:table-cell>
          <table:table-cell office:value-type="string" office:string-value="R392C9">
            <text:p>R392C9</text:p>
          </table:table-cell>
          <table:table-cell office:value-type="float" office:value="39210">
            <text:p>39210</text:p>
          </table:table-cell>
          <table:table-cell office:value-type="string" office:string-value="R392C11">
            <text:p>R392C11</text:p>
          </table:table-cell>
          <table:table-cell office:value-type="float" office:value="39212">
            <text:p>39212</text:p>
          </table:table-cell>
          <table:table-cell office:value-type="string" office:string-value="R392C13">
            <text:p>R392C13</text:p>
          </table:table-cell>
          <table:table-cell office:value-type="float" office:value="39214">
            <text:p>39214</text:p>
          </table:table-cell>
          <table:table-cell office:value-type="string" office:string-value="R392C15">
            <text:p>R392C15</text:p>
          </table:table-cell>
          <table:table-cell office:value-type="float" office:value="39216">
            <text:p>39216</text:p>
          </table:table-cell>
          <table:table-cell office:value-type="string" office:string-value="R392C17">
            <text:p>R392C17</text:p>
          </table:table-cell>
          <table:table-cell office:value-type="float" office:value="39218">
            <text:p>39218</text:p>
          </table:table-cell>
          <table:table-cell office:value-type="string" office:string-value="R392C19">
            <text:p>R392C19</text:p>
          </table:table-cell>
          <table:table-cell office:value-type="float" office:value="39220">
            <text:p>39220</text:p>
          </table:table-cell>
          <table:table-cell office:value-type="string" office:string-value="R392C21">
            <text:p>R392C21</text:p>
          </table:table-cell>
          <table:table-cell office:value-type="float" office:value="39222">
            <text:p>39222</text:p>
          </table:table-cell>
          <table:table-cell office:value-type="string" office:string-value="R392C23">
            <text:p>R392C23</text:p>
          </table:table-cell>
          <table:table-cell office:value-type="float" office:value="39224">
            <text:p>39224</text:p>
          </table:table-cell>
          <table:table-cell office:value-type="string" office:string-value="R392C25">
            <text:p>R392C25</text:p>
          </table:table-cell>
          <table:table-cell office:value-type="float" office:value="39226">
            <text:p>39226</text:p>
          </table:table-cell>
        </table:table-row>
        <table:table-row>
          <table:table-cell office:value-type="string" office:string-value="R393C1">
            <text:p>R393C1</text:p>
          </table:table-cell>
          <table:table-cell office:value-type="float" office:value="39302">
            <text:p>39302</text:p>
          </table:table-cell>
          <table:table-cell office:value-type="string" office:string-value="R393C3">
            <text:p>R393C3</text:p>
          </table:table-cell>
          <table:table-cell office:value-type="float" office:value="39304">
            <text:p>39304</text:p>
          </table:table-cell>
          <table:table-cell office:value-type="string" office:string-value="R393C5">
            <text:p>R393C5</text:p>
          </table:table-cell>
          <table:table-cell office:value-type="float" office:value="39306">
            <text:p>39306</text:p>
          </table:table-cell>
          <table:table-cell office:value-type="string" office:string-value="R393C7">
            <text:p>R393C7</text:p>
          </table:table-cell>
          <table:table-cell office:value-type="float" office:value="39308">
            <text:p>39308</text:p>
          </table:table-cell>
          <table:table-cell office:value-type="string" office:string-value="R393C9">
            <text:p>R393C9</text:p>
          </table:table-cell>
          <table:table-cell office:value-type="float" office:value="39310">
            <text:p>39310</text:p>
          </table:table-cell>
          <table:table-cell office:value-type="string" office:string-value="R393C11">
            <text:p>R393C11</text:p>
          </table:table-cell>
          <table:table-cell office:value-type="float" office:value="39312">
            <text:p>39312</text:p>
          </table:table-cell>
          <table:table-cell office:value-type="string" office:string-value="R393C13">
            <text:p>R393C13</text:p>
          </table:table-cell>
          <table:table-cell office:value-type="float" office:value="39314">
            <text:p>39314</text:p>
          </table:table-cell>
          <table:table-cell office:value-type="string" office:string-value="R393C15">
            <text:p>R393C15</text:p>
          </table:table-cell>
          <table:table-cell office:value-type="float" office:value="39316">
            <text:p>39316</text:p>
          </table:table-cell>
          <table:table-cell office:value-type="string" office:string-value="R393C17">
            <text:p>R393C17</text:p>
          </table:table-cell>
          <table:table-cell office:value-type="float" office:value="39318">
            <text:p>39318</text:p>
          </table:table-cell>
          <table:table-cell office:value-type="string" office:string-value="R393C19">
            <text:p>R393C19</text:p>
          </table:table-cell>
          <table:table-cell office:value-type="float" office:value="39320">
            <text:p>39320</text:p>
          </table:table-cell>
          <table:table-cell office:value-type="string" office:string-value="R393C21">
            <text:p>R393C21</text:p>
          </table:table-cell>
          <table:table-cell office:value-type="float" office:value="39322">
            <text:p>39322</text:p>
          </table:table-cell>
          <table:table-cell office:value-type="string" office:string-value="R393C23">
            <text:p>R393C23</text:p>
          </table:table-cell>
          <table:table-cell office:value-type="float" office:value="39324">
            <text:p>39324</text:p>
          </table:table-cell>
          <table:table-cell office:value-type="string" office:string-value="R393C25">
            <text:p>R393C25</text:p>
          </table:table-cell>
          <table:table-cell office:value-type="float" office:value="39326">
            <text:p>39326</text:p>
          </table:table-cell>
        </table:table-row>
        <table:table-row>
          <table:table-cell office:value-type="string" office:string-value="R394C1">
            <text:p>R394C1</text:p>
          </table:table-cell>
          <table:table-cell office:value-type="float" office:value="39402">
            <text:p>39402</text:p>
          </table:table-cell>
          <table:table-cell office:value-type="string" office:string-value="R394C3">
            <text:p>R394C3</text:p>
          </table:table-cell>
          <table:table-cell office:value-type="float" office:value="39404">
            <text:p>39404</text:p>
          </table:table-cell>
          <table:table-cell office:value-type="string" office:string-value="R394C5">
            <text:p>R394C5</text:p>
          </table:table-cell>
          <table:table-cell office:value-type="float" office:value="39406">
            <text:p>39406</text:p>
          </table:table-cell>
          <table:table-cell office:value-type="string" office:string-value="R394C7">
            <text:p>R394C7</text:p>
          </table:table-cell>
          <table:table-cell office:value-type="float" office:value="39408">
            <text:p>39408</text:p>
          </table:table-cell>
          <table:table-cell office:value-type="string" office:string-value="R394C9">
            <text:p>R394C9</text:p>
          </table:table-cell>
          <table:table-cell office:value-type="float" office:value="39410">
            <text:p>39410</text:p>
          </table:table-cell>
          <table:table-cell office:value-type="string" office:string-value="R394C11">
            <text:p>R394C11</text:p>
          </table:table-cell>
          <table:table-cell office:value-type="float" office:value="39412">
            <text:p>39412</text:p>
          </table:table-cell>
          <table:table-cell office:value-type="string" office:string-value="R394C13">
            <text:p>R394C13</text:p>
          </table:table-cell>
          <table:table-cell office:value-type="float" office:value="39414">
            <text:p>39414</text:p>
          </table:table-cell>
          <table:table-cell office:value-type="string" office:string-value="R394C15">
            <text:p>R394C15</text:p>
          </table:table-cell>
          <table:table-cell office:value-type="float" office:value="39416">
            <text:p>39416</text:p>
          </table:table-cell>
          <table:table-cell office:value-type="string" office:string-value="R394C17">
            <text:p>R394C17</text:p>
          </table:table-cell>
          <table:table-cell office:value-type="float" office:value="39418">
            <text:p>39418</text:p>
          </table:table-cell>
          <table:table-cell office:value-type="string" office:string-value="R394C19">
            <text:p>R394C19</text:p>
          </table:table-cell>
          <table:table-cell office:value-type="float" office:value="39420">
            <text:p>39420</text:p>
          </table:table-cell>
          <table:table-cell office:value-type="string" office:string-value="R394C21">
            <text:p>R394C21</text:p>
          </table:table-cell>
          <table:table-cell office:value-type="float" office:value="39422">
            <text:p>39422</text:p>
          </table:table-cell>
          <table:table-cell office:value-type="string" office:string-value="R394C23">
            <text:p>R394C23</text:p>
          </table:table-cell>
          <table:table-cell office:value-type="float" office:value="39424">
            <text:p>39424</text:p>
          </table:table-cell>
          <table:table-cell office:value-type="string" office:string-value="R394C25">
            <text:p>R394C25</text:p>
          </table:table-cell>
          <table:table-cell office:value-type="float" office:value="39426">
            <text:p>39426</text:p>
          </table:table-cell>
        </table:table-row>
        <table:table-row>
          <table:table-cell office:value-type="string" office:string-value="R395C1">
            <text:p>R395C1</text:p>
          </table:table-cell>
          <table:table-cell office:value-type="float" office:value="39502">
            <text:p>39502</text:p>
          </table:table-cell>
          <table:table-cell office:value-type="string" office:string-value="R395C3">
            <text:p>R395C3</text:p>
          </table:table-cell>
          <table:table-cell office:value-type="float" office:value="39504">
            <text:p>39504</text:p>
          </table:table-cell>
          <table:table-cell office:value-type="string" office:string-value="R395C5">
            <text:p>R395C5</text:p>
          </table:table-cell>
          <table:table-cell office:value-type="float" office:value="39506">
            <text:p>39506</text:p>
          </table:table-cell>
          <table:table-cell office:value-type="string" office:string-value="R395C7">
            <text:p>R395C7</text:p>
          </table:table-cell>
          <table:table-cell office:value-type="float" office:value="39508">
            <text:p>39508</text:p>
          </table:table-cell>
          <table:table-cell office:value-type="string" office:string-value="R395C9">
            <text:p>R395C9</text:p>
          </table:table-cell>
          <table:table-cell office:value-type="float" office:value="39510">
            <text:p>39510</text:p>
          </table:table-cell>
          <table:table-cell office:value-type="string" office:string-value="R395C11">
            <text:p>R395C11</text:p>
          </table:table-cell>
          <table:table-cell office:value-type="float" office:value="39512">
            <text:p>39512</text:p>
          </table:table-cell>
          <table:table-cell office:value-type="string" office:string-value="R395C13">
            <text:p>R395C13</text:p>
          </table:table-cell>
          <table:table-cell office:value-type="float" office:value="39514">
            <text:p>39514</text:p>
          </table:table-cell>
          <table:table-cell office:value-type="string" office:string-value="R395C15">
            <text:p>R395C15</text:p>
          </table:table-cell>
          <table:table-cell office:value-type="float" office:value="39516">
            <text:p>39516</text:p>
          </table:table-cell>
          <table:table-cell office:value-type="string" office:string-value="R395C17">
            <text:p>R395C17</text:p>
          </table:table-cell>
          <table:table-cell office:value-type="float" office:value="39518">
            <text:p>39518</text:p>
          </table:table-cell>
          <table:table-cell office:value-type="string" office:string-value="R395C19">
            <text:p>R395C19</text:p>
          </table:table-cell>
          <table:table-cell office:value-type="float" office:value="39520">
            <text:p>39520</text:p>
          </table:table-cell>
          <table:table-cell office:value-type="string" office:string-value="R395C21">
            <text:p>R395C21</text:p>
          </table:table-cell>
          <table:table-cell office:value-type="float" office:value="39522">
            <text:p>39522</text:p>
          </table:table-cell>
          <table:table-cell office:value-type="string" office:string-value="R395C23">
            <text:p>R395C23</text:p>
          </table:table-cell>
          <table:table-cell office:value-type="float" office:value="39524">
            <text:p>39524</text:p>
          </table:table-cell>
          <table:table-cell office:value-type="string" office:string-value="R395C25">
            <text:p>R395C25</text:p>
          </table:table-cell>
          <table:table-cell office:value-type="float" office:value="39526">
            <text:p>39526</text:p>
          </table:table-cell>
        </table:table-row>
        <table:table-row>
          <table:table-cell office:value-type="string" office:string-value="R396C1">
            <text:p>R396C1</text:p>
          </table:table-cell>
          <table:table-cell office:value-type="float" office:value="39602">
            <text:p>39602</text:p>
          </table:table-cell>
          <table:table-cell office:value-type="string" office:string-value="R396C3">
            <text:p>R396C3</text:p>
          </table:table-cell>
          <table:table-cell office:value-type="float" office:value="39604">
            <text:p>39604</text:p>
          </table:table-cell>
          <table:table-cell office:value-type="string" office:string-value="R396C5">
            <text:p>R396C5</text:p>
          </table:table-cell>
          <table:table-cell office:value-type="float" office:value="39606">
            <text:p>39606</text:p>
          </table:table-cell>
          <table:table-cell office:value-type="string" office:string-value="R396C7">
            <text:p>R396C7</text:p>
          </table:table-cell>
          <table:table-cell office:value-type="float" office:value="39608">
            <text:p>39608</text:p>
          </table:table-cell>
          <table:table-cell office:value-type="string" office:string-value="R396C9">
            <text:p>R396C9</text:p>
          </table:table-cell>
          <table:table-cell office:value-type="float" office:value="39610">
            <text:p>39610</text:p>
          </table:table-cell>
          <table:table-cell office:value-type="string" office:string-value="R396C11">
            <text:p>R396C11</text:p>
          </table:table-cell>
          <table:table-cell office:value-type="float" office:value="39612">
            <text:p>39612</text:p>
          </table:table-cell>
          <table:table-cell office:value-type="string" office:string-value="R396C13">
            <text:p>R396C13</text:p>
          </table:table-cell>
          <table:table-cell office:value-type="float" office:value="39614">
            <text:p>39614</text:p>
          </table:table-cell>
          <table:table-cell office:value-type="string" office:string-value="R396C15">
            <text:p>R396C15</text:p>
          </table:table-cell>
          <table:table-cell office:value-type="float" office:value="39616">
            <text:p>39616</text:p>
          </table:table-cell>
          <table:table-cell office:value-type="string" office:string-value="R396C17">
            <text:p>R396C17</text:p>
          </table:table-cell>
          <table:table-cell office:value-type="float" office:value="39618">
            <text:p>39618</text:p>
          </table:table-cell>
          <table:table-cell office:value-type="string" office:string-value="R396C19">
            <text:p>R396C19</text:p>
          </table:table-cell>
          <table:table-cell office:value-type="float" office:value="39620">
            <text:p>39620</text:p>
          </table:table-cell>
          <table:table-cell office:value-type="string" office:string-value="R396C21">
            <text:p>R396C21</text:p>
          </table:table-cell>
          <table:table-cell office:value-type="float" office:value="39622">
            <text:p>39622</text:p>
          </table:table-cell>
          <table:table-cell office:value-type="string" office:string-value="R396C23">
            <text:p>R396C23</text:p>
          </table:table-cell>
          <table:table-cell office:value-type="float" office:value="39624">
            <text:p>39624</text:p>
          </table:table-cell>
          <table:table-cell office:value-type="string" office:string-value="R396C25">
            <text:p>R396C25</text:p>
          </table:table-cell>
          <table:table-cell office:value-type="float" office:value="39626">
            <text:p>39626</text:p>
          </table:table-cell>
        </table:table-row>
        <table:table-row>
          <table:table-cell office:value-type="string" office:string-value="R397C1">
            <text:p>R397C1</text:p>
          </table:table-cell>
          <table:table-cell office:value-type="float" office:value="39702">
            <text:p>39702</text:p>
          </table:table-cell>
          <table:table-cell office:value-type="string" office:string-value="R397C3">
            <text:p>R397C3</text:p>
          </table:table-cell>
          <table:table-cell office:value-type="float" office:value="39704">
            <text:p>39704</text:p>
          </table:table-cell>
          <table:table-cell office:value-type="string" office:string-value="R397C5">
            <text:p>R397C5</text:p>
          </table:table-cell>
          <table:table-cell office:value-type="float" office:value="39706">
            <text:p>39706</text:p>
          </table:table-cell>
          <table:table-cell office:value-type="string" office:string-value="R397C7">
            <text:p>R397C7</text:p>
          </table:table-cell>
          <table:table-cell office:value-type="float" office:value="39708">
            <text:p>39708</text:p>
          </table:table-cell>
          <table:table-cell office:value-type="string" office:string-value="R397C9">
            <text:p>R397C9</text:p>
          </table:table-cell>
          <table:table-cell office:value-type="float" office:value="39710">
            <text:p>39710</text:p>
          </table:table-cell>
          <table:table-cell office:value-type="string" office:string-value="R397C11">
            <text:p>R397C11</text:p>
          </table:table-cell>
          <table:table-cell office:value-type="float" office:value="39712">
            <text:p>39712</text:p>
          </table:table-cell>
          <table:table-cell office:value-type="string" office:string-value="R397C13">
            <text:p>R397C13</text:p>
          </table:table-cell>
          <table:table-cell office:value-type="float" office:value="39714">
            <text:p>39714</text:p>
          </table:table-cell>
          <table:table-cell office:value-type="string" office:string-value="R397C15">
            <text:p>R397C15</text:p>
          </table:table-cell>
          <table:table-cell office:value-type="float" office:value="39716">
            <text:p>39716</text:p>
          </table:table-cell>
          <table:table-cell office:value-type="string" office:string-value="R397C17">
            <text:p>R397C17</text:p>
          </table:table-cell>
          <table:table-cell office:value-type="float" office:value="39718">
            <text:p>39718</text:p>
          </table:table-cell>
          <table:table-cell office:value-type="string" office:string-value="R397C19">
            <text:p>R397C19</text:p>
          </table:table-cell>
          <table:table-cell office:value-type="float" office:value="39720">
            <text:p>39720</text:p>
          </table:table-cell>
          <table:table-cell office:value-type="string" office:string-value="R397C21">
            <text:p>R397C21</text:p>
          </table:table-cell>
          <table:table-cell office:value-type="float" office:value="39722">
            <text:p>39722</text:p>
          </table:table-cell>
          <table:table-cell office:value-type="string" office:string-value="R397C23">
            <text:p>R397C23</text:p>
          </table:table-cell>
          <table:table-cell office:value-type="float" office:value="39724">
            <text:p>39724</text:p>
          </table:table-cell>
          <table:table-cell office:value-type="string" office:string-value="R397C25">
            <text:p>R397C25</text:p>
          </table:table-cell>
          <table:table-cell office:value-type="float" office:value="39726">
            <text:p>39726</text:p>
          </table:table-cell>
        </table:table-row>
        <table:table-row>
          <table:table-cell office:value-type="string" office:string-value="R398C1">
            <text:p>R398C1</text:p>
          </table:table-cell>
          <table:table-cell office:value-type="float" office:value="39802">
            <text:p>39802</text:p>
          </table:table-cell>
          <table:table-cell office:value-type="string" office:string-value="R398C3">
            <text:p>R398C3</text:p>
          </table:table-cell>
          <table:table-cell office:value-type="float" office:value="39804">
            <text:p>39804</text:p>
          </table:table-cell>
          <table:table-cell office:value-type="string" office:string-value="R398C5">
            <text:p>R398C5</text:p>
          </table:table-cell>
          <table:table-cell office:value-type="float" office:value="39806">
            <text:p>39806</text:p>
          </table:table-cell>
          <table:table-cell office:value-type="string" office:string-value="R398C7">
            <text:p>R398C7</text:p>
          </table:table-cell>
          <table:table-cell office:value-type="float" office:value="39808">
            <text:p>39808</text:p>
          </table:table-cell>
          <table:table-cell office:value-type="string" office:string-value="R398C9">
            <text:p>R398C9</text:p>
          </table:table-cell>
          <table:table-cell office:value-type="float" office:value="39810">
            <text:p>39810</text:p>
          </table:table-cell>
          <table:table-cell office:value-type="string" office:string-value="R398C11">
            <text:p>R398C11</text:p>
          </table:table-cell>
          <table:table-cell office:value-type="float" office:value="39812">
            <text:p>39812</text:p>
          </table:table-cell>
          <table:table-cell office:value-type="string" office:string-value="R398C13">
            <text:p>R398C13</text:p>
          </table:table-cell>
          <table:table-cell office:value-type="float" office:value="39814">
            <text:p>39814</text:p>
          </table:table-cell>
          <table:table-cell office:value-type="string" office:string-value="R398C15">
            <text:p>R398C15</text:p>
          </table:table-cell>
          <table:table-cell office:value-type="float" office:value="39816">
            <text:p>39816</text:p>
          </table:table-cell>
          <table:table-cell office:value-type="string" office:string-value="R398C17">
            <text:p>R398C17</text:p>
          </table:table-cell>
          <table:table-cell office:value-type="float" office:value="39818">
            <text:p>39818</text:p>
          </table:table-cell>
          <table:table-cell office:value-type="string" office:string-value="R398C19">
            <text:p>R398C19</text:p>
          </table:table-cell>
          <table:table-cell office:value-type="float" office:value="39820">
            <text:p>39820</text:p>
          </table:table-cell>
          <table:table-cell office:value-type="string" office:string-value="R398C21">
            <text:p>R398C21</text:p>
          </table:table-cell>
          <table:table-cell office:value-type="float" office:value="39822">
            <text:p>39822</text:p>
          </table:table-cell>
          <table:table-cell office:value-type="string" office:string-value="R398C23">
            <text:p>R398C23</text:p>
          </table:table-cell>
          <table:table-cell office:value-type="float" office:value="39824">
            <text:p>39824</text:p>
          </table:table-cell>
          <table:table-cell office:value-type="string" office:string-value="R398C25">
            <text:p>R398C25</text:p>
          </table:table-cell>
          <table:table-cell office:value-type="float" office:value="39826">
            <text:p>39826</text:p>
          </table:table-cell>
        </table:table-row>
        <table:table-row>
          <table:table-cell office:value-type="string" office:string-value="R399C1">
            <text:p>R399C1</text:p>
          </table:table-cell>
          <table:table-cell office:value-type="float" office:value="39902">
            <text:p>39902</text:p>
          </table:table-cell>
          <table:table-cell office:value-type="string" office:string-value="R399C3">
            <text:p>R399C3</text:p>
          </table:table-cell>
          <table:table-cell office:value-type="float" office:value="39904">
            <text:p>39904</text:p>
          </table:table-cell>
          <table:table-cell office:value-type="string" office:string-value="R399C5">
            <text:p>R399C5</text:p>
          </table:table-cell>
          <table:table-cell office:value-type="float" office:value="39906">
            <text:p>39906</text:p>
          </table:table-cell>
          <table:table-cell office:value-type="string" office:string-value="R399C7">
            <text:p>R399C7</text:p>
          </table:table-cell>
          <table:table-cell office:value-type="float" office:value="39908">
            <text:p>39908</text:p>
          </table:table-cell>
          <table:table-cell office:value-type="string" office:string-value="R399C9">
            <text:p>R399C9</text:p>
          </table:table-cell>
          <table:table-cell office:value-type="float" office:value="39910">
            <text:p>39910</text:p>
          </table:table-cell>
          <table:table-cell office:value-type="string" office:string-value="R399C11">
            <text:p>R399C11</text:p>
          </table:table-cell>
          <table:table-cell office:value-type="float" office:value="39912">
            <text:p>39912</text:p>
          </table:table-cell>
          <table:table-cell office:value-type="string" office:string-value="R399C13">
            <text:p>R399C13</text:p>
          </table:table-cell>
          <table:table-cell office:value-type="float" office:value="39914">
            <text:p>39914</text:p>
          </table:table-cell>
          <table:table-cell office:value-type="string" office:string-value="R399C15">
            <text:p>R399C15</text:p>
          </table:table-cell>
          <table:table-cell office:value-type="float" office:value="39916">
            <text:p>39916</text:p>
          </table:table-cell>
          <table:table-cell office:value-type="string" office:string-value="R399C17">
            <text:p>R399C17</text:p>
          </table:table-cell>
          <table:table-cell office:value-type="float" office:value="39918">
            <text:p>39918</text:p>
          </table:table-cell>
          <table:table-cell office:value-type="string" office:string-value="R399C19">
            <text:p>R399C19</text:p>
          </table:table-cell>
          <table:table-cell office:value-type="float" office:value="39920">
            <text:p>39920</text:p>
          </table:table-cell>
          <table:table-cell office:value-type="string" office:string-value="R399C21">
            <text:p>R399C21</text:p>
          </table:table-cell>
          <table:table-cell office:value-type="float" office:value="39922">
            <text:p>39922</text:p>
          </table:table-cell>
          <table:table-cell office:value-type="string" office:string-value="R399C23">
            <text:p>R399C23</text:p>
          </table:table-cell>
          <table:table-cell office:value-type="float" office:value="39924">
            <text:p>39924</text:p>
          </table:table-cell>
          <table:table-cell office:value-type="string" office:string-value="R399C25">
            <text:p>R399C25</text:p>
          </table:table-cell>
          <table:table-cell office:value-type="float" office:value="39926">
            <text:p>39926</text:p>
          </table:table-cell>
        </table:table-row>
        <table:table-row>
          <table:table-cell office:value-type="string" office:string-value="R400C1">
            <text:p>R400C1</text:p>
          </table:table-cell>
          <table:table-cell office:value-type="float" office:value="40002">
            <text:p>40002</text:p>
          </table:table-cell>
          <table:table-cell office:value-type="string" office:string-value="R400C3">
            <text:p>R400C3</text:p>
          </table:table-cell>
          <table:table-cell office:value-type="float" office:value="40004">
            <text:p>40004</text:p>
          </table:table-cell>
          <table:table-cell office:value-type="string" office:string-value="R400C5">
            <text:p>R400C5</text:p>
          </table:table-cell>
          <table:table-cell office:value-type="float" office:value="40006">
            <text:p>40006</text:p>
          </table:table-cell>
          <table:table-cell office:value-type="string" office:string-value="R400C7">
            <text:p>R400C7</text:p>
          </table:table-cell>
          <table:table-cell office:value-type="float" office:value="40008">
            <text:p>40008</text:p>
          </table:table-cell>
          <table:table-cell office:value-type="string" office:string-value="R400C9">
            <text:p>R400C9</text:p>
          </table:table-cell>
          <table:table-cell office:value-type="float" office:value="40010">
            <text:p>40010</text:p>
          </table:table-cell>
          <table:table-cell office:value-type="string" office:string-value="R400C11">
            <text:p>R400C11</text:p>
          </table:table-cell>
          <table:table-cell office:value-type="float" office:value="40012">
            <text:p>40012</text:p>
          </table:table-cell>
          <table:table-cell office:value-type="string" office:string-value="R400C13">
            <text:p>R400C13</text:p>
          </table:table-cell>
          <table:table-cell office:value-type="float" office:value="40014">
            <text:p>40014</text:p>
          </table:table-cell>
          <table:table-cell office:value-type="string" office:string-value="R400C15">
            <text:p>R400C15</text:p>
          </table:table-cell>
          <table:table-cell office:value-type="float" office:value="40016">
            <text:p>40016</text:p>
          </table:table-cell>
          <table:table-cell office:value-type="string" office:string-value="R400C17">
            <text:p>R400C17</text:p>
          </table:table-cell>
          <table:table-cell office:value-type="float" office:value="40018">
            <text:p>40018</text:p>
          </table:table-cell>
          <table:table-cell office:value-type="string" office:string-value="R400C19">
            <text:p>R400C19</text:p>
          </table:table-cell>
          <table:table-cell office:value-type="float" office:value="40020">
            <text:p>40020</text:p>
          </table:table-cell>
          <table:table-cell office:value-type="string" office:string-value="R400C21">
            <text:p>R400C21</text:p>
          </table:table-cell>
          <table:table-cell office:value-type="float" office:value="40022">
            <text:p>40022</text:p>
          </table:table-cell>
          <table:table-cell office:value-type="string" office:string-value="R400C23">
            <text:p>R400C23</text:p>
          </table:table-cell>
          <table:table-cell office:value-type="float" office:value="40024">
            <text:p>40024</text:p>
          </table:table-cell>
          <table:table-cell office:value-type="string" office:string-value="R400C25">
            <text:p>R400C25</text:p>
          </table:table-cell>
          <table:table-cell office:value-type="float" office:value="40026">
            <text:p>40026</text:p>
          </table:table-cell>
        </table:table-row>
        <table:table-row>
          <table:table-cell office:value-type="string" office:string-value="R401C1">
            <text:p>R401C1</text:p>
          </table:table-cell>
          <table:table-cell office:value-type="float" office:value="40102">
            <text:p>40102</text:p>
          </table:table-cell>
          <table:table-cell office:value-type="string" office:string-value="R401C3">
            <text:p>R401C3</text:p>
          </table:table-cell>
          <table:table-cell office:value-type="float" office:value="40104">
            <text:p>40104</text:p>
          </table:table-cell>
          <table:table-cell office:value-type="string" office:string-value="R401C5">
            <text:p>R401C5</text:p>
          </table:table-cell>
          <table:table-cell office:value-type="float" office:value="40106">
            <text:p>40106</text:p>
          </table:table-cell>
          <table:table-cell office:value-type="string" office:string-value="R401C7">
            <text:p>R401C7</text:p>
          </table:table-cell>
          <table:table-cell office:value-type="float" office:value="40108">
            <text:p>40108</text:p>
          </table:table-cell>
          <table:table-cell office:value-type="string" office:string-value="R401C9">
            <text:p>R401C9</text:p>
          </table:table-cell>
          <table:table-cell office:value-type="float" office:value="40110">
            <text:p>40110</text:p>
          </table:table-cell>
          <table:table-cell office:value-type="string" office:string-value="R401C11">
            <text:p>R401C11</text:p>
          </table:table-cell>
          <table:table-cell office:value-type="float" office:value="40112">
            <text:p>40112</text:p>
          </table:table-cell>
          <table:table-cell office:value-type="string" office:string-value="R401C13">
            <text:p>R401C13</text:p>
          </table:table-cell>
          <table:table-cell office:value-type="float" office:value="40114">
            <text:p>40114</text:p>
          </table:table-cell>
          <table:table-cell office:value-type="string" office:string-value="R401C15">
            <text:p>R401C15</text:p>
          </table:table-cell>
          <table:table-cell office:value-type="float" office:value="40116">
            <text:p>40116</text:p>
          </table:table-cell>
          <table:table-cell office:value-type="string" office:string-value="R401C17">
            <text:p>R401C17</text:p>
          </table:table-cell>
          <table:table-cell office:value-type="float" office:value="40118">
            <text:p>40118</text:p>
          </table:table-cell>
          <table:table-cell office:value-type="string" office:string-value="R401C19">
            <text:p>R401C19</text:p>
          </table:table-cell>
          <table:table-cell office:value-type="float" office:value="40120">
            <text:p>40120</text:p>
          </table:table-cell>
          <table:table-cell office:value-type="string" office:string-value="R401C21">
            <text:p>R401C21</text:p>
          </table:table-cell>
          <table:table-cell office:value-type="float" office:value="40122">
            <text:p>40122</text:p>
          </table:table-cell>
          <table:table-cell office:value-type="string" office:string-value="R401C23">
            <text:p>R401C23</text:p>
          </table:table-cell>
          <table:table-cell office:value-type="float" office:value="40124">
            <text:p>40124</text:p>
          </table:table-cell>
          <table:table-cell office:value-type="string" office:string-value="R401C25">
            <text:p>R401C25</text:p>
          </table:table-cell>
          <table:table-cell office:value-type="float" office:value="40126">
            <text:p>40126</text:p>
          </table:table-cell>
        </table:table-row>
        <table:table-row>
          <table:table-cell office:value-type="string" office:string-value="R402C1">
            <text:p>R402C1</text:p>
          </table:table-cell>
          <table:table-cell office:value-type="float" office:value="40202">
            <text:p>40202</text:p>
          </table:table-cell>
          <table:table-cell office:value-type="string" office:string-value="R402C3">
            <text:p>R402C3</text:p>
          </table:table-cell>
          <table:table-cell office:value-type="float" office:value="40204">
            <text:p>40204</text:p>
          </table:table-cell>
          <table:table-cell office:value-type="string" office:string-value="R402C5">
            <text:p>R402C5</text:p>
          </table:table-cell>
          <table:table-cell office:value-type="float" office:value="40206">
            <text:p>40206</text:p>
          </table:table-cell>
          <table:table-cell office:value-type="string" office:string-value="R402C7">
            <text:p>R402C7</text:p>
          </table:table-cell>
          <table:table-cell office:value-type="float" office:value="40208">
            <text:p>40208</text:p>
          </table:table-cell>
          <table:table-cell office:value-type="string" office:string-value="R402C9">
            <text:p>R402C9</text:p>
          </table:table-cell>
          <table:table-cell office:value-type="float" office:value="40210">
            <text:p>40210</text:p>
          </table:table-cell>
          <table:table-cell office:value-type="string" office:string-value="R402C11">
            <text:p>R402C11</text:p>
          </table:table-cell>
          <table:table-cell office:value-type="float" office:value="40212">
            <text:p>40212</text:p>
          </table:table-cell>
          <table:table-cell office:value-type="string" office:string-value="R402C13">
            <text:p>R402C13</text:p>
          </table:table-cell>
          <table:table-cell office:value-type="float" office:value="40214">
            <text:p>40214</text:p>
          </table:table-cell>
          <table:table-cell office:value-type="string" office:string-value="R402C15">
            <text:p>R402C15</text:p>
          </table:table-cell>
          <table:table-cell office:value-type="float" office:value="40216">
            <text:p>40216</text:p>
          </table:table-cell>
          <table:table-cell office:value-type="string" office:string-value="R402C17">
            <text:p>R402C17</text:p>
          </table:table-cell>
          <table:table-cell office:value-type="float" office:value="40218">
            <text:p>40218</text:p>
          </table:table-cell>
          <table:table-cell office:value-type="string" office:string-value="R402C19">
            <text:p>R402C19</text:p>
          </table:table-cell>
          <table:table-cell office:value-type="float" office:value="40220">
            <text:p>40220</text:p>
          </table:table-cell>
          <table:table-cell office:value-type="string" office:string-value="R402C21">
            <text:p>R402C21</text:p>
          </table:table-cell>
          <table:table-cell office:value-type="float" office:value="40222">
            <text:p>40222</text:p>
          </table:table-cell>
          <table:table-cell office:value-type="string" office:string-value="R402C23">
            <text:p>R402C23</text:p>
          </table:table-cell>
          <table:table-cell office:value-type="float" office:value="40224">
            <text:p>40224</text:p>
          </table:table-cell>
          <table:table-cell office:value-type="string" office:string-value="R402C25">
            <text:p>R402C25</text:p>
          </table:table-cell>
          <table:table-cell office:value-type="float" office:value="40226">
            <text:p>40226</text:p>
          </table:table-cell>
        </table:table-row>
        <table:table-row>
          <table:table-cell office:value-type="string" office:string-value="R403C1">
            <text:p>R403C1</text:p>
          </table:table-cell>
          <table:table-cell office:value-type="float" office:value="40302">
            <text:p>40302</text:p>
          </table:table-cell>
          <table:table-cell office:value-type="string" office:string-value="R403C3">
            <text:p>R403C3</text:p>
          </table:table-cell>
          <table:table-cell office:value-type="float" office:value="40304">
            <text:p>40304</text:p>
          </table:table-cell>
          <table:table-cell office:value-type="string" office:string-value="R403C5">
            <text:p>R403C5</text:p>
          </table:table-cell>
          <table:table-cell office:value-type="float" office:value="40306">
            <text:p>40306</text:p>
          </table:table-cell>
          <table:table-cell office:value-type="string" office:string-value="R403C7">
            <text:p>R403C7</text:p>
          </table:table-cell>
          <table:table-cell office:value-type="float" office:value="40308">
            <text:p>40308</text:p>
          </table:table-cell>
          <table:table-cell office:value-type="string" office:string-value="R403C9">
            <text:p>R403C9</text:p>
          </table:table-cell>
          <table:table-cell office:value-type="float" office:value="40310">
            <text:p>40310</text:p>
          </table:table-cell>
          <table:table-cell office:value-type="string" office:string-value="R403C11">
            <text:p>R403C11</text:p>
          </table:table-cell>
          <table:table-cell office:value-type="float" office:value="40312">
            <text:p>40312</text:p>
          </table:table-cell>
          <table:table-cell office:value-type="string" office:string-value="R403C13">
            <text:p>R403C13</text:p>
          </table:table-cell>
          <table:table-cell office:value-type="float" office:value="40314">
            <text:p>40314</text:p>
          </table:table-cell>
          <table:table-cell office:value-type="string" office:string-value="R403C15">
            <text:p>R403C15</text:p>
          </table:table-cell>
          <table:table-cell office:value-type="float" office:value="40316">
            <text:p>40316</text:p>
          </table:table-cell>
          <table:table-cell office:value-type="string" office:string-value="R403C17">
            <text:p>R403C17</text:p>
          </table:table-cell>
          <table:table-cell office:value-type="float" office:value="40318">
            <text:p>40318</text:p>
          </table:table-cell>
          <table:table-cell office:value-type="string" office:string-value="R403C19">
            <text:p>R403C19</text:p>
          </table:table-cell>
          <table:table-cell office:value-type="float" office:value="40320">
            <text:p>40320</text:p>
          </table:table-cell>
          <table:table-cell office:value-type="string" office:string-value="R403C21">
            <text:p>R403C21</text:p>
          </table:table-cell>
          <table:table-cell office:value-type="float" office:value="40322">
            <text:p>40322</text:p>
          </table:table-cell>
          <table:table-cell office:value-type="string" office:string-value="R403C23">
            <text:p>R403C23</text:p>
          </table:table-cell>
          <table:table-cell office:value-type="float" office:value="40324">
            <text:p>40324</text:p>
          </table:table-cell>
          <table:table-cell office:value-type="string" office:string-value="R403C25">
            <text:p>R403C25</text:p>
          </table:table-cell>
          <table:table-cell office:value-type="float" office:value="40326">
            <text:p>40326</text:p>
          </table:table-cell>
        </table:table-row>
        <table:table-row>
          <table:table-cell office:value-type="string" office:string-value="R404C1">
            <text:p>R404C1</text:p>
          </table:table-cell>
          <table:table-cell office:value-type="float" office:value="40402">
            <text:p>40402</text:p>
          </table:table-cell>
          <table:table-cell office:value-type="string" office:string-value="R404C3">
            <text:p>R404C3</text:p>
          </table:table-cell>
          <table:table-cell office:value-type="float" office:value="40404">
            <text:p>40404</text:p>
          </table:table-cell>
          <table:table-cell office:value-type="string" office:string-value="R404C5">
            <text:p>R404C5</text:p>
          </table:table-cell>
          <table:table-cell office:value-type="float" office:value="40406">
            <text:p>40406</text:p>
          </table:table-cell>
          <table:table-cell office:value-type="string" office:string-value="R404C7">
            <text:p>R404C7</text:p>
          </table:table-cell>
          <table:table-cell office:value-type="float" office:value="40408">
            <text:p>40408</text:p>
          </table:table-cell>
          <table:table-cell office:value-type="string" office:string-value="R404C9">
            <text:p>R404C9</text:p>
          </table:table-cell>
          <table:table-cell office:value-type="float" office:value="40410">
            <text:p>40410</text:p>
          </table:table-cell>
          <table:table-cell office:value-type="string" office:string-value="R404C11">
            <text:p>R404C11</text:p>
          </table:table-cell>
          <table:table-cell office:value-type="float" office:value="40412">
            <text:p>40412</text:p>
          </table:table-cell>
          <table:table-cell office:value-type="string" office:string-value="R404C13">
            <text:p>R404C13</text:p>
          </table:table-cell>
          <table:table-cell office:value-type="float" office:value="40414">
            <text:p>40414</text:p>
          </table:table-cell>
          <table:table-cell office:value-type="string" office:string-value="R404C15">
            <text:p>R404C15</text:p>
          </table:table-cell>
          <table:table-cell office:value-type="float" office:value="40416">
            <text:p>40416</text:p>
          </table:table-cell>
          <table:table-cell office:value-type="string" office:string-value="R404C17">
            <text:p>R404C17</text:p>
          </table:table-cell>
          <table:table-cell office:value-type="float" office:value="40418">
            <text:p>40418</text:p>
          </table:table-cell>
          <table:table-cell office:value-type="string" office:string-value="R404C19">
            <text:p>R404C19</text:p>
          </table:table-cell>
          <table:table-cell office:value-type="float" office:value="40420">
            <text:p>40420</text:p>
          </table:table-cell>
          <table:table-cell office:value-type="string" office:string-value="R404C21">
            <text:p>R404C21</text:p>
          </table:table-cell>
          <table:table-cell office:value-type="float" office:value="40422">
            <text:p>40422</text:p>
          </table:table-cell>
          <table:table-cell office:value-type="string" office:string-value="R404C23">
            <text:p>R404C23</text:p>
          </table:table-cell>
          <table:table-cell office:value-type="float" office:value="40424">
            <text:p>40424</text:p>
          </table:table-cell>
          <table:table-cell office:value-type="string" office:string-value="R404C25">
            <text:p>R404C25</text:p>
          </table:table-cell>
          <table:table-cell office:value-type="float" office:value="40426">
            <text:p>40426</text:p>
          </table:table-cell>
        </table:table-row>
        <table:table-row>
          <table:table-cell office:value-type="string" office:string-value="R405C1">
            <text:p>R405C1</text:p>
          </table:table-cell>
          <table:table-cell office:value-type="float" office:value="40502">
            <text:p>40502</text:p>
          </table:table-cell>
          <table:table-cell office:value-type="string" office:string-value="R405C3">
            <text:p>R405C3</text:p>
          </table:table-cell>
          <table:table-cell office:value-type="float" office:value="40504">
            <text:p>40504</text:p>
          </table:table-cell>
          <table:table-cell office:value-type="string" office:string-value="R405C5">
            <text:p>R405C5</text:p>
          </table:table-cell>
          <table:table-cell office:value-type="float" office:value="40506">
            <text:p>40506</text:p>
          </table:table-cell>
          <table:table-cell office:value-type="string" office:string-value="R405C7">
            <text:p>R405C7</text:p>
          </table:table-cell>
          <table:table-cell office:value-type="float" office:value="40508">
            <text:p>40508</text:p>
          </table:table-cell>
          <table:table-cell office:value-type="string" office:string-value="R405C9">
            <text:p>R405C9</text:p>
          </table:table-cell>
          <table:table-cell office:value-type="float" office:value="40510">
            <text:p>40510</text:p>
          </table:table-cell>
          <table:table-cell office:value-type="string" office:string-value="R405C11">
            <text:p>R405C11</text:p>
          </table:table-cell>
          <table:table-cell office:value-type="float" office:value="40512">
            <text:p>40512</text:p>
          </table:table-cell>
          <table:table-cell office:value-type="string" office:string-value="R405C13">
            <text:p>R405C13</text:p>
          </table:table-cell>
          <table:table-cell office:value-type="float" office:value="40514">
            <text:p>40514</text:p>
          </table:table-cell>
          <table:table-cell office:value-type="string" office:string-value="R405C15">
            <text:p>R405C15</text:p>
          </table:table-cell>
          <table:table-cell office:value-type="float" office:value="40516">
            <text:p>40516</text:p>
          </table:table-cell>
          <table:table-cell office:value-type="string" office:string-value="R405C17">
            <text:p>R405C17</text:p>
          </table:table-cell>
          <table:table-cell office:value-type="float" office:value="40518">
            <text:p>40518</text:p>
          </table:table-cell>
          <table:table-cell office:value-type="string" office:string-value="R405C19">
            <text:p>R405C19</text:p>
          </table:table-cell>
          <table:table-cell office:value-type="float" office:value="40520">
            <text:p>40520</text:p>
          </table:table-cell>
          <table:table-cell office:value-type="string" office:string-value="R405C21">
            <text:p>R405C21</text:p>
          </table:table-cell>
          <table:table-cell office:value-type="float" office:value="40522">
            <text:p>40522</text:p>
          </table:table-cell>
          <table:table-cell office:value-type="string" office:string-value="R405C23">
            <text:p>R405C23</text:p>
          </table:table-cell>
          <table:table-cell office:value-type="float" office:value="40524">
            <text:p>40524</text:p>
          </table:table-cell>
          <table:table-cell office:value-type="string" office:string-value="R405C25">
            <text:p>R405C25</text:p>
          </table:table-cell>
          <table:table-cell office:value-type="float" office:value="40526">
            <text:p>40526</text:p>
          </table:table-cell>
        </table:table-row>
        <table:table-row>
          <table:table-cell office:value-type="string" office:string-value="R406C1">
            <text:p>R406C1</text:p>
          </table:table-cell>
          <table:table-cell office:value-type="float" office:value="40602">
            <text:p>40602</text:p>
          </table:table-cell>
          <table:table-cell office:value-type="string" office:string-value="R406C3">
            <text:p>R406C3</text:p>
          </table:table-cell>
          <table:table-cell office:value-type="float" office:value="40604">
            <text:p>40604</text:p>
          </table:table-cell>
          <table:table-cell office:value-type="string" office:string-value="R406C5">
            <text:p>R406C5</text:p>
          </table:table-cell>
          <table:table-cell office:value-type="float" office:value="40606">
            <text:p>40606</text:p>
          </table:table-cell>
          <table:table-cell office:value-type="string" office:string-value="R406C7">
            <text:p>R406C7</text:p>
          </table:table-cell>
          <table:table-cell office:value-type="float" office:value="40608">
            <text:p>40608</text:p>
          </table:table-cell>
          <table:table-cell office:value-type="string" office:string-value="R406C9">
            <text:p>R406C9</text:p>
          </table:table-cell>
          <table:table-cell office:value-type="float" office:value="40610">
            <text:p>40610</text:p>
          </table:table-cell>
          <table:table-cell office:value-type="string" office:string-value="R406C11">
            <text:p>R406C11</text:p>
          </table:table-cell>
          <table:table-cell office:value-type="float" office:value="40612">
            <text:p>40612</text:p>
          </table:table-cell>
          <table:table-cell office:value-type="string" office:string-value="R406C13">
            <text:p>R406C13</text:p>
          </table:table-cell>
          <table:table-cell office:value-type="float" office:value="40614">
            <text:p>40614</text:p>
          </table:table-cell>
          <table:table-cell office:value-type="string" office:string-value="R406C15">
            <text:p>R406C15</text:p>
          </table:table-cell>
          <table:table-cell office:value-type="float" office:value="40616">
            <text:p>40616</text:p>
          </table:table-cell>
          <table:table-cell office:value-type="string" office:string-value="R406C17">
            <text:p>R406C17</text:p>
          </table:table-cell>
          <table:table-cell office:value-type="float" office:value="40618">
            <text:p>40618</text:p>
          </table:table-cell>
          <table:table-cell office:value-type="string" office:string-value="R406C19">
            <text:p>R406C19</text:p>
          </table:table-cell>
          <table:table-cell office:value-type="float" office:value="40620">
            <text:p>40620</text:p>
          </table:table-cell>
          <table:table-cell office:value-type="string" office:string-value="R406C21">
            <text:p>R406C21</text:p>
          </table:table-cell>
          <table:table-cell office:value-type="float" office:value="40622">
            <text:p>40622</text:p>
          </table:table-cell>
          <table:table-cell office:value-type="string" office:string-value="R406C23">
            <text:p>R406C23</text:p>
          </table:table-cell>
          <table:table-cell office:value-type="float" office:value="40624">
            <text:p>40624</text:p>
          </table:table-cell>
          <table:table-cell office:value-type="string" office:string-value="R406C25">
            <text:p>R406C25</text:p>
          </table:table-cell>
          <table:table-cell office:value-type="float" office:value="40626">
            <text:p>40626</text:p>
          </table:table-cell>
        </table:table-row>
        <table:table-row>
          <table:table-cell office:value-type="string" office:string-value="R407C1">
            <text:p>R407C1</text:p>
          </table:table-cell>
          <table:table-cell office:value-type="float" office:value="40702">
            <text:p>40702</text:p>
          </table:table-cell>
          <table:table-cell office:value-type="string" office:string-value="R407C3">
            <text:p>R407C3</text:p>
          </table:table-cell>
          <table:table-cell office:value-type="float" office:value="40704">
            <text:p>40704</text:p>
          </table:table-cell>
          <table:table-cell office:value-type="string" office:string-value="R407C5">
            <text:p>R407C5</text:p>
          </table:table-cell>
          <table:table-cell office:value-type="float" office:value="40706">
            <text:p>40706</text:p>
          </table:table-cell>
          <table:table-cell office:value-type="string" office:string-value="R407C7">
            <text:p>R407C7</text:p>
          </table:table-cell>
          <table:table-cell office:value-type="float" office:value="40708">
            <text:p>40708</text:p>
          </table:table-cell>
          <table:table-cell office:value-type="string" office:string-value="R407C9">
            <text:p>R407C9</text:p>
          </table:table-cell>
          <table:table-cell office:value-type="float" office:value="40710">
            <text:p>40710</text:p>
          </table:table-cell>
          <table:table-cell office:value-type="string" office:string-value="R407C11">
            <text:p>R407C11</text:p>
          </table:table-cell>
          <table:table-cell office:value-type="float" office:value="40712">
            <text:p>40712</text:p>
          </table:table-cell>
          <table:table-cell office:value-type="string" office:string-value="R407C13">
            <text:p>R407C13</text:p>
          </table:table-cell>
          <table:table-cell office:value-type="float" office:value="40714">
            <text:p>40714</text:p>
          </table:table-cell>
          <table:table-cell office:value-type="string" office:string-value="R407C15">
            <text:p>R407C15</text:p>
          </table:table-cell>
          <table:table-cell office:value-type="float" office:value="40716">
            <text:p>40716</text:p>
          </table:table-cell>
          <table:table-cell office:value-type="string" office:string-value="R407C17">
            <text:p>R407C17</text:p>
          </table:table-cell>
          <table:table-cell office:value-type="float" office:value="40718">
            <text:p>40718</text:p>
          </table:table-cell>
          <table:table-cell office:value-type="string" office:string-value="R407C19">
            <text:p>R407C19</text:p>
          </table:table-cell>
          <table:table-cell office:value-type="float" office:value="40720">
            <text:p>40720</text:p>
          </table:table-cell>
          <table:table-cell office:value-type="string" office:string-value="R407C21">
            <text:p>R407C21</text:p>
          </table:table-cell>
          <table:table-cell office:value-type="float" office:value="40722">
            <text:p>40722</text:p>
          </table:table-cell>
          <table:table-cell office:value-type="string" office:string-value="R407C23">
            <text:p>R407C23</text:p>
          </table:table-cell>
          <table:table-cell office:value-type="float" office:value="40724">
            <text:p>40724</text:p>
          </table:table-cell>
          <table:table-cell office:value-type="string" office:string-value="R407C25">
            <text:p>R407C25</text:p>
          </table:table-cell>
          <table:table-cell office:value-type="float" office:value="40726">
            <text:p>40726</text:p>
          </table:table-cell>
        </table:table-row>
        <table:table-row>
          <table:table-cell office:value-type="string" office:string-value="R408C1">
            <text:p>R408C1</text:p>
          </table:table-cell>
          <table:table-cell office:value-type="float" office:value="40802">
            <text:p>40802</text:p>
          </table:table-cell>
          <table:table-cell office:value-type="string" office:string-value="R408C3">
            <text:p>R408C3</text:p>
          </table:table-cell>
          <table:table-cell office:value-type="float" office:value="40804">
            <text:p>40804</text:p>
          </table:table-cell>
          <table:table-cell office:value-type="string" office:string-value="R408C5">
            <text:p>R408C5</text:p>
          </table:table-cell>
          <table:table-cell office:value-type="float" office:value="40806">
            <text:p>40806</text:p>
          </table:table-cell>
          <table:table-cell office:value-type="string" office:string-value="R408C7">
            <text:p>R408C7</text:p>
          </table:table-cell>
          <table:table-cell office:value-type="float" office:value="40808">
            <text:p>40808</text:p>
          </table:table-cell>
          <table:table-cell office:value-type="string" office:string-value="R408C9">
            <text:p>R408C9</text:p>
          </table:table-cell>
          <table:table-cell office:value-type="float" office:value="40810">
            <text:p>40810</text:p>
          </table:table-cell>
          <table:table-cell office:value-type="string" office:string-value="R408C11">
            <text:p>R408C11</text:p>
          </table:table-cell>
          <table:table-cell office:value-type="float" office:value="40812">
            <text:p>40812</text:p>
          </table:table-cell>
          <table:table-cell office:value-type="string" office:string-value="R408C13">
            <text:p>R408C13</text:p>
          </table:table-cell>
          <table:table-cell office:value-type="float" office:value="40814">
            <text:p>40814</text:p>
          </table:table-cell>
          <table:table-cell office:value-type="string" office:string-value="R408C15">
            <text:p>R408C15</text:p>
          </table:table-cell>
          <table:table-cell office:value-type="float" office:value="40816">
            <text:p>40816</text:p>
          </table:table-cell>
          <table:table-cell office:value-type="string" office:string-value="R408C17">
            <text:p>R408C17</text:p>
          </table:table-cell>
          <table:table-cell office:value-type="float" office:value="40818">
            <text:p>40818</text:p>
          </table:table-cell>
          <table:table-cell office:value-type="string" office:string-value="R408C19">
            <text:p>R408C19</text:p>
          </table:table-cell>
          <table:table-cell office:value-type="float" office:value="40820">
            <text:p>40820</text:p>
          </table:table-cell>
          <table:table-cell office:value-type="string" office:string-value="R408C21">
            <text:p>R408C21</text:p>
          </table:table-cell>
          <table:table-cell office:value-type="float" office:value="40822">
            <text:p>40822</text:p>
          </table:table-cell>
          <table:table-cell office:value-type="string" office:string-value="R408C23">
            <text:p>R408C23</text:p>
          </table:table-cell>
          <table:table-cell office:value-type="float" office:value="40824">
            <text:p>40824</text:p>
          </table:table-cell>
          <table:table-cell office:value-type="string" office:string-value="R408C25">
            <text:p>R408C25</text:p>
          </table:table-cell>
          <table:table-cell office:value-type="float" office:value="40826">
            <text:p>40826</text:p>
          </table:table-cell>
        </table:table-row>
        <table:table-row>
          <table:table-cell office:value-type="string" office:string-value="R409C1">
            <text:p>R409C1</text:p>
          </table:table-cell>
          <table:table-cell office:value-type="float" office:value="40902">
            <text:p>40902</text:p>
          </table:table-cell>
          <table:table-cell office:value-type="string" office:string-value="R409C3">
            <text:p>R409C3</text:p>
          </table:table-cell>
          <table:table-cell office:value-type="float" office:value="40904">
            <text:p>40904</text:p>
          </table:table-cell>
          <table:table-cell office:value-type="string" office:string-value="R409C5">
            <text:p>R409C5</text:p>
          </table:table-cell>
          <table:table-cell office:value-type="float" office:value="40906">
            <text:p>40906</text:p>
          </table:table-cell>
          <table:table-cell office:value-type="string" office:string-value="R409C7">
            <text:p>R409C7</text:p>
          </table:table-cell>
          <table:table-cell office:value-type="float" office:value="40908">
            <text:p>40908</text:p>
          </table:table-cell>
          <table:table-cell office:value-type="string" office:string-value="R409C9">
            <text:p>R409C9</text:p>
          </table:table-cell>
          <table:table-cell office:value-type="float" office:value="40910">
            <text:p>40910</text:p>
          </table:table-cell>
          <table:table-cell office:value-type="string" office:string-value="R409C11">
            <text:p>R409C11</text:p>
          </table:table-cell>
          <table:table-cell office:value-type="float" office:value="40912">
            <text:p>40912</text:p>
          </table:table-cell>
          <table:table-cell office:value-type="string" office:string-value="R409C13">
            <text:p>R409C13</text:p>
          </table:table-cell>
          <table:table-cell office:value-type="float" office:value="40914">
            <text:p>40914</text:p>
          </table:table-cell>
          <table:table-cell office:value-type="string" office:string-value="R409C15">
            <text:p>R409C15</text:p>
          </table:table-cell>
          <table:table-cell office:value-type="float" office:value="40916">
            <text:p>40916</text:p>
          </table:table-cell>
          <table:table-cell office:value-type="string" office:string-value="R409C17">
            <text:p>R409C17</text:p>
          </table:table-cell>
          <table:table-cell office:value-type="float" office:value="40918">
            <text:p>40918</text:p>
          </table:table-cell>
          <table:table-cell office:value-type="string" office:string-value="R409C19">
            <text:p>R409C19</text:p>
          </table:table-cell>
          <table:table-cell office:value-type="float" office:value="40920">
            <text:p>40920</text:p>
          </table:table-cell>
          <table:table-cell office:value-type="string" office:string-value="R409C21">
            <text:p>R409C21</text:p>
          </table:table-cell>
          <table:table-cell office:value-type="float" office:value="40922">
            <text:p>40922</text:p>
          </table:table-cell>
          <table:table-cell office:value-type="string" office:string-value="R409C23">
            <text:p>R409C23</text:p>
          </table:table-cell>
          <table:table-cell office:value-type="float" office:value="40924">
            <text:p>40924</text:p>
          </table:table-cell>
          <table:table-cell office:value-type="string" office:string-value="R409C25">
            <text:p>R409C25</text:p>
          </table:table-cell>
          <table:table-cell office:value-type="float" office:value="40926">
            <text:p>40926</text:p>
          </table:table-cell>
        </table:table-row>
        <table:table-row>
          <table:table-cell office:value-type="string" office:string-value="R410C1">
            <text:p>R410C1</text:p>
          </table:table-cell>
          <table:table-cell office:value-type="float" office:value="41002">
            <text:p>41002</text:p>
          </table:table-cell>
          <table:table-cell office:value-type="string" office:string-value="R410C3">
            <text:p>R410C3</text:p>
          </table:table-cell>
          <table:table-cell office:value-type="float" office:value="41004">
            <text:p>41004</text:p>
          </table:table-cell>
          <table:table-cell office:value-type="string" office:string-value="R410C5">
            <text:p>R410C5</text:p>
          </table:table-cell>
          <table:table-cell office:value-type="float" office:value="41006">
            <text:p>41006</text:p>
          </table:table-cell>
          <table:table-cell office:value-type="string" office:string-value="R410C7">
            <text:p>R410C7</text:p>
          </table:table-cell>
          <table:table-cell office:value-type="float" office:value="41008">
            <text:p>41008</text:p>
          </table:table-cell>
          <table:table-cell office:value-type="string" office:string-value="R410C9">
            <text:p>R410C9</text:p>
          </table:table-cell>
          <table:table-cell office:value-type="float" office:value="41010">
            <text:p>41010</text:p>
          </table:table-cell>
          <table:table-cell office:value-type="string" office:string-value="R410C11">
            <text:p>R410C11</text:p>
          </table:table-cell>
          <table:table-cell office:value-type="float" office:value="41012">
            <text:p>41012</text:p>
          </table:table-cell>
          <table:table-cell office:value-type="string" office:string-value="R410C13">
            <text:p>R410C13</text:p>
          </table:table-cell>
          <table:table-cell office:value-type="float" office:value="41014">
            <text:p>41014</text:p>
          </table:table-cell>
          <table:table-cell office:value-type="string" office:string-value="R410C15">
            <text:p>R410C15</text:p>
          </table:table-cell>
          <table:table-cell office:value-type="float" office:value="41016">
            <text:p>41016</text:p>
          </table:table-cell>
          <table:table-cell office:value-type="string" office:string-value="R410C17">
            <text:p>R410C17</text:p>
          </table:table-cell>
          <table:table-cell office:value-type="float" office:value="41018">
            <text:p>41018</text:p>
          </table:table-cell>
          <table:table-cell office:value-type="string" office:string-value="R410C19">
            <text:p>R410C19</text:p>
          </table:table-cell>
          <table:table-cell office:value-type="float" office:value="41020">
            <text:p>41020</text:p>
          </table:table-cell>
          <table:table-cell office:value-type="string" office:string-value="R410C21">
            <text:p>R410C21</text:p>
          </table:table-cell>
          <table:table-cell office:value-type="float" office:value="41022">
            <text:p>41022</text:p>
          </table:table-cell>
          <table:table-cell office:value-type="string" office:string-value="R410C23">
            <text:p>R410C23</text:p>
          </table:table-cell>
          <table:table-cell office:value-type="float" office:value="41024">
            <text:p>41024</text:p>
          </table:table-cell>
          <table:table-cell office:value-type="string" office:string-value="R410C25">
            <text:p>R410C25</text:p>
          </table:table-cell>
          <table:table-cell office:value-type="float" office:value="41026">
            <text:p>41026</text:p>
          </table:table-cell>
        </table:table-row>
        <table:table-row>
          <table:table-cell office:value-type="string" office:string-value="R411C1">
            <text:p>R411C1</text:p>
          </table:table-cell>
          <table:table-cell office:value-type="float" office:value="41102">
            <text:p>41102</text:p>
          </table:table-cell>
          <table:table-cell office:value-type="string" office:string-value="R411C3">
            <text:p>R411C3</text:p>
          </table:table-cell>
          <table:table-cell office:value-type="float" office:value="41104">
            <text:p>41104</text:p>
          </table:table-cell>
          <table:table-cell office:value-type="string" office:string-value="R411C5">
            <text:p>R411C5</text:p>
          </table:table-cell>
          <table:table-cell office:value-type="float" office:value="41106">
            <text:p>41106</text:p>
          </table:table-cell>
          <table:table-cell office:value-type="string" office:string-value="R411C7">
            <text:p>R411C7</text:p>
          </table:table-cell>
          <table:table-cell office:value-type="float" office:value="41108">
            <text:p>41108</text:p>
          </table:table-cell>
          <table:table-cell office:value-type="string" office:string-value="R411C9">
            <text:p>R411C9</text:p>
          </table:table-cell>
          <table:table-cell office:value-type="float" office:value="41110">
            <text:p>41110</text:p>
          </table:table-cell>
          <table:table-cell office:value-type="string" office:string-value="R411C11">
            <text:p>R411C11</text:p>
          </table:table-cell>
          <table:table-cell office:value-type="float" office:value="41112">
            <text:p>41112</text:p>
          </table:table-cell>
          <table:table-cell office:value-type="string" office:string-value="R411C13">
            <text:p>R411C13</text:p>
          </table:table-cell>
          <table:table-cell office:value-type="float" office:value="41114">
            <text:p>41114</text:p>
          </table:table-cell>
          <table:table-cell office:value-type="string" office:string-value="R411C15">
            <text:p>R411C15</text:p>
          </table:table-cell>
          <table:table-cell office:value-type="float" office:value="41116">
            <text:p>41116</text:p>
          </table:table-cell>
          <table:table-cell office:value-type="string" office:string-value="R411C17">
            <text:p>R411C17</text:p>
          </table:table-cell>
          <table:table-cell office:value-type="float" office:value="41118">
            <text:p>41118</text:p>
          </table:table-cell>
          <table:table-cell office:value-type="string" office:string-value="R411C19">
            <text:p>R411C19</text:p>
          </table:table-cell>
          <table:table-cell office:value-type="float" office:value="41120">
            <text:p>41120</text:p>
          </table:table-cell>
          <table:table-cell office:value-type="string" office:string-value="R411C21">
            <text:p>R411C21</text:p>
          </table:table-cell>
          <table:table-cell office:value-type="float" office:value="41122">
            <text:p>41122</text:p>
          </table:table-cell>
          <table:table-cell office:value-type="string" office:string-value="R411C23">
            <text:p>R411C23</text:p>
          </table:table-cell>
          <table:table-cell office:value-type="float" office:value="41124">
            <text:p>41124</text:p>
          </table:table-cell>
          <table:table-cell office:value-type="string" office:string-value="R411C25">
            <text:p>R411C25</text:p>
          </table:table-cell>
          <table:table-cell office:value-type="float" office:value="41126">
            <text:p>41126</text:p>
          </table:table-cell>
        </table:table-row>
        <table:table-row>
          <table:table-cell office:value-type="string" office:string-value="R412C1">
            <text:p>R412C1</text:p>
          </table:table-cell>
          <table:table-cell office:value-type="float" office:value="41202">
            <text:p>41202</text:p>
          </table:table-cell>
          <table:table-cell office:value-type="string" office:string-value="R412C3">
            <text:p>R412C3</text:p>
          </table:table-cell>
          <table:table-cell office:value-type="float" office:value="41204">
            <text:p>41204</text:p>
          </table:table-cell>
          <table:table-cell office:value-type="string" office:string-value="R412C5">
            <text:p>R412C5</text:p>
          </table:table-cell>
          <table:table-cell office:value-type="float" office:value="41206">
            <text:p>41206</text:p>
          </table:table-cell>
          <table:table-cell office:value-type="string" office:string-value="R412C7">
            <text:p>R412C7</text:p>
          </table:table-cell>
          <table:table-cell office:value-type="float" office:value="41208">
            <text:p>41208</text:p>
          </table:table-cell>
          <table:table-cell office:value-type="string" office:string-value="R412C9">
            <text:p>R412C9</text:p>
          </table:table-cell>
          <table:table-cell office:value-type="float" office:value="41210">
            <text:p>41210</text:p>
          </table:table-cell>
          <table:table-cell office:value-type="string" office:string-value="R412C11">
            <text:p>R412C11</text:p>
          </table:table-cell>
          <table:table-cell office:value-type="float" office:value="41212">
            <text:p>41212</text:p>
          </table:table-cell>
          <table:table-cell office:value-type="string" office:string-value="R412C13">
            <text:p>R412C13</text:p>
          </table:table-cell>
          <table:table-cell office:value-type="float" office:value="41214">
            <text:p>41214</text:p>
          </table:table-cell>
          <table:table-cell office:value-type="string" office:string-value="R412C15">
            <text:p>R412C15</text:p>
          </table:table-cell>
          <table:table-cell office:value-type="float" office:value="41216">
            <text:p>41216</text:p>
          </table:table-cell>
          <table:table-cell office:value-type="string" office:string-value="R412C17">
            <text:p>R412C17</text:p>
          </table:table-cell>
          <table:table-cell office:value-type="float" office:value="41218">
            <text:p>41218</text:p>
          </table:table-cell>
          <table:table-cell office:value-type="string" office:string-value="R412C19">
            <text:p>R412C19</text:p>
          </table:table-cell>
          <table:table-cell office:value-type="float" office:value="41220">
            <text:p>41220</text:p>
          </table:table-cell>
          <table:table-cell office:value-type="string" office:string-value="R412C21">
            <text:p>R412C21</text:p>
          </table:table-cell>
          <table:table-cell office:value-type="float" office:value="41222">
            <text:p>41222</text:p>
          </table:table-cell>
          <table:table-cell office:value-type="string" office:string-value="R412C23">
            <text:p>R412C23</text:p>
          </table:table-cell>
          <table:table-cell office:value-type="float" office:value="41224">
            <text:p>41224</text:p>
          </table:table-cell>
          <table:table-cell office:value-type="string" office:string-value="R412C25">
            <text:p>R412C25</text:p>
          </table:table-cell>
          <table:table-cell office:value-type="float" office:value="41226">
            <text:p>41226</text:p>
          </table:table-cell>
        </table:table-row>
        <table:table-row>
          <table:table-cell office:value-type="string" office:string-value="R413C1">
            <text:p>R413C1</text:p>
          </table:table-cell>
          <table:table-cell office:value-type="float" office:value="41302">
            <text:p>41302</text:p>
          </table:table-cell>
          <table:table-cell office:value-type="string" office:string-value="R413C3">
            <text:p>R413C3</text:p>
          </table:table-cell>
          <table:table-cell office:value-type="float" office:value="41304">
            <text:p>41304</text:p>
          </table:table-cell>
          <table:table-cell office:value-type="string" office:string-value="R413C5">
            <text:p>R413C5</text:p>
          </table:table-cell>
          <table:table-cell office:value-type="float" office:value="41306">
            <text:p>41306</text:p>
          </table:table-cell>
          <table:table-cell office:value-type="string" office:string-value="R413C7">
            <text:p>R413C7</text:p>
          </table:table-cell>
          <table:table-cell office:value-type="float" office:value="41308">
            <text:p>41308</text:p>
          </table:table-cell>
          <table:table-cell office:value-type="string" office:string-value="R413C9">
            <text:p>R413C9</text:p>
          </table:table-cell>
          <table:table-cell office:value-type="float" office:value="41310">
            <text:p>41310</text:p>
          </table:table-cell>
          <table:table-cell office:value-type="string" office:string-value="R413C11">
            <text:p>R413C11</text:p>
          </table:table-cell>
          <table:table-cell office:value-type="float" office:value="41312">
            <text:p>41312</text:p>
          </table:table-cell>
          <table:table-cell office:value-type="string" office:string-value="R413C13">
            <text:p>R413C13</text:p>
          </table:table-cell>
          <table:table-cell office:value-type="float" office:value="41314">
            <text:p>41314</text:p>
          </table:table-cell>
          <table:table-cell office:value-type="string" office:string-value="R413C15">
            <text:p>R413C15</text:p>
          </table:table-cell>
          <table:table-cell office:value-type="float" office:value="41316">
            <text:p>41316</text:p>
          </table:table-cell>
          <table:table-cell office:value-type="string" office:string-value="R413C17">
            <text:p>R413C17</text:p>
          </table:table-cell>
          <table:table-cell office:value-type="float" office:value="41318">
            <text:p>41318</text:p>
          </table:table-cell>
          <table:table-cell office:value-type="string" office:string-value="R413C19">
            <text:p>R413C19</text:p>
          </table:table-cell>
          <table:table-cell office:value-type="float" office:value="41320">
            <text:p>41320</text:p>
          </table:table-cell>
          <table:table-cell office:value-type="string" office:string-value="R413C21">
            <text:p>R413C21</text:p>
          </table:table-cell>
          <table:table-cell office:value-type="float" office:value="41322">
            <text:p>41322</text:p>
          </table:table-cell>
          <table:table-cell office:value-type="string" office:string-value="R413C23">
            <text:p>R413C23</text:p>
          </table:table-cell>
          <table:table-cell office:value-type="float" office:value="41324">
            <text:p>41324</text:p>
          </table:table-cell>
          <table:table-cell office:value-type="string" office:string-value="R413C25">
            <text:p>R413C25</text:p>
          </table:table-cell>
          <table:table-cell office:value-type="float" office:value="41326">
            <text:p>41326</text:p>
          </table:table-cell>
        </table:table-row>
        <table:table-row>
          <table:table-cell office:value-type="string" office:string-value="R414C1">
            <text:p>R414C1</text:p>
          </table:table-cell>
          <table:table-cell office:value-type="float" office:value="41402">
            <text:p>41402</text:p>
          </table:table-cell>
          <table:table-cell office:value-type="string" office:string-value="R414C3">
            <text:p>R414C3</text:p>
          </table:table-cell>
          <table:table-cell office:value-type="float" office:value="41404">
            <text:p>41404</text:p>
          </table:table-cell>
          <table:table-cell office:value-type="string" office:string-value="R414C5">
            <text:p>R414C5</text:p>
          </table:table-cell>
          <table:table-cell office:value-type="float" office:value="41406">
            <text:p>41406</text:p>
          </table:table-cell>
          <table:table-cell office:value-type="string" office:string-value="R414C7">
            <text:p>R414C7</text:p>
          </table:table-cell>
          <table:table-cell office:value-type="float" office:value="41408">
            <text:p>41408</text:p>
          </table:table-cell>
          <table:table-cell office:value-type="string" office:string-value="R414C9">
            <text:p>R414C9</text:p>
          </table:table-cell>
          <table:table-cell office:value-type="float" office:value="41410">
            <text:p>41410</text:p>
          </table:table-cell>
          <table:table-cell office:value-type="string" office:string-value="R414C11">
            <text:p>R414C11</text:p>
          </table:table-cell>
          <table:table-cell office:value-type="float" office:value="41412">
            <text:p>41412</text:p>
          </table:table-cell>
          <table:table-cell office:value-type="string" office:string-value="R414C13">
            <text:p>R414C13</text:p>
          </table:table-cell>
          <table:table-cell office:value-type="float" office:value="41414">
            <text:p>41414</text:p>
          </table:table-cell>
          <table:table-cell office:value-type="string" office:string-value="R414C15">
            <text:p>R414C15</text:p>
          </table:table-cell>
          <table:table-cell office:value-type="float" office:value="41416">
            <text:p>41416</text:p>
          </table:table-cell>
          <table:table-cell office:value-type="string" office:string-value="R414C17">
            <text:p>R414C17</text:p>
          </table:table-cell>
          <table:table-cell office:value-type="float" office:value="41418">
            <text:p>41418</text:p>
          </table:table-cell>
          <table:table-cell office:value-type="string" office:string-value="R414C19">
            <text:p>R414C19</text:p>
          </table:table-cell>
          <table:table-cell office:value-type="float" office:value="41420">
            <text:p>41420</text:p>
          </table:table-cell>
          <table:table-cell office:value-type="string" office:string-value="R414C21">
            <text:p>R414C21</text:p>
          </table:table-cell>
          <table:table-cell office:value-type="float" office:value="41422">
            <text:p>41422</text:p>
          </table:table-cell>
          <table:table-cell office:value-type="string" office:string-value="R414C23">
            <text:p>R414C23</text:p>
          </table:table-cell>
          <table:table-cell office:value-type="float" office:value="41424">
            <text:p>41424</text:p>
          </table:table-cell>
          <table:table-cell office:value-type="string" office:string-value="R414C25">
            <text:p>R414C25</text:p>
          </table:table-cell>
          <table:table-cell office:value-type="float" office:value="41426">
            <text:p>41426</text:p>
          </table:table-cell>
        </table:table-row>
        <table:table-row>
          <table:table-cell office:value-type="string" office:string-value="R415C1">
            <text:p>R415C1</text:p>
          </table:table-cell>
          <table:table-cell office:value-type="float" office:value="41502">
            <text:p>41502</text:p>
          </table:table-cell>
          <table:table-cell office:value-type="string" office:string-value="R415C3">
            <text:p>R415C3</text:p>
          </table:table-cell>
          <table:table-cell office:value-type="float" office:value="41504">
            <text:p>41504</text:p>
          </table:table-cell>
          <table:table-cell office:value-type="string" office:string-value="R415C5">
            <text:p>R415C5</text:p>
          </table:table-cell>
          <table:table-cell office:value-type="float" office:value="41506">
            <text:p>41506</text:p>
          </table:table-cell>
          <table:table-cell office:value-type="string" office:string-value="R415C7">
            <text:p>R415C7</text:p>
          </table:table-cell>
          <table:table-cell office:value-type="float" office:value="41508">
            <text:p>41508</text:p>
          </table:table-cell>
          <table:table-cell office:value-type="string" office:string-value="R415C9">
            <text:p>R415C9</text:p>
          </table:table-cell>
          <table:table-cell office:value-type="float" office:value="41510">
            <text:p>41510</text:p>
          </table:table-cell>
          <table:table-cell office:value-type="string" office:string-value="R415C11">
            <text:p>R415C11</text:p>
          </table:table-cell>
          <table:table-cell office:value-type="float" office:value="41512">
            <text:p>41512</text:p>
          </table:table-cell>
          <table:table-cell office:value-type="string" office:string-value="R415C13">
            <text:p>R415C13</text:p>
          </table:table-cell>
          <table:table-cell office:value-type="float" office:value="41514">
            <text:p>41514</text:p>
          </table:table-cell>
          <table:table-cell office:value-type="string" office:string-value="R415C15">
            <text:p>R415C15</text:p>
          </table:table-cell>
          <table:table-cell office:value-type="float" office:value="41516">
            <text:p>41516</text:p>
          </table:table-cell>
          <table:table-cell office:value-type="string" office:string-value="R415C17">
            <text:p>R415C17</text:p>
          </table:table-cell>
          <table:table-cell office:value-type="float" office:value="41518">
            <text:p>41518</text:p>
          </table:table-cell>
          <table:table-cell office:value-type="string" office:string-value="R415C19">
            <text:p>R415C19</text:p>
          </table:table-cell>
          <table:table-cell office:value-type="float" office:value="41520">
            <text:p>41520</text:p>
          </table:table-cell>
          <table:table-cell office:value-type="string" office:string-value="R415C21">
            <text:p>R415C21</text:p>
          </table:table-cell>
          <table:table-cell office:value-type="float" office:value="41522">
            <text:p>41522</text:p>
          </table:table-cell>
          <table:table-cell office:value-type="string" office:string-value="R415C23">
            <text:p>R415C23</text:p>
          </table:table-cell>
          <table:table-cell office:value-type="float" office:value="41524">
            <text:p>41524</text:p>
          </table:table-cell>
          <table:table-cell office:value-type="string" office:string-value="R415C25">
            <text:p>R415C25</text:p>
          </table:table-cell>
          <table:table-cell office:value-type="float" office:value="41526">
            <text:p>41526</text:p>
          </table:table-cell>
        </table:table-row>
        <table:table-row>
          <table:table-cell office:value-type="string" office:string-value="R416C1">
            <text:p>R416C1</text:p>
          </table:table-cell>
          <table:table-cell office:value-type="float" office:value="41602">
            <text:p>41602</text:p>
          </table:table-cell>
          <table:table-cell office:value-type="string" office:string-value="R416C3">
            <text:p>R416C3</text:p>
          </table:table-cell>
          <table:table-cell office:value-type="float" office:value="41604">
            <text:p>41604</text:p>
          </table:table-cell>
          <table:table-cell office:value-type="string" office:string-value="R416C5">
            <text:p>R416C5</text:p>
          </table:table-cell>
          <table:table-cell office:value-type="float" office:value="41606">
            <text:p>41606</text:p>
          </table:table-cell>
          <table:table-cell office:value-type="string" office:string-value="R416C7">
            <text:p>R416C7</text:p>
          </table:table-cell>
          <table:table-cell office:value-type="float" office:value="41608">
            <text:p>41608</text:p>
          </table:table-cell>
          <table:table-cell office:value-type="string" office:string-value="R416C9">
            <text:p>R416C9</text:p>
          </table:table-cell>
          <table:table-cell office:value-type="float" office:value="41610">
            <text:p>41610</text:p>
          </table:table-cell>
          <table:table-cell office:value-type="string" office:string-value="R416C11">
            <text:p>R416C11</text:p>
          </table:table-cell>
          <table:table-cell office:value-type="float" office:value="41612">
            <text:p>41612</text:p>
          </table:table-cell>
          <table:table-cell office:value-type="string" office:string-value="R416C13">
            <text:p>R416C13</text:p>
          </table:table-cell>
          <table:table-cell office:value-type="float" office:value="41614">
            <text:p>41614</text:p>
          </table:table-cell>
          <table:table-cell office:value-type="string" office:string-value="R416C15">
            <text:p>R416C15</text:p>
          </table:table-cell>
          <table:table-cell office:value-type="float" office:value="41616">
            <text:p>41616</text:p>
          </table:table-cell>
          <table:table-cell office:value-type="string" office:string-value="R416C17">
            <text:p>R416C17</text:p>
          </table:table-cell>
          <table:table-cell office:value-type="float" office:value="41618">
            <text:p>41618</text:p>
          </table:table-cell>
          <table:table-cell office:value-type="string" office:string-value="R416C19">
            <text:p>R416C19</text:p>
          </table:table-cell>
          <table:table-cell office:value-type="float" office:value="41620">
            <text:p>41620</text:p>
          </table:table-cell>
          <table:table-cell office:value-type="string" office:string-value="R416C21">
            <text:p>R416C21</text:p>
          </table:table-cell>
          <table:table-cell office:value-type="float" office:value="41622">
            <text:p>41622</text:p>
          </table:table-cell>
          <table:table-cell office:value-type="string" office:string-value="R416C23">
            <text:p>R416C23</text:p>
          </table:table-cell>
          <table:table-cell office:value-type="float" office:value="41624">
            <text:p>41624</text:p>
          </table:table-cell>
          <table:table-cell office:value-type="string" office:string-value="R416C25">
            <text:p>R416C25</text:p>
          </table:table-cell>
          <table:table-cell office:value-type="float" office:value="41626">
            <text:p>41626</text:p>
          </table:table-cell>
        </table:table-row>
        <table:table-row>
          <table:table-cell office:value-type="string" office:string-value="R417C1">
            <text:p>R417C1</text:p>
          </table:table-cell>
          <table:table-cell office:value-type="float" office:value="41702">
            <text:p>41702</text:p>
          </table:table-cell>
          <table:table-cell office:value-type="string" office:string-value="R417C3">
            <text:p>R417C3</text:p>
          </table:table-cell>
          <table:table-cell office:value-type="float" office:value="41704">
            <text:p>41704</text:p>
          </table:table-cell>
          <table:table-cell office:value-type="string" office:string-value="R417C5">
            <text:p>R417C5</text:p>
          </table:table-cell>
          <table:table-cell office:value-type="float" office:value="41706">
            <text:p>41706</text:p>
          </table:table-cell>
          <table:table-cell office:value-type="string" office:string-value="R417C7">
            <text:p>R417C7</text:p>
          </table:table-cell>
          <table:table-cell office:value-type="float" office:value="41708">
            <text:p>41708</text:p>
          </table:table-cell>
          <table:table-cell office:value-type="string" office:string-value="R417C9">
            <text:p>R417C9</text:p>
          </table:table-cell>
          <table:table-cell office:value-type="float" office:value="41710">
            <text:p>41710</text:p>
          </table:table-cell>
          <table:table-cell office:value-type="string" office:string-value="R417C11">
            <text:p>R417C11</text:p>
          </table:table-cell>
          <table:table-cell office:value-type="float" office:value="41712">
            <text:p>41712</text:p>
          </table:table-cell>
          <table:table-cell office:value-type="string" office:string-value="R417C13">
            <text:p>R417C13</text:p>
          </table:table-cell>
          <table:table-cell office:value-type="float" office:value="41714">
            <text:p>41714</text:p>
          </table:table-cell>
          <table:table-cell office:value-type="string" office:string-value="R417C15">
            <text:p>R417C15</text:p>
          </table:table-cell>
          <table:table-cell office:value-type="float" office:value="41716">
            <text:p>41716</text:p>
          </table:table-cell>
          <table:table-cell office:value-type="string" office:string-value="R417C17">
            <text:p>R417C17</text:p>
          </table:table-cell>
          <table:table-cell office:value-type="float" office:value="41718">
            <text:p>41718</text:p>
          </table:table-cell>
          <table:table-cell office:value-type="string" office:string-value="R417C19">
            <text:p>R417C19</text:p>
          </table:table-cell>
          <table:table-cell office:value-type="float" office:value="41720">
            <text:p>41720</text:p>
          </table:table-cell>
          <table:table-cell office:value-type="string" office:string-value="R417C21">
            <text:p>R417C21</text:p>
          </table:table-cell>
          <table:table-cell office:value-type="float" office:value="41722">
            <text:p>41722</text:p>
          </table:table-cell>
          <table:table-cell office:value-type="string" office:string-value="R417C23">
            <text:p>R417C23</text:p>
          </table:table-cell>
          <table:table-cell office:value-type="float" office:value="41724">
            <text:p>41724</text:p>
          </table:table-cell>
          <table:table-cell office:value-type="string" office:string-value="R417C25">
            <text:p>R417C25</text:p>
          </table:table-cell>
          <table:table-cell office:value-type="float" office:value="41726">
            <text:p>41726</text:p>
          </table:table-cell>
        </table:table-row>
        <table:table-row>
          <table:table-cell office:value-type="string" office:string-value="R418C1">
            <text:p>R418C1</text:p>
          </table:table-cell>
          <table:table-cell office:value-type="float" office:value="41802">
            <text:p>41802</text:p>
          </table:table-cell>
          <table:table-cell office:value-type="string" office:string-value="R418C3">
            <text:p>R418C3</text:p>
          </table:table-cell>
          <table:table-cell office:value-type="float" office:value="41804">
            <text:p>41804</text:p>
          </table:table-cell>
          <table:table-cell office:value-type="string" office:string-value="R418C5">
            <text:p>R418C5</text:p>
          </table:table-cell>
          <table:table-cell office:value-type="float" office:value="41806">
            <text:p>41806</text:p>
          </table:table-cell>
          <table:table-cell office:value-type="string" office:string-value="R418C7">
            <text:p>R418C7</text:p>
          </table:table-cell>
          <table:table-cell office:value-type="float" office:value="41808">
            <text:p>41808</text:p>
          </table:table-cell>
          <table:table-cell office:value-type="string" office:string-value="R418C9">
            <text:p>R418C9</text:p>
          </table:table-cell>
          <table:table-cell office:value-type="float" office:value="41810">
            <text:p>41810</text:p>
          </table:table-cell>
          <table:table-cell office:value-type="string" office:string-value="R418C11">
            <text:p>R418C11</text:p>
          </table:table-cell>
          <table:table-cell office:value-type="float" office:value="41812">
            <text:p>41812</text:p>
          </table:table-cell>
          <table:table-cell office:value-type="string" office:string-value="R418C13">
            <text:p>R418C13</text:p>
          </table:table-cell>
          <table:table-cell office:value-type="float" office:value="41814">
            <text:p>41814</text:p>
          </table:table-cell>
          <table:table-cell office:value-type="string" office:string-value="R418C15">
            <text:p>R418C15</text:p>
          </table:table-cell>
          <table:table-cell office:value-type="float" office:value="41816">
            <text:p>41816</text:p>
          </table:table-cell>
          <table:table-cell office:value-type="string" office:string-value="R418C17">
            <text:p>R418C17</text:p>
          </table:table-cell>
          <table:table-cell office:value-type="float" office:value="41818">
            <text:p>41818</text:p>
          </table:table-cell>
          <table:table-cell office:value-type="string" office:string-value="R418C19">
            <text:p>R418C19</text:p>
          </table:table-cell>
          <table:table-cell office:value-type="float" office:value="41820">
            <text:p>41820</text:p>
          </table:table-cell>
          <table:table-cell office:value-type="string" office:string-value="R418C21">
            <text:p>R418C21</text:p>
          </table:table-cell>
          <table:table-cell office:value-type="float" office:value="41822">
            <text:p>41822</text:p>
          </table:table-cell>
          <table:table-cell office:value-type="string" office:string-value="R418C23">
            <text:p>R418C23</text:p>
          </table:table-cell>
          <table:table-cell office:value-type="float" office:value="41824">
            <text:p>41824</text:p>
          </table:table-cell>
          <table:table-cell office:value-type="string" office:string-value="R418C25">
            <text:p>R418C25</text:p>
          </table:table-cell>
          <table:table-cell office:value-type="float" office:value="41826">
            <text:p>41826</text:p>
          </table:table-cell>
        </table:table-row>
        <table:table-row>
          <table:table-cell office:value-type="string" office:string-value="R419C1">
            <text:p>R419C1</text:p>
          </table:table-cell>
          <table:table-cell office:value-type="float" office:value="41902">
            <text:p>41902</text:p>
          </table:table-cell>
          <table:table-cell office:value-type="string" office:string-value="R419C3">
            <text:p>R419C3</text:p>
          </table:table-cell>
          <table:table-cell office:value-type="float" office:value="41904">
            <text:p>41904</text:p>
          </table:table-cell>
          <table:table-cell office:value-type="string" office:string-value="R419C5">
            <text:p>R419C5</text:p>
          </table:table-cell>
          <table:table-cell office:value-type="float" office:value="41906">
            <text:p>41906</text:p>
          </table:table-cell>
          <table:table-cell office:value-type="string" office:string-value="R419C7">
            <text:p>R419C7</text:p>
          </table:table-cell>
          <table:table-cell office:value-type="float" office:value="41908">
            <text:p>41908</text:p>
          </table:table-cell>
          <table:table-cell office:value-type="string" office:string-value="R419C9">
            <text:p>R419C9</text:p>
          </table:table-cell>
          <table:table-cell office:value-type="float" office:value="41910">
            <text:p>41910</text:p>
          </table:table-cell>
          <table:table-cell office:value-type="string" office:string-value="R419C11">
            <text:p>R419C11</text:p>
          </table:table-cell>
          <table:table-cell office:value-type="float" office:value="41912">
            <text:p>41912</text:p>
          </table:table-cell>
          <table:table-cell office:value-type="string" office:string-value="R419C13">
            <text:p>R419C13</text:p>
          </table:table-cell>
          <table:table-cell office:value-type="float" office:value="41914">
            <text:p>41914</text:p>
          </table:table-cell>
          <table:table-cell office:value-type="string" office:string-value="R419C15">
            <text:p>R419C15</text:p>
          </table:table-cell>
          <table:table-cell office:value-type="float" office:value="41916">
            <text:p>41916</text:p>
          </table:table-cell>
          <table:table-cell office:value-type="string" office:string-value="R419C17">
            <text:p>R419C17</text:p>
          </table:table-cell>
          <table:table-cell office:value-type="float" office:value="41918">
            <text:p>41918</text:p>
          </table:table-cell>
          <table:table-cell office:value-type="string" office:string-value="R419C19">
            <text:p>R419C19</text:p>
          </table:table-cell>
          <table:table-cell office:value-type="float" office:value="41920">
            <text:p>41920</text:p>
          </table:table-cell>
          <table:table-cell office:value-type="string" office:string-value="R419C21">
            <text:p>R419C21</text:p>
          </table:table-cell>
          <table:table-cell office:value-type="float" office:value="41922">
            <text:p>41922</text:p>
          </table:table-cell>
          <table:table-cell office:value-type="string" office:string-value="R419C23">
            <text:p>R419C23</text:p>
          </table:table-cell>
          <table:table-cell office:value-type="float" office:value="41924">
            <text:p>41924</text:p>
          </table:table-cell>
          <table:table-cell office:value-type="string" office:string-value="R419C25">
            <text:p>R419C25</text:p>
          </table:table-cell>
          <table:table-cell office:value-type="float" office:value="41926">
            <text:p>41926</text:p>
          </table:table-cell>
        </table:table-row>
        <table:table-row>
          <table:table-cell office:value-type="string" office:string-value="R420C1">
            <text:p>R420C1</text:p>
          </table:table-cell>
          <table:table-cell office:value-type="float" office:value="42002">
            <text:p>42002</text:p>
          </table:table-cell>
          <table:table-cell office:value-type="string" office:string-value="R420C3">
            <text:p>R420C3</text:p>
          </table:table-cell>
          <table:table-cell office:value-type="float" office:value="42004">
            <text:p>42004</text:p>
          </table:table-cell>
          <table:table-cell office:value-type="string" office:string-value="R420C5">
            <text:p>R420C5</text:p>
          </table:table-cell>
          <table:table-cell office:value-type="float" office:value="42006">
            <text:p>42006</text:p>
          </table:table-cell>
          <table:table-cell office:value-type="string" office:string-value="R420C7">
            <text:p>R420C7</text:p>
          </table:table-cell>
          <table:table-cell office:value-type="float" office:value="42008">
            <text:p>42008</text:p>
          </table:table-cell>
          <table:table-cell office:value-type="string" office:string-value="R420C9">
            <text:p>R420C9</text:p>
          </table:table-cell>
          <table:table-cell office:value-type="float" office:value="42010">
            <text:p>42010</text:p>
          </table:table-cell>
          <table:table-cell office:value-type="string" office:string-value="R420C11">
            <text:p>R420C11</text:p>
          </table:table-cell>
          <table:table-cell office:value-type="float" office:value="42012">
            <text:p>42012</text:p>
          </table:table-cell>
          <table:table-cell office:value-type="string" office:string-value="R420C13">
            <text:p>R420C13</text:p>
          </table:table-cell>
          <table:table-cell office:value-type="float" office:value="42014">
            <text:p>42014</text:p>
          </table:table-cell>
          <table:table-cell office:value-type="string" office:string-value="R420C15">
            <text:p>R420C15</text:p>
          </table:table-cell>
          <table:table-cell office:value-type="float" office:value="42016">
            <text:p>42016</text:p>
          </table:table-cell>
          <table:table-cell office:value-type="string" office:string-value="R420C17">
            <text:p>R420C17</text:p>
          </table:table-cell>
          <table:table-cell office:value-type="float" office:value="42018">
            <text:p>42018</text:p>
          </table:table-cell>
          <table:table-cell office:value-type="string" office:string-value="R420C19">
            <text:p>R420C19</text:p>
          </table:table-cell>
          <table:table-cell office:value-type="float" office:value="42020">
            <text:p>42020</text:p>
          </table:table-cell>
          <table:table-cell office:value-type="string" office:string-value="R420C21">
            <text:p>R420C21</text:p>
          </table:table-cell>
          <table:table-cell office:value-type="float" office:value="42022">
            <text:p>42022</text:p>
          </table:table-cell>
          <table:table-cell office:value-type="string" office:string-value="R420C23">
            <text:p>R420C23</text:p>
          </table:table-cell>
          <table:table-cell office:value-type="float" office:value="42024">
            <text:p>42024</text:p>
          </table:table-cell>
          <table:table-cell office:value-type="string" office:string-value="R420C25">
            <text:p>R420C25</text:p>
          </table:table-cell>
          <table:table-cell office:value-type="float" office:value="42026">
            <text:p>42026</text:p>
          </table:table-cell>
        </table:table-row>
        <table:table-row>
          <table:table-cell office:value-type="string" office:string-value="R421C1">
            <text:p>R421C1</text:p>
          </table:table-cell>
          <table:table-cell office:value-type="float" office:value="42102">
            <text:p>42102</text:p>
          </table:table-cell>
          <table:table-cell office:value-type="string" office:string-value="R421C3">
            <text:p>R421C3</text:p>
          </table:table-cell>
          <table:table-cell office:value-type="float" office:value="42104">
            <text:p>42104</text:p>
          </table:table-cell>
          <table:table-cell office:value-type="string" office:string-value="R421C5">
            <text:p>R421C5</text:p>
          </table:table-cell>
          <table:table-cell office:value-type="float" office:value="42106">
            <text:p>42106</text:p>
          </table:table-cell>
          <table:table-cell office:value-type="string" office:string-value="R421C7">
            <text:p>R421C7</text:p>
          </table:table-cell>
          <table:table-cell office:value-type="float" office:value="42108">
            <text:p>42108</text:p>
          </table:table-cell>
          <table:table-cell office:value-type="string" office:string-value="R421C9">
            <text:p>R421C9</text:p>
          </table:table-cell>
          <table:table-cell office:value-type="float" office:value="42110">
            <text:p>42110</text:p>
          </table:table-cell>
          <table:table-cell office:value-type="string" office:string-value="R421C11">
            <text:p>R421C11</text:p>
          </table:table-cell>
          <table:table-cell office:value-type="float" office:value="42112">
            <text:p>42112</text:p>
          </table:table-cell>
          <table:table-cell office:value-type="string" office:string-value="R421C13">
            <text:p>R421C13</text:p>
          </table:table-cell>
          <table:table-cell office:value-type="float" office:value="42114">
            <text:p>42114</text:p>
          </table:table-cell>
          <table:table-cell office:value-type="string" office:string-value="R421C15">
            <text:p>R421C15</text:p>
          </table:table-cell>
          <table:table-cell office:value-type="float" office:value="42116">
            <text:p>42116</text:p>
          </table:table-cell>
          <table:table-cell office:value-type="string" office:string-value="R421C17">
            <text:p>R421C17</text:p>
          </table:table-cell>
          <table:table-cell office:value-type="float" office:value="42118">
            <text:p>42118</text:p>
          </table:table-cell>
          <table:table-cell office:value-type="string" office:string-value="R421C19">
            <text:p>R421C19</text:p>
          </table:table-cell>
          <table:table-cell office:value-type="float" office:value="42120">
            <text:p>42120</text:p>
          </table:table-cell>
          <table:table-cell office:value-type="string" office:string-value="R421C21">
            <text:p>R421C21</text:p>
          </table:table-cell>
          <table:table-cell office:value-type="float" office:value="42122">
            <text:p>42122</text:p>
          </table:table-cell>
          <table:table-cell office:value-type="string" office:string-value="R421C23">
            <text:p>R421C23</text:p>
          </table:table-cell>
          <table:table-cell office:value-type="float" office:value="42124">
            <text:p>42124</text:p>
          </table:table-cell>
          <table:table-cell office:value-type="string" office:string-value="R421C25">
            <text:p>R421C25</text:p>
          </table:table-cell>
          <table:table-cell office:value-type="float" office:value="42126">
            <text:p>42126</text:p>
          </table:table-cell>
        </table:table-row>
        <table:table-row>
          <table:table-cell office:value-type="string" office:string-value="R422C1">
            <text:p>R422C1</text:p>
          </table:table-cell>
          <table:table-cell office:value-type="float" office:value="42202">
            <text:p>42202</text:p>
          </table:table-cell>
          <table:table-cell office:value-type="string" office:string-value="R422C3">
            <text:p>R422C3</text:p>
          </table:table-cell>
          <table:table-cell office:value-type="float" office:value="42204">
            <text:p>42204</text:p>
          </table:table-cell>
          <table:table-cell office:value-type="string" office:string-value="R422C5">
            <text:p>R422C5</text:p>
          </table:table-cell>
          <table:table-cell office:value-type="float" office:value="42206">
            <text:p>42206</text:p>
          </table:table-cell>
          <table:table-cell office:value-type="string" office:string-value="R422C7">
            <text:p>R422C7</text:p>
          </table:table-cell>
          <table:table-cell office:value-type="float" office:value="42208">
            <text:p>42208</text:p>
          </table:table-cell>
          <table:table-cell office:value-type="string" office:string-value="R422C9">
            <text:p>R422C9</text:p>
          </table:table-cell>
          <table:table-cell office:value-type="float" office:value="42210">
            <text:p>42210</text:p>
          </table:table-cell>
          <table:table-cell office:value-type="string" office:string-value="R422C11">
            <text:p>R422C11</text:p>
          </table:table-cell>
          <table:table-cell office:value-type="float" office:value="42212">
            <text:p>42212</text:p>
          </table:table-cell>
          <table:table-cell office:value-type="string" office:string-value="R422C13">
            <text:p>R422C13</text:p>
          </table:table-cell>
          <table:table-cell office:value-type="float" office:value="42214">
            <text:p>42214</text:p>
          </table:table-cell>
          <table:table-cell office:value-type="string" office:string-value="R422C15">
            <text:p>R422C15</text:p>
          </table:table-cell>
          <table:table-cell office:value-type="float" office:value="42216">
            <text:p>42216</text:p>
          </table:table-cell>
          <table:table-cell office:value-type="string" office:string-value="R422C17">
            <text:p>R422C17</text:p>
          </table:table-cell>
          <table:table-cell office:value-type="float" office:value="42218">
            <text:p>42218</text:p>
          </table:table-cell>
          <table:table-cell office:value-type="string" office:string-value="R422C19">
            <text:p>R422C19</text:p>
          </table:table-cell>
          <table:table-cell office:value-type="float" office:value="42220">
            <text:p>42220</text:p>
          </table:table-cell>
          <table:table-cell office:value-type="string" office:string-value="R422C21">
            <text:p>R422C21</text:p>
          </table:table-cell>
          <table:table-cell office:value-type="float" office:value="42222">
            <text:p>42222</text:p>
          </table:table-cell>
          <table:table-cell office:value-type="string" office:string-value="R422C23">
            <text:p>R422C23</text:p>
          </table:table-cell>
          <table:table-cell office:value-type="float" office:value="42224">
            <text:p>42224</text:p>
          </table:table-cell>
          <table:table-cell office:value-type="string" office:string-value="R422C25">
            <text:p>R422C25</text:p>
          </table:table-cell>
          <table:table-cell office:value-type="float" office:value="42226">
            <text:p>42226</text:p>
          </table:table-cell>
        </table:table-row>
        <table:table-row>
          <table:table-cell office:value-type="string" office:string-value="R423C1">
            <text:p>R423C1</text:p>
          </table:table-cell>
          <table:table-cell office:value-type="float" office:value="42302">
            <text:p>42302</text:p>
          </table:table-cell>
          <table:table-cell office:value-type="string" office:string-value="R423C3">
            <text:p>R423C3</text:p>
          </table:table-cell>
          <table:table-cell office:value-type="float" office:value="42304">
            <text:p>42304</text:p>
          </table:table-cell>
          <table:table-cell office:value-type="string" office:string-value="R423C5">
            <text:p>R423C5</text:p>
          </table:table-cell>
          <table:table-cell office:value-type="float" office:value="42306">
            <text:p>42306</text:p>
          </table:table-cell>
          <table:table-cell office:value-type="string" office:string-value="R423C7">
            <text:p>R423C7</text:p>
          </table:table-cell>
          <table:table-cell office:value-type="float" office:value="42308">
            <text:p>42308</text:p>
          </table:table-cell>
          <table:table-cell office:value-type="string" office:string-value="R423C9">
            <text:p>R423C9</text:p>
          </table:table-cell>
          <table:table-cell office:value-type="float" office:value="42310">
            <text:p>42310</text:p>
          </table:table-cell>
          <table:table-cell office:value-type="string" office:string-value="R423C11">
            <text:p>R423C11</text:p>
          </table:table-cell>
          <table:table-cell office:value-type="float" office:value="42312">
            <text:p>42312</text:p>
          </table:table-cell>
          <table:table-cell office:value-type="string" office:string-value="R423C13">
            <text:p>R423C13</text:p>
          </table:table-cell>
          <table:table-cell office:value-type="float" office:value="42314">
            <text:p>42314</text:p>
          </table:table-cell>
          <table:table-cell office:value-type="string" office:string-value="R423C15">
            <text:p>R423C15</text:p>
          </table:table-cell>
          <table:table-cell office:value-type="float" office:value="42316">
            <text:p>42316</text:p>
          </table:table-cell>
          <table:table-cell office:value-type="string" office:string-value="R423C17">
            <text:p>R423C17</text:p>
          </table:table-cell>
          <table:table-cell office:value-type="float" office:value="42318">
            <text:p>42318</text:p>
          </table:table-cell>
          <table:table-cell office:value-type="string" office:string-value="R423C19">
            <text:p>R423C19</text:p>
          </table:table-cell>
          <table:table-cell office:value-type="float" office:value="42320">
            <text:p>42320</text:p>
          </table:table-cell>
          <table:table-cell office:value-type="string" office:string-value="R423C21">
            <text:p>R423C21</text:p>
          </table:table-cell>
          <table:table-cell office:value-type="float" office:value="42322">
            <text:p>42322</text:p>
          </table:table-cell>
          <table:table-cell office:value-type="string" office:string-value="R423C23">
            <text:p>R423C23</text:p>
          </table:table-cell>
          <table:table-cell office:value-type="float" office:value="42324">
            <text:p>42324</text:p>
          </table:table-cell>
          <table:table-cell office:value-type="string" office:string-value="R423C25">
            <text:p>R423C25</text:p>
          </table:table-cell>
          <table:table-cell office:value-type="float" office:value="42326">
            <text:p>42326</text:p>
          </table:table-cell>
        </table:table-row>
        <table:table-row>
          <table:table-cell office:value-type="string" office:string-value="R424C1">
            <text:p>R424C1</text:p>
          </table:table-cell>
          <table:table-cell office:value-type="float" office:value="42402">
            <text:p>42402</text:p>
          </table:table-cell>
          <table:table-cell office:value-type="string" office:string-value="R424C3">
            <text:p>R424C3</text:p>
          </table:table-cell>
          <table:table-cell office:value-type="float" office:value="42404">
            <text:p>42404</text:p>
          </table:table-cell>
          <table:table-cell office:value-type="string" office:string-value="R424C5">
            <text:p>R424C5</text:p>
          </table:table-cell>
          <table:table-cell office:value-type="float" office:value="42406">
            <text:p>42406</text:p>
          </table:table-cell>
          <table:table-cell office:value-type="string" office:string-value="R424C7">
            <text:p>R424C7</text:p>
          </table:table-cell>
          <table:table-cell office:value-type="float" office:value="42408">
            <text:p>42408</text:p>
          </table:table-cell>
          <table:table-cell office:value-type="string" office:string-value="R424C9">
            <text:p>R424C9</text:p>
          </table:table-cell>
          <table:table-cell office:value-type="float" office:value="42410">
            <text:p>42410</text:p>
          </table:table-cell>
          <table:table-cell office:value-type="string" office:string-value="R424C11">
            <text:p>R424C11</text:p>
          </table:table-cell>
          <table:table-cell office:value-type="float" office:value="42412">
            <text:p>42412</text:p>
          </table:table-cell>
          <table:table-cell office:value-type="string" office:string-value="R424C13">
            <text:p>R424C13</text:p>
          </table:table-cell>
          <table:table-cell office:value-type="float" office:value="42414">
            <text:p>42414</text:p>
          </table:table-cell>
          <table:table-cell office:value-type="string" office:string-value="R424C15">
            <text:p>R424C15</text:p>
          </table:table-cell>
          <table:table-cell office:value-type="float" office:value="42416">
            <text:p>42416</text:p>
          </table:table-cell>
          <table:table-cell office:value-type="string" office:string-value="R424C17">
            <text:p>R424C17</text:p>
          </table:table-cell>
          <table:table-cell office:value-type="float" office:value="42418">
            <text:p>42418</text:p>
          </table:table-cell>
          <table:table-cell office:value-type="string" office:string-value="R424C19">
            <text:p>R424C19</text:p>
          </table:table-cell>
          <table:table-cell office:value-type="float" office:value="42420">
            <text:p>42420</text:p>
          </table:table-cell>
          <table:table-cell office:value-type="string" office:string-value="R424C21">
            <text:p>R424C21</text:p>
          </table:table-cell>
          <table:table-cell office:value-type="float" office:value="42422">
            <text:p>42422</text:p>
          </table:table-cell>
          <table:table-cell office:value-type="string" office:string-value="R424C23">
            <text:p>R424C23</text:p>
          </table:table-cell>
          <table:table-cell office:value-type="float" office:value="42424">
            <text:p>42424</text:p>
          </table:table-cell>
          <table:table-cell office:value-type="string" office:string-value="R424C25">
            <text:p>R424C25</text:p>
          </table:table-cell>
          <table:table-cell office:value-type="float" office:value="42426">
            <text:p>42426</text:p>
          </table:table-cell>
        </table:table-row>
        <table:table-row>
          <table:table-cell office:value-type="string" office:string-value="R425C1">
            <text:p>R425C1</text:p>
          </table:table-cell>
          <table:table-cell office:value-type="float" office:value="42502">
            <text:p>42502</text:p>
          </table:table-cell>
          <table:table-cell office:value-type="string" office:string-value="R425C3">
            <text:p>R425C3</text:p>
          </table:table-cell>
          <table:table-cell office:value-type="float" office:value="42504">
            <text:p>42504</text:p>
          </table:table-cell>
          <table:table-cell office:value-type="string" office:string-value="R425C5">
            <text:p>R425C5</text:p>
          </table:table-cell>
          <table:table-cell office:value-type="float" office:value="42506">
            <text:p>42506</text:p>
          </table:table-cell>
          <table:table-cell office:value-type="string" office:string-value="R425C7">
            <text:p>R425C7</text:p>
          </table:table-cell>
          <table:table-cell office:value-type="float" office:value="42508">
            <text:p>42508</text:p>
          </table:table-cell>
          <table:table-cell office:value-type="string" office:string-value="R425C9">
            <text:p>R425C9</text:p>
          </table:table-cell>
          <table:table-cell office:value-type="float" office:value="42510">
            <text:p>42510</text:p>
          </table:table-cell>
          <table:table-cell office:value-type="string" office:string-value="R425C11">
            <text:p>R425C11</text:p>
          </table:table-cell>
          <table:table-cell office:value-type="float" office:value="42512">
            <text:p>42512</text:p>
          </table:table-cell>
          <table:table-cell office:value-type="string" office:string-value="R425C13">
            <text:p>R425C13</text:p>
          </table:table-cell>
          <table:table-cell office:value-type="float" office:value="42514">
            <text:p>42514</text:p>
          </table:table-cell>
          <table:table-cell office:value-type="string" office:string-value="R425C15">
            <text:p>R425C15</text:p>
          </table:table-cell>
          <table:table-cell office:value-type="float" office:value="42516">
            <text:p>42516</text:p>
          </table:table-cell>
          <table:table-cell office:value-type="string" office:string-value="R425C17">
            <text:p>R425C17</text:p>
          </table:table-cell>
          <table:table-cell office:value-type="float" office:value="42518">
            <text:p>42518</text:p>
          </table:table-cell>
          <table:table-cell office:value-type="string" office:string-value="R425C19">
            <text:p>R425C19</text:p>
          </table:table-cell>
          <table:table-cell office:value-type="float" office:value="42520">
            <text:p>42520</text:p>
          </table:table-cell>
          <table:table-cell office:value-type="string" office:string-value="R425C21">
            <text:p>R425C21</text:p>
          </table:table-cell>
          <table:table-cell office:value-type="float" office:value="42522">
            <text:p>42522</text:p>
          </table:table-cell>
          <table:table-cell office:value-type="string" office:string-value="R425C23">
            <text:p>R425C23</text:p>
          </table:table-cell>
          <table:table-cell office:value-type="float" office:value="42524">
            <text:p>42524</text:p>
          </table:table-cell>
          <table:table-cell office:value-type="string" office:string-value="R425C25">
            <text:p>R425C25</text:p>
          </table:table-cell>
          <table:table-cell office:value-type="float" office:value="42526">
            <text:p>42526</text:p>
          </table:table-cell>
        </table:table-row>
        <table:table-row>
          <table:table-cell office:value-type="string" office:string-value="R426C1">
            <text:p>R426C1</text:p>
          </table:table-cell>
          <table:table-cell office:value-type="float" office:value="42602">
            <text:p>42602</text:p>
          </table:table-cell>
          <table:table-cell office:value-type="string" office:string-value="R426C3">
            <text:p>R426C3</text:p>
          </table:table-cell>
          <table:table-cell office:value-type="float" office:value="42604">
            <text:p>42604</text:p>
          </table:table-cell>
          <table:table-cell office:value-type="string" office:string-value="R426C5">
            <text:p>R426C5</text:p>
          </table:table-cell>
          <table:table-cell office:value-type="float" office:value="42606">
            <text:p>42606</text:p>
          </table:table-cell>
          <table:table-cell office:value-type="string" office:string-value="R426C7">
            <text:p>R426C7</text:p>
          </table:table-cell>
          <table:table-cell office:value-type="float" office:value="42608">
            <text:p>42608</text:p>
          </table:table-cell>
          <table:table-cell office:value-type="string" office:string-value="R426C9">
            <text:p>R426C9</text:p>
          </table:table-cell>
          <table:table-cell office:value-type="float" office:value="42610">
            <text:p>42610</text:p>
          </table:table-cell>
          <table:table-cell office:value-type="string" office:string-value="R426C11">
            <text:p>R426C11</text:p>
          </table:table-cell>
          <table:table-cell office:value-type="float" office:value="42612">
            <text:p>42612</text:p>
          </table:table-cell>
          <table:table-cell office:value-type="string" office:string-value="R426C13">
            <text:p>R426C13</text:p>
          </table:table-cell>
          <table:table-cell office:value-type="float" office:value="42614">
            <text:p>42614</text:p>
          </table:table-cell>
          <table:table-cell office:value-type="string" office:string-value="R426C15">
            <text:p>R426C15</text:p>
          </table:table-cell>
          <table:table-cell office:value-type="float" office:value="42616">
            <text:p>42616</text:p>
          </table:table-cell>
          <table:table-cell office:value-type="string" office:string-value="R426C17">
            <text:p>R426C17</text:p>
          </table:table-cell>
          <table:table-cell office:value-type="float" office:value="42618">
            <text:p>42618</text:p>
          </table:table-cell>
          <table:table-cell office:value-type="string" office:string-value="R426C19">
            <text:p>R426C19</text:p>
          </table:table-cell>
          <table:table-cell office:value-type="float" office:value="42620">
            <text:p>42620</text:p>
          </table:table-cell>
          <table:table-cell office:value-type="string" office:string-value="R426C21">
            <text:p>R426C21</text:p>
          </table:table-cell>
          <table:table-cell office:value-type="float" office:value="42622">
            <text:p>42622</text:p>
          </table:table-cell>
          <table:table-cell office:value-type="string" office:string-value="R426C23">
            <text:p>R426C23</text:p>
          </table:table-cell>
          <table:table-cell office:value-type="float" office:value="42624">
            <text:p>42624</text:p>
          </table:table-cell>
          <table:table-cell office:value-type="string" office:string-value="R426C25">
            <text:p>R426C25</text:p>
          </table:table-cell>
          <table:table-cell office:value-type="float" office:value="42626">
            <text:p>42626</text:p>
          </table:table-cell>
        </table:table-row>
        <table:table-row>
          <table:table-cell office:value-type="string" office:string-value="R427C1">
            <text:p>R427C1</text:p>
          </table:table-cell>
          <table:table-cell office:value-type="float" office:value="42702">
            <text:p>42702</text:p>
          </table:table-cell>
          <table:table-cell office:value-type="string" office:string-value="R427C3">
            <text:p>R427C3</text:p>
          </table:table-cell>
          <table:table-cell office:value-type="float" office:value="42704">
            <text:p>42704</text:p>
          </table:table-cell>
          <table:table-cell office:value-type="string" office:string-value="R427C5">
            <text:p>R427C5</text:p>
          </table:table-cell>
          <table:table-cell office:value-type="float" office:value="42706">
            <text:p>42706</text:p>
          </table:table-cell>
          <table:table-cell office:value-type="string" office:string-value="R427C7">
            <text:p>R427C7</text:p>
          </table:table-cell>
          <table:table-cell office:value-type="float" office:value="42708">
            <text:p>42708</text:p>
          </table:table-cell>
          <table:table-cell office:value-type="string" office:string-value="R427C9">
            <text:p>R427C9</text:p>
          </table:table-cell>
          <table:table-cell office:value-type="float" office:value="42710">
            <text:p>42710</text:p>
          </table:table-cell>
          <table:table-cell office:value-type="string" office:string-value="R427C11">
            <text:p>R427C11</text:p>
          </table:table-cell>
          <table:table-cell office:value-type="float" office:value="42712">
            <text:p>42712</text:p>
          </table:table-cell>
          <table:table-cell office:value-type="string" office:string-value="R427C13">
            <text:p>R427C13</text:p>
          </table:table-cell>
          <table:table-cell office:value-type="float" office:value="42714">
            <text:p>42714</text:p>
          </table:table-cell>
          <table:table-cell office:value-type="string" office:string-value="R427C15">
            <text:p>R427C15</text:p>
          </table:table-cell>
          <table:table-cell office:value-type="float" office:value="42716">
            <text:p>42716</text:p>
          </table:table-cell>
          <table:table-cell office:value-type="string" office:string-value="R427C17">
            <text:p>R427C17</text:p>
          </table:table-cell>
          <table:table-cell office:value-type="float" office:value="42718">
            <text:p>42718</text:p>
          </table:table-cell>
          <table:table-cell office:value-type="string" office:string-value="R427C19">
            <text:p>R427C19</text:p>
          </table:table-cell>
          <table:table-cell office:value-type="float" office:value="42720">
            <text:p>42720</text:p>
          </table:table-cell>
          <table:table-cell office:value-type="string" office:string-value="R427C21">
            <text:p>R427C21</text:p>
          </table:table-cell>
          <table:table-cell office:value-type="float" office:value="42722">
            <text:p>42722</text:p>
          </table:table-cell>
          <table:table-cell office:value-type="string" office:string-value="R427C23">
            <text:p>R427C23</text:p>
          </table:table-cell>
          <table:table-cell office:value-type="float" office:value="42724">
            <text:p>42724</text:p>
          </table:table-cell>
          <table:table-cell office:value-type="string" office:string-value="R427C25">
            <text:p>R427C25</text:p>
          </table:table-cell>
          <table:table-cell office:value-type="float" office:value="42726">
            <text:p>42726</text:p>
          </table:table-cell>
        </table:table-row>
        <table:table-row>
          <table:table-cell office:value-type="string" office:string-value="R428C1">
            <text:p>R428C1</text:p>
          </table:table-cell>
          <table:table-cell office:value-type="float" office:value="42802">
            <text:p>42802</text:p>
          </table:table-cell>
          <table:table-cell office:value-type="string" office:string-value="R428C3">
            <text:p>R428C3</text:p>
          </table:table-cell>
          <table:table-cell office:value-type="float" office:value="42804">
            <text:p>42804</text:p>
          </table:table-cell>
          <table:table-cell office:value-type="string" office:string-value="R428C5">
            <text:p>R428C5</text:p>
          </table:table-cell>
          <table:table-cell office:value-type="float" office:value="42806">
            <text:p>42806</text:p>
          </table:table-cell>
          <table:table-cell office:value-type="string" office:string-value="R428C7">
            <text:p>R428C7</text:p>
          </table:table-cell>
          <table:table-cell office:value-type="float" office:value="42808">
            <text:p>42808</text:p>
          </table:table-cell>
          <table:table-cell office:value-type="string" office:string-value="R428C9">
            <text:p>R428C9</text:p>
          </table:table-cell>
          <table:table-cell office:value-type="float" office:value="42810">
            <text:p>42810</text:p>
          </table:table-cell>
          <table:table-cell office:value-type="string" office:string-value="R428C11">
            <text:p>R428C11</text:p>
          </table:table-cell>
          <table:table-cell office:value-type="float" office:value="42812">
            <text:p>42812</text:p>
          </table:table-cell>
          <table:table-cell office:value-type="string" office:string-value="R428C13">
            <text:p>R428C13</text:p>
          </table:table-cell>
          <table:table-cell office:value-type="float" office:value="42814">
            <text:p>42814</text:p>
          </table:table-cell>
          <table:table-cell office:value-type="string" office:string-value="R428C15">
            <text:p>R428C15</text:p>
          </table:table-cell>
          <table:table-cell office:value-type="float" office:value="42816">
            <text:p>42816</text:p>
          </table:table-cell>
          <table:table-cell office:value-type="string" office:string-value="R428C17">
            <text:p>R428C17</text:p>
          </table:table-cell>
          <table:table-cell office:value-type="float" office:value="42818">
            <text:p>42818</text:p>
          </table:table-cell>
          <table:table-cell office:value-type="string" office:string-value="R428C19">
            <text:p>R428C19</text:p>
          </table:table-cell>
          <table:table-cell office:value-type="float" office:value="42820">
            <text:p>42820</text:p>
          </table:table-cell>
          <table:table-cell office:value-type="string" office:string-value="R428C21">
            <text:p>R428C21</text:p>
          </table:table-cell>
          <table:table-cell office:value-type="float" office:value="42822">
            <text:p>42822</text:p>
          </table:table-cell>
          <table:table-cell office:value-type="string" office:string-value="R428C23">
            <text:p>R428C23</text:p>
          </table:table-cell>
          <table:table-cell office:value-type="float" office:value="42824">
            <text:p>42824</text:p>
          </table:table-cell>
          <table:table-cell office:value-type="string" office:string-value="R428C25">
            <text:p>R428C25</text:p>
          </table:table-cell>
          <table:table-cell office:value-type="float" office:value="42826">
            <text:p>42826</text:p>
          </table:table-cell>
        </table:table-row>
        <table:table-row>
          <table:table-cell office:value-type="string" office:string-value="R429C1">
            <text:p>R429C1</text:p>
          </table:table-cell>
          <table:table-cell office:value-type="float" office:value="42902">
            <text:p>42902</text:p>
          </table:table-cell>
          <table:table-cell office:value-type="string" office:string-value="R429C3">
            <text:p>R429C3</text:p>
          </table:table-cell>
          <table:table-cell office:value-type="float" office:value="42904">
            <text:p>42904</text:p>
          </table:table-cell>
          <table:table-cell office:value-type="string" office:string-value="R429C5">
            <text:p>R429C5</text:p>
          </table:table-cell>
          <table:table-cell office:value-type="float" office:value="42906">
            <text:p>42906</text:p>
          </table:table-cell>
          <table:table-cell office:value-type="string" office:string-value="R429C7">
            <text:p>R429C7</text:p>
          </table:table-cell>
          <table:table-cell office:value-type="float" office:value="42908">
            <text:p>42908</text:p>
          </table:table-cell>
          <table:table-cell office:value-type="string" office:string-value="R429C9">
            <text:p>R429C9</text:p>
          </table:table-cell>
          <table:table-cell office:value-type="float" office:value="42910">
            <text:p>42910</text:p>
          </table:table-cell>
          <table:table-cell office:value-type="string" office:string-value="R429C11">
            <text:p>R429C11</text:p>
          </table:table-cell>
          <table:table-cell office:value-type="float" office:value="42912">
            <text:p>42912</text:p>
          </table:table-cell>
          <table:table-cell office:value-type="string" office:string-value="R429C13">
            <text:p>R429C13</text:p>
          </table:table-cell>
          <table:table-cell office:value-type="float" office:value="42914">
            <text:p>42914</text:p>
          </table:table-cell>
          <table:table-cell office:value-type="string" office:string-value="R429C15">
            <text:p>R429C15</text:p>
          </table:table-cell>
          <table:table-cell office:value-type="float" office:value="42916">
            <text:p>42916</text:p>
          </table:table-cell>
          <table:table-cell office:value-type="string" office:string-value="R429C17">
            <text:p>R429C17</text:p>
          </table:table-cell>
          <table:table-cell office:value-type="float" office:value="42918">
            <text:p>42918</text:p>
          </table:table-cell>
          <table:table-cell office:value-type="string" office:string-value="R429C19">
            <text:p>R429C19</text:p>
          </table:table-cell>
          <table:table-cell office:value-type="float" office:value="42920">
            <text:p>42920</text:p>
          </table:table-cell>
          <table:table-cell office:value-type="string" office:string-value="R429C21">
            <text:p>R429C21</text:p>
          </table:table-cell>
          <table:table-cell office:value-type="float" office:value="42922">
            <text:p>42922</text:p>
          </table:table-cell>
          <table:table-cell office:value-type="string" office:string-value="R429C23">
            <text:p>R429C23</text:p>
          </table:table-cell>
          <table:table-cell office:value-type="float" office:value="42924">
            <text:p>42924</text:p>
          </table:table-cell>
          <table:table-cell office:value-type="string" office:string-value="R429C25">
            <text:p>R429C25</text:p>
          </table:table-cell>
          <table:table-cell office:value-type="float" office:value="42926">
            <text:p>42926</text:p>
          </table:table-cell>
        </table:table-row>
        <table:table-row>
          <table:table-cell office:value-type="string" office:string-value="R430C1">
            <text:p>R430C1</text:p>
          </table:table-cell>
          <table:table-cell office:value-type="float" office:value="43002">
            <text:p>43002</text:p>
          </table:table-cell>
          <table:table-cell office:value-type="string" office:string-value="R430C3">
            <text:p>R430C3</text:p>
          </table:table-cell>
          <table:table-cell office:value-type="float" office:value="43004">
            <text:p>43004</text:p>
          </table:table-cell>
          <table:table-cell office:value-type="string" office:string-value="R430C5">
            <text:p>R430C5</text:p>
          </table:table-cell>
          <table:table-cell office:value-type="float" office:value="43006">
            <text:p>43006</text:p>
          </table:table-cell>
          <table:table-cell office:value-type="string" office:string-value="R430C7">
            <text:p>R430C7</text:p>
          </table:table-cell>
          <table:table-cell office:value-type="float" office:value="43008">
            <text:p>43008</text:p>
          </table:table-cell>
          <table:table-cell office:value-type="string" office:string-value="R430C9">
            <text:p>R430C9</text:p>
          </table:table-cell>
          <table:table-cell office:value-type="float" office:value="43010">
            <text:p>43010</text:p>
          </table:table-cell>
          <table:table-cell office:value-type="string" office:string-value="R430C11">
            <text:p>R430C11</text:p>
          </table:table-cell>
          <table:table-cell office:value-type="float" office:value="43012">
            <text:p>43012</text:p>
          </table:table-cell>
          <table:table-cell office:value-type="string" office:string-value="R430C13">
            <text:p>R430C13</text:p>
          </table:table-cell>
          <table:table-cell office:value-type="float" office:value="43014">
            <text:p>43014</text:p>
          </table:table-cell>
          <table:table-cell office:value-type="string" office:string-value="R430C15">
            <text:p>R430C15</text:p>
          </table:table-cell>
          <table:table-cell office:value-type="float" office:value="43016">
            <text:p>43016</text:p>
          </table:table-cell>
          <table:table-cell office:value-type="string" office:string-value="R430C17">
            <text:p>R430C17</text:p>
          </table:table-cell>
          <table:table-cell office:value-type="float" office:value="43018">
            <text:p>43018</text:p>
          </table:table-cell>
          <table:table-cell office:value-type="string" office:string-value="R430C19">
            <text:p>R430C19</text:p>
          </table:table-cell>
          <table:table-cell office:value-type="float" office:value="43020">
            <text:p>43020</text:p>
          </table:table-cell>
          <table:table-cell office:value-type="string" office:string-value="R430C21">
            <text:p>R430C21</text:p>
          </table:table-cell>
          <table:table-cell office:value-type="float" office:value="43022">
            <text:p>43022</text:p>
          </table:table-cell>
          <table:table-cell office:value-type="string" office:string-value="R430C23">
            <text:p>R430C23</text:p>
          </table:table-cell>
          <table:table-cell office:value-type="float" office:value="43024">
            <text:p>43024</text:p>
          </table:table-cell>
          <table:table-cell office:value-type="string" office:string-value="R430C25">
            <text:p>R430C25</text:p>
          </table:table-cell>
          <table:table-cell office:value-type="float" office:value="43026">
            <text:p>43026</text:p>
          </table:table-cell>
        </table:table-row>
        <table:table-row>
          <table:table-cell office:value-type="string" office:string-value="R431C1">
            <text:p>R431C1</text:p>
          </table:table-cell>
          <table:table-cell office:value-type="float" office:value="43102">
            <text:p>43102</text:p>
          </table:table-cell>
          <table:table-cell office:value-type="string" office:string-value="R431C3">
            <text:p>R431C3</text:p>
          </table:table-cell>
          <table:table-cell office:value-type="float" office:value="43104">
            <text:p>43104</text:p>
          </table:table-cell>
          <table:table-cell office:value-type="string" office:string-value="R431C5">
            <text:p>R431C5</text:p>
          </table:table-cell>
          <table:table-cell office:value-type="float" office:value="43106">
            <text:p>43106</text:p>
          </table:table-cell>
          <table:table-cell office:value-type="string" office:string-value="R431C7">
            <text:p>R431C7</text:p>
          </table:table-cell>
          <table:table-cell office:value-type="float" office:value="43108">
            <text:p>43108</text:p>
          </table:table-cell>
          <table:table-cell office:value-type="string" office:string-value="R431C9">
            <text:p>R431C9</text:p>
          </table:table-cell>
          <table:table-cell office:value-type="float" office:value="43110">
            <text:p>43110</text:p>
          </table:table-cell>
          <table:table-cell office:value-type="string" office:string-value="R431C11">
            <text:p>R431C11</text:p>
          </table:table-cell>
          <table:table-cell office:value-type="float" office:value="43112">
            <text:p>43112</text:p>
          </table:table-cell>
          <table:table-cell office:value-type="string" office:string-value="R431C13">
            <text:p>R431C13</text:p>
          </table:table-cell>
          <table:table-cell office:value-type="float" office:value="43114">
            <text:p>43114</text:p>
          </table:table-cell>
          <table:table-cell office:value-type="string" office:string-value="R431C15">
            <text:p>R431C15</text:p>
          </table:table-cell>
          <table:table-cell office:value-type="float" office:value="43116">
            <text:p>43116</text:p>
          </table:table-cell>
          <table:table-cell office:value-type="string" office:string-value="R431C17">
            <text:p>R431C17</text:p>
          </table:table-cell>
          <table:table-cell office:value-type="float" office:value="43118">
            <text:p>43118</text:p>
          </table:table-cell>
          <table:table-cell office:value-type="string" office:string-value="R431C19">
            <text:p>R431C19</text:p>
          </table:table-cell>
          <table:table-cell office:value-type="float" office:value="43120">
            <text:p>43120</text:p>
          </table:table-cell>
          <table:table-cell office:value-type="string" office:string-value="R431C21">
            <text:p>R431C21</text:p>
          </table:table-cell>
          <table:table-cell office:value-type="float" office:value="43122">
            <text:p>43122</text:p>
          </table:table-cell>
          <table:table-cell office:value-type="string" office:string-value="R431C23">
            <text:p>R431C23</text:p>
          </table:table-cell>
          <table:table-cell office:value-type="float" office:value="43124">
            <text:p>43124</text:p>
          </table:table-cell>
          <table:table-cell office:value-type="string" office:string-value="R431C25">
            <text:p>R431C25</text:p>
          </table:table-cell>
          <table:table-cell office:value-type="float" office:value="43126">
            <text:p>43126</text:p>
          </table:table-cell>
        </table:table-row>
        <table:table-row>
          <table:table-cell office:value-type="string" office:string-value="R432C1">
            <text:p>R432C1</text:p>
          </table:table-cell>
          <table:table-cell office:value-type="float" office:value="43202">
            <text:p>43202</text:p>
          </table:table-cell>
          <table:table-cell office:value-type="string" office:string-value="R432C3">
            <text:p>R432C3</text:p>
          </table:table-cell>
          <table:table-cell office:value-type="float" office:value="43204">
            <text:p>43204</text:p>
          </table:table-cell>
          <table:table-cell office:value-type="string" office:string-value="R432C5">
            <text:p>R432C5</text:p>
          </table:table-cell>
          <table:table-cell office:value-type="float" office:value="43206">
            <text:p>43206</text:p>
          </table:table-cell>
          <table:table-cell office:value-type="string" office:string-value="R432C7">
            <text:p>R432C7</text:p>
          </table:table-cell>
          <table:table-cell office:value-type="float" office:value="43208">
            <text:p>43208</text:p>
          </table:table-cell>
          <table:table-cell office:value-type="string" office:string-value="R432C9">
            <text:p>R432C9</text:p>
          </table:table-cell>
          <table:table-cell office:value-type="float" office:value="43210">
            <text:p>43210</text:p>
          </table:table-cell>
          <table:table-cell office:value-type="string" office:string-value="R432C11">
            <text:p>R432C11</text:p>
          </table:table-cell>
          <table:table-cell office:value-type="float" office:value="43212">
            <text:p>43212</text:p>
          </table:table-cell>
          <table:table-cell office:value-type="string" office:string-value="R432C13">
            <text:p>R432C13</text:p>
          </table:table-cell>
          <table:table-cell office:value-type="float" office:value="43214">
            <text:p>43214</text:p>
          </table:table-cell>
          <table:table-cell office:value-type="string" office:string-value="R432C15">
            <text:p>R432C15</text:p>
          </table:table-cell>
          <table:table-cell office:value-type="float" office:value="43216">
            <text:p>43216</text:p>
          </table:table-cell>
          <table:table-cell office:value-type="string" office:string-value="R432C17">
            <text:p>R432C17</text:p>
          </table:table-cell>
          <table:table-cell office:value-type="float" office:value="43218">
            <text:p>43218</text:p>
          </table:table-cell>
          <table:table-cell office:value-type="string" office:string-value="R432C19">
            <text:p>R432C19</text:p>
          </table:table-cell>
          <table:table-cell office:value-type="float" office:value="43220">
            <text:p>43220</text:p>
          </table:table-cell>
          <table:table-cell office:value-type="string" office:string-value="R432C21">
            <text:p>R432C21</text:p>
          </table:table-cell>
          <table:table-cell office:value-type="float" office:value="43222">
            <text:p>43222</text:p>
          </table:table-cell>
          <table:table-cell office:value-type="string" office:string-value="R432C23">
            <text:p>R432C23</text:p>
          </table:table-cell>
          <table:table-cell office:value-type="float" office:value="43224">
            <text:p>43224</text:p>
          </table:table-cell>
          <table:table-cell office:value-type="string" office:string-value="R432C25">
            <text:p>R432C25</text:p>
          </table:table-cell>
          <table:table-cell office:value-type="float" office:value="43226">
            <text:p>43226</text:p>
          </table:table-cell>
        </table:table-row>
        <table:table-row>
          <table:table-cell office:value-type="string" office:string-value="R433C1">
            <text:p>R433C1</text:p>
          </table:table-cell>
          <table:table-cell office:value-type="float" office:value="43302">
            <text:p>43302</text:p>
          </table:table-cell>
          <table:table-cell office:value-type="string" office:string-value="R433C3">
            <text:p>R433C3</text:p>
          </table:table-cell>
          <table:table-cell office:value-type="float" office:value="43304">
            <text:p>43304</text:p>
          </table:table-cell>
          <table:table-cell office:value-type="string" office:string-value="R433C5">
            <text:p>R433C5</text:p>
          </table:table-cell>
          <table:table-cell office:value-type="float" office:value="43306">
            <text:p>43306</text:p>
          </table:table-cell>
          <table:table-cell office:value-type="string" office:string-value="R433C7">
            <text:p>R433C7</text:p>
          </table:table-cell>
          <table:table-cell office:value-type="float" office:value="43308">
            <text:p>43308</text:p>
          </table:table-cell>
          <table:table-cell office:value-type="string" office:string-value="R433C9">
            <text:p>R433C9</text:p>
          </table:table-cell>
          <table:table-cell office:value-type="float" office:value="43310">
            <text:p>43310</text:p>
          </table:table-cell>
          <table:table-cell office:value-type="string" office:string-value="R433C11">
            <text:p>R433C11</text:p>
          </table:table-cell>
          <table:table-cell office:value-type="float" office:value="43312">
            <text:p>43312</text:p>
          </table:table-cell>
          <table:table-cell office:value-type="string" office:string-value="R433C13">
            <text:p>R433C13</text:p>
          </table:table-cell>
          <table:table-cell office:value-type="float" office:value="43314">
            <text:p>43314</text:p>
          </table:table-cell>
          <table:table-cell office:value-type="string" office:string-value="R433C15">
            <text:p>R433C15</text:p>
          </table:table-cell>
          <table:table-cell office:value-type="float" office:value="43316">
            <text:p>43316</text:p>
          </table:table-cell>
          <table:table-cell office:value-type="string" office:string-value="R433C17">
            <text:p>R433C17</text:p>
          </table:table-cell>
          <table:table-cell office:value-type="float" office:value="43318">
            <text:p>43318</text:p>
          </table:table-cell>
          <table:table-cell office:value-type="string" office:string-value="R433C19">
            <text:p>R433C19</text:p>
          </table:table-cell>
          <table:table-cell office:value-type="float" office:value="43320">
            <text:p>43320</text:p>
          </table:table-cell>
          <table:table-cell office:value-type="string" office:string-value="R433C21">
            <text:p>R433C21</text:p>
          </table:table-cell>
          <table:table-cell office:value-type="float" office:value="43322">
            <text:p>43322</text:p>
          </table:table-cell>
          <table:table-cell office:value-type="string" office:string-value="R433C23">
            <text:p>R433C23</text:p>
          </table:table-cell>
          <table:table-cell office:value-type="float" office:value="43324">
            <text:p>43324</text:p>
          </table:table-cell>
          <table:table-cell office:value-type="string" office:string-value="R433C25">
            <text:p>R433C25</text:p>
          </table:table-cell>
          <table:table-cell office:value-type="float" office:value="43326">
            <text:p>43326</text:p>
          </table:table-cell>
        </table:table-row>
        <table:table-row>
          <table:table-cell office:value-type="string" office:string-value="R434C1">
            <text:p>R434C1</text:p>
          </table:table-cell>
          <table:table-cell office:value-type="float" office:value="43402">
            <text:p>43402</text:p>
          </table:table-cell>
          <table:table-cell office:value-type="string" office:string-value="R434C3">
            <text:p>R434C3</text:p>
          </table:table-cell>
          <table:table-cell office:value-type="float" office:value="43404">
            <text:p>43404</text:p>
          </table:table-cell>
          <table:table-cell office:value-type="string" office:string-value="R434C5">
            <text:p>R434C5</text:p>
          </table:table-cell>
          <table:table-cell office:value-type="float" office:value="43406">
            <text:p>43406</text:p>
          </table:table-cell>
          <table:table-cell office:value-type="string" office:string-value="R434C7">
            <text:p>R434C7</text:p>
          </table:table-cell>
          <table:table-cell office:value-type="float" office:value="43408">
            <text:p>43408</text:p>
          </table:table-cell>
          <table:table-cell office:value-type="string" office:string-value="R434C9">
            <text:p>R434C9</text:p>
          </table:table-cell>
          <table:table-cell office:value-type="float" office:value="43410">
            <text:p>43410</text:p>
          </table:table-cell>
          <table:table-cell office:value-type="string" office:string-value="R434C11">
            <text:p>R434C11</text:p>
          </table:table-cell>
          <table:table-cell office:value-type="float" office:value="43412">
            <text:p>43412</text:p>
          </table:table-cell>
          <table:table-cell office:value-type="string" office:string-value="R434C13">
            <text:p>R434C13</text:p>
          </table:table-cell>
          <table:table-cell office:value-type="float" office:value="43414">
            <text:p>43414</text:p>
          </table:table-cell>
          <table:table-cell office:value-type="string" office:string-value="R434C15">
            <text:p>R434C15</text:p>
          </table:table-cell>
          <table:table-cell office:value-type="float" office:value="43416">
            <text:p>43416</text:p>
          </table:table-cell>
          <table:table-cell office:value-type="string" office:string-value="R434C17">
            <text:p>R434C17</text:p>
          </table:table-cell>
          <table:table-cell office:value-type="float" office:value="43418">
            <text:p>43418</text:p>
          </table:table-cell>
          <table:table-cell office:value-type="string" office:string-value="R434C19">
            <text:p>R434C19</text:p>
          </table:table-cell>
          <table:table-cell office:value-type="float" office:value="43420">
            <text:p>43420</text:p>
          </table:table-cell>
          <table:table-cell office:value-type="string" office:string-value="R434C21">
            <text:p>R434C21</text:p>
          </table:table-cell>
          <table:table-cell office:value-type="float" office:value="43422">
            <text:p>43422</text:p>
          </table:table-cell>
          <table:table-cell office:value-type="string" office:string-value="R434C23">
            <text:p>R434C23</text:p>
          </table:table-cell>
          <table:table-cell office:value-type="float" office:value="43424">
            <text:p>43424</text:p>
          </table:table-cell>
          <table:table-cell office:value-type="string" office:string-value="R434C25">
            <text:p>R434C25</text:p>
          </table:table-cell>
          <table:table-cell office:value-type="float" office:value="43426">
            <text:p>43426</text:p>
          </table:table-cell>
        </table:table-row>
        <table:table-row>
          <table:table-cell office:value-type="string" office:string-value="R435C1">
            <text:p>R435C1</text:p>
          </table:table-cell>
          <table:table-cell office:value-type="float" office:value="43502">
            <text:p>43502</text:p>
          </table:table-cell>
          <table:table-cell office:value-type="string" office:string-value="R435C3">
            <text:p>R435C3</text:p>
          </table:table-cell>
          <table:table-cell office:value-type="float" office:value="43504">
            <text:p>43504</text:p>
          </table:table-cell>
          <table:table-cell office:value-type="string" office:string-value="R435C5">
            <text:p>R435C5</text:p>
          </table:table-cell>
          <table:table-cell office:value-type="float" office:value="43506">
            <text:p>43506</text:p>
          </table:table-cell>
          <table:table-cell office:value-type="string" office:string-value="R435C7">
            <text:p>R435C7</text:p>
          </table:table-cell>
          <table:table-cell office:value-type="float" office:value="43508">
            <text:p>43508</text:p>
          </table:table-cell>
          <table:table-cell office:value-type="string" office:string-value="R435C9">
            <text:p>R435C9</text:p>
          </table:table-cell>
          <table:table-cell office:value-type="float" office:value="43510">
            <text:p>43510</text:p>
          </table:table-cell>
          <table:table-cell office:value-type="string" office:string-value="R435C11">
            <text:p>R435C11</text:p>
          </table:table-cell>
          <table:table-cell office:value-type="float" office:value="43512">
            <text:p>43512</text:p>
          </table:table-cell>
          <table:table-cell office:value-type="string" office:string-value="R435C13">
            <text:p>R435C13</text:p>
          </table:table-cell>
          <table:table-cell office:value-type="float" office:value="43514">
            <text:p>43514</text:p>
          </table:table-cell>
          <table:table-cell office:value-type="string" office:string-value="R435C15">
            <text:p>R435C15</text:p>
          </table:table-cell>
          <table:table-cell office:value-type="float" office:value="43516">
            <text:p>43516</text:p>
          </table:table-cell>
          <table:table-cell office:value-type="string" office:string-value="R435C17">
            <text:p>R435C17</text:p>
          </table:table-cell>
          <table:table-cell office:value-type="float" office:value="43518">
            <text:p>43518</text:p>
          </table:table-cell>
          <table:table-cell office:value-type="string" office:string-value="R435C19">
            <text:p>R435C19</text:p>
          </table:table-cell>
          <table:table-cell office:value-type="float" office:value="43520">
            <text:p>43520</text:p>
          </table:table-cell>
          <table:table-cell office:value-type="string" office:string-value="R435C21">
            <text:p>R435C21</text:p>
          </table:table-cell>
          <table:table-cell office:value-type="float" office:value="43522">
            <text:p>43522</text:p>
          </table:table-cell>
          <table:table-cell office:value-type="string" office:string-value="R435C23">
            <text:p>R435C23</text:p>
          </table:table-cell>
          <table:table-cell office:value-type="float" office:value="43524">
            <text:p>43524</text:p>
          </table:table-cell>
          <table:table-cell office:value-type="string" office:string-value="R435C25">
            <text:p>R435C25</text:p>
          </table:table-cell>
          <table:table-cell office:value-type="float" office:value="43526">
            <text:p>43526</text:p>
          </table:table-cell>
        </table:table-row>
        <table:table-row>
          <table:table-cell office:value-type="string" office:string-value="R436C1">
            <text:p>R436C1</text:p>
          </table:table-cell>
          <table:table-cell office:value-type="float" office:value="43602">
            <text:p>43602</text:p>
          </table:table-cell>
          <table:table-cell office:value-type="string" office:string-value="R436C3">
            <text:p>R436C3</text:p>
          </table:table-cell>
          <table:table-cell office:value-type="float" office:value="43604">
            <text:p>43604</text:p>
          </table:table-cell>
          <table:table-cell office:value-type="string" office:string-value="R436C5">
            <text:p>R436C5</text:p>
          </table:table-cell>
          <table:table-cell office:value-type="float" office:value="43606">
            <text:p>43606</text:p>
          </table:table-cell>
          <table:table-cell office:value-type="string" office:string-value="R436C7">
            <text:p>R436C7</text:p>
          </table:table-cell>
          <table:table-cell office:value-type="float" office:value="43608">
            <text:p>43608</text:p>
          </table:table-cell>
          <table:table-cell office:value-type="string" office:string-value="R436C9">
            <text:p>R436C9</text:p>
          </table:table-cell>
          <table:table-cell office:value-type="float" office:value="43610">
            <text:p>43610</text:p>
          </table:table-cell>
          <table:table-cell office:value-type="string" office:string-value="R436C11">
            <text:p>R436C11</text:p>
          </table:table-cell>
          <table:table-cell office:value-type="float" office:value="43612">
            <text:p>43612</text:p>
          </table:table-cell>
          <table:table-cell office:value-type="string" office:string-value="R436C13">
            <text:p>R436C13</text:p>
          </table:table-cell>
          <table:table-cell office:value-type="float" office:value="43614">
            <text:p>43614</text:p>
          </table:table-cell>
          <table:table-cell office:value-type="string" office:string-value="R436C15">
            <text:p>R436C15</text:p>
          </table:table-cell>
          <table:table-cell office:value-type="float" office:value="43616">
            <text:p>43616</text:p>
          </table:table-cell>
          <table:table-cell office:value-type="string" office:string-value="R436C17">
            <text:p>R436C17</text:p>
          </table:table-cell>
          <table:table-cell office:value-type="float" office:value="43618">
            <text:p>43618</text:p>
          </table:table-cell>
          <table:table-cell office:value-type="string" office:string-value="R436C19">
            <text:p>R436C19</text:p>
          </table:table-cell>
          <table:table-cell office:value-type="float" office:value="43620">
            <text:p>43620</text:p>
          </table:table-cell>
          <table:table-cell office:value-type="string" office:string-value="R436C21">
            <text:p>R436C21</text:p>
          </table:table-cell>
          <table:table-cell office:value-type="float" office:value="43622">
            <text:p>43622</text:p>
          </table:table-cell>
          <table:table-cell office:value-type="string" office:string-value="R436C23">
            <text:p>R436C23</text:p>
          </table:table-cell>
          <table:table-cell office:value-type="float" office:value="43624">
            <text:p>43624</text:p>
          </table:table-cell>
          <table:table-cell office:value-type="string" office:string-value="R436C25">
            <text:p>R436C25</text:p>
          </table:table-cell>
          <table:table-cell office:value-type="float" office:value="43626">
            <text:p>43626</text:p>
          </table:table-cell>
        </table:table-row>
        <table:table-row>
          <table:table-cell office:value-type="string" office:string-value="R437C1">
            <text:p>R437C1</text:p>
          </table:table-cell>
          <table:table-cell office:value-type="float" office:value="43702">
            <text:p>43702</text:p>
          </table:table-cell>
          <table:table-cell office:value-type="string" office:string-value="R437C3">
            <text:p>R437C3</text:p>
          </table:table-cell>
          <table:table-cell office:value-type="float" office:value="43704">
            <text:p>43704</text:p>
          </table:table-cell>
          <table:table-cell office:value-type="string" office:string-value="R437C5">
            <text:p>R437C5</text:p>
          </table:table-cell>
          <table:table-cell office:value-type="float" office:value="43706">
            <text:p>43706</text:p>
          </table:table-cell>
          <table:table-cell office:value-type="string" office:string-value="R437C7">
            <text:p>R437C7</text:p>
          </table:table-cell>
          <table:table-cell office:value-type="float" office:value="43708">
            <text:p>43708</text:p>
          </table:table-cell>
          <table:table-cell office:value-type="string" office:string-value="R437C9">
            <text:p>R437C9</text:p>
          </table:table-cell>
          <table:table-cell office:value-type="float" office:value="43710">
            <text:p>43710</text:p>
          </table:table-cell>
          <table:table-cell office:value-type="string" office:string-value="R437C11">
            <text:p>R437C11</text:p>
          </table:table-cell>
          <table:table-cell office:value-type="float" office:value="43712">
            <text:p>43712</text:p>
          </table:table-cell>
          <table:table-cell office:value-type="string" office:string-value="R437C13">
            <text:p>R437C13</text:p>
          </table:table-cell>
          <table:table-cell office:value-type="float" office:value="43714">
            <text:p>43714</text:p>
          </table:table-cell>
          <table:table-cell office:value-type="string" office:string-value="R437C15">
            <text:p>R437C15</text:p>
          </table:table-cell>
          <table:table-cell office:value-type="float" office:value="43716">
            <text:p>43716</text:p>
          </table:table-cell>
          <table:table-cell office:value-type="string" office:string-value="R437C17">
            <text:p>R437C17</text:p>
          </table:table-cell>
          <table:table-cell office:value-type="float" office:value="43718">
            <text:p>43718</text:p>
          </table:table-cell>
          <table:table-cell office:value-type="string" office:string-value="R437C19">
            <text:p>R437C19</text:p>
          </table:table-cell>
          <table:table-cell office:value-type="float" office:value="43720">
            <text:p>43720</text:p>
          </table:table-cell>
          <table:table-cell office:value-type="string" office:string-value="R437C21">
            <text:p>R437C21</text:p>
          </table:table-cell>
          <table:table-cell office:value-type="float" office:value="43722">
            <text:p>43722</text:p>
          </table:table-cell>
          <table:table-cell office:value-type="string" office:string-value="R437C23">
            <text:p>R437C23</text:p>
          </table:table-cell>
          <table:table-cell office:value-type="float" office:value="43724">
            <text:p>43724</text:p>
          </table:table-cell>
          <table:table-cell office:value-type="string" office:string-value="R437C25">
            <text:p>R437C25</text:p>
          </table:table-cell>
          <table:table-cell office:value-type="float" office:value="43726">
            <text:p>43726</text:p>
          </table:table-cell>
        </table:table-row>
        <table:table-row>
          <table:table-cell office:value-type="string" office:string-value="R438C1">
            <text:p>R438C1</text:p>
          </table:table-cell>
          <table:table-cell office:value-type="float" office:value="43802">
            <text:p>43802</text:p>
          </table:table-cell>
          <table:table-cell office:value-type="string" office:string-value="R438C3">
            <text:p>R438C3</text:p>
          </table:table-cell>
          <table:table-cell office:value-type="float" office:value="43804">
            <text:p>43804</text:p>
          </table:table-cell>
          <table:table-cell office:value-type="string" office:string-value="R438C5">
            <text:p>R438C5</text:p>
          </table:table-cell>
          <table:table-cell office:value-type="float" office:value="43806">
            <text:p>43806</text:p>
          </table:table-cell>
          <table:table-cell office:value-type="string" office:string-value="R438C7">
            <text:p>R438C7</text:p>
          </table:table-cell>
          <table:table-cell office:value-type="float" office:value="43808">
            <text:p>43808</text:p>
          </table:table-cell>
          <table:table-cell office:value-type="string" office:string-value="R438C9">
            <text:p>R438C9</text:p>
          </table:table-cell>
          <table:table-cell office:value-type="float" office:value="43810">
            <text:p>43810</text:p>
          </table:table-cell>
          <table:table-cell office:value-type="string" office:string-value="R438C11">
            <text:p>R438C11</text:p>
          </table:table-cell>
          <table:table-cell office:value-type="float" office:value="43812">
            <text:p>43812</text:p>
          </table:table-cell>
          <table:table-cell office:value-type="string" office:string-value="R438C13">
            <text:p>R438C13</text:p>
          </table:table-cell>
          <table:table-cell office:value-type="float" office:value="43814">
            <text:p>43814</text:p>
          </table:table-cell>
          <table:table-cell office:value-type="string" office:string-value="R438C15">
            <text:p>R438C15</text:p>
          </table:table-cell>
          <table:table-cell office:value-type="float" office:value="43816">
            <text:p>43816</text:p>
          </table:table-cell>
          <table:table-cell office:value-type="string" office:string-value="R438C17">
            <text:p>R438C17</text:p>
          </table:table-cell>
          <table:table-cell office:value-type="float" office:value="43818">
            <text:p>43818</text:p>
          </table:table-cell>
          <table:table-cell office:value-type="string" office:string-value="R438C19">
            <text:p>R438C19</text:p>
          </table:table-cell>
          <table:table-cell office:value-type="float" office:value="43820">
            <text:p>43820</text:p>
          </table:table-cell>
          <table:table-cell office:value-type="string" office:string-value="R438C21">
            <text:p>R438C21</text:p>
          </table:table-cell>
          <table:table-cell office:value-type="float" office:value="43822">
            <text:p>43822</text:p>
          </table:table-cell>
          <table:table-cell office:value-type="string" office:string-value="R438C23">
            <text:p>R438C23</text:p>
          </table:table-cell>
          <table:table-cell office:value-type="float" office:value="43824">
            <text:p>43824</text:p>
          </table:table-cell>
          <table:table-cell office:value-type="string" office:string-value="R438C25">
            <text:p>R438C25</text:p>
          </table:table-cell>
          <table:table-cell office:value-type="float" office:value="43826">
            <text:p>43826</text:p>
          </table:table-cell>
        </table:table-row>
        <table:table-row>
          <table:table-cell office:value-type="string" office:string-value="R439C1">
            <text:p>R439C1</text:p>
          </table:table-cell>
          <table:table-cell office:value-type="float" office:value="43902">
            <text:p>43902</text:p>
          </table:table-cell>
          <table:table-cell office:value-type="string" office:string-value="R439C3">
            <text:p>R439C3</text:p>
          </table:table-cell>
          <table:table-cell office:value-type="float" office:value="43904">
            <text:p>43904</text:p>
          </table:table-cell>
          <table:table-cell office:value-type="string" office:string-value="R439C5">
            <text:p>R439C5</text:p>
          </table:table-cell>
          <table:table-cell office:value-type="float" office:value="43906">
            <text:p>43906</text:p>
          </table:table-cell>
          <table:table-cell office:value-type="string" office:string-value="R439C7">
            <text:p>R439C7</text:p>
          </table:table-cell>
          <table:table-cell office:value-type="float" office:value="43908">
            <text:p>43908</text:p>
          </table:table-cell>
          <table:table-cell office:value-type="string" office:string-value="R439C9">
            <text:p>R439C9</text:p>
          </table:table-cell>
          <table:table-cell office:value-type="float" office:value="43910">
            <text:p>43910</text:p>
          </table:table-cell>
          <table:table-cell office:value-type="string" office:string-value="R439C11">
            <text:p>R439C11</text:p>
          </table:table-cell>
          <table:table-cell office:value-type="float" office:value="43912">
            <text:p>43912</text:p>
          </table:table-cell>
          <table:table-cell office:value-type="string" office:string-value="R439C13">
            <text:p>R439C13</text:p>
          </table:table-cell>
          <table:table-cell office:value-type="float" office:value="43914">
            <text:p>43914</text:p>
          </table:table-cell>
          <table:table-cell office:value-type="string" office:string-value="R439C15">
            <text:p>R439C15</text:p>
          </table:table-cell>
          <table:table-cell office:value-type="float" office:value="43916">
            <text:p>43916</text:p>
          </table:table-cell>
          <table:table-cell office:value-type="string" office:string-value="R439C17">
            <text:p>R439C17</text:p>
          </table:table-cell>
          <table:table-cell office:value-type="float" office:value="43918">
            <text:p>43918</text:p>
          </table:table-cell>
          <table:table-cell office:value-type="string" office:string-value="R439C19">
            <text:p>R439C19</text:p>
          </table:table-cell>
          <table:table-cell office:value-type="float" office:value="43920">
            <text:p>43920</text:p>
          </table:table-cell>
          <table:table-cell office:value-type="string" office:string-value="R439C21">
            <text:p>R439C21</text:p>
          </table:table-cell>
          <table:table-cell office:value-type="float" office:value="43922">
            <text:p>43922</text:p>
          </table:table-cell>
          <table:table-cell office:value-type="string" office:string-value="R439C23">
            <text:p>R439C23</text:p>
          </table:table-cell>
          <table:table-cell office:value-type="float" office:value="43924">
            <text:p>43924</text:p>
          </table:table-cell>
          <table:table-cell office:value-type="string" office:string-value="R439C25">
            <text:p>R439C25</text:p>
          </table:table-cell>
          <table:table-cell office:value-type="float" office:value="43926">
            <text:p>43926</text:p>
          </table:table-cell>
        </table:table-row>
        <table:table-row>
          <table:table-cell office:value-type="string" office:string-value="R440C1">
            <text:p>R440C1</text:p>
          </table:table-cell>
          <table:table-cell office:value-type="float" office:value="44002">
            <text:p>44002</text:p>
          </table:table-cell>
          <table:table-cell office:value-type="string" office:string-value="R440C3">
            <text:p>R440C3</text:p>
          </table:table-cell>
          <table:table-cell office:value-type="float" office:value="44004">
            <text:p>44004</text:p>
          </table:table-cell>
          <table:table-cell office:value-type="string" office:string-value="R440C5">
            <text:p>R440C5</text:p>
          </table:table-cell>
          <table:table-cell office:value-type="float" office:value="44006">
            <text:p>44006</text:p>
          </table:table-cell>
          <table:table-cell office:value-type="string" office:string-value="R440C7">
            <text:p>R440C7</text:p>
          </table:table-cell>
          <table:table-cell office:value-type="float" office:value="44008">
            <text:p>44008</text:p>
          </table:table-cell>
          <table:table-cell office:value-type="string" office:string-value="R440C9">
            <text:p>R440C9</text:p>
          </table:table-cell>
          <table:table-cell office:value-type="float" office:value="44010">
            <text:p>44010</text:p>
          </table:table-cell>
          <table:table-cell office:value-type="string" office:string-value="R440C11">
            <text:p>R440C11</text:p>
          </table:table-cell>
          <table:table-cell office:value-type="float" office:value="44012">
            <text:p>44012</text:p>
          </table:table-cell>
          <table:table-cell office:value-type="string" office:string-value="R440C13">
            <text:p>R440C13</text:p>
          </table:table-cell>
          <table:table-cell office:value-type="float" office:value="44014">
            <text:p>44014</text:p>
          </table:table-cell>
          <table:table-cell office:value-type="string" office:string-value="R440C15">
            <text:p>R440C15</text:p>
          </table:table-cell>
          <table:table-cell office:value-type="float" office:value="44016">
            <text:p>44016</text:p>
          </table:table-cell>
          <table:table-cell office:value-type="string" office:string-value="R440C17">
            <text:p>R440C17</text:p>
          </table:table-cell>
          <table:table-cell office:value-type="float" office:value="44018">
            <text:p>44018</text:p>
          </table:table-cell>
          <table:table-cell office:value-type="string" office:string-value="R440C19">
            <text:p>R440C19</text:p>
          </table:table-cell>
          <table:table-cell office:value-type="float" office:value="44020">
            <text:p>44020</text:p>
          </table:table-cell>
          <table:table-cell office:value-type="string" office:string-value="R440C21">
            <text:p>R440C21</text:p>
          </table:table-cell>
          <table:table-cell office:value-type="float" office:value="44022">
            <text:p>44022</text:p>
          </table:table-cell>
          <table:table-cell office:value-type="string" office:string-value="R440C23">
            <text:p>R440C23</text:p>
          </table:table-cell>
          <table:table-cell office:value-type="float" office:value="44024">
            <text:p>44024</text:p>
          </table:table-cell>
          <table:table-cell office:value-type="string" office:string-value="R440C25">
            <text:p>R440C25</text:p>
          </table:table-cell>
          <table:table-cell office:value-type="float" office:value="44026">
            <text:p>44026</text:p>
          </table:table-cell>
        </table:table-row>
        <table:table-row>
          <table:table-cell office:value-type="string" office:string-value="R441C1">
            <text:p>R441C1</text:p>
          </table:table-cell>
          <table:table-cell office:value-type="float" office:value="44102">
            <text:p>44102</text:p>
          </table:table-cell>
          <table:table-cell office:value-type="string" office:string-value="R441C3">
            <text:p>R441C3</text:p>
          </table:table-cell>
          <table:table-cell office:value-type="float" office:value="44104">
            <text:p>44104</text:p>
          </table:table-cell>
          <table:table-cell office:value-type="string" office:string-value="R441C5">
            <text:p>R441C5</text:p>
          </table:table-cell>
          <table:table-cell office:value-type="float" office:value="44106">
            <text:p>44106</text:p>
          </table:table-cell>
          <table:table-cell office:value-type="string" office:string-value="R441C7">
            <text:p>R441C7</text:p>
          </table:table-cell>
          <table:table-cell office:value-type="float" office:value="44108">
            <text:p>44108</text:p>
          </table:table-cell>
          <table:table-cell office:value-type="string" office:string-value="R441C9">
            <text:p>R441C9</text:p>
          </table:table-cell>
          <table:table-cell office:value-type="float" office:value="44110">
            <text:p>44110</text:p>
          </table:table-cell>
          <table:table-cell office:value-type="string" office:string-value="R441C11">
            <text:p>R441C11</text:p>
          </table:table-cell>
          <table:table-cell office:value-type="float" office:value="44112">
            <text:p>44112</text:p>
          </table:table-cell>
          <table:table-cell office:value-type="string" office:string-value="R441C13">
            <text:p>R441C13</text:p>
          </table:table-cell>
          <table:table-cell office:value-type="float" office:value="44114">
            <text:p>44114</text:p>
          </table:table-cell>
          <table:table-cell office:value-type="string" office:string-value="R441C15">
            <text:p>R441C15</text:p>
          </table:table-cell>
          <table:table-cell office:value-type="float" office:value="44116">
            <text:p>44116</text:p>
          </table:table-cell>
          <table:table-cell office:value-type="string" office:string-value="R441C17">
            <text:p>R441C17</text:p>
          </table:table-cell>
          <table:table-cell office:value-type="float" office:value="44118">
            <text:p>44118</text:p>
          </table:table-cell>
          <table:table-cell office:value-type="string" office:string-value="R441C19">
            <text:p>R441C19</text:p>
          </table:table-cell>
          <table:table-cell office:value-type="float" office:value="44120">
            <text:p>44120</text:p>
          </table:table-cell>
          <table:table-cell office:value-type="string" office:string-value="R441C21">
            <text:p>R441C21</text:p>
          </table:table-cell>
          <table:table-cell office:value-type="float" office:value="44122">
            <text:p>44122</text:p>
          </table:table-cell>
          <table:table-cell office:value-type="string" office:string-value="R441C23">
            <text:p>R441C23</text:p>
          </table:table-cell>
          <table:table-cell office:value-type="float" office:value="44124">
            <text:p>44124</text:p>
          </table:table-cell>
          <table:table-cell office:value-type="string" office:string-value="R441C25">
            <text:p>R441C25</text:p>
          </table:table-cell>
          <table:table-cell office:value-type="float" office:value="44126">
            <text:p>44126</text:p>
          </table:table-cell>
        </table:table-row>
        <table:table-row>
          <table:table-cell office:value-type="string" office:string-value="R442C1">
            <text:p>R442C1</text:p>
          </table:table-cell>
          <table:table-cell office:value-type="float" office:value="44202">
            <text:p>44202</text:p>
          </table:table-cell>
          <table:table-cell office:value-type="string" office:string-value="R442C3">
            <text:p>R442C3</text:p>
          </table:table-cell>
          <table:table-cell office:value-type="float" office:value="44204">
            <text:p>44204</text:p>
          </table:table-cell>
          <table:table-cell office:value-type="string" office:string-value="R442C5">
            <text:p>R442C5</text:p>
          </table:table-cell>
          <table:table-cell office:value-type="float" office:value="44206">
            <text:p>44206</text:p>
          </table:table-cell>
          <table:table-cell office:value-type="string" office:string-value="R442C7">
            <text:p>R442C7</text:p>
          </table:table-cell>
          <table:table-cell office:value-type="float" office:value="44208">
            <text:p>44208</text:p>
          </table:table-cell>
          <table:table-cell office:value-type="string" office:string-value="R442C9">
            <text:p>R442C9</text:p>
          </table:table-cell>
          <table:table-cell office:value-type="float" office:value="44210">
            <text:p>44210</text:p>
          </table:table-cell>
          <table:table-cell office:value-type="string" office:string-value="R442C11">
            <text:p>R442C11</text:p>
          </table:table-cell>
          <table:table-cell office:value-type="float" office:value="44212">
            <text:p>44212</text:p>
          </table:table-cell>
          <table:table-cell office:value-type="string" office:string-value="R442C13">
            <text:p>R442C13</text:p>
          </table:table-cell>
          <table:table-cell office:value-type="float" office:value="44214">
            <text:p>44214</text:p>
          </table:table-cell>
          <table:table-cell office:value-type="string" office:string-value="R442C15">
            <text:p>R442C15</text:p>
          </table:table-cell>
          <table:table-cell office:value-type="float" office:value="44216">
            <text:p>44216</text:p>
          </table:table-cell>
          <table:table-cell office:value-type="string" office:string-value="R442C17">
            <text:p>R442C17</text:p>
          </table:table-cell>
          <table:table-cell office:value-type="float" office:value="44218">
            <text:p>44218</text:p>
          </table:table-cell>
          <table:table-cell office:value-type="string" office:string-value="R442C19">
            <text:p>R442C19</text:p>
          </table:table-cell>
          <table:table-cell office:value-type="float" office:value="44220">
            <text:p>44220</text:p>
          </table:table-cell>
          <table:table-cell office:value-type="string" office:string-value="R442C21">
            <text:p>R442C21</text:p>
          </table:table-cell>
          <table:table-cell office:value-type="float" office:value="44222">
            <text:p>44222</text:p>
          </table:table-cell>
          <table:table-cell office:value-type="string" office:string-value="R442C23">
            <text:p>R442C23</text:p>
          </table:table-cell>
          <table:table-cell office:value-type="float" office:value="44224">
            <text:p>44224</text:p>
          </table:table-cell>
          <table:table-cell office:value-type="string" office:string-value="R442C25">
            <text:p>R442C25</text:p>
          </table:table-cell>
          <table:table-cell office:value-type="float" office:value="44226">
            <text:p>44226</text:p>
          </table:table-cell>
        </table:table-row>
        <table:table-row>
          <table:table-cell office:value-type="string" office:string-value="R443C1">
            <text:p>R443C1</text:p>
          </table:table-cell>
          <table:table-cell office:value-type="float" office:value="44302">
            <text:p>44302</text:p>
          </table:table-cell>
          <table:table-cell office:value-type="string" office:string-value="R443C3">
            <text:p>R443C3</text:p>
          </table:table-cell>
          <table:table-cell office:value-type="float" office:value="44304">
            <text:p>44304</text:p>
          </table:table-cell>
          <table:table-cell office:value-type="string" office:string-value="R443C5">
            <text:p>R443C5</text:p>
          </table:table-cell>
          <table:table-cell office:value-type="float" office:value="44306">
            <text:p>44306</text:p>
          </table:table-cell>
          <table:table-cell office:value-type="string" office:string-value="R443C7">
            <text:p>R443C7</text:p>
          </table:table-cell>
          <table:table-cell office:value-type="float" office:value="44308">
            <text:p>44308</text:p>
          </table:table-cell>
          <table:table-cell office:value-type="string" office:string-value="R443C9">
            <text:p>R443C9</text:p>
          </table:table-cell>
          <table:table-cell office:value-type="float" office:value="44310">
            <text:p>44310</text:p>
          </table:table-cell>
          <table:table-cell office:value-type="string" office:string-value="R443C11">
            <text:p>R443C11</text:p>
          </table:table-cell>
          <table:table-cell office:value-type="float" office:value="44312">
            <text:p>44312</text:p>
          </table:table-cell>
          <table:table-cell office:value-type="string" office:string-value="R443C13">
            <text:p>R443C13</text:p>
          </table:table-cell>
          <table:table-cell office:value-type="float" office:value="44314">
            <text:p>44314</text:p>
          </table:table-cell>
          <table:table-cell office:value-type="string" office:string-value="R443C15">
            <text:p>R443C15</text:p>
          </table:table-cell>
          <table:table-cell office:value-type="float" office:value="44316">
            <text:p>44316</text:p>
          </table:table-cell>
          <table:table-cell office:value-type="string" office:string-value="R443C17">
            <text:p>R443C17</text:p>
          </table:table-cell>
          <table:table-cell office:value-type="float" office:value="44318">
            <text:p>44318</text:p>
          </table:table-cell>
          <table:table-cell office:value-type="string" office:string-value="R443C19">
            <text:p>R443C19</text:p>
          </table:table-cell>
          <table:table-cell office:value-type="float" office:value="44320">
            <text:p>44320</text:p>
          </table:table-cell>
          <table:table-cell office:value-type="string" office:string-value="R443C21">
            <text:p>R443C21</text:p>
          </table:table-cell>
          <table:table-cell office:value-type="float" office:value="44322">
            <text:p>44322</text:p>
          </table:table-cell>
          <table:table-cell office:value-type="string" office:string-value="R443C23">
            <text:p>R443C23</text:p>
          </table:table-cell>
          <table:table-cell office:value-type="float" office:value="44324">
            <text:p>44324</text:p>
          </table:table-cell>
          <table:table-cell office:value-type="string" office:string-value="R443C25">
            <text:p>R443C25</text:p>
          </table:table-cell>
          <table:table-cell office:value-type="float" office:value="44326">
            <text:p>44326</text:p>
          </table:table-cell>
        </table:table-row>
        <table:table-row>
          <table:table-cell office:value-type="string" office:string-value="R444C1">
            <text:p>R444C1</text:p>
          </table:table-cell>
          <table:table-cell office:value-type="float" office:value="44402">
            <text:p>44402</text:p>
          </table:table-cell>
          <table:table-cell office:value-type="string" office:string-value="R444C3">
            <text:p>R444C3</text:p>
          </table:table-cell>
          <table:table-cell office:value-type="float" office:value="44404">
            <text:p>44404</text:p>
          </table:table-cell>
          <table:table-cell office:value-type="string" office:string-value="R444C5">
            <text:p>R444C5</text:p>
          </table:table-cell>
          <table:table-cell office:value-type="float" office:value="44406">
            <text:p>44406</text:p>
          </table:table-cell>
          <table:table-cell office:value-type="string" office:string-value="R444C7">
            <text:p>R444C7</text:p>
          </table:table-cell>
          <table:table-cell office:value-type="float" office:value="44408">
            <text:p>44408</text:p>
          </table:table-cell>
          <table:table-cell office:value-type="string" office:string-value="R444C9">
            <text:p>R444C9</text:p>
          </table:table-cell>
          <table:table-cell office:value-type="float" office:value="44410">
            <text:p>44410</text:p>
          </table:table-cell>
          <table:table-cell office:value-type="string" office:string-value="R444C11">
            <text:p>R444C11</text:p>
          </table:table-cell>
          <table:table-cell office:value-type="float" office:value="44412">
            <text:p>44412</text:p>
          </table:table-cell>
          <table:table-cell office:value-type="string" office:string-value="R444C13">
            <text:p>R444C13</text:p>
          </table:table-cell>
          <table:table-cell office:value-type="float" office:value="44414">
            <text:p>44414</text:p>
          </table:table-cell>
          <table:table-cell office:value-type="string" office:string-value="R444C15">
            <text:p>R444C15</text:p>
          </table:table-cell>
          <table:table-cell office:value-type="float" office:value="44416">
            <text:p>44416</text:p>
          </table:table-cell>
          <table:table-cell office:value-type="string" office:string-value="R444C17">
            <text:p>R444C17</text:p>
          </table:table-cell>
          <table:table-cell office:value-type="float" office:value="44418">
            <text:p>44418</text:p>
          </table:table-cell>
          <table:table-cell office:value-type="string" office:string-value="R444C19">
            <text:p>R444C19</text:p>
          </table:table-cell>
          <table:table-cell office:value-type="float" office:value="44420">
            <text:p>44420</text:p>
          </table:table-cell>
          <table:table-cell office:value-type="string" office:string-value="R444C21">
            <text:p>R444C21</text:p>
          </table:table-cell>
          <table:table-cell office:value-type="float" office:value="44422">
            <text:p>44422</text:p>
          </table:table-cell>
          <table:table-cell office:value-type="string" office:string-value="R444C23">
            <text:p>R444C23</text:p>
          </table:table-cell>
          <table:table-cell office:value-type="float" office:value="44424">
            <text:p>44424</text:p>
          </table:table-cell>
          <table:table-cell office:value-type="string" office:string-value="R444C25">
            <text:p>R444C25</text:p>
          </table:table-cell>
          <table:table-cell office:value-type="float" office:value="44426">
            <text:p>44426</text:p>
          </table:table-cell>
        </table:table-row>
        <table:table-row>
          <table:table-cell office:value-type="string" office:string-value="R445C1">
            <text:p>R445C1</text:p>
          </table:table-cell>
          <table:table-cell office:value-type="float" office:value="44502">
            <text:p>44502</text:p>
          </table:table-cell>
          <table:table-cell office:value-type="string" office:string-value="R445C3">
            <text:p>R445C3</text:p>
          </table:table-cell>
          <table:table-cell office:value-type="float" office:value="44504">
            <text:p>44504</text:p>
          </table:table-cell>
          <table:table-cell office:value-type="string" office:string-value="R445C5">
            <text:p>R445C5</text:p>
          </table:table-cell>
          <table:table-cell office:value-type="float" office:value="44506">
            <text:p>44506</text:p>
          </table:table-cell>
          <table:table-cell office:value-type="string" office:string-value="R445C7">
            <text:p>R445C7</text:p>
          </table:table-cell>
          <table:table-cell office:value-type="float" office:value="44508">
            <text:p>44508</text:p>
          </table:table-cell>
          <table:table-cell office:value-type="string" office:string-value="R445C9">
            <text:p>R445C9</text:p>
          </table:table-cell>
          <table:table-cell office:value-type="float" office:value="44510">
            <text:p>44510</text:p>
          </table:table-cell>
          <table:table-cell office:value-type="string" office:string-value="R445C11">
            <text:p>R445C11</text:p>
          </table:table-cell>
          <table:table-cell office:value-type="float" office:value="44512">
            <text:p>44512</text:p>
          </table:table-cell>
          <table:table-cell office:value-type="string" office:string-value="R445C13">
            <text:p>R445C13</text:p>
          </table:table-cell>
          <table:table-cell office:value-type="float" office:value="44514">
            <text:p>44514</text:p>
          </table:table-cell>
          <table:table-cell office:value-type="string" office:string-value="R445C15">
            <text:p>R445C15</text:p>
          </table:table-cell>
          <table:table-cell office:value-type="float" office:value="44516">
            <text:p>44516</text:p>
          </table:table-cell>
          <table:table-cell office:value-type="string" office:string-value="R445C17">
            <text:p>R445C17</text:p>
          </table:table-cell>
          <table:table-cell office:value-type="float" office:value="44518">
            <text:p>44518</text:p>
          </table:table-cell>
          <table:table-cell office:value-type="string" office:string-value="R445C19">
            <text:p>R445C19</text:p>
          </table:table-cell>
          <table:table-cell office:value-type="float" office:value="44520">
            <text:p>44520</text:p>
          </table:table-cell>
          <table:table-cell office:value-type="string" office:string-value="R445C21">
            <text:p>R445C21</text:p>
          </table:table-cell>
          <table:table-cell office:value-type="float" office:value="44522">
            <text:p>44522</text:p>
          </table:table-cell>
          <table:table-cell office:value-type="string" office:string-value="R445C23">
            <text:p>R445C23</text:p>
          </table:table-cell>
          <table:table-cell office:value-type="float" office:value="44524">
            <text:p>44524</text:p>
          </table:table-cell>
          <table:table-cell office:value-type="string" office:string-value="R445C25">
            <text:p>R445C25</text:p>
          </table:table-cell>
          <table:table-cell office:value-type="float" office:value="44526">
            <text:p>44526</text:p>
          </table:table-cell>
        </table:table-row>
        <table:table-row>
          <table:table-cell office:value-type="string" office:string-value="R446C1">
            <text:p>R446C1</text:p>
          </table:table-cell>
          <table:table-cell office:value-type="float" office:value="44602">
            <text:p>44602</text:p>
          </table:table-cell>
          <table:table-cell office:value-type="string" office:string-value="R446C3">
            <text:p>R446C3</text:p>
          </table:table-cell>
          <table:table-cell office:value-type="float" office:value="44604">
            <text:p>44604</text:p>
          </table:table-cell>
          <table:table-cell office:value-type="string" office:string-value="R446C5">
            <text:p>R446C5</text:p>
          </table:table-cell>
          <table:table-cell office:value-type="float" office:value="44606">
            <text:p>44606</text:p>
          </table:table-cell>
          <table:table-cell office:value-type="string" office:string-value="R446C7">
            <text:p>R446C7</text:p>
          </table:table-cell>
          <table:table-cell office:value-type="float" office:value="44608">
            <text:p>44608</text:p>
          </table:table-cell>
          <table:table-cell office:value-type="string" office:string-value="R446C9">
            <text:p>R446C9</text:p>
          </table:table-cell>
          <table:table-cell office:value-type="float" office:value="44610">
            <text:p>44610</text:p>
          </table:table-cell>
          <table:table-cell office:value-type="string" office:string-value="R446C11">
            <text:p>R446C11</text:p>
          </table:table-cell>
          <table:table-cell office:value-type="float" office:value="44612">
            <text:p>44612</text:p>
          </table:table-cell>
          <table:table-cell office:value-type="string" office:string-value="R446C13">
            <text:p>R446C13</text:p>
          </table:table-cell>
          <table:table-cell office:value-type="float" office:value="44614">
            <text:p>44614</text:p>
          </table:table-cell>
          <table:table-cell office:value-type="string" office:string-value="R446C15">
            <text:p>R446C15</text:p>
          </table:table-cell>
          <table:table-cell office:value-type="float" office:value="44616">
            <text:p>44616</text:p>
          </table:table-cell>
          <table:table-cell office:value-type="string" office:string-value="R446C17">
            <text:p>R446C17</text:p>
          </table:table-cell>
          <table:table-cell office:value-type="float" office:value="44618">
            <text:p>44618</text:p>
          </table:table-cell>
          <table:table-cell office:value-type="string" office:string-value="R446C19">
            <text:p>R446C19</text:p>
          </table:table-cell>
          <table:table-cell office:value-type="float" office:value="44620">
            <text:p>44620</text:p>
          </table:table-cell>
          <table:table-cell office:value-type="string" office:string-value="R446C21">
            <text:p>R446C21</text:p>
          </table:table-cell>
          <table:table-cell office:value-type="float" office:value="44622">
            <text:p>44622</text:p>
          </table:table-cell>
          <table:table-cell office:value-type="string" office:string-value="R446C23">
            <text:p>R446C23</text:p>
          </table:table-cell>
          <table:table-cell office:value-type="float" office:value="44624">
            <text:p>44624</text:p>
          </table:table-cell>
          <table:table-cell office:value-type="string" office:string-value="R446C25">
            <text:p>R446C25</text:p>
          </table:table-cell>
          <table:table-cell office:value-type="float" office:value="44626">
            <text:p>44626</text:p>
          </table:table-cell>
        </table:table-row>
        <table:table-row>
          <table:table-cell office:value-type="string" office:string-value="R447C1">
            <text:p>R447C1</text:p>
          </table:table-cell>
          <table:table-cell office:value-type="float" office:value="44702">
            <text:p>44702</text:p>
          </table:table-cell>
          <table:table-cell office:value-type="string" office:string-value="R447C3">
            <text:p>R447C3</text:p>
          </table:table-cell>
          <table:table-cell office:value-type="float" office:value="44704">
            <text:p>44704</text:p>
          </table:table-cell>
          <table:table-cell office:value-type="string" office:string-value="R447C5">
            <text:p>R447C5</text:p>
          </table:table-cell>
          <table:table-cell office:value-type="float" office:value="44706">
            <text:p>44706</text:p>
          </table:table-cell>
          <table:table-cell office:value-type="string" office:string-value="R447C7">
            <text:p>R447C7</text:p>
          </table:table-cell>
          <table:table-cell office:value-type="float" office:value="44708">
            <text:p>44708</text:p>
          </table:table-cell>
          <table:table-cell office:value-type="string" office:string-value="R447C9">
            <text:p>R447C9</text:p>
          </table:table-cell>
          <table:table-cell office:value-type="float" office:value="44710">
            <text:p>44710</text:p>
          </table:table-cell>
          <table:table-cell office:value-type="string" office:string-value="R447C11">
            <text:p>R447C11</text:p>
          </table:table-cell>
          <table:table-cell office:value-type="float" office:value="44712">
            <text:p>44712</text:p>
          </table:table-cell>
          <table:table-cell office:value-type="string" office:string-value="R447C13">
            <text:p>R447C13</text:p>
          </table:table-cell>
          <table:table-cell office:value-type="float" office:value="44714">
            <text:p>44714</text:p>
          </table:table-cell>
          <table:table-cell office:value-type="string" office:string-value="R447C15">
            <text:p>R447C15</text:p>
          </table:table-cell>
          <table:table-cell office:value-type="float" office:value="44716">
            <text:p>44716</text:p>
          </table:table-cell>
          <table:table-cell office:value-type="string" office:string-value="R447C17">
            <text:p>R447C17</text:p>
          </table:table-cell>
          <table:table-cell office:value-type="float" office:value="44718">
            <text:p>44718</text:p>
          </table:table-cell>
          <table:table-cell office:value-type="string" office:string-value="R447C19">
            <text:p>R447C19</text:p>
          </table:table-cell>
          <table:table-cell office:value-type="float" office:value="44720">
            <text:p>44720</text:p>
          </table:table-cell>
          <table:table-cell office:value-type="string" office:string-value="R447C21">
            <text:p>R447C21</text:p>
          </table:table-cell>
          <table:table-cell office:value-type="float" office:value="44722">
            <text:p>44722</text:p>
          </table:table-cell>
          <table:table-cell office:value-type="string" office:string-value="R447C23">
            <text:p>R447C23</text:p>
          </table:table-cell>
          <table:table-cell office:value-type="float" office:value="44724">
            <text:p>44724</text:p>
          </table:table-cell>
          <table:table-cell office:value-type="string" office:string-value="R447C25">
            <text:p>R447C25</text:p>
          </table:table-cell>
          <table:table-cell office:value-type="float" office:value="44726">
            <text:p>44726</text:p>
          </table:table-cell>
        </table:table-row>
        <table:table-row>
          <table:table-cell office:value-type="string" office:string-value="R448C1">
            <text:p>R448C1</text:p>
          </table:table-cell>
          <table:table-cell office:value-type="float" office:value="44802">
            <text:p>44802</text:p>
          </table:table-cell>
          <table:table-cell office:value-type="string" office:string-value="R448C3">
            <text:p>R448C3</text:p>
          </table:table-cell>
          <table:table-cell office:value-type="float" office:value="44804">
            <text:p>44804</text:p>
          </table:table-cell>
          <table:table-cell office:value-type="string" office:string-value="R448C5">
            <text:p>R448C5</text:p>
          </table:table-cell>
          <table:table-cell office:value-type="float" office:value="44806">
            <text:p>44806</text:p>
          </table:table-cell>
          <table:table-cell office:value-type="string" office:string-value="R448C7">
            <text:p>R448C7</text:p>
          </table:table-cell>
          <table:table-cell office:value-type="float" office:value="44808">
            <text:p>44808</text:p>
          </table:table-cell>
          <table:table-cell office:value-type="string" office:string-value="R448C9">
            <text:p>R448C9</text:p>
          </table:table-cell>
          <table:table-cell office:value-type="float" office:value="44810">
            <text:p>44810</text:p>
          </table:table-cell>
          <table:table-cell office:value-type="string" office:string-value="R448C11">
            <text:p>R448C11</text:p>
          </table:table-cell>
          <table:table-cell office:value-type="float" office:value="44812">
            <text:p>44812</text:p>
          </table:table-cell>
          <table:table-cell office:value-type="string" office:string-value="R448C13">
            <text:p>R448C13</text:p>
          </table:table-cell>
          <table:table-cell office:value-type="float" office:value="44814">
            <text:p>44814</text:p>
          </table:table-cell>
          <table:table-cell office:value-type="string" office:string-value="R448C15">
            <text:p>R448C15</text:p>
          </table:table-cell>
          <table:table-cell office:value-type="float" office:value="44816">
            <text:p>44816</text:p>
          </table:table-cell>
          <table:table-cell office:value-type="string" office:string-value="R448C17">
            <text:p>R448C17</text:p>
          </table:table-cell>
          <table:table-cell office:value-type="float" office:value="44818">
            <text:p>44818</text:p>
          </table:table-cell>
          <table:table-cell office:value-type="string" office:string-value="R448C19">
            <text:p>R448C19</text:p>
          </table:table-cell>
          <table:table-cell office:value-type="float" office:value="44820">
            <text:p>44820</text:p>
          </table:table-cell>
          <table:table-cell office:value-type="string" office:string-value="R448C21">
            <text:p>R448C21</text:p>
          </table:table-cell>
          <table:table-cell office:value-type="float" office:value="44822">
            <text:p>44822</text:p>
          </table:table-cell>
          <table:table-cell office:value-type="string" office:string-value="R448C23">
            <text:p>R448C23</text:p>
          </table:table-cell>
          <table:table-cell office:value-type="float" office:value="44824">
            <text:p>44824</text:p>
          </table:table-cell>
          <table:table-cell office:value-type="string" office:string-value="R448C25">
            <text:p>R448C25</text:p>
          </table:table-cell>
          <table:table-cell office:value-type="float" office:value="44826">
            <text:p>44826</text:p>
          </table:table-cell>
        </table:table-row>
        <table:table-row>
          <table:table-cell office:value-type="string" office:string-value="R449C1">
            <text:p>R449C1</text:p>
          </table:table-cell>
          <table:table-cell office:value-type="float" office:value="44902">
            <text:p>44902</text:p>
          </table:table-cell>
          <table:table-cell office:value-type="string" office:string-value="R449C3">
            <text:p>R449C3</text:p>
          </table:table-cell>
          <table:table-cell office:value-type="float" office:value="44904">
            <text:p>44904</text:p>
          </table:table-cell>
          <table:table-cell office:value-type="string" office:string-value="R449C5">
            <text:p>R449C5</text:p>
          </table:table-cell>
          <table:table-cell office:value-type="float" office:value="44906">
            <text:p>44906</text:p>
          </table:table-cell>
          <table:table-cell office:value-type="string" office:string-value="R449C7">
            <text:p>R449C7</text:p>
          </table:table-cell>
          <table:table-cell office:value-type="float" office:value="44908">
            <text:p>44908</text:p>
          </table:table-cell>
          <table:table-cell office:value-type="string" office:string-value="R449C9">
            <text:p>R449C9</text:p>
          </table:table-cell>
          <table:table-cell office:value-type="float" office:value="44910">
            <text:p>44910</text:p>
          </table:table-cell>
          <table:table-cell office:value-type="string" office:string-value="R449C11">
            <text:p>R449C11</text:p>
          </table:table-cell>
          <table:table-cell office:value-type="float" office:value="44912">
            <text:p>44912</text:p>
          </table:table-cell>
          <table:table-cell office:value-type="string" office:string-value="R449C13">
            <text:p>R449C13</text:p>
          </table:table-cell>
          <table:table-cell office:value-type="float" office:value="44914">
            <text:p>44914</text:p>
          </table:table-cell>
          <table:table-cell office:value-type="string" office:string-value="R449C15">
            <text:p>R449C15</text:p>
          </table:table-cell>
          <table:table-cell office:value-type="float" office:value="44916">
            <text:p>44916</text:p>
          </table:table-cell>
          <table:table-cell office:value-type="string" office:string-value="R449C17">
            <text:p>R449C17</text:p>
          </table:table-cell>
          <table:table-cell office:value-type="float" office:value="44918">
            <text:p>44918</text:p>
          </table:table-cell>
          <table:table-cell office:value-type="string" office:string-value="R449C19">
            <text:p>R449C19</text:p>
          </table:table-cell>
          <table:table-cell office:value-type="float" office:value="44920">
            <text:p>44920</text:p>
          </table:table-cell>
          <table:table-cell office:value-type="string" office:string-value="R449C21">
            <text:p>R449C21</text:p>
          </table:table-cell>
          <table:table-cell office:value-type="float" office:value="44922">
            <text:p>44922</text:p>
          </table:table-cell>
          <table:table-cell office:value-type="string" office:string-value="R449C23">
            <text:p>R449C23</text:p>
          </table:table-cell>
          <table:table-cell office:value-type="float" office:value="44924">
            <text:p>44924</text:p>
          </table:table-cell>
          <table:table-cell office:value-type="string" office:string-value="R449C25">
            <text:p>R449C25</text:p>
          </table:table-cell>
          <table:table-cell office:value-type="float" office:value="44926">
            <text:p>44926</text:p>
          </table:table-cell>
        </table:table-row>
        <table:table-row>
          <table:table-cell office:value-type="string" office:string-value="R450C1">
            <text:p>R450C1</text:p>
          </table:table-cell>
          <table:table-cell office:value-type="float" office:value="45002">
            <text:p>45002</text:p>
          </table:table-cell>
          <table:table-cell office:value-type="string" office:string-value="R450C3">
            <text:p>R450C3</text:p>
          </table:table-cell>
          <table:table-cell office:value-type="float" office:value="45004">
            <text:p>45004</text:p>
          </table:table-cell>
          <table:table-cell office:value-type="string" office:string-value="R450C5">
            <text:p>R450C5</text:p>
          </table:table-cell>
          <table:table-cell office:value-type="float" office:value="45006">
            <text:p>45006</text:p>
          </table:table-cell>
          <table:table-cell office:value-type="string" office:string-value="R450C7">
            <text:p>R450C7</text:p>
          </table:table-cell>
          <table:table-cell office:value-type="float" office:value="45008">
            <text:p>45008</text:p>
          </table:table-cell>
          <table:table-cell office:value-type="string" office:string-value="R450C9">
            <text:p>R450C9</text:p>
          </table:table-cell>
          <table:table-cell office:value-type="float" office:value="45010">
            <text:p>45010</text:p>
          </table:table-cell>
          <table:table-cell office:value-type="string" office:string-value="R450C11">
            <text:p>R450C11</text:p>
          </table:table-cell>
          <table:table-cell office:value-type="float" office:value="45012">
            <text:p>45012</text:p>
          </table:table-cell>
          <table:table-cell office:value-type="string" office:string-value="R450C13">
            <text:p>R450C13</text:p>
          </table:table-cell>
          <table:table-cell office:value-type="float" office:value="45014">
            <text:p>45014</text:p>
          </table:table-cell>
          <table:table-cell office:value-type="string" office:string-value="R450C15">
            <text:p>R450C15</text:p>
          </table:table-cell>
          <table:table-cell office:value-type="float" office:value="45016">
            <text:p>45016</text:p>
          </table:table-cell>
          <table:table-cell office:value-type="string" office:string-value="R450C17">
            <text:p>R450C17</text:p>
          </table:table-cell>
          <table:table-cell office:value-type="float" office:value="45018">
            <text:p>45018</text:p>
          </table:table-cell>
          <table:table-cell office:value-type="string" office:string-value="R450C19">
            <text:p>R450C19</text:p>
          </table:table-cell>
          <table:table-cell office:value-type="float" office:value="45020">
            <text:p>45020</text:p>
          </table:table-cell>
          <table:table-cell office:value-type="string" office:string-value="R450C21">
            <text:p>R450C21</text:p>
          </table:table-cell>
          <table:table-cell office:value-type="float" office:value="45022">
            <text:p>45022</text:p>
          </table:table-cell>
          <table:table-cell office:value-type="string" office:string-value="R450C23">
            <text:p>R450C23</text:p>
          </table:table-cell>
          <table:table-cell office:value-type="float" office:value="45024">
            <text:p>45024</text:p>
          </table:table-cell>
          <table:table-cell office:value-type="string" office:string-value="R450C25">
            <text:p>R450C25</text:p>
          </table:table-cell>
          <table:table-cell office:value-type="float" office:value="45026">
            <text:p>45026</text:p>
          </table:table-cell>
        </table:table-row>
        <table:table-row>
          <table:table-cell office:value-type="string" office:string-value="R451C1">
            <text:p>R451C1</text:p>
          </table:table-cell>
          <table:table-cell office:value-type="float" office:value="45102">
            <text:p>45102</text:p>
          </table:table-cell>
          <table:table-cell office:value-type="string" office:string-value="R451C3">
            <text:p>R451C3</text:p>
          </table:table-cell>
          <table:table-cell office:value-type="float" office:value="45104">
            <text:p>45104</text:p>
          </table:table-cell>
          <table:table-cell office:value-type="string" office:string-value="R451C5">
            <text:p>R451C5</text:p>
          </table:table-cell>
          <table:table-cell office:value-type="float" office:value="45106">
            <text:p>45106</text:p>
          </table:table-cell>
          <table:table-cell office:value-type="string" office:string-value="R451C7">
            <text:p>R451C7</text:p>
          </table:table-cell>
          <table:table-cell office:value-type="float" office:value="45108">
            <text:p>45108</text:p>
          </table:table-cell>
          <table:table-cell office:value-type="string" office:string-value="R451C9">
            <text:p>R451C9</text:p>
          </table:table-cell>
          <table:table-cell office:value-type="float" office:value="45110">
            <text:p>45110</text:p>
          </table:table-cell>
          <table:table-cell office:value-type="string" office:string-value="R451C11">
            <text:p>R451C11</text:p>
          </table:table-cell>
          <table:table-cell office:value-type="float" office:value="45112">
            <text:p>45112</text:p>
          </table:table-cell>
          <table:table-cell office:value-type="string" office:string-value="R451C13">
            <text:p>R451C13</text:p>
          </table:table-cell>
          <table:table-cell office:value-type="float" office:value="45114">
            <text:p>45114</text:p>
          </table:table-cell>
          <table:table-cell office:value-type="string" office:string-value="R451C15">
            <text:p>R451C15</text:p>
          </table:table-cell>
          <table:table-cell office:value-type="float" office:value="45116">
            <text:p>45116</text:p>
          </table:table-cell>
          <table:table-cell office:value-type="string" office:string-value="R451C17">
            <text:p>R451C17</text:p>
          </table:table-cell>
          <table:table-cell office:value-type="float" office:value="45118">
            <text:p>45118</text:p>
          </table:table-cell>
          <table:table-cell office:value-type="string" office:string-value="R451C19">
            <text:p>R451C19</text:p>
          </table:table-cell>
          <table:table-cell office:value-type="float" office:value="45120">
            <text:p>45120</text:p>
          </table:table-cell>
          <table:table-cell office:value-type="string" office:string-value="R451C21">
            <text:p>R451C21</text:p>
          </table:table-cell>
          <table:table-cell office:value-type="float" office:value="45122">
            <text:p>45122</text:p>
          </table:table-cell>
          <table:table-cell office:value-type="string" office:string-value="R451C23">
            <text:p>R451C23</text:p>
          </table:table-cell>
          <table:table-cell office:value-type="float" office:value="45124">
            <text:p>45124</text:p>
          </table:table-cell>
          <table:table-cell office:value-type="string" office:string-value="R451C25">
            <text:p>R451C25</text:p>
          </table:table-cell>
          <table:table-cell office:value-type="float" office:value="45126">
            <text:p>45126</text:p>
          </table:table-cell>
        </table:table-row>
        <table:table-row>
          <table:table-cell office:value-type="string" office:string-value="R452C1">
            <text:p>R452C1</text:p>
          </table:table-cell>
          <table:table-cell office:value-type="float" office:value="45202">
            <text:p>45202</text:p>
          </table:table-cell>
          <table:table-cell office:value-type="string" office:string-value="R452C3">
            <text:p>R452C3</text:p>
          </table:table-cell>
          <table:table-cell office:value-type="float" office:value="45204">
            <text:p>45204</text:p>
          </table:table-cell>
          <table:table-cell office:value-type="string" office:string-value="R452C5">
            <text:p>R452C5</text:p>
          </table:table-cell>
          <table:table-cell office:value-type="float" office:value="45206">
            <text:p>45206</text:p>
          </table:table-cell>
          <table:table-cell office:value-type="string" office:string-value="R452C7">
            <text:p>R452C7</text:p>
          </table:table-cell>
          <table:table-cell office:value-type="float" office:value="45208">
            <text:p>45208</text:p>
          </table:table-cell>
          <table:table-cell office:value-type="string" office:string-value="R452C9">
            <text:p>R452C9</text:p>
          </table:table-cell>
          <table:table-cell office:value-type="float" office:value="45210">
            <text:p>45210</text:p>
          </table:table-cell>
          <table:table-cell office:value-type="string" office:string-value="R452C11">
            <text:p>R452C11</text:p>
          </table:table-cell>
          <table:table-cell office:value-type="float" office:value="45212">
            <text:p>45212</text:p>
          </table:table-cell>
          <table:table-cell office:value-type="string" office:string-value="R452C13">
            <text:p>R452C13</text:p>
          </table:table-cell>
          <table:table-cell office:value-type="float" office:value="45214">
            <text:p>45214</text:p>
          </table:table-cell>
          <table:table-cell office:value-type="string" office:string-value="R452C15">
            <text:p>R452C15</text:p>
          </table:table-cell>
          <table:table-cell office:value-type="float" office:value="45216">
            <text:p>45216</text:p>
          </table:table-cell>
          <table:table-cell office:value-type="string" office:string-value="R452C17">
            <text:p>R452C17</text:p>
          </table:table-cell>
          <table:table-cell office:value-type="float" office:value="45218">
            <text:p>45218</text:p>
          </table:table-cell>
          <table:table-cell office:value-type="string" office:string-value="R452C19">
            <text:p>R452C19</text:p>
          </table:table-cell>
          <table:table-cell office:value-type="float" office:value="45220">
            <text:p>45220</text:p>
          </table:table-cell>
          <table:table-cell office:value-type="string" office:string-value="R452C21">
            <text:p>R452C21</text:p>
          </table:table-cell>
          <table:table-cell office:value-type="float" office:value="45222">
            <text:p>45222</text:p>
          </table:table-cell>
          <table:table-cell office:value-type="string" office:string-value="R452C23">
            <text:p>R452C23</text:p>
          </table:table-cell>
          <table:table-cell office:value-type="float" office:value="45224">
            <text:p>45224</text:p>
          </table:table-cell>
          <table:table-cell office:value-type="string" office:string-value="R452C25">
            <text:p>R452C25</text:p>
          </table:table-cell>
          <table:table-cell office:value-type="float" office:value="45226">
            <text:p>45226</text:p>
          </table:table-cell>
        </table:table-row>
        <table:table-row>
          <table:table-cell office:value-type="string" office:string-value="R453C1">
            <text:p>R453C1</text:p>
          </table:table-cell>
          <table:table-cell office:value-type="float" office:value="45302">
            <text:p>45302</text:p>
          </table:table-cell>
          <table:table-cell office:value-type="string" office:string-value="R453C3">
            <text:p>R453C3</text:p>
          </table:table-cell>
          <table:table-cell office:value-type="float" office:value="45304">
            <text:p>45304</text:p>
          </table:table-cell>
          <table:table-cell office:value-type="string" office:string-value="R453C5">
            <text:p>R453C5</text:p>
          </table:table-cell>
          <table:table-cell office:value-type="float" office:value="45306">
            <text:p>45306</text:p>
          </table:table-cell>
          <table:table-cell office:value-type="string" office:string-value="R453C7">
            <text:p>R453C7</text:p>
          </table:table-cell>
          <table:table-cell office:value-type="float" office:value="45308">
            <text:p>45308</text:p>
          </table:table-cell>
          <table:table-cell office:value-type="string" office:string-value="R453C9">
            <text:p>R453C9</text:p>
          </table:table-cell>
          <table:table-cell office:value-type="float" office:value="45310">
            <text:p>45310</text:p>
          </table:table-cell>
          <table:table-cell office:value-type="string" office:string-value="R453C11">
            <text:p>R453C11</text:p>
          </table:table-cell>
          <table:table-cell office:value-type="float" office:value="45312">
            <text:p>45312</text:p>
          </table:table-cell>
          <table:table-cell office:value-type="string" office:string-value="R453C13">
            <text:p>R453C13</text:p>
          </table:table-cell>
          <table:table-cell office:value-type="float" office:value="45314">
            <text:p>45314</text:p>
          </table:table-cell>
          <table:table-cell office:value-type="string" office:string-value="R453C15">
            <text:p>R453C15</text:p>
          </table:table-cell>
          <table:table-cell office:value-type="float" office:value="45316">
            <text:p>45316</text:p>
          </table:table-cell>
          <table:table-cell office:value-type="string" office:string-value="R453C17">
            <text:p>R453C17</text:p>
          </table:table-cell>
          <table:table-cell office:value-type="float" office:value="45318">
            <text:p>45318</text:p>
          </table:table-cell>
          <table:table-cell office:value-type="string" office:string-value="R453C19">
            <text:p>R453C19</text:p>
          </table:table-cell>
          <table:table-cell office:value-type="float" office:value="45320">
            <text:p>45320</text:p>
          </table:table-cell>
          <table:table-cell office:value-type="string" office:string-value="R453C21">
            <text:p>R453C21</text:p>
          </table:table-cell>
          <table:table-cell office:value-type="float" office:value="45322">
            <text:p>45322</text:p>
          </table:table-cell>
          <table:table-cell office:value-type="string" office:string-value="R453C23">
            <text:p>R453C23</text:p>
          </table:table-cell>
          <table:table-cell office:value-type="float" office:value="45324">
            <text:p>45324</text:p>
          </table:table-cell>
          <table:table-cell office:value-type="string" office:string-value="R453C25">
            <text:p>R453C25</text:p>
          </table:table-cell>
          <table:table-cell office:value-type="float" office:value="45326">
            <text:p>45326</text:p>
          </table:table-cell>
        </table:table-row>
        <table:table-row>
          <table:table-cell office:value-type="string" office:string-value="R454C1">
            <text:p>R454C1</text:p>
          </table:table-cell>
          <table:table-cell office:value-type="float" office:value="45402">
            <text:p>45402</text:p>
          </table:table-cell>
          <table:table-cell office:value-type="string" office:string-value="R454C3">
            <text:p>R454C3</text:p>
          </table:table-cell>
          <table:table-cell office:value-type="float" office:value="45404">
            <text:p>45404</text:p>
          </table:table-cell>
          <table:table-cell office:value-type="string" office:string-value="R454C5">
            <text:p>R454C5</text:p>
          </table:table-cell>
          <table:table-cell office:value-type="float" office:value="45406">
            <text:p>45406</text:p>
          </table:table-cell>
          <table:table-cell office:value-type="string" office:string-value="R454C7">
            <text:p>R454C7</text:p>
          </table:table-cell>
          <table:table-cell office:value-type="float" office:value="45408">
            <text:p>45408</text:p>
          </table:table-cell>
          <table:table-cell office:value-type="string" office:string-value="R454C9">
            <text:p>R454C9</text:p>
          </table:table-cell>
          <table:table-cell office:value-type="float" office:value="45410">
            <text:p>45410</text:p>
          </table:table-cell>
          <table:table-cell office:value-type="string" office:string-value="R454C11">
            <text:p>R454C11</text:p>
          </table:table-cell>
          <table:table-cell office:value-type="float" office:value="45412">
            <text:p>45412</text:p>
          </table:table-cell>
          <table:table-cell office:value-type="string" office:string-value="R454C13">
            <text:p>R454C13</text:p>
          </table:table-cell>
          <table:table-cell office:value-type="float" office:value="45414">
            <text:p>45414</text:p>
          </table:table-cell>
          <table:table-cell office:value-type="string" office:string-value="R454C15">
            <text:p>R454C15</text:p>
          </table:table-cell>
          <table:table-cell office:value-type="float" office:value="45416">
            <text:p>45416</text:p>
          </table:table-cell>
          <table:table-cell office:value-type="string" office:string-value="R454C17">
            <text:p>R454C17</text:p>
          </table:table-cell>
          <table:table-cell office:value-type="float" office:value="45418">
            <text:p>45418</text:p>
          </table:table-cell>
          <table:table-cell office:value-type="string" office:string-value="R454C19">
            <text:p>R454C19</text:p>
          </table:table-cell>
          <table:table-cell office:value-type="float" office:value="45420">
            <text:p>45420</text:p>
          </table:table-cell>
          <table:table-cell office:value-type="string" office:string-value="R454C21">
            <text:p>R454C21</text:p>
          </table:table-cell>
          <table:table-cell office:value-type="float" office:value="45422">
            <text:p>45422</text:p>
          </table:table-cell>
          <table:table-cell office:value-type="string" office:string-value="R454C23">
            <text:p>R454C23</text:p>
          </table:table-cell>
          <table:table-cell office:value-type="float" office:value="45424">
            <text:p>45424</text:p>
          </table:table-cell>
          <table:table-cell office:value-type="string" office:string-value="R454C25">
            <text:p>R454C25</text:p>
          </table:table-cell>
          <table:table-cell office:value-type="float" office:value="45426">
            <text:p>45426</text:p>
          </table:table-cell>
        </table:table-row>
        <table:table-row>
          <table:table-cell office:value-type="string" office:string-value="R455C1">
            <text:p>R455C1</text:p>
          </table:table-cell>
          <table:table-cell office:value-type="float" office:value="45502">
            <text:p>45502</text:p>
          </table:table-cell>
          <table:table-cell office:value-type="string" office:string-value="R455C3">
            <text:p>R455C3</text:p>
          </table:table-cell>
          <table:table-cell office:value-type="float" office:value="45504">
            <text:p>45504</text:p>
          </table:table-cell>
          <table:table-cell office:value-type="string" office:string-value="R455C5">
            <text:p>R455C5</text:p>
          </table:table-cell>
          <table:table-cell office:value-type="float" office:value="45506">
            <text:p>45506</text:p>
          </table:table-cell>
          <table:table-cell office:value-type="string" office:string-value="R455C7">
            <text:p>R455C7</text:p>
          </table:table-cell>
          <table:table-cell office:value-type="float" office:value="45508">
            <text:p>45508</text:p>
          </table:table-cell>
          <table:table-cell office:value-type="string" office:string-value="R455C9">
            <text:p>R455C9</text:p>
          </table:table-cell>
          <table:table-cell office:value-type="float" office:value="45510">
            <text:p>45510</text:p>
          </table:table-cell>
          <table:table-cell office:value-type="string" office:string-value="R455C11">
            <text:p>R455C11</text:p>
          </table:table-cell>
          <table:table-cell office:value-type="float" office:value="45512">
            <text:p>45512</text:p>
          </table:table-cell>
          <table:table-cell office:value-type="string" office:string-value="R455C13">
            <text:p>R455C13</text:p>
          </table:table-cell>
          <table:table-cell office:value-type="float" office:value="45514">
            <text:p>45514</text:p>
          </table:table-cell>
          <table:table-cell office:value-type="string" office:string-value="R455C15">
            <text:p>R455C15</text:p>
          </table:table-cell>
          <table:table-cell office:value-type="float" office:value="45516">
            <text:p>45516</text:p>
          </table:table-cell>
          <table:table-cell office:value-type="string" office:string-value="R455C17">
            <text:p>R455C17</text:p>
          </table:table-cell>
          <table:table-cell office:value-type="float" office:value="45518">
            <text:p>45518</text:p>
          </table:table-cell>
          <table:table-cell office:value-type="string" office:string-value="R455C19">
            <text:p>R455C19</text:p>
          </table:table-cell>
          <table:table-cell office:value-type="float" office:value="45520">
            <text:p>45520</text:p>
          </table:table-cell>
          <table:table-cell office:value-type="string" office:string-value="R455C21">
            <text:p>R455C21</text:p>
          </table:table-cell>
          <table:table-cell office:value-type="float" office:value="45522">
            <text:p>45522</text:p>
          </table:table-cell>
          <table:table-cell office:value-type="string" office:string-value="R455C23">
            <text:p>R455C23</text:p>
          </table:table-cell>
          <table:table-cell office:value-type="float" office:value="45524">
            <text:p>45524</text:p>
          </table:table-cell>
          <table:table-cell office:value-type="string" office:string-value="R455C25">
            <text:p>R455C25</text:p>
          </table:table-cell>
          <table:table-cell office:value-type="float" office:value="45526">
            <text:p>45526</text:p>
          </table:table-cell>
        </table:table-row>
        <table:table-row>
          <table:table-cell office:value-type="string" office:string-value="R456C1">
            <text:p>R456C1</text:p>
          </table:table-cell>
          <table:table-cell office:value-type="float" office:value="45602">
            <text:p>45602</text:p>
          </table:table-cell>
          <table:table-cell office:value-type="string" office:string-value="R456C3">
            <text:p>R456C3</text:p>
          </table:table-cell>
          <table:table-cell office:value-type="float" office:value="45604">
            <text:p>45604</text:p>
          </table:table-cell>
          <table:table-cell office:value-type="string" office:string-value="R456C5">
            <text:p>R456C5</text:p>
          </table:table-cell>
          <table:table-cell office:value-type="float" office:value="45606">
            <text:p>45606</text:p>
          </table:table-cell>
          <table:table-cell office:value-type="string" office:string-value="R456C7">
            <text:p>R456C7</text:p>
          </table:table-cell>
          <table:table-cell office:value-type="float" office:value="45608">
            <text:p>45608</text:p>
          </table:table-cell>
          <table:table-cell office:value-type="string" office:string-value="R456C9">
            <text:p>R456C9</text:p>
          </table:table-cell>
          <table:table-cell office:value-type="float" office:value="45610">
            <text:p>45610</text:p>
          </table:table-cell>
          <table:table-cell office:value-type="string" office:string-value="R456C11">
            <text:p>R456C11</text:p>
          </table:table-cell>
          <table:table-cell office:value-type="float" office:value="45612">
            <text:p>45612</text:p>
          </table:table-cell>
          <table:table-cell office:value-type="string" office:string-value="R456C13">
            <text:p>R456C13</text:p>
          </table:table-cell>
          <table:table-cell office:value-type="float" office:value="45614">
            <text:p>45614</text:p>
          </table:table-cell>
          <table:table-cell office:value-type="string" office:string-value="R456C15">
            <text:p>R456C15</text:p>
          </table:table-cell>
          <table:table-cell office:value-type="float" office:value="45616">
            <text:p>45616</text:p>
          </table:table-cell>
          <table:table-cell office:value-type="string" office:string-value="R456C17">
            <text:p>R456C17</text:p>
          </table:table-cell>
          <table:table-cell office:value-type="float" office:value="45618">
            <text:p>45618</text:p>
          </table:table-cell>
          <table:table-cell office:value-type="string" office:string-value="R456C19">
            <text:p>R456C19</text:p>
          </table:table-cell>
          <table:table-cell office:value-type="float" office:value="45620">
            <text:p>45620</text:p>
          </table:table-cell>
          <table:table-cell office:value-type="string" office:string-value="R456C21">
            <text:p>R456C21</text:p>
          </table:table-cell>
          <table:table-cell office:value-type="float" office:value="45622">
            <text:p>45622</text:p>
          </table:table-cell>
          <table:table-cell office:value-type="string" office:string-value="R456C23">
            <text:p>R456C23</text:p>
          </table:table-cell>
          <table:table-cell office:value-type="float" office:value="45624">
            <text:p>45624</text:p>
          </table:table-cell>
          <table:table-cell office:value-type="string" office:string-value="R456C25">
            <text:p>R456C25</text:p>
          </table:table-cell>
          <table:table-cell office:value-type="float" office:value="45626">
            <text:p>45626</text:p>
          </table:table-cell>
        </table:table-row>
        <table:table-row>
          <table:table-cell office:value-type="string" office:string-value="R457C1">
            <text:p>R457C1</text:p>
          </table:table-cell>
          <table:table-cell office:value-type="float" office:value="45702">
            <text:p>45702</text:p>
          </table:table-cell>
          <table:table-cell office:value-type="string" office:string-value="R457C3">
            <text:p>R457C3</text:p>
          </table:table-cell>
          <table:table-cell office:value-type="float" office:value="45704">
            <text:p>45704</text:p>
          </table:table-cell>
          <table:table-cell office:value-type="string" office:string-value="R457C5">
            <text:p>R457C5</text:p>
          </table:table-cell>
          <table:table-cell office:value-type="float" office:value="45706">
            <text:p>45706</text:p>
          </table:table-cell>
          <table:table-cell office:value-type="string" office:string-value="R457C7">
            <text:p>R457C7</text:p>
          </table:table-cell>
          <table:table-cell office:value-type="float" office:value="45708">
            <text:p>45708</text:p>
          </table:table-cell>
          <table:table-cell office:value-type="string" office:string-value="R457C9">
            <text:p>R457C9</text:p>
          </table:table-cell>
          <table:table-cell office:value-type="float" office:value="45710">
            <text:p>45710</text:p>
          </table:table-cell>
          <table:table-cell office:value-type="string" office:string-value="R457C11">
            <text:p>R457C11</text:p>
          </table:table-cell>
          <table:table-cell office:value-type="float" office:value="45712">
            <text:p>45712</text:p>
          </table:table-cell>
          <table:table-cell office:value-type="string" office:string-value="R457C13">
            <text:p>R457C13</text:p>
          </table:table-cell>
          <table:table-cell office:value-type="float" office:value="45714">
            <text:p>45714</text:p>
          </table:table-cell>
          <table:table-cell office:value-type="string" office:string-value="R457C15">
            <text:p>R457C15</text:p>
          </table:table-cell>
          <table:table-cell office:value-type="float" office:value="45716">
            <text:p>45716</text:p>
          </table:table-cell>
          <table:table-cell office:value-type="string" office:string-value="R457C17">
            <text:p>R457C17</text:p>
          </table:table-cell>
          <table:table-cell office:value-type="float" office:value="45718">
            <text:p>45718</text:p>
          </table:table-cell>
          <table:table-cell office:value-type="string" office:string-value="R457C19">
            <text:p>R457C19</text:p>
          </table:table-cell>
          <table:table-cell office:value-type="float" office:value="45720">
            <text:p>45720</text:p>
          </table:table-cell>
          <table:table-cell office:value-type="string" office:string-value="R457C21">
            <text:p>R457C21</text:p>
          </table:table-cell>
          <table:table-cell office:value-type="float" office:value="45722">
            <text:p>45722</text:p>
          </table:table-cell>
          <table:table-cell office:value-type="string" office:string-value="R457C23">
            <text:p>R457C23</text:p>
          </table:table-cell>
          <table:table-cell office:value-type="float" office:value="45724">
            <text:p>45724</text:p>
          </table:table-cell>
          <table:table-cell office:value-type="string" office:string-value="R457C25">
            <text:p>R457C25</text:p>
          </table:table-cell>
          <table:table-cell office:value-type="float" office:value="45726">
            <text:p>45726</text:p>
          </table:table-cell>
        </table:table-row>
        <table:table-row>
          <table:table-cell office:value-type="string" office:string-value="R458C1">
            <text:p>R458C1</text:p>
          </table:table-cell>
          <table:table-cell office:value-type="float" office:value="45802">
            <text:p>45802</text:p>
          </table:table-cell>
          <table:table-cell office:value-type="string" office:string-value="R458C3">
            <text:p>R458C3</text:p>
          </table:table-cell>
          <table:table-cell office:value-type="float" office:value="45804">
            <text:p>45804</text:p>
          </table:table-cell>
          <table:table-cell office:value-type="string" office:string-value="R458C5">
            <text:p>R458C5</text:p>
          </table:table-cell>
          <table:table-cell office:value-type="float" office:value="45806">
            <text:p>45806</text:p>
          </table:table-cell>
          <table:table-cell office:value-type="string" office:string-value="R458C7">
            <text:p>R458C7</text:p>
          </table:table-cell>
          <table:table-cell office:value-type="float" office:value="45808">
            <text:p>45808</text:p>
          </table:table-cell>
          <table:table-cell office:value-type="string" office:string-value="R458C9">
            <text:p>R458C9</text:p>
          </table:table-cell>
          <table:table-cell office:value-type="float" office:value="45810">
            <text:p>45810</text:p>
          </table:table-cell>
          <table:table-cell office:value-type="string" office:string-value="R458C11">
            <text:p>R458C11</text:p>
          </table:table-cell>
          <table:table-cell office:value-type="float" office:value="45812">
            <text:p>45812</text:p>
          </table:table-cell>
          <table:table-cell office:value-type="string" office:string-value="R458C13">
            <text:p>R458C13</text:p>
          </table:table-cell>
          <table:table-cell office:value-type="float" office:value="45814">
            <text:p>45814</text:p>
          </table:table-cell>
          <table:table-cell office:value-type="string" office:string-value="R458C15">
            <text:p>R458C15</text:p>
          </table:table-cell>
          <table:table-cell office:value-type="float" office:value="45816">
            <text:p>45816</text:p>
          </table:table-cell>
          <table:table-cell office:value-type="string" office:string-value="R458C17">
            <text:p>R458C17</text:p>
          </table:table-cell>
          <table:table-cell office:value-type="float" office:value="45818">
            <text:p>45818</text:p>
          </table:table-cell>
          <table:table-cell office:value-type="string" office:string-value="R458C19">
            <text:p>R458C19</text:p>
          </table:table-cell>
          <table:table-cell office:value-type="float" office:value="45820">
            <text:p>45820</text:p>
          </table:table-cell>
          <table:table-cell office:value-type="string" office:string-value="R458C21">
            <text:p>R458C21</text:p>
          </table:table-cell>
          <table:table-cell office:value-type="float" office:value="45822">
            <text:p>45822</text:p>
          </table:table-cell>
          <table:table-cell office:value-type="string" office:string-value="R458C23">
            <text:p>R458C23</text:p>
          </table:table-cell>
          <table:table-cell office:value-type="float" office:value="45824">
            <text:p>45824</text:p>
          </table:table-cell>
          <table:table-cell office:value-type="string" office:string-value="R458C25">
            <text:p>R458C25</text:p>
          </table:table-cell>
          <table:table-cell office:value-type="float" office:value="45826">
            <text:p>45826</text:p>
          </table:table-cell>
        </table:table-row>
        <table:table-row>
          <table:table-cell office:value-type="string" office:string-value="R459C1">
            <text:p>R459C1</text:p>
          </table:table-cell>
          <table:table-cell office:value-type="float" office:value="45902">
            <text:p>45902</text:p>
          </table:table-cell>
          <table:table-cell office:value-type="string" office:string-value="R459C3">
            <text:p>R459C3</text:p>
          </table:table-cell>
          <table:table-cell office:value-type="float" office:value="45904">
            <text:p>45904</text:p>
          </table:table-cell>
          <table:table-cell office:value-type="string" office:string-value="R459C5">
            <text:p>R459C5</text:p>
          </table:table-cell>
          <table:table-cell office:value-type="float" office:value="45906">
            <text:p>45906</text:p>
          </table:table-cell>
          <table:table-cell office:value-type="string" office:string-value="R459C7">
            <text:p>R459C7</text:p>
          </table:table-cell>
          <table:table-cell office:value-type="float" office:value="45908">
            <text:p>45908</text:p>
          </table:table-cell>
          <table:table-cell office:value-type="string" office:string-value="R459C9">
            <text:p>R459C9</text:p>
          </table:table-cell>
          <table:table-cell office:value-type="float" office:value="45910">
            <text:p>45910</text:p>
          </table:table-cell>
          <table:table-cell office:value-type="string" office:string-value="R459C11">
            <text:p>R459C11</text:p>
          </table:table-cell>
          <table:table-cell office:value-type="float" office:value="45912">
            <text:p>45912</text:p>
          </table:table-cell>
          <table:table-cell office:value-type="string" office:string-value="R459C13">
            <text:p>R459C13</text:p>
          </table:table-cell>
          <table:table-cell office:value-type="float" office:value="45914">
            <text:p>45914</text:p>
          </table:table-cell>
          <table:table-cell office:value-type="string" office:string-value="R459C15">
            <text:p>R459C15</text:p>
          </table:table-cell>
          <table:table-cell office:value-type="float" office:value="45916">
            <text:p>45916</text:p>
          </table:table-cell>
          <table:table-cell office:value-type="string" office:string-value="R459C17">
            <text:p>R459C17</text:p>
          </table:table-cell>
          <table:table-cell office:value-type="float" office:value="45918">
            <text:p>45918</text:p>
          </table:table-cell>
          <table:table-cell office:value-type="string" office:string-value="R459C19">
            <text:p>R459C19</text:p>
          </table:table-cell>
          <table:table-cell office:value-type="float" office:value="45920">
            <text:p>45920</text:p>
          </table:table-cell>
          <table:table-cell office:value-type="string" office:string-value="R459C21">
            <text:p>R459C21</text:p>
          </table:table-cell>
          <table:table-cell office:value-type="float" office:value="45922">
            <text:p>45922</text:p>
          </table:table-cell>
          <table:table-cell office:value-type="string" office:string-value="R459C23">
            <text:p>R459C23</text:p>
          </table:table-cell>
          <table:table-cell office:value-type="float" office:value="45924">
            <text:p>45924</text:p>
          </table:table-cell>
          <table:table-cell office:value-type="string" office:string-value="R459C25">
            <text:p>R459C25</text:p>
          </table:table-cell>
          <table:table-cell office:value-type="float" office:value="45926">
            <text:p>45926</text:p>
          </table:table-cell>
        </table:table-row>
        <table:table-row>
          <table:table-cell office:value-type="string" office:string-value="R460C1">
            <text:p>R460C1</text:p>
          </table:table-cell>
          <table:table-cell office:value-type="float" office:value="46002">
            <text:p>46002</text:p>
          </table:table-cell>
          <table:table-cell office:value-type="string" office:string-value="R460C3">
            <text:p>R460C3</text:p>
          </table:table-cell>
          <table:table-cell office:value-type="float" office:value="46004">
            <text:p>46004</text:p>
          </table:table-cell>
          <table:table-cell office:value-type="string" office:string-value="R460C5">
            <text:p>R460C5</text:p>
          </table:table-cell>
          <table:table-cell office:value-type="float" office:value="46006">
            <text:p>46006</text:p>
          </table:table-cell>
          <table:table-cell office:value-type="string" office:string-value="R460C7">
            <text:p>R460C7</text:p>
          </table:table-cell>
          <table:table-cell office:value-type="float" office:value="46008">
            <text:p>46008</text:p>
          </table:table-cell>
          <table:table-cell office:value-type="string" office:string-value="R460C9">
            <text:p>R460C9</text:p>
          </table:table-cell>
          <table:table-cell office:value-type="float" office:value="46010">
            <text:p>46010</text:p>
          </table:table-cell>
          <table:table-cell office:value-type="string" office:string-value="R460C11">
            <text:p>R460C11</text:p>
          </table:table-cell>
          <table:table-cell office:value-type="float" office:value="46012">
            <text:p>46012</text:p>
          </table:table-cell>
          <table:table-cell office:value-type="string" office:string-value="R460C13">
            <text:p>R460C13</text:p>
          </table:table-cell>
          <table:table-cell office:value-type="float" office:value="46014">
            <text:p>46014</text:p>
          </table:table-cell>
          <table:table-cell office:value-type="string" office:string-value="R460C15">
            <text:p>R460C15</text:p>
          </table:table-cell>
          <table:table-cell office:value-type="float" office:value="46016">
            <text:p>46016</text:p>
          </table:table-cell>
          <table:table-cell office:value-type="string" office:string-value="R460C17">
            <text:p>R460C17</text:p>
          </table:table-cell>
          <table:table-cell office:value-type="float" office:value="46018">
            <text:p>46018</text:p>
          </table:table-cell>
          <table:table-cell office:value-type="string" office:string-value="R460C19">
            <text:p>R460C19</text:p>
          </table:table-cell>
          <table:table-cell office:value-type="float" office:value="46020">
            <text:p>46020</text:p>
          </table:table-cell>
          <table:table-cell office:value-type="string" office:string-value="R460C21">
            <text:p>R460C21</text:p>
          </table:table-cell>
          <table:table-cell office:value-type="float" office:value="46022">
            <text:p>46022</text:p>
          </table:table-cell>
          <table:table-cell office:value-type="string" office:string-value="R460C23">
            <text:p>R460C23</text:p>
          </table:table-cell>
          <table:table-cell office:value-type="float" office:value="46024">
            <text:p>46024</text:p>
          </table:table-cell>
          <table:table-cell office:value-type="string" office:string-value="R460C25">
            <text:p>R460C25</text:p>
          </table:table-cell>
          <table:table-cell office:value-type="float" office:value="46026">
            <text:p>46026</text:p>
          </table:table-cell>
        </table:table-row>
        <table:table-row>
          <table:table-cell office:value-type="string" office:string-value="R461C1">
            <text:p>R461C1</text:p>
          </table:table-cell>
          <table:table-cell office:value-type="float" office:value="46102">
            <text:p>46102</text:p>
          </table:table-cell>
          <table:table-cell office:value-type="string" office:string-value="R461C3">
            <text:p>R461C3</text:p>
          </table:table-cell>
          <table:table-cell office:value-type="float" office:value="46104">
            <text:p>46104</text:p>
          </table:table-cell>
          <table:table-cell office:value-type="string" office:string-value="R461C5">
            <text:p>R461C5</text:p>
          </table:table-cell>
          <table:table-cell office:value-type="float" office:value="46106">
            <text:p>46106</text:p>
          </table:table-cell>
          <table:table-cell office:value-type="string" office:string-value="R461C7">
            <text:p>R461C7</text:p>
          </table:table-cell>
          <table:table-cell office:value-type="float" office:value="46108">
            <text:p>46108</text:p>
          </table:table-cell>
          <table:table-cell office:value-type="string" office:string-value="R461C9">
            <text:p>R461C9</text:p>
          </table:table-cell>
          <table:table-cell office:value-type="float" office:value="46110">
            <text:p>46110</text:p>
          </table:table-cell>
          <table:table-cell office:value-type="string" office:string-value="R461C11">
            <text:p>R461C11</text:p>
          </table:table-cell>
          <table:table-cell office:value-type="float" office:value="46112">
            <text:p>46112</text:p>
          </table:table-cell>
          <table:table-cell office:value-type="string" office:string-value="R461C13">
            <text:p>R461C13</text:p>
          </table:table-cell>
          <table:table-cell office:value-type="float" office:value="46114">
            <text:p>46114</text:p>
          </table:table-cell>
          <table:table-cell office:value-type="string" office:string-value="R461C15">
            <text:p>R461C15</text:p>
          </table:table-cell>
          <table:table-cell office:value-type="float" office:value="46116">
            <text:p>46116</text:p>
          </table:table-cell>
          <table:table-cell office:value-type="string" office:string-value="R461C17">
            <text:p>R461C17</text:p>
          </table:table-cell>
          <table:table-cell office:value-type="float" office:value="46118">
            <text:p>46118</text:p>
          </table:table-cell>
          <table:table-cell office:value-type="string" office:string-value="R461C19">
            <text:p>R461C19</text:p>
          </table:table-cell>
          <table:table-cell office:value-type="float" office:value="46120">
            <text:p>46120</text:p>
          </table:table-cell>
          <table:table-cell office:value-type="string" office:string-value="R461C21">
            <text:p>R461C21</text:p>
          </table:table-cell>
          <table:table-cell office:value-type="float" office:value="46122">
            <text:p>46122</text:p>
          </table:table-cell>
          <table:table-cell office:value-type="string" office:string-value="R461C23">
            <text:p>R461C23</text:p>
          </table:table-cell>
          <table:table-cell office:value-type="float" office:value="46124">
            <text:p>46124</text:p>
          </table:table-cell>
          <table:table-cell office:value-type="string" office:string-value="R461C25">
            <text:p>R461C25</text:p>
          </table:table-cell>
          <table:table-cell office:value-type="float" office:value="46126">
            <text:p>46126</text:p>
          </table:table-cell>
        </table:table-row>
        <table:table-row>
          <table:table-cell office:value-type="string" office:string-value="R462C1">
            <text:p>R462C1</text:p>
          </table:table-cell>
          <table:table-cell office:value-type="float" office:value="46202">
            <text:p>46202</text:p>
          </table:table-cell>
          <table:table-cell office:value-type="string" office:string-value="R462C3">
            <text:p>R462C3</text:p>
          </table:table-cell>
          <table:table-cell office:value-type="float" office:value="46204">
            <text:p>46204</text:p>
          </table:table-cell>
          <table:table-cell office:value-type="string" office:string-value="R462C5">
            <text:p>R462C5</text:p>
          </table:table-cell>
          <table:table-cell office:value-type="float" office:value="46206">
            <text:p>46206</text:p>
          </table:table-cell>
          <table:table-cell office:value-type="string" office:string-value="R462C7">
            <text:p>R462C7</text:p>
          </table:table-cell>
          <table:table-cell office:value-type="float" office:value="46208">
            <text:p>46208</text:p>
          </table:table-cell>
          <table:table-cell office:value-type="string" office:string-value="R462C9">
            <text:p>R462C9</text:p>
          </table:table-cell>
          <table:table-cell office:value-type="float" office:value="46210">
            <text:p>46210</text:p>
          </table:table-cell>
          <table:table-cell office:value-type="string" office:string-value="R462C11">
            <text:p>R462C11</text:p>
          </table:table-cell>
          <table:table-cell office:value-type="float" office:value="46212">
            <text:p>46212</text:p>
          </table:table-cell>
          <table:table-cell office:value-type="string" office:string-value="R462C13">
            <text:p>R462C13</text:p>
          </table:table-cell>
          <table:table-cell office:value-type="float" office:value="46214">
            <text:p>46214</text:p>
          </table:table-cell>
          <table:table-cell office:value-type="string" office:string-value="R462C15">
            <text:p>R462C15</text:p>
          </table:table-cell>
          <table:table-cell office:value-type="float" office:value="46216">
            <text:p>46216</text:p>
          </table:table-cell>
          <table:table-cell office:value-type="string" office:string-value="R462C17">
            <text:p>R462C17</text:p>
          </table:table-cell>
          <table:table-cell office:value-type="float" office:value="46218">
            <text:p>46218</text:p>
          </table:table-cell>
          <table:table-cell office:value-type="string" office:string-value="R462C19">
            <text:p>R462C19</text:p>
          </table:table-cell>
          <table:table-cell office:value-type="float" office:value="46220">
            <text:p>46220</text:p>
          </table:table-cell>
          <table:table-cell office:value-type="string" office:string-value="R462C21">
            <text:p>R462C21</text:p>
          </table:table-cell>
          <table:table-cell office:value-type="float" office:value="46222">
            <text:p>46222</text:p>
          </table:table-cell>
          <table:table-cell office:value-type="string" office:string-value="R462C23">
            <text:p>R462C23</text:p>
          </table:table-cell>
          <table:table-cell office:value-type="float" office:value="46224">
            <text:p>46224</text:p>
          </table:table-cell>
          <table:table-cell office:value-type="string" office:string-value="R462C25">
            <text:p>R462C25</text:p>
          </table:table-cell>
          <table:table-cell office:value-type="float" office:value="46226">
            <text:p>46226</text:p>
          </table:table-cell>
        </table:table-row>
        <table:table-row>
          <table:table-cell office:value-type="string" office:string-value="R463C1">
            <text:p>R463C1</text:p>
          </table:table-cell>
          <table:table-cell office:value-type="float" office:value="46302">
            <text:p>46302</text:p>
          </table:table-cell>
          <table:table-cell office:value-type="string" office:string-value="R463C3">
            <text:p>R463C3</text:p>
          </table:table-cell>
          <table:table-cell office:value-type="float" office:value="46304">
            <text:p>46304</text:p>
          </table:table-cell>
          <table:table-cell office:value-type="string" office:string-value="R463C5">
            <text:p>R463C5</text:p>
          </table:table-cell>
          <table:table-cell office:value-type="float" office:value="46306">
            <text:p>46306</text:p>
          </table:table-cell>
          <table:table-cell office:value-type="string" office:string-value="R463C7">
            <text:p>R463C7</text:p>
          </table:table-cell>
          <table:table-cell office:value-type="float" office:value="46308">
            <text:p>46308</text:p>
          </table:table-cell>
          <table:table-cell office:value-type="string" office:string-value="R463C9">
            <text:p>R463C9</text:p>
          </table:table-cell>
          <table:table-cell office:value-type="float" office:value="46310">
            <text:p>46310</text:p>
          </table:table-cell>
          <table:table-cell office:value-type="string" office:string-value="R463C11">
            <text:p>R463C11</text:p>
          </table:table-cell>
          <table:table-cell office:value-type="float" office:value="46312">
            <text:p>46312</text:p>
          </table:table-cell>
          <table:table-cell office:value-type="string" office:string-value="R463C13">
            <text:p>R463C13</text:p>
          </table:table-cell>
          <table:table-cell office:value-type="float" office:value="46314">
            <text:p>46314</text:p>
          </table:table-cell>
          <table:table-cell office:value-type="string" office:string-value="R463C15">
            <text:p>R463C15</text:p>
          </table:table-cell>
          <table:table-cell office:value-type="float" office:value="46316">
            <text:p>46316</text:p>
          </table:table-cell>
          <table:table-cell office:value-type="string" office:string-value="R463C17">
            <text:p>R463C17</text:p>
          </table:table-cell>
          <table:table-cell office:value-type="float" office:value="46318">
            <text:p>46318</text:p>
          </table:table-cell>
          <table:table-cell office:value-type="string" office:string-value="R463C19">
            <text:p>R463C19</text:p>
          </table:table-cell>
          <table:table-cell office:value-type="float" office:value="46320">
            <text:p>46320</text:p>
          </table:table-cell>
          <table:table-cell office:value-type="string" office:string-value="R463C21">
            <text:p>R463C21</text:p>
          </table:table-cell>
          <table:table-cell office:value-type="float" office:value="46322">
            <text:p>46322</text:p>
          </table:table-cell>
          <table:table-cell office:value-type="string" office:string-value="R463C23">
            <text:p>R463C23</text:p>
          </table:table-cell>
          <table:table-cell office:value-type="float" office:value="46324">
            <text:p>46324</text:p>
          </table:table-cell>
          <table:table-cell office:value-type="string" office:string-value="R463C25">
            <text:p>R463C25</text:p>
          </table:table-cell>
          <table:table-cell office:value-type="float" office:value="46326">
            <text:p>46326</text:p>
          </table:table-cell>
        </table:table-row>
        <table:table-row>
          <table:table-cell office:value-type="string" office:string-value="R464C1">
            <text:p>R464C1</text:p>
          </table:table-cell>
          <table:table-cell office:value-type="float" office:value="46402">
            <text:p>46402</text:p>
          </table:table-cell>
          <table:table-cell office:value-type="string" office:string-value="R464C3">
            <text:p>R464C3</text:p>
          </table:table-cell>
          <table:table-cell office:value-type="float" office:value="46404">
            <text:p>46404</text:p>
          </table:table-cell>
          <table:table-cell office:value-type="string" office:string-value="R464C5">
            <text:p>R464C5</text:p>
          </table:table-cell>
          <table:table-cell office:value-type="float" office:value="46406">
            <text:p>46406</text:p>
          </table:table-cell>
          <table:table-cell office:value-type="string" office:string-value="R464C7">
            <text:p>R464C7</text:p>
          </table:table-cell>
          <table:table-cell office:value-type="float" office:value="46408">
            <text:p>46408</text:p>
          </table:table-cell>
          <table:table-cell office:value-type="string" office:string-value="R464C9">
            <text:p>R464C9</text:p>
          </table:table-cell>
          <table:table-cell office:value-type="float" office:value="46410">
            <text:p>46410</text:p>
          </table:table-cell>
          <table:table-cell office:value-type="string" office:string-value="R464C11">
            <text:p>R464C11</text:p>
          </table:table-cell>
          <table:table-cell office:value-type="float" office:value="46412">
            <text:p>46412</text:p>
          </table:table-cell>
          <table:table-cell office:value-type="string" office:string-value="R464C13">
            <text:p>R464C13</text:p>
          </table:table-cell>
          <table:table-cell office:value-type="float" office:value="46414">
            <text:p>46414</text:p>
          </table:table-cell>
          <table:table-cell office:value-type="string" office:string-value="R464C15">
            <text:p>R464C15</text:p>
          </table:table-cell>
          <table:table-cell office:value-type="float" office:value="46416">
            <text:p>46416</text:p>
          </table:table-cell>
          <table:table-cell office:value-type="string" office:string-value="R464C17">
            <text:p>R464C17</text:p>
          </table:table-cell>
          <table:table-cell office:value-type="float" office:value="46418">
            <text:p>46418</text:p>
          </table:table-cell>
          <table:table-cell office:value-type="string" office:string-value="R464C19">
            <text:p>R464C19</text:p>
          </table:table-cell>
          <table:table-cell office:value-type="float" office:value="46420">
            <text:p>46420</text:p>
          </table:table-cell>
          <table:table-cell office:value-type="string" office:string-value="R464C21">
            <text:p>R464C21</text:p>
          </table:table-cell>
          <table:table-cell office:value-type="float" office:value="46422">
            <text:p>46422</text:p>
          </table:table-cell>
          <table:table-cell office:value-type="string" office:string-value="R464C23">
            <text:p>R464C23</text:p>
          </table:table-cell>
          <table:table-cell office:value-type="float" office:value="46424">
            <text:p>46424</text:p>
          </table:table-cell>
          <table:table-cell office:value-type="string" office:string-value="R464C25">
            <text:p>R464C25</text:p>
          </table:table-cell>
          <table:table-cell office:value-type="float" office:value="46426">
            <text:p>46426</text:p>
          </table:table-cell>
        </table:table-row>
        <table:table-row>
          <table:table-cell office:value-type="string" office:string-value="R465C1">
            <text:p>R465C1</text:p>
          </table:table-cell>
          <table:table-cell office:value-type="float" office:value="46502">
            <text:p>46502</text:p>
          </table:table-cell>
          <table:table-cell office:value-type="string" office:string-value="R465C3">
            <text:p>R465C3</text:p>
          </table:table-cell>
          <table:table-cell office:value-type="float" office:value="46504">
            <text:p>46504</text:p>
          </table:table-cell>
          <table:table-cell office:value-type="string" office:string-value="R465C5">
            <text:p>R465C5</text:p>
          </table:table-cell>
          <table:table-cell office:value-type="float" office:value="46506">
            <text:p>46506</text:p>
          </table:table-cell>
          <table:table-cell office:value-type="string" office:string-value="R465C7">
            <text:p>R465C7</text:p>
          </table:table-cell>
          <table:table-cell office:value-type="float" office:value="46508">
            <text:p>46508</text:p>
          </table:table-cell>
          <table:table-cell office:value-type="string" office:string-value="R465C9">
            <text:p>R465C9</text:p>
          </table:table-cell>
          <table:table-cell office:value-type="float" office:value="46510">
            <text:p>46510</text:p>
          </table:table-cell>
          <table:table-cell office:value-type="string" office:string-value="R465C11">
            <text:p>R465C11</text:p>
          </table:table-cell>
          <table:table-cell office:value-type="float" office:value="46512">
            <text:p>46512</text:p>
          </table:table-cell>
          <table:table-cell office:value-type="string" office:string-value="R465C13">
            <text:p>R465C13</text:p>
          </table:table-cell>
          <table:table-cell office:value-type="float" office:value="46514">
            <text:p>46514</text:p>
          </table:table-cell>
          <table:table-cell office:value-type="string" office:string-value="R465C15">
            <text:p>R465C15</text:p>
          </table:table-cell>
          <table:table-cell office:value-type="float" office:value="46516">
            <text:p>46516</text:p>
          </table:table-cell>
          <table:table-cell office:value-type="string" office:string-value="R465C17">
            <text:p>R465C17</text:p>
          </table:table-cell>
          <table:table-cell office:value-type="float" office:value="46518">
            <text:p>46518</text:p>
          </table:table-cell>
          <table:table-cell office:value-type="string" office:string-value="R465C19">
            <text:p>R465C19</text:p>
          </table:table-cell>
          <table:table-cell office:value-type="float" office:value="46520">
            <text:p>46520</text:p>
          </table:table-cell>
          <table:table-cell office:value-type="string" office:string-value="R465C21">
            <text:p>R465C21</text:p>
          </table:table-cell>
          <table:table-cell office:value-type="float" office:value="46522">
            <text:p>46522</text:p>
          </table:table-cell>
          <table:table-cell office:value-type="string" office:string-value="R465C23">
            <text:p>R465C23</text:p>
          </table:table-cell>
          <table:table-cell office:value-type="float" office:value="46524">
            <text:p>46524</text:p>
          </table:table-cell>
          <table:table-cell office:value-type="string" office:string-value="R465C25">
            <text:p>R465C25</text:p>
          </table:table-cell>
          <table:table-cell office:value-type="float" office:value="46526">
            <text:p>46526</text:p>
          </table:table-cell>
        </table:table-row>
        <table:table-row>
          <table:table-cell office:value-type="string" office:string-value="R466C1">
            <text:p>R466C1</text:p>
          </table:table-cell>
          <table:table-cell office:value-type="float" office:value="46602">
            <text:p>46602</text:p>
          </table:table-cell>
          <table:table-cell office:value-type="string" office:string-value="R466C3">
            <text:p>R466C3</text:p>
          </table:table-cell>
          <table:table-cell office:value-type="float" office:value="46604">
            <text:p>46604</text:p>
          </table:table-cell>
          <table:table-cell office:value-type="string" office:string-value="R466C5">
            <text:p>R466C5</text:p>
          </table:table-cell>
          <table:table-cell office:value-type="float" office:value="46606">
            <text:p>46606</text:p>
          </table:table-cell>
          <table:table-cell office:value-type="string" office:string-value="R466C7">
            <text:p>R466C7</text:p>
          </table:table-cell>
          <table:table-cell office:value-type="float" office:value="46608">
            <text:p>46608</text:p>
          </table:table-cell>
          <table:table-cell office:value-type="string" office:string-value="R466C9">
            <text:p>R466C9</text:p>
          </table:table-cell>
          <table:table-cell office:value-type="float" office:value="46610">
            <text:p>46610</text:p>
          </table:table-cell>
          <table:table-cell office:value-type="string" office:string-value="R466C11">
            <text:p>R466C11</text:p>
          </table:table-cell>
          <table:table-cell office:value-type="float" office:value="46612">
            <text:p>46612</text:p>
          </table:table-cell>
          <table:table-cell office:value-type="string" office:string-value="R466C13">
            <text:p>R466C13</text:p>
          </table:table-cell>
          <table:table-cell office:value-type="float" office:value="46614">
            <text:p>46614</text:p>
          </table:table-cell>
          <table:table-cell office:value-type="string" office:string-value="R466C15">
            <text:p>R466C15</text:p>
          </table:table-cell>
          <table:table-cell office:value-type="float" office:value="46616">
            <text:p>46616</text:p>
          </table:table-cell>
          <table:table-cell office:value-type="string" office:string-value="R466C17">
            <text:p>R466C17</text:p>
          </table:table-cell>
          <table:table-cell office:value-type="float" office:value="46618">
            <text:p>46618</text:p>
          </table:table-cell>
          <table:table-cell office:value-type="string" office:string-value="R466C19">
            <text:p>R466C19</text:p>
          </table:table-cell>
          <table:table-cell office:value-type="float" office:value="46620">
            <text:p>46620</text:p>
          </table:table-cell>
          <table:table-cell office:value-type="string" office:string-value="R466C21">
            <text:p>R466C21</text:p>
          </table:table-cell>
          <table:table-cell office:value-type="float" office:value="46622">
            <text:p>46622</text:p>
          </table:table-cell>
          <table:table-cell office:value-type="string" office:string-value="R466C23">
            <text:p>R466C23</text:p>
          </table:table-cell>
          <table:table-cell office:value-type="float" office:value="46624">
            <text:p>46624</text:p>
          </table:table-cell>
          <table:table-cell office:value-type="string" office:string-value="R466C25">
            <text:p>R466C25</text:p>
          </table:table-cell>
          <table:table-cell office:value-type="float" office:value="46626">
            <text:p>46626</text:p>
          </table:table-cell>
        </table:table-row>
        <table:table-row>
          <table:table-cell office:value-type="string" office:string-value="R467C1">
            <text:p>R467C1</text:p>
          </table:table-cell>
          <table:table-cell office:value-type="float" office:value="46702">
            <text:p>46702</text:p>
          </table:table-cell>
          <table:table-cell office:value-type="string" office:string-value="R467C3">
            <text:p>R467C3</text:p>
          </table:table-cell>
          <table:table-cell office:value-type="float" office:value="46704">
            <text:p>46704</text:p>
          </table:table-cell>
          <table:table-cell office:value-type="string" office:string-value="R467C5">
            <text:p>R467C5</text:p>
          </table:table-cell>
          <table:table-cell office:value-type="float" office:value="46706">
            <text:p>46706</text:p>
          </table:table-cell>
          <table:table-cell office:value-type="string" office:string-value="R467C7">
            <text:p>R467C7</text:p>
          </table:table-cell>
          <table:table-cell office:value-type="float" office:value="46708">
            <text:p>46708</text:p>
          </table:table-cell>
          <table:table-cell office:value-type="string" office:string-value="R467C9">
            <text:p>R467C9</text:p>
          </table:table-cell>
          <table:table-cell office:value-type="float" office:value="46710">
            <text:p>46710</text:p>
          </table:table-cell>
          <table:table-cell office:value-type="string" office:string-value="R467C11">
            <text:p>R467C11</text:p>
          </table:table-cell>
          <table:table-cell office:value-type="float" office:value="46712">
            <text:p>46712</text:p>
          </table:table-cell>
          <table:table-cell office:value-type="string" office:string-value="R467C13">
            <text:p>R467C13</text:p>
          </table:table-cell>
          <table:table-cell office:value-type="float" office:value="46714">
            <text:p>46714</text:p>
          </table:table-cell>
          <table:table-cell office:value-type="string" office:string-value="R467C15">
            <text:p>R467C15</text:p>
          </table:table-cell>
          <table:table-cell office:value-type="float" office:value="46716">
            <text:p>46716</text:p>
          </table:table-cell>
          <table:table-cell office:value-type="string" office:string-value="R467C17">
            <text:p>R467C17</text:p>
          </table:table-cell>
          <table:table-cell office:value-type="float" office:value="46718">
            <text:p>46718</text:p>
          </table:table-cell>
          <table:table-cell office:value-type="string" office:string-value="R467C19">
            <text:p>R467C19</text:p>
          </table:table-cell>
          <table:table-cell office:value-type="float" office:value="46720">
            <text:p>46720</text:p>
          </table:table-cell>
          <table:table-cell office:value-type="string" office:string-value="R467C21">
            <text:p>R467C21</text:p>
          </table:table-cell>
          <table:table-cell office:value-type="float" office:value="46722">
            <text:p>46722</text:p>
          </table:table-cell>
          <table:table-cell office:value-type="string" office:string-value="R467C23">
            <text:p>R467C23</text:p>
          </table:table-cell>
          <table:table-cell office:value-type="float" office:value="46724">
            <text:p>46724</text:p>
          </table:table-cell>
          <table:table-cell office:value-type="string" office:string-value="R467C25">
            <text:p>R467C25</text:p>
          </table:table-cell>
          <table:table-cell office:value-type="float" office:value="46726">
            <text:p>46726</text:p>
          </table:table-cell>
        </table:table-row>
        <table:table-row>
          <table:table-cell office:value-type="string" office:string-value="R468C1">
            <text:p>R468C1</text:p>
          </table:table-cell>
          <table:table-cell office:value-type="float" office:value="46802">
            <text:p>46802</text:p>
          </table:table-cell>
          <table:table-cell office:value-type="string" office:string-value="R468C3">
            <text:p>R468C3</text:p>
          </table:table-cell>
          <table:table-cell office:value-type="float" office:value="46804">
            <text:p>46804</text:p>
          </table:table-cell>
          <table:table-cell office:value-type="string" office:string-value="R468C5">
            <text:p>R468C5</text:p>
          </table:table-cell>
          <table:table-cell office:value-type="float" office:value="46806">
            <text:p>46806</text:p>
          </table:table-cell>
          <table:table-cell office:value-type="string" office:string-value="R468C7">
            <text:p>R468C7</text:p>
          </table:table-cell>
          <table:table-cell office:value-type="float" office:value="46808">
            <text:p>46808</text:p>
          </table:table-cell>
          <table:table-cell office:value-type="string" office:string-value="R468C9">
            <text:p>R468C9</text:p>
          </table:table-cell>
          <table:table-cell office:value-type="float" office:value="46810">
            <text:p>46810</text:p>
          </table:table-cell>
          <table:table-cell office:value-type="string" office:string-value="R468C11">
            <text:p>R468C11</text:p>
          </table:table-cell>
          <table:table-cell office:value-type="float" office:value="46812">
            <text:p>46812</text:p>
          </table:table-cell>
          <table:table-cell office:value-type="string" office:string-value="R468C13">
            <text:p>R468C13</text:p>
          </table:table-cell>
          <table:table-cell office:value-type="float" office:value="46814">
            <text:p>46814</text:p>
          </table:table-cell>
          <table:table-cell office:value-type="string" office:string-value="R468C15">
            <text:p>R468C15</text:p>
          </table:table-cell>
          <table:table-cell office:value-type="float" office:value="46816">
            <text:p>46816</text:p>
          </table:table-cell>
          <table:table-cell office:value-type="string" office:string-value="R468C17">
            <text:p>R468C17</text:p>
          </table:table-cell>
          <table:table-cell office:value-type="float" office:value="46818">
            <text:p>46818</text:p>
          </table:table-cell>
          <table:table-cell office:value-type="string" office:string-value="R468C19">
            <text:p>R468C19</text:p>
          </table:table-cell>
          <table:table-cell office:value-type="float" office:value="46820">
            <text:p>46820</text:p>
          </table:table-cell>
          <table:table-cell office:value-type="string" office:string-value="R468C21">
            <text:p>R468C21</text:p>
          </table:table-cell>
          <table:table-cell office:value-type="float" office:value="46822">
            <text:p>46822</text:p>
          </table:table-cell>
          <table:table-cell office:value-type="string" office:string-value="R468C23">
            <text:p>R468C23</text:p>
          </table:table-cell>
          <table:table-cell office:value-type="float" office:value="46824">
            <text:p>46824</text:p>
          </table:table-cell>
          <table:table-cell office:value-type="string" office:string-value="R468C25">
            <text:p>R468C25</text:p>
          </table:table-cell>
          <table:table-cell office:value-type="float" office:value="46826">
            <text:p>46826</text:p>
          </table:table-cell>
        </table:table-row>
        <table:table-row>
          <table:table-cell office:value-type="string" office:string-value="R469C1">
            <text:p>R469C1</text:p>
          </table:table-cell>
          <table:table-cell office:value-type="float" office:value="46902">
            <text:p>46902</text:p>
          </table:table-cell>
          <table:table-cell office:value-type="string" office:string-value="R469C3">
            <text:p>R469C3</text:p>
          </table:table-cell>
          <table:table-cell office:value-type="float" office:value="46904">
            <text:p>46904</text:p>
          </table:table-cell>
          <table:table-cell office:value-type="string" office:string-value="R469C5">
            <text:p>R469C5</text:p>
          </table:table-cell>
          <table:table-cell office:value-type="float" office:value="46906">
            <text:p>46906</text:p>
          </table:table-cell>
          <table:table-cell office:value-type="string" office:string-value="R469C7">
            <text:p>R469C7</text:p>
          </table:table-cell>
          <table:table-cell office:value-type="float" office:value="46908">
            <text:p>46908</text:p>
          </table:table-cell>
          <table:table-cell office:value-type="string" office:string-value="R469C9">
            <text:p>R469C9</text:p>
          </table:table-cell>
          <table:table-cell office:value-type="float" office:value="46910">
            <text:p>46910</text:p>
          </table:table-cell>
          <table:table-cell office:value-type="string" office:string-value="R469C11">
            <text:p>R469C11</text:p>
          </table:table-cell>
          <table:table-cell office:value-type="float" office:value="46912">
            <text:p>46912</text:p>
          </table:table-cell>
          <table:table-cell office:value-type="string" office:string-value="R469C13">
            <text:p>R469C13</text:p>
          </table:table-cell>
          <table:table-cell office:value-type="float" office:value="46914">
            <text:p>46914</text:p>
          </table:table-cell>
          <table:table-cell office:value-type="string" office:string-value="R469C15">
            <text:p>R469C15</text:p>
          </table:table-cell>
          <table:table-cell office:value-type="float" office:value="46916">
            <text:p>46916</text:p>
          </table:table-cell>
          <table:table-cell office:value-type="string" office:string-value="R469C17">
            <text:p>R469C17</text:p>
          </table:table-cell>
          <table:table-cell office:value-type="float" office:value="46918">
            <text:p>46918</text:p>
          </table:table-cell>
          <table:table-cell office:value-type="string" office:string-value="R469C19">
            <text:p>R469C19</text:p>
          </table:table-cell>
          <table:table-cell office:value-type="float" office:value="46920">
            <text:p>46920</text:p>
          </table:table-cell>
          <table:table-cell office:value-type="string" office:string-value="R469C21">
            <text:p>R469C21</text:p>
          </table:table-cell>
          <table:table-cell office:value-type="float" office:value="46922">
            <text:p>46922</text:p>
          </table:table-cell>
          <table:table-cell office:value-type="string" office:string-value="R469C23">
            <text:p>R469C23</text:p>
          </table:table-cell>
          <table:table-cell office:value-type="float" office:value="46924">
            <text:p>46924</text:p>
          </table:table-cell>
          <table:table-cell office:value-type="string" office:string-value="R469C25">
            <text:p>R469C25</text:p>
          </table:table-cell>
          <table:table-cell office:value-type="float" office:value="46926">
            <text:p>46926</text:p>
          </table:table-cell>
        </table:table-row>
        <table:table-row>
          <table:table-cell office:value-type="string" office:string-value="R470C1">
            <text:p>R470C1</text:p>
          </table:table-cell>
          <table:table-cell office:value-type="float" office:value="47002">
            <text:p>47002</text:p>
          </table:table-cell>
          <table:table-cell office:value-type="string" office:string-value="R470C3">
            <text:p>R470C3</text:p>
          </table:table-cell>
          <table:table-cell office:value-type="float" office:value="47004">
            <text:p>47004</text:p>
          </table:table-cell>
          <table:table-cell office:value-type="string" office:string-value="R470C5">
            <text:p>R470C5</text:p>
          </table:table-cell>
          <table:table-cell office:value-type="float" office:value="47006">
            <text:p>47006</text:p>
          </table:table-cell>
          <table:table-cell office:value-type="string" office:string-value="R470C7">
            <text:p>R470C7</text:p>
          </table:table-cell>
          <table:table-cell office:value-type="float" office:value="47008">
            <text:p>47008</text:p>
          </table:table-cell>
          <table:table-cell office:value-type="string" office:string-value="R470C9">
            <text:p>R470C9</text:p>
          </table:table-cell>
          <table:table-cell office:value-type="float" office:value="47010">
            <text:p>47010</text:p>
          </table:table-cell>
          <table:table-cell office:value-type="string" office:string-value="R470C11">
            <text:p>R470C11</text:p>
          </table:table-cell>
          <table:table-cell office:value-type="float" office:value="47012">
            <text:p>47012</text:p>
          </table:table-cell>
          <table:table-cell office:value-type="string" office:string-value="R470C13">
            <text:p>R470C13</text:p>
          </table:table-cell>
          <table:table-cell office:value-type="float" office:value="47014">
            <text:p>47014</text:p>
          </table:table-cell>
          <table:table-cell office:value-type="string" office:string-value="R470C15">
            <text:p>R470C15</text:p>
          </table:table-cell>
          <table:table-cell office:value-type="float" office:value="47016">
            <text:p>47016</text:p>
          </table:table-cell>
          <table:table-cell office:value-type="string" office:string-value="R470C17">
            <text:p>R470C17</text:p>
          </table:table-cell>
          <table:table-cell office:value-type="float" office:value="47018">
            <text:p>47018</text:p>
          </table:table-cell>
          <table:table-cell office:value-type="string" office:string-value="R470C19">
            <text:p>R470C19</text:p>
          </table:table-cell>
          <table:table-cell office:value-type="float" office:value="47020">
            <text:p>47020</text:p>
          </table:table-cell>
          <table:table-cell office:value-type="string" office:string-value="R470C21">
            <text:p>R470C21</text:p>
          </table:table-cell>
          <table:table-cell office:value-type="float" office:value="47022">
            <text:p>47022</text:p>
          </table:table-cell>
          <table:table-cell office:value-type="string" office:string-value="R470C23">
            <text:p>R470C23</text:p>
          </table:table-cell>
          <table:table-cell office:value-type="float" office:value="47024">
            <text:p>47024</text:p>
          </table:table-cell>
          <table:table-cell office:value-type="string" office:string-value="R470C25">
            <text:p>R470C25</text:p>
          </table:table-cell>
          <table:table-cell office:value-type="float" office:value="47026">
            <text:p>47026</text:p>
          </table:table-cell>
        </table:table-row>
        <table:table-row>
          <table:table-cell office:value-type="string" office:string-value="R471C1">
            <text:p>R471C1</text:p>
          </table:table-cell>
          <table:table-cell office:value-type="float" office:value="47102">
            <text:p>47102</text:p>
          </table:table-cell>
          <table:table-cell office:value-type="string" office:string-value="R471C3">
            <text:p>R471C3</text:p>
          </table:table-cell>
          <table:table-cell office:value-type="float" office:value="47104">
            <text:p>47104</text:p>
          </table:table-cell>
          <table:table-cell office:value-type="string" office:string-value="R471C5">
            <text:p>R471C5</text:p>
          </table:table-cell>
          <table:table-cell office:value-type="float" office:value="47106">
            <text:p>47106</text:p>
          </table:table-cell>
          <table:table-cell office:value-type="string" office:string-value="R471C7">
            <text:p>R471C7</text:p>
          </table:table-cell>
          <table:table-cell office:value-type="float" office:value="47108">
            <text:p>47108</text:p>
          </table:table-cell>
          <table:table-cell office:value-type="string" office:string-value="R471C9">
            <text:p>R471C9</text:p>
          </table:table-cell>
          <table:table-cell office:value-type="float" office:value="47110">
            <text:p>47110</text:p>
          </table:table-cell>
          <table:table-cell office:value-type="string" office:string-value="R471C11">
            <text:p>R471C11</text:p>
          </table:table-cell>
          <table:table-cell office:value-type="float" office:value="47112">
            <text:p>47112</text:p>
          </table:table-cell>
          <table:table-cell office:value-type="string" office:string-value="R471C13">
            <text:p>R471C13</text:p>
          </table:table-cell>
          <table:table-cell office:value-type="float" office:value="47114">
            <text:p>47114</text:p>
          </table:table-cell>
          <table:table-cell office:value-type="string" office:string-value="R471C15">
            <text:p>R471C15</text:p>
          </table:table-cell>
          <table:table-cell office:value-type="float" office:value="47116">
            <text:p>47116</text:p>
          </table:table-cell>
          <table:table-cell office:value-type="string" office:string-value="R471C17">
            <text:p>R471C17</text:p>
          </table:table-cell>
          <table:table-cell office:value-type="float" office:value="47118">
            <text:p>47118</text:p>
          </table:table-cell>
          <table:table-cell office:value-type="string" office:string-value="R471C19">
            <text:p>R471C19</text:p>
          </table:table-cell>
          <table:table-cell office:value-type="float" office:value="47120">
            <text:p>47120</text:p>
          </table:table-cell>
          <table:table-cell office:value-type="string" office:string-value="R471C21">
            <text:p>R471C21</text:p>
          </table:table-cell>
          <table:table-cell office:value-type="float" office:value="47122">
            <text:p>47122</text:p>
          </table:table-cell>
          <table:table-cell office:value-type="string" office:string-value="R471C23">
            <text:p>R471C23</text:p>
          </table:table-cell>
          <table:table-cell office:value-type="float" office:value="47124">
            <text:p>47124</text:p>
          </table:table-cell>
          <table:table-cell office:value-type="string" office:string-value="R471C25">
            <text:p>R471C25</text:p>
          </table:table-cell>
          <table:table-cell office:value-type="float" office:value="47126">
            <text:p>47126</text:p>
          </table:table-cell>
        </table:table-row>
        <table:table-row>
          <table:table-cell office:value-type="string" office:string-value="R472C1">
            <text:p>R472C1</text:p>
          </table:table-cell>
          <table:table-cell office:value-type="float" office:value="47202">
            <text:p>47202</text:p>
          </table:table-cell>
          <table:table-cell office:value-type="string" office:string-value="R472C3">
            <text:p>R472C3</text:p>
          </table:table-cell>
          <table:table-cell office:value-type="float" office:value="47204">
            <text:p>47204</text:p>
          </table:table-cell>
          <table:table-cell office:value-type="string" office:string-value="R472C5">
            <text:p>R472C5</text:p>
          </table:table-cell>
          <table:table-cell office:value-type="float" office:value="47206">
            <text:p>47206</text:p>
          </table:table-cell>
          <table:table-cell office:value-type="string" office:string-value="R472C7">
            <text:p>R472C7</text:p>
          </table:table-cell>
          <table:table-cell office:value-type="float" office:value="47208">
            <text:p>47208</text:p>
          </table:table-cell>
          <table:table-cell office:value-type="string" office:string-value="R472C9">
            <text:p>R472C9</text:p>
          </table:table-cell>
          <table:table-cell office:value-type="float" office:value="47210">
            <text:p>47210</text:p>
          </table:table-cell>
          <table:table-cell office:value-type="string" office:string-value="R472C11">
            <text:p>R472C11</text:p>
          </table:table-cell>
          <table:table-cell office:value-type="float" office:value="47212">
            <text:p>47212</text:p>
          </table:table-cell>
          <table:table-cell office:value-type="string" office:string-value="R472C13">
            <text:p>R472C13</text:p>
          </table:table-cell>
          <table:table-cell office:value-type="float" office:value="47214">
            <text:p>47214</text:p>
          </table:table-cell>
          <table:table-cell office:value-type="string" office:string-value="R472C15">
            <text:p>R472C15</text:p>
          </table:table-cell>
          <table:table-cell office:value-type="float" office:value="47216">
            <text:p>47216</text:p>
          </table:table-cell>
          <table:table-cell office:value-type="string" office:string-value="R472C17">
            <text:p>R472C17</text:p>
          </table:table-cell>
          <table:table-cell office:value-type="float" office:value="47218">
            <text:p>47218</text:p>
          </table:table-cell>
          <table:table-cell office:value-type="string" office:string-value="R472C19">
            <text:p>R472C19</text:p>
          </table:table-cell>
          <table:table-cell office:value-type="float" office:value="47220">
            <text:p>47220</text:p>
          </table:table-cell>
          <table:table-cell office:value-type="string" office:string-value="R472C21">
            <text:p>R472C21</text:p>
          </table:table-cell>
          <table:table-cell office:value-type="float" office:value="47222">
            <text:p>47222</text:p>
          </table:table-cell>
          <table:table-cell office:value-type="string" office:string-value="R472C23">
            <text:p>R472C23</text:p>
          </table:table-cell>
          <table:table-cell office:value-type="float" office:value="47224">
            <text:p>47224</text:p>
          </table:table-cell>
          <table:table-cell office:value-type="string" office:string-value="R472C25">
            <text:p>R472C25</text:p>
          </table:table-cell>
          <table:table-cell office:value-type="float" office:value="47226">
            <text:p>47226</text:p>
          </table:table-cell>
        </table:table-row>
        <table:table-row>
          <table:table-cell office:value-type="string" office:string-value="R473C1">
            <text:p>R473C1</text:p>
          </table:table-cell>
          <table:table-cell office:value-type="float" office:value="47302">
            <text:p>47302</text:p>
          </table:table-cell>
          <table:table-cell office:value-type="string" office:string-value="R473C3">
            <text:p>R473C3</text:p>
          </table:table-cell>
          <table:table-cell office:value-type="float" office:value="47304">
            <text:p>47304</text:p>
          </table:table-cell>
          <table:table-cell office:value-type="string" office:string-value="R473C5">
            <text:p>R473C5</text:p>
          </table:table-cell>
          <table:table-cell office:value-type="float" office:value="47306">
            <text:p>47306</text:p>
          </table:table-cell>
          <table:table-cell office:value-type="string" office:string-value="R473C7">
            <text:p>R473C7</text:p>
          </table:table-cell>
          <table:table-cell office:value-type="float" office:value="47308">
            <text:p>47308</text:p>
          </table:table-cell>
          <table:table-cell office:value-type="string" office:string-value="R473C9">
            <text:p>R473C9</text:p>
          </table:table-cell>
          <table:table-cell office:value-type="float" office:value="47310">
            <text:p>47310</text:p>
          </table:table-cell>
          <table:table-cell office:value-type="string" office:string-value="R473C11">
            <text:p>R473C11</text:p>
          </table:table-cell>
          <table:table-cell office:value-type="float" office:value="47312">
            <text:p>47312</text:p>
          </table:table-cell>
          <table:table-cell office:value-type="string" office:string-value="R473C13">
            <text:p>R473C13</text:p>
          </table:table-cell>
          <table:table-cell office:value-type="float" office:value="47314">
            <text:p>47314</text:p>
          </table:table-cell>
          <table:table-cell office:value-type="string" office:string-value="R473C15">
            <text:p>R473C15</text:p>
          </table:table-cell>
          <table:table-cell office:value-type="float" office:value="47316">
            <text:p>47316</text:p>
          </table:table-cell>
          <table:table-cell office:value-type="string" office:string-value="R473C17">
            <text:p>R473C17</text:p>
          </table:table-cell>
          <table:table-cell office:value-type="float" office:value="47318">
            <text:p>47318</text:p>
          </table:table-cell>
          <table:table-cell office:value-type="string" office:string-value="R473C19">
            <text:p>R473C19</text:p>
          </table:table-cell>
          <table:table-cell office:value-type="float" office:value="47320">
            <text:p>47320</text:p>
          </table:table-cell>
          <table:table-cell office:value-type="string" office:string-value="R473C21">
            <text:p>R473C21</text:p>
          </table:table-cell>
          <table:table-cell office:value-type="float" office:value="47322">
            <text:p>47322</text:p>
          </table:table-cell>
          <table:table-cell office:value-type="string" office:string-value="R473C23">
            <text:p>R473C23</text:p>
          </table:table-cell>
          <table:table-cell office:value-type="float" office:value="47324">
            <text:p>47324</text:p>
          </table:table-cell>
          <table:table-cell office:value-type="string" office:string-value="R473C25">
            <text:p>R473C25</text:p>
          </table:table-cell>
          <table:table-cell office:value-type="float" office:value="47326">
            <text:p>47326</text:p>
          </table:table-cell>
        </table:table-row>
        <table:table-row>
          <table:table-cell office:value-type="string" office:string-value="R474C1">
            <text:p>R474C1</text:p>
          </table:table-cell>
          <table:table-cell office:value-type="float" office:value="47402">
            <text:p>47402</text:p>
          </table:table-cell>
          <table:table-cell office:value-type="string" office:string-value="R474C3">
            <text:p>R474C3</text:p>
          </table:table-cell>
          <table:table-cell office:value-type="float" office:value="47404">
            <text:p>47404</text:p>
          </table:table-cell>
          <table:table-cell office:value-type="string" office:string-value="R474C5">
            <text:p>R474C5</text:p>
          </table:table-cell>
          <table:table-cell office:value-type="float" office:value="47406">
            <text:p>47406</text:p>
          </table:table-cell>
          <table:table-cell office:value-type="string" office:string-value="R474C7">
            <text:p>R474C7</text:p>
          </table:table-cell>
          <table:table-cell office:value-type="float" office:value="47408">
            <text:p>47408</text:p>
          </table:table-cell>
          <table:table-cell office:value-type="string" office:string-value="R474C9">
            <text:p>R474C9</text:p>
          </table:table-cell>
          <table:table-cell office:value-type="float" office:value="47410">
            <text:p>47410</text:p>
          </table:table-cell>
          <table:table-cell office:value-type="string" office:string-value="R474C11">
            <text:p>R474C11</text:p>
          </table:table-cell>
          <table:table-cell office:value-type="float" office:value="47412">
            <text:p>47412</text:p>
          </table:table-cell>
          <table:table-cell office:value-type="string" office:string-value="R474C13">
            <text:p>R474C13</text:p>
          </table:table-cell>
          <table:table-cell office:value-type="float" office:value="47414">
            <text:p>47414</text:p>
          </table:table-cell>
          <table:table-cell office:value-type="string" office:string-value="R474C15">
            <text:p>R474C15</text:p>
          </table:table-cell>
          <table:table-cell office:value-type="float" office:value="47416">
            <text:p>47416</text:p>
          </table:table-cell>
          <table:table-cell office:value-type="string" office:string-value="R474C17">
            <text:p>R474C17</text:p>
          </table:table-cell>
          <table:table-cell office:value-type="float" office:value="47418">
            <text:p>47418</text:p>
          </table:table-cell>
          <table:table-cell office:value-type="string" office:string-value="R474C19">
            <text:p>R474C19</text:p>
          </table:table-cell>
          <table:table-cell office:value-type="float" office:value="47420">
            <text:p>47420</text:p>
          </table:table-cell>
          <table:table-cell office:value-type="string" office:string-value="R474C21">
            <text:p>R474C21</text:p>
          </table:table-cell>
          <table:table-cell office:value-type="float" office:value="47422">
            <text:p>47422</text:p>
          </table:table-cell>
          <table:table-cell office:value-type="string" office:string-value="R474C23">
            <text:p>R474C23</text:p>
          </table:table-cell>
          <table:table-cell office:value-type="float" office:value="47424">
            <text:p>47424</text:p>
          </table:table-cell>
          <table:table-cell office:value-type="string" office:string-value="R474C25">
            <text:p>R474C25</text:p>
          </table:table-cell>
          <table:table-cell office:value-type="float" office:value="47426">
            <text:p>47426</text:p>
          </table:table-cell>
        </table:table-row>
        <table:table-row>
          <table:table-cell office:value-type="string" office:string-value="R475C1">
            <text:p>R475C1</text:p>
          </table:table-cell>
          <table:table-cell office:value-type="float" office:value="47502">
            <text:p>47502</text:p>
          </table:table-cell>
          <table:table-cell office:value-type="string" office:string-value="R475C3">
            <text:p>R475C3</text:p>
          </table:table-cell>
          <table:table-cell office:value-type="float" office:value="47504">
            <text:p>47504</text:p>
          </table:table-cell>
          <table:table-cell office:value-type="string" office:string-value="R475C5">
            <text:p>R475C5</text:p>
          </table:table-cell>
          <table:table-cell office:value-type="float" office:value="47506">
            <text:p>47506</text:p>
          </table:table-cell>
          <table:table-cell office:value-type="string" office:string-value="R475C7">
            <text:p>R475C7</text:p>
          </table:table-cell>
          <table:table-cell office:value-type="float" office:value="47508">
            <text:p>47508</text:p>
          </table:table-cell>
          <table:table-cell office:value-type="string" office:string-value="R475C9">
            <text:p>R475C9</text:p>
          </table:table-cell>
          <table:table-cell office:value-type="float" office:value="47510">
            <text:p>47510</text:p>
          </table:table-cell>
          <table:table-cell office:value-type="string" office:string-value="R475C11">
            <text:p>R475C11</text:p>
          </table:table-cell>
          <table:table-cell office:value-type="float" office:value="47512">
            <text:p>47512</text:p>
          </table:table-cell>
          <table:table-cell office:value-type="string" office:string-value="R475C13">
            <text:p>R475C13</text:p>
          </table:table-cell>
          <table:table-cell office:value-type="float" office:value="47514">
            <text:p>47514</text:p>
          </table:table-cell>
          <table:table-cell office:value-type="string" office:string-value="R475C15">
            <text:p>R475C15</text:p>
          </table:table-cell>
          <table:table-cell office:value-type="float" office:value="47516">
            <text:p>47516</text:p>
          </table:table-cell>
          <table:table-cell office:value-type="string" office:string-value="R475C17">
            <text:p>R475C17</text:p>
          </table:table-cell>
          <table:table-cell office:value-type="float" office:value="47518">
            <text:p>47518</text:p>
          </table:table-cell>
          <table:table-cell office:value-type="string" office:string-value="R475C19">
            <text:p>R475C19</text:p>
          </table:table-cell>
          <table:table-cell office:value-type="float" office:value="47520">
            <text:p>47520</text:p>
          </table:table-cell>
          <table:table-cell office:value-type="string" office:string-value="R475C21">
            <text:p>R475C21</text:p>
          </table:table-cell>
          <table:table-cell office:value-type="float" office:value="47522">
            <text:p>47522</text:p>
          </table:table-cell>
          <table:table-cell office:value-type="string" office:string-value="R475C23">
            <text:p>R475C23</text:p>
          </table:table-cell>
          <table:table-cell office:value-type="float" office:value="47524">
            <text:p>47524</text:p>
          </table:table-cell>
          <table:table-cell office:value-type="string" office:string-value="R475C25">
            <text:p>R475C25</text:p>
          </table:table-cell>
          <table:table-cell office:value-type="float" office:value="47526">
            <text:p>47526</text:p>
          </table:table-cell>
        </table:table-row>
        <table:table-row>
          <table:table-cell office:value-type="string" office:string-value="R476C1">
            <text:p>R476C1</text:p>
          </table:table-cell>
          <table:table-cell office:value-type="float" office:value="47602">
            <text:p>47602</text:p>
          </table:table-cell>
          <table:table-cell office:value-type="string" office:string-value="R476C3">
            <text:p>R476C3</text:p>
          </table:table-cell>
          <table:table-cell office:value-type="float" office:value="47604">
            <text:p>47604</text:p>
          </table:table-cell>
          <table:table-cell office:value-type="string" office:string-value="R476C5">
            <text:p>R476C5</text:p>
          </table:table-cell>
          <table:table-cell office:value-type="float" office:value="47606">
            <text:p>47606</text:p>
          </table:table-cell>
          <table:table-cell office:value-type="string" office:string-value="R476C7">
            <text:p>R476C7</text:p>
          </table:table-cell>
          <table:table-cell office:value-type="float" office:value="47608">
            <text:p>47608</text:p>
          </table:table-cell>
          <table:table-cell office:value-type="string" office:string-value="R476C9">
            <text:p>R476C9</text:p>
          </table:table-cell>
          <table:table-cell office:value-type="float" office:value="47610">
            <text:p>47610</text:p>
          </table:table-cell>
          <table:table-cell office:value-type="string" office:string-value="R476C11">
            <text:p>R476C11</text:p>
          </table:table-cell>
          <table:table-cell office:value-type="float" office:value="47612">
            <text:p>47612</text:p>
          </table:table-cell>
          <table:table-cell office:value-type="string" office:string-value="R476C13">
            <text:p>R476C13</text:p>
          </table:table-cell>
          <table:table-cell office:value-type="float" office:value="47614">
            <text:p>47614</text:p>
          </table:table-cell>
          <table:table-cell office:value-type="string" office:string-value="R476C15">
            <text:p>R476C15</text:p>
          </table:table-cell>
          <table:table-cell office:value-type="float" office:value="47616">
            <text:p>47616</text:p>
          </table:table-cell>
          <table:table-cell office:value-type="string" office:string-value="R476C17">
            <text:p>R476C17</text:p>
          </table:table-cell>
          <table:table-cell office:value-type="float" office:value="47618">
            <text:p>47618</text:p>
          </table:table-cell>
          <table:table-cell office:value-type="string" office:string-value="R476C19">
            <text:p>R476C19</text:p>
          </table:table-cell>
          <table:table-cell office:value-type="float" office:value="47620">
            <text:p>47620</text:p>
          </table:table-cell>
          <table:table-cell office:value-type="string" office:string-value="R476C21">
            <text:p>R476C21</text:p>
          </table:table-cell>
          <table:table-cell office:value-type="float" office:value="47622">
            <text:p>47622</text:p>
          </table:table-cell>
          <table:table-cell office:value-type="string" office:string-value="R476C23">
            <text:p>R476C23</text:p>
          </table:table-cell>
          <table:table-cell office:value-type="float" office:value="47624">
            <text:p>47624</text:p>
          </table:table-cell>
          <table:table-cell office:value-type="string" office:string-value="R476C25">
            <text:p>R476C25</text:p>
          </table:table-cell>
          <table:table-cell office:value-type="float" office:value="47626">
            <text:p>47626</text:p>
          </table:table-cell>
        </table:table-row>
        <table:table-row>
          <table:table-cell office:value-type="string" office:string-value="R477C1">
            <text:p>R477C1</text:p>
          </table:table-cell>
          <table:table-cell office:value-type="float" office:value="47702">
            <text:p>47702</text:p>
          </table:table-cell>
          <table:table-cell office:value-type="string" office:string-value="R477C3">
            <text:p>R477C3</text:p>
          </table:table-cell>
          <table:table-cell office:value-type="float" office:value="47704">
            <text:p>47704</text:p>
          </table:table-cell>
          <table:table-cell office:value-type="string" office:string-value="R477C5">
            <text:p>R477C5</text:p>
          </table:table-cell>
          <table:table-cell office:value-type="float" office:value="47706">
            <text:p>47706</text:p>
          </table:table-cell>
          <table:table-cell office:value-type="string" office:string-value="R477C7">
            <text:p>R477C7</text:p>
          </table:table-cell>
          <table:table-cell office:value-type="float" office:value="47708">
            <text:p>47708</text:p>
          </table:table-cell>
          <table:table-cell office:value-type="string" office:string-value="R477C9">
            <text:p>R477C9</text:p>
          </table:table-cell>
          <table:table-cell office:value-type="float" office:value="47710">
            <text:p>47710</text:p>
          </table:table-cell>
          <table:table-cell office:value-type="string" office:string-value="R477C11">
            <text:p>R477C11</text:p>
          </table:table-cell>
          <table:table-cell office:value-type="float" office:value="47712">
            <text:p>47712</text:p>
          </table:table-cell>
          <table:table-cell office:value-type="string" office:string-value="R477C13">
            <text:p>R477C13</text:p>
          </table:table-cell>
          <table:table-cell office:value-type="float" office:value="47714">
            <text:p>47714</text:p>
          </table:table-cell>
          <table:table-cell office:value-type="string" office:string-value="R477C15">
            <text:p>R477C15</text:p>
          </table:table-cell>
          <table:table-cell office:value-type="float" office:value="47716">
            <text:p>47716</text:p>
          </table:table-cell>
          <table:table-cell office:value-type="string" office:string-value="R477C17">
            <text:p>R477C17</text:p>
          </table:table-cell>
          <table:table-cell office:value-type="float" office:value="47718">
            <text:p>47718</text:p>
          </table:table-cell>
          <table:table-cell office:value-type="string" office:string-value="R477C19">
            <text:p>R477C19</text:p>
          </table:table-cell>
          <table:table-cell office:value-type="float" office:value="47720">
            <text:p>47720</text:p>
          </table:table-cell>
          <table:table-cell office:value-type="string" office:string-value="R477C21">
            <text:p>R477C21</text:p>
          </table:table-cell>
          <table:table-cell office:value-type="float" office:value="47722">
            <text:p>47722</text:p>
          </table:table-cell>
          <table:table-cell office:value-type="string" office:string-value="R477C23">
            <text:p>R477C23</text:p>
          </table:table-cell>
          <table:table-cell office:value-type="float" office:value="47724">
            <text:p>47724</text:p>
          </table:table-cell>
          <table:table-cell office:value-type="string" office:string-value="R477C25">
            <text:p>R477C25</text:p>
          </table:table-cell>
          <table:table-cell office:value-type="float" office:value="47726">
            <text:p>47726</text:p>
          </table:table-cell>
        </table:table-row>
        <table:table-row>
          <table:table-cell office:value-type="string" office:string-value="R478C1">
            <text:p>R478C1</text:p>
          </table:table-cell>
          <table:table-cell office:value-type="float" office:value="47802">
            <text:p>47802</text:p>
          </table:table-cell>
          <table:table-cell office:value-type="string" office:string-value="R478C3">
            <text:p>R478C3</text:p>
          </table:table-cell>
          <table:table-cell office:value-type="float" office:value="47804">
            <text:p>47804</text:p>
          </table:table-cell>
          <table:table-cell office:value-type="string" office:string-value="R478C5">
            <text:p>R478C5</text:p>
          </table:table-cell>
          <table:table-cell office:value-type="float" office:value="47806">
            <text:p>47806</text:p>
          </table:table-cell>
          <table:table-cell office:value-type="string" office:string-value="R478C7">
            <text:p>R478C7</text:p>
          </table:table-cell>
          <table:table-cell office:value-type="float" office:value="47808">
            <text:p>47808</text:p>
          </table:table-cell>
          <table:table-cell office:value-type="string" office:string-value="R478C9">
            <text:p>R478C9</text:p>
          </table:table-cell>
          <table:table-cell office:value-type="float" office:value="47810">
            <text:p>47810</text:p>
          </table:table-cell>
          <table:table-cell office:value-type="string" office:string-value="R478C11">
            <text:p>R478C11</text:p>
          </table:table-cell>
          <table:table-cell office:value-type="float" office:value="47812">
            <text:p>47812</text:p>
          </table:table-cell>
          <table:table-cell office:value-type="string" office:string-value="R478C13">
            <text:p>R478C13</text:p>
          </table:table-cell>
          <table:table-cell office:value-type="float" office:value="47814">
            <text:p>47814</text:p>
          </table:table-cell>
          <table:table-cell office:value-type="string" office:string-value="R478C15">
            <text:p>R478C15</text:p>
          </table:table-cell>
          <table:table-cell office:value-type="float" office:value="47816">
            <text:p>47816</text:p>
          </table:table-cell>
          <table:table-cell office:value-type="string" office:string-value="R478C17">
            <text:p>R478C17</text:p>
          </table:table-cell>
          <table:table-cell office:value-type="float" office:value="47818">
            <text:p>47818</text:p>
          </table:table-cell>
          <table:table-cell office:value-type="string" office:string-value="R478C19">
            <text:p>R478C19</text:p>
          </table:table-cell>
          <table:table-cell office:value-type="float" office:value="47820">
            <text:p>47820</text:p>
          </table:table-cell>
          <table:table-cell office:value-type="string" office:string-value="R478C21">
            <text:p>R478C21</text:p>
          </table:table-cell>
          <table:table-cell office:value-type="float" office:value="47822">
            <text:p>47822</text:p>
          </table:table-cell>
          <table:table-cell office:value-type="string" office:string-value="R478C23">
            <text:p>R478C23</text:p>
          </table:table-cell>
          <table:table-cell office:value-type="float" office:value="47824">
            <text:p>47824</text:p>
          </table:table-cell>
          <table:table-cell office:value-type="string" office:string-value="R478C25">
            <text:p>R478C25</text:p>
          </table:table-cell>
          <table:table-cell office:value-type="float" office:value="47826">
            <text:p>47826</text:p>
          </table:table-cell>
        </table:table-row>
        <table:table-row>
          <table:table-cell office:value-type="string" office:string-value="R479C1">
            <text:p>R479C1</text:p>
          </table:table-cell>
          <table:table-cell office:value-type="float" office:value="47902">
            <text:p>47902</text:p>
          </table:table-cell>
          <table:table-cell office:value-type="string" office:string-value="R479C3">
            <text:p>R479C3</text:p>
          </table:table-cell>
          <table:table-cell office:value-type="float" office:value="47904">
            <text:p>47904</text:p>
          </table:table-cell>
          <table:table-cell office:value-type="string" office:string-value="R479C5">
            <text:p>R479C5</text:p>
          </table:table-cell>
          <table:table-cell office:value-type="float" office:value="47906">
            <text:p>47906</text:p>
          </table:table-cell>
          <table:table-cell office:value-type="string" office:string-value="R479C7">
            <text:p>R479C7</text:p>
          </table:table-cell>
          <table:table-cell office:value-type="float" office:value="47908">
            <text:p>47908</text:p>
          </table:table-cell>
          <table:table-cell office:value-type="string" office:string-value="R479C9">
            <text:p>R479C9</text:p>
          </table:table-cell>
          <table:table-cell office:value-type="float" office:value="47910">
            <text:p>47910</text:p>
          </table:table-cell>
          <table:table-cell office:value-type="string" office:string-value="R479C11">
            <text:p>R479C11</text:p>
          </table:table-cell>
          <table:table-cell office:value-type="float" office:value="47912">
            <text:p>47912</text:p>
          </table:table-cell>
          <table:table-cell office:value-type="string" office:string-value="R479C13">
            <text:p>R479C13</text:p>
          </table:table-cell>
          <table:table-cell office:value-type="float" office:value="47914">
            <text:p>47914</text:p>
          </table:table-cell>
          <table:table-cell office:value-type="string" office:string-value="R479C15">
            <text:p>R479C15</text:p>
          </table:table-cell>
          <table:table-cell office:value-type="float" office:value="47916">
            <text:p>47916</text:p>
          </table:table-cell>
          <table:table-cell office:value-type="string" office:string-value="R479C17">
            <text:p>R479C17</text:p>
          </table:table-cell>
          <table:table-cell office:value-type="float" office:value="47918">
            <text:p>47918</text:p>
          </table:table-cell>
          <table:table-cell office:value-type="string" office:string-value="R479C19">
            <text:p>R479C19</text:p>
          </table:table-cell>
          <table:table-cell office:value-type="float" office:value="47920">
            <text:p>47920</text:p>
          </table:table-cell>
          <table:table-cell office:value-type="string" office:string-value="R479C21">
            <text:p>R479C21</text:p>
          </table:table-cell>
          <table:table-cell office:value-type="float" office:value="47922">
            <text:p>47922</text:p>
          </table:table-cell>
          <table:table-cell office:value-type="string" office:string-value="R479C23">
            <text:p>R479C23</text:p>
          </table:table-cell>
          <table:table-cell office:value-type="float" office:value="47924">
            <text:p>47924</text:p>
          </table:table-cell>
          <table:table-cell office:value-type="string" office:string-value="R479C25">
            <text:p>R479C25</text:p>
          </table:table-cell>
          <table:table-cell office:value-type="float" office:value="47926">
            <text:p>47926</text:p>
          </table:table-cell>
        </table:table-row>
        <table:table-row>
          <table:table-cell office:value-type="string" office:string-value="R480C1">
            <text:p>R480C1</text:p>
          </table:table-cell>
          <table:table-cell office:value-type="float" office:value="48002">
            <text:p>48002</text:p>
          </table:table-cell>
          <table:table-cell office:value-type="string" office:string-value="R480C3">
            <text:p>R480C3</text:p>
          </table:table-cell>
          <table:table-cell office:value-type="float" office:value="48004">
            <text:p>48004</text:p>
          </table:table-cell>
          <table:table-cell office:value-type="string" office:string-value="R480C5">
            <text:p>R480C5</text:p>
          </table:table-cell>
          <table:table-cell office:value-type="float" office:value="48006">
            <text:p>48006</text:p>
          </table:table-cell>
          <table:table-cell office:value-type="string" office:string-value="R480C7">
            <text:p>R480C7</text:p>
          </table:table-cell>
          <table:table-cell office:value-type="float" office:value="48008">
            <text:p>48008</text:p>
          </table:table-cell>
          <table:table-cell office:value-type="string" office:string-value="R480C9">
            <text:p>R480C9</text:p>
          </table:table-cell>
          <table:table-cell office:value-type="float" office:value="48010">
            <text:p>48010</text:p>
          </table:table-cell>
          <table:table-cell office:value-type="string" office:string-value="R480C11">
            <text:p>R480C11</text:p>
          </table:table-cell>
          <table:table-cell office:value-type="float" office:value="48012">
            <text:p>48012</text:p>
          </table:table-cell>
          <table:table-cell office:value-type="string" office:string-value="R480C13">
            <text:p>R480C13</text:p>
          </table:table-cell>
          <table:table-cell office:value-type="float" office:value="48014">
            <text:p>48014</text:p>
          </table:table-cell>
          <table:table-cell office:value-type="string" office:string-value="R480C15">
            <text:p>R480C15</text:p>
          </table:table-cell>
          <table:table-cell office:value-type="float" office:value="48016">
            <text:p>48016</text:p>
          </table:table-cell>
          <table:table-cell office:value-type="string" office:string-value="R480C17">
            <text:p>R480C17</text:p>
          </table:table-cell>
          <table:table-cell office:value-type="float" office:value="48018">
            <text:p>48018</text:p>
          </table:table-cell>
          <table:table-cell office:value-type="string" office:string-value="R480C19">
            <text:p>R480C19</text:p>
          </table:table-cell>
          <table:table-cell office:value-type="float" office:value="48020">
            <text:p>48020</text:p>
          </table:table-cell>
          <table:table-cell office:value-type="string" office:string-value="R480C21">
            <text:p>R480C21</text:p>
          </table:table-cell>
          <table:table-cell office:value-type="float" office:value="48022">
            <text:p>48022</text:p>
          </table:table-cell>
          <table:table-cell office:value-type="string" office:string-value="R480C23">
            <text:p>R480C23</text:p>
          </table:table-cell>
          <table:table-cell office:value-type="float" office:value="48024">
            <text:p>48024</text:p>
          </table:table-cell>
          <table:table-cell office:value-type="string" office:string-value="R480C25">
            <text:p>R480C25</text:p>
          </table:table-cell>
          <table:table-cell office:value-type="float" office:value="48026">
            <text:p>48026</text:p>
          </table:table-cell>
        </table:table-row>
        <table:table-row>
          <table:table-cell office:value-type="string" office:string-value="R481C1">
            <text:p>R481C1</text:p>
          </table:table-cell>
          <table:table-cell office:value-type="float" office:value="48102">
            <text:p>48102</text:p>
          </table:table-cell>
          <table:table-cell office:value-type="string" office:string-value="R481C3">
            <text:p>R481C3</text:p>
          </table:table-cell>
          <table:table-cell office:value-type="float" office:value="48104">
            <text:p>48104</text:p>
          </table:table-cell>
          <table:table-cell office:value-type="string" office:string-value="R481C5">
            <text:p>R481C5</text:p>
          </table:table-cell>
          <table:table-cell office:value-type="float" office:value="48106">
            <text:p>48106</text:p>
          </table:table-cell>
          <table:table-cell office:value-type="string" office:string-value="R481C7">
            <text:p>R481C7</text:p>
          </table:table-cell>
          <table:table-cell office:value-type="float" office:value="48108">
            <text:p>48108</text:p>
          </table:table-cell>
          <table:table-cell office:value-type="string" office:string-value="R481C9">
            <text:p>R481C9</text:p>
          </table:table-cell>
          <table:table-cell office:value-type="float" office:value="48110">
            <text:p>48110</text:p>
          </table:table-cell>
          <table:table-cell office:value-type="string" office:string-value="R481C11">
            <text:p>R481C11</text:p>
          </table:table-cell>
          <table:table-cell office:value-type="float" office:value="48112">
            <text:p>48112</text:p>
          </table:table-cell>
          <table:table-cell office:value-type="string" office:string-value="R481C13">
            <text:p>R481C13</text:p>
          </table:table-cell>
          <table:table-cell office:value-type="float" office:value="48114">
            <text:p>48114</text:p>
          </table:table-cell>
          <table:table-cell office:value-type="string" office:string-value="R481C15">
            <text:p>R481C15</text:p>
          </table:table-cell>
          <table:table-cell office:value-type="float" office:value="48116">
            <text:p>48116</text:p>
          </table:table-cell>
          <table:table-cell office:value-type="string" office:string-value="R481C17">
            <text:p>R481C17</text:p>
          </table:table-cell>
          <table:table-cell office:value-type="float" office:value="48118">
            <text:p>48118</text:p>
          </table:table-cell>
          <table:table-cell office:value-type="string" office:string-value="R481C19">
            <text:p>R481C19</text:p>
          </table:table-cell>
          <table:table-cell office:value-type="float" office:value="48120">
            <text:p>48120</text:p>
          </table:table-cell>
          <table:table-cell office:value-type="string" office:string-value="R481C21">
            <text:p>R481C21</text:p>
          </table:table-cell>
          <table:table-cell office:value-type="float" office:value="48122">
            <text:p>48122</text:p>
          </table:table-cell>
          <table:table-cell office:value-type="string" office:string-value="R481C23">
            <text:p>R481C23</text:p>
          </table:table-cell>
          <table:table-cell office:value-type="float" office:value="48124">
            <text:p>48124</text:p>
          </table:table-cell>
          <table:table-cell office:value-type="string" office:string-value="R481C25">
            <text:p>R481C25</text:p>
          </table:table-cell>
          <table:table-cell office:value-type="float" office:value="48126">
            <text:p>48126</text:p>
          </table:table-cell>
        </table:table-row>
        <table:table-row>
          <table:table-cell office:value-type="string" office:string-value="R482C1">
            <text:p>R482C1</text:p>
          </table:table-cell>
          <table:table-cell office:value-type="float" office:value="48202">
            <text:p>48202</text:p>
          </table:table-cell>
          <table:table-cell office:value-type="string" office:string-value="R482C3">
            <text:p>R482C3</text:p>
          </table:table-cell>
          <table:table-cell office:value-type="float" office:value="48204">
            <text:p>48204</text:p>
          </table:table-cell>
          <table:table-cell office:value-type="string" office:string-value="R482C5">
            <text:p>R482C5</text:p>
          </table:table-cell>
          <table:table-cell office:value-type="float" office:value="48206">
            <text:p>48206</text:p>
          </table:table-cell>
          <table:table-cell office:value-type="string" office:string-value="R482C7">
            <text:p>R482C7</text:p>
          </table:table-cell>
          <table:table-cell office:value-type="float" office:value="48208">
            <text:p>48208</text:p>
          </table:table-cell>
          <table:table-cell office:value-type="string" office:string-value="R482C9">
            <text:p>R482C9</text:p>
          </table:table-cell>
          <table:table-cell office:value-type="float" office:value="48210">
            <text:p>48210</text:p>
          </table:table-cell>
          <table:table-cell office:value-type="string" office:string-value="R482C11">
            <text:p>R482C11</text:p>
          </table:table-cell>
          <table:table-cell office:value-type="float" office:value="48212">
            <text:p>48212</text:p>
          </table:table-cell>
          <table:table-cell office:value-type="string" office:string-value="R482C13">
            <text:p>R482C13</text:p>
          </table:table-cell>
          <table:table-cell office:value-type="float" office:value="48214">
            <text:p>48214</text:p>
          </table:table-cell>
          <table:table-cell office:value-type="string" office:string-value="R482C15">
            <text:p>R482C15</text:p>
          </table:table-cell>
          <table:table-cell office:value-type="float" office:value="48216">
            <text:p>48216</text:p>
          </table:table-cell>
          <table:table-cell office:value-type="string" office:string-value="R482C17">
            <text:p>R482C17</text:p>
          </table:table-cell>
          <table:table-cell office:value-type="float" office:value="48218">
            <text:p>48218</text:p>
          </table:table-cell>
          <table:table-cell office:value-type="string" office:string-value="R482C19">
            <text:p>R482C19</text:p>
          </table:table-cell>
          <table:table-cell office:value-type="float" office:value="48220">
            <text:p>48220</text:p>
          </table:table-cell>
          <table:table-cell office:value-type="string" office:string-value="R482C21">
            <text:p>R482C21</text:p>
          </table:table-cell>
          <table:table-cell office:value-type="float" office:value="48222">
            <text:p>48222</text:p>
          </table:table-cell>
          <table:table-cell office:value-type="string" office:string-value="R482C23">
            <text:p>R482C23</text:p>
          </table:table-cell>
          <table:table-cell office:value-type="float" office:value="48224">
            <text:p>48224</text:p>
          </table:table-cell>
          <table:table-cell office:value-type="string" office:string-value="R482C25">
            <text:p>R482C25</text:p>
          </table:table-cell>
          <table:table-cell office:value-type="float" office:value="48226">
            <text:p>48226</text:p>
          </table:table-cell>
        </table:table-row>
        <table:table-row>
          <table:table-cell office:value-type="string" office:string-value="R483C1">
            <text:p>R483C1</text:p>
          </table:table-cell>
          <table:table-cell office:value-type="float" office:value="48302">
            <text:p>48302</text:p>
          </table:table-cell>
          <table:table-cell office:value-type="string" office:string-value="R483C3">
            <text:p>R483C3</text:p>
          </table:table-cell>
          <table:table-cell office:value-type="float" office:value="48304">
            <text:p>48304</text:p>
          </table:table-cell>
          <table:table-cell office:value-type="string" office:string-value="R483C5">
            <text:p>R483C5</text:p>
          </table:table-cell>
          <table:table-cell office:value-type="float" office:value="48306">
            <text:p>48306</text:p>
          </table:table-cell>
          <table:table-cell office:value-type="string" office:string-value="R483C7">
            <text:p>R483C7</text:p>
          </table:table-cell>
          <table:table-cell office:value-type="float" office:value="48308">
            <text:p>48308</text:p>
          </table:table-cell>
          <table:table-cell office:value-type="string" office:string-value="R483C9">
            <text:p>R483C9</text:p>
          </table:table-cell>
          <table:table-cell office:value-type="float" office:value="48310">
            <text:p>48310</text:p>
          </table:table-cell>
          <table:table-cell office:value-type="string" office:string-value="R483C11">
            <text:p>R483C11</text:p>
          </table:table-cell>
          <table:table-cell office:value-type="float" office:value="48312">
            <text:p>48312</text:p>
          </table:table-cell>
          <table:table-cell office:value-type="string" office:string-value="R483C13">
            <text:p>R483C13</text:p>
          </table:table-cell>
          <table:table-cell office:value-type="float" office:value="48314">
            <text:p>48314</text:p>
          </table:table-cell>
          <table:table-cell office:value-type="string" office:string-value="R483C15">
            <text:p>R483C15</text:p>
          </table:table-cell>
          <table:table-cell office:value-type="float" office:value="48316">
            <text:p>48316</text:p>
          </table:table-cell>
          <table:table-cell office:value-type="string" office:string-value="R483C17">
            <text:p>R483C17</text:p>
          </table:table-cell>
          <table:table-cell office:value-type="float" office:value="48318">
            <text:p>48318</text:p>
          </table:table-cell>
          <table:table-cell office:value-type="string" office:string-value="R483C19">
            <text:p>R483C19</text:p>
          </table:table-cell>
          <table:table-cell office:value-type="float" office:value="48320">
            <text:p>48320</text:p>
          </table:table-cell>
          <table:table-cell office:value-type="string" office:string-value="R483C21">
            <text:p>R483C21</text:p>
          </table:table-cell>
          <table:table-cell office:value-type="float" office:value="48322">
            <text:p>48322</text:p>
          </table:table-cell>
          <table:table-cell office:value-type="string" office:string-value="R483C23">
            <text:p>R483C23</text:p>
          </table:table-cell>
          <table:table-cell office:value-type="float" office:value="48324">
            <text:p>48324</text:p>
          </table:table-cell>
          <table:table-cell office:value-type="string" office:string-value="R483C25">
            <text:p>R483C25</text:p>
          </table:table-cell>
          <table:table-cell office:value-type="float" office:value="48326">
            <text:p>48326</text:p>
          </table:table-cell>
        </table:table-row>
        <table:table-row>
          <table:table-cell office:value-type="string" office:string-value="R484C1">
            <text:p>R484C1</text:p>
          </table:table-cell>
          <table:table-cell office:value-type="float" office:value="48402">
            <text:p>48402</text:p>
          </table:table-cell>
          <table:table-cell office:value-type="string" office:string-value="R484C3">
            <text:p>R484C3</text:p>
          </table:table-cell>
          <table:table-cell office:value-type="float" office:value="48404">
            <text:p>48404</text:p>
          </table:table-cell>
          <table:table-cell office:value-type="string" office:string-value="R484C5">
            <text:p>R484C5</text:p>
          </table:table-cell>
          <table:table-cell office:value-type="float" office:value="48406">
            <text:p>48406</text:p>
          </table:table-cell>
          <table:table-cell office:value-type="string" office:string-value="R484C7">
            <text:p>R484C7</text:p>
          </table:table-cell>
          <table:table-cell office:value-type="float" office:value="48408">
            <text:p>48408</text:p>
          </table:table-cell>
          <table:table-cell office:value-type="string" office:string-value="R484C9">
            <text:p>R484C9</text:p>
          </table:table-cell>
          <table:table-cell office:value-type="float" office:value="48410">
            <text:p>48410</text:p>
          </table:table-cell>
          <table:table-cell office:value-type="string" office:string-value="R484C11">
            <text:p>R484C11</text:p>
          </table:table-cell>
          <table:table-cell office:value-type="float" office:value="48412">
            <text:p>48412</text:p>
          </table:table-cell>
          <table:table-cell office:value-type="string" office:string-value="R484C13">
            <text:p>R484C13</text:p>
          </table:table-cell>
          <table:table-cell office:value-type="float" office:value="48414">
            <text:p>48414</text:p>
          </table:table-cell>
          <table:table-cell office:value-type="string" office:string-value="R484C15">
            <text:p>R484C15</text:p>
          </table:table-cell>
          <table:table-cell office:value-type="float" office:value="48416">
            <text:p>48416</text:p>
          </table:table-cell>
          <table:table-cell office:value-type="string" office:string-value="R484C17">
            <text:p>R484C17</text:p>
          </table:table-cell>
          <table:table-cell office:value-type="float" office:value="48418">
            <text:p>48418</text:p>
          </table:table-cell>
          <table:table-cell office:value-type="string" office:string-value="R484C19">
            <text:p>R484C19</text:p>
          </table:table-cell>
          <table:table-cell office:value-type="float" office:value="48420">
            <text:p>48420</text:p>
          </table:table-cell>
          <table:table-cell office:value-type="string" office:string-value="R484C21">
            <text:p>R484C21</text:p>
          </table:table-cell>
          <table:table-cell office:value-type="float" office:value="48422">
            <text:p>48422</text:p>
          </table:table-cell>
          <table:table-cell office:value-type="string" office:string-value="R484C23">
            <text:p>R484C23</text:p>
          </table:table-cell>
          <table:table-cell office:value-type="float" office:value="48424">
            <text:p>48424</text:p>
          </table:table-cell>
          <table:table-cell office:value-type="string" office:string-value="R484C25">
            <text:p>R484C25</text:p>
          </table:table-cell>
          <table:table-cell office:value-type="float" office:value="48426">
            <text:p>48426</text:p>
          </table:table-cell>
        </table:table-row>
        <table:table-row>
          <table:table-cell office:value-type="string" office:string-value="R485C1">
            <text:p>R485C1</text:p>
          </table:table-cell>
          <table:table-cell office:value-type="float" office:value="48502">
            <text:p>48502</text:p>
          </table:table-cell>
          <table:table-cell office:value-type="string" office:string-value="R485C3">
            <text:p>R485C3</text:p>
          </table:table-cell>
          <table:table-cell office:value-type="float" office:value="48504">
            <text:p>48504</text:p>
          </table:table-cell>
          <table:table-cell office:value-type="string" office:string-value="R485C5">
            <text:p>R485C5</text:p>
          </table:table-cell>
          <table:table-cell office:value-type="float" office:value="48506">
            <text:p>48506</text:p>
          </table:table-cell>
          <table:table-cell office:value-type="string" office:string-value="R485C7">
            <text:p>R485C7</text:p>
          </table:table-cell>
          <table:table-cell office:value-type="float" office:value="48508">
            <text:p>48508</text:p>
          </table:table-cell>
          <table:table-cell office:value-type="string" office:string-value="R485C9">
            <text:p>R485C9</text:p>
          </table:table-cell>
          <table:table-cell office:value-type="float" office:value="48510">
            <text:p>48510</text:p>
          </table:table-cell>
          <table:table-cell office:value-type="string" office:string-value="R485C11">
            <text:p>R485C11</text:p>
          </table:table-cell>
          <table:table-cell office:value-type="float" office:value="48512">
            <text:p>48512</text:p>
          </table:table-cell>
          <table:table-cell office:value-type="string" office:string-value="R485C13">
            <text:p>R485C13</text:p>
          </table:table-cell>
          <table:table-cell office:value-type="float" office:value="48514">
            <text:p>48514</text:p>
          </table:table-cell>
          <table:table-cell office:value-type="string" office:string-value="R485C15">
            <text:p>R485C15</text:p>
          </table:table-cell>
          <table:table-cell office:value-type="float" office:value="48516">
            <text:p>48516</text:p>
          </table:table-cell>
          <table:table-cell office:value-type="string" office:string-value="R485C17">
            <text:p>R485C17</text:p>
          </table:table-cell>
          <table:table-cell office:value-type="float" office:value="48518">
            <text:p>48518</text:p>
          </table:table-cell>
          <table:table-cell office:value-type="string" office:string-value="R485C19">
            <text:p>R485C19</text:p>
          </table:table-cell>
          <table:table-cell office:value-type="float" office:value="48520">
            <text:p>48520</text:p>
          </table:table-cell>
          <table:table-cell office:value-type="string" office:string-value="R485C21">
            <text:p>R485C21</text:p>
          </table:table-cell>
          <table:table-cell office:value-type="float" office:value="48522">
            <text:p>48522</text:p>
          </table:table-cell>
          <table:table-cell office:value-type="string" office:string-value="R485C23">
            <text:p>R485C23</text:p>
          </table:table-cell>
          <table:table-cell office:value-type="float" office:value="48524">
            <text:p>48524</text:p>
          </table:table-cell>
          <table:table-cell office:value-type="string" office:string-value="R485C25">
            <text:p>R485C25</text:p>
          </table:table-cell>
          <table:table-cell office:value-type="float" office:value="48526">
            <text:p>48526</text:p>
          </table:table-cell>
        </table:table-row>
        <table:table-row>
          <table:table-cell office:value-type="string" office:string-value="R486C1">
            <text:p>R486C1</text:p>
          </table:table-cell>
          <table:table-cell office:value-type="float" office:value="48602">
            <text:p>48602</text:p>
          </table:table-cell>
          <table:table-cell office:value-type="string" office:string-value="R486C3">
            <text:p>R486C3</text:p>
          </table:table-cell>
          <table:table-cell office:value-type="float" office:value="48604">
            <text:p>48604</text:p>
          </table:table-cell>
          <table:table-cell office:value-type="string" office:string-value="R486C5">
            <text:p>R486C5</text:p>
          </table:table-cell>
          <table:table-cell office:value-type="float" office:value="48606">
            <text:p>48606</text:p>
          </table:table-cell>
          <table:table-cell office:value-type="string" office:string-value="R486C7">
            <text:p>R486C7</text:p>
          </table:table-cell>
          <table:table-cell office:value-type="float" office:value="48608">
            <text:p>48608</text:p>
          </table:table-cell>
          <table:table-cell office:value-type="string" office:string-value="R486C9">
            <text:p>R486C9</text:p>
          </table:table-cell>
          <table:table-cell office:value-type="float" office:value="48610">
            <text:p>48610</text:p>
          </table:table-cell>
          <table:table-cell office:value-type="string" office:string-value="R486C11">
            <text:p>R486C11</text:p>
          </table:table-cell>
          <table:table-cell office:value-type="float" office:value="48612">
            <text:p>48612</text:p>
          </table:table-cell>
          <table:table-cell office:value-type="string" office:string-value="R486C13">
            <text:p>R486C13</text:p>
          </table:table-cell>
          <table:table-cell office:value-type="float" office:value="48614">
            <text:p>48614</text:p>
          </table:table-cell>
          <table:table-cell office:value-type="string" office:string-value="R486C15">
            <text:p>R486C15</text:p>
          </table:table-cell>
          <table:table-cell office:value-type="float" office:value="48616">
            <text:p>48616</text:p>
          </table:table-cell>
          <table:table-cell office:value-type="string" office:string-value="R486C17">
            <text:p>R486C17</text:p>
          </table:table-cell>
          <table:table-cell office:value-type="float" office:value="48618">
            <text:p>48618</text:p>
          </table:table-cell>
          <table:table-cell office:value-type="string" office:string-value="R486C19">
            <text:p>R486C19</text:p>
          </table:table-cell>
          <table:table-cell office:value-type="float" office:value="48620">
            <text:p>48620</text:p>
          </table:table-cell>
          <table:table-cell office:value-type="string" office:string-value="R486C21">
            <text:p>R486C21</text:p>
          </table:table-cell>
          <table:table-cell office:value-type="float" office:value="48622">
            <text:p>48622</text:p>
          </table:table-cell>
          <table:table-cell office:value-type="string" office:string-value="R486C23">
            <text:p>R486C23</text:p>
          </table:table-cell>
          <table:table-cell office:value-type="float" office:value="48624">
            <text:p>48624</text:p>
          </table:table-cell>
          <table:table-cell office:value-type="string" office:string-value="R486C25">
            <text:p>R486C25</text:p>
          </table:table-cell>
          <table:table-cell office:value-type="float" office:value="48626">
            <text:p>48626</text:p>
          </table:table-cell>
        </table:table-row>
        <table:table-row>
          <table:table-cell office:value-type="string" office:string-value="R487C1">
            <text:p>R487C1</text:p>
          </table:table-cell>
          <table:table-cell office:value-type="float" office:value="48702">
            <text:p>48702</text:p>
          </table:table-cell>
          <table:table-cell office:value-type="string" office:string-value="R487C3">
            <text:p>R487C3</text:p>
          </table:table-cell>
          <table:table-cell office:value-type="float" office:value="48704">
            <text:p>48704</text:p>
          </table:table-cell>
          <table:table-cell office:value-type="string" office:string-value="R487C5">
            <text:p>R487C5</text:p>
          </table:table-cell>
          <table:table-cell office:value-type="float" office:value="48706">
            <text:p>48706</text:p>
          </table:table-cell>
          <table:table-cell office:value-type="string" office:string-value="R487C7">
            <text:p>R487C7</text:p>
          </table:table-cell>
          <table:table-cell office:value-type="float" office:value="48708">
            <text:p>48708</text:p>
          </table:table-cell>
          <table:table-cell office:value-type="string" office:string-value="R487C9">
            <text:p>R487C9</text:p>
          </table:table-cell>
          <table:table-cell office:value-type="float" office:value="48710">
            <text:p>48710</text:p>
          </table:table-cell>
          <table:table-cell office:value-type="string" office:string-value="R487C11">
            <text:p>R487C11</text:p>
          </table:table-cell>
          <table:table-cell office:value-type="float" office:value="48712">
            <text:p>48712</text:p>
          </table:table-cell>
          <table:table-cell office:value-type="string" office:string-value="R487C13">
            <text:p>R487C13</text:p>
          </table:table-cell>
          <table:table-cell office:value-type="float" office:value="48714">
            <text:p>48714</text:p>
          </table:table-cell>
          <table:table-cell office:value-type="string" office:string-value="R487C15">
            <text:p>R487C15</text:p>
          </table:table-cell>
          <table:table-cell office:value-type="float" office:value="48716">
            <text:p>48716</text:p>
          </table:table-cell>
          <table:table-cell office:value-type="string" office:string-value="R487C17">
            <text:p>R487C17</text:p>
          </table:table-cell>
          <table:table-cell office:value-type="float" office:value="48718">
            <text:p>48718</text:p>
          </table:table-cell>
          <table:table-cell office:value-type="string" office:string-value="R487C19">
            <text:p>R487C19</text:p>
          </table:table-cell>
          <table:table-cell office:value-type="float" office:value="48720">
            <text:p>48720</text:p>
          </table:table-cell>
          <table:table-cell office:value-type="string" office:string-value="R487C21">
            <text:p>R487C21</text:p>
          </table:table-cell>
          <table:table-cell office:value-type="float" office:value="48722">
            <text:p>48722</text:p>
          </table:table-cell>
          <table:table-cell office:value-type="string" office:string-value="R487C23">
            <text:p>R487C23</text:p>
          </table:table-cell>
          <table:table-cell office:value-type="float" office:value="48724">
            <text:p>48724</text:p>
          </table:table-cell>
          <table:table-cell office:value-type="string" office:string-value="R487C25">
            <text:p>R487C25</text:p>
          </table:table-cell>
          <table:table-cell office:value-type="float" office:value="48726">
            <text:p>48726</text:p>
          </table:table-cell>
        </table:table-row>
        <table:table-row>
          <table:table-cell office:value-type="string" office:string-value="R488C1">
            <text:p>R488C1</text:p>
          </table:table-cell>
          <table:table-cell office:value-type="float" office:value="48802">
            <text:p>48802</text:p>
          </table:table-cell>
          <table:table-cell office:value-type="string" office:string-value="R488C3">
            <text:p>R488C3</text:p>
          </table:table-cell>
          <table:table-cell office:value-type="float" office:value="48804">
            <text:p>48804</text:p>
          </table:table-cell>
          <table:table-cell office:value-type="string" office:string-value="R488C5">
            <text:p>R488C5</text:p>
          </table:table-cell>
          <table:table-cell office:value-type="float" office:value="48806">
            <text:p>48806</text:p>
          </table:table-cell>
          <table:table-cell office:value-type="string" office:string-value="R488C7">
            <text:p>R488C7</text:p>
          </table:table-cell>
          <table:table-cell office:value-type="float" office:value="48808">
            <text:p>48808</text:p>
          </table:table-cell>
          <table:table-cell office:value-type="string" office:string-value="R488C9">
            <text:p>R488C9</text:p>
          </table:table-cell>
          <table:table-cell office:value-type="float" office:value="48810">
            <text:p>48810</text:p>
          </table:table-cell>
          <table:table-cell office:value-type="string" office:string-value="R488C11">
            <text:p>R488C11</text:p>
          </table:table-cell>
          <table:table-cell office:value-type="float" office:value="48812">
            <text:p>48812</text:p>
          </table:table-cell>
          <table:table-cell office:value-type="string" office:string-value="R488C13">
            <text:p>R488C13</text:p>
          </table:table-cell>
          <table:table-cell office:value-type="float" office:value="48814">
            <text:p>48814</text:p>
          </table:table-cell>
          <table:table-cell office:value-type="string" office:string-value="R488C15">
            <text:p>R488C15</text:p>
          </table:table-cell>
          <table:table-cell office:value-type="float" office:value="48816">
            <text:p>48816</text:p>
          </table:table-cell>
          <table:table-cell office:value-type="string" office:string-value="R488C17">
            <text:p>R488C17</text:p>
          </table:table-cell>
          <table:table-cell office:value-type="float" office:value="48818">
            <text:p>48818</text:p>
          </table:table-cell>
          <table:table-cell office:value-type="string" office:string-value="R488C19">
            <text:p>R488C19</text:p>
          </table:table-cell>
          <table:table-cell office:value-type="float" office:value="48820">
            <text:p>48820</text:p>
          </table:table-cell>
          <table:table-cell office:value-type="string" office:string-value="R488C21">
            <text:p>R488C21</text:p>
          </table:table-cell>
          <table:table-cell office:value-type="float" office:value="48822">
            <text:p>48822</text:p>
          </table:table-cell>
          <table:table-cell office:value-type="string" office:string-value="R488C23">
            <text:p>R488C23</text:p>
          </table:table-cell>
          <table:table-cell office:value-type="float" office:value="48824">
            <text:p>48824</text:p>
          </table:table-cell>
          <table:table-cell office:value-type="string" office:string-value="R488C25">
            <text:p>R488C25</text:p>
          </table:table-cell>
          <table:table-cell office:value-type="float" office:value="48826">
            <text:p>48826</text:p>
          </table:table-cell>
        </table:table-row>
        <table:table-row>
          <table:table-cell office:value-type="string" office:string-value="R489C1">
            <text:p>R489C1</text:p>
          </table:table-cell>
          <table:table-cell office:value-type="float" office:value="48902">
            <text:p>48902</text:p>
          </table:table-cell>
          <table:table-cell office:value-type="string" office:string-value="R489C3">
            <text:p>R489C3</text:p>
          </table:table-cell>
          <table:table-cell office:value-type="float" office:value="48904">
            <text:p>48904</text:p>
          </table:table-cell>
          <table:table-cell office:value-type="string" office:string-value="R489C5">
            <text:p>R489C5</text:p>
          </table:table-cell>
          <table:table-cell office:value-type="float" office:value="48906">
            <text:p>48906</text:p>
          </table:table-cell>
          <table:table-cell office:value-type="string" office:string-value="R489C7">
            <text:p>R489C7</text:p>
          </table:table-cell>
          <table:table-cell office:value-type="float" office:value="48908">
            <text:p>48908</text:p>
          </table:table-cell>
          <table:table-cell office:value-type="string" office:string-value="R489C9">
            <text:p>R489C9</text:p>
          </table:table-cell>
          <table:table-cell office:value-type="float" office:value="48910">
            <text:p>48910</text:p>
          </table:table-cell>
          <table:table-cell office:value-type="string" office:string-value="R489C11">
            <text:p>R489C11</text:p>
          </table:table-cell>
          <table:table-cell office:value-type="float" office:value="48912">
            <text:p>48912</text:p>
          </table:table-cell>
          <table:table-cell office:value-type="string" office:string-value="R489C13">
            <text:p>R489C13</text:p>
          </table:table-cell>
          <table:table-cell office:value-type="float" office:value="48914">
            <text:p>48914</text:p>
          </table:table-cell>
          <table:table-cell office:value-type="string" office:string-value="R489C15">
            <text:p>R489C15</text:p>
          </table:table-cell>
          <table:table-cell office:value-type="float" office:value="48916">
            <text:p>48916</text:p>
          </table:table-cell>
          <table:table-cell office:value-type="string" office:string-value="R489C17">
            <text:p>R489C17</text:p>
          </table:table-cell>
          <table:table-cell office:value-type="float" office:value="48918">
            <text:p>48918</text:p>
          </table:table-cell>
          <table:table-cell office:value-type="string" office:string-value="R489C19">
            <text:p>R489C19</text:p>
          </table:table-cell>
          <table:table-cell office:value-type="float" office:value="48920">
            <text:p>48920</text:p>
          </table:table-cell>
          <table:table-cell office:value-type="string" office:string-value="R489C21">
            <text:p>R489C21</text:p>
          </table:table-cell>
          <table:table-cell office:value-type="float" office:value="48922">
            <text:p>48922</text:p>
          </table:table-cell>
          <table:table-cell office:value-type="string" office:string-value="R489C23">
            <text:p>R489C23</text:p>
          </table:table-cell>
          <table:table-cell office:value-type="float" office:value="48924">
            <text:p>48924</text:p>
          </table:table-cell>
          <table:table-cell office:value-type="string" office:string-value="R489C25">
            <text:p>R489C25</text:p>
          </table:table-cell>
          <table:table-cell office:value-type="float" office:value="48926">
            <text:p>48926</text:p>
          </table:table-cell>
        </table:table-row>
        <table:table-row>
          <table:table-cell office:value-type="string" office:string-value="R490C1">
            <text:p>R490C1</text:p>
          </table:table-cell>
          <table:table-cell office:value-type="float" office:value="49002">
            <text:p>49002</text:p>
          </table:table-cell>
          <table:table-cell office:value-type="string" office:string-value="R490C3">
            <text:p>R490C3</text:p>
          </table:table-cell>
          <table:table-cell office:value-type="float" office:value="49004">
            <text:p>49004</text:p>
          </table:table-cell>
          <table:table-cell office:value-type="string" office:string-value="R490C5">
            <text:p>R490C5</text:p>
          </table:table-cell>
          <table:table-cell office:value-type="float" office:value="49006">
            <text:p>49006</text:p>
          </table:table-cell>
          <table:table-cell office:value-type="string" office:string-value="R490C7">
            <text:p>R490C7</text:p>
          </table:table-cell>
          <table:table-cell office:value-type="float" office:value="49008">
            <text:p>49008</text:p>
          </table:table-cell>
          <table:table-cell office:value-type="string" office:string-value="R490C9">
            <text:p>R490C9</text:p>
          </table:table-cell>
          <table:table-cell office:value-type="float" office:value="49010">
            <text:p>49010</text:p>
          </table:table-cell>
          <table:table-cell office:value-type="string" office:string-value="R490C11">
            <text:p>R490C11</text:p>
          </table:table-cell>
          <table:table-cell office:value-type="float" office:value="49012">
            <text:p>49012</text:p>
          </table:table-cell>
          <table:table-cell office:value-type="string" office:string-value="R490C13">
            <text:p>R490C13</text:p>
          </table:table-cell>
          <table:table-cell office:value-type="float" office:value="49014">
            <text:p>49014</text:p>
          </table:table-cell>
          <table:table-cell office:value-type="string" office:string-value="R490C15">
            <text:p>R490C15</text:p>
          </table:table-cell>
          <table:table-cell office:value-type="float" office:value="49016">
            <text:p>49016</text:p>
          </table:table-cell>
          <table:table-cell office:value-type="string" office:string-value="R490C17">
            <text:p>R490C17</text:p>
          </table:table-cell>
          <table:table-cell office:value-type="float" office:value="49018">
            <text:p>49018</text:p>
          </table:table-cell>
          <table:table-cell office:value-type="string" office:string-value="R490C19">
            <text:p>R490C19</text:p>
          </table:table-cell>
          <table:table-cell office:value-type="float" office:value="49020">
            <text:p>49020</text:p>
          </table:table-cell>
          <table:table-cell office:value-type="string" office:string-value="R490C21">
            <text:p>R490C21</text:p>
          </table:table-cell>
          <table:table-cell office:value-type="float" office:value="49022">
            <text:p>49022</text:p>
          </table:table-cell>
          <table:table-cell office:value-type="string" office:string-value="R490C23">
            <text:p>R490C23</text:p>
          </table:table-cell>
          <table:table-cell office:value-type="float" office:value="49024">
            <text:p>49024</text:p>
          </table:table-cell>
          <table:table-cell office:value-type="string" office:string-value="R490C25">
            <text:p>R490C25</text:p>
          </table:table-cell>
          <table:table-cell office:value-type="float" office:value="49026">
            <text:p>49026</text:p>
          </table:table-cell>
        </table:table-row>
        <table:table-row>
          <table:table-cell office:value-type="string" office:string-value="R491C1">
            <text:p>R491C1</text:p>
          </table:table-cell>
          <table:table-cell office:value-type="float" office:value="49102">
            <text:p>49102</text:p>
          </table:table-cell>
          <table:table-cell office:value-type="string" office:string-value="R491C3">
            <text:p>R491C3</text:p>
          </table:table-cell>
          <table:table-cell office:value-type="float" office:value="49104">
            <text:p>49104</text:p>
          </table:table-cell>
          <table:table-cell office:value-type="string" office:string-value="R491C5">
            <text:p>R491C5</text:p>
          </table:table-cell>
          <table:table-cell office:value-type="float" office:value="49106">
            <text:p>49106</text:p>
          </table:table-cell>
          <table:table-cell office:value-type="string" office:string-value="R491C7">
            <text:p>R491C7</text:p>
          </table:table-cell>
          <table:table-cell office:value-type="float" office:value="49108">
            <text:p>49108</text:p>
          </table:table-cell>
          <table:table-cell office:value-type="string" office:string-value="R491C9">
            <text:p>R491C9</text:p>
          </table:table-cell>
          <table:table-cell office:value-type="float" office:value="49110">
            <text:p>49110</text:p>
          </table:table-cell>
          <table:table-cell office:value-type="string" office:string-value="R491C11">
            <text:p>R491C11</text:p>
          </table:table-cell>
          <table:table-cell office:value-type="float" office:value="49112">
            <text:p>49112</text:p>
          </table:table-cell>
          <table:table-cell office:value-type="string" office:string-value="R491C13">
            <text:p>R491C13</text:p>
          </table:table-cell>
          <table:table-cell office:value-type="float" office:value="49114">
            <text:p>49114</text:p>
          </table:table-cell>
          <table:table-cell office:value-type="string" office:string-value="R491C15">
            <text:p>R491C15</text:p>
          </table:table-cell>
          <table:table-cell office:value-type="float" office:value="49116">
            <text:p>49116</text:p>
          </table:table-cell>
          <table:table-cell office:value-type="string" office:string-value="R491C17">
            <text:p>R491C17</text:p>
          </table:table-cell>
          <table:table-cell office:value-type="float" office:value="49118">
            <text:p>49118</text:p>
          </table:table-cell>
          <table:table-cell office:value-type="string" office:string-value="R491C19">
            <text:p>R491C19</text:p>
          </table:table-cell>
          <table:table-cell office:value-type="float" office:value="49120">
            <text:p>49120</text:p>
          </table:table-cell>
          <table:table-cell office:value-type="string" office:string-value="R491C21">
            <text:p>R491C21</text:p>
          </table:table-cell>
          <table:table-cell office:value-type="float" office:value="49122">
            <text:p>49122</text:p>
          </table:table-cell>
          <table:table-cell office:value-type="string" office:string-value="R491C23">
            <text:p>R491C23</text:p>
          </table:table-cell>
          <table:table-cell office:value-type="float" office:value="49124">
            <text:p>49124</text:p>
          </table:table-cell>
          <table:table-cell office:value-type="string" office:string-value="R491C25">
            <text:p>R491C25</text:p>
          </table:table-cell>
          <table:table-cell office:value-type="float" office:value="49126">
            <text:p>49126</text:p>
          </table:table-cell>
        </table:table-row>
        <table:table-row>
          <table:table-cell office:value-type="string" office:string-value="R492C1">
            <text:p>R492C1</text:p>
          </table:table-cell>
          <table:table-cell office:value-type="float" office:value="49202">
            <text:p>49202</text:p>
          </table:table-cell>
          <table:table-cell office:value-type="string" office:string-value="R492C3">
            <text:p>R492C3</text:p>
          </table:table-cell>
          <table:table-cell office:value-type="float" office:value="49204">
            <text:p>49204</text:p>
          </table:table-cell>
          <table:table-cell office:value-type="string" office:string-value="R492C5">
            <text:p>R492C5</text:p>
          </table:table-cell>
          <table:table-cell office:value-type="float" office:value="49206">
            <text:p>49206</text:p>
          </table:table-cell>
          <table:table-cell office:value-type="string" office:string-value="R492C7">
            <text:p>R492C7</text:p>
          </table:table-cell>
          <table:table-cell office:value-type="float" office:value="49208">
            <text:p>49208</text:p>
          </table:table-cell>
          <table:table-cell office:value-type="string" office:string-value="R492C9">
            <text:p>R492C9</text:p>
          </table:table-cell>
          <table:table-cell office:value-type="float" office:value="49210">
            <text:p>49210</text:p>
          </table:table-cell>
          <table:table-cell office:value-type="string" office:string-value="R492C11">
            <text:p>R492C11</text:p>
          </table:table-cell>
          <table:table-cell office:value-type="float" office:value="49212">
            <text:p>49212</text:p>
          </table:table-cell>
          <table:table-cell office:value-type="string" office:string-value="R492C13">
            <text:p>R492C13</text:p>
          </table:table-cell>
          <table:table-cell office:value-type="float" office:value="49214">
            <text:p>49214</text:p>
          </table:table-cell>
          <table:table-cell office:value-type="string" office:string-value="R492C15">
            <text:p>R492C15</text:p>
          </table:table-cell>
          <table:table-cell office:value-type="float" office:value="49216">
            <text:p>49216</text:p>
          </table:table-cell>
          <table:table-cell office:value-type="string" office:string-value="R492C17">
            <text:p>R492C17</text:p>
          </table:table-cell>
          <table:table-cell office:value-type="float" office:value="49218">
            <text:p>49218</text:p>
          </table:table-cell>
          <table:table-cell office:value-type="string" office:string-value="R492C19">
            <text:p>R492C19</text:p>
          </table:table-cell>
          <table:table-cell office:value-type="float" office:value="49220">
            <text:p>49220</text:p>
          </table:table-cell>
          <table:table-cell office:value-type="string" office:string-value="R492C21">
            <text:p>R492C21</text:p>
          </table:table-cell>
          <table:table-cell office:value-type="float" office:value="49222">
            <text:p>49222</text:p>
          </table:table-cell>
          <table:table-cell office:value-type="string" office:string-value="R492C23">
            <text:p>R492C23</text:p>
          </table:table-cell>
          <table:table-cell office:value-type="float" office:value="49224">
            <text:p>49224</text:p>
          </table:table-cell>
          <table:table-cell office:value-type="string" office:string-value="R492C25">
            <text:p>R492C25</text:p>
          </table:table-cell>
          <table:table-cell office:value-type="float" office:value="49226">
            <text:p>49226</text:p>
          </table:table-cell>
        </table:table-row>
        <table:table-row>
          <table:table-cell office:value-type="string" office:string-value="R493C1">
            <text:p>R493C1</text:p>
          </table:table-cell>
          <table:table-cell office:value-type="float" office:value="49302">
            <text:p>49302</text:p>
          </table:table-cell>
          <table:table-cell office:value-type="string" office:string-value="R493C3">
            <text:p>R493C3</text:p>
          </table:table-cell>
          <table:table-cell office:value-type="float" office:value="49304">
            <text:p>49304</text:p>
          </table:table-cell>
          <table:table-cell office:value-type="string" office:string-value="R493C5">
            <text:p>R493C5</text:p>
          </table:table-cell>
          <table:table-cell office:value-type="float" office:value="49306">
            <text:p>49306</text:p>
          </table:table-cell>
          <table:table-cell office:value-type="string" office:string-value="R493C7">
            <text:p>R493C7</text:p>
          </table:table-cell>
          <table:table-cell office:value-type="float" office:value="49308">
            <text:p>49308</text:p>
          </table:table-cell>
          <table:table-cell office:value-type="string" office:string-value="R493C9">
            <text:p>R493C9</text:p>
          </table:table-cell>
          <table:table-cell office:value-type="float" office:value="49310">
            <text:p>49310</text:p>
          </table:table-cell>
          <table:table-cell office:value-type="string" office:string-value="R493C11">
            <text:p>R493C11</text:p>
          </table:table-cell>
          <table:table-cell office:value-type="float" office:value="49312">
            <text:p>49312</text:p>
          </table:table-cell>
          <table:table-cell office:value-type="string" office:string-value="R493C13">
            <text:p>R493C13</text:p>
          </table:table-cell>
          <table:table-cell office:value-type="float" office:value="49314">
            <text:p>49314</text:p>
          </table:table-cell>
          <table:table-cell office:value-type="string" office:string-value="R493C15">
            <text:p>R493C15</text:p>
          </table:table-cell>
          <table:table-cell office:value-type="float" office:value="49316">
            <text:p>49316</text:p>
          </table:table-cell>
          <table:table-cell office:value-type="string" office:string-value="R493C17">
            <text:p>R493C17</text:p>
          </table:table-cell>
          <table:table-cell office:value-type="float" office:value="49318">
            <text:p>49318</text:p>
          </table:table-cell>
          <table:table-cell office:value-type="string" office:string-value="R493C19">
            <text:p>R493C19</text:p>
          </table:table-cell>
          <table:table-cell office:value-type="float" office:value="49320">
            <text:p>49320</text:p>
          </table:table-cell>
          <table:table-cell office:value-type="string" office:string-value="R493C21">
            <text:p>R493C21</text:p>
          </table:table-cell>
          <table:table-cell office:value-type="float" office:value="49322">
            <text:p>49322</text:p>
          </table:table-cell>
          <table:table-cell office:value-type="string" office:string-value="R493C23">
            <text:p>R493C23</text:p>
          </table:table-cell>
          <table:table-cell office:value-type="float" office:value="49324">
            <text:p>49324</text:p>
          </table:table-cell>
          <table:table-cell office:value-type="string" office:string-value="R493C25">
            <text:p>R493C25</text:p>
          </table:table-cell>
          <table:table-cell office:value-type="float" office:value="49326">
            <text:p>49326</text:p>
          </table:table-cell>
        </table:table-row>
        <table:table-row>
          <table:table-cell office:value-type="string" office:string-value="R494C1">
            <text:p>R494C1</text:p>
          </table:table-cell>
          <table:table-cell office:value-type="float" office:value="49402">
            <text:p>49402</text:p>
          </table:table-cell>
          <table:table-cell office:value-type="string" office:string-value="R494C3">
            <text:p>R494C3</text:p>
          </table:table-cell>
          <table:table-cell office:value-type="float" office:value="49404">
            <text:p>49404</text:p>
          </table:table-cell>
          <table:table-cell office:value-type="string" office:string-value="R494C5">
            <text:p>R494C5</text:p>
          </table:table-cell>
          <table:table-cell office:value-type="float" office:value="49406">
            <text:p>49406</text:p>
          </table:table-cell>
          <table:table-cell office:value-type="string" office:string-value="R494C7">
            <text:p>R494C7</text:p>
          </table:table-cell>
          <table:table-cell office:value-type="float" office:value="49408">
            <text:p>49408</text:p>
          </table:table-cell>
          <table:table-cell office:value-type="string" office:string-value="R494C9">
            <text:p>R494C9</text:p>
          </table:table-cell>
          <table:table-cell office:value-type="float" office:value="49410">
            <text:p>49410</text:p>
          </table:table-cell>
          <table:table-cell office:value-type="string" office:string-value="R494C11">
            <text:p>R494C11</text:p>
          </table:table-cell>
          <table:table-cell office:value-type="float" office:value="49412">
            <text:p>49412</text:p>
          </table:table-cell>
          <table:table-cell office:value-type="string" office:string-value="R494C13">
            <text:p>R494C13</text:p>
          </table:table-cell>
          <table:table-cell office:value-type="float" office:value="49414">
            <text:p>49414</text:p>
          </table:table-cell>
          <table:table-cell office:value-type="string" office:string-value="R494C15">
            <text:p>R494C15</text:p>
          </table:table-cell>
          <table:table-cell office:value-type="float" office:value="49416">
            <text:p>49416</text:p>
          </table:table-cell>
          <table:table-cell office:value-type="string" office:string-value="R494C17">
            <text:p>R494C17</text:p>
          </table:table-cell>
          <table:table-cell office:value-type="float" office:value="49418">
            <text:p>49418</text:p>
          </table:table-cell>
          <table:table-cell office:value-type="string" office:string-value="R494C19">
            <text:p>R494C19</text:p>
          </table:table-cell>
          <table:table-cell office:value-type="float" office:value="49420">
            <text:p>49420</text:p>
          </table:table-cell>
          <table:table-cell office:value-type="string" office:string-value="R494C21">
            <text:p>R494C21</text:p>
          </table:table-cell>
          <table:table-cell office:value-type="float" office:value="49422">
            <text:p>49422</text:p>
          </table:table-cell>
          <table:table-cell office:value-type="string" office:string-value="R494C23">
            <text:p>R494C23</text:p>
          </table:table-cell>
          <table:table-cell office:value-type="float" office:value="49424">
            <text:p>49424</text:p>
          </table:table-cell>
          <table:table-cell office:value-type="string" office:string-value="R494C25">
            <text:p>R494C25</text:p>
          </table:table-cell>
          <table:table-cell office:value-type="float" office:value="49426">
            <text:p>49426</text:p>
          </table:table-cell>
        </table:table-row>
        <table:table-row>
          <table:table-cell office:value-type="string" office:string-value="R495C1">
            <text:p>R495C1</text:p>
          </table:table-cell>
          <table:table-cell office:value-type="float" office:value="49502">
            <text:p>49502</text:p>
          </table:table-cell>
          <table:table-cell office:value-type="string" office:string-value="R495C3">
            <text:p>R495C3</text:p>
          </table:table-cell>
          <table:table-cell office:value-type="float" office:value="49504">
            <text:p>49504</text:p>
          </table:table-cell>
          <table:table-cell office:value-type="string" office:string-value="R495C5">
            <text:p>R495C5</text:p>
          </table:table-cell>
          <table:table-cell office:value-type="float" office:value="49506">
            <text:p>49506</text:p>
          </table:table-cell>
          <table:table-cell office:value-type="string" office:string-value="R495C7">
            <text:p>R495C7</text:p>
          </table:table-cell>
          <table:table-cell office:value-type="float" office:value="49508">
            <text:p>49508</text:p>
          </table:table-cell>
          <table:table-cell office:value-type="string" office:string-value="R495C9">
            <text:p>R495C9</text:p>
          </table:table-cell>
          <table:table-cell office:value-type="float" office:value="49510">
            <text:p>49510</text:p>
          </table:table-cell>
          <table:table-cell office:value-type="string" office:string-value="R495C11">
            <text:p>R495C11</text:p>
          </table:table-cell>
          <table:table-cell office:value-type="float" office:value="49512">
            <text:p>49512</text:p>
          </table:table-cell>
          <table:table-cell office:value-type="string" office:string-value="R495C13">
            <text:p>R495C13</text:p>
          </table:table-cell>
          <table:table-cell office:value-type="float" office:value="49514">
            <text:p>49514</text:p>
          </table:table-cell>
          <table:table-cell office:value-type="string" office:string-value="R495C15">
            <text:p>R495C15</text:p>
          </table:table-cell>
          <table:table-cell office:value-type="float" office:value="49516">
            <text:p>49516</text:p>
          </table:table-cell>
          <table:table-cell office:value-type="string" office:string-value="R495C17">
            <text:p>R495C17</text:p>
          </table:table-cell>
          <table:table-cell office:value-type="float" office:value="49518">
            <text:p>49518</text:p>
          </table:table-cell>
          <table:table-cell office:value-type="string" office:string-value="R495C19">
            <text:p>R495C19</text:p>
          </table:table-cell>
          <table:table-cell office:value-type="float" office:value="49520">
            <text:p>49520</text:p>
          </table:table-cell>
          <table:table-cell office:value-type="string" office:string-value="R495C21">
            <text:p>R495C21</text:p>
          </table:table-cell>
          <table:table-cell office:value-type="float" office:value="49522">
            <text:p>49522</text:p>
          </table:table-cell>
          <table:table-cell office:value-type="string" office:string-value="R495C23">
            <text:p>R495C23</text:p>
          </table:table-cell>
          <table:table-cell office:value-type="float" office:value="49524">
            <text:p>49524</text:p>
          </table:table-cell>
          <table:table-cell office:value-type="string" office:string-value="R495C25">
            <text:p>R495C25</text:p>
          </table:table-cell>
          <table:table-cell office:value-type="float" office:value="49526">
            <text:p>49526</text:p>
          </table:table-cell>
        </table:table-row>
        <table:table-row>
          <table:table-cell office:value-type="string" office:string-value="R496C1">
            <text:p>R496C1</text:p>
          </table:table-cell>
          <table:table-cell office:value-type="float" office:value="49602">
            <text:p>49602</text:p>
          </table:table-cell>
          <table:table-cell office:value-type="string" office:string-value="R496C3">
            <text:p>R496C3</text:p>
          </table:table-cell>
          <table:table-cell office:value-type="float" office:value="49604">
            <text:p>49604</text:p>
          </table:table-cell>
          <table:table-cell office:value-type="string" office:string-value="R496C5">
            <text:p>R496C5</text:p>
          </table:table-cell>
          <table:table-cell office:value-type="float" office:value="49606">
            <text:p>49606</text:p>
          </table:table-cell>
          <table:table-cell office:value-type="string" office:string-value="R496C7">
            <text:p>R496C7</text:p>
          </table:table-cell>
          <table:table-cell office:value-type="float" office:value="49608">
            <text:p>49608</text:p>
          </table:table-cell>
          <table:table-cell office:value-type="string" office:string-value="R496C9">
            <text:p>R496C9</text:p>
          </table:table-cell>
          <table:table-cell office:value-type="float" office:value="49610">
            <text:p>49610</text:p>
          </table:table-cell>
          <table:table-cell office:value-type="string" office:string-value="R496C11">
            <text:p>R496C11</text:p>
          </table:table-cell>
          <table:table-cell office:value-type="float" office:value="49612">
            <text:p>49612</text:p>
          </table:table-cell>
          <table:table-cell office:value-type="string" office:string-value="R496C13">
            <text:p>R496C13</text:p>
          </table:table-cell>
          <table:table-cell office:value-type="float" office:value="49614">
            <text:p>49614</text:p>
          </table:table-cell>
          <table:table-cell office:value-type="string" office:string-value="R496C15">
            <text:p>R496C15</text:p>
          </table:table-cell>
          <table:table-cell office:value-type="float" office:value="49616">
            <text:p>49616</text:p>
          </table:table-cell>
          <table:table-cell office:value-type="string" office:string-value="R496C17">
            <text:p>R496C17</text:p>
          </table:table-cell>
          <table:table-cell office:value-type="float" office:value="49618">
            <text:p>49618</text:p>
          </table:table-cell>
          <table:table-cell office:value-type="string" office:string-value="R496C19">
            <text:p>R496C19</text:p>
          </table:table-cell>
          <table:table-cell office:value-type="float" office:value="49620">
            <text:p>49620</text:p>
          </table:table-cell>
          <table:table-cell office:value-type="string" office:string-value="R496C21">
            <text:p>R496C21</text:p>
          </table:table-cell>
          <table:table-cell office:value-type="float" office:value="49622">
            <text:p>49622</text:p>
          </table:table-cell>
          <table:table-cell office:value-type="string" office:string-value="R496C23">
            <text:p>R496C23</text:p>
          </table:table-cell>
          <table:table-cell office:value-type="float" office:value="49624">
            <text:p>49624</text:p>
          </table:table-cell>
          <table:table-cell office:value-type="string" office:string-value="R496C25">
            <text:p>R496C25</text:p>
          </table:table-cell>
          <table:table-cell office:value-type="float" office:value="49626">
            <text:p>49626</text:p>
          </table:table-cell>
        </table:table-row>
        <table:table-row>
          <table:table-cell office:value-type="string" office:string-value="R497C1">
            <text:p>R497C1</text:p>
          </table:table-cell>
          <table:table-cell office:value-type="float" office:value="49702">
            <text:p>49702</text:p>
          </table:table-cell>
          <table:table-cell office:value-type="string" office:string-value="R497C3">
            <text:p>R497C3</text:p>
          </table:table-cell>
          <table:table-cell office:value-type="float" office:value="49704">
            <text:p>49704</text:p>
          </table:table-cell>
          <table:table-cell office:value-type="string" office:string-value="R497C5">
            <text:p>R497C5</text:p>
          </table:table-cell>
          <table:table-cell office:value-type="float" office:value="49706">
            <text:p>49706</text:p>
          </table:table-cell>
          <table:table-cell office:value-type="string" office:string-value="R497C7">
            <text:p>R497C7</text:p>
          </table:table-cell>
          <table:table-cell office:value-type="float" office:value="49708">
            <text:p>49708</text:p>
          </table:table-cell>
          <table:table-cell office:value-type="string" office:string-value="R497C9">
            <text:p>R497C9</text:p>
          </table:table-cell>
          <table:table-cell office:value-type="float" office:value="49710">
            <text:p>49710</text:p>
          </table:table-cell>
          <table:table-cell office:value-type="string" office:string-value="R497C11">
            <text:p>R497C11</text:p>
          </table:table-cell>
          <table:table-cell office:value-type="float" office:value="49712">
            <text:p>49712</text:p>
          </table:table-cell>
          <table:table-cell office:value-type="string" office:string-value="R497C13">
            <text:p>R497C13</text:p>
          </table:table-cell>
          <table:table-cell office:value-type="float" office:value="49714">
            <text:p>49714</text:p>
          </table:table-cell>
          <table:table-cell office:value-type="string" office:string-value="R497C15">
            <text:p>R497C15</text:p>
          </table:table-cell>
          <table:table-cell office:value-type="float" office:value="49716">
            <text:p>49716</text:p>
          </table:table-cell>
          <table:table-cell office:value-type="string" office:string-value="R497C17">
            <text:p>R497C17</text:p>
          </table:table-cell>
          <table:table-cell office:value-type="float" office:value="49718">
            <text:p>49718</text:p>
          </table:table-cell>
          <table:table-cell office:value-type="string" office:string-value="R497C19">
            <text:p>R497C19</text:p>
          </table:table-cell>
          <table:table-cell office:value-type="float" office:value="49720">
            <text:p>49720</text:p>
          </table:table-cell>
          <table:table-cell office:value-type="string" office:string-value="R497C21">
            <text:p>R497C21</text:p>
          </table:table-cell>
          <table:table-cell office:value-type="float" office:value="49722">
            <text:p>49722</text:p>
          </table:table-cell>
          <table:table-cell office:value-type="string" office:string-value="R497C23">
            <text:p>R497C23</text:p>
          </table:table-cell>
          <table:table-cell office:value-type="float" office:value="49724">
            <text:p>49724</text:p>
          </table:table-cell>
          <table:table-cell office:value-type="string" office:string-value="R497C25">
            <text:p>R497C25</text:p>
          </table:table-cell>
          <table:table-cell office:value-type="float" office:value="49726">
            <text:p>49726</text:p>
          </table:table-cell>
        </table:table-row>
        <table:table-row>
          <table:table-cell office:value-type="string" office:string-value="R498C1">
            <text:p>R498C1</text:p>
          </table:table-cell>
          <table:table-cell office:value-type="float" office:value="49802">
            <text:p>49802</text:p>
          </table:table-cell>
          <table:table-cell office:value-type="string" office:string-value="R498C3">
            <text:p>R498C3</text:p>
          </table:table-cell>
          <table:table-cell office:value-type="float" office:value="49804">
            <text:p>49804</text:p>
          </table:table-cell>
          <table:table-cell office:value-type="string" office:string-value="R498C5">
            <text:p>R498C5</text:p>
          </table:table-cell>
          <table:table-cell office:value-type="float" office:value="49806">
            <text:p>49806</text:p>
          </table:table-cell>
          <table:table-cell office:value-type="string" office:string-value="R498C7">
            <text:p>R498C7</text:p>
          </table:table-cell>
          <table:table-cell office:value-type="float" office:value="49808">
            <text:p>49808</text:p>
          </table:table-cell>
          <table:table-cell office:value-type="string" office:string-value="R498C9">
            <text:p>R498C9</text:p>
          </table:table-cell>
          <table:table-cell office:value-type="float" office:value="49810">
            <text:p>49810</text:p>
          </table:table-cell>
          <table:table-cell office:value-type="string" office:string-value="R498C11">
            <text:p>R498C11</text:p>
          </table:table-cell>
          <table:table-cell office:value-type="float" office:value="49812">
            <text:p>49812</text:p>
          </table:table-cell>
          <table:table-cell office:value-type="string" office:string-value="R498C13">
            <text:p>R498C13</text:p>
          </table:table-cell>
          <table:table-cell office:value-type="float" office:value="49814">
            <text:p>49814</text:p>
          </table:table-cell>
          <table:table-cell office:value-type="string" office:string-value="R498C15">
            <text:p>R498C15</text:p>
          </table:table-cell>
          <table:table-cell office:value-type="float" office:value="49816">
            <text:p>49816</text:p>
          </table:table-cell>
          <table:table-cell office:value-type="string" office:string-value="R498C17">
            <text:p>R498C17</text:p>
          </table:table-cell>
          <table:table-cell office:value-type="float" office:value="49818">
            <text:p>49818</text:p>
          </table:table-cell>
          <table:table-cell office:value-type="string" office:string-value="R498C19">
            <text:p>R498C19</text:p>
          </table:table-cell>
          <table:table-cell office:value-type="float" office:value="49820">
            <text:p>49820</text:p>
          </table:table-cell>
          <table:table-cell office:value-type="string" office:string-value="R498C21">
            <text:p>R498C21</text:p>
          </table:table-cell>
          <table:table-cell office:value-type="float" office:value="49822">
            <text:p>49822</text:p>
          </table:table-cell>
          <table:table-cell office:value-type="string" office:string-value="R498C23">
            <text:p>R498C23</text:p>
          </table:table-cell>
          <table:table-cell office:value-type="float" office:value="49824">
            <text:p>49824</text:p>
          </table:table-cell>
          <table:table-cell office:value-type="string" office:string-value="R498C25">
            <text:p>R498C25</text:p>
          </table:table-cell>
          <table:table-cell office:value-type="float" office:value="49826">
            <text:p>49826</text:p>
          </table:table-cell>
        </table:table-row>
        <table:table-row>
          <table:table-cell office:value-type="string" office:string-value="R499C1">
            <text:p>R499C1</text:p>
          </table:table-cell>
          <table:table-cell office:value-type="float" office:value="49902">
            <text:p>49902</text:p>
          </table:table-cell>
          <table:table-cell office:value-type="string" office:string-value="R499C3">
            <text:p>R499C3</text:p>
          </table:table-cell>
          <table:table-cell office:value-type="float" office:value="49904">
            <text:p>49904</text:p>
          </table:table-cell>
          <table:table-cell office:value-type="string" office:string-value="R499C5">
            <text:p>R499C5</text:p>
          </table:table-cell>
          <table:table-cell office:value-type="float" office:value="49906">
            <text:p>49906</text:p>
          </table:table-cell>
          <table:table-cell office:value-type="string" office:string-value="R499C7">
            <text:p>R499C7</text:p>
          </table:table-cell>
          <table:table-cell office:value-type="float" office:value="49908">
            <text:p>49908</text:p>
          </table:table-cell>
          <table:table-cell office:value-type="string" office:string-value="R499C9">
            <text:p>R499C9</text:p>
          </table:table-cell>
          <table:table-cell office:value-type="float" office:value="49910">
            <text:p>49910</text:p>
          </table:table-cell>
          <table:table-cell office:value-type="string" office:string-value="R499C11">
            <text:p>R499C11</text:p>
          </table:table-cell>
          <table:table-cell office:value-type="float" office:value="49912">
            <text:p>49912</text:p>
          </table:table-cell>
          <table:table-cell office:value-type="string" office:string-value="R499C13">
            <text:p>R499C13</text:p>
          </table:table-cell>
          <table:table-cell office:value-type="float" office:value="49914">
            <text:p>49914</text:p>
          </table:table-cell>
          <table:table-cell office:value-type="string" office:string-value="R499C15">
            <text:p>R499C15</text:p>
          </table:table-cell>
          <table:table-cell office:value-type="float" office:value="49916">
            <text:p>49916</text:p>
          </table:table-cell>
          <table:table-cell office:value-type="string" office:string-value="R499C17">
            <text:p>R499C17</text:p>
          </table:table-cell>
          <table:table-cell office:value-type="float" office:value="49918">
            <text:p>49918</text:p>
          </table:table-cell>
          <table:table-cell office:value-type="string" office:string-value="R499C19">
            <text:p>R499C19</text:p>
          </table:table-cell>
          <table:table-cell office:value-type="float" office:value="49920">
            <text:p>49920</text:p>
          </table:table-cell>
          <table:table-cell office:value-type="string" office:string-value="R499C21">
            <text:p>R499C21</text:p>
          </table:table-cell>
          <table:table-cell office:value-type="float" office:value="49922">
            <text:p>49922</text:p>
          </table:table-cell>
          <table:table-cell office:value-type="string" office:string-value="R499C23">
            <text:p>R499C23</text:p>
          </table:table-cell>
          <table:table-cell office:value-type="float" office:value="49924">
            <text:p>49924</text:p>
          </table:table-cell>
          <table:table-cell office:value-type="string" office:string-value="R499C25">
            <text:p>R499C25</text:p>
          </table:table-cell>
          <table:table-cell office:value-type="float" office:value="49926">
            <text:p>49926</text:p>
          </table:table-cell>
        </table:table-row>
        <table:table-row>
          <table:table-cell office:value-type="string" office:string-value="R500C1">
            <text:p>R500C1</text:p>
          </table:table-cell>
          <table:table-cell office:value-type="float" office:value="50002">
            <text:p>50002</text:p>
          </table:table-cell>
          <table:table-cell office:value-type="string" office:string-value="R500C3">
            <text:p>R500C3</text:p>
          </table:table-cell>
          <table:table-cell office:value-type="float" office:value="50004">
            <text:p>50004</text:p>
          </table:table-cell>
          <table:table-cell office:value-type="string" office:string-value="R500C5">
            <text:p>R500C5</text:p>
          </table:table-cell>
          <table:table-cell office:value-type="float" office:value="50006">
            <text:p>50006</text:p>
          </table:table-cell>
          <table:table-cell office:value-type="string" office:string-value="R500C7">
            <text:p>R500C7</text:p>
          </table:table-cell>
          <table:table-cell office:value-type="float" office:value="50008">
            <text:p>50008</text:p>
          </table:table-cell>
          <table:table-cell office:value-type="string" office:string-value="R500C9">
            <text:p>R500C9</text:p>
          </table:table-cell>
          <table:table-cell office:value-type="float" office:value="50010">
            <text:p>50010</text:p>
          </table:table-cell>
          <table:table-cell office:value-type="string" office:string-value="R500C11">
            <text:p>R500C11</text:p>
          </table:table-cell>
          <table:table-cell office:value-type="float" office:value="50012">
            <text:p>50012</text:p>
          </table:table-cell>
          <table:table-cell office:value-type="string" office:string-value="R500C13">
            <text:p>R500C13</text:p>
          </table:table-cell>
          <table:table-cell office:value-type="float" office:value="50014">
            <text:p>50014</text:p>
          </table:table-cell>
          <table:table-cell office:value-type="string" office:string-value="R500C15">
            <text:p>R500C15</text:p>
          </table:table-cell>
          <table:table-cell office:value-type="float" office:value="50016">
            <text:p>50016</text:p>
          </table:table-cell>
          <table:table-cell office:value-type="string" office:string-value="R500C17">
            <text:p>R500C17</text:p>
          </table:table-cell>
          <table:table-cell office:value-type="float" office:value="50018">
            <text:p>50018</text:p>
          </table:table-cell>
          <table:table-cell office:value-type="string" office:string-value="R500C19">
            <text:p>R500C19</text:p>
          </table:table-cell>
          <table:table-cell office:value-type="float" office:value="50020">
            <text:p>50020</text:p>
          </table:table-cell>
          <table:table-cell office:value-type="string" office:string-value="R500C21">
            <text:p>R500C21</text:p>
          </table:table-cell>
          <table:table-cell office:value-type="float" office:value="50022">
            <text:p>50022</text:p>
          </table:table-cell>
          <table:table-cell office:value-type="string" office:string-value="R500C23">
            <text:p>R500C23</text:p>
          </table:table-cell>
          <table:table-cell office:value-type="float" office:value="50024">
            <text:p>50024</text:p>
          </table:table-cell>
          <table:table-cell office:value-type="string" office:string-value="R500C25">
            <text:p>R500C25</text:p>
          </table:table-cell>
          <table:table-cell office:value-type="float" office:value="50026">
            <text:p>50026</text:p>
          </table:table-cell>
        </table:table-row>
        <table:table-row>
          <table:table-cell office:value-type="string" office:string-value="R501C1">
            <text:p>R501C1</text:p>
          </table:table-cell>
          <table:table-cell office:value-type="float" office:value="50102">
            <text:p>50102</text:p>
          </table:table-cell>
          <table:table-cell office:value-type="string" office:string-value="R501C3">
            <text:p>R501C3</text:p>
          </table:table-cell>
          <table:table-cell office:value-type="float" office:value="50104">
            <text:p>50104</text:p>
          </table:table-cell>
          <table:table-cell office:value-type="string" office:string-value="R501C5">
            <text:p>R501C5</text:p>
          </table:table-cell>
          <table:table-cell office:value-type="float" office:value="50106">
            <text:p>50106</text:p>
          </table:table-cell>
          <table:table-cell office:value-type="string" office:string-value="R501C7">
            <text:p>R501C7</text:p>
          </table:table-cell>
          <table:table-cell office:value-type="float" office:value="50108">
            <text:p>50108</text:p>
          </table:table-cell>
          <table:table-cell office:value-type="string" office:string-value="R501C9">
            <text:p>R501C9</text:p>
          </table:table-cell>
          <table:table-cell office:value-type="float" office:value="50110">
            <text:p>50110</text:p>
          </table:table-cell>
          <table:table-cell office:value-type="string" office:string-value="R501C11">
            <text:p>R501C11</text:p>
          </table:table-cell>
          <table:table-cell office:value-type="float" office:value="50112">
            <text:p>50112</text:p>
          </table:table-cell>
          <table:table-cell office:value-type="string" office:string-value="R501C13">
            <text:p>R501C13</text:p>
          </table:table-cell>
          <table:table-cell office:value-type="float" office:value="50114">
            <text:p>50114</text:p>
          </table:table-cell>
          <table:table-cell office:value-type="string" office:string-value="R501C15">
            <text:p>R501C15</text:p>
          </table:table-cell>
          <table:table-cell office:value-type="float" office:value="50116">
            <text:p>50116</text:p>
          </table:table-cell>
          <table:table-cell office:value-type="string" office:string-value="R501C17">
            <text:p>R501C17</text:p>
          </table:table-cell>
          <table:table-cell office:value-type="float" office:value="50118">
            <text:p>50118</text:p>
          </table:table-cell>
          <table:table-cell office:value-type="string" office:string-value="R501C19">
            <text:p>R501C19</text:p>
          </table:table-cell>
          <table:table-cell office:value-type="float" office:value="50120">
            <text:p>50120</text:p>
          </table:table-cell>
          <table:table-cell office:value-type="string" office:string-value="R501C21">
            <text:p>R501C21</text:p>
          </table:table-cell>
          <table:table-cell office:value-type="float" office:value="50122">
            <text:p>50122</text:p>
          </table:table-cell>
          <table:table-cell office:value-type="string" office:string-value="R501C23">
            <text:p>R501C23</text:p>
          </table:table-cell>
          <table:table-cell office:value-type="float" office:value="50124">
            <text:p>50124</text:p>
          </table:table-cell>
          <table:table-cell office:value-type="string" office:string-value="R501C25">
            <text:p>R501C25</text:p>
          </table:table-cell>
          <table:table-cell office:value-type="float" office:value="50126">
            <text:p>50126</text:p>
          </table:table-cell>
        </table:table-row>
        <table:table-row>
          <table:table-cell office:value-type="string" office:string-value="R502C1">
            <text:p>R502C1</text:p>
          </table:table-cell>
          <table:table-cell office:value-type="float" office:value="50202">
            <text:p>50202</text:p>
          </table:table-cell>
          <table:table-cell office:value-type="string" office:string-value="R502C3">
            <text:p>R502C3</text:p>
          </table:table-cell>
          <table:table-cell office:value-type="float" office:value="50204">
            <text:p>50204</text:p>
          </table:table-cell>
          <table:table-cell office:value-type="string" office:string-value="R502C5">
            <text:p>R502C5</text:p>
          </table:table-cell>
          <table:table-cell office:value-type="float" office:value="50206">
            <text:p>50206</text:p>
          </table:table-cell>
          <table:table-cell office:value-type="string" office:string-value="R502C7">
            <text:p>R502C7</text:p>
          </table:table-cell>
          <table:table-cell office:value-type="float" office:value="50208">
            <text:p>50208</text:p>
          </table:table-cell>
          <table:table-cell office:value-type="string" office:string-value="R502C9">
            <text:p>R502C9</text:p>
          </table:table-cell>
          <table:table-cell office:value-type="float" office:value="50210">
            <text:p>50210</text:p>
          </table:table-cell>
          <table:table-cell office:value-type="string" office:string-value="R502C11">
            <text:p>R502C11</text:p>
          </table:table-cell>
          <table:table-cell office:value-type="float" office:value="50212">
            <text:p>50212</text:p>
          </table:table-cell>
          <table:table-cell office:value-type="string" office:string-value="R502C13">
            <text:p>R502C13</text:p>
          </table:table-cell>
          <table:table-cell office:value-type="float" office:value="50214">
            <text:p>50214</text:p>
          </table:table-cell>
          <table:table-cell office:value-type="string" office:string-value="R502C15">
            <text:p>R502C15</text:p>
          </table:table-cell>
          <table:table-cell office:value-type="float" office:value="50216">
            <text:p>50216</text:p>
          </table:table-cell>
          <table:table-cell office:value-type="string" office:string-value="R502C17">
            <text:p>R502C17</text:p>
          </table:table-cell>
          <table:table-cell office:value-type="float" office:value="50218">
            <text:p>50218</text:p>
          </table:table-cell>
          <table:table-cell office:value-type="string" office:string-value="R502C19">
            <text:p>R502C19</text:p>
          </table:table-cell>
          <table:table-cell office:value-type="float" office:value="50220">
            <text:p>50220</text:p>
          </table:table-cell>
          <table:table-cell office:value-type="string" office:string-value="R502C21">
            <text:p>R502C21</text:p>
          </table:table-cell>
          <table:table-cell office:value-type="float" office:value="50222">
            <text:p>50222</text:p>
          </table:table-cell>
          <table:table-cell office:value-type="string" office:string-value="R502C23">
            <text:p>R502C23</text:p>
          </table:table-cell>
          <table:table-cell office:value-type="float" office:value="50224">
            <text:p>50224</text:p>
          </table:table-cell>
          <table:table-cell office:value-type="string" office:string-value="R502C25">
            <text:p>R502C25</text:p>
          </table:table-cell>
          <table:table-cell office:value-type="float" office:value="50226">
            <text:p>50226</text:p>
          </table:table-cell>
        </table:table-row>
        <table:table-row>
          <table:table-cell office:value-type="string" office:string-value="R503C1">
            <text:p>R503C1</text:p>
          </table:table-cell>
          <table:table-cell office:value-type="float" office:value="50302">
            <text:p>50302</text:p>
          </table:table-cell>
          <table:table-cell office:value-type="string" office:string-value="R503C3">
            <text:p>R503C3</text:p>
          </table:table-cell>
          <table:table-cell office:value-type="float" office:value="50304">
            <text:p>50304</text:p>
          </table:table-cell>
          <table:table-cell office:value-type="string" office:string-value="R503C5">
            <text:p>R503C5</text:p>
          </table:table-cell>
          <table:table-cell office:value-type="float" office:value="50306">
            <text:p>50306</text:p>
          </table:table-cell>
          <table:table-cell office:value-type="string" office:string-value="R503C7">
            <text:p>R503C7</text:p>
          </table:table-cell>
          <table:table-cell office:value-type="float" office:value="50308">
            <text:p>50308</text:p>
          </table:table-cell>
          <table:table-cell office:value-type="string" office:string-value="R503C9">
            <text:p>R503C9</text:p>
          </table:table-cell>
          <table:table-cell office:value-type="float" office:value="50310">
            <text:p>50310</text:p>
          </table:table-cell>
          <table:table-cell office:value-type="string" office:string-value="R503C11">
            <text:p>R503C11</text:p>
          </table:table-cell>
          <table:table-cell office:value-type="float" office:value="50312">
            <text:p>50312</text:p>
          </table:table-cell>
          <table:table-cell office:value-type="string" office:string-value="R503C13">
            <text:p>R503C13</text:p>
          </table:table-cell>
          <table:table-cell office:value-type="float" office:value="50314">
            <text:p>50314</text:p>
          </table:table-cell>
          <table:table-cell office:value-type="string" office:string-value="R503C15">
            <text:p>R503C15</text:p>
          </table:table-cell>
          <table:table-cell office:value-type="float" office:value="50316">
            <text:p>50316</text:p>
          </table:table-cell>
          <table:table-cell office:value-type="string" office:string-value="R503C17">
            <text:p>R503C17</text:p>
          </table:table-cell>
          <table:table-cell office:value-type="float" office:value="50318">
            <text:p>50318</text:p>
          </table:table-cell>
          <table:table-cell office:value-type="string" office:string-value="R503C19">
            <text:p>R503C19</text:p>
          </table:table-cell>
          <table:table-cell office:value-type="float" office:value="50320">
            <text:p>50320</text:p>
          </table:table-cell>
          <table:table-cell office:value-type="string" office:string-value="R503C21">
            <text:p>R503C21</text:p>
          </table:table-cell>
          <table:table-cell office:value-type="float" office:value="50322">
            <text:p>50322</text:p>
          </table:table-cell>
          <table:table-cell office:value-type="string" office:string-value="R503C23">
            <text:p>R503C23</text:p>
          </table:table-cell>
          <table:table-cell office:value-type="float" office:value="50324">
            <text:p>50324</text:p>
          </table:table-cell>
          <table:table-cell office:value-type="string" office:string-value="R503C25">
            <text:p>R503C25</text:p>
          </table:table-cell>
          <table:table-cell office:value-type="float" office:value="50326">
            <text:p>50326</text:p>
          </table:table-cell>
        </table:table-row>
        <table:table-row>
          <table:table-cell office:value-type="string" office:string-value="R504C1">
            <text:p>R504C1</text:p>
          </table:table-cell>
          <table:table-cell office:value-type="float" office:value="50402">
            <text:p>50402</text:p>
          </table:table-cell>
          <table:table-cell office:value-type="string" office:string-value="R504C3">
            <text:p>R504C3</text:p>
          </table:table-cell>
          <table:table-cell office:value-type="float" office:value="50404">
            <text:p>50404</text:p>
          </table:table-cell>
          <table:table-cell office:value-type="string" office:string-value="R504C5">
            <text:p>R504C5</text:p>
          </table:table-cell>
          <table:table-cell office:value-type="float" office:value="50406">
            <text:p>50406</text:p>
          </table:table-cell>
          <table:table-cell office:value-type="string" office:string-value="R504C7">
            <text:p>R504C7</text:p>
          </table:table-cell>
          <table:table-cell office:value-type="float" office:value="50408">
            <text:p>50408</text:p>
          </table:table-cell>
          <table:table-cell office:value-type="string" office:string-value="R504C9">
            <text:p>R504C9</text:p>
          </table:table-cell>
          <table:table-cell office:value-type="float" office:value="50410">
            <text:p>50410</text:p>
          </table:table-cell>
          <table:table-cell office:value-type="string" office:string-value="R504C11">
            <text:p>R504C11</text:p>
          </table:table-cell>
          <table:table-cell office:value-type="float" office:value="50412">
            <text:p>50412</text:p>
          </table:table-cell>
          <table:table-cell office:value-type="string" office:string-value="R504C13">
            <text:p>R504C13</text:p>
          </table:table-cell>
          <table:table-cell office:value-type="float" office:value="50414">
            <text:p>50414</text:p>
          </table:table-cell>
          <table:table-cell office:value-type="string" office:string-value="R504C15">
            <text:p>R504C15</text:p>
          </table:table-cell>
          <table:table-cell office:value-type="float" office:value="50416">
            <text:p>50416</text:p>
          </table:table-cell>
          <table:table-cell office:value-type="string" office:string-value="R504C17">
            <text:p>R504C17</text:p>
          </table:table-cell>
          <table:table-cell office:value-type="float" office:value="50418">
            <text:p>50418</text:p>
          </table:table-cell>
          <table:table-cell office:value-type="string" office:string-value="R504C19">
            <text:p>R504C19</text:p>
          </table:table-cell>
          <table:table-cell office:value-type="float" office:value="50420">
            <text:p>50420</text:p>
          </table:table-cell>
          <table:table-cell office:value-type="string" office:string-value="R504C21">
            <text:p>R504C21</text:p>
          </table:table-cell>
          <table:table-cell office:value-type="float" office:value="50422">
            <text:p>50422</text:p>
          </table:table-cell>
          <table:table-cell office:value-type="string" office:string-value="R504C23">
            <text:p>R504C23</text:p>
          </table:table-cell>
          <table:table-cell office:value-type="float" office:value="50424">
            <text:p>50424</text:p>
          </table:table-cell>
          <table:table-cell office:value-type="string" office:string-value="R504C25">
            <text:p>R504C25</text:p>
          </table:table-cell>
          <table:table-cell office:value-type="float" office:value="50426">
            <text:p>50426</text:p>
          </table:table-cell>
        </table:table-row>
        <table:table-row>
          <table:table-cell office:value-type="string" office:string-value="R505C1">
            <text:p>R505C1</text:p>
          </table:table-cell>
          <table:table-cell office:value-type="float" office:value="50502">
            <text:p>50502</text:p>
          </table:table-cell>
          <table:table-cell office:value-type="string" office:string-value="R505C3">
            <text:p>R505C3</text:p>
          </table:table-cell>
          <table:table-cell office:value-type="float" office:value="50504">
            <text:p>50504</text:p>
          </table:table-cell>
          <table:table-cell office:value-type="string" office:string-value="R505C5">
            <text:p>R505C5</text:p>
          </table:table-cell>
          <table:table-cell office:value-type="float" office:value="50506">
            <text:p>50506</text:p>
          </table:table-cell>
          <table:table-cell office:value-type="string" office:string-value="R505C7">
            <text:p>R505C7</text:p>
          </table:table-cell>
          <table:table-cell office:value-type="float" office:value="50508">
            <text:p>50508</text:p>
          </table:table-cell>
          <table:table-cell office:value-type="string" office:string-value="R505C9">
            <text:p>R505C9</text:p>
          </table:table-cell>
          <table:table-cell office:value-type="float" office:value="50510">
            <text:p>50510</text:p>
          </table:table-cell>
          <table:table-cell office:value-type="string" office:string-value="R505C11">
            <text:p>R505C11</text:p>
          </table:table-cell>
          <table:table-cell office:value-type="float" office:value="50512">
            <text:p>50512</text:p>
          </table:table-cell>
          <table:table-cell office:value-type="string" office:string-value="R505C13">
            <text:p>R505C13</text:p>
          </table:table-cell>
          <table:table-cell office:value-type="float" office:value="50514">
            <text:p>50514</text:p>
          </table:table-cell>
          <table:table-cell office:value-type="string" office:string-value="R505C15">
            <text:p>R505C15</text:p>
          </table:table-cell>
          <table:table-cell office:value-type="float" office:value="50516">
            <text:p>50516</text:p>
          </table:table-cell>
          <table:table-cell office:value-type="string" office:string-value="R505C17">
            <text:p>R505C17</text:p>
          </table:table-cell>
          <table:table-cell office:value-type="float" office:value="50518">
            <text:p>50518</text:p>
          </table:table-cell>
          <table:table-cell office:value-type="string" office:string-value="R505C19">
            <text:p>R505C19</text:p>
          </table:table-cell>
          <table:table-cell office:value-type="float" office:value="50520">
            <text:p>50520</text:p>
          </table:table-cell>
          <table:table-cell office:value-type="string" office:string-value="R505C21">
            <text:p>R505C21</text:p>
          </table:table-cell>
          <table:table-cell office:value-type="float" office:value="50522">
            <text:p>50522</text:p>
          </table:table-cell>
          <table:table-cell office:value-type="string" office:string-value="R505C23">
            <text:p>R505C23</text:p>
          </table:table-cell>
          <table:table-cell office:value-type="float" office:value="50524">
            <text:p>50524</text:p>
          </table:table-cell>
          <table:table-cell office:value-type="string" office:string-value="R505C25">
            <text:p>R505C25</text:p>
          </table:table-cell>
          <table:table-cell office:value-type="float" office:value="50526">
            <text:p>50526</text:p>
          </table:table-cell>
        </table:table-row>
        <table:table-row>
          <table:table-cell office:value-type="string" office:string-value="R506C1">
            <text:p>R506C1</text:p>
          </table:table-cell>
          <table:table-cell office:value-type="float" office:value="50602">
            <text:p>50602</text:p>
          </table:table-cell>
          <table:table-cell office:value-type="string" office:string-value="R506C3">
            <text:p>R506C3</text:p>
          </table:table-cell>
          <table:table-cell office:value-type="float" office:value="50604">
            <text:p>50604</text:p>
          </table:table-cell>
          <table:table-cell office:value-type="string" office:string-value="R506C5">
            <text:p>R506C5</text:p>
          </table:table-cell>
          <table:table-cell office:value-type="float" office:value="50606">
            <text:p>50606</text:p>
          </table:table-cell>
          <table:table-cell office:value-type="string" office:string-value="R506C7">
            <text:p>R506C7</text:p>
          </table:table-cell>
          <table:table-cell office:value-type="float" office:value="50608">
            <text:p>50608</text:p>
          </table:table-cell>
          <table:table-cell office:value-type="string" office:string-value="R506C9">
            <text:p>R506C9</text:p>
          </table:table-cell>
          <table:table-cell office:value-type="float" office:value="50610">
            <text:p>50610</text:p>
          </table:table-cell>
          <table:table-cell office:value-type="string" office:string-value="R506C11">
            <text:p>R506C11</text:p>
          </table:table-cell>
          <table:table-cell office:value-type="float" office:value="50612">
            <text:p>50612</text:p>
          </table:table-cell>
          <table:table-cell office:value-type="string" office:string-value="R506C13">
            <text:p>R506C13</text:p>
          </table:table-cell>
          <table:table-cell office:value-type="float" office:value="50614">
            <text:p>50614</text:p>
          </table:table-cell>
          <table:table-cell office:value-type="string" office:string-value="R506C15">
            <text:p>R506C15</text:p>
          </table:table-cell>
          <table:table-cell office:value-type="float" office:value="50616">
            <text:p>50616</text:p>
          </table:table-cell>
          <table:table-cell office:value-type="string" office:string-value="R506C17">
            <text:p>R506C17</text:p>
          </table:table-cell>
          <table:table-cell office:value-type="float" office:value="50618">
            <text:p>50618</text:p>
          </table:table-cell>
          <table:table-cell office:value-type="string" office:string-value="R506C19">
            <text:p>R506C19</text:p>
          </table:table-cell>
          <table:table-cell office:value-type="float" office:value="50620">
            <text:p>50620</text:p>
          </table:table-cell>
          <table:table-cell office:value-type="string" office:string-value="R506C21">
            <text:p>R506C21</text:p>
          </table:table-cell>
          <table:table-cell office:value-type="float" office:value="50622">
            <text:p>50622</text:p>
          </table:table-cell>
          <table:table-cell office:value-type="string" office:string-value="R506C23">
            <text:p>R506C23</text:p>
          </table:table-cell>
          <table:table-cell office:value-type="float" office:value="50624">
            <text:p>50624</text:p>
          </table:table-cell>
          <table:table-cell office:value-type="string" office:string-value="R506C25">
            <text:p>R506C25</text:p>
          </table:table-cell>
          <table:table-cell office:value-type="float" office:value="50626">
            <text:p>50626</text:p>
          </table:table-cell>
        </table:table-row>
        <table:table-row>
          <table:table-cell office:value-type="string" office:string-value="R507C1">
            <text:p>R507C1</text:p>
          </table:table-cell>
          <table:table-cell office:value-type="float" office:value="50702">
            <text:p>50702</text:p>
          </table:table-cell>
          <table:table-cell office:value-type="string" office:string-value="R507C3">
            <text:p>R507C3</text:p>
          </table:table-cell>
          <table:table-cell office:value-type="float" office:value="50704">
            <text:p>50704</text:p>
          </table:table-cell>
          <table:table-cell office:value-type="string" office:string-value="R507C5">
            <text:p>R507C5</text:p>
          </table:table-cell>
          <table:table-cell office:value-type="float" office:value="50706">
            <text:p>50706</text:p>
          </table:table-cell>
          <table:table-cell office:value-type="string" office:string-value="R507C7">
            <text:p>R507C7</text:p>
          </table:table-cell>
          <table:table-cell office:value-type="float" office:value="50708">
            <text:p>50708</text:p>
          </table:table-cell>
          <table:table-cell office:value-type="string" office:string-value="R507C9">
            <text:p>R507C9</text:p>
          </table:table-cell>
          <table:table-cell office:value-type="float" office:value="50710">
            <text:p>50710</text:p>
          </table:table-cell>
          <table:table-cell office:value-type="string" office:string-value="R507C11">
            <text:p>R507C11</text:p>
          </table:table-cell>
          <table:table-cell office:value-type="float" office:value="50712">
            <text:p>50712</text:p>
          </table:table-cell>
          <table:table-cell office:value-type="string" office:string-value="R507C13">
            <text:p>R507C13</text:p>
          </table:table-cell>
          <table:table-cell office:value-type="float" office:value="50714">
            <text:p>50714</text:p>
          </table:table-cell>
          <table:table-cell office:value-type="string" office:string-value="R507C15">
            <text:p>R507C15</text:p>
          </table:table-cell>
          <table:table-cell office:value-type="float" office:value="50716">
            <text:p>50716</text:p>
          </table:table-cell>
          <table:table-cell office:value-type="string" office:string-value="R507C17">
            <text:p>R507C17</text:p>
          </table:table-cell>
          <table:table-cell office:value-type="float" office:value="50718">
            <text:p>50718</text:p>
          </table:table-cell>
          <table:table-cell office:value-type="string" office:string-value="R507C19">
            <text:p>R507C19</text:p>
          </table:table-cell>
          <table:table-cell office:value-type="float" office:value="50720">
            <text:p>50720</text:p>
          </table:table-cell>
          <table:table-cell office:value-type="string" office:string-value="R507C21">
            <text:p>R507C21</text:p>
          </table:table-cell>
          <table:table-cell office:value-type="float" office:value="50722">
            <text:p>50722</text:p>
          </table:table-cell>
          <table:table-cell office:value-type="string" office:string-value="R507C23">
            <text:p>R507C23</text:p>
          </table:table-cell>
          <table:table-cell office:value-type="float" office:value="50724">
            <text:p>50724</text:p>
          </table:table-cell>
          <table:table-cell office:value-type="string" office:string-value="R507C25">
            <text:p>R507C25</text:p>
          </table:table-cell>
          <table:table-cell office:value-type="float" office:value="50726">
            <text:p>50726</text:p>
          </table:table-cell>
        </table:table-row>
        <table:table-row>
          <table:table-cell office:value-type="string" office:string-value="R508C1">
            <text:p>R508C1</text:p>
          </table:table-cell>
          <table:table-cell office:value-type="float" office:value="50802">
            <text:p>50802</text:p>
          </table:table-cell>
          <table:table-cell office:value-type="string" office:string-value="R508C3">
            <text:p>R508C3</text:p>
          </table:table-cell>
          <table:table-cell office:value-type="float" office:value="50804">
            <text:p>50804</text:p>
          </table:table-cell>
          <table:table-cell office:value-type="string" office:string-value="R508C5">
            <text:p>R508C5</text:p>
          </table:table-cell>
          <table:table-cell office:value-type="float" office:value="50806">
            <text:p>50806</text:p>
          </table:table-cell>
          <table:table-cell office:value-type="string" office:string-value="R508C7">
            <text:p>R508C7</text:p>
          </table:table-cell>
          <table:table-cell office:value-type="float" office:value="50808">
            <text:p>50808</text:p>
          </table:table-cell>
          <table:table-cell office:value-type="string" office:string-value="R508C9">
            <text:p>R508C9</text:p>
          </table:table-cell>
          <table:table-cell office:value-type="float" office:value="50810">
            <text:p>50810</text:p>
          </table:table-cell>
          <table:table-cell office:value-type="string" office:string-value="R508C11">
            <text:p>R508C11</text:p>
          </table:table-cell>
          <table:table-cell office:value-type="float" office:value="50812">
            <text:p>50812</text:p>
          </table:table-cell>
          <table:table-cell office:value-type="string" office:string-value="R508C13">
            <text:p>R508C13</text:p>
          </table:table-cell>
          <table:table-cell office:value-type="float" office:value="50814">
            <text:p>50814</text:p>
          </table:table-cell>
          <table:table-cell office:value-type="string" office:string-value="R508C15">
            <text:p>R508C15</text:p>
          </table:table-cell>
          <table:table-cell office:value-type="float" office:value="50816">
            <text:p>50816</text:p>
          </table:table-cell>
          <table:table-cell office:value-type="string" office:string-value="R508C17">
            <text:p>R508C17</text:p>
          </table:table-cell>
          <table:table-cell office:value-type="float" office:value="50818">
            <text:p>50818</text:p>
          </table:table-cell>
          <table:table-cell office:value-type="string" office:string-value="R508C19">
            <text:p>R508C19</text:p>
          </table:table-cell>
          <table:table-cell office:value-type="float" office:value="50820">
            <text:p>50820</text:p>
          </table:table-cell>
          <table:table-cell office:value-type="string" office:string-value="R508C21">
            <text:p>R508C21</text:p>
          </table:table-cell>
          <table:table-cell office:value-type="float" office:value="50822">
            <text:p>50822</text:p>
          </table:table-cell>
          <table:table-cell office:value-type="string" office:string-value="R508C23">
            <text:p>R508C23</text:p>
          </table:table-cell>
          <table:table-cell office:value-type="float" office:value="50824">
            <text:p>50824</text:p>
          </table:table-cell>
          <table:table-cell office:value-type="string" office:string-value="R508C25">
            <text:p>R508C25</text:p>
          </table:table-cell>
          <table:table-cell office:value-type="float" office:value="50826">
            <text:p>50826</text:p>
          </table:table-cell>
        </table:table-row>
        <table:table-row>
          <table:table-cell office:value-type="string" office:string-value="R509C1">
            <text:p>R509C1</text:p>
          </table:table-cell>
          <table:table-cell office:value-type="float" office:value="50902">
            <text:p>50902</text:p>
          </table:table-cell>
          <table:table-cell office:value-type="string" office:string-value="R509C3">
            <text:p>R509C3</text:p>
          </table:table-cell>
          <table:table-cell office:value-type="float" office:value="50904">
            <text:p>50904</text:p>
          </table:table-cell>
          <table:table-cell office:value-type="string" office:string-value="R509C5">
            <text:p>R509C5</text:p>
          </table:table-cell>
          <table:table-cell office:value-type="float" office:value="50906">
            <text:p>50906</text:p>
          </table:table-cell>
          <table:table-cell office:value-type="string" office:string-value="R509C7">
            <text:p>R509C7</text:p>
          </table:table-cell>
          <table:table-cell office:value-type="float" office:value="50908">
            <text:p>50908</text:p>
          </table:table-cell>
          <table:table-cell office:value-type="string" office:string-value="R509C9">
            <text:p>R509C9</text:p>
          </table:table-cell>
          <table:table-cell office:value-type="float" office:value="50910">
            <text:p>50910</text:p>
          </table:table-cell>
          <table:table-cell office:value-type="string" office:string-value="R509C11">
            <text:p>R509C11</text:p>
          </table:table-cell>
          <table:table-cell office:value-type="float" office:value="50912">
            <text:p>50912</text:p>
          </table:table-cell>
          <table:table-cell office:value-type="string" office:string-value="R509C13">
            <text:p>R509C13</text:p>
          </table:table-cell>
          <table:table-cell office:value-type="float" office:value="50914">
            <text:p>50914</text:p>
          </table:table-cell>
          <table:table-cell office:value-type="string" office:string-value="R509C15">
            <text:p>R509C15</text:p>
          </table:table-cell>
          <table:table-cell office:value-type="float" office:value="50916">
            <text:p>50916</text:p>
          </table:table-cell>
          <table:table-cell office:value-type="string" office:string-value="R509C17">
            <text:p>R509C17</text:p>
          </table:table-cell>
          <table:table-cell office:value-type="float" office:value="50918">
            <text:p>50918</text:p>
          </table:table-cell>
          <table:table-cell office:value-type="string" office:string-value="R509C19">
            <text:p>R509C19</text:p>
          </table:table-cell>
          <table:table-cell office:value-type="float" office:value="50920">
            <text:p>50920</text:p>
          </table:table-cell>
          <table:table-cell office:value-type="string" office:string-value="R509C21">
            <text:p>R509C21</text:p>
          </table:table-cell>
          <table:table-cell office:value-type="float" office:value="50922">
            <text:p>50922</text:p>
          </table:table-cell>
          <table:table-cell office:value-type="string" office:string-value="R509C23">
            <text:p>R509C23</text:p>
          </table:table-cell>
          <table:table-cell office:value-type="float" office:value="50924">
            <text:p>50924</text:p>
          </table:table-cell>
          <table:table-cell office:value-type="string" office:string-value="R509C25">
            <text:p>R509C25</text:p>
          </table:table-cell>
          <table:table-cell office:value-type="float" office:value="50926">
            <text:p>50926</text:p>
          </table:table-cell>
        </table:table-row>
        <table:table-row>
          <table:table-cell office:value-type="string" office:string-value="R510C1">
            <text:p>R510C1</text:p>
          </table:table-cell>
          <table:table-cell office:value-type="float" office:value="51002">
            <text:p>51002</text:p>
          </table:table-cell>
          <table:table-cell office:value-type="string" office:string-value="R510C3">
            <text:p>R510C3</text:p>
          </table:table-cell>
          <table:table-cell office:value-type="float" office:value="51004">
            <text:p>51004</text:p>
          </table:table-cell>
          <table:table-cell office:value-type="string" office:string-value="R510C5">
            <text:p>R510C5</text:p>
          </table:table-cell>
          <table:table-cell office:value-type="float" office:value="51006">
            <text:p>51006</text:p>
          </table:table-cell>
          <table:table-cell office:value-type="string" office:string-value="R510C7">
            <text:p>R510C7</text:p>
          </table:table-cell>
          <table:table-cell office:value-type="float" office:value="51008">
            <text:p>51008</text:p>
          </table:table-cell>
          <table:table-cell office:value-type="string" office:string-value="R510C9">
            <text:p>R510C9</text:p>
          </table:table-cell>
          <table:table-cell office:value-type="float" office:value="51010">
            <text:p>51010</text:p>
          </table:table-cell>
          <table:table-cell office:value-type="string" office:string-value="R510C11">
            <text:p>R510C11</text:p>
          </table:table-cell>
          <table:table-cell office:value-type="float" office:value="51012">
            <text:p>51012</text:p>
          </table:table-cell>
          <table:table-cell office:value-type="string" office:string-value="R510C13">
            <text:p>R510C13</text:p>
          </table:table-cell>
          <table:table-cell office:value-type="float" office:value="51014">
            <text:p>51014</text:p>
          </table:table-cell>
          <table:table-cell office:value-type="string" office:string-value="R510C15">
            <text:p>R510C15</text:p>
          </table:table-cell>
          <table:table-cell office:value-type="float" office:value="51016">
            <text:p>51016</text:p>
          </table:table-cell>
          <table:table-cell office:value-type="string" office:string-value="R510C17">
            <text:p>R510C17</text:p>
          </table:table-cell>
          <table:table-cell office:value-type="float" office:value="51018">
            <text:p>51018</text:p>
          </table:table-cell>
          <table:table-cell office:value-type="string" office:string-value="R510C19">
            <text:p>R510C19</text:p>
          </table:table-cell>
          <table:table-cell office:value-type="float" office:value="51020">
            <text:p>51020</text:p>
          </table:table-cell>
          <table:table-cell office:value-type="string" office:string-value="R510C21">
            <text:p>R510C21</text:p>
          </table:table-cell>
          <table:table-cell office:value-type="float" office:value="51022">
            <text:p>51022</text:p>
          </table:table-cell>
          <table:table-cell office:value-type="string" office:string-value="R510C23">
            <text:p>R510C23</text:p>
          </table:table-cell>
          <table:table-cell office:value-type="float" office:value="51024">
            <text:p>51024</text:p>
          </table:table-cell>
          <table:table-cell office:value-type="string" office:string-value="R510C25">
            <text:p>R510C25</text:p>
          </table:table-cell>
          <table:table-cell office:value-type="float" office:value="51026">
            <text:p>51026</text:p>
          </table:table-cell>
        </table:table-row>
        <table:table-row>
          <table:table-cell office:value-type="string" office:string-value="R511C1">
            <text:p>R511C1</text:p>
          </table:table-cell>
          <table:table-cell office:value-type="float" office:value="51102">
            <text:p>51102</text:p>
          </table:table-cell>
          <table:table-cell office:value-type="string" office:string-value="R511C3">
            <text:p>R511C3</text:p>
          </table:table-cell>
          <table:table-cell office:value-type="float" office:value="51104">
            <text:p>51104</text:p>
          </table:table-cell>
          <table:table-cell office:value-type="string" office:string-value="R511C5">
            <text:p>R511C5</text:p>
          </table:table-cell>
          <table:table-cell office:value-type="float" office:value="51106">
            <text:p>51106</text:p>
          </table:table-cell>
          <table:table-cell office:value-type="string" office:string-value="R511C7">
            <text:p>R511C7</text:p>
          </table:table-cell>
          <table:table-cell office:value-type="float" office:value="51108">
            <text:p>51108</text:p>
          </table:table-cell>
          <table:table-cell office:value-type="string" office:string-value="R511C9">
            <text:p>R511C9</text:p>
          </table:table-cell>
          <table:table-cell office:value-type="float" office:value="51110">
            <text:p>51110</text:p>
          </table:table-cell>
          <table:table-cell office:value-type="string" office:string-value="R511C11">
            <text:p>R511C11</text:p>
          </table:table-cell>
          <table:table-cell office:value-type="float" office:value="51112">
            <text:p>51112</text:p>
          </table:table-cell>
          <table:table-cell office:value-type="string" office:string-value="R511C13">
            <text:p>R511C13</text:p>
          </table:table-cell>
          <table:table-cell office:value-type="float" office:value="51114">
            <text:p>51114</text:p>
          </table:table-cell>
          <table:table-cell office:value-type="string" office:string-value="R511C15">
            <text:p>R511C15</text:p>
          </table:table-cell>
          <table:table-cell office:value-type="float" office:value="51116">
            <text:p>51116</text:p>
          </table:table-cell>
          <table:table-cell office:value-type="string" office:string-value="R511C17">
            <text:p>R511C17</text:p>
          </table:table-cell>
          <table:table-cell office:value-type="float" office:value="51118">
            <text:p>51118</text:p>
          </table:table-cell>
          <table:table-cell office:value-type="string" office:string-value="R511C19">
            <text:p>R511C19</text:p>
          </table:table-cell>
          <table:table-cell office:value-type="float" office:value="51120">
            <text:p>51120</text:p>
          </table:table-cell>
          <table:table-cell office:value-type="string" office:string-value="R511C21">
            <text:p>R511C21</text:p>
          </table:table-cell>
          <table:table-cell office:value-type="float" office:value="51122">
            <text:p>51122</text:p>
          </table:table-cell>
          <table:table-cell office:value-type="string" office:string-value="R511C23">
            <text:p>R511C23</text:p>
          </table:table-cell>
          <table:table-cell office:value-type="float" office:value="51124">
            <text:p>51124</text:p>
          </table:table-cell>
          <table:table-cell office:value-type="string" office:string-value="R511C25">
            <text:p>R511C25</text:p>
          </table:table-cell>
          <table:table-cell office:value-type="float" office:value="51126">
            <text:p>51126</text:p>
          </table:table-cell>
        </table:table-row>
        <table:table-row>
          <table:table-cell office:value-type="string" office:string-value="R512C1">
            <text:p>R512C1</text:p>
          </table:table-cell>
          <table:table-cell office:value-type="float" office:value="51202">
            <text:p>51202</text:p>
          </table:table-cell>
          <table:table-cell office:value-type="string" office:string-value="R512C3">
            <text:p>R512C3</text:p>
          </table:table-cell>
          <table:table-cell office:value-type="float" office:value="51204">
            <text:p>51204</text:p>
          </table:table-cell>
          <table:table-cell office:value-type="string" office:string-value="R512C5">
            <text:p>R512C5</text:p>
          </table:table-cell>
          <table:table-cell office:value-type="float" office:value="51206">
            <text:p>51206</text:p>
          </table:table-cell>
          <table:table-cell office:value-type="string" office:string-value="R512C7">
            <text:p>R512C7</text:p>
          </table:table-cell>
          <table:table-cell office:value-type="float" office:value="51208">
            <text:p>51208</text:p>
          </table:table-cell>
          <table:table-cell office:value-type="string" office:string-value="R512C9">
            <text:p>R512C9</text:p>
          </table:table-cell>
          <table:table-cell office:value-type="float" office:value="51210">
            <text:p>51210</text:p>
          </table:table-cell>
          <table:table-cell office:value-type="string" office:string-value="R512C11">
            <text:p>R512C11</text:p>
          </table:table-cell>
          <table:table-cell office:value-type="float" office:value="51212">
            <text:p>51212</text:p>
          </table:table-cell>
          <table:table-cell office:value-type="string" office:string-value="R512C13">
            <text:p>R512C13</text:p>
          </table:table-cell>
          <table:table-cell office:value-type="float" office:value="51214">
            <text:p>51214</text:p>
          </table:table-cell>
          <table:table-cell office:value-type="string" office:string-value="R512C15">
            <text:p>R512C15</text:p>
          </table:table-cell>
          <table:table-cell office:value-type="float" office:value="51216">
            <text:p>51216</text:p>
          </table:table-cell>
          <table:table-cell office:value-type="string" office:string-value="R512C17">
            <text:p>R512C17</text:p>
          </table:table-cell>
          <table:table-cell office:value-type="float" office:value="51218">
            <text:p>51218</text:p>
          </table:table-cell>
          <table:table-cell office:value-type="string" office:string-value="R512C19">
            <text:p>R512C19</text:p>
          </table:table-cell>
          <table:table-cell office:value-type="float" office:value="51220">
            <text:p>51220</text:p>
          </table:table-cell>
          <table:table-cell office:value-type="string" office:string-value="R512C21">
            <text:p>R512C21</text:p>
          </table:table-cell>
          <table:table-cell office:value-type="float" office:value="51222">
            <text:p>51222</text:p>
          </table:table-cell>
          <table:table-cell office:value-type="string" office:string-value="R512C23">
            <text:p>R512C23</text:p>
          </table:table-cell>
          <table:table-cell office:value-type="float" office:value="51224">
            <text:p>51224</text:p>
          </table:table-cell>
          <table:table-cell office:value-type="string" office:string-value="R512C25">
            <text:p>R512C25</text:p>
          </table:table-cell>
          <table:table-cell office:value-type="float" office:value="51226">
            <text:p>51226</text:p>
          </table:table-cell>
        </table:table-row>
        <table:table-row>
          <table:table-cell office:value-type="string" office:string-value="R513C1">
            <text:p>R513C1</text:p>
          </table:table-cell>
          <table:table-cell office:value-type="float" office:value="51302">
            <text:p>51302</text:p>
          </table:table-cell>
          <table:table-cell office:value-type="string" office:string-value="R513C3">
            <text:p>R513C3</text:p>
          </table:table-cell>
          <table:table-cell office:value-type="float" office:value="51304">
            <text:p>51304</text:p>
          </table:table-cell>
          <table:table-cell office:value-type="string" office:string-value="R513C5">
            <text:p>R513C5</text:p>
          </table:table-cell>
          <table:table-cell office:value-type="float" office:value="51306">
            <text:p>51306</text:p>
          </table:table-cell>
          <table:table-cell office:value-type="string" office:string-value="R513C7">
            <text:p>R513C7</text:p>
          </table:table-cell>
          <table:table-cell office:value-type="float" office:value="51308">
            <text:p>51308</text:p>
          </table:table-cell>
          <table:table-cell office:value-type="string" office:string-value="R513C9">
            <text:p>R513C9</text:p>
          </table:table-cell>
          <table:table-cell office:value-type="float" office:value="51310">
            <text:p>51310</text:p>
          </table:table-cell>
          <table:table-cell office:value-type="string" office:string-value="R513C11">
            <text:p>R513C11</text:p>
          </table:table-cell>
          <table:table-cell office:value-type="float" office:value="51312">
            <text:p>51312</text:p>
          </table:table-cell>
          <table:table-cell office:value-type="string" office:string-value="R513C13">
            <text:p>R513C13</text:p>
          </table:table-cell>
          <table:table-cell office:value-type="float" office:value="51314">
            <text:p>51314</text:p>
          </table:table-cell>
          <table:table-cell office:value-type="string" office:string-value="R513C15">
            <text:p>R513C15</text:p>
          </table:table-cell>
          <table:table-cell office:value-type="float" office:value="51316">
            <text:p>51316</text:p>
          </table:table-cell>
          <table:table-cell office:value-type="string" office:string-value="R513C17">
            <text:p>R513C17</text:p>
          </table:table-cell>
          <table:table-cell office:value-type="float" office:value="51318">
            <text:p>51318</text:p>
          </table:table-cell>
          <table:table-cell office:value-type="string" office:string-value="R513C19">
            <text:p>R513C19</text:p>
          </table:table-cell>
          <table:table-cell office:value-type="float" office:value="51320">
            <text:p>51320</text:p>
          </table:table-cell>
          <table:table-cell office:value-type="string" office:string-value="R513C21">
            <text:p>R513C21</text:p>
          </table:table-cell>
          <table:table-cell office:value-type="float" office:value="51322">
            <text:p>51322</text:p>
          </table:table-cell>
          <table:table-cell office:value-type="string" office:string-value="R513C23">
            <text:p>R513C23</text:p>
          </table:table-cell>
          <table:table-cell office:value-type="float" office:value="51324">
            <text:p>51324</text:p>
          </table:table-cell>
          <table:table-cell office:value-type="string" office:string-value="R513C25">
            <text:p>R513C25</text:p>
          </table:table-cell>
          <table:table-cell office:value-type="float" office:value="51326">
            <text:p>51326</text:p>
          </table:table-cell>
        </table:table-row>
        <table:table-row>
          <table:table-cell office:value-type="string" office:string-value="R514C1">
            <text:p>R514C1</text:p>
          </table:table-cell>
          <table:table-cell office:value-type="float" office:value="51402">
            <text:p>51402</text:p>
          </table:table-cell>
          <table:table-cell office:value-type="string" office:string-value="R514C3">
            <text:p>R514C3</text:p>
          </table:table-cell>
          <table:table-cell office:value-type="float" office:value="51404">
            <text:p>51404</text:p>
          </table:table-cell>
          <table:table-cell office:value-type="string" office:string-value="R514C5">
            <text:p>R514C5</text:p>
          </table:table-cell>
          <table:table-cell office:value-type="float" office:value="51406">
            <text:p>51406</text:p>
          </table:table-cell>
          <table:table-cell office:value-type="string" office:string-value="R514C7">
            <text:p>R514C7</text:p>
          </table:table-cell>
          <table:table-cell office:value-type="float" office:value="51408">
            <text:p>51408</text:p>
          </table:table-cell>
          <table:table-cell office:value-type="string" office:string-value="R514C9">
            <text:p>R514C9</text:p>
          </table:table-cell>
          <table:table-cell office:value-type="float" office:value="51410">
            <text:p>51410</text:p>
          </table:table-cell>
          <table:table-cell office:value-type="string" office:string-value="R514C11">
            <text:p>R514C11</text:p>
          </table:table-cell>
          <table:table-cell office:value-type="float" office:value="51412">
            <text:p>51412</text:p>
          </table:table-cell>
          <table:table-cell office:value-type="string" office:string-value="R514C13">
            <text:p>R514C13</text:p>
          </table:table-cell>
          <table:table-cell office:value-type="float" office:value="51414">
            <text:p>51414</text:p>
          </table:table-cell>
          <table:table-cell office:value-type="string" office:string-value="R514C15">
            <text:p>R514C15</text:p>
          </table:table-cell>
          <table:table-cell office:value-type="float" office:value="51416">
            <text:p>51416</text:p>
          </table:table-cell>
          <table:table-cell office:value-type="string" office:string-value="R514C17">
            <text:p>R514C17</text:p>
          </table:table-cell>
          <table:table-cell office:value-type="float" office:value="51418">
            <text:p>51418</text:p>
          </table:table-cell>
          <table:table-cell office:value-type="string" office:string-value="R514C19">
            <text:p>R514C19</text:p>
          </table:table-cell>
          <table:table-cell office:value-type="float" office:value="51420">
            <text:p>51420</text:p>
          </table:table-cell>
          <table:table-cell office:value-type="string" office:string-value="R514C21">
            <text:p>R514C21</text:p>
          </table:table-cell>
          <table:table-cell office:value-type="float" office:value="51422">
            <text:p>51422</text:p>
          </table:table-cell>
          <table:table-cell office:value-type="string" office:string-value="R514C23">
            <text:p>R514C23</text:p>
          </table:table-cell>
          <table:table-cell office:value-type="float" office:value="51424">
            <text:p>51424</text:p>
          </table:table-cell>
          <table:table-cell office:value-type="string" office:string-value="R514C25">
            <text:p>R514C25</text:p>
          </table:table-cell>
          <table:table-cell office:value-type="float" office:value="51426">
            <text:p>51426</text:p>
          </table:table-cell>
        </table:table-row>
        <table:table-row>
          <table:table-cell office:value-type="string" office:string-value="R515C1">
            <text:p>R515C1</text:p>
          </table:table-cell>
          <table:table-cell office:value-type="float" office:value="51502">
            <text:p>51502</text:p>
          </table:table-cell>
          <table:table-cell office:value-type="string" office:string-value="R515C3">
            <text:p>R515C3</text:p>
          </table:table-cell>
          <table:table-cell office:value-type="float" office:value="51504">
            <text:p>51504</text:p>
          </table:table-cell>
          <table:table-cell office:value-type="string" office:string-value="R515C5">
            <text:p>R515C5</text:p>
          </table:table-cell>
          <table:table-cell office:value-type="float" office:value="51506">
            <text:p>51506</text:p>
          </table:table-cell>
          <table:table-cell office:value-type="string" office:string-value="R515C7">
            <text:p>R515C7</text:p>
          </table:table-cell>
          <table:table-cell office:value-type="float" office:value="51508">
            <text:p>51508</text:p>
          </table:table-cell>
          <table:table-cell office:value-type="string" office:string-value="R515C9">
            <text:p>R515C9</text:p>
          </table:table-cell>
          <table:table-cell office:value-type="float" office:value="51510">
            <text:p>51510</text:p>
          </table:table-cell>
          <table:table-cell office:value-type="string" office:string-value="R515C11">
            <text:p>R515C11</text:p>
          </table:table-cell>
          <table:table-cell office:value-type="float" office:value="51512">
            <text:p>51512</text:p>
          </table:table-cell>
          <table:table-cell office:value-type="string" office:string-value="R515C13">
            <text:p>R515C13</text:p>
          </table:table-cell>
          <table:table-cell office:value-type="float" office:value="51514">
            <text:p>51514</text:p>
          </table:table-cell>
          <table:table-cell office:value-type="string" office:string-value="R515C15">
            <text:p>R515C15</text:p>
          </table:table-cell>
          <table:table-cell office:value-type="float" office:value="51516">
            <text:p>51516</text:p>
          </table:table-cell>
          <table:table-cell office:value-type="string" office:string-value="R515C17">
            <text:p>R515C17</text:p>
          </table:table-cell>
          <table:table-cell office:value-type="float" office:value="51518">
            <text:p>51518</text:p>
          </table:table-cell>
          <table:table-cell office:value-type="string" office:string-value="R515C19">
            <text:p>R515C19</text:p>
          </table:table-cell>
          <table:table-cell office:value-type="float" office:value="51520">
            <text:p>51520</text:p>
          </table:table-cell>
          <table:table-cell office:value-type="string" office:string-value="R515C21">
            <text:p>R515C21</text:p>
          </table:table-cell>
          <table:table-cell office:value-type="float" office:value="51522">
            <text:p>51522</text:p>
          </table:table-cell>
          <table:table-cell office:value-type="string" office:string-value="R515C23">
            <text:p>R515C23</text:p>
          </table:table-cell>
          <table:table-cell office:value-type="float" office:value="51524">
            <text:p>51524</text:p>
          </table:table-cell>
          <table:table-cell office:value-type="string" office:string-value="R515C25">
            <text:p>R515C25</text:p>
          </table:table-cell>
          <table:table-cell office:value-type="float" office:value="51526">
            <text:p>51526</text:p>
          </table:table-cell>
        </table:table-row>
        <table:table-row>
          <table:table-cell office:value-type="string" office:string-value="R516C1">
            <text:p>R516C1</text:p>
          </table:table-cell>
          <table:table-cell office:value-type="float" office:value="51602">
            <text:p>51602</text:p>
          </table:table-cell>
          <table:table-cell office:value-type="string" office:string-value="R516C3">
            <text:p>R516C3</text:p>
          </table:table-cell>
          <table:table-cell office:value-type="float" office:value="51604">
            <text:p>51604</text:p>
          </table:table-cell>
          <table:table-cell office:value-type="string" office:string-value="R516C5">
            <text:p>R516C5</text:p>
          </table:table-cell>
          <table:table-cell office:value-type="float" office:value="51606">
            <text:p>51606</text:p>
          </table:table-cell>
          <table:table-cell office:value-type="string" office:string-value="R516C7">
            <text:p>R516C7</text:p>
          </table:table-cell>
          <table:table-cell office:value-type="float" office:value="51608">
            <text:p>51608</text:p>
          </table:table-cell>
          <table:table-cell office:value-type="string" office:string-value="R516C9">
            <text:p>R516C9</text:p>
          </table:table-cell>
          <table:table-cell office:value-type="float" office:value="51610">
            <text:p>51610</text:p>
          </table:table-cell>
          <table:table-cell office:value-type="string" office:string-value="R516C11">
            <text:p>R516C11</text:p>
          </table:table-cell>
          <table:table-cell office:value-type="float" office:value="51612">
            <text:p>51612</text:p>
          </table:table-cell>
          <table:table-cell office:value-type="string" office:string-value="R516C13">
            <text:p>R516C13</text:p>
          </table:table-cell>
          <table:table-cell office:value-type="float" office:value="51614">
            <text:p>51614</text:p>
          </table:table-cell>
          <table:table-cell office:value-type="string" office:string-value="R516C15">
            <text:p>R516C15</text:p>
          </table:table-cell>
          <table:table-cell office:value-type="float" office:value="51616">
            <text:p>51616</text:p>
          </table:table-cell>
          <table:table-cell office:value-type="string" office:string-value="R516C17">
            <text:p>R516C17</text:p>
          </table:table-cell>
          <table:table-cell office:value-type="float" office:value="51618">
            <text:p>51618</text:p>
          </table:table-cell>
          <table:table-cell office:value-type="string" office:string-value="R516C19">
            <text:p>R516C19</text:p>
          </table:table-cell>
          <table:table-cell office:value-type="float" office:value="51620">
            <text:p>51620</text:p>
          </table:table-cell>
          <table:table-cell office:value-type="string" office:string-value="R516C21">
            <text:p>R516C21</text:p>
          </table:table-cell>
          <table:table-cell office:value-type="float" office:value="51622">
            <text:p>51622</text:p>
          </table:table-cell>
          <table:table-cell office:value-type="string" office:string-value="R516C23">
            <text:p>R516C23</text:p>
          </table:table-cell>
          <table:table-cell office:value-type="float" office:value="51624">
            <text:p>51624</text:p>
          </table:table-cell>
          <table:table-cell office:value-type="string" office:string-value="R516C25">
            <text:p>R516C25</text:p>
          </table:table-cell>
          <table:table-cell office:value-type="float" office:value="51626">
            <text:p>51626</text:p>
          </table:table-cell>
        </table:table-row>
        <table:table-row>
          <table:table-cell office:value-type="string" office:string-value="R517C1">
            <text:p>R517C1</text:p>
          </table:table-cell>
          <table:table-cell office:value-type="float" office:value="51702">
            <text:p>51702</text:p>
          </table:table-cell>
          <table:table-cell office:value-type="string" office:string-value="R517C3">
            <text:p>R517C3</text:p>
          </table:table-cell>
          <table:table-cell office:value-type="float" office:value="51704">
            <text:p>51704</text:p>
          </table:table-cell>
          <table:table-cell office:value-type="string" office:string-value="R517C5">
            <text:p>R517C5</text:p>
          </table:table-cell>
          <table:table-cell office:value-type="float" office:value="51706">
            <text:p>51706</text:p>
          </table:table-cell>
          <table:table-cell office:value-type="string" office:string-value="R517C7">
            <text:p>R517C7</text:p>
          </table:table-cell>
          <table:table-cell office:value-type="float" office:value="51708">
            <text:p>51708</text:p>
          </table:table-cell>
          <table:table-cell office:value-type="string" office:string-value="R517C9">
            <text:p>R517C9</text:p>
          </table:table-cell>
          <table:table-cell office:value-type="float" office:value="51710">
            <text:p>51710</text:p>
          </table:table-cell>
          <table:table-cell office:value-type="string" office:string-value="R517C11">
            <text:p>R517C11</text:p>
          </table:table-cell>
          <table:table-cell office:value-type="float" office:value="51712">
            <text:p>51712</text:p>
          </table:table-cell>
          <table:table-cell office:value-type="string" office:string-value="R517C13">
            <text:p>R517C13</text:p>
          </table:table-cell>
          <table:table-cell office:value-type="float" office:value="51714">
            <text:p>51714</text:p>
          </table:table-cell>
          <table:table-cell office:value-type="string" office:string-value="R517C15">
            <text:p>R517C15</text:p>
          </table:table-cell>
          <table:table-cell office:value-type="float" office:value="51716">
            <text:p>51716</text:p>
          </table:table-cell>
          <table:table-cell office:value-type="string" office:string-value="R517C17">
            <text:p>R517C17</text:p>
          </table:table-cell>
          <table:table-cell office:value-type="float" office:value="51718">
            <text:p>51718</text:p>
          </table:table-cell>
          <table:table-cell office:value-type="string" office:string-value="R517C19">
            <text:p>R517C19</text:p>
          </table:table-cell>
          <table:table-cell office:value-type="float" office:value="51720">
            <text:p>51720</text:p>
          </table:table-cell>
          <table:table-cell office:value-type="string" office:string-value="R517C21">
            <text:p>R517C21</text:p>
          </table:table-cell>
          <table:table-cell office:value-type="float" office:value="51722">
            <text:p>51722</text:p>
          </table:table-cell>
          <table:table-cell office:value-type="string" office:string-value="R517C23">
            <text:p>R517C23</text:p>
          </table:table-cell>
          <table:table-cell office:value-type="float" office:value="51724">
            <text:p>51724</text:p>
          </table:table-cell>
          <table:table-cell office:value-type="string" office:string-value="R517C25">
            <text:p>R517C25</text:p>
          </table:table-cell>
          <table:table-cell office:value-type="float" office:value="51726">
            <text:p>51726</text:p>
          </table:table-cell>
        </table:table-row>
        <table:table-row>
          <table:table-cell office:value-type="string" office:string-value="R518C1">
            <text:p>R518C1</text:p>
          </table:table-cell>
          <table:table-cell office:value-type="float" office:value="51802">
            <text:p>51802</text:p>
          </table:table-cell>
          <table:table-cell office:value-type="string" office:string-value="R518C3">
            <text:p>R518C3</text:p>
          </table:table-cell>
          <table:table-cell office:value-type="float" office:value="51804">
            <text:p>51804</text:p>
          </table:table-cell>
          <table:table-cell office:value-type="string" office:string-value="R518C5">
            <text:p>R518C5</text:p>
          </table:table-cell>
          <table:table-cell office:value-type="float" office:value="51806">
            <text:p>51806</text:p>
          </table:table-cell>
          <table:table-cell office:value-type="string" office:string-value="R518C7">
            <text:p>R518C7</text:p>
          </table:table-cell>
          <table:table-cell office:value-type="float" office:value="51808">
            <text:p>51808</text:p>
          </table:table-cell>
          <table:table-cell office:value-type="string" office:string-value="R518C9">
            <text:p>R518C9</text:p>
          </table:table-cell>
          <table:table-cell office:value-type="float" office:value="51810">
            <text:p>51810</text:p>
          </table:table-cell>
          <table:table-cell office:value-type="string" office:string-value="R518C11">
            <text:p>R518C11</text:p>
          </table:table-cell>
          <table:table-cell office:value-type="float" office:value="51812">
            <text:p>51812</text:p>
          </table:table-cell>
          <table:table-cell office:value-type="string" office:string-value="R518C13">
            <text:p>R518C13</text:p>
          </table:table-cell>
          <table:table-cell office:value-type="float" office:value="51814">
            <text:p>51814</text:p>
          </table:table-cell>
          <table:table-cell office:value-type="string" office:string-value="R518C15">
            <text:p>R518C15</text:p>
          </table:table-cell>
          <table:table-cell office:value-type="float" office:value="51816">
            <text:p>51816</text:p>
          </table:table-cell>
          <table:table-cell office:value-type="string" office:string-value="R518C17">
            <text:p>R518C17</text:p>
          </table:table-cell>
          <table:table-cell office:value-type="float" office:value="51818">
            <text:p>51818</text:p>
          </table:table-cell>
          <table:table-cell office:value-type="string" office:string-value="R518C19">
            <text:p>R518C19</text:p>
          </table:table-cell>
          <table:table-cell office:value-type="float" office:value="51820">
            <text:p>51820</text:p>
          </table:table-cell>
          <table:table-cell office:value-type="string" office:string-value="R518C21">
            <text:p>R518C21</text:p>
          </table:table-cell>
          <table:table-cell office:value-type="float" office:value="51822">
            <text:p>51822</text:p>
          </table:table-cell>
          <table:table-cell office:value-type="string" office:string-value="R518C23">
            <text:p>R518C23</text:p>
          </table:table-cell>
          <table:table-cell office:value-type="float" office:value="51824">
            <text:p>51824</text:p>
          </table:table-cell>
          <table:table-cell office:value-type="string" office:string-value="R518C25">
            <text:p>R518C25</text:p>
          </table:table-cell>
          <table:table-cell office:value-type="float" office:value="51826">
            <text:p>51826</text:p>
          </table:table-cell>
        </table:table-row>
        <table:table-row>
          <table:table-cell office:value-type="string" office:string-value="R519C1">
            <text:p>R519C1</text:p>
          </table:table-cell>
          <table:table-cell office:value-type="float" office:value="51902">
            <text:p>51902</text:p>
          </table:table-cell>
          <table:table-cell office:value-type="string" office:string-value="R519C3">
            <text:p>R519C3</text:p>
          </table:table-cell>
          <table:table-cell office:value-type="float" office:value="51904">
            <text:p>51904</text:p>
          </table:table-cell>
          <table:table-cell office:value-type="string" office:string-value="R519C5">
            <text:p>R519C5</text:p>
          </table:table-cell>
          <table:table-cell office:value-type="float" office:value="51906">
            <text:p>51906</text:p>
          </table:table-cell>
          <table:table-cell office:value-type="string" office:string-value="R519C7">
            <text:p>R519C7</text:p>
          </table:table-cell>
          <table:table-cell office:value-type="float" office:value="51908">
            <text:p>51908</text:p>
          </table:table-cell>
          <table:table-cell office:value-type="string" office:string-value="R519C9">
            <text:p>R519C9</text:p>
          </table:table-cell>
          <table:table-cell office:value-type="float" office:value="51910">
            <text:p>51910</text:p>
          </table:table-cell>
          <table:table-cell office:value-type="string" office:string-value="R519C11">
            <text:p>R519C11</text:p>
          </table:table-cell>
          <table:table-cell office:value-type="float" office:value="51912">
            <text:p>51912</text:p>
          </table:table-cell>
          <table:table-cell office:value-type="string" office:string-value="R519C13">
            <text:p>R519C13</text:p>
          </table:table-cell>
          <table:table-cell office:value-type="float" office:value="51914">
            <text:p>51914</text:p>
          </table:table-cell>
          <table:table-cell office:value-type="string" office:string-value="R519C15">
            <text:p>R519C15</text:p>
          </table:table-cell>
          <table:table-cell office:value-type="float" office:value="51916">
            <text:p>51916</text:p>
          </table:table-cell>
          <table:table-cell office:value-type="string" office:string-value="R519C17">
            <text:p>R519C17</text:p>
          </table:table-cell>
          <table:table-cell office:value-type="float" office:value="51918">
            <text:p>51918</text:p>
          </table:table-cell>
          <table:table-cell office:value-type="string" office:string-value="R519C19">
            <text:p>R519C19</text:p>
          </table:table-cell>
          <table:table-cell office:value-type="float" office:value="51920">
            <text:p>51920</text:p>
          </table:table-cell>
          <table:table-cell office:value-type="string" office:string-value="R519C21">
            <text:p>R519C21</text:p>
          </table:table-cell>
          <table:table-cell office:value-type="float" office:value="51922">
            <text:p>51922</text:p>
          </table:table-cell>
          <table:table-cell office:value-type="string" office:string-value="R519C23">
            <text:p>R519C23</text:p>
          </table:table-cell>
          <table:table-cell office:value-type="float" office:value="51924">
            <text:p>51924</text:p>
          </table:table-cell>
          <table:table-cell office:value-type="string" office:string-value="R519C25">
            <text:p>R519C25</text:p>
          </table:table-cell>
          <table:table-cell office:value-type="float" office:value="51926">
            <text:p>51926</text:p>
          </table:table-cell>
        </table:table-row>
        <table:table-row>
          <table:table-cell office:value-type="string" office:string-value="R520C1">
            <text:p>R520C1</text:p>
          </table:table-cell>
          <table:table-cell office:value-type="float" office:value="52002">
            <text:p>52002</text:p>
          </table:table-cell>
          <table:table-cell office:value-type="string" office:string-value="R520C3">
            <text:p>R520C3</text:p>
          </table:table-cell>
          <table:table-cell office:value-type="float" office:value="52004">
            <text:p>52004</text:p>
          </table:table-cell>
          <table:table-cell office:value-type="string" office:string-value="R520C5">
            <text:p>R520C5</text:p>
          </table:table-cell>
          <table:table-cell office:value-type="float" office:value="52006">
            <text:p>52006</text:p>
          </table:table-cell>
          <table:table-cell office:value-type="string" office:string-value="R520C7">
            <text:p>R520C7</text:p>
          </table:table-cell>
          <table:table-cell office:value-type="float" office:value="52008">
            <text:p>52008</text:p>
          </table:table-cell>
          <table:table-cell office:value-type="string" office:string-value="R520C9">
            <text:p>R520C9</text:p>
          </table:table-cell>
          <table:table-cell office:value-type="float" office:value="52010">
            <text:p>52010</text:p>
          </table:table-cell>
          <table:table-cell office:value-type="string" office:string-value="R520C11">
            <text:p>R520C11</text:p>
          </table:table-cell>
          <table:table-cell office:value-type="float" office:value="52012">
            <text:p>52012</text:p>
          </table:table-cell>
          <table:table-cell office:value-type="string" office:string-value="R520C13">
            <text:p>R520C13</text:p>
          </table:table-cell>
          <table:table-cell office:value-type="float" office:value="52014">
            <text:p>52014</text:p>
          </table:table-cell>
          <table:table-cell office:value-type="string" office:string-value="R520C15">
            <text:p>R520C15</text:p>
          </table:table-cell>
          <table:table-cell office:value-type="float" office:value="52016">
            <text:p>52016</text:p>
          </table:table-cell>
          <table:table-cell office:value-type="string" office:string-value="R520C17">
            <text:p>R520C17</text:p>
          </table:table-cell>
          <table:table-cell office:value-type="float" office:value="52018">
            <text:p>52018</text:p>
          </table:table-cell>
          <table:table-cell office:value-type="string" office:string-value="R520C19">
            <text:p>R520C19</text:p>
          </table:table-cell>
          <table:table-cell office:value-type="float" office:value="52020">
            <text:p>52020</text:p>
          </table:table-cell>
          <table:table-cell office:value-type="string" office:string-value="R520C21">
            <text:p>R520C21</text:p>
          </table:table-cell>
          <table:table-cell office:value-type="float" office:value="52022">
            <text:p>52022</text:p>
          </table:table-cell>
          <table:table-cell office:value-type="string" office:string-value="R520C23">
            <text:p>R520C23</text:p>
          </table:table-cell>
          <table:table-cell office:value-type="float" office:value="52024">
            <text:p>52024</text:p>
          </table:table-cell>
          <table:table-cell office:value-type="string" office:string-value="R520C25">
            <text:p>R520C25</text:p>
          </table:table-cell>
          <table:table-cell office:value-type="float" office:value="52026">
            <text:p>52026</text:p>
          </table:table-cell>
        </table:table-row>
        <table:table-row>
          <table:table-cell office:value-type="string" office:string-value="R521C1">
            <text:p>R521C1</text:p>
          </table:table-cell>
          <table:table-cell office:value-type="float" office:value="52102">
            <text:p>52102</text:p>
          </table:table-cell>
          <table:table-cell office:value-type="string" office:string-value="R521C3">
            <text:p>R521C3</text:p>
          </table:table-cell>
          <table:table-cell office:value-type="float" office:value="52104">
            <text:p>52104</text:p>
          </table:table-cell>
          <table:table-cell office:value-type="string" office:string-value="R521C5">
            <text:p>R521C5</text:p>
          </table:table-cell>
          <table:table-cell office:value-type="float" office:value="52106">
            <text:p>52106</text:p>
          </table:table-cell>
          <table:table-cell office:value-type="string" office:string-value="R521C7">
            <text:p>R521C7</text:p>
          </table:table-cell>
          <table:table-cell office:value-type="float" office:value="52108">
            <text:p>52108</text:p>
          </table:table-cell>
          <table:table-cell office:value-type="string" office:string-value="R521C9">
            <text:p>R521C9</text:p>
          </table:table-cell>
          <table:table-cell office:value-type="float" office:value="52110">
            <text:p>52110</text:p>
          </table:table-cell>
          <table:table-cell office:value-type="string" office:string-value="R521C11">
            <text:p>R521C11</text:p>
          </table:table-cell>
          <table:table-cell office:value-type="float" office:value="52112">
            <text:p>52112</text:p>
          </table:table-cell>
          <table:table-cell office:value-type="string" office:string-value="R521C13">
            <text:p>R521C13</text:p>
          </table:table-cell>
          <table:table-cell office:value-type="float" office:value="52114">
            <text:p>52114</text:p>
          </table:table-cell>
          <table:table-cell office:value-type="string" office:string-value="R521C15">
            <text:p>R521C15</text:p>
          </table:table-cell>
          <table:table-cell office:value-type="float" office:value="52116">
            <text:p>52116</text:p>
          </table:table-cell>
          <table:table-cell office:value-type="string" office:string-value="R521C17">
            <text:p>R521C17</text:p>
          </table:table-cell>
          <table:table-cell office:value-type="float" office:value="52118">
            <text:p>52118</text:p>
          </table:table-cell>
          <table:table-cell office:value-type="string" office:string-value="R521C19">
            <text:p>R521C19</text:p>
          </table:table-cell>
          <table:table-cell office:value-type="float" office:value="52120">
            <text:p>52120</text:p>
          </table:table-cell>
          <table:table-cell office:value-type="string" office:string-value="R521C21">
            <text:p>R521C21</text:p>
          </table:table-cell>
          <table:table-cell office:value-type="float" office:value="52122">
            <text:p>52122</text:p>
          </table:table-cell>
          <table:table-cell office:value-type="string" office:string-value="R521C23">
            <text:p>R521C23</text:p>
          </table:table-cell>
          <table:table-cell office:value-type="float" office:value="52124">
            <text:p>52124</text:p>
          </table:table-cell>
          <table:table-cell office:value-type="string" office:string-value="R521C25">
            <text:p>R521C25</text:p>
          </table:table-cell>
          <table:table-cell office:value-type="float" office:value="52126">
            <text:p>52126</text:p>
          </table:table-cell>
        </table:table-row>
        <table:table-row>
          <table:table-cell office:value-type="string" office:string-value="R522C1">
            <text:p>R522C1</text:p>
          </table:table-cell>
          <table:table-cell office:value-type="float" office:value="52202">
            <text:p>52202</text:p>
          </table:table-cell>
          <table:table-cell office:value-type="string" office:string-value="R522C3">
            <text:p>R522C3</text:p>
          </table:table-cell>
          <table:table-cell office:value-type="float" office:value="52204">
            <text:p>52204</text:p>
          </table:table-cell>
          <table:table-cell office:value-type="string" office:string-value="R522C5">
            <text:p>R522C5</text:p>
          </table:table-cell>
          <table:table-cell office:value-type="float" office:value="52206">
            <text:p>52206</text:p>
          </table:table-cell>
          <table:table-cell office:value-type="string" office:string-value="R522C7">
            <text:p>R522C7</text:p>
          </table:table-cell>
          <table:table-cell office:value-type="float" office:value="52208">
            <text:p>52208</text:p>
          </table:table-cell>
          <table:table-cell office:value-type="string" office:string-value="R522C9">
            <text:p>R522C9</text:p>
          </table:table-cell>
          <table:table-cell office:value-type="float" office:value="52210">
            <text:p>52210</text:p>
          </table:table-cell>
          <table:table-cell office:value-type="string" office:string-value="R522C11">
            <text:p>R522C11</text:p>
          </table:table-cell>
          <table:table-cell office:value-type="float" office:value="52212">
            <text:p>52212</text:p>
          </table:table-cell>
          <table:table-cell office:value-type="string" office:string-value="R522C13">
            <text:p>R522C13</text:p>
          </table:table-cell>
          <table:table-cell office:value-type="float" office:value="52214">
            <text:p>52214</text:p>
          </table:table-cell>
          <table:table-cell office:value-type="string" office:string-value="R522C15">
            <text:p>R522C15</text:p>
          </table:table-cell>
          <table:table-cell office:value-type="float" office:value="52216">
            <text:p>52216</text:p>
          </table:table-cell>
          <table:table-cell office:value-type="string" office:string-value="R522C17">
            <text:p>R522C17</text:p>
          </table:table-cell>
          <table:table-cell office:value-type="float" office:value="52218">
            <text:p>52218</text:p>
          </table:table-cell>
          <table:table-cell office:value-type="string" office:string-value="R522C19">
            <text:p>R522C19</text:p>
          </table:table-cell>
          <table:table-cell office:value-type="float" office:value="52220">
            <text:p>52220</text:p>
          </table:table-cell>
          <table:table-cell office:value-type="string" office:string-value="R522C21">
            <text:p>R522C21</text:p>
          </table:table-cell>
          <table:table-cell office:value-type="float" office:value="52222">
            <text:p>52222</text:p>
          </table:table-cell>
          <table:table-cell office:value-type="string" office:string-value="R522C23">
            <text:p>R522C23</text:p>
          </table:table-cell>
          <table:table-cell office:value-type="float" office:value="52224">
            <text:p>52224</text:p>
          </table:table-cell>
          <table:table-cell office:value-type="string" office:string-value="R522C25">
            <text:p>R522C25</text:p>
          </table:table-cell>
          <table:table-cell office:value-type="float" office:value="52226">
            <text:p>52226</text:p>
          </table:table-cell>
        </table:table-row>
        <table:table-row>
          <table:table-cell office:value-type="string" office:string-value="R523C1">
            <text:p>R523C1</text:p>
          </table:table-cell>
          <table:table-cell office:value-type="float" office:value="52302">
            <text:p>52302</text:p>
          </table:table-cell>
          <table:table-cell office:value-type="string" office:string-value="R523C3">
            <text:p>R523C3</text:p>
          </table:table-cell>
          <table:table-cell office:value-type="float" office:value="52304">
            <text:p>52304</text:p>
          </table:table-cell>
          <table:table-cell office:value-type="string" office:string-value="R523C5">
            <text:p>R523C5</text:p>
          </table:table-cell>
          <table:table-cell office:value-type="float" office:value="52306">
            <text:p>52306</text:p>
          </table:table-cell>
          <table:table-cell office:value-type="string" office:string-value="R523C7">
            <text:p>R523C7</text:p>
          </table:table-cell>
          <table:table-cell office:value-type="float" office:value="52308">
            <text:p>52308</text:p>
          </table:table-cell>
          <table:table-cell office:value-type="string" office:string-value="R523C9">
            <text:p>R523C9</text:p>
          </table:table-cell>
          <table:table-cell office:value-type="float" office:value="52310">
            <text:p>52310</text:p>
          </table:table-cell>
          <table:table-cell office:value-type="string" office:string-value="R523C11">
            <text:p>R523C11</text:p>
          </table:table-cell>
          <table:table-cell office:value-type="float" office:value="52312">
            <text:p>52312</text:p>
          </table:table-cell>
          <table:table-cell office:value-type="string" office:string-value="R523C13">
            <text:p>R523C13</text:p>
          </table:table-cell>
          <table:table-cell office:value-type="float" office:value="52314">
            <text:p>52314</text:p>
          </table:table-cell>
          <table:table-cell office:value-type="string" office:string-value="R523C15">
            <text:p>R523C15</text:p>
          </table:table-cell>
          <table:table-cell office:value-type="float" office:value="52316">
            <text:p>52316</text:p>
          </table:table-cell>
          <table:table-cell office:value-type="string" office:string-value="R523C17">
            <text:p>R523C17</text:p>
          </table:table-cell>
          <table:table-cell office:value-type="float" office:value="52318">
            <text:p>52318</text:p>
          </table:table-cell>
          <table:table-cell office:value-type="string" office:string-value="R523C19">
            <text:p>R523C19</text:p>
          </table:table-cell>
          <table:table-cell office:value-type="float" office:value="52320">
            <text:p>52320</text:p>
          </table:table-cell>
          <table:table-cell office:value-type="string" office:string-value="R523C21">
            <text:p>R523C21</text:p>
          </table:table-cell>
          <table:table-cell office:value-type="float" office:value="52322">
            <text:p>52322</text:p>
          </table:table-cell>
          <table:table-cell office:value-type="string" office:string-value="R523C23">
            <text:p>R523C23</text:p>
          </table:table-cell>
          <table:table-cell office:value-type="float" office:value="52324">
            <text:p>52324</text:p>
          </table:table-cell>
          <table:table-cell office:value-type="string" office:string-value="R523C25">
            <text:p>R523C25</text:p>
          </table:table-cell>
          <table:table-cell office:value-type="float" office:value="52326">
            <text:p>52326</text:p>
          </table:table-cell>
        </table:table-row>
        <table:table-row>
          <table:table-cell office:value-type="string" office:string-value="R524C1">
            <text:p>R524C1</text:p>
          </table:table-cell>
          <table:table-cell office:value-type="float" office:value="52402">
            <text:p>52402</text:p>
          </table:table-cell>
          <table:table-cell office:value-type="string" office:string-value="R524C3">
            <text:p>R524C3</text:p>
          </table:table-cell>
          <table:table-cell office:value-type="float" office:value="52404">
            <text:p>52404</text:p>
          </table:table-cell>
          <table:table-cell office:value-type="string" office:string-value="R524C5">
            <text:p>R524C5</text:p>
          </table:table-cell>
          <table:table-cell office:value-type="float" office:value="52406">
            <text:p>52406</text:p>
          </table:table-cell>
          <table:table-cell office:value-type="string" office:string-value="R524C7">
            <text:p>R524C7</text:p>
          </table:table-cell>
          <table:table-cell office:value-type="float" office:value="52408">
            <text:p>52408</text:p>
          </table:table-cell>
          <table:table-cell office:value-type="string" office:string-value="R524C9">
            <text:p>R524C9</text:p>
          </table:table-cell>
          <table:table-cell office:value-type="float" office:value="52410">
            <text:p>52410</text:p>
          </table:table-cell>
          <table:table-cell office:value-type="string" office:string-value="R524C11">
            <text:p>R524C11</text:p>
          </table:table-cell>
          <table:table-cell office:value-type="float" office:value="52412">
            <text:p>52412</text:p>
          </table:table-cell>
          <table:table-cell office:value-type="string" office:string-value="R524C13">
            <text:p>R524C13</text:p>
          </table:table-cell>
          <table:table-cell office:value-type="float" office:value="52414">
            <text:p>52414</text:p>
          </table:table-cell>
          <table:table-cell office:value-type="string" office:string-value="R524C15">
            <text:p>R524C15</text:p>
          </table:table-cell>
          <table:table-cell office:value-type="float" office:value="52416">
            <text:p>52416</text:p>
          </table:table-cell>
          <table:table-cell office:value-type="string" office:string-value="R524C17">
            <text:p>R524C17</text:p>
          </table:table-cell>
          <table:table-cell office:value-type="float" office:value="52418">
            <text:p>52418</text:p>
          </table:table-cell>
          <table:table-cell office:value-type="string" office:string-value="R524C19">
            <text:p>R524C19</text:p>
          </table:table-cell>
          <table:table-cell office:value-type="float" office:value="52420">
            <text:p>52420</text:p>
          </table:table-cell>
          <table:table-cell office:value-type="string" office:string-value="R524C21">
            <text:p>R524C21</text:p>
          </table:table-cell>
          <table:table-cell office:value-type="float" office:value="52422">
            <text:p>52422</text:p>
          </table:table-cell>
          <table:table-cell office:value-type="string" office:string-value="R524C23">
            <text:p>R524C23</text:p>
          </table:table-cell>
          <table:table-cell office:value-type="float" office:value="52424">
            <text:p>52424</text:p>
          </table:table-cell>
          <table:table-cell office:value-type="string" office:string-value="R524C25">
            <text:p>R524C25</text:p>
          </table:table-cell>
          <table:table-cell office:value-type="float" office:value="52426">
            <text:p>52426</text:p>
          </table:table-cell>
        </table:table-row>
        <table:table-row>
          <table:table-cell office:value-type="string" office:string-value="R525C1">
            <text:p>R525C1</text:p>
          </table:table-cell>
          <table:table-cell office:value-type="float" office:value="52502">
            <text:p>52502</text:p>
          </table:table-cell>
          <table:table-cell office:value-type="string" office:string-value="R525C3">
            <text:p>R525C3</text:p>
          </table:table-cell>
          <table:table-cell office:value-type="float" office:value="52504">
            <text:p>52504</text:p>
          </table:table-cell>
          <table:table-cell office:value-type="string" office:string-value="R525C5">
            <text:p>R525C5</text:p>
          </table:table-cell>
          <table:table-cell office:value-type="float" office:value="52506">
            <text:p>52506</text:p>
          </table:table-cell>
          <table:table-cell office:value-type="string" office:string-value="R525C7">
            <text:p>R525C7</text:p>
          </table:table-cell>
          <table:table-cell office:value-type="float" office:value="52508">
            <text:p>52508</text:p>
          </table:table-cell>
          <table:table-cell office:value-type="string" office:string-value="R525C9">
            <text:p>R525C9</text:p>
          </table:table-cell>
          <table:table-cell office:value-type="float" office:value="52510">
            <text:p>52510</text:p>
          </table:table-cell>
          <table:table-cell office:value-type="string" office:string-value="R525C11">
            <text:p>R525C11</text:p>
          </table:table-cell>
          <table:table-cell office:value-type="float" office:value="52512">
            <text:p>52512</text:p>
          </table:table-cell>
          <table:table-cell office:value-type="string" office:string-value="R525C13">
            <text:p>R525C13</text:p>
          </table:table-cell>
          <table:table-cell office:value-type="float" office:value="52514">
            <text:p>52514</text:p>
          </table:table-cell>
          <table:table-cell office:value-type="string" office:string-value="R525C15">
            <text:p>R525C15</text:p>
          </table:table-cell>
          <table:table-cell office:value-type="float" office:value="52516">
            <text:p>52516</text:p>
          </table:table-cell>
          <table:table-cell office:value-type="string" office:string-value="R525C17">
            <text:p>R525C17</text:p>
          </table:table-cell>
          <table:table-cell office:value-type="float" office:value="52518">
            <text:p>52518</text:p>
          </table:table-cell>
          <table:table-cell office:value-type="string" office:string-value="R525C19">
            <text:p>R525C19</text:p>
          </table:table-cell>
          <table:table-cell office:value-type="float" office:value="52520">
            <text:p>52520</text:p>
          </table:table-cell>
          <table:table-cell office:value-type="string" office:string-value="R525C21">
            <text:p>R525C21</text:p>
          </table:table-cell>
          <table:table-cell office:value-type="float" office:value="52522">
            <text:p>52522</text:p>
          </table:table-cell>
          <table:table-cell office:value-type="string" office:string-value="R525C23">
            <text:p>R525C23</text:p>
          </table:table-cell>
          <table:table-cell office:value-type="float" office:value="52524">
            <text:p>52524</text:p>
          </table:table-cell>
          <table:table-cell office:value-type="string" office:string-value="R525C25">
            <text:p>R525C25</text:p>
          </table:table-cell>
          <table:table-cell office:value-type="float" office:value="52526">
            <text:p>52526</text:p>
          </table:table-cell>
        </table:table-row>
        <table:table-row>
          <table:table-cell office:value-type="string" office:string-value="R526C1">
            <text:p>R526C1</text:p>
          </table:table-cell>
          <table:table-cell office:value-type="float" office:value="52602">
            <text:p>52602</text:p>
          </table:table-cell>
          <table:table-cell office:value-type="string" office:string-value="R526C3">
            <text:p>R526C3</text:p>
          </table:table-cell>
          <table:table-cell office:value-type="float" office:value="52604">
            <text:p>52604</text:p>
          </table:table-cell>
          <table:table-cell office:value-type="string" office:string-value="R526C5">
            <text:p>R526C5</text:p>
          </table:table-cell>
          <table:table-cell office:value-type="float" office:value="52606">
            <text:p>52606</text:p>
          </table:table-cell>
          <table:table-cell office:value-type="string" office:string-value="R526C7">
            <text:p>R526C7</text:p>
          </table:table-cell>
          <table:table-cell office:value-type="float" office:value="52608">
            <text:p>52608</text:p>
          </table:table-cell>
          <table:table-cell office:value-type="string" office:string-value="R526C9">
            <text:p>R526C9</text:p>
          </table:table-cell>
          <table:table-cell office:value-type="float" office:value="52610">
            <text:p>52610</text:p>
          </table:table-cell>
          <table:table-cell office:value-type="string" office:string-value="R526C11">
            <text:p>R526C11</text:p>
          </table:table-cell>
          <table:table-cell office:value-type="float" office:value="52612">
            <text:p>52612</text:p>
          </table:table-cell>
          <table:table-cell office:value-type="string" office:string-value="R526C13">
            <text:p>R526C13</text:p>
          </table:table-cell>
          <table:table-cell office:value-type="float" office:value="52614">
            <text:p>52614</text:p>
          </table:table-cell>
          <table:table-cell office:value-type="string" office:string-value="R526C15">
            <text:p>R526C15</text:p>
          </table:table-cell>
          <table:table-cell office:value-type="float" office:value="52616">
            <text:p>52616</text:p>
          </table:table-cell>
          <table:table-cell office:value-type="string" office:string-value="R526C17">
            <text:p>R526C17</text:p>
          </table:table-cell>
          <table:table-cell office:value-type="float" office:value="52618">
            <text:p>52618</text:p>
          </table:table-cell>
          <table:table-cell office:value-type="string" office:string-value="R526C19">
            <text:p>R526C19</text:p>
          </table:table-cell>
          <table:table-cell office:value-type="float" office:value="52620">
            <text:p>52620</text:p>
          </table:table-cell>
          <table:table-cell office:value-type="string" office:string-value="R526C21">
            <text:p>R526C21</text:p>
          </table:table-cell>
          <table:table-cell office:value-type="float" office:value="52622">
            <text:p>52622</text:p>
          </table:table-cell>
          <table:table-cell office:value-type="string" office:string-value="R526C23">
            <text:p>R526C23</text:p>
          </table:table-cell>
          <table:table-cell office:value-type="float" office:value="52624">
            <text:p>52624</text:p>
          </table:table-cell>
          <table:table-cell office:value-type="string" office:string-value="R526C25">
            <text:p>R526C25</text:p>
          </table:table-cell>
          <table:table-cell office:value-type="float" office:value="52626">
            <text:p>52626</text:p>
          </table:table-cell>
        </table:table-row>
        <table:table-row>
          <table:table-cell office:value-type="string" office:string-value="R527C1">
            <text:p>R527C1</text:p>
          </table:table-cell>
          <table:table-cell office:value-type="float" office:value="52702">
            <text:p>52702</text:p>
          </table:table-cell>
          <table:table-cell office:value-type="string" office:string-value="R527C3">
            <text:p>R527C3</text:p>
          </table:table-cell>
          <table:table-cell office:value-type="float" office:value="52704">
            <text:p>52704</text:p>
          </table:table-cell>
          <table:table-cell office:value-type="string" office:string-value="R527C5">
            <text:p>R527C5</text:p>
          </table:table-cell>
          <table:table-cell office:value-type="float" office:value="52706">
            <text:p>52706</text:p>
          </table:table-cell>
          <table:table-cell office:value-type="string" office:string-value="R527C7">
            <text:p>R527C7</text:p>
          </table:table-cell>
          <table:table-cell office:value-type="float" office:value="52708">
            <text:p>52708</text:p>
          </table:table-cell>
          <table:table-cell office:value-type="string" office:string-value="R527C9">
            <text:p>R527C9</text:p>
          </table:table-cell>
          <table:table-cell office:value-type="float" office:value="52710">
            <text:p>52710</text:p>
          </table:table-cell>
          <table:table-cell office:value-type="string" office:string-value="R527C11">
            <text:p>R527C11</text:p>
          </table:table-cell>
          <table:table-cell office:value-type="float" office:value="52712">
            <text:p>52712</text:p>
          </table:table-cell>
          <table:table-cell office:value-type="string" office:string-value="R527C13">
            <text:p>R527C13</text:p>
          </table:table-cell>
          <table:table-cell office:value-type="float" office:value="52714">
            <text:p>52714</text:p>
          </table:table-cell>
          <table:table-cell office:value-type="string" office:string-value="R527C15">
            <text:p>R527C15</text:p>
          </table:table-cell>
          <table:table-cell office:value-type="float" office:value="52716">
            <text:p>52716</text:p>
          </table:table-cell>
          <table:table-cell office:value-type="string" office:string-value="R527C17">
            <text:p>R527C17</text:p>
          </table:table-cell>
          <table:table-cell office:value-type="float" office:value="52718">
            <text:p>52718</text:p>
          </table:table-cell>
          <table:table-cell office:value-type="string" office:string-value="R527C19">
            <text:p>R527C19</text:p>
          </table:table-cell>
          <table:table-cell office:value-type="float" office:value="52720">
            <text:p>52720</text:p>
          </table:table-cell>
          <table:table-cell office:value-type="string" office:string-value="R527C21">
            <text:p>R527C21</text:p>
          </table:table-cell>
          <table:table-cell office:value-type="float" office:value="52722">
            <text:p>52722</text:p>
          </table:table-cell>
          <table:table-cell office:value-type="string" office:string-value="R527C23">
            <text:p>R527C23</text:p>
          </table:table-cell>
          <table:table-cell office:value-type="float" office:value="52724">
            <text:p>52724</text:p>
          </table:table-cell>
          <table:table-cell office:value-type="string" office:string-value="R527C25">
            <text:p>R527C25</text:p>
          </table:table-cell>
          <table:table-cell office:value-type="float" office:value="52726">
            <text:p>52726</text:p>
          </table:table-cell>
        </table:table-row>
        <table:table-row>
          <table:table-cell office:value-type="string" office:string-value="R528C1">
            <text:p>R528C1</text:p>
          </table:table-cell>
          <table:table-cell office:value-type="float" office:value="52802">
            <text:p>52802</text:p>
          </table:table-cell>
          <table:table-cell office:value-type="string" office:string-value="R528C3">
            <text:p>R528C3</text:p>
          </table:table-cell>
          <table:table-cell office:value-type="float" office:value="52804">
            <text:p>52804</text:p>
          </table:table-cell>
          <table:table-cell office:value-type="string" office:string-value="R528C5">
            <text:p>R528C5</text:p>
          </table:table-cell>
          <table:table-cell office:value-type="float" office:value="52806">
            <text:p>52806</text:p>
          </table:table-cell>
          <table:table-cell office:value-type="string" office:string-value="R528C7">
            <text:p>R528C7</text:p>
          </table:table-cell>
          <table:table-cell office:value-type="float" office:value="52808">
            <text:p>52808</text:p>
          </table:table-cell>
          <table:table-cell office:value-type="string" office:string-value="R528C9">
            <text:p>R528C9</text:p>
          </table:table-cell>
          <table:table-cell office:value-type="float" office:value="52810">
            <text:p>52810</text:p>
          </table:table-cell>
          <table:table-cell office:value-type="string" office:string-value="R528C11">
            <text:p>R528C11</text:p>
          </table:table-cell>
          <table:table-cell office:value-type="float" office:value="52812">
            <text:p>52812</text:p>
          </table:table-cell>
          <table:table-cell office:value-type="string" office:string-value="R528C13">
            <text:p>R528C13</text:p>
          </table:table-cell>
          <table:table-cell office:value-type="float" office:value="52814">
            <text:p>52814</text:p>
          </table:table-cell>
          <table:table-cell office:value-type="string" office:string-value="R528C15">
            <text:p>R528C15</text:p>
          </table:table-cell>
          <table:table-cell office:value-type="float" office:value="52816">
            <text:p>52816</text:p>
          </table:table-cell>
          <table:table-cell office:value-type="string" office:string-value="R528C17">
            <text:p>R528C17</text:p>
          </table:table-cell>
          <table:table-cell office:value-type="float" office:value="52818">
            <text:p>52818</text:p>
          </table:table-cell>
          <table:table-cell office:value-type="string" office:string-value="R528C19">
            <text:p>R528C19</text:p>
          </table:table-cell>
          <table:table-cell office:value-type="float" office:value="52820">
            <text:p>52820</text:p>
          </table:table-cell>
          <table:table-cell office:value-type="string" office:string-value="R528C21">
            <text:p>R528C21</text:p>
          </table:table-cell>
          <table:table-cell office:value-type="float" office:value="52822">
            <text:p>52822</text:p>
          </table:table-cell>
          <table:table-cell office:value-type="string" office:string-value="R528C23">
            <text:p>R528C23</text:p>
          </table:table-cell>
          <table:table-cell office:value-type="float" office:value="52824">
            <text:p>52824</text:p>
          </table:table-cell>
          <table:table-cell office:value-type="string" office:string-value="R528C25">
            <text:p>R528C25</text:p>
          </table:table-cell>
          <table:table-cell office:value-type="float" office:value="52826">
            <text:p>52826</text:p>
          </table:table-cell>
        </table:table-row>
        <table:table-row>
          <table:table-cell office:value-type="string" office:string-value="R529C1">
            <text:p>R529C1</text:p>
          </table:table-cell>
          <table:table-cell office:value-type="float" office:value="52902">
            <text:p>52902</text:p>
          </table:table-cell>
          <table:table-cell office:value-type="string" office:string-value="R529C3">
            <text:p>R529C3</text:p>
          </table:table-cell>
          <table:table-cell office:value-type="float" office:value="52904">
            <text:p>52904</text:p>
          </table:table-cell>
          <table:table-cell office:value-type="string" office:string-value="R529C5">
            <text:p>R529C5</text:p>
          </table:table-cell>
          <table:table-cell office:value-type="float" office:value="52906">
            <text:p>52906</text:p>
          </table:table-cell>
          <table:table-cell office:value-type="string" office:string-value="R529C7">
            <text:p>R529C7</text:p>
          </table:table-cell>
          <table:table-cell office:value-type="float" office:value="52908">
            <text:p>52908</text:p>
          </table:table-cell>
          <table:table-cell office:value-type="string" office:string-value="R529C9">
            <text:p>R529C9</text:p>
          </table:table-cell>
          <table:table-cell office:value-type="float" office:value="52910">
            <text:p>52910</text:p>
          </table:table-cell>
          <table:table-cell office:value-type="string" office:string-value="R529C11">
            <text:p>R529C11</text:p>
          </table:table-cell>
          <table:table-cell office:value-type="float" office:value="52912">
            <text:p>52912</text:p>
          </table:table-cell>
          <table:table-cell office:value-type="string" office:string-value="R529C13">
            <text:p>R529C13</text:p>
          </table:table-cell>
          <table:table-cell office:value-type="float" office:value="52914">
            <text:p>52914</text:p>
          </table:table-cell>
          <table:table-cell office:value-type="string" office:string-value="R529C15">
            <text:p>R529C15</text:p>
          </table:table-cell>
          <table:table-cell office:value-type="float" office:value="52916">
            <text:p>52916</text:p>
          </table:table-cell>
          <table:table-cell office:value-type="string" office:string-value="R529C17">
            <text:p>R529C17</text:p>
          </table:table-cell>
          <table:table-cell office:value-type="float" office:value="52918">
            <text:p>52918</text:p>
          </table:table-cell>
          <table:table-cell office:value-type="string" office:string-value="R529C19">
            <text:p>R529C19</text:p>
          </table:table-cell>
          <table:table-cell office:value-type="float" office:value="52920">
            <text:p>52920</text:p>
          </table:table-cell>
          <table:table-cell office:value-type="string" office:string-value="R529C21">
            <text:p>R529C21</text:p>
          </table:table-cell>
          <table:table-cell office:value-type="float" office:value="52922">
            <text:p>52922</text:p>
          </table:table-cell>
          <table:table-cell office:value-type="string" office:string-value="R529C23">
            <text:p>R529C23</text:p>
          </table:table-cell>
          <table:table-cell office:value-type="float" office:value="52924">
            <text:p>52924</text:p>
          </table:table-cell>
          <table:table-cell office:value-type="string" office:string-value="R529C25">
            <text:p>R529C25</text:p>
          </table:table-cell>
          <table:table-cell office:value-type="float" office:value="52926">
            <text:p>52926</text:p>
          </table:table-cell>
        </table:table-row>
        <table:table-row>
          <table:table-cell office:value-type="string" office:string-value="R530C1">
            <text:p>R530C1</text:p>
          </table:table-cell>
          <table:table-cell office:value-type="float" office:value="53002">
            <text:p>53002</text:p>
          </table:table-cell>
          <table:table-cell office:value-type="string" office:string-value="R530C3">
            <text:p>R530C3</text:p>
          </table:table-cell>
          <table:table-cell office:value-type="float" office:value="53004">
            <text:p>53004</text:p>
          </table:table-cell>
          <table:table-cell office:value-type="string" office:string-value="R530C5">
            <text:p>R530C5</text:p>
          </table:table-cell>
          <table:table-cell office:value-type="float" office:value="53006">
            <text:p>53006</text:p>
          </table:table-cell>
          <table:table-cell office:value-type="string" office:string-value="R530C7">
            <text:p>R530C7</text:p>
          </table:table-cell>
          <table:table-cell office:value-type="float" office:value="53008">
            <text:p>53008</text:p>
          </table:table-cell>
          <table:table-cell office:value-type="string" office:string-value="R530C9">
            <text:p>R530C9</text:p>
          </table:table-cell>
          <table:table-cell office:value-type="float" office:value="53010">
            <text:p>53010</text:p>
          </table:table-cell>
          <table:table-cell office:value-type="string" office:string-value="R530C11">
            <text:p>R530C11</text:p>
          </table:table-cell>
          <table:table-cell office:value-type="float" office:value="53012">
            <text:p>53012</text:p>
          </table:table-cell>
          <table:table-cell office:value-type="string" office:string-value="R530C13">
            <text:p>R530C13</text:p>
          </table:table-cell>
          <table:table-cell office:value-type="float" office:value="53014">
            <text:p>53014</text:p>
          </table:table-cell>
          <table:table-cell office:value-type="string" office:string-value="R530C15">
            <text:p>R530C15</text:p>
          </table:table-cell>
          <table:table-cell office:value-type="float" office:value="53016">
            <text:p>53016</text:p>
          </table:table-cell>
          <table:table-cell office:value-type="string" office:string-value="R530C17">
            <text:p>R530C17</text:p>
          </table:table-cell>
          <table:table-cell office:value-type="float" office:value="53018">
            <text:p>53018</text:p>
          </table:table-cell>
          <table:table-cell office:value-type="string" office:string-value="R530C19">
            <text:p>R530C19</text:p>
          </table:table-cell>
          <table:table-cell office:value-type="float" office:value="53020">
            <text:p>53020</text:p>
          </table:table-cell>
          <table:table-cell office:value-type="string" office:string-value="R530C21">
            <text:p>R530C21</text:p>
          </table:table-cell>
          <table:table-cell office:value-type="float" office:value="53022">
            <text:p>53022</text:p>
          </table:table-cell>
          <table:table-cell office:value-type="string" office:string-value="R530C23">
            <text:p>R530C23</text:p>
          </table:table-cell>
          <table:table-cell office:value-type="float" office:value="53024">
            <text:p>53024</text:p>
          </table:table-cell>
          <table:table-cell office:value-type="string" office:string-value="R530C25">
            <text:p>R530C25</text:p>
          </table:table-cell>
          <table:table-cell office:value-type="float" office:value="53026">
            <text:p>53026</text:p>
          </table:table-cell>
        </table:table-row>
        <table:table-row>
          <table:table-cell office:value-type="string" office:string-value="R531C1">
            <text:p>R531C1</text:p>
          </table:table-cell>
          <table:table-cell office:value-type="float" office:value="53102">
            <text:p>53102</text:p>
          </table:table-cell>
          <table:table-cell office:value-type="string" office:string-value="R531C3">
            <text:p>R531C3</text:p>
          </table:table-cell>
          <table:table-cell office:value-type="float" office:value="53104">
            <text:p>53104</text:p>
          </table:table-cell>
          <table:table-cell office:value-type="string" office:string-value="R531C5">
            <text:p>R531C5</text:p>
          </table:table-cell>
          <table:table-cell office:value-type="float" office:value="53106">
            <text:p>53106</text:p>
          </table:table-cell>
          <table:table-cell office:value-type="string" office:string-value="R531C7">
            <text:p>R531C7</text:p>
          </table:table-cell>
          <table:table-cell office:value-type="float" office:value="53108">
            <text:p>53108</text:p>
          </table:table-cell>
          <table:table-cell office:value-type="string" office:string-value="R531C9">
            <text:p>R531C9</text:p>
          </table:table-cell>
          <table:table-cell office:value-type="float" office:value="53110">
            <text:p>53110</text:p>
          </table:table-cell>
          <table:table-cell office:value-type="string" office:string-value="R531C11">
            <text:p>R531C11</text:p>
          </table:table-cell>
          <table:table-cell office:value-type="float" office:value="53112">
            <text:p>53112</text:p>
          </table:table-cell>
          <table:table-cell office:value-type="string" office:string-value="R531C13">
            <text:p>R531C13</text:p>
          </table:table-cell>
          <table:table-cell office:value-type="float" office:value="53114">
            <text:p>53114</text:p>
          </table:table-cell>
          <table:table-cell office:value-type="string" office:string-value="R531C15">
            <text:p>R531C15</text:p>
          </table:table-cell>
          <table:table-cell office:value-type="float" office:value="53116">
            <text:p>53116</text:p>
          </table:table-cell>
          <table:table-cell office:value-type="string" office:string-value="R531C17">
            <text:p>R531C17</text:p>
          </table:table-cell>
          <table:table-cell office:value-type="float" office:value="53118">
            <text:p>53118</text:p>
          </table:table-cell>
          <table:table-cell office:value-type="string" office:string-value="R531C19">
            <text:p>R531C19</text:p>
          </table:table-cell>
          <table:table-cell office:value-type="float" office:value="53120">
            <text:p>53120</text:p>
          </table:table-cell>
          <table:table-cell office:value-type="string" office:string-value="R531C21">
            <text:p>R531C21</text:p>
          </table:table-cell>
          <table:table-cell office:value-type="float" office:value="53122">
            <text:p>53122</text:p>
          </table:table-cell>
          <table:table-cell office:value-type="string" office:string-value="R531C23">
            <text:p>R531C23</text:p>
          </table:table-cell>
          <table:table-cell office:value-type="float" office:value="53124">
            <text:p>53124</text:p>
          </table:table-cell>
          <table:table-cell office:value-type="string" office:string-value="R531C25">
            <text:p>R531C25</text:p>
          </table:table-cell>
          <table:table-cell office:value-type="float" office:value="53126">
            <text:p>53126</text:p>
          </table:table-cell>
        </table:table-row>
        <table:table-row>
          <table:table-cell office:value-type="string" office:string-value="R532C1">
            <text:p>R532C1</text:p>
          </table:table-cell>
          <table:table-cell office:value-type="float" office:value="53202">
            <text:p>53202</text:p>
          </table:table-cell>
          <table:table-cell office:value-type="string" office:string-value="R532C3">
            <text:p>R532C3</text:p>
          </table:table-cell>
          <table:table-cell office:value-type="float" office:value="53204">
            <text:p>53204</text:p>
          </table:table-cell>
          <table:table-cell office:value-type="string" office:string-value="R532C5">
            <text:p>R532C5</text:p>
          </table:table-cell>
          <table:table-cell office:value-type="float" office:value="53206">
            <text:p>53206</text:p>
          </table:table-cell>
          <table:table-cell office:value-type="string" office:string-value="R532C7">
            <text:p>R532C7</text:p>
          </table:table-cell>
          <table:table-cell office:value-type="float" office:value="53208">
            <text:p>53208</text:p>
          </table:table-cell>
          <table:table-cell office:value-type="string" office:string-value="R532C9">
            <text:p>R532C9</text:p>
          </table:table-cell>
          <table:table-cell office:value-type="float" office:value="53210">
            <text:p>53210</text:p>
          </table:table-cell>
          <table:table-cell office:value-type="string" office:string-value="R532C11">
            <text:p>R532C11</text:p>
          </table:table-cell>
          <table:table-cell office:value-type="float" office:value="53212">
            <text:p>53212</text:p>
          </table:table-cell>
          <table:table-cell office:value-type="string" office:string-value="R532C13">
            <text:p>R532C13</text:p>
          </table:table-cell>
          <table:table-cell office:value-type="float" office:value="53214">
            <text:p>53214</text:p>
          </table:table-cell>
          <table:table-cell office:value-type="string" office:string-value="R532C15">
            <text:p>R532C15</text:p>
          </table:table-cell>
          <table:table-cell office:value-type="float" office:value="53216">
            <text:p>53216</text:p>
          </table:table-cell>
          <table:table-cell office:value-type="string" office:string-value="R532C17">
            <text:p>R532C17</text:p>
          </table:table-cell>
          <table:table-cell office:value-type="float" office:value="53218">
            <text:p>53218</text:p>
          </table:table-cell>
          <table:table-cell office:value-type="string" office:string-value="R532C19">
            <text:p>R532C19</text:p>
          </table:table-cell>
          <table:table-cell office:value-type="float" office:value="53220">
            <text:p>53220</text:p>
          </table:table-cell>
          <table:table-cell office:value-type="string" office:string-value="R532C21">
            <text:p>R532C21</text:p>
          </table:table-cell>
          <table:table-cell office:value-type="float" office:value="53222">
            <text:p>53222</text:p>
          </table:table-cell>
          <table:table-cell office:value-type="string" office:string-value="R532C23">
            <text:p>R532C23</text:p>
          </table:table-cell>
          <table:table-cell office:value-type="float" office:value="53224">
            <text:p>53224</text:p>
          </table:table-cell>
          <table:table-cell office:value-type="string" office:string-value="R532C25">
            <text:p>R532C25</text:p>
          </table:table-cell>
          <table:table-cell office:value-type="float" office:value="53226">
            <text:p>53226</text:p>
          </table:table-cell>
        </table:table-row>
        <table:table-row>
          <table:table-cell office:value-type="string" office:string-value="R533C1">
            <text:p>R533C1</text:p>
          </table:table-cell>
          <table:table-cell office:value-type="float" office:value="53302">
            <text:p>53302</text:p>
          </table:table-cell>
          <table:table-cell office:value-type="string" office:string-value="R533C3">
            <text:p>R533C3</text:p>
          </table:table-cell>
          <table:table-cell office:value-type="float" office:value="53304">
            <text:p>53304</text:p>
          </table:table-cell>
          <table:table-cell office:value-type="string" office:string-value="R533C5">
            <text:p>R533C5</text:p>
          </table:table-cell>
          <table:table-cell office:value-type="float" office:value="53306">
            <text:p>53306</text:p>
          </table:table-cell>
          <table:table-cell office:value-type="string" office:string-value="R533C7">
            <text:p>R533C7</text:p>
          </table:table-cell>
          <table:table-cell office:value-type="float" office:value="53308">
            <text:p>53308</text:p>
          </table:table-cell>
          <table:table-cell office:value-type="string" office:string-value="R533C9">
            <text:p>R533C9</text:p>
          </table:table-cell>
          <table:table-cell office:value-type="float" office:value="53310">
            <text:p>53310</text:p>
          </table:table-cell>
          <table:table-cell office:value-type="string" office:string-value="R533C11">
            <text:p>R533C11</text:p>
          </table:table-cell>
          <table:table-cell office:value-type="float" office:value="53312">
            <text:p>53312</text:p>
          </table:table-cell>
          <table:table-cell office:value-type="string" office:string-value="R533C13">
            <text:p>R533C13</text:p>
          </table:table-cell>
          <table:table-cell office:value-type="float" office:value="53314">
            <text:p>53314</text:p>
          </table:table-cell>
          <table:table-cell office:value-type="string" office:string-value="R533C15">
            <text:p>R533C15</text:p>
          </table:table-cell>
          <table:table-cell office:value-type="float" office:value="53316">
            <text:p>53316</text:p>
          </table:table-cell>
          <table:table-cell office:value-type="string" office:string-value="R533C17">
            <text:p>R533C17</text:p>
          </table:table-cell>
          <table:table-cell office:value-type="float" office:value="53318">
            <text:p>53318</text:p>
          </table:table-cell>
          <table:table-cell office:value-type="string" office:string-value="R533C19">
            <text:p>R533C19</text:p>
          </table:table-cell>
          <table:table-cell office:value-type="float" office:value="53320">
            <text:p>53320</text:p>
          </table:table-cell>
          <table:table-cell office:value-type="string" office:string-value="R533C21">
            <text:p>R533C21</text:p>
          </table:table-cell>
          <table:table-cell office:value-type="float" office:value="53322">
            <text:p>53322</text:p>
          </table:table-cell>
          <table:table-cell office:value-type="string" office:string-value="R533C23">
            <text:p>R533C23</text:p>
          </table:table-cell>
          <table:table-cell office:value-type="float" office:value="53324">
            <text:p>53324</text:p>
          </table:table-cell>
          <table:table-cell office:value-type="string" office:string-value="R533C25">
            <text:p>R533C25</text:p>
          </table:table-cell>
          <table:table-cell office:value-type="float" office:value="53326">
            <text:p>53326</text:p>
          </table:table-cell>
        </table:table-row>
        <table:table-row>
          <table:table-cell office:value-type="string" office:string-value="R534C1">
            <text:p>R534C1</text:p>
          </table:table-cell>
          <table:table-cell office:value-type="float" office:value="53402">
            <text:p>53402</text:p>
          </table:table-cell>
          <table:table-cell office:value-type="string" office:string-value="R534C3">
            <text:p>R534C3</text:p>
          </table:table-cell>
          <table:table-cell office:value-type="float" office:value="53404">
            <text:p>53404</text:p>
          </table:table-cell>
          <table:table-cell office:value-type="string" office:string-value="R534C5">
            <text:p>R534C5</text:p>
          </table:table-cell>
          <table:table-cell office:value-type="float" office:value="53406">
            <text:p>53406</text:p>
          </table:table-cell>
          <table:table-cell office:value-type="string" office:string-value="R534C7">
            <text:p>R534C7</text:p>
          </table:table-cell>
          <table:table-cell office:value-type="float" office:value="53408">
            <text:p>53408</text:p>
          </table:table-cell>
          <table:table-cell office:value-type="string" office:string-value="R534C9">
            <text:p>R534C9</text:p>
          </table:table-cell>
          <table:table-cell office:value-type="float" office:value="53410">
            <text:p>53410</text:p>
          </table:table-cell>
          <table:table-cell office:value-type="string" office:string-value="R534C11">
            <text:p>R534C11</text:p>
          </table:table-cell>
          <table:table-cell office:value-type="float" office:value="53412">
            <text:p>53412</text:p>
          </table:table-cell>
          <table:table-cell office:value-type="string" office:string-value="R534C13">
            <text:p>R534C13</text:p>
          </table:table-cell>
          <table:table-cell office:value-type="float" office:value="53414">
            <text:p>53414</text:p>
          </table:table-cell>
          <table:table-cell office:value-type="string" office:string-value="R534C15">
            <text:p>R534C15</text:p>
          </table:table-cell>
          <table:table-cell office:value-type="float" office:value="53416">
            <text:p>53416</text:p>
          </table:table-cell>
          <table:table-cell office:value-type="string" office:string-value="R534C17">
            <text:p>R534C17</text:p>
          </table:table-cell>
          <table:table-cell office:value-type="float" office:value="53418">
            <text:p>53418</text:p>
          </table:table-cell>
          <table:table-cell office:value-type="string" office:string-value="R534C19">
            <text:p>R534C19</text:p>
          </table:table-cell>
          <table:table-cell office:value-type="float" office:value="53420">
            <text:p>53420</text:p>
          </table:table-cell>
          <table:table-cell office:value-type="string" office:string-value="R534C21">
            <text:p>R534C21</text:p>
          </table:table-cell>
          <table:table-cell office:value-type="float" office:value="53422">
            <text:p>53422</text:p>
          </table:table-cell>
          <table:table-cell office:value-type="string" office:string-value="R534C23">
            <text:p>R534C23</text:p>
          </table:table-cell>
          <table:table-cell office:value-type="float" office:value="53424">
            <text:p>53424</text:p>
          </table:table-cell>
          <table:table-cell office:value-type="string" office:string-value="R534C25">
            <text:p>R534C25</text:p>
          </table:table-cell>
          <table:table-cell office:value-type="float" office:value="53426">
            <text:p>53426</text:p>
          </table:table-cell>
        </table:table-row>
        <table:table-row>
          <table:table-cell office:value-type="string" office:string-value="R535C1">
            <text:p>R535C1</text:p>
          </table:table-cell>
          <table:table-cell office:value-type="float" office:value="53502">
            <text:p>53502</text:p>
          </table:table-cell>
          <table:table-cell office:value-type="string" office:string-value="R535C3">
            <text:p>R535C3</text:p>
          </table:table-cell>
          <table:table-cell office:value-type="float" office:value="53504">
            <text:p>53504</text:p>
          </table:table-cell>
          <table:table-cell office:value-type="string" office:string-value="R535C5">
            <text:p>R535C5</text:p>
          </table:table-cell>
          <table:table-cell office:value-type="float" office:value="53506">
            <text:p>53506</text:p>
          </table:table-cell>
          <table:table-cell office:value-type="string" office:string-value="R535C7">
            <text:p>R535C7</text:p>
          </table:table-cell>
          <table:table-cell office:value-type="float" office:value="53508">
            <text:p>53508</text:p>
          </table:table-cell>
          <table:table-cell office:value-type="string" office:string-value="R535C9">
            <text:p>R535C9</text:p>
          </table:table-cell>
          <table:table-cell office:value-type="float" office:value="53510">
            <text:p>53510</text:p>
          </table:table-cell>
          <table:table-cell office:value-type="string" office:string-value="R535C11">
            <text:p>R535C11</text:p>
          </table:table-cell>
          <table:table-cell office:value-type="float" office:value="53512">
            <text:p>53512</text:p>
          </table:table-cell>
          <table:table-cell office:value-type="string" office:string-value="R535C13">
            <text:p>R535C13</text:p>
          </table:table-cell>
          <table:table-cell office:value-type="float" office:value="53514">
            <text:p>53514</text:p>
          </table:table-cell>
          <table:table-cell office:value-type="string" office:string-value="R535C15">
            <text:p>R535C15</text:p>
          </table:table-cell>
          <table:table-cell office:value-type="float" office:value="53516">
            <text:p>53516</text:p>
          </table:table-cell>
          <table:table-cell office:value-type="string" office:string-value="R535C17">
            <text:p>R535C17</text:p>
          </table:table-cell>
          <table:table-cell office:value-type="float" office:value="53518">
            <text:p>53518</text:p>
          </table:table-cell>
          <table:table-cell office:value-type="string" office:string-value="R535C19">
            <text:p>R535C19</text:p>
          </table:table-cell>
          <table:table-cell office:value-type="float" office:value="53520">
            <text:p>53520</text:p>
          </table:table-cell>
          <table:table-cell office:value-type="string" office:string-value="R535C21">
            <text:p>R535C21</text:p>
          </table:table-cell>
          <table:table-cell office:value-type="float" office:value="53522">
            <text:p>53522</text:p>
          </table:table-cell>
          <table:table-cell office:value-type="string" office:string-value="R535C23">
            <text:p>R535C23</text:p>
          </table:table-cell>
          <table:table-cell office:value-type="float" office:value="53524">
            <text:p>53524</text:p>
          </table:table-cell>
          <table:table-cell office:value-type="string" office:string-value="R535C25">
            <text:p>R535C25</text:p>
          </table:table-cell>
          <table:table-cell office:value-type="float" office:value="53526">
            <text:p>53526</text:p>
          </table:table-cell>
        </table:table-row>
        <table:table-row>
          <table:table-cell office:value-type="string" office:string-value="R536C1">
            <text:p>R536C1</text:p>
          </table:table-cell>
          <table:table-cell office:value-type="float" office:value="53602">
            <text:p>53602</text:p>
          </table:table-cell>
          <table:table-cell office:value-type="string" office:string-value="R536C3">
            <text:p>R536C3</text:p>
          </table:table-cell>
          <table:table-cell office:value-type="float" office:value="53604">
            <text:p>53604</text:p>
          </table:table-cell>
          <table:table-cell office:value-type="string" office:string-value="R536C5">
            <text:p>R536C5</text:p>
          </table:table-cell>
          <table:table-cell office:value-type="float" office:value="53606">
            <text:p>53606</text:p>
          </table:table-cell>
          <table:table-cell office:value-type="string" office:string-value="R536C7">
            <text:p>R536C7</text:p>
          </table:table-cell>
          <table:table-cell office:value-type="float" office:value="53608">
            <text:p>53608</text:p>
          </table:table-cell>
          <table:table-cell office:value-type="string" office:string-value="R536C9">
            <text:p>R536C9</text:p>
          </table:table-cell>
          <table:table-cell office:value-type="float" office:value="53610">
            <text:p>53610</text:p>
          </table:table-cell>
          <table:table-cell office:value-type="string" office:string-value="R536C11">
            <text:p>R536C11</text:p>
          </table:table-cell>
          <table:table-cell office:value-type="float" office:value="53612">
            <text:p>53612</text:p>
          </table:table-cell>
          <table:table-cell office:value-type="string" office:string-value="R536C13">
            <text:p>R536C13</text:p>
          </table:table-cell>
          <table:table-cell office:value-type="float" office:value="53614">
            <text:p>53614</text:p>
          </table:table-cell>
          <table:table-cell office:value-type="string" office:string-value="R536C15">
            <text:p>R536C15</text:p>
          </table:table-cell>
          <table:table-cell office:value-type="float" office:value="53616">
            <text:p>53616</text:p>
          </table:table-cell>
          <table:table-cell office:value-type="string" office:string-value="R536C17">
            <text:p>R536C17</text:p>
          </table:table-cell>
          <table:table-cell office:value-type="float" office:value="53618">
            <text:p>53618</text:p>
          </table:table-cell>
          <table:table-cell office:value-type="string" office:string-value="R536C19">
            <text:p>R536C19</text:p>
          </table:table-cell>
          <table:table-cell office:value-type="float" office:value="53620">
            <text:p>53620</text:p>
          </table:table-cell>
          <table:table-cell office:value-type="string" office:string-value="R536C21">
            <text:p>R536C21</text:p>
          </table:table-cell>
          <table:table-cell office:value-type="float" office:value="53622">
            <text:p>53622</text:p>
          </table:table-cell>
          <table:table-cell office:value-type="string" office:string-value="R536C23">
            <text:p>R536C23</text:p>
          </table:table-cell>
          <table:table-cell office:value-type="float" office:value="53624">
            <text:p>53624</text:p>
          </table:table-cell>
          <table:table-cell office:value-type="string" office:string-value="R536C25">
            <text:p>R536C25</text:p>
          </table:table-cell>
          <table:table-cell office:value-type="float" office:value="53626">
            <text:p>53626</text:p>
          </table:table-cell>
        </table:table-row>
        <table:table-row>
          <table:table-cell office:value-type="string" office:string-value="R537C1">
            <text:p>R537C1</text:p>
          </table:table-cell>
          <table:table-cell office:value-type="float" office:value="53702">
            <text:p>53702</text:p>
          </table:table-cell>
          <table:table-cell office:value-type="string" office:string-value="R537C3">
            <text:p>R537C3</text:p>
          </table:table-cell>
          <table:table-cell office:value-type="float" office:value="53704">
            <text:p>53704</text:p>
          </table:table-cell>
          <table:table-cell office:value-type="string" office:string-value="R537C5">
            <text:p>R537C5</text:p>
          </table:table-cell>
          <table:table-cell office:value-type="float" office:value="53706">
            <text:p>53706</text:p>
          </table:table-cell>
          <table:table-cell office:value-type="string" office:string-value="R537C7">
            <text:p>R537C7</text:p>
          </table:table-cell>
          <table:table-cell office:value-type="float" office:value="53708">
            <text:p>53708</text:p>
          </table:table-cell>
          <table:table-cell office:value-type="string" office:string-value="R537C9">
            <text:p>R537C9</text:p>
          </table:table-cell>
          <table:table-cell office:value-type="float" office:value="53710">
            <text:p>53710</text:p>
          </table:table-cell>
          <table:table-cell office:value-type="string" office:string-value="R537C11">
            <text:p>R537C11</text:p>
          </table:table-cell>
          <table:table-cell office:value-type="float" office:value="53712">
            <text:p>53712</text:p>
          </table:table-cell>
          <table:table-cell office:value-type="string" office:string-value="R537C13">
            <text:p>R537C13</text:p>
          </table:table-cell>
          <table:table-cell office:value-type="float" office:value="53714">
            <text:p>53714</text:p>
          </table:table-cell>
          <table:table-cell office:value-type="string" office:string-value="R537C15">
            <text:p>R537C15</text:p>
          </table:table-cell>
          <table:table-cell office:value-type="float" office:value="53716">
            <text:p>53716</text:p>
          </table:table-cell>
          <table:table-cell office:value-type="string" office:string-value="R537C17">
            <text:p>R537C17</text:p>
          </table:table-cell>
          <table:table-cell office:value-type="float" office:value="53718">
            <text:p>53718</text:p>
          </table:table-cell>
          <table:table-cell office:value-type="string" office:string-value="R537C19">
            <text:p>R537C19</text:p>
          </table:table-cell>
          <table:table-cell office:value-type="float" office:value="53720">
            <text:p>53720</text:p>
          </table:table-cell>
          <table:table-cell office:value-type="string" office:string-value="R537C21">
            <text:p>R537C21</text:p>
          </table:table-cell>
          <table:table-cell office:value-type="float" office:value="53722">
            <text:p>53722</text:p>
          </table:table-cell>
          <table:table-cell office:value-type="string" office:string-value="R537C23">
            <text:p>R537C23</text:p>
          </table:table-cell>
          <table:table-cell office:value-type="float" office:value="53724">
            <text:p>53724</text:p>
          </table:table-cell>
          <table:table-cell office:value-type="string" office:string-value="R537C25">
            <text:p>R537C25</text:p>
          </table:table-cell>
          <table:table-cell office:value-type="float" office:value="53726">
            <text:p>53726</text:p>
          </table:table-cell>
        </table:table-row>
        <table:table-row>
          <table:table-cell office:value-type="string" office:string-value="R538C1">
            <text:p>R538C1</text:p>
          </table:table-cell>
          <table:table-cell office:value-type="float" office:value="53802">
            <text:p>53802</text:p>
          </table:table-cell>
          <table:table-cell office:value-type="string" office:string-value="R538C3">
            <text:p>R538C3</text:p>
          </table:table-cell>
          <table:table-cell office:value-type="float" office:value="53804">
            <text:p>53804</text:p>
          </table:table-cell>
          <table:table-cell office:value-type="string" office:string-value="R538C5">
            <text:p>R538C5</text:p>
          </table:table-cell>
          <table:table-cell office:value-type="float" office:value="53806">
            <text:p>53806</text:p>
          </table:table-cell>
          <table:table-cell office:value-type="string" office:string-value="R538C7">
            <text:p>R538C7</text:p>
          </table:table-cell>
          <table:table-cell office:value-type="float" office:value="53808">
            <text:p>53808</text:p>
          </table:table-cell>
          <table:table-cell office:value-type="string" office:string-value="R538C9">
            <text:p>R538C9</text:p>
          </table:table-cell>
          <table:table-cell office:value-type="float" office:value="53810">
            <text:p>53810</text:p>
          </table:table-cell>
          <table:table-cell office:value-type="string" office:string-value="R538C11">
            <text:p>R538C11</text:p>
          </table:table-cell>
          <table:table-cell office:value-type="float" office:value="53812">
            <text:p>53812</text:p>
          </table:table-cell>
          <table:table-cell office:value-type="string" office:string-value="R538C13">
            <text:p>R538C13</text:p>
          </table:table-cell>
          <table:table-cell office:value-type="float" office:value="53814">
            <text:p>53814</text:p>
          </table:table-cell>
          <table:table-cell office:value-type="string" office:string-value="R538C15">
            <text:p>R538C15</text:p>
          </table:table-cell>
          <table:table-cell office:value-type="float" office:value="53816">
            <text:p>53816</text:p>
          </table:table-cell>
          <table:table-cell office:value-type="string" office:string-value="R538C17">
            <text:p>R538C17</text:p>
          </table:table-cell>
          <table:table-cell office:value-type="float" office:value="53818">
            <text:p>53818</text:p>
          </table:table-cell>
          <table:table-cell office:value-type="string" office:string-value="R538C19">
            <text:p>R538C19</text:p>
          </table:table-cell>
          <table:table-cell office:value-type="float" office:value="53820">
            <text:p>53820</text:p>
          </table:table-cell>
          <table:table-cell office:value-type="string" office:string-value="R538C21">
            <text:p>R538C21</text:p>
          </table:table-cell>
          <table:table-cell office:value-type="float" office:value="53822">
            <text:p>53822</text:p>
          </table:table-cell>
          <table:table-cell office:value-type="string" office:string-value="R538C23">
            <text:p>R538C23</text:p>
          </table:table-cell>
          <table:table-cell office:value-type="float" office:value="53824">
            <text:p>53824</text:p>
          </table:table-cell>
          <table:table-cell office:value-type="string" office:string-value="R538C25">
            <text:p>R538C25</text:p>
          </table:table-cell>
          <table:table-cell office:value-type="float" office:value="53826">
            <text:p>53826</text:p>
          </table:table-cell>
        </table:table-row>
        <table:table-row>
          <table:table-cell office:value-type="string" office:string-value="R539C1">
            <text:p>R539C1</text:p>
          </table:table-cell>
          <table:table-cell office:value-type="float" office:value="53902">
            <text:p>53902</text:p>
          </table:table-cell>
          <table:table-cell office:value-type="string" office:string-value="R539C3">
            <text:p>R539C3</text:p>
          </table:table-cell>
          <table:table-cell office:value-type="float" office:value="53904">
            <text:p>53904</text:p>
          </table:table-cell>
          <table:table-cell office:value-type="string" office:string-value="R539C5">
            <text:p>R539C5</text:p>
          </table:table-cell>
          <table:table-cell office:value-type="float" office:value="53906">
            <text:p>53906</text:p>
          </table:table-cell>
          <table:table-cell office:value-type="string" office:string-value="R539C7">
            <text:p>R539C7</text:p>
          </table:table-cell>
          <table:table-cell office:value-type="float" office:value="53908">
            <text:p>53908</text:p>
          </table:table-cell>
          <table:table-cell office:value-type="string" office:string-value="R539C9">
            <text:p>R539C9</text:p>
          </table:table-cell>
          <table:table-cell office:value-type="float" office:value="53910">
            <text:p>53910</text:p>
          </table:table-cell>
          <table:table-cell office:value-type="string" office:string-value="R539C11">
            <text:p>R539C11</text:p>
          </table:table-cell>
          <table:table-cell office:value-type="float" office:value="53912">
            <text:p>53912</text:p>
          </table:table-cell>
          <table:table-cell office:value-type="string" office:string-value="R539C13">
            <text:p>R539C13</text:p>
          </table:table-cell>
          <table:table-cell office:value-type="float" office:value="53914">
            <text:p>53914</text:p>
          </table:table-cell>
          <table:table-cell office:value-type="string" office:string-value="R539C15">
            <text:p>R539C15</text:p>
          </table:table-cell>
          <table:table-cell office:value-type="float" office:value="53916">
            <text:p>53916</text:p>
          </table:table-cell>
          <table:table-cell office:value-type="string" office:string-value="R539C17">
            <text:p>R539C17</text:p>
          </table:table-cell>
          <table:table-cell office:value-type="float" office:value="53918">
            <text:p>53918</text:p>
          </table:table-cell>
          <table:table-cell office:value-type="string" office:string-value="R539C19">
            <text:p>R539C19</text:p>
          </table:table-cell>
          <table:table-cell office:value-type="float" office:value="53920">
            <text:p>53920</text:p>
          </table:table-cell>
          <table:table-cell office:value-type="string" office:string-value="R539C21">
            <text:p>R539C21</text:p>
          </table:table-cell>
          <table:table-cell office:value-type="float" office:value="53922">
            <text:p>53922</text:p>
          </table:table-cell>
          <table:table-cell office:value-type="string" office:string-value="R539C23">
            <text:p>R539C23</text:p>
          </table:table-cell>
          <table:table-cell office:value-type="float" office:value="53924">
            <text:p>53924</text:p>
          </table:table-cell>
          <table:table-cell office:value-type="string" office:string-value="R539C25">
            <text:p>R539C25</text:p>
          </table:table-cell>
          <table:table-cell office:value-type="float" office:value="53926">
            <text:p>53926</text:p>
          </table:table-cell>
        </table:table-row>
        <table:table-row>
          <table:table-cell office:value-type="string" office:string-value="R540C1">
            <text:p>R540C1</text:p>
          </table:table-cell>
          <table:table-cell office:value-type="float" office:value="54002">
            <text:p>54002</text:p>
          </table:table-cell>
          <table:table-cell office:value-type="string" office:string-value="R540C3">
            <text:p>R540C3</text:p>
          </table:table-cell>
          <table:table-cell office:value-type="float" office:value="54004">
            <text:p>54004</text:p>
          </table:table-cell>
          <table:table-cell office:value-type="string" office:string-value="R540C5">
            <text:p>R540C5</text:p>
          </table:table-cell>
          <table:table-cell office:value-type="float" office:value="54006">
            <text:p>54006</text:p>
          </table:table-cell>
          <table:table-cell office:value-type="string" office:string-value="R540C7">
            <text:p>R540C7</text:p>
          </table:table-cell>
          <table:table-cell office:value-type="float" office:value="54008">
            <text:p>54008</text:p>
          </table:table-cell>
          <table:table-cell office:value-type="string" office:string-value="R540C9">
            <text:p>R540C9</text:p>
          </table:table-cell>
          <table:table-cell office:value-type="float" office:value="54010">
            <text:p>54010</text:p>
          </table:table-cell>
          <table:table-cell office:value-type="string" office:string-value="R540C11">
            <text:p>R540C11</text:p>
          </table:table-cell>
          <table:table-cell office:value-type="float" office:value="54012">
            <text:p>54012</text:p>
          </table:table-cell>
          <table:table-cell office:value-type="string" office:string-value="R540C13">
            <text:p>R540C13</text:p>
          </table:table-cell>
          <table:table-cell office:value-type="float" office:value="54014">
            <text:p>54014</text:p>
          </table:table-cell>
          <table:table-cell office:value-type="string" office:string-value="R540C15">
            <text:p>R540C15</text:p>
          </table:table-cell>
          <table:table-cell office:value-type="float" office:value="54016">
            <text:p>54016</text:p>
          </table:table-cell>
          <table:table-cell office:value-type="string" office:string-value="R540C17">
            <text:p>R540C17</text:p>
          </table:table-cell>
          <table:table-cell office:value-type="float" office:value="54018">
            <text:p>54018</text:p>
          </table:table-cell>
          <table:table-cell office:value-type="string" office:string-value="R540C19">
            <text:p>R540C19</text:p>
          </table:table-cell>
          <table:table-cell office:value-type="float" office:value="54020">
            <text:p>54020</text:p>
          </table:table-cell>
          <table:table-cell office:value-type="string" office:string-value="R540C21">
            <text:p>R540C21</text:p>
          </table:table-cell>
          <table:table-cell office:value-type="float" office:value="54022">
            <text:p>54022</text:p>
          </table:table-cell>
          <table:table-cell office:value-type="string" office:string-value="R540C23">
            <text:p>R540C23</text:p>
          </table:table-cell>
          <table:table-cell office:value-type="float" office:value="54024">
            <text:p>54024</text:p>
          </table:table-cell>
          <table:table-cell office:value-type="string" office:string-value="R540C25">
            <text:p>R540C25</text:p>
          </table:table-cell>
          <table:table-cell office:value-type="float" office:value="54026">
            <text:p>54026</text:p>
          </table:table-cell>
        </table:table-row>
        <table:table-row>
          <table:table-cell office:value-type="string" office:string-value="R541C1">
            <text:p>R541C1</text:p>
          </table:table-cell>
          <table:table-cell office:value-type="float" office:value="54102">
            <text:p>54102</text:p>
          </table:table-cell>
          <table:table-cell office:value-type="string" office:string-value="R541C3">
            <text:p>R541C3</text:p>
          </table:table-cell>
          <table:table-cell office:value-type="float" office:value="54104">
            <text:p>54104</text:p>
          </table:table-cell>
          <table:table-cell office:value-type="string" office:string-value="R541C5">
            <text:p>R541C5</text:p>
          </table:table-cell>
          <table:table-cell office:value-type="float" office:value="54106">
            <text:p>54106</text:p>
          </table:table-cell>
          <table:table-cell office:value-type="string" office:string-value="R541C7">
            <text:p>R541C7</text:p>
          </table:table-cell>
          <table:table-cell office:value-type="float" office:value="54108">
            <text:p>54108</text:p>
          </table:table-cell>
          <table:table-cell office:value-type="string" office:string-value="R541C9">
            <text:p>R541C9</text:p>
          </table:table-cell>
          <table:table-cell office:value-type="float" office:value="54110">
            <text:p>54110</text:p>
          </table:table-cell>
          <table:table-cell office:value-type="string" office:string-value="R541C11">
            <text:p>R541C11</text:p>
          </table:table-cell>
          <table:table-cell office:value-type="float" office:value="54112">
            <text:p>54112</text:p>
          </table:table-cell>
          <table:table-cell office:value-type="string" office:string-value="R541C13">
            <text:p>R541C13</text:p>
          </table:table-cell>
          <table:table-cell office:value-type="float" office:value="54114">
            <text:p>54114</text:p>
          </table:table-cell>
          <table:table-cell office:value-type="string" office:string-value="R541C15">
            <text:p>R541C15</text:p>
          </table:table-cell>
          <table:table-cell office:value-type="float" office:value="54116">
            <text:p>54116</text:p>
          </table:table-cell>
          <table:table-cell office:value-type="string" office:string-value="R541C17">
            <text:p>R541C17</text:p>
          </table:table-cell>
          <table:table-cell office:value-type="float" office:value="54118">
            <text:p>54118</text:p>
          </table:table-cell>
          <table:table-cell office:value-type="string" office:string-value="R541C19">
            <text:p>R541C19</text:p>
          </table:table-cell>
          <table:table-cell office:value-type="float" office:value="54120">
            <text:p>54120</text:p>
          </table:table-cell>
          <table:table-cell office:value-type="string" office:string-value="R541C21">
            <text:p>R541C21</text:p>
          </table:table-cell>
          <table:table-cell office:value-type="float" office:value="54122">
            <text:p>54122</text:p>
          </table:table-cell>
          <table:table-cell office:value-type="string" office:string-value="R541C23">
            <text:p>R541C23</text:p>
          </table:table-cell>
          <table:table-cell office:value-type="float" office:value="54124">
            <text:p>54124</text:p>
          </table:table-cell>
          <table:table-cell office:value-type="string" office:string-value="R541C25">
            <text:p>R541C25</text:p>
          </table:table-cell>
          <table:table-cell office:value-type="float" office:value="54126">
            <text:p>54126</text:p>
          </table:table-cell>
        </table:table-row>
        <table:table-row>
          <table:table-cell office:value-type="string" office:string-value="R542C1">
            <text:p>R542C1</text:p>
          </table:table-cell>
          <table:table-cell office:value-type="float" office:value="54202">
            <text:p>54202</text:p>
          </table:table-cell>
          <table:table-cell office:value-type="string" office:string-value="R542C3">
            <text:p>R542C3</text:p>
          </table:table-cell>
          <table:table-cell office:value-type="float" office:value="54204">
            <text:p>54204</text:p>
          </table:table-cell>
          <table:table-cell office:value-type="string" office:string-value="R542C5">
            <text:p>R542C5</text:p>
          </table:table-cell>
          <table:table-cell office:value-type="float" office:value="54206">
            <text:p>54206</text:p>
          </table:table-cell>
          <table:table-cell office:value-type="string" office:string-value="R542C7">
            <text:p>R542C7</text:p>
          </table:table-cell>
          <table:table-cell office:value-type="float" office:value="54208">
            <text:p>54208</text:p>
          </table:table-cell>
          <table:table-cell office:value-type="string" office:string-value="R542C9">
            <text:p>R542C9</text:p>
          </table:table-cell>
          <table:table-cell office:value-type="float" office:value="54210">
            <text:p>54210</text:p>
          </table:table-cell>
          <table:table-cell office:value-type="string" office:string-value="R542C11">
            <text:p>R542C11</text:p>
          </table:table-cell>
          <table:table-cell office:value-type="float" office:value="54212">
            <text:p>54212</text:p>
          </table:table-cell>
          <table:table-cell office:value-type="string" office:string-value="R542C13">
            <text:p>R542C13</text:p>
          </table:table-cell>
          <table:table-cell office:value-type="float" office:value="54214">
            <text:p>54214</text:p>
          </table:table-cell>
          <table:table-cell office:value-type="string" office:string-value="R542C15">
            <text:p>R542C15</text:p>
          </table:table-cell>
          <table:table-cell office:value-type="float" office:value="54216">
            <text:p>54216</text:p>
          </table:table-cell>
          <table:table-cell office:value-type="string" office:string-value="R542C17">
            <text:p>R542C17</text:p>
          </table:table-cell>
          <table:table-cell office:value-type="float" office:value="54218">
            <text:p>54218</text:p>
          </table:table-cell>
          <table:table-cell office:value-type="string" office:string-value="R542C19">
            <text:p>R542C19</text:p>
          </table:table-cell>
          <table:table-cell office:value-type="float" office:value="54220">
            <text:p>54220</text:p>
          </table:table-cell>
          <table:table-cell office:value-type="string" office:string-value="R542C21">
            <text:p>R542C21</text:p>
          </table:table-cell>
          <table:table-cell office:value-type="float" office:value="54222">
            <text:p>54222</text:p>
          </table:table-cell>
          <table:table-cell office:value-type="string" office:string-value="R542C23">
            <text:p>R542C23</text:p>
          </table:table-cell>
          <table:table-cell office:value-type="float" office:value="54224">
            <text:p>54224</text:p>
          </table:table-cell>
          <table:table-cell office:value-type="string" office:string-value="R542C25">
            <text:p>R542C25</text:p>
          </table:table-cell>
          <table:table-cell office:value-type="float" office:value="54226">
            <text:p>54226</text:p>
          </table:table-cell>
        </table:table-row>
        <table:table-row>
          <table:table-cell office:value-type="string" office:string-value="R543C1">
            <text:p>R543C1</text:p>
          </table:table-cell>
          <table:table-cell office:value-type="float" office:value="54302">
            <text:p>54302</text:p>
          </table:table-cell>
          <table:table-cell office:value-type="string" office:string-value="R543C3">
            <text:p>R543C3</text:p>
          </table:table-cell>
          <table:table-cell office:value-type="float" office:value="54304">
            <text:p>54304</text:p>
          </table:table-cell>
          <table:table-cell office:value-type="string" office:string-value="R543C5">
            <text:p>R543C5</text:p>
          </table:table-cell>
          <table:table-cell office:value-type="float" office:value="54306">
            <text:p>54306</text:p>
          </table:table-cell>
          <table:table-cell office:value-type="string" office:string-value="R543C7">
            <text:p>R543C7</text:p>
          </table:table-cell>
          <table:table-cell office:value-type="float" office:value="54308">
            <text:p>54308</text:p>
          </table:table-cell>
          <table:table-cell office:value-type="string" office:string-value="R543C9">
            <text:p>R543C9</text:p>
          </table:table-cell>
          <table:table-cell office:value-type="float" office:value="54310">
            <text:p>54310</text:p>
          </table:table-cell>
          <table:table-cell office:value-type="string" office:string-value="R543C11">
            <text:p>R543C11</text:p>
          </table:table-cell>
          <table:table-cell office:value-type="float" office:value="54312">
            <text:p>54312</text:p>
          </table:table-cell>
          <table:table-cell office:value-type="string" office:string-value="R543C13">
            <text:p>R543C13</text:p>
          </table:table-cell>
          <table:table-cell office:value-type="float" office:value="54314">
            <text:p>54314</text:p>
          </table:table-cell>
          <table:table-cell office:value-type="string" office:string-value="R543C15">
            <text:p>R543C15</text:p>
          </table:table-cell>
          <table:table-cell office:value-type="float" office:value="54316">
            <text:p>54316</text:p>
          </table:table-cell>
          <table:table-cell office:value-type="string" office:string-value="R543C17">
            <text:p>R543C17</text:p>
          </table:table-cell>
          <table:table-cell office:value-type="float" office:value="54318">
            <text:p>54318</text:p>
          </table:table-cell>
          <table:table-cell office:value-type="string" office:string-value="R543C19">
            <text:p>R543C19</text:p>
          </table:table-cell>
          <table:table-cell office:value-type="float" office:value="54320">
            <text:p>54320</text:p>
          </table:table-cell>
          <table:table-cell office:value-type="string" office:string-value="R543C21">
            <text:p>R543C21</text:p>
          </table:table-cell>
          <table:table-cell office:value-type="float" office:value="54322">
            <text:p>54322</text:p>
          </table:table-cell>
          <table:table-cell office:value-type="string" office:string-value="R543C23">
            <text:p>R543C23</text:p>
          </table:table-cell>
          <table:table-cell office:value-type="float" office:value="54324">
            <text:p>54324</text:p>
          </table:table-cell>
          <table:table-cell office:value-type="string" office:string-value="R543C25">
            <text:p>R543C25</text:p>
          </table:table-cell>
          <table:table-cell office:value-type="float" office:value="54326">
            <text:p>54326</text:p>
          </table:table-cell>
        </table:table-row>
        <table:table-row>
          <table:table-cell office:value-type="string" office:string-value="R544C1">
            <text:p>R544C1</text:p>
          </table:table-cell>
          <table:table-cell office:value-type="float" office:value="54402">
            <text:p>54402</text:p>
          </table:table-cell>
          <table:table-cell office:value-type="string" office:string-value="R544C3">
            <text:p>R544C3</text:p>
          </table:table-cell>
          <table:table-cell office:value-type="float" office:value="54404">
            <text:p>54404</text:p>
          </table:table-cell>
          <table:table-cell office:value-type="string" office:string-value="R544C5">
            <text:p>R544C5</text:p>
          </table:table-cell>
          <table:table-cell office:value-type="float" office:value="54406">
            <text:p>54406</text:p>
          </table:table-cell>
          <table:table-cell office:value-type="string" office:string-value="R544C7">
            <text:p>R544C7</text:p>
          </table:table-cell>
          <table:table-cell office:value-type="float" office:value="54408">
            <text:p>54408</text:p>
          </table:table-cell>
          <table:table-cell office:value-type="string" office:string-value="R544C9">
            <text:p>R544C9</text:p>
          </table:table-cell>
          <table:table-cell office:value-type="float" office:value="54410">
            <text:p>54410</text:p>
          </table:table-cell>
          <table:table-cell office:value-type="string" office:string-value="R544C11">
            <text:p>R544C11</text:p>
          </table:table-cell>
          <table:table-cell office:value-type="float" office:value="54412">
            <text:p>54412</text:p>
          </table:table-cell>
          <table:table-cell office:value-type="string" office:string-value="R544C13">
            <text:p>R544C13</text:p>
          </table:table-cell>
          <table:table-cell office:value-type="float" office:value="54414">
            <text:p>54414</text:p>
          </table:table-cell>
          <table:table-cell office:value-type="string" office:string-value="R544C15">
            <text:p>R544C15</text:p>
          </table:table-cell>
          <table:table-cell office:value-type="float" office:value="54416">
            <text:p>54416</text:p>
          </table:table-cell>
          <table:table-cell office:value-type="string" office:string-value="R544C17">
            <text:p>R544C17</text:p>
          </table:table-cell>
          <table:table-cell office:value-type="float" office:value="54418">
            <text:p>54418</text:p>
          </table:table-cell>
          <table:table-cell office:value-type="string" office:string-value="R544C19">
            <text:p>R544C19</text:p>
          </table:table-cell>
          <table:table-cell office:value-type="float" office:value="54420">
            <text:p>54420</text:p>
          </table:table-cell>
          <table:table-cell office:value-type="string" office:string-value="R544C21">
            <text:p>R544C21</text:p>
          </table:table-cell>
          <table:table-cell office:value-type="float" office:value="54422">
            <text:p>54422</text:p>
          </table:table-cell>
          <table:table-cell office:value-type="string" office:string-value="R544C23">
            <text:p>R544C23</text:p>
          </table:table-cell>
          <table:table-cell office:value-type="float" office:value="54424">
            <text:p>54424</text:p>
          </table:table-cell>
          <table:table-cell office:value-type="string" office:string-value="R544C25">
            <text:p>R544C25</text:p>
          </table:table-cell>
          <table:table-cell office:value-type="float" office:value="54426">
            <text:p>54426</text:p>
          </table:table-cell>
        </table:table-row>
        <table:table-row>
          <table:table-cell office:value-type="string" office:string-value="R545C1">
            <text:p>R545C1</text:p>
          </table:table-cell>
          <table:table-cell office:value-type="float" office:value="54502">
            <text:p>54502</text:p>
          </table:table-cell>
          <table:table-cell office:value-type="string" office:string-value="R545C3">
            <text:p>R545C3</text:p>
          </table:table-cell>
          <table:table-cell office:value-type="float" office:value="54504">
            <text:p>54504</text:p>
          </table:table-cell>
          <table:table-cell office:value-type="string" office:string-value="R545C5">
            <text:p>R545C5</text:p>
          </table:table-cell>
          <table:table-cell office:value-type="float" office:value="54506">
            <text:p>54506</text:p>
          </table:table-cell>
          <table:table-cell office:value-type="string" office:string-value="R545C7">
            <text:p>R545C7</text:p>
          </table:table-cell>
          <table:table-cell office:value-type="float" office:value="54508">
            <text:p>54508</text:p>
          </table:table-cell>
          <table:table-cell office:value-type="string" office:string-value="R545C9">
            <text:p>R545C9</text:p>
          </table:table-cell>
          <table:table-cell office:value-type="float" office:value="54510">
            <text:p>54510</text:p>
          </table:table-cell>
          <table:table-cell office:value-type="string" office:string-value="R545C11">
            <text:p>R545C11</text:p>
          </table:table-cell>
          <table:table-cell office:value-type="float" office:value="54512">
            <text:p>54512</text:p>
          </table:table-cell>
          <table:table-cell office:value-type="string" office:string-value="R545C13">
            <text:p>R545C13</text:p>
          </table:table-cell>
          <table:table-cell office:value-type="float" office:value="54514">
            <text:p>54514</text:p>
          </table:table-cell>
          <table:table-cell office:value-type="string" office:string-value="R545C15">
            <text:p>R545C15</text:p>
          </table:table-cell>
          <table:table-cell office:value-type="float" office:value="54516">
            <text:p>54516</text:p>
          </table:table-cell>
          <table:table-cell office:value-type="string" office:string-value="R545C17">
            <text:p>R545C17</text:p>
          </table:table-cell>
          <table:table-cell office:value-type="float" office:value="54518">
            <text:p>54518</text:p>
          </table:table-cell>
          <table:table-cell office:value-type="string" office:string-value="R545C19">
            <text:p>R545C19</text:p>
          </table:table-cell>
          <table:table-cell office:value-type="float" office:value="54520">
            <text:p>54520</text:p>
          </table:table-cell>
          <table:table-cell office:value-type="string" office:string-value="R545C21">
            <text:p>R545C21</text:p>
          </table:table-cell>
          <table:table-cell office:value-type="float" office:value="54522">
            <text:p>54522</text:p>
          </table:table-cell>
          <table:table-cell office:value-type="string" office:string-value="R545C23">
            <text:p>R545C23</text:p>
          </table:table-cell>
          <table:table-cell office:value-type="float" office:value="54524">
            <text:p>54524</text:p>
          </table:table-cell>
          <table:table-cell office:value-type="string" office:string-value="R545C25">
            <text:p>R545C25</text:p>
          </table:table-cell>
          <table:table-cell office:value-type="float" office:value="54526">
            <text:p>54526</text:p>
          </table:table-cell>
        </table:table-row>
        <table:table-row>
          <table:table-cell office:value-type="string" office:string-value="R546C1">
            <text:p>R546C1</text:p>
          </table:table-cell>
          <table:table-cell office:value-type="float" office:value="54602">
            <text:p>54602</text:p>
          </table:table-cell>
          <table:table-cell office:value-type="string" office:string-value="R546C3">
            <text:p>R546C3</text:p>
          </table:table-cell>
          <table:table-cell office:value-type="float" office:value="54604">
            <text:p>54604</text:p>
          </table:table-cell>
          <table:table-cell office:value-type="string" office:string-value="R546C5">
            <text:p>R546C5</text:p>
          </table:table-cell>
          <table:table-cell office:value-type="float" office:value="54606">
            <text:p>54606</text:p>
          </table:table-cell>
          <table:table-cell office:value-type="string" office:string-value="R546C7">
            <text:p>R546C7</text:p>
          </table:table-cell>
          <table:table-cell office:value-type="float" office:value="54608">
            <text:p>54608</text:p>
          </table:table-cell>
          <table:table-cell office:value-type="string" office:string-value="R546C9">
            <text:p>R546C9</text:p>
          </table:table-cell>
          <table:table-cell office:value-type="float" office:value="54610">
            <text:p>54610</text:p>
          </table:table-cell>
          <table:table-cell office:value-type="string" office:string-value="R546C11">
            <text:p>R546C11</text:p>
          </table:table-cell>
          <table:table-cell office:value-type="float" office:value="54612">
            <text:p>54612</text:p>
          </table:table-cell>
          <table:table-cell office:value-type="string" office:string-value="R546C13">
            <text:p>R546C13</text:p>
          </table:table-cell>
          <table:table-cell office:value-type="float" office:value="54614">
            <text:p>54614</text:p>
          </table:table-cell>
          <table:table-cell office:value-type="string" office:string-value="R546C15">
            <text:p>R546C15</text:p>
          </table:table-cell>
          <table:table-cell office:value-type="float" office:value="54616">
            <text:p>54616</text:p>
          </table:table-cell>
          <table:table-cell office:value-type="string" office:string-value="R546C17">
            <text:p>R546C17</text:p>
          </table:table-cell>
          <table:table-cell office:value-type="float" office:value="54618">
            <text:p>54618</text:p>
          </table:table-cell>
          <table:table-cell office:value-type="string" office:string-value="R546C19">
            <text:p>R546C19</text:p>
          </table:table-cell>
          <table:table-cell office:value-type="float" office:value="54620">
            <text:p>54620</text:p>
          </table:table-cell>
          <table:table-cell office:value-type="string" office:string-value="R546C21">
            <text:p>R546C21</text:p>
          </table:table-cell>
          <table:table-cell office:value-type="float" office:value="54622">
            <text:p>54622</text:p>
          </table:table-cell>
          <table:table-cell office:value-type="string" office:string-value="R546C23">
            <text:p>R546C23</text:p>
          </table:table-cell>
          <table:table-cell office:value-type="float" office:value="54624">
            <text:p>54624</text:p>
          </table:table-cell>
          <table:table-cell office:value-type="string" office:string-value="R546C25">
            <text:p>R546C25</text:p>
          </table:table-cell>
          <table:table-cell office:value-type="float" office:value="54626">
            <text:p>54626</text:p>
          </table:table-cell>
        </table:table-row>
        <table:table-row>
          <table:table-cell office:value-type="string" office:string-value="R547C1">
            <text:p>R547C1</text:p>
          </table:table-cell>
          <table:table-cell office:value-type="float" office:value="54702">
            <text:p>54702</text:p>
          </table:table-cell>
          <table:table-cell office:value-type="string" office:string-value="R547C3">
            <text:p>R547C3</text:p>
          </table:table-cell>
          <table:table-cell office:value-type="float" office:value="54704">
            <text:p>54704</text:p>
          </table:table-cell>
          <table:table-cell office:value-type="string" office:string-value="R547C5">
            <text:p>R547C5</text:p>
          </table:table-cell>
          <table:table-cell office:value-type="float" office:value="54706">
            <text:p>54706</text:p>
          </table:table-cell>
          <table:table-cell office:value-type="string" office:string-value="R547C7">
            <text:p>R547C7</text:p>
          </table:table-cell>
          <table:table-cell office:value-type="float" office:value="54708">
            <text:p>54708</text:p>
          </table:table-cell>
          <table:table-cell office:value-type="string" office:string-value="R547C9">
            <text:p>R547C9</text:p>
          </table:table-cell>
          <table:table-cell office:value-type="float" office:value="54710">
            <text:p>54710</text:p>
          </table:table-cell>
          <table:table-cell office:value-type="string" office:string-value="R547C11">
            <text:p>R547C11</text:p>
          </table:table-cell>
          <table:table-cell office:value-type="float" office:value="54712">
            <text:p>54712</text:p>
          </table:table-cell>
          <table:table-cell office:value-type="string" office:string-value="R547C13">
            <text:p>R547C13</text:p>
          </table:table-cell>
          <table:table-cell office:value-type="float" office:value="54714">
            <text:p>54714</text:p>
          </table:table-cell>
          <table:table-cell office:value-type="string" office:string-value="R547C15">
            <text:p>R547C15</text:p>
          </table:table-cell>
          <table:table-cell office:value-type="float" office:value="54716">
            <text:p>54716</text:p>
          </table:table-cell>
          <table:table-cell office:value-type="string" office:string-value="R547C17">
            <text:p>R547C17</text:p>
          </table:table-cell>
          <table:table-cell office:value-type="float" office:value="54718">
            <text:p>54718</text:p>
          </table:table-cell>
          <table:table-cell office:value-type="string" office:string-value="R547C19">
            <text:p>R547C19</text:p>
          </table:table-cell>
          <table:table-cell office:value-type="float" office:value="54720">
            <text:p>54720</text:p>
          </table:table-cell>
          <table:table-cell office:value-type="string" office:string-value="R547C21">
            <text:p>R547C21</text:p>
          </table:table-cell>
          <table:table-cell office:value-type="float" office:value="54722">
            <text:p>54722</text:p>
          </table:table-cell>
          <table:table-cell office:value-type="string" office:string-value="R547C23">
            <text:p>R547C23</text:p>
          </table:table-cell>
          <table:table-cell office:value-type="float" office:value="54724">
            <text:p>54724</text:p>
          </table:table-cell>
          <table:table-cell office:value-type="string" office:string-value="R547C25">
            <text:p>R547C25</text:p>
          </table:table-cell>
          <table:table-cell office:value-type="float" office:value="54726">
            <text:p>54726</text:p>
          </table:table-cell>
        </table:table-row>
        <table:table-row>
          <table:table-cell office:value-type="string" office:string-value="R548C1">
            <text:p>R548C1</text:p>
          </table:table-cell>
          <table:table-cell office:value-type="float" office:value="54802">
            <text:p>54802</text:p>
          </table:table-cell>
          <table:table-cell office:value-type="string" office:string-value="R548C3">
            <text:p>R548C3</text:p>
          </table:table-cell>
          <table:table-cell office:value-type="float" office:value="54804">
            <text:p>54804</text:p>
          </table:table-cell>
          <table:table-cell office:value-type="string" office:string-value="R548C5">
            <text:p>R548C5</text:p>
          </table:table-cell>
          <table:table-cell office:value-type="float" office:value="54806">
            <text:p>54806</text:p>
          </table:table-cell>
          <table:table-cell office:value-type="string" office:string-value="R548C7">
            <text:p>R548C7</text:p>
          </table:table-cell>
          <table:table-cell office:value-type="float" office:value="54808">
            <text:p>54808</text:p>
          </table:table-cell>
          <table:table-cell office:value-type="string" office:string-value="R548C9">
            <text:p>R548C9</text:p>
          </table:table-cell>
          <table:table-cell office:value-type="float" office:value="54810">
            <text:p>54810</text:p>
          </table:table-cell>
          <table:table-cell office:value-type="string" office:string-value="R548C11">
            <text:p>R548C11</text:p>
          </table:table-cell>
          <table:table-cell office:value-type="float" office:value="54812">
            <text:p>54812</text:p>
          </table:table-cell>
          <table:table-cell office:value-type="string" office:string-value="R548C13">
            <text:p>R548C13</text:p>
          </table:table-cell>
          <table:table-cell office:value-type="float" office:value="54814">
            <text:p>54814</text:p>
          </table:table-cell>
          <table:table-cell office:value-type="string" office:string-value="R548C15">
            <text:p>R548C15</text:p>
          </table:table-cell>
          <table:table-cell office:value-type="float" office:value="54816">
            <text:p>54816</text:p>
          </table:table-cell>
          <table:table-cell office:value-type="string" office:string-value="R548C17">
            <text:p>R548C17</text:p>
          </table:table-cell>
          <table:table-cell office:value-type="float" office:value="54818">
            <text:p>54818</text:p>
          </table:table-cell>
          <table:table-cell office:value-type="string" office:string-value="R548C19">
            <text:p>R548C19</text:p>
          </table:table-cell>
          <table:table-cell office:value-type="float" office:value="54820">
            <text:p>54820</text:p>
          </table:table-cell>
          <table:table-cell office:value-type="string" office:string-value="R548C21">
            <text:p>R548C21</text:p>
          </table:table-cell>
          <table:table-cell office:value-type="float" office:value="54822">
            <text:p>54822</text:p>
          </table:table-cell>
          <table:table-cell office:value-type="string" office:string-value="R548C23">
            <text:p>R548C23</text:p>
          </table:table-cell>
          <table:table-cell office:value-type="float" office:value="54824">
            <text:p>54824</text:p>
          </table:table-cell>
          <table:table-cell office:value-type="string" office:string-value="R548C25">
            <text:p>R548C25</text:p>
          </table:table-cell>
          <table:table-cell office:value-type="float" office:value="54826">
            <text:p>54826</text:p>
          </table:table-cell>
        </table:table-row>
        <table:table-row>
          <table:table-cell office:value-type="string" office:string-value="R549C1">
            <text:p>R549C1</text:p>
          </table:table-cell>
          <table:table-cell office:value-type="float" office:value="54902">
            <text:p>54902</text:p>
          </table:table-cell>
          <table:table-cell office:value-type="string" office:string-value="R549C3">
            <text:p>R549C3</text:p>
          </table:table-cell>
          <table:table-cell office:value-type="float" office:value="54904">
            <text:p>54904</text:p>
          </table:table-cell>
          <table:table-cell office:value-type="string" office:string-value="R549C5">
            <text:p>R549C5</text:p>
          </table:table-cell>
          <table:table-cell office:value-type="float" office:value="54906">
            <text:p>54906</text:p>
          </table:table-cell>
          <table:table-cell office:value-type="string" office:string-value="R549C7">
            <text:p>R549C7</text:p>
          </table:table-cell>
          <table:table-cell office:value-type="float" office:value="54908">
            <text:p>54908</text:p>
          </table:table-cell>
          <table:table-cell office:value-type="string" office:string-value="R549C9">
            <text:p>R549C9</text:p>
          </table:table-cell>
          <table:table-cell office:value-type="float" office:value="54910">
            <text:p>54910</text:p>
          </table:table-cell>
          <table:table-cell office:value-type="string" office:string-value="R549C11">
            <text:p>R549C11</text:p>
          </table:table-cell>
          <table:table-cell office:value-type="float" office:value="54912">
            <text:p>54912</text:p>
          </table:table-cell>
          <table:table-cell office:value-type="string" office:string-value="R549C13">
            <text:p>R549C13</text:p>
          </table:table-cell>
          <table:table-cell office:value-type="float" office:value="54914">
            <text:p>54914</text:p>
          </table:table-cell>
          <table:table-cell office:value-type="string" office:string-value="R549C15">
            <text:p>R549C15</text:p>
          </table:table-cell>
          <table:table-cell office:value-type="float" office:value="54916">
            <text:p>54916</text:p>
          </table:table-cell>
          <table:table-cell office:value-type="string" office:string-value="R549C17">
            <text:p>R549C17</text:p>
          </table:table-cell>
          <table:table-cell office:value-type="float" office:value="54918">
            <text:p>54918</text:p>
          </table:table-cell>
          <table:table-cell office:value-type="string" office:string-value="R549C19">
            <text:p>R549C19</text:p>
          </table:table-cell>
          <table:table-cell office:value-type="float" office:value="54920">
            <text:p>54920</text:p>
          </table:table-cell>
          <table:table-cell office:value-type="string" office:string-value="R549C21">
            <text:p>R549C21</text:p>
          </table:table-cell>
          <table:table-cell office:value-type="float" office:value="54922">
            <text:p>54922</text:p>
          </table:table-cell>
          <table:table-cell office:value-type="string" office:string-value="R549C23">
            <text:p>R549C23</text:p>
          </table:table-cell>
          <table:table-cell office:value-type="float" office:value="54924">
            <text:p>54924</text:p>
          </table:table-cell>
          <table:table-cell office:value-type="string" office:string-value="R549C25">
            <text:p>R549C25</text:p>
          </table:table-cell>
          <table:table-cell office:value-type="float" office:value="54926">
            <text:p>54926</text:p>
          </table:table-cell>
        </table:table-row>
        <table:table-row>
          <table:table-cell office:value-type="string" office:string-value="R550C1">
            <text:p>R550C1</text:p>
          </table:table-cell>
          <table:table-cell office:value-type="float" office:value="55002">
            <text:p>55002</text:p>
          </table:table-cell>
          <table:table-cell office:value-type="string" office:string-value="R550C3">
            <text:p>R550C3</text:p>
          </table:table-cell>
          <table:table-cell office:value-type="float" office:value="55004">
            <text:p>55004</text:p>
          </table:table-cell>
          <table:table-cell office:value-type="string" office:string-value="R550C5">
            <text:p>R550C5</text:p>
          </table:table-cell>
          <table:table-cell office:value-type="float" office:value="55006">
            <text:p>55006</text:p>
          </table:table-cell>
          <table:table-cell office:value-type="string" office:string-value="R550C7">
            <text:p>R550C7</text:p>
          </table:table-cell>
          <table:table-cell office:value-type="float" office:value="55008">
            <text:p>55008</text:p>
          </table:table-cell>
          <table:table-cell office:value-type="string" office:string-value="R550C9">
            <text:p>R550C9</text:p>
          </table:table-cell>
          <table:table-cell office:value-type="float" office:value="55010">
            <text:p>55010</text:p>
          </table:table-cell>
          <table:table-cell office:value-type="string" office:string-value="R550C11">
            <text:p>R550C11</text:p>
          </table:table-cell>
          <table:table-cell office:value-type="float" office:value="55012">
            <text:p>55012</text:p>
          </table:table-cell>
          <table:table-cell office:value-type="string" office:string-value="R550C13">
            <text:p>R550C13</text:p>
          </table:table-cell>
          <table:table-cell office:value-type="float" office:value="55014">
            <text:p>55014</text:p>
          </table:table-cell>
          <table:table-cell office:value-type="string" office:string-value="R550C15">
            <text:p>R550C15</text:p>
          </table:table-cell>
          <table:table-cell office:value-type="float" office:value="55016">
            <text:p>55016</text:p>
          </table:table-cell>
          <table:table-cell office:value-type="string" office:string-value="R550C17">
            <text:p>R550C17</text:p>
          </table:table-cell>
          <table:table-cell office:value-type="float" office:value="55018">
            <text:p>55018</text:p>
          </table:table-cell>
          <table:table-cell office:value-type="string" office:string-value="R550C19">
            <text:p>R550C19</text:p>
          </table:table-cell>
          <table:table-cell office:value-type="float" office:value="55020">
            <text:p>55020</text:p>
          </table:table-cell>
          <table:table-cell office:value-type="string" office:string-value="R550C21">
            <text:p>R550C21</text:p>
          </table:table-cell>
          <table:table-cell office:value-type="float" office:value="55022">
            <text:p>55022</text:p>
          </table:table-cell>
          <table:table-cell office:value-type="string" office:string-value="R550C23">
            <text:p>R550C23</text:p>
          </table:table-cell>
          <table:table-cell office:value-type="float" office:value="55024">
            <text:p>55024</text:p>
          </table:table-cell>
          <table:table-cell office:value-type="string" office:string-value="R550C25">
            <text:p>R550C25</text:p>
          </table:table-cell>
          <table:table-cell office:value-type="float" office:value="55026">
            <text:p>55026</text:p>
          </table:table-cell>
        </table:table-row>
        <table:table-row>
          <table:table-cell office:value-type="string" office:string-value="R551C1">
            <text:p>R551C1</text:p>
          </table:table-cell>
          <table:table-cell office:value-type="float" office:value="55102">
            <text:p>55102</text:p>
          </table:table-cell>
          <table:table-cell office:value-type="string" office:string-value="R551C3">
            <text:p>R551C3</text:p>
          </table:table-cell>
          <table:table-cell office:value-type="float" office:value="55104">
            <text:p>55104</text:p>
          </table:table-cell>
          <table:table-cell office:value-type="string" office:string-value="R551C5">
            <text:p>R551C5</text:p>
          </table:table-cell>
          <table:table-cell office:value-type="float" office:value="55106">
            <text:p>55106</text:p>
          </table:table-cell>
          <table:table-cell office:value-type="string" office:string-value="R551C7">
            <text:p>R551C7</text:p>
          </table:table-cell>
          <table:table-cell office:value-type="float" office:value="55108">
            <text:p>55108</text:p>
          </table:table-cell>
          <table:table-cell office:value-type="string" office:string-value="R551C9">
            <text:p>R551C9</text:p>
          </table:table-cell>
          <table:table-cell office:value-type="float" office:value="55110">
            <text:p>55110</text:p>
          </table:table-cell>
          <table:table-cell office:value-type="string" office:string-value="R551C11">
            <text:p>R551C11</text:p>
          </table:table-cell>
          <table:table-cell office:value-type="float" office:value="55112">
            <text:p>55112</text:p>
          </table:table-cell>
          <table:table-cell office:value-type="string" office:string-value="R551C13">
            <text:p>R551C13</text:p>
          </table:table-cell>
          <table:table-cell office:value-type="float" office:value="55114">
            <text:p>55114</text:p>
          </table:table-cell>
          <table:table-cell office:value-type="string" office:string-value="R551C15">
            <text:p>R551C15</text:p>
          </table:table-cell>
          <table:table-cell office:value-type="float" office:value="55116">
            <text:p>55116</text:p>
          </table:table-cell>
          <table:table-cell office:value-type="string" office:string-value="R551C17">
            <text:p>R551C17</text:p>
          </table:table-cell>
          <table:table-cell office:value-type="float" office:value="55118">
            <text:p>55118</text:p>
          </table:table-cell>
          <table:table-cell office:value-type="string" office:string-value="R551C19">
            <text:p>R551C19</text:p>
          </table:table-cell>
          <table:table-cell office:value-type="float" office:value="55120">
            <text:p>55120</text:p>
          </table:table-cell>
          <table:table-cell office:value-type="string" office:string-value="R551C21">
            <text:p>R551C21</text:p>
          </table:table-cell>
          <table:table-cell office:value-type="float" office:value="55122">
            <text:p>55122</text:p>
          </table:table-cell>
          <table:table-cell office:value-type="string" office:string-value="R551C23">
            <text:p>R551C23</text:p>
          </table:table-cell>
          <table:table-cell office:value-type="float" office:value="55124">
            <text:p>55124</text:p>
          </table:table-cell>
          <table:table-cell office:value-type="string" office:string-value="R551C25">
            <text:p>R551C25</text:p>
          </table:table-cell>
          <table:table-cell office:value-type="float" office:value="55126">
            <text:p>55126</text:p>
          </table:table-cell>
        </table:table-row>
        <table:table-row>
          <table:table-cell office:value-type="string" office:string-value="R552C1">
            <text:p>R552C1</text:p>
          </table:table-cell>
          <table:table-cell office:value-type="float" office:value="55202">
            <text:p>55202</text:p>
          </table:table-cell>
          <table:table-cell office:value-type="string" office:string-value="R552C3">
            <text:p>R552C3</text:p>
          </table:table-cell>
          <table:table-cell office:value-type="float" office:value="55204">
            <text:p>55204</text:p>
          </table:table-cell>
          <table:table-cell office:value-type="string" office:string-value="R552C5">
            <text:p>R552C5</text:p>
          </table:table-cell>
          <table:table-cell office:value-type="float" office:value="55206">
            <text:p>55206</text:p>
          </table:table-cell>
          <table:table-cell office:value-type="string" office:string-value="R552C7">
            <text:p>R552C7</text:p>
          </table:table-cell>
          <table:table-cell office:value-type="float" office:value="55208">
            <text:p>55208</text:p>
          </table:table-cell>
          <table:table-cell office:value-type="string" office:string-value="R552C9">
            <text:p>R552C9</text:p>
          </table:table-cell>
          <table:table-cell office:value-type="float" office:value="55210">
            <text:p>55210</text:p>
          </table:table-cell>
          <table:table-cell office:value-type="string" office:string-value="R552C11">
            <text:p>R552C11</text:p>
          </table:table-cell>
          <table:table-cell office:value-type="float" office:value="55212">
            <text:p>55212</text:p>
          </table:table-cell>
          <table:table-cell office:value-type="string" office:string-value="R552C13">
            <text:p>R552C13</text:p>
          </table:table-cell>
          <table:table-cell office:value-type="float" office:value="55214">
            <text:p>55214</text:p>
          </table:table-cell>
          <table:table-cell office:value-type="string" office:string-value="R552C15">
            <text:p>R552C15</text:p>
          </table:table-cell>
          <table:table-cell office:value-type="float" office:value="55216">
            <text:p>55216</text:p>
          </table:table-cell>
          <table:table-cell office:value-type="string" office:string-value="R552C17">
            <text:p>R552C17</text:p>
          </table:table-cell>
          <table:table-cell office:value-type="float" office:value="55218">
            <text:p>55218</text:p>
          </table:table-cell>
          <table:table-cell office:value-type="string" office:string-value="R552C19">
            <text:p>R552C19</text:p>
          </table:table-cell>
          <table:table-cell office:value-type="float" office:value="55220">
            <text:p>55220</text:p>
          </table:table-cell>
          <table:table-cell office:value-type="string" office:string-value="R552C21">
            <text:p>R552C21</text:p>
          </table:table-cell>
          <table:table-cell office:value-type="float" office:value="55222">
            <text:p>55222</text:p>
          </table:table-cell>
          <table:table-cell office:value-type="string" office:string-value="R552C23">
            <text:p>R552C23</text:p>
          </table:table-cell>
          <table:table-cell office:value-type="float" office:value="55224">
            <text:p>55224</text:p>
          </table:table-cell>
          <table:table-cell office:value-type="string" office:string-value="R552C25">
            <text:p>R552C25</text:p>
          </table:table-cell>
          <table:table-cell office:value-type="float" office:value="55226">
            <text:p>55226</text:p>
          </table:table-cell>
        </table:table-row>
        <table:table-row>
          <table:table-cell office:value-type="string" office:string-value="R553C1">
            <text:p>R553C1</text:p>
          </table:table-cell>
          <table:table-cell office:value-type="float" office:value="55302">
            <text:p>55302</text:p>
          </table:table-cell>
          <table:table-cell office:value-type="string" office:string-value="R553C3">
            <text:p>R553C3</text:p>
          </table:table-cell>
          <table:table-cell office:value-type="float" office:value="55304">
            <text:p>55304</text:p>
          </table:table-cell>
          <table:table-cell office:value-type="string" office:string-value="R553C5">
            <text:p>R553C5</text:p>
          </table:table-cell>
          <table:table-cell office:value-type="float" office:value="55306">
            <text:p>55306</text:p>
          </table:table-cell>
          <table:table-cell office:value-type="string" office:string-value="R553C7">
            <text:p>R553C7</text:p>
          </table:table-cell>
          <table:table-cell office:value-type="float" office:value="55308">
            <text:p>55308</text:p>
          </table:table-cell>
          <table:table-cell office:value-type="string" office:string-value="R553C9">
            <text:p>R553C9</text:p>
          </table:table-cell>
          <table:table-cell office:value-type="float" office:value="55310">
            <text:p>55310</text:p>
          </table:table-cell>
          <table:table-cell office:value-type="string" office:string-value="R553C11">
            <text:p>R553C11</text:p>
          </table:table-cell>
          <table:table-cell office:value-type="float" office:value="55312">
            <text:p>55312</text:p>
          </table:table-cell>
          <table:table-cell office:value-type="string" office:string-value="R553C13">
            <text:p>R553C13</text:p>
          </table:table-cell>
          <table:table-cell office:value-type="float" office:value="55314">
            <text:p>55314</text:p>
          </table:table-cell>
          <table:table-cell office:value-type="string" office:string-value="R553C15">
            <text:p>R553C15</text:p>
          </table:table-cell>
          <table:table-cell office:value-type="float" office:value="55316">
            <text:p>55316</text:p>
          </table:table-cell>
          <table:table-cell office:value-type="string" office:string-value="R553C17">
            <text:p>R553C17</text:p>
          </table:table-cell>
          <table:table-cell office:value-type="float" office:value="55318">
            <text:p>55318</text:p>
          </table:table-cell>
          <table:table-cell office:value-type="string" office:string-value="R553C19">
            <text:p>R553C19</text:p>
          </table:table-cell>
          <table:table-cell office:value-type="float" office:value="55320">
            <text:p>55320</text:p>
          </table:table-cell>
          <table:table-cell office:value-type="string" office:string-value="R553C21">
            <text:p>R553C21</text:p>
          </table:table-cell>
          <table:table-cell office:value-type="float" office:value="55322">
            <text:p>55322</text:p>
          </table:table-cell>
          <table:table-cell office:value-type="string" office:string-value="R553C23">
            <text:p>R553C23</text:p>
          </table:table-cell>
          <table:table-cell office:value-type="float" office:value="55324">
            <text:p>55324</text:p>
          </table:table-cell>
          <table:table-cell office:value-type="string" office:string-value="R553C25">
            <text:p>R553C25</text:p>
          </table:table-cell>
          <table:table-cell office:value-type="float" office:value="55326">
            <text:p>55326</text:p>
          </table:table-cell>
        </table:table-row>
        <table:table-row>
          <table:table-cell office:value-type="string" office:string-value="R554C1">
            <text:p>R554C1</text:p>
          </table:table-cell>
          <table:table-cell office:value-type="float" office:value="55402">
            <text:p>55402</text:p>
          </table:table-cell>
          <table:table-cell office:value-type="string" office:string-value="R554C3">
            <text:p>R554C3</text:p>
          </table:table-cell>
          <table:table-cell office:value-type="float" office:value="55404">
            <text:p>55404</text:p>
          </table:table-cell>
          <table:table-cell office:value-type="string" office:string-value="R554C5">
            <text:p>R554C5</text:p>
          </table:table-cell>
          <table:table-cell office:value-type="float" office:value="55406">
            <text:p>55406</text:p>
          </table:table-cell>
          <table:table-cell office:value-type="string" office:string-value="R554C7">
            <text:p>R554C7</text:p>
          </table:table-cell>
          <table:table-cell office:value-type="float" office:value="55408">
            <text:p>55408</text:p>
          </table:table-cell>
          <table:table-cell office:value-type="string" office:string-value="R554C9">
            <text:p>R554C9</text:p>
          </table:table-cell>
          <table:table-cell office:value-type="float" office:value="55410">
            <text:p>55410</text:p>
          </table:table-cell>
          <table:table-cell office:value-type="string" office:string-value="R554C11">
            <text:p>R554C11</text:p>
          </table:table-cell>
          <table:table-cell office:value-type="float" office:value="55412">
            <text:p>55412</text:p>
          </table:table-cell>
          <table:table-cell office:value-type="string" office:string-value="R554C13">
            <text:p>R554C13</text:p>
          </table:table-cell>
          <table:table-cell office:value-type="float" office:value="55414">
            <text:p>55414</text:p>
          </table:table-cell>
          <table:table-cell office:value-type="string" office:string-value="R554C15">
            <text:p>R554C15</text:p>
          </table:table-cell>
          <table:table-cell office:value-type="float" office:value="55416">
            <text:p>55416</text:p>
          </table:table-cell>
          <table:table-cell office:value-type="string" office:string-value="R554C17">
            <text:p>R554C17</text:p>
          </table:table-cell>
          <table:table-cell office:value-type="float" office:value="55418">
            <text:p>55418</text:p>
          </table:table-cell>
          <table:table-cell office:value-type="string" office:string-value="R554C19">
            <text:p>R554C19</text:p>
          </table:table-cell>
          <table:table-cell office:value-type="float" office:value="55420">
            <text:p>55420</text:p>
          </table:table-cell>
          <table:table-cell office:value-type="string" office:string-value="R554C21">
            <text:p>R554C21</text:p>
          </table:table-cell>
          <table:table-cell office:value-type="float" office:value="55422">
            <text:p>55422</text:p>
          </table:table-cell>
          <table:table-cell office:value-type="string" office:string-value="R554C23">
            <text:p>R554C23</text:p>
          </table:table-cell>
          <table:table-cell office:value-type="float" office:value="55424">
            <text:p>55424</text:p>
          </table:table-cell>
          <table:table-cell office:value-type="string" office:string-value="R554C25">
            <text:p>R554C25</text:p>
          </table:table-cell>
          <table:table-cell office:value-type="float" office:value="55426">
            <text:p>55426</text:p>
          </table:table-cell>
        </table:table-row>
        <table:table-row>
          <table:table-cell office:value-type="string" office:string-value="R555C1">
            <text:p>R555C1</text:p>
          </table:table-cell>
          <table:table-cell office:value-type="float" office:value="55502">
            <text:p>55502</text:p>
          </table:table-cell>
          <table:table-cell office:value-type="string" office:string-value="R555C3">
            <text:p>R555C3</text:p>
          </table:table-cell>
          <table:table-cell office:value-type="float" office:value="55504">
            <text:p>55504</text:p>
          </table:table-cell>
          <table:table-cell office:value-type="string" office:string-value="R555C5">
            <text:p>R555C5</text:p>
          </table:table-cell>
          <table:table-cell office:value-type="float" office:value="55506">
            <text:p>55506</text:p>
          </table:table-cell>
          <table:table-cell office:value-type="string" office:string-value="R555C7">
            <text:p>R555C7</text:p>
          </table:table-cell>
          <table:table-cell office:value-type="float" office:value="55508">
            <text:p>55508</text:p>
          </table:table-cell>
          <table:table-cell office:value-type="string" office:string-value="R555C9">
            <text:p>R555C9</text:p>
          </table:table-cell>
          <table:table-cell office:value-type="float" office:value="55510">
            <text:p>55510</text:p>
          </table:table-cell>
          <table:table-cell office:value-type="string" office:string-value="R555C11">
            <text:p>R555C11</text:p>
          </table:table-cell>
          <table:table-cell office:value-type="float" office:value="55512">
            <text:p>55512</text:p>
          </table:table-cell>
          <table:table-cell office:value-type="string" office:string-value="R555C13">
            <text:p>R555C13</text:p>
          </table:table-cell>
          <table:table-cell office:value-type="float" office:value="55514">
            <text:p>55514</text:p>
          </table:table-cell>
          <table:table-cell office:value-type="string" office:string-value="R555C15">
            <text:p>R555C15</text:p>
          </table:table-cell>
          <table:table-cell office:value-type="float" office:value="55516">
            <text:p>55516</text:p>
          </table:table-cell>
          <table:table-cell office:value-type="string" office:string-value="R555C17">
            <text:p>R555C17</text:p>
          </table:table-cell>
          <table:table-cell office:value-type="float" office:value="55518">
            <text:p>55518</text:p>
          </table:table-cell>
          <table:table-cell office:value-type="string" office:string-value="R555C19">
            <text:p>R555C19</text:p>
          </table:table-cell>
          <table:table-cell office:value-type="float" office:value="55520">
            <text:p>55520</text:p>
          </table:table-cell>
          <table:table-cell office:value-type="string" office:string-value="R555C21">
            <text:p>R555C21</text:p>
          </table:table-cell>
          <table:table-cell office:value-type="float" office:value="55522">
            <text:p>55522</text:p>
          </table:table-cell>
          <table:table-cell office:value-type="string" office:string-value="R555C23">
            <text:p>R555C23</text:p>
          </table:table-cell>
          <table:table-cell office:value-type="float" office:value="55524">
            <text:p>55524</text:p>
          </table:table-cell>
          <table:table-cell office:value-type="string" office:string-value="R555C25">
            <text:p>R555C25</text:p>
          </table:table-cell>
          <table:table-cell office:value-type="float" office:value="55526">
            <text:p>55526</text:p>
          </table:table-cell>
        </table:table-row>
        <table:table-row>
          <table:table-cell office:value-type="string" office:string-value="R556C1">
            <text:p>R556C1</text:p>
          </table:table-cell>
          <table:table-cell office:value-type="float" office:value="55602">
            <text:p>55602</text:p>
          </table:table-cell>
          <table:table-cell office:value-type="string" office:string-value="R556C3">
            <text:p>R556C3</text:p>
          </table:table-cell>
          <table:table-cell office:value-type="float" office:value="55604">
            <text:p>55604</text:p>
          </table:table-cell>
          <table:table-cell office:value-type="string" office:string-value="R556C5">
            <text:p>R556C5</text:p>
          </table:table-cell>
          <table:table-cell office:value-type="float" office:value="55606">
            <text:p>55606</text:p>
          </table:table-cell>
          <table:table-cell office:value-type="string" office:string-value="R556C7">
            <text:p>R556C7</text:p>
          </table:table-cell>
          <table:table-cell office:value-type="float" office:value="55608">
            <text:p>55608</text:p>
          </table:table-cell>
          <table:table-cell office:value-type="string" office:string-value="R556C9">
            <text:p>R556C9</text:p>
          </table:table-cell>
          <table:table-cell office:value-type="float" office:value="55610">
            <text:p>55610</text:p>
          </table:table-cell>
          <table:table-cell office:value-type="string" office:string-value="R556C11">
            <text:p>R556C11</text:p>
          </table:table-cell>
          <table:table-cell office:value-type="float" office:value="55612">
            <text:p>55612</text:p>
          </table:table-cell>
          <table:table-cell office:value-type="string" office:string-value="R556C13">
            <text:p>R556C13</text:p>
          </table:table-cell>
          <table:table-cell office:value-type="float" office:value="55614">
            <text:p>55614</text:p>
          </table:table-cell>
          <table:table-cell office:value-type="string" office:string-value="R556C15">
            <text:p>R556C15</text:p>
          </table:table-cell>
          <table:table-cell office:value-type="float" office:value="55616">
            <text:p>55616</text:p>
          </table:table-cell>
          <table:table-cell office:value-type="string" office:string-value="R556C17">
            <text:p>R556C17</text:p>
          </table:table-cell>
          <table:table-cell office:value-type="float" office:value="55618">
            <text:p>55618</text:p>
          </table:table-cell>
          <table:table-cell office:value-type="string" office:string-value="R556C19">
            <text:p>R556C19</text:p>
          </table:table-cell>
          <table:table-cell office:value-type="float" office:value="55620">
            <text:p>55620</text:p>
          </table:table-cell>
          <table:table-cell office:value-type="string" office:string-value="R556C21">
            <text:p>R556C21</text:p>
          </table:table-cell>
          <table:table-cell office:value-type="float" office:value="55622">
            <text:p>55622</text:p>
          </table:table-cell>
          <table:table-cell office:value-type="string" office:string-value="R556C23">
            <text:p>R556C23</text:p>
          </table:table-cell>
          <table:table-cell office:value-type="float" office:value="55624">
            <text:p>55624</text:p>
          </table:table-cell>
          <table:table-cell office:value-type="string" office:string-value="R556C25">
            <text:p>R556C25</text:p>
          </table:table-cell>
          <table:table-cell office:value-type="float" office:value="55626">
            <text:p>55626</text:p>
          </table:table-cell>
        </table:table-row>
        <table:table-row>
          <table:table-cell office:value-type="string" office:string-value="R557C1">
            <text:p>R557C1</text:p>
          </table:table-cell>
          <table:table-cell office:value-type="float" office:value="55702">
            <text:p>55702</text:p>
          </table:table-cell>
          <table:table-cell office:value-type="string" office:string-value="R557C3">
            <text:p>R557C3</text:p>
          </table:table-cell>
          <table:table-cell office:value-type="float" office:value="55704">
            <text:p>55704</text:p>
          </table:table-cell>
          <table:table-cell office:value-type="string" office:string-value="R557C5">
            <text:p>R557C5</text:p>
          </table:table-cell>
          <table:table-cell office:value-type="float" office:value="55706">
            <text:p>55706</text:p>
          </table:table-cell>
          <table:table-cell office:value-type="string" office:string-value="R557C7">
            <text:p>R557C7</text:p>
          </table:table-cell>
          <table:table-cell office:value-type="float" office:value="55708">
            <text:p>55708</text:p>
          </table:table-cell>
          <table:table-cell office:value-type="string" office:string-value="R557C9">
            <text:p>R557C9</text:p>
          </table:table-cell>
          <table:table-cell office:value-type="float" office:value="55710">
            <text:p>55710</text:p>
          </table:table-cell>
          <table:table-cell office:value-type="string" office:string-value="R557C11">
            <text:p>R557C11</text:p>
          </table:table-cell>
          <table:table-cell office:value-type="float" office:value="55712">
            <text:p>55712</text:p>
          </table:table-cell>
          <table:table-cell office:value-type="string" office:string-value="R557C13">
            <text:p>R557C13</text:p>
          </table:table-cell>
          <table:table-cell office:value-type="float" office:value="55714">
            <text:p>55714</text:p>
          </table:table-cell>
          <table:table-cell office:value-type="string" office:string-value="R557C15">
            <text:p>R557C15</text:p>
          </table:table-cell>
          <table:table-cell office:value-type="float" office:value="55716">
            <text:p>55716</text:p>
          </table:table-cell>
          <table:table-cell office:value-type="string" office:string-value="R557C17">
            <text:p>R557C17</text:p>
          </table:table-cell>
          <table:table-cell office:value-type="float" office:value="55718">
            <text:p>55718</text:p>
          </table:table-cell>
          <table:table-cell office:value-type="string" office:string-value="R557C19">
            <text:p>R557C19</text:p>
          </table:table-cell>
          <table:table-cell office:value-type="float" office:value="55720">
            <text:p>55720</text:p>
          </table:table-cell>
          <table:table-cell office:value-type="string" office:string-value="R557C21">
            <text:p>R557C21</text:p>
          </table:table-cell>
          <table:table-cell office:value-type="float" office:value="55722">
            <text:p>55722</text:p>
          </table:table-cell>
          <table:table-cell office:value-type="string" office:string-value="R557C23">
            <text:p>R557C23</text:p>
          </table:table-cell>
          <table:table-cell office:value-type="float" office:value="55724">
            <text:p>55724</text:p>
          </table:table-cell>
          <table:table-cell office:value-type="string" office:string-value="R557C25">
            <text:p>R557C25</text:p>
          </table:table-cell>
          <table:table-cell office:value-type="float" office:value="55726">
            <text:p>55726</text:p>
          </table:table-cell>
        </table:table-row>
        <table:table-row>
          <table:table-cell office:value-type="string" office:string-value="R558C1">
            <text:p>R558C1</text:p>
          </table:table-cell>
          <table:table-cell office:value-type="float" office:value="55802">
            <text:p>55802</text:p>
          </table:table-cell>
          <table:table-cell office:value-type="string" office:string-value="R558C3">
            <text:p>R558C3</text:p>
          </table:table-cell>
          <table:table-cell office:value-type="float" office:value="55804">
            <text:p>55804</text:p>
          </table:table-cell>
          <table:table-cell office:value-type="string" office:string-value="R558C5">
            <text:p>R558C5</text:p>
          </table:table-cell>
          <table:table-cell office:value-type="float" office:value="55806">
            <text:p>55806</text:p>
          </table:table-cell>
          <table:table-cell office:value-type="string" office:string-value="R558C7">
            <text:p>R558C7</text:p>
          </table:table-cell>
          <table:table-cell office:value-type="float" office:value="55808">
            <text:p>55808</text:p>
          </table:table-cell>
          <table:table-cell office:value-type="string" office:string-value="R558C9">
            <text:p>R558C9</text:p>
          </table:table-cell>
          <table:table-cell office:value-type="float" office:value="55810">
            <text:p>55810</text:p>
          </table:table-cell>
          <table:table-cell office:value-type="string" office:string-value="R558C11">
            <text:p>R558C11</text:p>
          </table:table-cell>
          <table:table-cell office:value-type="float" office:value="55812">
            <text:p>55812</text:p>
          </table:table-cell>
          <table:table-cell office:value-type="string" office:string-value="R558C13">
            <text:p>R558C13</text:p>
          </table:table-cell>
          <table:table-cell office:value-type="float" office:value="55814">
            <text:p>55814</text:p>
          </table:table-cell>
          <table:table-cell office:value-type="string" office:string-value="R558C15">
            <text:p>R558C15</text:p>
          </table:table-cell>
          <table:table-cell office:value-type="float" office:value="55816">
            <text:p>55816</text:p>
          </table:table-cell>
          <table:table-cell office:value-type="string" office:string-value="R558C17">
            <text:p>R558C17</text:p>
          </table:table-cell>
          <table:table-cell office:value-type="float" office:value="55818">
            <text:p>55818</text:p>
          </table:table-cell>
          <table:table-cell office:value-type="string" office:string-value="R558C19">
            <text:p>R558C19</text:p>
          </table:table-cell>
          <table:table-cell office:value-type="float" office:value="55820">
            <text:p>55820</text:p>
          </table:table-cell>
          <table:table-cell office:value-type="string" office:string-value="R558C21">
            <text:p>R558C21</text:p>
          </table:table-cell>
          <table:table-cell office:value-type="float" office:value="55822">
            <text:p>55822</text:p>
          </table:table-cell>
          <table:table-cell office:value-type="string" office:string-value="R558C23">
            <text:p>R558C23</text:p>
          </table:table-cell>
          <table:table-cell office:value-type="float" office:value="55824">
            <text:p>55824</text:p>
          </table:table-cell>
          <table:table-cell office:value-type="string" office:string-value="R558C25">
            <text:p>R558C25</text:p>
          </table:table-cell>
          <table:table-cell office:value-type="float" office:value="55826">
            <text:p>55826</text:p>
          </table:table-cell>
        </table:table-row>
        <table:table-row>
          <table:table-cell office:value-type="string" office:string-value="R559C1">
            <text:p>R559C1</text:p>
          </table:table-cell>
          <table:table-cell office:value-type="float" office:value="55902">
            <text:p>55902</text:p>
          </table:table-cell>
          <table:table-cell office:value-type="string" office:string-value="R559C3">
            <text:p>R559C3</text:p>
          </table:table-cell>
          <table:table-cell office:value-type="float" office:value="55904">
            <text:p>55904</text:p>
          </table:table-cell>
          <table:table-cell office:value-type="string" office:string-value="R559C5">
            <text:p>R559C5</text:p>
          </table:table-cell>
          <table:table-cell office:value-type="float" office:value="55906">
            <text:p>55906</text:p>
          </table:table-cell>
          <table:table-cell office:value-type="string" office:string-value="R559C7">
            <text:p>R559C7</text:p>
          </table:table-cell>
          <table:table-cell office:value-type="float" office:value="55908">
            <text:p>55908</text:p>
          </table:table-cell>
          <table:table-cell office:value-type="string" office:string-value="R559C9">
            <text:p>R559C9</text:p>
          </table:table-cell>
          <table:table-cell office:value-type="float" office:value="55910">
            <text:p>55910</text:p>
          </table:table-cell>
          <table:table-cell office:value-type="string" office:string-value="R559C11">
            <text:p>R559C11</text:p>
          </table:table-cell>
          <table:table-cell office:value-type="float" office:value="55912">
            <text:p>55912</text:p>
          </table:table-cell>
          <table:table-cell office:value-type="string" office:string-value="R559C13">
            <text:p>R559C13</text:p>
          </table:table-cell>
          <table:table-cell office:value-type="float" office:value="55914">
            <text:p>55914</text:p>
          </table:table-cell>
          <table:table-cell office:value-type="string" office:string-value="R559C15">
            <text:p>R559C15</text:p>
          </table:table-cell>
          <table:table-cell office:value-type="float" office:value="55916">
            <text:p>55916</text:p>
          </table:table-cell>
          <table:table-cell office:value-type="string" office:string-value="R559C17">
            <text:p>R559C17</text:p>
          </table:table-cell>
          <table:table-cell office:value-type="float" office:value="55918">
            <text:p>55918</text:p>
          </table:table-cell>
          <table:table-cell office:value-type="string" office:string-value="R559C19">
            <text:p>R559C19</text:p>
          </table:table-cell>
          <table:table-cell office:value-type="float" office:value="55920">
            <text:p>55920</text:p>
          </table:table-cell>
          <table:table-cell office:value-type="string" office:string-value="R559C21">
            <text:p>R559C21</text:p>
          </table:table-cell>
          <table:table-cell office:value-type="float" office:value="55922">
            <text:p>55922</text:p>
          </table:table-cell>
          <table:table-cell office:value-type="string" office:string-value="R559C23">
            <text:p>R559C23</text:p>
          </table:table-cell>
          <table:table-cell office:value-type="float" office:value="55924">
            <text:p>55924</text:p>
          </table:table-cell>
          <table:table-cell office:value-type="string" office:string-value="R559C25">
            <text:p>R559C25</text:p>
          </table:table-cell>
          <table:table-cell office:value-type="float" office:value="55926">
            <text:p>55926</text:p>
          </table:table-cell>
        </table:table-row>
        <table:table-row>
          <table:table-cell office:value-type="string" office:string-value="R560C1">
            <text:p>R560C1</text:p>
          </table:table-cell>
          <table:table-cell office:value-type="float" office:value="56002">
            <text:p>56002</text:p>
          </table:table-cell>
          <table:table-cell office:value-type="string" office:string-value="R560C3">
            <text:p>R560C3</text:p>
          </table:table-cell>
          <table:table-cell office:value-type="float" office:value="56004">
            <text:p>56004</text:p>
          </table:table-cell>
          <table:table-cell office:value-type="string" office:string-value="R560C5">
            <text:p>R560C5</text:p>
          </table:table-cell>
          <table:table-cell office:value-type="float" office:value="56006">
            <text:p>56006</text:p>
          </table:table-cell>
          <table:table-cell office:value-type="string" office:string-value="R560C7">
            <text:p>R560C7</text:p>
          </table:table-cell>
          <table:table-cell office:value-type="float" office:value="56008">
            <text:p>56008</text:p>
          </table:table-cell>
          <table:table-cell office:value-type="string" office:string-value="R560C9">
            <text:p>R560C9</text:p>
          </table:table-cell>
          <table:table-cell office:value-type="float" office:value="56010">
            <text:p>56010</text:p>
          </table:table-cell>
          <table:table-cell office:value-type="string" office:string-value="R560C11">
            <text:p>R560C11</text:p>
          </table:table-cell>
          <table:table-cell office:value-type="float" office:value="56012">
            <text:p>56012</text:p>
          </table:table-cell>
          <table:table-cell office:value-type="string" office:string-value="R560C13">
            <text:p>R560C13</text:p>
          </table:table-cell>
          <table:table-cell office:value-type="float" office:value="56014">
            <text:p>56014</text:p>
          </table:table-cell>
          <table:table-cell office:value-type="string" office:string-value="R560C15">
            <text:p>R560C15</text:p>
          </table:table-cell>
          <table:table-cell office:value-type="float" office:value="56016">
            <text:p>56016</text:p>
          </table:table-cell>
          <table:table-cell office:value-type="string" office:string-value="R560C17">
            <text:p>R560C17</text:p>
          </table:table-cell>
          <table:table-cell office:value-type="float" office:value="56018">
            <text:p>56018</text:p>
          </table:table-cell>
          <table:table-cell office:value-type="string" office:string-value="R560C19">
            <text:p>R560C19</text:p>
          </table:table-cell>
          <table:table-cell office:value-type="float" office:value="56020">
            <text:p>56020</text:p>
          </table:table-cell>
          <table:table-cell office:value-type="string" office:string-value="R560C21">
            <text:p>R560C21</text:p>
          </table:table-cell>
          <table:table-cell office:value-type="float" office:value="56022">
            <text:p>56022</text:p>
          </table:table-cell>
          <table:table-cell office:value-type="string" office:string-value="R560C23">
            <text:p>R560C23</text:p>
          </table:table-cell>
          <table:table-cell office:value-type="float" office:value="56024">
            <text:p>56024</text:p>
          </table:table-cell>
          <table:table-cell office:value-type="string" office:string-value="R560C25">
            <text:p>R560C25</text:p>
          </table:table-cell>
          <table:table-cell office:value-type="float" office:value="56026">
            <text:p>56026</text:p>
          </table:table-cell>
        </table:table-row>
        <table:table-row>
          <table:table-cell office:value-type="string" office:string-value="R561C1">
            <text:p>R561C1</text:p>
          </table:table-cell>
          <table:table-cell office:value-type="float" office:value="56102">
            <text:p>56102</text:p>
          </table:table-cell>
          <table:table-cell office:value-type="string" office:string-value="R561C3">
            <text:p>R561C3</text:p>
          </table:table-cell>
          <table:table-cell office:value-type="float" office:value="56104">
            <text:p>56104</text:p>
          </table:table-cell>
          <table:table-cell office:value-type="string" office:string-value="R561C5">
            <text:p>R561C5</text:p>
          </table:table-cell>
          <table:table-cell office:value-type="float" office:value="56106">
            <text:p>56106</text:p>
          </table:table-cell>
          <table:table-cell office:value-type="string" office:string-value="R561C7">
            <text:p>R561C7</text:p>
          </table:table-cell>
          <table:table-cell office:value-type="float" office:value="56108">
            <text:p>56108</text:p>
          </table:table-cell>
          <table:table-cell office:value-type="string" office:string-value="R561C9">
            <text:p>R561C9</text:p>
          </table:table-cell>
          <table:table-cell office:value-type="float" office:value="56110">
            <text:p>56110</text:p>
          </table:table-cell>
          <table:table-cell office:value-type="string" office:string-value="R561C11">
            <text:p>R561C11</text:p>
          </table:table-cell>
          <table:table-cell office:value-type="float" office:value="56112">
            <text:p>56112</text:p>
          </table:table-cell>
          <table:table-cell office:value-type="string" office:string-value="R561C13">
            <text:p>R561C13</text:p>
          </table:table-cell>
          <table:table-cell office:value-type="float" office:value="56114">
            <text:p>56114</text:p>
          </table:table-cell>
          <table:table-cell office:value-type="string" office:string-value="R561C15">
            <text:p>R561C15</text:p>
          </table:table-cell>
          <table:table-cell office:value-type="float" office:value="56116">
            <text:p>56116</text:p>
          </table:table-cell>
          <table:table-cell office:value-type="string" office:string-value="R561C17">
            <text:p>R561C17</text:p>
          </table:table-cell>
          <table:table-cell office:value-type="float" office:value="56118">
            <text:p>56118</text:p>
          </table:table-cell>
          <table:table-cell office:value-type="string" office:string-value="R561C19">
            <text:p>R561C19</text:p>
          </table:table-cell>
          <table:table-cell office:value-type="float" office:value="56120">
            <text:p>56120</text:p>
          </table:table-cell>
          <table:table-cell office:value-type="string" office:string-value="R561C21">
            <text:p>R561C21</text:p>
          </table:table-cell>
          <table:table-cell office:value-type="float" office:value="56122">
            <text:p>56122</text:p>
          </table:table-cell>
          <table:table-cell office:value-type="string" office:string-value="R561C23">
            <text:p>R561C23</text:p>
          </table:table-cell>
          <table:table-cell office:value-type="float" office:value="56124">
            <text:p>56124</text:p>
          </table:table-cell>
          <table:table-cell office:value-type="string" office:string-value="R561C25">
            <text:p>R561C25</text:p>
          </table:table-cell>
          <table:table-cell office:value-type="float" office:value="56126">
            <text:p>56126</text:p>
          </table:table-cell>
        </table:table-row>
        <table:table-row>
          <table:table-cell office:value-type="string" office:string-value="R562C1">
            <text:p>R562C1</text:p>
          </table:table-cell>
          <table:table-cell office:value-type="float" office:value="56202">
            <text:p>56202</text:p>
          </table:table-cell>
          <table:table-cell office:value-type="string" office:string-value="R562C3">
            <text:p>R562C3</text:p>
          </table:table-cell>
          <table:table-cell office:value-type="float" office:value="56204">
            <text:p>56204</text:p>
          </table:table-cell>
          <table:table-cell office:value-type="string" office:string-value="R562C5">
            <text:p>R562C5</text:p>
          </table:table-cell>
          <table:table-cell office:value-type="float" office:value="56206">
            <text:p>56206</text:p>
          </table:table-cell>
          <table:table-cell office:value-type="string" office:string-value="R562C7">
            <text:p>R562C7</text:p>
          </table:table-cell>
          <table:table-cell office:value-type="float" office:value="56208">
            <text:p>56208</text:p>
          </table:table-cell>
          <table:table-cell office:value-type="string" office:string-value="R562C9">
            <text:p>R562C9</text:p>
          </table:table-cell>
          <table:table-cell office:value-type="float" office:value="56210">
            <text:p>56210</text:p>
          </table:table-cell>
          <table:table-cell office:value-type="string" office:string-value="R562C11">
            <text:p>R562C11</text:p>
          </table:table-cell>
          <table:table-cell office:value-type="float" office:value="56212">
            <text:p>56212</text:p>
          </table:table-cell>
          <table:table-cell office:value-type="string" office:string-value="R562C13">
            <text:p>R562C13</text:p>
          </table:table-cell>
          <table:table-cell office:value-type="float" office:value="56214">
            <text:p>56214</text:p>
          </table:table-cell>
          <table:table-cell office:value-type="string" office:string-value="R562C15">
            <text:p>R562C15</text:p>
          </table:table-cell>
          <table:table-cell office:value-type="float" office:value="56216">
            <text:p>56216</text:p>
          </table:table-cell>
          <table:table-cell office:value-type="string" office:string-value="R562C17">
            <text:p>R562C17</text:p>
          </table:table-cell>
          <table:table-cell office:value-type="float" office:value="56218">
            <text:p>56218</text:p>
          </table:table-cell>
          <table:table-cell office:value-type="string" office:string-value="R562C19">
            <text:p>R562C19</text:p>
          </table:table-cell>
          <table:table-cell office:value-type="float" office:value="56220">
            <text:p>56220</text:p>
          </table:table-cell>
          <table:table-cell office:value-type="string" office:string-value="R562C21">
            <text:p>R562C21</text:p>
          </table:table-cell>
          <table:table-cell office:value-type="float" office:value="56222">
            <text:p>56222</text:p>
          </table:table-cell>
          <table:table-cell office:value-type="string" office:string-value="R562C23">
            <text:p>R562C23</text:p>
          </table:table-cell>
          <table:table-cell office:value-type="float" office:value="56224">
            <text:p>56224</text:p>
          </table:table-cell>
          <table:table-cell office:value-type="string" office:string-value="R562C25">
            <text:p>R562C25</text:p>
          </table:table-cell>
          <table:table-cell office:value-type="float" office:value="56226">
            <text:p>56226</text:p>
          </table:table-cell>
        </table:table-row>
        <table:table-row>
          <table:table-cell office:value-type="string" office:string-value="R563C1">
            <text:p>R563C1</text:p>
          </table:table-cell>
          <table:table-cell office:value-type="float" office:value="56302">
            <text:p>56302</text:p>
          </table:table-cell>
          <table:table-cell office:value-type="string" office:string-value="R563C3">
            <text:p>R563C3</text:p>
          </table:table-cell>
          <table:table-cell office:value-type="float" office:value="56304">
            <text:p>56304</text:p>
          </table:table-cell>
          <table:table-cell office:value-type="string" office:string-value="R563C5">
            <text:p>R563C5</text:p>
          </table:table-cell>
          <table:table-cell office:value-type="float" office:value="56306">
            <text:p>56306</text:p>
          </table:table-cell>
          <table:table-cell office:value-type="string" office:string-value="R563C7">
            <text:p>R563C7</text:p>
          </table:table-cell>
          <table:table-cell office:value-type="float" office:value="56308">
            <text:p>56308</text:p>
          </table:table-cell>
          <table:table-cell office:value-type="string" office:string-value="R563C9">
            <text:p>R563C9</text:p>
          </table:table-cell>
          <table:table-cell office:value-type="float" office:value="56310">
            <text:p>56310</text:p>
          </table:table-cell>
          <table:table-cell office:value-type="string" office:string-value="R563C11">
            <text:p>R563C11</text:p>
          </table:table-cell>
          <table:table-cell office:value-type="float" office:value="56312">
            <text:p>56312</text:p>
          </table:table-cell>
          <table:table-cell office:value-type="string" office:string-value="R563C13">
            <text:p>R563C13</text:p>
          </table:table-cell>
          <table:table-cell office:value-type="float" office:value="56314">
            <text:p>56314</text:p>
          </table:table-cell>
          <table:table-cell office:value-type="string" office:string-value="R563C15">
            <text:p>R563C15</text:p>
          </table:table-cell>
          <table:table-cell office:value-type="float" office:value="56316">
            <text:p>56316</text:p>
          </table:table-cell>
          <table:table-cell office:value-type="string" office:string-value="R563C17">
            <text:p>R563C17</text:p>
          </table:table-cell>
          <table:table-cell office:value-type="float" office:value="56318">
            <text:p>56318</text:p>
          </table:table-cell>
          <table:table-cell office:value-type="string" office:string-value="R563C19">
            <text:p>R563C19</text:p>
          </table:table-cell>
          <table:table-cell office:value-type="float" office:value="56320">
            <text:p>56320</text:p>
          </table:table-cell>
          <table:table-cell office:value-type="string" office:string-value="R563C21">
            <text:p>R563C21</text:p>
          </table:table-cell>
          <table:table-cell office:value-type="float" office:value="56322">
            <text:p>56322</text:p>
          </table:table-cell>
          <table:table-cell office:value-type="string" office:string-value="R563C23">
            <text:p>R563C23</text:p>
          </table:table-cell>
          <table:table-cell office:value-type="float" office:value="56324">
            <text:p>56324</text:p>
          </table:table-cell>
          <table:table-cell office:value-type="string" office:string-value="R563C25">
            <text:p>R563C25</text:p>
          </table:table-cell>
          <table:table-cell office:value-type="float" office:value="56326">
            <text:p>56326</text:p>
          </table:table-cell>
        </table:table-row>
        <table:table-row>
          <table:table-cell office:value-type="string" office:string-value="R564C1">
            <text:p>R564C1</text:p>
          </table:table-cell>
          <table:table-cell office:value-type="float" office:value="56402">
            <text:p>56402</text:p>
          </table:table-cell>
          <table:table-cell office:value-type="string" office:string-value="R564C3">
            <text:p>R564C3</text:p>
          </table:table-cell>
          <table:table-cell office:value-type="float" office:value="56404">
            <text:p>56404</text:p>
          </table:table-cell>
          <table:table-cell office:value-type="string" office:string-value="R564C5">
            <text:p>R564C5</text:p>
          </table:table-cell>
          <table:table-cell office:value-type="float" office:value="56406">
            <text:p>56406</text:p>
          </table:table-cell>
          <table:table-cell office:value-type="string" office:string-value="R564C7">
            <text:p>R564C7</text:p>
          </table:table-cell>
          <table:table-cell office:value-type="float" office:value="56408">
            <text:p>56408</text:p>
          </table:table-cell>
          <table:table-cell office:value-type="string" office:string-value="R564C9">
            <text:p>R564C9</text:p>
          </table:table-cell>
          <table:table-cell office:value-type="float" office:value="56410">
            <text:p>56410</text:p>
          </table:table-cell>
          <table:table-cell office:value-type="string" office:string-value="R564C11">
            <text:p>R564C11</text:p>
          </table:table-cell>
          <table:table-cell office:value-type="float" office:value="56412">
            <text:p>56412</text:p>
          </table:table-cell>
          <table:table-cell office:value-type="string" office:string-value="R564C13">
            <text:p>R564C13</text:p>
          </table:table-cell>
          <table:table-cell office:value-type="float" office:value="56414">
            <text:p>56414</text:p>
          </table:table-cell>
          <table:table-cell office:value-type="string" office:string-value="R564C15">
            <text:p>R564C15</text:p>
          </table:table-cell>
          <table:table-cell office:value-type="float" office:value="56416">
            <text:p>56416</text:p>
          </table:table-cell>
          <table:table-cell office:value-type="string" office:string-value="R564C17">
            <text:p>R564C17</text:p>
          </table:table-cell>
          <table:table-cell office:value-type="float" office:value="56418">
            <text:p>56418</text:p>
          </table:table-cell>
          <table:table-cell office:value-type="string" office:string-value="R564C19">
            <text:p>R564C19</text:p>
          </table:table-cell>
          <table:table-cell office:value-type="float" office:value="56420">
            <text:p>56420</text:p>
          </table:table-cell>
          <table:table-cell office:value-type="string" office:string-value="R564C21">
            <text:p>R564C21</text:p>
          </table:table-cell>
          <table:table-cell office:value-type="float" office:value="56422">
            <text:p>56422</text:p>
          </table:table-cell>
          <table:table-cell office:value-type="string" office:string-value="R564C23">
            <text:p>R564C23</text:p>
          </table:table-cell>
          <table:table-cell office:value-type="float" office:value="56424">
            <text:p>56424</text:p>
          </table:table-cell>
          <table:table-cell office:value-type="string" office:string-value="R564C25">
            <text:p>R564C25</text:p>
          </table:table-cell>
          <table:table-cell office:value-type="float" office:value="56426">
            <text:p>56426</text:p>
          </table:table-cell>
        </table:table-row>
        <table:table-row>
          <table:table-cell office:value-type="string" office:string-value="R565C1">
            <text:p>R565C1</text:p>
          </table:table-cell>
          <table:table-cell office:value-type="float" office:value="56502">
            <text:p>56502</text:p>
          </table:table-cell>
          <table:table-cell office:value-type="string" office:string-value="R565C3">
            <text:p>R565C3</text:p>
          </table:table-cell>
          <table:table-cell office:value-type="float" office:value="56504">
            <text:p>56504</text:p>
          </table:table-cell>
          <table:table-cell office:value-type="string" office:string-value="R565C5">
            <text:p>R565C5</text:p>
          </table:table-cell>
          <table:table-cell office:value-type="float" office:value="56506">
            <text:p>56506</text:p>
          </table:table-cell>
          <table:table-cell office:value-type="string" office:string-value="R565C7">
            <text:p>R565C7</text:p>
          </table:table-cell>
          <table:table-cell office:value-type="float" office:value="56508">
            <text:p>56508</text:p>
          </table:table-cell>
          <table:table-cell office:value-type="string" office:string-value="R565C9">
            <text:p>R565C9</text:p>
          </table:table-cell>
          <table:table-cell office:value-type="float" office:value="56510">
            <text:p>56510</text:p>
          </table:table-cell>
          <table:table-cell office:value-type="string" office:string-value="R565C11">
            <text:p>R565C11</text:p>
          </table:table-cell>
          <table:table-cell office:value-type="float" office:value="56512">
            <text:p>56512</text:p>
          </table:table-cell>
          <table:table-cell office:value-type="string" office:string-value="R565C13">
            <text:p>R565C13</text:p>
          </table:table-cell>
          <table:table-cell office:value-type="float" office:value="56514">
            <text:p>56514</text:p>
          </table:table-cell>
          <table:table-cell office:value-type="string" office:string-value="R565C15">
            <text:p>R565C15</text:p>
          </table:table-cell>
          <table:table-cell office:value-type="float" office:value="56516">
            <text:p>56516</text:p>
          </table:table-cell>
          <table:table-cell office:value-type="string" office:string-value="R565C17">
            <text:p>R565C17</text:p>
          </table:table-cell>
          <table:table-cell office:value-type="float" office:value="56518">
            <text:p>56518</text:p>
          </table:table-cell>
          <table:table-cell office:value-type="string" office:string-value="R565C19">
            <text:p>R565C19</text:p>
          </table:table-cell>
          <table:table-cell office:value-type="float" office:value="56520">
            <text:p>56520</text:p>
          </table:table-cell>
          <table:table-cell office:value-type="string" office:string-value="R565C21">
            <text:p>R565C21</text:p>
          </table:table-cell>
          <table:table-cell office:value-type="float" office:value="56522">
            <text:p>56522</text:p>
          </table:table-cell>
          <table:table-cell office:value-type="string" office:string-value="R565C23">
            <text:p>R565C23</text:p>
          </table:table-cell>
          <table:table-cell office:value-type="float" office:value="56524">
            <text:p>56524</text:p>
          </table:table-cell>
          <table:table-cell office:value-type="string" office:string-value="R565C25">
            <text:p>R565C25</text:p>
          </table:table-cell>
          <table:table-cell office:value-type="float" office:value="56526">
            <text:p>56526</text:p>
          </table:table-cell>
        </table:table-row>
        <table:table-row>
          <table:table-cell office:value-type="string" office:string-value="R566C1">
            <text:p>R566C1</text:p>
          </table:table-cell>
          <table:table-cell office:value-type="float" office:value="56602">
            <text:p>56602</text:p>
          </table:table-cell>
          <table:table-cell office:value-type="string" office:string-value="R566C3">
            <text:p>R566C3</text:p>
          </table:table-cell>
          <table:table-cell office:value-type="float" office:value="56604">
            <text:p>56604</text:p>
          </table:table-cell>
          <table:table-cell office:value-type="string" office:string-value="R566C5">
            <text:p>R566C5</text:p>
          </table:table-cell>
          <table:table-cell office:value-type="float" office:value="56606">
            <text:p>56606</text:p>
          </table:table-cell>
          <table:table-cell office:value-type="string" office:string-value="R566C7">
            <text:p>R566C7</text:p>
          </table:table-cell>
          <table:table-cell office:value-type="float" office:value="56608">
            <text:p>56608</text:p>
          </table:table-cell>
          <table:table-cell office:value-type="string" office:string-value="R566C9">
            <text:p>R566C9</text:p>
          </table:table-cell>
          <table:table-cell office:value-type="float" office:value="56610">
            <text:p>56610</text:p>
          </table:table-cell>
          <table:table-cell office:value-type="string" office:string-value="R566C11">
            <text:p>R566C11</text:p>
          </table:table-cell>
          <table:table-cell office:value-type="float" office:value="56612">
            <text:p>56612</text:p>
          </table:table-cell>
          <table:table-cell office:value-type="string" office:string-value="R566C13">
            <text:p>R566C13</text:p>
          </table:table-cell>
          <table:table-cell office:value-type="float" office:value="56614">
            <text:p>56614</text:p>
          </table:table-cell>
          <table:table-cell office:value-type="string" office:string-value="R566C15">
            <text:p>R566C15</text:p>
          </table:table-cell>
          <table:table-cell office:value-type="float" office:value="56616">
            <text:p>56616</text:p>
          </table:table-cell>
          <table:table-cell office:value-type="string" office:string-value="R566C17">
            <text:p>R566C17</text:p>
          </table:table-cell>
          <table:table-cell office:value-type="float" office:value="56618">
            <text:p>56618</text:p>
          </table:table-cell>
          <table:table-cell office:value-type="string" office:string-value="R566C19">
            <text:p>R566C19</text:p>
          </table:table-cell>
          <table:table-cell office:value-type="float" office:value="56620">
            <text:p>56620</text:p>
          </table:table-cell>
          <table:table-cell office:value-type="string" office:string-value="R566C21">
            <text:p>R566C21</text:p>
          </table:table-cell>
          <table:table-cell office:value-type="float" office:value="56622">
            <text:p>56622</text:p>
          </table:table-cell>
          <table:table-cell office:value-type="string" office:string-value="R566C23">
            <text:p>R566C23</text:p>
          </table:table-cell>
          <table:table-cell office:value-type="float" office:value="56624">
            <text:p>56624</text:p>
          </table:table-cell>
          <table:table-cell office:value-type="string" office:string-value="R566C25">
            <text:p>R566C25</text:p>
          </table:table-cell>
          <table:table-cell office:value-type="float" office:value="56626">
            <text:p>56626</text:p>
          </table:table-cell>
        </table:table-row>
        <table:table-row>
          <table:table-cell office:value-type="string" office:string-value="R567C1">
            <text:p>R567C1</text:p>
          </table:table-cell>
          <table:table-cell office:value-type="float" office:value="56702">
            <text:p>56702</text:p>
          </table:table-cell>
          <table:table-cell office:value-type="string" office:string-value="R567C3">
            <text:p>R567C3</text:p>
          </table:table-cell>
          <table:table-cell office:value-type="float" office:value="56704">
            <text:p>56704</text:p>
          </table:table-cell>
          <table:table-cell office:value-type="string" office:string-value="R567C5">
            <text:p>R567C5</text:p>
          </table:table-cell>
          <table:table-cell office:value-type="float" office:value="56706">
            <text:p>56706</text:p>
          </table:table-cell>
          <table:table-cell office:value-type="string" office:string-value="R567C7">
            <text:p>R567C7</text:p>
          </table:table-cell>
          <table:table-cell office:value-type="float" office:value="56708">
            <text:p>56708</text:p>
          </table:table-cell>
          <table:table-cell office:value-type="string" office:string-value="R567C9">
            <text:p>R567C9</text:p>
          </table:table-cell>
          <table:table-cell office:value-type="float" office:value="56710">
            <text:p>56710</text:p>
          </table:table-cell>
          <table:table-cell office:value-type="string" office:string-value="R567C11">
            <text:p>R567C11</text:p>
          </table:table-cell>
          <table:table-cell office:value-type="float" office:value="56712">
            <text:p>56712</text:p>
          </table:table-cell>
          <table:table-cell office:value-type="string" office:string-value="R567C13">
            <text:p>R567C13</text:p>
          </table:table-cell>
          <table:table-cell office:value-type="float" office:value="56714">
            <text:p>56714</text:p>
          </table:table-cell>
          <table:table-cell office:value-type="string" office:string-value="R567C15">
            <text:p>R567C15</text:p>
          </table:table-cell>
          <table:table-cell office:value-type="float" office:value="56716">
            <text:p>56716</text:p>
          </table:table-cell>
          <table:table-cell office:value-type="string" office:string-value="R567C17">
            <text:p>R567C17</text:p>
          </table:table-cell>
          <table:table-cell office:value-type="float" office:value="56718">
            <text:p>56718</text:p>
          </table:table-cell>
          <table:table-cell office:value-type="string" office:string-value="R567C19">
            <text:p>R567C19</text:p>
          </table:table-cell>
          <table:table-cell office:value-type="float" office:value="56720">
            <text:p>56720</text:p>
          </table:table-cell>
          <table:table-cell office:value-type="string" office:string-value="R567C21">
            <text:p>R567C21</text:p>
          </table:table-cell>
          <table:table-cell office:value-type="float" office:value="56722">
            <text:p>56722</text:p>
          </table:table-cell>
          <table:table-cell office:value-type="string" office:string-value="R567C23">
            <text:p>R567C23</text:p>
          </table:table-cell>
          <table:table-cell office:value-type="float" office:value="56724">
            <text:p>56724</text:p>
          </table:table-cell>
          <table:table-cell office:value-type="string" office:string-value="R567C25">
            <text:p>R567C25</text:p>
          </table:table-cell>
          <table:table-cell office:value-type="float" office:value="56726">
            <text:p>56726</text:p>
          </table:table-cell>
        </table:table-row>
        <table:table-row>
          <table:table-cell office:value-type="string" office:string-value="R568C1">
            <text:p>R568C1</text:p>
          </table:table-cell>
          <table:table-cell office:value-type="float" office:value="56802">
            <text:p>56802</text:p>
          </table:table-cell>
          <table:table-cell office:value-type="string" office:string-value="R568C3">
            <text:p>R568C3</text:p>
          </table:table-cell>
          <table:table-cell office:value-type="float" office:value="56804">
            <text:p>56804</text:p>
          </table:table-cell>
          <table:table-cell office:value-type="string" office:string-value="R568C5">
            <text:p>R568C5</text:p>
          </table:table-cell>
          <table:table-cell office:value-type="float" office:value="56806">
            <text:p>56806</text:p>
          </table:table-cell>
          <table:table-cell office:value-type="string" office:string-value="R568C7">
            <text:p>R568C7</text:p>
          </table:table-cell>
          <table:table-cell office:value-type="float" office:value="56808">
            <text:p>56808</text:p>
          </table:table-cell>
          <table:table-cell office:value-type="string" office:string-value="R568C9">
            <text:p>R568C9</text:p>
          </table:table-cell>
          <table:table-cell office:value-type="float" office:value="56810">
            <text:p>56810</text:p>
          </table:table-cell>
          <table:table-cell office:value-type="string" office:string-value="R568C11">
            <text:p>R568C11</text:p>
          </table:table-cell>
          <table:table-cell office:value-type="float" office:value="56812">
            <text:p>56812</text:p>
          </table:table-cell>
          <table:table-cell office:value-type="string" office:string-value="R568C13">
            <text:p>R568C13</text:p>
          </table:table-cell>
          <table:table-cell office:value-type="float" office:value="56814">
            <text:p>56814</text:p>
          </table:table-cell>
          <table:table-cell office:value-type="string" office:string-value="R568C15">
            <text:p>R568C15</text:p>
          </table:table-cell>
          <table:table-cell office:value-type="float" office:value="56816">
            <text:p>56816</text:p>
          </table:table-cell>
          <table:table-cell office:value-type="string" office:string-value="R568C17">
            <text:p>R568C17</text:p>
          </table:table-cell>
          <table:table-cell office:value-type="float" office:value="56818">
            <text:p>56818</text:p>
          </table:table-cell>
          <table:table-cell office:value-type="string" office:string-value="R568C19">
            <text:p>R568C19</text:p>
          </table:table-cell>
          <table:table-cell office:value-type="float" office:value="56820">
            <text:p>56820</text:p>
          </table:table-cell>
          <table:table-cell office:value-type="string" office:string-value="R568C21">
            <text:p>R568C21</text:p>
          </table:table-cell>
          <table:table-cell office:value-type="float" office:value="56822">
            <text:p>56822</text:p>
          </table:table-cell>
          <table:table-cell office:value-type="string" office:string-value="R568C23">
            <text:p>R568C23</text:p>
          </table:table-cell>
          <table:table-cell office:value-type="float" office:value="56824">
            <text:p>56824</text:p>
          </table:table-cell>
          <table:table-cell office:value-type="string" office:string-value="R568C25">
            <text:p>R568C25</text:p>
          </table:table-cell>
          <table:table-cell office:value-type="float" office:value="56826">
            <text:p>56826</text:p>
          </table:table-cell>
        </table:table-row>
        <table:table-row>
          <table:table-cell office:value-type="string" office:string-value="R569C1">
            <text:p>R569C1</text:p>
          </table:table-cell>
          <table:table-cell office:value-type="float" office:value="56902">
            <text:p>56902</text:p>
          </table:table-cell>
          <table:table-cell office:value-type="string" office:string-value="R569C3">
            <text:p>R569C3</text:p>
          </table:table-cell>
          <table:table-cell office:value-type="float" office:value="56904">
            <text:p>56904</text:p>
          </table:table-cell>
          <table:table-cell office:value-type="string" office:string-value="R569C5">
            <text:p>R569C5</text:p>
          </table:table-cell>
          <table:table-cell office:value-type="float" office:value="56906">
            <text:p>56906</text:p>
          </table:table-cell>
          <table:table-cell office:value-type="string" office:string-value="R569C7">
            <text:p>R569C7</text:p>
          </table:table-cell>
          <table:table-cell office:value-type="float" office:value="56908">
            <text:p>56908</text:p>
          </table:table-cell>
          <table:table-cell office:value-type="string" office:string-value="R569C9">
            <text:p>R569C9</text:p>
          </table:table-cell>
          <table:table-cell office:value-type="float" office:value="56910">
            <text:p>56910</text:p>
          </table:table-cell>
          <table:table-cell office:value-type="string" office:string-value="R569C11">
            <text:p>R569C11</text:p>
          </table:table-cell>
          <table:table-cell office:value-type="float" office:value="56912">
            <text:p>56912</text:p>
          </table:table-cell>
          <table:table-cell office:value-type="string" office:string-value="R569C13">
            <text:p>R569C13</text:p>
          </table:table-cell>
          <table:table-cell office:value-type="float" office:value="56914">
            <text:p>56914</text:p>
          </table:table-cell>
          <table:table-cell office:value-type="string" office:string-value="R569C15">
            <text:p>R569C15</text:p>
          </table:table-cell>
          <table:table-cell office:value-type="float" office:value="56916">
            <text:p>56916</text:p>
          </table:table-cell>
          <table:table-cell office:value-type="string" office:string-value="R569C17">
            <text:p>R569C17</text:p>
          </table:table-cell>
          <table:table-cell office:value-type="float" office:value="56918">
            <text:p>56918</text:p>
          </table:table-cell>
          <table:table-cell office:value-type="string" office:string-value="R569C19">
            <text:p>R569C19</text:p>
          </table:table-cell>
          <table:table-cell office:value-type="float" office:value="56920">
            <text:p>56920</text:p>
          </table:table-cell>
          <table:table-cell office:value-type="string" office:string-value="R569C21">
            <text:p>R569C21</text:p>
          </table:table-cell>
          <table:table-cell office:value-type="float" office:value="56922">
            <text:p>56922</text:p>
          </table:table-cell>
          <table:table-cell office:value-type="string" office:string-value="R569C23">
            <text:p>R569C23</text:p>
          </table:table-cell>
          <table:table-cell office:value-type="float" office:value="56924">
            <text:p>56924</text:p>
          </table:table-cell>
          <table:table-cell office:value-type="string" office:string-value="R569C25">
            <text:p>R569C25</text:p>
          </table:table-cell>
          <table:table-cell office:value-type="float" office:value="56926">
            <text:p>56926</text:p>
          </table:table-cell>
        </table:table-row>
        <table:table-row>
          <table:table-cell office:value-type="string" office:string-value="R570C1">
            <text:p>R570C1</text:p>
          </table:table-cell>
          <table:table-cell office:value-type="float" office:value="57002">
            <text:p>57002</text:p>
          </table:table-cell>
          <table:table-cell office:value-type="string" office:string-value="R570C3">
            <text:p>R570C3</text:p>
          </table:table-cell>
          <table:table-cell office:value-type="float" office:value="57004">
            <text:p>57004</text:p>
          </table:table-cell>
          <table:table-cell office:value-type="string" office:string-value="R570C5">
            <text:p>R570C5</text:p>
          </table:table-cell>
          <table:table-cell office:value-type="float" office:value="57006">
            <text:p>57006</text:p>
          </table:table-cell>
          <table:table-cell office:value-type="string" office:string-value="R570C7">
            <text:p>R570C7</text:p>
          </table:table-cell>
          <table:table-cell office:value-type="float" office:value="57008">
            <text:p>57008</text:p>
          </table:table-cell>
          <table:table-cell office:value-type="string" office:string-value="R570C9">
            <text:p>R570C9</text:p>
          </table:table-cell>
          <table:table-cell office:value-type="float" office:value="57010">
            <text:p>57010</text:p>
          </table:table-cell>
          <table:table-cell office:value-type="string" office:string-value="R570C11">
            <text:p>R570C11</text:p>
          </table:table-cell>
          <table:table-cell office:value-type="float" office:value="57012">
            <text:p>57012</text:p>
          </table:table-cell>
          <table:table-cell office:value-type="string" office:string-value="R570C13">
            <text:p>R570C13</text:p>
          </table:table-cell>
          <table:table-cell office:value-type="float" office:value="57014">
            <text:p>57014</text:p>
          </table:table-cell>
          <table:table-cell office:value-type="string" office:string-value="R570C15">
            <text:p>R570C15</text:p>
          </table:table-cell>
          <table:table-cell office:value-type="float" office:value="57016">
            <text:p>57016</text:p>
          </table:table-cell>
          <table:table-cell office:value-type="string" office:string-value="R570C17">
            <text:p>R570C17</text:p>
          </table:table-cell>
          <table:table-cell office:value-type="float" office:value="57018">
            <text:p>57018</text:p>
          </table:table-cell>
          <table:table-cell office:value-type="string" office:string-value="R570C19">
            <text:p>R570C19</text:p>
          </table:table-cell>
          <table:table-cell office:value-type="float" office:value="57020">
            <text:p>57020</text:p>
          </table:table-cell>
          <table:table-cell office:value-type="string" office:string-value="R570C21">
            <text:p>R570C21</text:p>
          </table:table-cell>
          <table:table-cell office:value-type="float" office:value="57022">
            <text:p>57022</text:p>
          </table:table-cell>
          <table:table-cell office:value-type="string" office:string-value="R570C23">
            <text:p>R570C23</text:p>
          </table:table-cell>
          <table:table-cell office:value-type="float" office:value="57024">
            <text:p>57024</text:p>
          </table:table-cell>
          <table:table-cell office:value-type="string" office:string-value="R570C25">
            <text:p>R570C25</text:p>
          </table:table-cell>
          <table:table-cell office:value-type="float" office:value="57026">
            <text:p>57026</text:p>
          </table:table-cell>
        </table:table-row>
        <table:table-row>
          <table:table-cell office:value-type="string" office:string-value="R571C1">
            <text:p>R571C1</text:p>
          </table:table-cell>
          <table:table-cell office:value-type="float" office:value="57102">
            <text:p>57102</text:p>
          </table:table-cell>
          <table:table-cell office:value-type="string" office:string-value="R571C3">
            <text:p>R571C3</text:p>
          </table:table-cell>
          <table:table-cell office:value-type="float" office:value="57104">
            <text:p>57104</text:p>
          </table:table-cell>
          <table:table-cell office:value-type="string" office:string-value="R571C5">
            <text:p>R571C5</text:p>
          </table:table-cell>
          <table:table-cell office:value-type="float" office:value="57106">
            <text:p>57106</text:p>
          </table:table-cell>
          <table:table-cell office:value-type="string" office:string-value="R571C7">
            <text:p>R571C7</text:p>
          </table:table-cell>
          <table:table-cell office:value-type="float" office:value="57108">
            <text:p>57108</text:p>
          </table:table-cell>
          <table:table-cell office:value-type="string" office:string-value="R571C9">
            <text:p>R571C9</text:p>
          </table:table-cell>
          <table:table-cell office:value-type="float" office:value="57110">
            <text:p>57110</text:p>
          </table:table-cell>
          <table:table-cell office:value-type="string" office:string-value="R571C11">
            <text:p>R571C11</text:p>
          </table:table-cell>
          <table:table-cell office:value-type="float" office:value="57112">
            <text:p>57112</text:p>
          </table:table-cell>
          <table:table-cell office:value-type="string" office:string-value="R571C13">
            <text:p>R571C13</text:p>
          </table:table-cell>
          <table:table-cell office:value-type="float" office:value="57114">
            <text:p>57114</text:p>
          </table:table-cell>
          <table:table-cell office:value-type="string" office:string-value="R571C15">
            <text:p>R571C15</text:p>
          </table:table-cell>
          <table:table-cell office:value-type="float" office:value="57116">
            <text:p>57116</text:p>
          </table:table-cell>
          <table:table-cell office:value-type="string" office:string-value="R571C17">
            <text:p>R571C17</text:p>
          </table:table-cell>
          <table:table-cell office:value-type="float" office:value="57118">
            <text:p>57118</text:p>
          </table:table-cell>
          <table:table-cell office:value-type="string" office:string-value="R571C19">
            <text:p>R571C19</text:p>
          </table:table-cell>
          <table:table-cell office:value-type="float" office:value="57120">
            <text:p>57120</text:p>
          </table:table-cell>
          <table:table-cell office:value-type="string" office:string-value="R571C21">
            <text:p>R571C21</text:p>
          </table:table-cell>
          <table:table-cell office:value-type="float" office:value="57122">
            <text:p>57122</text:p>
          </table:table-cell>
          <table:table-cell office:value-type="string" office:string-value="R571C23">
            <text:p>R571C23</text:p>
          </table:table-cell>
          <table:table-cell office:value-type="float" office:value="57124">
            <text:p>57124</text:p>
          </table:table-cell>
          <table:table-cell office:value-type="string" office:string-value="R571C25">
            <text:p>R571C25</text:p>
          </table:table-cell>
          <table:table-cell office:value-type="float" office:value="57126">
            <text:p>57126</text:p>
          </table:table-cell>
        </table:table-row>
        <table:table-row>
          <table:table-cell office:value-type="string" office:string-value="R572C1">
            <text:p>R572C1</text:p>
          </table:table-cell>
          <table:table-cell office:value-type="float" office:value="57202">
            <text:p>57202</text:p>
          </table:table-cell>
          <table:table-cell office:value-type="string" office:string-value="R572C3">
            <text:p>R572C3</text:p>
          </table:table-cell>
          <table:table-cell office:value-type="float" office:value="57204">
            <text:p>57204</text:p>
          </table:table-cell>
          <table:table-cell office:value-type="string" office:string-value="R572C5">
            <text:p>R572C5</text:p>
          </table:table-cell>
          <table:table-cell office:value-type="float" office:value="57206">
            <text:p>57206</text:p>
          </table:table-cell>
          <table:table-cell office:value-type="string" office:string-value="R572C7">
            <text:p>R572C7</text:p>
          </table:table-cell>
          <table:table-cell office:value-type="float" office:value="57208">
            <text:p>57208</text:p>
          </table:table-cell>
          <table:table-cell office:value-type="string" office:string-value="R572C9">
            <text:p>R572C9</text:p>
          </table:table-cell>
          <table:table-cell office:value-type="float" office:value="57210">
            <text:p>57210</text:p>
          </table:table-cell>
          <table:table-cell office:value-type="string" office:string-value="R572C11">
            <text:p>R572C11</text:p>
          </table:table-cell>
          <table:table-cell office:value-type="float" office:value="57212">
            <text:p>57212</text:p>
          </table:table-cell>
          <table:table-cell office:value-type="string" office:string-value="R572C13">
            <text:p>R572C13</text:p>
          </table:table-cell>
          <table:table-cell office:value-type="float" office:value="57214">
            <text:p>57214</text:p>
          </table:table-cell>
          <table:table-cell office:value-type="string" office:string-value="R572C15">
            <text:p>R572C15</text:p>
          </table:table-cell>
          <table:table-cell office:value-type="float" office:value="57216">
            <text:p>57216</text:p>
          </table:table-cell>
          <table:table-cell office:value-type="string" office:string-value="R572C17">
            <text:p>R572C17</text:p>
          </table:table-cell>
          <table:table-cell office:value-type="float" office:value="57218">
            <text:p>57218</text:p>
          </table:table-cell>
          <table:table-cell office:value-type="string" office:string-value="R572C19">
            <text:p>R572C19</text:p>
          </table:table-cell>
          <table:table-cell office:value-type="float" office:value="57220">
            <text:p>57220</text:p>
          </table:table-cell>
          <table:table-cell office:value-type="string" office:string-value="R572C21">
            <text:p>R572C21</text:p>
          </table:table-cell>
          <table:table-cell office:value-type="float" office:value="57222">
            <text:p>57222</text:p>
          </table:table-cell>
          <table:table-cell office:value-type="string" office:string-value="R572C23">
            <text:p>R572C23</text:p>
          </table:table-cell>
          <table:table-cell office:value-type="float" office:value="57224">
            <text:p>57224</text:p>
          </table:table-cell>
          <table:table-cell office:value-type="string" office:string-value="R572C25">
            <text:p>R572C25</text:p>
          </table:table-cell>
          <table:table-cell office:value-type="float" office:value="57226">
            <text:p>57226</text:p>
          </table:table-cell>
        </table:table-row>
        <table:table-row>
          <table:table-cell office:value-type="string" office:string-value="R573C1">
            <text:p>R573C1</text:p>
          </table:table-cell>
          <table:table-cell office:value-type="float" office:value="57302">
            <text:p>57302</text:p>
          </table:table-cell>
          <table:table-cell office:value-type="string" office:string-value="R573C3">
            <text:p>R573C3</text:p>
          </table:table-cell>
          <table:table-cell office:value-type="float" office:value="57304">
            <text:p>57304</text:p>
          </table:table-cell>
          <table:table-cell office:value-type="string" office:string-value="R573C5">
            <text:p>R573C5</text:p>
          </table:table-cell>
          <table:table-cell office:value-type="float" office:value="57306">
            <text:p>57306</text:p>
          </table:table-cell>
          <table:table-cell office:value-type="string" office:string-value="R573C7">
            <text:p>R573C7</text:p>
          </table:table-cell>
          <table:table-cell office:value-type="float" office:value="57308">
            <text:p>57308</text:p>
          </table:table-cell>
          <table:table-cell office:value-type="string" office:string-value="R573C9">
            <text:p>R573C9</text:p>
          </table:table-cell>
          <table:table-cell office:value-type="float" office:value="57310">
            <text:p>57310</text:p>
          </table:table-cell>
          <table:table-cell office:value-type="string" office:string-value="R573C11">
            <text:p>R573C11</text:p>
          </table:table-cell>
          <table:table-cell office:value-type="float" office:value="57312">
            <text:p>57312</text:p>
          </table:table-cell>
          <table:table-cell office:value-type="string" office:string-value="R573C13">
            <text:p>R573C13</text:p>
          </table:table-cell>
          <table:table-cell office:value-type="float" office:value="57314">
            <text:p>57314</text:p>
          </table:table-cell>
          <table:table-cell office:value-type="string" office:string-value="R573C15">
            <text:p>R573C15</text:p>
          </table:table-cell>
          <table:table-cell office:value-type="float" office:value="57316">
            <text:p>57316</text:p>
          </table:table-cell>
          <table:table-cell office:value-type="string" office:string-value="R573C17">
            <text:p>R573C17</text:p>
          </table:table-cell>
          <table:table-cell office:value-type="float" office:value="57318">
            <text:p>57318</text:p>
          </table:table-cell>
          <table:table-cell office:value-type="string" office:string-value="R573C19">
            <text:p>R573C19</text:p>
          </table:table-cell>
          <table:table-cell office:value-type="float" office:value="57320">
            <text:p>57320</text:p>
          </table:table-cell>
          <table:table-cell office:value-type="string" office:string-value="R573C21">
            <text:p>R573C21</text:p>
          </table:table-cell>
          <table:table-cell office:value-type="float" office:value="57322">
            <text:p>57322</text:p>
          </table:table-cell>
          <table:table-cell office:value-type="string" office:string-value="R573C23">
            <text:p>R573C23</text:p>
          </table:table-cell>
          <table:table-cell office:value-type="float" office:value="57324">
            <text:p>57324</text:p>
          </table:table-cell>
          <table:table-cell office:value-type="string" office:string-value="R573C25">
            <text:p>R573C25</text:p>
          </table:table-cell>
          <table:table-cell office:value-type="float" office:value="57326">
            <text:p>57326</text:p>
          </table:table-cell>
        </table:table-row>
        <table:table-row>
          <table:table-cell office:value-type="string" office:string-value="R574C1">
            <text:p>R574C1</text:p>
          </table:table-cell>
          <table:table-cell office:value-type="float" office:value="57402">
            <text:p>57402</text:p>
          </table:table-cell>
          <table:table-cell office:value-type="string" office:string-value="R574C3">
            <text:p>R574C3</text:p>
          </table:table-cell>
          <table:table-cell office:value-type="float" office:value="57404">
            <text:p>57404</text:p>
          </table:table-cell>
          <table:table-cell office:value-type="string" office:string-value="R574C5">
            <text:p>R574C5</text:p>
          </table:table-cell>
          <table:table-cell office:value-type="float" office:value="57406">
            <text:p>57406</text:p>
          </table:table-cell>
          <table:table-cell office:value-type="string" office:string-value="R574C7">
            <text:p>R574C7</text:p>
          </table:table-cell>
          <table:table-cell office:value-type="float" office:value="57408">
            <text:p>57408</text:p>
          </table:table-cell>
          <table:table-cell office:value-type="string" office:string-value="R574C9">
            <text:p>R574C9</text:p>
          </table:table-cell>
          <table:table-cell office:value-type="float" office:value="57410">
            <text:p>57410</text:p>
          </table:table-cell>
          <table:table-cell office:value-type="string" office:string-value="R574C11">
            <text:p>R574C11</text:p>
          </table:table-cell>
          <table:table-cell office:value-type="float" office:value="57412">
            <text:p>57412</text:p>
          </table:table-cell>
          <table:table-cell office:value-type="string" office:string-value="R574C13">
            <text:p>R574C13</text:p>
          </table:table-cell>
          <table:table-cell office:value-type="float" office:value="57414">
            <text:p>57414</text:p>
          </table:table-cell>
          <table:table-cell office:value-type="string" office:string-value="R574C15">
            <text:p>R574C15</text:p>
          </table:table-cell>
          <table:table-cell office:value-type="float" office:value="57416">
            <text:p>57416</text:p>
          </table:table-cell>
          <table:table-cell office:value-type="string" office:string-value="R574C17">
            <text:p>R574C17</text:p>
          </table:table-cell>
          <table:table-cell office:value-type="float" office:value="57418">
            <text:p>57418</text:p>
          </table:table-cell>
          <table:table-cell office:value-type="string" office:string-value="R574C19">
            <text:p>R574C19</text:p>
          </table:table-cell>
          <table:table-cell office:value-type="float" office:value="57420">
            <text:p>57420</text:p>
          </table:table-cell>
          <table:table-cell office:value-type="string" office:string-value="R574C21">
            <text:p>R574C21</text:p>
          </table:table-cell>
          <table:table-cell office:value-type="float" office:value="57422">
            <text:p>57422</text:p>
          </table:table-cell>
          <table:table-cell office:value-type="string" office:string-value="R574C23">
            <text:p>R574C23</text:p>
          </table:table-cell>
          <table:table-cell office:value-type="float" office:value="57424">
            <text:p>57424</text:p>
          </table:table-cell>
          <table:table-cell office:value-type="string" office:string-value="R574C25">
            <text:p>R574C25</text:p>
          </table:table-cell>
          <table:table-cell office:value-type="float" office:value="57426">
            <text:p>57426</text:p>
          </table:table-cell>
        </table:table-row>
        <table:table-row>
          <table:table-cell office:value-type="string" office:string-value="R575C1">
            <text:p>R575C1</text:p>
          </table:table-cell>
          <table:table-cell office:value-type="float" office:value="57502">
            <text:p>57502</text:p>
          </table:table-cell>
          <table:table-cell office:value-type="string" office:string-value="R575C3">
            <text:p>R575C3</text:p>
          </table:table-cell>
          <table:table-cell office:value-type="float" office:value="57504">
            <text:p>57504</text:p>
          </table:table-cell>
          <table:table-cell office:value-type="string" office:string-value="R575C5">
            <text:p>R575C5</text:p>
          </table:table-cell>
          <table:table-cell office:value-type="float" office:value="57506">
            <text:p>57506</text:p>
          </table:table-cell>
          <table:table-cell office:value-type="string" office:string-value="R575C7">
            <text:p>R575C7</text:p>
          </table:table-cell>
          <table:table-cell office:value-type="float" office:value="57508">
            <text:p>57508</text:p>
          </table:table-cell>
          <table:table-cell office:value-type="string" office:string-value="R575C9">
            <text:p>R575C9</text:p>
          </table:table-cell>
          <table:table-cell office:value-type="float" office:value="57510">
            <text:p>57510</text:p>
          </table:table-cell>
          <table:table-cell office:value-type="string" office:string-value="R575C11">
            <text:p>R575C11</text:p>
          </table:table-cell>
          <table:table-cell office:value-type="float" office:value="57512">
            <text:p>57512</text:p>
          </table:table-cell>
          <table:table-cell office:value-type="string" office:string-value="R575C13">
            <text:p>R575C13</text:p>
          </table:table-cell>
          <table:table-cell office:value-type="float" office:value="57514">
            <text:p>57514</text:p>
          </table:table-cell>
          <table:table-cell office:value-type="string" office:string-value="R575C15">
            <text:p>R575C15</text:p>
          </table:table-cell>
          <table:table-cell office:value-type="float" office:value="57516">
            <text:p>57516</text:p>
          </table:table-cell>
          <table:table-cell office:value-type="string" office:string-value="R575C17">
            <text:p>R575C17</text:p>
          </table:table-cell>
          <table:table-cell office:value-type="float" office:value="57518">
            <text:p>57518</text:p>
          </table:table-cell>
          <table:table-cell office:value-type="string" office:string-value="R575C19">
            <text:p>R575C19</text:p>
          </table:table-cell>
          <table:table-cell office:value-type="float" office:value="57520">
            <text:p>57520</text:p>
          </table:table-cell>
          <table:table-cell office:value-type="string" office:string-value="R575C21">
            <text:p>R575C21</text:p>
          </table:table-cell>
          <table:table-cell office:value-type="float" office:value="57522">
            <text:p>57522</text:p>
          </table:table-cell>
          <table:table-cell office:value-type="string" office:string-value="R575C23">
            <text:p>R575C23</text:p>
          </table:table-cell>
          <table:table-cell office:value-type="float" office:value="57524">
            <text:p>57524</text:p>
          </table:table-cell>
          <table:table-cell office:value-type="string" office:string-value="R575C25">
            <text:p>R575C25</text:p>
          </table:table-cell>
          <table:table-cell office:value-type="float" office:value="57526">
            <text:p>57526</text:p>
          </table:table-cell>
        </table:table-row>
        <table:table-row>
          <table:table-cell office:value-type="string" office:string-value="R576C1">
            <text:p>R576C1</text:p>
          </table:table-cell>
          <table:table-cell office:value-type="float" office:value="57602">
            <text:p>57602</text:p>
          </table:table-cell>
          <table:table-cell office:value-type="string" office:string-value="R576C3">
            <text:p>R576C3</text:p>
          </table:table-cell>
          <table:table-cell office:value-type="float" office:value="57604">
            <text:p>57604</text:p>
          </table:table-cell>
          <table:table-cell office:value-type="string" office:string-value="R576C5">
            <text:p>R576C5</text:p>
          </table:table-cell>
          <table:table-cell office:value-type="float" office:value="57606">
            <text:p>57606</text:p>
          </table:table-cell>
          <table:table-cell office:value-type="string" office:string-value="R576C7">
            <text:p>R576C7</text:p>
          </table:table-cell>
          <table:table-cell office:value-type="float" office:value="57608">
            <text:p>57608</text:p>
          </table:table-cell>
          <table:table-cell office:value-type="string" office:string-value="R576C9">
            <text:p>R576C9</text:p>
          </table:table-cell>
          <table:table-cell office:value-type="float" office:value="57610">
            <text:p>57610</text:p>
          </table:table-cell>
          <table:table-cell office:value-type="string" office:string-value="R576C11">
            <text:p>R576C11</text:p>
          </table:table-cell>
          <table:table-cell office:value-type="float" office:value="57612">
            <text:p>57612</text:p>
          </table:table-cell>
          <table:table-cell office:value-type="string" office:string-value="R576C13">
            <text:p>R576C13</text:p>
          </table:table-cell>
          <table:table-cell office:value-type="float" office:value="57614">
            <text:p>57614</text:p>
          </table:table-cell>
          <table:table-cell office:value-type="string" office:string-value="R576C15">
            <text:p>R576C15</text:p>
          </table:table-cell>
          <table:table-cell office:value-type="float" office:value="57616">
            <text:p>57616</text:p>
          </table:table-cell>
          <table:table-cell office:value-type="string" office:string-value="R576C17">
            <text:p>R576C17</text:p>
          </table:table-cell>
          <table:table-cell office:value-type="float" office:value="57618">
            <text:p>57618</text:p>
          </table:table-cell>
          <table:table-cell office:value-type="string" office:string-value="R576C19">
            <text:p>R576C19</text:p>
          </table:table-cell>
          <table:table-cell office:value-type="float" office:value="57620">
            <text:p>57620</text:p>
          </table:table-cell>
          <table:table-cell office:value-type="string" office:string-value="R576C21">
            <text:p>R576C21</text:p>
          </table:table-cell>
          <table:table-cell office:value-type="float" office:value="57622">
            <text:p>57622</text:p>
          </table:table-cell>
          <table:table-cell office:value-type="string" office:string-value="R576C23">
            <text:p>R576C23</text:p>
          </table:table-cell>
          <table:table-cell office:value-type="float" office:value="57624">
            <text:p>57624</text:p>
          </table:table-cell>
          <table:table-cell office:value-type="string" office:string-value="R576C25">
            <text:p>R576C25</text:p>
          </table:table-cell>
          <table:table-cell office:value-type="float" office:value="57626">
            <text:p>57626</text:p>
          </table:table-cell>
        </table:table-row>
        <table:table-row>
          <table:table-cell office:value-type="string" office:string-value="R577C1">
            <text:p>R577C1</text:p>
          </table:table-cell>
          <table:table-cell office:value-type="float" office:value="57702">
            <text:p>57702</text:p>
          </table:table-cell>
          <table:table-cell office:value-type="string" office:string-value="R577C3">
            <text:p>R577C3</text:p>
          </table:table-cell>
          <table:table-cell office:value-type="float" office:value="57704">
            <text:p>57704</text:p>
          </table:table-cell>
          <table:table-cell office:value-type="string" office:string-value="R577C5">
            <text:p>R577C5</text:p>
          </table:table-cell>
          <table:table-cell office:value-type="float" office:value="57706">
            <text:p>57706</text:p>
          </table:table-cell>
          <table:table-cell office:value-type="string" office:string-value="R577C7">
            <text:p>R577C7</text:p>
          </table:table-cell>
          <table:table-cell office:value-type="float" office:value="57708">
            <text:p>57708</text:p>
          </table:table-cell>
          <table:table-cell office:value-type="string" office:string-value="R577C9">
            <text:p>R577C9</text:p>
          </table:table-cell>
          <table:table-cell office:value-type="float" office:value="57710">
            <text:p>57710</text:p>
          </table:table-cell>
          <table:table-cell office:value-type="string" office:string-value="R577C11">
            <text:p>R577C11</text:p>
          </table:table-cell>
          <table:table-cell office:value-type="float" office:value="57712">
            <text:p>57712</text:p>
          </table:table-cell>
          <table:table-cell office:value-type="string" office:string-value="R577C13">
            <text:p>R577C13</text:p>
          </table:table-cell>
          <table:table-cell office:value-type="float" office:value="57714">
            <text:p>57714</text:p>
          </table:table-cell>
          <table:table-cell office:value-type="string" office:string-value="R577C15">
            <text:p>R577C15</text:p>
          </table:table-cell>
          <table:table-cell office:value-type="float" office:value="57716">
            <text:p>57716</text:p>
          </table:table-cell>
          <table:table-cell office:value-type="string" office:string-value="R577C17">
            <text:p>R577C17</text:p>
          </table:table-cell>
          <table:table-cell office:value-type="float" office:value="57718">
            <text:p>57718</text:p>
          </table:table-cell>
          <table:table-cell office:value-type="string" office:string-value="R577C19">
            <text:p>R577C19</text:p>
          </table:table-cell>
          <table:table-cell office:value-type="float" office:value="57720">
            <text:p>57720</text:p>
          </table:table-cell>
          <table:table-cell office:value-type="string" office:string-value="R577C21">
            <text:p>R577C21</text:p>
          </table:table-cell>
          <table:table-cell office:value-type="float" office:value="57722">
            <text:p>57722</text:p>
          </table:table-cell>
          <table:table-cell office:value-type="string" office:string-value="R577C23">
            <text:p>R577C23</text:p>
          </table:table-cell>
          <table:table-cell office:value-type="float" office:value="57724">
            <text:p>57724</text:p>
          </table:table-cell>
          <table:table-cell office:value-type="string" office:string-value="R577C25">
            <text:p>R577C25</text:p>
          </table:table-cell>
          <table:table-cell office:value-type="float" office:value="57726">
            <text:p>57726</text:p>
          </table:table-cell>
        </table:table-row>
        <table:table-row>
          <table:table-cell office:value-type="string" office:string-value="R578C1">
            <text:p>R578C1</text:p>
          </table:table-cell>
          <table:table-cell office:value-type="float" office:value="57802">
            <text:p>57802</text:p>
          </table:table-cell>
          <table:table-cell office:value-type="string" office:string-value="R578C3">
            <text:p>R578C3</text:p>
          </table:table-cell>
          <table:table-cell office:value-type="float" office:value="57804">
            <text:p>57804</text:p>
          </table:table-cell>
          <table:table-cell office:value-type="string" office:string-value="R578C5">
            <text:p>R578C5</text:p>
          </table:table-cell>
          <table:table-cell office:value-type="float" office:value="57806">
            <text:p>57806</text:p>
          </table:table-cell>
          <table:table-cell office:value-type="string" office:string-value="R578C7">
            <text:p>R578C7</text:p>
          </table:table-cell>
          <table:table-cell office:value-type="float" office:value="57808">
            <text:p>57808</text:p>
          </table:table-cell>
          <table:table-cell office:value-type="string" office:string-value="R578C9">
            <text:p>R578C9</text:p>
          </table:table-cell>
          <table:table-cell office:value-type="float" office:value="57810">
            <text:p>57810</text:p>
          </table:table-cell>
          <table:table-cell office:value-type="string" office:string-value="R578C11">
            <text:p>R578C11</text:p>
          </table:table-cell>
          <table:table-cell office:value-type="float" office:value="57812">
            <text:p>57812</text:p>
          </table:table-cell>
          <table:table-cell office:value-type="string" office:string-value="R578C13">
            <text:p>R578C13</text:p>
          </table:table-cell>
          <table:table-cell office:value-type="float" office:value="57814">
            <text:p>57814</text:p>
          </table:table-cell>
          <table:table-cell office:value-type="string" office:string-value="R578C15">
            <text:p>R578C15</text:p>
          </table:table-cell>
          <table:table-cell office:value-type="float" office:value="57816">
            <text:p>57816</text:p>
          </table:table-cell>
          <table:table-cell office:value-type="string" office:string-value="R578C17">
            <text:p>R578C17</text:p>
          </table:table-cell>
          <table:table-cell office:value-type="float" office:value="57818">
            <text:p>57818</text:p>
          </table:table-cell>
          <table:table-cell office:value-type="string" office:string-value="R578C19">
            <text:p>R578C19</text:p>
          </table:table-cell>
          <table:table-cell office:value-type="float" office:value="57820">
            <text:p>57820</text:p>
          </table:table-cell>
          <table:table-cell office:value-type="string" office:string-value="R578C21">
            <text:p>R578C21</text:p>
          </table:table-cell>
          <table:table-cell office:value-type="float" office:value="57822">
            <text:p>57822</text:p>
          </table:table-cell>
          <table:table-cell office:value-type="string" office:string-value="R578C23">
            <text:p>R578C23</text:p>
          </table:table-cell>
          <table:table-cell office:value-type="float" office:value="57824">
            <text:p>57824</text:p>
          </table:table-cell>
          <table:table-cell office:value-type="string" office:string-value="R578C25">
            <text:p>R578C25</text:p>
          </table:table-cell>
          <table:table-cell office:value-type="float" office:value="57826">
            <text:p>57826</text:p>
          </table:table-cell>
        </table:table-row>
        <table:table-row>
          <table:table-cell office:value-type="string" office:string-value="R579C1">
            <text:p>R579C1</text:p>
          </table:table-cell>
          <table:table-cell office:value-type="float" office:value="57902">
            <text:p>57902</text:p>
          </table:table-cell>
          <table:table-cell office:value-type="string" office:string-value="R579C3">
            <text:p>R579C3</text:p>
          </table:table-cell>
          <table:table-cell office:value-type="float" office:value="57904">
            <text:p>57904</text:p>
          </table:table-cell>
          <table:table-cell office:value-type="string" office:string-value="R579C5">
            <text:p>R579C5</text:p>
          </table:table-cell>
          <table:table-cell office:value-type="float" office:value="57906">
            <text:p>57906</text:p>
          </table:table-cell>
          <table:table-cell office:value-type="string" office:string-value="R579C7">
            <text:p>R579C7</text:p>
          </table:table-cell>
          <table:table-cell office:value-type="float" office:value="57908">
            <text:p>57908</text:p>
          </table:table-cell>
          <table:table-cell office:value-type="string" office:string-value="R579C9">
            <text:p>R579C9</text:p>
          </table:table-cell>
          <table:table-cell office:value-type="float" office:value="57910">
            <text:p>57910</text:p>
          </table:table-cell>
          <table:table-cell office:value-type="string" office:string-value="R579C11">
            <text:p>R579C11</text:p>
          </table:table-cell>
          <table:table-cell office:value-type="float" office:value="57912">
            <text:p>57912</text:p>
          </table:table-cell>
          <table:table-cell office:value-type="string" office:string-value="R579C13">
            <text:p>R579C13</text:p>
          </table:table-cell>
          <table:table-cell office:value-type="float" office:value="57914">
            <text:p>57914</text:p>
          </table:table-cell>
          <table:table-cell office:value-type="string" office:string-value="R579C15">
            <text:p>R579C15</text:p>
          </table:table-cell>
          <table:table-cell office:value-type="float" office:value="57916">
            <text:p>57916</text:p>
          </table:table-cell>
          <table:table-cell office:value-type="string" office:string-value="R579C17">
            <text:p>R579C17</text:p>
          </table:table-cell>
          <table:table-cell office:value-type="float" office:value="57918">
            <text:p>57918</text:p>
          </table:table-cell>
          <table:table-cell office:value-type="string" office:string-value="R579C19">
            <text:p>R579C19</text:p>
          </table:table-cell>
          <table:table-cell office:value-type="float" office:value="57920">
            <text:p>57920</text:p>
          </table:table-cell>
          <table:table-cell office:value-type="string" office:string-value="R579C21">
            <text:p>R579C21</text:p>
          </table:table-cell>
          <table:table-cell office:value-type="float" office:value="57922">
            <text:p>57922</text:p>
          </table:table-cell>
          <table:table-cell office:value-type="string" office:string-value="R579C23">
            <text:p>R579C23</text:p>
          </table:table-cell>
          <table:table-cell office:value-type="float" office:value="57924">
            <text:p>57924</text:p>
          </table:table-cell>
          <table:table-cell office:value-type="string" office:string-value="R579C25">
            <text:p>R579C25</text:p>
          </table:table-cell>
          <table:table-cell office:value-type="float" office:value="57926">
            <text:p>57926</text:p>
          </table:table-cell>
        </table:table-row>
        <table:table-row>
          <table:table-cell office:value-type="string" office:string-value="R580C1">
            <text:p>R580C1</text:p>
          </table:table-cell>
          <table:table-cell office:value-type="float" office:value="58002">
            <text:p>58002</text:p>
          </table:table-cell>
          <table:table-cell office:value-type="string" office:string-value="R580C3">
            <text:p>R580C3</text:p>
          </table:table-cell>
          <table:table-cell office:value-type="float" office:value="58004">
            <text:p>58004</text:p>
          </table:table-cell>
          <table:table-cell office:value-type="string" office:string-value="R580C5">
            <text:p>R580C5</text:p>
          </table:table-cell>
          <table:table-cell office:value-type="float" office:value="58006">
            <text:p>58006</text:p>
          </table:table-cell>
          <table:table-cell office:value-type="string" office:string-value="R580C7">
            <text:p>R580C7</text:p>
          </table:table-cell>
          <table:table-cell office:value-type="float" office:value="58008">
            <text:p>58008</text:p>
          </table:table-cell>
          <table:table-cell office:value-type="string" office:string-value="R580C9">
            <text:p>R580C9</text:p>
          </table:table-cell>
          <table:table-cell office:value-type="float" office:value="58010">
            <text:p>58010</text:p>
          </table:table-cell>
          <table:table-cell office:value-type="string" office:string-value="R580C11">
            <text:p>R580C11</text:p>
          </table:table-cell>
          <table:table-cell office:value-type="float" office:value="58012">
            <text:p>58012</text:p>
          </table:table-cell>
          <table:table-cell office:value-type="string" office:string-value="R580C13">
            <text:p>R580C13</text:p>
          </table:table-cell>
          <table:table-cell office:value-type="float" office:value="58014">
            <text:p>58014</text:p>
          </table:table-cell>
          <table:table-cell office:value-type="string" office:string-value="R580C15">
            <text:p>R580C15</text:p>
          </table:table-cell>
          <table:table-cell office:value-type="float" office:value="58016">
            <text:p>58016</text:p>
          </table:table-cell>
          <table:table-cell office:value-type="string" office:string-value="R580C17">
            <text:p>R580C17</text:p>
          </table:table-cell>
          <table:table-cell office:value-type="float" office:value="58018">
            <text:p>58018</text:p>
          </table:table-cell>
          <table:table-cell office:value-type="string" office:string-value="R580C19">
            <text:p>R580C19</text:p>
          </table:table-cell>
          <table:table-cell office:value-type="float" office:value="58020">
            <text:p>58020</text:p>
          </table:table-cell>
          <table:table-cell office:value-type="string" office:string-value="R580C21">
            <text:p>R580C21</text:p>
          </table:table-cell>
          <table:table-cell office:value-type="float" office:value="58022">
            <text:p>58022</text:p>
          </table:table-cell>
          <table:table-cell office:value-type="string" office:string-value="R580C23">
            <text:p>R580C23</text:p>
          </table:table-cell>
          <table:table-cell office:value-type="float" office:value="58024">
            <text:p>58024</text:p>
          </table:table-cell>
          <table:table-cell office:value-type="string" office:string-value="R580C25">
            <text:p>R580C25</text:p>
          </table:table-cell>
          <table:table-cell office:value-type="float" office:value="58026">
            <text:p>58026</text:p>
          </table:table-cell>
        </table:table-row>
        <table:table-row>
          <table:table-cell office:value-type="string" office:string-value="R581C1">
            <text:p>R581C1</text:p>
          </table:table-cell>
          <table:table-cell office:value-type="float" office:value="58102">
            <text:p>58102</text:p>
          </table:table-cell>
          <table:table-cell office:value-type="string" office:string-value="R581C3">
            <text:p>R581C3</text:p>
          </table:table-cell>
          <table:table-cell office:value-type="float" office:value="58104">
            <text:p>58104</text:p>
          </table:table-cell>
          <table:table-cell office:value-type="string" office:string-value="R581C5">
            <text:p>R581C5</text:p>
          </table:table-cell>
          <table:table-cell office:value-type="float" office:value="58106">
            <text:p>58106</text:p>
          </table:table-cell>
          <table:table-cell office:value-type="string" office:string-value="R581C7">
            <text:p>R581C7</text:p>
          </table:table-cell>
          <table:table-cell office:value-type="float" office:value="58108">
            <text:p>58108</text:p>
          </table:table-cell>
          <table:table-cell office:value-type="string" office:string-value="R581C9">
            <text:p>R581C9</text:p>
          </table:table-cell>
          <table:table-cell office:value-type="float" office:value="58110">
            <text:p>58110</text:p>
          </table:table-cell>
          <table:table-cell office:value-type="string" office:string-value="R581C11">
            <text:p>R581C11</text:p>
          </table:table-cell>
          <table:table-cell office:value-type="float" office:value="58112">
            <text:p>58112</text:p>
          </table:table-cell>
          <table:table-cell office:value-type="string" office:string-value="R581C13">
            <text:p>R581C13</text:p>
          </table:table-cell>
          <table:table-cell office:value-type="float" office:value="58114">
            <text:p>58114</text:p>
          </table:table-cell>
          <table:table-cell office:value-type="string" office:string-value="R581C15">
            <text:p>R581C15</text:p>
          </table:table-cell>
          <table:table-cell office:value-type="float" office:value="58116">
            <text:p>58116</text:p>
          </table:table-cell>
          <table:table-cell office:value-type="string" office:string-value="R581C17">
            <text:p>R581C17</text:p>
          </table:table-cell>
          <table:table-cell office:value-type="float" office:value="58118">
            <text:p>58118</text:p>
          </table:table-cell>
          <table:table-cell office:value-type="string" office:string-value="R581C19">
            <text:p>R581C19</text:p>
          </table:table-cell>
          <table:table-cell office:value-type="float" office:value="58120">
            <text:p>58120</text:p>
          </table:table-cell>
          <table:table-cell office:value-type="string" office:string-value="R581C21">
            <text:p>R581C21</text:p>
          </table:table-cell>
          <table:table-cell office:value-type="float" office:value="58122">
            <text:p>58122</text:p>
          </table:table-cell>
          <table:table-cell office:value-type="string" office:string-value="R581C23">
            <text:p>R581C23</text:p>
          </table:table-cell>
          <table:table-cell office:value-type="float" office:value="58124">
            <text:p>58124</text:p>
          </table:table-cell>
          <table:table-cell office:value-type="string" office:string-value="R581C25">
            <text:p>R581C25</text:p>
          </table:table-cell>
          <table:table-cell office:value-type="float" office:value="58126">
            <text:p>58126</text:p>
          </table:table-cell>
        </table:table-row>
        <table:table-row>
          <table:table-cell office:value-type="string" office:string-value="R582C1">
            <text:p>R582C1</text:p>
          </table:table-cell>
          <table:table-cell office:value-type="float" office:value="58202">
            <text:p>58202</text:p>
          </table:table-cell>
          <table:table-cell office:value-type="string" office:string-value="R582C3">
            <text:p>R582C3</text:p>
          </table:table-cell>
          <table:table-cell office:value-type="float" office:value="58204">
            <text:p>58204</text:p>
          </table:table-cell>
          <table:table-cell office:value-type="string" office:string-value="R582C5">
            <text:p>R582C5</text:p>
          </table:table-cell>
          <table:table-cell office:value-type="float" office:value="58206">
            <text:p>58206</text:p>
          </table:table-cell>
          <table:table-cell office:value-type="string" office:string-value="R582C7">
            <text:p>R582C7</text:p>
          </table:table-cell>
          <table:table-cell office:value-type="float" office:value="58208">
            <text:p>58208</text:p>
          </table:table-cell>
          <table:table-cell office:value-type="string" office:string-value="R582C9">
            <text:p>R582C9</text:p>
          </table:table-cell>
          <table:table-cell office:value-type="float" office:value="58210">
            <text:p>58210</text:p>
          </table:table-cell>
          <table:table-cell office:value-type="string" office:string-value="R582C11">
            <text:p>R582C11</text:p>
          </table:table-cell>
          <table:table-cell office:value-type="float" office:value="58212">
            <text:p>58212</text:p>
          </table:table-cell>
          <table:table-cell office:value-type="string" office:string-value="R582C13">
            <text:p>R582C13</text:p>
          </table:table-cell>
          <table:table-cell office:value-type="float" office:value="58214">
            <text:p>58214</text:p>
          </table:table-cell>
          <table:table-cell office:value-type="string" office:string-value="R582C15">
            <text:p>R582C15</text:p>
          </table:table-cell>
          <table:table-cell office:value-type="float" office:value="58216">
            <text:p>58216</text:p>
          </table:table-cell>
          <table:table-cell office:value-type="string" office:string-value="R582C17">
            <text:p>R582C17</text:p>
          </table:table-cell>
          <table:table-cell office:value-type="float" office:value="58218">
            <text:p>58218</text:p>
          </table:table-cell>
          <table:table-cell office:value-type="string" office:string-value="R582C19">
            <text:p>R582C19</text:p>
          </table:table-cell>
          <table:table-cell office:value-type="float" office:value="58220">
            <text:p>58220</text:p>
          </table:table-cell>
          <table:table-cell office:value-type="string" office:string-value="R582C21">
            <text:p>R582C21</text:p>
          </table:table-cell>
          <table:table-cell office:value-type="float" office:value="58222">
            <text:p>58222</text:p>
          </table:table-cell>
          <table:table-cell office:value-type="string" office:string-value="R582C23">
            <text:p>R582C23</text:p>
          </table:table-cell>
          <table:table-cell office:value-type="float" office:value="58224">
            <text:p>58224</text:p>
          </table:table-cell>
          <table:table-cell office:value-type="string" office:string-value="R582C25">
            <text:p>R582C25</text:p>
          </table:table-cell>
          <table:table-cell office:value-type="float" office:value="58226">
            <text:p>58226</text:p>
          </table:table-cell>
        </table:table-row>
        <table:table-row>
          <table:table-cell office:value-type="string" office:string-value="R583C1">
            <text:p>R583C1</text:p>
          </table:table-cell>
          <table:table-cell office:value-type="float" office:value="58302">
            <text:p>58302</text:p>
          </table:table-cell>
          <table:table-cell office:value-type="string" office:string-value="R583C3">
            <text:p>R583C3</text:p>
          </table:table-cell>
          <table:table-cell office:value-type="float" office:value="58304">
            <text:p>58304</text:p>
          </table:table-cell>
          <table:table-cell office:value-type="string" office:string-value="R583C5">
            <text:p>R583C5</text:p>
          </table:table-cell>
          <table:table-cell office:value-type="float" office:value="58306">
            <text:p>58306</text:p>
          </table:table-cell>
          <table:table-cell office:value-type="string" office:string-value="R583C7">
            <text:p>R583C7</text:p>
          </table:table-cell>
          <table:table-cell office:value-type="float" office:value="58308">
            <text:p>58308</text:p>
          </table:table-cell>
          <table:table-cell office:value-type="string" office:string-value="R583C9">
            <text:p>R583C9</text:p>
          </table:table-cell>
          <table:table-cell office:value-type="float" office:value="58310">
            <text:p>58310</text:p>
          </table:table-cell>
          <table:table-cell office:value-type="string" office:string-value="R583C11">
            <text:p>R583C11</text:p>
          </table:table-cell>
          <table:table-cell office:value-type="float" office:value="58312">
            <text:p>58312</text:p>
          </table:table-cell>
          <table:table-cell office:value-type="string" office:string-value="R583C13">
            <text:p>R583C13</text:p>
          </table:table-cell>
          <table:table-cell office:value-type="float" office:value="58314">
            <text:p>58314</text:p>
          </table:table-cell>
          <table:table-cell office:value-type="string" office:string-value="R583C15">
            <text:p>R583C15</text:p>
          </table:table-cell>
          <table:table-cell office:value-type="float" office:value="58316">
            <text:p>58316</text:p>
          </table:table-cell>
          <table:table-cell office:value-type="string" office:string-value="R583C17">
            <text:p>R583C17</text:p>
          </table:table-cell>
          <table:table-cell office:value-type="float" office:value="58318">
            <text:p>58318</text:p>
          </table:table-cell>
          <table:table-cell office:value-type="string" office:string-value="R583C19">
            <text:p>R583C19</text:p>
          </table:table-cell>
          <table:table-cell office:value-type="float" office:value="58320">
            <text:p>58320</text:p>
          </table:table-cell>
          <table:table-cell office:value-type="string" office:string-value="R583C21">
            <text:p>R583C21</text:p>
          </table:table-cell>
          <table:table-cell office:value-type="float" office:value="58322">
            <text:p>58322</text:p>
          </table:table-cell>
          <table:table-cell office:value-type="string" office:string-value="R583C23">
            <text:p>R583C23</text:p>
          </table:table-cell>
          <table:table-cell office:value-type="float" office:value="58324">
            <text:p>58324</text:p>
          </table:table-cell>
          <table:table-cell office:value-type="string" office:string-value="R583C25">
            <text:p>R583C25</text:p>
          </table:table-cell>
          <table:table-cell office:value-type="float" office:value="58326">
            <text:p>58326</text:p>
          </table:table-cell>
        </table:table-row>
        <table:table-row>
          <table:table-cell office:value-type="string" office:string-value="R584C1">
            <text:p>R584C1</text:p>
          </table:table-cell>
          <table:table-cell office:value-type="float" office:value="58402">
            <text:p>58402</text:p>
          </table:table-cell>
          <table:table-cell office:value-type="string" office:string-value="R584C3">
            <text:p>R584C3</text:p>
          </table:table-cell>
          <table:table-cell office:value-type="float" office:value="58404">
            <text:p>58404</text:p>
          </table:table-cell>
          <table:table-cell office:value-type="string" office:string-value="R584C5">
            <text:p>R584C5</text:p>
          </table:table-cell>
          <table:table-cell office:value-type="float" office:value="58406">
            <text:p>58406</text:p>
          </table:table-cell>
          <table:table-cell office:value-type="string" office:string-value="R584C7">
            <text:p>R584C7</text:p>
          </table:table-cell>
          <table:table-cell office:value-type="float" office:value="58408">
            <text:p>58408</text:p>
          </table:table-cell>
          <table:table-cell office:value-type="string" office:string-value="R584C9">
            <text:p>R584C9</text:p>
          </table:table-cell>
          <table:table-cell office:value-type="float" office:value="58410">
            <text:p>58410</text:p>
          </table:table-cell>
          <table:table-cell office:value-type="string" office:string-value="R584C11">
            <text:p>R584C11</text:p>
          </table:table-cell>
          <table:table-cell office:value-type="float" office:value="58412">
            <text:p>58412</text:p>
          </table:table-cell>
          <table:table-cell office:value-type="string" office:string-value="R584C13">
            <text:p>R584C13</text:p>
          </table:table-cell>
          <table:table-cell office:value-type="float" office:value="58414">
            <text:p>58414</text:p>
          </table:table-cell>
          <table:table-cell office:value-type="string" office:string-value="R584C15">
            <text:p>R584C15</text:p>
          </table:table-cell>
          <table:table-cell office:value-type="float" office:value="58416">
            <text:p>58416</text:p>
          </table:table-cell>
          <table:table-cell office:value-type="string" office:string-value="R584C17">
            <text:p>R584C17</text:p>
          </table:table-cell>
          <table:table-cell office:value-type="float" office:value="58418">
            <text:p>58418</text:p>
          </table:table-cell>
          <table:table-cell office:value-type="string" office:string-value="R584C19">
            <text:p>R584C19</text:p>
          </table:table-cell>
          <table:table-cell office:value-type="float" office:value="58420">
            <text:p>58420</text:p>
          </table:table-cell>
          <table:table-cell office:value-type="string" office:string-value="R584C21">
            <text:p>R584C21</text:p>
          </table:table-cell>
          <table:table-cell office:value-type="float" office:value="58422">
            <text:p>58422</text:p>
          </table:table-cell>
          <table:table-cell office:value-type="string" office:string-value="R584C23">
            <text:p>R584C23</text:p>
          </table:table-cell>
          <table:table-cell office:value-type="float" office:value="58424">
            <text:p>58424</text:p>
          </table:table-cell>
          <table:table-cell office:value-type="string" office:string-value="R584C25">
            <text:p>R584C25</text:p>
          </table:table-cell>
          <table:table-cell office:value-type="float" office:value="58426">
            <text:p>58426</text:p>
          </table:table-cell>
        </table:table-row>
        <table:table-row>
          <table:table-cell office:value-type="string" office:string-value="R585C1">
            <text:p>R585C1</text:p>
          </table:table-cell>
          <table:table-cell office:value-type="float" office:value="58502">
            <text:p>58502</text:p>
          </table:table-cell>
          <table:table-cell office:value-type="string" office:string-value="R585C3">
            <text:p>R585C3</text:p>
          </table:table-cell>
          <table:table-cell office:value-type="float" office:value="58504">
            <text:p>58504</text:p>
          </table:table-cell>
          <table:table-cell office:value-type="string" office:string-value="R585C5">
            <text:p>R585C5</text:p>
          </table:table-cell>
          <table:table-cell office:value-type="float" office:value="58506">
            <text:p>58506</text:p>
          </table:table-cell>
          <table:table-cell office:value-type="string" office:string-value="R585C7">
            <text:p>R585C7</text:p>
          </table:table-cell>
          <table:table-cell office:value-type="float" office:value="58508">
            <text:p>58508</text:p>
          </table:table-cell>
          <table:table-cell office:value-type="string" office:string-value="R585C9">
            <text:p>R585C9</text:p>
          </table:table-cell>
          <table:table-cell office:value-type="float" office:value="58510">
            <text:p>58510</text:p>
          </table:table-cell>
          <table:table-cell office:value-type="string" office:string-value="R585C11">
            <text:p>R585C11</text:p>
          </table:table-cell>
          <table:table-cell office:value-type="float" office:value="58512">
            <text:p>58512</text:p>
          </table:table-cell>
          <table:table-cell office:value-type="string" office:string-value="R585C13">
            <text:p>R585C13</text:p>
          </table:table-cell>
          <table:table-cell office:value-type="float" office:value="58514">
            <text:p>58514</text:p>
          </table:table-cell>
          <table:table-cell office:value-type="string" office:string-value="R585C15">
            <text:p>R585C15</text:p>
          </table:table-cell>
          <table:table-cell office:value-type="float" office:value="58516">
            <text:p>58516</text:p>
          </table:table-cell>
          <table:table-cell office:value-type="string" office:string-value="R585C17">
            <text:p>R585C17</text:p>
          </table:table-cell>
          <table:table-cell office:value-type="float" office:value="58518">
            <text:p>58518</text:p>
          </table:table-cell>
          <table:table-cell office:value-type="string" office:string-value="R585C19">
            <text:p>R585C19</text:p>
          </table:table-cell>
          <table:table-cell office:value-type="float" office:value="58520">
            <text:p>58520</text:p>
          </table:table-cell>
          <table:table-cell office:value-type="string" office:string-value="R585C21">
            <text:p>R585C21</text:p>
          </table:table-cell>
          <table:table-cell office:value-type="float" office:value="58522">
            <text:p>58522</text:p>
          </table:table-cell>
          <table:table-cell office:value-type="string" office:string-value="R585C23">
            <text:p>R585C23</text:p>
          </table:table-cell>
          <table:table-cell office:value-type="float" office:value="58524">
            <text:p>58524</text:p>
          </table:table-cell>
          <table:table-cell office:value-type="string" office:string-value="R585C25">
            <text:p>R585C25</text:p>
          </table:table-cell>
          <table:table-cell office:value-type="float" office:value="58526">
            <text:p>58526</text:p>
          </table:table-cell>
        </table:table-row>
        <table:table-row>
          <table:table-cell office:value-type="string" office:string-value="R586C1">
            <text:p>R586C1</text:p>
          </table:table-cell>
          <table:table-cell office:value-type="float" office:value="58602">
            <text:p>58602</text:p>
          </table:table-cell>
          <table:table-cell office:value-type="string" office:string-value="R586C3">
            <text:p>R586C3</text:p>
          </table:table-cell>
          <table:table-cell office:value-type="float" office:value="58604">
            <text:p>58604</text:p>
          </table:table-cell>
          <table:table-cell office:value-type="string" office:string-value="R586C5">
            <text:p>R586C5</text:p>
          </table:table-cell>
          <table:table-cell office:value-type="float" office:value="58606">
            <text:p>58606</text:p>
          </table:table-cell>
          <table:table-cell office:value-type="string" office:string-value="R586C7">
            <text:p>R586C7</text:p>
          </table:table-cell>
          <table:table-cell office:value-type="float" office:value="58608">
            <text:p>58608</text:p>
          </table:table-cell>
          <table:table-cell office:value-type="string" office:string-value="R586C9">
            <text:p>R586C9</text:p>
          </table:table-cell>
          <table:table-cell office:value-type="float" office:value="58610">
            <text:p>58610</text:p>
          </table:table-cell>
          <table:table-cell office:value-type="string" office:string-value="R586C11">
            <text:p>R586C11</text:p>
          </table:table-cell>
          <table:table-cell office:value-type="float" office:value="58612">
            <text:p>58612</text:p>
          </table:table-cell>
          <table:table-cell office:value-type="string" office:string-value="R586C13">
            <text:p>R586C13</text:p>
          </table:table-cell>
          <table:table-cell office:value-type="float" office:value="58614">
            <text:p>58614</text:p>
          </table:table-cell>
          <table:table-cell office:value-type="string" office:string-value="R586C15">
            <text:p>R586C15</text:p>
          </table:table-cell>
          <table:table-cell office:value-type="float" office:value="58616">
            <text:p>58616</text:p>
          </table:table-cell>
          <table:table-cell office:value-type="string" office:string-value="R586C17">
            <text:p>R586C17</text:p>
          </table:table-cell>
          <table:table-cell office:value-type="float" office:value="58618">
            <text:p>58618</text:p>
          </table:table-cell>
          <table:table-cell office:value-type="string" office:string-value="R586C19">
            <text:p>R586C19</text:p>
          </table:table-cell>
          <table:table-cell office:value-type="float" office:value="58620">
            <text:p>58620</text:p>
          </table:table-cell>
          <table:table-cell office:value-type="string" office:string-value="R586C21">
            <text:p>R586C21</text:p>
          </table:table-cell>
          <table:table-cell office:value-type="float" office:value="58622">
            <text:p>58622</text:p>
          </table:table-cell>
          <table:table-cell office:value-type="string" office:string-value="R586C23">
            <text:p>R586C23</text:p>
          </table:table-cell>
          <table:table-cell office:value-type="float" office:value="58624">
            <text:p>58624</text:p>
          </table:table-cell>
          <table:table-cell office:value-type="string" office:string-value="R586C25">
            <text:p>R586C25</text:p>
          </table:table-cell>
          <table:table-cell office:value-type="float" office:value="58626">
            <text:p>58626</text:p>
          </table:table-cell>
        </table:table-row>
        <table:table-row>
          <table:table-cell office:value-type="string" office:string-value="R587C1">
            <text:p>R587C1</text:p>
          </table:table-cell>
          <table:table-cell office:value-type="float" office:value="58702">
            <text:p>58702</text:p>
          </table:table-cell>
          <table:table-cell office:value-type="string" office:string-value="R587C3">
            <text:p>R587C3</text:p>
          </table:table-cell>
          <table:table-cell office:value-type="float" office:value="58704">
            <text:p>58704</text:p>
          </table:table-cell>
          <table:table-cell office:value-type="string" office:string-value="R587C5">
            <text:p>R587C5</text:p>
          </table:table-cell>
          <table:table-cell office:value-type="float" office:value="58706">
            <text:p>58706</text:p>
          </table:table-cell>
          <table:table-cell office:value-type="string" office:string-value="R587C7">
            <text:p>R587C7</text:p>
          </table:table-cell>
          <table:table-cell office:value-type="float" office:value="58708">
            <text:p>58708</text:p>
          </table:table-cell>
          <table:table-cell office:value-type="string" office:string-value="R587C9">
            <text:p>R587C9</text:p>
          </table:table-cell>
          <table:table-cell office:value-type="float" office:value="58710">
            <text:p>58710</text:p>
          </table:table-cell>
          <table:table-cell office:value-type="string" office:string-value="R587C11">
            <text:p>R587C11</text:p>
          </table:table-cell>
          <table:table-cell office:value-type="float" office:value="58712">
            <text:p>58712</text:p>
          </table:table-cell>
          <table:table-cell office:value-type="string" office:string-value="R587C13">
            <text:p>R587C13</text:p>
          </table:table-cell>
          <table:table-cell office:value-type="float" office:value="58714">
            <text:p>58714</text:p>
          </table:table-cell>
          <table:table-cell office:value-type="string" office:string-value="R587C15">
            <text:p>R587C15</text:p>
          </table:table-cell>
          <table:table-cell office:value-type="float" office:value="58716">
            <text:p>58716</text:p>
          </table:table-cell>
          <table:table-cell office:value-type="string" office:string-value="R587C17">
            <text:p>R587C17</text:p>
          </table:table-cell>
          <table:table-cell office:value-type="float" office:value="58718">
            <text:p>58718</text:p>
          </table:table-cell>
          <table:table-cell office:value-type="string" office:string-value="R587C19">
            <text:p>R587C19</text:p>
          </table:table-cell>
          <table:table-cell office:value-type="float" office:value="58720">
            <text:p>58720</text:p>
          </table:table-cell>
          <table:table-cell office:value-type="string" office:string-value="R587C21">
            <text:p>R587C21</text:p>
          </table:table-cell>
          <table:table-cell office:value-type="float" office:value="58722">
            <text:p>58722</text:p>
          </table:table-cell>
          <table:table-cell office:value-type="string" office:string-value="R587C23">
            <text:p>R587C23</text:p>
          </table:table-cell>
          <table:table-cell office:value-type="float" office:value="58724">
            <text:p>58724</text:p>
          </table:table-cell>
          <table:table-cell office:value-type="string" office:string-value="R587C25">
            <text:p>R587C25</text:p>
          </table:table-cell>
          <table:table-cell office:value-type="float" office:value="58726">
            <text:p>58726</text:p>
          </table:table-cell>
        </table:table-row>
        <table:table-row>
          <table:table-cell office:value-type="string" office:string-value="R588C1">
            <text:p>R588C1</text:p>
          </table:table-cell>
          <table:table-cell office:value-type="float" office:value="58802">
            <text:p>58802</text:p>
          </table:table-cell>
          <table:table-cell office:value-type="string" office:string-value="R588C3">
            <text:p>R588C3</text:p>
          </table:table-cell>
          <table:table-cell office:value-type="float" office:value="58804">
            <text:p>58804</text:p>
          </table:table-cell>
          <table:table-cell office:value-type="string" office:string-value="R588C5">
            <text:p>R588C5</text:p>
          </table:table-cell>
          <table:table-cell office:value-type="float" office:value="58806">
            <text:p>58806</text:p>
          </table:table-cell>
          <table:table-cell office:value-type="string" office:string-value="R588C7">
            <text:p>R588C7</text:p>
          </table:table-cell>
          <table:table-cell office:value-type="float" office:value="58808">
            <text:p>58808</text:p>
          </table:table-cell>
          <table:table-cell office:value-type="string" office:string-value="R588C9">
            <text:p>R588C9</text:p>
          </table:table-cell>
          <table:table-cell office:value-type="float" office:value="58810">
            <text:p>58810</text:p>
          </table:table-cell>
          <table:table-cell office:value-type="string" office:string-value="R588C11">
            <text:p>R588C11</text:p>
          </table:table-cell>
          <table:table-cell office:value-type="float" office:value="58812">
            <text:p>58812</text:p>
          </table:table-cell>
          <table:table-cell office:value-type="string" office:string-value="R588C13">
            <text:p>R588C13</text:p>
          </table:table-cell>
          <table:table-cell office:value-type="float" office:value="58814">
            <text:p>58814</text:p>
          </table:table-cell>
          <table:table-cell office:value-type="string" office:string-value="R588C15">
            <text:p>R588C15</text:p>
          </table:table-cell>
          <table:table-cell office:value-type="float" office:value="58816">
            <text:p>58816</text:p>
          </table:table-cell>
          <table:table-cell office:value-type="string" office:string-value="R588C17">
            <text:p>R588C17</text:p>
          </table:table-cell>
          <table:table-cell office:value-type="float" office:value="58818">
            <text:p>58818</text:p>
          </table:table-cell>
          <table:table-cell office:value-type="string" office:string-value="R588C19">
            <text:p>R588C19</text:p>
          </table:table-cell>
          <table:table-cell office:value-type="float" office:value="58820">
            <text:p>58820</text:p>
          </table:table-cell>
          <table:table-cell office:value-type="string" office:string-value="R588C21">
            <text:p>R588C21</text:p>
          </table:table-cell>
          <table:table-cell office:value-type="float" office:value="58822">
            <text:p>58822</text:p>
          </table:table-cell>
          <table:table-cell office:value-type="string" office:string-value="R588C23">
            <text:p>R588C23</text:p>
          </table:table-cell>
          <table:table-cell office:value-type="float" office:value="58824">
            <text:p>58824</text:p>
          </table:table-cell>
          <table:table-cell office:value-type="string" office:string-value="R588C25">
            <text:p>R588C25</text:p>
          </table:table-cell>
          <table:table-cell office:value-type="float" office:value="58826">
            <text:p>58826</text:p>
          </table:table-cell>
        </table:table-row>
        <table:table-row>
          <table:table-cell office:value-type="string" office:string-value="R589C1">
            <text:p>R589C1</text:p>
          </table:table-cell>
          <table:table-cell office:value-type="float" office:value="58902">
            <text:p>58902</text:p>
          </table:table-cell>
          <table:table-cell office:value-type="string" office:string-value="R589C3">
            <text:p>R589C3</text:p>
          </table:table-cell>
          <table:table-cell office:value-type="float" office:value="58904">
            <text:p>58904</text:p>
          </table:table-cell>
          <table:table-cell office:value-type="string" office:string-value="R589C5">
            <text:p>R589C5</text:p>
          </table:table-cell>
          <table:table-cell office:value-type="float" office:value="58906">
            <text:p>58906</text:p>
          </table:table-cell>
          <table:table-cell office:value-type="string" office:string-value="R589C7">
            <text:p>R589C7</text:p>
          </table:table-cell>
          <table:table-cell office:value-type="float" office:value="58908">
            <text:p>58908</text:p>
          </table:table-cell>
          <table:table-cell office:value-type="string" office:string-value="R589C9">
            <text:p>R589C9</text:p>
          </table:table-cell>
          <table:table-cell office:value-type="float" office:value="58910">
            <text:p>58910</text:p>
          </table:table-cell>
          <table:table-cell office:value-type="string" office:string-value="R589C11">
            <text:p>R589C11</text:p>
          </table:table-cell>
          <table:table-cell office:value-type="float" office:value="58912">
            <text:p>58912</text:p>
          </table:table-cell>
          <table:table-cell office:value-type="string" office:string-value="R589C13">
            <text:p>R589C13</text:p>
          </table:table-cell>
          <table:table-cell office:value-type="float" office:value="58914">
            <text:p>58914</text:p>
          </table:table-cell>
          <table:table-cell office:value-type="string" office:string-value="R589C15">
            <text:p>R589C15</text:p>
          </table:table-cell>
          <table:table-cell office:value-type="float" office:value="58916">
            <text:p>58916</text:p>
          </table:table-cell>
          <table:table-cell office:value-type="string" office:string-value="R589C17">
            <text:p>R589C17</text:p>
          </table:table-cell>
          <table:table-cell office:value-type="float" office:value="58918">
            <text:p>58918</text:p>
          </table:table-cell>
          <table:table-cell office:value-type="string" office:string-value="R589C19">
            <text:p>R589C19</text:p>
          </table:table-cell>
          <table:table-cell office:value-type="float" office:value="58920">
            <text:p>58920</text:p>
          </table:table-cell>
          <table:table-cell office:value-type="string" office:string-value="R589C21">
            <text:p>R589C21</text:p>
          </table:table-cell>
          <table:table-cell office:value-type="float" office:value="58922">
            <text:p>58922</text:p>
          </table:table-cell>
          <table:table-cell office:value-type="string" office:string-value="R589C23">
            <text:p>R589C23</text:p>
          </table:table-cell>
          <table:table-cell office:value-type="float" office:value="58924">
            <text:p>58924</text:p>
          </table:table-cell>
          <table:table-cell office:value-type="string" office:string-value="R589C25">
            <text:p>R589C25</text:p>
          </table:table-cell>
          <table:table-cell office:value-type="float" office:value="58926">
            <text:p>58926</text:p>
          </table:table-cell>
        </table:table-row>
        <table:table-row>
          <table:table-cell office:value-type="string" office:string-value="R590C1">
            <text:p>R590C1</text:p>
          </table:table-cell>
          <table:table-cell office:value-type="float" office:value="59002">
            <text:p>59002</text:p>
          </table:table-cell>
          <table:table-cell office:value-type="string" office:string-value="R590C3">
            <text:p>R590C3</text:p>
          </table:table-cell>
          <table:table-cell office:value-type="float" office:value="59004">
            <text:p>59004</text:p>
          </table:table-cell>
          <table:table-cell office:value-type="string" office:string-value="R590C5">
            <text:p>R590C5</text:p>
          </table:table-cell>
          <table:table-cell office:value-type="float" office:value="59006">
            <text:p>59006</text:p>
          </table:table-cell>
          <table:table-cell office:value-type="string" office:string-value="R590C7">
            <text:p>R590C7</text:p>
          </table:table-cell>
          <table:table-cell office:value-type="float" office:value="59008">
            <text:p>59008</text:p>
          </table:table-cell>
          <table:table-cell office:value-type="string" office:string-value="R590C9">
            <text:p>R590C9</text:p>
          </table:table-cell>
          <table:table-cell office:value-type="float" office:value="59010">
            <text:p>59010</text:p>
          </table:table-cell>
          <table:table-cell office:value-type="string" office:string-value="R590C11">
            <text:p>R590C11</text:p>
          </table:table-cell>
          <table:table-cell office:value-type="float" office:value="59012">
            <text:p>59012</text:p>
          </table:table-cell>
          <table:table-cell office:value-type="string" office:string-value="R590C13">
            <text:p>R590C13</text:p>
          </table:table-cell>
          <table:table-cell office:value-type="float" office:value="59014">
            <text:p>59014</text:p>
          </table:table-cell>
          <table:table-cell office:value-type="string" office:string-value="R590C15">
            <text:p>R590C15</text:p>
          </table:table-cell>
          <table:table-cell office:value-type="float" office:value="59016">
            <text:p>59016</text:p>
          </table:table-cell>
          <table:table-cell office:value-type="string" office:string-value="R590C17">
            <text:p>R590C17</text:p>
          </table:table-cell>
          <table:table-cell office:value-type="float" office:value="59018">
            <text:p>59018</text:p>
          </table:table-cell>
          <table:table-cell office:value-type="string" office:string-value="R590C19">
            <text:p>R590C19</text:p>
          </table:table-cell>
          <table:table-cell office:value-type="float" office:value="59020">
            <text:p>59020</text:p>
          </table:table-cell>
          <table:table-cell office:value-type="string" office:string-value="R590C21">
            <text:p>R590C21</text:p>
          </table:table-cell>
          <table:table-cell office:value-type="float" office:value="59022">
            <text:p>59022</text:p>
          </table:table-cell>
          <table:table-cell office:value-type="string" office:string-value="R590C23">
            <text:p>R590C23</text:p>
          </table:table-cell>
          <table:table-cell office:value-type="float" office:value="59024">
            <text:p>59024</text:p>
          </table:table-cell>
          <table:table-cell office:value-type="string" office:string-value="R590C25">
            <text:p>R590C25</text:p>
          </table:table-cell>
          <table:table-cell office:value-type="float" office:value="59026">
            <text:p>59026</text:p>
          </table:table-cell>
        </table:table-row>
        <table:table-row>
          <table:table-cell office:value-type="string" office:string-value="R591C1">
            <text:p>R591C1</text:p>
          </table:table-cell>
          <table:table-cell office:value-type="float" office:value="59102">
            <text:p>59102</text:p>
          </table:table-cell>
          <table:table-cell office:value-type="string" office:string-value="R591C3">
            <text:p>R591C3</text:p>
          </table:table-cell>
          <table:table-cell office:value-type="float" office:value="59104">
            <text:p>59104</text:p>
          </table:table-cell>
          <table:table-cell office:value-type="string" office:string-value="R591C5">
            <text:p>R591C5</text:p>
          </table:table-cell>
          <table:table-cell office:value-type="float" office:value="59106">
            <text:p>59106</text:p>
          </table:table-cell>
          <table:table-cell office:value-type="string" office:string-value="R591C7">
            <text:p>R591C7</text:p>
          </table:table-cell>
          <table:table-cell office:value-type="float" office:value="59108">
            <text:p>59108</text:p>
          </table:table-cell>
          <table:table-cell office:value-type="string" office:string-value="R591C9">
            <text:p>R591C9</text:p>
          </table:table-cell>
          <table:table-cell office:value-type="float" office:value="59110">
            <text:p>59110</text:p>
          </table:table-cell>
          <table:table-cell office:value-type="string" office:string-value="R591C11">
            <text:p>R591C11</text:p>
          </table:table-cell>
          <table:table-cell office:value-type="float" office:value="59112">
            <text:p>59112</text:p>
          </table:table-cell>
          <table:table-cell office:value-type="string" office:string-value="R591C13">
            <text:p>R591C13</text:p>
          </table:table-cell>
          <table:table-cell office:value-type="float" office:value="59114">
            <text:p>59114</text:p>
          </table:table-cell>
          <table:table-cell office:value-type="string" office:string-value="R591C15">
            <text:p>R591C15</text:p>
          </table:table-cell>
          <table:table-cell office:value-type="float" office:value="59116">
            <text:p>59116</text:p>
          </table:table-cell>
          <table:table-cell office:value-type="string" office:string-value="R591C17">
            <text:p>R591C17</text:p>
          </table:table-cell>
          <table:table-cell office:value-type="float" office:value="59118">
            <text:p>59118</text:p>
          </table:table-cell>
          <table:table-cell office:value-type="string" office:string-value="R591C19">
            <text:p>R591C19</text:p>
          </table:table-cell>
          <table:table-cell office:value-type="float" office:value="59120">
            <text:p>59120</text:p>
          </table:table-cell>
          <table:table-cell office:value-type="string" office:string-value="R591C21">
            <text:p>R591C21</text:p>
          </table:table-cell>
          <table:table-cell office:value-type="float" office:value="59122">
            <text:p>59122</text:p>
          </table:table-cell>
          <table:table-cell office:value-type="string" office:string-value="R591C23">
            <text:p>R591C23</text:p>
          </table:table-cell>
          <table:table-cell office:value-type="float" office:value="59124">
            <text:p>59124</text:p>
          </table:table-cell>
          <table:table-cell office:value-type="string" office:string-value="R591C25">
            <text:p>R591C25</text:p>
          </table:table-cell>
          <table:table-cell office:value-type="float" office:value="59126">
            <text:p>59126</text:p>
          </table:table-cell>
        </table:table-row>
        <table:table-row>
          <table:table-cell office:value-type="string" office:string-value="R592C1">
            <text:p>R592C1</text:p>
          </table:table-cell>
          <table:table-cell office:value-type="float" office:value="59202">
            <text:p>59202</text:p>
          </table:table-cell>
          <table:table-cell office:value-type="string" office:string-value="R592C3">
            <text:p>R592C3</text:p>
          </table:table-cell>
          <table:table-cell office:value-type="float" office:value="59204">
            <text:p>59204</text:p>
          </table:table-cell>
          <table:table-cell office:value-type="string" office:string-value="R592C5">
            <text:p>R592C5</text:p>
          </table:table-cell>
          <table:table-cell office:value-type="float" office:value="59206">
            <text:p>59206</text:p>
          </table:table-cell>
          <table:table-cell office:value-type="string" office:string-value="R592C7">
            <text:p>R592C7</text:p>
          </table:table-cell>
          <table:table-cell office:value-type="float" office:value="59208">
            <text:p>59208</text:p>
          </table:table-cell>
          <table:table-cell office:value-type="string" office:string-value="R592C9">
            <text:p>R592C9</text:p>
          </table:table-cell>
          <table:table-cell office:value-type="float" office:value="59210">
            <text:p>59210</text:p>
          </table:table-cell>
          <table:table-cell office:value-type="string" office:string-value="R592C11">
            <text:p>R592C11</text:p>
          </table:table-cell>
          <table:table-cell office:value-type="float" office:value="59212">
            <text:p>59212</text:p>
          </table:table-cell>
          <table:table-cell office:value-type="string" office:string-value="R592C13">
            <text:p>R592C13</text:p>
          </table:table-cell>
          <table:table-cell office:value-type="float" office:value="59214">
            <text:p>59214</text:p>
          </table:table-cell>
          <table:table-cell office:value-type="string" office:string-value="R592C15">
            <text:p>R592C15</text:p>
          </table:table-cell>
          <table:table-cell office:value-type="float" office:value="59216">
            <text:p>59216</text:p>
          </table:table-cell>
          <table:table-cell office:value-type="string" office:string-value="R592C17">
            <text:p>R592C17</text:p>
          </table:table-cell>
          <table:table-cell office:value-type="float" office:value="59218">
            <text:p>59218</text:p>
          </table:table-cell>
          <table:table-cell office:value-type="string" office:string-value="R592C19">
            <text:p>R592C19</text:p>
          </table:table-cell>
          <table:table-cell office:value-type="float" office:value="59220">
            <text:p>59220</text:p>
          </table:table-cell>
          <table:table-cell office:value-type="string" office:string-value="R592C21">
            <text:p>R592C21</text:p>
          </table:table-cell>
          <table:table-cell office:value-type="float" office:value="59222">
            <text:p>59222</text:p>
          </table:table-cell>
          <table:table-cell office:value-type="string" office:string-value="R592C23">
            <text:p>R592C23</text:p>
          </table:table-cell>
          <table:table-cell office:value-type="float" office:value="59224">
            <text:p>59224</text:p>
          </table:table-cell>
          <table:table-cell office:value-type="string" office:string-value="R592C25">
            <text:p>R592C25</text:p>
          </table:table-cell>
          <table:table-cell office:value-type="float" office:value="59226">
            <text:p>59226</text:p>
          </table:table-cell>
        </table:table-row>
        <table:table-row>
          <table:table-cell office:value-type="string" office:string-value="R593C1">
            <text:p>R593C1</text:p>
          </table:table-cell>
          <table:table-cell office:value-type="float" office:value="59302">
            <text:p>59302</text:p>
          </table:table-cell>
          <table:table-cell office:value-type="string" office:string-value="R593C3">
            <text:p>R593C3</text:p>
          </table:table-cell>
          <table:table-cell office:value-type="float" office:value="59304">
            <text:p>59304</text:p>
          </table:table-cell>
          <table:table-cell office:value-type="string" office:string-value="R593C5">
            <text:p>R593C5</text:p>
          </table:table-cell>
          <table:table-cell office:value-type="float" office:value="59306">
            <text:p>59306</text:p>
          </table:table-cell>
          <table:table-cell office:value-type="string" office:string-value="R593C7">
            <text:p>R593C7</text:p>
          </table:table-cell>
          <table:table-cell office:value-type="float" office:value="59308">
            <text:p>59308</text:p>
          </table:table-cell>
          <table:table-cell office:value-type="string" office:string-value="R593C9">
            <text:p>R593C9</text:p>
          </table:table-cell>
          <table:table-cell office:value-type="float" office:value="59310">
            <text:p>59310</text:p>
          </table:table-cell>
          <table:table-cell office:value-type="string" office:string-value="R593C11">
            <text:p>R593C11</text:p>
          </table:table-cell>
          <table:table-cell office:value-type="float" office:value="59312">
            <text:p>59312</text:p>
          </table:table-cell>
          <table:table-cell office:value-type="string" office:string-value="R593C13">
            <text:p>R593C13</text:p>
          </table:table-cell>
          <table:table-cell office:value-type="float" office:value="59314">
            <text:p>59314</text:p>
          </table:table-cell>
          <table:table-cell office:value-type="string" office:string-value="R593C15">
            <text:p>R593C15</text:p>
          </table:table-cell>
          <table:table-cell office:value-type="float" office:value="59316">
            <text:p>59316</text:p>
          </table:table-cell>
          <table:table-cell office:value-type="string" office:string-value="R593C17">
            <text:p>R593C17</text:p>
          </table:table-cell>
          <table:table-cell office:value-type="float" office:value="59318">
            <text:p>59318</text:p>
          </table:table-cell>
          <table:table-cell office:value-type="string" office:string-value="R593C19">
            <text:p>R593C19</text:p>
          </table:table-cell>
          <table:table-cell office:value-type="float" office:value="59320">
            <text:p>59320</text:p>
          </table:table-cell>
          <table:table-cell office:value-type="string" office:string-value="R593C21">
            <text:p>R593C21</text:p>
          </table:table-cell>
          <table:table-cell office:value-type="float" office:value="59322">
            <text:p>59322</text:p>
          </table:table-cell>
          <table:table-cell office:value-type="string" office:string-value="R593C23">
            <text:p>R593C23</text:p>
          </table:table-cell>
          <table:table-cell office:value-type="float" office:value="59324">
            <text:p>59324</text:p>
          </table:table-cell>
          <table:table-cell office:value-type="string" office:string-value="R593C25">
            <text:p>R593C25</text:p>
          </table:table-cell>
          <table:table-cell office:value-type="float" office:value="59326">
            <text:p>59326</text:p>
          </table:table-cell>
        </table:table-row>
        <table:table-row>
          <table:table-cell office:value-type="string" office:string-value="R594C1">
            <text:p>R594C1</text:p>
          </table:table-cell>
          <table:table-cell office:value-type="float" office:value="59402">
            <text:p>59402</text:p>
          </table:table-cell>
          <table:table-cell office:value-type="string" office:string-value="R594C3">
            <text:p>R594C3</text:p>
          </table:table-cell>
          <table:table-cell office:value-type="float" office:value="59404">
            <text:p>59404</text:p>
          </table:table-cell>
          <table:table-cell office:value-type="string" office:string-value="R594C5">
            <text:p>R594C5</text:p>
          </table:table-cell>
          <table:table-cell office:value-type="float" office:value="59406">
            <text:p>59406</text:p>
          </table:table-cell>
          <table:table-cell office:value-type="string" office:string-value="R594C7">
            <text:p>R594C7</text:p>
          </table:table-cell>
          <table:table-cell office:value-type="float" office:value="59408">
            <text:p>59408</text:p>
          </table:table-cell>
          <table:table-cell office:value-type="string" office:string-value="R594C9">
            <text:p>R594C9</text:p>
          </table:table-cell>
          <table:table-cell office:value-type="float" office:value="59410">
            <text:p>59410</text:p>
          </table:table-cell>
          <table:table-cell office:value-type="string" office:string-value="R594C11">
            <text:p>R594C11</text:p>
          </table:table-cell>
          <table:table-cell office:value-type="float" office:value="59412">
            <text:p>59412</text:p>
          </table:table-cell>
          <table:table-cell office:value-type="string" office:string-value="R594C13">
            <text:p>R594C13</text:p>
          </table:table-cell>
          <table:table-cell office:value-type="float" office:value="59414">
            <text:p>59414</text:p>
          </table:table-cell>
          <table:table-cell office:value-type="string" office:string-value="R594C15">
            <text:p>R594C15</text:p>
          </table:table-cell>
          <table:table-cell office:value-type="float" office:value="59416">
            <text:p>59416</text:p>
          </table:table-cell>
          <table:table-cell office:value-type="string" office:string-value="R594C17">
            <text:p>R594C17</text:p>
          </table:table-cell>
          <table:table-cell office:value-type="float" office:value="59418">
            <text:p>59418</text:p>
          </table:table-cell>
          <table:table-cell office:value-type="string" office:string-value="R594C19">
            <text:p>R594C19</text:p>
          </table:table-cell>
          <table:table-cell office:value-type="float" office:value="59420">
            <text:p>59420</text:p>
          </table:table-cell>
          <table:table-cell office:value-type="string" office:string-value="R594C21">
            <text:p>R594C21</text:p>
          </table:table-cell>
          <table:table-cell office:value-type="float" office:value="59422">
            <text:p>59422</text:p>
          </table:table-cell>
          <table:table-cell office:value-type="string" office:string-value="R594C23">
            <text:p>R594C23</text:p>
          </table:table-cell>
          <table:table-cell office:value-type="float" office:value="59424">
            <text:p>59424</text:p>
          </table:table-cell>
          <table:table-cell office:value-type="string" office:string-value="R594C25">
            <text:p>R594C25</text:p>
          </table:table-cell>
          <table:table-cell office:value-type="float" office:value="59426">
            <text:p>59426</text:p>
          </table:table-cell>
        </table:table-row>
        <table:table-row>
          <table:table-cell office:value-type="string" office:string-value="R595C1">
            <text:p>R595C1</text:p>
          </table:table-cell>
          <table:table-cell office:value-type="float" office:value="59502">
            <text:p>59502</text:p>
          </table:table-cell>
          <table:table-cell office:value-type="string" office:string-value="R595C3">
            <text:p>R595C3</text:p>
          </table:table-cell>
          <table:table-cell office:value-type="float" office:value="59504">
            <text:p>59504</text:p>
          </table:table-cell>
          <table:table-cell office:value-type="string" office:string-value="R595C5">
            <text:p>R595C5</text:p>
          </table:table-cell>
          <table:table-cell office:value-type="float" office:value="59506">
            <text:p>59506</text:p>
          </table:table-cell>
          <table:table-cell office:value-type="string" office:string-value="R595C7">
            <text:p>R595C7</text:p>
          </table:table-cell>
          <table:table-cell office:value-type="float" office:value="59508">
            <text:p>59508</text:p>
          </table:table-cell>
          <table:table-cell office:value-type="string" office:string-value="R595C9">
            <text:p>R595C9</text:p>
          </table:table-cell>
          <table:table-cell office:value-type="float" office:value="59510">
            <text:p>59510</text:p>
          </table:table-cell>
          <table:table-cell office:value-type="string" office:string-value="R595C11">
            <text:p>R595C11</text:p>
          </table:table-cell>
          <table:table-cell office:value-type="float" office:value="59512">
            <text:p>59512</text:p>
          </table:table-cell>
          <table:table-cell office:value-type="string" office:string-value="R595C13">
            <text:p>R595C13</text:p>
          </table:table-cell>
          <table:table-cell office:value-type="float" office:value="59514">
            <text:p>59514</text:p>
          </table:table-cell>
          <table:table-cell office:value-type="string" office:string-value="R595C15">
            <text:p>R595C15</text:p>
          </table:table-cell>
          <table:table-cell office:value-type="float" office:value="59516">
            <text:p>59516</text:p>
          </table:table-cell>
          <table:table-cell office:value-type="string" office:string-value="R595C17">
            <text:p>R595C17</text:p>
          </table:table-cell>
          <table:table-cell office:value-type="float" office:value="59518">
            <text:p>59518</text:p>
          </table:table-cell>
          <table:table-cell office:value-type="string" office:string-value="R595C19">
            <text:p>R595C19</text:p>
          </table:table-cell>
          <table:table-cell office:value-type="float" office:value="59520">
            <text:p>59520</text:p>
          </table:table-cell>
          <table:table-cell office:value-type="string" office:string-value="R595C21">
            <text:p>R595C21</text:p>
          </table:table-cell>
          <table:table-cell office:value-type="float" office:value="59522">
            <text:p>59522</text:p>
          </table:table-cell>
          <table:table-cell office:value-type="string" office:string-value="R595C23">
            <text:p>R595C23</text:p>
          </table:table-cell>
          <table:table-cell office:value-type="float" office:value="59524">
            <text:p>59524</text:p>
          </table:table-cell>
          <table:table-cell office:value-type="string" office:string-value="R595C25">
            <text:p>R595C25</text:p>
          </table:table-cell>
          <table:table-cell office:value-type="float" office:value="59526">
            <text:p>59526</text:p>
          </table:table-cell>
        </table:table-row>
        <table:table-row>
          <table:table-cell office:value-type="string" office:string-value="R596C1">
            <text:p>R596C1</text:p>
          </table:table-cell>
          <table:table-cell office:value-type="float" office:value="59602">
            <text:p>59602</text:p>
          </table:table-cell>
          <table:table-cell office:value-type="string" office:string-value="R596C3">
            <text:p>R596C3</text:p>
          </table:table-cell>
          <table:table-cell office:value-type="float" office:value="59604">
            <text:p>59604</text:p>
          </table:table-cell>
          <table:table-cell office:value-type="string" office:string-value="R596C5">
            <text:p>R596C5</text:p>
          </table:table-cell>
          <table:table-cell office:value-type="float" office:value="59606">
            <text:p>59606</text:p>
          </table:table-cell>
          <table:table-cell office:value-type="string" office:string-value="R596C7">
            <text:p>R596C7</text:p>
          </table:table-cell>
          <table:table-cell office:value-type="float" office:value="59608">
            <text:p>59608</text:p>
          </table:table-cell>
          <table:table-cell office:value-type="string" office:string-value="R596C9">
            <text:p>R596C9</text:p>
          </table:table-cell>
          <table:table-cell office:value-type="float" office:value="59610">
            <text:p>59610</text:p>
          </table:table-cell>
          <table:table-cell office:value-type="string" office:string-value="R596C11">
            <text:p>R596C11</text:p>
          </table:table-cell>
          <table:table-cell office:value-type="float" office:value="59612">
            <text:p>59612</text:p>
          </table:table-cell>
          <table:table-cell office:value-type="string" office:string-value="R596C13">
            <text:p>R596C13</text:p>
          </table:table-cell>
          <table:table-cell office:value-type="float" office:value="59614">
            <text:p>59614</text:p>
          </table:table-cell>
          <table:table-cell office:value-type="string" office:string-value="R596C15">
            <text:p>R596C15</text:p>
          </table:table-cell>
          <table:table-cell office:value-type="float" office:value="59616">
            <text:p>59616</text:p>
          </table:table-cell>
          <table:table-cell office:value-type="string" office:string-value="R596C17">
            <text:p>R596C17</text:p>
          </table:table-cell>
          <table:table-cell office:value-type="float" office:value="59618">
            <text:p>59618</text:p>
          </table:table-cell>
          <table:table-cell office:value-type="string" office:string-value="R596C19">
            <text:p>R596C19</text:p>
          </table:table-cell>
          <table:table-cell office:value-type="float" office:value="59620">
            <text:p>59620</text:p>
          </table:table-cell>
          <table:table-cell office:value-type="string" office:string-value="R596C21">
            <text:p>R596C21</text:p>
          </table:table-cell>
          <table:table-cell office:value-type="float" office:value="59622">
            <text:p>59622</text:p>
          </table:table-cell>
          <table:table-cell office:value-type="string" office:string-value="R596C23">
            <text:p>R596C23</text:p>
          </table:table-cell>
          <table:table-cell office:value-type="float" office:value="59624">
            <text:p>59624</text:p>
          </table:table-cell>
          <table:table-cell office:value-type="string" office:string-value="R596C25">
            <text:p>R596C25</text:p>
          </table:table-cell>
          <table:table-cell office:value-type="float" office:value="59626">
            <text:p>59626</text:p>
          </table:table-cell>
        </table:table-row>
        <table:table-row>
          <table:table-cell office:value-type="string" office:string-value="R597C1">
            <text:p>R597C1</text:p>
          </table:table-cell>
          <table:table-cell office:value-type="float" office:value="59702">
            <text:p>59702</text:p>
          </table:table-cell>
          <table:table-cell office:value-type="string" office:string-value="R597C3">
            <text:p>R597C3</text:p>
          </table:table-cell>
          <table:table-cell office:value-type="float" office:value="59704">
            <text:p>59704</text:p>
          </table:table-cell>
          <table:table-cell office:value-type="string" office:string-value="R597C5">
            <text:p>R597C5</text:p>
          </table:table-cell>
          <table:table-cell office:value-type="float" office:value="59706">
            <text:p>59706</text:p>
          </table:table-cell>
          <table:table-cell office:value-type="string" office:string-value="R597C7">
            <text:p>R597C7</text:p>
          </table:table-cell>
          <table:table-cell office:value-type="float" office:value="59708">
            <text:p>59708</text:p>
          </table:table-cell>
          <table:table-cell office:value-type="string" office:string-value="R597C9">
            <text:p>R597C9</text:p>
          </table:table-cell>
          <table:table-cell office:value-type="float" office:value="59710">
            <text:p>59710</text:p>
          </table:table-cell>
          <table:table-cell office:value-type="string" office:string-value="R597C11">
            <text:p>R597C11</text:p>
          </table:table-cell>
          <table:table-cell office:value-type="float" office:value="59712">
            <text:p>59712</text:p>
          </table:table-cell>
          <table:table-cell office:value-type="string" office:string-value="R597C13">
            <text:p>R597C13</text:p>
          </table:table-cell>
          <table:table-cell office:value-type="float" office:value="59714">
            <text:p>59714</text:p>
          </table:table-cell>
          <table:table-cell office:value-type="string" office:string-value="R597C15">
            <text:p>R597C15</text:p>
          </table:table-cell>
          <table:table-cell office:value-type="float" office:value="59716">
            <text:p>59716</text:p>
          </table:table-cell>
          <table:table-cell office:value-type="string" office:string-value="R597C17">
            <text:p>R597C17</text:p>
          </table:table-cell>
          <table:table-cell office:value-type="float" office:value="59718">
            <text:p>59718</text:p>
          </table:table-cell>
          <table:table-cell office:value-type="string" office:string-value="R597C19">
            <text:p>R597C19</text:p>
          </table:table-cell>
          <table:table-cell office:value-type="float" office:value="59720">
            <text:p>59720</text:p>
          </table:table-cell>
          <table:table-cell office:value-type="string" office:string-value="R597C21">
            <text:p>R597C21</text:p>
          </table:table-cell>
          <table:table-cell office:value-type="float" office:value="59722">
            <text:p>59722</text:p>
          </table:table-cell>
          <table:table-cell office:value-type="string" office:string-value="R597C23">
            <text:p>R597C23</text:p>
          </table:table-cell>
          <table:table-cell office:value-type="float" office:value="59724">
            <text:p>59724</text:p>
          </table:table-cell>
          <table:table-cell office:value-type="string" office:string-value="R597C25">
            <text:p>R597C25</text:p>
          </table:table-cell>
          <table:table-cell office:value-type="float" office:value="59726">
            <text:p>59726</text:p>
          </table:table-cell>
        </table:table-row>
        <table:table-row>
          <table:table-cell office:value-type="string" office:string-value="R598C1">
            <text:p>R598C1</text:p>
          </table:table-cell>
          <table:table-cell office:value-type="float" office:value="59802">
            <text:p>59802</text:p>
          </table:table-cell>
          <table:table-cell office:value-type="string" office:string-value="R598C3">
            <text:p>R598C3</text:p>
          </table:table-cell>
          <table:table-cell office:value-type="float" office:value="59804">
            <text:p>59804</text:p>
          </table:table-cell>
          <table:table-cell office:value-type="string" office:string-value="R598C5">
            <text:p>R598C5</text:p>
          </table:table-cell>
          <table:table-cell office:value-type="float" office:value="59806">
            <text:p>59806</text:p>
          </table:table-cell>
          <table:table-cell office:value-type="string" office:string-value="R598C7">
            <text:p>R598C7</text:p>
          </table:table-cell>
          <table:table-cell office:value-type="float" office:value="59808">
            <text:p>59808</text:p>
          </table:table-cell>
          <table:table-cell office:value-type="string" office:string-value="R598C9">
            <text:p>R598C9</text:p>
          </table:table-cell>
          <table:table-cell office:value-type="float" office:value="59810">
            <text:p>59810</text:p>
          </table:table-cell>
          <table:table-cell office:value-type="string" office:string-value="R598C11">
            <text:p>R598C11</text:p>
          </table:table-cell>
          <table:table-cell office:value-type="float" office:value="59812">
            <text:p>59812</text:p>
          </table:table-cell>
          <table:table-cell office:value-type="string" office:string-value="R598C13">
            <text:p>R598C13</text:p>
          </table:table-cell>
          <table:table-cell office:value-type="float" office:value="59814">
            <text:p>59814</text:p>
          </table:table-cell>
          <table:table-cell office:value-type="string" office:string-value="R598C15">
            <text:p>R598C15</text:p>
          </table:table-cell>
          <table:table-cell office:value-type="float" office:value="59816">
            <text:p>59816</text:p>
          </table:table-cell>
          <table:table-cell office:value-type="string" office:string-value="R598C17">
            <text:p>R598C17</text:p>
          </table:table-cell>
          <table:table-cell office:value-type="float" office:value="59818">
            <text:p>59818</text:p>
          </table:table-cell>
          <table:table-cell office:value-type="string" office:string-value="R598C19">
            <text:p>R598C19</text:p>
          </table:table-cell>
          <table:table-cell office:value-type="float" office:value="59820">
            <text:p>59820</text:p>
          </table:table-cell>
          <table:table-cell office:value-type="string" office:string-value="R598C21">
            <text:p>R598C21</text:p>
          </table:table-cell>
          <table:table-cell office:value-type="float" office:value="59822">
            <text:p>59822</text:p>
          </table:table-cell>
          <table:table-cell office:value-type="string" office:string-value="R598C23">
            <text:p>R598C23</text:p>
          </table:table-cell>
          <table:table-cell office:value-type="float" office:value="59824">
            <text:p>59824</text:p>
          </table:table-cell>
          <table:table-cell office:value-type="string" office:string-value="R598C25">
            <text:p>R598C25</text:p>
          </table:table-cell>
          <table:table-cell office:value-type="float" office:value="59826">
            <text:p>59826</text:p>
          </table:table-cell>
        </table:table-row>
        <table:table-row>
          <table:table-cell office:value-type="string" office:string-value="R599C1">
            <text:p>R599C1</text:p>
          </table:table-cell>
          <table:table-cell office:value-type="float" office:value="59902">
            <text:p>59902</text:p>
          </table:table-cell>
          <table:table-cell office:value-type="string" office:string-value="R599C3">
            <text:p>R599C3</text:p>
          </table:table-cell>
          <table:table-cell office:value-type="float" office:value="59904">
            <text:p>59904</text:p>
          </table:table-cell>
          <table:table-cell office:value-type="string" office:string-value="R599C5">
            <text:p>R599C5</text:p>
          </table:table-cell>
          <table:table-cell office:value-type="float" office:value="59906">
            <text:p>59906</text:p>
          </table:table-cell>
          <table:table-cell office:value-type="string" office:string-value="R599C7">
            <text:p>R599C7</text:p>
          </table:table-cell>
          <table:table-cell office:value-type="float" office:value="59908">
            <text:p>59908</text:p>
          </table:table-cell>
          <table:table-cell office:value-type="string" office:string-value="R599C9">
            <text:p>R599C9</text:p>
          </table:table-cell>
          <table:table-cell office:value-type="float" office:value="59910">
            <text:p>59910</text:p>
          </table:table-cell>
          <table:table-cell office:value-type="string" office:string-value="R599C11">
            <text:p>R599C11</text:p>
          </table:table-cell>
          <table:table-cell office:value-type="float" office:value="59912">
            <text:p>59912</text:p>
          </table:table-cell>
          <table:table-cell office:value-type="string" office:string-value="R599C13">
            <text:p>R599C13</text:p>
          </table:table-cell>
          <table:table-cell office:value-type="float" office:value="59914">
            <text:p>59914</text:p>
          </table:table-cell>
          <table:table-cell office:value-type="string" office:string-value="R599C15">
            <text:p>R599C15</text:p>
          </table:table-cell>
          <table:table-cell office:value-type="float" office:value="59916">
            <text:p>59916</text:p>
          </table:table-cell>
          <table:table-cell office:value-type="string" office:string-value="R599C17">
            <text:p>R599C17</text:p>
          </table:table-cell>
          <table:table-cell office:value-type="float" office:value="59918">
            <text:p>59918</text:p>
          </table:table-cell>
          <table:table-cell office:value-type="string" office:string-value="R599C19">
            <text:p>R599C19</text:p>
          </table:table-cell>
          <table:table-cell office:value-type="float" office:value="59920">
            <text:p>59920</text:p>
          </table:table-cell>
          <table:table-cell office:value-type="string" office:string-value="R599C21">
            <text:p>R599C21</text:p>
          </table:table-cell>
          <table:table-cell office:value-type="float" office:value="59922">
            <text:p>59922</text:p>
          </table:table-cell>
          <table:table-cell office:value-type="string" office:string-value="R599C23">
            <text:p>R599C23</text:p>
          </table:table-cell>
          <table:table-cell office:value-type="float" office:value="59924">
            <text:p>59924</text:p>
          </table:table-cell>
          <table:table-cell office:value-type="string" office:string-value="R599C25">
            <text:p>R599C25</text:p>
          </table:table-cell>
          <table:table-cell office:value-type="float" office:value="59926">
            <text:p>59926</text:p>
          </table:table-cell>
        </table:table-row>
        <table:table-row>
          <table:table-cell office:value-type="string" office:string-value="R600C1">
            <text:p>R600C1</text:p>
          </table:table-cell>
          <table:table-cell office:value-type="float" office:value="60002">
            <text:p>60002</text:p>
          </table:table-cell>
          <table:table-cell office:value-type="string" office:string-value="R600C3">
            <text:p>R600C3</text:p>
          </table:table-cell>
          <table:table-cell office:value-type="float" office:value="60004">
            <text:p>60004</text:p>
          </table:table-cell>
          <table:table-cell office:value-type="string" office:string-value="R600C5">
            <text:p>R600C5</text:p>
          </table:table-cell>
          <table:table-cell office:value-type="float" office:value="60006">
            <text:p>60006</text:p>
          </table:table-cell>
          <table:table-cell office:value-type="string" office:string-value="R600C7">
            <text:p>R600C7</text:p>
          </table:table-cell>
          <table:table-cell office:value-type="float" office:value="60008">
            <text:p>60008</text:p>
          </table:table-cell>
          <table:table-cell office:value-type="string" office:string-value="R600C9">
            <text:p>R600C9</text:p>
          </table:table-cell>
          <table:table-cell office:value-type="float" office:value="60010">
            <text:p>60010</text:p>
          </table:table-cell>
          <table:table-cell office:value-type="string" office:string-value="R600C11">
            <text:p>R600C11</text:p>
          </table:table-cell>
          <table:table-cell office:value-type="float" office:value="60012">
            <text:p>60012</text:p>
          </table:table-cell>
          <table:table-cell office:value-type="string" office:string-value="R600C13">
            <text:p>R600C13</text:p>
          </table:table-cell>
          <table:table-cell office:value-type="float" office:value="60014">
            <text:p>60014</text:p>
          </table:table-cell>
          <table:table-cell office:value-type="string" office:string-value="R600C15">
            <text:p>R600C15</text:p>
          </table:table-cell>
          <table:table-cell office:value-type="float" office:value="60016">
            <text:p>60016</text:p>
          </table:table-cell>
          <table:table-cell office:value-type="string" office:string-value="R600C17">
            <text:p>R600C17</text:p>
          </table:table-cell>
          <table:table-cell office:value-type="float" office:value="60018">
            <text:p>60018</text:p>
          </table:table-cell>
          <table:table-cell office:value-type="string" office:string-value="R600C19">
            <text:p>R600C19</text:p>
          </table:table-cell>
          <table:table-cell office:value-type="float" office:value="60020">
            <text:p>60020</text:p>
          </table:table-cell>
          <table:table-cell office:value-type="string" office:string-value="R600C21">
            <text:p>R600C21</text:p>
          </table:table-cell>
          <table:table-cell office:value-type="float" office:value="60022">
            <text:p>60022</text:p>
          </table:table-cell>
          <table:table-cell office:value-type="string" office:string-value="R600C23">
            <text:p>R600C23</text:p>
          </table:table-cell>
          <table:table-cell office:value-type="float" office:value="60024">
            <text:p>60024</text:p>
          </table:table-cell>
          <table:table-cell office:value-type="string" office:string-value="R600C25">
            <text:p>R600C25</text:p>
          </table:table-cell>
          <table:table-cell office:value-type="float" office:value="60026">
            <text:p>60026</text:p>
          </table:table-cell>
        </table:table-row>
        <table:table-row>
          <table:table-cell office:value-type="string" office:string-value="R601C1">
            <text:p>R601C1</text:p>
          </table:table-cell>
          <table:table-cell office:value-type="float" office:value="60102">
            <text:p>60102</text:p>
          </table:table-cell>
          <table:table-cell office:value-type="string" office:string-value="R601C3">
            <text:p>R601C3</text:p>
          </table:table-cell>
          <table:table-cell office:value-type="float" office:value="60104">
            <text:p>60104</text:p>
          </table:table-cell>
          <table:table-cell office:value-type="string" office:string-value="R601C5">
            <text:p>R601C5</text:p>
          </table:table-cell>
          <table:table-cell office:value-type="float" office:value="60106">
            <text:p>60106</text:p>
          </table:table-cell>
          <table:table-cell office:value-type="string" office:string-value="R601C7">
            <text:p>R601C7</text:p>
          </table:table-cell>
          <table:table-cell office:value-type="float" office:value="60108">
            <text:p>60108</text:p>
          </table:table-cell>
          <table:table-cell office:value-type="string" office:string-value="R601C9">
            <text:p>R601C9</text:p>
          </table:table-cell>
          <table:table-cell office:value-type="float" office:value="60110">
            <text:p>60110</text:p>
          </table:table-cell>
          <table:table-cell office:value-type="string" office:string-value="R601C11">
            <text:p>R601C11</text:p>
          </table:table-cell>
          <table:table-cell office:value-type="float" office:value="60112">
            <text:p>60112</text:p>
          </table:table-cell>
          <table:table-cell office:value-type="string" office:string-value="R601C13">
            <text:p>R601C13</text:p>
          </table:table-cell>
          <table:table-cell office:value-type="float" office:value="60114">
            <text:p>60114</text:p>
          </table:table-cell>
          <table:table-cell office:value-type="string" office:string-value="R601C15">
            <text:p>R601C15</text:p>
          </table:table-cell>
          <table:table-cell office:value-type="float" office:value="60116">
            <text:p>60116</text:p>
          </table:table-cell>
          <table:table-cell office:value-type="string" office:string-value="R601C17">
            <text:p>R601C17</text:p>
          </table:table-cell>
          <table:table-cell office:value-type="float" office:value="60118">
            <text:p>60118</text:p>
          </table:table-cell>
          <table:table-cell office:value-type="string" office:string-value="R601C19">
            <text:p>R601C19</text:p>
          </table:table-cell>
          <table:table-cell office:value-type="float" office:value="60120">
            <text:p>60120</text:p>
          </table:table-cell>
          <table:table-cell office:value-type="string" office:string-value="R601C21">
            <text:p>R601C21</text:p>
          </table:table-cell>
          <table:table-cell office:value-type="float" office:value="60122">
            <text:p>60122</text:p>
          </table:table-cell>
          <table:table-cell office:value-type="string" office:string-value="R601C23">
            <text:p>R601C23</text:p>
          </table:table-cell>
          <table:table-cell office:value-type="float" office:value="60124">
            <text:p>60124</text:p>
          </table:table-cell>
          <table:table-cell office:value-type="string" office:string-value="R601C25">
            <text:p>R601C25</text:p>
          </table:table-cell>
          <table:table-cell office:value-type="float" office:value="60126">
            <text:p>60126</text:p>
          </table:table-cell>
        </table:table-row>
        <table:table-row>
          <table:table-cell office:value-type="string" office:string-value="R602C1">
            <text:p>R602C1</text:p>
          </table:table-cell>
          <table:table-cell office:value-type="float" office:value="60202">
            <text:p>60202</text:p>
          </table:table-cell>
          <table:table-cell office:value-type="string" office:string-value="R602C3">
            <text:p>R602C3</text:p>
          </table:table-cell>
          <table:table-cell office:value-type="float" office:value="60204">
            <text:p>60204</text:p>
          </table:table-cell>
          <table:table-cell office:value-type="string" office:string-value="R602C5">
            <text:p>R602C5</text:p>
          </table:table-cell>
          <table:table-cell office:value-type="float" office:value="60206">
            <text:p>60206</text:p>
          </table:table-cell>
          <table:table-cell office:value-type="string" office:string-value="R602C7">
            <text:p>R602C7</text:p>
          </table:table-cell>
          <table:table-cell office:value-type="float" office:value="60208">
            <text:p>60208</text:p>
          </table:table-cell>
          <table:table-cell office:value-type="string" office:string-value="R602C9">
            <text:p>R602C9</text:p>
          </table:table-cell>
          <table:table-cell office:value-type="float" office:value="60210">
            <text:p>60210</text:p>
          </table:table-cell>
          <table:table-cell office:value-type="string" office:string-value="R602C11">
            <text:p>R602C11</text:p>
          </table:table-cell>
          <table:table-cell office:value-type="float" office:value="60212">
            <text:p>60212</text:p>
          </table:table-cell>
          <table:table-cell office:value-type="string" office:string-value="R602C13">
            <text:p>R602C13</text:p>
          </table:table-cell>
          <table:table-cell office:value-type="float" office:value="60214">
            <text:p>60214</text:p>
          </table:table-cell>
          <table:table-cell office:value-type="string" office:string-value="R602C15">
            <text:p>R602C15</text:p>
          </table:table-cell>
          <table:table-cell office:value-type="float" office:value="60216">
            <text:p>60216</text:p>
          </table:table-cell>
          <table:table-cell office:value-type="string" office:string-value="R602C17">
            <text:p>R602C17</text:p>
          </table:table-cell>
          <table:table-cell office:value-type="float" office:value="60218">
            <text:p>60218</text:p>
          </table:table-cell>
          <table:table-cell office:value-type="string" office:string-value="R602C19">
            <text:p>R602C19</text:p>
          </table:table-cell>
          <table:table-cell office:value-type="float" office:value="60220">
            <text:p>60220</text:p>
          </table:table-cell>
          <table:table-cell office:value-type="string" office:string-value="R602C21">
            <text:p>R602C21</text:p>
          </table:table-cell>
          <table:table-cell office:value-type="float" office:value="60222">
            <text:p>60222</text:p>
          </table:table-cell>
          <table:table-cell office:value-type="string" office:string-value="R602C23">
            <text:p>R602C23</text:p>
          </table:table-cell>
          <table:table-cell office:value-type="float" office:value="60224">
            <text:p>60224</text:p>
          </table:table-cell>
          <table:table-cell office:value-type="string" office:string-value="R602C25">
            <text:p>R602C25</text:p>
          </table:table-cell>
          <table:table-cell office:value-type="float" office:value="60226">
            <text:p>60226</text:p>
          </table:table-cell>
        </table:table-row>
        <table:table-row>
          <table:table-cell office:value-type="string" office:string-value="R603C1">
            <text:p>R603C1</text:p>
          </table:table-cell>
          <table:table-cell office:value-type="float" office:value="60302">
            <text:p>60302</text:p>
          </table:table-cell>
          <table:table-cell office:value-type="string" office:string-value="R603C3">
            <text:p>R603C3</text:p>
          </table:table-cell>
          <table:table-cell office:value-type="float" office:value="60304">
            <text:p>60304</text:p>
          </table:table-cell>
          <table:table-cell office:value-type="string" office:string-value="R603C5">
            <text:p>R603C5</text:p>
          </table:table-cell>
          <table:table-cell office:value-type="float" office:value="60306">
            <text:p>60306</text:p>
          </table:table-cell>
          <table:table-cell office:value-type="string" office:string-value="R603C7">
            <text:p>R603C7</text:p>
          </table:table-cell>
          <table:table-cell office:value-type="float" office:value="60308">
            <text:p>60308</text:p>
          </table:table-cell>
          <table:table-cell office:value-type="string" office:string-value="R603C9">
            <text:p>R603C9</text:p>
          </table:table-cell>
          <table:table-cell office:value-type="float" office:value="60310">
            <text:p>60310</text:p>
          </table:table-cell>
          <table:table-cell office:value-type="string" office:string-value="R603C11">
            <text:p>R603C11</text:p>
          </table:table-cell>
          <table:table-cell office:value-type="float" office:value="60312">
            <text:p>60312</text:p>
          </table:table-cell>
          <table:table-cell office:value-type="string" office:string-value="R603C13">
            <text:p>R603C13</text:p>
          </table:table-cell>
          <table:table-cell office:value-type="float" office:value="60314">
            <text:p>60314</text:p>
          </table:table-cell>
          <table:table-cell office:value-type="string" office:string-value="R603C15">
            <text:p>R603C15</text:p>
          </table:table-cell>
          <table:table-cell office:value-type="float" office:value="60316">
            <text:p>60316</text:p>
          </table:table-cell>
          <table:table-cell office:value-type="string" office:string-value="R603C17">
            <text:p>R603C17</text:p>
          </table:table-cell>
          <table:table-cell office:value-type="float" office:value="60318">
            <text:p>60318</text:p>
          </table:table-cell>
          <table:table-cell office:value-type="string" office:string-value="R603C19">
            <text:p>R603C19</text:p>
          </table:table-cell>
          <table:table-cell office:value-type="float" office:value="60320">
            <text:p>60320</text:p>
          </table:table-cell>
          <table:table-cell office:value-type="string" office:string-value="R603C21">
            <text:p>R603C21</text:p>
          </table:table-cell>
          <table:table-cell office:value-type="float" office:value="60322">
            <text:p>60322</text:p>
          </table:table-cell>
          <table:table-cell office:value-type="string" office:string-value="R603C23">
            <text:p>R603C23</text:p>
          </table:table-cell>
          <table:table-cell office:value-type="float" office:value="60324">
            <text:p>60324</text:p>
          </table:table-cell>
          <table:table-cell office:value-type="string" office:string-value="R603C25">
            <text:p>R603C25</text:p>
          </table:table-cell>
          <table:table-cell office:value-type="float" office:value="60326">
            <text:p>60326</text:p>
          </table:table-cell>
        </table:table-row>
        <table:table-row>
          <table:table-cell office:value-type="string" office:string-value="R604C1">
            <text:p>R604C1</text:p>
          </table:table-cell>
          <table:table-cell office:value-type="float" office:value="60402">
            <text:p>60402</text:p>
          </table:table-cell>
          <table:table-cell office:value-type="string" office:string-value="R604C3">
            <text:p>R604C3</text:p>
          </table:table-cell>
          <table:table-cell office:value-type="float" office:value="60404">
            <text:p>60404</text:p>
          </table:table-cell>
          <table:table-cell office:value-type="string" office:string-value="R604C5">
            <text:p>R604C5</text:p>
          </table:table-cell>
          <table:table-cell office:value-type="float" office:value="60406">
            <text:p>60406</text:p>
          </table:table-cell>
          <table:table-cell office:value-type="string" office:string-value="R604C7">
            <text:p>R604C7</text:p>
          </table:table-cell>
          <table:table-cell office:value-type="float" office:value="60408">
            <text:p>60408</text:p>
          </table:table-cell>
          <table:table-cell office:value-type="string" office:string-value="R604C9">
            <text:p>R604C9</text:p>
          </table:table-cell>
          <table:table-cell office:value-type="float" office:value="60410">
            <text:p>60410</text:p>
          </table:table-cell>
          <table:table-cell office:value-type="string" office:string-value="R604C11">
            <text:p>R604C11</text:p>
          </table:table-cell>
          <table:table-cell office:value-type="float" office:value="60412">
            <text:p>60412</text:p>
          </table:table-cell>
          <table:table-cell office:value-type="string" office:string-value="R604C13">
            <text:p>R604C13</text:p>
          </table:table-cell>
          <table:table-cell office:value-type="float" office:value="60414">
            <text:p>60414</text:p>
          </table:table-cell>
          <table:table-cell office:value-type="string" office:string-value="R604C15">
            <text:p>R604C15</text:p>
          </table:table-cell>
          <table:table-cell office:value-type="float" office:value="60416">
            <text:p>60416</text:p>
          </table:table-cell>
          <table:table-cell office:value-type="string" office:string-value="R604C17">
            <text:p>R604C17</text:p>
          </table:table-cell>
          <table:table-cell office:value-type="float" office:value="60418">
            <text:p>60418</text:p>
          </table:table-cell>
          <table:table-cell office:value-type="string" office:string-value="R604C19">
            <text:p>R604C19</text:p>
          </table:table-cell>
          <table:table-cell office:value-type="float" office:value="60420">
            <text:p>60420</text:p>
          </table:table-cell>
          <table:table-cell office:value-type="string" office:string-value="R604C21">
            <text:p>R604C21</text:p>
          </table:table-cell>
          <table:table-cell office:value-type="float" office:value="60422">
            <text:p>60422</text:p>
          </table:table-cell>
          <table:table-cell office:value-type="string" office:string-value="R604C23">
            <text:p>R604C23</text:p>
          </table:table-cell>
          <table:table-cell office:value-type="float" office:value="60424">
            <text:p>60424</text:p>
          </table:table-cell>
          <table:table-cell office:value-type="string" office:string-value="R604C25">
            <text:p>R604C25</text:p>
          </table:table-cell>
          <table:table-cell office:value-type="float" office:value="60426">
            <text:p>60426</text:p>
          </table:table-cell>
        </table:table-row>
        <table:table-row>
          <table:table-cell office:value-type="string" office:string-value="R605C1">
            <text:p>R605C1</text:p>
          </table:table-cell>
          <table:table-cell office:value-type="float" office:value="60502">
            <text:p>60502</text:p>
          </table:table-cell>
          <table:table-cell office:value-type="string" office:string-value="R605C3">
            <text:p>R605C3</text:p>
          </table:table-cell>
          <table:table-cell office:value-type="float" office:value="60504">
            <text:p>60504</text:p>
          </table:table-cell>
          <table:table-cell office:value-type="string" office:string-value="R605C5">
            <text:p>R605C5</text:p>
          </table:table-cell>
          <table:table-cell office:value-type="float" office:value="60506">
            <text:p>60506</text:p>
          </table:table-cell>
          <table:table-cell office:value-type="string" office:string-value="R605C7">
            <text:p>R605C7</text:p>
          </table:table-cell>
          <table:table-cell office:value-type="float" office:value="60508">
            <text:p>60508</text:p>
          </table:table-cell>
          <table:table-cell office:value-type="string" office:string-value="R605C9">
            <text:p>R605C9</text:p>
          </table:table-cell>
          <table:table-cell office:value-type="float" office:value="60510">
            <text:p>60510</text:p>
          </table:table-cell>
          <table:table-cell office:value-type="string" office:string-value="R605C11">
            <text:p>R605C11</text:p>
          </table:table-cell>
          <table:table-cell office:value-type="float" office:value="60512">
            <text:p>60512</text:p>
          </table:table-cell>
          <table:table-cell office:value-type="string" office:string-value="R605C13">
            <text:p>R605C13</text:p>
          </table:table-cell>
          <table:table-cell office:value-type="float" office:value="60514">
            <text:p>60514</text:p>
          </table:table-cell>
          <table:table-cell office:value-type="string" office:string-value="R605C15">
            <text:p>R605C15</text:p>
          </table:table-cell>
          <table:table-cell office:value-type="float" office:value="60516">
            <text:p>60516</text:p>
          </table:table-cell>
          <table:table-cell office:value-type="string" office:string-value="R605C17">
            <text:p>R605C17</text:p>
          </table:table-cell>
          <table:table-cell office:value-type="float" office:value="60518">
            <text:p>60518</text:p>
          </table:table-cell>
          <table:table-cell office:value-type="string" office:string-value="R605C19">
            <text:p>R605C19</text:p>
          </table:table-cell>
          <table:table-cell office:value-type="float" office:value="60520">
            <text:p>60520</text:p>
          </table:table-cell>
          <table:table-cell office:value-type="string" office:string-value="R605C21">
            <text:p>R605C21</text:p>
          </table:table-cell>
          <table:table-cell office:value-type="float" office:value="60522">
            <text:p>60522</text:p>
          </table:table-cell>
          <table:table-cell office:value-type="string" office:string-value="R605C23">
            <text:p>R605C23</text:p>
          </table:table-cell>
          <table:table-cell office:value-type="float" office:value="60524">
            <text:p>60524</text:p>
          </table:table-cell>
          <table:table-cell office:value-type="string" office:string-value="R605C25">
            <text:p>R605C25</text:p>
          </table:table-cell>
          <table:table-cell office:value-type="float" office:value="60526">
            <text:p>60526</text:p>
          </table:table-cell>
        </table:table-row>
        <table:table-row>
          <table:table-cell office:value-type="string" office:string-value="R606C1">
            <text:p>R606C1</text:p>
          </table:table-cell>
          <table:table-cell office:value-type="float" office:value="60602">
            <text:p>60602</text:p>
          </table:table-cell>
          <table:table-cell office:value-type="string" office:string-value="R606C3">
            <text:p>R606C3</text:p>
          </table:table-cell>
          <table:table-cell office:value-type="float" office:value="60604">
            <text:p>60604</text:p>
          </table:table-cell>
          <table:table-cell office:value-type="string" office:string-value="R606C5">
            <text:p>R606C5</text:p>
          </table:table-cell>
          <table:table-cell office:value-type="float" office:value="60606">
            <text:p>60606</text:p>
          </table:table-cell>
          <table:table-cell office:value-type="string" office:string-value="R606C7">
            <text:p>R606C7</text:p>
          </table:table-cell>
          <table:table-cell office:value-type="float" office:value="60608">
            <text:p>60608</text:p>
          </table:table-cell>
          <table:table-cell office:value-type="string" office:string-value="R606C9">
            <text:p>R606C9</text:p>
          </table:table-cell>
          <table:table-cell office:value-type="float" office:value="60610">
            <text:p>60610</text:p>
          </table:table-cell>
          <table:table-cell office:value-type="string" office:string-value="R606C11">
            <text:p>R606C11</text:p>
          </table:table-cell>
          <table:table-cell office:value-type="float" office:value="60612">
            <text:p>60612</text:p>
          </table:table-cell>
          <table:table-cell office:value-type="string" office:string-value="R606C13">
            <text:p>R606C13</text:p>
          </table:table-cell>
          <table:table-cell office:value-type="float" office:value="60614">
            <text:p>60614</text:p>
          </table:table-cell>
          <table:table-cell office:value-type="string" office:string-value="R606C15">
            <text:p>R606C15</text:p>
          </table:table-cell>
          <table:table-cell office:value-type="float" office:value="60616">
            <text:p>60616</text:p>
          </table:table-cell>
          <table:table-cell office:value-type="string" office:string-value="R606C17">
            <text:p>R606C17</text:p>
          </table:table-cell>
          <table:table-cell office:value-type="float" office:value="60618">
            <text:p>60618</text:p>
          </table:table-cell>
          <table:table-cell office:value-type="string" office:string-value="R606C19">
            <text:p>R606C19</text:p>
          </table:table-cell>
          <table:table-cell office:value-type="float" office:value="60620">
            <text:p>60620</text:p>
          </table:table-cell>
          <table:table-cell office:value-type="string" office:string-value="R606C21">
            <text:p>R606C21</text:p>
          </table:table-cell>
          <table:table-cell office:value-type="float" office:value="60622">
            <text:p>60622</text:p>
          </table:table-cell>
          <table:table-cell office:value-type="string" office:string-value="R606C23">
            <text:p>R606C23</text:p>
          </table:table-cell>
          <table:table-cell office:value-type="float" office:value="60624">
            <text:p>60624</text:p>
          </table:table-cell>
          <table:table-cell office:value-type="string" office:string-value="R606C25">
            <text:p>R606C25</text:p>
          </table:table-cell>
          <table:table-cell office:value-type="float" office:value="60626">
            <text:p>60626</text:p>
          </table:table-cell>
        </table:table-row>
        <table:table-row>
          <table:table-cell office:value-type="string" office:string-value="R607C1">
            <text:p>R607C1</text:p>
          </table:table-cell>
          <table:table-cell office:value-type="float" office:value="60702">
            <text:p>60702</text:p>
          </table:table-cell>
          <table:table-cell office:value-type="string" office:string-value="R607C3">
            <text:p>R607C3</text:p>
          </table:table-cell>
          <table:table-cell office:value-type="float" office:value="60704">
            <text:p>60704</text:p>
          </table:table-cell>
          <table:table-cell office:value-type="string" office:string-value="R607C5">
            <text:p>R607C5</text:p>
          </table:table-cell>
          <table:table-cell office:value-type="float" office:value="60706">
            <text:p>60706</text:p>
          </table:table-cell>
          <table:table-cell office:value-type="string" office:string-value="R607C7">
            <text:p>R607C7</text:p>
          </table:table-cell>
          <table:table-cell office:value-type="float" office:value="60708">
            <text:p>60708</text:p>
          </table:table-cell>
          <table:table-cell office:value-type="string" office:string-value="R607C9">
            <text:p>R607C9</text:p>
          </table:table-cell>
          <table:table-cell office:value-type="float" office:value="60710">
            <text:p>60710</text:p>
          </table:table-cell>
          <table:table-cell office:value-type="string" office:string-value="R607C11">
            <text:p>R607C11</text:p>
          </table:table-cell>
          <table:table-cell office:value-type="float" office:value="60712">
            <text:p>60712</text:p>
          </table:table-cell>
          <table:table-cell office:value-type="string" office:string-value="R607C13">
            <text:p>R607C13</text:p>
          </table:table-cell>
          <table:table-cell office:value-type="float" office:value="60714">
            <text:p>60714</text:p>
          </table:table-cell>
          <table:table-cell office:value-type="string" office:string-value="R607C15">
            <text:p>R607C15</text:p>
          </table:table-cell>
          <table:table-cell office:value-type="float" office:value="60716">
            <text:p>60716</text:p>
          </table:table-cell>
          <table:table-cell office:value-type="string" office:string-value="R607C17">
            <text:p>R607C17</text:p>
          </table:table-cell>
          <table:table-cell office:value-type="float" office:value="60718">
            <text:p>60718</text:p>
          </table:table-cell>
          <table:table-cell office:value-type="string" office:string-value="R607C19">
            <text:p>R607C19</text:p>
          </table:table-cell>
          <table:table-cell office:value-type="float" office:value="60720">
            <text:p>60720</text:p>
          </table:table-cell>
          <table:table-cell office:value-type="string" office:string-value="R607C21">
            <text:p>R607C21</text:p>
          </table:table-cell>
          <table:table-cell office:value-type="float" office:value="60722">
            <text:p>60722</text:p>
          </table:table-cell>
          <table:table-cell office:value-type="string" office:string-value="R607C23">
            <text:p>R607C23</text:p>
          </table:table-cell>
          <table:table-cell office:value-type="float" office:value="60724">
            <text:p>60724</text:p>
          </table:table-cell>
          <table:table-cell office:value-type="string" office:string-value="R607C25">
            <text:p>R607C25</text:p>
          </table:table-cell>
          <table:table-cell office:value-type="float" office:value="60726">
            <text:p>60726</text:p>
          </table:table-cell>
        </table:table-row>
        <table:table-row>
          <table:table-cell office:value-type="string" office:string-value="R608C1">
            <text:p>R608C1</text:p>
          </table:table-cell>
          <table:table-cell office:value-type="float" office:value="60802">
            <text:p>60802</text:p>
          </table:table-cell>
          <table:table-cell office:value-type="string" office:string-value="R608C3">
            <text:p>R608C3</text:p>
          </table:table-cell>
          <table:table-cell office:value-type="float" office:value="60804">
            <text:p>60804</text:p>
          </table:table-cell>
          <table:table-cell office:value-type="string" office:string-value="R608C5">
            <text:p>R608C5</text:p>
          </table:table-cell>
          <table:table-cell office:value-type="float" office:value="60806">
            <text:p>60806</text:p>
          </table:table-cell>
          <table:table-cell office:value-type="string" office:string-value="R608C7">
            <text:p>R608C7</text:p>
          </table:table-cell>
          <table:table-cell office:value-type="float" office:value="60808">
            <text:p>60808</text:p>
          </table:table-cell>
          <table:table-cell office:value-type="string" office:string-value="R608C9">
            <text:p>R608C9</text:p>
          </table:table-cell>
          <table:table-cell office:value-type="float" office:value="60810">
            <text:p>60810</text:p>
          </table:table-cell>
          <table:table-cell office:value-type="string" office:string-value="R608C11">
            <text:p>R608C11</text:p>
          </table:table-cell>
          <table:table-cell office:value-type="float" office:value="60812">
            <text:p>60812</text:p>
          </table:table-cell>
          <table:table-cell office:value-type="string" office:string-value="R608C13">
            <text:p>R608C13</text:p>
          </table:table-cell>
          <table:table-cell office:value-type="float" office:value="60814">
            <text:p>60814</text:p>
          </table:table-cell>
          <table:table-cell office:value-type="string" office:string-value="R608C15">
            <text:p>R608C15</text:p>
          </table:table-cell>
          <table:table-cell office:value-type="float" office:value="60816">
            <text:p>60816</text:p>
          </table:table-cell>
          <table:table-cell office:value-type="string" office:string-value="R608C17">
            <text:p>R608C17</text:p>
          </table:table-cell>
          <table:table-cell office:value-type="float" office:value="60818">
            <text:p>60818</text:p>
          </table:table-cell>
          <table:table-cell office:value-type="string" office:string-value="R608C19">
            <text:p>R608C19</text:p>
          </table:table-cell>
          <table:table-cell office:value-type="float" office:value="60820">
            <text:p>60820</text:p>
          </table:table-cell>
          <table:table-cell office:value-type="string" office:string-value="R608C21">
            <text:p>R608C21</text:p>
          </table:table-cell>
          <table:table-cell office:value-type="float" office:value="60822">
            <text:p>60822</text:p>
          </table:table-cell>
          <table:table-cell office:value-type="string" office:string-value="R608C23">
            <text:p>R608C23</text:p>
          </table:table-cell>
          <table:table-cell office:value-type="float" office:value="60824">
            <text:p>60824</text:p>
          </table:table-cell>
          <table:table-cell office:value-type="string" office:string-value="R608C25">
            <text:p>R608C25</text:p>
          </table:table-cell>
          <table:table-cell office:value-type="float" office:value="60826">
            <text:p>60826</text:p>
          </table:table-cell>
        </table:table-row>
        <table:table-row>
          <table:table-cell office:value-type="string" office:string-value="R609C1">
            <text:p>R609C1</text:p>
          </table:table-cell>
          <table:table-cell office:value-type="float" office:value="60902">
            <text:p>60902</text:p>
          </table:table-cell>
          <table:table-cell office:value-type="string" office:string-value="R609C3">
            <text:p>R609C3</text:p>
          </table:table-cell>
          <table:table-cell office:value-type="float" office:value="60904">
            <text:p>60904</text:p>
          </table:table-cell>
          <table:table-cell office:value-type="string" office:string-value="R609C5">
            <text:p>R609C5</text:p>
          </table:table-cell>
          <table:table-cell office:value-type="float" office:value="60906">
            <text:p>60906</text:p>
          </table:table-cell>
          <table:table-cell office:value-type="string" office:string-value="R609C7">
            <text:p>R609C7</text:p>
          </table:table-cell>
          <table:table-cell office:value-type="float" office:value="60908">
            <text:p>60908</text:p>
          </table:table-cell>
          <table:table-cell office:value-type="string" office:string-value="R609C9">
            <text:p>R609C9</text:p>
          </table:table-cell>
          <table:table-cell office:value-type="float" office:value="60910">
            <text:p>60910</text:p>
          </table:table-cell>
          <table:table-cell office:value-type="string" office:string-value="R609C11">
            <text:p>R609C11</text:p>
          </table:table-cell>
          <table:table-cell office:value-type="float" office:value="60912">
            <text:p>60912</text:p>
          </table:table-cell>
          <table:table-cell office:value-type="string" office:string-value="R609C13">
            <text:p>R609C13</text:p>
          </table:table-cell>
          <table:table-cell office:value-type="float" office:value="60914">
            <text:p>60914</text:p>
          </table:table-cell>
          <table:table-cell office:value-type="string" office:string-value="R609C15">
            <text:p>R609C15</text:p>
          </table:table-cell>
          <table:table-cell office:value-type="float" office:value="60916">
            <text:p>60916</text:p>
          </table:table-cell>
          <table:table-cell office:value-type="string" office:string-value="R609C17">
            <text:p>R609C17</text:p>
          </table:table-cell>
          <table:table-cell office:value-type="float" office:value="60918">
            <text:p>60918</text:p>
          </table:table-cell>
          <table:table-cell office:value-type="string" office:string-value="R609C19">
            <text:p>R609C19</text:p>
          </table:table-cell>
          <table:table-cell office:value-type="float" office:value="60920">
            <text:p>60920</text:p>
          </table:table-cell>
          <table:table-cell office:value-type="string" office:string-value="R609C21">
            <text:p>R609C21</text:p>
          </table:table-cell>
          <table:table-cell office:value-type="float" office:value="60922">
            <text:p>60922</text:p>
          </table:table-cell>
          <table:table-cell office:value-type="string" office:string-value="R609C23">
            <text:p>R609C23</text:p>
          </table:table-cell>
          <table:table-cell office:value-type="float" office:value="60924">
            <text:p>60924</text:p>
          </table:table-cell>
          <table:table-cell office:value-type="string" office:string-value="R609C25">
            <text:p>R609C25</text:p>
          </table:table-cell>
          <table:table-cell office:value-type="float" office:value="60926">
            <text:p>60926</text:p>
          </table:table-cell>
        </table:table-row>
        <table:table-row>
          <table:table-cell office:value-type="string" office:string-value="R610C1">
            <text:p>R610C1</text:p>
          </table:table-cell>
          <table:table-cell office:value-type="float" office:value="61002">
            <text:p>61002</text:p>
          </table:table-cell>
          <table:table-cell office:value-type="string" office:string-value="R610C3">
            <text:p>R610C3</text:p>
          </table:table-cell>
          <table:table-cell office:value-type="float" office:value="61004">
            <text:p>61004</text:p>
          </table:table-cell>
          <table:table-cell office:value-type="string" office:string-value="R610C5">
            <text:p>R610C5</text:p>
          </table:table-cell>
          <table:table-cell office:value-type="float" office:value="61006">
            <text:p>61006</text:p>
          </table:table-cell>
          <table:table-cell office:value-type="string" office:string-value="R610C7">
            <text:p>R610C7</text:p>
          </table:table-cell>
          <table:table-cell office:value-type="float" office:value="61008">
            <text:p>61008</text:p>
          </table:table-cell>
          <table:table-cell office:value-type="string" office:string-value="R610C9">
            <text:p>R610C9</text:p>
          </table:table-cell>
          <table:table-cell office:value-type="float" office:value="61010">
            <text:p>61010</text:p>
          </table:table-cell>
          <table:table-cell office:value-type="string" office:string-value="R610C11">
            <text:p>R610C11</text:p>
          </table:table-cell>
          <table:table-cell office:value-type="float" office:value="61012">
            <text:p>61012</text:p>
          </table:table-cell>
          <table:table-cell office:value-type="string" office:string-value="R610C13">
            <text:p>R610C13</text:p>
          </table:table-cell>
          <table:table-cell office:value-type="float" office:value="61014">
            <text:p>61014</text:p>
          </table:table-cell>
          <table:table-cell office:value-type="string" office:string-value="R610C15">
            <text:p>R610C15</text:p>
          </table:table-cell>
          <table:table-cell office:value-type="float" office:value="61016">
            <text:p>61016</text:p>
          </table:table-cell>
          <table:table-cell office:value-type="string" office:string-value="R610C17">
            <text:p>R610C17</text:p>
          </table:table-cell>
          <table:table-cell office:value-type="float" office:value="61018">
            <text:p>61018</text:p>
          </table:table-cell>
          <table:table-cell office:value-type="string" office:string-value="R610C19">
            <text:p>R610C19</text:p>
          </table:table-cell>
          <table:table-cell office:value-type="float" office:value="61020">
            <text:p>61020</text:p>
          </table:table-cell>
          <table:table-cell office:value-type="string" office:string-value="R610C21">
            <text:p>R610C21</text:p>
          </table:table-cell>
          <table:table-cell office:value-type="float" office:value="61022">
            <text:p>61022</text:p>
          </table:table-cell>
          <table:table-cell office:value-type="string" office:string-value="R610C23">
            <text:p>R610C23</text:p>
          </table:table-cell>
          <table:table-cell office:value-type="float" office:value="61024">
            <text:p>61024</text:p>
          </table:table-cell>
          <table:table-cell office:value-type="string" office:string-value="R610C25">
            <text:p>R610C25</text:p>
          </table:table-cell>
          <table:table-cell office:value-type="float" office:value="61026">
            <text:p>61026</text:p>
          </table:table-cell>
        </table:table-row>
        <table:table-row>
          <table:table-cell office:value-type="string" office:string-value="R611C1">
            <text:p>R611C1</text:p>
          </table:table-cell>
          <table:table-cell office:value-type="float" office:value="61102">
            <text:p>61102</text:p>
          </table:table-cell>
          <table:table-cell office:value-type="string" office:string-value="R611C3">
            <text:p>R611C3</text:p>
          </table:table-cell>
          <table:table-cell office:value-type="float" office:value="61104">
            <text:p>61104</text:p>
          </table:table-cell>
          <table:table-cell office:value-type="string" office:string-value="R611C5">
            <text:p>R611C5</text:p>
          </table:table-cell>
          <table:table-cell office:value-type="float" office:value="61106">
            <text:p>61106</text:p>
          </table:table-cell>
          <table:table-cell office:value-type="string" office:string-value="R611C7">
            <text:p>R611C7</text:p>
          </table:table-cell>
          <table:table-cell office:value-type="float" office:value="61108">
            <text:p>61108</text:p>
          </table:table-cell>
          <table:table-cell office:value-type="string" office:string-value="R611C9">
            <text:p>R611C9</text:p>
          </table:table-cell>
          <table:table-cell office:value-type="float" office:value="61110">
            <text:p>61110</text:p>
          </table:table-cell>
          <table:table-cell office:value-type="string" office:string-value="R611C11">
            <text:p>R611C11</text:p>
          </table:table-cell>
          <table:table-cell office:value-type="float" office:value="61112">
            <text:p>61112</text:p>
          </table:table-cell>
          <table:table-cell office:value-type="string" office:string-value="R611C13">
            <text:p>R611C13</text:p>
          </table:table-cell>
          <table:table-cell office:value-type="float" office:value="61114">
            <text:p>61114</text:p>
          </table:table-cell>
          <table:table-cell office:value-type="string" office:string-value="R611C15">
            <text:p>R611C15</text:p>
          </table:table-cell>
          <table:table-cell office:value-type="float" office:value="61116">
            <text:p>61116</text:p>
          </table:table-cell>
          <table:table-cell office:value-type="string" office:string-value="R611C17">
            <text:p>R611C17</text:p>
          </table:table-cell>
          <table:table-cell office:value-type="float" office:value="61118">
            <text:p>61118</text:p>
          </table:table-cell>
          <table:table-cell office:value-type="string" office:string-value="R611C19">
            <text:p>R611C19</text:p>
          </table:table-cell>
          <table:table-cell office:value-type="float" office:value="61120">
            <text:p>61120</text:p>
          </table:table-cell>
          <table:table-cell office:value-type="string" office:string-value="R611C21">
            <text:p>R611C21</text:p>
          </table:table-cell>
          <table:table-cell office:value-type="float" office:value="61122">
            <text:p>61122</text:p>
          </table:table-cell>
          <table:table-cell office:value-type="string" office:string-value="R611C23">
            <text:p>R611C23</text:p>
          </table:table-cell>
          <table:table-cell office:value-type="float" office:value="61124">
            <text:p>61124</text:p>
          </table:table-cell>
          <table:table-cell office:value-type="string" office:string-value="R611C25">
            <text:p>R611C25</text:p>
          </table:table-cell>
          <table:table-cell office:value-type="float" office:value="61126">
            <text:p>61126</text:p>
          </table:table-cell>
        </table:table-row>
        <table:table-row>
          <table:table-cell office:value-type="string" office:string-value="R612C1">
            <text:p>R612C1</text:p>
          </table:table-cell>
          <table:table-cell office:value-type="float" office:value="61202">
            <text:p>61202</text:p>
          </table:table-cell>
          <table:table-cell office:value-type="string" office:string-value="R612C3">
            <text:p>R612C3</text:p>
          </table:table-cell>
          <table:table-cell office:value-type="float" office:value="61204">
            <text:p>61204</text:p>
          </table:table-cell>
          <table:table-cell office:value-type="string" office:string-value="R612C5">
            <text:p>R612C5</text:p>
          </table:table-cell>
          <table:table-cell office:value-type="float" office:value="61206">
            <text:p>61206</text:p>
          </table:table-cell>
          <table:table-cell office:value-type="string" office:string-value="R612C7">
            <text:p>R612C7</text:p>
          </table:table-cell>
          <table:table-cell office:value-type="float" office:value="61208">
            <text:p>61208</text:p>
          </table:table-cell>
          <table:table-cell office:value-type="string" office:string-value="R612C9">
            <text:p>R612C9</text:p>
          </table:table-cell>
          <table:table-cell office:value-type="float" office:value="61210">
            <text:p>61210</text:p>
          </table:table-cell>
          <table:table-cell office:value-type="string" office:string-value="R612C11">
            <text:p>R612C11</text:p>
          </table:table-cell>
          <table:table-cell office:value-type="float" office:value="61212">
            <text:p>61212</text:p>
          </table:table-cell>
          <table:table-cell office:value-type="string" office:string-value="R612C13">
            <text:p>R612C13</text:p>
          </table:table-cell>
          <table:table-cell office:value-type="float" office:value="61214">
            <text:p>61214</text:p>
          </table:table-cell>
          <table:table-cell office:value-type="string" office:string-value="R612C15">
            <text:p>R612C15</text:p>
          </table:table-cell>
          <table:table-cell office:value-type="float" office:value="61216">
            <text:p>61216</text:p>
          </table:table-cell>
          <table:table-cell office:value-type="string" office:string-value="R612C17">
            <text:p>R612C17</text:p>
          </table:table-cell>
          <table:table-cell office:value-type="float" office:value="61218">
            <text:p>61218</text:p>
          </table:table-cell>
          <table:table-cell office:value-type="string" office:string-value="R612C19">
            <text:p>R612C19</text:p>
          </table:table-cell>
          <table:table-cell office:value-type="float" office:value="61220">
            <text:p>61220</text:p>
          </table:table-cell>
          <table:table-cell office:value-type="string" office:string-value="R612C21">
            <text:p>R612C21</text:p>
          </table:table-cell>
          <table:table-cell office:value-type="float" office:value="61222">
            <text:p>61222</text:p>
          </table:table-cell>
          <table:table-cell office:value-type="string" office:string-value="R612C23">
            <text:p>R612C23</text:p>
          </table:table-cell>
          <table:table-cell office:value-type="float" office:value="61224">
            <text:p>61224</text:p>
          </table:table-cell>
          <table:table-cell office:value-type="string" office:string-value="R612C25">
            <text:p>R612C25</text:p>
          </table:table-cell>
          <table:table-cell office:value-type="float" office:value="61226">
            <text:p>61226</text:p>
          </table:table-cell>
        </table:table-row>
        <table:table-row>
          <table:table-cell office:value-type="string" office:string-value="R613C1">
            <text:p>R613C1</text:p>
          </table:table-cell>
          <table:table-cell office:value-type="float" office:value="61302">
            <text:p>61302</text:p>
          </table:table-cell>
          <table:table-cell office:value-type="string" office:string-value="R613C3">
            <text:p>R613C3</text:p>
          </table:table-cell>
          <table:table-cell office:value-type="float" office:value="61304">
            <text:p>61304</text:p>
          </table:table-cell>
          <table:table-cell office:value-type="string" office:string-value="R613C5">
            <text:p>R613C5</text:p>
          </table:table-cell>
          <table:table-cell office:value-type="float" office:value="61306">
            <text:p>61306</text:p>
          </table:table-cell>
          <table:table-cell office:value-type="string" office:string-value="R613C7">
            <text:p>R613C7</text:p>
          </table:table-cell>
          <table:table-cell office:value-type="float" office:value="61308">
            <text:p>61308</text:p>
          </table:table-cell>
          <table:table-cell office:value-type="string" office:string-value="R613C9">
            <text:p>R613C9</text:p>
          </table:table-cell>
          <table:table-cell office:value-type="float" office:value="61310">
            <text:p>61310</text:p>
          </table:table-cell>
          <table:table-cell office:value-type="string" office:string-value="R613C11">
            <text:p>R613C11</text:p>
          </table:table-cell>
          <table:table-cell office:value-type="float" office:value="61312">
            <text:p>61312</text:p>
          </table:table-cell>
          <table:table-cell office:value-type="string" office:string-value="R613C13">
            <text:p>R613C13</text:p>
          </table:table-cell>
          <table:table-cell office:value-type="float" office:value="61314">
            <text:p>61314</text:p>
          </table:table-cell>
          <table:table-cell office:value-type="string" office:string-value="R613C15">
            <text:p>R613C15</text:p>
          </table:table-cell>
          <table:table-cell office:value-type="float" office:value="61316">
            <text:p>61316</text:p>
          </table:table-cell>
          <table:table-cell office:value-type="string" office:string-value="R613C17">
            <text:p>R613C17</text:p>
          </table:table-cell>
          <table:table-cell office:value-type="float" office:value="61318">
            <text:p>61318</text:p>
          </table:table-cell>
          <table:table-cell office:value-type="string" office:string-value="R613C19">
            <text:p>R613C19</text:p>
          </table:table-cell>
          <table:table-cell office:value-type="float" office:value="61320">
            <text:p>61320</text:p>
          </table:table-cell>
          <table:table-cell office:value-type="string" office:string-value="R613C21">
            <text:p>R613C21</text:p>
          </table:table-cell>
          <table:table-cell office:value-type="float" office:value="61322">
            <text:p>61322</text:p>
          </table:table-cell>
          <table:table-cell office:value-type="string" office:string-value="R613C23">
            <text:p>R613C23</text:p>
          </table:table-cell>
          <table:table-cell office:value-type="float" office:value="61324">
            <text:p>61324</text:p>
          </table:table-cell>
          <table:table-cell office:value-type="string" office:string-value="R613C25">
            <text:p>R613C25</text:p>
          </table:table-cell>
          <table:table-cell office:value-type="float" office:value="61326">
            <text:p>61326</text:p>
          </table:table-cell>
        </table:table-row>
        <table:table-row>
          <table:table-cell office:value-type="string" office:string-value="R614C1">
            <text:p>R614C1</text:p>
          </table:table-cell>
          <table:table-cell office:value-type="float" office:value="61402">
            <text:p>61402</text:p>
          </table:table-cell>
          <table:table-cell office:value-type="string" office:string-value="R614C3">
            <text:p>R614C3</text:p>
          </table:table-cell>
          <table:table-cell office:value-type="float" office:value="61404">
            <text:p>61404</text:p>
          </table:table-cell>
          <table:table-cell office:value-type="string" office:string-value="R614C5">
            <text:p>R614C5</text:p>
          </table:table-cell>
          <table:table-cell office:value-type="float" office:value="61406">
            <text:p>61406</text:p>
          </table:table-cell>
          <table:table-cell office:value-type="string" office:string-value="R614C7">
            <text:p>R614C7</text:p>
          </table:table-cell>
          <table:table-cell office:value-type="float" office:value="61408">
            <text:p>61408</text:p>
          </table:table-cell>
          <table:table-cell office:value-type="string" office:string-value="R614C9">
            <text:p>R614C9</text:p>
          </table:table-cell>
          <table:table-cell office:value-type="float" office:value="61410">
            <text:p>61410</text:p>
          </table:table-cell>
          <table:table-cell office:value-type="string" office:string-value="R614C11">
            <text:p>R614C11</text:p>
          </table:table-cell>
          <table:table-cell office:value-type="float" office:value="61412">
            <text:p>61412</text:p>
          </table:table-cell>
          <table:table-cell office:value-type="string" office:string-value="R614C13">
            <text:p>R614C13</text:p>
          </table:table-cell>
          <table:table-cell office:value-type="float" office:value="61414">
            <text:p>61414</text:p>
          </table:table-cell>
          <table:table-cell office:value-type="string" office:string-value="R614C15">
            <text:p>R614C15</text:p>
          </table:table-cell>
          <table:table-cell office:value-type="float" office:value="61416">
            <text:p>61416</text:p>
          </table:table-cell>
          <table:table-cell office:value-type="string" office:string-value="R614C17">
            <text:p>R614C17</text:p>
          </table:table-cell>
          <table:table-cell office:value-type="float" office:value="61418">
            <text:p>61418</text:p>
          </table:table-cell>
          <table:table-cell office:value-type="string" office:string-value="R614C19">
            <text:p>R614C19</text:p>
          </table:table-cell>
          <table:table-cell office:value-type="float" office:value="61420">
            <text:p>61420</text:p>
          </table:table-cell>
          <table:table-cell office:value-type="string" office:string-value="R614C21">
            <text:p>R614C21</text:p>
          </table:table-cell>
          <table:table-cell office:value-type="float" office:value="61422">
            <text:p>61422</text:p>
          </table:table-cell>
          <table:table-cell office:value-type="string" office:string-value="R614C23">
            <text:p>R614C23</text:p>
          </table:table-cell>
          <table:table-cell office:value-type="float" office:value="61424">
            <text:p>61424</text:p>
          </table:table-cell>
          <table:table-cell office:value-type="string" office:string-value="R614C25">
            <text:p>R614C25</text:p>
          </table:table-cell>
          <table:table-cell office:value-type="float" office:value="61426">
            <text:p>61426</text:p>
          </table:table-cell>
        </table:table-row>
        <table:table-row>
          <table:table-cell office:value-type="string" office:string-value="R615C1">
            <text:p>R615C1</text:p>
          </table:table-cell>
          <table:table-cell office:value-type="float" office:value="61502">
            <text:p>61502</text:p>
          </table:table-cell>
          <table:table-cell office:value-type="string" office:string-value="R615C3">
            <text:p>R615C3</text:p>
          </table:table-cell>
          <table:table-cell office:value-type="float" office:value="61504">
            <text:p>61504</text:p>
          </table:table-cell>
          <table:table-cell office:value-type="string" office:string-value="R615C5">
            <text:p>R615C5</text:p>
          </table:table-cell>
          <table:table-cell office:value-type="float" office:value="61506">
            <text:p>61506</text:p>
          </table:table-cell>
          <table:table-cell office:value-type="string" office:string-value="R615C7">
            <text:p>R615C7</text:p>
          </table:table-cell>
          <table:table-cell office:value-type="float" office:value="61508">
            <text:p>61508</text:p>
          </table:table-cell>
          <table:table-cell office:value-type="string" office:string-value="R615C9">
            <text:p>R615C9</text:p>
          </table:table-cell>
          <table:table-cell office:value-type="float" office:value="61510">
            <text:p>61510</text:p>
          </table:table-cell>
          <table:table-cell office:value-type="string" office:string-value="R615C11">
            <text:p>R615C11</text:p>
          </table:table-cell>
          <table:table-cell office:value-type="float" office:value="61512">
            <text:p>61512</text:p>
          </table:table-cell>
          <table:table-cell office:value-type="string" office:string-value="R615C13">
            <text:p>R615C13</text:p>
          </table:table-cell>
          <table:table-cell office:value-type="float" office:value="61514">
            <text:p>61514</text:p>
          </table:table-cell>
          <table:table-cell office:value-type="string" office:string-value="R615C15">
            <text:p>R615C15</text:p>
          </table:table-cell>
          <table:table-cell office:value-type="float" office:value="61516">
            <text:p>61516</text:p>
          </table:table-cell>
          <table:table-cell office:value-type="string" office:string-value="R615C17">
            <text:p>R615C17</text:p>
          </table:table-cell>
          <table:table-cell office:value-type="float" office:value="61518">
            <text:p>61518</text:p>
          </table:table-cell>
          <table:table-cell office:value-type="string" office:string-value="R615C19">
            <text:p>R615C19</text:p>
          </table:table-cell>
          <table:table-cell office:value-type="float" office:value="61520">
            <text:p>61520</text:p>
          </table:table-cell>
          <table:table-cell office:value-type="string" office:string-value="R615C21">
            <text:p>R615C21</text:p>
          </table:table-cell>
          <table:table-cell office:value-type="float" office:value="61522">
            <text:p>61522</text:p>
          </table:table-cell>
          <table:table-cell office:value-type="string" office:string-value="R615C23">
            <text:p>R615C23</text:p>
          </table:table-cell>
          <table:table-cell office:value-type="float" office:value="61524">
            <text:p>61524</text:p>
          </table:table-cell>
          <table:table-cell office:value-type="string" office:string-value="R615C25">
            <text:p>R615C25</text:p>
          </table:table-cell>
          <table:table-cell office:value-type="float" office:value="61526">
            <text:p>61526</text:p>
          </table:table-cell>
        </table:table-row>
        <table:table-row>
          <table:table-cell office:value-type="string" office:string-value="R616C1">
            <text:p>R616C1</text:p>
          </table:table-cell>
          <table:table-cell office:value-type="float" office:value="61602">
            <text:p>61602</text:p>
          </table:table-cell>
          <table:table-cell office:value-type="string" office:string-value="R616C3">
            <text:p>R616C3</text:p>
          </table:table-cell>
          <table:table-cell office:value-type="float" office:value="61604">
            <text:p>61604</text:p>
          </table:table-cell>
          <table:table-cell office:value-type="string" office:string-value="R616C5">
            <text:p>R616C5</text:p>
          </table:table-cell>
          <table:table-cell office:value-type="float" office:value="61606">
            <text:p>61606</text:p>
          </table:table-cell>
          <table:table-cell office:value-type="string" office:string-value="R616C7">
            <text:p>R616C7</text:p>
          </table:table-cell>
          <table:table-cell office:value-type="float" office:value="61608">
            <text:p>61608</text:p>
          </table:table-cell>
          <table:table-cell office:value-type="string" office:string-value="R616C9">
            <text:p>R616C9</text:p>
          </table:table-cell>
          <table:table-cell office:value-type="float" office:value="61610">
            <text:p>61610</text:p>
          </table:table-cell>
          <table:table-cell office:value-type="string" office:string-value="R616C11">
            <text:p>R616C11</text:p>
          </table:table-cell>
          <table:table-cell office:value-type="float" office:value="61612">
            <text:p>61612</text:p>
          </table:table-cell>
          <table:table-cell office:value-type="string" office:string-value="R616C13">
            <text:p>R616C13</text:p>
          </table:table-cell>
          <table:table-cell office:value-type="float" office:value="61614">
            <text:p>61614</text:p>
          </table:table-cell>
          <table:table-cell office:value-type="string" office:string-value="R616C15">
            <text:p>R616C15</text:p>
          </table:table-cell>
          <table:table-cell office:value-type="float" office:value="61616">
            <text:p>61616</text:p>
          </table:table-cell>
          <table:table-cell office:value-type="string" office:string-value="R616C17">
            <text:p>R616C17</text:p>
          </table:table-cell>
          <table:table-cell office:value-type="float" office:value="61618">
            <text:p>61618</text:p>
          </table:table-cell>
          <table:table-cell office:value-type="string" office:string-value="R616C19">
            <text:p>R616C19</text:p>
          </table:table-cell>
          <table:table-cell office:value-type="float" office:value="61620">
            <text:p>61620</text:p>
          </table:table-cell>
          <table:table-cell office:value-type="string" office:string-value="R616C21">
            <text:p>R616C21</text:p>
          </table:table-cell>
          <table:table-cell office:value-type="float" office:value="61622">
            <text:p>61622</text:p>
          </table:table-cell>
          <table:table-cell office:value-type="string" office:string-value="R616C23">
            <text:p>R616C23</text:p>
          </table:table-cell>
          <table:table-cell office:value-type="float" office:value="61624">
            <text:p>61624</text:p>
          </table:table-cell>
          <table:table-cell office:value-type="string" office:string-value="R616C25">
            <text:p>R616C25</text:p>
          </table:table-cell>
          <table:table-cell office:value-type="float" office:value="61626">
            <text:p>61626</text:p>
          </table:table-cell>
        </table:table-row>
        <table:table-row>
          <table:table-cell office:value-type="string" office:string-value="R617C1">
            <text:p>R617C1</text:p>
          </table:table-cell>
          <table:table-cell office:value-type="float" office:value="61702">
            <text:p>61702</text:p>
          </table:table-cell>
          <table:table-cell office:value-type="string" office:string-value="R617C3">
            <text:p>R617C3</text:p>
          </table:table-cell>
          <table:table-cell office:value-type="float" office:value="61704">
            <text:p>61704</text:p>
          </table:table-cell>
          <table:table-cell office:value-type="string" office:string-value="R617C5">
            <text:p>R617C5</text:p>
          </table:table-cell>
          <table:table-cell office:value-type="float" office:value="61706">
            <text:p>61706</text:p>
          </table:table-cell>
          <table:table-cell office:value-type="string" office:string-value="R617C7">
            <text:p>R617C7</text:p>
          </table:table-cell>
          <table:table-cell office:value-type="float" office:value="61708">
            <text:p>61708</text:p>
          </table:table-cell>
          <table:table-cell office:value-type="string" office:string-value="R617C9">
            <text:p>R617C9</text:p>
          </table:table-cell>
          <table:table-cell office:value-type="float" office:value="61710">
            <text:p>61710</text:p>
          </table:table-cell>
          <table:table-cell office:value-type="string" office:string-value="R617C11">
            <text:p>R617C11</text:p>
          </table:table-cell>
          <table:table-cell office:value-type="float" office:value="61712">
            <text:p>61712</text:p>
          </table:table-cell>
          <table:table-cell office:value-type="string" office:string-value="R617C13">
            <text:p>R617C13</text:p>
          </table:table-cell>
          <table:table-cell office:value-type="float" office:value="61714">
            <text:p>61714</text:p>
          </table:table-cell>
          <table:table-cell office:value-type="string" office:string-value="R617C15">
            <text:p>R617C15</text:p>
          </table:table-cell>
          <table:table-cell office:value-type="float" office:value="61716">
            <text:p>61716</text:p>
          </table:table-cell>
          <table:table-cell office:value-type="string" office:string-value="R617C17">
            <text:p>R617C17</text:p>
          </table:table-cell>
          <table:table-cell office:value-type="float" office:value="61718">
            <text:p>61718</text:p>
          </table:table-cell>
          <table:table-cell office:value-type="string" office:string-value="R617C19">
            <text:p>R617C19</text:p>
          </table:table-cell>
          <table:table-cell office:value-type="float" office:value="61720">
            <text:p>61720</text:p>
          </table:table-cell>
          <table:table-cell office:value-type="string" office:string-value="R617C21">
            <text:p>R617C21</text:p>
          </table:table-cell>
          <table:table-cell office:value-type="float" office:value="61722">
            <text:p>61722</text:p>
          </table:table-cell>
          <table:table-cell office:value-type="string" office:string-value="R617C23">
            <text:p>R617C23</text:p>
          </table:table-cell>
          <table:table-cell office:value-type="float" office:value="61724">
            <text:p>61724</text:p>
          </table:table-cell>
          <table:table-cell office:value-type="string" office:string-value="R617C25">
            <text:p>R617C25</text:p>
          </table:table-cell>
          <table:table-cell office:value-type="float" office:value="61726">
            <text:p>61726</text:p>
          </table:table-cell>
        </table:table-row>
        <table:table-row>
          <table:table-cell office:value-type="string" office:string-value="R618C1">
            <text:p>R618C1</text:p>
          </table:table-cell>
          <table:table-cell office:value-type="float" office:value="61802">
            <text:p>61802</text:p>
          </table:table-cell>
          <table:table-cell office:value-type="string" office:string-value="R618C3">
            <text:p>R618C3</text:p>
          </table:table-cell>
          <table:table-cell office:value-type="float" office:value="61804">
            <text:p>61804</text:p>
          </table:table-cell>
          <table:table-cell office:value-type="string" office:string-value="R618C5">
            <text:p>R618C5</text:p>
          </table:table-cell>
          <table:table-cell office:value-type="float" office:value="61806">
            <text:p>61806</text:p>
          </table:table-cell>
          <table:table-cell office:value-type="string" office:string-value="R618C7">
            <text:p>R618C7</text:p>
          </table:table-cell>
          <table:table-cell office:value-type="float" office:value="61808">
            <text:p>61808</text:p>
          </table:table-cell>
          <table:table-cell office:value-type="string" office:string-value="R618C9">
            <text:p>R618C9</text:p>
          </table:table-cell>
          <table:table-cell office:value-type="float" office:value="61810">
            <text:p>61810</text:p>
          </table:table-cell>
          <table:table-cell office:value-type="string" office:string-value="R618C11">
            <text:p>R618C11</text:p>
          </table:table-cell>
          <table:table-cell office:value-type="float" office:value="61812">
            <text:p>61812</text:p>
          </table:table-cell>
          <table:table-cell office:value-type="string" office:string-value="R618C13">
            <text:p>R618C13</text:p>
          </table:table-cell>
          <table:table-cell office:value-type="float" office:value="61814">
            <text:p>61814</text:p>
          </table:table-cell>
          <table:table-cell office:value-type="string" office:string-value="R618C15">
            <text:p>R618C15</text:p>
          </table:table-cell>
          <table:table-cell office:value-type="float" office:value="61816">
            <text:p>61816</text:p>
          </table:table-cell>
          <table:table-cell office:value-type="string" office:string-value="R618C17">
            <text:p>R618C17</text:p>
          </table:table-cell>
          <table:table-cell office:value-type="float" office:value="61818">
            <text:p>61818</text:p>
          </table:table-cell>
          <table:table-cell office:value-type="string" office:string-value="R618C19">
            <text:p>R618C19</text:p>
          </table:table-cell>
          <table:table-cell office:value-type="float" office:value="61820">
            <text:p>61820</text:p>
          </table:table-cell>
          <table:table-cell office:value-type="string" office:string-value="R618C21">
            <text:p>R618C21</text:p>
          </table:table-cell>
          <table:table-cell office:value-type="float" office:value="61822">
            <text:p>61822</text:p>
          </table:table-cell>
          <table:table-cell office:value-type="string" office:string-value="R618C23">
            <text:p>R618C23</text:p>
          </table:table-cell>
          <table:table-cell office:value-type="float" office:value="61824">
            <text:p>61824</text:p>
          </table:table-cell>
          <table:table-cell office:value-type="string" office:string-value="R618C25">
            <text:p>R618C25</text:p>
          </table:table-cell>
          <table:table-cell office:value-type="float" office:value="61826">
            <text:p>61826</text:p>
          </table:table-cell>
        </table:table-row>
        <table:table-row>
          <table:table-cell office:value-type="string" office:string-value="R619C1">
            <text:p>R619C1</text:p>
          </table:table-cell>
          <table:table-cell office:value-type="float" office:value="61902">
            <text:p>61902</text:p>
          </table:table-cell>
          <table:table-cell office:value-type="string" office:string-value="R619C3">
            <text:p>R619C3</text:p>
          </table:table-cell>
          <table:table-cell office:value-type="float" office:value="61904">
            <text:p>61904</text:p>
          </table:table-cell>
          <table:table-cell office:value-type="string" office:string-value="R619C5">
            <text:p>R619C5</text:p>
          </table:table-cell>
          <table:table-cell office:value-type="float" office:value="61906">
            <text:p>61906</text:p>
          </table:table-cell>
          <table:table-cell office:value-type="string" office:string-value="R619C7">
            <text:p>R619C7</text:p>
          </table:table-cell>
          <table:table-cell office:value-type="float" office:value="61908">
            <text:p>61908</text:p>
          </table:table-cell>
          <table:table-cell office:value-type="string" office:string-value="R619C9">
            <text:p>R619C9</text:p>
          </table:table-cell>
          <table:table-cell office:value-type="float" office:value="61910">
            <text:p>61910</text:p>
          </table:table-cell>
          <table:table-cell office:value-type="string" office:string-value="R619C11">
            <text:p>R619C11</text:p>
          </table:table-cell>
          <table:table-cell office:value-type="float" office:value="61912">
            <text:p>61912</text:p>
          </table:table-cell>
          <table:table-cell office:value-type="string" office:string-value="R619C13">
            <text:p>R619C13</text:p>
          </table:table-cell>
          <table:table-cell office:value-type="float" office:value="61914">
            <text:p>61914</text:p>
          </table:table-cell>
          <table:table-cell office:value-type="string" office:string-value="R619C15">
            <text:p>R619C15</text:p>
          </table:table-cell>
          <table:table-cell office:value-type="float" office:value="61916">
            <text:p>61916</text:p>
          </table:table-cell>
          <table:table-cell office:value-type="string" office:string-value="R619C17">
            <text:p>R619C17</text:p>
          </table:table-cell>
          <table:table-cell office:value-type="float" office:value="61918">
            <text:p>61918</text:p>
          </table:table-cell>
          <table:table-cell office:value-type="string" office:string-value="R619C19">
            <text:p>R619C19</text:p>
          </table:table-cell>
          <table:table-cell office:value-type="float" office:value="61920">
            <text:p>61920</text:p>
          </table:table-cell>
          <table:table-cell office:value-type="string" office:string-value="R619C21">
            <text:p>R619C21</text:p>
          </table:table-cell>
          <table:table-cell office:value-type="float" office:value="61922">
            <text:p>61922</text:p>
          </table:table-cell>
          <table:table-cell office:value-type="string" office:string-value="R619C23">
            <text:p>R619C23</text:p>
          </table:table-cell>
          <table:table-cell office:value-type="float" office:value="61924">
            <text:p>61924</text:p>
          </table:table-cell>
          <table:table-cell office:value-type="string" office:string-value="R619C25">
            <text:p>R619C25</text:p>
          </table:table-cell>
          <table:table-cell office:value-type="float" office:value="61926">
            <text:p>61926</text:p>
          </table:table-cell>
        </table:table-row>
        <table:table-row>
          <table:table-cell office:value-type="string" office:string-value="R620C1">
            <text:p>R620C1</text:p>
          </table:table-cell>
          <table:table-cell office:value-type="float" office:value="62002">
            <text:p>62002</text:p>
          </table:table-cell>
          <table:table-cell office:value-type="string" office:string-value="R620C3">
            <text:p>R620C3</text:p>
          </table:table-cell>
          <table:table-cell office:value-type="float" office:value="62004">
            <text:p>62004</text:p>
          </table:table-cell>
          <table:table-cell office:value-type="string" office:string-value="R620C5">
            <text:p>R620C5</text:p>
          </table:table-cell>
          <table:table-cell office:value-type="float" office:value="62006">
            <text:p>62006</text:p>
          </table:table-cell>
          <table:table-cell office:value-type="string" office:string-value="R620C7">
            <text:p>R620C7</text:p>
          </table:table-cell>
          <table:table-cell office:value-type="float" office:value="62008">
            <text:p>62008</text:p>
          </table:table-cell>
          <table:table-cell office:value-type="string" office:string-value="R620C9">
            <text:p>R620C9</text:p>
          </table:table-cell>
          <table:table-cell office:value-type="float" office:value="62010">
            <text:p>62010</text:p>
          </table:table-cell>
          <table:table-cell office:value-type="string" office:string-value="R620C11">
            <text:p>R620C11</text:p>
          </table:table-cell>
          <table:table-cell office:value-type="float" office:value="62012">
            <text:p>62012</text:p>
          </table:table-cell>
          <table:table-cell office:value-type="string" office:string-value="R620C13">
            <text:p>R620C13</text:p>
          </table:table-cell>
          <table:table-cell office:value-type="float" office:value="62014">
            <text:p>62014</text:p>
          </table:table-cell>
          <table:table-cell office:value-type="string" office:string-value="R620C15">
            <text:p>R620C15</text:p>
          </table:table-cell>
          <table:table-cell office:value-type="float" office:value="62016">
            <text:p>62016</text:p>
          </table:table-cell>
          <table:table-cell office:value-type="string" office:string-value="R620C17">
            <text:p>R620C17</text:p>
          </table:table-cell>
          <table:table-cell office:value-type="float" office:value="62018">
            <text:p>62018</text:p>
          </table:table-cell>
          <table:table-cell office:value-type="string" office:string-value="R620C19">
            <text:p>R620C19</text:p>
          </table:table-cell>
          <table:table-cell office:value-type="float" office:value="62020">
            <text:p>62020</text:p>
          </table:table-cell>
          <table:table-cell office:value-type="string" office:string-value="R620C21">
            <text:p>R620C21</text:p>
          </table:table-cell>
          <table:table-cell office:value-type="float" office:value="62022">
            <text:p>62022</text:p>
          </table:table-cell>
          <table:table-cell office:value-type="string" office:string-value="R620C23">
            <text:p>R620C23</text:p>
          </table:table-cell>
          <table:table-cell office:value-type="float" office:value="62024">
            <text:p>62024</text:p>
          </table:table-cell>
          <table:table-cell office:value-type="string" office:string-value="R620C25">
            <text:p>R620C25</text:p>
          </table:table-cell>
          <table:table-cell office:value-type="float" office:value="62026">
            <text:p>62026</text:p>
          </table:table-cell>
        </table:table-row>
        <table:table-row>
          <table:table-cell office:value-type="string" office:string-value="R621C1">
            <text:p>R621C1</text:p>
          </table:table-cell>
          <table:table-cell office:value-type="float" office:value="62102">
            <text:p>62102</text:p>
          </table:table-cell>
          <table:table-cell office:value-type="string" office:string-value="R621C3">
            <text:p>R621C3</text:p>
          </table:table-cell>
          <table:table-cell office:value-type="float" office:value="62104">
            <text:p>62104</text:p>
          </table:table-cell>
          <table:table-cell office:value-type="string" office:string-value="R621C5">
            <text:p>R621C5</text:p>
          </table:table-cell>
          <table:table-cell office:value-type="float" office:value="62106">
            <text:p>62106</text:p>
          </table:table-cell>
          <table:table-cell office:value-type="string" office:string-value="R621C7">
            <text:p>R621C7</text:p>
          </table:table-cell>
          <table:table-cell office:value-type="float" office:value="62108">
            <text:p>62108</text:p>
          </table:table-cell>
          <table:table-cell office:value-type="string" office:string-value="R621C9">
            <text:p>R621C9</text:p>
          </table:table-cell>
          <table:table-cell office:value-type="float" office:value="62110">
            <text:p>62110</text:p>
          </table:table-cell>
          <table:table-cell office:value-type="string" office:string-value="R621C11">
            <text:p>R621C11</text:p>
          </table:table-cell>
          <table:table-cell office:value-type="float" office:value="62112">
            <text:p>62112</text:p>
          </table:table-cell>
          <table:table-cell office:value-type="string" office:string-value="R621C13">
            <text:p>R621C13</text:p>
          </table:table-cell>
          <table:table-cell office:value-type="float" office:value="62114">
            <text:p>62114</text:p>
          </table:table-cell>
          <table:table-cell office:value-type="string" office:string-value="R621C15">
            <text:p>R621C15</text:p>
          </table:table-cell>
          <table:table-cell office:value-type="float" office:value="62116">
            <text:p>62116</text:p>
          </table:table-cell>
          <table:table-cell office:value-type="string" office:string-value="R621C17">
            <text:p>R621C17</text:p>
          </table:table-cell>
          <table:table-cell office:value-type="float" office:value="62118">
            <text:p>62118</text:p>
          </table:table-cell>
          <table:table-cell office:value-type="string" office:string-value="R621C19">
            <text:p>R621C19</text:p>
          </table:table-cell>
          <table:table-cell office:value-type="float" office:value="62120">
            <text:p>62120</text:p>
          </table:table-cell>
          <table:table-cell office:value-type="string" office:string-value="R621C21">
            <text:p>R621C21</text:p>
          </table:table-cell>
          <table:table-cell office:value-type="float" office:value="62122">
            <text:p>62122</text:p>
          </table:table-cell>
          <table:table-cell office:value-type="string" office:string-value="R621C23">
            <text:p>R621C23</text:p>
          </table:table-cell>
          <table:table-cell office:value-type="float" office:value="62124">
            <text:p>62124</text:p>
          </table:table-cell>
          <table:table-cell office:value-type="string" office:string-value="R621C25">
            <text:p>R621C25</text:p>
          </table:table-cell>
          <table:table-cell office:value-type="float" office:value="62126">
            <text:p>62126</text:p>
          </table:table-cell>
        </table:table-row>
        <table:table-row>
          <table:table-cell office:value-type="string" office:string-value="R622C1">
            <text:p>R622C1</text:p>
          </table:table-cell>
          <table:table-cell office:value-type="float" office:value="62202">
            <text:p>62202</text:p>
          </table:table-cell>
          <table:table-cell office:value-type="string" office:string-value="R622C3">
            <text:p>R622C3</text:p>
          </table:table-cell>
          <table:table-cell office:value-type="float" office:value="62204">
            <text:p>62204</text:p>
          </table:table-cell>
          <table:table-cell office:value-type="string" office:string-value="R622C5">
            <text:p>R622C5</text:p>
          </table:table-cell>
          <table:table-cell office:value-type="float" office:value="62206">
            <text:p>62206</text:p>
          </table:table-cell>
          <table:table-cell office:value-type="string" office:string-value="R622C7">
            <text:p>R622C7</text:p>
          </table:table-cell>
          <table:table-cell office:value-type="float" office:value="62208">
            <text:p>62208</text:p>
          </table:table-cell>
          <table:table-cell office:value-type="string" office:string-value="R622C9">
            <text:p>R622C9</text:p>
          </table:table-cell>
          <table:table-cell office:value-type="float" office:value="62210">
            <text:p>62210</text:p>
          </table:table-cell>
          <table:table-cell office:value-type="string" office:string-value="R622C11">
            <text:p>R622C11</text:p>
          </table:table-cell>
          <table:table-cell office:value-type="float" office:value="62212">
            <text:p>62212</text:p>
          </table:table-cell>
          <table:table-cell office:value-type="string" office:string-value="R622C13">
            <text:p>R622C13</text:p>
          </table:table-cell>
          <table:table-cell office:value-type="float" office:value="62214">
            <text:p>62214</text:p>
          </table:table-cell>
          <table:table-cell office:value-type="string" office:string-value="R622C15">
            <text:p>R622C15</text:p>
          </table:table-cell>
          <table:table-cell office:value-type="float" office:value="62216">
            <text:p>62216</text:p>
          </table:table-cell>
          <table:table-cell office:value-type="string" office:string-value="R622C17">
            <text:p>R622C17</text:p>
          </table:table-cell>
          <table:table-cell office:value-type="float" office:value="62218">
            <text:p>62218</text:p>
          </table:table-cell>
          <table:table-cell office:value-type="string" office:string-value="R622C19">
            <text:p>R622C19</text:p>
          </table:table-cell>
          <table:table-cell office:value-type="float" office:value="62220">
            <text:p>62220</text:p>
          </table:table-cell>
          <table:table-cell office:value-type="string" office:string-value="R622C21">
            <text:p>R622C21</text:p>
          </table:table-cell>
          <table:table-cell office:value-type="float" office:value="62222">
            <text:p>62222</text:p>
          </table:table-cell>
          <table:table-cell office:value-type="string" office:string-value="R622C23">
            <text:p>R622C23</text:p>
          </table:table-cell>
          <table:table-cell office:value-type="float" office:value="62224">
            <text:p>62224</text:p>
          </table:table-cell>
          <table:table-cell office:value-type="string" office:string-value="R622C25">
            <text:p>R622C25</text:p>
          </table:table-cell>
          <table:table-cell office:value-type="float" office:value="62226">
            <text:p>62226</text:p>
          </table:table-cell>
        </table:table-row>
        <table:table-row>
          <table:table-cell office:value-type="string" office:string-value="R623C1">
            <text:p>R623C1</text:p>
          </table:table-cell>
          <table:table-cell office:value-type="float" office:value="62302">
            <text:p>62302</text:p>
          </table:table-cell>
          <table:table-cell office:value-type="string" office:string-value="R623C3">
            <text:p>R623C3</text:p>
          </table:table-cell>
          <table:table-cell office:value-type="float" office:value="62304">
            <text:p>62304</text:p>
          </table:table-cell>
          <table:table-cell office:value-type="string" office:string-value="R623C5">
            <text:p>R623C5</text:p>
          </table:table-cell>
          <table:table-cell office:value-type="float" office:value="62306">
            <text:p>62306</text:p>
          </table:table-cell>
          <table:table-cell office:value-type="string" office:string-value="R623C7">
            <text:p>R623C7</text:p>
          </table:table-cell>
          <table:table-cell office:value-type="float" office:value="62308">
            <text:p>62308</text:p>
          </table:table-cell>
          <table:table-cell office:value-type="string" office:string-value="R623C9">
            <text:p>R623C9</text:p>
          </table:table-cell>
          <table:table-cell office:value-type="float" office:value="62310">
            <text:p>62310</text:p>
          </table:table-cell>
          <table:table-cell office:value-type="string" office:string-value="R623C11">
            <text:p>R623C11</text:p>
          </table:table-cell>
          <table:table-cell office:value-type="float" office:value="62312">
            <text:p>62312</text:p>
          </table:table-cell>
          <table:table-cell office:value-type="string" office:string-value="R623C13">
            <text:p>R623C13</text:p>
          </table:table-cell>
          <table:table-cell office:value-type="float" office:value="62314">
            <text:p>62314</text:p>
          </table:table-cell>
          <table:table-cell office:value-type="string" office:string-value="R623C15">
            <text:p>R623C15</text:p>
          </table:table-cell>
          <table:table-cell office:value-type="float" office:value="62316">
            <text:p>62316</text:p>
          </table:table-cell>
          <table:table-cell office:value-type="string" office:string-value="R623C17">
            <text:p>R623C17</text:p>
          </table:table-cell>
          <table:table-cell office:value-type="float" office:value="62318">
            <text:p>62318</text:p>
          </table:table-cell>
          <table:table-cell office:value-type="string" office:string-value="R623C19">
            <text:p>R623C19</text:p>
          </table:table-cell>
          <table:table-cell office:value-type="float" office:value="62320">
            <text:p>62320</text:p>
          </table:table-cell>
          <table:table-cell office:value-type="string" office:string-value="R623C21">
            <text:p>R623C21</text:p>
          </table:table-cell>
          <table:table-cell office:value-type="float" office:value="62322">
            <text:p>62322</text:p>
          </table:table-cell>
          <table:table-cell office:value-type="string" office:string-value="R623C23">
            <text:p>R623C23</text:p>
          </table:table-cell>
          <table:table-cell office:value-type="float" office:value="62324">
            <text:p>62324</text:p>
          </table:table-cell>
          <table:table-cell office:value-type="string" office:string-value="R623C25">
            <text:p>R623C25</text:p>
          </table:table-cell>
          <table:table-cell office:value-type="float" office:value="62326">
            <text:p>62326</text:p>
          </table:table-cell>
        </table:table-row>
        <table:table-row>
          <table:table-cell office:value-type="string" office:string-value="R624C1">
            <text:p>R624C1</text:p>
          </table:table-cell>
          <table:table-cell office:value-type="float" office:value="62402">
            <text:p>62402</text:p>
          </table:table-cell>
          <table:table-cell office:value-type="string" office:string-value="R624C3">
            <text:p>R624C3</text:p>
          </table:table-cell>
          <table:table-cell office:value-type="float" office:value="62404">
            <text:p>62404</text:p>
          </table:table-cell>
          <table:table-cell office:value-type="string" office:string-value="R624C5">
            <text:p>R624C5</text:p>
          </table:table-cell>
          <table:table-cell office:value-type="float" office:value="62406">
            <text:p>62406</text:p>
          </table:table-cell>
          <table:table-cell office:value-type="string" office:string-value="R624C7">
            <text:p>R624C7</text:p>
          </table:table-cell>
          <table:table-cell office:value-type="float" office:value="62408">
            <text:p>62408</text:p>
          </table:table-cell>
          <table:table-cell office:value-type="string" office:string-value="R624C9">
            <text:p>R624C9</text:p>
          </table:table-cell>
          <table:table-cell office:value-type="float" office:value="62410">
            <text:p>62410</text:p>
          </table:table-cell>
          <table:table-cell office:value-type="string" office:string-value="R624C11">
            <text:p>R624C11</text:p>
          </table:table-cell>
          <table:table-cell office:value-type="float" office:value="62412">
            <text:p>62412</text:p>
          </table:table-cell>
          <table:table-cell office:value-type="string" office:string-value="R624C13">
            <text:p>R624C13</text:p>
          </table:table-cell>
          <table:table-cell office:value-type="float" office:value="62414">
            <text:p>62414</text:p>
          </table:table-cell>
          <table:table-cell office:value-type="string" office:string-value="R624C15">
            <text:p>R624C15</text:p>
          </table:table-cell>
          <table:table-cell office:value-type="float" office:value="62416">
            <text:p>62416</text:p>
          </table:table-cell>
          <table:table-cell office:value-type="string" office:string-value="R624C17">
            <text:p>R624C17</text:p>
          </table:table-cell>
          <table:table-cell office:value-type="float" office:value="62418">
            <text:p>62418</text:p>
          </table:table-cell>
          <table:table-cell office:value-type="string" office:string-value="R624C19">
            <text:p>R624C19</text:p>
          </table:table-cell>
          <table:table-cell office:value-type="float" office:value="62420">
            <text:p>62420</text:p>
          </table:table-cell>
          <table:table-cell office:value-type="string" office:string-value="R624C21">
            <text:p>R624C21</text:p>
          </table:table-cell>
          <table:table-cell office:value-type="float" office:value="62422">
            <text:p>62422</text:p>
          </table:table-cell>
          <table:table-cell office:value-type="string" office:string-value="R624C23">
            <text:p>R624C23</text:p>
          </table:table-cell>
          <table:table-cell office:value-type="float" office:value="62424">
            <text:p>62424</text:p>
          </table:table-cell>
          <table:table-cell office:value-type="string" office:string-value="R624C25">
            <text:p>R624C25</text:p>
          </table:table-cell>
          <table:table-cell office:value-type="float" office:value="62426">
            <text:p>62426</text:p>
          </table:table-cell>
        </table:table-row>
        <table:table-row>
          <table:table-cell office:value-type="string" office:string-value="R625C1">
            <text:p>R625C1</text:p>
          </table:table-cell>
          <table:table-cell office:value-type="float" office:value="62502">
            <text:p>62502</text:p>
          </table:table-cell>
          <table:table-cell office:value-type="string" office:string-value="R625C3">
            <text:p>R625C3</text:p>
          </table:table-cell>
          <table:table-cell office:value-type="float" office:value="62504">
            <text:p>62504</text:p>
          </table:table-cell>
          <table:table-cell office:value-type="string" office:string-value="R625C5">
            <text:p>R625C5</text:p>
          </table:table-cell>
          <table:table-cell office:value-type="float" office:value="62506">
            <text:p>62506</text:p>
          </table:table-cell>
          <table:table-cell office:value-type="string" office:string-value="R625C7">
            <text:p>R625C7</text:p>
          </table:table-cell>
          <table:table-cell office:value-type="float" office:value="62508">
            <text:p>62508</text:p>
          </table:table-cell>
          <table:table-cell office:value-type="string" office:string-value="R625C9">
            <text:p>R625C9</text:p>
          </table:table-cell>
          <table:table-cell office:value-type="float" office:value="62510">
            <text:p>62510</text:p>
          </table:table-cell>
          <table:table-cell office:value-type="string" office:string-value="R625C11">
            <text:p>R625C11</text:p>
          </table:table-cell>
          <table:table-cell office:value-type="float" office:value="62512">
            <text:p>62512</text:p>
          </table:table-cell>
          <table:table-cell office:value-type="string" office:string-value="R625C13">
            <text:p>R625C13</text:p>
          </table:table-cell>
          <table:table-cell office:value-type="float" office:value="62514">
            <text:p>62514</text:p>
          </table:table-cell>
          <table:table-cell office:value-type="string" office:string-value="R625C15">
            <text:p>R625C15</text:p>
          </table:table-cell>
          <table:table-cell office:value-type="float" office:value="62516">
            <text:p>62516</text:p>
          </table:table-cell>
          <table:table-cell office:value-type="string" office:string-value="R625C17">
            <text:p>R625C17</text:p>
          </table:table-cell>
          <table:table-cell office:value-type="float" office:value="62518">
            <text:p>62518</text:p>
          </table:table-cell>
          <table:table-cell office:value-type="string" office:string-value="R625C19">
            <text:p>R625C19</text:p>
          </table:table-cell>
          <table:table-cell office:value-type="float" office:value="62520">
            <text:p>62520</text:p>
          </table:table-cell>
          <table:table-cell office:value-type="string" office:string-value="R625C21">
            <text:p>R625C21</text:p>
          </table:table-cell>
          <table:table-cell office:value-type="float" office:value="62522">
            <text:p>62522</text:p>
          </table:table-cell>
          <table:table-cell office:value-type="string" office:string-value="R625C23">
            <text:p>R625C23</text:p>
          </table:table-cell>
          <table:table-cell office:value-type="float" office:value="62524">
            <text:p>62524</text:p>
          </table:table-cell>
          <table:table-cell office:value-type="string" office:string-value="R625C25">
            <text:p>R625C25</text:p>
          </table:table-cell>
          <table:table-cell office:value-type="float" office:value="62526">
            <text:p>62526</text:p>
          </table:table-cell>
        </table:table-row>
        <table:table-row>
          <table:table-cell office:value-type="string" office:string-value="R626C1">
            <text:p>R626C1</text:p>
          </table:table-cell>
          <table:table-cell office:value-type="float" office:value="62602">
            <text:p>62602</text:p>
          </table:table-cell>
          <table:table-cell office:value-type="string" office:string-value="R626C3">
            <text:p>R626C3</text:p>
          </table:table-cell>
          <table:table-cell office:value-type="float" office:value="62604">
            <text:p>62604</text:p>
          </table:table-cell>
          <table:table-cell office:value-type="string" office:string-value="R626C5">
            <text:p>R626C5</text:p>
          </table:table-cell>
          <table:table-cell office:value-type="float" office:value="62606">
            <text:p>62606</text:p>
          </table:table-cell>
          <table:table-cell office:value-type="string" office:string-value="R626C7">
            <text:p>R626C7</text:p>
          </table:table-cell>
          <table:table-cell office:value-type="float" office:value="62608">
            <text:p>62608</text:p>
          </table:table-cell>
          <table:table-cell office:value-type="string" office:string-value="R626C9">
            <text:p>R626C9</text:p>
          </table:table-cell>
          <table:table-cell office:value-type="float" office:value="62610">
            <text:p>62610</text:p>
          </table:table-cell>
          <table:table-cell office:value-type="string" office:string-value="R626C11">
            <text:p>R626C11</text:p>
          </table:table-cell>
          <table:table-cell office:value-type="float" office:value="62612">
            <text:p>62612</text:p>
          </table:table-cell>
          <table:table-cell office:value-type="string" office:string-value="R626C13">
            <text:p>R626C13</text:p>
          </table:table-cell>
          <table:table-cell office:value-type="float" office:value="62614">
            <text:p>62614</text:p>
          </table:table-cell>
          <table:table-cell office:value-type="string" office:string-value="R626C15">
            <text:p>R626C15</text:p>
          </table:table-cell>
          <table:table-cell office:value-type="float" office:value="62616">
            <text:p>62616</text:p>
          </table:table-cell>
          <table:table-cell office:value-type="string" office:string-value="R626C17">
            <text:p>R626C17</text:p>
          </table:table-cell>
          <table:table-cell office:value-type="float" office:value="62618">
            <text:p>62618</text:p>
          </table:table-cell>
          <table:table-cell office:value-type="string" office:string-value="R626C19">
            <text:p>R626C19</text:p>
          </table:table-cell>
          <table:table-cell office:value-type="float" office:value="62620">
            <text:p>62620</text:p>
          </table:table-cell>
          <table:table-cell office:value-type="string" office:string-value="R626C21">
            <text:p>R626C21</text:p>
          </table:table-cell>
          <table:table-cell office:value-type="float" office:value="62622">
            <text:p>62622</text:p>
          </table:table-cell>
          <table:table-cell office:value-type="string" office:string-value="R626C23">
            <text:p>R626C23</text:p>
          </table:table-cell>
          <table:table-cell office:value-type="float" office:value="62624">
            <text:p>62624</text:p>
          </table:table-cell>
          <table:table-cell office:value-type="string" office:string-value="R626C25">
            <text:p>R626C25</text:p>
          </table:table-cell>
          <table:table-cell office:value-type="float" office:value="62626">
            <text:p>62626</text:p>
          </table:table-cell>
        </table:table-row>
        <table:table-row>
          <table:table-cell office:value-type="string" office:string-value="R627C1">
            <text:p>R627C1</text:p>
          </table:table-cell>
          <table:table-cell office:value-type="float" office:value="62702">
            <text:p>62702</text:p>
          </table:table-cell>
          <table:table-cell office:value-type="string" office:string-value="R627C3">
            <text:p>R627C3</text:p>
          </table:table-cell>
          <table:table-cell office:value-type="float" office:value="62704">
            <text:p>62704</text:p>
          </table:table-cell>
          <table:table-cell office:value-type="string" office:string-value="R627C5">
            <text:p>R627C5</text:p>
          </table:table-cell>
          <table:table-cell office:value-type="float" office:value="62706">
            <text:p>62706</text:p>
          </table:table-cell>
          <table:table-cell office:value-type="string" office:string-value="R627C7">
            <text:p>R627C7</text:p>
          </table:table-cell>
          <table:table-cell office:value-type="float" office:value="62708">
            <text:p>62708</text:p>
          </table:table-cell>
          <table:table-cell office:value-type="string" office:string-value="R627C9">
            <text:p>R627C9</text:p>
          </table:table-cell>
          <table:table-cell office:value-type="float" office:value="62710">
            <text:p>62710</text:p>
          </table:table-cell>
          <table:table-cell office:value-type="string" office:string-value="R627C11">
            <text:p>R627C11</text:p>
          </table:table-cell>
          <table:table-cell office:value-type="float" office:value="62712">
            <text:p>62712</text:p>
          </table:table-cell>
          <table:table-cell office:value-type="string" office:string-value="R627C13">
            <text:p>R627C13</text:p>
          </table:table-cell>
          <table:table-cell office:value-type="float" office:value="62714">
            <text:p>62714</text:p>
          </table:table-cell>
          <table:table-cell office:value-type="string" office:string-value="R627C15">
            <text:p>R627C15</text:p>
          </table:table-cell>
          <table:table-cell office:value-type="float" office:value="62716">
            <text:p>62716</text:p>
          </table:table-cell>
          <table:table-cell office:value-type="string" office:string-value="R627C17">
            <text:p>R627C17</text:p>
          </table:table-cell>
          <table:table-cell office:value-type="float" office:value="62718">
            <text:p>62718</text:p>
          </table:table-cell>
          <table:table-cell office:value-type="string" office:string-value="R627C19">
            <text:p>R627C19</text:p>
          </table:table-cell>
          <table:table-cell office:value-type="float" office:value="62720">
            <text:p>62720</text:p>
          </table:table-cell>
          <table:table-cell office:value-type="string" office:string-value="R627C21">
            <text:p>R627C21</text:p>
          </table:table-cell>
          <table:table-cell office:value-type="float" office:value="62722">
            <text:p>62722</text:p>
          </table:table-cell>
          <table:table-cell office:value-type="string" office:string-value="R627C23">
            <text:p>R627C23</text:p>
          </table:table-cell>
          <table:table-cell office:value-type="float" office:value="62724">
            <text:p>62724</text:p>
          </table:table-cell>
          <table:table-cell office:value-type="string" office:string-value="R627C25">
            <text:p>R627C25</text:p>
          </table:table-cell>
          <table:table-cell office:value-type="float" office:value="62726">
            <text:p>62726</text:p>
          </table:table-cell>
        </table:table-row>
        <table:table-row>
          <table:table-cell office:value-type="string" office:string-value="R628C1">
            <text:p>R628C1</text:p>
          </table:table-cell>
          <table:table-cell office:value-type="float" office:value="62802">
            <text:p>62802</text:p>
          </table:table-cell>
          <table:table-cell office:value-type="string" office:string-value="R628C3">
            <text:p>R628C3</text:p>
          </table:table-cell>
          <table:table-cell office:value-type="float" office:value="62804">
            <text:p>62804</text:p>
          </table:table-cell>
          <table:table-cell office:value-type="string" office:string-value="R628C5">
            <text:p>R628C5</text:p>
          </table:table-cell>
          <table:table-cell office:value-type="float" office:value="62806">
            <text:p>62806</text:p>
          </table:table-cell>
          <table:table-cell office:value-type="string" office:string-value="R628C7">
            <text:p>R628C7</text:p>
          </table:table-cell>
          <table:table-cell office:value-type="float" office:value="62808">
            <text:p>62808</text:p>
          </table:table-cell>
          <table:table-cell office:value-type="string" office:string-value="R628C9">
            <text:p>R628C9</text:p>
          </table:table-cell>
          <table:table-cell office:value-type="float" office:value="62810">
            <text:p>62810</text:p>
          </table:table-cell>
          <table:table-cell office:value-type="string" office:string-value="R628C11">
            <text:p>R628C11</text:p>
          </table:table-cell>
          <table:table-cell office:value-type="float" office:value="62812">
            <text:p>62812</text:p>
          </table:table-cell>
          <table:table-cell office:value-type="string" office:string-value="R628C13">
            <text:p>R628C13</text:p>
          </table:table-cell>
          <table:table-cell office:value-type="float" office:value="62814">
            <text:p>62814</text:p>
          </table:table-cell>
          <table:table-cell office:value-type="string" office:string-value="R628C15">
            <text:p>R628C15</text:p>
          </table:table-cell>
          <table:table-cell office:value-type="float" office:value="62816">
            <text:p>62816</text:p>
          </table:table-cell>
          <table:table-cell office:value-type="string" office:string-value="R628C17">
            <text:p>R628C17</text:p>
          </table:table-cell>
          <table:table-cell office:value-type="float" office:value="62818">
            <text:p>62818</text:p>
          </table:table-cell>
          <table:table-cell office:value-type="string" office:string-value="R628C19">
            <text:p>R628C19</text:p>
          </table:table-cell>
          <table:table-cell office:value-type="float" office:value="62820">
            <text:p>62820</text:p>
          </table:table-cell>
          <table:table-cell office:value-type="string" office:string-value="R628C21">
            <text:p>R628C21</text:p>
          </table:table-cell>
          <table:table-cell office:value-type="float" office:value="62822">
            <text:p>62822</text:p>
          </table:table-cell>
          <table:table-cell office:value-type="string" office:string-value="R628C23">
            <text:p>R628C23</text:p>
          </table:table-cell>
          <table:table-cell office:value-type="float" office:value="62824">
            <text:p>62824</text:p>
          </table:table-cell>
          <table:table-cell office:value-type="string" office:string-value="R628C25">
            <text:p>R628C25</text:p>
          </table:table-cell>
          <table:table-cell office:value-type="float" office:value="62826">
            <text:p>62826</text:p>
          </table:table-cell>
        </table:table-row>
        <table:table-row>
          <table:table-cell office:value-type="string" office:string-value="R629C1">
            <text:p>R629C1</text:p>
          </table:table-cell>
          <table:table-cell office:value-type="float" office:value="62902">
            <text:p>62902</text:p>
          </table:table-cell>
          <table:table-cell office:value-type="string" office:string-value="R629C3">
            <text:p>R629C3</text:p>
          </table:table-cell>
          <table:table-cell office:value-type="float" office:value="62904">
            <text:p>62904</text:p>
          </table:table-cell>
          <table:table-cell office:value-type="string" office:string-value="R629C5">
            <text:p>R629C5</text:p>
          </table:table-cell>
          <table:table-cell office:value-type="float" office:value="62906">
            <text:p>62906</text:p>
          </table:table-cell>
          <table:table-cell office:value-type="string" office:string-value="R629C7">
            <text:p>R629C7</text:p>
          </table:table-cell>
          <table:table-cell office:value-type="float" office:value="62908">
            <text:p>62908</text:p>
          </table:table-cell>
          <table:table-cell office:value-type="string" office:string-value="R629C9">
            <text:p>R629C9</text:p>
          </table:table-cell>
          <table:table-cell office:value-type="float" office:value="62910">
            <text:p>62910</text:p>
          </table:table-cell>
          <table:table-cell office:value-type="string" office:string-value="R629C11">
            <text:p>R629C11</text:p>
          </table:table-cell>
          <table:table-cell office:value-type="float" office:value="62912">
            <text:p>62912</text:p>
          </table:table-cell>
          <table:table-cell office:value-type="string" office:string-value="R629C13">
            <text:p>R629C13</text:p>
          </table:table-cell>
          <table:table-cell office:value-type="float" office:value="62914">
            <text:p>62914</text:p>
          </table:table-cell>
          <table:table-cell office:value-type="string" office:string-value="R629C15">
            <text:p>R629C15</text:p>
          </table:table-cell>
          <table:table-cell office:value-type="float" office:value="62916">
            <text:p>62916</text:p>
          </table:table-cell>
          <table:table-cell office:value-type="string" office:string-value="R629C17">
            <text:p>R629C17</text:p>
          </table:table-cell>
          <table:table-cell office:value-type="float" office:value="62918">
            <text:p>62918</text:p>
          </table:table-cell>
          <table:table-cell office:value-type="string" office:string-value="R629C19">
            <text:p>R629C19</text:p>
          </table:table-cell>
          <table:table-cell office:value-type="float" office:value="62920">
            <text:p>62920</text:p>
          </table:table-cell>
          <table:table-cell office:value-type="string" office:string-value="R629C21">
            <text:p>R629C21</text:p>
          </table:table-cell>
          <table:table-cell office:value-type="float" office:value="62922">
            <text:p>62922</text:p>
          </table:table-cell>
          <table:table-cell office:value-type="string" office:string-value="R629C23">
            <text:p>R629C23</text:p>
          </table:table-cell>
          <table:table-cell office:value-type="float" office:value="62924">
            <text:p>62924</text:p>
          </table:table-cell>
          <table:table-cell office:value-type="string" office:string-value="R629C25">
            <text:p>R629C25</text:p>
          </table:table-cell>
          <table:table-cell office:value-type="float" office:value="62926">
            <text:p>62926</text:p>
          </table:table-cell>
        </table:table-row>
        <table:table-row>
          <table:table-cell office:value-type="string" office:string-value="R630C1">
            <text:p>R630C1</text:p>
          </table:table-cell>
          <table:table-cell office:value-type="float" office:value="63002">
            <text:p>63002</text:p>
          </table:table-cell>
          <table:table-cell office:value-type="string" office:string-value="R630C3">
            <text:p>R630C3</text:p>
          </table:table-cell>
          <table:table-cell office:value-type="float" office:value="63004">
            <text:p>63004</text:p>
          </table:table-cell>
          <table:table-cell office:value-type="string" office:string-value="R630C5">
            <text:p>R630C5</text:p>
          </table:table-cell>
          <table:table-cell office:value-type="float" office:value="63006">
            <text:p>63006</text:p>
          </table:table-cell>
          <table:table-cell office:value-type="string" office:string-value="R630C7">
            <text:p>R630C7</text:p>
          </table:table-cell>
          <table:table-cell office:value-type="float" office:value="63008">
            <text:p>63008</text:p>
          </table:table-cell>
          <table:table-cell office:value-type="string" office:string-value="R630C9">
            <text:p>R630C9</text:p>
          </table:table-cell>
          <table:table-cell office:value-type="float" office:value="63010">
            <text:p>63010</text:p>
          </table:table-cell>
          <table:table-cell office:value-type="string" office:string-value="R630C11">
            <text:p>R630C11</text:p>
          </table:table-cell>
          <table:table-cell office:value-type="float" office:value="63012">
            <text:p>63012</text:p>
          </table:table-cell>
          <table:table-cell office:value-type="string" office:string-value="R630C13">
            <text:p>R630C13</text:p>
          </table:table-cell>
          <table:table-cell office:value-type="float" office:value="63014">
            <text:p>63014</text:p>
          </table:table-cell>
          <table:table-cell office:value-type="string" office:string-value="R630C15">
            <text:p>R630C15</text:p>
          </table:table-cell>
          <table:table-cell office:value-type="float" office:value="63016">
            <text:p>63016</text:p>
          </table:table-cell>
          <table:table-cell office:value-type="string" office:string-value="R630C17">
            <text:p>R630C17</text:p>
          </table:table-cell>
          <table:table-cell office:value-type="float" office:value="63018">
            <text:p>63018</text:p>
          </table:table-cell>
          <table:table-cell office:value-type="string" office:string-value="R630C19">
            <text:p>R630C19</text:p>
          </table:table-cell>
          <table:table-cell office:value-type="float" office:value="63020">
            <text:p>63020</text:p>
          </table:table-cell>
          <table:table-cell office:value-type="string" office:string-value="R630C21">
            <text:p>R630C21</text:p>
          </table:table-cell>
          <table:table-cell office:value-type="float" office:value="63022">
            <text:p>63022</text:p>
          </table:table-cell>
          <table:table-cell office:value-type="string" office:string-value="R630C23">
            <text:p>R630C23</text:p>
          </table:table-cell>
          <table:table-cell office:value-type="float" office:value="63024">
            <text:p>63024</text:p>
          </table:table-cell>
          <table:table-cell office:value-type="string" office:string-value="R630C25">
            <text:p>R630C25</text:p>
          </table:table-cell>
          <table:table-cell office:value-type="float" office:value="63026">
            <text:p>63026</text:p>
          </table:table-cell>
        </table:table-row>
        <table:table-row>
          <table:table-cell office:value-type="string" office:string-value="R631C1">
            <text:p>R631C1</text:p>
          </table:table-cell>
          <table:table-cell office:value-type="float" office:value="63102">
            <text:p>63102</text:p>
          </table:table-cell>
          <table:table-cell office:value-type="string" office:string-value="R631C3">
            <text:p>R631C3</text:p>
          </table:table-cell>
          <table:table-cell office:value-type="float" office:value="63104">
            <text:p>63104</text:p>
          </table:table-cell>
          <table:table-cell office:value-type="string" office:string-value="R631C5">
            <text:p>R631C5</text:p>
          </table:table-cell>
          <table:table-cell office:value-type="float" office:value="63106">
            <text:p>63106</text:p>
          </table:table-cell>
          <table:table-cell office:value-type="string" office:string-value="R631C7">
            <text:p>R631C7</text:p>
          </table:table-cell>
          <table:table-cell office:value-type="float" office:value="63108">
            <text:p>63108</text:p>
          </table:table-cell>
          <table:table-cell office:value-type="string" office:string-value="R631C9">
            <text:p>R631C9</text:p>
          </table:table-cell>
          <table:table-cell office:value-type="float" office:value="63110">
            <text:p>63110</text:p>
          </table:table-cell>
          <table:table-cell office:value-type="string" office:string-value="R631C11">
            <text:p>R631C11</text:p>
          </table:table-cell>
          <table:table-cell office:value-type="float" office:value="63112">
            <text:p>63112</text:p>
          </table:table-cell>
          <table:table-cell office:value-type="string" office:string-value="R631C13">
            <text:p>R631C13</text:p>
          </table:table-cell>
          <table:table-cell office:value-type="float" office:value="63114">
            <text:p>63114</text:p>
          </table:table-cell>
          <table:table-cell office:value-type="string" office:string-value="R631C15">
            <text:p>R631C15</text:p>
          </table:table-cell>
          <table:table-cell office:value-type="float" office:value="63116">
            <text:p>63116</text:p>
          </table:table-cell>
          <table:table-cell office:value-type="string" office:string-value="R631C17">
            <text:p>R631C17</text:p>
          </table:table-cell>
          <table:table-cell office:value-type="float" office:value="63118">
            <text:p>63118</text:p>
          </table:table-cell>
          <table:table-cell office:value-type="string" office:string-value="R631C19">
            <text:p>R631C19</text:p>
          </table:table-cell>
          <table:table-cell office:value-type="float" office:value="63120">
            <text:p>63120</text:p>
          </table:table-cell>
          <table:table-cell office:value-type="string" office:string-value="R631C21">
            <text:p>R631C21</text:p>
          </table:table-cell>
          <table:table-cell office:value-type="float" office:value="63122">
            <text:p>63122</text:p>
          </table:table-cell>
          <table:table-cell office:value-type="string" office:string-value="R631C23">
            <text:p>R631C23</text:p>
          </table:table-cell>
          <table:table-cell office:value-type="float" office:value="63124">
            <text:p>63124</text:p>
          </table:table-cell>
          <table:table-cell office:value-type="string" office:string-value="R631C25">
            <text:p>R631C25</text:p>
          </table:table-cell>
          <table:table-cell office:value-type="float" office:value="63126">
            <text:p>63126</text:p>
          </table:table-cell>
        </table:table-row>
        <table:table-row>
          <table:table-cell office:value-type="string" office:string-value="R632C1">
            <text:p>R632C1</text:p>
          </table:table-cell>
          <table:table-cell office:value-type="float" office:value="63202">
            <text:p>63202</text:p>
          </table:table-cell>
          <table:table-cell office:value-type="string" office:string-value="R632C3">
            <text:p>R632C3</text:p>
          </table:table-cell>
          <table:table-cell office:value-type="float" office:value="63204">
            <text:p>63204</text:p>
          </table:table-cell>
          <table:table-cell office:value-type="string" office:string-value="R632C5">
            <text:p>R632C5</text:p>
          </table:table-cell>
          <table:table-cell office:value-type="float" office:value="63206">
            <text:p>63206</text:p>
          </table:table-cell>
          <table:table-cell office:value-type="string" office:string-value="R632C7">
            <text:p>R632C7</text:p>
          </table:table-cell>
          <table:table-cell office:value-type="float" office:value="63208">
            <text:p>63208</text:p>
          </table:table-cell>
          <table:table-cell office:value-type="string" office:string-value="R632C9">
            <text:p>R632C9</text:p>
          </table:table-cell>
          <table:table-cell office:value-type="float" office:value="63210">
            <text:p>63210</text:p>
          </table:table-cell>
          <table:table-cell office:value-type="string" office:string-value="R632C11">
            <text:p>R632C11</text:p>
          </table:table-cell>
          <table:table-cell office:value-type="float" office:value="63212">
            <text:p>63212</text:p>
          </table:table-cell>
          <table:table-cell office:value-type="string" office:string-value="R632C13">
            <text:p>R632C13</text:p>
          </table:table-cell>
          <table:table-cell office:value-type="float" office:value="63214">
            <text:p>63214</text:p>
          </table:table-cell>
          <table:table-cell office:value-type="string" office:string-value="R632C15">
            <text:p>R632C15</text:p>
          </table:table-cell>
          <table:table-cell office:value-type="float" office:value="63216">
            <text:p>63216</text:p>
          </table:table-cell>
          <table:table-cell office:value-type="string" office:string-value="R632C17">
            <text:p>R632C17</text:p>
          </table:table-cell>
          <table:table-cell office:value-type="float" office:value="63218">
            <text:p>63218</text:p>
          </table:table-cell>
          <table:table-cell office:value-type="string" office:string-value="R632C19">
            <text:p>R632C19</text:p>
          </table:table-cell>
          <table:table-cell office:value-type="float" office:value="63220">
            <text:p>63220</text:p>
          </table:table-cell>
          <table:table-cell office:value-type="string" office:string-value="R632C21">
            <text:p>R632C21</text:p>
          </table:table-cell>
          <table:table-cell office:value-type="float" office:value="63222">
            <text:p>63222</text:p>
          </table:table-cell>
          <table:table-cell office:value-type="string" office:string-value="R632C23">
            <text:p>R632C23</text:p>
          </table:table-cell>
          <table:table-cell office:value-type="float" office:value="63224">
            <text:p>63224</text:p>
          </table:table-cell>
          <table:table-cell office:value-type="string" office:string-value="R632C25">
            <text:p>R632C25</text:p>
          </table:table-cell>
          <table:table-cell office:value-type="float" office:value="63226">
            <text:p>63226</text:p>
          </table:table-cell>
        </table:table-row>
        <table:table-row>
          <table:table-cell office:value-type="string" office:string-value="R633C1">
            <text:p>R633C1</text:p>
          </table:table-cell>
          <table:table-cell office:value-type="float" office:value="63302">
            <text:p>63302</text:p>
          </table:table-cell>
          <table:table-cell office:value-type="string" office:string-value="R633C3">
            <text:p>R633C3</text:p>
          </table:table-cell>
          <table:table-cell office:value-type="float" office:value="63304">
            <text:p>63304</text:p>
          </table:table-cell>
          <table:table-cell office:value-type="string" office:string-value="R633C5">
            <text:p>R633C5</text:p>
          </table:table-cell>
          <table:table-cell office:value-type="float" office:value="63306">
            <text:p>63306</text:p>
          </table:table-cell>
          <table:table-cell office:value-type="string" office:string-value="R633C7">
            <text:p>R633C7</text:p>
          </table:table-cell>
          <table:table-cell office:value-type="float" office:value="63308">
            <text:p>63308</text:p>
          </table:table-cell>
          <table:table-cell office:value-type="string" office:string-value="R633C9">
            <text:p>R633C9</text:p>
          </table:table-cell>
          <table:table-cell office:value-type="float" office:value="63310">
            <text:p>63310</text:p>
          </table:table-cell>
          <table:table-cell office:value-type="string" office:string-value="R633C11">
            <text:p>R633C11</text:p>
          </table:table-cell>
          <table:table-cell office:value-type="float" office:value="63312">
            <text:p>63312</text:p>
          </table:table-cell>
          <table:table-cell office:value-type="string" office:string-value="R633C13">
            <text:p>R633C13</text:p>
          </table:table-cell>
          <table:table-cell office:value-type="float" office:value="63314">
            <text:p>63314</text:p>
          </table:table-cell>
          <table:table-cell office:value-type="string" office:string-value="R633C15">
            <text:p>R633C15</text:p>
          </table:table-cell>
          <table:table-cell office:value-type="float" office:value="63316">
            <text:p>63316</text:p>
          </table:table-cell>
          <table:table-cell office:value-type="string" office:string-value="R633C17">
            <text:p>R633C17</text:p>
          </table:table-cell>
          <table:table-cell office:value-type="float" office:value="63318">
            <text:p>63318</text:p>
          </table:table-cell>
          <table:table-cell office:value-type="string" office:string-value="R633C19">
            <text:p>R633C19</text:p>
          </table:table-cell>
          <table:table-cell office:value-type="float" office:value="63320">
            <text:p>63320</text:p>
          </table:table-cell>
          <table:table-cell office:value-type="string" office:string-value="R633C21">
            <text:p>R633C21</text:p>
          </table:table-cell>
          <table:table-cell office:value-type="float" office:value="63322">
            <text:p>63322</text:p>
          </table:table-cell>
          <table:table-cell office:value-type="string" office:string-value="R633C23">
            <text:p>R633C23</text:p>
          </table:table-cell>
          <table:table-cell office:value-type="float" office:value="63324">
            <text:p>63324</text:p>
          </table:table-cell>
          <table:table-cell office:value-type="string" office:string-value="R633C25">
            <text:p>R633C25</text:p>
          </table:table-cell>
          <table:table-cell office:value-type="float" office:value="63326">
            <text:p>63326</text:p>
          </table:table-cell>
        </table:table-row>
        <table:table-row>
          <table:table-cell office:value-type="string" office:string-value="R634C1">
            <text:p>R634C1</text:p>
          </table:table-cell>
          <table:table-cell office:value-type="float" office:value="63402">
            <text:p>63402</text:p>
          </table:table-cell>
          <table:table-cell office:value-type="string" office:string-value="R634C3">
            <text:p>R634C3</text:p>
          </table:table-cell>
          <table:table-cell office:value-type="float" office:value="63404">
            <text:p>63404</text:p>
          </table:table-cell>
          <table:table-cell office:value-type="string" office:string-value="R634C5">
            <text:p>R634C5</text:p>
          </table:table-cell>
          <table:table-cell office:value-type="float" office:value="63406">
            <text:p>63406</text:p>
          </table:table-cell>
          <table:table-cell office:value-type="string" office:string-value="R634C7">
            <text:p>R634C7</text:p>
          </table:table-cell>
          <table:table-cell office:value-type="float" office:value="63408">
            <text:p>63408</text:p>
          </table:table-cell>
          <table:table-cell office:value-type="string" office:string-value="R634C9">
            <text:p>R634C9</text:p>
          </table:table-cell>
          <table:table-cell office:value-type="float" office:value="63410">
            <text:p>63410</text:p>
          </table:table-cell>
          <table:table-cell office:value-type="string" office:string-value="R634C11">
            <text:p>R634C11</text:p>
          </table:table-cell>
          <table:table-cell office:value-type="float" office:value="63412">
            <text:p>63412</text:p>
          </table:table-cell>
          <table:table-cell office:value-type="string" office:string-value="R634C13">
            <text:p>R634C13</text:p>
          </table:table-cell>
          <table:table-cell office:value-type="float" office:value="63414">
            <text:p>63414</text:p>
          </table:table-cell>
          <table:table-cell office:value-type="string" office:string-value="R634C15">
            <text:p>R634C15</text:p>
          </table:table-cell>
          <table:table-cell office:value-type="float" office:value="63416">
            <text:p>63416</text:p>
          </table:table-cell>
          <table:table-cell office:value-type="string" office:string-value="R634C17">
            <text:p>R634C17</text:p>
          </table:table-cell>
          <table:table-cell office:value-type="float" office:value="63418">
            <text:p>63418</text:p>
          </table:table-cell>
          <table:table-cell office:value-type="string" office:string-value="R634C19">
            <text:p>R634C19</text:p>
          </table:table-cell>
          <table:table-cell office:value-type="float" office:value="63420">
            <text:p>63420</text:p>
          </table:table-cell>
          <table:table-cell office:value-type="string" office:string-value="R634C21">
            <text:p>R634C21</text:p>
          </table:table-cell>
          <table:table-cell office:value-type="float" office:value="63422">
            <text:p>63422</text:p>
          </table:table-cell>
          <table:table-cell office:value-type="string" office:string-value="R634C23">
            <text:p>R634C23</text:p>
          </table:table-cell>
          <table:table-cell office:value-type="float" office:value="63424">
            <text:p>63424</text:p>
          </table:table-cell>
          <table:table-cell office:value-type="string" office:string-value="R634C25">
            <text:p>R634C25</text:p>
          </table:table-cell>
          <table:table-cell office:value-type="float" office:value="63426">
            <text:p>63426</text:p>
          </table:table-cell>
        </table:table-row>
        <table:table-row>
          <table:table-cell office:value-type="string" office:string-value="R635C1">
            <text:p>R635C1</text:p>
          </table:table-cell>
          <table:table-cell office:value-type="float" office:value="63502">
            <text:p>63502</text:p>
          </table:table-cell>
          <table:table-cell office:value-type="string" office:string-value="R635C3">
            <text:p>R635C3</text:p>
          </table:table-cell>
          <table:table-cell office:value-type="float" office:value="63504">
            <text:p>63504</text:p>
          </table:table-cell>
          <table:table-cell office:value-type="string" office:string-value="R635C5">
            <text:p>R635C5</text:p>
          </table:table-cell>
          <table:table-cell office:value-type="float" office:value="63506">
            <text:p>63506</text:p>
          </table:table-cell>
          <table:table-cell office:value-type="string" office:string-value="R635C7">
            <text:p>R635C7</text:p>
          </table:table-cell>
          <table:table-cell office:value-type="float" office:value="63508">
            <text:p>63508</text:p>
          </table:table-cell>
          <table:table-cell office:value-type="string" office:string-value="R635C9">
            <text:p>R635C9</text:p>
          </table:table-cell>
          <table:table-cell office:value-type="float" office:value="63510">
            <text:p>63510</text:p>
          </table:table-cell>
          <table:table-cell office:value-type="string" office:string-value="R635C11">
            <text:p>R635C11</text:p>
          </table:table-cell>
          <table:table-cell office:value-type="float" office:value="63512">
            <text:p>63512</text:p>
          </table:table-cell>
          <table:table-cell office:value-type="string" office:string-value="R635C13">
            <text:p>R635C13</text:p>
          </table:table-cell>
          <table:table-cell office:value-type="float" office:value="63514">
            <text:p>63514</text:p>
          </table:table-cell>
          <table:table-cell office:value-type="string" office:string-value="R635C15">
            <text:p>R635C15</text:p>
          </table:table-cell>
          <table:table-cell office:value-type="float" office:value="63516">
            <text:p>63516</text:p>
          </table:table-cell>
          <table:table-cell office:value-type="string" office:string-value="R635C17">
            <text:p>R635C17</text:p>
          </table:table-cell>
          <table:table-cell office:value-type="float" office:value="63518">
            <text:p>63518</text:p>
          </table:table-cell>
          <table:table-cell office:value-type="string" office:string-value="R635C19">
            <text:p>R635C19</text:p>
          </table:table-cell>
          <table:table-cell office:value-type="float" office:value="63520">
            <text:p>63520</text:p>
          </table:table-cell>
          <table:table-cell office:value-type="string" office:string-value="R635C21">
            <text:p>R635C21</text:p>
          </table:table-cell>
          <table:table-cell office:value-type="float" office:value="63522">
            <text:p>63522</text:p>
          </table:table-cell>
          <table:table-cell office:value-type="string" office:string-value="R635C23">
            <text:p>R635C23</text:p>
          </table:table-cell>
          <table:table-cell office:value-type="float" office:value="63524">
            <text:p>63524</text:p>
          </table:table-cell>
          <table:table-cell office:value-type="string" office:string-value="R635C25">
            <text:p>R635C25</text:p>
          </table:table-cell>
          <table:table-cell office:value-type="float" office:value="63526">
            <text:p>63526</text:p>
          </table:table-cell>
        </table:table-row>
        <table:table-row>
          <table:table-cell office:value-type="string" office:string-value="R636C1">
            <text:p>R636C1</text:p>
          </table:table-cell>
          <table:table-cell office:value-type="float" office:value="63602">
            <text:p>63602</text:p>
          </table:table-cell>
          <table:table-cell office:value-type="string" office:string-value="R636C3">
            <text:p>R636C3</text:p>
          </table:table-cell>
          <table:table-cell office:value-type="float" office:value="63604">
            <text:p>63604</text:p>
          </table:table-cell>
          <table:table-cell office:value-type="string" office:string-value="R636C5">
            <text:p>R636C5</text:p>
          </table:table-cell>
          <table:table-cell office:value-type="float" office:value="63606">
            <text:p>63606</text:p>
          </table:table-cell>
          <table:table-cell office:value-type="string" office:string-value="R636C7">
            <text:p>R636C7</text:p>
          </table:table-cell>
          <table:table-cell office:value-type="float" office:value="63608">
            <text:p>63608</text:p>
          </table:table-cell>
          <table:table-cell office:value-type="string" office:string-value="R636C9">
            <text:p>R636C9</text:p>
          </table:table-cell>
          <table:table-cell office:value-type="float" office:value="63610">
            <text:p>63610</text:p>
          </table:table-cell>
          <table:table-cell office:value-type="string" office:string-value="R636C11">
            <text:p>R636C11</text:p>
          </table:table-cell>
          <table:table-cell office:value-type="float" office:value="63612">
            <text:p>63612</text:p>
          </table:table-cell>
          <table:table-cell office:value-type="string" office:string-value="R636C13">
            <text:p>R636C13</text:p>
          </table:table-cell>
          <table:table-cell office:value-type="float" office:value="63614">
            <text:p>63614</text:p>
          </table:table-cell>
          <table:table-cell office:value-type="string" office:string-value="R636C15">
            <text:p>R636C15</text:p>
          </table:table-cell>
          <table:table-cell office:value-type="float" office:value="63616">
            <text:p>63616</text:p>
          </table:table-cell>
          <table:table-cell office:value-type="string" office:string-value="R636C17">
            <text:p>R636C17</text:p>
          </table:table-cell>
          <table:table-cell office:value-type="float" office:value="63618">
            <text:p>63618</text:p>
          </table:table-cell>
          <table:table-cell office:value-type="string" office:string-value="R636C19">
            <text:p>R636C19</text:p>
          </table:table-cell>
          <table:table-cell office:value-type="float" office:value="63620">
            <text:p>63620</text:p>
          </table:table-cell>
          <table:table-cell office:value-type="string" office:string-value="R636C21">
            <text:p>R636C21</text:p>
          </table:table-cell>
          <table:table-cell office:value-type="float" office:value="63622">
            <text:p>63622</text:p>
          </table:table-cell>
          <table:table-cell office:value-type="string" office:string-value="R636C23">
            <text:p>R636C23</text:p>
          </table:table-cell>
          <table:table-cell office:value-type="float" office:value="63624">
            <text:p>63624</text:p>
          </table:table-cell>
          <table:table-cell office:value-type="string" office:string-value="R636C25">
            <text:p>R636C25</text:p>
          </table:table-cell>
          <table:table-cell office:value-type="float" office:value="63626">
            <text:p>63626</text:p>
          </table:table-cell>
        </table:table-row>
        <table:table-row>
          <table:table-cell office:value-type="string" office:string-value="R637C1">
            <text:p>R637C1</text:p>
          </table:table-cell>
          <table:table-cell office:value-type="float" office:value="63702">
            <text:p>63702</text:p>
          </table:table-cell>
          <table:table-cell office:value-type="string" office:string-value="R637C3">
            <text:p>R637C3</text:p>
          </table:table-cell>
          <table:table-cell office:value-type="float" office:value="63704">
            <text:p>63704</text:p>
          </table:table-cell>
          <table:table-cell office:value-type="string" office:string-value="R637C5">
            <text:p>R637C5</text:p>
          </table:table-cell>
          <table:table-cell office:value-type="float" office:value="63706">
            <text:p>63706</text:p>
          </table:table-cell>
          <table:table-cell office:value-type="string" office:string-value="R637C7">
            <text:p>R637C7</text:p>
          </table:table-cell>
          <table:table-cell office:value-type="float" office:value="63708">
            <text:p>63708</text:p>
          </table:table-cell>
          <table:table-cell office:value-type="string" office:string-value="R637C9">
            <text:p>R637C9</text:p>
          </table:table-cell>
          <table:table-cell office:value-type="float" office:value="63710">
            <text:p>63710</text:p>
          </table:table-cell>
          <table:table-cell office:value-type="string" office:string-value="R637C11">
            <text:p>R637C11</text:p>
          </table:table-cell>
          <table:table-cell office:value-type="float" office:value="63712">
            <text:p>63712</text:p>
          </table:table-cell>
          <table:table-cell office:value-type="string" office:string-value="R637C13">
            <text:p>R637C13</text:p>
          </table:table-cell>
          <table:table-cell office:value-type="float" office:value="63714">
            <text:p>63714</text:p>
          </table:table-cell>
          <table:table-cell office:value-type="string" office:string-value="R637C15">
            <text:p>R637C15</text:p>
          </table:table-cell>
          <table:table-cell office:value-type="float" office:value="63716">
            <text:p>63716</text:p>
          </table:table-cell>
          <table:table-cell office:value-type="string" office:string-value="R637C17">
            <text:p>R637C17</text:p>
          </table:table-cell>
          <table:table-cell office:value-type="float" office:value="63718">
            <text:p>63718</text:p>
          </table:table-cell>
          <table:table-cell office:value-type="string" office:string-value="R637C19">
            <text:p>R637C19</text:p>
          </table:table-cell>
          <table:table-cell office:value-type="float" office:value="63720">
            <text:p>63720</text:p>
          </table:table-cell>
          <table:table-cell office:value-type="string" office:string-value="R637C21">
            <text:p>R637C21</text:p>
          </table:table-cell>
          <table:table-cell office:value-type="float" office:value="63722">
            <text:p>63722</text:p>
          </table:table-cell>
          <table:table-cell office:value-type="string" office:string-value="R637C23">
            <text:p>R637C23</text:p>
          </table:table-cell>
          <table:table-cell office:value-type="float" office:value="63724">
            <text:p>63724</text:p>
          </table:table-cell>
          <table:table-cell office:value-type="string" office:string-value="R637C25">
            <text:p>R637C25</text:p>
          </table:table-cell>
          <table:table-cell office:value-type="float" office:value="63726">
            <text:p>63726</text:p>
          </table:table-cell>
        </table:table-row>
        <table:table-row>
          <table:table-cell office:value-type="string" office:string-value="R638C1">
            <text:p>R638C1</text:p>
          </table:table-cell>
          <table:table-cell office:value-type="float" office:value="63802">
            <text:p>63802</text:p>
          </table:table-cell>
          <table:table-cell office:value-type="string" office:string-value="R638C3">
            <text:p>R638C3</text:p>
          </table:table-cell>
          <table:table-cell office:value-type="float" office:value="63804">
            <text:p>63804</text:p>
          </table:table-cell>
          <table:table-cell office:value-type="string" office:string-value="R638C5">
            <text:p>R638C5</text:p>
          </table:table-cell>
          <table:table-cell office:value-type="float" office:value="63806">
            <text:p>63806</text:p>
          </table:table-cell>
          <table:table-cell office:value-type="string" office:string-value="R638C7">
            <text:p>R638C7</text:p>
          </table:table-cell>
          <table:table-cell office:value-type="float" office:value="63808">
            <text:p>63808</text:p>
          </table:table-cell>
          <table:table-cell office:value-type="string" office:string-value="R638C9">
            <text:p>R638C9</text:p>
          </table:table-cell>
          <table:table-cell office:value-type="float" office:value="63810">
            <text:p>63810</text:p>
          </table:table-cell>
          <table:table-cell office:value-type="string" office:string-value="R638C11">
            <text:p>R638C11</text:p>
          </table:table-cell>
          <table:table-cell office:value-type="float" office:value="63812">
            <text:p>63812</text:p>
          </table:table-cell>
          <table:table-cell office:value-type="string" office:string-value="R638C13">
            <text:p>R638C13</text:p>
          </table:table-cell>
          <table:table-cell office:value-type="float" office:value="63814">
            <text:p>63814</text:p>
          </table:table-cell>
          <table:table-cell office:value-type="string" office:string-value="R638C15">
            <text:p>R638C15</text:p>
          </table:table-cell>
          <table:table-cell office:value-type="float" office:value="63816">
            <text:p>63816</text:p>
          </table:table-cell>
          <table:table-cell office:value-type="string" office:string-value="R638C17">
            <text:p>R638C17</text:p>
          </table:table-cell>
          <table:table-cell office:value-type="float" office:value="63818">
            <text:p>63818</text:p>
          </table:table-cell>
          <table:table-cell office:value-type="string" office:string-value="R638C19">
            <text:p>R638C19</text:p>
          </table:table-cell>
          <table:table-cell office:value-type="float" office:value="63820">
            <text:p>63820</text:p>
          </table:table-cell>
          <table:table-cell office:value-type="string" office:string-value="R638C21">
            <text:p>R638C21</text:p>
          </table:table-cell>
          <table:table-cell office:value-type="float" office:value="63822">
            <text:p>63822</text:p>
          </table:table-cell>
          <table:table-cell office:value-type="string" office:string-value="R638C23">
            <text:p>R638C23</text:p>
          </table:table-cell>
          <table:table-cell office:value-type="float" office:value="63824">
            <text:p>63824</text:p>
          </table:table-cell>
          <table:table-cell office:value-type="string" office:string-value="R638C25">
            <text:p>R638C25</text:p>
          </table:table-cell>
          <table:table-cell office:value-type="float" office:value="63826">
            <text:p>63826</text:p>
          </table:table-cell>
        </table:table-row>
        <table:table-row>
          <table:table-cell office:value-type="string" office:string-value="R639C1">
            <text:p>R639C1</text:p>
          </table:table-cell>
          <table:table-cell office:value-type="float" office:value="63902">
            <text:p>63902</text:p>
          </table:table-cell>
          <table:table-cell office:value-type="string" office:string-value="R639C3">
            <text:p>R639C3</text:p>
          </table:table-cell>
          <table:table-cell office:value-type="float" office:value="63904">
            <text:p>63904</text:p>
          </table:table-cell>
          <table:table-cell office:value-type="string" office:string-value="R639C5">
            <text:p>R639C5</text:p>
          </table:table-cell>
          <table:table-cell office:value-type="float" office:value="63906">
            <text:p>63906</text:p>
          </table:table-cell>
          <table:table-cell office:value-type="string" office:string-value="R639C7">
            <text:p>R639C7</text:p>
          </table:table-cell>
          <table:table-cell office:value-type="float" office:value="63908">
            <text:p>63908</text:p>
          </table:table-cell>
          <table:table-cell office:value-type="string" office:string-value="R639C9">
            <text:p>R639C9</text:p>
          </table:table-cell>
          <table:table-cell office:value-type="float" office:value="63910">
            <text:p>63910</text:p>
          </table:table-cell>
          <table:table-cell office:value-type="string" office:string-value="R639C11">
            <text:p>R639C11</text:p>
          </table:table-cell>
          <table:table-cell office:value-type="float" office:value="63912">
            <text:p>63912</text:p>
          </table:table-cell>
          <table:table-cell office:value-type="string" office:string-value="R639C13">
            <text:p>R639C13</text:p>
          </table:table-cell>
          <table:table-cell office:value-type="float" office:value="63914">
            <text:p>63914</text:p>
          </table:table-cell>
          <table:table-cell office:value-type="string" office:string-value="R639C15">
            <text:p>R639C15</text:p>
          </table:table-cell>
          <table:table-cell office:value-type="float" office:value="63916">
            <text:p>63916</text:p>
          </table:table-cell>
          <table:table-cell office:value-type="string" office:string-value="R639C17">
            <text:p>R639C17</text:p>
          </table:table-cell>
          <table:table-cell office:value-type="float" office:value="63918">
            <text:p>63918</text:p>
          </table:table-cell>
          <table:table-cell office:value-type="string" office:string-value="R639C19">
            <text:p>R639C19</text:p>
          </table:table-cell>
          <table:table-cell office:value-type="float" office:value="63920">
            <text:p>63920</text:p>
          </table:table-cell>
          <table:table-cell office:value-type="string" office:string-value="R639C21">
            <text:p>R639C21</text:p>
          </table:table-cell>
          <table:table-cell office:value-type="float" office:value="63922">
            <text:p>63922</text:p>
          </table:table-cell>
          <table:table-cell office:value-type="string" office:string-value="R639C23">
            <text:p>R639C23</text:p>
          </table:table-cell>
          <table:table-cell office:value-type="float" office:value="63924">
            <text:p>63924</text:p>
          </table:table-cell>
          <table:table-cell office:value-type="string" office:string-value="R639C25">
            <text:p>R639C25</text:p>
          </table:table-cell>
          <table:table-cell office:value-type="float" office:value="63926">
            <text:p>63926</text:p>
          </table:table-cell>
        </table:table-row>
        <table:table-row>
          <table:table-cell office:value-type="string" office:string-value="R640C1">
            <text:p>R640C1</text:p>
          </table:table-cell>
          <table:table-cell office:value-type="float" office:value="64002">
            <text:p>64002</text:p>
          </table:table-cell>
          <table:table-cell office:value-type="string" office:string-value="R640C3">
            <text:p>R640C3</text:p>
          </table:table-cell>
          <table:table-cell office:value-type="float" office:value="64004">
            <text:p>64004</text:p>
          </table:table-cell>
          <table:table-cell office:value-type="string" office:string-value="R640C5">
            <text:p>R640C5</text:p>
          </table:table-cell>
          <table:table-cell office:value-type="float" office:value="64006">
            <text:p>64006</text:p>
          </table:table-cell>
          <table:table-cell office:value-type="string" office:string-value="R640C7">
            <text:p>R640C7</text:p>
          </table:table-cell>
          <table:table-cell office:value-type="float" office:value="64008">
            <text:p>64008</text:p>
          </table:table-cell>
          <table:table-cell office:value-type="string" office:string-value="R640C9">
            <text:p>R640C9</text:p>
          </table:table-cell>
          <table:table-cell office:value-type="float" office:value="64010">
            <text:p>64010</text:p>
          </table:table-cell>
          <table:table-cell office:value-type="string" office:string-value="R640C11">
            <text:p>R640C11</text:p>
          </table:table-cell>
          <table:table-cell office:value-type="float" office:value="64012">
            <text:p>64012</text:p>
          </table:table-cell>
          <table:table-cell office:value-type="string" office:string-value="R640C13">
            <text:p>R640C13</text:p>
          </table:table-cell>
          <table:table-cell office:value-type="float" office:value="64014">
            <text:p>64014</text:p>
          </table:table-cell>
          <table:table-cell office:value-type="string" office:string-value="R640C15">
            <text:p>R640C15</text:p>
          </table:table-cell>
          <table:table-cell office:value-type="float" office:value="64016">
            <text:p>64016</text:p>
          </table:table-cell>
          <table:table-cell office:value-type="string" office:string-value="R640C17">
            <text:p>R640C17</text:p>
          </table:table-cell>
          <table:table-cell office:value-type="float" office:value="64018">
            <text:p>64018</text:p>
          </table:table-cell>
          <table:table-cell office:value-type="string" office:string-value="R640C19">
            <text:p>R640C19</text:p>
          </table:table-cell>
          <table:table-cell office:value-type="float" office:value="64020">
            <text:p>64020</text:p>
          </table:table-cell>
          <table:table-cell office:value-type="string" office:string-value="R640C21">
            <text:p>R640C21</text:p>
          </table:table-cell>
          <table:table-cell office:value-type="float" office:value="64022">
            <text:p>64022</text:p>
          </table:table-cell>
          <table:table-cell office:value-type="string" office:string-value="R640C23">
            <text:p>R640C23</text:p>
          </table:table-cell>
          <table:table-cell office:value-type="float" office:value="64024">
            <text:p>64024</text:p>
          </table:table-cell>
          <table:table-cell office:value-type="string" office:string-value="R640C25">
            <text:p>R640C25</text:p>
          </table:table-cell>
          <table:table-cell office:value-type="float" office:value="64026">
            <text:p>64026</text:p>
          </table:table-cell>
        </table:table-row>
        <table:table-row>
          <table:table-cell office:value-type="string" office:string-value="R641C1">
            <text:p>R641C1</text:p>
          </table:table-cell>
          <table:table-cell office:value-type="float" office:value="64102">
            <text:p>64102</text:p>
          </table:table-cell>
          <table:table-cell office:value-type="string" office:string-value="R641C3">
            <text:p>R641C3</text:p>
          </table:table-cell>
          <table:table-cell office:value-type="float" office:value="64104">
            <text:p>64104</text:p>
          </table:table-cell>
          <table:table-cell office:value-type="string" office:string-value="R641C5">
            <text:p>R641C5</text:p>
          </table:table-cell>
          <table:table-cell office:value-type="float" office:value="64106">
            <text:p>64106</text:p>
          </table:table-cell>
          <table:table-cell office:value-type="string" office:string-value="R641C7">
            <text:p>R641C7</text:p>
          </table:table-cell>
          <table:table-cell office:value-type="float" office:value="64108">
            <text:p>64108</text:p>
          </table:table-cell>
          <table:table-cell office:value-type="string" office:string-value="R641C9">
            <text:p>R641C9</text:p>
          </table:table-cell>
          <table:table-cell office:value-type="float" office:value="64110">
            <text:p>64110</text:p>
          </table:table-cell>
          <table:table-cell office:value-type="string" office:string-value="R641C11">
            <text:p>R641C11</text:p>
          </table:table-cell>
          <table:table-cell office:value-type="float" office:value="64112">
            <text:p>64112</text:p>
          </table:table-cell>
          <table:table-cell office:value-type="string" office:string-value="R641C13">
            <text:p>R641C13</text:p>
          </table:table-cell>
          <table:table-cell office:value-type="float" office:value="64114">
            <text:p>64114</text:p>
          </table:table-cell>
          <table:table-cell office:value-type="string" office:string-value="R641C15">
            <text:p>R641C15</text:p>
          </table:table-cell>
          <table:table-cell office:value-type="float" office:value="64116">
            <text:p>64116</text:p>
          </table:table-cell>
          <table:table-cell office:value-type="string" office:string-value="R641C17">
            <text:p>R641C17</text:p>
          </table:table-cell>
          <table:table-cell office:value-type="float" office:value="64118">
            <text:p>64118</text:p>
          </table:table-cell>
          <table:table-cell office:value-type="string" office:string-value="R641C19">
            <text:p>R641C19</text:p>
          </table:table-cell>
          <table:table-cell office:value-type="float" office:value="64120">
            <text:p>64120</text:p>
          </table:table-cell>
          <table:table-cell office:value-type="string" office:string-value="R641C21">
            <text:p>R641C21</text:p>
          </table:table-cell>
          <table:table-cell office:value-type="float" office:value="64122">
            <text:p>64122</text:p>
          </table:table-cell>
          <table:table-cell office:value-type="string" office:string-value="R641C23">
            <text:p>R641C23</text:p>
          </table:table-cell>
          <table:table-cell office:value-type="float" office:value="64124">
            <text:p>64124</text:p>
          </table:table-cell>
          <table:table-cell office:value-type="string" office:string-value="R641C25">
            <text:p>R641C25</text:p>
          </table:table-cell>
          <table:table-cell office:value-type="float" office:value="64126">
            <text:p>64126</text:p>
          </table:table-cell>
        </table:table-row>
        <table:table-row>
          <table:table-cell office:value-type="string" office:string-value="R642C1">
            <text:p>R642C1</text:p>
          </table:table-cell>
          <table:table-cell office:value-type="float" office:value="64202">
            <text:p>64202</text:p>
          </table:table-cell>
          <table:table-cell office:value-type="string" office:string-value="R642C3">
            <text:p>R642C3</text:p>
          </table:table-cell>
          <table:table-cell office:value-type="float" office:value="64204">
            <text:p>64204</text:p>
          </table:table-cell>
          <table:table-cell office:value-type="string" office:string-value="R642C5">
            <text:p>R642C5</text:p>
          </table:table-cell>
          <table:table-cell office:value-type="float" office:value="64206">
            <text:p>64206</text:p>
          </table:table-cell>
          <table:table-cell office:value-type="string" office:string-value="R642C7">
            <text:p>R642C7</text:p>
          </table:table-cell>
          <table:table-cell office:value-type="float" office:value="64208">
            <text:p>64208</text:p>
          </table:table-cell>
          <table:table-cell office:value-type="string" office:string-value="R642C9">
            <text:p>R642C9</text:p>
          </table:table-cell>
          <table:table-cell office:value-type="float" office:value="64210">
            <text:p>64210</text:p>
          </table:table-cell>
          <table:table-cell office:value-type="string" office:string-value="R642C11">
            <text:p>R642C11</text:p>
          </table:table-cell>
          <table:table-cell office:value-type="float" office:value="64212">
            <text:p>64212</text:p>
          </table:table-cell>
          <table:table-cell office:value-type="string" office:string-value="R642C13">
            <text:p>R642C13</text:p>
          </table:table-cell>
          <table:table-cell office:value-type="float" office:value="64214">
            <text:p>64214</text:p>
          </table:table-cell>
          <table:table-cell office:value-type="string" office:string-value="R642C15">
            <text:p>R642C15</text:p>
          </table:table-cell>
          <table:table-cell office:value-type="float" office:value="64216">
            <text:p>64216</text:p>
          </table:table-cell>
          <table:table-cell office:value-type="string" office:string-value="R642C17">
            <text:p>R642C17</text:p>
          </table:table-cell>
          <table:table-cell office:value-type="float" office:value="64218">
            <text:p>64218</text:p>
          </table:table-cell>
          <table:table-cell office:value-type="string" office:string-value="R642C19">
            <text:p>R642C19</text:p>
          </table:table-cell>
          <table:table-cell office:value-type="float" office:value="64220">
            <text:p>64220</text:p>
          </table:table-cell>
          <table:table-cell office:value-type="string" office:string-value="R642C21">
            <text:p>R642C21</text:p>
          </table:table-cell>
          <table:table-cell office:value-type="float" office:value="64222">
            <text:p>64222</text:p>
          </table:table-cell>
          <table:table-cell office:value-type="string" office:string-value="R642C23">
            <text:p>R642C23</text:p>
          </table:table-cell>
          <table:table-cell office:value-type="float" office:value="64224">
            <text:p>64224</text:p>
          </table:table-cell>
          <table:table-cell office:value-type="string" office:string-value="R642C25">
            <text:p>R642C25</text:p>
          </table:table-cell>
          <table:table-cell office:value-type="float" office:value="64226">
            <text:p>64226</text:p>
          </table:table-cell>
        </table:table-row>
        <table:table-row>
          <table:table-cell office:value-type="string" office:string-value="R643C1">
            <text:p>R643C1</text:p>
          </table:table-cell>
          <table:table-cell office:value-type="float" office:value="64302">
            <text:p>64302</text:p>
          </table:table-cell>
          <table:table-cell office:value-type="string" office:string-value="R643C3">
            <text:p>R643C3</text:p>
          </table:table-cell>
          <table:table-cell office:value-type="float" office:value="64304">
            <text:p>64304</text:p>
          </table:table-cell>
          <table:table-cell office:value-type="string" office:string-value="R643C5">
            <text:p>R643C5</text:p>
          </table:table-cell>
          <table:table-cell office:value-type="float" office:value="64306">
            <text:p>64306</text:p>
          </table:table-cell>
          <table:table-cell office:value-type="string" office:string-value="R643C7">
            <text:p>R643C7</text:p>
          </table:table-cell>
          <table:table-cell office:value-type="float" office:value="64308">
            <text:p>64308</text:p>
          </table:table-cell>
          <table:table-cell office:value-type="string" office:string-value="R643C9">
            <text:p>R643C9</text:p>
          </table:table-cell>
          <table:table-cell office:value-type="float" office:value="64310">
            <text:p>64310</text:p>
          </table:table-cell>
          <table:table-cell office:value-type="string" office:string-value="R643C11">
            <text:p>R643C11</text:p>
          </table:table-cell>
          <table:table-cell office:value-type="float" office:value="64312">
            <text:p>64312</text:p>
          </table:table-cell>
          <table:table-cell office:value-type="string" office:string-value="R643C13">
            <text:p>R643C13</text:p>
          </table:table-cell>
          <table:table-cell office:value-type="float" office:value="64314">
            <text:p>64314</text:p>
          </table:table-cell>
          <table:table-cell office:value-type="string" office:string-value="R643C15">
            <text:p>R643C15</text:p>
          </table:table-cell>
          <table:table-cell office:value-type="float" office:value="64316">
            <text:p>64316</text:p>
          </table:table-cell>
          <table:table-cell office:value-type="string" office:string-value="R643C17">
            <text:p>R643C17</text:p>
          </table:table-cell>
          <table:table-cell office:value-type="float" office:value="64318">
            <text:p>64318</text:p>
          </table:table-cell>
          <table:table-cell office:value-type="string" office:string-value="R643C19">
            <text:p>R643C19</text:p>
          </table:table-cell>
          <table:table-cell office:value-type="float" office:value="64320">
            <text:p>64320</text:p>
          </table:table-cell>
          <table:table-cell office:value-type="string" office:string-value="R643C21">
            <text:p>R643C21</text:p>
          </table:table-cell>
          <table:table-cell office:value-type="float" office:value="64322">
            <text:p>64322</text:p>
          </table:table-cell>
          <table:table-cell office:value-type="string" office:string-value="R643C23">
            <text:p>R643C23</text:p>
          </table:table-cell>
          <table:table-cell office:value-type="float" office:value="64324">
            <text:p>64324</text:p>
          </table:table-cell>
          <table:table-cell office:value-type="string" office:string-value="R643C25">
            <text:p>R643C25</text:p>
          </table:table-cell>
          <table:table-cell office:value-type="float" office:value="64326">
            <text:p>64326</text:p>
          </table:table-cell>
        </table:table-row>
        <table:table-row>
          <table:table-cell office:value-type="string" office:string-value="R644C1">
            <text:p>R644C1</text:p>
          </table:table-cell>
          <table:table-cell office:value-type="float" office:value="64402">
            <text:p>64402</text:p>
          </table:table-cell>
          <table:table-cell office:value-type="string" office:string-value="R644C3">
            <text:p>R644C3</text:p>
          </table:table-cell>
          <table:table-cell office:value-type="float" office:value="64404">
            <text:p>64404</text:p>
          </table:table-cell>
          <table:table-cell office:value-type="string" office:string-value="R644C5">
            <text:p>R644C5</text:p>
          </table:table-cell>
          <table:table-cell office:value-type="float" office:value="64406">
            <text:p>64406</text:p>
          </table:table-cell>
          <table:table-cell office:value-type="string" office:string-value="R644C7">
            <text:p>R644C7</text:p>
          </table:table-cell>
          <table:table-cell office:value-type="float" office:value="64408">
            <text:p>64408</text:p>
          </table:table-cell>
          <table:table-cell office:value-type="string" office:string-value="R644C9">
            <text:p>R644C9</text:p>
          </table:table-cell>
          <table:table-cell office:value-type="float" office:value="64410">
            <text:p>64410</text:p>
          </table:table-cell>
          <table:table-cell office:value-type="string" office:string-value="R644C11">
            <text:p>R644C11</text:p>
          </table:table-cell>
          <table:table-cell office:value-type="float" office:value="64412">
            <text:p>64412</text:p>
          </table:table-cell>
          <table:table-cell office:value-type="string" office:string-value="R644C13">
            <text:p>R644C13</text:p>
          </table:table-cell>
          <table:table-cell office:value-type="float" office:value="64414">
            <text:p>64414</text:p>
          </table:table-cell>
          <table:table-cell office:value-type="string" office:string-value="R644C15">
            <text:p>R644C15</text:p>
          </table:table-cell>
          <table:table-cell office:value-type="float" office:value="64416">
            <text:p>64416</text:p>
          </table:table-cell>
          <table:table-cell office:value-type="string" office:string-value="R644C17">
            <text:p>R644C17</text:p>
          </table:table-cell>
          <table:table-cell office:value-type="float" office:value="64418">
            <text:p>64418</text:p>
          </table:table-cell>
          <table:table-cell office:value-type="string" office:string-value="R644C19">
            <text:p>R644C19</text:p>
          </table:table-cell>
          <table:table-cell office:value-type="float" office:value="64420">
            <text:p>64420</text:p>
          </table:table-cell>
          <table:table-cell office:value-type="string" office:string-value="R644C21">
            <text:p>R644C21</text:p>
          </table:table-cell>
          <table:table-cell office:value-type="float" office:value="64422">
            <text:p>64422</text:p>
          </table:table-cell>
          <table:table-cell office:value-type="string" office:string-value="R644C23">
            <text:p>R644C23</text:p>
          </table:table-cell>
          <table:table-cell office:value-type="float" office:value="64424">
            <text:p>64424</text:p>
          </table:table-cell>
          <table:table-cell office:value-type="string" office:string-value="R644C25">
            <text:p>R644C25</text:p>
          </table:table-cell>
          <table:table-cell office:value-type="float" office:value="64426">
            <text:p>64426</text:p>
          </table:table-cell>
        </table:table-row>
        <table:table-row>
          <table:table-cell office:value-type="string" office:string-value="R645C1">
            <text:p>R645C1</text:p>
          </table:table-cell>
          <table:table-cell office:value-type="float" office:value="64502">
            <text:p>64502</text:p>
          </table:table-cell>
          <table:table-cell office:value-type="string" office:string-value="R645C3">
            <text:p>R645C3</text:p>
          </table:table-cell>
          <table:table-cell office:value-type="float" office:value="64504">
            <text:p>64504</text:p>
          </table:table-cell>
          <table:table-cell office:value-type="string" office:string-value="R645C5">
            <text:p>R645C5</text:p>
          </table:table-cell>
          <table:table-cell office:value-type="float" office:value="64506">
            <text:p>64506</text:p>
          </table:table-cell>
          <table:table-cell office:value-type="string" office:string-value="R645C7">
            <text:p>R645C7</text:p>
          </table:table-cell>
          <table:table-cell office:value-type="float" office:value="64508">
            <text:p>64508</text:p>
          </table:table-cell>
          <table:table-cell office:value-type="string" office:string-value="R645C9">
            <text:p>R645C9</text:p>
          </table:table-cell>
          <table:table-cell office:value-type="float" office:value="64510">
            <text:p>64510</text:p>
          </table:table-cell>
          <table:table-cell office:value-type="string" office:string-value="R645C11">
            <text:p>R645C11</text:p>
          </table:table-cell>
          <table:table-cell office:value-type="float" office:value="64512">
            <text:p>64512</text:p>
          </table:table-cell>
          <table:table-cell office:value-type="string" office:string-value="R645C13">
            <text:p>R645C13</text:p>
          </table:table-cell>
          <table:table-cell office:value-type="float" office:value="64514">
            <text:p>64514</text:p>
          </table:table-cell>
          <table:table-cell office:value-type="string" office:string-value="R645C15">
            <text:p>R645C15</text:p>
          </table:table-cell>
          <table:table-cell office:value-type="float" office:value="64516">
            <text:p>64516</text:p>
          </table:table-cell>
          <table:table-cell office:value-type="string" office:string-value="R645C17">
            <text:p>R645C17</text:p>
          </table:table-cell>
          <table:table-cell office:value-type="float" office:value="64518">
            <text:p>64518</text:p>
          </table:table-cell>
          <table:table-cell office:value-type="string" office:string-value="R645C19">
            <text:p>R645C19</text:p>
          </table:table-cell>
          <table:table-cell office:value-type="float" office:value="64520">
            <text:p>64520</text:p>
          </table:table-cell>
          <table:table-cell office:value-type="string" office:string-value="R645C21">
            <text:p>R645C21</text:p>
          </table:table-cell>
          <table:table-cell office:value-type="float" office:value="64522">
            <text:p>64522</text:p>
          </table:table-cell>
          <table:table-cell office:value-type="string" office:string-value="R645C23">
            <text:p>R645C23</text:p>
          </table:table-cell>
          <table:table-cell office:value-type="float" office:value="64524">
            <text:p>64524</text:p>
          </table:table-cell>
          <table:table-cell office:value-type="string" office:string-value="R645C25">
            <text:p>R645C25</text:p>
          </table:table-cell>
          <table:table-cell office:value-type="float" office:value="64526">
            <text:p>64526</text:p>
          </table:table-cell>
        </table:table-row>
        <table:table-row>
          <table:table-cell office:value-type="string" office:string-value="R646C1">
            <text:p>R646C1</text:p>
          </table:table-cell>
          <table:table-cell office:value-type="float" office:value="64602">
            <text:p>64602</text:p>
          </table:table-cell>
          <table:table-cell office:value-type="string" office:string-value="R646C3">
            <text:p>R646C3</text:p>
          </table:table-cell>
          <table:table-cell office:value-type="float" office:value="64604">
            <text:p>64604</text:p>
          </table:table-cell>
          <table:table-cell office:value-type="string" office:string-value="R646C5">
            <text:p>R646C5</text:p>
          </table:table-cell>
          <table:table-cell office:value-type="float" office:value="64606">
            <text:p>64606</text:p>
          </table:table-cell>
          <table:table-cell office:value-type="string" office:string-value="R646C7">
            <text:p>R646C7</text:p>
          </table:table-cell>
          <table:table-cell office:value-type="float" office:value="64608">
            <text:p>64608</text:p>
          </table:table-cell>
          <table:table-cell office:value-type="string" office:string-value="R646C9">
            <text:p>R646C9</text:p>
          </table:table-cell>
          <table:table-cell office:value-type="float" office:value="64610">
            <text:p>64610</text:p>
          </table:table-cell>
          <table:table-cell office:value-type="string" office:string-value="R646C11">
            <text:p>R646C11</text:p>
          </table:table-cell>
          <table:table-cell office:value-type="float" office:value="64612">
            <text:p>64612</text:p>
          </table:table-cell>
          <table:table-cell office:value-type="string" office:string-value="R646C13">
            <text:p>R646C13</text:p>
          </table:table-cell>
          <table:table-cell office:value-type="float" office:value="64614">
            <text:p>64614</text:p>
          </table:table-cell>
          <table:table-cell office:value-type="string" office:string-value="R646C15">
            <text:p>R646C15</text:p>
          </table:table-cell>
          <table:table-cell office:value-type="float" office:value="64616">
            <text:p>64616</text:p>
          </table:table-cell>
          <table:table-cell office:value-type="string" office:string-value="R646C17">
            <text:p>R646C17</text:p>
          </table:table-cell>
          <table:table-cell office:value-type="float" office:value="64618">
            <text:p>64618</text:p>
          </table:table-cell>
          <table:table-cell office:value-type="string" office:string-value="R646C19">
            <text:p>R646C19</text:p>
          </table:table-cell>
          <table:table-cell office:value-type="float" office:value="64620">
            <text:p>64620</text:p>
          </table:table-cell>
          <table:table-cell office:value-type="string" office:string-value="R646C21">
            <text:p>R646C21</text:p>
          </table:table-cell>
          <table:table-cell office:value-type="float" office:value="64622">
            <text:p>64622</text:p>
          </table:table-cell>
          <table:table-cell office:value-type="string" office:string-value="R646C23">
            <text:p>R646C23</text:p>
          </table:table-cell>
          <table:table-cell office:value-type="float" office:value="64624">
            <text:p>64624</text:p>
          </table:table-cell>
          <table:table-cell office:value-type="string" office:string-value="R646C25">
            <text:p>R646C25</text:p>
          </table:table-cell>
          <table:table-cell office:value-type="float" office:value="64626">
            <text:p>64626</text:p>
          </table:table-cell>
        </table:table-row>
        <table:table-row>
          <table:table-cell office:value-type="string" office:string-value="R647C1">
            <text:p>R647C1</text:p>
          </table:table-cell>
          <table:table-cell office:value-type="float" office:value="64702">
            <text:p>64702</text:p>
          </table:table-cell>
          <table:table-cell office:value-type="string" office:string-value="R647C3">
            <text:p>R647C3</text:p>
          </table:table-cell>
          <table:table-cell office:value-type="float" office:value="64704">
            <text:p>64704</text:p>
          </table:table-cell>
          <table:table-cell office:value-type="string" office:string-value="R647C5">
            <text:p>R647C5</text:p>
          </table:table-cell>
          <table:table-cell office:value-type="float" office:value="64706">
            <text:p>64706</text:p>
          </table:table-cell>
          <table:table-cell office:value-type="string" office:string-value="R647C7">
            <text:p>R647C7</text:p>
          </table:table-cell>
          <table:table-cell office:value-type="float" office:value="64708">
            <text:p>64708</text:p>
          </table:table-cell>
          <table:table-cell office:value-type="string" office:string-value="R647C9">
            <text:p>R647C9</text:p>
          </table:table-cell>
          <table:table-cell office:value-type="float" office:value="64710">
            <text:p>64710</text:p>
          </table:table-cell>
          <table:table-cell office:value-type="string" office:string-value="R647C11">
            <text:p>R647C11</text:p>
          </table:table-cell>
          <table:table-cell office:value-type="float" office:value="64712">
            <text:p>64712</text:p>
          </table:table-cell>
          <table:table-cell office:value-type="string" office:string-value="R647C13">
            <text:p>R647C13</text:p>
          </table:table-cell>
          <table:table-cell office:value-type="float" office:value="64714">
            <text:p>64714</text:p>
          </table:table-cell>
          <table:table-cell office:value-type="string" office:string-value="R647C15">
            <text:p>R647C15</text:p>
          </table:table-cell>
          <table:table-cell office:value-type="float" office:value="64716">
            <text:p>64716</text:p>
          </table:table-cell>
          <table:table-cell office:value-type="string" office:string-value="R647C17">
            <text:p>R647C17</text:p>
          </table:table-cell>
          <table:table-cell office:value-type="float" office:value="64718">
            <text:p>64718</text:p>
          </table:table-cell>
          <table:table-cell office:value-type="string" office:string-value="R647C19">
            <text:p>R647C19</text:p>
          </table:table-cell>
          <table:table-cell office:value-type="float" office:value="64720">
            <text:p>64720</text:p>
          </table:table-cell>
          <table:table-cell office:value-type="string" office:string-value="R647C21">
            <text:p>R647C21</text:p>
          </table:table-cell>
          <table:table-cell office:value-type="float" office:value="64722">
            <text:p>64722</text:p>
          </table:table-cell>
          <table:table-cell office:value-type="string" office:string-value="R647C23">
            <text:p>R647C23</text:p>
          </table:table-cell>
          <table:table-cell office:value-type="float" office:value="64724">
            <text:p>64724</text:p>
          </table:table-cell>
          <table:table-cell office:value-type="string" office:string-value="R647C25">
            <text:p>R647C25</text:p>
          </table:table-cell>
          <table:table-cell office:value-type="float" office:value="64726">
            <text:p>64726</text:p>
          </table:table-cell>
        </table:table-row>
        <table:table-row>
          <table:table-cell office:value-type="string" office:string-value="R648C1">
            <text:p>R648C1</text:p>
          </table:table-cell>
          <table:table-cell office:value-type="float" office:value="64802">
            <text:p>64802</text:p>
          </table:table-cell>
          <table:table-cell office:value-type="string" office:string-value="R648C3">
            <text:p>R648C3</text:p>
          </table:table-cell>
          <table:table-cell office:value-type="float" office:value="64804">
            <text:p>64804</text:p>
          </table:table-cell>
          <table:table-cell office:value-type="string" office:string-value="R648C5">
            <text:p>R648C5</text:p>
          </table:table-cell>
          <table:table-cell office:value-type="float" office:value="64806">
            <text:p>64806</text:p>
          </table:table-cell>
          <table:table-cell office:value-type="string" office:string-value="R648C7">
            <text:p>R648C7</text:p>
          </table:table-cell>
          <table:table-cell office:value-type="float" office:value="64808">
            <text:p>64808</text:p>
          </table:table-cell>
          <table:table-cell office:value-type="string" office:string-value="R648C9">
            <text:p>R648C9</text:p>
          </table:table-cell>
          <table:table-cell office:value-type="float" office:value="64810">
            <text:p>64810</text:p>
          </table:table-cell>
          <table:table-cell office:value-type="string" office:string-value="R648C11">
            <text:p>R648C11</text:p>
          </table:table-cell>
          <table:table-cell office:value-type="float" office:value="64812">
            <text:p>64812</text:p>
          </table:table-cell>
          <table:table-cell office:value-type="string" office:string-value="R648C13">
            <text:p>R648C13</text:p>
          </table:table-cell>
          <table:table-cell office:value-type="float" office:value="64814">
            <text:p>64814</text:p>
          </table:table-cell>
          <table:table-cell office:value-type="string" office:string-value="R648C15">
            <text:p>R648C15</text:p>
          </table:table-cell>
          <table:table-cell office:value-type="float" office:value="64816">
            <text:p>64816</text:p>
          </table:table-cell>
          <table:table-cell office:value-type="string" office:string-value="R648C17">
            <text:p>R648C17</text:p>
          </table:table-cell>
          <table:table-cell office:value-type="float" office:value="64818">
            <text:p>64818</text:p>
          </table:table-cell>
          <table:table-cell office:value-type="string" office:string-value="R648C19">
            <text:p>R648C19</text:p>
          </table:table-cell>
          <table:table-cell office:value-type="float" office:value="64820">
            <text:p>64820</text:p>
          </table:table-cell>
          <table:table-cell office:value-type="string" office:string-value="R648C21">
            <text:p>R648C21</text:p>
          </table:table-cell>
          <table:table-cell office:value-type="float" office:value="64822">
            <text:p>64822</text:p>
          </table:table-cell>
          <table:table-cell office:value-type="string" office:string-value="R648C23">
            <text:p>R648C23</text:p>
          </table:table-cell>
          <table:table-cell office:value-type="float" office:value="64824">
            <text:p>64824</text:p>
          </table:table-cell>
          <table:table-cell office:value-type="string" office:string-value="R648C25">
            <text:p>R648C25</text:p>
          </table:table-cell>
          <table:table-cell office:value-type="float" office:value="64826">
            <text:p>64826</text:p>
          </table:table-cell>
        </table:table-row>
        <table:table-row>
          <table:table-cell office:value-type="string" office:string-value="R649C1">
            <text:p>R649C1</text:p>
          </table:table-cell>
          <table:table-cell office:value-type="float" office:value="64902">
            <text:p>64902</text:p>
          </table:table-cell>
          <table:table-cell office:value-type="string" office:string-value="R649C3">
            <text:p>R649C3</text:p>
          </table:table-cell>
          <table:table-cell office:value-type="float" office:value="64904">
            <text:p>64904</text:p>
          </table:table-cell>
          <table:table-cell office:value-type="string" office:string-value="R649C5">
            <text:p>R649C5</text:p>
          </table:table-cell>
          <table:table-cell office:value-type="float" office:value="64906">
            <text:p>64906</text:p>
          </table:table-cell>
          <table:table-cell office:value-type="string" office:string-value="R649C7">
            <text:p>R649C7</text:p>
          </table:table-cell>
          <table:table-cell office:value-type="float" office:value="64908">
            <text:p>64908</text:p>
          </table:table-cell>
          <table:table-cell office:value-type="string" office:string-value="R649C9">
            <text:p>R649C9</text:p>
          </table:table-cell>
          <table:table-cell office:value-type="float" office:value="64910">
            <text:p>64910</text:p>
          </table:table-cell>
          <table:table-cell office:value-type="string" office:string-value="R649C11">
            <text:p>R649C11</text:p>
          </table:table-cell>
          <table:table-cell office:value-type="float" office:value="64912">
            <text:p>64912</text:p>
          </table:table-cell>
          <table:table-cell office:value-type="string" office:string-value="R649C13">
            <text:p>R649C13</text:p>
          </table:table-cell>
          <table:table-cell office:value-type="float" office:value="64914">
            <text:p>64914</text:p>
          </table:table-cell>
          <table:table-cell office:value-type="string" office:string-value="R649C15">
            <text:p>R649C15</text:p>
          </table:table-cell>
          <table:table-cell office:value-type="float" office:value="64916">
            <text:p>64916</text:p>
          </table:table-cell>
          <table:table-cell office:value-type="string" office:string-value="R649C17">
            <text:p>R649C17</text:p>
          </table:table-cell>
          <table:table-cell office:value-type="float" office:value="64918">
            <text:p>64918</text:p>
          </table:table-cell>
          <table:table-cell office:value-type="string" office:string-value="R649C19">
            <text:p>R649C19</text:p>
          </table:table-cell>
          <table:table-cell office:value-type="float" office:value="64920">
            <text:p>64920</text:p>
          </table:table-cell>
          <table:table-cell office:value-type="string" office:string-value="R649C21">
            <text:p>R649C21</text:p>
          </table:table-cell>
          <table:table-cell office:value-type="float" office:value="64922">
            <text:p>64922</text:p>
          </table:table-cell>
          <table:table-cell office:value-type="string" office:string-value="R649C23">
            <text:p>R649C23</text:p>
          </table:table-cell>
          <table:table-cell office:value-type="float" office:value="64924">
            <text:p>64924</text:p>
          </table:table-cell>
          <table:table-cell office:value-type="string" office:string-value="R649C25">
            <text:p>R649C25</text:p>
          </table:table-cell>
          <table:table-cell office:value-type="float" office:value="64926">
            <text:p>64926</text:p>
          </table:table-cell>
        </table:table-row>
        <table:table-row>
          <table:table-cell office:value-type="string" office:string-value="R650C1">
            <text:p>R650C1</text:p>
          </table:table-cell>
          <table:table-cell office:value-type="float" office:value="65002">
            <text:p>65002</text:p>
          </table:table-cell>
          <table:table-cell office:value-type="string" office:string-value="R650C3">
            <text:p>R650C3</text:p>
          </table:table-cell>
          <table:table-cell office:value-type="float" office:value="65004">
            <text:p>65004</text:p>
          </table:table-cell>
          <table:table-cell office:value-type="string" office:string-value="R650C5">
            <text:p>R650C5</text:p>
          </table:table-cell>
          <table:table-cell office:value-type="float" office:value="65006">
            <text:p>65006</text:p>
          </table:table-cell>
          <table:table-cell office:value-type="string" office:string-value="R650C7">
            <text:p>R650C7</text:p>
          </table:table-cell>
          <table:table-cell office:value-type="float" office:value="65008">
            <text:p>65008</text:p>
          </table:table-cell>
          <table:table-cell office:value-type="string" office:string-value="R650C9">
            <text:p>R650C9</text:p>
          </table:table-cell>
          <table:table-cell office:value-type="float" office:value="65010">
            <text:p>65010</text:p>
          </table:table-cell>
          <table:table-cell office:value-type="string" office:string-value="R650C11">
            <text:p>R650C11</text:p>
          </table:table-cell>
          <table:table-cell office:value-type="float" office:value="65012">
            <text:p>65012</text:p>
          </table:table-cell>
          <table:table-cell office:value-type="string" office:string-value="R650C13">
            <text:p>R650C13</text:p>
          </table:table-cell>
          <table:table-cell office:value-type="float" office:value="65014">
            <text:p>65014</text:p>
          </table:table-cell>
          <table:table-cell office:value-type="string" office:string-value="R650C15">
            <text:p>R650C15</text:p>
          </table:table-cell>
          <table:table-cell office:value-type="float" office:value="65016">
            <text:p>65016</text:p>
          </table:table-cell>
          <table:table-cell office:value-type="string" office:string-value="R650C17">
            <text:p>R650C17</text:p>
          </table:table-cell>
          <table:table-cell office:value-type="float" office:value="65018">
            <text:p>65018</text:p>
          </table:table-cell>
          <table:table-cell office:value-type="string" office:string-value="R650C19">
            <text:p>R650C19</text:p>
          </table:table-cell>
          <table:table-cell office:value-type="float" office:value="65020">
            <text:p>65020</text:p>
          </table:table-cell>
          <table:table-cell office:value-type="string" office:string-value="R650C21">
            <text:p>R650C21</text:p>
          </table:table-cell>
          <table:table-cell office:value-type="float" office:value="65022">
            <text:p>65022</text:p>
          </table:table-cell>
          <table:table-cell office:value-type="string" office:string-value="R650C23">
            <text:p>R650C23</text:p>
          </table:table-cell>
          <table:table-cell office:value-type="float" office:value="65024">
            <text:p>65024</text:p>
          </table:table-cell>
          <table:table-cell office:value-type="string" office:string-value="R650C25">
            <text:p>R650C25</text:p>
          </table:table-cell>
          <table:table-cell office:value-type="float" office:value="65026">
            <text:p>65026</text:p>
          </table:table-cell>
        </table:table-row>
        <table:table-row>
          <table:table-cell office:value-type="string" office:string-value="R651C1">
            <text:p>R651C1</text:p>
          </table:table-cell>
          <table:table-cell office:value-type="float" office:value="65102">
            <text:p>65102</text:p>
          </table:table-cell>
          <table:table-cell office:value-type="string" office:string-value="R651C3">
            <text:p>R651C3</text:p>
          </table:table-cell>
          <table:table-cell office:value-type="float" office:value="65104">
            <text:p>65104</text:p>
          </table:table-cell>
          <table:table-cell office:value-type="string" office:string-value="R651C5">
            <text:p>R651C5</text:p>
          </table:table-cell>
          <table:table-cell office:value-type="float" office:value="65106">
            <text:p>65106</text:p>
          </table:table-cell>
          <table:table-cell office:value-type="string" office:string-value="R651C7">
            <text:p>R651C7</text:p>
          </table:table-cell>
          <table:table-cell office:value-type="float" office:value="65108">
            <text:p>65108</text:p>
          </table:table-cell>
          <table:table-cell office:value-type="string" office:string-value="R651C9">
            <text:p>R651C9</text:p>
          </table:table-cell>
          <table:table-cell office:value-type="float" office:value="65110">
            <text:p>65110</text:p>
          </table:table-cell>
          <table:table-cell office:value-type="string" office:string-value="R651C11">
            <text:p>R651C11</text:p>
          </table:table-cell>
          <table:table-cell office:value-type="float" office:value="65112">
            <text:p>65112</text:p>
          </table:table-cell>
          <table:table-cell office:value-type="string" office:string-value="R651C13">
            <text:p>R651C13</text:p>
          </table:table-cell>
          <table:table-cell office:value-type="float" office:value="65114">
            <text:p>65114</text:p>
          </table:table-cell>
          <table:table-cell office:value-type="string" office:string-value="R651C15">
            <text:p>R651C15</text:p>
          </table:table-cell>
          <table:table-cell office:value-type="float" office:value="65116">
            <text:p>65116</text:p>
          </table:table-cell>
          <table:table-cell office:value-type="string" office:string-value="R651C17">
            <text:p>R651C17</text:p>
          </table:table-cell>
          <table:table-cell office:value-type="float" office:value="65118">
            <text:p>65118</text:p>
          </table:table-cell>
          <table:table-cell office:value-type="string" office:string-value="R651C19">
            <text:p>R651C19</text:p>
          </table:table-cell>
          <table:table-cell office:value-type="float" office:value="65120">
            <text:p>65120</text:p>
          </table:table-cell>
          <table:table-cell office:value-type="string" office:string-value="R651C21">
            <text:p>R651C21</text:p>
          </table:table-cell>
          <table:table-cell office:value-type="float" office:value="65122">
            <text:p>65122</text:p>
          </table:table-cell>
          <table:table-cell office:value-type="string" office:string-value="R651C23">
            <text:p>R651C23</text:p>
          </table:table-cell>
          <table:table-cell office:value-type="float" office:value="65124">
            <text:p>65124</text:p>
          </table:table-cell>
          <table:table-cell office:value-type="string" office:string-value="R651C25">
            <text:p>R651C25</text:p>
          </table:table-cell>
          <table:table-cell office:value-type="float" office:value="65126">
            <text:p>65126</text:p>
          </table:table-cell>
        </table:table-row>
        <table:table-row>
          <table:table-cell office:value-type="string" office:string-value="R652C1">
            <text:p>R652C1</text:p>
          </table:table-cell>
          <table:table-cell office:value-type="float" office:value="65202">
            <text:p>65202</text:p>
          </table:table-cell>
          <table:table-cell office:value-type="string" office:string-value="R652C3">
            <text:p>R652C3</text:p>
          </table:table-cell>
          <table:table-cell office:value-type="float" office:value="65204">
            <text:p>65204</text:p>
          </table:table-cell>
          <table:table-cell office:value-type="string" office:string-value="R652C5">
            <text:p>R652C5</text:p>
          </table:table-cell>
          <table:table-cell office:value-type="float" office:value="65206">
            <text:p>65206</text:p>
          </table:table-cell>
          <table:table-cell office:value-type="string" office:string-value="R652C7">
            <text:p>R652C7</text:p>
          </table:table-cell>
          <table:table-cell office:value-type="float" office:value="65208">
            <text:p>65208</text:p>
          </table:table-cell>
          <table:table-cell office:value-type="string" office:string-value="R652C9">
            <text:p>R652C9</text:p>
          </table:table-cell>
          <table:table-cell office:value-type="float" office:value="65210">
            <text:p>65210</text:p>
          </table:table-cell>
          <table:table-cell office:value-type="string" office:string-value="R652C11">
            <text:p>R652C11</text:p>
          </table:table-cell>
          <table:table-cell office:value-type="float" office:value="65212">
            <text:p>65212</text:p>
          </table:table-cell>
          <table:table-cell office:value-type="string" office:string-value="R652C13">
            <text:p>R652C13</text:p>
          </table:table-cell>
          <table:table-cell office:value-type="float" office:value="65214">
            <text:p>65214</text:p>
          </table:table-cell>
          <table:table-cell office:value-type="string" office:string-value="R652C15">
            <text:p>R652C15</text:p>
          </table:table-cell>
          <table:table-cell office:value-type="float" office:value="65216">
            <text:p>65216</text:p>
          </table:table-cell>
          <table:table-cell office:value-type="string" office:string-value="R652C17">
            <text:p>R652C17</text:p>
          </table:table-cell>
          <table:table-cell office:value-type="float" office:value="65218">
            <text:p>65218</text:p>
          </table:table-cell>
          <table:table-cell office:value-type="string" office:string-value="R652C19">
            <text:p>R652C19</text:p>
          </table:table-cell>
          <table:table-cell office:value-type="float" office:value="65220">
            <text:p>65220</text:p>
          </table:table-cell>
          <table:table-cell office:value-type="string" office:string-value="R652C21">
            <text:p>R652C21</text:p>
          </table:table-cell>
          <table:table-cell office:value-type="float" office:value="65222">
            <text:p>65222</text:p>
          </table:table-cell>
          <table:table-cell office:value-type="string" office:string-value="R652C23">
            <text:p>R652C23</text:p>
          </table:table-cell>
          <table:table-cell office:value-type="float" office:value="65224">
            <text:p>65224</text:p>
          </table:table-cell>
          <table:table-cell office:value-type="string" office:string-value="R652C25">
            <text:p>R652C25</text:p>
          </table:table-cell>
          <table:table-cell office:value-type="float" office:value="65226">
            <text:p>65226</text:p>
          </table:table-cell>
        </table:table-row>
        <table:table-row>
          <table:table-cell office:value-type="string" office:string-value="R653C1">
            <text:p>R653C1</text:p>
          </table:table-cell>
          <table:table-cell office:value-type="float" office:value="65302">
            <text:p>65302</text:p>
          </table:table-cell>
          <table:table-cell office:value-type="string" office:string-value="R653C3">
            <text:p>R653C3</text:p>
          </table:table-cell>
          <table:table-cell office:value-type="float" office:value="65304">
            <text:p>65304</text:p>
          </table:table-cell>
          <table:table-cell office:value-type="string" office:string-value="R653C5">
            <text:p>R653C5</text:p>
          </table:table-cell>
          <table:table-cell office:value-type="float" office:value="65306">
            <text:p>65306</text:p>
          </table:table-cell>
          <table:table-cell office:value-type="string" office:string-value="R653C7">
            <text:p>R653C7</text:p>
          </table:table-cell>
          <table:table-cell office:value-type="float" office:value="65308">
            <text:p>65308</text:p>
          </table:table-cell>
          <table:table-cell office:value-type="string" office:string-value="R653C9">
            <text:p>R653C9</text:p>
          </table:table-cell>
          <table:table-cell office:value-type="float" office:value="65310">
            <text:p>65310</text:p>
          </table:table-cell>
          <table:table-cell office:value-type="string" office:string-value="R653C11">
            <text:p>R653C11</text:p>
          </table:table-cell>
          <table:table-cell office:value-type="float" office:value="65312">
            <text:p>65312</text:p>
          </table:table-cell>
          <table:table-cell office:value-type="string" office:string-value="R653C13">
            <text:p>R653C13</text:p>
          </table:table-cell>
          <table:table-cell office:value-type="float" office:value="65314">
            <text:p>65314</text:p>
          </table:table-cell>
          <table:table-cell office:value-type="string" office:string-value="R653C15">
            <text:p>R653C15</text:p>
          </table:table-cell>
          <table:table-cell office:value-type="float" office:value="65316">
            <text:p>65316</text:p>
          </table:table-cell>
          <table:table-cell office:value-type="string" office:string-value="R653C17">
            <text:p>R653C17</text:p>
          </table:table-cell>
          <table:table-cell office:value-type="float" office:value="65318">
            <text:p>65318</text:p>
          </table:table-cell>
          <table:table-cell office:value-type="string" office:string-value="R653C19">
            <text:p>R653C19</text:p>
          </table:table-cell>
          <table:table-cell office:value-type="float" office:value="65320">
            <text:p>65320</text:p>
          </table:table-cell>
          <table:table-cell office:value-type="string" office:string-value="R653C21">
            <text:p>R653C21</text:p>
          </table:table-cell>
          <table:table-cell office:value-type="float" office:value="65322">
            <text:p>65322</text:p>
          </table:table-cell>
          <table:table-cell office:value-type="string" office:string-value="R653C23">
            <text:p>R653C23</text:p>
          </table:table-cell>
          <table:table-cell office:value-type="float" office:value="65324">
            <text:p>65324</text:p>
          </table:table-cell>
          <table:table-cell office:value-type="string" office:string-value="R653C25">
            <text:p>R653C25</text:p>
          </table:table-cell>
          <table:table-cell office:value-type="float" office:value="65326">
            <text:p>65326</text:p>
          </table:table-cell>
        </table:table-row>
        <table:table-row>
          <table:table-cell office:value-type="string" office:string-value="R654C1">
            <text:p>R654C1</text:p>
          </table:table-cell>
          <table:table-cell office:value-type="float" office:value="65402">
            <text:p>65402</text:p>
          </table:table-cell>
          <table:table-cell office:value-type="string" office:string-value="R654C3">
            <text:p>R654C3</text:p>
          </table:table-cell>
          <table:table-cell office:value-type="float" office:value="65404">
            <text:p>65404</text:p>
          </table:table-cell>
          <table:table-cell office:value-type="string" office:string-value="R654C5">
            <text:p>R654C5</text:p>
          </table:table-cell>
          <table:table-cell office:value-type="float" office:value="65406">
            <text:p>65406</text:p>
          </table:table-cell>
          <table:table-cell office:value-type="string" office:string-value="R654C7">
            <text:p>R654C7</text:p>
          </table:table-cell>
          <table:table-cell office:value-type="float" office:value="65408">
            <text:p>65408</text:p>
          </table:table-cell>
          <table:table-cell office:value-type="string" office:string-value="R654C9">
            <text:p>R654C9</text:p>
          </table:table-cell>
          <table:table-cell office:value-type="float" office:value="65410">
            <text:p>65410</text:p>
          </table:table-cell>
          <table:table-cell office:value-type="string" office:string-value="R654C11">
            <text:p>R654C11</text:p>
          </table:table-cell>
          <table:table-cell office:value-type="float" office:value="65412">
            <text:p>65412</text:p>
          </table:table-cell>
          <table:table-cell office:value-type="string" office:string-value="R654C13">
            <text:p>R654C13</text:p>
          </table:table-cell>
          <table:table-cell office:value-type="float" office:value="65414">
            <text:p>65414</text:p>
          </table:table-cell>
          <table:table-cell office:value-type="string" office:string-value="R654C15">
            <text:p>R654C15</text:p>
          </table:table-cell>
          <table:table-cell office:value-type="float" office:value="65416">
            <text:p>65416</text:p>
          </table:table-cell>
          <table:table-cell office:value-type="string" office:string-value="R654C17">
            <text:p>R654C17</text:p>
          </table:table-cell>
          <table:table-cell office:value-type="float" office:value="65418">
            <text:p>65418</text:p>
          </table:table-cell>
          <table:table-cell office:value-type="string" office:string-value="R654C19">
            <text:p>R654C19</text:p>
          </table:table-cell>
          <table:table-cell office:value-type="float" office:value="65420">
            <text:p>65420</text:p>
          </table:table-cell>
          <table:table-cell office:value-type="string" office:string-value="R654C21">
            <text:p>R654C21</text:p>
          </table:table-cell>
          <table:table-cell office:value-type="float" office:value="65422">
            <text:p>65422</text:p>
          </table:table-cell>
          <table:table-cell office:value-type="string" office:string-value="R654C23">
            <text:p>R654C23</text:p>
          </table:table-cell>
          <table:table-cell office:value-type="float" office:value="65424">
            <text:p>65424</text:p>
          </table:table-cell>
          <table:table-cell office:value-type="string" office:string-value="R654C25">
            <text:p>R654C25</text:p>
          </table:table-cell>
          <table:table-cell office:value-type="float" office:value="65426">
            <text:p>65426</text:p>
          </table:table-cell>
        </table:table-row>
        <table:table-row>
          <table:table-cell office:value-type="string" office:string-value="R655C1">
            <text:p>R655C1</text:p>
          </table:table-cell>
          <table:table-cell office:value-type="float" office:value="65502">
            <text:p>65502</text:p>
          </table:table-cell>
          <table:table-cell office:value-type="string" office:string-value="R655C3">
            <text:p>R655C3</text:p>
          </table:table-cell>
          <table:table-cell office:value-type="float" office:value="65504">
            <text:p>65504</text:p>
          </table:table-cell>
          <table:table-cell office:value-type="string" office:string-value="R655C5">
            <text:p>R655C5</text:p>
          </table:table-cell>
          <table:table-cell office:value-type="float" office:value="65506">
            <text:p>65506</text:p>
          </table:table-cell>
          <table:table-cell office:value-type="string" office:string-value="R655C7">
            <text:p>R655C7</text:p>
          </table:table-cell>
          <table:table-cell office:value-type="float" office:value="65508">
            <text:p>65508</text:p>
          </table:table-cell>
          <table:table-cell office:value-type="string" office:string-value="R655C9">
            <text:p>R655C9</text:p>
          </table:table-cell>
          <table:table-cell office:value-type="float" office:value="65510">
            <text:p>65510</text:p>
          </table:table-cell>
          <table:table-cell office:value-type="string" office:string-value="R655C11">
            <text:p>R655C11</text:p>
          </table:table-cell>
          <table:table-cell office:value-type="float" office:value="65512">
            <text:p>65512</text:p>
          </table:table-cell>
          <table:table-cell office:value-type="string" office:string-value="R655C13">
            <text:p>R655C13</text:p>
          </table:table-cell>
          <table:table-cell office:value-type="float" office:value="65514">
            <text:p>65514</text:p>
          </table:table-cell>
          <table:table-cell office:value-type="string" office:string-value="R655C15">
            <text:p>R655C15</text:p>
          </table:table-cell>
          <table:table-cell office:value-type="float" office:value="65516">
            <text:p>65516</text:p>
          </table:table-cell>
          <table:table-cell office:value-type="string" office:string-value="R655C17">
            <text:p>R655C17</text:p>
          </table:table-cell>
          <table:table-cell office:value-type="float" office:value="65518">
            <text:p>65518</text:p>
          </table:table-cell>
          <table:table-cell office:value-type="string" office:string-value="R655C19">
            <text:p>R655C19</text:p>
          </table:table-cell>
          <table:table-cell office:value-type="float" office:value="65520">
            <text:p>65520</text:p>
          </table:table-cell>
          <table:table-cell office:value-type="string" office:string-value="R655C21">
            <text:p>R655C21</text:p>
          </table:table-cell>
          <table:table-cell office:value-type="float" office:value="65522">
            <text:p>65522</text:p>
          </table:table-cell>
          <table:table-cell office:value-type="string" office:string-value="R655C23">
            <text:p>R655C23</text:p>
          </table:table-cell>
          <table:table-cell office:value-type="float" office:value="65524">
            <text:p>65524</text:p>
          </table:table-cell>
          <table:table-cell office:value-type="string" office:string-value="R655C25">
            <text:p>R655C25</text:p>
          </table:table-cell>
          <table:table-cell office:value-type="float" office:value="65526">
            <text:p>65526</text:p>
          </table:table-cell>
        </table:table-row>
        <table:table-row>
          <table:table-cell office:value-type="string" office:string-value="R656C1">
            <text:p>R656C1</text:p>
          </table:table-cell>
          <table:table-cell office:value-type="float" office:value="65602">
            <text:p>65602</text:p>
          </table:table-cell>
          <table:table-cell office:value-type="string" office:string-value="R656C3">
            <text:p>R656C3</text:p>
          </table:table-cell>
          <table:table-cell office:value-type="float" office:value="65604">
            <text:p>65604</text:p>
          </table:table-cell>
          <table:table-cell office:value-type="string" office:string-value="R656C5">
            <text:p>R656C5</text:p>
          </table:table-cell>
          <table:table-cell office:value-type="float" office:value="65606">
            <text:p>65606</text:p>
          </table:table-cell>
          <table:table-cell office:value-type="string" office:string-value="R656C7">
            <text:p>R656C7</text:p>
          </table:table-cell>
          <table:table-cell office:value-type="float" office:value="65608">
            <text:p>65608</text:p>
          </table:table-cell>
          <table:table-cell office:value-type="string" office:string-value="R656C9">
            <text:p>R656C9</text:p>
          </table:table-cell>
          <table:table-cell office:value-type="float" office:value="65610">
            <text:p>65610</text:p>
          </table:table-cell>
          <table:table-cell office:value-type="string" office:string-value="R656C11">
            <text:p>R656C11</text:p>
          </table:table-cell>
          <table:table-cell office:value-type="float" office:value="65612">
            <text:p>65612</text:p>
          </table:table-cell>
          <table:table-cell office:value-type="string" office:string-value="R656C13">
            <text:p>R656C13</text:p>
          </table:table-cell>
          <table:table-cell office:value-type="float" office:value="65614">
            <text:p>65614</text:p>
          </table:table-cell>
          <table:table-cell office:value-type="string" office:string-value="R656C15">
            <text:p>R656C15</text:p>
          </table:table-cell>
          <table:table-cell office:value-type="float" office:value="65616">
            <text:p>65616</text:p>
          </table:table-cell>
          <table:table-cell office:value-type="string" office:string-value="R656C17">
            <text:p>R656C17</text:p>
          </table:table-cell>
          <table:table-cell office:value-type="float" office:value="65618">
            <text:p>65618</text:p>
          </table:table-cell>
          <table:table-cell office:value-type="string" office:string-value="R656C19">
            <text:p>R656C19</text:p>
          </table:table-cell>
          <table:table-cell office:value-type="float" office:value="65620">
            <text:p>65620</text:p>
          </table:table-cell>
          <table:table-cell office:value-type="string" office:string-value="R656C21">
            <text:p>R656C21</text:p>
          </table:table-cell>
          <table:table-cell office:value-type="float" office:value="65622">
            <text:p>65622</text:p>
          </table:table-cell>
          <table:table-cell office:value-type="string" office:string-value="R656C23">
            <text:p>R656C23</text:p>
          </table:table-cell>
          <table:table-cell office:value-type="float" office:value="65624">
            <text:p>65624</text:p>
          </table:table-cell>
          <table:table-cell office:value-type="string" office:string-value="R656C25">
            <text:p>R656C25</text:p>
          </table:table-cell>
          <table:table-cell office:value-type="float" office:value="65626">
            <text:p>65626</text:p>
          </table:table-cell>
        </table:table-row>
        <table:table-row>
          <table:table-cell office:value-type="string" office:string-value="R657C1">
            <text:p>R657C1</text:p>
          </table:table-cell>
          <table:table-cell office:value-type="float" office:value="65702">
            <text:p>65702</text:p>
          </table:table-cell>
          <table:table-cell office:value-type="string" office:string-value="R657C3">
            <text:p>R657C3</text:p>
          </table:table-cell>
          <table:table-cell office:value-type="float" office:value="65704">
            <text:p>65704</text:p>
          </table:table-cell>
          <table:table-cell office:value-type="string" office:string-value="R657C5">
            <text:p>R657C5</text:p>
          </table:table-cell>
          <table:table-cell office:value-type="float" office:value="65706">
            <text:p>65706</text:p>
          </table:table-cell>
          <table:table-cell office:value-type="string" office:string-value="R657C7">
            <text:p>R657C7</text:p>
          </table:table-cell>
          <table:table-cell office:value-type="float" office:value="65708">
            <text:p>65708</text:p>
          </table:table-cell>
          <table:table-cell office:value-type="string" office:string-value="R657C9">
            <text:p>R657C9</text:p>
          </table:table-cell>
          <table:table-cell office:value-type="float" office:value="65710">
            <text:p>65710</text:p>
          </table:table-cell>
          <table:table-cell office:value-type="string" office:string-value="R657C11">
            <text:p>R657C11</text:p>
          </table:table-cell>
          <table:table-cell office:value-type="float" office:value="65712">
            <text:p>65712</text:p>
          </table:table-cell>
          <table:table-cell office:value-type="string" office:string-value="R657C13">
            <text:p>R657C13</text:p>
          </table:table-cell>
          <table:table-cell office:value-type="float" office:value="65714">
            <text:p>65714</text:p>
          </table:table-cell>
          <table:table-cell office:value-type="string" office:string-value="R657C15">
            <text:p>R657C15</text:p>
          </table:table-cell>
          <table:table-cell office:value-type="float" office:value="65716">
            <text:p>65716</text:p>
          </table:table-cell>
          <table:table-cell office:value-type="string" office:string-value="R657C17">
            <text:p>R657C17</text:p>
          </table:table-cell>
          <table:table-cell office:value-type="float" office:value="65718">
            <text:p>65718</text:p>
          </table:table-cell>
          <table:table-cell office:value-type="string" office:string-value="R657C19">
            <text:p>R657C19</text:p>
          </table:table-cell>
          <table:table-cell office:value-type="float" office:value="65720">
            <text:p>65720</text:p>
          </table:table-cell>
          <table:table-cell office:value-type="string" office:string-value="R657C21">
            <text:p>R657C21</text:p>
          </table:table-cell>
          <table:table-cell office:value-type="float" office:value="65722">
            <text:p>65722</text:p>
          </table:table-cell>
          <table:table-cell office:value-type="string" office:string-value="R657C23">
            <text:p>R657C23</text:p>
          </table:table-cell>
          <table:table-cell office:value-type="float" office:value="65724">
            <text:p>65724</text:p>
          </table:table-cell>
          <table:table-cell office:value-type="string" office:string-value="R657C25">
            <text:p>R657C25</text:p>
          </table:table-cell>
          <table:table-cell office:value-type="float" office:value="65726">
            <text:p>65726</text:p>
          </table:table-cell>
        </table:table-row>
        <table:table-row>
          <table:table-cell office:value-type="string" office:string-value="R658C1">
            <text:p>R658C1</text:p>
          </table:table-cell>
          <table:table-cell office:value-type="float" office:value="65802">
            <text:p>65802</text:p>
          </table:table-cell>
          <table:table-cell office:value-type="string" office:string-value="R658C3">
            <text:p>R658C3</text:p>
          </table:table-cell>
          <table:table-cell office:value-type="float" office:value="65804">
            <text:p>65804</text:p>
          </table:table-cell>
          <table:table-cell office:value-type="string" office:string-value="R658C5">
            <text:p>R658C5</text:p>
          </table:table-cell>
          <table:table-cell office:value-type="float" office:value="65806">
            <text:p>65806</text:p>
          </table:table-cell>
          <table:table-cell office:value-type="string" office:string-value="R658C7">
            <text:p>R658C7</text:p>
          </table:table-cell>
          <table:table-cell office:value-type="float" office:value="65808">
            <text:p>65808</text:p>
          </table:table-cell>
          <table:table-cell office:value-type="string" office:string-value="R658C9">
            <text:p>R658C9</text:p>
          </table:table-cell>
          <table:table-cell office:value-type="float" office:value="65810">
            <text:p>65810</text:p>
          </table:table-cell>
          <table:table-cell office:value-type="string" office:string-value="R658C11">
            <text:p>R658C11</text:p>
          </table:table-cell>
          <table:table-cell office:value-type="float" office:value="65812">
            <text:p>65812</text:p>
          </table:table-cell>
          <table:table-cell office:value-type="string" office:string-value="R658C13">
            <text:p>R658C13</text:p>
          </table:table-cell>
          <table:table-cell office:value-type="float" office:value="65814">
            <text:p>65814</text:p>
          </table:table-cell>
          <table:table-cell office:value-type="string" office:string-value="R658C15">
            <text:p>R658C15</text:p>
          </table:table-cell>
          <table:table-cell office:value-type="float" office:value="65816">
            <text:p>65816</text:p>
          </table:table-cell>
          <table:table-cell office:value-type="string" office:string-value="R658C17">
            <text:p>R658C17</text:p>
          </table:table-cell>
          <table:table-cell office:value-type="float" office:value="65818">
            <text:p>65818</text:p>
          </table:table-cell>
          <table:table-cell office:value-type="string" office:string-value="R658C19">
            <text:p>R658C19</text:p>
          </table:table-cell>
          <table:table-cell office:value-type="float" office:value="65820">
            <text:p>65820</text:p>
          </table:table-cell>
          <table:table-cell office:value-type="string" office:string-value="R658C21">
            <text:p>R658C21</text:p>
          </table:table-cell>
          <table:table-cell office:value-type="float" office:value="65822">
            <text:p>65822</text:p>
          </table:table-cell>
          <table:table-cell office:value-type="string" office:string-value="R658C23">
            <text:p>R658C23</text:p>
          </table:table-cell>
          <table:table-cell office:value-type="float" office:value="65824">
            <text:p>65824</text:p>
          </table:table-cell>
          <table:table-cell office:value-type="string" office:string-value="R658C25">
            <text:p>R658C25</text:p>
          </table:table-cell>
          <table:table-cell office:value-type="float" office:value="65826">
            <text:p>65826</text:p>
          </table:table-cell>
        </table:table-row>
        <table:table-row>
          <table:table-cell office:value-type="string" office:string-value="R659C1">
            <text:p>R659C1</text:p>
          </table:table-cell>
          <table:table-cell office:value-type="float" office:value="65902">
            <text:p>65902</text:p>
          </table:table-cell>
          <table:table-cell office:value-type="string" office:string-value="R659C3">
            <text:p>R659C3</text:p>
          </table:table-cell>
          <table:table-cell office:value-type="float" office:value="65904">
            <text:p>65904</text:p>
          </table:table-cell>
          <table:table-cell office:value-type="string" office:string-value="R659C5">
            <text:p>R659C5</text:p>
          </table:table-cell>
          <table:table-cell office:value-type="float" office:value="65906">
            <text:p>65906</text:p>
          </table:table-cell>
          <table:table-cell office:value-type="string" office:string-value="R659C7">
            <text:p>R659C7</text:p>
          </table:table-cell>
          <table:table-cell office:value-type="float" office:value="65908">
            <text:p>65908</text:p>
          </table:table-cell>
          <table:table-cell office:value-type="string" office:string-value="R659C9">
            <text:p>R659C9</text:p>
          </table:table-cell>
          <table:table-cell office:value-type="float" office:value="65910">
            <text:p>65910</text:p>
          </table:table-cell>
          <table:table-cell office:value-type="string" office:string-value="R659C11">
            <text:p>R659C11</text:p>
          </table:table-cell>
          <table:table-cell office:value-type="float" office:value="65912">
            <text:p>65912</text:p>
          </table:table-cell>
          <table:table-cell office:value-type="string" office:string-value="R659C13">
            <text:p>R659C13</text:p>
          </table:table-cell>
          <table:table-cell office:value-type="float" office:value="65914">
            <text:p>65914</text:p>
          </table:table-cell>
          <table:table-cell office:value-type="string" office:string-value="R659C15">
            <text:p>R659C15</text:p>
          </table:table-cell>
          <table:table-cell office:value-type="float" office:value="65916">
            <text:p>65916</text:p>
          </table:table-cell>
          <table:table-cell office:value-type="string" office:string-value="R659C17">
            <text:p>R659C17</text:p>
          </table:table-cell>
          <table:table-cell office:value-type="float" office:value="65918">
            <text:p>65918</text:p>
          </table:table-cell>
          <table:table-cell office:value-type="string" office:string-value="R659C19">
            <text:p>R659C19</text:p>
          </table:table-cell>
          <table:table-cell office:value-type="float" office:value="65920">
            <text:p>65920</text:p>
          </table:table-cell>
          <table:table-cell office:value-type="string" office:string-value="R659C21">
            <text:p>R659C21</text:p>
          </table:table-cell>
          <table:table-cell office:value-type="float" office:value="65922">
            <text:p>65922</text:p>
          </table:table-cell>
          <table:table-cell office:value-type="string" office:string-value="R659C23">
            <text:p>R659C23</text:p>
          </table:table-cell>
          <table:table-cell office:value-type="float" office:value="65924">
            <text:p>65924</text:p>
          </table:table-cell>
          <table:table-cell office:value-type="string" office:string-value="R659C25">
            <text:p>R659C25</text:p>
          </table:table-cell>
          <table:table-cell office:value-type="float" office:value="65926">
            <text:p>65926</text:p>
          </table:table-cell>
        </table:table-row>
        <table:table-row>
          <table:table-cell office:value-type="string" office:string-value="R660C1">
            <text:p>R660C1</text:p>
          </table:table-cell>
          <table:table-cell office:value-type="float" office:value="66002">
            <text:p>66002</text:p>
          </table:table-cell>
          <table:table-cell office:value-type="string" office:string-value="R660C3">
            <text:p>R660C3</text:p>
          </table:table-cell>
          <table:table-cell office:value-type="float" office:value="66004">
            <text:p>66004</text:p>
          </table:table-cell>
          <table:table-cell office:value-type="string" office:string-value="R660C5">
            <text:p>R660C5</text:p>
          </table:table-cell>
          <table:table-cell office:value-type="float" office:value="66006">
            <text:p>66006</text:p>
          </table:table-cell>
          <table:table-cell office:value-type="string" office:string-value="R660C7">
            <text:p>R660C7</text:p>
          </table:table-cell>
          <table:table-cell office:value-type="float" office:value="66008">
            <text:p>66008</text:p>
          </table:table-cell>
          <table:table-cell office:value-type="string" office:string-value="R660C9">
            <text:p>R660C9</text:p>
          </table:table-cell>
          <table:table-cell office:value-type="float" office:value="66010">
            <text:p>66010</text:p>
          </table:table-cell>
          <table:table-cell office:value-type="string" office:string-value="R660C11">
            <text:p>R660C11</text:p>
          </table:table-cell>
          <table:table-cell office:value-type="float" office:value="66012">
            <text:p>66012</text:p>
          </table:table-cell>
          <table:table-cell office:value-type="string" office:string-value="R660C13">
            <text:p>R660C13</text:p>
          </table:table-cell>
          <table:table-cell office:value-type="float" office:value="66014">
            <text:p>66014</text:p>
          </table:table-cell>
          <table:table-cell office:value-type="string" office:string-value="R660C15">
            <text:p>R660C15</text:p>
          </table:table-cell>
          <table:table-cell office:value-type="float" office:value="66016">
            <text:p>66016</text:p>
          </table:table-cell>
          <table:table-cell office:value-type="string" office:string-value="R660C17">
            <text:p>R660C17</text:p>
          </table:table-cell>
          <table:table-cell office:value-type="float" office:value="66018">
            <text:p>66018</text:p>
          </table:table-cell>
          <table:table-cell office:value-type="string" office:string-value="R660C19">
            <text:p>R660C19</text:p>
          </table:table-cell>
          <table:table-cell office:value-type="float" office:value="66020">
            <text:p>66020</text:p>
          </table:table-cell>
          <table:table-cell office:value-type="string" office:string-value="R660C21">
            <text:p>R660C21</text:p>
          </table:table-cell>
          <table:table-cell office:value-type="float" office:value="66022">
            <text:p>66022</text:p>
          </table:table-cell>
          <table:table-cell office:value-type="string" office:string-value="R660C23">
            <text:p>R660C23</text:p>
          </table:table-cell>
          <table:table-cell office:value-type="float" office:value="66024">
            <text:p>66024</text:p>
          </table:table-cell>
          <table:table-cell office:value-type="string" office:string-value="R660C25">
            <text:p>R660C25</text:p>
          </table:table-cell>
          <table:table-cell office:value-type="float" office:value="66026">
            <text:p>66026</text:p>
          </table:table-cell>
        </table:table-row>
        <table:table-row>
          <table:table-cell office:value-type="string" office:string-value="R661C1">
            <text:p>R661C1</text:p>
          </table:table-cell>
          <table:table-cell office:value-type="float" office:value="66102">
            <text:p>66102</text:p>
          </table:table-cell>
          <table:table-cell office:value-type="string" office:string-value="R661C3">
            <text:p>R661C3</text:p>
          </table:table-cell>
          <table:table-cell office:value-type="float" office:value="66104">
            <text:p>66104</text:p>
          </table:table-cell>
          <table:table-cell office:value-type="string" office:string-value="R661C5">
            <text:p>R661C5</text:p>
          </table:table-cell>
          <table:table-cell office:value-type="float" office:value="66106">
            <text:p>66106</text:p>
          </table:table-cell>
          <table:table-cell office:value-type="string" office:string-value="R661C7">
            <text:p>R661C7</text:p>
          </table:table-cell>
          <table:table-cell office:value-type="float" office:value="66108">
            <text:p>66108</text:p>
          </table:table-cell>
          <table:table-cell office:value-type="string" office:string-value="R661C9">
            <text:p>R661C9</text:p>
          </table:table-cell>
          <table:table-cell office:value-type="float" office:value="66110">
            <text:p>66110</text:p>
          </table:table-cell>
          <table:table-cell office:value-type="string" office:string-value="R661C11">
            <text:p>R661C11</text:p>
          </table:table-cell>
          <table:table-cell office:value-type="float" office:value="66112">
            <text:p>66112</text:p>
          </table:table-cell>
          <table:table-cell office:value-type="string" office:string-value="R661C13">
            <text:p>R661C13</text:p>
          </table:table-cell>
          <table:table-cell office:value-type="float" office:value="66114">
            <text:p>66114</text:p>
          </table:table-cell>
          <table:table-cell office:value-type="string" office:string-value="R661C15">
            <text:p>R661C15</text:p>
          </table:table-cell>
          <table:table-cell office:value-type="float" office:value="66116">
            <text:p>66116</text:p>
          </table:table-cell>
          <table:table-cell office:value-type="string" office:string-value="R661C17">
            <text:p>R661C17</text:p>
          </table:table-cell>
          <table:table-cell office:value-type="float" office:value="66118">
            <text:p>66118</text:p>
          </table:table-cell>
          <table:table-cell office:value-type="string" office:string-value="R661C19">
            <text:p>R661C19</text:p>
          </table:table-cell>
          <table:table-cell office:value-type="float" office:value="66120">
            <text:p>66120</text:p>
          </table:table-cell>
          <table:table-cell office:value-type="string" office:string-value="R661C21">
            <text:p>R661C21</text:p>
          </table:table-cell>
          <table:table-cell office:value-type="float" office:value="66122">
            <text:p>66122</text:p>
          </table:table-cell>
          <table:table-cell office:value-type="string" office:string-value="R661C23">
            <text:p>R661C23</text:p>
          </table:table-cell>
          <table:table-cell office:value-type="float" office:value="66124">
            <text:p>66124</text:p>
          </table:table-cell>
          <table:table-cell office:value-type="string" office:string-value="R661C25">
            <text:p>R661C25</text:p>
          </table:table-cell>
          <table:table-cell office:value-type="float" office:value="66126">
            <text:p>66126</text:p>
          </table:table-cell>
        </table:table-row>
        <table:table-row>
          <table:table-cell office:value-type="string" office:string-value="R662C1">
            <text:p>R662C1</text:p>
          </table:table-cell>
          <table:table-cell office:value-type="float" office:value="66202">
            <text:p>66202</text:p>
          </table:table-cell>
          <table:table-cell office:value-type="string" office:string-value="R662C3">
            <text:p>R662C3</text:p>
          </table:table-cell>
          <table:table-cell office:value-type="float" office:value="66204">
            <text:p>66204</text:p>
          </table:table-cell>
          <table:table-cell office:value-type="string" office:string-value="R662C5">
            <text:p>R662C5</text:p>
          </table:table-cell>
          <table:table-cell office:value-type="float" office:value="66206">
            <text:p>66206</text:p>
          </table:table-cell>
          <table:table-cell office:value-type="string" office:string-value="R662C7">
            <text:p>R662C7</text:p>
          </table:table-cell>
          <table:table-cell office:value-type="float" office:value="66208">
            <text:p>66208</text:p>
          </table:table-cell>
          <table:table-cell office:value-type="string" office:string-value="R662C9">
            <text:p>R662C9</text:p>
          </table:table-cell>
          <table:table-cell office:value-type="float" office:value="66210">
            <text:p>66210</text:p>
          </table:table-cell>
          <table:table-cell office:value-type="string" office:string-value="R662C11">
            <text:p>R662C11</text:p>
          </table:table-cell>
          <table:table-cell office:value-type="float" office:value="66212">
            <text:p>66212</text:p>
          </table:table-cell>
          <table:table-cell office:value-type="string" office:string-value="R662C13">
            <text:p>R662C13</text:p>
          </table:table-cell>
          <table:table-cell office:value-type="float" office:value="66214">
            <text:p>66214</text:p>
          </table:table-cell>
          <table:table-cell office:value-type="string" office:string-value="R662C15">
            <text:p>R662C15</text:p>
          </table:table-cell>
          <table:table-cell office:value-type="float" office:value="66216">
            <text:p>66216</text:p>
          </table:table-cell>
          <table:table-cell office:value-type="string" office:string-value="R662C17">
            <text:p>R662C17</text:p>
          </table:table-cell>
          <table:table-cell office:value-type="float" office:value="66218">
            <text:p>66218</text:p>
          </table:table-cell>
          <table:table-cell office:value-type="string" office:string-value="R662C19">
            <text:p>R662C19</text:p>
          </table:table-cell>
          <table:table-cell office:value-type="float" office:value="66220">
            <text:p>66220</text:p>
          </table:table-cell>
          <table:table-cell office:value-type="string" office:string-value="R662C21">
            <text:p>R662C21</text:p>
          </table:table-cell>
          <table:table-cell office:value-type="float" office:value="66222">
            <text:p>66222</text:p>
          </table:table-cell>
          <table:table-cell office:value-type="string" office:string-value="R662C23">
            <text:p>R662C23</text:p>
          </table:table-cell>
          <table:table-cell office:value-type="float" office:value="66224">
            <text:p>66224</text:p>
          </table:table-cell>
          <table:table-cell office:value-type="string" office:string-value="R662C25">
            <text:p>R662C25</text:p>
          </table:table-cell>
          <table:table-cell office:value-type="float" office:value="66226">
            <text:p>66226</text:p>
          </table:table-cell>
        </table:table-row>
        <table:table-row>
          <table:table-cell office:value-type="string" office:string-value="R663C1">
            <text:p>R663C1</text:p>
          </table:table-cell>
          <table:table-cell office:value-type="float" office:value="66302">
            <text:p>66302</text:p>
          </table:table-cell>
          <table:table-cell office:value-type="string" office:string-value="R663C3">
            <text:p>R663C3</text:p>
          </table:table-cell>
          <table:table-cell office:value-type="float" office:value="66304">
            <text:p>66304</text:p>
          </table:table-cell>
          <table:table-cell office:value-type="string" office:string-value="R663C5">
            <text:p>R663C5</text:p>
          </table:table-cell>
          <table:table-cell office:value-type="float" office:value="66306">
            <text:p>66306</text:p>
          </table:table-cell>
          <table:table-cell office:value-type="string" office:string-value="R663C7">
            <text:p>R663C7</text:p>
          </table:table-cell>
          <table:table-cell office:value-type="float" office:value="66308">
            <text:p>66308</text:p>
          </table:table-cell>
          <table:table-cell office:value-type="string" office:string-value="R663C9">
            <text:p>R663C9</text:p>
          </table:table-cell>
          <table:table-cell office:value-type="float" office:value="66310">
            <text:p>66310</text:p>
          </table:table-cell>
          <table:table-cell office:value-type="string" office:string-value="R663C11">
            <text:p>R663C11</text:p>
          </table:table-cell>
          <table:table-cell office:value-type="float" office:value="66312">
            <text:p>66312</text:p>
          </table:table-cell>
          <table:table-cell office:value-type="string" office:string-value="R663C13">
            <text:p>R663C13</text:p>
          </table:table-cell>
          <table:table-cell office:value-type="float" office:value="66314">
            <text:p>66314</text:p>
          </table:table-cell>
          <table:table-cell office:value-type="string" office:string-value="R663C15">
            <text:p>R663C15</text:p>
          </table:table-cell>
          <table:table-cell office:value-type="float" office:value="66316">
            <text:p>66316</text:p>
          </table:table-cell>
          <table:table-cell office:value-type="string" office:string-value="R663C17">
            <text:p>R663C17</text:p>
          </table:table-cell>
          <table:table-cell office:value-type="float" office:value="66318">
            <text:p>66318</text:p>
          </table:table-cell>
          <table:table-cell office:value-type="string" office:string-value="R663C19">
            <text:p>R663C19</text:p>
          </table:table-cell>
          <table:table-cell office:value-type="float" office:value="66320">
            <text:p>66320</text:p>
          </table:table-cell>
          <table:table-cell office:value-type="string" office:string-value="R663C21">
            <text:p>R663C21</text:p>
          </table:table-cell>
          <table:table-cell office:value-type="float" office:value="66322">
            <text:p>66322</text:p>
          </table:table-cell>
          <table:table-cell office:value-type="string" office:string-value="R663C23">
            <text:p>R663C23</text:p>
          </table:table-cell>
          <table:table-cell office:value-type="float" office:value="66324">
            <text:p>66324</text:p>
          </table:table-cell>
          <table:table-cell office:value-type="string" office:string-value="R663C25">
            <text:p>R663C25</text:p>
          </table:table-cell>
          <table:table-cell office:value-type="float" office:value="66326">
            <text:p>66326</text:p>
          </table:table-cell>
        </table:table-row>
        <table:table-row>
          <table:table-cell office:value-type="string" office:string-value="R664C1">
            <text:p>R664C1</text:p>
          </table:table-cell>
          <table:table-cell office:value-type="float" office:value="66402">
            <text:p>66402</text:p>
          </table:table-cell>
          <table:table-cell office:value-type="string" office:string-value="R664C3">
            <text:p>R664C3</text:p>
          </table:table-cell>
          <table:table-cell office:value-type="float" office:value="66404">
            <text:p>66404</text:p>
          </table:table-cell>
          <table:table-cell office:value-type="string" office:string-value="R664C5">
            <text:p>R664C5</text:p>
          </table:table-cell>
          <table:table-cell office:value-type="float" office:value="66406">
            <text:p>66406</text:p>
          </table:table-cell>
          <table:table-cell office:value-type="string" office:string-value="R664C7">
            <text:p>R664C7</text:p>
          </table:table-cell>
          <table:table-cell office:value-type="float" office:value="66408">
            <text:p>66408</text:p>
          </table:table-cell>
          <table:table-cell office:value-type="string" office:string-value="R664C9">
            <text:p>R664C9</text:p>
          </table:table-cell>
          <table:table-cell office:value-type="float" office:value="66410">
            <text:p>66410</text:p>
          </table:table-cell>
          <table:table-cell office:value-type="string" office:string-value="R664C11">
            <text:p>R664C11</text:p>
          </table:table-cell>
          <table:table-cell office:value-type="float" office:value="66412">
            <text:p>66412</text:p>
          </table:table-cell>
          <table:table-cell office:value-type="string" office:string-value="R664C13">
            <text:p>R664C13</text:p>
          </table:table-cell>
          <table:table-cell office:value-type="float" office:value="66414">
            <text:p>66414</text:p>
          </table:table-cell>
          <table:table-cell office:value-type="string" office:string-value="R664C15">
            <text:p>R664C15</text:p>
          </table:table-cell>
          <table:table-cell office:value-type="float" office:value="66416">
            <text:p>66416</text:p>
          </table:table-cell>
          <table:table-cell office:value-type="string" office:string-value="R664C17">
            <text:p>R664C17</text:p>
          </table:table-cell>
          <table:table-cell office:value-type="float" office:value="66418">
            <text:p>66418</text:p>
          </table:table-cell>
          <table:table-cell office:value-type="string" office:string-value="R664C19">
            <text:p>R664C19</text:p>
          </table:table-cell>
          <table:table-cell office:value-type="float" office:value="66420">
            <text:p>66420</text:p>
          </table:table-cell>
          <table:table-cell office:value-type="string" office:string-value="R664C21">
            <text:p>R664C21</text:p>
          </table:table-cell>
          <table:table-cell office:value-type="float" office:value="66422">
            <text:p>66422</text:p>
          </table:table-cell>
          <table:table-cell office:value-type="string" office:string-value="R664C23">
            <text:p>R664C23</text:p>
          </table:table-cell>
          <table:table-cell office:value-type="float" office:value="66424">
            <text:p>66424</text:p>
          </table:table-cell>
          <table:table-cell office:value-type="string" office:string-value="R664C25">
            <text:p>R664C25</text:p>
          </table:table-cell>
          <table:table-cell office:value-type="float" office:value="66426">
            <text:p>66426</text:p>
          </table:table-cell>
        </table:table-row>
        <table:table-row>
          <table:table-cell office:value-type="string" office:string-value="R665C1">
            <text:p>R665C1</text:p>
          </table:table-cell>
          <table:table-cell office:value-type="float" office:value="66502">
            <text:p>66502</text:p>
          </table:table-cell>
          <table:table-cell office:value-type="string" office:string-value="R665C3">
            <text:p>R665C3</text:p>
          </table:table-cell>
          <table:table-cell office:value-type="float" office:value="66504">
            <text:p>66504</text:p>
          </table:table-cell>
          <table:table-cell office:value-type="string" office:string-value="R665C5">
            <text:p>R665C5</text:p>
          </table:table-cell>
          <table:table-cell office:value-type="float" office:value="66506">
            <text:p>66506</text:p>
          </table:table-cell>
          <table:table-cell office:value-type="string" office:string-value="R665C7">
            <text:p>R665C7</text:p>
          </table:table-cell>
          <table:table-cell office:value-type="float" office:value="66508">
            <text:p>66508</text:p>
          </table:table-cell>
          <table:table-cell office:value-type="string" office:string-value="R665C9">
            <text:p>R665C9</text:p>
          </table:table-cell>
          <table:table-cell office:value-type="float" office:value="66510">
            <text:p>66510</text:p>
          </table:table-cell>
          <table:table-cell office:value-type="string" office:string-value="R665C11">
            <text:p>R665C11</text:p>
          </table:table-cell>
          <table:table-cell office:value-type="float" office:value="66512">
            <text:p>66512</text:p>
          </table:table-cell>
          <table:table-cell office:value-type="string" office:string-value="R665C13">
            <text:p>R665C13</text:p>
          </table:table-cell>
          <table:table-cell office:value-type="float" office:value="66514">
            <text:p>66514</text:p>
          </table:table-cell>
          <table:table-cell office:value-type="string" office:string-value="R665C15">
            <text:p>R665C15</text:p>
          </table:table-cell>
          <table:table-cell office:value-type="float" office:value="66516">
            <text:p>66516</text:p>
          </table:table-cell>
          <table:table-cell office:value-type="string" office:string-value="R665C17">
            <text:p>R665C17</text:p>
          </table:table-cell>
          <table:table-cell office:value-type="float" office:value="66518">
            <text:p>66518</text:p>
          </table:table-cell>
          <table:table-cell office:value-type="string" office:string-value="R665C19">
            <text:p>R665C19</text:p>
          </table:table-cell>
          <table:table-cell office:value-type="float" office:value="66520">
            <text:p>66520</text:p>
          </table:table-cell>
          <table:table-cell office:value-type="string" office:string-value="R665C21">
            <text:p>R665C21</text:p>
          </table:table-cell>
          <table:table-cell office:value-type="float" office:value="66522">
            <text:p>66522</text:p>
          </table:table-cell>
          <table:table-cell office:value-type="string" office:string-value="R665C23">
            <text:p>R665C23</text:p>
          </table:table-cell>
          <table:table-cell office:value-type="float" office:value="66524">
            <text:p>66524</text:p>
          </table:table-cell>
          <table:table-cell office:value-type="string" office:string-value="R665C25">
            <text:p>R665C25</text:p>
          </table:table-cell>
          <table:table-cell office:value-type="float" office:value="66526">
            <text:p>66526</text:p>
          </table:table-cell>
        </table:table-row>
        <table:table-row>
          <table:table-cell office:value-type="string" office:string-value="R666C1">
            <text:p>R666C1</text:p>
          </table:table-cell>
          <table:table-cell office:value-type="float" office:value="66602">
            <text:p>66602</text:p>
          </table:table-cell>
          <table:table-cell office:value-type="string" office:string-value="R666C3">
            <text:p>R666C3</text:p>
          </table:table-cell>
          <table:table-cell office:value-type="float" office:value="66604">
            <text:p>66604</text:p>
          </table:table-cell>
          <table:table-cell office:value-type="string" office:string-value="R666C5">
            <text:p>R666C5</text:p>
          </table:table-cell>
          <table:table-cell office:value-type="float" office:value="66606">
            <text:p>66606</text:p>
          </table:table-cell>
          <table:table-cell office:value-type="string" office:string-value="R666C7">
            <text:p>R666C7</text:p>
          </table:table-cell>
          <table:table-cell office:value-type="float" office:value="66608">
            <text:p>66608</text:p>
          </table:table-cell>
          <table:table-cell office:value-type="string" office:string-value="R666C9">
            <text:p>R666C9</text:p>
          </table:table-cell>
          <table:table-cell office:value-type="float" office:value="66610">
            <text:p>66610</text:p>
          </table:table-cell>
          <table:table-cell office:value-type="string" office:string-value="R666C11">
            <text:p>R666C11</text:p>
          </table:table-cell>
          <table:table-cell office:value-type="float" office:value="66612">
            <text:p>66612</text:p>
          </table:table-cell>
          <table:table-cell office:value-type="string" office:string-value="R666C13">
            <text:p>R666C13</text:p>
          </table:table-cell>
          <table:table-cell office:value-type="float" office:value="66614">
            <text:p>66614</text:p>
          </table:table-cell>
          <table:table-cell office:value-type="string" office:string-value="R666C15">
            <text:p>R666C15</text:p>
          </table:table-cell>
          <table:table-cell office:value-type="float" office:value="66616">
            <text:p>66616</text:p>
          </table:table-cell>
          <table:table-cell office:value-type="string" office:string-value="R666C17">
            <text:p>R666C17</text:p>
          </table:table-cell>
          <table:table-cell office:value-type="float" office:value="66618">
            <text:p>66618</text:p>
          </table:table-cell>
          <table:table-cell office:value-type="string" office:string-value="R666C19">
            <text:p>R666C19</text:p>
          </table:table-cell>
          <table:table-cell office:value-type="float" office:value="66620">
            <text:p>66620</text:p>
          </table:table-cell>
          <table:table-cell office:value-type="string" office:string-value="R666C21">
            <text:p>R666C21</text:p>
          </table:table-cell>
          <table:table-cell office:value-type="float" office:value="66622">
            <text:p>66622</text:p>
          </table:table-cell>
          <table:table-cell office:value-type="string" office:string-value="R666C23">
            <text:p>R666C23</text:p>
          </table:table-cell>
          <table:table-cell office:value-type="float" office:value="66624">
            <text:p>66624</text:p>
          </table:table-cell>
          <table:table-cell office:value-type="string" office:string-value="R666C25">
            <text:p>R666C25</text:p>
          </table:table-cell>
          <table:table-cell office:value-type="float" office:value="66626">
            <text:p>66626</text:p>
          </table:table-cell>
        </table:table-row>
        <table:table-row>
          <table:table-cell office:value-type="string" office:string-value="R667C1">
            <text:p>R667C1</text:p>
          </table:table-cell>
          <table:table-cell office:value-type="float" office:value="66702">
            <text:p>66702</text:p>
          </table:table-cell>
          <table:table-cell office:value-type="string" office:string-value="R667C3">
            <text:p>R667C3</text:p>
          </table:table-cell>
          <table:table-cell office:value-type="float" office:value="66704">
            <text:p>66704</text:p>
          </table:table-cell>
          <table:table-cell office:value-type="string" office:string-value="R667C5">
            <text:p>R667C5</text:p>
          </table:table-cell>
          <table:table-cell office:value-type="float" office:value="66706">
            <text:p>66706</text:p>
          </table:table-cell>
          <table:table-cell office:value-type="string" office:string-value="R667C7">
            <text:p>R667C7</text:p>
          </table:table-cell>
          <table:table-cell office:value-type="float" office:value="66708">
            <text:p>66708</text:p>
          </table:table-cell>
          <table:table-cell office:value-type="string" office:string-value="R667C9">
            <text:p>R667C9</text:p>
          </table:table-cell>
          <table:table-cell office:value-type="float" office:value="66710">
            <text:p>66710</text:p>
          </table:table-cell>
          <table:table-cell office:value-type="string" office:string-value="R667C11">
            <text:p>R667C11</text:p>
          </table:table-cell>
          <table:table-cell office:value-type="float" office:value="66712">
            <text:p>66712</text:p>
          </table:table-cell>
          <table:table-cell office:value-type="string" office:string-value="R667C13">
            <text:p>R667C13</text:p>
          </table:table-cell>
          <table:table-cell office:value-type="float" office:value="66714">
            <text:p>66714</text:p>
          </table:table-cell>
          <table:table-cell office:value-type="string" office:string-value="R667C15">
            <text:p>R667C15</text:p>
          </table:table-cell>
          <table:table-cell office:value-type="float" office:value="66716">
            <text:p>66716</text:p>
          </table:table-cell>
          <table:table-cell office:value-type="string" office:string-value="R667C17">
            <text:p>R667C17</text:p>
          </table:table-cell>
          <table:table-cell office:value-type="float" office:value="66718">
            <text:p>66718</text:p>
          </table:table-cell>
          <table:table-cell office:value-type="string" office:string-value="R667C19">
            <text:p>R667C19</text:p>
          </table:table-cell>
          <table:table-cell office:value-type="float" office:value="66720">
            <text:p>66720</text:p>
          </table:table-cell>
          <table:table-cell office:value-type="string" office:string-value="R667C21">
            <text:p>R667C21</text:p>
          </table:table-cell>
          <table:table-cell office:value-type="float" office:value="66722">
            <text:p>66722</text:p>
          </table:table-cell>
          <table:table-cell office:value-type="string" office:string-value="R667C23">
            <text:p>R667C23</text:p>
          </table:table-cell>
          <table:table-cell office:value-type="float" office:value="66724">
            <text:p>66724</text:p>
          </table:table-cell>
          <table:table-cell office:value-type="string" office:string-value="R667C25">
            <text:p>R667C25</text:p>
          </table:table-cell>
          <table:table-cell office:value-type="float" office:value="66726">
            <text:p>66726</text:p>
          </table:table-cell>
        </table:table-row>
        <table:table-row>
          <table:table-cell office:value-type="string" office:string-value="R668C1">
            <text:p>R668C1</text:p>
          </table:table-cell>
          <table:table-cell office:value-type="float" office:value="66802">
            <text:p>66802</text:p>
          </table:table-cell>
          <table:table-cell office:value-type="string" office:string-value="R668C3">
            <text:p>R668C3</text:p>
          </table:table-cell>
          <table:table-cell office:value-type="float" office:value="66804">
            <text:p>66804</text:p>
          </table:table-cell>
          <table:table-cell office:value-type="string" office:string-value="R668C5">
            <text:p>R668C5</text:p>
          </table:table-cell>
          <table:table-cell office:value-type="float" office:value="66806">
            <text:p>66806</text:p>
          </table:table-cell>
          <table:table-cell office:value-type="string" office:string-value="R668C7">
            <text:p>R668C7</text:p>
          </table:table-cell>
          <table:table-cell office:value-type="float" office:value="66808">
            <text:p>66808</text:p>
          </table:table-cell>
          <table:table-cell office:value-type="string" office:string-value="R668C9">
            <text:p>R668C9</text:p>
          </table:table-cell>
          <table:table-cell office:value-type="float" office:value="66810">
            <text:p>66810</text:p>
          </table:table-cell>
          <table:table-cell office:value-type="string" office:string-value="R668C11">
            <text:p>R668C11</text:p>
          </table:table-cell>
          <table:table-cell office:value-type="float" office:value="66812">
            <text:p>66812</text:p>
          </table:table-cell>
          <table:table-cell office:value-type="string" office:string-value="R668C13">
            <text:p>R668C13</text:p>
          </table:table-cell>
          <table:table-cell office:value-type="float" office:value="66814">
            <text:p>66814</text:p>
          </table:table-cell>
          <table:table-cell office:value-type="string" office:string-value="R668C15">
            <text:p>R668C15</text:p>
          </table:table-cell>
          <table:table-cell office:value-type="float" office:value="66816">
            <text:p>66816</text:p>
          </table:table-cell>
          <table:table-cell office:value-type="string" office:string-value="R668C17">
            <text:p>R668C17</text:p>
          </table:table-cell>
          <table:table-cell office:value-type="float" office:value="66818">
            <text:p>66818</text:p>
          </table:table-cell>
          <table:table-cell office:value-type="string" office:string-value="R668C19">
            <text:p>R668C19</text:p>
          </table:table-cell>
          <table:table-cell office:value-type="float" office:value="66820">
            <text:p>66820</text:p>
          </table:table-cell>
          <table:table-cell office:value-type="string" office:string-value="R668C21">
            <text:p>R668C21</text:p>
          </table:table-cell>
          <table:table-cell office:value-type="float" office:value="66822">
            <text:p>66822</text:p>
          </table:table-cell>
          <table:table-cell office:value-type="string" office:string-value="R668C23">
            <text:p>R668C23</text:p>
          </table:table-cell>
          <table:table-cell office:value-type="float" office:value="66824">
            <text:p>66824</text:p>
          </table:table-cell>
          <table:table-cell office:value-type="string" office:string-value="R668C25">
            <text:p>R668C25</text:p>
          </table:table-cell>
          <table:table-cell office:value-type="float" office:value="66826">
            <text:p>66826</text:p>
          </table:table-cell>
        </table:table-row>
        <table:table-row>
          <table:table-cell office:value-type="string" office:string-value="R669C1">
            <text:p>R669C1</text:p>
          </table:table-cell>
          <table:table-cell office:value-type="float" office:value="66902">
            <text:p>66902</text:p>
          </table:table-cell>
          <table:table-cell office:value-type="string" office:string-value="R669C3">
            <text:p>R669C3</text:p>
          </table:table-cell>
          <table:table-cell office:value-type="float" office:value="66904">
            <text:p>66904</text:p>
          </table:table-cell>
          <table:table-cell office:value-type="string" office:string-value="R669C5">
            <text:p>R669C5</text:p>
          </table:table-cell>
          <table:table-cell office:value-type="float" office:value="66906">
            <text:p>66906</text:p>
          </table:table-cell>
          <table:table-cell office:value-type="string" office:string-value="R669C7">
            <text:p>R669C7</text:p>
          </table:table-cell>
          <table:table-cell office:value-type="float" office:value="66908">
            <text:p>66908</text:p>
          </table:table-cell>
          <table:table-cell office:value-type="string" office:string-value="R669C9">
            <text:p>R669C9</text:p>
          </table:table-cell>
          <table:table-cell office:value-type="float" office:value="66910">
            <text:p>66910</text:p>
          </table:table-cell>
          <table:table-cell office:value-type="string" office:string-value="R669C11">
            <text:p>R669C11</text:p>
          </table:table-cell>
          <table:table-cell office:value-type="float" office:value="66912">
            <text:p>66912</text:p>
          </table:table-cell>
          <table:table-cell office:value-type="string" office:string-value="R669C13">
            <text:p>R669C13</text:p>
          </table:table-cell>
          <table:table-cell office:value-type="float" office:value="66914">
            <text:p>66914</text:p>
          </table:table-cell>
          <table:table-cell office:value-type="string" office:string-value="R669C15">
            <text:p>R669C15</text:p>
          </table:table-cell>
          <table:table-cell office:value-type="float" office:value="66916">
            <text:p>66916</text:p>
          </table:table-cell>
          <table:table-cell office:value-type="string" office:string-value="R669C17">
            <text:p>R669C17</text:p>
          </table:table-cell>
          <table:table-cell office:value-type="float" office:value="66918">
            <text:p>66918</text:p>
          </table:table-cell>
          <table:table-cell office:value-type="string" office:string-value="R669C19">
            <text:p>R669C19</text:p>
          </table:table-cell>
          <table:table-cell office:value-type="float" office:value="66920">
            <text:p>66920</text:p>
          </table:table-cell>
          <table:table-cell office:value-type="string" office:string-value="R669C21">
            <text:p>R669C21</text:p>
          </table:table-cell>
          <table:table-cell office:value-type="float" office:value="66922">
            <text:p>66922</text:p>
          </table:table-cell>
          <table:table-cell office:value-type="string" office:string-value="R669C23">
            <text:p>R669C23</text:p>
          </table:table-cell>
          <table:table-cell office:value-type="float" office:value="66924">
            <text:p>66924</text:p>
          </table:table-cell>
          <table:table-cell office:value-type="string" office:string-value="R669C25">
            <text:p>R669C25</text:p>
          </table:table-cell>
          <table:table-cell office:value-type="float" office:value="66926">
            <text:p>66926</text:p>
          </table:table-cell>
        </table:table-row>
        <table:table-row>
          <table:table-cell office:value-type="string" office:string-value="R670C1">
            <text:p>R670C1</text:p>
          </table:table-cell>
          <table:table-cell office:value-type="float" office:value="67002">
            <text:p>67002</text:p>
          </table:table-cell>
          <table:table-cell office:value-type="string" office:string-value="R670C3">
            <text:p>R670C3</text:p>
          </table:table-cell>
          <table:table-cell office:value-type="float" office:value="67004">
            <text:p>67004</text:p>
          </table:table-cell>
          <table:table-cell office:value-type="string" office:string-value="R670C5">
            <text:p>R670C5</text:p>
          </table:table-cell>
          <table:table-cell office:value-type="float" office:value="67006">
            <text:p>67006</text:p>
          </table:table-cell>
          <table:table-cell office:value-type="string" office:string-value="R670C7">
            <text:p>R670C7</text:p>
          </table:table-cell>
          <table:table-cell office:value-type="float" office:value="67008">
            <text:p>67008</text:p>
          </table:table-cell>
          <table:table-cell office:value-type="string" office:string-value="R670C9">
            <text:p>R670C9</text:p>
          </table:table-cell>
          <table:table-cell office:value-type="float" office:value="67010">
            <text:p>67010</text:p>
          </table:table-cell>
          <table:table-cell office:value-type="string" office:string-value="R670C11">
            <text:p>R670C11</text:p>
          </table:table-cell>
          <table:table-cell office:value-type="float" office:value="67012">
            <text:p>67012</text:p>
          </table:table-cell>
          <table:table-cell office:value-type="string" office:string-value="R670C13">
            <text:p>R670C13</text:p>
          </table:table-cell>
          <table:table-cell office:value-type="float" office:value="67014">
            <text:p>67014</text:p>
          </table:table-cell>
          <table:table-cell office:value-type="string" office:string-value="R670C15">
            <text:p>R670C15</text:p>
          </table:table-cell>
          <table:table-cell office:value-type="float" office:value="67016">
            <text:p>67016</text:p>
          </table:table-cell>
          <table:table-cell office:value-type="string" office:string-value="R670C17">
            <text:p>R670C17</text:p>
          </table:table-cell>
          <table:table-cell office:value-type="float" office:value="67018">
            <text:p>67018</text:p>
          </table:table-cell>
          <table:table-cell office:value-type="string" office:string-value="R670C19">
            <text:p>R670C19</text:p>
          </table:table-cell>
          <table:table-cell office:value-type="float" office:value="67020">
            <text:p>67020</text:p>
          </table:table-cell>
          <table:table-cell office:value-type="string" office:string-value="R670C21">
            <text:p>R670C21</text:p>
          </table:table-cell>
          <table:table-cell office:value-type="float" office:value="67022">
            <text:p>67022</text:p>
          </table:table-cell>
          <table:table-cell office:value-type="string" office:string-value="R670C23">
            <text:p>R670C23</text:p>
          </table:table-cell>
          <table:table-cell office:value-type="float" office:value="67024">
            <text:p>67024</text:p>
          </table:table-cell>
          <table:table-cell office:value-type="string" office:string-value="R670C25">
            <text:p>R670C25</text:p>
          </table:table-cell>
          <table:table-cell office:value-type="float" office:value="67026">
            <text:p>67026</text:p>
          </table:table-cell>
        </table:table-row>
        <table:table-row>
          <table:table-cell office:value-type="string" office:string-value="R671C1">
            <text:p>R671C1</text:p>
          </table:table-cell>
          <table:table-cell office:value-type="float" office:value="67102">
            <text:p>67102</text:p>
          </table:table-cell>
          <table:table-cell office:value-type="string" office:string-value="R671C3">
            <text:p>R671C3</text:p>
          </table:table-cell>
          <table:table-cell office:value-type="float" office:value="67104">
            <text:p>67104</text:p>
          </table:table-cell>
          <table:table-cell office:value-type="string" office:string-value="R671C5">
            <text:p>R671C5</text:p>
          </table:table-cell>
          <table:table-cell office:value-type="float" office:value="67106">
            <text:p>67106</text:p>
          </table:table-cell>
          <table:table-cell office:value-type="string" office:string-value="R671C7">
            <text:p>R671C7</text:p>
          </table:table-cell>
          <table:table-cell office:value-type="float" office:value="67108">
            <text:p>67108</text:p>
          </table:table-cell>
          <table:table-cell office:value-type="string" office:string-value="R671C9">
            <text:p>R671C9</text:p>
          </table:table-cell>
          <table:table-cell office:value-type="float" office:value="67110">
            <text:p>67110</text:p>
          </table:table-cell>
          <table:table-cell office:value-type="string" office:string-value="R671C11">
            <text:p>R671C11</text:p>
          </table:table-cell>
          <table:table-cell office:value-type="float" office:value="67112">
            <text:p>67112</text:p>
          </table:table-cell>
          <table:table-cell office:value-type="string" office:string-value="R671C13">
            <text:p>R671C13</text:p>
          </table:table-cell>
          <table:table-cell office:value-type="float" office:value="67114">
            <text:p>67114</text:p>
          </table:table-cell>
          <table:table-cell office:value-type="string" office:string-value="R671C15">
            <text:p>R671C15</text:p>
          </table:table-cell>
          <table:table-cell office:value-type="float" office:value="67116">
            <text:p>67116</text:p>
          </table:table-cell>
          <table:table-cell office:value-type="string" office:string-value="R671C17">
            <text:p>R671C17</text:p>
          </table:table-cell>
          <table:table-cell office:value-type="float" office:value="67118">
            <text:p>67118</text:p>
          </table:table-cell>
          <table:table-cell office:value-type="string" office:string-value="R671C19">
            <text:p>R671C19</text:p>
          </table:table-cell>
          <table:table-cell office:value-type="float" office:value="67120">
            <text:p>67120</text:p>
          </table:table-cell>
          <table:table-cell office:value-type="string" office:string-value="R671C21">
            <text:p>R671C21</text:p>
          </table:table-cell>
          <table:table-cell office:value-type="float" office:value="67122">
            <text:p>67122</text:p>
          </table:table-cell>
          <table:table-cell office:value-type="string" office:string-value="R671C23">
            <text:p>R671C23</text:p>
          </table:table-cell>
          <table:table-cell office:value-type="float" office:value="67124">
            <text:p>67124</text:p>
          </table:table-cell>
          <table:table-cell office:value-type="string" office:string-value="R671C25">
            <text:p>R671C25</text:p>
          </table:table-cell>
          <table:table-cell office:value-type="float" office:value="67126">
            <text:p>67126</text:p>
          </table:table-cell>
        </table:table-row>
        <table:table-row>
          <table:table-cell office:value-type="string" office:string-value="R672C1">
            <text:p>R672C1</text:p>
          </table:table-cell>
          <table:table-cell office:value-type="float" office:value="67202">
            <text:p>67202</text:p>
          </table:table-cell>
          <table:table-cell office:value-type="string" office:string-value="R672C3">
            <text:p>R672C3</text:p>
          </table:table-cell>
          <table:table-cell office:value-type="float" office:value="67204">
            <text:p>67204</text:p>
          </table:table-cell>
          <table:table-cell office:value-type="string" office:string-value="R672C5">
            <text:p>R672C5</text:p>
          </table:table-cell>
          <table:table-cell office:value-type="float" office:value="67206">
            <text:p>67206</text:p>
          </table:table-cell>
          <table:table-cell office:value-type="string" office:string-value="R672C7">
            <text:p>R672C7</text:p>
          </table:table-cell>
          <table:table-cell office:value-type="float" office:value="67208">
            <text:p>67208</text:p>
          </table:table-cell>
          <table:table-cell office:value-type="string" office:string-value="R672C9">
            <text:p>R672C9</text:p>
          </table:table-cell>
          <table:table-cell office:value-type="float" office:value="67210">
            <text:p>67210</text:p>
          </table:table-cell>
          <table:table-cell office:value-type="string" office:string-value="R672C11">
            <text:p>R672C11</text:p>
          </table:table-cell>
          <table:table-cell office:value-type="float" office:value="67212">
            <text:p>67212</text:p>
          </table:table-cell>
          <table:table-cell office:value-type="string" office:string-value="R672C13">
            <text:p>R672C13</text:p>
          </table:table-cell>
          <table:table-cell office:value-type="float" office:value="67214">
            <text:p>67214</text:p>
          </table:table-cell>
          <table:table-cell office:value-type="string" office:string-value="R672C15">
            <text:p>R672C15</text:p>
          </table:table-cell>
          <table:table-cell office:value-type="float" office:value="67216">
            <text:p>67216</text:p>
          </table:table-cell>
          <table:table-cell office:value-type="string" office:string-value="R672C17">
            <text:p>R672C17</text:p>
          </table:table-cell>
          <table:table-cell office:value-type="float" office:value="67218">
            <text:p>67218</text:p>
          </table:table-cell>
          <table:table-cell office:value-type="string" office:string-value="R672C19">
            <text:p>R672C19</text:p>
          </table:table-cell>
          <table:table-cell office:value-type="float" office:value="67220">
            <text:p>67220</text:p>
          </table:table-cell>
          <table:table-cell office:value-type="string" office:string-value="R672C21">
            <text:p>R672C21</text:p>
          </table:table-cell>
          <table:table-cell office:value-type="float" office:value="67222">
            <text:p>67222</text:p>
          </table:table-cell>
          <table:table-cell office:value-type="string" office:string-value="R672C23">
            <text:p>R672C23</text:p>
          </table:table-cell>
          <table:table-cell office:value-type="float" office:value="67224">
            <text:p>67224</text:p>
          </table:table-cell>
          <table:table-cell office:value-type="string" office:string-value="R672C25">
            <text:p>R672C25</text:p>
          </table:table-cell>
          <table:table-cell office:value-type="float" office:value="67226">
            <text:p>67226</text:p>
          </table:table-cell>
        </table:table-row>
        <table:table-row>
          <table:table-cell office:value-type="string" office:string-value="R673C1">
            <text:p>R673C1</text:p>
          </table:table-cell>
          <table:table-cell office:value-type="float" office:value="67302">
            <text:p>67302</text:p>
          </table:table-cell>
          <table:table-cell office:value-type="string" office:string-value="R673C3">
            <text:p>R673C3</text:p>
          </table:table-cell>
          <table:table-cell office:value-type="float" office:value="67304">
            <text:p>67304</text:p>
          </table:table-cell>
          <table:table-cell office:value-type="string" office:string-value="R673C5">
            <text:p>R673C5</text:p>
          </table:table-cell>
          <table:table-cell office:value-type="float" office:value="67306">
            <text:p>67306</text:p>
          </table:table-cell>
          <table:table-cell office:value-type="string" office:string-value="R673C7">
            <text:p>R673C7</text:p>
          </table:table-cell>
          <table:table-cell office:value-type="float" office:value="67308">
            <text:p>67308</text:p>
          </table:table-cell>
          <table:table-cell office:value-type="string" office:string-value="R673C9">
            <text:p>R673C9</text:p>
          </table:table-cell>
          <table:table-cell office:value-type="float" office:value="67310">
            <text:p>67310</text:p>
          </table:table-cell>
          <table:table-cell office:value-type="string" office:string-value="R673C11">
            <text:p>R673C11</text:p>
          </table:table-cell>
          <table:table-cell office:value-type="float" office:value="67312">
            <text:p>67312</text:p>
          </table:table-cell>
          <table:table-cell office:value-type="string" office:string-value="R673C13">
            <text:p>R673C13</text:p>
          </table:table-cell>
          <table:table-cell office:value-type="float" office:value="67314">
            <text:p>67314</text:p>
          </table:table-cell>
          <table:table-cell office:value-type="string" office:string-value="R673C15">
            <text:p>R673C15</text:p>
          </table:table-cell>
          <table:table-cell office:value-type="float" office:value="67316">
            <text:p>67316</text:p>
          </table:table-cell>
          <table:table-cell office:value-type="string" office:string-value="R673C17">
            <text:p>R673C17</text:p>
          </table:table-cell>
          <table:table-cell office:value-type="float" office:value="67318">
            <text:p>67318</text:p>
          </table:table-cell>
          <table:table-cell office:value-type="string" office:string-value="R673C19">
            <text:p>R673C19</text:p>
          </table:table-cell>
          <table:table-cell office:value-type="float" office:value="67320">
            <text:p>67320</text:p>
          </table:table-cell>
          <table:table-cell office:value-type="string" office:string-value="R673C21">
            <text:p>R673C21</text:p>
          </table:table-cell>
          <table:table-cell office:value-type="float" office:value="67322">
            <text:p>67322</text:p>
          </table:table-cell>
          <table:table-cell office:value-type="string" office:string-value="R673C23">
            <text:p>R673C23</text:p>
          </table:table-cell>
          <table:table-cell office:value-type="float" office:value="67324">
            <text:p>67324</text:p>
          </table:table-cell>
          <table:table-cell office:value-type="string" office:string-value="R673C25">
            <text:p>R673C25</text:p>
          </table:table-cell>
          <table:table-cell office:value-type="float" office:value="67326">
            <text:p>67326</text:p>
          </table:table-cell>
        </table:table-row>
        <table:table-row>
          <table:table-cell office:value-type="string" office:string-value="R674C1">
            <text:p>R674C1</text:p>
          </table:table-cell>
          <table:table-cell office:value-type="float" office:value="67402">
            <text:p>67402</text:p>
          </table:table-cell>
          <table:table-cell office:value-type="string" office:string-value="R674C3">
            <text:p>R674C3</text:p>
          </table:table-cell>
          <table:table-cell office:value-type="float" office:value="67404">
            <text:p>67404</text:p>
          </table:table-cell>
          <table:table-cell office:value-type="string" office:string-value="R674C5">
            <text:p>R674C5</text:p>
          </table:table-cell>
          <table:table-cell office:value-type="float" office:value="67406">
            <text:p>67406</text:p>
          </table:table-cell>
          <table:table-cell office:value-type="string" office:string-value="R674C7">
            <text:p>R674C7</text:p>
          </table:table-cell>
          <table:table-cell office:value-type="float" office:value="67408">
            <text:p>67408</text:p>
          </table:table-cell>
          <table:table-cell office:value-type="string" office:string-value="R674C9">
            <text:p>R674C9</text:p>
          </table:table-cell>
          <table:table-cell office:value-type="float" office:value="67410">
            <text:p>67410</text:p>
          </table:table-cell>
          <table:table-cell office:value-type="string" office:string-value="R674C11">
            <text:p>R674C11</text:p>
          </table:table-cell>
          <table:table-cell office:value-type="float" office:value="67412">
            <text:p>67412</text:p>
          </table:table-cell>
          <table:table-cell office:value-type="string" office:string-value="R674C13">
            <text:p>R674C13</text:p>
          </table:table-cell>
          <table:table-cell office:value-type="float" office:value="67414">
            <text:p>67414</text:p>
          </table:table-cell>
          <table:table-cell office:value-type="string" office:string-value="R674C15">
            <text:p>R674C15</text:p>
          </table:table-cell>
          <table:table-cell office:value-type="float" office:value="67416">
            <text:p>67416</text:p>
          </table:table-cell>
          <table:table-cell office:value-type="string" office:string-value="R674C17">
            <text:p>R674C17</text:p>
          </table:table-cell>
          <table:table-cell office:value-type="float" office:value="67418">
            <text:p>67418</text:p>
          </table:table-cell>
          <table:table-cell office:value-type="string" office:string-value="R674C19">
            <text:p>R674C19</text:p>
          </table:table-cell>
          <table:table-cell office:value-type="float" office:value="67420">
            <text:p>67420</text:p>
          </table:table-cell>
          <table:table-cell office:value-type="string" office:string-value="R674C21">
            <text:p>R674C21</text:p>
          </table:table-cell>
          <table:table-cell office:value-type="float" office:value="67422">
            <text:p>67422</text:p>
          </table:table-cell>
          <table:table-cell office:value-type="string" office:string-value="R674C23">
            <text:p>R674C23</text:p>
          </table:table-cell>
          <table:table-cell office:value-type="float" office:value="67424">
            <text:p>67424</text:p>
          </table:table-cell>
          <table:table-cell office:value-type="string" office:string-value="R674C25">
            <text:p>R674C25</text:p>
          </table:table-cell>
          <table:table-cell office:value-type="float" office:value="67426">
            <text:p>67426</text:p>
          </table:table-cell>
        </table:table-row>
        <table:table-row>
          <table:table-cell office:value-type="string" office:string-value="R675C1">
            <text:p>R675C1</text:p>
          </table:table-cell>
          <table:table-cell office:value-type="float" office:value="67502">
            <text:p>67502</text:p>
          </table:table-cell>
          <table:table-cell office:value-type="string" office:string-value="R675C3">
            <text:p>R675C3</text:p>
          </table:table-cell>
          <table:table-cell office:value-type="float" office:value="67504">
            <text:p>67504</text:p>
          </table:table-cell>
          <table:table-cell office:value-type="string" office:string-value="R675C5">
            <text:p>R675C5</text:p>
          </table:table-cell>
          <table:table-cell office:value-type="float" office:value="67506">
            <text:p>67506</text:p>
          </table:table-cell>
          <table:table-cell office:value-type="string" office:string-value="R675C7">
            <text:p>R675C7</text:p>
          </table:table-cell>
          <table:table-cell office:value-type="float" office:value="67508">
            <text:p>67508</text:p>
          </table:table-cell>
          <table:table-cell office:value-type="string" office:string-value="R675C9">
            <text:p>R675C9</text:p>
          </table:table-cell>
          <table:table-cell office:value-type="float" office:value="67510">
            <text:p>67510</text:p>
          </table:table-cell>
          <table:table-cell office:value-type="string" office:string-value="R675C11">
            <text:p>R675C11</text:p>
          </table:table-cell>
          <table:table-cell office:value-type="float" office:value="67512">
            <text:p>67512</text:p>
          </table:table-cell>
          <table:table-cell office:value-type="string" office:string-value="R675C13">
            <text:p>R675C13</text:p>
          </table:table-cell>
          <table:table-cell office:value-type="float" office:value="67514">
            <text:p>67514</text:p>
          </table:table-cell>
          <table:table-cell office:value-type="string" office:string-value="R675C15">
            <text:p>R675C15</text:p>
          </table:table-cell>
          <table:table-cell office:value-type="float" office:value="67516">
            <text:p>67516</text:p>
          </table:table-cell>
          <table:table-cell office:value-type="string" office:string-value="R675C17">
            <text:p>R675C17</text:p>
          </table:table-cell>
          <table:table-cell office:value-type="float" office:value="67518">
            <text:p>67518</text:p>
          </table:table-cell>
          <table:table-cell office:value-type="string" office:string-value="R675C19">
            <text:p>R675C19</text:p>
          </table:table-cell>
          <table:table-cell office:value-type="float" office:value="67520">
            <text:p>67520</text:p>
          </table:table-cell>
          <table:table-cell office:value-type="string" office:string-value="R675C21">
            <text:p>R675C21</text:p>
          </table:table-cell>
          <table:table-cell office:value-type="float" office:value="67522">
            <text:p>67522</text:p>
          </table:table-cell>
          <table:table-cell office:value-type="string" office:string-value="R675C23">
            <text:p>R675C23</text:p>
          </table:table-cell>
          <table:table-cell office:value-type="float" office:value="67524">
            <text:p>67524</text:p>
          </table:table-cell>
          <table:table-cell office:value-type="string" office:string-value="R675C25">
            <text:p>R675C25</text:p>
          </table:table-cell>
          <table:table-cell office:value-type="float" office:value="67526">
            <text:p>67526</text:p>
          </table:table-cell>
        </table:table-row>
        <table:table-row>
          <table:table-cell office:value-type="string" office:string-value="R676C1">
            <text:p>R676C1</text:p>
          </table:table-cell>
          <table:table-cell office:value-type="float" office:value="67602">
            <text:p>67602</text:p>
          </table:table-cell>
          <table:table-cell office:value-type="string" office:string-value="R676C3">
            <text:p>R676C3</text:p>
          </table:table-cell>
          <table:table-cell office:value-type="float" office:value="67604">
            <text:p>67604</text:p>
          </table:table-cell>
          <table:table-cell office:value-type="string" office:string-value="R676C5">
            <text:p>R676C5</text:p>
          </table:table-cell>
          <table:table-cell office:value-type="float" office:value="67606">
            <text:p>67606</text:p>
          </table:table-cell>
          <table:table-cell office:value-type="string" office:string-value="R676C7">
            <text:p>R676C7</text:p>
          </table:table-cell>
          <table:table-cell office:value-type="float" office:value="67608">
            <text:p>67608</text:p>
          </table:table-cell>
          <table:table-cell office:value-type="string" office:string-value="R676C9">
            <text:p>R676C9</text:p>
          </table:table-cell>
          <table:table-cell office:value-type="float" office:value="67610">
            <text:p>67610</text:p>
          </table:table-cell>
          <table:table-cell office:value-type="string" office:string-value="R676C11">
            <text:p>R676C11</text:p>
          </table:table-cell>
          <table:table-cell office:value-type="float" office:value="67612">
            <text:p>67612</text:p>
          </table:table-cell>
          <table:table-cell office:value-type="string" office:string-value="R676C13">
            <text:p>R676C13</text:p>
          </table:table-cell>
          <table:table-cell office:value-type="float" office:value="67614">
            <text:p>67614</text:p>
          </table:table-cell>
          <table:table-cell office:value-type="string" office:string-value="R676C15">
            <text:p>R676C15</text:p>
          </table:table-cell>
          <table:table-cell office:value-type="float" office:value="67616">
            <text:p>67616</text:p>
          </table:table-cell>
          <table:table-cell office:value-type="string" office:string-value="R676C17">
            <text:p>R676C17</text:p>
          </table:table-cell>
          <table:table-cell office:value-type="float" office:value="67618">
            <text:p>67618</text:p>
          </table:table-cell>
          <table:table-cell office:value-type="string" office:string-value="R676C19">
            <text:p>R676C19</text:p>
          </table:table-cell>
          <table:table-cell office:value-type="float" office:value="67620">
            <text:p>67620</text:p>
          </table:table-cell>
          <table:table-cell office:value-type="string" office:string-value="R676C21">
            <text:p>R676C21</text:p>
          </table:table-cell>
          <table:table-cell office:value-type="float" office:value="67622">
            <text:p>67622</text:p>
          </table:table-cell>
          <table:table-cell office:value-type="string" office:string-value="R676C23">
            <text:p>R676C23</text:p>
          </table:table-cell>
          <table:table-cell office:value-type="float" office:value="67624">
            <text:p>67624</text:p>
          </table:table-cell>
          <table:table-cell office:value-type="string" office:string-value="R676C25">
            <text:p>R676C25</text:p>
          </table:table-cell>
          <table:table-cell office:value-type="float" office:value="67626">
            <text:p>67626</text:p>
          </table:table-cell>
        </table:table-row>
        <table:table-row>
          <table:table-cell office:value-type="string" office:string-value="R677C1">
            <text:p>R677C1</text:p>
          </table:table-cell>
          <table:table-cell office:value-type="float" office:value="67702">
            <text:p>67702</text:p>
          </table:table-cell>
          <table:table-cell office:value-type="string" office:string-value="R677C3">
            <text:p>R677C3</text:p>
          </table:table-cell>
          <table:table-cell office:value-type="float" office:value="67704">
            <text:p>67704</text:p>
          </table:table-cell>
          <table:table-cell office:value-type="string" office:string-value="R677C5">
            <text:p>R677C5</text:p>
          </table:table-cell>
          <table:table-cell office:value-type="float" office:value="67706">
            <text:p>67706</text:p>
          </table:table-cell>
          <table:table-cell office:value-type="string" office:string-value="R677C7">
            <text:p>R677C7</text:p>
          </table:table-cell>
          <table:table-cell office:value-type="float" office:value="67708">
            <text:p>67708</text:p>
          </table:table-cell>
          <table:table-cell office:value-type="string" office:string-value="R677C9">
            <text:p>R677C9</text:p>
          </table:table-cell>
          <table:table-cell office:value-type="float" office:value="67710">
            <text:p>67710</text:p>
          </table:table-cell>
          <table:table-cell office:value-type="string" office:string-value="R677C11">
            <text:p>R677C11</text:p>
          </table:table-cell>
          <table:table-cell office:value-type="float" office:value="67712">
            <text:p>67712</text:p>
          </table:table-cell>
          <table:table-cell office:value-type="string" office:string-value="R677C13">
            <text:p>R677C13</text:p>
          </table:table-cell>
          <table:table-cell office:value-type="float" office:value="67714">
            <text:p>67714</text:p>
          </table:table-cell>
          <table:table-cell office:value-type="string" office:string-value="R677C15">
            <text:p>R677C15</text:p>
          </table:table-cell>
          <table:table-cell office:value-type="float" office:value="67716">
            <text:p>67716</text:p>
          </table:table-cell>
          <table:table-cell office:value-type="string" office:string-value="R677C17">
            <text:p>R677C17</text:p>
          </table:table-cell>
          <table:table-cell office:value-type="float" office:value="67718">
            <text:p>67718</text:p>
          </table:table-cell>
          <table:table-cell office:value-type="string" office:string-value="R677C19">
            <text:p>R677C19</text:p>
          </table:table-cell>
          <table:table-cell office:value-type="float" office:value="67720">
            <text:p>67720</text:p>
          </table:table-cell>
          <table:table-cell office:value-type="string" office:string-value="R677C21">
            <text:p>R677C21</text:p>
          </table:table-cell>
          <table:table-cell office:value-type="float" office:value="67722">
            <text:p>67722</text:p>
          </table:table-cell>
          <table:table-cell office:value-type="string" office:string-value="R677C23">
            <text:p>R677C23</text:p>
          </table:table-cell>
          <table:table-cell office:value-type="float" office:value="67724">
            <text:p>67724</text:p>
          </table:table-cell>
          <table:table-cell office:value-type="string" office:string-value="R677C25">
            <text:p>R677C25</text:p>
          </table:table-cell>
          <table:table-cell office:value-type="float" office:value="67726">
            <text:p>67726</text:p>
          </table:table-cell>
        </table:table-row>
        <table:table-row>
          <table:table-cell office:value-type="string" office:string-value="R678C1">
            <text:p>R678C1</text:p>
          </table:table-cell>
          <table:table-cell office:value-type="float" office:value="67802">
            <text:p>67802</text:p>
          </table:table-cell>
          <table:table-cell office:value-type="string" office:string-value="R678C3">
            <text:p>R678C3</text:p>
          </table:table-cell>
          <table:table-cell office:value-type="float" office:value="67804">
            <text:p>67804</text:p>
          </table:table-cell>
          <table:table-cell office:value-type="string" office:string-value="R678C5">
            <text:p>R678C5</text:p>
          </table:table-cell>
          <table:table-cell office:value-type="float" office:value="67806">
            <text:p>67806</text:p>
          </table:table-cell>
          <table:table-cell office:value-type="string" office:string-value="R678C7">
            <text:p>R678C7</text:p>
          </table:table-cell>
          <table:table-cell office:value-type="float" office:value="67808">
            <text:p>67808</text:p>
          </table:table-cell>
          <table:table-cell office:value-type="string" office:string-value="R678C9">
            <text:p>R678C9</text:p>
          </table:table-cell>
          <table:table-cell office:value-type="float" office:value="67810">
            <text:p>67810</text:p>
          </table:table-cell>
          <table:table-cell office:value-type="string" office:string-value="R678C11">
            <text:p>R678C11</text:p>
          </table:table-cell>
          <table:table-cell office:value-type="float" office:value="67812">
            <text:p>67812</text:p>
          </table:table-cell>
          <table:table-cell office:value-type="string" office:string-value="R678C13">
            <text:p>R678C13</text:p>
          </table:table-cell>
          <table:table-cell office:value-type="float" office:value="67814">
            <text:p>67814</text:p>
          </table:table-cell>
          <table:table-cell office:value-type="string" office:string-value="R678C15">
            <text:p>R678C15</text:p>
          </table:table-cell>
          <table:table-cell office:value-type="float" office:value="67816">
            <text:p>67816</text:p>
          </table:table-cell>
          <table:table-cell office:value-type="string" office:string-value="R678C17">
            <text:p>R678C17</text:p>
          </table:table-cell>
          <table:table-cell office:value-type="float" office:value="67818">
            <text:p>67818</text:p>
          </table:table-cell>
          <table:table-cell office:value-type="string" office:string-value="R678C19">
            <text:p>R678C19</text:p>
          </table:table-cell>
          <table:table-cell office:value-type="float" office:value="67820">
            <text:p>67820</text:p>
          </table:table-cell>
          <table:table-cell office:value-type="string" office:string-value="R678C21">
            <text:p>R678C21</text:p>
          </table:table-cell>
          <table:table-cell office:value-type="float" office:value="67822">
            <text:p>67822</text:p>
          </table:table-cell>
          <table:table-cell office:value-type="string" office:string-value="R678C23">
            <text:p>R678C23</text:p>
          </table:table-cell>
          <table:table-cell office:value-type="float" office:value="67824">
            <text:p>67824</text:p>
          </table:table-cell>
          <table:table-cell office:value-type="string" office:string-value="R678C25">
            <text:p>R678C25</text:p>
          </table:table-cell>
          <table:table-cell office:value-type="float" office:value="67826">
            <text:p>67826</text:p>
          </table:table-cell>
        </table:table-row>
        <table:table-row>
          <table:table-cell office:value-type="string" office:string-value="R679C1">
            <text:p>R679C1</text:p>
          </table:table-cell>
          <table:table-cell office:value-type="float" office:value="67902">
            <text:p>67902</text:p>
          </table:table-cell>
          <table:table-cell office:value-type="string" office:string-value="R679C3">
            <text:p>R679C3</text:p>
          </table:table-cell>
          <table:table-cell office:value-type="float" office:value="67904">
            <text:p>67904</text:p>
          </table:table-cell>
          <table:table-cell office:value-type="string" office:string-value="R679C5">
            <text:p>R679C5</text:p>
          </table:table-cell>
          <table:table-cell office:value-type="float" office:value="67906">
            <text:p>67906</text:p>
          </table:table-cell>
          <table:table-cell office:value-type="string" office:string-value="R679C7">
            <text:p>R679C7</text:p>
          </table:table-cell>
          <table:table-cell office:value-type="float" office:value="67908">
            <text:p>67908</text:p>
          </table:table-cell>
          <table:table-cell office:value-type="string" office:string-value="R679C9">
            <text:p>R679C9</text:p>
          </table:table-cell>
          <table:table-cell office:value-type="float" office:value="67910">
            <text:p>67910</text:p>
          </table:table-cell>
          <table:table-cell office:value-type="string" office:string-value="R679C11">
            <text:p>R679C11</text:p>
          </table:table-cell>
          <table:table-cell office:value-type="float" office:value="67912">
            <text:p>67912</text:p>
          </table:table-cell>
          <table:table-cell office:value-type="string" office:string-value="R679C13">
            <text:p>R679C13</text:p>
          </table:table-cell>
          <table:table-cell office:value-type="float" office:value="67914">
            <text:p>67914</text:p>
          </table:table-cell>
          <table:table-cell office:value-type="string" office:string-value="R679C15">
            <text:p>R679C15</text:p>
          </table:table-cell>
          <table:table-cell office:value-type="float" office:value="67916">
            <text:p>67916</text:p>
          </table:table-cell>
          <table:table-cell office:value-type="string" office:string-value="R679C17">
            <text:p>R679C17</text:p>
          </table:table-cell>
          <table:table-cell office:value-type="float" office:value="67918">
            <text:p>67918</text:p>
          </table:table-cell>
          <table:table-cell office:value-type="string" office:string-value="R679C19">
            <text:p>R679C19</text:p>
          </table:table-cell>
          <table:table-cell office:value-type="float" office:value="67920">
            <text:p>67920</text:p>
          </table:table-cell>
          <table:table-cell office:value-type="string" office:string-value="R679C21">
            <text:p>R679C21</text:p>
          </table:table-cell>
          <table:table-cell office:value-type="float" office:value="67922">
            <text:p>67922</text:p>
          </table:table-cell>
          <table:table-cell office:value-type="string" office:string-value="R679C23">
            <text:p>R679C23</text:p>
          </table:table-cell>
          <table:table-cell office:value-type="float" office:value="67924">
            <text:p>67924</text:p>
          </table:table-cell>
          <table:table-cell office:value-type="string" office:string-value="R679C25">
            <text:p>R679C25</text:p>
          </table:table-cell>
          <table:table-cell office:value-type="float" office:value="67926">
            <text:p>67926</text:p>
          </table:table-cell>
        </table:table-row>
        <table:table-row>
          <table:table-cell office:value-type="string" office:string-value="R680C1">
            <text:p>R680C1</text:p>
          </table:table-cell>
          <table:table-cell office:value-type="float" office:value="68002">
            <text:p>68002</text:p>
          </table:table-cell>
          <table:table-cell office:value-type="string" office:string-value="R680C3">
            <text:p>R680C3</text:p>
          </table:table-cell>
          <table:table-cell office:value-type="float" office:value="68004">
            <text:p>68004</text:p>
          </table:table-cell>
          <table:table-cell office:value-type="string" office:string-value="R680C5">
            <text:p>R680C5</text:p>
          </table:table-cell>
          <table:table-cell office:value-type="float" office:value="68006">
            <text:p>68006</text:p>
          </table:table-cell>
          <table:table-cell office:value-type="string" office:string-value="R680C7">
            <text:p>R680C7</text:p>
          </table:table-cell>
          <table:table-cell office:value-type="float" office:value="68008">
            <text:p>68008</text:p>
          </table:table-cell>
          <table:table-cell office:value-type="string" office:string-value="R680C9">
            <text:p>R680C9</text:p>
          </table:table-cell>
          <table:table-cell office:value-type="float" office:value="68010">
            <text:p>68010</text:p>
          </table:table-cell>
          <table:table-cell office:value-type="string" office:string-value="R680C11">
            <text:p>R680C11</text:p>
          </table:table-cell>
          <table:table-cell office:value-type="float" office:value="68012">
            <text:p>68012</text:p>
          </table:table-cell>
          <table:table-cell office:value-type="string" office:string-value="R680C13">
            <text:p>R680C13</text:p>
          </table:table-cell>
          <table:table-cell office:value-type="float" office:value="68014">
            <text:p>68014</text:p>
          </table:table-cell>
          <table:table-cell office:value-type="string" office:string-value="R680C15">
            <text:p>R680C15</text:p>
          </table:table-cell>
          <table:table-cell office:value-type="float" office:value="68016">
            <text:p>68016</text:p>
          </table:table-cell>
          <table:table-cell office:value-type="string" office:string-value="R680C17">
            <text:p>R680C17</text:p>
          </table:table-cell>
          <table:table-cell office:value-type="float" office:value="68018">
            <text:p>68018</text:p>
          </table:table-cell>
          <table:table-cell office:value-type="string" office:string-value="R680C19">
            <text:p>R680C19</text:p>
          </table:table-cell>
          <table:table-cell office:value-type="float" office:value="68020">
            <text:p>68020</text:p>
          </table:table-cell>
          <table:table-cell office:value-type="string" office:string-value="R680C21">
            <text:p>R680C21</text:p>
          </table:table-cell>
          <table:table-cell office:value-type="float" office:value="68022">
            <text:p>68022</text:p>
          </table:table-cell>
          <table:table-cell office:value-type="string" office:string-value="R680C23">
            <text:p>R680C23</text:p>
          </table:table-cell>
          <table:table-cell office:value-type="float" office:value="68024">
            <text:p>68024</text:p>
          </table:table-cell>
          <table:table-cell office:value-type="string" office:string-value="R680C25">
            <text:p>R680C25</text:p>
          </table:table-cell>
          <table:table-cell office:value-type="float" office:value="68026">
            <text:p>68026</text:p>
          </table:table-cell>
        </table:table-row>
        <table:table-row>
          <table:table-cell office:value-type="string" office:string-value="R681C1">
            <text:p>R681C1</text:p>
          </table:table-cell>
          <table:table-cell office:value-type="float" office:value="68102">
            <text:p>68102</text:p>
          </table:table-cell>
          <table:table-cell office:value-type="string" office:string-value="R681C3">
            <text:p>R681C3</text:p>
          </table:table-cell>
          <table:table-cell office:value-type="float" office:value="68104">
            <text:p>68104</text:p>
          </table:table-cell>
          <table:table-cell office:value-type="string" office:string-value="R681C5">
            <text:p>R681C5</text:p>
          </table:table-cell>
          <table:table-cell office:value-type="float" office:value="68106">
            <text:p>68106</text:p>
          </table:table-cell>
          <table:table-cell office:value-type="string" office:string-value="R681C7">
            <text:p>R681C7</text:p>
          </table:table-cell>
          <table:table-cell office:value-type="float" office:value="68108">
            <text:p>68108</text:p>
          </table:table-cell>
          <table:table-cell office:value-type="string" office:string-value="R681C9">
            <text:p>R681C9</text:p>
          </table:table-cell>
          <table:table-cell office:value-type="float" office:value="68110">
            <text:p>68110</text:p>
          </table:table-cell>
          <table:table-cell office:value-type="string" office:string-value="R681C11">
            <text:p>R681C11</text:p>
          </table:table-cell>
          <table:table-cell office:value-type="float" office:value="68112">
            <text:p>68112</text:p>
          </table:table-cell>
          <table:table-cell office:value-type="string" office:string-value="R681C13">
            <text:p>R681C13</text:p>
          </table:table-cell>
          <table:table-cell office:value-type="float" office:value="68114">
            <text:p>68114</text:p>
          </table:table-cell>
          <table:table-cell office:value-type="string" office:string-value="R681C15">
            <text:p>R681C15</text:p>
          </table:table-cell>
          <table:table-cell office:value-type="float" office:value="68116">
            <text:p>68116</text:p>
          </table:table-cell>
          <table:table-cell office:value-type="string" office:string-value="R681C17">
            <text:p>R681C17</text:p>
          </table:table-cell>
          <table:table-cell office:value-type="float" office:value="68118">
            <text:p>68118</text:p>
          </table:table-cell>
          <table:table-cell office:value-type="string" office:string-value="R681C19">
            <text:p>R681C19</text:p>
          </table:table-cell>
          <table:table-cell office:value-type="float" office:value="68120">
            <text:p>68120</text:p>
          </table:table-cell>
          <table:table-cell office:value-type="string" office:string-value="R681C21">
            <text:p>R681C21</text:p>
          </table:table-cell>
          <table:table-cell office:value-type="float" office:value="68122">
            <text:p>68122</text:p>
          </table:table-cell>
          <table:table-cell office:value-type="string" office:string-value="R681C23">
            <text:p>R681C23</text:p>
          </table:table-cell>
          <table:table-cell office:value-type="float" office:value="68124">
            <text:p>68124</text:p>
          </table:table-cell>
          <table:table-cell office:value-type="string" office:string-value="R681C25">
            <text:p>R681C25</text:p>
          </table:table-cell>
          <table:table-cell office:value-type="float" office:value="68126">
            <text:p>68126</text:p>
          </table:table-cell>
        </table:table-row>
        <table:table-row>
          <table:table-cell office:value-type="string" office:string-value="R682C1">
            <text:p>R682C1</text:p>
          </table:table-cell>
          <table:table-cell office:value-type="float" office:value="68202">
            <text:p>68202</text:p>
          </table:table-cell>
          <table:table-cell office:value-type="string" office:string-value="R682C3">
            <text:p>R682C3</text:p>
          </table:table-cell>
          <table:table-cell office:value-type="float" office:value="68204">
            <text:p>68204</text:p>
          </table:table-cell>
          <table:table-cell office:value-type="string" office:string-value="R682C5">
            <text:p>R682C5</text:p>
          </table:table-cell>
          <table:table-cell office:value-type="float" office:value="68206">
            <text:p>68206</text:p>
          </table:table-cell>
          <table:table-cell office:value-type="string" office:string-value="R682C7">
            <text:p>R682C7</text:p>
          </table:table-cell>
          <table:table-cell office:value-type="float" office:value="68208">
            <text:p>68208</text:p>
          </table:table-cell>
          <table:table-cell office:value-type="string" office:string-value="R682C9">
            <text:p>R682C9</text:p>
          </table:table-cell>
          <table:table-cell office:value-type="float" office:value="68210">
            <text:p>68210</text:p>
          </table:table-cell>
          <table:table-cell office:value-type="string" office:string-value="R682C11">
            <text:p>R682C11</text:p>
          </table:table-cell>
          <table:table-cell office:value-type="float" office:value="68212">
            <text:p>68212</text:p>
          </table:table-cell>
          <table:table-cell office:value-type="string" office:string-value="R682C13">
            <text:p>R682C13</text:p>
          </table:table-cell>
          <table:table-cell office:value-type="float" office:value="68214">
            <text:p>68214</text:p>
          </table:table-cell>
          <table:table-cell office:value-type="string" office:string-value="R682C15">
            <text:p>R682C15</text:p>
          </table:table-cell>
          <table:table-cell office:value-type="float" office:value="68216">
            <text:p>68216</text:p>
          </table:table-cell>
          <table:table-cell office:value-type="string" office:string-value="R682C17">
            <text:p>R682C17</text:p>
          </table:table-cell>
          <table:table-cell office:value-type="float" office:value="68218">
            <text:p>68218</text:p>
          </table:table-cell>
          <table:table-cell office:value-type="string" office:string-value="R682C19">
            <text:p>R682C19</text:p>
          </table:table-cell>
          <table:table-cell office:value-type="float" office:value="68220">
            <text:p>68220</text:p>
          </table:table-cell>
          <table:table-cell office:value-type="string" office:string-value="R682C21">
            <text:p>R682C21</text:p>
          </table:table-cell>
          <table:table-cell office:value-type="float" office:value="68222">
            <text:p>68222</text:p>
          </table:table-cell>
          <table:table-cell office:value-type="string" office:string-value="R682C23">
            <text:p>R682C23</text:p>
          </table:table-cell>
          <table:table-cell office:value-type="float" office:value="68224">
            <text:p>68224</text:p>
          </table:table-cell>
          <table:table-cell office:value-type="string" office:string-value="R682C25">
            <text:p>R682C25</text:p>
          </table:table-cell>
          <table:table-cell office:value-type="float" office:value="68226">
            <text:p>68226</text:p>
          </table:table-cell>
        </table:table-row>
        <table:table-row>
          <table:table-cell office:value-type="string" office:string-value="R683C1">
            <text:p>R683C1</text:p>
          </table:table-cell>
          <table:table-cell office:value-type="float" office:value="68302">
            <text:p>68302</text:p>
          </table:table-cell>
          <table:table-cell office:value-type="string" office:string-value="R683C3">
            <text:p>R683C3</text:p>
          </table:table-cell>
          <table:table-cell office:value-type="float" office:value="68304">
            <text:p>68304</text:p>
          </table:table-cell>
          <table:table-cell office:value-type="string" office:string-value="R683C5">
            <text:p>R683C5</text:p>
          </table:table-cell>
          <table:table-cell office:value-type="float" office:value="68306">
            <text:p>68306</text:p>
          </table:table-cell>
          <table:table-cell office:value-type="string" office:string-value="R683C7">
            <text:p>R683C7</text:p>
          </table:table-cell>
          <table:table-cell office:value-type="float" office:value="68308">
            <text:p>68308</text:p>
          </table:table-cell>
          <table:table-cell office:value-type="string" office:string-value="R683C9">
            <text:p>R683C9</text:p>
          </table:table-cell>
          <table:table-cell office:value-type="float" office:value="68310">
            <text:p>68310</text:p>
          </table:table-cell>
          <table:table-cell office:value-type="string" office:string-value="R683C11">
            <text:p>R683C11</text:p>
          </table:table-cell>
          <table:table-cell office:value-type="float" office:value="68312">
            <text:p>68312</text:p>
          </table:table-cell>
          <table:table-cell office:value-type="string" office:string-value="R683C13">
            <text:p>R683C13</text:p>
          </table:table-cell>
          <table:table-cell office:value-type="float" office:value="68314">
            <text:p>68314</text:p>
          </table:table-cell>
          <table:table-cell office:value-type="string" office:string-value="R683C15">
            <text:p>R683C15</text:p>
          </table:table-cell>
          <table:table-cell office:value-type="float" office:value="68316">
            <text:p>68316</text:p>
          </table:table-cell>
          <table:table-cell office:value-type="string" office:string-value="R683C17">
            <text:p>R683C17</text:p>
          </table:table-cell>
          <table:table-cell office:value-type="float" office:value="68318">
            <text:p>68318</text:p>
          </table:table-cell>
          <table:table-cell office:value-type="string" office:string-value="R683C19">
            <text:p>R683C19</text:p>
          </table:table-cell>
          <table:table-cell office:value-type="float" office:value="68320">
            <text:p>68320</text:p>
          </table:table-cell>
          <table:table-cell office:value-type="string" office:string-value="R683C21">
            <text:p>R683C21</text:p>
          </table:table-cell>
          <table:table-cell office:value-type="float" office:value="68322">
            <text:p>68322</text:p>
          </table:table-cell>
          <table:table-cell office:value-type="string" office:string-value="R683C23">
            <text:p>R683C23</text:p>
          </table:table-cell>
          <table:table-cell office:value-type="float" office:value="68324">
            <text:p>68324</text:p>
          </table:table-cell>
          <table:table-cell office:value-type="string" office:string-value="R683C25">
            <text:p>R683C25</text:p>
          </table:table-cell>
          <table:table-cell office:value-type="float" office:value="68326">
            <text:p>68326</text:p>
          </table:table-cell>
        </table:table-row>
        <table:table-row>
          <table:table-cell office:value-type="string" office:string-value="R684C1">
            <text:p>R684C1</text:p>
          </table:table-cell>
          <table:table-cell office:value-type="float" office:value="68402">
            <text:p>68402</text:p>
          </table:table-cell>
          <table:table-cell office:value-type="string" office:string-value="R684C3">
            <text:p>R684C3</text:p>
          </table:table-cell>
          <table:table-cell office:value-type="float" office:value="68404">
            <text:p>68404</text:p>
          </table:table-cell>
          <table:table-cell office:value-type="string" office:string-value="R684C5">
            <text:p>R684C5</text:p>
          </table:table-cell>
          <table:table-cell office:value-type="float" office:value="68406">
            <text:p>68406</text:p>
          </table:table-cell>
          <table:table-cell office:value-type="string" office:string-value="R684C7">
            <text:p>R684C7</text:p>
          </table:table-cell>
          <table:table-cell office:value-type="float" office:value="68408">
            <text:p>68408</text:p>
          </table:table-cell>
          <table:table-cell office:value-type="string" office:string-value="R684C9">
            <text:p>R684C9</text:p>
          </table:table-cell>
          <table:table-cell office:value-type="float" office:value="68410">
            <text:p>68410</text:p>
          </table:table-cell>
          <table:table-cell office:value-type="string" office:string-value="R684C11">
            <text:p>R684C11</text:p>
          </table:table-cell>
          <table:table-cell office:value-type="float" office:value="68412">
            <text:p>68412</text:p>
          </table:table-cell>
          <table:table-cell office:value-type="string" office:string-value="R684C13">
            <text:p>R684C13</text:p>
          </table:table-cell>
          <table:table-cell office:value-type="float" office:value="68414">
            <text:p>68414</text:p>
          </table:table-cell>
          <table:table-cell office:value-type="string" office:string-value="R684C15">
            <text:p>R684C15</text:p>
          </table:table-cell>
          <table:table-cell office:value-type="float" office:value="68416">
            <text:p>68416</text:p>
          </table:table-cell>
          <table:table-cell office:value-type="string" office:string-value="R684C17">
            <text:p>R684C17</text:p>
          </table:table-cell>
          <table:table-cell office:value-type="float" office:value="68418">
            <text:p>68418</text:p>
          </table:table-cell>
          <table:table-cell office:value-type="string" office:string-value="R684C19">
            <text:p>R684C19</text:p>
          </table:table-cell>
          <table:table-cell office:value-type="float" office:value="68420">
            <text:p>68420</text:p>
          </table:table-cell>
          <table:table-cell office:value-type="string" office:string-value="R684C21">
            <text:p>R684C21</text:p>
          </table:table-cell>
          <table:table-cell office:value-type="float" office:value="68422">
            <text:p>68422</text:p>
          </table:table-cell>
          <table:table-cell office:value-type="string" office:string-value="R684C23">
            <text:p>R684C23</text:p>
          </table:table-cell>
          <table:table-cell office:value-type="float" office:value="68424">
            <text:p>68424</text:p>
          </table:table-cell>
          <table:table-cell office:value-type="string" office:string-value="R684C25">
            <text:p>R684C25</text:p>
          </table:table-cell>
          <table:table-cell office:value-type="float" office:value="68426">
            <text:p>68426</text:p>
          </table:table-cell>
        </table:table-row>
        <table:table-row>
          <table:table-cell office:value-type="string" office:string-value="R685C1">
            <text:p>R685C1</text:p>
          </table:table-cell>
          <table:table-cell office:value-type="float" office:value="68502">
            <text:p>68502</text:p>
          </table:table-cell>
          <table:table-cell office:value-type="string" office:string-value="R685C3">
            <text:p>R685C3</text:p>
          </table:table-cell>
          <table:table-cell office:value-type="float" office:value="68504">
            <text:p>68504</text:p>
          </table:table-cell>
          <table:table-cell office:value-type="string" office:string-value="R685C5">
            <text:p>R685C5</text:p>
          </table:table-cell>
          <table:table-cell office:value-type="float" office:value="68506">
            <text:p>68506</text:p>
          </table:table-cell>
          <table:table-cell office:value-type="string" office:string-value="R685C7">
            <text:p>R685C7</text:p>
          </table:table-cell>
          <table:table-cell office:value-type="float" office:value="68508">
            <text:p>68508</text:p>
          </table:table-cell>
          <table:table-cell office:value-type="string" office:string-value="R685C9">
            <text:p>R685C9</text:p>
          </table:table-cell>
          <table:table-cell office:value-type="float" office:value="68510">
            <text:p>68510</text:p>
          </table:table-cell>
          <table:table-cell office:value-type="string" office:string-value="R685C11">
            <text:p>R685C11</text:p>
          </table:table-cell>
          <table:table-cell office:value-type="float" office:value="68512">
            <text:p>68512</text:p>
          </table:table-cell>
          <table:table-cell office:value-type="string" office:string-value="R685C13">
            <text:p>R685C13</text:p>
          </table:table-cell>
          <table:table-cell office:value-type="float" office:value="68514">
            <text:p>68514</text:p>
          </table:table-cell>
          <table:table-cell office:value-type="string" office:string-value="R685C15">
            <text:p>R685C15</text:p>
          </table:table-cell>
          <table:table-cell office:value-type="float" office:value="68516">
            <text:p>68516</text:p>
          </table:table-cell>
          <table:table-cell office:value-type="string" office:string-value="R685C17">
            <text:p>R685C17</text:p>
          </table:table-cell>
          <table:table-cell office:value-type="float" office:value="68518">
            <text:p>68518</text:p>
          </table:table-cell>
          <table:table-cell office:value-type="string" office:string-value="R685C19">
            <text:p>R685C19</text:p>
          </table:table-cell>
          <table:table-cell office:value-type="float" office:value="68520">
            <text:p>68520</text:p>
          </table:table-cell>
          <table:table-cell office:value-type="string" office:string-value="R685C21">
            <text:p>R685C21</text:p>
          </table:table-cell>
          <table:table-cell office:value-type="float" office:value="68522">
            <text:p>68522</text:p>
          </table:table-cell>
          <table:table-cell office:value-type="string" office:string-value="R685C23">
            <text:p>R685C23</text:p>
          </table:table-cell>
          <table:table-cell office:value-type="float" office:value="68524">
            <text:p>68524</text:p>
          </table:table-cell>
          <table:table-cell office:value-type="string" office:string-value="R685C25">
            <text:p>R685C25</text:p>
          </table:table-cell>
          <table:table-cell office:value-type="float" office:value="68526">
            <text:p>68526</text:p>
          </table:table-cell>
        </table:table-row>
        <table:table-row>
          <table:table-cell office:value-type="string" office:string-value="R686C1">
            <text:p>R686C1</text:p>
          </table:table-cell>
          <table:table-cell office:value-type="float" office:value="68602">
            <text:p>68602</text:p>
          </table:table-cell>
          <table:table-cell office:value-type="string" office:string-value="R686C3">
            <text:p>R686C3</text:p>
          </table:table-cell>
          <table:table-cell office:value-type="float" office:value="68604">
            <text:p>68604</text:p>
          </table:table-cell>
          <table:table-cell office:value-type="string" office:string-value="R686C5">
            <text:p>R686C5</text:p>
          </table:table-cell>
          <table:table-cell office:value-type="float" office:value="68606">
            <text:p>68606</text:p>
          </table:table-cell>
          <table:table-cell office:value-type="string" office:string-value="R686C7">
            <text:p>R686C7</text:p>
          </table:table-cell>
          <table:table-cell office:value-type="float" office:value="68608">
            <text:p>68608</text:p>
          </table:table-cell>
          <table:table-cell office:value-type="string" office:string-value="R686C9">
            <text:p>R686C9</text:p>
          </table:table-cell>
          <table:table-cell office:value-type="float" office:value="68610">
            <text:p>68610</text:p>
          </table:table-cell>
          <table:table-cell office:value-type="string" office:string-value="R686C11">
            <text:p>R686C11</text:p>
          </table:table-cell>
          <table:table-cell office:value-type="float" office:value="68612">
            <text:p>68612</text:p>
          </table:table-cell>
          <table:table-cell office:value-type="string" office:string-value="R686C13">
            <text:p>R686C13</text:p>
          </table:table-cell>
          <table:table-cell office:value-type="float" office:value="68614">
            <text:p>68614</text:p>
          </table:table-cell>
          <table:table-cell office:value-type="string" office:string-value="R686C15">
            <text:p>R686C15</text:p>
          </table:table-cell>
          <table:table-cell office:value-type="float" office:value="68616">
            <text:p>68616</text:p>
          </table:table-cell>
          <table:table-cell office:value-type="string" office:string-value="R686C17">
            <text:p>R686C17</text:p>
          </table:table-cell>
          <table:table-cell office:value-type="float" office:value="68618">
            <text:p>68618</text:p>
          </table:table-cell>
          <table:table-cell office:value-type="string" office:string-value="R686C19">
            <text:p>R686C19</text:p>
          </table:table-cell>
          <table:table-cell office:value-type="float" office:value="68620">
            <text:p>68620</text:p>
          </table:table-cell>
          <table:table-cell office:value-type="string" office:string-value="R686C21">
            <text:p>R686C21</text:p>
          </table:table-cell>
          <table:table-cell office:value-type="float" office:value="68622">
            <text:p>68622</text:p>
          </table:table-cell>
          <table:table-cell office:value-type="string" office:string-value="R686C23">
            <text:p>R686C23</text:p>
          </table:table-cell>
          <table:table-cell office:value-type="float" office:value="68624">
            <text:p>68624</text:p>
          </table:table-cell>
          <table:table-cell office:value-type="string" office:string-value="R686C25">
            <text:p>R686C25</text:p>
          </table:table-cell>
          <table:table-cell office:value-type="float" office:value="68626">
            <text:p>68626</text:p>
          </table:table-cell>
        </table:table-row>
        <table:table-row>
          <table:table-cell office:value-type="string" office:string-value="R687C1">
            <text:p>R687C1</text:p>
          </table:table-cell>
          <table:table-cell office:value-type="float" office:value="68702">
            <text:p>68702</text:p>
          </table:table-cell>
          <table:table-cell office:value-type="string" office:string-value="R687C3">
            <text:p>R687C3</text:p>
          </table:table-cell>
          <table:table-cell office:value-type="float" office:value="68704">
            <text:p>68704</text:p>
          </table:table-cell>
          <table:table-cell office:value-type="string" office:string-value="R687C5">
            <text:p>R687C5</text:p>
          </table:table-cell>
          <table:table-cell office:value-type="float" office:value="68706">
            <text:p>68706</text:p>
          </table:table-cell>
          <table:table-cell office:value-type="string" office:string-value="R687C7">
            <text:p>R687C7</text:p>
          </table:table-cell>
          <table:table-cell office:value-type="float" office:value="68708">
            <text:p>68708</text:p>
          </table:table-cell>
          <table:table-cell office:value-type="string" office:string-value="R687C9">
            <text:p>R687C9</text:p>
          </table:table-cell>
          <table:table-cell office:value-type="float" office:value="68710">
            <text:p>68710</text:p>
          </table:table-cell>
          <table:table-cell office:value-type="string" office:string-value="R687C11">
            <text:p>R687C11</text:p>
          </table:table-cell>
          <table:table-cell office:value-type="float" office:value="68712">
            <text:p>68712</text:p>
          </table:table-cell>
          <table:table-cell office:value-type="string" office:string-value="R687C13">
            <text:p>R687C13</text:p>
          </table:table-cell>
          <table:table-cell office:value-type="float" office:value="68714">
            <text:p>68714</text:p>
          </table:table-cell>
          <table:table-cell office:value-type="string" office:string-value="R687C15">
            <text:p>R687C15</text:p>
          </table:table-cell>
          <table:table-cell office:value-type="float" office:value="68716">
            <text:p>68716</text:p>
          </table:table-cell>
          <table:table-cell office:value-type="string" office:string-value="R687C17">
            <text:p>R687C17</text:p>
          </table:table-cell>
          <table:table-cell office:value-type="float" office:value="68718">
            <text:p>68718</text:p>
          </table:table-cell>
          <table:table-cell office:value-type="string" office:string-value="R687C19">
            <text:p>R687C19</text:p>
          </table:table-cell>
          <table:table-cell office:value-type="float" office:value="68720">
            <text:p>68720</text:p>
          </table:table-cell>
          <table:table-cell office:value-type="string" office:string-value="R687C21">
            <text:p>R687C21</text:p>
          </table:table-cell>
          <table:table-cell office:value-type="float" office:value="68722">
            <text:p>68722</text:p>
          </table:table-cell>
          <table:table-cell office:value-type="string" office:string-value="R687C23">
            <text:p>R687C23</text:p>
          </table:table-cell>
          <table:table-cell office:value-type="float" office:value="68724">
            <text:p>68724</text:p>
          </table:table-cell>
          <table:table-cell office:value-type="string" office:string-value="R687C25">
            <text:p>R687C25</text:p>
          </table:table-cell>
          <table:table-cell office:value-type="float" office:value="68726">
            <text:p>68726</text:p>
          </table:table-cell>
        </table:table-row>
        <table:table-row>
          <table:table-cell office:value-type="string" office:string-value="R688C1">
            <text:p>R688C1</text:p>
          </table:table-cell>
          <table:table-cell office:value-type="float" office:value="68802">
            <text:p>68802</text:p>
          </table:table-cell>
          <table:table-cell office:value-type="string" office:string-value="R688C3">
            <text:p>R688C3</text:p>
          </table:table-cell>
          <table:table-cell office:value-type="float" office:value="68804">
            <text:p>68804</text:p>
          </table:table-cell>
          <table:table-cell office:value-type="string" office:string-value="R688C5">
            <text:p>R688C5</text:p>
          </table:table-cell>
          <table:table-cell office:value-type="float" office:value="68806">
            <text:p>68806</text:p>
          </table:table-cell>
          <table:table-cell office:value-type="string" office:string-value="R688C7">
            <text:p>R688C7</text:p>
          </table:table-cell>
          <table:table-cell office:value-type="float" office:value="68808">
            <text:p>68808</text:p>
          </table:table-cell>
          <table:table-cell office:value-type="string" office:string-value="R688C9">
            <text:p>R688C9</text:p>
          </table:table-cell>
          <table:table-cell office:value-type="float" office:value="68810">
            <text:p>68810</text:p>
          </table:table-cell>
          <table:table-cell office:value-type="string" office:string-value="R688C11">
            <text:p>R688C11</text:p>
          </table:table-cell>
          <table:table-cell office:value-type="float" office:value="68812">
            <text:p>68812</text:p>
          </table:table-cell>
          <table:table-cell office:value-type="string" office:string-value="R688C13">
            <text:p>R688C13</text:p>
          </table:table-cell>
          <table:table-cell office:value-type="float" office:value="68814">
            <text:p>68814</text:p>
          </table:table-cell>
          <table:table-cell office:value-type="string" office:string-value="R688C15">
            <text:p>R688C15</text:p>
          </table:table-cell>
          <table:table-cell office:value-type="float" office:value="68816">
            <text:p>68816</text:p>
          </table:table-cell>
          <table:table-cell office:value-type="string" office:string-value="R688C17">
            <text:p>R688C17</text:p>
          </table:table-cell>
          <table:table-cell office:value-type="float" office:value="68818">
            <text:p>68818</text:p>
          </table:table-cell>
          <table:table-cell office:value-type="string" office:string-value="R688C19">
            <text:p>R688C19</text:p>
          </table:table-cell>
          <table:table-cell office:value-type="float" office:value="68820">
            <text:p>68820</text:p>
          </table:table-cell>
          <table:table-cell office:value-type="string" office:string-value="R688C21">
            <text:p>R688C21</text:p>
          </table:table-cell>
          <table:table-cell office:value-type="float" office:value="68822">
            <text:p>68822</text:p>
          </table:table-cell>
          <table:table-cell office:value-type="string" office:string-value="R688C23">
            <text:p>R688C23</text:p>
          </table:table-cell>
          <table:table-cell office:value-type="float" office:value="68824">
            <text:p>68824</text:p>
          </table:table-cell>
          <table:table-cell office:value-type="string" office:string-value="R688C25">
            <text:p>R688C25</text:p>
          </table:table-cell>
          <table:table-cell office:value-type="float" office:value="68826">
            <text:p>68826</text:p>
          </table:table-cell>
        </table:table-row>
        <table:table-row>
          <table:table-cell office:value-type="string" office:string-value="R689C1">
            <text:p>R689C1</text:p>
          </table:table-cell>
          <table:table-cell office:value-type="float" office:value="68902">
            <text:p>68902</text:p>
          </table:table-cell>
          <table:table-cell office:value-type="string" office:string-value="R689C3">
            <text:p>R689C3</text:p>
          </table:table-cell>
          <table:table-cell office:value-type="float" office:value="68904">
            <text:p>68904</text:p>
          </table:table-cell>
          <table:table-cell office:value-type="string" office:string-value="R689C5">
            <text:p>R689C5</text:p>
          </table:table-cell>
          <table:table-cell office:value-type="float" office:value="68906">
            <text:p>68906</text:p>
          </table:table-cell>
          <table:table-cell office:value-type="string" office:string-value="R689C7">
            <text:p>R689C7</text:p>
          </table:table-cell>
          <table:table-cell office:value-type="float" office:value="68908">
            <text:p>68908</text:p>
          </table:table-cell>
          <table:table-cell office:value-type="string" office:string-value="R689C9">
            <text:p>R689C9</text:p>
          </table:table-cell>
          <table:table-cell office:value-type="float" office:value="68910">
            <text:p>68910</text:p>
          </table:table-cell>
          <table:table-cell office:value-type="string" office:string-value="R689C11">
            <text:p>R689C11</text:p>
          </table:table-cell>
          <table:table-cell office:value-type="float" office:value="68912">
            <text:p>68912</text:p>
          </table:table-cell>
          <table:table-cell office:value-type="string" office:string-value="R689C13">
            <text:p>R689C13</text:p>
          </table:table-cell>
          <table:table-cell office:value-type="float" office:value="68914">
            <text:p>68914</text:p>
          </table:table-cell>
          <table:table-cell office:value-type="string" office:string-value="R689C15">
            <text:p>R689C15</text:p>
          </table:table-cell>
          <table:table-cell office:value-type="float" office:value="68916">
            <text:p>68916</text:p>
          </table:table-cell>
          <table:table-cell office:value-type="string" office:string-value="R689C17">
            <text:p>R689C17</text:p>
          </table:table-cell>
          <table:table-cell office:value-type="float" office:value="68918">
            <text:p>68918</text:p>
          </table:table-cell>
          <table:table-cell office:value-type="string" office:string-value="R689C19">
            <text:p>R689C19</text:p>
          </table:table-cell>
          <table:table-cell office:value-type="float" office:value="68920">
            <text:p>68920</text:p>
          </table:table-cell>
          <table:table-cell office:value-type="string" office:string-value="R689C21">
            <text:p>R689C21</text:p>
          </table:table-cell>
          <table:table-cell office:value-type="float" office:value="68922">
            <text:p>68922</text:p>
          </table:table-cell>
          <table:table-cell office:value-type="string" office:string-value="R689C23">
            <text:p>R689C23</text:p>
          </table:table-cell>
          <table:table-cell office:value-type="float" office:value="68924">
            <text:p>68924</text:p>
          </table:table-cell>
          <table:table-cell office:value-type="string" office:string-value="R689C25">
            <text:p>R689C25</text:p>
          </table:table-cell>
          <table:table-cell office:value-type="float" office:value="68926">
            <text:p>68926</text:p>
          </table:table-cell>
        </table:table-row>
        <table:table-row>
          <table:table-cell office:value-type="string" office:string-value="R690C1">
            <text:p>R690C1</text:p>
          </table:table-cell>
          <table:table-cell office:value-type="float" office:value="69002">
            <text:p>69002</text:p>
          </table:table-cell>
          <table:table-cell office:value-type="string" office:string-value="R690C3">
            <text:p>R690C3</text:p>
          </table:table-cell>
          <table:table-cell office:value-type="float" office:value="69004">
            <text:p>69004</text:p>
          </table:table-cell>
          <table:table-cell office:value-type="string" office:string-value="R690C5">
            <text:p>R690C5</text:p>
          </table:table-cell>
          <table:table-cell office:value-type="float" office:value="69006">
            <text:p>69006</text:p>
          </table:table-cell>
          <table:table-cell office:value-type="string" office:string-value="R690C7">
            <text:p>R690C7</text:p>
          </table:table-cell>
          <table:table-cell office:value-type="float" office:value="69008">
            <text:p>69008</text:p>
          </table:table-cell>
          <table:table-cell office:value-type="string" office:string-value="R690C9">
            <text:p>R690C9</text:p>
          </table:table-cell>
          <table:table-cell office:value-type="float" office:value="69010">
            <text:p>69010</text:p>
          </table:table-cell>
          <table:table-cell office:value-type="string" office:string-value="R690C11">
            <text:p>R690C11</text:p>
          </table:table-cell>
          <table:table-cell office:value-type="float" office:value="69012">
            <text:p>69012</text:p>
          </table:table-cell>
          <table:table-cell office:value-type="string" office:string-value="R690C13">
            <text:p>R690C13</text:p>
          </table:table-cell>
          <table:table-cell office:value-type="float" office:value="69014">
            <text:p>69014</text:p>
          </table:table-cell>
          <table:table-cell office:value-type="string" office:string-value="R690C15">
            <text:p>R690C15</text:p>
          </table:table-cell>
          <table:table-cell office:value-type="float" office:value="69016">
            <text:p>69016</text:p>
          </table:table-cell>
          <table:table-cell office:value-type="string" office:string-value="R690C17">
            <text:p>R690C17</text:p>
          </table:table-cell>
          <table:table-cell office:value-type="float" office:value="69018">
            <text:p>69018</text:p>
          </table:table-cell>
          <table:table-cell office:value-type="string" office:string-value="R690C19">
            <text:p>R690C19</text:p>
          </table:table-cell>
          <table:table-cell office:value-type="float" office:value="69020">
            <text:p>69020</text:p>
          </table:table-cell>
          <table:table-cell office:value-type="string" office:string-value="R690C21">
            <text:p>R690C21</text:p>
          </table:table-cell>
          <table:table-cell office:value-type="float" office:value="69022">
            <text:p>69022</text:p>
          </table:table-cell>
          <table:table-cell office:value-type="string" office:string-value="R690C23">
            <text:p>R690C23</text:p>
          </table:table-cell>
          <table:table-cell office:value-type="float" office:value="69024">
            <text:p>69024</text:p>
          </table:table-cell>
          <table:table-cell office:value-type="string" office:string-value="R690C25">
            <text:p>R690C25</text:p>
          </table:table-cell>
          <table:table-cell office:value-type="float" office:value="69026">
            <text:p>69026</text:p>
          </table:table-cell>
        </table:table-row>
        <table:table-row>
          <table:table-cell office:value-type="string" office:string-value="R691C1">
            <text:p>R691C1</text:p>
          </table:table-cell>
          <table:table-cell office:value-type="float" office:value="69102">
            <text:p>69102</text:p>
          </table:table-cell>
          <table:table-cell office:value-type="string" office:string-value="R691C3">
            <text:p>R691C3</text:p>
          </table:table-cell>
          <table:table-cell office:value-type="float" office:value="69104">
            <text:p>69104</text:p>
          </table:table-cell>
          <table:table-cell office:value-type="string" office:string-value="R691C5">
            <text:p>R691C5</text:p>
          </table:table-cell>
          <table:table-cell office:value-type="float" office:value="69106">
            <text:p>69106</text:p>
          </table:table-cell>
          <table:table-cell office:value-type="string" office:string-value="R691C7">
            <text:p>R691C7</text:p>
          </table:table-cell>
          <table:table-cell office:value-type="float" office:value="69108">
            <text:p>69108</text:p>
          </table:table-cell>
          <table:table-cell office:value-type="string" office:string-value="R691C9">
            <text:p>R691C9</text:p>
          </table:table-cell>
          <table:table-cell office:value-type="float" office:value="69110">
            <text:p>69110</text:p>
          </table:table-cell>
          <table:table-cell office:value-type="string" office:string-value="R691C11">
            <text:p>R691C11</text:p>
          </table:table-cell>
          <table:table-cell office:value-type="float" office:value="69112">
            <text:p>69112</text:p>
          </table:table-cell>
          <table:table-cell office:value-type="string" office:string-value="R691C13">
            <text:p>R691C13</text:p>
          </table:table-cell>
          <table:table-cell office:value-type="float" office:value="69114">
            <text:p>69114</text:p>
          </table:table-cell>
          <table:table-cell office:value-type="string" office:string-value="R691C15">
            <text:p>R691C15</text:p>
          </table:table-cell>
          <table:table-cell office:value-type="float" office:value="69116">
            <text:p>69116</text:p>
          </table:table-cell>
          <table:table-cell office:value-type="string" office:string-value="R691C17">
            <text:p>R691C17</text:p>
          </table:table-cell>
          <table:table-cell office:value-type="float" office:value="69118">
            <text:p>69118</text:p>
          </table:table-cell>
          <table:table-cell office:value-type="string" office:string-value="R691C19">
            <text:p>R691C19</text:p>
          </table:table-cell>
          <table:table-cell office:value-type="float" office:value="69120">
            <text:p>69120</text:p>
          </table:table-cell>
          <table:table-cell office:value-type="string" office:string-value="R691C21">
            <text:p>R691C21</text:p>
          </table:table-cell>
          <table:table-cell office:value-type="float" office:value="69122">
            <text:p>69122</text:p>
          </table:table-cell>
          <table:table-cell office:value-type="string" office:string-value="R691C23">
            <text:p>R691C23</text:p>
          </table:table-cell>
          <table:table-cell office:value-type="float" office:value="69124">
            <text:p>69124</text:p>
          </table:table-cell>
          <table:table-cell office:value-type="string" office:string-value="R691C25">
            <text:p>R691C25</text:p>
          </table:table-cell>
          <table:table-cell office:value-type="float" office:value="69126">
            <text:p>69126</text:p>
          </table:table-cell>
        </table:table-row>
        <table:table-row>
          <table:table-cell office:value-type="string" office:string-value="R692C1">
            <text:p>R692C1</text:p>
          </table:table-cell>
          <table:table-cell office:value-type="float" office:value="69202">
            <text:p>69202</text:p>
          </table:table-cell>
          <table:table-cell office:value-type="string" office:string-value="R692C3">
            <text:p>R692C3</text:p>
          </table:table-cell>
          <table:table-cell office:value-type="float" office:value="69204">
            <text:p>69204</text:p>
          </table:table-cell>
          <table:table-cell office:value-type="string" office:string-value="R692C5">
            <text:p>R692C5</text:p>
          </table:table-cell>
          <table:table-cell office:value-type="float" office:value="69206">
            <text:p>69206</text:p>
          </table:table-cell>
          <table:table-cell office:value-type="string" office:string-value="R692C7">
            <text:p>R692C7</text:p>
          </table:table-cell>
          <table:table-cell office:value-type="float" office:value="69208">
            <text:p>69208</text:p>
          </table:table-cell>
          <table:table-cell office:value-type="string" office:string-value="R692C9">
            <text:p>R692C9</text:p>
          </table:table-cell>
          <table:table-cell office:value-type="float" office:value="69210">
            <text:p>69210</text:p>
          </table:table-cell>
          <table:table-cell office:value-type="string" office:string-value="R692C11">
            <text:p>R692C11</text:p>
          </table:table-cell>
          <table:table-cell office:value-type="float" office:value="69212">
            <text:p>69212</text:p>
          </table:table-cell>
          <table:table-cell office:value-type="string" office:string-value="R692C13">
            <text:p>R692C13</text:p>
          </table:table-cell>
          <table:table-cell office:value-type="float" office:value="69214">
            <text:p>69214</text:p>
          </table:table-cell>
          <table:table-cell office:value-type="string" office:string-value="R692C15">
            <text:p>R692C15</text:p>
          </table:table-cell>
          <table:table-cell office:value-type="float" office:value="69216">
            <text:p>69216</text:p>
          </table:table-cell>
          <table:table-cell office:value-type="string" office:string-value="R692C17">
            <text:p>R692C17</text:p>
          </table:table-cell>
          <table:table-cell office:value-type="float" office:value="69218">
            <text:p>69218</text:p>
          </table:table-cell>
          <table:table-cell office:value-type="string" office:string-value="R692C19">
            <text:p>R692C19</text:p>
          </table:table-cell>
          <table:table-cell office:value-type="float" office:value="69220">
            <text:p>69220</text:p>
          </table:table-cell>
          <table:table-cell office:value-type="string" office:string-value="R692C21">
            <text:p>R692C21</text:p>
          </table:table-cell>
          <table:table-cell office:value-type="float" office:value="69222">
            <text:p>69222</text:p>
          </table:table-cell>
          <table:table-cell office:value-type="string" office:string-value="R692C23">
            <text:p>R692C23</text:p>
          </table:table-cell>
          <table:table-cell office:value-type="float" office:value="69224">
            <text:p>69224</text:p>
          </table:table-cell>
          <table:table-cell office:value-type="string" office:string-value="R692C25">
            <text:p>R692C25</text:p>
          </table:table-cell>
          <table:table-cell office:value-type="float" office:value="69226">
            <text:p>69226</text:p>
          </table:table-cell>
        </table:table-row>
        <table:table-row>
          <table:table-cell office:value-type="string" office:string-value="R693C1">
            <text:p>R693C1</text:p>
          </table:table-cell>
          <table:table-cell office:value-type="float" office:value="69302">
            <text:p>69302</text:p>
          </table:table-cell>
          <table:table-cell office:value-type="string" office:string-value="R693C3">
            <text:p>R693C3</text:p>
          </table:table-cell>
          <table:table-cell office:value-type="float" office:value="69304">
            <text:p>69304</text:p>
          </table:table-cell>
          <table:table-cell office:value-type="string" office:string-value="R693C5">
            <text:p>R693C5</text:p>
          </table:table-cell>
          <table:table-cell office:value-type="float" office:value="69306">
            <text:p>69306</text:p>
          </table:table-cell>
          <table:table-cell office:value-type="string" office:string-value="R693C7">
            <text:p>R693C7</text:p>
          </table:table-cell>
          <table:table-cell office:value-type="float" office:value="69308">
            <text:p>69308</text:p>
          </table:table-cell>
          <table:table-cell office:value-type="string" office:string-value="R693C9">
            <text:p>R693C9</text:p>
          </table:table-cell>
          <table:table-cell office:value-type="float" office:value="69310">
            <text:p>69310</text:p>
          </table:table-cell>
          <table:table-cell office:value-type="string" office:string-value="R693C11">
            <text:p>R693C11</text:p>
          </table:table-cell>
          <table:table-cell office:value-type="float" office:value="69312">
            <text:p>69312</text:p>
          </table:table-cell>
          <table:table-cell office:value-type="string" office:string-value="R693C13">
            <text:p>R693C13</text:p>
          </table:table-cell>
          <table:table-cell office:value-type="float" office:value="69314">
            <text:p>69314</text:p>
          </table:table-cell>
          <table:table-cell office:value-type="string" office:string-value="R693C15">
            <text:p>R693C15</text:p>
          </table:table-cell>
          <table:table-cell office:value-type="float" office:value="69316">
            <text:p>69316</text:p>
          </table:table-cell>
          <table:table-cell office:value-type="string" office:string-value="R693C17">
            <text:p>R693C17</text:p>
          </table:table-cell>
          <table:table-cell office:value-type="float" office:value="69318">
            <text:p>69318</text:p>
          </table:table-cell>
          <table:table-cell office:value-type="string" office:string-value="R693C19">
            <text:p>R693C19</text:p>
          </table:table-cell>
          <table:table-cell office:value-type="float" office:value="69320">
            <text:p>69320</text:p>
          </table:table-cell>
          <table:table-cell office:value-type="string" office:string-value="R693C21">
            <text:p>R693C21</text:p>
          </table:table-cell>
          <table:table-cell office:value-type="float" office:value="69322">
            <text:p>69322</text:p>
          </table:table-cell>
          <table:table-cell office:value-type="string" office:string-value="R693C23">
            <text:p>R693C23</text:p>
          </table:table-cell>
          <table:table-cell office:value-type="float" office:value="69324">
            <text:p>69324</text:p>
          </table:table-cell>
          <table:table-cell office:value-type="string" office:string-value="R693C25">
            <text:p>R693C25</text:p>
          </table:table-cell>
          <table:table-cell office:value-type="float" office:value="69326">
            <text:p>69326</text:p>
          </table:table-cell>
        </table:table-row>
        <table:table-row>
          <table:table-cell office:value-type="string" office:string-value="R694C1">
            <text:p>R694C1</text:p>
          </table:table-cell>
          <table:table-cell office:value-type="float" office:value="69402">
            <text:p>69402</text:p>
          </table:table-cell>
          <table:table-cell office:value-type="string" office:string-value="R694C3">
            <text:p>R694C3</text:p>
          </table:table-cell>
          <table:table-cell office:value-type="float" office:value="69404">
            <text:p>69404</text:p>
          </table:table-cell>
          <table:table-cell office:value-type="string" office:string-value="R694C5">
            <text:p>R694C5</text:p>
          </table:table-cell>
          <table:table-cell office:value-type="float" office:value="69406">
            <text:p>69406</text:p>
          </table:table-cell>
          <table:table-cell office:value-type="string" office:string-value="R694C7">
            <text:p>R694C7</text:p>
          </table:table-cell>
          <table:table-cell office:value-type="float" office:value="69408">
            <text:p>69408</text:p>
          </table:table-cell>
          <table:table-cell office:value-type="string" office:string-value="R694C9">
            <text:p>R694C9</text:p>
          </table:table-cell>
          <table:table-cell office:value-type="float" office:value="69410">
            <text:p>69410</text:p>
          </table:table-cell>
          <table:table-cell office:value-type="string" office:string-value="R694C11">
            <text:p>R694C11</text:p>
          </table:table-cell>
          <table:table-cell office:value-type="float" office:value="69412">
            <text:p>69412</text:p>
          </table:table-cell>
          <table:table-cell office:value-type="string" office:string-value="R694C13">
            <text:p>R694C13</text:p>
          </table:table-cell>
          <table:table-cell office:value-type="float" office:value="69414">
            <text:p>69414</text:p>
          </table:table-cell>
          <table:table-cell office:value-type="string" office:string-value="R694C15">
            <text:p>R694C15</text:p>
          </table:table-cell>
          <table:table-cell office:value-type="float" office:value="69416">
            <text:p>69416</text:p>
          </table:table-cell>
          <table:table-cell office:value-type="string" office:string-value="R694C17">
            <text:p>R694C17</text:p>
          </table:table-cell>
          <table:table-cell office:value-type="float" office:value="69418">
            <text:p>69418</text:p>
          </table:table-cell>
          <table:table-cell office:value-type="string" office:string-value="R694C19">
            <text:p>R694C19</text:p>
          </table:table-cell>
          <table:table-cell office:value-type="float" office:value="69420">
            <text:p>69420</text:p>
          </table:table-cell>
          <table:table-cell office:value-type="string" office:string-value="R694C21">
            <text:p>R694C21</text:p>
          </table:table-cell>
          <table:table-cell office:value-type="float" office:value="69422">
            <text:p>69422</text:p>
          </table:table-cell>
          <table:table-cell office:value-type="string" office:string-value="R694C23">
            <text:p>R694C23</text:p>
          </table:table-cell>
          <table:table-cell office:value-type="float" office:value="69424">
            <text:p>69424</text:p>
          </table:table-cell>
          <table:table-cell office:value-type="string" office:string-value="R694C25">
            <text:p>R694C25</text:p>
          </table:table-cell>
          <table:table-cell office:value-type="float" office:value="69426">
            <text:p>69426</text:p>
          </table:table-cell>
        </table:table-row>
        <table:table-row>
          <table:table-cell office:value-type="string" office:string-value="R695C1">
            <text:p>R695C1</text:p>
          </table:table-cell>
          <table:table-cell office:value-type="float" office:value="69502">
            <text:p>69502</text:p>
          </table:table-cell>
          <table:table-cell office:value-type="string" office:string-value="R695C3">
            <text:p>R695C3</text:p>
          </table:table-cell>
          <table:table-cell office:value-type="float" office:value="69504">
            <text:p>69504</text:p>
          </table:table-cell>
          <table:table-cell office:value-type="string" office:string-value="R695C5">
            <text:p>R695C5</text:p>
          </table:table-cell>
          <table:table-cell office:value-type="float" office:value="69506">
            <text:p>69506</text:p>
          </table:table-cell>
          <table:table-cell office:value-type="string" office:string-value="R695C7">
            <text:p>R695C7</text:p>
          </table:table-cell>
          <table:table-cell office:value-type="float" office:value="69508">
            <text:p>69508</text:p>
          </table:table-cell>
          <table:table-cell office:value-type="string" office:string-value="R695C9">
            <text:p>R695C9</text:p>
          </table:table-cell>
          <table:table-cell office:value-type="float" office:value="69510">
            <text:p>69510</text:p>
          </table:table-cell>
          <table:table-cell office:value-type="string" office:string-value="R695C11">
            <text:p>R695C11</text:p>
          </table:table-cell>
          <table:table-cell office:value-type="float" office:value="69512">
            <text:p>69512</text:p>
          </table:table-cell>
          <table:table-cell office:value-type="string" office:string-value="R695C13">
            <text:p>R695C13</text:p>
          </table:table-cell>
          <table:table-cell office:value-type="float" office:value="69514">
            <text:p>69514</text:p>
          </table:table-cell>
          <table:table-cell office:value-type="string" office:string-value="R695C15">
            <text:p>R695C15</text:p>
          </table:table-cell>
          <table:table-cell office:value-type="float" office:value="69516">
            <text:p>69516</text:p>
          </table:table-cell>
          <table:table-cell office:value-type="string" office:string-value="R695C17">
            <text:p>R695C17</text:p>
          </table:table-cell>
          <table:table-cell office:value-type="float" office:value="69518">
            <text:p>69518</text:p>
          </table:table-cell>
          <table:table-cell office:value-type="string" office:string-value="R695C19">
            <text:p>R695C19</text:p>
          </table:table-cell>
          <table:table-cell office:value-type="float" office:value="69520">
            <text:p>69520</text:p>
          </table:table-cell>
          <table:table-cell office:value-type="string" office:string-value="R695C21">
            <text:p>R695C21</text:p>
          </table:table-cell>
          <table:table-cell office:value-type="float" office:value="69522">
            <text:p>69522</text:p>
          </table:table-cell>
          <table:table-cell office:value-type="string" office:string-value="R695C23">
            <text:p>R695C23</text:p>
          </table:table-cell>
          <table:table-cell office:value-type="float" office:value="69524">
            <text:p>69524</text:p>
          </table:table-cell>
          <table:table-cell office:value-type="string" office:string-value="R695C25">
            <text:p>R695C25</text:p>
          </table:table-cell>
          <table:table-cell office:value-type="float" office:value="69526">
            <text:p>69526</text:p>
          </table:table-cell>
        </table:table-row>
        <table:table-row>
          <table:table-cell office:value-type="string" office:string-value="R696C1">
            <text:p>R696C1</text:p>
          </table:table-cell>
          <table:table-cell office:value-type="float" office:value="69602">
            <text:p>69602</text:p>
          </table:table-cell>
          <table:table-cell office:value-type="string" office:string-value="R696C3">
            <text:p>R696C3</text:p>
          </table:table-cell>
          <table:table-cell office:value-type="float" office:value="69604">
            <text:p>69604</text:p>
          </table:table-cell>
          <table:table-cell office:value-type="string" office:string-value="R696C5">
            <text:p>R696C5</text:p>
          </table:table-cell>
          <table:table-cell office:value-type="float" office:value="69606">
            <text:p>69606</text:p>
          </table:table-cell>
          <table:table-cell office:value-type="string" office:string-value="R696C7">
            <text:p>R696C7</text:p>
          </table:table-cell>
          <table:table-cell office:value-type="float" office:value="69608">
            <text:p>69608</text:p>
          </table:table-cell>
          <table:table-cell office:value-type="string" office:string-value="R696C9">
            <text:p>R696C9</text:p>
          </table:table-cell>
          <table:table-cell office:value-type="float" office:value="69610">
            <text:p>69610</text:p>
          </table:table-cell>
          <table:table-cell office:value-type="string" office:string-value="R696C11">
            <text:p>R696C11</text:p>
          </table:table-cell>
          <table:table-cell office:value-type="float" office:value="69612">
            <text:p>69612</text:p>
          </table:table-cell>
          <table:table-cell office:value-type="string" office:string-value="R696C13">
            <text:p>R696C13</text:p>
          </table:table-cell>
          <table:table-cell office:value-type="float" office:value="69614">
            <text:p>69614</text:p>
          </table:table-cell>
          <table:table-cell office:value-type="string" office:string-value="R696C15">
            <text:p>R696C15</text:p>
          </table:table-cell>
          <table:table-cell office:value-type="float" office:value="69616">
            <text:p>69616</text:p>
          </table:table-cell>
          <table:table-cell office:value-type="string" office:string-value="R696C17">
            <text:p>R696C17</text:p>
          </table:table-cell>
          <table:table-cell office:value-type="float" office:value="69618">
            <text:p>69618</text:p>
          </table:table-cell>
          <table:table-cell office:value-type="string" office:string-value="R696C19">
            <text:p>R696C19</text:p>
          </table:table-cell>
          <table:table-cell office:value-type="float" office:value="69620">
            <text:p>69620</text:p>
          </table:table-cell>
          <table:table-cell office:value-type="string" office:string-value="R696C21">
            <text:p>R696C21</text:p>
          </table:table-cell>
          <table:table-cell office:value-type="float" office:value="69622">
            <text:p>69622</text:p>
          </table:table-cell>
          <table:table-cell office:value-type="string" office:string-value="R696C23">
            <text:p>R696C23</text:p>
          </table:table-cell>
          <table:table-cell office:value-type="float" office:value="69624">
            <text:p>69624</text:p>
          </table:table-cell>
          <table:table-cell office:value-type="string" office:string-value="R696C25">
            <text:p>R696C25</text:p>
          </table:table-cell>
          <table:table-cell office:value-type="float" office:value="69626">
            <text:p>69626</text:p>
          </table:table-cell>
        </table:table-row>
        <table:table-row>
          <table:table-cell office:value-type="string" office:string-value="R697C1">
            <text:p>R697C1</text:p>
          </table:table-cell>
          <table:table-cell office:value-type="float" office:value="69702">
            <text:p>69702</text:p>
          </table:table-cell>
          <table:table-cell office:value-type="string" office:string-value="R697C3">
            <text:p>R697C3</text:p>
          </table:table-cell>
          <table:table-cell office:value-type="float" office:value="69704">
            <text:p>69704</text:p>
          </table:table-cell>
          <table:table-cell office:value-type="string" office:string-value="R697C5">
            <text:p>R697C5</text:p>
          </table:table-cell>
          <table:table-cell office:value-type="float" office:value="69706">
            <text:p>69706</text:p>
          </table:table-cell>
          <table:table-cell office:value-type="string" office:string-value="R697C7">
            <text:p>R697C7</text:p>
          </table:table-cell>
          <table:table-cell office:value-type="float" office:value="69708">
            <text:p>69708</text:p>
          </table:table-cell>
          <table:table-cell office:value-type="string" office:string-value="R697C9">
            <text:p>R697C9</text:p>
          </table:table-cell>
          <table:table-cell office:value-type="float" office:value="69710">
            <text:p>69710</text:p>
          </table:table-cell>
          <table:table-cell office:value-type="string" office:string-value="R697C11">
            <text:p>R697C11</text:p>
          </table:table-cell>
          <table:table-cell office:value-type="float" office:value="69712">
            <text:p>69712</text:p>
          </table:table-cell>
          <table:table-cell office:value-type="string" office:string-value="R697C13">
            <text:p>R697C13</text:p>
          </table:table-cell>
          <table:table-cell office:value-type="float" office:value="69714">
            <text:p>69714</text:p>
          </table:table-cell>
          <table:table-cell office:value-type="string" office:string-value="R697C15">
            <text:p>R697C15</text:p>
          </table:table-cell>
          <table:table-cell office:value-type="float" office:value="69716">
            <text:p>69716</text:p>
          </table:table-cell>
          <table:table-cell office:value-type="string" office:string-value="R697C17">
            <text:p>R697C17</text:p>
          </table:table-cell>
          <table:table-cell office:value-type="float" office:value="69718">
            <text:p>69718</text:p>
          </table:table-cell>
          <table:table-cell office:value-type="string" office:string-value="R697C19">
            <text:p>R697C19</text:p>
          </table:table-cell>
          <table:table-cell office:value-type="float" office:value="69720">
            <text:p>69720</text:p>
          </table:table-cell>
          <table:table-cell office:value-type="string" office:string-value="R697C21">
            <text:p>R697C21</text:p>
          </table:table-cell>
          <table:table-cell office:value-type="float" office:value="69722">
            <text:p>69722</text:p>
          </table:table-cell>
          <table:table-cell office:value-type="string" office:string-value="R697C23">
            <text:p>R697C23</text:p>
          </table:table-cell>
          <table:table-cell office:value-type="float" office:value="69724">
            <text:p>69724</text:p>
          </table:table-cell>
          <table:table-cell office:value-type="string" office:string-value="R697C25">
            <text:p>R697C25</text:p>
          </table:table-cell>
          <table:table-cell office:value-type="float" office:value="69726">
            <text:p>69726</text:p>
          </table:table-cell>
        </table:table-row>
        <table:table-row>
          <table:table-cell office:value-type="string" office:string-value="R698C1">
            <text:p>R698C1</text:p>
          </table:table-cell>
          <table:table-cell office:value-type="float" office:value="69802">
            <text:p>69802</text:p>
          </table:table-cell>
          <table:table-cell office:value-type="string" office:string-value="R698C3">
            <text:p>R698C3</text:p>
          </table:table-cell>
          <table:table-cell office:value-type="float" office:value="69804">
            <text:p>69804</text:p>
          </table:table-cell>
          <table:table-cell office:value-type="string" office:string-value="R698C5">
            <text:p>R698C5</text:p>
          </table:table-cell>
          <table:table-cell office:value-type="float" office:value="69806">
            <text:p>69806</text:p>
          </table:table-cell>
          <table:table-cell office:value-type="string" office:string-value="R698C7">
            <text:p>R698C7</text:p>
          </table:table-cell>
          <table:table-cell office:value-type="float" office:value="69808">
            <text:p>69808</text:p>
          </table:table-cell>
          <table:table-cell office:value-type="string" office:string-value="R698C9">
            <text:p>R698C9</text:p>
          </table:table-cell>
          <table:table-cell office:value-type="float" office:value="69810">
            <text:p>69810</text:p>
          </table:table-cell>
          <table:table-cell office:value-type="string" office:string-value="R698C11">
            <text:p>R698C11</text:p>
          </table:table-cell>
          <table:table-cell office:value-type="float" office:value="69812">
            <text:p>69812</text:p>
          </table:table-cell>
          <table:table-cell office:value-type="string" office:string-value="R698C13">
            <text:p>R698C13</text:p>
          </table:table-cell>
          <table:table-cell office:value-type="float" office:value="69814">
            <text:p>69814</text:p>
          </table:table-cell>
          <table:table-cell office:value-type="string" office:string-value="R698C15">
            <text:p>R698C15</text:p>
          </table:table-cell>
          <table:table-cell office:value-type="float" office:value="69816">
            <text:p>69816</text:p>
          </table:table-cell>
          <table:table-cell office:value-type="string" office:string-value="R698C17">
            <text:p>R698C17</text:p>
          </table:table-cell>
          <table:table-cell office:value-type="float" office:value="69818">
            <text:p>69818</text:p>
          </table:table-cell>
          <table:table-cell office:value-type="string" office:string-value="R698C19">
            <text:p>R698C19</text:p>
          </table:table-cell>
          <table:table-cell office:value-type="float" office:value="69820">
            <text:p>69820</text:p>
          </table:table-cell>
          <table:table-cell office:value-type="string" office:string-value="R698C21">
            <text:p>R698C21</text:p>
          </table:table-cell>
          <table:table-cell office:value-type="float" office:value="69822">
            <text:p>69822</text:p>
          </table:table-cell>
          <table:table-cell office:value-type="string" office:string-value="R698C23">
            <text:p>R698C23</text:p>
          </table:table-cell>
          <table:table-cell office:value-type="float" office:value="69824">
            <text:p>69824</text:p>
          </table:table-cell>
          <table:table-cell office:value-type="string" office:string-value="R698C25">
            <text:p>R698C25</text:p>
          </table:table-cell>
          <table:table-cell office:value-type="float" office:value="69826">
            <text:p>69826</text:p>
          </table:table-cell>
        </table:table-row>
        <table:table-row>
          <table:table-cell office:value-type="string" office:string-value="R699C1">
            <text:p>R699C1</text:p>
          </table:table-cell>
          <table:table-cell office:value-type="float" office:value="69902">
            <text:p>69902</text:p>
          </table:table-cell>
          <table:table-cell office:value-type="string" office:string-value="R699C3">
            <text:p>R699C3</text:p>
          </table:table-cell>
          <table:table-cell office:value-type="float" office:value="69904">
            <text:p>69904</text:p>
          </table:table-cell>
          <table:table-cell office:value-type="string" office:string-value="R699C5">
            <text:p>R699C5</text:p>
          </table:table-cell>
          <table:table-cell office:value-type="float" office:value="69906">
            <text:p>69906</text:p>
          </table:table-cell>
          <table:table-cell office:value-type="string" office:string-value="R699C7">
            <text:p>R699C7</text:p>
          </table:table-cell>
          <table:table-cell office:value-type="float" office:value="69908">
            <text:p>69908</text:p>
          </table:table-cell>
          <table:table-cell office:value-type="string" office:string-value="R699C9">
            <text:p>R699C9</text:p>
          </table:table-cell>
          <table:table-cell office:value-type="float" office:value="69910">
            <text:p>69910</text:p>
          </table:table-cell>
          <table:table-cell office:value-type="string" office:string-value="R699C11">
            <text:p>R699C11</text:p>
          </table:table-cell>
          <table:table-cell office:value-type="float" office:value="69912">
            <text:p>69912</text:p>
          </table:table-cell>
          <table:table-cell office:value-type="string" office:string-value="R699C13">
            <text:p>R699C13</text:p>
          </table:table-cell>
          <table:table-cell office:value-type="float" office:value="69914">
            <text:p>69914</text:p>
          </table:table-cell>
          <table:table-cell office:value-type="string" office:string-value="R699C15">
            <text:p>R699C15</text:p>
          </table:table-cell>
          <table:table-cell office:value-type="float" office:value="69916">
            <text:p>69916</text:p>
          </table:table-cell>
          <table:table-cell office:value-type="string" office:string-value="R699C17">
            <text:p>R699C17</text:p>
          </table:table-cell>
          <table:table-cell office:value-type="float" office:value="69918">
            <text:p>69918</text:p>
          </table:table-cell>
          <table:table-cell office:value-type="string" office:string-value="R699C19">
            <text:p>R699C19</text:p>
          </table:table-cell>
          <table:table-cell office:value-type="float" office:value="69920">
            <text:p>69920</text:p>
          </table:table-cell>
          <table:table-cell office:value-type="string" office:string-value="R699C21">
            <text:p>R699C21</text:p>
          </table:table-cell>
          <table:table-cell office:value-type="float" office:value="69922">
            <text:p>69922</text:p>
          </table:table-cell>
          <table:table-cell office:value-type="string" office:string-value="R699C23">
            <text:p>R699C23</text:p>
          </table:table-cell>
          <table:table-cell office:value-type="float" office:value="69924">
            <text:p>69924</text:p>
          </table:table-cell>
          <table:table-cell office:value-type="string" office:string-value="R699C25">
            <text:p>R699C25</text:p>
          </table:table-cell>
          <table:table-cell office:value-type="float" office:value="69926">
            <text:p>69926</text:p>
          </table:table-cell>
        </table:table-row>
        <table:table-row>
          <table:table-cell office:value-type="string" office:string-value="R700C1">
            <text:p>R700C1</text:p>
          </table:table-cell>
          <table:table-cell office:value-type="float" office:value="70002">
            <text:p>70002</text:p>
          </table:table-cell>
          <table:table-cell office:value-type="string" office:string-value="R700C3">
            <text:p>R700C3</text:p>
          </table:table-cell>
          <table:table-cell office:value-type="float" office:value="70004">
            <text:p>70004</text:p>
          </table:table-cell>
          <table:table-cell office:value-type="string" office:string-value="R700C5">
            <text:p>R700C5</text:p>
          </table:table-cell>
          <table:table-cell office:value-type="float" office:value="70006">
            <text:p>70006</text:p>
          </table:table-cell>
          <table:table-cell office:value-type="string" office:string-value="R700C7">
            <text:p>R700C7</text:p>
          </table:table-cell>
          <table:table-cell office:value-type="float" office:value="70008">
            <text:p>70008</text:p>
          </table:table-cell>
          <table:table-cell office:value-type="string" office:string-value="R700C9">
            <text:p>R700C9</text:p>
          </table:table-cell>
          <table:table-cell office:value-type="float" office:value="70010">
            <text:p>70010</text:p>
          </table:table-cell>
          <table:table-cell office:value-type="string" office:string-value="R700C11">
            <text:p>R700C11</text:p>
          </table:table-cell>
          <table:table-cell office:value-type="float" office:value="70012">
            <text:p>70012</text:p>
          </table:table-cell>
          <table:table-cell office:value-type="string" office:string-value="R700C13">
            <text:p>R700C13</text:p>
          </table:table-cell>
          <table:table-cell office:value-type="float" office:value="70014">
            <text:p>70014</text:p>
          </table:table-cell>
          <table:table-cell office:value-type="string" office:string-value="R700C15">
            <text:p>R700C15</text:p>
          </table:table-cell>
          <table:table-cell office:value-type="float" office:value="70016">
            <text:p>70016</text:p>
          </table:table-cell>
          <table:table-cell office:value-type="string" office:string-value="R700C17">
            <text:p>R700C17</text:p>
          </table:table-cell>
          <table:table-cell office:value-type="float" office:value="70018">
            <text:p>70018</text:p>
          </table:table-cell>
          <table:table-cell office:value-type="string" office:string-value="R700C19">
            <text:p>R700C19</text:p>
          </table:table-cell>
          <table:table-cell office:value-type="float" office:value="70020">
            <text:p>70020</text:p>
          </table:table-cell>
          <table:table-cell office:value-type="string" office:string-value="R700C21">
            <text:p>R700C21</text:p>
          </table:table-cell>
          <table:table-cell office:value-type="float" office:value="70022">
            <text:p>70022</text:p>
          </table:table-cell>
          <table:table-cell office:value-type="string" office:string-value="R700C23">
            <text:p>R700C23</text:p>
          </table:table-cell>
          <table:table-cell office:value-type="float" office:value="70024">
            <text:p>70024</text:p>
          </table:table-cell>
          <table:table-cell office:value-type="string" office:string-value="R700C25">
            <text:p>R700C25</text:p>
          </table:table-cell>
          <table:table-cell office:value-type="float" office:value="70026">
            <text:p>70026</text:p>
          </table:table-cell>
        </table:table-row>
        <table:table-row>
          <table:table-cell office:value-type="string" office:string-value="R701C1">
            <text:p>R701C1</text:p>
          </table:table-cell>
          <table:table-cell office:value-type="float" office:value="70102">
            <text:p>70102</text:p>
          </table:table-cell>
          <table:table-cell office:value-type="string" office:string-value="R701C3">
            <text:p>R701C3</text:p>
          </table:table-cell>
          <table:table-cell office:value-type="float" office:value="70104">
            <text:p>70104</text:p>
          </table:table-cell>
          <table:table-cell office:value-type="string" office:string-value="R701C5">
            <text:p>R701C5</text:p>
          </table:table-cell>
          <table:table-cell office:value-type="float" office:value="70106">
            <text:p>70106</text:p>
          </table:table-cell>
          <table:table-cell office:value-type="string" office:string-value="R701C7">
            <text:p>R701C7</text:p>
          </table:table-cell>
          <table:table-cell office:value-type="float" office:value="70108">
            <text:p>70108</text:p>
          </table:table-cell>
          <table:table-cell office:value-type="string" office:string-value="R701C9">
            <text:p>R701C9</text:p>
          </table:table-cell>
          <table:table-cell office:value-type="float" office:value="70110">
            <text:p>70110</text:p>
          </table:table-cell>
          <table:table-cell office:value-type="string" office:string-value="R701C11">
            <text:p>R701C11</text:p>
          </table:table-cell>
          <table:table-cell office:value-type="float" office:value="70112">
            <text:p>70112</text:p>
          </table:table-cell>
          <table:table-cell office:value-type="string" office:string-value="R701C13">
            <text:p>R701C13</text:p>
          </table:table-cell>
          <table:table-cell office:value-type="float" office:value="70114">
            <text:p>70114</text:p>
          </table:table-cell>
          <table:table-cell office:value-type="string" office:string-value="R701C15">
            <text:p>R701C15</text:p>
          </table:table-cell>
          <table:table-cell office:value-type="float" office:value="70116">
            <text:p>70116</text:p>
          </table:table-cell>
          <table:table-cell office:value-type="string" office:string-value="R701C17">
            <text:p>R701C17</text:p>
          </table:table-cell>
          <table:table-cell office:value-type="float" office:value="70118">
            <text:p>70118</text:p>
          </table:table-cell>
          <table:table-cell office:value-type="string" office:string-value="R701C19">
            <text:p>R701C19</text:p>
          </table:table-cell>
          <table:table-cell office:value-type="float" office:value="70120">
            <text:p>70120</text:p>
          </table:table-cell>
          <table:table-cell office:value-type="string" office:string-value="R701C21">
            <text:p>R701C21</text:p>
          </table:table-cell>
          <table:table-cell office:value-type="float" office:value="70122">
            <text:p>70122</text:p>
          </table:table-cell>
          <table:table-cell office:value-type="string" office:string-value="R701C23">
            <text:p>R701C23</text:p>
          </table:table-cell>
          <table:table-cell office:value-type="float" office:value="70124">
            <text:p>70124</text:p>
          </table:table-cell>
          <table:table-cell office:value-type="string" office:string-value="R701C25">
            <text:p>R701C25</text:p>
          </table:table-cell>
          <table:table-cell office:value-type="float" office:value="70126">
            <text:p>70126</text:p>
          </table:table-cell>
        </table:table-row>
        <table:table-row>
          <table:table-cell office:value-type="string" office:string-value="R702C1">
            <text:p>R702C1</text:p>
          </table:table-cell>
          <table:table-cell office:value-type="float" office:value="70202">
            <text:p>70202</text:p>
          </table:table-cell>
          <table:table-cell office:value-type="string" office:string-value="R702C3">
            <text:p>R702C3</text:p>
          </table:table-cell>
          <table:table-cell office:value-type="float" office:value="70204">
            <text:p>70204</text:p>
          </table:table-cell>
          <table:table-cell office:value-type="string" office:string-value="R702C5">
            <text:p>R702C5</text:p>
          </table:table-cell>
          <table:table-cell office:value-type="float" office:value="70206">
            <text:p>70206</text:p>
          </table:table-cell>
          <table:table-cell office:value-type="string" office:string-value="R702C7">
            <text:p>R702C7</text:p>
          </table:table-cell>
          <table:table-cell office:value-type="float" office:value="70208">
            <text:p>70208</text:p>
          </table:table-cell>
          <table:table-cell office:value-type="string" office:string-value="R702C9">
            <text:p>R702C9</text:p>
          </table:table-cell>
          <table:table-cell office:value-type="float" office:value="70210">
            <text:p>70210</text:p>
          </table:table-cell>
          <table:table-cell office:value-type="string" office:string-value="R702C11">
            <text:p>R702C11</text:p>
          </table:table-cell>
          <table:table-cell office:value-type="float" office:value="70212">
            <text:p>70212</text:p>
          </table:table-cell>
          <table:table-cell office:value-type="string" office:string-value="R702C13">
            <text:p>R702C13</text:p>
          </table:table-cell>
          <table:table-cell office:value-type="float" office:value="70214">
            <text:p>70214</text:p>
          </table:table-cell>
          <table:table-cell office:value-type="string" office:string-value="R702C15">
            <text:p>R702C15</text:p>
          </table:table-cell>
          <table:table-cell office:value-type="float" office:value="70216">
            <text:p>70216</text:p>
          </table:table-cell>
          <table:table-cell office:value-type="string" office:string-value="R702C17">
            <text:p>R702C17</text:p>
          </table:table-cell>
          <table:table-cell office:value-type="float" office:value="70218">
            <text:p>70218</text:p>
          </table:table-cell>
          <table:table-cell office:value-type="string" office:string-value="R702C19">
            <text:p>R702C19</text:p>
          </table:table-cell>
          <table:table-cell office:value-type="float" office:value="70220">
            <text:p>70220</text:p>
          </table:table-cell>
          <table:table-cell office:value-type="string" office:string-value="R702C21">
            <text:p>R702C21</text:p>
          </table:table-cell>
          <table:table-cell office:value-type="float" office:value="70222">
            <text:p>70222</text:p>
          </table:table-cell>
          <table:table-cell office:value-type="string" office:string-value="R702C23">
            <text:p>R702C23</text:p>
          </table:table-cell>
          <table:table-cell office:value-type="float" office:value="70224">
            <text:p>70224</text:p>
          </table:table-cell>
          <table:table-cell office:value-type="string" office:string-value="R702C25">
            <text:p>R702C25</text:p>
          </table:table-cell>
          <table:table-cell office:value-type="float" office:value="70226">
            <text:p>70226</text:p>
          </table:table-cell>
        </table:table-row>
        <table:table-row>
          <table:table-cell office:value-type="string" office:string-value="R703C1">
            <text:p>R703C1</text:p>
          </table:table-cell>
          <table:table-cell office:value-type="float" office:value="70302">
            <text:p>70302</text:p>
          </table:table-cell>
          <table:table-cell office:value-type="string" office:string-value="R703C3">
            <text:p>R703C3</text:p>
          </table:table-cell>
          <table:table-cell office:value-type="float" office:value="70304">
            <text:p>70304</text:p>
          </table:table-cell>
          <table:table-cell office:value-type="string" office:string-value="R703C5">
            <text:p>R703C5</text:p>
          </table:table-cell>
          <table:table-cell office:value-type="float" office:value="70306">
            <text:p>70306</text:p>
          </table:table-cell>
          <table:table-cell office:value-type="string" office:string-value="R703C7">
            <text:p>R703C7</text:p>
          </table:table-cell>
          <table:table-cell office:value-type="float" office:value="70308">
            <text:p>70308</text:p>
          </table:table-cell>
          <table:table-cell office:value-type="string" office:string-value="R703C9">
            <text:p>R703C9</text:p>
          </table:table-cell>
          <table:table-cell office:value-type="float" office:value="70310">
            <text:p>70310</text:p>
          </table:table-cell>
          <table:table-cell office:value-type="string" office:string-value="R703C11">
            <text:p>R703C11</text:p>
          </table:table-cell>
          <table:table-cell office:value-type="float" office:value="70312">
            <text:p>70312</text:p>
          </table:table-cell>
          <table:table-cell office:value-type="string" office:string-value="R703C13">
            <text:p>R703C13</text:p>
          </table:table-cell>
          <table:table-cell office:value-type="float" office:value="70314">
            <text:p>70314</text:p>
          </table:table-cell>
          <table:table-cell office:value-type="string" office:string-value="R703C15">
            <text:p>R703C15</text:p>
          </table:table-cell>
          <table:table-cell office:value-type="float" office:value="70316">
            <text:p>70316</text:p>
          </table:table-cell>
          <table:table-cell office:value-type="string" office:string-value="R703C17">
            <text:p>R703C17</text:p>
          </table:table-cell>
          <table:table-cell office:value-type="float" office:value="70318">
            <text:p>70318</text:p>
          </table:table-cell>
          <table:table-cell office:value-type="string" office:string-value="R703C19">
            <text:p>R703C19</text:p>
          </table:table-cell>
          <table:table-cell office:value-type="float" office:value="70320">
            <text:p>70320</text:p>
          </table:table-cell>
          <table:table-cell office:value-type="string" office:string-value="R703C21">
            <text:p>R703C21</text:p>
          </table:table-cell>
          <table:table-cell office:value-type="float" office:value="70322">
            <text:p>70322</text:p>
          </table:table-cell>
          <table:table-cell office:value-type="string" office:string-value="R703C23">
            <text:p>R703C23</text:p>
          </table:table-cell>
          <table:table-cell office:value-type="float" office:value="70324">
            <text:p>70324</text:p>
          </table:table-cell>
          <table:table-cell office:value-type="string" office:string-value="R703C25">
            <text:p>R703C25</text:p>
          </table:table-cell>
          <table:table-cell office:value-type="float" office:value="70326">
            <text:p>70326</text:p>
          </table:table-cell>
        </table:table-row>
        <table:table-row>
          <table:table-cell office:value-type="string" office:string-value="R704C1">
            <text:p>R704C1</text:p>
          </table:table-cell>
          <table:table-cell office:value-type="float" office:value="70402">
            <text:p>70402</text:p>
          </table:table-cell>
          <table:table-cell office:value-type="string" office:string-value="R704C3">
            <text:p>R704C3</text:p>
          </table:table-cell>
          <table:table-cell office:value-type="float" office:value="70404">
            <text:p>70404</text:p>
          </table:table-cell>
          <table:table-cell office:value-type="string" office:string-value="R704C5">
            <text:p>R704C5</text:p>
          </table:table-cell>
          <table:table-cell office:value-type="float" office:value="70406">
            <text:p>70406</text:p>
          </table:table-cell>
          <table:table-cell office:value-type="string" office:string-value="R704C7">
            <text:p>R704C7</text:p>
          </table:table-cell>
          <table:table-cell office:value-type="float" office:value="70408">
            <text:p>70408</text:p>
          </table:table-cell>
          <table:table-cell office:value-type="string" office:string-value="R704C9">
            <text:p>R704C9</text:p>
          </table:table-cell>
          <table:table-cell office:value-type="float" office:value="70410">
            <text:p>70410</text:p>
          </table:table-cell>
          <table:table-cell office:value-type="string" office:string-value="R704C11">
            <text:p>R704C11</text:p>
          </table:table-cell>
          <table:table-cell office:value-type="float" office:value="70412">
            <text:p>70412</text:p>
          </table:table-cell>
          <table:table-cell office:value-type="string" office:string-value="R704C13">
            <text:p>R704C13</text:p>
          </table:table-cell>
          <table:table-cell office:value-type="float" office:value="70414">
            <text:p>70414</text:p>
          </table:table-cell>
          <table:table-cell office:value-type="string" office:string-value="R704C15">
            <text:p>R704C15</text:p>
          </table:table-cell>
          <table:table-cell office:value-type="float" office:value="70416">
            <text:p>70416</text:p>
          </table:table-cell>
          <table:table-cell office:value-type="string" office:string-value="R704C17">
            <text:p>R704C17</text:p>
          </table:table-cell>
          <table:table-cell office:value-type="float" office:value="70418">
            <text:p>70418</text:p>
          </table:table-cell>
          <table:table-cell office:value-type="string" office:string-value="R704C19">
            <text:p>R704C19</text:p>
          </table:table-cell>
          <table:table-cell office:value-type="float" office:value="70420">
            <text:p>70420</text:p>
          </table:table-cell>
          <table:table-cell office:value-type="string" office:string-value="R704C21">
            <text:p>R704C21</text:p>
          </table:table-cell>
          <table:table-cell office:value-type="float" office:value="70422">
            <text:p>70422</text:p>
          </table:table-cell>
          <table:table-cell office:value-type="string" office:string-value="R704C23">
            <text:p>R704C23</text:p>
          </table:table-cell>
          <table:table-cell office:value-type="float" office:value="70424">
            <text:p>70424</text:p>
          </table:table-cell>
          <table:table-cell office:value-type="string" office:string-value="R704C25">
            <text:p>R704C25</text:p>
          </table:table-cell>
          <table:table-cell office:value-type="float" office:value="70426">
            <text:p>70426</text:p>
          </table:table-cell>
        </table:table-row>
        <table:table-row>
          <table:table-cell office:value-type="string" office:string-value="R705C1">
            <text:p>R705C1</text:p>
          </table:table-cell>
          <table:table-cell office:value-type="float" office:value="70502">
            <text:p>70502</text:p>
          </table:table-cell>
          <table:table-cell office:value-type="string" office:string-value="R705C3">
            <text:p>R705C3</text:p>
          </table:table-cell>
          <table:table-cell office:value-type="float" office:value="70504">
            <text:p>70504</text:p>
          </table:table-cell>
          <table:table-cell office:value-type="string" office:string-value="R705C5">
            <text:p>R705C5</text:p>
          </table:table-cell>
          <table:table-cell office:value-type="float" office:value="70506">
            <text:p>70506</text:p>
          </table:table-cell>
          <table:table-cell office:value-type="string" office:string-value="R705C7">
            <text:p>R705C7</text:p>
          </table:table-cell>
          <table:table-cell office:value-type="float" office:value="70508">
            <text:p>70508</text:p>
          </table:table-cell>
          <table:table-cell office:value-type="string" office:string-value="R705C9">
            <text:p>R705C9</text:p>
          </table:table-cell>
          <table:table-cell office:value-type="float" office:value="70510">
            <text:p>70510</text:p>
          </table:table-cell>
          <table:table-cell office:value-type="string" office:string-value="R705C11">
            <text:p>R705C11</text:p>
          </table:table-cell>
          <table:table-cell office:value-type="float" office:value="70512">
            <text:p>70512</text:p>
          </table:table-cell>
          <table:table-cell office:value-type="string" office:string-value="R705C13">
            <text:p>R705C13</text:p>
          </table:table-cell>
          <table:table-cell office:value-type="float" office:value="70514">
            <text:p>70514</text:p>
          </table:table-cell>
          <table:table-cell office:value-type="string" office:string-value="R705C15">
            <text:p>R705C15</text:p>
          </table:table-cell>
          <table:table-cell office:value-type="float" office:value="70516">
            <text:p>70516</text:p>
          </table:table-cell>
          <table:table-cell office:value-type="string" office:string-value="R705C17">
            <text:p>R705C17</text:p>
          </table:table-cell>
          <table:table-cell office:value-type="float" office:value="70518">
            <text:p>70518</text:p>
          </table:table-cell>
          <table:table-cell office:value-type="string" office:string-value="R705C19">
            <text:p>R705C19</text:p>
          </table:table-cell>
          <table:table-cell office:value-type="float" office:value="70520">
            <text:p>70520</text:p>
          </table:table-cell>
          <table:table-cell office:value-type="string" office:string-value="R705C21">
            <text:p>R705C21</text:p>
          </table:table-cell>
          <table:table-cell office:value-type="float" office:value="70522">
            <text:p>70522</text:p>
          </table:table-cell>
          <table:table-cell office:value-type="string" office:string-value="R705C23">
            <text:p>R705C23</text:p>
          </table:table-cell>
          <table:table-cell office:value-type="float" office:value="70524">
            <text:p>70524</text:p>
          </table:table-cell>
          <table:table-cell office:value-type="string" office:string-value="R705C25">
            <text:p>R705C25</text:p>
          </table:table-cell>
          <table:table-cell office:value-type="float" office:value="70526">
            <text:p>70526</text:p>
          </table:table-cell>
        </table:table-row>
        <table:table-row>
          <table:table-cell office:value-type="string" office:string-value="R706C1">
            <text:p>R706C1</text:p>
          </table:table-cell>
          <table:table-cell office:value-type="float" office:value="70602">
            <text:p>70602</text:p>
          </table:table-cell>
          <table:table-cell office:value-type="string" office:string-value="R706C3">
            <text:p>R706C3</text:p>
          </table:table-cell>
          <table:table-cell office:value-type="float" office:value="70604">
            <text:p>70604</text:p>
          </table:table-cell>
          <table:table-cell office:value-type="string" office:string-value="R706C5">
            <text:p>R706C5</text:p>
          </table:table-cell>
          <table:table-cell office:value-type="float" office:value="70606">
            <text:p>70606</text:p>
          </table:table-cell>
          <table:table-cell office:value-type="string" office:string-value="R706C7">
            <text:p>R706C7</text:p>
          </table:table-cell>
          <table:table-cell office:value-type="float" office:value="70608">
            <text:p>70608</text:p>
          </table:table-cell>
          <table:table-cell office:value-type="string" office:string-value="R706C9">
            <text:p>R706C9</text:p>
          </table:table-cell>
          <table:table-cell office:value-type="float" office:value="70610">
            <text:p>70610</text:p>
          </table:table-cell>
          <table:table-cell office:value-type="string" office:string-value="R706C11">
            <text:p>R706C11</text:p>
          </table:table-cell>
          <table:table-cell office:value-type="float" office:value="70612">
            <text:p>70612</text:p>
          </table:table-cell>
          <table:table-cell office:value-type="string" office:string-value="R706C13">
            <text:p>R706C13</text:p>
          </table:table-cell>
          <table:table-cell office:value-type="float" office:value="70614">
            <text:p>70614</text:p>
          </table:table-cell>
          <table:table-cell office:value-type="string" office:string-value="R706C15">
            <text:p>R706C15</text:p>
          </table:table-cell>
          <table:table-cell office:value-type="float" office:value="70616">
            <text:p>70616</text:p>
          </table:table-cell>
          <table:table-cell office:value-type="string" office:string-value="R706C17">
            <text:p>R706C17</text:p>
          </table:table-cell>
          <table:table-cell office:value-type="float" office:value="70618">
            <text:p>70618</text:p>
          </table:table-cell>
          <table:table-cell office:value-type="string" office:string-value="R706C19">
            <text:p>R706C19</text:p>
          </table:table-cell>
          <table:table-cell office:value-type="float" office:value="70620">
            <text:p>70620</text:p>
          </table:table-cell>
          <table:table-cell office:value-type="string" office:string-value="R706C21">
            <text:p>R706C21</text:p>
          </table:table-cell>
          <table:table-cell office:value-type="float" office:value="70622">
            <text:p>70622</text:p>
          </table:table-cell>
          <table:table-cell office:value-type="string" office:string-value="R706C23">
            <text:p>R706C23</text:p>
          </table:table-cell>
          <table:table-cell office:value-type="float" office:value="70624">
            <text:p>70624</text:p>
          </table:table-cell>
          <table:table-cell office:value-type="string" office:string-value="R706C25">
            <text:p>R706C25</text:p>
          </table:table-cell>
          <table:table-cell office:value-type="float" office:value="70626">
            <text:p>70626</text:p>
          </table:table-cell>
        </table:table-row>
        <table:table-row>
          <table:table-cell office:value-type="string" office:string-value="R707C1">
            <text:p>R707C1</text:p>
          </table:table-cell>
          <table:table-cell office:value-type="float" office:value="70702">
            <text:p>70702</text:p>
          </table:table-cell>
          <table:table-cell office:value-type="string" office:string-value="R707C3">
            <text:p>R707C3</text:p>
          </table:table-cell>
          <table:table-cell office:value-type="float" office:value="70704">
            <text:p>70704</text:p>
          </table:table-cell>
          <table:table-cell office:value-type="string" office:string-value="R707C5">
            <text:p>R707C5</text:p>
          </table:table-cell>
          <table:table-cell office:value-type="float" office:value="70706">
            <text:p>70706</text:p>
          </table:table-cell>
          <table:table-cell office:value-type="string" office:string-value="R707C7">
            <text:p>R707C7</text:p>
          </table:table-cell>
          <table:table-cell office:value-type="float" office:value="70708">
            <text:p>70708</text:p>
          </table:table-cell>
          <table:table-cell office:value-type="string" office:string-value="R707C9">
            <text:p>R707C9</text:p>
          </table:table-cell>
          <table:table-cell office:value-type="float" office:value="70710">
            <text:p>70710</text:p>
          </table:table-cell>
          <table:table-cell office:value-type="string" office:string-value="R707C11">
            <text:p>R707C11</text:p>
          </table:table-cell>
          <table:table-cell office:value-type="float" office:value="70712">
            <text:p>70712</text:p>
          </table:table-cell>
          <table:table-cell office:value-type="string" office:string-value="R707C13">
            <text:p>R707C13</text:p>
          </table:table-cell>
          <table:table-cell office:value-type="float" office:value="70714">
            <text:p>70714</text:p>
          </table:table-cell>
          <table:table-cell office:value-type="string" office:string-value="R707C15">
            <text:p>R707C15</text:p>
          </table:table-cell>
          <table:table-cell office:value-type="float" office:value="70716">
            <text:p>70716</text:p>
          </table:table-cell>
          <table:table-cell office:value-type="string" office:string-value="R707C17">
            <text:p>R707C17</text:p>
          </table:table-cell>
          <table:table-cell office:value-type="float" office:value="70718">
            <text:p>70718</text:p>
          </table:table-cell>
          <table:table-cell office:value-type="string" office:string-value="R707C19">
            <text:p>R707C19</text:p>
          </table:table-cell>
          <table:table-cell office:value-type="float" office:value="70720">
            <text:p>70720</text:p>
          </table:table-cell>
          <table:table-cell office:value-type="string" office:string-value="R707C21">
            <text:p>R707C21</text:p>
          </table:table-cell>
          <table:table-cell office:value-type="float" office:value="70722">
            <text:p>70722</text:p>
          </table:table-cell>
          <table:table-cell office:value-type="string" office:string-value="R707C23">
            <text:p>R707C23</text:p>
          </table:table-cell>
          <table:table-cell office:value-type="float" office:value="70724">
            <text:p>70724</text:p>
          </table:table-cell>
          <table:table-cell office:value-type="string" office:string-value="R707C25">
            <text:p>R707C25</text:p>
          </table:table-cell>
          <table:table-cell office:value-type="float" office:value="70726">
            <text:p>70726</text:p>
          </table:table-cell>
        </table:table-row>
        <table:table-row>
          <table:table-cell office:value-type="string" office:string-value="R708C1">
            <text:p>R708C1</text:p>
          </table:table-cell>
          <table:table-cell office:value-type="float" office:value="70802">
            <text:p>70802</text:p>
          </table:table-cell>
          <table:table-cell office:value-type="string" office:string-value="R708C3">
            <text:p>R708C3</text:p>
          </table:table-cell>
          <table:table-cell office:value-type="float" office:value="70804">
            <text:p>70804</text:p>
          </table:table-cell>
          <table:table-cell office:value-type="string" office:string-value="R708C5">
            <text:p>R708C5</text:p>
          </table:table-cell>
          <table:table-cell office:value-type="float" office:value="70806">
            <text:p>70806</text:p>
          </table:table-cell>
          <table:table-cell office:value-type="string" office:string-value="R708C7">
            <text:p>R708C7</text:p>
          </table:table-cell>
          <table:table-cell office:value-type="float" office:value="70808">
            <text:p>70808</text:p>
          </table:table-cell>
          <table:table-cell office:value-type="string" office:string-value="R708C9">
            <text:p>R708C9</text:p>
          </table:table-cell>
          <table:table-cell office:value-type="float" office:value="70810">
            <text:p>70810</text:p>
          </table:table-cell>
          <table:table-cell office:value-type="string" office:string-value="R708C11">
            <text:p>R708C11</text:p>
          </table:table-cell>
          <table:table-cell office:value-type="float" office:value="70812">
            <text:p>70812</text:p>
          </table:table-cell>
          <table:table-cell office:value-type="string" office:string-value="R708C13">
            <text:p>R708C13</text:p>
          </table:table-cell>
          <table:table-cell office:value-type="float" office:value="70814">
            <text:p>70814</text:p>
          </table:table-cell>
          <table:table-cell office:value-type="string" office:string-value="R708C15">
            <text:p>R708C15</text:p>
          </table:table-cell>
          <table:table-cell office:value-type="float" office:value="70816">
            <text:p>70816</text:p>
          </table:table-cell>
          <table:table-cell office:value-type="string" office:string-value="R708C17">
            <text:p>R708C17</text:p>
          </table:table-cell>
          <table:table-cell office:value-type="float" office:value="70818">
            <text:p>70818</text:p>
          </table:table-cell>
          <table:table-cell office:value-type="string" office:string-value="R708C19">
            <text:p>R708C19</text:p>
          </table:table-cell>
          <table:table-cell office:value-type="float" office:value="70820">
            <text:p>70820</text:p>
          </table:table-cell>
          <table:table-cell office:value-type="string" office:string-value="R708C21">
            <text:p>R708C21</text:p>
          </table:table-cell>
          <table:table-cell office:value-type="float" office:value="70822">
            <text:p>70822</text:p>
          </table:table-cell>
          <table:table-cell office:value-type="string" office:string-value="R708C23">
            <text:p>R708C23</text:p>
          </table:table-cell>
          <table:table-cell office:value-type="float" office:value="70824">
            <text:p>70824</text:p>
          </table:table-cell>
          <table:table-cell office:value-type="string" office:string-value="R708C25">
            <text:p>R708C25</text:p>
          </table:table-cell>
          <table:table-cell office:value-type="float" office:value="70826">
            <text:p>70826</text:p>
          </table:table-cell>
        </table:table-row>
        <table:table-row>
          <table:table-cell office:value-type="string" office:string-value="R709C1">
            <text:p>R709C1</text:p>
          </table:table-cell>
          <table:table-cell office:value-type="float" office:value="70902">
            <text:p>70902</text:p>
          </table:table-cell>
          <table:table-cell office:value-type="string" office:string-value="R709C3">
            <text:p>R709C3</text:p>
          </table:table-cell>
          <table:table-cell office:value-type="float" office:value="70904">
            <text:p>70904</text:p>
          </table:table-cell>
          <table:table-cell office:value-type="string" office:string-value="R709C5">
            <text:p>R709C5</text:p>
          </table:table-cell>
          <table:table-cell office:value-type="float" office:value="70906">
            <text:p>70906</text:p>
          </table:table-cell>
          <table:table-cell office:value-type="string" office:string-value="R709C7">
            <text:p>R709C7</text:p>
          </table:table-cell>
          <table:table-cell office:value-type="float" office:value="70908">
            <text:p>70908</text:p>
          </table:table-cell>
          <table:table-cell office:value-type="string" office:string-value="R709C9">
            <text:p>R709C9</text:p>
          </table:table-cell>
          <table:table-cell office:value-type="float" office:value="70910">
            <text:p>70910</text:p>
          </table:table-cell>
          <table:table-cell office:value-type="string" office:string-value="R709C11">
            <text:p>R709C11</text:p>
          </table:table-cell>
          <table:table-cell office:value-type="float" office:value="70912">
            <text:p>70912</text:p>
          </table:table-cell>
          <table:table-cell office:value-type="string" office:string-value="R709C13">
            <text:p>R709C13</text:p>
          </table:table-cell>
          <table:table-cell office:value-type="float" office:value="70914">
            <text:p>70914</text:p>
          </table:table-cell>
          <table:table-cell office:value-type="string" office:string-value="R709C15">
            <text:p>R709C15</text:p>
          </table:table-cell>
          <table:table-cell office:value-type="float" office:value="70916">
            <text:p>70916</text:p>
          </table:table-cell>
          <table:table-cell office:value-type="string" office:string-value="R709C17">
            <text:p>R709C17</text:p>
          </table:table-cell>
          <table:table-cell office:value-type="float" office:value="70918">
            <text:p>70918</text:p>
          </table:table-cell>
          <table:table-cell office:value-type="string" office:string-value="R709C19">
            <text:p>R709C19</text:p>
          </table:table-cell>
          <table:table-cell office:value-type="float" office:value="70920">
            <text:p>70920</text:p>
          </table:table-cell>
          <table:table-cell office:value-type="string" office:string-value="R709C21">
            <text:p>R709C21</text:p>
          </table:table-cell>
          <table:table-cell office:value-type="float" office:value="70922">
            <text:p>70922</text:p>
          </table:table-cell>
          <table:table-cell office:value-type="string" office:string-value="R709C23">
            <text:p>R709C23</text:p>
          </table:table-cell>
          <table:table-cell office:value-type="float" office:value="70924">
            <text:p>70924</text:p>
          </table:table-cell>
          <table:table-cell office:value-type="string" office:string-value="R709C25">
            <text:p>R709C25</text:p>
          </table:table-cell>
          <table:table-cell office:value-type="float" office:value="70926">
            <text:p>70926</text:p>
          </table:table-cell>
        </table:table-row>
        <table:table-row>
          <table:table-cell office:value-type="string" office:string-value="R710C1">
            <text:p>R710C1</text:p>
          </table:table-cell>
          <table:table-cell office:value-type="float" office:value="71002">
            <text:p>71002</text:p>
          </table:table-cell>
          <table:table-cell office:value-type="string" office:string-value="R710C3">
            <text:p>R710C3</text:p>
          </table:table-cell>
          <table:table-cell office:value-type="float" office:value="71004">
            <text:p>71004</text:p>
          </table:table-cell>
          <table:table-cell office:value-type="string" office:string-value="R710C5">
            <text:p>R710C5</text:p>
          </table:table-cell>
          <table:table-cell office:value-type="float" office:value="71006">
            <text:p>71006</text:p>
          </table:table-cell>
          <table:table-cell office:value-type="string" office:string-value="R710C7">
            <text:p>R710C7</text:p>
          </table:table-cell>
          <table:table-cell office:value-type="float" office:value="71008">
            <text:p>71008</text:p>
          </table:table-cell>
          <table:table-cell office:value-type="string" office:string-value="R710C9">
            <text:p>R710C9</text:p>
          </table:table-cell>
          <table:table-cell office:value-type="float" office:value="71010">
            <text:p>71010</text:p>
          </table:table-cell>
          <table:table-cell office:value-type="string" office:string-value="R710C11">
            <text:p>R710C11</text:p>
          </table:table-cell>
          <table:table-cell office:value-type="float" office:value="71012">
            <text:p>71012</text:p>
          </table:table-cell>
          <table:table-cell office:value-type="string" office:string-value="R710C13">
            <text:p>R710C13</text:p>
          </table:table-cell>
          <table:table-cell office:value-type="float" office:value="71014">
            <text:p>71014</text:p>
          </table:table-cell>
          <table:table-cell office:value-type="string" office:string-value="R710C15">
            <text:p>R710C15</text:p>
          </table:table-cell>
          <table:table-cell office:value-type="float" office:value="71016">
            <text:p>71016</text:p>
          </table:table-cell>
          <table:table-cell office:value-type="string" office:string-value="R710C17">
            <text:p>R710C17</text:p>
          </table:table-cell>
          <table:table-cell office:value-type="float" office:value="71018">
            <text:p>71018</text:p>
          </table:table-cell>
          <table:table-cell office:value-type="string" office:string-value="R710C19">
            <text:p>R710C19</text:p>
          </table:table-cell>
          <table:table-cell office:value-type="float" office:value="71020">
            <text:p>71020</text:p>
          </table:table-cell>
          <table:table-cell office:value-type="string" office:string-value="R710C21">
            <text:p>R710C21</text:p>
          </table:table-cell>
          <table:table-cell office:value-type="float" office:value="71022">
            <text:p>71022</text:p>
          </table:table-cell>
          <table:table-cell office:value-type="string" office:string-value="R710C23">
            <text:p>R710C23</text:p>
          </table:table-cell>
          <table:table-cell office:value-type="float" office:value="71024">
            <text:p>71024</text:p>
          </table:table-cell>
          <table:table-cell office:value-type="string" office:string-value="R710C25">
            <text:p>R710C25</text:p>
          </table:table-cell>
          <table:table-cell office:value-type="float" office:value="71026">
            <text:p>71026</text:p>
          </table:table-cell>
        </table:table-row>
        <table:table-row>
          <table:table-cell office:value-type="string" office:string-value="R711C1">
            <text:p>R711C1</text:p>
          </table:table-cell>
          <table:table-cell office:value-type="float" office:value="71102">
            <text:p>71102</text:p>
          </table:table-cell>
          <table:table-cell office:value-type="string" office:string-value="R711C3">
            <text:p>R711C3</text:p>
          </table:table-cell>
          <table:table-cell office:value-type="float" office:value="71104">
            <text:p>71104</text:p>
          </table:table-cell>
          <table:table-cell office:value-type="string" office:string-value="R711C5">
            <text:p>R711C5</text:p>
          </table:table-cell>
          <table:table-cell office:value-type="float" office:value="71106">
            <text:p>71106</text:p>
          </table:table-cell>
          <table:table-cell office:value-type="string" office:string-value="R711C7">
            <text:p>R711C7</text:p>
          </table:table-cell>
          <table:table-cell office:value-type="float" office:value="71108">
            <text:p>71108</text:p>
          </table:table-cell>
          <table:table-cell office:value-type="string" office:string-value="R711C9">
            <text:p>R711C9</text:p>
          </table:table-cell>
          <table:table-cell office:value-type="float" office:value="71110">
            <text:p>71110</text:p>
          </table:table-cell>
          <table:table-cell office:value-type="string" office:string-value="R711C11">
            <text:p>R711C11</text:p>
          </table:table-cell>
          <table:table-cell office:value-type="float" office:value="71112">
            <text:p>71112</text:p>
          </table:table-cell>
          <table:table-cell office:value-type="string" office:string-value="R711C13">
            <text:p>R711C13</text:p>
          </table:table-cell>
          <table:table-cell office:value-type="float" office:value="71114">
            <text:p>71114</text:p>
          </table:table-cell>
          <table:table-cell office:value-type="string" office:string-value="R711C15">
            <text:p>R711C15</text:p>
          </table:table-cell>
          <table:table-cell office:value-type="float" office:value="71116">
            <text:p>71116</text:p>
          </table:table-cell>
          <table:table-cell office:value-type="string" office:string-value="R711C17">
            <text:p>R711C17</text:p>
          </table:table-cell>
          <table:table-cell office:value-type="float" office:value="71118">
            <text:p>71118</text:p>
          </table:table-cell>
          <table:table-cell office:value-type="string" office:string-value="R711C19">
            <text:p>R711C19</text:p>
          </table:table-cell>
          <table:table-cell office:value-type="float" office:value="71120">
            <text:p>71120</text:p>
          </table:table-cell>
          <table:table-cell office:value-type="string" office:string-value="R711C21">
            <text:p>R711C21</text:p>
          </table:table-cell>
          <table:table-cell office:value-type="float" office:value="71122">
            <text:p>71122</text:p>
          </table:table-cell>
          <table:table-cell office:value-type="string" office:string-value="R711C23">
            <text:p>R711C23</text:p>
          </table:table-cell>
          <table:table-cell office:value-type="float" office:value="71124">
            <text:p>71124</text:p>
          </table:table-cell>
          <table:table-cell office:value-type="string" office:string-value="R711C25">
            <text:p>R711C25</text:p>
          </table:table-cell>
          <table:table-cell office:value-type="float" office:value="71126">
            <text:p>71126</text:p>
          </table:table-cell>
        </table:table-row>
        <table:table-row>
          <table:table-cell office:value-type="string" office:string-value="R712C1">
            <text:p>R712C1</text:p>
          </table:table-cell>
          <table:table-cell office:value-type="float" office:value="71202">
            <text:p>71202</text:p>
          </table:table-cell>
          <table:table-cell office:value-type="string" office:string-value="R712C3">
            <text:p>R712C3</text:p>
          </table:table-cell>
          <table:table-cell office:value-type="float" office:value="71204">
            <text:p>71204</text:p>
          </table:table-cell>
          <table:table-cell office:value-type="string" office:string-value="R712C5">
            <text:p>R712C5</text:p>
          </table:table-cell>
          <table:table-cell office:value-type="float" office:value="71206">
            <text:p>71206</text:p>
          </table:table-cell>
          <table:table-cell office:value-type="string" office:string-value="R712C7">
            <text:p>R712C7</text:p>
          </table:table-cell>
          <table:table-cell office:value-type="float" office:value="71208">
            <text:p>71208</text:p>
          </table:table-cell>
          <table:table-cell office:value-type="string" office:string-value="R712C9">
            <text:p>R712C9</text:p>
          </table:table-cell>
          <table:table-cell office:value-type="float" office:value="71210">
            <text:p>71210</text:p>
          </table:table-cell>
          <table:table-cell office:value-type="string" office:string-value="R712C11">
            <text:p>R712C11</text:p>
          </table:table-cell>
          <table:table-cell office:value-type="float" office:value="71212">
            <text:p>71212</text:p>
          </table:table-cell>
          <table:table-cell office:value-type="string" office:string-value="R712C13">
            <text:p>R712C13</text:p>
          </table:table-cell>
          <table:table-cell office:value-type="float" office:value="71214">
            <text:p>71214</text:p>
          </table:table-cell>
          <table:table-cell office:value-type="string" office:string-value="R712C15">
            <text:p>R712C15</text:p>
          </table:table-cell>
          <table:table-cell office:value-type="float" office:value="71216">
            <text:p>71216</text:p>
          </table:table-cell>
          <table:table-cell office:value-type="string" office:string-value="R712C17">
            <text:p>R712C17</text:p>
          </table:table-cell>
          <table:table-cell office:value-type="float" office:value="71218">
            <text:p>71218</text:p>
          </table:table-cell>
          <table:table-cell office:value-type="string" office:string-value="R712C19">
            <text:p>R712C19</text:p>
          </table:table-cell>
          <table:table-cell office:value-type="float" office:value="71220">
            <text:p>71220</text:p>
          </table:table-cell>
          <table:table-cell office:value-type="string" office:string-value="R712C21">
            <text:p>R712C21</text:p>
          </table:table-cell>
          <table:table-cell office:value-type="float" office:value="71222">
            <text:p>71222</text:p>
          </table:table-cell>
          <table:table-cell office:value-type="string" office:string-value="R712C23">
            <text:p>R712C23</text:p>
          </table:table-cell>
          <table:table-cell office:value-type="float" office:value="71224">
            <text:p>71224</text:p>
          </table:table-cell>
          <table:table-cell office:value-type="string" office:string-value="R712C25">
            <text:p>R712C25</text:p>
          </table:table-cell>
          <table:table-cell office:value-type="float" office:value="71226">
            <text:p>71226</text:p>
          </table:table-cell>
        </table:table-row>
        <table:table-row>
          <table:table-cell office:value-type="string" office:string-value="R713C1">
            <text:p>R713C1</text:p>
          </table:table-cell>
          <table:table-cell office:value-type="float" office:value="71302">
            <text:p>71302</text:p>
          </table:table-cell>
          <table:table-cell office:value-type="string" office:string-value="R713C3">
            <text:p>R713C3</text:p>
          </table:table-cell>
          <table:table-cell office:value-type="float" office:value="71304">
            <text:p>71304</text:p>
          </table:table-cell>
          <table:table-cell office:value-type="string" office:string-value="R713C5">
            <text:p>R713C5</text:p>
          </table:table-cell>
          <table:table-cell office:value-type="float" office:value="71306">
            <text:p>71306</text:p>
          </table:table-cell>
          <table:table-cell office:value-type="string" office:string-value="R713C7">
            <text:p>R713C7</text:p>
          </table:table-cell>
          <table:table-cell office:value-type="float" office:value="71308">
            <text:p>71308</text:p>
          </table:table-cell>
          <table:table-cell office:value-type="string" office:string-value="R713C9">
            <text:p>R713C9</text:p>
          </table:table-cell>
          <table:table-cell office:value-type="float" office:value="71310">
            <text:p>71310</text:p>
          </table:table-cell>
          <table:table-cell office:value-type="string" office:string-value="R713C11">
            <text:p>R713C11</text:p>
          </table:table-cell>
          <table:table-cell office:value-type="float" office:value="71312">
            <text:p>71312</text:p>
          </table:table-cell>
          <table:table-cell office:value-type="string" office:string-value="R713C13">
            <text:p>R713C13</text:p>
          </table:table-cell>
          <table:table-cell office:value-type="float" office:value="71314">
            <text:p>71314</text:p>
          </table:table-cell>
          <table:table-cell office:value-type="string" office:string-value="R713C15">
            <text:p>R713C15</text:p>
          </table:table-cell>
          <table:table-cell office:value-type="float" office:value="71316">
            <text:p>71316</text:p>
          </table:table-cell>
          <table:table-cell office:value-type="string" office:string-value="R713C17">
            <text:p>R713C17</text:p>
          </table:table-cell>
          <table:table-cell office:value-type="float" office:value="71318">
            <text:p>71318</text:p>
          </table:table-cell>
          <table:table-cell office:value-type="string" office:string-value="R713C19">
            <text:p>R713C19</text:p>
          </table:table-cell>
          <table:table-cell office:value-type="float" office:value="71320">
            <text:p>71320</text:p>
          </table:table-cell>
          <table:table-cell office:value-type="string" office:string-value="R713C21">
            <text:p>R713C21</text:p>
          </table:table-cell>
          <table:table-cell office:value-type="float" office:value="71322">
            <text:p>71322</text:p>
          </table:table-cell>
          <table:table-cell office:value-type="string" office:string-value="R713C23">
            <text:p>R713C23</text:p>
          </table:table-cell>
          <table:table-cell office:value-type="float" office:value="71324">
            <text:p>71324</text:p>
          </table:table-cell>
          <table:table-cell office:value-type="string" office:string-value="R713C25">
            <text:p>R713C25</text:p>
          </table:table-cell>
          <table:table-cell office:value-type="float" office:value="71326">
            <text:p>71326</text:p>
          </table:table-cell>
        </table:table-row>
        <table:table-row>
          <table:table-cell office:value-type="string" office:string-value="R714C1">
            <text:p>R714C1</text:p>
          </table:table-cell>
          <table:table-cell office:value-type="float" office:value="71402">
            <text:p>71402</text:p>
          </table:table-cell>
          <table:table-cell office:value-type="string" office:string-value="R714C3">
            <text:p>R714C3</text:p>
          </table:table-cell>
          <table:table-cell office:value-type="float" office:value="71404">
            <text:p>71404</text:p>
          </table:table-cell>
          <table:table-cell office:value-type="string" office:string-value="R714C5">
            <text:p>R714C5</text:p>
          </table:table-cell>
          <table:table-cell office:value-type="float" office:value="71406">
            <text:p>71406</text:p>
          </table:table-cell>
          <table:table-cell office:value-type="string" office:string-value="R714C7">
            <text:p>R714C7</text:p>
          </table:table-cell>
          <table:table-cell office:value-type="float" office:value="71408">
            <text:p>71408</text:p>
          </table:table-cell>
          <table:table-cell office:value-type="string" office:string-value="R714C9">
            <text:p>R714C9</text:p>
          </table:table-cell>
          <table:table-cell office:value-type="float" office:value="71410">
            <text:p>71410</text:p>
          </table:table-cell>
          <table:table-cell office:value-type="string" office:string-value="R714C11">
            <text:p>R714C11</text:p>
          </table:table-cell>
          <table:table-cell office:value-type="float" office:value="71412">
            <text:p>71412</text:p>
          </table:table-cell>
          <table:table-cell office:value-type="string" office:string-value="R714C13">
            <text:p>R714C13</text:p>
          </table:table-cell>
          <table:table-cell office:value-type="float" office:value="71414">
            <text:p>71414</text:p>
          </table:table-cell>
          <table:table-cell office:value-type="string" office:string-value="R714C15">
            <text:p>R714C15</text:p>
          </table:table-cell>
          <table:table-cell office:value-type="float" office:value="71416">
            <text:p>71416</text:p>
          </table:table-cell>
          <table:table-cell office:value-type="string" office:string-value="R714C17">
            <text:p>R714C17</text:p>
          </table:table-cell>
          <table:table-cell office:value-type="float" office:value="71418">
            <text:p>71418</text:p>
          </table:table-cell>
          <table:table-cell office:value-type="string" office:string-value="R714C19">
            <text:p>R714C19</text:p>
          </table:table-cell>
          <table:table-cell office:value-type="float" office:value="71420">
            <text:p>71420</text:p>
          </table:table-cell>
          <table:table-cell office:value-type="string" office:string-value="R714C21">
            <text:p>R714C21</text:p>
          </table:table-cell>
          <table:table-cell office:value-type="float" office:value="71422">
            <text:p>71422</text:p>
          </table:table-cell>
          <table:table-cell office:value-type="string" office:string-value="R714C23">
            <text:p>R714C23</text:p>
          </table:table-cell>
          <table:table-cell office:value-type="float" office:value="71424">
            <text:p>71424</text:p>
          </table:table-cell>
          <table:table-cell office:value-type="string" office:string-value="R714C25">
            <text:p>R714C25</text:p>
          </table:table-cell>
          <table:table-cell office:value-type="float" office:value="71426">
            <text:p>71426</text:p>
          </table:table-cell>
        </table:table-row>
        <table:table-row>
          <table:table-cell office:value-type="string" office:string-value="R715C1">
            <text:p>R715C1</text:p>
          </table:table-cell>
          <table:table-cell office:value-type="float" office:value="71502">
            <text:p>71502</text:p>
          </table:table-cell>
          <table:table-cell office:value-type="string" office:string-value="R715C3">
            <text:p>R715C3</text:p>
          </table:table-cell>
          <table:table-cell office:value-type="float" office:value="71504">
            <text:p>71504</text:p>
          </table:table-cell>
          <table:table-cell office:value-type="string" office:string-value="R715C5">
            <text:p>R715C5</text:p>
          </table:table-cell>
          <table:table-cell office:value-type="float" office:value="71506">
            <text:p>71506</text:p>
          </table:table-cell>
          <table:table-cell office:value-type="string" office:string-value="R715C7">
            <text:p>R715C7</text:p>
          </table:table-cell>
          <table:table-cell office:value-type="float" office:value="71508">
            <text:p>71508</text:p>
          </table:table-cell>
          <table:table-cell office:value-type="string" office:string-value="R715C9">
            <text:p>R715C9</text:p>
          </table:table-cell>
          <table:table-cell office:value-type="float" office:value="71510">
            <text:p>71510</text:p>
          </table:table-cell>
          <table:table-cell office:value-type="string" office:string-value="R715C11">
            <text:p>R715C11</text:p>
          </table:table-cell>
          <table:table-cell office:value-type="float" office:value="71512">
            <text:p>71512</text:p>
          </table:table-cell>
          <table:table-cell office:value-type="string" office:string-value="R715C13">
            <text:p>R715C13</text:p>
          </table:table-cell>
          <table:table-cell office:value-type="float" office:value="71514">
            <text:p>71514</text:p>
          </table:table-cell>
          <table:table-cell office:value-type="string" office:string-value="R715C15">
            <text:p>R715C15</text:p>
          </table:table-cell>
          <table:table-cell office:value-type="float" office:value="71516">
            <text:p>71516</text:p>
          </table:table-cell>
          <table:table-cell office:value-type="string" office:string-value="R715C17">
            <text:p>R715C17</text:p>
          </table:table-cell>
          <table:table-cell office:value-type="float" office:value="71518">
            <text:p>71518</text:p>
          </table:table-cell>
          <table:table-cell office:value-type="string" office:string-value="R715C19">
            <text:p>R715C19</text:p>
          </table:table-cell>
          <table:table-cell office:value-type="float" office:value="71520">
            <text:p>71520</text:p>
          </table:table-cell>
          <table:table-cell office:value-type="string" office:string-value="R715C21">
            <text:p>R715C21</text:p>
          </table:table-cell>
          <table:table-cell office:value-type="float" office:value="71522">
            <text:p>71522</text:p>
          </table:table-cell>
          <table:table-cell office:value-type="string" office:string-value="R715C23">
            <text:p>R715C23</text:p>
          </table:table-cell>
          <table:table-cell office:value-type="float" office:value="71524">
            <text:p>71524</text:p>
          </table:table-cell>
          <table:table-cell office:value-type="string" office:string-value="R715C25">
            <text:p>R715C25</text:p>
          </table:table-cell>
          <table:table-cell office:value-type="float" office:value="71526">
            <text:p>71526</text:p>
          </table:table-cell>
        </table:table-row>
        <table:table-row>
          <table:table-cell office:value-type="string" office:string-value="R716C1">
            <text:p>R716C1</text:p>
          </table:table-cell>
          <table:table-cell office:value-type="float" office:value="71602">
            <text:p>71602</text:p>
          </table:table-cell>
          <table:table-cell office:value-type="string" office:string-value="R716C3">
            <text:p>R716C3</text:p>
          </table:table-cell>
          <table:table-cell office:value-type="float" office:value="71604">
            <text:p>71604</text:p>
          </table:table-cell>
          <table:table-cell office:value-type="string" office:string-value="R716C5">
            <text:p>R716C5</text:p>
          </table:table-cell>
          <table:table-cell office:value-type="float" office:value="71606">
            <text:p>71606</text:p>
          </table:table-cell>
          <table:table-cell office:value-type="string" office:string-value="R716C7">
            <text:p>R716C7</text:p>
          </table:table-cell>
          <table:table-cell office:value-type="float" office:value="71608">
            <text:p>71608</text:p>
          </table:table-cell>
          <table:table-cell office:value-type="string" office:string-value="R716C9">
            <text:p>R716C9</text:p>
          </table:table-cell>
          <table:table-cell office:value-type="float" office:value="71610">
            <text:p>71610</text:p>
          </table:table-cell>
          <table:table-cell office:value-type="string" office:string-value="R716C11">
            <text:p>R716C11</text:p>
          </table:table-cell>
          <table:table-cell office:value-type="float" office:value="71612">
            <text:p>71612</text:p>
          </table:table-cell>
          <table:table-cell office:value-type="string" office:string-value="R716C13">
            <text:p>R716C13</text:p>
          </table:table-cell>
          <table:table-cell office:value-type="float" office:value="71614">
            <text:p>71614</text:p>
          </table:table-cell>
          <table:table-cell office:value-type="string" office:string-value="R716C15">
            <text:p>R716C15</text:p>
          </table:table-cell>
          <table:table-cell office:value-type="float" office:value="71616">
            <text:p>71616</text:p>
          </table:table-cell>
          <table:table-cell office:value-type="string" office:string-value="R716C17">
            <text:p>R716C17</text:p>
          </table:table-cell>
          <table:table-cell office:value-type="float" office:value="71618">
            <text:p>71618</text:p>
          </table:table-cell>
          <table:table-cell office:value-type="string" office:string-value="R716C19">
            <text:p>R716C19</text:p>
          </table:table-cell>
          <table:table-cell office:value-type="float" office:value="71620">
            <text:p>71620</text:p>
          </table:table-cell>
          <table:table-cell office:value-type="string" office:string-value="R716C21">
            <text:p>R716C21</text:p>
          </table:table-cell>
          <table:table-cell office:value-type="float" office:value="71622">
            <text:p>71622</text:p>
          </table:table-cell>
          <table:table-cell office:value-type="string" office:string-value="R716C23">
            <text:p>R716C23</text:p>
          </table:table-cell>
          <table:table-cell office:value-type="float" office:value="71624">
            <text:p>71624</text:p>
          </table:table-cell>
          <table:table-cell office:value-type="string" office:string-value="R716C25">
            <text:p>R716C25</text:p>
          </table:table-cell>
          <table:table-cell office:value-type="float" office:value="71626">
            <text:p>71626</text:p>
          </table:table-cell>
        </table:table-row>
        <table:table-row>
          <table:table-cell office:value-type="string" office:string-value="R717C1">
            <text:p>R717C1</text:p>
          </table:table-cell>
          <table:table-cell office:value-type="float" office:value="71702">
            <text:p>71702</text:p>
          </table:table-cell>
          <table:table-cell office:value-type="string" office:string-value="R717C3">
            <text:p>R717C3</text:p>
          </table:table-cell>
          <table:table-cell office:value-type="float" office:value="71704">
            <text:p>71704</text:p>
          </table:table-cell>
          <table:table-cell office:value-type="string" office:string-value="R717C5">
            <text:p>R717C5</text:p>
          </table:table-cell>
          <table:table-cell office:value-type="float" office:value="71706">
            <text:p>71706</text:p>
          </table:table-cell>
          <table:table-cell office:value-type="string" office:string-value="R717C7">
            <text:p>R717C7</text:p>
          </table:table-cell>
          <table:table-cell office:value-type="float" office:value="71708">
            <text:p>71708</text:p>
          </table:table-cell>
          <table:table-cell office:value-type="string" office:string-value="R717C9">
            <text:p>R717C9</text:p>
          </table:table-cell>
          <table:table-cell office:value-type="float" office:value="71710">
            <text:p>71710</text:p>
          </table:table-cell>
          <table:table-cell office:value-type="string" office:string-value="R717C11">
            <text:p>R717C11</text:p>
          </table:table-cell>
          <table:table-cell office:value-type="float" office:value="71712">
            <text:p>71712</text:p>
          </table:table-cell>
          <table:table-cell office:value-type="string" office:string-value="R717C13">
            <text:p>R717C13</text:p>
          </table:table-cell>
          <table:table-cell office:value-type="float" office:value="71714">
            <text:p>71714</text:p>
          </table:table-cell>
          <table:table-cell office:value-type="string" office:string-value="R717C15">
            <text:p>R717C15</text:p>
          </table:table-cell>
          <table:table-cell office:value-type="float" office:value="71716">
            <text:p>71716</text:p>
          </table:table-cell>
          <table:table-cell office:value-type="string" office:string-value="R717C17">
            <text:p>R717C17</text:p>
          </table:table-cell>
          <table:table-cell office:value-type="float" office:value="71718">
            <text:p>71718</text:p>
          </table:table-cell>
          <table:table-cell office:value-type="string" office:string-value="R717C19">
            <text:p>R717C19</text:p>
          </table:table-cell>
          <table:table-cell office:value-type="float" office:value="71720">
            <text:p>71720</text:p>
          </table:table-cell>
          <table:table-cell office:value-type="string" office:string-value="R717C21">
            <text:p>R717C21</text:p>
          </table:table-cell>
          <table:table-cell office:value-type="float" office:value="71722">
            <text:p>71722</text:p>
          </table:table-cell>
          <table:table-cell office:value-type="string" office:string-value="R717C23">
            <text:p>R717C23</text:p>
          </table:table-cell>
          <table:table-cell office:value-type="float" office:value="71724">
            <text:p>71724</text:p>
          </table:table-cell>
          <table:table-cell office:value-type="string" office:string-value="R717C25">
            <text:p>R717C25</text:p>
          </table:table-cell>
          <table:table-cell office:value-type="float" office:value="71726">
            <text:p>71726</text:p>
          </table:table-cell>
        </table:table-row>
        <table:table-row>
          <table:table-cell office:value-type="string" office:string-value="R718C1">
            <text:p>R718C1</text:p>
          </table:table-cell>
          <table:table-cell office:value-type="float" office:value="71802">
            <text:p>71802</text:p>
          </table:table-cell>
          <table:table-cell office:value-type="string" office:string-value="R718C3">
            <text:p>R718C3</text:p>
          </table:table-cell>
          <table:table-cell office:value-type="float" office:value="71804">
            <text:p>71804</text:p>
          </table:table-cell>
          <table:table-cell office:value-type="string" office:string-value="R718C5">
            <text:p>R718C5</text:p>
          </table:table-cell>
          <table:table-cell office:value-type="float" office:value="71806">
            <text:p>71806</text:p>
          </table:table-cell>
          <table:table-cell office:value-type="string" office:string-value="R718C7">
            <text:p>R718C7</text:p>
          </table:table-cell>
          <table:table-cell office:value-type="float" office:value="71808">
            <text:p>71808</text:p>
          </table:table-cell>
          <table:table-cell office:value-type="string" office:string-value="R718C9">
            <text:p>R718C9</text:p>
          </table:table-cell>
          <table:table-cell office:value-type="float" office:value="71810">
            <text:p>71810</text:p>
          </table:table-cell>
          <table:table-cell office:value-type="string" office:string-value="R718C11">
            <text:p>R718C11</text:p>
          </table:table-cell>
          <table:table-cell office:value-type="float" office:value="71812">
            <text:p>71812</text:p>
          </table:table-cell>
          <table:table-cell office:value-type="string" office:string-value="R718C13">
            <text:p>R718C13</text:p>
          </table:table-cell>
          <table:table-cell office:value-type="float" office:value="71814">
            <text:p>71814</text:p>
          </table:table-cell>
          <table:table-cell office:value-type="string" office:string-value="R718C15">
            <text:p>R718C15</text:p>
          </table:table-cell>
          <table:table-cell office:value-type="float" office:value="71816">
            <text:p>71816</text:p>
          </table:table-cell>
          <table:table-cell office:value-type="string" office:string-value="R718C17">
            <text:p>R718C17</text:p>
          </table:table-cell>
          <table:table-cell office:value-type="float" office:value="71818">
            <text:p>71818</text:p>
          </table:table-cell>
          <table:table-cell office:value-type="string" office:string-value="R718C19">
            <text:p>R718C19</text:p>
          </table:table-cell>
          <table:table-cell office:value-type="float" office:value="71820">
            <text:p>71820</text:p>
          </table:table-cell>
          <table:table-cell office:value-type="string" office:string-value="R718C21">
            <text:p>R718C21</text:p>
          </table:table-cell>
          <table:table-cell office:value-type="float" office:value="71822">
            <text:p>71822</text:p>
          </table:table-cell>
          <table:table-cell office:value-type="string" office:string-value="R718C23">
            <text:p>R718C23</text:p>
          </table:table-cell>
          <table:table-cell office:value-type="float" office:value="71824">
            <text:p>71824</text:p>
          </table:table-cell>
          <table:table-cell office:value-type="string" office:string-value="R718C25">
            <text:p>R718C25</text:p>
          </table:table-cell>
          <table:table-cell office:value-type="float" office:value="71826">
            <text:p>71826</text:p>
          </table:table-cell>
        </table:table-row>
        <table:table-row>
          <table:table-cell office:value-type="string" office:string-value="R719C1">
            <text:p>R719C1</text:p>
          </table:table-cell>
          <table:table-cell office:value-type="float" office:value="71902">
            <text:p>71902</text:p>
          </table:table-cell>
          <table:table-cell office:value-type="string" office:string-value="R719C3">
            <text:p>R719C3</text:p>
          </table:table-cell>
          <table:table-cell office:value-type="float" office:value="71904">
            <text:p>71904</text:p>
          </table:table-cell>
          <table:table-cell office:value-type="string" office:string-value="R719C5">
            <text:p>R719C5</text:p>
          </table:table-cell>
          <table:table-cell office:value-type="float" office:value="71906">
            <text:p>71906</text:p>
          </table:table-cell>
          <table:table-cell office:value-type="string" office:string-value="R719C7">
            <text:p>R719C7</text:p>
          </table:table-cell>
          <table:table-cell office:value-type="float" office:value="71908">
            <text:p>71908</text:p>
          </table:table-cell>
          <table:table-cell office:value-type="string" office:string-value="R719C9">
            <text:p>R719C9</text:p>
          </table:table-cell>
          <table:table-cell office:value-type="float" office:value="71910">
            <text:p>71910</text:p>
          </table:table-cell>
          <table:table-cell office:value-type="string" office:string-value="R719C11">
            <text:p>R719C11</text:p>
          </table:table-cell>
          <table:table-cell office:value-type="float" office:value="71912">
            <text:p>71912</text:p>
          </table:table-cell>
          <table:table-cell office:value-type="string" office:string-value="R719C13">
            <text:p>R719C13</text:p>
          </table:table-cell>
          <table:table-cell office:value-type="float" office:value="71914">
            <text:p>71914</text:p>
          </table:table-cell>
          <table:table-cell office:value-type="string" office:string-value="R719C15">
            <text:p>R719C15</text:p>
          </table:table-cell>
          <table:table-cell office:value-type="float" office:value="71916">
            <text:p>71916</text:p>
          </table:table-cell>
          <table:table-cell office:value-type="string" office:string-value="R719C17">
            <text:p>R719C17</text:p>
          </table:table-cell>
          <table:table-cell office:value-type="float" office:value="71918">
            <text:p>71918</text:p>
          </table:table-cell>
          <table:table-cell office:value-type="string" office:string-value="R719C19">
            <text:p>R719C19</text:p>
          </table:table-cell>
          <table:table-cell office:value-type="float" office:value="71920">
            <text:p>71920</text:p>
          </table:table-cell>
          <table:table-cell office:value-type="string" office:string-value="R719C21">
            <text:p>R719C21</text:p>
          </table:table-cell>
          <table:table-cell office:value-type="float" office:value="71922">
            <text:p>71922</text:p>
          </table:table-cell>
          <table:table-cell office:value-type="string" office:string-value="R719C23">
            <text:p>R719C23</text:p>
          </table:table-cell>
          <table:table-cell office:value-type="float" office:value="71924">
            <text:p>71924</text:p>
          </table:table-cell>
          <table:table-cell office:value-type="string" office:string-value="R719C25">
            <text:p>R719C25</text:p>
          </table:table-cell>
          <table:table-cell office:value-type="float" office:value="71926">
            <text:p>71926</text:p>
          </table:table-cell>
        </table:table-row>
        <table:table-row>
          <table:table-cell office:value-type="string" office:string-value="R720C1">
            <text:p>R720C1</text:p>
          </table:table-cell>
          <table:table-cell office:value-type="float" office:value="72002">
            <text:p>72002</text:p>
          </table:table-cell>
          <table:table-cell office:value-type="string" office:string-value="R720C3">
            <text:p>R720C3</text:p>
          </table:table-cell>
          <table:table-cell office:value-type="float" office:value="72004">
            <text:p>72004</text:p>
          </table:table-cell>
          <table:table-cell office:value-type="string" office:string-value="R720C5">
            <text:p>R720C5</text:p>
          </table:table-cell>
          <table:table-cell office:value-type="float" office:value="72006">
            <text:p>72006</text:p>
          </table:table-cell>
          <table:table-cell office:value-type="string" office:string-value="R720C7">
            <text:p>R720C7</text:p>
          </table:table-cell>
          <table:table-cell office:value-type="float" office:value="72008">
            <text:p>72008</text:p>
          </table:table-cell>
          <table:table-cell office:value-type="string" office:string-value="R720C9">
            <text:p>R720C9</text:p>
          </table:table-cell>
          <table:table-cell office:value-type="float" office:value="72010">
            <text:p>72010</text:p>
          </table:table-cell>
          <table:table-cell office:value-type="string" office:string-value="R720C11">
            <text:p>R720C11</text:p>
          </table:table-cell>
          <table:table-cell office:value-type="float" office:value="72012">
            <text:p>72012</text:p>
          </table:table-cell>
          <table:table-cell office:value-type="string" office:string-value="R720C13">
            <text:p>R720C13</text:p>
          </table:table-cell>
          <table:table-cell office:value-type="float" office:value="72014">
            <text:p>72014</text:p>
          </table:table-cell>
          <table:table-cell office:value-type="string" office:string-value="R720C15">
            <text:p>R720C15</text:p>
          </table:table-cell>
          <table:table-cell office:value-type="float" office:value="72016">
            <text:p>72016</text:p>
          </table:table-cell>
          <table:table-cell office:value-type="string" office:string-value="R720C17">
            <text:p>R720C17</text:p>
          </table:table-cell>
          <table:table-cell office:value-type="float" office:value="72018">
            <text:p>72018</text:p>
          </table:table-cell>
          <table:table-cell office:value-type="string" office:string-value="R720C19">
            <text:p>R720C19</text:p>
          </table:table-cell>
          <table:table-cell office:value-type="float" office:value="72020">
            <text:p>72020</text:p>
          </table:table-cell>
          <table:table-cell office:value-type="string" office:string-value="R720C21">
            <text:p>R720C21</text:p>
          </table:table-cell>
          <table:table-cell office:value-type="float" office:value="72022">
            <text:p>72022</text:p>
          </table:table-cell>
          <table:table-cell office:value-type="string" office:string-value="R720C23">
            <text:p>R720C23</text:p>
          </table:table-cell>
          <table:table-cell office:value-type="float" office:value="72024">
            <text:p>72024</text:p>
          </table:table-cell>
          <table:table-cell office:value-type="string" office:string-value="R720C25">
            <text:p>R720C25</text:p>
          </table:table-cell>
          <table:table-cell office:value-type="float" office:value="72026">
            <text:p>72026</text:p>
          </table:table-cell>
        </table:table-row>
        <table:table-row>
          <table:table-cell office:value-type="string" office:string-value="R721C1">
            <text:p>R721C1</text:p>
          </table:table-cell>
          <table:table-cell office:value-type="float" office:value="72102">
            <text:p>72102</text:p>
          </table:table-cell>
          <table:table-cell office:value-type="string" office:string-value="R721C3">
            <text:p>R721C3</text:p>
          </table:table-cell>
          <table:table-cell office:value-type="float" office:value="72104">
            <text:p>72104</text:p>
          </table:table-cell>
          <table:table-cell office:value-type="string" office:string-value="R721C5">
            <text:p>R721C5</text:p>
          </table:table-cell>
          <table:table-cell office:value-type="float" office:value="72106">
            <text:p>72106</text:p>
          </table:table-cell>
          <table:table-cell office:value-type="string" office:string-value="R721C7">
            <text:p>R721C7</text:p>
          </table:table-cell>
          <table:table-cell office:value-type="float" office:value="72108">
            <text:p>72108</text:p>
          </table:table-cell>
          <table:table-cell office:value-type="string" office:string-value="R721C9">
            <text:p>R721C9</text:p>
          </table:table-cell>
          <table:table-cell office:value-type="float" office:value="72110">
            <text:p>72110</text:p>
          </table:table-cell>
          <table:table-cell office:value-type="string" office:string-value="R721C11">
            <text:p>R721C11</text:p>
          </table:table-cell>
          <table:table-cell office:value-type="float" office:value="72112">
            <text:p>72112</text:p>
          </table:table-cell>
          <table:table-cell office:value-type="string" office:string-value="R721C13">
            <text:p>R721C13</text:p>
          </table:table-cell>
          <table:table-cell office:value-type="float" office:value="72114">
            <text:p>72114</text:p>
          </table:table-cell>
          <table:table-cell office:value-type="string" office:string-value="R721C15">
            <text:p>R721C15</text:p>
          </table:table-cell>
          <table:table-cell office:value-type="float" office:value="72116">
            <text:p>72116</text:p>
          </table:table-cell>
          <table:table-cell office:value-type="string" office:string-value="R721C17">
            <text:p>R721C17</text:p>
          </table:table-cell>
          <table:table-cell office:value-type="float" office:value="72118">
            <text:p>72118</text:p>
          </table:table-cell>
          <table:table-cell office:value-type="string" office:string-value="R721C19">
            <text:p>R721C19</text:p>
          </table:table-cell>
          <table:table-cell office:value-type="float" office:value="72120">
            <text:p>72120</text:p>
          </table:table-cell>
          <table:table-cell office:value-type="string" office:string-value="R721C21">
            <text:p>R721C21</text:p>
          </table:table-cell>
          <table:table-cell office:value-type="float" office:value="72122">
            <text:p>72122</text:p>
          </table:table-cell>
          <table:table-cell office:value-type="string" office:string-value="R721C23">
            <text:p>R721C23</text:p>
          </table:table-cell>
          <table:table-cell office:value-type="float" office:value="72124">
            <text:p>72124</text:p>
          </table:table-cell>
          <table:table-cell office:value-type="string" office:string-value="R721C25">
            <text:p>R721C25</text:p>
          </table:table-cell>
          <table:table-cell office:value-type="float" office:value="72126">
            <text:p>72126</text:p>
          </table:table-cell>
        </table:table-row>
        <table:table-row>
          <table:table-cell office:value-type="string" office:string-value="R722C1">
            <text:p>R722C1</text:p>
          </table:table-cell>
          <table:table-cell office:value-type="float" office:value="72202">
            <text:p>72202</text:p>
          </table:table-cell>
          <table:table-cell office:value-type="string" office:string-value="R722C3">
            <text:p>R722C3</text:p>
          </table:table-cell>
          <table:table-cell office:value-type="float" office:value="72204">
            <text:p>72204</text:p>
          </table:table-cell>
          <table:table-cell office:value-type="string" office:string-value="R722C5">
            <text:p>R722C5</text:p>
          </table:table-cell>
          <table:table-cell office:value-type="float" office:value="72206">
            <text:p>72206</text:p>
          </table:table-cell>
          <table:table-cell office:value-type="string" office:string-value="R722C7">
            <text:p>R722C7</text:p>
          </table:table-cell>
          <table:table-cell office:value-type="float" office:value="72208">
            <text:p>72208</text:p>
          </table:table-cell>
          <table:table-cell office:value-type="string" office:string-value="R722C9">
            <text:p>R722C9</text:p>
          </table:table-cell>
          <table:table-cell office:value-type="float" office:value="72210">
            <text:p>72210</text:p>
          </table:table-cell>
          <table:table-cell office:value-type="string" office:string-value="R722C11">
            <text:p>R722C11</text:p>
          </table:table-cell>
          <table:table-cell office:value-type="float" office:value="72212">
            <text:p>72212</text:p>
          </table:table-cell>
          <table:table-cell office:value-type="string" office:string-value="R722C13">
            <text:p>R722C13</text:p>
          </table:table-cell>
          <table:table-cell office:value-type="float" office:value="72214">
            <text:p>72214</text:p>
          </table:table-cell>
          <table:table-cell office:value-type="string" office:string-value="R722C15">
            <text:p>R722C15</text:p>
          </table:table-cell>
          <table:table-cell office:value-type="float" office:value="72216">
            <text:p>72216</text:p>
          </table:table-cell>
          <table:table-cell office:value-type="string" office:string-value="R722C17">
            <text:p>R722C17</text:p>
          </table:table-cell>
          <table:table-cell office:value-type="float" office:value="72218">
            <text:p>72218</text:p>
          </table:table-cell>
          <table:table-cell office:value-type="string" office:string-value="R722C19">
            <text:p>R722C19</text:p>
          </table:table-cell>
          <table:table-cell office:value-type="float" office:value="72220">
            <text:p>72220</text:p>
          </table:table-cell>
          <table:table-cell office:value-type="string" office:string-value="R722C21">
            <text:p>R722C21</text:p>
          </table:table-cell>
          <table:table-cell office:value-type="float" office:value="72222">
            <text:p>72222</text:p>
          </table:table-cell>
          <table:table-cell office:value-type="string" office:string-value="R722C23">
            <text:p>R722C23</text:p>
          </table:table-cell>
          <table:table-cell office:value-type="float" office:value="72224">
            <text:p>72224</text:p>
          </table:table-cell>
          <table:table-cell office:value-type="string" office:string-value="R722C25">
            <text:p>R722C25</text:p>
          </table:table-cell>
          <table:table-cell office:value-type="float" office:value="72226">
            <text:p>72226</text:p>
          </table:table-cell>
        </table:table-row>
        <table:table-row>
          <table:table-cell office:value-type="string" office:string-value="R723C1">
            <text:p>R723C1</text:p>
          </table:table-cell>
          <table:table-cell office:value-type="float" office:value="72302">
            <text:p>72302</text:p>
          </table:table-cell>
          <table:table-cell office:value-type="string" office:string-value="R723C3">
            <text:p>R723C3</text:p>
          </table:table-cell>
          <table:table-cell office:value-type="float" office:value="72304">
            <text:p>72304</text:p>
          </table:table-cell>
          <table:table-cell office:value-type="string" office:string-value="R723C5">
            <text:p>R723C5</text:p>
          </table:table-cell>
          <table:table-cell office:value-type="float" office:value="72306">
            <text:p>72306</text:p>
          </table:table-cell>
          <table:table-cell office:value-type="string" office:string-value="R723C7">
            <text:p>R723C7</text:p>
          </table:table-cell>
          <table:table-cell office:value-type="float" office:value="72308">
            <text:p>72308</text:p>
          </table:table-cell>
          <table:table-cell office:value-type="string" office:string-value="R723C9">
            <text:p>R723C9</text:p>
          </table:table-cell>
          <table:table-cell office:value-type="float" office:value="72310">
            <text:p>72310</text:p>
          </table:table-cell>
          <table:table-cell office:value-type="string" office:string-value="R723C11">
            <text:p>R723C11</text:p>
          </table:table-cell>
          <table:table-cell office:value-type="float" office:value="72312">
            <text:p>72312</text:p>
          </table:table-cell>
          <table:table-cell office:value-type="string" office:string-value="R723C13">
            <text:p>R723C13</text:p>
          </table:table-cell>
          <table:table-cell office:value-type="float" office:value="72314">
            <text:p>72314</text:p>
          </table:table-cell>
          <table:table-cell office:value-type="string" office:string-value="R723C15">
            <text:p>R723C15</text:p>
          </table:table-cell>
          <table:table-cell office:value-type="float" office:value="72316">
            <text:p>72316</text:p>
          </table:table-cell>
          <table:table-cell office:value-type="string" office:string-value="R723C17">
            <text:p>R723C17</text:p>
          </table:table-cell>
          <table:table-cell office:value-type="float" office:value="72318">
            <text:p>72318</text:p>
          </table:table-cell>
          <table:table-cell office:value-type="string" office:string-value="R723C19">
            <text:p>R723C19</text:p>
          </table:table-cell>
          <table:table-cell office:value-type="float" office:value="72320">
            <text:p>72320</text:p>
          </table:table-cell>
          <table:table-cell office:value-type="string" office:string-value="R723C21">
            <text:p>R723C21</text:p>
          </table:table-cell>
          <table:table-cell office:value-type="float" office:value="72322">
            <text:p>72322</text:p>
          </table:table-cell>
          <table:table-cell office:value-type="string" office:string-value="R723C23">
            <text:p>R723C23</text:p>
          </table:table-cell>
          <table:table-cell office:value-type="float" office:value="72324">
            <text:p>72324</text:p>
          </table:table-cell>
          <table:table-cell office:value-type="string" office:string-value="R723C25">
            <text:p>R723C25</text:p>
          </table:table-cell>
          <table:table-cell office:value-type="float" office:value="72326">
            <text:p>72326</text:p>
          </table:table-cell>
        </table:table-row>
        <table:table-row>
          <table:table-cell office:value-type="string" office:string-value="R724C1">
            <text:p>R724C1</text:p>
          </table:table-cell>
          <table:table-cell office:value-type="float" office:value="72402">
            <text:p>72402</text:p>
          </table:table-cell>
          <table:table-cell office:value-type="string" office:string-value="R724C3">
            <text:p>R724C3</text:p>
          </table:table-cell>
          <table:table-cell office:value-type="float" office:value="72404">
            <text:p>72404</text:p>
          </table:table-cell>
          <table:table-cell office:value-type="string" office:string-value="R724C5">
            <text:p>R724C5</text:p>
          </table:table-cell>
          <table:table-cell office:value-type="float" office:value="72406">
            <text:p>72406</text:p>
          </table:table-cell>
          <table:table-cell office:value-type="string" office:string-value="R724C7">
            <text:p>R724C7</text:p>
          </table:table-cell>
          <table:table-cell office:value-type="float" office:value="72408">
            <text:p>72408</text:p>
          </table:table-cell>
          <table:table-cell office:value-type="string" office:string-value="R724C9">
            <text:p>R724C9</text:p>
          </table:table-cell>
          <table:table-cell office:value-type="float" office:value="72410">
            <text:p>72410</text:p>
          </table:table-cell>
          <table:table-cell office:value-type="string" office:string-value="R724C11">
            <text:p>R724C11</text:p>
          </table:table-cell>
          <table:table-cell office:value-type="float" office:value="72412">
            <text:p>72412</text:p>
          </table:table-cell>
          <table:table-cell office:value-type="string" office:string-value="R724C13">
            <text:p>R724C13</text:p>
          </table:table-cell>
          <table:table-cell office:value-type="float" office:value="72414">
            <text:p>72414</text:p>
          </table:table-cell>
          <table:table-cell office:value-type="string" office:string-value="R724C15">
            <text:p>R724C15</text:p>
          </table:table-cell>
          <table:table-cell office:value-type="float" office:value="72416">
            <text:p>72416</text:p>
          </table:table-cell>
          <table:table-cell office:value-type="string" office:string-value="R724C17">
            <text:p>R724C17</text:p>
          </table:table-cell>
          <table:table-cell office:value-type="float" office:value="72418">
            <text:p>72418</text:p>
          </table:table-cell>
          <table:table-cell office:value-type="string" office:string-value="R724C19">
            <text:p>R724C19</text:p>
          </table:table-cell>
          <table:table-cell office:value-type="float" office:value="72420">
            <text:p>72420</text:p>
          </table:table-cell>
          <table:table-cell office:value-type="string" office:string-value="R724C21">
            <text:p>R724C21</text:p>
          </table:table-cell>
          <table:table-cell office:value-type="float" office:value="72422">
            <text:p>72422</text:p>
          </table:table-cell>
          <table:table-cell office:value-type="string" office:string-value="R724C23">
            <text:p>R724C23</text:p>
          </table:table-cell>
          <table:table-cell office:value-type="float" office:value="72424">
            <text:p>72424</text:p>
          </table:table-cell>
          <table:table-cell office:value-type="string" office:string-value="R724C25">
            <text:p>R724C25</text:p>
          </table:table-cell>
          <table:table-cell office:value-type="float" office:value="72426">
            <text:p>72426</text:p>
          </table:table-cell>
        </table:table-row>
        <table:table-row>
          <table:table-cell office:value-type="string" office:string-value="R725C1">
            <text:p>R725C1</text:p>
          </table:table-cell>
          <table:table-cell office:value-type="float" office:value="72502">
            <text:p>72502</text:p>
          </table:table-cell>
          <table:table-cell office:value-type="string" office:string-value="R725C3">
            <text:p>R725C3</text:p>
          </table:table-cell>
          <table:table-cell office:value-type="float" office:value="72504">
            <text:p>72504</text:p>
          </table:table-cell>
          <table:table-cell office:value-type="string" office:string-value="R725C5">
            <text:p>R725C5</text:p>
          </table:table-cell>
          <table:table-cell office:value-type="float" office:value="72506">
            <text:p>72506</text:p>
          </table:table-cell>
          <table:table-cell office:value-type="string" office:string-value="R725C7">
            <text:p>R725C7</text:p>
          </table:table-cell>
          <table:table-cell office:value-type="float" office:value="72508">
            <text:p>72508</text:p>
          </table:table-cell>
          <table:table-cell office:value-type="string" office:string-value="R725C9">
            <text:p>R725C9</text:p>
          </table:table-cell>
          <table:table-cell office:value-type="float" office:value="72510">
            <text:p>72510</text:p>
          </table:table-cell>
          <table:table-cell office:value-type="string" office:string-value="R725C11">
            <text:p>R725C11</text:p>
          </table:table-cell>
          <table:table-cell office:value-type="float" office:value="72512">
            <text:p>72512</text:p>
          </table:table-cell>
          <table:table-cell office:value-type="string" office:string-value="R725C13">
            <text:p>R725C13</text:p>
          </table:table-cell>
          <table:table-cell office:value-type="float" office:value="72514">
            <text:p>72514</text:p>
          </table:table-cell>
          <table:table-cell office:value-type="string" office:string-value="R725C15">
            <text:p>R725C15</text:p>
          </table:table-cell>
          <table:table-cell office:value-type="float" office:value="72516">
            <text:p>72516</text:p>
          </table:table-cell>
          <table:table-cell office:value-type="string" office:string-value="R725C17">
            <text:p>R725C17</text:p>
          </table:table-cell>
          <table:table-cell office:value-type="float" office:value="72518">
            <text:p>72518</text:p>
          </table:table-cell>
          <table:table-cell office:value-type="string" office:string-value="R725C19">
            <text:p>R725C19</text:p>
          </table:table-cell>
          <table:table-cell office:value-type="float" office:value="72520">
            <text:p>72520</text:p>
          </table:table-cell>
          <table:table-cell office:value-type="string" office:string-value="R725C21">
            <text:p>R725C21</text:p>
          </table:table-cell>
          <table:table-cell office:value-type="float" office:value="72522">
            <text:p>72522</text:p>
          </table:table-cell>
          <table:table-cell office:value-type="string" office:string-value="R725C23">
            <text:p>R725C23</text:p>
          </table:table-cell>
          <table:table-cell office:value-type="float" office:value="72524">
            <text:p>72524</text:p>
          </table:table-cell>
          <table:table-cell office:value-type="string" office:string-value="R725C25">
            <text:p>R725C25</text:p>
          </table:table-cell>
          <table:table-cell office:value-type="float" office:value="72526">
            <text:p>72526</text:p>
          </table:table-cell>
        </table:table-row>
        <table:table-row>
          <table:table-cell office:value-type="string" office:string-value="R726C1">
            <text:p>R726C1</text:p>
          </table:table-cell>
          <table:table-cell office:value-type="float" office:value="72602">
            <text:p>72602</text:p>
          </table:table-cell>
          <table:table-cell office:value-type="string" office:string-value="R726C3">
            <text:p>R726C3</text:p>
          </table:table-cell>
          <table:table-cell office:value-type="float" office:value="72604">
            <text:p>72604</text:p>
          </table:table-cell>
          <table:table-cell office:value-type="string" office:string-value="R726C5">
            <text:p>R726C5</text:p>
          </table:table-cell>
          <table:table-cell office:value-type="float" office:value="72606">
            <text:p>72606</text:p>
          </table:table-cell>
          <table:table-cell office:value-type="string" office:string-value="R726C7">
            <text:p>R726C7</text:p>
          </table:table-cell>
          <table:table-cell office:value-type="float" office:value="72608">
            <text:p>72608</text:p>
          </table:table-cell>
          <table:table-cell office:value-type="string" office:string-value="R726C9">
            <text:p>R726C9</text:p>
          </table:table-cell>
          <table:table-cell office:value-type="float" office:value="72610">
            <text:p>72610</text:p>
          </table:table-cell>
          <table:table-cell office:value-type="string" office:string-value="R726C11">
            <text:p>R726C11</text:p>
          </table:table-cell>
          <table:table-cell office:value-type="float" office:value="72612">
            <text:p>72612</text:p>
          </table:table-cell>
          <table:table-cell office:value-type="string" office:string-value="R726C13">
            <text:p>R726C13</text:p>
          </table:table-cell>
          <table:table-cell office:value-type="float" office:value="72614">
            <text:p>72614</text:p>
          </table:table-cell>
          <table:table-cell office:value-type="string" office:string-value="R726C15">
            <text:p>R726C15</text:p>
          </table:table-cell>
          <table:table-cell office:value-type="float" office:value="72616">
            <text:p>72616</text:p>
          </table:table-cell>
          <table:table-cell office:value-type="string" office:string-value="R726C17">
            <text:p>R726C17</text:p>
          </table:table-cell>
          <table:table-cell office:value-type="float" office:value="72618">
            <text:p>72618</text:p>
          </table:table-cell>
          <table:table-cell office:value-type="string" office:string-value="R726C19">
            <text:p>R726C19</text:p>
          </table:table-cell>
          <table:table-cell office:value-type="float" office:value="72620">
            <text:p>72620</text:p>
          </table:table-cell>
          <table:table-cell office:value-type="string" office:string-value="R726C21">
            <text:p>R726C21</text:p>
          </table:table-cell>
          <table:table-cell office:value-type="float" office:value="72622">
            <text:p>72622</text:p>
          </table:table-cell>
          <table:table-cell office:value-type="string" office:string-value="R726C23">
            <text:p>R726C23</text:p>
          </table:table-cell>
          <table:table-cell office:value-type="float" office:value="72624">
            <text:p>72624</text:p>
          </table:table-cell>
          <table:table-cell office:value-type="string" office:string-value="R726C25">
            <text:p>R726C25</text:p>
          </table:table-cell>
          <table:table-cell office:value-type="float" office:value="72626">
            <text:p>72626</text:p>
          </table:table-cell>
        </table:table-row>
        <table:table-row>
          <table:table-cell office:value-type="string" office:string-value="R727C1">
            <text:p>R727C1</text:p>
          </table:table-cell>
          <table:table-cell office:value-type="float" office:value="72702">
            <text:p>72702</text:p>
          </table:table-cell>
          <table:table-cell office:value-type="string" office:string-value="R727C3">
            <text:p>R727C3</text:p>
          </table:table-cell>
          <table:table-cell office:value-type="float" office:value="72704">
            <text:p>72704</text:p>
          </table:table-cell>
          <table:table-cell office:value-type="string" office:string-value="R727C5">
            <text:p>R727C5</text:p>
          </table:table-cell>
          <table:table-cell office:value-type="float" office:value="72706">
            <text:p>72706</text:p>
          </table:table-cell>
          <table:table-cell office:value-type="string" office:string-value="R727C7">
            <text:p>R727C7</text:p>
          </table:table-cell>
          <table:table-cell office:value-type="float" office:value="72708">
            <text:p>72708</text:p>
          </table:table-cell>
          <table:table-cell office:value-type="string" office:string-value="R727C9">
            <text:p>R727C9</text:p>
          </table:table-cell>
          <table:table-cell office:value-type="float" office:value="72710">
            <text:p>72710</text:p>
          </table:table-cell>
          <table:table-cell office:value-type="string" office:string-value="R727C11">
            <text:p>R727C11</text:p>
          </table:table-cell>
          <table:table-cell office:value-type="float" office:value="72712">
            <text:p>72712</text:p>
          </table:table-cell>
          <table:table-cell office:value-type="string" office:string-value="R727C13">
            <text:p>R727C13</text:p>
          </table:table-cell>
          <table:table-cell office:value-type="float" office:value="72714">
            <text:p>72714</text:p>
          </table:table-cell>
          <table:table-cell office:value-type="string" office:string-value="R727C15">
            <text:p>R727C15</text:p>
          </table:table-cell>
          <table:table-cell office:value-type="float" office:value="72716">
            <text:p>72716</text:p>
          </table:table-cell>
          <table:table-cell office:value-type="string" office:string-value="R727C17">
            <text:p>R727C17</text:p>
          </table:table-cell>
          <table:table-cell office:value-type="float" office:value="72718">
            <text:p>72718</text:p>
          </table:table-cell>
          <table:table-cell office:value-type="string" office:string-value="R727C19">
            <text:p>R727C19</text:p>
          </table:table-cell>
          <table:table-cell office:value-type="float" office:value="72720">
            <text:p>72720</text:p>
          </table:table-cell>
          <table:table-cell office:value-type="string" office:string-value="R727C21">
            <text:p>R727C21</text:p>
          </table:table-cell>
          <table:table-cell office:value-type="float" office:value="72722">
            <text:p>72722</text:p>
          </table:table-cell>
          <table:table-cell office:value-type="string" office:string-value="R727C23">
            <text:p>R727C23</text:p>
          </table:table-cell>
          <table:table-cell office:value-type="float" office:value="72724">
            <text:p>72724</text:p>
          </table:table-cell>
          <table:table-cell office:value-type="string" office:string-value="R727C25">
            <text:p>R727C25</text:p>
          </table:table-cell>
          <table:table-cell office:value-type="float" office:value="72726">
            <text:p>72726</text:p>
          </table:table-cell>
        </table:table-row>
        <table:table-row>
          <table:table-cell office:value-type="string" office:string-value="R728C1">
            <text:p>R728C1</text:p>
          </table:table-cell>
          <table:table-cell office:value-type="float" office:value="72802">
            <text:p>72802</text:p>
          </table:table-cell>
          <table:table-cell office:value-type="string" office:string-value="R728C3">
            <text:p>R728C3</text:p>
          </table:table-cell>
          <table:table-cell office:value-type="float" office:value="72804">
            <text:p>72804</text:p>
          </table:table-cell>
          <table:table-cell office:value-type="string" office:string-value="R728C5">
            <text:p>R728C5</text:p>
          </table:table-cell>
          <table:table-cell office:value-type="float" office:value="72806">
            <text:p>72806</text:p>
          </table:table-cell>
          <table:table-cell office:value-type="string" office:string-value="R728C7">
            <text:p>R728C7</text:p>
          </table:table-cell>
          <table:table-cell office:value-type="float" office:value="72808">
            <text:p>72808</text:p>
          </table:table-cell>
          <table:table-cell office:value-type="string" office:string-value="R728C9">
            <text:p>R728C9</text:p>
          </table:table-cell>
          <table:table-cell office:value-type="float" office:value="72810">
            <text:p>72810</text:p>
          </table:table-cell>
          <table:table-cell office:value-type="string" office:string-value="R728C11">
            <text:p>R728C11</text:p>
          </table:table-cell>
          <table:table-cell office:value-type="float" office:value="72812">
            <text:p>72812</text:p>
          </table:table-cell>
          <table:table-cell office:value-type="string" office:string-value="R728C13">
            <text:p>R728C13</text:p>
          </table:table-cell>
          <table:table-cell office:value-type="float" office:value="72814">
            <text:p>72814</text:p>
          </table:table-cell>
          <table:table-cell office:value-type="string" office:string-value="R728C15">
            <text:p>R728C15</text:p>
          </table:table-cell>
          <table:table-cell office:value-type="float" office:value="72816">
            <text:p>72816</text:p>
          </table:table-cell>
          <table:table-cell office:value-type="string" office:string-value="R728C17">
            <text:p>R728C17</text:p>
          </table:table-cell>
          <table:table-cell office:value-type="float" office:value="72818">
            <text:p>72818</text:p>
          </table:table-cell>
          <table:table-cell office:value-type="string" office:string-value="R728C19">
            <text:p>R728C19</text:p>
          </table:table-cell>
          <table:table-cell office:value-type="float" office:value="72820">
            <text:p>72820</text:p>
          </table:table-cell>
          <table:table-cell office:value-type="string" office:string-value="R728C21">
            <text:p>R728C21</text:p>
          </table:table-cell>
          <table:table-cell office:value-type="float" office:value="72822">
            <text:p>72822</text:p>
          </table:table-cell>
          <table:table-cell office:value-type="string" office:string-value="R728C23">
            <text:p>R728C23</text:p>
          </table:table-cell>
          <table:table-cell office:value-type="float" office:value="72824">
            <text:p>72824</text:p>
          </table:table-cell>
          <table:table-cell office:value-type="string" office:string-value="R728C25">
            <text:p>R728C25</text:p>
          </table:table-cell>
          <table:table-cell office:value-type="float" office:value="72826">
            <text:p>72826</text:p>
          </table:table-cell>
        </table:table-row>
        <table:table-row>
          <table:table-cell office:value-type="string" office:string-value="R729C1">
            <text:p>R729C1</text:p>
          </table:table-cell>
          <table:table-cell office:value-type="float" office:value="72902">
            <text:p>72902</text:p>
          </table:table-cell>
          <table:table-cell office:value-type="string" office:string-value="R729C3">
            <text:p>R729C3</text:p>
          </table:table-cell>
          <table:table-cell office:value-type="float" office:value="72904">
            <text:p>72904</text:p>
          </table:table-cell>
          <table:table-cell office:value-type="string" office:string-value="R729C5">
            <text:p>R729C5</text:p>
          </table:table-cell>
          <table:table-cell office:value-type="float" office:value="72906">
            <text:p>72906</text:p>
          </table:table-cell>
          <table:table-cell office:value-type="string" office:string-value="R729C7">
            <text:p>R729C7</text:p>
          </table:table-cell>
          <table:table-cell office:value-type="float" office:value="72908">
            <text:p>72908</text:p>
          </table:table-cell>
          <table:table-cell office:value-type="string" office:string-value="R729C9">
            <text:p>R729C9</text:p>
          </table:table-cell>
          <table:table-cell office:value-type="float" office:value="72910">
            <text:p>72910</text:p>
          </table:table-cell>
          <table:table-cell office:value-type="string" office:string-value="R729C11">
            <text:p>R729C11</text:p>
          </table:table-cell>
          <table:table-cell office:value-type="float" office:value="72912">
            <text:p>72912</text:p>
          </table:table-cell>
          <table:table-cell office:value-type="string" office:string-value="R729C13">
            <text:p>R729C13</text:p>
          </table:table-cell>
          <table:table-cell office:value-type="float" office:value="72914">
            <text:p>72914</text:p>
          </table:table-cell>
          <table:table-cell office:value-type="string" office:string-value="R729C15">
            <text:p>R729C15</text:p>
          </table:table-cell>
          <table:table-cell office:value-type="float" office:value="72916">
            <text:p>72916</text:p>
          </table:table-cell>
          <table:table-cell office:value-type="string" office:string-value="R729C17">
            <text:p>R729C17</text:p>
          </table:table-cell>
          <table:table-cell office:value-type="float" office:value="72918">
            <text:p>72918</text:p>
          </table:table-cell>
          <table:table-cell office:value-type="string" office:string-value="R729C19">
            <text:p>R729C19</text:p>
          </table:table-cell>
          <table:table-cell office:value-type="float" office:value="72920">
            <text:p>72920</text:p>
          </table:table-cell>
          <table:table-cell office:value-type="string" office:string-value="R729C21">
            <text:p>R729C21</text:p>
          </table:table-cell>
          <table:table-cell office:value-type="float" office:value="72922">
            <text:p>72922</text:p>
          </table:table-cell>
          <table:table-cell office:value-type="string" office:string-value="R729C23">
            <text:p>R729C23</text:p>
          </table:table-cell>
          <table:table-cell office:value-type="float" office:value="72924">
            <text:p>72924</text:p>
          </table:table-cell>
          <table:table-cell office:value-type="string" office:string-value="R729C25">
            <text:p>R729C25</text:p>
          </table:table-cell>
          <table:table-cell office:value-type="float" office:value="72926">
            <text:p>72926</text:p>
          </table:table-cell>
        </table:table-row>
        <table:table-row>
          <table:table-cell office:value-type="string" office:string-value="R730C1">
            <text:p>R730C1</text:p>
          </table:table-cell>
          <table:table-cell office:value-type="float" office:value="73002">
            <text:p>73002</text:p>
          </table:table-cell>
          <table:table-cell office:value-type="string" office:string-value="R730C3">
            <text:p>R730C3</text:p>
          </table:table-cell>
          <table:table-cell office:value-type="float" office:value="73004">
            <text:p>73004</text:p>
          </table:table-cell>
          <table:table-cell office:value-type="string" office:string-value="R730C5">
            <text:p>R730C5</text:p>
          </table:table-cell>
          <table:table-cell office:value-type="float" office:value="73006">
            <text:p>73006</text:p>
          </table:table-cell>
          <table:table-cell office:value-type="string" office:string-value="R730C7">
            <text:p>R730C7</text:p>
          </table:table-cell>
          <table:table-cell office:value-type="float" office:value="73008">
            <text:p>73008</text:p>
          </table:table-cell>
          <table:table-cell office:value-type="string" office:string-value="R730C9">
            <text:p>R730C9</text:p>
          </table:table-cell>
          <table:table-cell office:value-type="float" office:value="73010">
            <text:p>73010</text:p>
          </table:table-cell>
          <table:table-cell office:value-type="string" office:string-value="R730C11">
            <text:p>R730C11</text:p>
          </table:table-cell>
          <table:table-cell office:value-type="float" office:value="73012">
            <text:p>73012</text:p>
          </table:table-cell>
          <table:table-cell office:value-type="string" office:string-value="R730C13">
            <text:p>R730C13</text:p>
          </table:table-cell>
          <table:table-cell office:value-type="float" office:value="73014">
            <text:p>73014</text:p>
          </table:table-cell>
          <table:table-cell office:value-type="string" office:string-value="R730C15">
            <text:p>R730C15</text:p>
          </table:table-cell>
          <table:table-cell office:value-type="float" office:value="73016">
            <text:p>73016</text:p>
          </table:table-cell>
          <table:table-cell office:value-type="string" office:string-value="R730C17">
            <text:p>R730C17</text:p>
          </table:table-cell>
          <table:table-cell office:value-type="float" office:value="73018">
            <text:p>73018</text:p>
          </table:table-cell>
          <table:table-cell office:value-type="string" office:string-value="R730C19">
            <text:p>R730C19</text:p>
          </table:table-cell>
          <table:table-cell office:value-type="float" office:value="73020">
            <text:p>73020</text:p>
          </table:table-cell>
          <table:table-cell office:value-type="string" office:string-value="R730C21">
            <text:p>R730C21</text:p>
          </table:table-cell>
          <table:table-cell office:value-type="float" office:value="73022">
            <text:p>73022</text:p>
          </table:table-cell>
          <table:table-cell office:value-type="string" office:string-value="R730C23">
            <text:p>R730C23</text:p>
          </table:table-cell>
          <table:table-cell office:value-type="float" office:value="73024">
            <text:p>73024</text:p>
          </table:table-cell>
          <table:table-cell office:value-type="string" office:string-value="R730C25">
            <text:p>R730C25</text:p>
          </table:table-cell>
          <table:table-cell office:value-type="float" office:value="73026">
            <text:p>73026</text:p>
          </table:table-cell>
        </table:table-row>
        <table:table-row>
          <table:table-cell office:value-type="string" office:string-value="R731C1">
            <text:p>R731C1</text:p>
          </table:table-cell>
          <table:table-cell office:value-type="float" office:value="73102">
            <text:p>73102</text:p>
          </table:table-cell>
          <table:table-cell office:value-type="string" office:string-value="R731C3">
            <text:p>R731C3</text:p>
          </table:table-cell>
          <table:table-cell office:value-type="float" office:value="73104">
            <text:p>73104</text:p>
          </table:table-cell>
          <table:table-cell office:value-type="string" office:string-value="R731C5">
            <text:p>R731C5</text:p>
          </table:table-cell>
          <table:table-cell office:value-type="float" office:value="73106">
            <text:p>73106</text:p>
          </table:table-cell>
          <table:table-cell office:value-type="string" office:string-value="R731C7">
            <text:p>R731C7</text:p>
          </table:table-cell>
          <table:table-cell office:value-type="float" office:value="73108">
            <text:p>73108</text:p>
          </table:table-cell>
          <table:table-cell office:value-type="string" office:string-value="R731C9">
            <text:p>R731C9</text:p>
          </table:table-cell>
          <table:table-cell office:value-type="float" office:value="73110">
            <text:p>73110</text:p>
          </table:table-cell>
          <table:table-cell office:value-type="string" office:string-value="R731C11">
            <text:p>R731C11</text:p>
          </table:table-cell>
          <table:table-cell office:value-type="float" office:value="73112">
            <text:p>73112</text:p>
          </table:table-cell>
          <table:table-cell office:value-type="string" office:string-value="R731C13">
            <text:p>R731C13</text:p>
          </table:table-cell>
          <table:table-cell office:value-type="float" office:value="73114">
            <text:p>73114</text:p>
          </table:table-cell>
          <table:table-cell office:value-type="string" office:string-value="R731C15">
            <text:p>R731C15</text:p>
          </table:table-cell>
          <table:table-cell office:value-type="float" office:value="73116">
            <text:p>73116</text:p>
          </table:table-cell>
          <table:table-cell office:value-type="string" office:string-value="R731C17">
            <text:p>R731C17</text:p>
          </table:table-cell>
          <table:table-cell office:value-type="float" office:value="73118">
            <text:p>73118</text:p>
          </table:table-cell>
          <table:table-cell office:value-type="string" office:string-value="R731C19">
            <text:p>R731C19</text:p>
          </table:table-cell>
          <table:table-cell office:value-type="float" office:value="73120">
            <text:p>73120</text:p>
          </table:table-cell>
          <table:table-cell office:value-type="string" office:string-value="R731C21">
            <text:p>R731C21</text:p>
          </table:table-cell>
          <table:table-cell office:value-type="float" office:value="73122">
            <text:p>73122</text:p>
          </table:table-cell>
          <table:table-cell office:value-type="string" office:string-value="R731C23">
            <text:p>R731C23</text:p>
          </table:table-cell>
          <table:table-cell office:value-type="float" office:value="73124">
            <text:p>73124</text:p>
          </table:table-cell>
          <table:table-cell office:value-type="string" office:string-value="R731C25">
            <text:p>R731C25</text:p>
          </table:table-cell>
          <table:table-cell office:value-type="float" office:value="73126">
            <text:p>73126</text:p>
          </table:table-cell>
        </table:table-row>
        <table:table-row>
          <table:table-cell office:value-type="string" office:string-value="R732C1">
            <text:p>R732C1</text:p>
          </table:table-cell>
          <table:table-cell office:value-type="float" office:value="73202">
            <text:p>73202</text:p>
          </table:table-cell>
          <table:table-cell office:value-type="string" office:string-value="R732C3">
            <text:p>R732C3</text:p>
          </table:table-cell>
          <table:table-cell office:value-type="float" office:value="73204">
            <text:p>73204</text:p>
          </table:table-cell>
          <table:table-cell office:value-type="string" office:string-value="R732C5">
            <text:p>R732C5</text:p>
          </table:table-cell>
          <table:table-cell office:value-type="float" office:value="73206">
            <text:p>73206</text:p>
          </table:table-cell>
          <table:table-cell office:value-type="string" office:string-value="R732C7">
            <text:p>R732C7</text:p>
          </table:table-cell>
          <table:table-cell office:value-type="float" office:value="73208">
            <text:p>73208</text:p>
          </table:table-cell>
          <table:table-cell office:value-type="string" office:string-value="R732C9">
            <text:p>R732C9</text:p>
          </table:table-cell>
          <table:table-cell office:value-type="float" office:value="73210">
            <text:p>73210</text:p>
          </table:table-cell>
          <table:table-cell office:value-type="string" office:string-value="R732C11">
            <text:p>R732C11</text:p>
          </table:table-cell>
          <table:table-cell office:value-type="float" office:value="73212">
            <text:p>73212</text:p>
          </table:table-cell>
          <table:table-cell office:value-type="string" office:string-value="R732C13">
            <text:p>R732C13</text:p>
          </table:table-cell>
          <table:table-cell office:value-type="float" office:value="73214">
            <text:p>73214</text:p>
          </table:table-cell>
          <table:table-cell office:value-type="string" office:string-value="R732C15">
            <text:p>R732C15</text:p>
          </table:table-cell>
          <table:table-cell office:value-type="float" office:value="73216">
            <text:p>73216</text:p>
          </table:table-cell>
          <table:table-cell office:value-type="string" office:string-value="R732C17">
            <text:p>R732C17</text:p>
          </table:table-cell>
          <table:table-cell office:value-type="float" office:value="73218">
            <text:p>73218</text:p>
          </table:table-cell>
          <table:table-cell office:value-type="string" office:string-value="R732C19">
            <text:p>R732C19</text:p>
          </table:table-cell>
          <table:table-cell office:value-type="float" office:value="73220">
            <text:p>73220</text:p>
          </table:table-cell>
          <table:table-cell office:value-type="string" office:string-value="R732C21">
            <text:p>R732C21</text:p>
          </table:table-cell>
          <table:table-cell office:value-type="float" office:value="73222">
            <text:p>73222</text:p>
          </table:table-cell>
          <table:table-cell office:value-type="string" office:string-value="R732C23">
            <text:p>R732C23</text:p>
          </table:table-cell>
          <table:table-cell office:value-type="float" office:value="73224">
            <text:p>73224</text:p>
          </table:table-cell>
          <table:table-cell office:value-type="string" office:string-value="R732C25">
            <text:p>R732C25</text:p>
          </table:table-cell>
          <table:table-cell office:value-type="float" office:value="73226">
            <text:p>73226</text:p>
          </table:table-cell>
        </table:table-row>
        <table:table-row>
          <table:table-cell office:value-type="string" office:string-value="R733C1">
            <text:p>R733C1</text:p>
          </table:table-cell>
          <table:table-cell office:value-type="float" office:value="73302">
            <text:p>73302</text:p>
          </table:table-cell>
          <table:table-cell office:value-type="string" office:string-value="R733C3">
            <text:p>R733C3</text:p>
          </table:table-cell>
          <table:table-cell office:value-type="float" office:value="73304">
            <text:p>73304</text:p>
          </table:table-cell>
          <table:table-cell office:value-type="string" office:string-value="R733C5">
            <text:p>R733C5</text:p>
          </table:table-cell>
          <table:table-cell office:value-type="float" office:value="73306">
            <text:p>73306</text:p>
          </table:table-cell>
          <table:table-cell office:value-type="string" office:string-value="R733C7">
            <text:p>R733C7</text:p>
          </table:table-cell>
          <table:table-cell office:value-type="float" office:value="73308">
            <text:p>73308</text:p>
          </table:table-cell>
          <table:table-cell office:value-type="string" office:string-value="R733C9">
            <text:p>R733C9</text:p>
          </table:table-cell>
          <table:table-cell office:value-type="float" office:value="73310">
            <text:p>73310</text:p>
          </table:table-cell>
          <table:table-cell office:value-type="string" office:string-value="R733C11">
            <text:p>R733C11</text:p>
          </table:table-cell>
          <table:table-cell office:value-type="float" office:value="73312">
            <text:p>73312</text:p>
          </table:table-cell>
          <table:table-cell office:value-type="string" office:string-value="R733C13">
            <text:p>R733C13</text:p>
          </table:table-cell>
          <table:table-cell office:value-type="float" office:value="73314">
            <text:p>73314</text:p>
          </table:table-cell>
          <table:table-cell office:value-type="string" office:string-value="R733C15">
            <text:p>R733C15</text:p>
          </table:table-cell>
          <table:table-cell office:value-type="float" office:value="73316">
            <text:p>73316</text:p>
          </table:table-cell>
          <table:table-cell office:value-type="string" office:string-value="R733C17">
            <text:p>R733C17</text:p>
          </table:table-cell>
          <table:table-cell office:value-type="float" office:value="73318">
            <text:p>73318</text:p>
          </table:table-cell>
          <table:table-cell office:value-type="string" office:string-value="R733C19">
            <text:p>R733C19</text:p>
          </table:table-cell>
          <table:table-cell office:value-type="float" office:value="73320">
            <text:p>73320</text:p>
          </table:table-cell>
          <table:table-cell office:value-type="string" office:string-value="R733C21">
            <text:p>R733C21</text:p>
          </table:table-cell>
          <table:table-cell office:value-type="float" office:value="73322">
            <text:p>73322</text:p>
          </table:table-cell>
          <table:table-cell office:value-type="string" office:string-value="R733C23">
            <text:p>R733C23</text:p>
          </table:table-cell>
          <table:table-cell office:value-type="float" office:value="73324">
            <text:p>73324</text:p>
          </table:table-cell>
          <table:table-cell office:value-type="string" office:string-value="R733C25">
            <text:p>R733C25</text:p>
          </table:table-cell>
          <table:table-cell office:value-type="float" office:value="73326">
            <text:p>73326</text:p>
          </table:table-cell>
        </table:table-row>
        <table:table-row>
          <table:table-cell office:value-type="string" office:string-value="R734C1">
            <text:p>R734C1</text:p>
          </table:table-cell>
          <table:table-cell office:value-type="float" office:value="73402">
            <text:p>73402</text:p>
          </table:table-cell>
          <table:table-cell office:value-type="string" office:string-value="R734C3">
            <text:p>R734C3</text:p>
          </table:table-cell>
          <table:table-cell office:value-type="float" office:value="73404">
            <text:p>73404</text:p>
          </table:table-cell>
          <table:table-cell office:value-type="string" office:string-value="R734C5">
            <text:p>R734C5</text:p>
          </table:table-cell>
          <table:table-cell office:value-type="float" office:value="73406">
            <text:p>73406</text:p>
          </table:table-cell>
          <table:table-cell office:value-type="string" office:string-value="R734C7">
            <text:p>R734C7</text:p>
          </table:table-cell>
          <table:table-cell office:value-type="float" office:value="73408">
            <text:p>73408</text:p>
          </table:table-cell>
          <table:table-cell office:value-type="string" office:string-value="R734C9">
            <text:p>R734C9</text:p>
          </table:table-cell>
          <table:table-cell office:value-type="float" office:value="73410">
            <text:p>73410</text:p>
          </table:table-cell>
          <table:table-cell office:value-type="string" office:string-value="R734C11">
            <text:p>R734C11</text:p>
          </table:table-cell>
          <table:table-cell office:value-type="float" office:value="73412">
            <text:p>73412</text:p>
          </table:table-cell>
          <table:table-cell office:value-type="string" office:string-value="R734C13">
            <text:p>R734C13</text:p>
          </table:table-cell>
          <table:table-cell office:value-type="float" office:value="73414">
            <text:p>73414</text:p>
          </table:table-cell>
          <table:table-cell office:value-type="string" office:string-value="R734C15">
            <text:p>R734C15</text:p>
          </table:table-cell>
          <table:table-cell office:value-type="float" office:value="73416">
            <text:p>73416</text:p>
          </table:table-cell>
          <table:table-cell office:value-type="string" office:string-value="R734C17">
            <text:p>R734C17</text:p>
          </table:table-cell>
          <table:table-cell office:value-type="float" office:value="73418">
            <text:p>73418</text:p>
          </table:table-cell>
          <table:table-cell office:value-type="string" office:string-value="R734C19">
            <text:p>R734C19</text:p>
          </table:table-cell>
          <table:table-cell office:value-type="float" office:value="73420">
            <text:p>73420</text:p>
          </table:table-cell>
          <table:table-cell office:value-type="string" office:string-value="R734C21">
            <text:p>R734C21</text:p>
          </table:table-cell>
          <table:table-cell office:value-type="float" office:value="73422">
            <text:p>73422</text:p>
          </table:table-cell>
          <table:table-cell office:value-type="string" office:string-value="R734C23">
            <text:p>R734C23</text:p>
          </table:table-cell>
          <table:table-cell office:value-type="float" office:value="73424">
            <text:p>73424</text:p>
          </table:table-cell>
          <table:table-cell office:value-type="string" office:string-value="R734C25">
            <text:p>R734C25</text:p>
          </table:table-cell>
          <table:table-cell office:value-type="float" office:value="73426">
            <text:p>73426</text:p>
          </table:table-cell>
        </table:table-row>
        <table:table-row>
          <table:table-cell office:value-type="string" office:string-value="R735C1">
            <text:p>R735C1</text:p>
          </table:table-cell>
          <table:table-cell office:value-type="float" office:value="73502">
            <text:p>73502</text:p>
          </table:table-cell>
          <table:table-cell office:value-type="string" office:string-value="R735C3">
            <text:p>R735C3</text:p>
          </table:table-cell>
          <table:table-cell office:value-type="float" office:value="73504">
            <text:p>73504</text:p>
          </table:table-cell>
          <table:table-cell office:value-type="string" office:string-value="R735C5">
            <text:p>R735C5</text:p>
          </table:table-cell>
          <table:table-cell office:value-type="float" office:value="73506">
            <text:p>73506</text:p>
          </table:table-cell>
          <table:table-cell office:value-type="string" office:string-value="R735C7">
            <text:p>R735C7</text:p>
          </table:table-cell>
          <table:table-cell office:value-type="float" office:value="73508">
            <text:p>73508</text:p>
          </table:table-cell>
          <table:table-cell office:value-type="string" office:string-value="R735C9">
            <text:p>R735C9</text:p>
          </table:table-cell>
          <table:table-cell office:value-type="float" office:value="73510">
            <text:p>73510</text:p>
          </table:table-cell>
          <table:table-cell office:value-type="string" office:string-value="R735C11">
            <text:p>R735C11</text:p>
          </table:table-cell>
          <table:table-cell office:value-type="float" office:value="73512">
            <text:p>73512</text:p>
          </table:table-cell>
          <table:table-cell office:value-type="string" office:string-value="R735C13">
            <text:p>R735C13</text:p>
          </table:table-cell>
          <table:table-cell office:value-type="float" office:value="73514">
            <text:p>73514</text:p>
          </table:table-cell>
          <table:table-cell office:value-type="string" office:string-value="R735C15">
            <text:p>R735C15</text:p>
          </table:table-cell>
          <table:table-cell office:value-type="float" office:value="73516">
            <text:p>73516</text:p>
          </table:table-cell>
          <table:table-cell office:value-type="string" office:string-value="R735C17">
            <text:p>R735C17</text:p>
          </table:table-cell>
          <table:table-cell office:value-type="float" office:value="73518">
            <text:p>73518</text:p>
          </table:table-cell>
          <table:table-cell office:value-type="string" office:string-value="R735C19">
            <text:p>R735C19</text:p>
          </table:table-cell>
          <table:table-cell office:value-type="float" office:value="73520">
            <text:p>73520</text:p>
          </table:table-cell>
          <table:table-cell office:value-type="string" office:string-value="R735C21">
            <text:p>R735C21</text:p>
          </table:table-cell>
          <table:table-cell office:value-type="float" office:value="73522">
            <text:p>73522</text:p>
          </table:table-cell>
          <table:table-cell office:value-type="string" office:string-value="R735C23">
            <text:p>R735C23</text:p>
          </table:table-cell>
          <table:table-cell office:value-type="float" office:value="73524">
            <text:p>73524</text:p>
          </table:table-cell>
          <table:table-cell office:value-type="string" office:string-value="R735C25">
            <text:p>R735C25</text:p>
          </table:table-cell>
          <table:table-cell office:value-type="float" office:value="73526">
            <text:p>73526</text:p>
          </table:table-cell>
        </table:table-row>
        <table:table-row>
          <table:table-cell office:value-type="string" office:string-value="R736C1">
            <text:p>R736C1</text:p>
          </table:table-cell>
          <table:table-cell office:value-type="float" office:value="73602">
            <text:p>73602</text:p>
          </table:table-cell>
          <table:table-cell office:value-type="string" office:string-value="R736C3">
            <text:p>R736C3</text:p>
          </table:table-cell>
          <table:table-cell office:value-type="float" office:value="73604">
            <text:p>73604</text:p>
          </table:table-cell>
          <table:table-cell office:value-type="string" office:string-value="R736C5">
            <text:p>R736C5</text:p>
          </table:table-cell>
          <table:table-cell office:value-type="float" office:value="73606">
            <text:p>73606</text:p>
          </table:table-cell>
          <table:table-cell office:value-type="string" office:string-value="R736C7">
            <text:p>R736C7</text:p>
          </table:table-cell>
          <table:table-cell office:value-type="float" office:value="73608">
            <text:p>73608</text:p>
          </table:table-cell>
          <table:table-cell office:value-type="string" office:string-value="R736C9">
            <text:p>R736C9</text:p>
          </table:table-cell>
          <table:table-cell office:value-type="float" office:value="73610">
            <text:p>73610</text:p>
          </table:table-cell>
          <table:table-cell office:value-type="string" office:string-value="R736C11">
            <text:p>R736C11</text:p>
          </table:table-cell>
          <table:table-cell office:value-type="float" office:value="73612">
            <text:p>73612</text:p>
          </table:table-cell>
          <table:table-cell office:value-type="string" office:string-value="R736C13">
            <text:p>R736C13</text:p>
          </table:table-cell>
          <table:table-cell office:value-type="float" office:value="73614">
            <text:p>73614</text:p>
          </table:table-cell>
          <table:table-cell office:value-type="string" office:string-value="R736C15">
            <text:p>R736C15</text:p>
          </table:table-cell>
          <table:table-cell office:value-type="float" office:value="73616">
            <text:p>73616</text:p>
          </table:table-cell>
          <table:table-cell office:value-type="string" office:string-value="R736C17">
            <text:p>R736C17</text:p>
          </table:table-cell>
          <table:table-cell office:value-type="float" office:value="73618">
            <text:p>73618</text:p>
          </table:table-cell>
          <table:table-cell office:value-type="string" office:string-value="R736C19">
            <text:p>R736C19</text:p>
          </table:table-cell>
          <table:table-cell office:value-type="float" office:value="73620">
            <text:p>73620</text:p>
          </table:table-cell>
          <table:table-cell office:value-type="string" office:string-value="R736C21">
            <text:p>R736C21</text:p>
          </table:table-cell>
          <table:table-cell office:value-type="float" office:value="73622">
            <text:p>73622</text:p>
          </table:table-cell>
          <table:table-cell office:value-type="string" office:string-value="R736C23">
            <text:p>R736C23</text:p>
          </table:table-cell>
          <table:table-cell office:value-type="float" office:value="73624">
            <text:p>73624</text:p>
          </table:table-cell>
          <table:table-cell office:value-type="string" office:string-value="R736C25">
            <text:p>R736C25</text:p>
          </table:table-cell>
          <table:table-cell office:value-type="float" office:value="73626">
            <text:p>73626</text:p>
          </table:table-cell>
        </table:table-row>
        <table:table-row>
          <table:table-cell office:value-type="string" office:string-value="R737C1">
            <text:p>R737C1</text:p>
          </table:table-cell>
          <table:table-cell office:value-type="float" office:value="73702">
            <text:p>73702</text:p>
          </table:table-cell>
          <table:table-cell office:value-type="string" office:string-value="R737C3">
            <text:p>R737C3</text:p>
          </table:table-cell>
          <table:table-cell office:value-type="float" office:value="73704">
            <text:p>73704</text:p>
          </table:table-cell>
          <table:table-cell office:value-type="string" office:string-value="R737C5">
            <text:p>R737C5</text:p>
          </table:table-cell>
          <table:table-cell office:value-type="float" office:value="73706">
            <text:p>73706</text:p>
          </table:table-cell>
          <table:table-cell office:value-type="string" office:string-value="R737C7">
            <text:p>R737C7</text:p>
          </table:table-cell>
          <table:table-cell office:value-type="float" office:value="73708">
            <text:p>73708</text:p>
          </table:table-cell>
          <table:table-cell office:value-type="string" office:string-value="R737C9">
            <text:p>R737C9</text:p>
          </table:table-cell>
          <table:table-cell office:value-type="float" office:value="73710">
            <text:p>73710</text:p>
          </table:table-cell>
          <table:table-cell office:value-type="string" office:string-value="R737C11">
            <text:p>R737C11</text:p>
          </table:table-cell>
          <table:table-cell office:value-type="float" office:value="73712">
            <text:p>73712</text:p>
          </table:table-cell>
          <table:table-cell office:value-type="string" office:string-value="R737C13">
            <text:p>R737C13</text:p>
          </table:table-cell>
          <table:table-cell office:value-type="float" office:value="73714">
            <text:p>73714</text:p>
          </table:table-cell>
          <table:table-cell office:value-type="string" office:string-value="R737C15">
            <text:p>R737C15</text:p>
          </table:table-cell>
          <table:table-cell office:value-type="float" office:value="73716">
            <text:p>73716</text:p>
          </table:table-cell>
          <table:table-cell office:value-type="string" office:string-value="R737C17">
            <text:p>R737C17</text:p>
          </table:table-cell>
          <table:table-cell office:value-type="float" office:value="73718">
            <text:p>73718</text:p>
          </table:table-cell>
          <table:table-cell office:value-type="string" office:string-value="R737C19">
            <text:p>R737C19</text:p>
          </table:table-cell>
          <table:table-cell office:value-type="float" office:value="73720">
            <text:p>73720</text:p>
          </table:table-cell>
          <table:table-cell office:value-type="string" office:string-value="R737C21">
            <text:p>R737C21</text:p>
          </table:table-cell>
          <table:table-cell office:value-type="float" office:value="73722">
            <text:p>73722</text:p>
          </table:table-cell>
          <table:table-cell office:value-type="string" office:string-value="R737C23">
            <text:p>R737C23</text:p>
          </table:table-cell>
          <table:table-cell office:value-type="float" office:value="73724">
            <text:p>73724</text:p>
          </table:table-cell>
          <table:table-cell office:value-type="string" office:string-value="R737C25">
            <text:p>R737C25</text:p>
          </table:table-cell>
          <table:table-cell office:value-type="float" office:value="73726">
            <text:p>73726</text:p>
          </table:table-cell>
        </table:table-row>
        <table:table-row>
          <table:table-cell office:value-type="string" office:string-value="R738C1">
            <text:p>R738C1</text:p>
          </table:table-cell>
          <table:table-cell office:value-type="float" office:value="73802">
            <text:p>73802</text:p>
          </table:table-cell>
          <table:table-cell office:value-type="string" office:string-value="R738C3">
            <text:p>R738C3</text:p>
          </table:table-cell>
          <table:table-cell office:value-type="float" office:value="73804">
            <text:p>73804</text:p>
          </table:table-cell>
          <table:table-cell office:value-type="string" office:string-value="R738C5">
            <text:p>R738C5</text:p>
          </table:table-cell>
          <table:table-cell office:value-type="float" office:value="73806">
            <text:p>73806</text:p>
          </table:table-cell>
          <table:table-cell office:value-type="string" office:string-value="R738C7">
            <text:p>R738C7</text:p>
          </table:table-cell>
          <table:table-cell office:value-type="float" office:value="73808">
            <text:p>73808</text:p>
          </table:table-cell>
          <table:table-cell office:value-type="string" office:string-value="R738C9">
            <text:p>R738C9</text:p>
          </table:table-cell>
          <table:table-cell office:value-type="float" office:value="73810">
            <text:p>73810</text:p>
          </table:table-cell>
          <table:table-cell office:value-type="string" office:string-value="R738C11">
            <text:p>R738C11</text:p>
          </table:table-cell>
          <table:table-cell office:value-type="float" office:value="73812">
            <text:p>73812</text:p>
          </table:table-cell>
          <table:table-cell office:value-type="string" office:string-value="R738C13">
            <text:p>R738C13</text:p>
          </table:table-cell>
          <table:table-cell office:value-type="float" office:value="73814">
            <text:p>73814</text:p>
          </table:table-cell>
          <table:table-cell office:value-type="string" office:string-value="R738C15">
            <text:p>R738C15</text:p>
          </table:table-cell>
          <table:table-cell office:value-type="float" office:value="73816">
            <text:p>73816</text:p>
          </table:table-cell>
          <table:table-cell office:value-type="string" office:string-value="R738C17">
            <text:p>R738C17</text:p>
          </table:table-cell>
          <table:table-cell office:value-type="float" office:value="73818">
            <text:p>73818</text:p>
          </table:table-cell>
          <table:table-cell office:value-type="string" office:string-value="R738C19">
            <text:p>R738C19</text:p>
          </table:table-cell>
          <table:table-cell office:value-type="float" office:value="73820">
            <text:p>73820</text:p>
          </table:table-cell>
          <table:table-cell office:value-type="string" office:string-value="R738C21">
            <text:p>R738C21</text:p>
          </table:table-cell>
          <table:table-cell office:value-type="float" office:value="73822">
            <text:p>73822</text:p>
          </table:table-cell>
          <table:table-cell office:value-type="string" office:string-value="R738C23">
            <text:p>R738C23</text:p>
          </table:table-cell>
          <table:table-cell office:value-type="float" office:value="73824">
            <text:p>73824</text:p>
          </table:table-cell>
          <table:table-cell office:value-type="string" office:string-value="R738C25">
            <text:p>R738C25</text:p>
          </table:table-cell>
          <table:table-cell office:value-type="float" office:value="73826">
            <text:p>73826</text:p>
          </table:table-cell>
        </table:table-row>
        <table:table-row>
          <table:table-cell office:value-type="string" office:string-value="R739C1">
            <text:p>R739C1</text:p>
          </table:table-cell>
          <table:table-cell office:value-type="float" office:value="73902">
            <text:p>73902</text:p>
          </table:table-cell>
          <table:table-cell office:value-type="string" office:string-value="R739C3">
            <text:p>R739C3</text:p>
          </table:table-cell>
          <table:table-cell office:value-type="float" office:value="73904">
            <text:p>73904</text:p>
          </table:table-cell>
          <table:table-cell office:value-type="string" office:string-value="R739C5">
            <text:p>R739C5</text:p>
          </table:table-cell>
          <table:table-cell office:value-type="float" office:value="73906">
            <text:p>73906</text:p>
          </table:table-cell>
          <table:table-cell office:value-type="string" office:string-value="R739C7">
            <text:p>R739C7</text:p>
          </table:table-cell>
          <table:table-cell office:value-type="float" office:value="73908">
            <text:p>73908</text:p>
          </table:table-cell>
          <table:table-cell office:value-type="string" office:string-value="R739C9">
            <text:p>R739C9</text:p>
          </table:table-cell>
          <table:table-cell office:value-type="float" office:value="73910">
            <text:p>73910</text:p>
          </table:table-cell>
          <table:table-cell office:value-type="string" office:string-value="R739C11">
            <text:p>R739C11</text:p>
          </table:table-cell>
          <table:table-cell office:value-type="float" office:value="73912">
            <text:p>73912</text:p>
          </table:table-cell>
          <table:table-cell office:value-type="string" office:string-value="R739C13">
            <text:p>R739C13</text:p>
          </table:table-cell>
          <table:table-cell office:value-type="float" office:value="73914">
            <text:p>73914</text:p>
          </table:table-cell>
          <table:table-cell office:value-type="string" office:string-value="R739C15">
            <text:p>R739C15</text:p>
          </table:table-cell>
          <table:table-cell office:value-type="float" office:value="73916">
            <text:p>73916</text:p>
          </table:table-cell>
          <table:table-cell office:value-type="string" office:string-value="R739C17">
            <text:p>R739C17</text:p>
          </table:table-cell>
          <table:table-cell office:value-type="float" office:value="73918">
            <text:p>73918</text:p>
          </table:table-cell>
          <table:table-cell office:value-type="string" office:string-value="R739C19">
            <text:p>R739C19</text:p>
          </table:table-cell>
          <table:table-cell office:value-type="float" office:value="73920">
            <text:p>73920</text:p>
          </table:table-cell>
          <table:table-cell office:value-type="string" office:string-value="R739C21">
            <text:p>R739C21</text:p>
          </table:table-cell>
          <table:table-cell office:value-type="float" office:value="73922">
            <text:p>73922</text:p>
          </table:table-cell>
          <table:table-cell office:value-type="string" office:string-value="R739C23">
            <text:p>R739C23</text:p>
          </table:table-cell>
          <table:table-cell office:value-type="float" office:value="73924">
            <text:p>73924</text:p>
          </table:table-cell>
          <table:table-cell office:value-type="string" office:string-value="R739C25">
            <text:p>R739C25</text:p>
          </table:table-cell>
          <table:table-cell office:value-type="float" office:value="73926">
            <text:p>73926</text:p>
          </table:table-cell>
        </table:table-row>
        <table:table-row>
          <table:table-cell office:value-type="string" office:string-value="R740C1">
            <text:p>R740C1</text:p>
          </table:table-cell>
          <table:table-cell office:value-type="float" office:value="74002">
            <text:p>74002</text:p>
          </table:table-cell>
          <table:table-cell office:value-type="string" office:string-value="R740C3">
            <text:p>R740C3</text:p>
          </table:table-cell>
          <table:table-cell office:value-type="float" office:value="74004">
            <text:p>74004</text:p>
          </table:table-cell>
          <table:table-cell office:value-type="string" office:string-value="R740C5">
            <text:p>R740C5</text:p>
          </table:table-cell>
          <table:table-cell office:value-type="float" office:value="74006">
            <text:p>74006</text:p>
          </table:table-cell>
          <table:table-cell office:value-type="string" office:string-value="R740C7">
            <text:p>R740C7</text:p>
          </table:table-cell>
          <table:table-cell office:value-type="float" office:value="74008">
            <text:p>74008</text:p>
          </table:table-cell>
          <table:table-cell office:value-type="string" office:string-value="R740C9">
            <text:p>R740C9</text:p>
          </table:table-cell>
          <table:table-cell office:value-type="float" office:value="74010">
            <text:p>74010</text:p>
          </table:table-cell>
          <table:table-cell office:value-type="string" office:string-value="R740C11">
            <text:p>R740C11</text:p>
          </table:table-cell>
          <table:table-cell office:value-type="float" office:value="74012">
            <text:p>74012</text:p>
          </table:table-cell>
          <table:table-cell office:value-type="string" office:string-value="R740C13">
            <text:p>R740C13</text:p>
          </table:table-cell>
          <table:table-cell office:value-type="float" office:value="74014">
            <text:p>74014</text:p>
          </table:table-cell>
          <table:table-cell office:value-type="string" office:string-value="R740C15">
            <text:p>R740C15</text:p>
          </table:table-cell>
          <table:table-cell office:value-type="float" office:value="74016">
            <text:p>74016</text:p>
          </table:table-cell>
          <table:table-cell office:value-type="string" office:string-value="R740C17">
            <text:p>R740C17</text:p>
          </table:table-cell>
          <table:table-cell office:value-type="float" office:value="74018">
            <text:p>74018</text:p>
          </table:table-cell>
          <table:table-cell office:value-type="string" office:string-value="R740C19">
            <text:p>R740C19</text:p>
          </table:table-cell>
          <table:table-cell office:value-type="float" office:value="74020">
            <text:p>74020</text:p>
          </table:table-cell>
          <table:table-cell office:value-type="string" office:string-value="R740C21">
            <text:p>R740C21</text:p>
          </table:table-cell>
          <table:table-cell office:value-type="float" office:value="74022">
            <text:p>74022</text:p>
          </table:table-cell>
          <table:table-cell office:value-type="string" office:string-value="R740C23">
            <text:p>R740C23</text:p>
          </table:table-cell>
          <table:table-cell office:value-type="float" office:value="74024">
            <text:p>74024</text:p>
          </table:table-cell>
          <table:table-cell office:value-type="string" office:string-value="R740C25">
            <text:p>R740C25</text:p>
          </table:table-cell>
          <table:table-cell office:value-type="float" office:value="74026">
            <text:p>74026</text:p>
          </table:table-cell>
        </table:table-row>
        <table:table-row>
          <table:table-cell office:value-type="string" office:string-value="R741C1">
            <text:p>R741C1</text:p>
          </table:table-cell>
          <table:table-cell office:value-type="float" office:value="74102">
            <text:p>74102</text:p>
          </table:table-cell>
          <table:table-cell office:value-type="string" office:string-value="R741C3">
            <text:p>R741C3</text:p>
          </table:table-cell>
          <table:table-cell office:value-type="float" office:value="74104">
            <text:p>74104</text:p>
          </table:table-cell>
          <table:table-cell office:value-type="string" office:string-value="R741C5">
            <text:p>R741C5</text:p>
          </table:table-cell>
          <table:table-cell office:value-type="float" office:value="74106">
            <text:p>74106</text:p>
          </table:table-cell>
          <table:table-cell office:value-type="string" office:string-value="R741C7">
            <text:p>R741C7</text:p>
          </table:table-cell>
          <table:table-cell office:value-type="float" office:value="74108">
            <text:p>74108</text:p>
          </table:table-cell>
          <table:table-cell office:value-type="string" office:string-value="R741C9">
            <text:p>R741C9</text:p>
          </table:table-cell>
          <table:table-cell office:value-type="float" office:value="74110">
            <text:p>74110</text:p>
          </table:table-cell>
          <table:table-cell office:value-type="string" office:string-value="R741C11">
            <text:p>R741C11</text:p>
          </table:table-cell>
          <table:table-cell office:value-type="float" office:value="74112">
            <text:p>74112</text:p>
          </table:table-cell>
          <table:table-cell office:value-type="string" office:string-value="R741C13">
            <text:p>R741C13</text:p>
          </table:table-cell>
          <table:table-cell office:value-type="float" office:value="74114">
            <text:p>74114</text:p>
          </table:table-cell>
          <table:table-cell office:value-type="string" office:string-value="R741C15">
            <text:p>R741C15</text:p>
          </table:table-cell>
          <table:table-cell office:value-type="float" office:value="74116">
            <text:p>74116</text:p>
          </table:table-cell>
          <table:table-cell office:value-type="string" office:string-value="R741C17">
            <text:p>R741C17</text:p>
          </table:table-cell>
          <table:table-cell office:value-type="float" office:value="74118">
            <text:p>74118</text:p>
          </table:table-cell>
          <table:table-cell office:value-type="string" office:string-value="R741C19">
            <text:p>R741C19</text:p>
          </table:table-cell>
          <table:table-cell office:value-type="float" office:value="74120">
            <text:p>74120</text:p>
          </table:table-cell>
          <table:table-cell office:value-type="string" office:string-value="R741C21">
            <text:p>R741C21</text:p>
          </table:table-cell>
          <table:table-cell office:value-type="float" office:value="74122">
            <text:p>74122</text:p>
          </table:table-cell>
          <table:table-cell office:value-type="string" office:string-value="R741C23">
            <text:p>R741C23</text:p>
          </table:table-cell>
          <table:table-cell office:value-type="float" office:value="74124">
            <text:p>74124</text:p>
          </table:table-cell>
          <table:table-cell office:value-type="string" office:string-value="R741C25">
            <text:p>R741C25</text:p>
          </table:table-cell>
          <table:table-cell office:value-type="float" office:value="74126">
            <text:p>74126</text:p>
          </table:table-cell>
        </table:table-row>
        <table:table-row>
          <table:table-cell office:value-type="string" office:string-value="R742C1">
            <text:p>R742C1</text:p>
          </table:table-cell>
          <table:table-cell office:value-type="float" office:value="74202">
            <text:p>74202</text:p>
          </table:table-cell>
          <table:table-cell office:value-type="string" office:string-value="R742C3">
            <text:p>R742C3</text:p>
          </table:table-cell>
          <table:table-cell office:value-type="float" office:value="74204">
            <text:p>74204</text:p>
          </table:table-cell>
          <table:table-cell office:value-type="string" office:string-value="R742C5">
            <text:p>R742C5</text:p>
          </table:table-cell>
          <table:table-cell office:value-type="float" office:value="74206">
            <text:p>74206</text:p>
          </table:table-cell>
          <table:table-cell office:value-type="string" office:string-value="R742C7">
            <text:p>R742C7</text:p>
          </table:table-cell>
          <table:table-cell office:value-type="float" office:value="74208">
            <text:p>74208</text:p>
          </table:table-cell>
          <table:table-cell office:value-type="string" office:string-value="R742C9">
            <text:p>R742C9</text:p>
          </table:table-cell>
          <table:table-cell office:value-type="float" office:value="74210">
            <text:p>74210</text:p>
          </table:table-cell>
          <table:table-cell office:value-type="string" office:string-value="R742C11">
            <text:p>R742C11</text:p>
          </table:table-cell>
          <table:table-cell office:value-type="float" office:value="74212">
            <text:p>74212</text:p>
          </table:table-cell>
          <table:table-cell office:value-type="string" office:string-value="R742C13">
            <text:p>R742C13</text:p>
          </table:table-cell>
          <table:table-cell office:value-type="float" office:value="74214">
            <text:p>74214</text:p>
          </table:table-cell>
          <table:table-cell office:value-type="string" office:string-value="R742C15">
            <text:p>R742C15</text:p>
          </table:table-cell>
          <table:table-cell office:value-type="float" office:value="74216">
            <text:p>74216</text:p>
          </table:table-cell>
          <table:table-cell office:value-type="string" office:string-value="R742C17">
            <text:p>R742C17</text:p>
          </table:table-cell>
          <table:table-cell office:value-type="float" office:value="74218">
            <text:p>74218</text:p>
          </table:table-cell>
          <table:table-cell office:value-type="string" office:string-value="R742C19">
            <text:p>R742C19</text:p>
          </table:table-cell>
          <table:table-cell office:value-type="float" office:value="74220">
            <text:p>74220</text:p>
          </table:table-cell>
          <table:table-cell office:value-type="string" office:string-value="R742C21">
            <text:p>R742C21</text:p>
          </table:table-cell>
          <table:table-cell office:value-type="float" office:value="74222">
            <text:p>74222</text:p>
          </table:table-cell>
          <table:table-cell office:value-type="string" office:string-value="R742C23">
            <text:p>R742C23</text:p>
          </table:table-cell>
          <table:table-cell office:value-type="float" office:value="74224">
            <text:p>74224</text:p>
          </table:table-cell>
          <table:table-cell office:value-type="string" office:string-value="R742C25">
            <text:p>R742C25</text:p>
          </table:table-cell>
          <table:table-cell office:value-type="float" office:value="74226">
            <text:p>74226</text:p>
          </table:table-cell>
        </table:table-row>
        <table:table-row>
          <table:table-cell office:value-type="string" office:string-value="R743C1">
            <text:p>R743C1</text:p>
          </table:table-cell>
          <table:table-cell office:value-type="float" office:value="74302">
            <text:p>74302</text:p>
          </table:table-cell>
          <table:table-cell office:value-type="string" office:string-value="R743C3">
            <text:p>R743C3</text:p>
          </table:table-cell>
          <table:table-cell office:value-type="float" office:value="74304">
            <text:p>74304</text:p>
          </table:table-cell>
          <table:table-cell office:value-type="string" office:string-value="R743C5">
            <text:p>R743C5</text:p>
          </table:table-cell>
          <table:table-cell office:value-type="float" office:value="74306">
            <text:p>74306</text:p>
          </table:table-cell>
          <table:table-cell office:value-type="string" office:string-value="R743C7">
            <text:p>R743C7</text:p>
          </table:table-cell>
          <table:table-cell office:value-type="float" office:value="74308">
            <text:p>74308</text:p>
          </table:table-cell>
          <table:table-cell office:value-type="string" office:string-value="R743C9">
            <text:p>R743C9</text:p>
          </table:table-cell>
          <table:table-cell office:value-type="float" office:value="74310">
            <text:p>74310</text:p>
          </table:table-cell>
          <table:table-cell office:value-type="string" office:string-value="R743C11">
            <text:p>R743C11</text:p>
          </table:table-cell>
          <table:table-cell office:value-type="float" office:value="74312">
            <text:p>74312</text:p>
          </table:table-cell>
          <table:table-cell office:value-type="string" office:string-value="R743C13">
            <text:p>R743C13</text:p>
          </table:table-cell>
          <table:table-cell office:value-type="float" office:value="74314">
            <text:p>74314</text:p>
          </table:table-cell>
          <table:table-cell office:value-type="string" office:string-value="R743C15">
            <text:p>R743C15</text:p>
          </table:table-cell>
          <table:table-cell office:value-type="float" office:value="74316">
            <text:p>74316</text:p>
          </table:table-cell>
          <table:table-cell office:value-type="string" office:string-value="R743C17">
            <text:p>R743C17</text:p>
          </table:table-cell>
          <table:table-cell office:value-type="float" office:value="74318">
            <text:p>74318</text:p>
          </table:table-cell>
          <table:table-cell office:value-type="string" office:string-value="R743C19">
            <text:p>R743C19</text:p>
          </table:table-cell>
          <table:table-cell office:value-type="float" office:value="74320">
            <text:p>74320</text:p>
          </table:table-cell>
          <table:table-cell office:value-type="string" office:string-value="R743C21">
            <text:p>R743C21</text:p>
          </table:table-cell>
          <table:table-cell office:value-type="float" office:value="74322">
            <text:p>74322</text:p>
          </table:table-cell>
          <table:table-cell office:value-type="string" office:string-value="R743C23">
            <text:p>R743C23</text:p>
          </table:table-cell>
          <table:table-cell office:value-type="float" office:value="74324">
            <text:p>74324</text:p>
          </table:table-cell>
          <table:table-cell office:value-type="string" office:string-value="R743C25">
            <text:p>R743C25</text:p>
          </table:table-cell>
          <table:table-cell office:value-type="float" office:value="74326">
            <text:p>74326</text:p>
          </table:table-cell>
        </table:table-row>
        <table:table-row>
          <table:table-cell office:value-type="string" office:string-value="R744C1">
            <text:p>R744C1</text:p>
          </table:table-cell>
          <table:table-cell office:value-type="float" office:value="74402">
            <text:p>74402</text:p>
          </table:table-cell>
          <table:table-cell office:value-type="string" office:string-value="R744C3">
            <text:p>R744C3</text:p>
          </table:table-cell>
          <table:table-cell office:value-type="float" office:value="74404">
            <text:p>74404</text:p>
          </table:table-cell>
          <table:table-cell office:value-type="string" office:string-value="R744C5">
            <text:p>R744C5</text:p>
          </table:table-cell>
          <table:table-cell office:value-type="float" office:value="74406">
            <text:p>74406</text:p>
          </table:table-cell>
          <table:table-cell office:value-type="string" office:string-value="R744C7">
            <text:p>R744C7</text:p>
          </table:table-cell>
          <table:table-cell office:value-type="float" office:value="74408">
            <text:p>74408</text:p>
          </table:table-cell>
          <table:table-cell office:value-type="string" office:string-value="R744C9">
            <text:p>R744C9</text:p>
          </table:table-cell>
          <table:table-cell office:value-type="float" office:value="74410">
            <text:p>74410</text:p>
          </table:table-cell>
          <table:table-cell office:value-type="string" office:string-value="R744C11">
            <text:p>R744C11</text:p>
          </table:table-cell>
          <table:table-cell office:value-type="float" office:value="74412">
            <text:p>74412</text:p>
          </table:table-cell>
          <table:table-cell office:value-type="string" office:string-value="R744C13">
            <text:p>R744C13</text:p>
          </table:table-cell>
          <table:table-cell office:value-type="float" office:value="74414">
            <text:p>74414</text:p>
          </table:table-cell>
          <table:table-cell office:value-type="string" office:string-value="R744C15">
            <text:p>R744C15</text:p>
          </table:table-cell>
          <table:table-cell office:value-type="float" office:value="74416">
            <text:p>74416</text:p>
          </table:table-cell>
          <table:table-cell office:value-type="string" office:string-value="R744C17">
            <text:p>R744C17</text:p>
          </table:table-cell>
          <table:table-cell office:value-type="float" office:value="74418">
            <text:p>74418</text:p>
          </table:table-cell>
          <table:table-cell office:value-type="string" office:string-value="R744C19">
            <text:p>R744C19</text:p>
          </table:table-cell>
          <table:table-cell office:value-type="float" office:value="74420">
            <text:p>74420</text:p>
          </table:table-cell>
          <table:table-cell office:value-type="string" office:string-value="R744C21">
            <text:p>R744C21</text:p>
          </table:table-cell>
          <table:table-cell office:value-type="float" office:value="74422">
            <text:p>74422</text:p>
          </table:table-cell>
          <table:table-cell office:value-type="string" office:string-value="R744C23">
            <text:p>R744C23</text:p>
          </table:table-cell>
          <table:table-cell office:value-type="float" office:value="74424">
            <text:p>74424</text:p>
          </table:table-cell>
          <table:table-cell office:value-type="string" office:string-value="R744C25">
            <text:p>R744C25</text:p>
          </table:table-cell>
          <table:table-cell office:value-type="float" office:value="74426">
            <text:p>74426</text:p>
          </table:table-cell>
        </table:table-row>
        <table:table-row>
          <table:table-cell office:value-type="string" office:string-value="R745C1">
            <text:p>R745C1</text:p>
          </table:table-cell>
          <table:table-cell office:value-type="float" office:value="74502">
            <text:p>74502</text:p>
          </table:table-cell>
          <table:table-cell office:value-type="string" office:string-value="R745C3">
            <text:p>R745C3</text:p>
          </table:table-cell>
          <table:table-cell office:value-type="float" office:value="74504">
            <text:p>74504</text:p>
          </table:table-cell>
          <table:table-cell office:value-type="string" office:string-value="R745C5">
            <text:p>R745C5</text:p>
          </table:table-cell>
          <table:table-cell office:value-type="float" office:value="74506">
            <text:p>74506</text:p>
          </table:table-cell>
          <table:table-cell office:value-type="string" office:string-value="R745C7">
            <text:p>R745C7</text:p>
          </table:table-cell>
          <table:table-cell office:value-type="float" office:value="74508">
            <text:p>74508</text:p>
          </table:table-cell>
          <table:table-cell office:value-type="string" office:string-value="R745C9">
            <text:p>R745C9</text:p>
          </table:table-cell>
          <table:table-cell office:value-type="float" office:value="74510">
            <text:p>74510</text:p>
          </table:table-cell>
          <table:table-cell office:value-type="string" office:string-value="R745C11">
            <text:p>R745C11</text:p>
          </table:table-cell>
          <table:table-cell office:value-type="float" office:value="74512">
            <text:p>74512</text:p>
          </table:table-cell>
          <table:table-cell office:value-type="string" office:string-value="R745C13">
            <text:p>R745C13</text:p>
          </table:table-cell>
          <table:table-cell office:value-type="float" office:value="74514">
            <text:p>74514</text:p>
          </table:table-cell>
          <table:table-cell office:value-type="string" office:string-value="R745C15">
            <text:p>R745C15</text:p>
          </table:table-cell>
          <table:table-cell office:value-type="float" office:value="74516">
            <text:p>74516</text:p>
          </table:table-cell>
          <table:table-cell office:value-type="string" office:string-value="R745C17">
            <text:p>R745C17</text:p>
          </table:table-cell>
          <table:table-cell office:value-type="float" office:value="74518">
            <text:p>74518</text:p>
          </table:table-cell>
          <table:table-cell office:value-type="string" office:string-value="R745C19">
            <text:p>R745C19</text:p>
          </table:table-cell>
          <table:table-cell office:value-type="float" office:value="74520">
            <text:p>74520</text:p>
          </table:table-cell>
          <table:table-cell office:value-type="string" office:string-value="R745C21">
            <text:p>R745C21</text:p>
          </table:table-cell>
          <table:table-cell office:value-type="float" office:value="74522">
            <text:p>74522</text:p>
          </table:table-cell>
          <table:table-cell office:value-type="string" office:string-value="R745C23">
            <text:p>R745C23</text:p>
          </table:table-cell>
          <table:table-cell office:value-type="float" office:value="74524">
            <text:p>74524</text:p>
          </table:table-cell>
          <table:table-cell office:value-type="string" office:string-value="R745C25">
            <text:p>R745C25</text:p>
          </table:table-cell>
          <table:table-cell office:value-type="float" office:value="74526">
            <text:p>74526</text:p>
          </table:table-cell>
        </table:table-row>
        <table:table-row>
          <table:table-cell office:value-type="string" office:string-value="R746C1">
            <text:p>R746C1</text:p>
          </table:table-cell>
          <table:table-cell office:value-type="float" office:value="74602">
            <text:p>74602</text:p>
          </table:table-cell>
          <table:table-cell office:value-type="string" office:string-value="R746C3">
            <text:p>R746C3</text:p>
          </table:table-cell>
          <table:table-cell office:value-type="float" office:value="74604">
            <text:p>74604</text:p>
          </table:table-cell>
          <table:table-cell office:value-type="string" office:string-value="R746C5">
            <text:p>R746C5</text:p>
          </table:table-cell>
          <table:table-cell office:value-type="float" office:value="74606">
            <text:p>74606</text:p>
          </table:table-cell>
          <table:table-cell office:value-type="string" office:string-value="R746C7">
            <text:p>R746C7</text:p>
          </table:table-cell>
          <table:table-cell office:value-type="float" office:value="74608">
            <text:p>74608</text:p>
          </table:table-cell>
          <table:table-cell office:value-type="string" office:string-value="R746C9">
            <text:p>R746C9</text:p>
          </table:table-cell>
          <table:table-cell office:value-type="float" office:value="74610">
            <text:p>74610</text:p>
          </table:table-cell>
          <table:table-cell office:value-type="string" office:string-value="R746C11">
            <text:p>R746C11</text:p>
          </table:table-cell>
          <table:table-cell office:value-type="float" office:value="74612">
            <text:p>74612</text:p>
          </table:table-cell>
          <table:table-cell office:value-type="string" office:string-value="R746C13">
            <text:p>R746C13</text:p>
          </table:table-cell>
          <table:table-cell office:value-type="float" office:value="74614">
            <text:p>74614</text:p>
          </table:table-cell>
          <table:table-cell office:value-type="string" office:string-value="R746C15">
            <text:p>R746C15</text:p>
          </table:table-cell>
          <table:table-cell office:value-type="float" office:value="74616">
            <text:p>74616</text:p>
          </table:table-cell>
          <table:table-cell office:value-type="string" office:string-value="R746C17">
            <text:p>R746C17</text:p>
          </table:table-cell>
          <table:table-cell office:value-type="float" office:value="74618">
            <text:p>74618</text:p>
          </table:table-cell>
          <table:table-cell office:value-type="string" office:string-value="R746C19">
            <text:p>R746C19</text:p>
          </table:table-cell>
          <table:table-cell office:value-type="float" office:value="74620">
            <text:p>74620</text:p>
          </table:table-cell>
          <table:table-cell office:value-type="string" office:string-value="R746C21">
            <text:p>R746C21</text:p>
          </table:table-cell>
          <table:table-cell office:value-type="float" office:value="74622">
            <text:p>74622</text:p>
          </table:table-cell>
          <table:table-cell office:value-type="string" office:string-value="R746C23">
            <text:p>R746C23</text:p>
          </table:table-cell>
          <table:table-cell office:value-type="float" office:value="74624">
            <text:p>74624</text:p>
          </table:table-cell>
          <table:table-cell office:value-type="string" office:string-value="R746C25">
            <text:p>R746C25</text:p>
          </table:table-cell>
          <table:table-cell office:value-type="float" office:value="74626">
            <text:p>74626</text:p>
          </table:table-cell>
        </table:table-row>
        <table:table-row>
          <table:table-cell office:value-type="string" office:string-value="R747C1">
            <text:p>R747C1</text:p>
          </table:table-cell>
          <table:table-cell office:value-type="float" office:value="74702">
            <text:p>74702</text:p>
          </table:table-cell>
          <table:table-cell office:value-type="string" office:string-value="R747C3">
            <text:p>R747C3</text:p>
          </table:table-cell>
          <table:table-cell office:value-type="float" office:value="74704">
            <text:p>74704</text:p>
          </table:table-cell>
          <table:table-cell office:value-type="string" office:string-value="R747C5">
            <text:p>R747C5</text:p>
          </table:table-cell>
          <table:table-cell office:value-type="float" office:value="74706">
            <text:p>74706</text:p>
          </table:table-cell>
          <table:table-cell office:value-type="string" office:string-value="R747C7">
            <text:p>R747C7</text:p>
          </table:table-cell>
          <table:table-cell office:value-type="float" office:value="74708">
            <text:p>74708</text:p>
          </table:table-cell>
          <table:table-cell office:value-type="string" office:string-value="R747C9">
            <text:p>R747C9</text:p>
          </table:table-cell>
          <table:table-cell office:value-type="float" office:value="74710">
            <text:p>74710</text:p>
          </table:table-cell>
          <table:table-cell office:value-type="string" office:string-value="R747C11">
            <text:p>R747C11</text:p>
          </table:table-cell>
          <table:table-cell office:value-type="float" office:value="74712">
            <text:p>74712</text:p>
          </table:table-cell>
          <table:table-cell office:value-type="string" office:string-value="R747C13">
            <text:p>R747C13</text:p>
          </table:table-cell>
          <table:table-cell office:value-type="float" office:value="74714">
            <text:p>74714</text:p>
          </table:table-cell>
          <table:table-cell office:value-type="string" office:string-value="R747C15">
            <text:p>R747C15</text:p>
          </table:table-cell>
          <table:table-cell office:value-type="float" office:value="74716">
            <text:p>74716</text:p>
          </table:table-cell>
          <table:table-cell office:value-type="string" office:string-value="R747C17">
            <text:p>R747C17</text:p>
          </table:table-cell>
          <table:table-cell office:value-type="float" office:value="74718">
            <text:p>74718</text:p>
          </table:table-cell>
          <table:table-cell office:value-type="string" office:string-value="R747C19">
            <text:p>R747C19</text:p>
          </table:table-cell>
          <table:table-cell office:value-type="float" office:value="74720">
            <text:p>74720</text:p>
          </table:table-cell>
          <table:table-cell office:value-type="string" office:string-value="R747C21">
            <text:p>R747C21</text:p>
          </table:table-cell>
          <table:table-cell office:value-type="float" office:value="74722">
            <text:p>74722</text:p>
          </table:table-cell>
          <table:table-cell office:value-type="string" office:string-value="R747C23">
            <text:p>R747C23</text:p>
          </table:table-cell>
          <table:table-cell office:value-type="float" office:value="74724">
            <text:p>74724</text:p>
          </table:table-cell>
          <table:table-cell office:value-type="string" office:string-value="R747C25">
            <text:p>R747C25</text:p>
          </table:table-cell>
          <table:table-cell office:value-type="float" office:value="74726">
            <text:p>74726</text:p>
          </table:table-cell>
        </table:table-row>
        <table:table-row>
          <table:table-cell office:value-type="string" office:string-value="R748C1">
            <text:p>R748C1</text:p>
          </table:table-cell>
          <table:table-cell office:value-type="float" office:value="74802">
            <text:p>74802</text:p>
          </table:table-cell>
          <table:table-cell office:value-type="string" office:string-value="R748C3">
            <text:p>R748C3</text:p>
          </table:table-cell>
          <table:table-cell office:value-type="float" office:value="74804">
            <text:p>74804</text:p>
          </table:table-cell>
          <table:table-cell office:value-type="string" office:string-value="R748C5">
            <text:p>R748C5</text:p>
          </table:table-cell>
          <table:table-cell office:value-type="float" office:value="74806">
            <text:p>74806</text:p>
          </table:table-cell>
          <table:table-cell office:value-type="string" office:string-value="R748C7">
            <text:p>R748C7</text:p>
          </table:table-cell>
          <table:table-cell office:value-type="float" office:value="74808">
            <text:p>74808</text:p>
          </table:table-cell>
          <table:table-cell office:value-type="string" office:string-value="R748C9">
            <text:p>R748C9</text:p>
          </table:table-cell>
          <table:table-cell office:value-type="float" office:value="74810">
            <text:p>74810</text:p>
          </table:table-cell>
          <table:table-cell office:value-type="string" office:string-value="R748C11">
            <text:p>R748C11</text:p>
          </table:table-cell>
          <table:table-cell office:value-type="float" office:value="74812">
            <text:p>74812</text:p>
          </table:table-cell>
          <table:table-cell office:value-type="string" office:string-value="R748C13">
            <text:p>R748C13</text:p>
          </table:table-cell>
          <table:table-cell office:value-type="float" office:value="74814">
            <text:p>74814</text:p>
          </table:table-cell>
          <table:table-cell office:value-type="string" office:string-value="R748C15">
            <text:p>R748C15</text:p>
          </table:table-cell>
          <table:table-cell office:value-type="float" office:value="74816">
            <text:p>74816</text:p>
          </table:table-cell>
          <table:table-cell office:value-type="string" office:string-value="R748C17">
            <text:p>R748C17</text:p>
          </table:table-cell>
          <table:table-cell office:value-type="float" office:value="74818">
            <text:p>74818</text:p>
          </table:table-cell>
          <table:table-cell office:value-type="string" office:string-value="R748C19">
            <text:p>R748C19</text:p>
          </table:table-cell>
          <table:table-cell office:value-type="float" office:value="74820">
            <text:p>74820</text:p>
          </table:table-cell>
          <table:table-cell office:value-type="string" office:string-value="R748C21">
            <text:p>R748C21</text:p>
          </table:table-cell>
          <table:table-cell office:value-type="float" office:value="74822">
            <text:p>74822</text:p>
          </table:table-cell>
          <table:table-cell office:value-type="string" office:string-value="R748C23">
            <text:p>R748C23</text:p>
          </table:table-cell>
          <table:table-cell office:value-type="float" office:value="74824">
            <text:p>74824</text:p>
          </table:table-cell>
          <table:table-cell office:value-type="string" office:string-value="R748C25">
            <text:p>R748C25</text:p>
          </table:table-cell>
          <table:table-cell office:value-type="float" office:value="74826">
            <text:p>74826</text:p>
          </table:table-cell>
        </table:table-row>
        <table:table-row>
          <table:table-cell office:value-type="string" office:string-value="R749C1">
            <text:p>R749C1</text:p>
          </table:table-cell>
          <table:table-cell office:value-type="float" office:value="74902">
            <text:p>74902</text:p>
          </table:table-cell>
          <table:table-cell office:value-type="string" office:string-value="R749C3">
            <text:p>R749C3</text:p>
          </table:table-cell>
          <table:table-cell office:value-type="float" office:value="74904">
            <text:p>74904</text:p>
          </table:table-cell>
          <table:table-cell office:value-type="string" office:string-value="R749C5">
            <text:p>R749C5</text:p>
          </table:table-cell>
          <table:table-cell office:value-type="float" office:value="74906">
            <text:p>74906</text:p>
          </table:table-cell>
          <table:table-cell office:value-type="string" office:string-value="R749C7">
            <text:p>R749C7</text:p>
          </table:table-cell>
          <table:table-cell office:value-type="float" office:value="74908">
            <text:p>74908</text:p>
          </table:table-cell>
          <table:table-cell office:value-type="string" office:string-value="R749C9">
            <text:p>R749C9</text:p>
          </table:table-cell>
          <table:table-cell office:value-type="float" office:value="74910">
            <text:p>74910</text:p>
          </table:table-cell>
          <table:table-cell office:value-type="string" office:string-value="R749C11">
            <text:p>R749C11</text:p>
          </table:table-cell>
          <table:table-cell office:value-type="float" office:value="74912">
            <text:p>74912</text:p>
          </table:table-cell>
          <table:table-cell office:value-type="string" office:string-value="R749C13">
            <text:p>R749C13</text:p>
          </table:table-cell>
          <table:table-cell office:value-type="float" office:value="74914">
            <text:p>74914</text:p>
          </table:table-cell>
          <table:table-cell office:value-type="string" office:string-value="R749C15">
            <text:p>R749C15</text:p>
          </table:table-cell>
          <table:table-cell office:value-type="float" office:value="74916">
            <text:p>74916</text:p>
          </table:table-cell>
          <table:table-cell office:value-type="string" office:string-value="R749C17">
            <text:p>R749C17</text:p>
          </table:table-cell>
          <table:table-cell office:value-type="float" office:value="74918">
            <text:p>74918</text:p>
          </table:table-cell>
          <table:table-cell office:value-type="string" office:string-value="R749C19">
            <text:p>R749C19</text:p>
          </table:table-cell>
          <table:table-cell office:value-type="float" office:value="74920">
            <text:p>74920</text:p>
          </table:table-cell>
          <table:table-cell office:value-type="string" office:string-value="R749C21">
            <text:p>R749C21</text:p>
          </table:table-cell>
          <table:table-cell office:value-type="float" office:value="74922">
            <text:p>74922</text:p>
          </table:table-cell>
          <table:table-cell office:value-type="string" office:string-value="R749C23">
            <text:p>R749C23</text:p>
          </table:table-cell>
          <table:table-cell office:value-type="float" office:value="74924">
            <text:p>74924</text:p>
          </table:table-cell>
          <table:table-cell office:value-type="string" office:string-value="R749C25">
            <text:p>R749C25</text:p>
          </table:table-cell>
          <table:table-cell office:value-type="float" office:value="74926">
            <text:p>74926</text:p>
          </table:table-cell>
        </table:table-row>
        <table:table-row>
          <table:table-cell office:value-type="string" office:string-value="R750C1">
            <text:p>R750C1</text:p>
          </table:table-cell>
          <table:table-cell office:value-type="float" office:value="75002">
            <text:p>75002</text:p>
          </table:table-cell>
          <table:table-cell office:value-type="string" office:string-value="R750C3">
            <text:p>R750C3</text:p>
          </table:table-cell>
          <table:table-cell office:value-type="float" office:value="75004">
            <text:p>75004</text:p>
          </table:table-cell>
          <table:table-cell office:value-type="string" office:string-value="R750C5">
            <text:p>R750C5</text:p>
          </table:table-cell>
          <table:table-cell office:value-type="float" office:value="75006">
            <text:p>75006</text:p>
          </table:table-cell>
          <table:table-cell office:value-type="string" office:string-value="R750C7">
            <text:p>R750C7</text:p>
          </table:table-cell>
          <table:table-cell office:value-type="float" office:value="75008">
            <text:p>75008</text:p>
          </table:table-cell>
          <table:table-cell office:value-type="string" office:string-value="R750C9">
            <text:p>R750C9</text:p>
          </table:table-cell>
          <table:table-cell office:value-type="float" office:value="75010">
            <text:p>75010</text:p>
          </table:table-cell>
          <table:table-cell office:value-type="string" office:string-value="R750C11">
            <text:p>R750C11</text:p>
          </table:table-cell>
          <table:table-cell office:value-type="float" office:value="75012">
            <text:p>75012</text:p>
          </table:table-cell>
          <table:table-cell office:value-type="string" office:string-value="R750C13">
            <text:p>R750C13</text:p>
          </table:table-cell>
          <table:table-cell office:value-type="float" office:value="75014">
            <text:p>75014</text:p>
          </table:table-cell>
          <table:table-cell office:value-type="string" office:string-value="R750C15">
            <text:p>R750C15</text:p>
          </table:table-cell>
          <table:table-cell office:value-type="float" office:value="75016">
            <text:p>75016</text:p>
          </table:table-cell>
          <table:table-cell office:value-type="string" office:string-value="R750C17">
            <text:p>R750C17</text:p>
          </table:table-cell>
          <table:table-cell office:value-type="float" office:value="75018">
            <text:p>75018</text:p>
          </table:table-cell>
          <table:table-cell office:value-type="string" office:string-value="R750C19">
            <text:p>R750C19</text:p>
          </table:table-cell>
          <table:table-cell office:value-type="float" office:value="75020">
            <text:p>75020</text:p>
          </table:table-cell>
          <table:table-cell office:value-type="string" office:string-value="R750C21">
            <text:p>R750C21</text:p>
          </table:table-cell>
          <table:table-cell office:value-type="float" office:value="75022">
            <text:p>75022</text:p>
          </table:table-cell>
          <table:table-cell office:value-type="string" office:string-value="R750C23">
            <text:p>R750C23</text:p>
          </table:table-cell>
          <table:table-cell office:value-type="float" office:value="75024">
            <text:p>75024</text:p>
          </table:table-cell>
          <table:table-cell office:value-type="string" office:string-value="R750C25">
            <text:p>R750C25</text:p>
          </table:table-cell>
          <table:table-cell office:value-type="float" office:value="75026">
            <text:p>75026</text:p>
          </table:table-cell>
        </table:table-row>
        <table:table-row>
          <table:table-cell office:value-type="string" office:string-value="R751C1">
            <text:p>R751C1</text:p>
          </table:table-cell>
          <table:table-cell office:value-type="float" office:value="75102">
            <text:p>75102</text:p>
          </table:table-cell>
          <table:table-cell office:value-type="string" office:string-value="R751C3">
            <text:p>R751C3</text:p>
          </table:table-cell>
          <table:table-cell office:value-type="float" office:value="75104">
            <text:p>75104</text:p>
          </table:table-cell>
          <table:table-cell office:value-type="string" office:string-value="R751C5">
            <text:p>R751C5</text:p>
          </table:table-cell>
          <table:table-cell office:value-type="float" office:value="75106">
            <text:p>75106</text:p>
          </table:table-cell>
          <table:table-cell office:value-type="string" office:string-value="R751C7">
            <text:p>R751C7</text:p>
          </table:table-cell>
          <table:table-cell office:value-type="float" office:value="75108">
            <text:p>75108</text:p>
          </table:table-cell>
          <table:table-cell office:value-type="string" office:string-value="R751C9">
            <text:p>R751C9</text:p>
          </table:table-cell>
          <table:table-cell office:value-type="float" office:value="75110">
            <text:p>75110</text:p>
          </table:table-cell>
          <table:table-cell office:value-type="string" office:string-value="R751C11">
            <text:p>R751C11</text:p>
          </table:table-cell>
          <table:table-cell office:value-type="float" office:value="75112">
            <text:p>75112</text:p>
          </table:table-cell>
          <table:table-cell office:value-type="string" office:string-value="R751C13">
            <text:p>R751C13</text:p>
          </table:table-cell>
          <table:table-cell office:value-type="float" office:value="75114">
            <text:p>75114</text:p>
          </table:table-cell>
          <table:table-cell office:value-type="string" office:string-value="R751C15">
            <text:p>R751C15</text:p>
          </table:table-cell>
          <table:table-cell office:value-type="float" office:value="75116">
            <text:p>75116</text:p>
          </table:table-cell>
          <table:table-cell office:value-type="string" office:string-value="R751C17">
            <text:p>R751C17</text:p>
          </table:table-cell>
          <table:table-cell office:value-type="float" office:value="75118">
            <text:p>75118</text:p>
          </table:table-cell>
          <table:table-cell office:value-type="string" office:string-value="R751C19">
            <text:p>R751C19</text:p>
          </table:table-cell>
          <table:table-cell office:value-type="float" office:value="75120">
            <text:p>75120</text:p>
          </table:table-cell>
          <table:table-cell office:value-type="string" office:string-value="R751C21">
            <text:p>R751C21</text:p>
          </table:table-cell>
          <table:table-cell office:value-type="float" office:value="75122">
            <text:p>75122</text:p>
          </table:table-cell>
          <table:table-cell office:value-type="string" office:string-value="R751C23">
            <text:p>R751C23</text:p>
          </table:table-cell>
          <table:table-cell office:value-type="float" office:value="75124">
            <text:p>75124</text:p>
          </table:table-cell>
          <table:table-cell office:value-type="string" office:string-value="R751C25">
            <text:p>R751C25</text:p>
          </table:table-cell>
          <table:table-cell office:value-type="float" office:value="75126">
            <text:p>75126</text:p>
          </table:table-cell>
        </table:table-row>
        <table:table-row>
          <table:table-cell office:value-type="string" office:string-value="R752C1">
            <text:p>R752C1</text:p>
          </table:table-cell>
          <table:table-cell office:value-type="float" office:value="75202">
            <text:p>75202</text:p>
          </table:table-cell>
          <table:table-cell office:value-type="string" office:string-value="R752C3">
            <text:p>R752C3</text:p>
          </table:table-cell>
          <table:table-cell office:value-type="float" office:value="75204">
            <text:p>75204</text:p>
          </table:table-cell>
          <table:table-cell office:value-type="string" office:string-value="R752C5">
            <text:p>R752C5</text:p>
          </table:table-cell>
          <table:table-cell office:value-type="float" office:value="75206">
            <text:p>75206</text:p>
          </table:table-cell>
          <table:table-cell office:value-type="string" office:string-value="R752C7">
            <text:p>R752C7</text:p>
          </table:table-cell>
          <table:table-cell office:value-type="float" office:value="75208">
            <text:p>75208</text:p>
          </table:table-cell>
          <table:table-cell office:value-type="string" office:string-value="R752C9">
            <text:p>R752C9</text:p>
          </table:table-cell>
          <table:table-cell office:value-type="float" office:value="75210">
            <text:p>75210</text:p>
          </table:table-cell>
          <table:table-cell office:value-type="string" office:string-value="R752C11">
            <text:p>R752C11</text:p>
          </table:table-cell>
          <table:table-cell office:value-type="float" office:value="75212">
            <text:p>75212</text:p>
          </table:table-cell>
          <table:table-cell office:value-type="string" office:string-value="R752C13">
            <text:p>R752C13</text:p>
          </table:table-cell>
          <table:table-cell office:value-type="float" office:value="75214">
            <text:p>75214</text:p>
          </table:table-cell>
          <table:table-cell office:value-type="string" office:string-value="R752C15">
            <text:p>R752C15</text:p>
          </table:table-cell>
          <table:table-cell office:value-type="float" office:value="75216">
            <text:p>75216</text:p>
          </table:table-cell>
          <table:table-cell office:value-type="string" office:string-value="R752C17">
            <text:p>R752C17</text:p>
          </table:table-cell>
          <table:table-cell office:value-type="float" office:value="75218">
            <text:p>75218</text:p>
          </table:table-cell>
          <table:table-cell office:value-type="string" office:string-value="R752C19">
            <text:p>R752C19</text:p>
          </table:table-cell>
          <table:table-cell office:value-type="float" office:value="75220">
            <text:p>75220</text:p>
          </table:table-cell>
          <table:table-cell office:value-type="string" office:string-value="R752C21">
            <text:p>R752C21</text:p>
          </table:table-cell>
          <table:table-cell office:value-type="float" office:value="75222">
            <text:p>75222</text:p>
          </table:table-cell>
          <table:table-cell office:value-type="string" office:string-value="R752C23">
            <text:p>R752C23</text:p>
          </table:table-cell>
          <table:table-cell office:value-type="float" office:value="75224">
            <text:p>75224</text:p>
          </table:table-cell>
          <table:table-cell office:value-type="string" office:string-value="R752C25">
            <text:p>R752C25</text:p>
          </table:table-cell>
          <table:table-cell office:value-type="float" office:value="75226">
            <text:p>75226</text:p>
          </table:table-cell>
        </table:table-row>
        <table:table-row>
          <table:table-cell office:value-type="string" office:string-value="R753C1">
            <text:p>R753C1</text:p>
          </table:table-cell>
          <table:table-cell office:value-type="float" office:value="75302">
            <text:p>75302</text:p>
          </table:table-cell>
          <table:table-cell office:value-type="string" office:string-value="R753C3">
            <text:p>R753C3</text:p>
          </table:table-cell>
          <table:table-cell office:value-type="float" office:value="75304">
            <text:p>75304</text:p>
          </table:table-cell>
          <table:table-cell office:value-type="string" office:string-value="R753C5">
            <text:p>R753C5</text:p>
          </table:table-cell>
          <table:table-cell office:value-type="float" office:value="75306">
            <text:p>75306</text:p>
          </table:table-cell>
          <table:table-cell office:value-type="string" office:string-value="R753C7">
            <text:p>R753C7</text:p>
          </table:table-cell>
          <table:table-cell office:value-type="float" office:value="75308">
            <text:p>75308</text:p>
          </table:table-cell>
          <table:table-cell office:value-type="string" office:string-value="R753C9">
            <text:p>R753C9</text:p>
          </table:table-cell>
          <table:table-cell office:value-type="float" office:value="75310">
            <text:p>75310</text:p>
          </table:table-cell>
          <table:table-cell office:value-type="string" office:string-value="R753C11">
            <text:p>R753C11</text:p>
          </table:table-cell>
          <table:table-cell office:value-type="float" office:value="75312">
            <text:p>75312</text:p>
          </table:table-cell>
          <table:table-cell office:value-type="string" office:string-value="R753C13">
            <text:p>R753C13</text:p>
          </table:table-cell>
          <table:table-cell office:value-type="float" office:value="75314">
            <text:p>75314</text:p>
          </table:table-cell>
          <table:table-cell office:value-type="string" office:string-value="R753C15">
            <text:p>R753C15</text:p>
          </table:table-cell>
          <table:table-cell office:value-type="float" office:value="75316">
            <text:p>75316</text:p>
          </table:table-cell>
          <table:table-cell office:value-type="string" office:string-value="R753C17">
            <text:p>R753C17</text:p>
          </table:table-cell>
          <table:table-cell office:value-type="float" office:value="75318">
            <text:p>75318</text:p>
          </table:table-cell>
          <table:table-cell office:value-type="string" office:string-value="R753C19">
            <text:p>R753C19</text:p>
          </table:table-cell>
          <table:table-cell office:value-type="float" office:value="75320">
            <text:p>75320</text:p>
          </table:table-cell>
          <table:table-cell office:value-type="string" office:string-value="R753C21">
            <text:p>R753C21</text:p>
          </table:table-cell>
          <table:table-cell office:value-type="float" office:value="75322">
            <text:p>75322</text:p>
          </table:table-cell>
          <table:table-cell office:value-type="string" office:string-value="R753C23">
            <text:p>R753C23</text:p>
          </table:table-cell>
          <table:table-cell office:value-type="float" office:value="75324">
            <text:p>75324</text:p>
          </table:table-cell>
          <table:table-cell office:value-type="string" office:string-value="R753C25">
            <text:p>R753C25</text:p>
          </table:table-cell>
          <table:table-cell office:value-type="float" office:value="75326">
            <text:p>75326</text:p>
          </table:table-cell>
        </table:table-row>
        <table:table-row>
          <table:table-cell office:value-type="string" office:string-value="R754C1">
            <text:p>R754C1</text:p>
          </table:table-cell>
          <table:table-cell office:value-type="float" office:value="75402">
            <text:p>75402</text:p>
          </table:table-cell>
          <table:table-cell office:value-type="string" office:string-value="R754C3">
            <text:p>R754C3</text:p>
          </table:table-cell>
          <table:table-cell office:value-type="float" office:value="75404">
            <text:p>75404</text:p>
          </table:table-cell>
          <table:table-cell office:value-type="string" office:string-value="R754C5">
            <text:p>R754C5</text:p>
          </table:table-cell>
          <table:table-cell office:value-type="float" office:value="75406">
            <text:p>75406</text:p>
          </table:table-cell>
          <table:table-cell office:value-type="string" office:string-value="R754C7">
            <text:p>R754C7</text:p>
          </table:table-cell>
          <table:table-cell office:value-type="float" office:value="75408">
            <text:p>75408</text:p>
          </table:table-cell>
          <table:table-cell office:value-type="string" office:string-value="R754C9">
            <text:p>R754C9</text:p>
          </table:table-cell>
          <table:table-cell office:value-type="float" office:value="75410">
            <text:p>75410</text:p>
          </table:table-cell>
          <table:table-cell office:value-type="string" office:string-value="R754C11">
            <text:p>R754C11</text:p>
          </table:table-cell>
          <table:table-cell office:value-type="float" office:value="75412">
            <text:p>75412</text:p>
          </table:table-cell>
          <table:table-cell office:value-type="string" office:string-value="R754C13">
            <text:p>R754C13</text:p>
          </table:table-cell>
          <table:table-cell office:value-type="float" office:value="75414">
            <text:p>75414</text:p>
          </table:table-cell>
          <table:table-cell office:value-type="string" office:string-value="R754C15">
            <text:p>R754C15</text:p>
          </table:table-cell>
          <table:table-cell office:value-type="float" office:value="75416">
            <text:p>75416</text:p>
          </table:table-cell>
          <table:table-cell office:value-type="string" office:string-value="R754C17">
            <text:p>R754C17</text:p>
          </table:table-cell>
          <table:table-cell office:value-type="float" office:value="75418">
            <text:p>75418</text:p>
          </table:table-cell>
          <table:table-cell office:value-type="string" office:string-value="R754C19">
            <text:p>R754C19</text:p>
          </table:table-cell>
          <table:table-cell office:value-type="float" office:value="75420">
            <text:p>75420</text:p>
          </table:table-cell>
          <table:table-cell office:value-type="string" office:string-value="R754C21">
            <text:p>R754C21</text:p>
          </table:table-cell>
          <table:table-cell office:value-type="float" office:value="75422">
            <text:p>75422</text:p>
          </table:table-cell>
          <table:table-cell office:value-type="string" office:string-value="R754C23">
            <text:p>R754C23</text:p>
          </table:table-cell>
          <table:table-cell office:value-type="float" office:value="75424">
            <text:p>75424</text:p>
          </table:table-cell>
          <table:table-cell office:value-type="string" office:string-value="R754C25">
            <text:p>R754C25</text:p>
          </table:table-cell>
          <table:table-cell office:value-type="float" office:value="75426">
            <text:p>75426</text:p>
          </table:table-cell>
        </table:table-row>
        <table:table-row>
          <table:table-cell office:value-type="string" office:string-value="R755C1">
            <text:p>R755C1</text:p>
          </table:table-cell>
          <table:table-cell office:value-type="float" office:value="75502">
            <text:p>75502</text:p>
          </table:table-cell>
          <table:table-cell office:value-type="string" office:string-value="R755C3">
            <text:p>R755C3</text:p>
          </table:table-cell>
          <table:table-cell office:value-type="float" office:value="75504">
            <text:p>75504</text:p>
          </table:table-cell>
          <table:table-cell office:value-type="string" office:string-value="R755C5">
            <text:p>R755C5</text:p>
          </table:table-cell>
          <table:table-cell office:value-type="float" office:value="75506">
            <text:p>75506</text:p>
          </table:table-cell>
          <table:table-cell office:value-type="string" office:string-value="R755C7">
            <text:p>R755C7</text:p>
          </table:table-cell>
          <table:table-cell office:value-type="float" office:value="75508">
            <text:p>75508</text:p>
          </table:table-cell>
          <table:table-cell office:value-type="string" office:string-value="R755C9">
            <text:p>R755C9</text:p>
          </table:table-cell>
          <table:table-cell office:value-type="float" office:value="75510">
            <text:p>75510</text:p>
          </table:table-cell>
          <table:table-cell office:value-type="string" office:string-value="R755C11">
            <text:p>R755C11</text:p>
          </table:table-cell>
          <table:table-cell office:value-type="float" office:value="75512">
            <text:p>75512</text:p>
          </table:table-cell>
          <table:table-cell office:value-type="string" office:string-value="R755C13">
            <text:p>R755C13</text:p>
          </table:table-cell>
          <table:table-cell office:value-type="float" office:value="75514">
            <text:p>75514</text:p>
          </table:table-cell>
          <table:table-cell office:value-type="string" office:string-value="R755C15">
            <text:p>R755C15</text:p>
          </table:table-cell>
          <table:table-cell office:value-type="float" office:value="75516">
            <text:p>75516</text:p>
          </table:table-cell>
          <table:table-cell office:value-type="string" office:string-value="R755C17">
            <text:p>R755C17</text:p>
          </table:table-cell>
          <table:table-cell office:value-type="float" office:value="75518">
            <text:p>75518</text:p>
          </table:table-cell>
          <table:table-cell office:value-type="string" office:string-value="R755C19">
            <text:p>R755C19</text:p>
          </table:table-cell>
          <table:table-cell office:value-type="float" office:value="75520">
            <text:p>75520</text:p>
          </table:table-cell>
          <table:table-cell office:value-type="string" office:string-value="R755C21">
            <text:p>R755C21</text:p>
          </table:table-cell>
          <table:table-cell office:value-type="float" office:value="75522">
            <text:p>75522</text:p>
          </table:table-cell>
          <table:table-cell office:value-type="string" office:string-value="R755C23">
            <text:p>R755C23</text:p>
          </table:table-cell>
          <table:table-cell office:value-type="float" office:value="75524">
            <text:p>75524</text:p>
          </table:table-cell>
          <table:table-cell office:value-type="string" office:string-value="R755C25">
            <text:p>R755C25</text:p>
          </table:table-cell>
          <table:table-cell office:value-type="float" office:value="75526">
            <text:p>75526</text:p>
          </table:table-cell>
        </table:table-row>
        <table:table-row>
          <table:table-cell office:value-type="string" office:string-value="R756C1">
            <text:p>R756C1</text:p>
          </table:table-cell>
          <table:table-cell office:value-type="float" office:value="75602">
            <text:p>75602</text:p>
          </table:table-cell>
          <table:table-cell office:value-type="string" office:string-value="R756C3">
            <text:p>R756C3</text:p>
          </table:table-cell>
          <table:table-cell office:value-type="float" office:value="75604">
            <text:p>75604</text:p>
          </table:table-cell>
          <table:table-cell office:value-type="string" office:string-value="R756C5">
            <text:p>R756C5</text:p>
          </table:table-cell>
          <table:table-cell office:value-type="float" office:value="75606">
            <text:p>75606</text:p>
          </table:table-cell>
          <table:table-cell office:value-type="string" office:string-value="R756C7">
            <text:p>R756C7</text:p>
          </table:table-cell>
          <table:table-cell office:value-type="float" office:value="75608">
            <text:p>75608</text:p>
          </table:table-cell>
          <table:table-cell office:value-type="string" office:string-value="R756C9">
            <text:p>R756C9</text:p>
          </table:table-cell>
          <table:table-cell office:value-type="float" office:value="75610">
            <text:p>75610</text:p>
          </table:table-cell>
          <table:table-cell office:value-type="string" office:string-value="R756C11">
            <text:p>R756C11</text:p>
          </table:table-cell>
          <table:table-cell office:value-type="float" office:value="75612">
            <text:p>75612</text:p>
          </table:table-cell>
          <table:table-cell office:value-type="string" office:string-value="R756C13">
            <text:p>R756C13</text:p>
          </table:table-cell>
          <table:table-cell office:value-type="float" office:value="75614">
            <text:p>75614</text:p>
          </table:table-cell>
          <table:table-cell office:value-type="string" office:string-value="R756C15">
            <text:p>R756C15</text:p>
          </table:table-cell>
          <table:table-cell office:value-type="float" office:value="75616">
            <text:p>75616</text:p>
          </table:table-cell>
          <table:table-cell office:value-type="string" office:string-value="R756C17">
            <text:p>R756C17</text:p>
          </table:table-cell>
          <table:table-cell office:value-type="float" office:value="75618">
            <text:p>75618</text:p>
          </table:table-cell>
          <table:table-cell office:value-type="string" office:string-value="R756C19">
            <text:p>R756C19</text:p>
          </table:table-cell>
          <table:table-cell office:value-type="float" office:value="75620">
            <text:p>75620</text:p>
          </table:table-cell>
          <table:table-cell office:value-type="string" office:string-value="R756C21">
            <text:p>R756C21</text:p>
          </table:table-cell>
          <table:table-cell office:value-type="float" office:value="75622">
            <text:p>75622</text:p>
          </table:table-cell>
          <table:table-cell office:value-type="string" office:string-value="R756C23">
            <text:p>R756C23</text:p>
          </table:table-cell>
          <table:table-cell office:value-type="float" office:value="75624">
            <text:p>75624</text:p>
          </table:table-cell>
          <table:table-cell office:value-type="string" office:string-value="R756C25">
            <text:p>R756C25</text:p>
          </table:table-cell>
          <table:table-cell office:value-type="float" office:value="75626">
            <text:p>75626</text:p>
          </table:table-cell>
        </table:table-row>
        <table:table-row>
          <table:table-cell office:value-type="string" office:string-value="R757C1">
            <text:p>R757C1</text:p>
          </table:table-cell>
          <table:table-cell office:value-type="float" office:value="75702">
            <text:p>75702</text:p>
          </table:table-cell>
          <table:table-cell office:value-type="string" office:string-value="R757C3">
            <text:p>R757C3</text:p>
          </table:table-cell>
          <table:table-cell office:value-type="float" office:value="75704">
            <text:p>75704</text:p>
          </table:table-cell>
          <table:table-cell office:value-type="string" office:string-value="R757C5">
            <text:p>R757C5</text:p>
          </table:table-cell>
          <table:table-cell office:value-type="float" office:value="75706">
            <text:p>75706</text:p>
          </table:table-cell>
          <table:table-cell office:value-type="string" office:string-value="R757C7">
            <text:p>R757C7</text:p>
          </table:table-cell>
          <table:table-cell office:value-type="float" office:value="75708">
            <text:p>75708</text:p>
          </table:table-cell>
          <table:table-cell office:value-type="string" office:string-value="R757C9">
            <text:p>R757C9</text:p>
          </table:table-cell>
          <table:table-cell office:value-type="float" office:value="75710">
            <text:p>75710</text:p>
          </table:table-cell>
          <table:table-cell office:value-type="string" office:string-value="R757C11">
            <text:p>R757C11</text:p>
          </table:table-cell>
          <table:table-cell office:value-type="float" office:value="75712">
            <text:p>75712</text:p>
          </table:table-cell>
          <table:table-cell office:value-type="string" office:string-value="R757C13">
            <text:p>R757C13</text:p>
          </table:table-cell>
          <table:table-cell office:value-type="float" office:value="75714">
            <text:p>75714</text:p>
          </table:table-cell>
          <table:table-cell office:value-type="string" office:string-value="R757C15">
            <text:p>R757C15</text:p>
          </table:table-cell>
          <table:table-cell office:value-type="float" office:value="75716">
            <text:p>75716</text:p>
          </table:table-cell>
          <table:table-cell office:value-type="string" office:string-value="R757C17">
            <text:p>R757C17</text:p>
          </table:table-cell>
          <table:table-cell office:value-type="float" office:value="75718">
            <text:p>75718</text:p>
          </table:table-cell>
          <table:table-cell office:value-type="string" office:string-value="R757C19">
            <text:p>R757C19</text:p>
          </table:table-cell>
          <table:table-cell office:value-type="float" office:value="75720">
            <text:p>75720</text:p>
          </table:table-cell>
          <table:table-cell office:value-type="string" office:string-value="R757C21">
            <text:p>R757C21</text:p>
          </table:table-cell>
          <table:table-cell office:value-type="float" office:value="75722">
            <text:p>75722</text:p>
          </table:table-cell>
          <table:table-cell office:value-type="string" office:string-value="R757C23">
            <text:p>R757C23</text:p>
          </table:table-cell>
          <table:table-cell office:value-type="float" office:value="75724">
            <text:p>75724</text:p>
          </table:table-cell>
          <table:table-cell office:value-type="string" office:string-value="R757C25">
            <text:p>R757C25</text:p>
          </table:table-cell>
          <table:table-cell office:value-type="float" office:value="75726">
            <text:p>75726</text:p>
          </table:table-cell>
        </table:table-row>
        <table:table-row>
          <table:table-cell office:value-type="string" office:string-value="R758C1">
            <text:p>R758C1</text:p>
          </table:table-cell>
          <table:table-cell office:value-type="float" office:value="75802">
            <text:p>75802</text:p>
          </table:table-cell>
          <table:table-cell office:value-type="string" office:string-value="R758C3">
            <text:p>R758C3</text:p>
          </table:table-cell>
          <table:table-cell office:value-type="float" office:value="75804">
            <text:p>75804</text:p>
          </table:table-cell>
          <table:table-cell office:value-type="string" office:string-value="R758C5">
            <text:p>R758C5</text:p>
          </table:table-cell>
          <table:table-cell office:value-type="float" office:value="75806">
            <text:p>75806</text:p>
          </table:table-cell>
          <table:table-cell office:value-type="string" office:string-value="R758C7">
            <text:p>R758C7</text:p>
          </table:table-cell>
          <table:table-cell office:value-type="float" office:value="75808">
            <text:p>75808</text:p>
          </table:table-cell>
          <table:table-cell office:value-type="string" office:string-value="R758C9">
            <text:p>R758C9</text:p>
          </table:table-cell>
          <table:table-cell office:value-type="float" office:value="75810">
            <text:p>75810</text:p>
          </table:table-cell>
          <table:table-cell office:value-type="string" office:string-value="R758C11">
            <text:p>R758C11</text:p>
          </table:table-cell>
          <table:table-cell office:value-type="float" office:value="75812">
            <text:p>75812</text:p>
          </table:table-cell>
          <table:table-cell office:value-type="string" office:string-value="R758C13">
            <text:p>R758C13</text:p>
          </table:table-cell>
          <table:table-cell office:value-type="float" office:value="75814">
            <text:p>75814</text:p>
          </table:table-cell>
          <table:table-cell office:value-type="string" office:string-value="R758C15">
            <text:p>R758C15</text:p>
          </table:table-cell>
          <table:table-cell office:value-type="float" office:value="75816">
            <text:p>75816</text:p>
          </table:table-cell>
          <table:table-cell office:value-type="string" office:string-value="R758C17">
            <text:p>R758C17</text:p>
          </table:table-cell>
          <table:table-cell office:value-type="float" office:value="75818">
            <text:p>75818</text:p>
          </table:table-cell>
          <table:table-cell office:value-type="string" office:string-value="R758C19">
            <text:p>R758C19</text:p>
          </table:table-cell>
          <table:table-cell office:value-type="float" office:value="75820">
            <text:p>75820</text:p>
          </table:table-cell>
          <table:table-cell office:value-type="string" office:string-value="R758C21">
            <text:p>R758C21</text:p>
          </table:table-cell>
          <table:table-cell office:value-type="float" office:value="75822">
            <text:p>75822</text:p>
          </table:table-cell>
          <table:table-cell office:value-type="string" office:string-value="R758C23">
            <text:p>R758C23</text:p>
          </table:table-cell>
          <table:table-cell office:value-type="float" office:value="75824">
            <text:p>75824</text:p>
          </table:table-cell>
          <table:table-cell office:value-type="string" office:string-value="R758C25">
            <text:p>R758C25</text:p>
          </table:table-cell>
          <table:table-cell office:value-type="float" office:value="75826">
            <text:p>75826</text:p>
          </table:table-cell>
        </table:table-row>
        <table:table-row>
          <table:table-cell office:value-type="string" office:string-value="R759C1">
            <text:p>R759C1</text:p>
          </table:table-cell>
          <table:table-cell office:value-type="float" office:value="75902">
            <text:p>75902</text:p>
          </table:table-cell>
          <table:table-cell office:value-type="string" office:string-value="R759C3">
            <text:p>R759C3</text:p>
          </table:table-cell>
          <table:table-cell office:value-type="float" office:value="75904">
            <text:p>75904</text:p>
          </table:table-cell>
          <table:table-cell office:value-type="string" office:string-value="R759C5">
            <text:p>R759C5</text:p>
          </table:table-cell>
          <table:table-cell office:value-type="float" office:value="75906">
            <text:p>75906</text:p>
          </table:table-cell>
          <table:table-cell office:value-type="string" office:string-value="R759C7">
            <text:p>R759C7</text:p>
          </table:table-cell>
          <table:table-cell office:value-type="float" office:value="75908">
            <text:p>75908</text:p>
          </table:table-cell>
          <table:table-cell office:value-type="string" office:string-value="R759C9">
            <text:p>R759C9</text:p>
          </table:table-cell>
          <table:table-cell office:value-type="float" office:value="75910">
            <text:p>75910</text:p>
          </table:table-cell>
          <table:table-cell office:value-type="string" office:string-value="R759C11">
            <text:p>R759C11</text:p>
          </table:table-cell>
          <table:table-cell office:value-type="float" office:value="75912">
            <text:p>75912</text:p>
          </table:table-cell>
          <table:table-cell office:value-type="string" office:string-value="R759C13">
            <text:p>R759C13</text:p>
          </table:table-cell>
          <table:table-cell office:value-type="float" office:value="75914">
            <text:p>75914</text:p>
          </table:table-cell>
          <table:table-cell office:value-type="string" office:string-value="R759C15">
            <text:p>R759C15</text:p>
          </table:table-cell>
          <table:table-cell office:value-type="float" office:value="75916">
            <text:p>75916</text:p>
          </table:table-cell>
          <table:table-cell office:value-type="string" office:string-value="R759C17">
            <text:p>R759C17</text:p>
          </table:table-cell>
          <table:table-cell office:value-type="float" office:value="75918">
            <text:p>75918</text:p>
          </table:table-cell>
          <table:table-cell office:value-type="string" office:string-value="R759C19">
            <text:p>R759C19</text:p>
          </table:table-cell>
          <table:table-cell office:value-type="float" office:value="75920">
            <text:p>75920</text:p>
          </table:table-cell>
          <table:table-cell office:value-type="string" office:string-value="R759C21">
            <text:p>R759C21</text:p>
          </table:table-cell>
          <table:table-cell office:value-type="float" office:value="75922">
            <text:p>75922</text:p>
          </table:table-cell>
          <table:table-cell office:value-type="string" office:string-value="R759C23">
            <text:p>R759C23</text:p>
          </table:table-cell>
          <table:table-cell office:value-type="float" office:value="75924">
            <text:p>75924</text:p>
          </table:table-cell>
          <table:table-cell office:value-type="string" office:string-value="R759C25">
            <text:p>R759C25</text:p>
          </table:table-cell>
          <table:table-cell office:value-type="float" office:value="75926">
            <text:p>75926</text:p>
          </table:table-cell>
        </table:table-row>
        <table:table-row>
          <table:table-cell office:value-type="string" office:string-value="R760C1">
            <text:p>R760C1</text:p>
          </table:table-cell>
          <table:table-cell office:value-type="float" office:value="76002">
            <text:p>76002</text:p>
          </table:table-cell>
          <table:table-cell office:value-type="string" office:string-value="R760C3">
            <text:p>R760C3</text:p>
          </table:table-cell>
          <table:table-cell office:value-type="float" office:value="76004">
            <text:p>76004</text:p>
          </table:table-cell>
          <table:table-cell office:value-type="string" office:string-value="R760C5">
            <text:p>R760C5</text:p>
          </table:table-cell>
          <table:table-cell office:value-type="float" office:value="76006">
            <text:p>76006</text:p>
          </table:table-cell>
          <table:table-cell office:value-type="string" office:string-value="R760C7">
            <text:p>R760C7</text:p>
          </table:table-cell>
          <table:table-cell office:value-type="float" office:value="76008">
            <text:p>76008</text:p>
          </table:table-cell>
          <table:table-cell office:value-type="string" office:string-value="R760C9">
            <text:p>R760C9</text:p>
          </table:table-cell>
          <table:table-cell office:value-type="float" office:value="76010">
            <text:p>76010</text:p>
          </table:table-cell>
          <table:table-cell office:value-type="string" office:string-value="R760C11">
            <text:p>R760C11</text:p>
          </table:table-cell>
          <table:table-cell office:value-type="float" office:value="76012">
            <text:p>76012</text:p>
          </table:table-cell>
          <table:table-cell office:value-type="string" office:string-value="R760C13">
            <text:p>R760C13</text:p>
          </table:table-cell>
          <table:table-cell office:value-type="float" office:value="76014">
            <text:p>76014</text:p>
          </table:table-cell>
          <table:table-cell office:value-type="string" office:string-value="R760C15">
            <text:p>R760C15</text:p>
          </table:table-cell>
          <table:table-cell office:value-type="float" office:value="76016">
            <text:p>76016</text:p>
          </table:table-cell>
          <table:table-cell office:value-type="string" office:string-value="R760C17">
            <text:p>R760C17</text:p>
          </table:table-cell>
          <table:table-cell office:value-type="float" office:value="76018">
            <text:p>76018</text:p>
          </table:table-cell>
          <table:table-cell office:value-type="string" office:string-value="R760C19">
            <text:p>R760C19</text:p>
          </table:table-cell>
          <table:table-cell office:value-type="float" office:value="76020">
            <text:p>76020</text:p>
          </table:table-cell>
          <table:table-cell office:value-type="string" office:string-value="R760C21">
            <text:p>R760C21</text:p>
          </table:table-cell>
          <table:table-cell office:value-type="float" office:value="76022">
            <text:p>76022</text:p>
          </table:table-cell>
          <table:table-cell office:value-type="string" office:string-value="R760C23">
            <text:p>R760C23</text:p>
          </table:table-cell>
          <table:table-cell office:value-type="float" office:value="76024">
            <text:p>76024</text:p>
          </table:table-cell>
          <table:table-cell office:value-type="string" office:string-value="R760C25">
            <text:p>R760C25</text:p>
          </table:table-cell>
          <table:table-cell office:value-type="float" office:value="76026">
            <text:p>76026</text:p>
          </table:table-cell>
        </table:table-row>
        <table:table-row>
          <table:table-cell office:value-type="string" office:string-value="R761C1">
            <text:p>R761C1</text:p>
          </table:table-cell>
          <table:table-cell office:value-type="float" office:value="76102">
            <text:p>76102</text:p>
          </table:table-cell>
          <table:table-cell office:value-type="string" office:string-value="R761C3">
            <text:p>R761C3</text:p>
          </table:table-cell>
          <table:table-cell office:value-type="float" office:value="76104">
            <text:p>76104</text:p>
          </table:table-cell>
          <table:table-cell office:value-type="string" office:string-value="R761C5">
            <text:p>R761C5</text:p>
          </table:table-cell>
          <table:table-cell office:value-type="float" office:value="76106">
            <text:p>76106</text:p>
          </table:table-cell>
          <table:table-cell office:value-type="string" office:string-value="R761C7">
            <text:p>R761C7</text:p>
          </table:table-cell>
          <table:table-cell office:value-type="float" office:value="76108">
            <text:p>76108</text:p>
          </table:table-cell>
          <table:table-cell office:value-type="string" office:string-value="R761C9">
            <text:p>R761C9</text:p>
          </table:table-cell>
          <table:table-cell office:value-type="float" office:value="76110">
            <text:p>76110</text:p>
          </table:table-cell>
          <table:table-cell office:value-type="string" office:string-value="R761C11">
            <text:p>R761C11</text:p>
          </table:table-cell>
          <table:table-cell office:value-type="float" office:value="76112">
            <text:p>76112</text:p>
          </table:table-cell>
          <table:table-cell office:value-type="string" office:string-value="R761C13">
            <text:p>R761C13</text:p>
          </table:table-cell>
          <table:table-cell office:value-type="float" office:value="76114">
            <text:p>76114</text:p>
          </table:table-cell>
          <table:table-cell office:value-type="string" office:string-value="R761C15">
            <text:p>R761C15</text:p>
          </table:table-cell>
          <table:table-cell office:value-type="float" office:value="76116">
            <text:p>76116</text:p>
          </table:table-cell>
          <table:table-cell office:value-type="string" office:string-value="R761C17">
            <text:p>R761C17</text:p>
          </table:table-cell>
          <table:table-cell office:value-type="float" office:value="76118">
            <text:p>76118</text:p>
          </table:table-cell>
          <table:table-cell office:value-type="string" office:string-value="R761C19">
            <text:p>R761C19</text:p>
          </table:table-cell>
          <table:table-cell office:value-type="float" office:value="76120">
            <text:p>76120</text:p>
          </table:table-cell>
          <table:table-cell office:value-type="string" office:string-value="R761C21">
            <text:p>R761C21</text:p>
          </table:table-cell>
          <table:table-cell office:value-type="float" office:value="76122">
            <text:p>76122</text:p>
          </table:table-cell>
          <table:table-cell office:value-type="string" office:string-value="R761C23">
            <text:p>R761C23</text:p>
          </table:table-cell>
          <table:table-cell office:value-type="float" office:value="76124">
            <text:p>76124</text:p>
          </table:table-cell>
          <table:table-cell office:value-type="string" office:string-value="R761C25">
            <text:p>R761C25</text:p>
          </table:table-cell>
          <table:table-cell office:value-type="float" office:value="76126">
            <text:p>76126</text:p>
          </table:table-cell>
        </table:table-row>
        <table:table-row>
          <table:table-cell office:value-type="string" office:string-value="R762C1">
            <text:p>R762C1</text:p>
          </table:table-cell>
          <table:table-cell office:value-type="float" office:value="76202">
            <text:p>76202</text:p>
          </table:table-cell>
          <table:table-cell office:value-type="string" office:string-value="R762C3">
            <text:p>R762C3</text:p>
          </table:table-cell>
          <table:table-cell office:value-type="float" office:value="76204">
            <text:p>76204</text:p>
          </table:table-cell>
          <table:table-cell office:value-type="string" office:string-value="R762C5">
            <text:p>R762C5</text:p>
          </table:table-cell>
          <table:table-cell office:value-type="float" office:value="76206">
            <text:p>76206</text:p>
          </table:table-cell>
          <table:table-cell office:value-type="string" office:string-value="R762C7">
            <text:p>R762C7</text:p>
          </table:table-cell>
          <table:table-cell office:value-type="float" office:value="76208">
            <text:p>76208</text:p>
          </table:table-cell>
          <table:table-cell office:value-type="string" office:string-value="R762C9">
            <text:p>R762C9</text:p>
          </table:table-cell>
          <table:table-cell office:value-type="float" office:value="76210">
            <text:p>76210</text:p>
          </table:table-cell>
          <table:table-cell office:value-type="string" office:string-value="R762C11">
            <text:p>R762C11</text:p>
          </table:table-cell>
          <table:table-cell office:value-type="float" office:value="76212">
            <text:p>76212</text:p>
          </table:table-cell>
          <table:table-cell office:value-type="string" office:string-value="R762C13">
            <text:p>R762C13</text:p>
          </table:table-cell>
          <table:table-cell office:value-type="float" office:value="76214">
            <text:p>76214</text:p>
          </table:table-cell>
          <table:table-cell office:value-type="string" office:string-value="R762C15">
            <text:p>R762C15</text:p>
          </table:table-cell>
          <table:table-cell office:value-type="float" office:value="76216">
            <text:p>76216</text:p>
          </table:table-cell>
          <table:table-cell office:value-type="string" office:string-value="R762C17">
            <text:p>R762C17</text:p>
          </table:table-cell>
          <table:table-cell office:value-type="float" office:value="76218">
            <text:p>76218</text:p>
          </table:table-cell>
          <table:table-cell office:value-type="string" office:string-value="R762C19">
            <text:p>R762C19</text:p>
          </table:table-cell>
          <table:table-cell office:value-type="float" office:value="76220">
            <text:p>76220</text:p>
          </table:table-cell>
          <table:table-cell office:value-type="string" office:string-value="R762C21">
            <text:p>R762C21</text:p>
          </table:table-cell>
          <table:table-cell office:value-type="float" office:value="76222">
            <text:p>76222</text:p>
          </table:table-cell>
          <table:table-cell office:value-type="string" office:string-value="R762C23">
            <text:p>R762C23</text:p>
          </table:table-cell>
          <table:table-cell office:value-type="float" office:value="76224">
            <text:p>76224</text:p>
          </table:table-cell>
          <table:table-cell office:value-type="string" office:string-value="R762C25">
            <text:p>R762C25</text:p>
          </table:table-cell>
          <table:table-cell office:value-type="float" office:value="76226">
            <text:p>76226</text:p>
          </table:table-cell>
        </table:table-row>
        <table:table-row>
          <table:table-cell office:value-type="string" office:string-value="R763C1">
            <text:p>R763C1</text:p>
          </table:table-cell>
          <table:table-cell office:value-type="float" office:value="76302">
            <text:p>76302</text:p>
          </table:table-cell>
          <table:table-cell office:value-type="string" office:string-value="R763C3">
            <text:p>R763C3</text:p>
          </table:table-cell>
          <table:table-cell office:value-type="float" office:value="76304">
            <text:p>76304</text:p>
          </table:table-cell>
          <table:table-cell office:value-type="string" office:string-value="R763C5">
            <text:p>R763C5</text:p>
          </table:table-cell>
          <table:table-cell office:value-type="float" office:value="76306">
            <text:p>76306</text:p>
          </table:table-cell>
          <table:table-cell office:value-type="string" office:string-value="R763C7">
            <text:p>R763C7</text:p>
          </table:table-cell>
          <table:table-cell office:value-type="float" office:value="76308">
            <text:p>76308</text:p>
          </table:table-cell>
          <table:table-cell office:value-type="string" office:string-value="R763C9">
            <text:p>R763C9</text:p>
          </table:table-cell>
          <table:table-cell office:value-type="float" office:value="76310">
            <text:p>76310</text:p>
          </table:table-cell>
          <table:table-cell office:value-type="string" office:string-value="R763C11">
            <text:p>R763C11</text:p>
          </table:table-cell>
          <table:table-cell office:value-type="float" office:value="76312">
            <text:p>76312</text:p>
          </table:table-cell>
          <table:table-cell office:value-type="string" office:string-value="R763C13">
            <text:p>R763C13</text:p>
          </table:table-cell>
          <table:table-cell office:value-type="float" office:value="76314">
            <text:p>76314</text:p>
          </table:table-cell>
          <table:table-cell office:value-type="string" office:string-value="R763C15">
            <text:p>R763C15</text:p>
          </table:table-cell>
          <table:table-cell office:value-type="float" office:value="76316">
            <text:p>76316</text:p>
          </table:table-cell>
          <table:table-cell office:value-type="string" office:string-value="R763C17">
            <text:p>R763C17</text:p>
          </table:table-cell>
          <table:table-cell office:value-type="float" office:value="76318">
            <text:p>76318</text:p>
          </table:table-cell>
          <table:table-cell office:value-type="string" office:string-value="R763C19">
            <text:p>R763C19</text:p>
          </table:table-cell>
          <table:table-cell office:value-type="float" office:value="76320">
            <text:p>76320</text:p>
          </table:table-cell>
          <table:table-cell office:value-type="string" office:string-value="R763C21">
            <text:p>R763C21</text:p>
          </table:table-cell>
          <table:table-cell office:value-type="float" office:value="76322">
            <text:p>76322</text:p>
          </table:table-cell>
          <table:table-cell office:value-type="string" office:string-value="R763C23">
            <text:p>R763C23</text:p>
          </table:table-cell>
          <table:table-cell office:value-type="float" office:value="76324">
            <text:p>76324</text:p>
          </table:table-cell>
          <table:table-cell office:value-type="string" office:string-value="R763C25">
            <text:p>R763C25</text:p>
          </table:table-cell>
          <table:table-cell office:value-type="float" office:value="76326">
            <text:p>76326</text:p>
          </table:table-cell>
        </table:table-row>
        <table:table-row>
          <table:table-cell office:value-type="string" office:string-value="R764C1">
            <text:p>R764C1</text:p>
          </table:table-cell>
          <table:table-cell office:value-type="float" office:value="76402">
            <text:p>76402</text:p>
          </table:table-cell>
          <table:table-cell office:value-type="string" office:string-value="R764C3">
            <text:p>R764C3</text:p>
          </table:table-cell>
          <table:table-cell office:value-type="float" office:value="76404">
            <text:p>76404</text:p>
          </table:table-cell>
          <table:table-cell office:value-type="string" office:string-value="R764C5">
            <text:p>R764C5</text:p>
          </table:table-cell>
          <table:table-cell office:value-type="float" office:value="76406">
            <text:p>76406</text:p>
          </table:table-cell>
          <table:table-cell office:value-type="string" office:string-value="R764C7">
            <text:p>R764C7</text:p>
          </table:table-cell>
          <table:table-cell office:value-type="float" office:value="76408">
            <text:p>76408</text:p>
          </table:table-cell>
          <table:table-cell office:value-type="string" office:string-value="R764C9">
            <text:p>R764C9</text:p>
          </table:table-cell>
          <table:table-cell office:value-type="float" office:value="76410">
            <text:p>76410</text:p>
          </table:table-cell>
          <table:table-cell office:value-type="string" office:string-value="R764C11">
            <text:p>R764C11</text:p>
          </table:table-cell>
          <table:table-cell office:value-type="float" office:value="76412">
            <text:p>76412</text:p>
          </table:table-cell>
          <table:table-cell office:value-type="string" office:string-value="R764C13">
            <text:p>R764C13</text:p>
          </table:table-cell>
          <table:table-cell office:value-type="float" office:value="76414">
            <text:p>76414</text:p>
          </table:table-cell>
          <table:table-cell office:value-type="string" office:string-value="R764C15">
            <text:p>R764C15</text:p>
          </table:table-cell>
          <table:table-cell office:value-type="float" office:value="76416">
            <text:p>76416</text:p>
          </table:table-cell>
          <table:table-cell office:value-type="string" office:string-value="R764C17">
            <text:p>R764C17</text:p>
          </table:table-cell>
          <table:table-cell office:value-type="float" office:value="76418">
            <text:p>76418</text:p>
          </table:table-cell>
          <table:table-cell office:value-type="string" office:string-value="R764C19">
            <text:p>R764C19</text:p>
          </table:table-cell>
          <table:table-cell office:value-type="float" office:value="76420">
            <text:p>76420</text:p>
          </table:table-cell>
          <table:table-cell office:value-type="string" office:string-value="R764C21">
            <text:p>R764C21</text:p>
          </table:table-cell>
          <table:table-cell office:value-type="float" office:value="76422">
            <text:p>76422</text:p>
          </table:table-cell>
          <table:table-cell office:value-type="string" office:string-value="R764C23">
            <text:p>R764C23</text:p>
          </table:table-cell>
          <table:table-cell office:value-type="float" office:value="76424">
            <text:p>76424</text:p>
          </table:table-cell>
          <table:table-cell office:value-type="string" office:string-value="R764C25">
            <text:p>R764C25</text:p>
          </table:table-cell>
          <table:table-cell office:value-type="float" office:value="76426">
            <text:p>76426</text:p>
          </table:table-cell>
        </table:table-row>
        <table:table-row>
          <table:table-cell office:value-type="string" office:string-value="R765C1">
            <text:p>R765C1</text:p>
          </table:table-cell>
          <table:table-cell office:value-type="float" office:value="76502">
            <text:p>76502</text:p>
          </table:table-cell>
          <table:table-cell office:value-type="string" office:string-value="R765C3">
            <text:p>R765C3</text:p>
          </table:table-cell>
          <table:table-cell office:value-type="float" office:value="76504">
            <text:p>76504</text:p>
          </table:table-cell>
          <table:table-cell office:value-type="string" office:string-value="R765C5">
            <text:p>R765C5</text:p>
          </table:table-cell>
          <table:table-cell office:value-type="float" office:value="76506">
            <text:p>76506</text:p>
          </table:table-cell>
          <table:table-cell office:value-type="string" office:string-value="R765C7">
            <text:p>R765C7</text:p>
          </table:table-cell>
          <table:table-cell office:value-type="float" office:value="76508">
            <text:p>76508</text:p>
          </table:table-cell>
          <table:table-cell office:value-type="string" office:string-value="R765C9">
            <text:p>R765C9</text:p>
          </table:table-cell>
          <table:table-cell office:value-type="float" office:value="76510">
            <text:p>76510</text:p>
          </table:table-cell>
          <table:table-cell office:value-type="string" office:string-value="R765C11">
            <text:p>R765C11</text:p>
          </table:table-cell>
          <table:table-cell office:value-type="float" office:value="76512">
            <text:p>76512</text:p>
          </table:table-cell>
          <table:table-cell office:value-type="string" office:string-value="R765C13">
            <text:p>R765C13</text:p>
          </table:table-cell>
          <table:table-cell office:value-type="float" office:value="76514">
            <text:p>76514</text:p>
          </table:table-cell>
          <table:table-cell office:value-type="string" office:string-value="R765C15">
            <text:p>R765C15</text:p>
          </table:table-cell>
          <table:table-cell office:value-type="float" office:value="76516">
            <text:p>76516</text:p>
          </table:table-cell>
          <table:table-cell office:value-type="string" office:string-value="R765C17">
            <text:p>R765C17</text:p>
          </table:table-cell>
          <table:table-cell office:value-type="float" office:value="76518">
            <text:p>76518</text:p>
          </table:table-cell>
          <table:table-cell office:value-type="string" office:string-value="R765C19">
            <text:p>R765C19</text:p>
          </table:table-cell>
          <table:table-cell office:value-type="float" office:value="76520">
            <text:p>76520</text:p>
          </table:table-cell>
          <table:table-cell office:value-type="string" office:string-value="R765C21">
            <text:p>R765C21</text:p>
          </table:table-cell>
          <table:table-cell office:value-type="float" office:value="76522">
            <text:p>76522</text:p>
          </table:table-cell>
          <table:table-cell office:value-type="string" office:string-value="R765C23">
            <text:p>R765C23</text:p>
          </table:table-cell>
          <table:table-cell office:value-type="float" office:value="76524">
            <text:p>76524</text:p>
          </table:table-cell>
          <table:table-cell office:value-type="string" office:string-value="R765C25">
            <text:p>R765C25</text:p>
          </table:table-cell>
          <table:table-cell office:value-type="float" office:value="76526">
            <text:p>76526</text:p>
          </table:table-cell>
        </table:table-row>
        <table:table-row>
          <table:table-cell office:value-type="string" office:string-value="R766C1">
            <text:p>R766C1</text:p>
          </table:table-cell>
          <table:table-cell office:value-type="float" office:value="76602">
            <text:p>76602</text:p>
          </table:table-cell>
          <table:table-cell office:value-type="string" office:string-value="R766C3">
            <text:p>R766C3</text:p>
          </table:table-cell>
          <table:table-cell office:value-type="float" office:value="76604">
            <text:p>76604</text:p>
          </table:table-cell>
          <table:table-cell office:value-type="string" office:string-value="R766C5">
            <text:p>R766C5</text:p>
          </table:table-cell>
          <table:table-cell office:value-type="float" office:value="76606">
            <text:p>76606</text:p>
          </table:table-cell>
          <table:table-cell office:value-type="string" office:string-value="R766C7">
            <text:p>R766C7</text:p>
          </table:table-cell>
          <table:table-cell office:value-type="float" office:value="76608">
            <text:p>76608</text:p>
          </table:table-cell>
          <table:table-cell office:value-type="string" office:string-value="R766C9">
            <text:p>R766C9</text:p>
          </table:table-cell>
          <table:table-cell office:value-type="float" office:value="76610">
            <text:p>76610</text:p>
          </table:table-cell>
          <table:table-cell office:value-type="string" office:string-value="R766C11">
            <text:p>R766C11</text:p>
          </table:table-cell>
          <table:table-cell office:value-type="float" office:value="76612">
            <text:p>76612</text:p>
          </table:table-cell>
          <table:table-cell office:value-type="string" office:string-value="R766C13">
            <text:p>R766C13</text:p>
          </table:table-cell>
          <table:table-cell office:value-type="float" office:value="76614">
            <text:p>76614</text:p>
          </table:table-cell>
          <table:table-cell office:value-type="string" office:string-value="R766C15">
            <text:p>R766C15</text:p>
          </table:table-cell>
          <table:table-cell office:value-type="float" office:value="76616">
            <text:p>76616</text:p>
          </table:table-cell>
          <table:table-cell office:value-type="string" office:string-value="R766C17">
            <text:p>R766C17</text:p>
          </table:table-cell>
          <table:table-cell office:value-type="float" office:value="76618">
            <text:p>76618</text:p>
          </table:table-cell>
          <table:table-cell office:value-type="string" office:string-value="R766C19">
            <text:p>R766C19</text:p>
          </table:table-cell>
          <table:table-cell office:value-type="float" office:value="76620">
            <text:p>76620</text:p>
          </table:table-cell>
          <table:table-cell office:value-type="string" office:string-value="R766C21">
            <text:p>R766C21</text:p>
          </table:table-cell>
          <table:table-cell office:value-type="float" office:value="76622">
            <text:p>76622</text:p>
          </table:table-cell>
          <table:table-cell office:value-type="string" office:string-value="R766C23">
            <text:p>R766C23</text:p>
          </table:table-cell>
          <table:table-cell office:value-type="float" office:value="76624">
            <text:p>76624</text:p>
          </table:table-cell>
          <table:table-cell office:value-type="string" office:string-value="R766C25">
            <text:p>R766C25</text:p>
          </table:table-cell>
          <table:table-cell office:value-type="float" office:value="76626">
            <text:p>76626</text:p>
          </table:table-cell>
        </table:table-row>
        <table:table-row>
          <table:table-cell office:value-type="string" office:string-value="R767C1">
            <text:p>R767C1</text:p>
          </table:table-cell>
          <table:table-cell office:value-type="float" office:value="76702">
            <text:p>76702</text:p>
          </table:table-cell>
          <table:table-cell office:value-type="string" office:string-value="R767C3">
            <text:p>R767C3</text:p>
          </table:table-cell>
          <table:table-cell office:value-type="float" office:value="76704">
            <text:p>76704</text:p>
          </table:table-cell>
          <table:table-cell office:value-type="string" office:string-value="R767C5">
            <text:p>R767C5</text:p>
          </table:table-cell>
          <table:table-cell office:value-type="float" office:value="76706">
            <text:p>76706</text:p>
          </table:table-cell>
          <table:table-cell office:value-type="string" office:string-value="R767C7">
            <text:p>R767C7</text:p>
          </table:table-cell>
          <table:table-cell office:value-type="float" office:value="76708">
            <text:p>76708</text:p>
          </table:table-cell>
          <table:table-cell office:value-type="string" office:string-value="R767C9">
            <text:p>R767C9</text:p>
          </table:table-cell>
          <table:table-cell office:value-type="float" office:value="76710">
            <text:p>76710</text:p>
          </table:table-cell>
          <table:table-cell office:value-type="string" office:string-value="R767C11">
            <text:p>R767C11</text:p>
          </table:table-cell>
          <table:table-cell office:value-type="float" office:value="76712">
            <text:p>76712</text:p>
          </table:table-cell>
          <table:table-cell office:value-type="string" office:string-value="R767C13">
            <text:p>R767C13</text:p>
          </table:table-cell>
          <table:table-cell office:value-type="float" office:value="76714">
            <text:p>76714</text:p>
          </table:table-cell>
          <table:table-cell office:value-type="string" office:string-value="R767C15">
            <text:p>R767C15</text:p>
          </table:table-cell>
          <table:table-cell office:value-type="float" office:value="76716">
            <text:p>76716</text:p>
          </table:table-cell>
          <table:table-cell office:value-type="string" office:string-value="R767C17">
            <text:p>R767C17</text:p>
          </table:table-cell>
          <table:table-cell office:value-type="float" office:value="76718">
            <text:p>76718</text:p>
          </table:table-cell>
          <table:table-cell office:value-type="string" office:string-value="R767C19">
            <text:p>R767C19</text:p>
          </table:table-cell>
          <table:table-cell office:value-type="float" office:value="76720">
            <text:p>76720</text:p>
          </table:table-cell>
          <table:table-cell office:value-type="string" office:string-value="R767C21">
            <text:p>R767C21</text:p>
          </table:table-cell>
          <table:table-cell office:value-type="float" office:value="76722">
            <text:p>76722</text:p>
          </table:table-cell>
          <table:table-cell office:value-type="string" office:string-value="R767C23">
            <text:p>R767C23</text:p>
          </table:table-cell>
          <table:table-cell office:value-type="float" office:value="76724">
            <text:p>76724</text:p>
          </table:table-cell>
          <table:table-cell office:value-type="string" office:string-value="R767C25">
            <text:p>R767C25</text:p>
          </table:table-cell>
          <table:table-cell office:value-type="float" office:value="76726">
            <text:p>76726</text:p>
          </table:table-cell>
        </table:table-row>
        <table:table-row>
          <table:table-cell office:value-type="string" office:string-value="R768C1">
            <text:p>R768C1</text:p>
          </table:table-cell>
          <table:table-cell office:value-type="float" office:value="76802">
            <text:p>76802</text:p>
          </table:table-cell>
          <table:table-cell office:value-type="string" office:string-value="R768C3">
            <text:p>R768C3</text:p>
          </table:table-cell>
          <table:table-cell office:value-type="float" office:value="76804">
            <text:p>76804</text:p>
          </table:table-cell>
          <table:table-cell office:value-type="string" office:string-value="R768C5">
            <text:p>R768C5</text:p>
          </table:table-cell>
          <table:table-cell office:value-type="float" office:value="76806">
            <text:p>76806</text:p>
          </table:table-cell>
          <table:table-cell office:value-type="string" office:string-value="R768C7">
            <text:p>R768C7</text:p>
          </table:table-cell>
          <table:table-cell office:value-type="float" office:value="76808">
            <text:p>76808</text:p>
          </table:table-cell>
          <table:table-cell office:value-type="string" office:string-value="R768C9">
            <text:p>R768C9</text:p>
          </table:table-cell>
          <table:table-cell office:value-type="float" office:value="76810">
            <text:p>76810</text:p>
          </table:table-cell>
          <table:table-cell office:value-type="string" office:string-value="R768C11">
            <text:p>R768C11</text:p>
          </table:table-cell>
          <table:table-cell office:value-type="float" office:value="76812">
            <text:p>76812</text:p>
          </table:table-cell>
          <table:table-cell office:value-type="string" office:string-value="R768C13">
            <text:p>R768C13</text:p>
          </table:table-cell>
          <table:table-cell office:value-type="float" office:value="76814">
            <text:p>76814</text:p>
          </table:table-cell>
          <table:table-cell office:value-type="string" office:string-value="R768C15">
            <text:p>R768C15</text:p>
          </table:table-cell>
          <table:table-cell office:value-type="float" office:value="76816">
            <text:p>76816</text:p>
          </table:table-cell>
          <table:table-cell office:value-type="string" office:string-value="R768C17">
            <text:p>R768C17</text:p>
          </table:table-cell>
          <table:table-cell office:value-type="float" office:value="76818">
            <text:p>76818</text:p>
          </table:table-cell>
          <table:table-cell office:value-type="string" office:string-value="R768C19">
            <text:p>R768C19</text:p>
          </table:table-cell>
          <table:table-cell office:value-type="float" office:value="76820">
            <text:p>76820</text:p>
          </table:table-cell>
          <table:table-cell office:value-type="string" office:string-value="R768C21">
            <text:p>R768C21</text:p>
          </table:table-cell>
          <table:table-cell office:value-type="float" office:value="76822">
            <text:p>76822</text:p>
          </table:table-cell>
          <table:table-cell office:value-type="string" office:string-value="R768C23">
            <text:p>R768C23</text:p>
          </table:table-cell>
          <table:table-cell office:value-type="float" office:value="76824">
            <text:p>76824</text:p>
          </table:table-cell>
          <table:table-cell office:value-type="string" office:string-value="R768C25">
            <text:p>R768C25</text:p>
          </table:table-cell>
          <table:table-cell office:value-type="float" office:value="76826">
            <text:p>76826</text:p>
          </table:table-cell>
        </table:table-row>
        <table:table-row>
          <table:table-cell office:value-type="string" office:string-value="R769C1">
            <text:p>R769C1</text:p>
          </table:table-cell>
          <table:table-cell office:value-type="float" office:value="76902">
            <text:p>76902</text:p>
          </table:table-cell>
          <table:table-cell office:value-type="string" office:string-value="R769C3">
            <text:p>R769C3</text:p>
          </table:table-cell>
          <table:table-cell office:value-type="float" office:value="76904">
            <text:p>76904</text:p>
          </table:table-cell>
          <table:table-cell office:value-type="string" office:string-value="R769C5">
            <text:p>R769C5</text:p>
          </table:table-cell>
          <table:table-cell office:value-type="float" office:value="76906">
            <text:p>76906</text:p>
          </table:table-cell>
          <table:table-cell office:value-type="string" office:string-value="R769C7">
            <text:p>R769C7</text:p>
          </table:table-cell>
          <table:table-cell office:value-type="float" office:value="76908">
            <text:p>76908</text:p>
          </table:table-cell>
          <table:table-cell office:value-type="string" office:string-value="R769C9">
            <text:p>R769C9</text:p>
          </table:table-cell>
          <table:table-cell office:value-type="float" office:value="76910">
            <text:p>76910</text:p>
          </table:table-cell>
          <table:table-cell office:value-type="string" office:string-value="R769C11">
            <text:p>R769C11</text:p>
          </table:table-cell>
          <table:table-cell office:value-type="float" office:value="76912">
            <text:p>76912</text:p>
          </table:table-cell>
          <table:table-cell office:value-type="string" office:string-value="R769C13">
            <text:p>R769C13</text:p>
          </table:table-cell>
          <table:table-cell office:value-type="float" office:value="76914">
            <text:p>76914</text:p>
          </table:table-cell>
          <table:table-cell office:value-type="string" office:string-value="R769C15">
            <text:p>R769C15</text:p>
          </table:table-cell>
          <table:table-cell office:value-type="float" office:value="76916">
            <text:p>76916</text:p>
          </table:table-cell>
          <table:table-cell office:value-type="string" office:string-value="R769C17">
            <text:p>R769C17</text:p>
          </table:table-cell>
          <table:table-cell office:value-type="float" office:value="76918">
            <text:p>76918</text:p>
          </table:table-cell>
          <table:table-cell office:value-type="string" office:string-value="R769C19">
            <text:p>R769C19</text:p>
          </table:table-cell>
          <table:table-cell office:value-type="float" office:value="76920">
            <text:p>76920</text:p>
          </table:table-cell>
          <table:table-cell office:value-type="string" office:string-value="R769C21">
            <text:p>R769C21</text:p>
          </table:table-cell>
          <table:table-cell office:value-type="float" office:value="76922">
            <text:p>76922</text:p>
          </table:table-cell>
          <table:table-cell office:value-type="string" office:string-value="R769C23">
            <text:p>R769C23</text:p>
          </table:table-cell>
          <table:table-cell office:value-type="float" office:value="76924">
            <text:p>76924</text:p>
          </table:table-cell>
          <table:table-cell office:value-type="string" office:string-value="R769C25">
            <text:p>R769C25</text:p>
          </table:table-cell>
          <table:table-cell office:value-type="float" office:value="76926">
            <text:p>76926</text:p>
          </table:table-cell>
        </table:table-row>
        <table:table-row>
          <table:table-cell office:value-type="string" office:string-value="R770C1">
            <text:p>R770C1</text:p>
          </table:table-cell>
          <table:table-cell office:value-type="float" office:value="77002">
            <text:p>77002</text:p>
          </table:table-cell>
          <table:table-cell office:value-type="string" office:string-value="R770C3">
            <text:p>R770C3</text:p>
          </table:table-cell>
          <table:table-cell office:value-type="float" office:value="77004">
            <text:p>77004</text:p>
          </table:table-cell>
          <table:table-cell office:value-type="string" office:string-value="R770C5">
            <text:p>R770C5</text:p>
          </table:table-cell>
          <table:table-cell office:value-type="float" office:value="77006">
            <text:p>77006</text:p>
          </table:table-cell>
          <table:table-cell office:value-type="string" office:string-value="R770C7">
            <text:p>R770C7</text:p>
          </table:table-cell>
          <table:table-cell office:value-type="float" office:value="77008">
            <text:p>77008</text:p>
          </table:table-cell>
          <table:table-cell office:value-type="string" office:string-value="R770C9">
            <text:p>R770C9</text:p>
          </table:table-cell>
          <table:table-cell office:value-type="float" office:value="77010">
            <text:p>77010</text:p>
          </table:table-cell>
          <table:table-cell office:value-type="string" office:string-value="R770C11">
            <text:p>R770C11</text:p>
          </table:table-cell>
          <table:table-cell office:value-type="float" office:value="77012">
            <text:p>77012</text:p>
          </table:table-cell>
          <table:table-cell office:value-type="string" office:string-value="R770C13">
            <text:p>R770C13</text:p>
          </table:table-cell>
          <table:table-cell office:value-type="float" office:value="77014">
            <text:p>77014</text:p>
          </table:table-cell>
          <table:table-cell office:value-type="string" office:string-value="R770C15">
            <text:p>R770C15</text:p>
          </table:table-cell>
          <table:table-cell office:value-type="float" office:value="77016">
            <text:p>77016</text:p>
          </table:table-cell>
          <table:table-cell office:value-type="string" office:string-value="R770C17">
            <text:p>R770C17</text:p>
          </table:table-cell>
          <table:table-cell office:value-type="float" office:value="77018">
            <text:p>77018</text:p>
          </table:table-cell>
          <table:table-cell office:value-type="string" office:string-value="R770C19">
            <text:p>R770C19</text:p>
          </table:table-cell>
          <table:table-cell office:value-type="float" office:value="77020">
            <text:p>77020</text:p>
          </table:table-cell>
          <table:table-cell office:value-type="string" office:string-value="R770C21">
            <text:p>R770C21</text:p>
          </table:table-cell>
          <table:table-cell office:value-type="float" office:value="77022">
            <text:p>77022</text:p>
          </table:table-cell>
          <table:table-cell office:value-type="string" office:string-value="R770C23">
            <text:p>R770C23</text:p>
          </table:table-cell>
          <table:table-cell office:value-type="float" office:value="77024">
            <text:p>77024</text:p>
          </table:table-cell>
          <table:table-cell office:value-type="string" office:string-value="R770C25">
            <text:p>R770C25</text:p>
          </table:table-cell>
          <table:table-cell office:value-type="float" office:value="77026">
            <text:p>77026</text:p>
          </table:table-cell>
        </table:table-row>
        <table:table-row>
          <table:table-cell office:value-type="string" office:string-value="R771C1">
            <text:p>R771C1</text:p>
          </table:table-cell>
          <table:table-cell office:value-type="float" office:value="77102">
            <text:p>77102</text:p>
          </table:table-cell>
          <table:table-cell office:value-type="string" office:string-value="R771C3">
            <text:p>R771C3</text:p>
          </table:table-cell>
          <table:table-cell office:value-type="float" office:value="77104">
            <text:p>77104</text:p>
          </table:table-cell>
          <table:table-cell office:value-type="string" office:string-value="R771C5">
            <text:p>R771C5</text:p>
          </table:table-cell>
          <table:table-cell office:value-type="float" office:value="77106">
            <text:p>77106</text:p>
          </table:table-cell>
          <table:table-cell office:value-type="string" office:string-value="R771C7">
            <text:p>R771C7</text:p>
          </table:table-cell>
          <table:table-cell office:value-type="float" office:value="77108">
            <text:p>77108</text:p>
          </table:table-cell>
          <table:table-cell office:value-type="string" office:string-value="R771C9">
            <text:p>R771C9</text:p>
          </table:table-cell>
          <table:table-cell office:value-type="float" office:value="77110">
            <text:p>77110</text:p>
          </table:table-cell>
          <table:table-cell office:value-type="string" office:string-value="R771C11">
            <text:p>R771C11</text:p>
          </table:table-cell>
          <table:table-cell office:value-type="float" office:value="77112">
            <text:p>77112</text:p>
          </table:table-cell>
          <table:table-cell office:value-type="string" office:string-value="R771C13">
            <text:p>R771C13</text:p>
          </table:table-cell>
          <table:table-cell office:value-type="float" office:value="77114">
            <text:p>77114</text:p>
          </table:table-cell>
          <table:table-cell office:value-type="string" office:string-value="R771C15">
            <text:p>R771C15</text:p>
          </table:table-cell>
          <table:table-cell office:value-type="float" office:value="77116">
            <text:p>77116</text:p>
          </table:table-cell>
          <table:table-cell office:value-type="string" office:string-value="R771C17">
            <text:p>R771C17</text:p>
          </table:table-cell>
          <table:table-cell office:value-type="float" office:value="77118">
            <text:p>77118</text:p>
          </table:table-cell>
          <table:table-cell office:value-type="string" office:string-value="R771C19">
            <text:p>R771C19</text:p>
          </table:table-cell>
          <table:table-cell office:value-type="float" office:value="77120">
            <text:p>77120</text:p>
          </table:table-cell>
          <table:table-cell office:value-type="string" office:string-value="R771C21">
            <text:p>R771C21</text:p>
          </table:table-cell>
          <table:table-cell office:value-type="float" office:value="77122">
            <text:p>77122</text:p>
          </table:table-cell>
          <table:table-cell office:value-type="string" office:string-value="R771C23">
            <text:p>R771C23</text:p>
          </table:table-cell>
          <table:table-cell office:value-type="float" office:value="77124">
            <text:p>77124</text:p>
          </table:table-cell>
          <table:table-cell office:value-type="string" office:string-value="R771C25">
            <text:p>R771C25</text:p>
          </table:table-cell>
          <table:table-cell office:value-type="float" office:value="77126">
            <text:p>77126</text:p>
          </table:table-cell>
        </table:table-row>
        <table:table-row>
          <table:table-cell office:value-type="string" office:string-value="R772C1">
            <text:p>R772C1</text:p>
          </table:table-cell>
          <table:table-cell office:value-type="float" office:value="77202">
            <text:p>77202</text:p>
          </table:table-cell>
          <table:table-cell office:value-type="string" office:string-value="R772C3">
            <text:p>R772C3</text:p>
          </table:table-cell>
          <table:table-cell office:value-type="float" office:value="77204">
            <text:p>77204</text:p>
          </table:table-cell>
          <table:table-cell office:value-type="string" office:string-value="R772C5">
            <text:p>R772C5</text:p>
          </table:table-cell>
          <table:table-cell office:value-type="float" office:value="77206">
            <text:p>77206</text:p>
          </table:table-cell>
          <table:table-cell office:value-type="string" office:string-value="R772C7">
            <text:p>R772C7</text:p>
          </table:table-cell>
          <table:table-cell office:value-type="float" office:value="77208">
            <text:p>77208</text:p>
          </table:table-cell>
          <table:table-cell office:value-type="string" office:string-value="R772C9">
            <text:p>R772C9</text:p>
          </table:table-cell>
          <table:table-cell office:value-type="float" office:value="77210">
            <text:p>77210</text:p>
          </table:table-cell>
          <table:table-cell office:value-type="string" office:string-value="R772C11">
            <text:p>R772C11</text:p>
          </table:table-cell>
          <table:table-cell office:value-type="float" office:value="77212">
            <text:p>77212</text:p>
          </table:table-cell>
          <table:table-cell office:value-type="string" office:string-value="R772C13">
            <text:p>R772C13</text:p>
          </table:table-cell>
          <table:table-cell office:value-type="float" office:value="77214">
            <text:p>77214</text:p>
          </table:table-cell>
          <table:table-cell office:value-type="string" office:string-value="R772C15">
            <text:p>R772C15</text:p>
          </table:table-cell>
          <table:table-cell office:value-type="float" office:value="77216">
            <text:p>77216</text:p>
          </table:table-cell>
          <table:table-cell office:value-type="string" office:string-value="R772C17">
            <text:p>R772C17</text:p>
          </table:table-cell>
          <table:table-cell office:value-type="float" office:value="77218">
            <text:p>77218</text:p>
          </table:table-cell>
          <table:table-cell office:value-type="string" office:string-value="R772C19">
            <text:p>R772C19</text:p>
          </table:table-cell>
          <table:table-cell office:value-type="float" office:value="77220">
            <text:p>77220</text:p>
          </table:table-cell>
          <table:table-cell office:value-type="string" office:string-value="R772C21">
            <text:p>R772C21</text:p>
          </table:table-cell>
          <table:table-cell office:value-type="float" office:value="77222">
            <text:p>77222</text:p>
          </table:table-cell>
          <table:table-cell office:value-type="string" office:string-value="R772C23">
            <text:p>R772C23</text:p>
          </table:table-cell>
          <table:table-cell office:value-type="float" office:value="77224">
            <text:p>77224</text:p>
          </table:table-cell>
          <table:table-cell office:value-type="string" office:string-value="R772C25">
            <text:p>R772C25</text:p>
          </table:table-cell>
          <table:table-cell office:value-type="float" office:value="77226">
            <text:p>77226</text:p>
          </table:table-cell>
        </table:table-row>
        <table:table-row>
          <table:table-cell office:value-type="string" office:string-value="R773C1">
            <text:p>R773C1</text:p>
          </table:table-cell>
          <table:table-cell office:value-type="float" office:value="77302">
            <text:p>77302</text:p>
          </table:table-cell>
          <table:table-cell office:value-type="string" office:string-value="R773C3">
            <text:p>R773C3</text:p>
          </table:table-cell>
          <table:table-cell office:value-type="float" office:value="77304">
            <text:p>77304</text:p>
          </table:table-cell>
          <table:table-cell office:value-type="string" office:string-value="R773C5">
            <text:p>R773C5</text:p>
          </table:table-cell>
          <table:table-cell office:value-type="float" office:value="77306">
            <text:p>77306</text:p>
          </table:table-cell>
          <table:table-cell office:value-type="string" office:string-value="R773C7">
            <text:p>R773C7</text:p>
          </table:table-cell>
          <table:table-cell office:value-type="float" office:value="77308">
            <text:p>77308</text:p>
          </table:table-cell>
          <table:table-cell office:value-type="string" office:string-value="R773C9">
            <text:p>R773C9</text:p>
          </table:table-cell>
          <table:table-cell office:value-type="float" office:value="77310">
            <text:p>77310</text:p>
          </table:table-cell>
          <table:table-cell office:value-type="string" office:string-value="R773C11">
            <text:p>R773C11</text:p>
          </table:table-cell>
          <table:table-cell office:value-type="float" office:value="77312">
            <text:p>77312</text:p>
          </table:table-cell>
          <table:table-cell office:value-type="string" office:string-value="R773C13">
            <text:p>R773C13</text:p>
          </table:table-cell>
          <table:table-cell office:value-type="float" office:value="77314">
            <text:p>77314</text:p>
          </table:table-cell>
          <table:table-cell office:value-type="string" office:string-value="R773C15">
            <text:p>R773C15</text:p>
          </table:table-cell>
          <table:table-cell office:value-type="float" office:value="77316">
            <text:p>77316</text:p>
          </table:table-cell>
          <table:table-cell office:value-type="string" office:string-value="R773C17">
            <text:p>R773C17</text:p>
          </table:table-cell>
          <table:table-cell office:value-type="float" office:value="77318">
            <text:p>77318</text:p>
          </table:table-cell>
          <table:table-cell office:value-type="string" office:string-value="R773C19">
            <text:p>R773C19</text:p>
          </table:table-cell>
          <table:table-cell office:value-type="float" office:value="77320">
            <text:p>77320</text:p>
          </table:table-cell>
          <table:table-cell office:value-type="string" office:string-value="R773C21">
            <text:p>R773C21</text:p>
          </table:table-cell>
          <table:table-cell office:value-type="float" office:value="77322">
            <text:p>77322</text:p>
          </table:table-cell>
          <table:table-cell office:value-type="string" office:string-value="R773C23">
            <text:p>R773C23</text:p>
          </table:table-cell>
          <table:table-cell office:value-type="float" office:value="77324">
            <text:p>77324</text:p>
          </table:table-cell>
          <table:table-cell office:value-type="string" office:string-value="R773C25">
            <text:p>R773C25</text:p>
          </table:table-cell>
          <table:table-cell office:value-type="float" office:value="77326">
            <text:p>77326</text:p>
          </table:table-cell>
        </table:table-row>
        <table:table-row>
          <table:table-cell office:value-type="string" office:string-value="R774C1">
            <text:p>R774C1</text:p>
          </table:table-cell>
          <table:table-cell office:value-type="float" office:value="77402">
            <text:p>77402</text:p>
          </table:table-cell>
          <table:table-cell office:value-type="string" office:string-value="R774C3">
            <text:p>R774C3</text:p>
          </table:table-cell>
          <table:table-cell office:value-type="float" office:value="77404">
            <text:p>77404</text:p>
          </table:table-cell>
          <table:table-cell office:value-type="string" office:string-value="R774C5">
            <text:p>R774C5</text:p>
          </table:table-cell>
          <table:table-cell office:value-type="float" office:value="77406">
            <text:p>77406</text:p>
          </table:table-cell>
          <table:table-cell office:value-type="string" office:string-value="R774C7">
            <text:p>R774C7</text:p>
          </table:table-cell>
          <table:table-cell office:value-type="float" office:value="77408">
            <text:p>77408</text:p>
          </table:table-cell>
          <table:table-cell office:value-type="string" office:string-value="R774C9">
            <text:p>R774C9</text:p>
          </table:table-cell>
          <table:table-cell office:value-type="float" office:value="77410">
            <text:p>77410</text:p>
          </table:table-cell>
          <table:table-cell office:value-type="string" office:string-value="R774C11">
            <text:p>R774C11</text:p>
          </table:table-cell>
          <table:table-cell office:value-type="float" office:value="77412">
            <text:p>77412</text:p>
          </table:table-cell>
          <table:table-cell office:value-type="string" office:string-value="R774C13">
            <text:p>R774C13</text:p>
          </table:table-cell>
          <table:table-cell office:value-type="float" office:value="77414">
            <text:p>77414</text:p>
          </table:table-cell>
          <table:table-cell office:value-type="string" office:string-value="R774C15">
            <text:p>R774C15</text:p>
          </table:table-cell>
          <table:table-cell office:value-type="float" office:value="77416">
            <text:p>77416</text:p>
          </table:table-cell>
          <table:table-cell office:value-type="string" office:string-value="R774C17">
            <text:p>R774C17</text:p>
          </table:table-cell>
          <table:table-cell office:value-type="float" office:value="77418">
            <text:p>77418</text:p>
          </table:table-cell>
          <table:table-cell office:value-type="string" office:string-value="R774C19">
            <text:p>R774C19</text:p>
          </table:table-cell>
          <table:table-cell office:value-type="float" office:value="77420">
            <text:p>77420</text:p>
          </table:table-cell>
          <table:table-cell office:value-type="string" office:string-value="R774C21">
            <text:p>R774C21</text:p>
          </table:table-cell>
          <table:table-cell office:value-type="float" office:value="77422">
            <text:p>77422</text:p>
          </table:table-cell>
          <table:table-cell office:value-type="string" office:string-value="R774C23">
            <text:p>R774C23</text:p>
          </table:table-cell>
          <table:table-cell office:value-type="float" office:value="77424">
            <text:p>77424</text:p>
          </table:table-cell>
          <table:table-cell office:value-type="string" office:string-value="R774C25">
            <text:p>R774C25</text:p>
          </table:table-cell>
          <table:table-cell office:value-type="float" office:value="77426">
            <text:p>77426</text:p>
          </table:table-cell>
        </table:table-row>
        <table:table-row>
          <table:table-cell office:value-type="string" office:string-value="R775C1">
            <text:p>R775C1</text:p>
          </table:table-cell>
          <table:table-cell office:value-type="float" office:value="77502">
            <text:p>77502</text:p>
          </table:table-cell>
          <table:table-cell office:value-type="string" office:string-value="R775C3">
            <text:p>R775C3</text:p>
          </table:table-cell>
          <table:table-cell office:value-type="float" office:value="77504">
            <text:p>77504</text:p>
          </table:table-cell>
          <table:table-cell office:value-type="string" office:string-value="R775C5">
            <text:p>R775C5</text:p>
          </table:table-cell>
          <table:table-cell office:value-type="float" office:value="77506">
            <text:p>77506</text:p>
          </table:table-cell>
          <table:table-cell office:value-type="string" office:string-value="R775C7">
            <text:p>R775C7</text:p>
          </table:table-cell>
          <table:table-cell office:value-type="float" office:value="77508">
            <text:p>77508</text:p>
          </table:table-cell>
          <table:table-cell office:value-type="string" office:string-value="R775C9">
            <text:p>R775C9</text:p>
          </table:table-cell>
          <table:table-cell office:value-type="float" office:value="77510">
            <text:p>77510</text:p>
          </table:table-cell>
          <table:table-cell office:value-type="string" office:string-value="R775C11">
            <text:p>R775C11</text:p>
          </table:table-cell>
          <table:table-cell office:value-type="float" office:value="77512">
            <text:p>77512</text:p>
          </table:table-cell>
          <table:table-cell office:value-type="string" office:string-value="R775C13">
            <text:p>R775C13</text:p>
          </table:table-cell>
          <table:table-cell office:value-type="float" office:value="77514">
            <text:p>77514</text:p>
          </table:table-cell>
          <table:table-cell office:value-type="string" office:string-value="R775C15">
            <text:p>R775C15</text:p>
          </table:table-cell>
          <table:table-cell office:value-type="float" office:value="77516">
            <text:p>77516</text:p>
          </table:table-cell>
          <table:table-cell office:value-type="string" office:string-value="R775C17">
            <text:p>R775C17</text:p>
          </table:table-cell>
          <table:table-cell office:value-type="float" office:value="77518">
            <text:p>77518</text:p>
          </table:table-cell>
          <table:table-cell office:value-type="string" office:string-value="R775C19">
            <text:p>R775C19</text:p>
          </table:table-cell>
          <table:table-cell office:value-type="float" office:value="77520">
            <text:p>77520</text:p>
          </table:table-cell>
          <table:table-cell office:value-type="string" office:string-value="R775C21">
            <text:p>R775C21</text:p>
          </table:table-cell>
          <table:table-cell office:value-type="float" office:value="77522">
            <text:p>77522</text:p>
          </table:table-cell>
          <table:table-cell office:value-type="string" office:string-value="R775C23">
            <text:p>R775C23</text:p>
          </table:table-cell>
          <table:table-cell office:value-type="float" office:value="77524">
            <text:p>77524</text:p>
          </table:table-cell>
          <table:table-cell office:value-type="string" office:string-value="R775C25">
            <text:p>R775C25</text:p>
          </table:table-cell>
          <table:table-cell office:value-type="float" office:value="77526">
            <text:p>77526</text:p>
          </table:table-cell>
        </table:table-row>
        <table:table-row>
          <table:table-cell office:value-type="string" office:string-value="R776C1">
            <text:p>R776C1</text:p>
          </table:table-cell>
          <table:table-cell office:value-type="float" office:value="77602">
            <text:p>77602</text:p>
          </table:table-cell>
          <table:table-cell office:value-type="string" office:string-value="R776C3">
            <text:p>R776C3</text:p>
          </table:table-cell>
          <table:table-cell office:value-type="float" office:value="77604">
            <text:p>77604</text:p>
          </table:table-cell>
          <table:table-cell office:value-type="string" office:string-value="R776C5">
            <text:p>R776C5</text:p>
          </table:table-cell>
          <table:table-cell office:value-type="float" office:value="77606">
            <text:p>77606</text:p>
          </table:table-cell>
          <table:table-cell office:value-type="string" office:string-value="R776C7">
            <text:p>R776C7</text:p>
          </table:table-cell>
          <table:table-cell office:value-type="float" office:value="77608">
            <text:p>77608</text:p>
          </table:table-cell>
          <table:table-cell office:value-type="string" office:string-value="R776C9">
            <text:p>R776C9</text:p>
          </table:table-cell>
          <table:table-cell office:value-type="float" office:value="77610">
            <text:p>77610</text:p>
          </table:table-cell>
          <table:table-cell office:value-type="string" office:string-value="R776C11">
            <text:p>R776C11</text:p>
          </table:table-cell>
          <table:table-cell office:value-type="float" office:value="77612">
            <text:p>77612</text:p>
          </table:table-cell>
          <table:table-cell office:value-type="string" office:string-value="R776C13">
            <text:p>R776C13</text:p>
          </table:table-cell>
          <table:table-cell office:value-type="float" office:value="77614">
            <text:p>77614</text:p>
          </table:table-cell>
          <table:table-cell office:value-type="string" office:string-value="R776C15">
            <text:p>R776C15</text:p>
          </table:table-cell>
          <table:table-cell office:value-type="float" office:value="77616">
            <text:p>77616</text:p>
          </table:table-cell>
          <table:table-cell office:value-type="string" office:string-value="R776C17">
            <text:p>R776C17</text:p>
          </table:table-cell>
          <table:table-cell office:value-type="float" office:value="77618">
            <text:p>77618</text:p>
          </table:table-cell>
          <table:table-cell office:value-type="string" office:string-value="R776C19">
            <text:p>R776C19</text:p>
          </table:table-cell>
          <table:table-cell office:value-type="float" office:value="77620">
            <text:p>77620</text:p>
          </table:table-cell>
          <table:table-cell office:value-type="string" office:string-value="R776C21">
            <text:p>R776C21</text:p>
          </table:table-cell>
          <table:table-cell office:value-type="float" office:value="77622">
            <text:p>77622</text:p>
          </table:table-cell>
          <table:table-cell office:value-type="string" office:string-value="R776C23">
            <text:p>R776C23</text:p>
          </table:table-cell>
          <table:table-cell office:value-type="float" office:value="77624">
            <text:p>77624</text:p>
          </table:table-cell>
          <table:table-cell office:value-type="string" office:string-value="R776C25">
            <text:p>R776C25</text:p>
          </table:table-cell>
          <table:table-cell office:value-type="float" office:value="77626">
            <text:p>77626</text:p>
          </table:table-cell>
        </table:table-row>
        <table:table-row>
          <table:table-cell office:value-type="string" office:string-value="R777C1">
            <text:p>R777C1</text:p>
          </table:table-cell>
          <table:table-cell office:value-type="float" office:value="77702">
            <text:p>77702</text:p>
          </table:table-cell>
          <table:table-cell office:value-type="string" office:string-value="R777C3">
            <text:p>R777C3</text:p>
          </table:table-cell>
          <table:table-cell office:value-type="float" office:value="77704">
            <text:p>77704</text:p>
          </table:table-cell>
          <table:table-cell office:value-type="string" office:string-value="R777C5">
            <text:p>R777C5</text:p>
          </table:table-cell>
          <table:table-cell office:value-type="float" office:value="77706">
            <text:p>77706</text:p>
          </table:table-cell>
          <table:table-cell office:value-type="string" office:string-value="R777C7">
            <text:p>R777C7</text:p>
          </table:table-cell>
          <table:table-cell office:value-type="float" office:value="77708">
            <text:p>77708</text:p>
          </table:table-cell>
          <table:table-cell office:value-type="string" office:string-value="R777C9">
            <text:p>R777C9</text:p>
          </table:table-cell>
          <table:table-cell office:value-type="float" office:value="77710">
            <text:p>77710</text:p>
          </table:table-cell>
          <table:table-cell office:value-type="string" office:string-value="R777C11">
            <text:p>R777C11</text:p>
          </table:table-cell>
          <table:table-cell office:value-type="float" office:value="77712">
            <text:p>77712</text:p>
          </table:table-cell>
          <table:table-cell office:value-type="string" office:string-value="R777C13">
            <text:p>R777C13</text:p>
          </table:table-cell>
          <table:table-cell office:value-type="float" office:value="77714">
            <text:p>77714</text:p>
          </table:table-cell>
          <table:table-cell office:value-type="string" office:string-value="R777C15">
            <text:p>R777C15</text:p>
          </table:table-cell>
          <table:table-cell office:value-type="float" office:value="77716">
            <text:p>77716</text:p>
          </table:table-cell>
          <table:table-cell office:value-type="string" office:string-value="R777C17">
            <text:p>R777C17</text:p>
          </table:table-cell>
          <table:table-cell office:value-type="float" office:value="77718">
            <text:p>77718</text:p>
          </table:table-cell>
          <table:table-cell office:value-type="string" office:string-value="R777C19">
            <text:p>R777C19</text:p>
          </table:table-cell>
          <table:table-cell office:value-type="float" office:value="77720">
            <text:p>77720</text:p>
          </table:table-cell>
          <table:table-cell office:value-type="string" office:string-value="R777C21">
            <text:p>R777C21</text:p>
          </table:table-cell>
          <table:table-cell office:value-type="float" office:value="77722">
            <text:p>77722</text:p>
          </table:table-cell>
          <table:table-cell office:value-type="string" office:string-value="R777C23">
            <text:p>R777C23</text:p>
          </table:table-cell>
          <table:table-cell office:value-type="float" office:value="77724">
            <text:p>77724</text:p>
          </table:table-cell>
          <table:table-cell office:value-type="string" office:string-value="R777C25">
            <text:p>R777C25</text:p>
          </table:table-cell>
          <table:table-cell office:value-type="float" office:value="77726">
            <text:p>77726</text:p>
          </table:table-cell>
        </table:table-row>
        <table:table-row>
          <table:table-cell office:value-type="string" office:string-value="R778C1">
            <text:p>R778C1</text:p>
          </table:table-cell>
          <table:table-cell office:value-type="float" office:value="77802">
            <text:p>77802</text:p>
          </table:table-cell>
          <table:table-cell office:value-type="string" office:string-value="R778C3">
            <text:p>R778C3</text:p>
          </table:table-cell>
          <table:table-cell office:value-type="float" office:value="77804">
            <text:p>77804</text:p>
          </table:table-cell>
          <table:table-cell office:value-type="string" office:string-value="R778C5">
            <text:p>R778C5</text:p>
          </table:table-cell>
          <table:table-cell office:value-type="float" office:value="77806">
            <text:p>77806</text:p>
          </table:table-cell>
          <table:table-cell office:value-type="string" office:string-value="R778C7">
            <text:p>R778C7</text:p>
          </table:table-cell>
          <table:table-cell office:value-type="float" office:value="77808">
            <text:p>77808</text:p>
          </table:table-cell>
          <table:table-cell office:value-type="string" office:string-value="R778C9">
            <text:p>R778C9</text:p>
          </table:table-cell>
          <table:table-cell office:value-type="float" office:value="77810">
            <text:p>77810</text:p>
          </table:table-cell>
          <table:table-cell office:value-type="string" office:string-value="R778C11">
            <text:p>R778C11</text:p>
          </table:table-cell>
          <table:table-cell office:value-type="float" office:value="77812">
            <text:p>77812</text:p>
          </table:table-cell>
          <table:table-cell office:value-type="string" office:string-value="R778C13">
            <text:p>R778C13</text:p>
          </table:table-cell>
          <table:table-cell office:value-type="float" office:value="77814">
            <text:p>77814</text:p>
          </table:table-cell>
          <table:table-cell office:value-type="string" office:string-value="R778C15">
            <text:p>R778C15</text:p>
          </table:table-cell>
          <table:table-cell office:value-type="float" office:value="77816">
            <text:p>77816</text:p>
          </table:table-cell>
          <table:table-cell office:value-type="string" office:string-value="R778C17">
            <text:p>R778C17</text:p>
          </table:table-cell>
          <table:table-cell office:value-type="float" office:value="77818">
            <text:p>77818</text:p>
          </table:table-cell>
          <table:table-cell office:value-type="string" office:string-value="R778C19">
            <text:p>R778C19</text:p>
          </table:table-cell>
          <table:table-cell office:value-type="float" office:value="77820">
            <text:p>77820</text:p>
          </table:table-cell>
          <table:table-cell office:value-type="string" office:string-value="R778C21">
            <text:p>R778C21</text:p>
          </table:table-cell>
          <table:table-cell office:value-type="float" office:value="77822">
            <text:p>77822</text:p>
          </table:table-cell>
          <table:table-cell office:value-type="string" office:string-value="R778C23">
            <text:p>R778C23</text:p>
          </table:table-cell>
          <table:table-cell office:value-type="float" office:value="77824">
            <text:p>77824</text:p>
          </table:table-cell>
          <table:table-cell office:value-type="string" office:string-value="R778C25">
            <text:p>R778C25</text:p>
          </table:table-cell>
          <table:table-cell office:value-type="float" office:value="77826">
            <text:p>77826</text:p>
          </table:table-cell>
        </table:table-row>
        <table:table-row>
          <table:table-cell office:value-type="string" office:string-value="R779C1">
            <text:p>R779C1</text:p>
          </table:table-cell>
          <table:table-cell office:value-type="float" office:value="77902">
            <text:p>77902</text:p>
          </table:table-cell>
          <table:table-cell office:value-type="string" office:string-value="R779C3">
            <text:p>R779C3</text:p>
          </table:table-cell>
          <table:table-cell office:value-type="float" office:value="77904">
            <text:p>77904</text:p>
          </table:table-cell>
          <table:table-cell office:value-type="string" office:string-value="R779C5">
            <text:p>R779C5</text:p>
          </table:table-cell>
          <table:table-cell office:value-type="float" office:value="77906">
            <text:p>77906</text:p>
          </table:table-cell>
          <table:table-cell office:value-type="string" office:string-value="R779C7">
            <text:p>R779C7</text:p>
          </table:table-cell>
          <table:table-cell office:value-type="float" office:value="77908">
            <text:p>77908</text:p>
          </table:table-cell>
          <table:table-cell office:value-type="string" office:string-value="R779C9">
            <text:p>R779C9</text:p>
          </table:table-cell>
          <table:table-cell office:value-type="float" office:value="77910">
            <text:p>77910</text:p>
          </table:table-cell>
          <table:table-cell office:value-type="string" office:string-value="R779C11">
            <text:p>R779C11</text:p>
          </table:table-cell>
          <table:table-cell office:value-type="float" office:value="77912">
            <text:p>77912</text:p>
          </table:table-cell>
          <table:table-cell office:value-type="string" office:string-value="R779C13">
            <text:p>R779C13</text:p>
          </table:table-cell>
          <table:table-cell office:value-type="float" office:value="77914">
            <text:p>77914</text:p>
          </table:table-cell>
          <table:table-cell office:value-type="string" office:string-value="R779C15">
            <text:p>R779C15</text:p>
          </table:table-cell>
          <table:table-cell office:value-type="float" office:value="77916">
            <text:p>77916</text:p>
          </table:table-cell>
          <table:table-cell office:value-type="string" office:string-value="R779C17">
            <text:p>R779C17</text:p>
          </table:table-cell>
          <table:table-cell office:value-type="float" office:value="77918">
            <text:p>77918</text:p>
          </table:table-cell>
          <table:table-cell office:value-type="string" office:string-value="R779C19">
            <text:p>R779C19</text:p>
          </table:table-cell>
          <table:table-cell office:value-type="float" office:value="77920">
            <text:p>77920</text:p>
          </table:table-cell>
          <table:table-cell office:value-type="string" office:string-value="R779C21">
            <text:p>R779C21</text:p>
          </table:table-cell>
          <table:table-cell office:value-type="float" office:value="77922">
            <text:p>77922</text:p>
          </table:table-cell>
          <table:table-cell office:value-type="string" office:string-value="R779C23">
            <text:p>R779C23</text:p>
          </table:table-cell>
          <table:table-cell office:value-type="float" office:value="77924">
            <text:p>77924</text:p>
          </table:table-cell>
          <table:table-cell office:value-type="string" office:string-value="R779C25">
            <text:p>R779C25</text:p>
          </table:table-cell>
          <table:table-cell office:value-type="float" office:value="77926">
            <text:p>77926</text:p>
          </table:table-cell>
        </table:table-row>
        <table:table-row>
          <table:table-cell office:value-type="string" office:string-value="R780C1">
            <text:p>R780C1</text:p>
          </table:table-cell>
          <table:table-cell office:value-type="float" office:value="78002">
            <text:p>78002</text:p>
          </table:table-cell>
          <table:table-cell office:value-type="string" office:string-value="R780C3">
            <text:p>R780C3</text:p>
          </table:table-cell>
          <table:table-cell office:value-type="float" office:value="78004">
            <text:p>78004</text:p>
          </table:table-cell>
          <table:table-cell office:value-type="string" office:string-value="R780C5">
            <text:p>R780C5</text:p>
          </table:table-cell>
          <table:table-cell office:value-type="float" office:value="78006">
            <text:p>78006</text:p>
          </table:table-cell>
          <table:table-cell office:value-type="string" office:string-value="R780C7">
            <text:p>R780C7</text:p>
          </table:table-cell>
          <table:table-cell office:value-type="float" office:value="78008">
            <text:p>78008</text:p>
          </table:table-cell>
          <table:table-cell office:value-type="string" office:string-value="R780C9">
            <text:p>R780C9</text:p>
          </table:table-cell>
          <table:table-cell office:value-type="float" office:value="78010">
            <text:p>78010</text:p>
          </table:table-cell>
          <table:table-cell office:value-type="string" office:string-value="R780C11">
            <text:p>R780C11</text:p>
          </table:table-cell>
          <table:table-cell office:value-type="float" office:value="78012">
            <text:p>78012</text:p>
          </table:table-cell>
          <table:table-cell office:value-type="string" office:string-value="R780C13">
            <text:p>R780C13</text:p>
          </table:table-cell>
          <table:table-cell office:value-type="float" office:value="78014">
            <text:p>78014</text:p>
          </table:table-cell>
          <table:table-cell office:value-type="string" office:string-value="R780C15">
            <text:p>R780C15</text:p>
          </table:table-cell>
          <table:table-cell office:value-type="float" office:value="78016">
            <text:p>78016</text:p>
          </table:table-cell>
          <table:table-cell office:value-type="string" office:string-value="R780C17">
            <text:p>R780C17</text:p>
          </table:table-cell>
          <table:table-cell office:value-type="float" office:value="78018">
            <text:p>78018</text:p>
          </table:table-cell>
          <table:table-cell office:value-type="string" office:string-value="R780C19">
            <text:p>R780C19</text:p>
          </table:table-cell>
          <table:table-cell office:value-type="float" office:value="78020">
            <text:p>78020</text:p>
          </table:table-cell>
          <table:table-cell office:value-type="string" office:string-value="R780C21">
            <text:p>R780C21</text:p>
          </table:table-cell>
          <table:table-cell office:value-type="float" office:value="78022">
            <text:p>78022</text:p>
          </table:table-cell>
          <table:table-cell office:value-type="string" office:string-value="R780C23">
            <text:p>R780C23</text:p>
          </table:table-cell>
          <table:table-cell office:value-type="float" office:value="78024">
            <text:p>78024</text:p>
          </table:table-cell>
          <table:table-cell office:value-type="string" office:string-value="R780C25">
            <text:p>R780C25</text:p>
          </table:table-cell>
          <table:table-cell office:value-type="float" office:value="78026">
            <text:p>78026</text:p>
          </table:table-cell>
        </table:table-row>
        <table:table-row>
          <table:table-cell office:value-type="string" office:string-value="R781C1">
            <text:p>R781C1</text:p>
          </table:table-cell>
          <table:table-cell office:value-type="float" office:value="78102">
            <text:p>78102</text:p>
          </table:table-cell>
          <table:table-cell office:value-type="string" office:string-value="R781C3">
            <text:p>R781C3</text:p>
          </table:table-cell>
          <table:table-cell office:value-type="float" office:value="78104">
            <text:p>78104</text:p>
          </table:table-cell>
          <table:table-cell office:value-type="string" office:string-value="R781C5">
            <text:p>R781C5</text:p>
          </table:table-cell>
          <table:table-cell office:value-type="float" office:value="78106">
            <text:p>78106</text:p>
          </table:table-cell>
          <table:table-cell office:value-type="string" office:string-value="R781C7">
            <text:p>R781C7</text:p>
          </table:table-cell>
          <table:table-cell office:value-type="float" office:value="78108">
            <text:p>78108</text:p>
          </table:table-cell>
          <table:table-cell office:value-type="string" office:string-value="R781C9">
            <text:p>R781C9</text:p>
          </table:table-cell>
          <table:table-cell office:value-type="float" office:value="78110">
            <text:p>78110</text:p>
          </table:table-cell>
          <table:table-cell office:value-type="string" office:string-value="R781C11">
            <text:p>R781C11</text:p>
          </table:table-cell>
          <table:table-cell office:value-type="float" office:value="78112">
            <text:p>78112</text:p>
          </table:table-cell>
          <table:table-cell office:value-type="string" office:string-value="R781C13">
            <text:p>R781C13</text:p>
          </table:table-cell>
          <table:table-cell office:value-type="float" office:value="78114">
            <text:p>78114</text:p>
          </table:table-cell>
          <table:table-cell office:value-type="string" office:string-value="R781C15">
            <text:p>R781C15</text:p>
          </table:table-cell>
          <table:table-cell office:value-type="float" office:value="78116">
            <text:p>78116</text:p>
          </table:table-cell>
          <table:table-cell office:value-type="string" office:string-value="R781C17">
            <text:p>R781C17</text:p>
          </table:table-cell>
          <table:table-cell office:value-type="float" office:value="78118">
            <text:p>78118</text:p>
          </table:table-cell>
          <table:table-cell office:value-type="string" office:string-value="R781C19">
            <text:p>R781C19</text:p>
          </table:table-cell>
          <table:table-cell office:value-type="float" office:value="78120">
            <text:p>78120</text:p>
          </table:table-cell>
          <table:table-cell office:value-type="string" office:string-value="R781C21">
            <text:p>R781C21</text:p>
          </table:table-cell>
          <table:table-cell office:value-type="float" office:value="78122">
            <text:p>78122</text:p>
          </table:table-cell>
          <table:table-cell office:value-type="string" office:string-value="R781C23">
            <text:p>R781C23</text:p>
          </table:table-cell>
          <table:table-cell office:value-type="float" office:value="78124">
            <text:p>78124</text:p>
          </table:table-cell>
          <table:table-cell office:value-type="string" office:string-value="R781C25">
            <text:p>R781C25</text:p>
          </table:table-cell>
          <table:table-cell office:value-type="float" office:value="78126">
            <text:p>78126</text:p>
          </table:table-cell>
        </table:table-row>
        <table:table-row>
          <table:table-cell office:value-type="string" office:string-value="R782C1">
            <text:p>R782C1</text:p>
          </table:table-cell>
          <table:table-cell office:value-type="float" office:value="78202">
            <text:p>78202</text:p>
          </table:table-cell>
          <table:table-cell office:value-type="string" office:string-value="R782C3">
            <text:p>R782C3</text:p>
          </table:table-cell>
          <table:table-cell office:value-type="float" office:value="78204">
            <text:p>78204</text:p>
          </table:table-cell>
          <table:table-cell office:value-type="string" office:string-value="R782C5">
            <text:p>R782C5</text:p>
          </table:table-cell>
          <table:table-cell office:value-type="float" office:value="78206">
            <text:p>78206</text:p>
          </table:table-cell>
          <table:table-cell office:value-type="string" office:string-value="R782C7">
            <text:p>R782C7</text:p>
          </table:table-cell>
          <table:table-cell office:value-type="float" office:value="78208">
            <text:p>78208</text:p>
          </table:table-cell>
          <table:table-cell office:value-type="string" office:string-value="R782C9">
            <text:p>R782C9</text:p>
          </table:table-cell>
          <table:table-cell office:value-type="float" office:value="78210">
            <text:p>78210</text:p>
          </table:table-cell>
          <table:table-cell office:value-type="string" office:string-value="R782C11">
            <text:p>R782C11</text:p>
          </table:table-cell>
          <table:table-cell office:value-type="float" office:value="78212">
            <text:p>78212</text:p>
          </table:table-cell>
          <table:table-cell office:value-type="string" office:string-value="R782C13">
            <text:p>R782C13</text:p>
          </table:table-cell>
          <table:table-cell office:value-type="float" office:value="78214">
            <text:p>78214</text:p>
          </table:table-cell>
          <table:table-cell office:value-type="string" office:string-value="R782C15">
            <text:p>R782C15</text:p>
          </table:table-cell>
          <table:table-cell office:value-type="float" office:value="78216">
            <text:p>78216</text:p>
          </table:table-cell>
          <table:table-cell office:value-type="string" office:string-value="R782C17">
            <text:p>R782C17</text:p>
          </table:table-cell>
          <table:table-cell office:value-type="float" office:value="78218">
            <text:p>78218</text:p>
          </table:table-cell>
          <table:table-cell office:value-type="string" office:string-value="R782C19">
            <text:p>R782C19</text:p>
          </table:table-cell>
          <table:table-cell office:value-type="float" office:value="78220">
            <text:p>78220</text:p>
          </table:table-cell>
          <table:table-cell office:value-type="string" office:string-value="R782C21">
            <text:p>R782C21</text:p>
          </table:table-cell>
          <table:table-cell office:value-type="float" office:value="78222">
            <text:p>78222</text:p>
          </table:table-cell>
          <table:table-cell office:value-type="string" office:string-value="R782C23">
            <text:p>R782C23</text:p>
          </table:table-cell>
          <table:table-cell office:value-type="float" office:value="78224">
            <text:p>78224</text:p>
          </table:table-cell>
          <table:table-cell office:value-type="string" office:string-value="R782C25">
            <text:p>R782C25</text:p>
          </table:table-cell>
          <table:table-cell office:value-type="float" office:value="78226">
            <text:p>78226</text:p>
          </table:table-cell>
        </table:table-row>
        <table:table-row>
          <table:table-cell office:value-type="string" office:string-value="R783C1">
            <text:p>R783C1</text:p>
          </table:table-cell>
          <table:table-cell office:value-type="float" office:value="78302">
            <text:p>78302</text:p>
          </table:table-cell>
          <table:table-cell office:value-type="string" office:string-value="R783C3">
            <text:p>R783C3</text:p>
          </table:table-cell>
          <table:table-cell office:value-type="float" office:value="78304">
            <text:p>78304</text:p>
          </table:table-cell>
          <table:table-cell office:value-type="string" office:string-value="R783C5">
            <text:p>R783C5</text:p>
          </table:table-cell>
          <table:table-cell office:value-type="float" office:value="78306">
            <text:p>78306</text:p>
          </table:table-cell>
          <table:table-cell office:value-type="string" office:string-value="R783C7">
            <text:p>R783C7</text:p>
          </table:table-cell>
          <table:table-cell office:value-type="float" office:value="78308">
            <text:p>78308</text:p>
          </table:table-cell>
          <table:table-cell office:value-type="string" office:string-value="R783C9">
            <text:p>R783C9</text:p>
          </table:table-cell>
          <table:table-cell office:value-type="float" office:value="78310">
            <text:p>78310</text:p>
          </table:table-cell>
          <table:table-cell office:value-type="string" office:string-value="R783C11">
            <text:p>R783C11</text:p>
          </table:table-cell>
          <table:table-cell office:value-type="float" office:value="78312">
            <text:p>78312</text:p>
          </table:table-cell>
          <table:table-cell office:value-type="string" office:string-value="R783C13">
            <text:p>R783C13</text:p>
          </table:table-cell>
          <table:table-cell office:value-type="float" office:value="78314">
            <text:p>78314</text:p>
          </table:table-cell>
          <table:table-cell office:value-type="string" office:string-value="R783C15">
            <text:p>R783C15</text:p>
          </table:table-cell>
          <table:table-cell office:value-type="float" office:value="78316">
            <text:p>78316</text:p>
          </table:table-cell>
          <table:table-cell office:value-type="string" office:string-value="R783C17">
            <text:p>R783C17</text:p>
          </table:table-cell>
          <table:table-cell office:value-type="float" office:value="78318">
            <text:p>78318</text:p>
          </table:table-cell>
          <table:table-cell office:value-type="string" office:string-value="R783C19">
            <text:p>R783C19</text:p>
          </table:table-cell>
          <table:table-cell office:value-type="float" office:value="78320">
            <text:p>78320</text:p>
          </table:table-cell>
          <table:table-cell office:value-type="string" office:string-value="R783C21">
            <text:p>R783C21</text:p>
          </table:table-cell>
          <table:table-cell office:value-type="float" office:value="78322">
            <text:p>78322</text:p>
          </table:table-cell>
          <table:table-cell office:value-type="string" office:string-value="R783C23">
            <text:p>R783C23</text:p>
          </table:table-cell>
          <table:table-cell office:value-type="float" office:value="78324">
            <text:p>78324</text:p>
          </table:table-cell>
          <table:table-cell office:value-type="string" office:string-value="R783C25">
            <text:p>R783C25</text:p>
          </table:table-cell>
          <table:table-cell office:value-type="float" office:value="78326">
            <text:p>78326</text:p>
          </table:table-cell>
        </table:table-row>
        <table:table-row>
          <table:table-cell office:value-type="string" office:string-value="R784C1">
            <text:p>R784C1</text:p>
          </table:table-cell>
          <table:table-cell office:value-type="float" office:value="78402">
            <text:p>78402</text:p>
          </table:table-cell>
          <table:table-cell office:value-type="string" office:string-value="R784C3">
            <text:p>R784C3</text:p>
          </table:table-cell>
          <table:table-cell office:value-type="float" office:value="78404">
            <text:p>78404</text:p>
          </table:table-cell>
          <table:table-cell office:value-type="string" office:string-value="R784C5">
            <text:p>R784C5</text:p>
          </table:table-cell>
          <table:table-cell office:value-type="float" office:value="78406">
            <text:p>78406</text:p>
          </table:table-cell>
          <table:table-cell office:value-type="string" office:string-value="R784C7">
            <text:p>R784C7</text:p>
          </table:table-cell>
          <table:table-cell office:value-type="float" office:value="78408">
            <text:p>78408</text:p>
          </table:table-cell>
          <table:table-cell office:value-type="string" office:string-value="R784C9">
            <text:p>R784C9</text:p>
          </table:table-cell>
          <table:table-cell office:value-type="float" office:value="78410">
            <text:p>78410</text:p>
          </table:table-cell>
          <table:table-cell office:value-type="string" office:string-value="R784C11">
            <text:p>R784C11</text:p>
          </table:table-cell>
          <table:table-cell office:value-type="float" office:value="78412">
            <text:p>78412</text:p>
          </table:table-cell>
          <table:table-cell office:value-type="string" office:string-value="R784C13">
            <text:p>R784C13</text:p>
          </table:table-cell>
          <table:table-cell office:value-type="float" office:value="78414">
            <text:p>78414</text:p>
          </table:table-cell>
          <table:table-cell office:value-type="string" office:string-value="R784C15">
            <text:p>R784C15</text:p>
          </table:table-cell>
          <table:table-cell office:value-type="float" office:value="78416">
            <text:p>78416</text:p>
          </table:table-cell>
          <table:table-cell office:value-type="string" office:string-value="R784C17">
            <text:p>R784C17</text:p>
          </table:table-cell>
          <table:table-cell office:value-type="float" office:value="78418">
            <text:p>78418</text:p>
          </table:table-cell>
          <table:table-cell office:value-type="string" office:string-value="R784C19">
            <text:p>R784C19</text:p>
          </table:table-cell>
          <table:table-cell office:value-type="float" office:value="78420">
            <text:p>78420</text:p>
          </table:table-cell>
          <table:table-cell office:value-type="string" office:string-value="R784C21">
            <text:p>R784C21</text:p>
          </table:table-cell>
          <table:table-cell office:value-type="float" office:value="78422">
            <text:p>78422</text:p>
          </table:table-cell>
          <table:table-cell office:value-type="string" office:string-value="R784C23">
            <text:p>R784C23</text:p>
          </table:table-cell>
          <table:table-cell office:value-type="float" office:value="78424">
            <text:p>78424</text:p>
          </table:table-cell>
          <table:table-cell office:value-type="string" office:string-value="R784C25">
            <text:p>R784C25</text:p>
          </table:table-cell>
          <table:table-cell office:value-type="float" office:value="78426">
            <text:p>78426</text:p>
          </table:table-cell>
        </table:table-row>
        <table:table-row>
          <table:table-cell office:value-type="string" office:string-value="R785C1">
            <text:p>R785C1</text:p>
          </table:table-cell>
          <table:table-cell office:value-type="float" office:value="78502">
            <text:p>78502</text:p>
          </table:table-cell>
          <table:table-cell office:value-type="string" office:string-value="R785C3">
            <text:p>R785C3</text:p>
          </table:table-cell>
          <table:table-cell office:value-type="float" office:value="78504">
            <text:p>78504</text:p>
          </table:table-cell>
          <table:table-cell office:value-type="string" office:string-value="R785C5">
            <text:p>R785C5</text:p>
          </table:table-cell>
          <table:table-cell office:value-type="float" office:value="78506">
            <text:p>78506</text:p>
          </table:table-cell>
          <table:table-cell office:value-type="string" office:string-value="R785C7">
            <text:p>R785C7</text:p>
          </table:table-cell>
          <table:table-cell office:value-type="float" office:value="78508">
            <text:p>78508</text:p>
          </table:table-cell>
          <table:table-cell office:value-type="string" office:string-value="R785C9">
            <text:p>R785C9</text:p>
          </table:table-cell>
          <table:table-cell office:value-type="float" office:value="78510">
            <text:p>78510</text:p>
          </table:table-cell>
          <table:table-cell office:value-type="string" office:string-value="R785C11">
            <text:p>R785C11</text:p>
          </table:table-cell>
          <table:table-cell office:value-type="float" office:value="78512">
            <text:p>78512</text:p>
          </table:table-cell>
          <table:table-cell office:value-type="string" office:string-value="R785C13">
            <text:p>R785C13</text:p>
          </table:table-cell>
          <table:table-cell office:value-type="float" office:value="78514">
            <text:p>78514</text:p>
          </table:table-cell>
          <table:table-cell office:value-type="string" office:string-value="R785C15">
            <text:p>R785C15</text:p>
          </table:table-cell>
          <table:table-cell office:value-type="float" office:value="78516">
            <text:p>78516</text:p>
          </table:table-cell>
          <table:table-cell office:value-type="string" office:string-value="R785C17">
            <text:p>R785C17</text:p>
          </table:table-cell>
          <table:table-cell office:value-type="float" office:value="78518">
            <text:p>78518</text:p>
          </table:table-cell>
          <table:table-cell office:value-type="string" office:string-value="R785C19">
            <text:p>R785C19</text:p>
          </table:table-cell>
          <table:table-cell office:value-type="float" office:value="78520">
            <text:p>78520</text:p>
          </table:table-cell>
          <table:table-cell office:value-type="string" office:string-value="R785C21">
            <text:p>R785C21</text:p>
          </table:table-cell>
          <table:table-cell office:value-type="float" office:value="78522">
            <text:p>78522</text:p>
          </table:table-cell>
          <table:table-cell office:value-type="string" office:string-value="R785C23">
            <text:p>R785C23</text:p>
          </table:table-cell>
          <table:table-cell office:value-type="float" office:value="78524">
            <text:p>78524</text:p>
          </table:table-cell>
          <table:table-cell office:value-type="string" office:string-value="R785C25">
            <text:p>R785C25</text:p>
          </table:table-cell>
          <table:table-cell office:value-type="float" office:value="78526">
            <text:p>78526</text:p>
          </table:table-cell>
        </table:table-row>
        <table:table-row>
          <table:table-cell office:value-type="string" office:string-value="R786C1">
            <text:p>R786C1</text:p>
          </table:table-cell>
          <table:table-cell office:value-type="float" office:value="78602">
            <text:p>78602</text:p>
          </table:table-cell>
          <table:table-cell office:value-type="string" office:string-value="R786C3">
            <text:p>R786C3</text:p>
          </table:table-cell>
          <table:table-cell office:value-type="float" office:value="78604">
            <text:p>78604</text:p>
          </table:table-cell>
          <table:table-cell office:value-type="string" office:string-value="R786C5">
            <text:p>R786C5</text:p>
          </table:table-cell>
          <table:table-cell office:value-type="float" office:value="78606">
            <text:p>78606</text:p>
          </table:table-cell>
          <table:table-cell office:value-type="string" office:string-value="R786C7">
            <text:p>R786C7</text:p>
          </table:table-cell>
          <table:table-cell office:value-type="float" office:value="78608">
            <text:p>78608</text:p>
          </table:table-cell>
          <table:table-cell office:value-type="string" office:string-value="R786C9">
            <text:p>R786C9</text:p>
          </table:table-cell>
          <table:table-cell office:value-type="float" office:value="78610">
            <text:p>78610</text:p>
          </table:table-cell>
          <table:table-cell office:value-type="string" office:string-value="R786C11">
            <text:p>R786C11</text:p>
          </table:table-cell>
          <table:table-cell office:value-type="float" office:value="78612">
            <text:p>78612</text:p>
          </table:table-cell>
          <table:table-cell office:value-type="string" office:string-value="R786C13">
            <text:p>R786C13</text:p>
          </table:table-cell>
          <table:table-cell office:value-type="float" office:value="78614">
            <text:p>78614</text:p>
          </table:table-cell>
          <table:table-cell office:value-type="string" office:string-value="R786C15">
            <text:p>R786C15</text:p>
          </table:table-cell>
          <table:table-cell office:value-type="float" office:value="78616">
            <text:p>78616</text:p>
          </table:table-cell>
          <table:table-cell office:value-type="string" office:string-value="R786C17">
            <text:p>R786C17</text:p>
          </table:table-cell>
          <table:table-cell office:value-type="float" office:value="78618">
            <text:p>78618</text:p>
          </table:table-cell>
          <table:table-cell office:value-type="string" office:string-value="R786C19">
            <text:p>R786C19</text:p>
          </table:table-cell>
          <table:table-cell office:value-type="float" office:value="78620">
            <text:p>78620</text:p>
          </table:table-cell>
          <table:table-cell office:value-type="string" office:string-value="R786C21">
            <text:p>R786C21</text:p>
          </table:table-cell>
          <table:table-cell office:value-type="float" office:value="78622">
            <text:p>78622</text:p>
          </table:table-cell>
          <table:table-cell office:value-type="string" office:string-value="R786C23">
            <text:p>R786C23</text:p>
          </table:table-cell>
          <table:table-cell office:value-type="float" office:value="78624">
            <text:p>78624</text:p>
          </table:table-cell>
          <table:table-cell office:value-type="string" office:string-value="R786C25">
            <text:p>R786C25</text:p>
          </table:table-cell>
          <table:table-cell office:value-type="float" office:value="78626">
            <text:p>78626</text:p>
          </table:table-cell>
        </table:table-row>
        <table:table-row>
          <table:table-cell office:value-type="string" office:string-value="R787C1">
            <text:p>R787C1</text:p>
          </table:table-cell>
          <table:table-cell office:value-type="float" office:value="78702">
            <text:p>78702</text:p>
          </table:table-cell>
          <table:table-cell office:value-type="string" office:string-value="R787C3">
            <text:p>R787C3</text:p>
          </table:table-cell>
          <table:table-cell office:value-type="float" office:value="78704">
            <text:p>78704</text:p>
          </table:table-cell>
          <table:table-cell office:value-type="string" office:string-value="R787C5">
            <text:p>R787C5</text:p>
          </table:table-cell>
          <table:table-cell office:value-type="float" office:value="78706">
            <text:p>78706</text:p>
          </table:table-cell>
          <table:table-cell office:value-type="string" office:string-value="R787C7">
            <text:p>R787C7</text:p>
          </table:table-cell>
          <table:table-cell office:value-type="float" office:value="78708">
            <text:p>78708</text:p>
          </table:table-cell>
          <table:table-cell office:value-type="string" office:string-value="R787C9">
            <text:p>R787C9</text:p>
          </table:table-cell>
          <table:table-cell office:value-type="float" office:value="78710">
            <text:p>78710</text:p>
          </table:table-cell>
          <table:table-cell office:value-type="string" office:string-value="R787C11">
            <text:p>R787C11</text:p>
          </table:table-cell>
          <table:table-cell office:value-type="float" office:value="78712">
            <text:p>78712</text:p>
          </table:table-cell>
          <table:table-cell office:value-type="string" office:string-value="R787C13">
            <text:p>R787C13</text:p>
          </table:table-cell>
          <table:table-cell office:value-type="float" office:value="78714">
            <text:p>78714</text:p>
          </table:table-cell>
          <table:table-cell office:value-type="string" office:string-value="R787C15">
            <text:p>R787C15</text:p>
          </table:table-cell>
          <table:table-cell office:value-type="float" office:value="78716">
            <text:p>78716</text:p>
          </table:table-cell>
          <table:table-cell office:value-type="string" office:string-value="R787C17">
            <text:p>R787C17</text:p>
          </table:table-cell>
          <table:table-cell office:value-type="float" office:value="78718">
            <text:p>78718</text:p>
          </table:table-cell>
          <table:table-cell office:value-type="string" office:string-value="R787C19">
            <text:p>R787C19</text:p>
          </table:table-cell>
          <table:table-cell office:value-type="float" office:value="78720">
            <text:p>78720</text:p>
          </table:table-cell>
          <table:table-cell office:value-type="string" office:string-value="R787C21">
            <text:p>R787C21</text:p>
          </table:table-cell>
          <table:table-cell office:value-type="float" office:value="78722">
            <text:p>78722</text:p>
          </table:table-cell>
          <table:table-cell office:value-type="string" office:string-value="R787C23">
            <text:p>R787C23</text:p>
          </table:table-cell>
          <table:table-cell office:value-type="float" office:value="78724">
            <text:p>78724</text:p>
          </table:table-cell>
          <table:table-cell office:value-type="string" office:string-value="R787C25">
            <text:p>R787C25</text:p>
          </table:table-cell>
          <table:table-cell office:value-type="float" office:value="78726">
            <text:p>78726</text:p>
          </table:table-cell>
        </table:table-row>
        <table:table-row>
          <table:table-cell office:value-type="string" office:string-value="R788C1">
            <text:p>R788C1</text:p>
          </table:table-cell>
          <table:table-cell office:value-type="float" office:value="78802">
            <text:p>78802</text:p>
          </table:table-cell>
          <table:table-cell office:value-type="string" office:string-value="R788C3">
            <text:p>R788C3</text:p>
          </table:table-cell>
          <table:table-cell office:value-type="float" office:value="78804">
            <text:p>78804</text:p>
          </table:table-cell>
          <table:table-cell office:value-type="string" office:string-value="R788C5">
            <text:p>R788C5</text:p>
          </table:table-cell>
          <table:table-cell office:value-type="float" office:value="78806">
            <text:p>78806</text:p>
          </table:table-cell>
          <table:table-cell office:value-type="string" office:string-value="R788C7">
            <text:p>R788C7</text:p>
          </table:table-cell>
          <table:table-cell office:value-type="float" office:value="78808">
            <text:p>78808</text:p>
          </table:table-cell>
          <table:table-cell office:value-type="string" office:string-value="R788C9">
            <text:p>R788C9</text:p>
          </table:table-cell>
          <table:table-cell office:value-type="float" office:value="78810">
            <text:p>78810</text:p>
          </table:table-cell>
          <table:table-cell office:value-type="string" office:string-value="R788C11">
            <text:p>R788C11</text:p>
          </table:table-cell>
          <table:table-cell office:value-type="float" office:value="78812">
            <text:p>78812</text:p>
          </table:table-cell>
          <table:table-cell office:value-type="string" office:string-value="R788C13">
            <text:p>R788C13</text:p>
          </table:table-cell>
          <table:table-cell office:value-type="float" office:value="78814">
            <text:p>78814</text:p>
          </table:table-cell>
          <table:table-cell office:value-type="string" office:string-value="R788C15">
            <text:p>R788C15</text:p>
          </table:table-cell>
          <table:table-cell office:value-type="float" office:value="78816">
            <text:p>78816</text:p>
          </table:table-cell>
          <table:table-cell office:value-type="string" office:string-value="R788C17">
            <text:p>R788C17</text:p>
          </table:table-cell>
          <table:table-cell office:value-type="float" office:value="78818">
            <text:p>78818</text:p>
          </table:table-cell>
          <table:table-cell office:value-type="string" office:string-value="R788C19">
            <text:p>R788C19</text:p>
          </table:table-cell>
          <table:table-cell office:value-type="float" office:value="78820">
            <text:p>78820</text:p>
          </table:table-cell>
          <table:table-cell office:value-type="string" office:string-value="R788C21">
            <text:p>R788C21</text:p>
          </table:table-cell>
          <table:table-cell office:value-type="float" office:value="78822">
            <text:p>78822</text:p>
          </table:table-cell>
          <table:table-cell office:value-type="string" office:string-value="R788C23">
            <text:p>R788C23</text:p>
          </table:table-cell>
          <table:table-cell office:value-type="float" office:value="78824">
            <text:p>78824</text:p>
          </table:table-cell>
          <table:table-cell office:value-type="string" office:string-value="R788C25">
            <text:p>R788C25</text:p>
          </table:table-cell>
          <table:table-cell office:value-type="float" office:value="78826">
            <text:p>78826</text:p>
          </table:table-cell>
        </table:table-row>
        <table:table-row>
          <table:table-cell office:value-type="string" office:string-value="R789C1">
            <text:p>R789C1</text:p>
          </table:table-cell>
          <table:table-cell office:value-type="float" office:value="78902">
            <text:p>78902</text:p>
          </table:table-cell>
          <table:table-cell office:value-type="string" office:string-value="R789C3">
            <text:p>R789C3</text:p>
          </table:table-cell>
          <table:table-cell office:value-type="float" office:value="78904">
            <text:p>78904</text:p>
          </table:table-cell>
          <table:table-cell office:value-type="string" office:string-value="R789C5">
            <text:p>R789C5</text:p>
          </table:table-cell>
          <table:table-cell office:value-type="float" office:value="78906">
            <text:p>78906</text:p>
          </table:table-cell>
          <table:table-cell office:value-type="string" office:string-value="R789C7">
            <text:p>R789C7</text:p>
          </table:table-cell>
          <table:table-cell office:value-type="float" office:value="78908">
            <text:p>78908</text:p>
          </table:table-cell>
          <table:table-cell office:value-type="string" office:string-value="R789C9">
            <text:p>R789C9</text:p>
          </table:table-cell>
          <table:table-cell office:value-type="float" office:value="78910">
            <text:p>78910</text:p>
          </table:table-cell>
          <table:table-cell office:value-type="string" office:string-value="R789C11">
            <text:p>R789C11</text:p>
          </table:table-cell>
          <table:table-cell office:value-type="float" office:value="78912">
            <text:p>78912</text:p>
          </table:table-cell>
          <table:table-cell office:value-type="string" office:string-value="R789C13">
            <text:p>R789C13</text:p>
          </table:table-cell>
          <table:table-cell office:value-type="float" office:value="78914">
            <text:p>78914</text:p>
          </table:table-cell>
          <table:table-cell office:value-type="string" office:string-value="R789C15">
            <text:p>R789C15</text:p>
          </table:table-cell>
          <table:table-cell office:value-type="float" office:value="78916">
            <text:p>78916</text:p>
          </table:table-cell>
          <table:table-cell office:value-type="string" office:string-value="R789C17">
            <text:p>R789C17</text:p>
          </table:table-cell>
          <table:table-cell office:value-type="float" office:value="78918">
            <text:p>78918</text:p>
          </table:table-cell>
          <table:table-cell office:value-type="string" office:string-value="R789C19">
            <text:p>R789C19</text:p>
          </table:table-cell>
          <table:table-cell office:value-type="float" office:value="78920">
            <text:p>78920</text:p>
          </table:table-cell>
          <table:table-cell office:value-type="string" office:string-value="R789C21">
            <text:p>R789C21</text:p>
          </table:table-cell>
          <table:table-cell office:value-type="float" office:value="78922">
            <text:p>78922</text:p>
          </table:table-cell>
          <table:table-cell office:value-type="string" office:string-value="R789C23">
            <text:p>R789C23</text:p>
          </table:table-cell>
          <table:table-cell office:value-type="float" office:value="78924">
            <text:p>78924</text:p>
          </table:table-cell>
          <table:table-cell office:value-type="string" office:string-value="R789C25">
            <text:p>R789C25</text:p>
          </table:table-cell>
          <table:table-cell office:value-type="float" office:value="78926">
            <text:p>78926</text:p>
          </table:table-cell>
        </table:table-row>
        <table:table-row>
          <table:table-cell office:value-type="string" office:string-value="R790C1">
            <text:p>R790C1</text:p>
          </table:table-cell>
          <table:table-cell office:value-type="float" office:value="79002">
            <text:p>79002</text:p>
          </table:table-cell>
          <table:table-cell office:value-type="string" office:string-value="R790C3">
            <text:p>R790C3</text:p>
          </table:table-cell>
          <table:table-cell office:value-type="float" office:value="79004">
            <text:p>79004</text:p>
          </table:table-cell>
          <table:table-cell office:value-type="string" office:string-value="R790C5">
            <text:p>R790C5</text:p>
          </table:table-cell>
          <table:table-cell office:value-type="float" office:value="79006">
            <text:p>79006</text:p>
          </table:table-cell>
          <table:table-cell office:value-type="string" office:string-value="R790C7">
            <text:p>R790C7</text:p>
          </table:table-cell>
          <table:table-cell office:value-type="float" office:value="79008">
            <text:p>79008</text:p>
          </table:table-cell>
          <table:table-cell office:value-type="string" office:string-value="R790C9">
            <text:p>R790C9</text:p>
          </table:table-cell>
          <table:table-cell office:value-type="float" office:value="79010">
            <text:p>79010</text:p>
          </table:table-cell>
          <table:table-cell office:value-type="string" office:string-value="R790C11">
            <text:p>R790C11</text:p>
          </table:table-cell>
          <table:table-cell office:value-type="float" office:value="79012">
            <text:p>79012</text:p>
          </table:table-cell>
          <table:table-cell office:value-type="string" office:string-value="R790C13">
            <text:p>R790C13</text:p>
          </table:table-cell>
          <table:table-cell office:value-type="float" office:value="79014">
            <text:p>79014</text:p>
          </table:table-cell>
          <table:table-cell office:value-type="string" office:string-value="R790C15">
            <text:p>R790C15</text:p>
          </table:table-cell>
          <table:table-cell office:value-type="float" office:value="79016">
            <text:p>79016</text:p>
          </table:table-cell>
          <table:table-cell office:value-type="string" office:string-value="R790C17">
            <text:p>R790C17</text:p>
          </table:table-cell>
          <table:table-cell office:value-type="float" office:value="79018">
            <text:p>79018</text:p>
          </table:table-cell>
          <table:table-cell office:value-type="string" office:string-value="R790C19">
            <text:p>R790C19</text:p>
          </table:table-cell>
          <table:table-cell office:value-type="float" office:value="79020">
            <text:p>79020</text:p>
          </table:table-cell>
          <table:table-cell office:value-type="string" office:string-value="R790C21">
            <text:p>R790C21</text:p>
          </table:table-cell>
          <table:table-cell office:value-type="float" office:value="79022">
            <text:p>79022</text:p>
          </table:table-cell>
          <table:table-cell office:value-type="string" office:string-value="R790C23">
            <text:p>R790C23</text:p>
          </table:table-cell>
          <table:table-cell office:value-type="float" office:value="79024">
            <text:p>79024</text:p>
          </table:table-cell>
          <table:table-cell office:value-type="string" office:string-value="R790C25">
            <text:p>R790C25</text:p>
          </table:table-cell>
          <table:table-cell office:value-type="float" office:value="79026">
            <text:p>79026</text:p>
          </table:table-cell>
        </table:table-row>
        <table:table-row>
          <table:table-cell office:value-type="string" office:string-value="R791C1">
            <text:p>R791C1</text:p>
          </table:table-cell>
          <table:table-cell office:value-type="float" office:value="79102">
            <text:p>79102</text:p>
          </table:table-cell>
          <table:table-cell office:value-type="string" office:string-value="R791C3">
            <text:p>R791C3</text:p>
          </table:table-cell>
          <table:table-cell office:value-type="float" office:value="79104">
            <text:p>79104</text:p>
          </table:table-cell>
          <table:table-cell office:value-type="string" office:string-value="R791C5">
            <text:p>R791C5</text:p>
          </table:table-cell>
          <table:table-cell office:value-type="float" office:value="79106">
            <text:p>79106</text:p>
          </table:table-cell>
          <table:table-cell office:value-type="string" office:string-value="R791C7">
            <text:p>R791C7</text:p>
          </table:table-cell>
          <table:table-cell office:value-type="float" office:value="79108">
            <text:p>79108</text:p>
          </table:table-cell>
          <table:table-cell office:value-type="string" office:string-value="R791C9">
            <text:p>R791C9</text:p>
          </table:table-cell>
          <table:table-cell office:value-type="float" office:value="79110">
            <text:p>79110</text:p>
          </table:table-cell>
          <table:table-cell office:value-type="string" office:string-value="R791C11">
            <text:p>R791C11</text:p>
          </table:table-cell>
          <table:table-cell office:value-type="float" office:value="79112">
            <text:p>79112</text:p>
          </table:table-cell>
          <table:table-cell office:value-type="string" office:string-value="R791C13">
            <text:p>R791C13</text:p>
          </table:table-cell>
          <table:table-cell office:value-type="float" office:value="79114">
            <text:p>79114</text:p>
          </table:table-cell>
          <table:table-cell office:value-type="string" office:string-value="R791C15">
            <text:p>R791C15</text:p>
          </table:table-cell>
          <table:table-cell office:value-type="float" office:value="79116">
            <text:p>79116</text:p>
          </table:table-cell>
          <table:table-cell office:value-type="string" office:string-value="R791C17">
            <text:p>R791C17</text:p>
          </table:table-cell>
          <table:table-cell office:value-type="float" office:value="79118">
            <text:p>79118</text:p>
          </table:table-cell>
          <table:table-cell office:value-type="string" office:string-value="R791C19">
            <text:p>R791C19</text:p>
          </table:table-cell>
          <table:table-cell office:value-type="float" office:value="79120">
            <text:p>79120</text:p>
          </table:table-cell>
          <table:table-cell office:value-type="string" office:string-value="R791C21">
            <text:p>R791C21</text:p>
          </table:table-cell>
          <table:table-cell office:value-type="float" office:value="79122">
            <text:p>79122</text:p>
          </table:table-cell>
          <table:table-cell office:value-type="string" office:string-value="R791C23">
            <text:p>R791C23</text:p>
          </table:table-cell>
          <table:table-cell office:value-type="float" office:value="79124">
            <text:p>79124</text:p>
          </table:table-cell>
          <table:table-cell office:value-type="string" office:string-value="R791C25">
            <text:p>R791C25</text:p>
          </table:table-cell>
          <table:table-cell office:value-type="float" office:value="79126">
            <text:p>79126</text:p>
          </table:table-cell>
        </table:table-row>
        <table:table-row>
          <table:table-cell office:value-type="string" office:string-value="R792C1">
            <text:p>R792C1</text:p>
          </table:table-cell>
          <table:table-cell office:value-type="float" office:value="79202">
            <text:p>79202</text:p>
          </table:table-cell>
          <table:table-cell office:value-type="string" office:string-value="R792C3">
            <text:p>R792C3</text:p>
          </table:table-cell>
          <table:table-cell office:value-type="float" office:value="79204">
            <text:p>79204</text:p>
          </table:table-cell>
          <table:table-cell office:value-type="string" office:string-value="R792C5">
            <text:p>R792C5</text:p>
          </table:table-cell>
          <table:table-cell office:value-type="float" office:value="79206">
            <text:p>79206</text:p>
          </table:table-cell>
          <table:table-cell office:value-type="string" office:string-value="R792C7">
            <text:p>R792C7</text:p>
          </table:table-cell>
          <table:table-cell office:value-type="float" office:value="79208">
            <text:p>79208</text:p>
          </table:table-cell>
          <table:table-cell office:value-type="string" office:string-value="R792C9">
            <text:p>R792C9</text:p>
          </table:table-cell>
          <table:table-cell office:value-type="float" office:value="79210">
            <text:p>79210</text:p>
          </table:table-cell>
          <table:table-cell office:value-type="string" office:string-value="R792C11">
            <text:p>R792C11</text:p>
          </table:table-cell>
          <table:table-cell office:value-type="float" office:value="79212">
            <text:p>79212</text:p>
          </table:table-cell>
          <table:table-cell office:value-type="string" office:string-value="R792C13">
            <text:p>R792C13</text:p>
          </table:table-cell>
          <table:table-cell office:value-type="float" office:value="79214">
            <text:p>79214</text:p>
          </table:table-cell>
          <table:table-cell office:value-type="string" office:string-value="R792C15">
            <text:p>R792C15</text:p>
          </table:table-cell>
          <table:table-cell office:value-type="float" office:value="79216">
            <text:p>79216</text:p>
          </table:table-cell>
          <table:table-cell office:value-type="string" office:string-value="R792C17">
            <text:p>R792C17</text:p>
          </table:table-cell>
          <table:table-cell office:value-type="float" office:value="79218">
            <text:p>79218</text:p>
          </table:table-cell>
          <table:table-cell office:value-type="string" office:string-value="R792C19">
            <text:p>R792C19</text:p>
          </table:table-cell>
          <table:table-cell office:value-type="float" office:value="79220">
            <text:p>79220</text:p>
          </table:table-cell>
          <table:table-cell office:value-type="string" office:string-value="R792C21">
            <text:p>R792C21</text:p>
          </table:table-cell>
          <table:table-cell office:value-type="float" office:value="79222">
            <text:p>79222</text:p>
          </table:table-cell>
          <table:table-cell office:value-type="string" office:string-value="R792C23">
            <text:p>R792C23</text:p>
          </table:table-cell>
          <table:table-cell office:value-type="float" office:value="79224">
            <text:p>79224</text:p>
          </table:table-cell>
          <table:table-cell office:value-type="string" office:string-value="R792C25">
            <text:p>R792C25</text:p>
          </table:table-cell>
          <table:table-cell office:value-type="float" office:value="79226">
            <text:p>79226</text:p>
          </table:table-cell>
        </table:table-row>
        <table:table-row>
          <table:table-cell office:value-type="string" office:string-value="R793C1">
            <text:p>R793C1</text:p>
          </table:table-cell>
          <table:table-cell office:value-type="float" office:value="79302">
            <text:p>79302</text:p>
          </table:table-cell>
          <table:table-cell office:value-type="string" office:string-value="R793C3">
            <text:p>R793C3</text:p>
          </table:table-cell>
          <table:table-cell office:value-type="float" office:value="79304">
            <text:p>79304</text:p>
          </table:table-cell>
          <table:table-cell office:value-type="string" office:string-value="R793C5">
            <text:p>R793C5</text:p>
          </table:table-cell>
          <table:table-cell office:value-type="float" office:value="79306">
            <text:p>79306</text:p>
          </table:table-cell>
          <table:table-cell office:value-type="string" office:string-value="R793C7">
            <text:p>R793C7</text:p>
          </table:table-cell>
          <table:table-cell office:value-type="float" office:value="79308">
            <text:p>79308</text:p>
          </table:table-cell>
          <table:table-cell office:value-type="string" office:string-value="R793C9">
            <text:p>R793C9</text:p>
          </table:table-cell>
          <table:table-cell office:value-type="float" office:value="79310">
            <text:p>79310</text:p>
          </table:table-cell>
          <table:table-cell office:value-type="string" office:string-value="R793C11">
            <text:p>R793C11</text:p>
          </table:table-cell>
          <table:table-cell office:value-type="float" office:value="79312">
            <text:p>79312</text:p>
          </table:table-cell>
          <table:table-cell office:value-type="string" office:string-value="R793C13">
            <text:p>R793C13</text:p>
          </table:table-cell>
          <table:table-cell office:value-type="float" office:value="79314">
            <text:p>79314</text:p>
          </table:table-cell>
          <table:table-cell office:value-type="string" office:string-value="R793C15">
            <text:p>R793C15</text:p>
          </table:table-cell>
          <table:table-cell office:value-type="float" office:value="79316">
            <text:p>79316</text:p>
          </table:table-cell>
          <table:table-cell office:value-type="string" office:string-value="R793C17">
            <text:p>R793C17</text:p>
          </table:table-cell>
          <table:table-cell office:value-type="float" office:value="79318">
            <text:p>79318</text:p>
          </table:table-cell>
          <table:table-cell office:value-type="string" office:string-value="R793C19">
            <text:p>R793C19</text:p>
          </table:table-cell>
          <table:table-cell office:value-type="float" office:value="79320">
            <text:p>79320</text:p>
          </table:table-cell>
          <table:table-cell office:value-type="string" office:string-value="R793C21">
            <text:p>R793C21</text:p>
          </table:table-cell>
          <table:table-cell office:value-type="float" office:value="79322">
            <text:p>79322</text:p>
          </table:table-cell>
          <table:table-cell office:value-type="string" office:string-value="R793C23">
            <text:p>R793C23</text:p>
          </table:table-cell>
          <table:table-cell office:value-type="float" office:value="79324">
            <text:p>79324</text:p>
          </table:table-cell>
          <table:table-cell office:value-type="string" office:string-value="R793C25">
            <text:p>R793C25</text:p>
          </table:table-cell>
          <table:table-cell office:value-type="float" office:value="79326">
            <text:p>79326</text:p>
          </table:table-cell>
        </table:table-row>
        <table:table-row>
          <table:table-cell office:value-type="string" office:string-value="R794C1">
            <text:p>R794C1</text:p>
          </table:table-cell>
          <table:table-cell office:value-type="float" office:value="79402">
            <text:p>79402</text:p>
          </table:table-cell>
          <table:table-cell office:value-type="string" office:string-value="R794C3">
            <text:p>R794C3</text:p>
          </table:table-cell>
          <table:table-cell office:value-type="float" office:value="79404">
            <text:p>79404</text:p>
          </table:table-cell>
          <table:table-cell office:value-type="string" office:string-value="R794C5">
            <text:p>R794C5</text:p>
          </table:table-cell>
          <table:table-cell office:value-type="float" office:value="79406">
            <text:p>79406</text:p>
          </table:table-cell>
          <table:table-cell office:value-type="string" office:string-value="R794C7">
            <text:p>R794C7</text:p>
          </table:table-cell>
          <table:table-cell office:value-type="float" office:value="79408">
            <text:p>79408</text:p>
          </table:table-cell>
          <table:table-cell office:value-type="string" office:string-value="R794C9">
            <text:p>R794C9</text:p>
          </table:table-cell>
          <table:table-cell office:value-type="float" office:value="79410">
            <text:p>79410</text:p>
          </table:table-cell>
          <table:table-cell office:value-type="string" office:string-value="R794C11">
            <text:p>R794C11</text:p>
          </table:table-cell>
          <table:table-cell office:value-type="float" office:value="79412">
            <text:p>79412</text:p>
          </table:table-cell>
          <table:table-cell office:value-type="string" office:string-value="R794C13">
            <text:p>R794C13</text:p>
          </table:table-cell>
          <table:table-cell office:value-type="float" office:value="79414">
            <text:p>79414</text:p>
          </table:table-cell>
          <table:table-cell office:value-type="string" office:string-value="R794C15">
            <text:p>R794C15</text:p>
          </table:table-cell>
          <table:table-cell office:value-type="float" office:value="79416">
            <text:p>79416</text:p>
          </table:table-cell>
          <table:table-cell office:value-type="string" office:string-value="R794C17">
            <text:p>R794C17</text:p>
          </table:table-cell>
          <table:table-cell office:value-type="float" office:value="79418">
            <text:p>79418</text:p>
          </table:table-cell>
          <table:table-cell office:value-type="string" office:string-value="R794C19">
            <text:p>R794C19</text:p>
          </table:table-cell>
          <table:table-cell office:value-type="float" office:value="79420">
            <text:p>79420</text:p>
          </table:table-cell>
          <table:table-cell office:value-type="string" office:string-value="R794C21">
            <text:p>R794C21</text:p>
          </table:table-cell>
          <table:table-cell office:value-type="float" office:value="79422">
            <text:p>79422</text:p>
          </table:table-cell>
          <table:table-cell office:value-type="string" office:string-value="R794C23">
            <text:p>R794C23</text:p>
          </table:table-cell>
          <table:table-cell office:value-type="float" office:value="79424">
            <text:p>79424</text:p>
          </table:table-cell>
          <table:table-cell office:value-type="string" office:string-value="R794C25">
            <text:p>R794C25</text:p>
          </table:table-cell>
          <table:table-cell office:value-type="float" office:value="79426">
            <text:p>79426</text:p>
          </table:table-cell>
        </table:table-row>
        <table:table-row>
          <table:table-cell office:value-type="string" office:string-value="R795C1">
            <text:p>R795C1</text:p>
          </table:table-cell>
          <table:table-cell office:value-type="float" office:value="79502">
            <text:p>79502</text:p>
          </table:table-cell>
          <table:table-cell office:value-type="string" office:string-value="R795C3">
            <text:p>R795C3</text:p>
          </table:table-cell>
          <table:table-cell office:value-type="float" office:value="79504">
            <text:p>79504</text:p>
          </table:table-cell>
          <table:table-cell office:value-type="string" office:string-value="R795C5">
            <text:p>R795C5</text:p>
          </table:table-cell>
          <table:table-cell office:value-type="float" office:value="79506">
            <text:p>79506</text:p>
          </table:table-cell>
          <table:table-cell office:value-type="string" office:string-value="R795C7">
            <text:p>R795C7</text:p>
          </table:table-cell>
          <table:table-cell office:value-type="float" office:value="79508">
            <text:p>79508</text:p>
          </table:table-cell>
          <table:table-cell office:value-type="string" office:string-value="R795C9">
            <text:p>R795C9</text:p>
          </table:table-cell>
          <table:table-cell office:value-type="float" office:value="79510">
            <text:p>79510</text:p>
          </table:table-cell>
          <table:table-cell office:value-type="string" office:string-value="R795C11">
            <text:p>R795C11</text:p>
          </table:table-cell>
          <table:table-cell office:value-type="float" office:value="79512">
            <text:p>79512</text:p>
          </table:table-cell>
          <table:table-cell office:value-type="string" office:string-value="R795C13">
            <text:p>R795C13</text:p>
          </table:table-cell>
          <table:table-cell office:value-type="float" office:value="79514">
            <text:p>79514</text:p>
          </table:table-cell>
          <table:table-cell office:value-type="string" office:string-value="R795C15">
            <text:p>R795C15</text:p>
          </table:table-cell>
          <table:table-cell office:value-type="float" office:value="79516">
            <text:p>79516</text:p>
          </table:table-cell>
          <table:table-cell office:value-type="string" office:string-value="R795C17">
            <text:p>R795C17</text:p>
          </table:table-cell>
          <table:table-cell office:value-type="float" office:value="79518">
            <text:p>79518</text:p>
          </table:table-cell>
          <table:table-cell office:value-type="string" office:string-value="R795C19">
            <text:p>R795C19</text:p>
          </table:table-cell>
          <table:table-cell office:value-type="float" office:value="79520">
            <text:p>79520</text:p>
          </table:table-cell>
          <table:table-cell office:value-type="string" office:string-value="R795C21">
            <text:p>R795C21</text:p>
          </table:table-cell>
          <table:table-cell office:value-type="float" office:value="79522">
            <text:p>79522</text:p>
          </table:table-cell>
          <table:table-cell office:value-type="string" office:string-value="R795C23">
            <text:p>R795C23</text:p>
          </table:table-cell>
          <table:table-cell office:value-type="float" office:value="79524">
            <text:p>79524</text:p>
          </table:table-cell>
          <table:table-cell office:value-type="string" office:string-value="R795C25">
            <text:p>R795C25</text:p>
          </table:table-cell>
          <table:table-cell office:value-type="float" office:value="79526">
            <text:p>79526</text:p>
          </table:table-cell>
        </table:table-row>
        <table:table-row>
          <table:table-cell office:value-type="string" office:string-value="R796C1">
            <text:p>R796C1</text:p>
          </table:table-cell>
          <table:table-cell office:value-type="float" office:value="79602">
            <text:p>79602</text:p>
          </table:table-cell>
          <table:table-cell office:value-type="string" office:string-value="R796C3">
            <text:p>R796C3</text:p>
          </table:table-cell>
          <table:table-cell office:value-type="float" office:value="79604">
            <text:p>79604</text:p>
          </table:table-cell>
          <table:table-cell office:value-type="string" office:string-value="R796C5">
            <text:p>R796C5</text:p>
          </table:table-cell>
          <table:table-cell office:value-type="float" office:value="79606">
            <text:p>79606</text:p>
          </table:table-cell>
          <table:table-cell office:value-type="string" office:string-value="R796C7">
            <text:p>R796C7</text:p>
          </table:table-cell>
          <table:table-cell office:value-type="float" office:value="79608">
            <text:p>79608</text:p>
          </table:table-cell>
          <table:table-cell office:value-type="string" office:string-value="R796C9">
            <text:p>R796C9</text:p>
          </table:table-cell>
          <table:table-cell office:value-type="float" office:value="79610">
            <text:p>79610</text:p>
          </table:table-cell>
          <table:table-cell office:value-type="string" office:string-value="R796C11">
            <text:p>R796C11</text:p>
          </table:table-cell>
          <table:table-cell office:value-type="float" office:value="79612">
            <text:p>79612</text:p>
          </table:table-cell>
          <table:table-cell office:value-type="string" office:string-value="R796C13">
            <text:p>R796C13</text:p>
          </table:table-cell>
          <table:table-cell office:value-type="float" office:value="79614">
            <text:p>79614</text:p>
          </table:table-cell>
          <table:table-cell office:value-type="string" office:string-value="R796C15">
            <text:p>R796C15</text:p>
          </table:table-cell>
          <table:table-cell office:value-type="float" office:value="79616">
            <text:p>79616</text:p>
          </table:table-cell>
          <table:table-cell office:value-type="string" office:string-value="R796C17">
            <text:p>R796C17</text:p>
          </table:table-cell>
          <table:table-cell office:value-type="float" office:value="79618">
            <text:p>79618</text:p>
          </table:table-cell>
          <table:table-cell office:value-type="string" office:string-value="R796C19">
            <text:p>R796C19</text:p>
          </table:table-cell>
          <table:table-cell office:value-type="float" office:value="79620">
            <text:p>79620</text:p>
          </table:table-cell>
          <table:table-cell office:value-type="string" office:string-value="R796C21">
            <text:p>R796C21</text:p>
          </table:table-cell>
          <table:table-cell office:value-type="float" office:value="79622">
            <text:p>79622</text:p>
          </table:table-cell>
          <table:table-cell office:value-type="string" office:string-value="R796C23">
            <text:p>R796C23</text:p>
          </table:table-cell>
          <table:table-cell office:value-type="float" office:value="79624">
            <text:p>79624</text:p>
          </table:table-cell>
          <table:table-cell office:value-type="string" office:string-value="R796C25">
            <text:p>R796C25</text:p>
          </table:table-cell>
          <table:table-cell office:value-type="float" office:value="79626">
            <text:p>79626</text:p>
          </table:table-cell>
        </table:table-row>
        <table:table-row>
          <table:table-cell office:value-type="string" office:string-value="R797C1">
            <text:p>R797C1</text:p>
          </table:table-cell>
          <table:table-cell office:value-type="float" office:value="79702">
            <text:p>79702</text:p>
          </table:table-cell>
          <table:table-cell office:value-type="string" office:string-value="R797C3">
            <text:p>R797C3</text:p>
          </table:table-cell>
          <table:table-cell office:value-type="float" office:value="79704">
            <text:p>79704</text:p>
          </table:table-cell>
          <table:table-cell office:value-type="string" office:string-value="R797C5">
            <text:p>R797C5</text:p>
          </table:table-cell>
          <table:table-cell office:value-type="float" office:value="79706">
            <text:p>79706</text:p>
          </table:table-cell>
          <table:table-cell office:value-type="string" office:string-value="R797C7">
            <text:p>R797C7</text:p>
          </table:table-cell>
          <table:table-cell office:value-type="float" office:value="79708">
            <text:p>79708</text:p>
          </table:table-cell>
          <table:table-cell office:value-type="string" office:string-value="R797C9">
            <text:p>R797C9</text:p>
          </table:table-cell>
          <table:table-cell office:value-type="float" office:value="79710">
            <text:p>79710</text:p>
          </table:table-cell>
          <table:table-cell office:value-type="string" office:string-value="R797C11">
            <text:p>R797C11</text:p>
          </table:table-cell>
          <table:table-cell office:value-type="float" office:value="79712">
            <text:p>79712</text:p>
          </table:table-cell>
          <table:table-cell office:value-type="string" office:string-value="R797C13">
            <text:p>R797C13</text:p>
          </table:table-cell>
          <table:table-cell office:value-type="float" office:value="79714">
            <text:p>79714</text:p>
          </table:table-cell>
          <table:table-cell office:value-type="string" office:string-value="R797C15">
            <text:p>R797C15</text:p>
          </table:table-cell>
          <table:table-cell office:value-type="float" office:value="79716">
            <text:p>79716</text:p>
          </table:table-cell>
          <table:table-cell office:value-type="string" office:string-value="R797C17">
            <text:p>R797C17</text:p>
          </table:table-cell>
          <table:table-cell office:value-type="float" office:value="79718">
            <text:p>79718</text:p>
          </table:table-cell>
          <table:table-cell office:value-type="string" office:string-value="R797C19">
            <text:p>R797C19</text:p>
          </table:table-cell>
          <table:table-cell office:value-type="float" office:value="79720">
            <text:p>79720</text:p>
          </table:table-cell>
          <table:table-cell office:value-type="string" office:string-value="R797C21">
            <text:p>R797C21</text:p>
          </table:table-cell>
          <table:table-cell office:value-type="float" office:value="79722">
            <text:p>79722</text:p>
          </table:table-cell>
          <table:table-cell office:value-type="string" office:string-value="R797C23">
            <text:p>R797C23</text:p>
          </table:table-cell>
          <table:table-cell office:value-type="float" office:value="79724">
            <text:p>79724</text:p>
          </table:table-cell>
          <table:table-cell office:value-type="string" office:string-value="R797C25">
            <text:p>R797C25</text:p>
          </table:table-cell>
          <table:table-cell office:value-type="float" office:value="79726">
            <text:p>79726</text:p>
          </table:table-cell>
        </table:table-row>
        <table:table-row>
          <table:table-cell office:value-type="string" office:string-value="R798C1">
            <text:p>R798C1</text:p>
          </table:table-cell>
          <table:table-cell office:value-type="float" office:value="79802">
            <text:p>79802</text:p>
          </table:table-cell>
          <table:table-cell office:value-type="string" office:string-value="R798C3">
            <text:p>R798C3</text:p>
          </table:table-cell>
          <table:table-cell office:value-type="float" office:value="79804">
            <text:p>79804</text:p>
          </table:table-cell>
          <table:table-cell office:value-type="string" office:string-value="R798C5">
            <text:p>R798C5</text:p>
          </table:table-cell>
          <table:table-cell office:value-type="float" office:value="79806">
            <text:p>79806</text:p>
          </table:table-cell>
          <table:table-cell office:value-type="string" office:string-value="R798C7">
            <text:p>R798C7</text:p>
          </table:table-cell>
          <table:table-cell office:value-type="float" office:value="79808">
            <text:p>79808</text:p>
          </table:table-cell>
          <table:table-cell office:value-type="string" office:string-value="R798C9">
            <text:p>R798C9</text:p>
          </table:table-cell>
          <table:table-cell office:value-type="float" office:value="79810">
            <text:p>79810</text:p>
          </table:table-cell>
          <table:table-cell office:value-type="string" office:string-value="R798C11">
            <text:p>R798C11</text:p>
          </table:table-cell>
          <table:table-cell office:value-type="float" office:value="79812">
            <text:p>79812</text:p>
          </table:table-cell>
          <table:table-cell office:value-type="string" office:string-value="R798C13">
            <text:p>R798C13</text:p>
          </table:table-cell>
          <table:table-cell office:value-type="float" office:value="79814">
            <text:p>79814</text:p>
          </table:table-cell>
          <table:table-cell office:value-type="string" office:string-value="R798C15">
            <text:p>R798C15</text:p>
          </table:table-cell>
          <table:table-cell office:value-type="float" office:value="79816">
            <text:p>79816</text:p>
          </table:table-cell>
          <table:table-cell office:value-type="string" office:string-value="R798C17">
            <text:p>R798C17</text:p>
          </table:table-cell>
          <table:table-cell office:value-type="float" office:value="79818">
            <text:p>79818</text:p>
          </table:table-cell>
          <table:table-cell office:value-type="string" office:string-value="R798C19">
            <text:p>R798C19</text:p>
          </table:table-cell>
          <table:table-cell office:value-type="float" office:value="79820">
            <text:p>79820</text:p>
          </table:table-cell>
          <table:table-cell office:value-type="string" office:string-value="R798C21">
            <text:p>R798C21</text:p>
          </table:table-cell>
          <table:table-cell office:value-type="float" office:value="79822">
            <text:p>79822</text:p>
          </table:table-cell>
          <table:table-cell office:value-type="string" office:string-value="R798C23">
            <text:p>R798C23</text:p>
          </table:table-cell>
          <table:table-cell office:value-type="float" office:value="79824">
            <text:p>79824</text:p>
          </table:table-cell>
          <table:table-cell office:value-type="string" office:string-value="R798C25">
            <text:p>R798C25</text:p>
          </table:table-cell>
          <table:table-cell office:value-type="float" office:value="79826">
            <text:p>79826</text:p>
          </table:table-cell>
        </table:table-row>
        <table:table-row>
          <table:table-cell office:value-type="string" office:string-value="R799C1">
            <text:p>R799C1</text:p>
          </table:table-cell>
          <table:table-cell office:value-type="float" office:value="79902">
            <text:p>79902</text:p>
          </table:table-cell>
          <table:table-cell office:value-type="string" office:string-value="R799C3">
            <text:p>R799C3</text:p>
          </table:table-cell>
          <table:table-cell office:value-type="float" office:value="79904">
            <text:p>79904</text:p>
          </table:table-cell>
          <table:table-cell office:value-type="string" office:string-value="R799C5">
            <text:p>R799C5</text:p>
          </table:table-cell>
          <table:table-cell office:value-type="float" office:value="79906">
            <text:p>79906</text:p>
          </table:table-cell>
          <table:table-cell office:value-type="string" office:string-value="R799C7">
            <text:p>R799C7</text:p>
          </table:table-cell>
          <table:table-cell office:value-type="float" office:value="79908">
            <text:p>79908</text:p>
          </table:table-cell>
          <table:table-cell office:value-type="string" office:string-value="R799C9">
            <text:p>R799C9</text:p>
          </table:table-cell>
          <table:table-cell office:value-type="float" office:value="79910">
            <text:p>79910</text:p>
          </table:table-cell>
          <table:table-cell office:value-type="string" office:string-value="R799C11">
            <text:p>R799C11</text:p>
          </table:table-cell>
          <table:table-cell office:value-type="float" office:value="79912">
            <text:p>79912</text:p>
          </table:table-cell>
          <table:table-cell office:value-type="string" office:string-value="R799C13">
            <text:p>R799C13</text:p>
          </table:table-cell>
          <table:table-cell office:value-type="float" office:value="79914">
            <text:p>79914</text:p>
          </table:table-cell>
          <table:table-cell office:value-type="string" office:string-value="R799C15">
            <text:p>R799C15</text:p>
          </table:table-cell>
          <table:table-cell office:value-type="float" office:value="79916">
            <text:p>79916</text:p>
          </table:table-cell>
          <table:table-cell office:value-type="string" office:string-value="R799C17">
            <text:p>R799C17</text:p>
          </table:table-cell>
          <table:table-cell office:value-type="float" office:value="79918">
            <text:p>79918</text:p>
          </table:table-cell>
          <table:table-cell office:value-type="string" office:string-value="R799C19">
            <text:p>R799C19</text:p>
          </table:table-cell>
          <table:table-cell office:value-type="float" office:value="79920">
            <text:p>79920</text:p>
          </table:table-cell>
          <table:table-cell office:value-type="string" office:string-value="R799C21">
            <text:p>R799C21</text:p>
          </table:table-cell>
          <table:table-cell office:value-type="float" office:value="79922">
            <text:p>79922</text:p>
          </table:table-cell>
          <table:table-cell office:value-type="string" office:string-value="R799C23">
            <text:p>R799C23</text:p>
          </table:table-cell>
          <table:table-cell office:value-type="float" office:value="79924">
            <text:p>79924</text:p>
          </table:table-cell>
          <table:table-cell office:value-type="string" office:string-value="R799C25">
            <text:p>R799C25</text:p>
          </table:table-cell>
          <table:table-cell office:value-type="float" office:value="79926">
            <text:p>79926</text:p>
          </table:table-cell>
        </table:table-row>
        <table:table-row>
          <table:table-cell office:value-type="string" office:string-value="R800C1">
            <text:p>R800C1</text:p>
          </table:table-cell>
          <table:table-cell office:value-type="float" office:value="80002">
            <text:p>80002</text:p>
          </table:table-cell>
          <table:table-cell office:value-type="string" office:string-value="R800C3">
            <text:p>R800C3</text:p>
          </table:table-cell>
          <table:table-cell office:value-type="float" office:value="80004">
            <text:p>80004</text:p>
          </table:table-cell>
          <table:table-cell office:value-type="string" office:string-value="R800C5">
            <text:p>R800C5</text:p>
          </table:table-cell>
          <table:table-cell office:value-type="float" office:value="80006">
            <text:p>80006</text:p>
          </table:table-cell>
          <table:table-cell office:value-type="string" office:string-value="R800C7">
            <text:p>R800C7</text:p>
          </table:table-cell>
          <table:table-cell office:value-type="float" office:value="80008">
            <text:p>80008</text:p>
          </table:table-cell>
          <table:table-cell office:value-type="string" office:string-value="R800C9">
            <text:p>R800C9</text:p>
          </table:table-cell>
          <table:table-cell office:value-type="float" office:value="80010">
            <text:p>80010</text:p>
          </table:table-cell>
          <table:table-cell office:value-type="string" office:string-value="R800C11">
            <text:p>R800C11</text:p>
          </table:table-cell>
          <table:table-cell office:value-type="float" office:value="80012">
            <text:p>80012</text:p>
          </table:table-cell>
          <table:table-cell office:value-type="string" office:string-value="R800C13">
            <text:p>R800C13</text:p>
          </table:table-cell>
          <table:table-cell office:value-type="float" office:value="80014">
            <text:p>80014</text:p>
          </table:table-cell>
          <table:table-cell office:value-type="string" office:string-value="R800C15">
            <text:p>R800C15</text:p>
          </table:table-cell>
          <table:table-cell office:value-type="float" office:value="80016">
            <text:p>80016</text:p>
          </table:table-cell>
          <table:table-cell office:value-type="string" office:string-value="R800C17">
            <text:p>R800C17</text:p>
          </table:table-cell>
          <table:table-cell office:value-type="float" office:value="80018">
            <text:p>80018</text:p>
          </table:table-cell>
          <table:table-cell office:value-type="string" office:string-value="R800C19">
            <text:p>R800C19</text:p>
          </table:table-cell>
          <table:table-cell office:value-type="float" office:value="80020">
            <text:p>80020</text:p>
          </table:table-cell>
          <table:table-cell office:value-type="string" office:string-value="R800C21">
            <text:p>R800C21</text:p>
          </table:table-cell>
          <table:table-cell office:value-type="float" office:value="80022">
            <text:p>80022</text:p>
          </table:table-cell>
          <table:table-cell office:value-type="string" office:string-value="R800C23">
            <text:p>R800C23</text:p>
          </table:table-cell>
          <table:table-cell office:value-type="float" office:value="80024">
            <text:p>80024</text:p>
          </table:table-cell>
          <table:table-cell office:value-type="string" office:string-value="R800C25">
            <text:p>R800C25</text:p>
          </table:table-cell>
          <table:table-cell office:value-type="float" office:value="80026">
            <text:p>80026</text:p>
          </table:table-cell>
        </table:table-row>
        <table:table-row>
          <table:table-cell office:value-type="string" office:string-value="R801C1">
            <text:p>R801C1</text:p>
          </table:table-cell>
          <table:table-cell office:value-type="float" office:value="80102">
            <text:p>80102</text:p>
          </table:table-cell>
          <table:table-cell office:value-type="string" office:string-value="R801C3">
            <text:p>R801C3</text:p>
          </table:table-cell>
          <table:table-cell office:value-type="float" office:value="80104">
            <text:p>80104</text:p>
          </table:table-cell>
          <table:table-cell office:value-type="string" office:string-value="R801C5">
            <text:p>R801C5</text:p>
          </table:table-cell>
          <table:table-cell office:value-type="float" office:value="80106">
            <text:p>80106</text:p>
          </table:table-cell>
          <table:table-cell office:value-type="string" office:string-value="R801C7">
            <text:p>R801C7</text:p>
          </table:table-cell>
          <table:table-cell office:value-type="float" office:value="80108">
            <text:p>80108</text:p>
          </table:table-cell>
          <table:table-cell office:value-type="string" office:string-value="R801C9">
            <text:p>R801C9</text:p>
          </table:table-cell>
          <table:table-cell office:value-type="float" office:value="80110">
            <text:p>80110</text:p>
          </table:table-cell>
          <table:table-cell office:value-type="string" office:string-value="R801C11">
            <text:p>R801C11</text:p>
          </table:table-cell>
          <table:table-cell office:value-type="float" office:value="80112">
            <text:p>80112</text:p>
          </table:table-cell>
          <table:table-cell office:value-type="string" office:string-value="R801C13">
            <text:p>R801C13</text:p>
          </table:table-cell>
          <table:table-cell office:value-type="float" office:value="80114">
            <text:p>80114</text:p>
          </table:table-cell>
          <table:table-cell office:value-type="string" office:string-value="R801C15">
            <text:p>R801C15</text:p>
          </table:table-cell>
          <table:table-cell office:value-type="float" office:value="80116">
            <text:p>80116</text:p>
          </table:table-cell>
          <table:table-cell office:value-type="string" office:string-value="R801C17">
            <text:p>R801C17</text:p>
          </table:table-cell>
          <table:table-cell office:value-type="float" office:value="80118">
            <text:p>80118</text:p>
          </table:table-cell>
          <table:table-cell office:value-type="string" office:string-value="R801C19">
            <text:p>R801C19</text:p>
          </table:table-cell>
          <table:table-cell office:value-type="float" office:value="80120">
            <text:p>80120</text:p>
          </table:table-cell>
          <table:table-cell office:value-type="string" office:string-value="R801C21">
            <text:p>R801C21</text:p>
          </table:table-cell>
          <table:table-cell office:value-type="float" office:value="80122">
            <text:p>80122</text:p>
          </table:table-cell>
          <table:table-cell office:value-type="string" office:string-value="R801C23">
            <text:p>R801C23</text:p>
          </table:table-cell>
          <table:table-cell office:value-type="float" office:value="80124">
            <text:p>80124</text:p>
          </table:table-cell>
          <table:table-cell office:value-type="string" office:string-value="R801C25">
            <text:p>R801C25</text:p>
          </table:table-cell>
          <table:table-cell office:value-type="float" office:value="80126">
            <text:p>80126</text:p>
          </table:table-cell>
        </table:table-row>
        <table:table-row>
          <table:table-cell office:value-type="string" office:string-value="R802C1">
            <text:p>R802C1</text:p>
          </table:table-cell>
          <table:table-cell office:value-type="float" office:value="80202">
            <text:p>80202</text:p>
          </table:table-cell>
          <table:table-cell office:value-type="string" office:string-value="R802C3">
            <text:p>R802C3</text:p>
          </table:table-cell>
          <table:table-cell office:value-type="float" office:value="80204">
            <text:p>80204</text:p>
          </table:table-cell>
          <table:table-cell office:value-type="string" office:string-value="R802C5">
            <text:p>R802C5</text:p>
          </table:table-cell>
          <table:table-cell office:value-type="float" office:value="80206">
            <text:p>80206</text:p>
          </table:table-cell>
          <table:table-cell office:value-type="string" office:string-value="R802C7">
            <text:p>R802C7</text:p>
          </table:table-cell>
          <table:table-cell office:value-type="float" office:value="80208">
            <text:p>80208</text:p>
          </table:table-cell>
          <table:table-cell office:value-type="string" office:string-value="R802C9">
            <text:p>R802C9</text:p>
          </table:table-cell>
          <table:table-cell office:value-type="float" office:value="80210">
            <text:p>80210</text:p>
          </table:table-cell>
          <table:table-cell office:value-type="string" office:string-value="R802C11">
            <text:p>R802C11</text:p>
          </table:table-cell>
          <table:table-cell office:value-type="float" office:value="80212">
            <text:p>80212</text:p>
          </table:table-cell>
          <table:table-cell office:value-type="string" office:string-value="R802C13">
            <text:p>R802C13</text:p>
          </table:table-cell>
          <table:table-cell office:value-type="float" office:value="80214">
            <text:p>80214</text:p>
          </table:table-cell>
          <table:table-cell office:value-type="string" office:string-value="R802C15">
            <text:p>R802C15</text:p>
          </table:table-cell>
          <table:table-cell office:value-type="float" office:value="80216">
            <text:p>80216</text:p>
          </table:table-cell>
          <table:table-cell office:value-type="string" office:string-value="R802C17">
            <text:p>R802C17</text:p>
          </table:table-cell>
          <table:table-cell office:value-type="float" office:value="80218">
            <text:p>80218</text:p>
          </table:table-cell>
          <table:table-cell office:value-type="string" office:string-value="R802C19">
            <text:p>R802C19</text:p>
          </table:table-cell>
          <table:table-cell office:value-type="float" office:value="80220">
            <text:p>80220</text:p>
          </table:table-cell>
          <table:table-cell office:value-type="string" office:string-value="R802C21">
            <text:p>R802C21</text:p>
          </table:table-cell>
          <table:table-cell office:value-type="float" office:value="80222">
            <text:p>80222</text:p>
          </table:table-cell>
          <table:table-cell office:value-type="string" office:string-value="R802C23">
            <text:p>R802C23</text:p>
          </table:table-cell>
          <table:table-cell office:value-type="float" office:value="80224">
            <text:p>80224</text:p>
          </table:table-cell>
          <table:table-cell office:value-type="string" office:string-value="R802C25">
            <text:p>R802C25</text:p>
          </table:table-cell>
          <table:table-cell office:value-type="float" office:value="80226">
            <text:p>80226</text:p>
          </table:table-cell>
        </table:table-row>
        <table:table-row>
          <table:table-cell office:value-type="string" office:string-value="R803C1">
            <text:p>R803C1</text:p>
          </table:table-cell>
          <table:table-cell office:value-type="float" office:value="80302">
            <text:p>80302</text:p>
          </table:table-cell>
          <table:table-cell office:value-type="string" office:string-value="R803C3">
            <text:p>R803C3</text:p>
          </table:table-cell>
          <table:table-cell office:value-type="float" office:value="80304">
            <text:p>80304</text:p>
          </table:table-cell>
          <table:table-cell office:value-type="string" office:string-value="R803C5">
            <text:p>R803C5</text:p>
          </table:table-cell>
          <table:table-cell office:value-type="float" office:value="80306">
            <text:p>80306</text:p>
          </table:table-cell>
          <table:table-cell office:value-type="string" office:string-value="R803C7">
            <text:p>R803C7</text:p>
          </table:table-cell>
          <table:table-cell office:value-type="float" office:value="80308">
            <text:p>80308</text:p>
          </table:table-cell>
          <table:table-cell office:value-type="string" office:string-value="R803C9">
            <text:p>R803C9</text:p>
          </table:table-cell>
          <table:table-cell office:value-type="float" office:value="80310">
            <text:p>80310</text:p>
          </table:table-cell>
          <table:table-cell office:value-type="string" office:string-value="R803C11">
            <text:p>R803C11</text:p>
          </table:table-cell>
          <table:table-cell office:value-type="float" office:value="80312">
            <text:p>80312</text:p>
          </table:table-cell>
          <table:table-cell office:value-type="string" office:string-value="R803C13">
            <text:p>R803C13</text:p>
          </table:table-cell>
          <table:table-cell office:value-type="float" office:value="80314">
            <text:p>80314</text:p>
          </table:table-cell>
          <table:table-cell office:value-type="string" office:string-value="R803C15">
            <text:p>R803C15</text:p>
          </table:table-cell>
          <table:table-cell office:value-type="float" office:value="80316">
            <text:p>80316</text:p>
          </table:table-cell>
          <table:table-cell office:value-type="string" office:string-value="R803C17">
            <text:p>R803C17</text:p>
          </table:table-cell>
          <table:table-cell office:value-type="float" office:value="80318">
            <text:p>80318</text:p>
          </table:table-cell>
          <table:table-cell office:value-type="string" office:string-value="R803C19">
            <text:p>R803C19</text:p>
          </table:table-cell>
          <table:table-cell office:value-type="float" office:value="80320">
            <text:p>80320</text:p>
          </table:table-cell>
          <table:table-cell office:value-type="string" office:string-value="R803C21">
            <text:p>R803C21</text:p>
          </table:table-cell>
          <table:table-cell office:value-type="float" office:value="80322">
            <text:p>80322</text:p>
          </table:table-cell>
          <table:table-cell office:value-type="string" office:string-value="R803C23">
            <text:p>R803C23</text:p>
          </table:table-cell>
          <table:table-cell office:value-type="float" office:value="80324">
            <text:p>80324</text:p>
          </table:table-cell>
          <table:table-cell office:value-type="string" office:string-value="R803C25">
            <text:p>R803C25</text:p>
          </table:table-cell>
          <table:table-cell office:value-type="float" office:value="80326">
            <text:p>80326</text:p>
          </table:table-cell>
        </table:table-row>
        <table:table-row>
          <table:table-cell office:value-type="string" office:string-value="R804C1">
            <text:p>R804C1</text:p>
          </table:table-cell>
          <table:table-cell office:value-type="float" office:value="80402">
            <text:p>80402</text:p>
          </table:table-cell>
          <table:table-cell office:value-type="string" office:string-value="R804C3">
            <text:p>R804C3</text:p>
          </table:table-cell>
          <table:table-cell office:value-type="float" office:value="80404">
            <text:p>80404</text:p>
          </table:table-cell>
          <table:table-cell office:value-type="string" office:string-value="R804C5">
            <text:p>R804C5</text:p>
          </table:table-cell>
          <table:table-cell office:value-type="float" office:value="80406">
            <text:p>80406</text:p>
          </table:table-cell>
          <table:table-cell office:value-type="string" office:string-value="R804C7">
            <text:p>R804C7</text:p>
          </table:table-cell>
          <table:table-cell office:value-type="float" office:value="80408">
            <text:p>80408</text:p>
          </table:table-cell>
          <table:table-cell office:value-type="string" office:string-value="R804C9">
            <text:p>R804C9</text:p>
          </table:table-cell>
          <table:table-cell office:value-type="float" office:value="80410">
            <text:p>80410</text:p>
          </table:table-cell>
          <table:table-cell office:value-type="string" office:string-value="R804C11">
            <text:p>R804C11</text:p>
          </table:table-cell>
          <table:table-cell office:value-type="float" office:value="80412">
            <text:p>80412</text:p>
          </table:table-cell>
          <table:table-cell office:value-type="string" office:string-value="R804C13">
            <text:p>R804C13</text:p>
          </table:table-cell>
          <table:table-cell office:value-type="float" office:value="80414">
            <text:p>80414</text:p>
          </table:table-cell>
          <table:table-cell office:value-type="string" office:string-value="R804C15">
            <text:p>R804C15</text:p>
          </table:table-cell>
          <table:table-cell office:value-type="float" office:value="80416">
            <text:p>80416</text:p>
          </table:table-cell>
          <table:table-cell office:value-type="string" office:string-value="R804C17">
            <text:p>R804C17</text:p>
          </table:table-cell>
          <table:table-cell office:value-type="float" office:value="80418">
            <text:p>80418</text:p>
          </table:table-cell>
          <table:table-cell office:value-type="string" office:string-value="R804C19">
            <text:p>R804C19</text:p>
          </table:table-cell>
          <table:table-cell office:value-type="float" office:value="80420">
            <text:p>80420</text:p>
          </table:table-cell>
          <table:table-cell office:value-type="string" office:string-value="R804C21">
            <text:p>R804C21</text:p>
          </table:table-cell>
          <table:table-cell office:value-type="float" office:value="80422">
            <text:p>80422</text:p>
          </table:table-cell>
          <table:table-cell office:value-type="string" office:string-value="R804C23">
            <text:p>R804C23</text:p>
          </table:table-cell>
          <table:table-cell office:value-type="float" office:value="80424">
            <text:p>80424</text:p>
          </table:table-cell>
          <table:table-cell office:value-type="string" office:string-value="R804C25">
            <text:p>R804C25</text:p>
          </table:table-cell>
          <table:table-cell office:value-type="float" office:value="80426">
            <text:p>80426</text:p>
          </table:table-cell>
        </table:table-row>
        <table:table-row>
          <table:table-cell office:value-type="string" office:string-value="R805C1">
            <text:p>R805C1</text:p>
          </table:table-cell>
          <table:table-cell office:value-type="float" office:value="80502">
            <text:p>80502</text:p>
          </table:table-cell>
          <table:table-cell office:value-type="string" office:string-value="R805C3">
            <text:p>R805C3</text:p>
          </table:table-cell>
          <table:table-cell office:value-type="float" office:value="80504">
            <text:p>80504</text:p>
          </table:table-cell>
          <table:table-cell office:value-type="string" office:string-value="R805C5">
            <text:p>R805C5</text:p>
          </table:table-cell>
          <table:table-cell office:value-type="float" office:value="80506">
            <text:p>80506</text:p>
          </table:table-cell>
          <table:table-cell office:value-type="string" office:string-value="R805C7">
            <text:p>R805C7</text:p>
          </table:table-cell>
          <table:table-cell office:value-type="float" office:value="80508">
            <text:p>80508</text:p>
          </table:table-cell>
          <table:table-cell office:value-type="string" office:string-value="R805C9">
            <text:p>R805C9</text:p>
          </table:table-cell>
          <table:table-cell office:value-type="float" office:value="80510">
            <text:p>80510</text:p>
          </table:table-cell>
          <table:table-cell office:value-type="string" office:string-value="R805C11">
            <text:p>R805C11</text:p>
          </table:table-cell>
          <table:table-cell office:value-type="float" office:value="80512">
            <text:p>80512</text:p>
          </table:table-cell>
          <table:table-cell office:value-type="string" office:string-value="R805C13">
            <text:p>R805C13</text:p>
          </table:table-cell>
          <table:table-cell office:value-type="float" office:value="80514">
            <text:p>80514</text:p>
          </table:table-cell>
          <table:table-cell office:value-type="string" office:string-value="R805C15">
            <text:p>R805C15</text:p>
          </table:table-cell>
          <table:table-cell office:value-type="float" office:value="80516">
            <text:p>80516</text:p>
          </table:table-cell>
          <table:table-cell office:value-type="string" office:string-value="R805C17">
            <text:p>R805C17</text:p>
          </table:table-cell>
          <table:table-cell office:value-type="float" office:value="80518">
            <text:p>80518</text:p>
          </table:table-cell>
          <table:table-cell office:value-type="string" office:string-value="R805C19">
            <text:p>R805C19</text:p>
          </table:table-cell>
          <table:table-cell office:value-type="float" office:value="80520">
            <text:p>80520</text:p>
          </table:table-cell>
          <table:table-cell office:value-type="string" office:string-value="R805C21">
            <text:p>R805C21</text:p>
          </table:table-cell>
          <table:table-cell office:value-type="float" office:value="80522">
            <text:p>80522</text:p>
          </table:table-cell>
          <table:table-cell office:value-type="string" office:string-value="R805C23">
            <text:p>R805C23</text:p>
          </table:table-cell>
          <table:table-cell office:value-type="float" office:value="80524">
            <text:p>80524</text:p>
          </table:table-cell>
          <table:table-cell office:value-type="string" office:string-value="R805C25">
            <text:p>R805C25</text:p>
          </table:table-cell>
          <table:table-cell office:value-type="float" office:value="80526">
            <text:p>80526</text:p>
          </table:table-cell>
        </table:table-row>
        <table:table-row>
          <table:table-cell office:value-type="string" office:string-value="R806C1">
            <text:p>R806C1</text:p>
          </table:table-cell>
          <table:table-cell office:value-type="float" office:value="80602">
            <text:p>80602</text:p>
          </table:table-cell>
          <table:table-cell office:value-type="string" office:string-value="R806C3">
            <text:p>R806C3</text:p>
          </table:table-cell>
          <table:table-cell office:value-type="float" office:value="80604">
            <text:p>80604</text:p>
          </table:table-cell>
          <table:table-cell office:value-type="string" office:string-value="R806C5">
            <text:p>R806C5</text:p>
          </table:table-cell>
          <table:table-cell office:value-type="float" office:value="80606">
            <text:p>80606</text:p>
          </table:table-cell>
          <table:table-cell office:value-type="string" office:string-value="R806C7">
            <text:p>R806C7</text:p>
          </table:table-cell>
          <table:table-cell office:value-type="float" office:value="80608">
            <text:p>80608</text:p>
          </table:table-cell>
          <table:table-cell office:value-type="string" office:string-value="R806C9">
            <text:p>R806C9</text:p>
          </table:table-cell>
          <table:table-cell office:value-type="float" office:value="80610">
            <text:p>80610</text:p>
          </table:table-cell>
          <table:table-cell office:value-type="string" office:string-value="R806C11">
            <text:p>R806C11</text:p>
          </table:table-cell>
          <table:table-cell office:value-type="float" office:value="80612">
            <text:p>80612</text:p>
          </table:table-cell>
          <table:table-cell office:value-type="string" office:string-value="R806C13">
            <text:p>R806C13</text:p>
          </table:table-cell>
          <table:table-cell office:value-type="float" office:value="80614">
            <text:p>80614</text:p>
          </table:table-cell>
          <table:table-cell office:value-type="string" office:string-value="R806C15">
            <text:p>R806C15</text:p>
          </table:table-cell>
          <table:table-cell office:value-type="float" office:value="80616">
            <text:p>80616</text:p>
          </table:table-cell>
          <table:table-cell office:value-type="string" office:string-value="R806C17">
            <text:p>R806C17</text:p>
          </table:table-cell>
          <table:table-cell office:value-type="float" office:value="80618">
            <text:p>80618</text:p>
          </table:table-cell>
          <table:table-cell office:value-type="string" office:string-value="R806C19">
            <text:p>R806C19</text:p>
          </table:table-cell>
          <table:table-cell office:value-type="float" office:value="80620">
            <text:p>80620</text:p>
          </table:table-cell>
          <table:table-cell office:value-type="string" office:string-value="R806C21">
            <text:p>R806C21</text:p>
          </table:table-cell>
          <table:table-cell office:value-type="float" office:value="80622">
            <text:p>80622</text:p>
          </table:table-cell>
          <table:table-cell office:value-type="string" office:string-value="R806C23">
            <text:p>R806C23</text:p>
          </table:table-cell>
          <table:table-cell office:value-type="float" office:value="80624">
            <text:p>80624</text:p>
          </table:table-cell>
          <table:table-cell office:value-type="string" office:string-value="R806C25">
            <text:p>R806C25</text:p>
          </table:table-cell>
          <table:table-cell office:value-type="float" office:value="80626">
            <text:p>80626</text:p>
          </table:table-cell>
        </table:table-row>
        <table:table-row>
          <table:table-cell office:value-type="string" office:string-value="R807C1">
            <text:p>R807C1</text:p>
          </table:table-cell>
          <table:table-cell office:value-type="float" office:value="80702">
            <text:p>80702</text:p>
          </table:table-cell>
          <table:table-cell office:value-type="string" office:string-value="R807C3">
            <text:p>R807C3</text:p>
          </table:table-cell>
          <table:table-cell office:value-type="float" office:value="80704">
            <text:p>80704</text:p>
          </table:table-cell>
          <table:table-cell office:value-type="string" office:string-value="R807C5">
            <text:p>R807C5</text:p>
          </table:table-cell>
          <table:table-cell office:value-type="float" office:value="80706">
            <text:p>80706</text:p>
          </table:table-cell>
          <table:table-cell office:value-type="string" office:string-value="R807C7">
            <text:p>R807C7</text:p>
          </table:table-cell>
          <table:table-cell office:value-type="float" office:value="80708">
            <text:p>80708</text:p>
          </table:table-cell>
          <table:table-cell office:value-type="string" office:string-value="R807C9">
            <text:p>R807C9</text:p>
          </table:table-cell>
          <table:table-cell office:value-type="float" office:value="80710">
            <text:p>80710</text:p>
          </table:table-cell>
          <table:table-cell office:value-type="string" office:string-value="R807C11">
            <text:p>R807C11</text:p>
          </table:table-cell>
          <table:table-cell office:value-type="float" office:value="80712">
            <text:p>80712</text:p>
          </table:table-cell>
          <table:table-cell office:value-type="string" office:string-value="R807C13">
            <text:p>R807C13</text:p>
          </table:table-cell>
          <table:table-cell office:value-type="float" office:value="80714">
            <text:p>80714</text:p>
          </table:table-cell>
          <table:table-cell office:value-type="string" office:string-value="R807C15">
            <text:p>R807C15</text:p>
          </table:table-cell>
          <table:table-cell office:value-type="float" office:value="80716">
            <text:p>80716</text:p>
          </table:table-cell>
          <table:table-cell office:value-type="string" office:string-value="R807C17">
            <text:p>R807C17</text:p>
          </table:table-cell>
          <table:table-cell office:value-type="float" office:value="80718">
            <text:p>80718</text:p>
          </table:table-cell>
          <table:table-cell office:value-type="string" office:string-value="R807C19">
            <text:p>R807C19</text:p>
          </table:table-cell>
          <table:table-cell office:value-type="float" office:value="80720">
            <text:p>80720</text:p>
          </table:table-cell>
          <table:table-cell office:value-type="string" office:string-value="R807C21">
            <text:p>R807C21</text:p>
          </table:table-cell>
          <table:table-cell office:value-type="float" office:value="80722">
            <text:p>80722</text:p>
          </table:table-cell>
          <table:table-cell office:value-type="string" office:string-value="R807C23">
            <text:p>R807C23</text:p>
          </table:table-cell>
          <table:table-cell office:value-type="float" office:value="80724">
            <text:p>80724</text:p>
          </table:table-cell>
          <table:table-cell office:value-type="string" office:string-value="R807C25">
            <text:p>R807C25</text:p>
          </table:table-cell>
          <table:table-cell office:value-type="float" office:value="80726">
            <text:p>80726</text:p>
          </table:table-cell>
        </table:table-row>
        <table:table-row>
          <table:table-cell office:value-type="string" office:string-value="R808C1">
            <text:p>R808C1</text:p>
          </table:table-cell>
          <table:table-cell office:value-type="float" office:value="80802">
            <text:p>80802</text:p>
          </table:table-cell>
          <table:table-cell office:value-type="string" office:string-value="R808C3">
            <text:p>R808C3</text:p>
          </table:table-cell>
          <table:table-cell office:value-type="float" office:value="80804">
            <text:p>80804</text:p>
          </table:table-cell>
          <table:table-cell office:value-type="string" office:string-value="R808C5">
            <text:p>R808C5</text:p>
          </table:table-cell>
          <table:table-cell office:value-type="float" office:value="80806">
            <text:p>80806</text:p>
          </table:table-cell>
          <table:table-cell office:value-type="string" office:string-value="R808C7">
            <text:p>R808C7</text:p>
          </table:table-cell>
          <table:table-cell office:value-type="float" office:value="80808">
            <text:p>80808</text:p>
          </table:table-cell>
          <table:table-cell office:value-type="string" office:string-value="R808C9">
            <text:p>R808C9</text:p>
          </table:table-cell>
          <table:table-cell office:value-type="float" office:value="80810">
            <text:p>80810</text:p>
          </table:table-cell>
          <table:table-cell office:value-type="string" office:string-value="R808C11">
            <text:p>R808C11</text:p>
          </table:table-cell>
          <table:table-cell office:value-type="float" office:value="80812">
            <text:p>80812</text:p>
          </table:table-cell>
          <table:table-cell office:value-type="string" office:string-value="R808C13">
            <text:p>R808C13</text:p>
          </table:table-cell>
          <table:table-cell office:value-type="float" office:value="80814">
            <text:p>80814</text:p>
          </table:table-cell>
          <table:table-cell office:value-type="string" office:string-value="R808C15">
            <text:p>R808C15</text:p>
          </table:table-cell>
          <table:table-cell office:value-type="float" office:value="80816">
            <text:p>80816</text:p>
          </table:table-cell>
          <table:table-cell office:value-type="string" office:string-value="R808C17">
            <text:p>R808C17</text:p>
          </table:table-cell>
          <table:table-cell office:value-type="float" office:value="80818">
            <text:p>80818</text:p>
          </table:table-cell>
          <table:table-cell office:value-type="string" office:string-value="R808C19">
            <text:p>R808C19</text:p>
          </table:table-cell>
          <table:table-cell office:value-type="float" office:value="80820">
            <text:p>80820</text:p>
          </table:table-cell>
          <table:table-cell office:value-type="string" office:string-value="R808C21">
            <text:p>R808C21</text:p>
          </table:table-cell>
          <table:table-cell office:value-type="float" office:value="80822">
            <text:p>80822</text:p>
          </table:table-cell>
          <table:table-cell office:value-type="string" office:string-value="R808C23">
            <text:p>R808C23</text:p>
          </table:table-cell>
          <table:table-cell office:value-type="float" office:value="80824">
            <text:p>80824</text:p>
          </table:table-cell>
          <table:table-cell office:value-type="string" office:string-value="R808C25">
            <text:p>R808C25</text:p>
          </table:table-cell>
          <table:table-cell office:value-type="float" office:value="80826">
            <text:p>80826</text:p>
          </table:table-cell>
        </table:table-row>
        <table:table-row>
          <table:table-cell office:value-type="string" office:string-value="R809C1">
            <text:p>R809C1</text:p>
          </table:table-cell>
          <table:table-cell office:value-type="float" office:value="80902">
            <text:p>80902</text:p>
          </table:table-cell>
          <table:table-cell office:value-type="string" office:string-value="R809C3">
            <text:p>R809C3</text:p>
          </table:table-cell>
          <table:table-cell office:value-type="float" office:value="80904">
            <text:p>80904</text:p>
          </table:table-cell>
          <table:table-cell office:value-type="string" office:string-value="R809C5">
            <text:p>R809C5</text:p>
          </table:table-cell>
          <table:table-cell office:value-type="float" office:value="80906">
            <text:p>80906</text:p>
          </table:table-cell>
          <table:table-cell office:value-type="string" office:string-value="R809C7">
            <text:p>R809C7</text:p>
          </table:table-cell>
          <table:table-cell office:value-type="float" office:value="80908">
            <text:p>80908</text:p>
          </table:table-cell>
          <table:table-cell office:value-type="string" office:string-value="R809C9">
            <text:p>R809C9</text:p>
          </table:table-cell>
          <table:table-cell office:value-type="float" office:value="80910">
            <text:p>80910</text:p>
          </table:table-cell>
          <table:table-cell office:value-type="string" office:string-value="R809C11">
            <text:p>R809C11</text:p>
          </table:table-cell>
          <table:table-cell office:value-type="float" office:value="80912">
            <text:p>80912</text:p>
          </table:table-cell>
          <table:table-cell office:value-type="string" office:string-value="R809C13">
            <text:p>R809C13</text:p>
          </table:table-cell>
          <table:table-cell office:value-type="float" office:value="80914">
            <text:p>80914</text:p>
          </table:table-cell>
          <table:table-cell office:value-type="string" office:string-value="R809C15">
            <text:p>R809C15</text:p>
          </table:table-cell>
          <table:table-cell office:value-type="float" office:value="80916">
            <text:p>80916</text:p>
          </table:table-cell>
          <table:table-cell office:value-type="string" office:string-value="R809C17">
            <text:p>R809C17</text:p>
          </table:table-cell>
          <table:table-cell office:value-type="float" office:value="80918">
            <text:p>80918</text:p>
          </table:table-cell>
          <table:table-cell office:value-type="string" office:string-value="R809C19">
            <text:p>R809C19</text:p>
          </table:table-cell>
          <table:table-cell office:value-type="float" office:value="80920">
            <text:p>80920</text:p>
          </table:table-cell>
          <table:table-cell office:value-type="string" office:string-value="R809C21">
            <text:p>R809C21</text:p>
          </table:table-cell>
          <table:table-cell office:value-type="float" office:value="80922">
            <text:p>80922</text:p>
          </table:table-cell>
          <table:table-cell office:value-type="string" office:string-value="R809C23">
            <text:p>R809C23</text:p>
          </table:table-cell>
          <table:table-cell office:value-type="float" office:value="80924">
            <text:p>80924</text:p>
          </table:table-cell>
          <table:table-cell office:value-type="string" office:string-value="R809C25">
            <text:p>R809C25</text:p>
          </table:table-cell>
          <table:table-cell office:value-type="float" office:value="80926">
            <text:p>80926</text:p>
          </table:table-cell>
        </table:table-row>
        <table:table-row>
          <table:table-cell office:value-type="string" office:string-value="R810C1">
            <text:p>R810C1</text:p>
          </table:table-cell>
          <table:table-cell office:value-type="float" office:value="81002">
            <text:p>81002</text:p>
          </table:table-cell>
          <table:table-cell office:value-type="string" office:string-value="R810C3">
            <text:p>R810C3</text:p>
          </table:table-cell>
          <table:table-cell office:value-type="float" office:value="81004">
            <text:p>81004</text:p>
          </table:table-cell>
          <table:table-cell office:value-type="string" office:string-value="R810C5">
            <text:p>R810C5</text:p>
          </table:table-cell>
          <table:table-cell office:value-type="float" office:value="81006">
            <text:p>81006</text:p>
          </table:table-cell>
          <table:table-cell office:value-type="string" office:string-value="R810C7">
            <text:p>R810C7</text:p>
          </table:table-cell>
          <table:table-cell office:value-type="float" office:value="81008">
            <text:p>81008</text:p>
          </table:table-cell>
          <table:table-cell office:value-type="string" office:string-value="R810C9">
            <text:p>R810C9</text:p>
          </table:table-cell>
          <table:table-cell office:value-type="float" office:value="81010">
            <text:p>81010</text:p>
          </table:table-cell>
          <table:table-cell office:value-type="string" office:string-value="R810C11">
            <text:p>R810C11</text:p>
          </table:table-cell>
          <table:table-cell office:value-type="float" office:value="81012">
            <text:p>81012</text:p>
          </table:table-cell>
          <table:table-cell office:value-type="string" office:string-value="R810C13">
            <text:p>R810C13</text:p>
          </table:table-cell>
          <table:table-cell office:value-type="float" office:value="81014">
            <text:p>81014</text:p>
          </table:table-cell>
          <table:table-cell office:value-type="string" office:string-value="R810C15">
            <text:p>R810C15</text:p>
          </table:table-cell>
          <table:table-cell office:value-type="float" office:value="81016">
            <text:p>81016</text:p>
          </table:table-cell>
          <table:table-cell office:value-type="string" office:string-value="R810C17">
            <text:p>R810C17</text:p>
          </table:table-cell>
          <table:table-cell office:value-type="float" office:value="81018">
            <text:p>81018</text:p>
          </table:table-cell>
          <table:table-cell office:value-type="string" office:string-value="R810C19">
            <text:p>R810C19</text:p>
          </table:table-cell>
          <table:table-cell office:value-type="float" office:value="81020">
            <text:p>81020</text:p>
          </table:table-cell>
          <table:table-cell office:value-type="string" office:string-value="R810C21">
            <text:p>R810C21</text:p>
          </table:table-cell>
          <table:table-cell office:value-type="float" office:value="81022">
            <text:p>81022</text:p>
          </table:table-cell>
          <table:table-cell office:value-type="string" office:string-value="R810C23">
            <text:p>R810C23</text:p>
          </table:table-cell>
          <table:table-cell office:value-type="float" office:value="81024">
            <text:p>81024</text:p>
          </table:table-cell>
          <table:table-cell office:value-type="string" office:string-value="R810C25">
            <text:p>R810C25</text:p>
          </table:table-cell>
          <table:table-cell office:value-type="float" office:value="81026">
            <text:p>81026</text:p>
          </table:table-cell>
        </table:table-row>
        <table:table-row>
          <table:table-cell office:value-type="string" office:string-value="R811C1">
            <text:p>R811C1</text:p>
          </table:table-cell>
          <table:table-cell office:value-type="float" office:value="81102">
            <text:p>81102</text:p>
          </table:table-cell>
          <table:table-cell office:value-type="string" office:string-value="R811C3">
            <text:p>R811C3</text:p>
          </table:table-cell>
          <table:table-cell office:value-type="float" office:value="81104">
            <text:p>81104</text:p>
          </table:table-cell>
          <table:table-cell office:value-type="string" office:string-value="R811C5">
            <text:p>R811C5</text:p>
          </table:table-cell>
          <table:table-cell office:value-type="float" office:value="81106">
            <text:p>81106</text:p>
          </table:table-cell>
          <table:table-cell office:value-type="string" office:string-value="R811C7">
            <text:p>R811C7</text:p>
          </table:table-cell>
          <table:table-cell office:value-type="float" office:value="81108">
            <text:p>81108</text:p>
          </table:table-cell>
          <table:table-cell office:value-type="string" office:string-value="R811C9">
            <text:p>R811C9</text:p>
          </table:table-cell>
          <table:table-cell office:value-type="float" office:value="81110">
            <text:p>81110</text:p>
          </table:table-cell>
          <table:table-cell office:value-type="string" office:string-value="R811C11">
            <text:p>R811C11</text:p>
          </table:table-cell>
          <table:table-cell office:value-type="float" office:value="81112">
            <text:p>81112</text:p>
          </table:table-cell>
          <table:table-cell office:value-type="string" office:string-value="R811C13">
            <text:p>R811C13</text:p>
          </table:table-cell>
          <table:table-cell office:value-type="float" office:value="81114">
            <text:p>81114</text:p>
          </table:table-cell>
          <table:table-cell office:value-type="string" office:string-value="R811C15">
            <text:p>R811C15</text:p>
          </table:table-cell>
          <table:table-cell office:value-type="float" office:value="81116">
            <text:p>81116</text:p>
          </table:table-cell>
          <table:table-cell office:value-type="string" office:string-value="R811C17">
            <text:p>R811C17</text:p>
          </table:table-cell>
          <table:table-cell office:value-type="float" office:value="81118">
            <text:p>81118</text:p>
          </table:table-cell>
          <table:table-cell office:value-type="string" office:string-value="R811C19">
            <text:p>R811C19</text:p>
          </table:table-cell>
          <table:table-cell office:value-type="float" office:value="81120">
            <text:p>81120</text:p>
          </table:table-cell>
          <table:table-cell office:value-type="string" office:string-value="R811C21">
            <text:p>R811C21</text:p>
          </table:table-cell>
          <table:table-cell office:value-type="float" office:value="81122">
            <text:p>81122</text:p>
          </table:table-cell>
          <table:table-cell office:value-type="string" office:string-value="R811C23">
            <text:p>R811C23</text:p>
          </table:table-cell>
          <table:table-cell office:value-type="float" office:value="81124">
            <text:p>81124</text:p>
          </table:table-cell>
          <table:table-cell office:value-type="string" office:string-value="R811C25">
            <text:p>R811C25</text:p>
          </table:table-cell>
          <table:table-cell office:value-type="float" office:value="81126">
            <text:p>81126</text:p>
          </table:table-cell>
        </table:table-row>
        <table:table-row>
          <table:table-cell office:value-type="string" office:string-value="R812C1">
            <text:p>R812C1</text:p>
          </table:table-cell>
          <table:table-cell office:value-type="float" office:value="81202">
            <text:p>81202</text:p>
          </table:table-cell>
          <table:table-cell office:value-type="string" office:string-value="R812C3">
            <text:p>R812C3</text:p>
          </table:table-cell>
          <table:table-cell office:value-type="float" office:value="81204">
            <text:p>81204</text:p>
          </table:table-cell>
          <table:table-cell office:value-type="string" office:string-value="R812C5">
            <text:p>R812C5</text:p>
          </table:table-cell>
          <table:table-cell office:value-type="float" office:value="81206">
            <text:p>81206</text:p>
          </table:table-cell>
          <table:table-cell office:value-type="string" office:string-value="R812C7">
            <text:p>R812C7</text:p>
          </table:table-cell>
          <table:table-cell office:value-type="float" office:value="81208">
            <text:p>81208</text:p>
          </table:table-cell>
          <table:table-cell office:value-type="string" office:string-value="R812C9">
            <text:p>R812C9</text:p>
          </table:table-cell>
          <table:table-cell office:value-type="float" office:value="81210">
            <text:p>81210</text:p>
          </table:table-cell>
          <table:table-cell office:value-type="string" office:string-value="R812C11">
            <text:p>R812C11</text:p>
          </table:table-cell>
          <table:table-cell office:value-type="float" office:value="81212">
            <text:p>81212</text:p>
          </table:table-cell>
          <table:table-cell office:value-type="string" office:string-value="R812C13">
            <text:p>R812C13</text:p>
          </table:table-cell>
          <table:table-cell office:value-type="float" office:value="81214">
            <text:p>81214</text:p>
          </table:table-cell>
          <table:table-cell office:value-type="string" office:string-value="R812C15">
            <text:p>R812C15</text:p>
          </table:table-cell>
          <table:table-cell office:value-type="float" office:value="81216">
            <text:p>81216</text:p>
          </table:table-cell>
          <table:table-cell office:value-type="string" office:string-value="R812C17">
            <text:p>R812C17</text:p>
          </table:table-cell>
          <table:table-cell office:value-type="float" office:value="81218">
            <text:p>81218</text:p>
          </table:table-cell>
          <table:table-cell office:value-type="string" office:string-value="R812C19">
            <text:p>R812C19</text:p>
          </table:table-cell>
          <table:table-cell office:value-type="float" office:value="81220">
            <text:p>81220</text:p>
          </table:table-cell>
          <table:table-cell office:value-type="string" office:string-value="R812C21">
            <text:p>R812C21</text:p>
          </table:table-cell>
          <table:table-cell office:value-type="float" office:value="81222">
            <text:p>81222</text:p>
          </table:table-cell>
          <table:table-cell office:value-type="string" office:string-value="R812C23">
            <text:p>R812C23</text:p>
          </table:table-cell>
          <table:table-cell office:value-type="float" office:value="81224">
            <text:p>81224</text:p>
          </table:table-cell>
          <table:table-cell office:value-type="string" office:string-value="R812C25">
            <text:p>R812C25</text:p>
          </table:table-cell>
          <table:table-cell office:value-type="float" office:value="81226">
            <text:p>81226</text:p>
          </table:table-cell>
        </table:table-row>
        <table:table-row>
          <table:table-cell office:value-type="string" office:string-value="R813C1">
            <text:p>R813C1</text:p>
          </table:table-cell>
          <table:table-cell office:value-type="float" office:value="81302">
            <text:p>81302</text:p>
          </table:table-cell>
          <table:table-cell office:value-type="string" office:string-value="R813C3">
            <text:p>R813C3</text:p>
          </table:table-cell>
          <table:table-cell office:value-type="float" office:value="81304">
            <text:p>81304</text:p>
          </table:table-cell>
          <table:table-cell office:value-type="string" office:string-value="R813C5">
            <text:p>R813C5</text:p>
          </table:table-cell>
          <table:table-cell office:value-type="float" office:value="81306">
            <text:p>81306</text:p>
          </table:table-cell>
          <table:table-cell office:value-type="string" office:string-value="R813C7">
            <text:p>R813C7</text:p>
          </table:table-cell>
          <table:table-cell office:value-type="float" office:value="81308">
            <text:p>81308</text:p>
          </table:table-cell>
          <table:table-cell office:value-type="string" office:string-value="R813C9">
            <text:p>R813C9</text:p>
          </table:table-cell>
          <table:table-cell office:value-type="float" office:value="81310">
            <text:p>81310</text:p>
          </table:table-cell>
          <table:table-cell office:value-type="string" office:string-value="R813C11">
            <text:p>R813C11</text:p>
          </table:table-cell>
          <table:table-cell office:value-type="float" office:value="81312">
            <text:p>81312</text:p>
          </table:table-cell>
          <table:table-cell office:value-type="string" office:string-value="R813C13">
            <text:p>R813C13</text:p>
          </table:table-cell>
          <table:table-cell office:value-type="float" office:value="81314">
            <text:p>81314</text:p>
          </table:table-cell>
          <table:table-cell office:value-type="string" office:string-value="R813C15">
            <text:p>R813C15</text:p>
          </table:table-cell>
          <table:table-cell office:value-type="float" office:value="81316">
            <text:p>81316</text:p>
          </table:table-cell>
          <table:table-cell office:value-type="string" office:string-value="R813C17">
            <text:p>R813C17</text:p>
          </table:table-cell>
          <table:table-cell office:value-type="float" office:value="81318">
            <text:p>81318</text:p>
          </table:table-cell>
          <table:table-cell office:value-type="string" office:string-value="R813C19">
            <text:p>R813C19</text:p>
          </table:table-cell>
          <table:table-cell office:value-type="float" office:value="81320">
            <text:p>81320</text:p>
          </table:table-cell>
          <table:table-cell office:value-type="string" office:string-value="R813C21">
            <text:p>R813C21</text:p>
          </table:table-cell>
          <table:table-cell office:value-type="float" office:value="81322">
            <text:p>81322</text:p>
          </table:table-cell>
          <table:table-cell office:value-type="string" office:string-value="R813C23">
            <text:p>R813C23</text:p>
          </table:table-cell>
          <table:table-cell office:value-type="float" office:value="81324">
            <text:p>81324</text:p>
          </table:table-cell>
          <table:table-cell office:value-type="string" office:string-value="R813C25">
            <text:p>R813C25</text:p>
          </table:table-cell>
          <table:table-cell office:value-type="float" office:value="81326">
            <text:p>81326</text:p>
          </table:table-cell>
        </table:table-row>
        <table:table-row>
          <table:table-cell office:value-type="string" office:string-value="R814C1">
            <text:p>R814C1</text:p>
          </table:table-cell>
          <table:table-cell office:value-type="float" office:value="81402">
            <text:p>81402</text:p>
          </table:table-cell>
          <table:table-cell office:value-type="string" office:string-value="R814C3">
            <text:p>R814C3</text:p>
          </table:table-cell>
          <table:table-cell office:value-type="float" office:value="81404">
            <text:p>81404</text:p>
          </table:table-cell>
          <table:table-cell office:value-type="string" office:string-value="R814C5">
            <text:p>R814C5</text:p>
          </table:table-cell>
          <table:table-cell office:value-type="float" office:value="81406">
            <text:p>81406</text:p>
          </table:table-cell>
          <table:table-cell office:value-type="string" office:string-value="R814C7">
            <text:p>R814C7</text:p>
          </table:table-cell>
          <table:table-cell office:value-type="float" office:value="81408">
            <text:p>81408</text:p>
          </table:table-cell>
          <table:table-cell office:value-type="string" office:string-value="R814C9">
            <text:p>R814C9</text:p>
          </table:table-cell>
          <table:table-cell office:value-type="float" office:value="81410">
            <text:p>81410</text:p>
          </table:table-cell>
          <table:table-cell office:value-type="string" office:string-value="R814C11">
            <text:p>R814C11</text:p>
          </table:table-cell>
          <table:table-cell office:value-type="float" office:value="81412">
            <text:p>81412</text:p>
          </table:table-cell>
          <table:table-cell office:value-type="string" office:string-value="R814C13">
            <text:p>R814C13</text:p>
          </table:table-cell>
          <table:table-cell office:value-type="float" office:value="81414">
            <text:p>81414</text:p>
          </table:table-cell>
          <table:table-cell office:value-type="string" office:string-value="R814C15">
            <text:p>R814C15</text:p>
          </table:table-cell>
          <table:table-cell office:value-type="float" office:value="81416">
            <text:p>81416</text:p>
          </table:table-cell>
          <table:table-cell office:value-type="string" office:string-value="R814C17">
            <text:p>R814C17</text:p>
          </table:table-cell>
          <table:table-cell office:value-type="float" office:value="81418">
            <text:p>81418</text:p>
          </table:table-cell>
          <table:table-cell office:value-type="string" office:string-value="R814C19">
            <text:p>R814C19</text:p>
          </table:table-cell>
          <table:table-cell office:value-type="float" office:value="81420">
            <text:p>81420</text:p>
          </table:table-cell>
          <table:table-cell office:value-type="string" office:string-value="R814C21">
            <text:p>R814C21</text:p>
          </table:table-cell>
          <table:table-cell office:value-type="float" office:value="81422">
            <text:p>81422</text:p>
          </table:table-cell>
          <table:table-cell office:value-type="string" office:string-value="R814C23">
            <text:p>R814C23</text:p>
          </table:table-cell>
          <table:table-cell office:value-type="float" office:value="81424">
            <text:p>81424</text:p>
          </table:table-cell>
          <table:table-cell office:value-type="string" office:string-value="R814C25">
            <text:p>R814C25</text:p>
          </table:table-cell>
          <table:table-cell office:value-type="float" office:value="81426">
            <text:p>81426</text:p>
          </table:table-cell>
        </table:table-row>
        <table:table-row>
          <table:table-cell office:value-type="string" office:string-value="R815C1">
            <text:p>R815C1</text:p>
          </table:table-cell>
          <table:table-cell office:value-type="float" office:value="81502">
            <text:p>81502</text:p>
          </table:table-cell>
          <table:table-cell office:value-type="string" office:string-value="R815C3">
            <text:p>R815C3</text:p>
          </table:table-cell>
          <table:table-cell office:value-type="float" office:value="81504">
            <text:p>81504</text:p>
          </table:table-cell>
          <table:table-cell office:value-type="string" office:string-value="R815C5">
            <text:p>R815C5</text:p>
          </table:table-cell>
          <table:table-cell office:value-type="float" office:value="81506">
            <text:p>81506</text:p>
          </table:table-cell>
          <table:table-cell office:value-type="string" office:string-value="R815C7">
            <text:p>R815C7</text:p>
          </table:table-cell>
          <table:table-cell office:value-type="float" office:value="81508">
            <text:p>81508</text:p>
          </table:table-cell>
          <table:table-cell office:value-type="string" office:string-value="R815C9">
            <text:p>R815C9</text:p>
          </table:table-cell>
          <table:table-cell office:value-type="float" office:value="81510">
            <text:p>81510</text:p>
          </table:table-cell>
          <table:table-cell office:value-type="string" office:string-value="R815C11">
            <text:p>R815C11</text:p>
          </table:table-cell>
          <table:table-cell office:value-type="float" office:value="81512">
            <text:p>81512</text:p>
          </table:table-cell>
          <table:table-cell office:value-type="string" office:string-value="R815C13">
            <text:p>R815C13</text:p>
          </table:table-cell>
          <table:table-cell office:value-type="float" office:value="81514">
            <text:p>81514</text:p>
          </table:table-cell>
          <table:table-cell office:value-type="string" office:string-value="R815C15">
            <text:p>R815C15</text:p>
          </table:table-cell>
          <table:table-cell office:value-type="float" office:value="81516">
            <text:p>81516</text:p>
          </table:table-cell>
          <table:table-cell office:value-type="string" office:string-value="R815C17">
            <text:p>R815C17</text:p>
          </table:table-cell>
          <table:table-cell office:value-type="float" office:value="81518">
            <text:p>81518</text:p>
          </table:table-cell>
          <table:table-cell office:value-type="string" office:string-value="R815C19">
            <text:p>R815C19</text:p>
          </table:table-cell>
          <table:table-cell office:value-type="float" office:value="81520">
            <text:p>81520</text:p>
          </table:table-cell>
          <table:table-cell office:value-type="string" office:string-value="R815C21">
            <text:p>R815C21</text:p>
          </table:table-cell>
          <table:table-cell office:value-type="float" office:value="81522">
            <text:p>81522</text:p>
          </table:table-cell>
          <table:table-cell office:value-type="string" office:string-value="R815C23">
            <text:p>R815C23</text:p>
          </table:table-cell>
          <table:table-cell office:value-type="float" office:value="81524">
            <text:p>81524</text:p>
          </table:table-cell>
          <table:table-cell office:value-type="string" office:string-value="R815C25">
            <text:p>R815C25</text:p>
          </table:table-cell>
          <table:table-cell office:value-type="float" office:value="81526">
            <text:p>81526</text:p>
          </table:table-cell>
        </table:table-row>
        <table:table-row>
          <table:table-cell office:value-type="string" office:string-value="R816C1">
            <text:p>R816C1</text:p>
          </table:table-cell>
          <table:table-cell office:value-type="float" office:value="81602">
            <text:p>81602</text:p>
          </table:table-cell>
          <table:table-cell office:value-type="string" office:string-value="R816C3">
            <text:p>R816C3</text:p>
          </table:table-cell>
          <table:table-cell office:value-type="float" office:value="81604">
            <text:p>81604</text:p>
          </table:table-cell>
          <table:table-cell office:value-type="string" office:string-value="R816C5">
            <text:p>R816C5</text:p>
          </table:table-cell>
          <table:table-cell office:value-type="float" office:value="81606">
            <text:p>81606</text:p>
          </table:table-cell>
          <table:table-cell office:value-type="string" office:string-value="R816C7">
            <text:p>R816C7</text:p>
          </table:table-cell>
          <table:table-cell office:value-type="float" office:value="81608">
            <text:p>81608</text:p>
          </table:table-cell>
          <table:table-cell office:value-type="string" office:string-value="R816C9">
            <text:p>R816C9</text:p>
          </table:table-cell>
          <table:table-cell office:value-type="float" office:value="81610">
            <text:p>81610</text:p>
          </table:table-cell>
          <table:table-cell office:value-type="string" office:string-value="R816C11">
            <text:p>R816C11</text:p>
          </table:table-cell>
          <table:table-cell office:value-type="float" office:value="81612">
            <text:p>81612</text:p>
          </table:table-cell>
          <table:table-cell office:value-type="string" office:string-value="R816C13">
            <text:p>R816C13</text:p>
          </table:table-cell>
          <table:table-cell office:value-type="float" office:value="81614">
            <text:p>81614</text:p>
          </table:table-cell>
          <table:table-cell office:value-type="string" office:string-value="R816C15">
            <text:p>R816C15</text:p>
          </table:table-cell>
          <table:table-cell office:value-type="float" office:value="81616">
            <text:p>81616</text:p>
          </table:table-cell>
          <table:table-cell office:value-type="string" office:string-value="R816C17">
            <text:p>R816C17</text:p>
          </table:table-cell>
          <table:table-cell office:value-type="float" office:value="81618">
            <text:p>81618</text:p>
          </table:table-cell>
          <table:table-cell office:value-type="string" office:string-value="R816C19">
            <text:p>R816C19</text:p>
          </table:table-cell>
          <table:table-cell office:value-type="float" office:value="81620">
            <text:p>81620</text:p>
          </table:table-cell>
          <table:table-cell office:value-type="string" office:string-value="R816C21">
            <text:p>R816C21</text:p>
          </table:table-cell>
          <table:table-cell office:value-type="float" office:value="81622">
            <text:p>81622</text:p>
          </table:table-cell>
          <table:table-cell office:value-type="string" office:string-value="R816C23">
            <text:p>R816C23</text:p>
          </table:table-cell>
          <table:table-cell office:value-type="float" office:value="81624">
            <text:p>81624</text:p>
          </table:table-cell>
          <table:table-cell office:value-type="string" office:string-value="R816C25">
            <text:p>R816C25</text:p>
          </table:table-cell>
          <table:table-cell office:value-type="float" office:value="81626">
            <text:p>81626</text:p>
          </table:table-cell>
        </table:table-row>
        <table:table-row>
          <table:table-cell office:value-type="string" office:string-value="R817C1">
            <text:p>R817C1</text:p>
          </table:table-cell>
          <table:table-cell office:value-type="float" office:value="81702">
            <text:p>81702</text:p>
          </table:table-cell>
          <table:table-cell office:value-type="string" office:string-value="R817C3">
            <text:p>R817C3</text:p>
          </table:table-cell>
          <table:table-cell office:value-type="float" office:value="81704">
            <text:p>81704</text:p>
          </table:table-cell>
          <table:table-cell office:value-type="string" office:string-value="R817C5">
            <text:p>R817C5</text:p>
          </table:table-cell>
          <table:table-cell office:value-type="float" office:value="81706">
            <text:p>81706</text:p>
          </table:table-cell>
          <table:table-cell office:value-type="string" office:string-value="R817C7">
            <text:p>R817C7</text:p>
          </table:table-cell>
          <table:table-cell office:value-type="float" office:value="81708">
            <text:p>81708</text:p>
          </table:table-cell>
          <table:table-cell office:value-type="string" office:string-value="R817C9">
            <text:p>R817C9</text:p>
          </table:table-cell>
          <table:table-cell office:value-type="float" office:value="81710">
            <text:p>81710</text:p>
          </table:table-cell>
          <table:table-cell office:value-type="string" office:string-value="R817C11">
            <text:p>R817C11</text:p>
          </table:table-cell>
          <table:table-cell office:value-type="float" office:value="81712">
            <text:p>81712</text:p>
          </table:table-cell>
          <table:table-cell office:value-type="string" office:string-value="R817C13">
            <text:p>R817C13</text:p>
          </table:table-cell>
          <table:table-cell office:value-type="float" office:value="81714">
            <text:p>81714</text:p>
          </table:table-cell>
          <table:table-cell office:value-type="string" office:string-value="R817C15">
            <text:p>R817C15</text:p>
          </table:table-cell>
          <table:table-cell office:value-type="float" office:value="81716">
            <text:p>81716</text:p>
          </table:table-cell>
          <table:table-cell office:value-type="string" office:string-value="R817C17">
            <text:p>R817C17</text:p>
          </table:table-cell>
          <table:table-cell office:value-type="float" office:value="81718">
            <text:p>81718</text:p>
          </table:table-cell>
          <table:table-cell office:value-type="string" office:string-value="R817C19">
            <text:p>R817C19</text:p>
          </table:table-cell>
          <table:table-cell office:value-type="float" office:value="81720">
            <text:p>81720</text:p>
          </table:table-cell>
          <table:table-cell office:value-type="string" office:string-value="R817C21">
            <text:p>R817C21</text:p>
          </table:table-cell>
          <table:table-cell office:value-type="float" office:value="81722">
            <text:p>81722</text:p>
          </table:table-cell>
          <table:table-cell office:value-type="string" office:string-value="R817C23">
            <text:p>R817C23</text:p>
          </table:table-cell>
          <table:table-cell office:value-type="float" office:value="81724">
            <text:p>81724</text:p>
          </table:table-cell>
          <table:table-cell office:value-type="string" office:string-value="R817C25">
            <text:p>R817C25</text:p>
          </table:table-cell>
          <table:table-cell office:value-type="float" office:value="81726">
            <text:p>81726</text:p>
          </table:table-cell>
        </table:table-row>
        <table:table-row>
          <table:table-cell office:value-type="string" office:string-value="R818C1">
            <text:p>R818C1</text:p>
          </table:table-cell>
          <table:table-cell office:value-type="float" office:value="81802">
            <text:p>81802</text:p>
          </table:table-cell>
          <table:table-cell office:value-type="string" office:string-value="R818C3">
            <text:p>R818C3</text:p>
          </table:table-cell>
          <table:table-cell office:value-type="float" office:value="81804">
            <text:p>81804</text:p>
          </table:table-cell>
          <table:table-cell office:value-type="string" office:string-value="R818C5">
            <text:p>R818C5</text:p>
          </table:table-cell>
          <table:table-cell office:value-type="float" office:value="81806">
            <text:p>81806</text:p>
          </table:table-cell>
          <table:table-cell office:value-type="string" office:string-value="R818C7">
            <text:p>R818C7</text:p>
          </table:table-cell>
          <table:table-cell office:value-type="float" office:value="81808">
            <text:p>81808</text:p>
          </table:table-cell>
          <table:table-cell office:value-type="string" office:string-value="R818C9">
            <text:p>R818C9</text:p>
          </table:table-cell>
          <table:table-cell office:value-type="float" office:value="81810">
            <text:p>81810</text:p>
          </table:table-cell>
          <table:table-cell office:value-type="string" office:string-value="R818C11">
            <text:p>R818C11</text:p>
          </table:table-cell>
          <table:table-cell office:value-type="float" office:value="81812">
            <text:p>81812</text:p>
          </table:table-cell>
          <table:table-cell office:value-type="string" office:string-value="R818C13">
            <text:p>R818C13</text:p>
          </table:table-cell>
          <table:table-cell office:value-type="float" office:value="81814">
            <text:p>81814</text:p>
          </table:table-cell>
          <table:table-cell office:value-type="string" office:string-value="R818C15">
            <text:p>R818C15</text:p>
          </table:table-cell>
          <table:table-cell office:value-type="float" office:value="81816">
            <text:p>81816</text:p>
          </table:table-cell>
          <table:table-cell office:value-type="string" office:string-value="R818C17">
            <text:p>R818C17</text:p>
          </table:table-cell>
          <table:table-cell office:value-type="float" office:value="81818">
            <text:p>81818</text:p>
          </table:table-cell>
          <table:table-cell office:value-type="string" office:string-value="R818C19">
            <text:p>R818C19</text:p>
          </table:table-cell>
          <table:table-cell office:value-type="float" office:value="81820">
            <text:p>81820</text:p>
          </table:table-cell>
          <table:table-cell office:value-type="string" office:string-value="R818C21">
            <text:p>R818C21</text:p>
          </table:table-cell>
          <table:table-cell office:value-type="float" office:value="81822">
            <text:p>81822</text:p>
          </table:table-cell>
          <table:table-cell office:value-type="string" office:string-value="R818C23">
            <text:p>R818C23</text:p>
          </table:table-cell>
          <table:table-cell office:value-type="float" office:value="81824">
            <text:p>81824</text:p>
          </table:table-cell>
          <table:table-cell office:value-type="string" office:string-value="R818C25">
            <text:p>R818C25</text:p>
          </table:table-cell>
          <table:table-cell office:value-type="float" office:value="81826">
            <text:p>81826</text:p>
          </table:table-cell>
        </table:table-row>
        <table:table-row>
          <table:table-cell office:value-type="string" office:string-value="R819C1">
            <text:p>R819C1</text:p>
          </table:table-cell>
          <table:table-cell office:value-type="float" office:value="81902">
            <text:p>81902</text:p>
          </table:table-cell>
          <table:table-cell office:value-type="string" office:string-value="R819C3">
            <text:p>R819C3</text:p>
          </table:table-cell>
          <table:table-cell office:value-type="float" office:value="81904">
            <text:p>81904</text:p>
          </table:table-cell>
          <table:table-cell office:value-type="string" office:string-value="R819C5">
            <text:p>R819C5</text:p>
          </table:table-cell>
          <table:table-cell office:value-type="float" office:value="81906">
            <text:p>81906</text:p>
          </table:table-cell>
          <table:table-cell office:value-type="string" office:string-value="R819C7">
            <text:p>R819C7</text:p>
          </table:table-cell>
          <table:table-cell office:value-type="float" office:value="81908">
            <text:p>81908</text:p>
          </table:table-cell>
          <table:table-cell office:value-type="string" office:string-value="R819C9">
            <text:p>R819C9</text:p>
          </table:table-cell>
          <table:table-cell office:value-type="float" office:value="81910">
            <text:p>81910</text:p>
          </table:table-cell>
          <table:table-cell office:value-type="string" office:string-value="R819C11">
            <text:p>R819C11</text:p>
          </table:table-cell>
          <table:table-cell office:value-type="float" office:value="81912">
            <text:p>81912</text:p>
          </table:table-cell>
          <table:table-cell office:value-type="string" office:string-value="R819C13">
            <text:p>R819C13</text:p>
          </table:table-cell>
          <table:table-cell office:value-type="float" office:value="81914">
            <text:p>81914</text:p>
          </table:table-cell>
          <table:table-cell office:value-type="string" office:string-value="R819C15">
            <text:p>R819C15</text:p>
          </table:table-cell>
          <table:table-cell office:value-type="float" office:value="81916">
            <text:p>81916</text:p>
          </table:table-cell>
          <table:table-cell office:value-type="string" office:string-value="R819C17">
            <text:p>R819C17</text:p>
          </table:table-cell>
          <table:table-cell office:value-type="float" office:value="81918">
            <text:p>81918</text:p>
          </table:table-cell>
          <table:table-cell office:value-type="string" office:string-value="R819C19">
            <text:p>R819C19</text:p>
          </table:table-cell>
          <table:table-cell office:value-type="float" office:value="81920">
            <text:p>81920</text:p>
          </table:table-cell>
          <table:table-cell office:value-type="string" office:string-value="R819C21">
            <text:p>R819C21</text:p>
          </table:table-cell>
          <table:table-cell office:value-type="float" office:value="81922">
            <text:p>81922</text:p>
          </table:table-cell>
          <table:table-cell office:value-type="string" office:string-value="R819C23">
            <text:p>R819C23</text:p>
          </table:table-cell>
          <table:table-cell office:value-type="float" office:value="81924">
            <text:p>81924</text:p>
          </table:table-cell>
          <table:table-cell office:value-type="string" office:string-value="R819C25">
            <text:p>R819C25</text:p>
          </table:table-cell>
          <table:table-cell office:value-type="float" office:value="81926">
            <text:p>81926</text:p>
          </table:table-cell>
        </table:table-row>
        <table:table-row>
          <table:table-cell office:value-type="string" office:string-value="R820C1">
            <text:p>R820C1</text:p>
          </table:table-cell>
          <table:table-cell office:value-type="float" office:value="82002">
            <text:p>82002</text:p>
          </table:table-cell>
          <table:table-cell office:value-type="string" office:string-value="R820C3">
            <text:p>R820C3</text:p>
          </table:table-cell>
          <table:table-cell office:value-type="float" office:value="82004">
            <text:p>82004</text:p>
          </table:table-cell>
          <table:table-cell office:value-type="string" office:string-value="R820C5">
            <text:p>R820C5</text:p>
          </table:table-cell>
          <table:table-cell office:value-type="float" office:value="82006">
            <text:p>82006</text:p>
          </table:table-cell>
          <table:table-cell office:value-type="string" office:string-value="R820C7">
            <text:p>R820C7</text:p>
          </table:table-cell>
          <table:table-cell office:value-type="float" office:value="82008">
            <text:p>82008</text:p>
          </table:table-cell>
          <table:table-cell office:value-type="string" office:string-value="R820C9">
            <text:p>R820C9</text:p>
          </table:table-cell>
          <table:table-cell office:value-type="float" office:value="82010">
            <text:p>82010</text:p>
          </table:table-cell>
          <table:table-cell office:value-type="string" office:string-value="R820C11">
            <text:p>R820C11</text:p>
          </table:table-cell>
          <table:table-cell office:value-type="float" office:value="82012">
            <text:p>82012</text:p>
          </table:table-cell>
          <table:table-cell office:value-type="string" office:string-value="R820C13">
            <text:p>R820C13</text:p>
          </table:table-cell>
          <table:table-cell office:value-type="float" office:value="82014">
            <text:p>82014</text:p>
          </table:table-cell>
          <table:table-cell office:value-type="string" office:string-value="R820C15">
            <text:p>R820C15</text:p>
          </table:table-cell>
          <table:table-cell office:value-type="float" office:value="82016">
            <text:p>82016</text:p>
          </table:table-cell>
          <table:table-cell office:value-type="string" office:string-value="R820C17">
            <text:p>R820C17</text:p>
          </table:table-cell>
          <table:table-cell office:value-type="float" office:value="82018">
            <text:p>82018</text:p>
          </table:table-cell>
          <table:table-cell office:value-type="string" office:string-value="R820C19">
            <text:p>R820C19</text:p>
          </table:table-cell>
          <table:table-cell office:value-type="float" office:value="82020">
            <text:p>82020</text:p>
          </table:table-cell>
          <table:table-cell office:value-type="string" office:string-value="R820C21">
            <text:p>R820C21</text:p>
          </table:table-cell>
          <table:table-cell office:value-type="float" office:value="82022">
            <text:p>82022</text:p>
          </table:table-cell>
          <table:table-cell office:value-type="string" office:string-value="R820C23">
            <text:p>R820C23</text:p>
          </table:table-cell>
          <table:table-cell office:value-type="float" office:value="82024">
            <text:p>82024</text:p>
          </table:table-cell>
          <table:table-cell office:value-type="string" office:string-value="R820C25">
            <text:p>R820C25</text:p>
          </table:table-cell>
          <table:table-cell office:value-type="float" office:value="82026">
            <text:p>82026</text:p>
          </table:table-cell>
        </table:table-row>
        <table:table-row>
          <table:table-cell office:value-type="string" office:string-value="R821C1">
            <text:p>R821C1</text:p>
          </table:table-cell>
          <table:table-cell office:value-type="float" office:value="82102">
            <text:p>82102</text:p>
          </table:table-cell>
          <table:table-cell office:value-type="string" office:string-value="R821C3">
            <text:p>R821C3</text:p>
          </table:table-cell>
          <table:table-cell office:value-type="float" office:value="82104">
            <text:p>82104</text:p>
          </table:table-cell>
          <table:table-cell office:value-type="string" office:string-value="R821C5">
            <text:p>R821C5</text:p>
          </table:table-cell>
          <table:table-cell office:value-type="float" office:value="82106">
            <text:p>82106</text:p>
          </table:table-cell>
          <table:table-cell office:value-type="string" office:string-value="R821C7">
            <text:p>R821C7</text:p>
          </table:table-cell>
          <table:table-cell office:value-type="float" office:value="82108">
            <text:p>82108</text:p>
          </table:table-cell>
          <table:table-cell office:value-type="string" office:string-value="R821C9">
            <text:p>R821C9</text:p>
          </table:table-cell>
          <table:table-cell office:value-type="float" office:value="82110">
            <text:p>82110</text:p>
          </table:table-cell>
          <table:table-cell office:value-type="string" office:string-value="R821C11">
            <text:p>R821C11</text:p>
          </table:table-cell>
          <table:table-cell office:value-type="float" office:value="82112">
            <text:p>82112</text:p>
          </table:table-cell>
          <table:table-cell office:value-type="string" office:string-value="R821C13">
            <text:p>R821C13</text:p>
          </table:table-cell>
          <table:table-cell office:value-type="float" office:value="82114">
            <text:p>82114</text:p>
          </table:table-cell>
          <table:table-cell office:value-type="string" office:string-value="R821C15">
            <text:p>R821C15</text:p>
          </table:table-cell>
          <table:table-cell office:value-type="float" office:value="82116">
            <text:p>82116</text:p>
          </table:table-cell>
          <table:table-cell office:value-type="string" office:string-value="R821C17">
            <text:p>R821C17</text:p>
          </table:table-cell>
          <table:table-cell office:value-type="float" office:value="82118">
            <text:p>82118</text:p>
          </table:table-cell>
          <table:table-cell office:value-type="string" office:string-value="R821C19">
            <text:p>R821C19</text:p>
          </table:table-cell>
          <table:table-cell office:value-type="float" office:value="82120">
            <text:p>82120</text:p>
          </table:table-cell>
          <table:table-cell office:value-type="string" office:string-value="R821C21">
            <text:p>R821C21</text:p>
          </table:table-cell>
          <table:table-cell office:value-type="float" office:value="82122">
            <text:p>82122</text:p>
          </table:table-cell>
          <table:table-cell office:value-type="string" office:string-value="R821C23">
            <text:p>R821C23</text:p>
          </table:table-cell>
          <table:table-cell office:value-type="float" office:value="82124">
            <text:p>82124</text:p>
          </table:table-cell>
          <table:table-cell office:value-type="string" office:string-value="R821C25">
            <text:p>R821C25</text:p>
          </table:table-cell>
          <table:table-cell office:value-type="float" office:value="82126">
            <text:p>82126</text:p>
          </table:table-cell>
        </table:table-row>
        <table:table-row>
          <table:table-cell office:value-type="string" office:string-value="R822C1">
            <text:p>R822C1</text:p>
          </table:table-cell>
          <table:table-cell office:value-type="float" office:value="82202">
            <text:p>82202</text:p>
          </table:table-cell>
          <table:table-cell office:value-type="string" office:string-value="R822C3">
            <text:p>R822C3</text:p>
          </table:table-cell>
          <table:table-cell office:value-type="float" office:value="82204">
            <text:p>82204</text:p>
          </table:table-cell>
          <table:table-cell office:value-type="string" office:string-value="R822C5">
            <text:p>R822C5</text:p>
          </table:table-cell>
          <table:table-cell office:value-type="float" office:value="82206">
            <text:p>82206</text:p>
          </table:table-cell>
          <table:table-cell office:value-type="string" office:string-value="R822C7">
            <text:p>R822C7</text:p>
          </table:table-cell>
          <table:table-cell office:value-type="float" office:value="82208">
            <text:p>82208</text:p>
          </table:table-cell>
          <table:table-cell office:value-type="string" office:string-value="R822C9">
            <text:p>R822C9</text:p>
          </table:table-cell>
          <table:table-cell office:value-type="float" office:value="82210">
            <text:p>82210</text:p>
          </table:table-cell>
          <table:table-cell office:value-type="string" office:string-value="R822C11">
            <text:p>R822C11</text:p>
          </table:table-cell>
          <table:table-cell office:value-type="float" office:value="82212">
            <text:p>82212</text:p>
          </table:table-cell>
          <table:table-cell office:value-type="string" office:string-value="R822C13">
            <text:p>R822C13</text:p>
          </table:table-cell>
          <table:table-cell office:value-type="float" office:value="82214">
            <text:p>82214</text:p>
          </table:table-cell>
          <table:table-cell office:value-type="string" office:string-value="R822C15">
            <text:p>R822C15</text:p>
          </table:table-cell>
          <table:table-cell office:value-type="float" office:value="82216">
            <text:p>82216</text:p>
          </table:table-cell>
          <table:table-cell office:value-type="string" office:string-value="R822C17">
            <text:p>R822C17</text:p>
          </table:table-cell>
          <table:table-cell office:value-type="float" office:value="82218">
            <text:p>82218</text:p>
          </table:table-cell>
          <table:table-cell office:value-type="string" office:string-value="R822C19">
            <text:p>R822C19</text:p>
          </table:table-cell>
          <table:table-cell office:value-type="float" office:value="82220">
            <text:p>82220</text:p>
          </table:table-cell>
          <table:table-cell office:value-type="string" office:string-value="R822C21">
            <text:p>R822C21</text:p>
          </table:table-cell>
          <table:table-cell office:value-type="float" office:value="82222">
            <text:p>82222</text:p>
          </table:table-cell>
          <table:table-cell office:value-type="string" office:string-value="R822C23">
            <text:p>R822C23</text:p>
          </table:table-cell>
          <table:table-cell office:value-type="float" office:value="82224">
            <text:p>82224</text:p>
          </table:table-cell>
          <table:table-cell office:value-type="string" office:string-value="R822C25">
            <text:p>R822C25</text:p>
          </table:table-cell>
          <table:table-cell office:value-type="float" office:value="82226">
            <text:p>82226</text:p>
          </table:table-cell>
        </table:table-row>
        <table:table-row>
          <table:table-cell office:value-type="string" office:string-value="R823C1">
            <text:p>R823C1</text:p>
          </table:table-cell>
          <table:table-cell office:value-type="float" office:value="82302">
            <text:p>82302</text:p>
          </table:table-cell>
          <table:table-cell office:value-type="string" office:string-value="R823C3">
            <text:p>R823C3</text:p>
          </table:table-cell>
          <table:table-cell office:value-type="float" office:value="82304">
            <text:p>82304</text:p>
          </table:table-cell>
          <table:table-cell office:value-type="string" office:string-value="R823C5">
            <text:p>R823C5</text:p>
          </table:table-cell>
          <table:table-cell office:value-type="float" office:value="82306">
            <text:p>82306</text:p>
          </table:table-cell>
          <table:table-cell office:value-type="string" office:string-value="R823C7">
            <text:p>R823C7</text:p>
          </table:table-cell>
          <table:table-cell office:value-type="float" office:value="82308">
            <text:p>82308</text:p>
          </table:table-cell>
          <table:table-cell office:value-type="string" office:string-value="R823C9">
            <text:p>R823C9</text:p>
          </table:table-cell>
          <table:table-cell office:value-type="float" office:value="82310">
            <text:p>82310</text:p>
          </table:table-cell>
          <table:table-cell office:value-type="string" office:string-value="R823C11">
            <text:p>R823C11</text:p>
          </table:table-cell>
          <table:table-cell office:value-type="float" office:value="82312">
            <text:p>82312</text:p>
          </table:table-cell>
          <table:table-cell office:value-type="string" office:string-value="R823C13">
            <text:p>R823C13</text:p>
          </table:table-cell>
          <table:table-cell office:value-type="float" office:value="82314">
            <text:p>82314</text:p>
          </table:table-cell>
          <table:table-cell office:value-type="string" office:string-value="R823C15">
            <text:p>R823C15</text:p>
          </table:table-cell>
          <table:table-cell office:value-type="float" office:value="82316">
            <text:p>82316</text:p>
          </table:table-cell>
          <table:table-cell office:value-type="string" office:string-value="R823C17">
            <text:p>R823C17</text:p>
          </table:table-cell>
          <table:table-cell office:value-type="float" office:value="82318">
            <text:p>82318</text:p>
          </table:table-cell>
          <table:table-cell office:value-type="string" office:string-value="R823C19">
            <text:p>R823C19</text:p>
          </table:table-cell>
          <table:table-cell office:value-type="float" office:value="82320">
            <text:p>82320</text:p>
          </table:table-cell>
          <table:table-cell office:value-type="string" office:string-value="R823C21">
            <text:p>R823C21</text:p>
          </table:table-cell>
          <table:table-cell office:value-type="float" office:value="82322">
            <text:p>82322</text:p>
          </table:table-cell>
          <table:table-cell office:value-type="string" office:string-value="R823C23">
            <text:p>R823C23</text:p>
          </table:table-cell>
          <table:table-cell office:value-type="float" office:value="82324">
            <text:p>82324</text:p>
          </table:table-cell>
          <table:table-cell office:value-type="string" office:string-value="R823C25">
            <text:p>R823C25</text:p>
          </table:table-cell>
          <table:table-cell office:value-type="float" office:value="82326">
            <text:p>82326</text:p>
          </table:table-cell>
        </table:table-row>
        <table:table-row>
          <table:table-cell office:value-type="string" office:string-value="R824C1">
            <text:p>R824C1</text:p>
          </table:table-cell>
          <table:table-cell office:value-type="float" office:value="82402">
            <text:p>82402</text:p>
          </table:table-cell>
          <table:table-cell office:value-type="string" office:string-value="R824C3">
            <text:p>R824C3</text:p>
          </table:table-cell>
          <table:table-cell office:value-type="float" office:value="82404">
            <text:p>82404</text:p>
          </table:table-cell>
          <table:table-cell office:value-type="string" office:string-value="R824C5">
            <text:p>R824C5</text:p>
          </table:table-cell>
          <table:table-cell office:value-type="float" office:value="82406">
            <text:p>82406</text:p>
          </table:table-cell>
          <table:table-cell office:value-type="string" office:string-value="R824C7">
            <text:p>R824C7</text:p>
          </table:table-cell>
          <table:table-cell office:value-type="float" office:value="82408">
            <text:p>82408</text:p>
          </table:table-cell>
          <table:table-cell office:value-type="string" office:string-value="R824C9">
            <text:p>R824C9</text:p>
          </table:table-cell>
          <table:table-cell office:value-type="float" office:value="82410">
            <text:p>82410</text:p>
          </table:table-cell>
          <table:table-cell office:value-type="string" office:string-value="R824C11">
            <text:p>R824C11</text:p>
          </table:table-cell>
          <table:table-cell office:value-type="float" office:value="82412">
            <text:p>82412</text:p>
          </table:table-cell>
          <table:table-cell office:value-type="string" office:string-value="R824C13">
            <text:p>R824C13</text:p>
          </table:table-cell>
          <table:table-cell office:value-type="float" office:value="82414">
            <text:p>82414</text:p>
          </table:table-cell>
          <table:table-cell office:value-type="string" office:string-value="R824C15">
            <text:p>R824C15</text:p>
          </table:table-cell>
          <table:table-cell office:value-type="float" office:value="82416">
            <text:p>82416</text:p>
          </table:table-cell>
          <table:table-cell office:value-type="string" office:string-value="R824C17">
            <text:p>R824C17</text:p>
          </table:table-cell>
          <table:table-cell office:value-type="float" office:value="82418">
            <text:p>82418</text:p>
          </table:table-cell>
          <table:table-cell office:value-type="string" office:string-value="R824C19">
            <text:p>R824C19</text:p>
          </table:table-cell>
          <table:table-cell office:value-type="float" office:value="82420">
            <text:p>82420</text:p>
          </table:table-cell>
          <table:table-cell office:value-type="string" office:string-value="R824C21">
            <text:p>R824C21</text:p>
          </table:table-cell>
          <table:table-cell office:value-type="float" office:value="82422">
            <text:p>82422</text:p>
          </table:table-cell>
          <table:table-cell office:value-type="string" office:string-value="R824C23">
            <text:p>R824C23</text:p>
          </table:table-cell>
          <table:table-cell office:value-type="float" office:value="82424">
            <text:p>82424</text:p>
          </table:table-cell>
          <table:table-cell office:value-type="string" office:string-value="R824C25">
            <text:p>R824C25</text:p>
          </table:table-cell>
          <table:table-cell office:value-type="float" office:value="82426">
            <text:p>82426</text:p>
          </table:table-cell>
        </table:table-row>
        <table:table-row>
          <table:table-cell office:value-type="string" office:string-value="R825C1">
            <text:p>R825C1</text:p>
          </table:table-cell>
          <table:table-cell office:value-type="float" office:value="82502">
            <text:p>82502</text:p>
          </table:table-cell>
          <table:table-cell office:value-type="string" office:string-value="R825C3">
            <text:p>R825C3</text:p>
          </table:table-cell>
          <table:table-cell office:value-type="float" office:value="82504">
            <text:p>82504</text:p>
          </table:table-cell>
          <table:table-cell office:value-type="string" office:string-value="R825C5">
            <text:p>R825C5</text:p>
          </table:table-cell>
          <table:table-cell office:value-type="float" office:value="82506">
            <text:p>82506</text:p>
          </table:table-cell>
          <table:table-cell office:value-type="string" office:string-value="R825C7">
            <text:p>R825C7</text:p>
          </table:table-cell>
          <table:table-cell office:value-type="float" office:value="82508">
            <text:p>82508</text:p>
          </table:table-cell>
          <table:table-cell office:value-type="string" office:string-value="R825C9">
            <text:p>R825C9</text:p>
          </table:table-cell>
          <table:table-cell office:value-type="float" office:value="82510">
            <text:p>82510</text:p>
          </table:table-cell>
          <table:table-cell office:value-type="string" office:string-value="R825C11">
            <text:p>R825C11</text:p>
          </table:table-cell>
          <table:table-cell office:value-type="float" office:value="82512">
            <text:p>82512</text:p>
          </table:table-cell>
          <table:table-cell office:value-type="string" office:string-value="R825C13">
            <text:p>R825C13</text:p>
          </table:table-cell>
          <table:table-cell office:value-type="float" office:value="82514">
            <text:p>82514</text:p>
          </table:table-cell>
          <table:table-cell office:value-type="string" office:string-value="R825C15">
            <text:p>R825C15</text:p>
          </table:table-cell>
          <table:table-cell office:value-type="float" office:value="82516">
            <text:p>82516</text:p>
          </table:table-cell>
          <table:table-cell office:value-type="string" office:string-value="R825C17">
            <text:p>R825C17</text:p>
          </table:table-cell>
          <table:table-cell office:value-type="float" office:value="82518">
            <text:p>82518</text:p>
          </table:table-cell>
          <table:table-cell office:value-type="string" office:string-value="R825C19">
            <text:p>R825C19</text:p>
          </table:table-cell>
          <table:table-cell office:value-type="float" office:value="82520">
            <text:p>82520</text:p>
          </table:table-cell>
          <table:table-cell office:value-type="string" office:string-value="R825C21">
            <text:p>R825C21</text:p>
          </table:table-cell>
          <table:table-cell office:value-type="float" office:value="82522">
            <text:p>82522</text:p>
          </table:table-cell>
          <table:table-cell office:value-type="string" office:string-value="R825C23">
            <text:p>R825C23</text:p>
          </table:table-cell>
          <table:table-cell office:value-type="float" office:value="82524">
            <text:p>82524</text:p>
          </table:table-cell>
          <table:table-cell office:value-type="string" office:string-value="R825C25">
            <text:p>R825C25</text:p>
          </table:table-cell>
          <table:table-cell office:value-type="float" office:value="82526">
            <text:p>82526</text:p>
          </table:table-cell>
        </table:table-row>
        <table:table-row>
          <table:table-cell office:value-type="string" office:string-value="R826C1">
            <text:p>R826C1</text:p>
          </table:table-cell>
          <table:table-cell office:value-type="float" office:value="82602">
            <text:p>82602</text:p>
          </table:table-cell>
          <table:table-cell office:value-type="string" office:string-value="R826C3">
            <text:p>R826C3</text:p>
          </table:table-cell>
          <table:table-cell office:value-type="float" office:value="82604">
            <text:p>82604</text:p>
          </table:table-cell>
          <table:table-cell office:value-type="string" office:string-value="R826C5">
            <text:p>R826C5</text:p>
          </table:table-cell>
          <table:table-cell office:value-type="float" office:value="82606">
            <text:p>82606</text:p>
          </table:table-cell>
          <table:table-cell office:value-type="string" office:string-value="R826C7">
            <text:p>R826C7</text:p>
          </table:table-cell>
          <table:table-cell office:value-type="float" office:value="82608">
            <text:p>82608</text:p>
          </table:table-cell>
          <table:table-cell office:value-type="string" office:string-value="R826C9">
            <text:p>R826C9</text:p>
          </table:table-cell>
          <table:table-cell office:value-type="float" office:value="82610">
            <text:p>82610</text:p>
          </table:table-cell>
          <table:table-cell office:value-type="string" office:string-value="R826C11">
            <text:p>R826C11</text:p>
          </table:table-cell>
          <table:table-cell office:value-type="float" office:value="82612">
            <text:p>82612</text:p>
          </table:table-cell>
          <table:table-cell office:value-type="string" office:string-value="R826C13">
            <text:p>R826C13</text:p>
          </table:table-cell>
          <table:table-cell office:value-type="float" office:value="82614">
            <text:p>82614</text:p>
          </table:table-cell>
          <table:table-cell office:value-type="string" office:string-value="R826C15">
            <text:p>R826C15</text:p>
          </table:table-cell>
          <table:table-cell office:value-type="float" office:value="82616">
            <text:p>82616</text:p>
          </table:table-cell>
          <table:table-cell office:value-type="string" office:string-value="R826C17">
            <text:p>R826C17</text:p>
          </table:table-cell>
          <table:table-cell office:value-type="float" office:value="82618">
            <text:p>82618</text:p>
          </table:table-cell>
          <table:table-cell office:value-type="string" office:string-value="R826C19">
            <text:p>R826C19</text:p>
          </table:table-cell>
          <table:table-cell office:value-type="float" office:value="82620">
            <text:p>82620</text:p>
          </table:table-cell>
          <table:table-cell office:value-type="string" office:string-value="R826C21">
            <text:p>R826C21</text:p>
          </table:table-cell>
          <table:table-cell office:value-type="float" office:value="82622">
            <text:p>82622</text:p>
          </table:table-cell>
          <table:table-cell office:value-type="string" office:string-value="R826C23">
            <text:p>R826C23</text:p>
          </table:table-cell>
          <table:table-cell office:value-type="float" office:value="82624">
            <text:p>82624</text:p>
          </table:table-cell>
          <table:table-cell office:value-type="string" office:string-value="R826C25">
            <text:p>R826C25</text:p>
          </table:table-cell>
          <table:table-cell office:value-type="float" office:value="82626">
            <text:p>82626</text:p>
          </table:table-cell>
        </table:table-row>
        <table:table-row>
          <table:table-cell office:value-type="string" office:string-value="R827C1">
            <text:p>R827C1</text:p>
          </table:table-cell>
          <table:table-cell office:value-type="float" office:value="82702">
            <text:p>82702</text:p>
          </table:table-cell>
          <table:table-cell office:value-type="string" office:string-value="R827C3">
            <text:p>R827C3</text:p>
          </table:table-cell>
          <table:table-cell office:value-type="float" office:value="82704">
            <text:p>82704</text:p>
          </table:table-cell>
          <table:table-cell office:value-type="string" office:string-value="R827C5">
            <text:p>R827C5</text:p>
          </table:table-cell>
          <table:table-cell office:value-type="float" office:value="82706">
            <text:p>82706</text:p>
          </table:table-cell>
          <table:table-cell office:value-type="string" office:string-value="R827C7">
            <text:p>R827C7</text:p>
          </table:table-cell>
          <table:table-cell office:value-type="float" office:value="82708">
            <text:p>82708</text:p>
          </table:table-cell>
          <table:table-cell office:value-type="string" office:string-value="R827C9">
            <text:p>R827C9</text:p>
          </table:table-cell>
          <table:table-cell office:value-type="float" office:value="82710">
            <text:p>82710</text:p>
          </table:table-cell>
          <table:table-cell office:value-type="string" office:string-value="R827C11">
            <text:p>R827C11</text:p>
          </table:table-cell>
          <table:table-cell office:value-type="float" office:value="82712">
            <text:p>82712</text:p>
          </table:table-cell>
          <table:table-cell office:value-type="string" office:string-value="R827C13">
            <text:p>R827C13</text:p>
          </table:table-cell>
          <table:table-cell office:value-type="float" office:value="82714">
            <text:p>82714</text:p>
          </table:table-cell>
          <table:table-cell office:value-type="string" office:string-value="R827C15">
            <text:p>R827C15</text:p>
          </table:table-cell>
          <table:table-cell office:value-type="float" office:value="82716">
            <text:p>82716</text:p>
          </table:table-cell>
          <table:table-cell office:value-type="string" office:string-value="R827C17">
            <text:p>R827C17</text:p>
          </table:table-cell>
          <table:table-cell office:value-type="float" office:value="82718">
            <text:p>82718</text:p>
          </table:table-cell>
          <table:table-cell office:value-type="string" office:string-value="R827C19">
            <text:p>R827C19</text:p>
          </table:table-cell>
          <table:table-cell office:value-type="float" office:value="82720">
            <text:p>82720</text:p>
          </table:table-cell>
          <table:table-cell office:value-type="string" office:string-value="R827C21">
            <text:p>R827C21</text:p>
          </table:table-cell>
          <table:table-cell office:value-type="float" office:value="82722">
            <text:p>82722</text:p>
          </table:table-cell>
          <table:table-cell office:value-type="string" office:string-value="R827C23">
            <text:p>R827C23</text:p>
          </table:table-cell>
          <table:table-cell office:value-type="float" office:value="82724">
            <text:p>82724</text:p>
          </table:table-cell>
          <table:table-cell office:value-type="string" office:string-value="R827C25">
            <text:p>R827C25</text:p>
          </table:table-cell>
          <table:table-cell office:value-type="float" office:value="82726">
            <text:p>82726</text:p>
          </table:table-cell>
        </table:table-row>
        <table:table-row>
          <table:table-cell office:value-type="string" office:string-value="R828C1">
            <text:p>R828C1</text:p>
          </table:table-cell>
          <table:table-cell office:value-type="float" office:value="82802">
            <text:p>82802</text:p>
          </table:table-cell>
          <table:table-cell office:value-type="string" office:string-value="R828C3">
            <text:p>R828C3</text:p>
          </table:table-cell>
          <table:table-cell office:value-type="float" office:value="82804">
            <text:p>82804</text:p>
          </table:table-cell>
          <table:table-cell office:value-type="string" office:string-value="R828C5">
            <text:p>R828C5</text:p>
          </table:table-cell>
          <table:table-cell office:value-type="float" office:value="82806">
            <text:p>82806</text:p>
          </table:table-cell>
          <table:table-cell office:value-type="string" office:string-value="R828C7">
            <text:p>R828C7</text:p>
          </table:table-cell>
          <table:table-cell office:value-type="float" office:value="82808">
            <text:p>82808</text:p>
          </table:table-cell>
          <table:table-cell office:value-type="string" office:string-value="R828C9">
            <text:p>R828C9</text:p>
          </table:table-cell>
          <table:table-cell office:value-type="float" office:value="82810">
            <text:p>82810</text:p>
          </table:table-cell>
          <table:table-cell office:value-type="string" office:string-value="R828C11">
            <text:p>R828C11</text:p>
          </table:table-cell>
          <table:table-cell office:value-type="float" office:value="82812">
            <text:p>82812</text:p>
          </table:table-cell>
          <table:table-cell office:value-type="string" office:string-value="R828C13">
            <text:p>R828C13</text:p>
          </table:table-cell>
          <table:table-cell office:value-type="float" office:value="82814">
            <text:p>82814</text:p>
          </table:table-cell>
          <table:table-cell office:value-type="string" office:string-value="R828C15">
            <text:p>R828C15</text:p>
          </table:table-cell>
          <table:table-cell office:value-type="float" office:value="82816">
            <text:p>82816</text:p>
          </table:table-cell>
          <table:table-cell office:value-type="string" office:string-value="R828C17">
            <text:p>R828C17</text:p>
          </table:table-cell>
          <table:table-cell office:value-type="float" office:value="82818">
            <text:p>82818</text:p>
          </table:table-cell>
          <table:table-cell office:value-type="string" office:string-value="R828C19">
            <text:p>R828C19</text:p>
          </table:table-cell>
          <table:table-cell office:value-type="float" office:value="82820">
            <text:p>82820</text:p>
          </table:table-cell>
          <table:table-cell office:value-type="string" office:string-value="R828C21">
            <text:p>R828C21</text:p>
          </table:table-cell>
          <table:table-cell office:value-type="float" office:value="82822">
            <text:p>82822</text:p>
          </table:table-cell>
          <table:table-cell office:value-type="string" office:string-value="R828C23">
            <text:p>R828C23</text:p>
          </table:table-cell>
          <table:table-cell office:value-type="float" office:value="82824">
            <text:p>82824</text:p>
          </table:table-cell>
          <table:table-cell office:value-type="string" office:string-value="R828C25">
            <text:p>R828C25</text:p>
          </table:table-cell>
          <table:table-cell office:value-type="float" office:value="82826">
            <text:p>82826</text:p>
          </table:table-cell>
        </table:table-row>
        <table:table-row>
          <table:table-cell office:value-type="string" office:string-value="R829C1">
            <text:p>R829C1</text:p>
          </table:table-cell>
          <table:table-cell office:value-type="float" office:value="82902">
            <text:p>82902</text:p>
          </table:table-cell>
          <table:table-cell office:value-type="string" office:string-value="R829C3">
            <text:p>R829C3</text:p>
          </table:table-cell>
          <table:table-cell office:value-type="float" office:value="82904">
            <text:p>82904</text:p>
          </table:table-cell>
          <table:table-cell office:value-type="string" office:string-value="R829C5">
            <text:p>R829C5</text:p>
          </table:table-cell>
          <table:table-cell office:value-type="float" office:value="82906">
            <text:p>82906</text:p>
          </table:table-cell>
          <table:table-cell office:value-type="string" office:string-value="R829C7">
            <text:p>R829C7</text:p>
          </table:table-cell>
          <table:table-cell office:value-type="float" office:value="82908">
            <text:p>82908</text:p>
          </table:table-cell>
          <table:table-cell office:value-type="string" office:string-value="R829C9">
            <text:p>R829C9</text:p>
          </table:table-cell>
          <table:table-cell office:value-type="float" office:value="82910">
            <text:p>82910</text:p>
          </table:table-cell>
          <table:table-cell office:value-type="string" office:string-value="R829C11">
            <text:p>R829C11</text:p>
          </table:table-cell>
          <table:table-cell office:value-type="float" office:value="82912">
            <text:p>82912</text:p>
          </table:table-cell>
          <table:table-cell office:value-type="string" office:string-value="R829C13">
            <text:p>R829C13</text:p>
          </table:table-cell>
          <table:table-cell office:value-type="float" office:value="82914">
            <text:p>82914</text:p>
          </table:table-cell>
          <table:table-cell office:value-type="string" office:string-value="R829C15">
            <text:p>R829C15</text:p>
          </table:table-cell>
          <table:table-cell office:value-type="float" office:value="82916">
            <text:p>82916</text:p>
          </table:table-cell>
          <table:table-cell office:value-type="string" office:string-value="R829C17">
            <text:p>R829C17</text:p>
          </table:table-cell>
          <table:table-cell office:value-type="float" office:value="82918">
            <text:p>82918</text:p>
          </table:table-cell>
          <table:table-cell office:value-type="string" office:string-value="R829C19">
            <text:p>R829C19</text:p>
          </table:table-cell>
          <table:table-cell office:value-type="float" office:value="82920">
            <text:p>82920</text:p>
          </table:table-cell>
          <table:table-cell office:value-type="string" office:string-value="R829C21">
            <text:p>R829C21</text:p>
          </table:table-cell>
          <table:table-cell office:value-type="float" office:value="82922">
            <text:p>82922</text:p>
          </table:table-cell>
          <table:table-cell office:value-type="string" office:string-value="R829C23">
            <text:p>R829C23</text:p>
          </table:table-cell>
          <table:table-cell office:value-type="float" office:value="82924">
            <text:p>82924</text:p>
          </table:table-cell>
          <table:table-cell office:value-type="string" office:string-value="R829C25">
            <text:p>R829C25</text:p>
          </table:table-cell>
          <table:table-cell office:value-type="float" office:value="82926">
            <text:p>82926</text:p>
          </table:table-cell>
        </table:table-row>
        <table:table-row>
          <table:table-cell office:value-type="string" office:string-value="R830C1">
            <text:p>R830C1</text:p>
          </table:table-cell>
          <table:table-cell office:value-type="float" office:value="83002">
            <text:p>83002</text:p>
          </table:table-cell>
          <table:table-cell office:value-type="string" office:string-value="R830C3">
            <text:p>R830C3</text:p>
          </table:table-cell>
          <table:table-cell office:value-type="float" office:value="83004">
            <text:p>83004</text:p>
          </table:table-cell>
          <table:table-cell office:value-type="string" office:string-value="R830C5">
            <text:p>R830C5</text:p>
          </table:table-cell>
          <table:table-cell office:value-type="float" office:value="83006">
            <text:p>83006</text:p>
          </table:table-cell>
          <table:table-cell office:value-type="string" office:string-value="R830C7">
            <text:p>R830C7</text:p>
          </table:table-cell>
          <table:table-cell office:value-type="float" office:value="83008">
            <text:p>83008</text:p>
          </table:table-cell>
          <table:table-cell office:value-type="string" office:string-value="R830C9">
            <text:p>R830C9</text:p>
          </table:table-cell>
          <table:table-cell office:value-type="float" office:value="83010">
            <text:p>83010</text:p>
          </table:table-cell>
          <table:table-cell office:value-type="string" office:string-value="R830C11">
            <text:p>R830C11</text:p>
          </table:table-cell>
          <table:table-cell office:value-type="float" office:value="83012">
            <text:p>83012</text:p>
          </table:table-cell>
          <table:table-cell office:value-type="string" office:string-value="R830C13">
            <text:p>R830C13</text:p>
          </table:table-cell>
          <table:table-cell office:value-type="float" office:value="83014">
            <text:p>83014</text:p>
          </table:table-cell>
          <table:table-cell office:value-type="string" office:string-value="R830C15">
            <text:p>R830C15</text:p>
          </table:table-cell>
          <table:table-cell office:value-type="float" office:value="83016">
            <text:p>83016</text:p>
          </table:table-cell>
          <table:table-cell office:value-type="string" office:string-value="R830C17">
            <text:p>R830C17</text:p>
          </table:table-cell>
          <table:table-cell office:value-type="float" office:value="83018">
            <text:p>83018</text:p>
          </table:table-cell>
          <table:table-cell office:value-type="string" office:string-value="R830C19">
            <text:p>R830C19</text:p>
          </table:table-cell>
          <table:table-cell office:value-type="float" office:value="83020">
            <text:p>83020</text:p>
          </table:table-cell>
          <table:table-cell office:value-type="string" office:string-value="R830C21">
            <text:p>R830C21</text:p>
          </table:table-cell>
          <table:table-cell office:value-type="float" office:value="83022">
            <text:p>83022</text:p>
          </table:table-cell>
          <table:table-cell office:value-type="string" office:string-value="R830C23">
            <text:p>R830C23</text:p>
          </table:table-cell>
          <table:table-cell office:value-type="float" office:value="83024">
            <text:p>83024</text:p>
          </table:table-cell>
          <table:table-cell office:value-type="string" office:string-value="R830C25">
            <text:p>R830C25</text:p>
          </table:table-cell>
          <table:table-cell office:value-type="float" office:value="83026">
            <text:p>83026</text:p>
          </table:table-cell>
        </table:table-row>
        <table:table-row>
          <table:table-cell office:value-type="string" office:string-value="R831C1">
            <text:p>R831C1</text:p>
          </table:table-cell>
          <table:table-cell office:value-type="float" office:value="83102">
            <text:p>83102</text:p>
          </table:table-cell>
          <table:table-cell office:value-type="string" office:string-value="R831C3">
            <text:p>R831C3</text:p>
          </table:table-cell>
          <table:table-cell office:value-type="float" office:value="83104">
            <text:p>83104</text:p>
          </table:table-cell>
          <table:table-cell office:value-type="string" office:string-value="R831C5">
            <text:p>R831C5</text:p>
          </table:table-cell>
          <table:table-cell office:value-type="float" office:value="83106">
            <text:p>83106</text:p>
          </table:table-cell>
          <table:table-cell office:value-type="string" office:string-value="R831C7">
            <text:p>R831C7</text:p>
          </table:table-cell>
          <table:table-cell office:value-type="float" office:value="83108">
            <text:p>83108</text:p>
          </table:table-cell>
          <table:table-cell office:value-type="string" office:string-value="R831C9">
            <text:p>R831C9</text:p>
          </table:table-cell>
          <table:table-cell office:value-type="float" office:value="83110">
            <text:p>83110</text:p>
          </table:table-cell>
          <table:table-cell office:value-type="string" office:string-value="R831C11">
            <text:p>R831C11</text:p>
          </table:table-cell>
          <table:table-cell office:value-type="float" office:value="83112">
            <text:p>83112</text:p>
          </table:table-cell>
          <table:table-cell office:value-type="string" office:string-value="R831C13">
            <text:p>R831C13</text:p>
          </table:table-cell>
          <table:table-cell office:value-type="float" office:value="83114">
            <text:p>83114</text:p>
          </table:table-cell>
          <table:table-cell office:value-type="string" office:string-value="R831C15">
            <text:p>R831C15</text:p>
          </table:table-cell>
          <table:table-cell office:value-type="float" office:value="83116">
            <text:p>83116</text:p>
          </table:table-cell>
          <table:table-cell office:value-type="string" office:string-value="R831C17">
            <text:p>R831C17</text:p>
          </table:table-cell>
          <table:table-cell office:value-type="float" office:value="83118">
            <text:p>83118</text:p>
          </table:table-cell>
          <table:table-cell office:value-type="string" office:string-value="R831C19">
            <text:p>R831C19</text:p>
          </table:table-cell>
          <table:table-cell office:value-type="float" office:value="83120">
            <text:p>83120</text:p>
          </table:table-cell>
          <table:table-cell office:value-type="string" office:string-value="R831C21">
            <text:p>R831C21</text:p>
          </table:table-cell>
          <table:table-cell office:value-type="float" office:value="83122">
            <text:p>83122</text:p>
          </table:table-cell>
          <table:table-cell office:value-type="string" office:string-value="R831C23">
            <text:p>R831C23</text:p>
          </table:table-cell>
          <table:table-cell office:value-type="float" office:value="83124">
            <text:p>83124</text:p>
          </table:table-cell>
          <table:table-cell office:value-type="string" office:string-value="R831C25">
            <text:p>R831C25</text:p>
          </table:table-cell>
          <table:table-cell office:value-type="float" office:value="83126">
            <text:p>83126</text:p>
          </table:table-cell>
        </table:table-row>
        <table:table-row>
          <table:table-cell office:value-type="string" office:string-value="R832C1">
            <text:p>R832C1</text:p>
          </table:table-cell>
          <table:table-cell office:value-type="float" office:value="83202">
            <text:p>83202</text:p>
          </table:table-cell>
          <table:table-cell office:value-type="string" office:string-value="R832C3">
            <text:p>R832C3</text:p>
          </table:table-cell>
          <table:table-cell office:value-type="float" office:value="83204">
            <text:p>83204</text:p>
          </table:table-cell>
          <table:table-cell office:value-type="string" office:string-value="R832C5">
            <text:p>R832C5</text:p>
          </table:table-cell>
          <table:table-cell office:value-type="float" office:value="83206">
            <text:p>83206</text:p>
          </table:table-cell>
          <table:table-cell office:value-type="string" office:string-value="R832C7">
            <text:p>R832C7</text:p>
          </table:table-cell>
          <table:table-cell office:value-type="float" office:value="83208">
            <text:p>83208</text:p>
          </table:table-cell>
          <table:table-cell office:value-type="string" office:string-value="R832C9">
            <text:p>R832C9</text:p>
          </table:table-cell>
          <table:table-cell office:value-type="float" office:value="83210">
            <text:p>83210</text:p>
          </table:table-cell>
          <table:table-cell office:value-type="string" office:string-value="R832C11">
            <text:p>R832C11</text:p>
          </table:table-cell>
          <table:table-cell office:value-type="float" office:value="83212">
            <text:p>83212</text:p>
          </table:table-cell>
          <table:table-cell office:value-type="string" office:string-value="R832C13">
            <text:p>R832C13</text:p>
          </table:table-cell>
          <table:table-cell office:value-type="float" office:value="83214">
            <text:p>83214</text:p>
          </table:table-cell>
          <table:table-cell office:value-type="string" office:string-value="R832C15">
            <text:p>R832C15</text:p>
          </table:table-cell>
          <table:table-cell office:value-type="float" office:value="83216">
            <text:p>83216</text:p>
          </table:table-cell>
          <table:table-cell office:value-type="string" office:string-value="R832C17">
            <text:p>R832C17</text:p>
          </table:table-cell>
          <table:table-cell office:value-type="float" office:value="83218">
            <text:p>83218</text:p>
          </table:table-cell>
          <table:table-cell office:value-type="string" office:string-value="R832C19">
            <text:p>R832C19</text:p>
          </table:table-cell>
          <table:table-cell office:value-type="float" office:value="83220">
            <text:p>83220</text:p>
          </table:table-cell>
          <table:table-cell office:value-type="string" office:string-value="R832C21">
            <text:p>R832C21</text:p>
          </table:table-cell>
          <table:table-cell office:value-type="float" office:value="83222">
            <text:p>83222</text:p>
          </table:table-cell>
          <table:table-cell office:value-type="string" office:string-value="R832C23">
            <text:p>R832C23</text:p>
          </table:table-cell>
          <table:table-cell office:value-type="float" office:value="83224">
            <text:p>83224</text:p>
          </table:table-cell>
          <table:table-cell office:value-type="string" office:string-value="R832C25">
            <text:p>R832C25</text:p>
          </table:table-cell>
          <table:table-cell office:value-type="float" office:value="83226">
            <text:p>83226</text:p>
          </table:table-cell>
        </table:table-row>
        <table:table-row>
          <table:table-cell office:value-type="string" office:string-value="R833C1">
            <text:p>R833C1</text:p>
          </table:table-cell>
          <table:table-cell office:value-type="float" office:value="83302">
            <text:p>83302</text:p>
          </table:table-cell>
          <table:table-cell office:value-type="string" office:string-value="R833C3">
            <text:p>R833C3</text:p>
          </table:table-cell>
          <table:table-cell office:value-type="float" office:value="83304">
            <text:p>83304</text:p>
          </table:table-cell>
          <table:table-cell office:value-type="string" office:string-value="R833C5">
            <text:p>R833C5</text:p>
          </table:table-cell>
          <table:table-cell office:value-type="float" office:value="83306">
            <text:p>83306</text:p>
          </table:table-cell>
          <table:table-cell office:value-type="string" office:string-value="R833C7">
            <text:p>R833C7</text:p>
          </table:table-cell>
          <table:table-cell office:value-type="float" office:value="83308">
            <text:p>83308</text:p>
          </table:table-cell>
          <table:table-cell office:value-type="string" office:string-value="R833C9">
            <text:p>R833C9</text:p>
          </table:table-cell>
          <table:table-cell office:value-type="float" office:value="83310">
            <text:p>83310</text:p>
          </table:table-cell>
          <table:table-cell office:value-type="string" office:string-value="R833C11">
            <text:p>R833C11</text:p>
          </table:table-cell>
          <table:table-cell office:value-type="float" office:value="83312">
            <text:p>83312</text:p>
          </table:table-cell>
          <table:table-cell office:value-type="string" office:string-value="R833C13">
            <text:p>R833C13</text:p>
          </table:table-cell>
          <table:table-cell office:value-type="float" office:value="83314">
            <text:p>83314</text:p>
          </table:table-cell>
          <table:table-cell office:value-type="string" office:string-value="R833C15">
            <text:p>R833C15</text:p>
          </table:table-cell>
          <table:table-cell office:value-type="float" office:value="83316">
            <text:p>83316</text:p>
          </table:table-cell>
          <table:table-cell office:value-type="string" office:string-value="R833C17">
            <text:p>R833C17</text:p>
          </table:table-cell>
          <table:table-cell office:value-type="float" office:value="83318">
            <text:p>83318</text:p>
          </table:table-cell>
          <table:table-cell office:value-type="string" office:string-value="R833C19">
            <text:p>R833C19</text:p>
          </table:table-cell>
          <table:table-cell office:value-type="float" office:value="83320">
            <text:p>83320</text:p>
          </table:table-cell>
          <table:table-cell office:value-type="string" office:string-value="R833C21">
            <text:p>R833C21</text:p>
          </table:table-cell>
          <table:table-cell office:value-type="float" office:value="83322">
            <text:p>83322</text:p>
          </table:table-cell>
          <table:table-cell office:value-type="string" office:string-value="R833C23">
            <text:p>R833C23</text:p>
          </table:table-cell>
          <table:table-cell office:value-type="float" office:value="83324">
            <text:p>83324</text:p>
          </table:table-cell>
          <table:table-cell office:value-type="string" office:string-value="R833C25">
            <text:p>R833C25</text:p>
          </table:table-cell>
          <table:table-cell office:value-type="float" office:value="83326">
            <text:p>83326</text:p>
          </table:table-cell>
        </table:table-row>
        <table:table-row>
          <table:table-cell office:value-type="string" office:string-value="R834C1">
            <text:p>R834C1</text:p>
          </table:table-cell>
          <table:table-cell office:value-type="float" office:value="83402">
            <text:p>83402</text:p>
          </table:table-cell>
          <table:table-cell office:value-type="string" office:string-value="R834C3">
            <text:p>R834C3</text:p>
          </table:table-cell>
          <table:table-cell office:value-type="float" office:value="83404">
            <text:p>83404</text:p>
          </table:table-cell>
          <table:table-cell office:value-type="string" office:string-value="R834C5">
            <text:p>R834C5</text:p>
          </table:table-cell>
          <table:table-cell office:value-type="float" office:value="83406">
            <text:p>83406</text:p>
          </table:table-cell>
          <table:table-cell office:value-type="string" office:string-value="R834C7">
            <text:p>R834C7</text:p>
          </table:table-cell>
          <table:table-cell office:value-type="float" office:value="83408">
            <text:p>83408</text:p>
          </table:table-cell>
          <table:table-cell office:value-type="string" office:string-value="R834C9">
            <text:p>R834C9</text:p>
          </table:table-cell>
          <table:table-cell office:value-type="float" office:value="83410">
            <text:p>83410</text:p>
          </table:table-cell>
          <table:table-cell office:value-type="string" office:string-value="R834C11">
            <text:p>R834C11</text:p>
          </table:table-cell>
          <table:table-cell office:value-type="float" office:value="83412">
            <text:p>83412</text:p>
          </table:table-cell>
          <table:table-cell office:value-type="string" office:string-value="R834C13">
            <text:p>R834C13</text:p>
          </table:table-cell>
          <table:table-cell office:value-type="float" office:value="83414">
            <text:p>83414</text:p>
          </table:table-cell>
          <table:table-cell office:value-type="string" office:string-value="R834C15">
            <text:p>R834C15</text:p>
          </table:table-cell>
          <table:table-cell office:value-type="float" office:value="83416">
            <text:p>83416</text:p>
          </table:table-cell>
          <table:table-cell office:value-type="string" office:string-value="R834C17">
            <text:p>R834C17</text:p>
          </table:table-cell>
          <table:table-cell office:value-type="float" office:value="83418">
            <text:p>83418</text:p>
          </table:table-cell>
          <table:table-cell office:value-type="string" office:string-value="R834C19">
            <text:p>R834C19</text:p>
          </table:table-cell>
          <table:table-cell office:value-type="float" office:value="83420">
            <text:p>83420</text:p>
          </table:table-cell>
          <table:table-cell office:value-type="string" office:string-value="R834C21">
            <text:p>R834C21</text:p>
          </table:table-cell>
          <table:table-cell office:value-type="float" office:value="83422">
            <text:p>83422</text:p>
          </table:table-cell>
          <table:table-cell office:value-type="string" office:string-value="R834C23">
            <text:p>R834C23</text:p>
          </table:table-cell>
          <table:table-cell office:value-type="float" office:value="83424">
            <text:p>83424</text:p>
          </table:table-cell>
          <table:table-cell office:value-type="string" office:string-value="R834C25">
            <text:p>R834C25</text:p>
          </table:table-cell>
          <table:table-cell office:value-type="float" office:value="83426">
            <text:p>83426</text:p>
          </table:table-cell>
        </table:table-row>
        <table:table-row>
          <table:table-cell office:value-type="string" office:string-value="R835C1">
            <text:p>R835C1</text:p>
          </table:table-cell>
          <table:table-cell office:value-type="float" office:value="83502">
            <text:p>83502</text:p>
          </table:table-cell>
          <table:table-cell office:value-type="string" office:string-value="R835C3">
            <text:p>R835C3</text:p>
          </table:table-cell>
          <table:table-cell office:value-type="float" office:value="83504">
            <text:p>83504</text:p>
          </table:table-cell>
          <table:table-cell office:value-type="string" office:string-value="R835C5">
            <text:p>R835C5</text:p>
          </table:table-cell>
          <table:table-cell office:value-type="float" office:value="83506">
            <text:p>83506</text:p>
          </table:table-cell>
          <table:table-cell office:value-type="string" office:string-value="R835C7">
            <text:p>R835C7</text:p>
          </table:table-cell>
          <table:table-cell office:value-type="float" office:value="83508">
            <text:p>83508</text:p>
          </table:table-cell>
          <table:table-cell office:value-type="string" office:string-value="R835C9">
            <text:p>R835C9</text:p>
          </table:table-cell>
          <table:table-cell office:value-type="float" office:value="83510">
            <text:p>83510</text:p>
          </table:table-cell>
          <table:table-cell office:value-type="string" office:string-value="R835C11">
            <text:p>R835C11</text:p>
          </table:table-cell>
          <table:table-cell office:value-type="float" office:value="83512">
            <text:p>83512</text:p>
          </table:table-cell>
          <table:table-cell office:value-type="string" office:string-value="R835C13">
            <text:p>R835C13</text:p>
          </table:table-cell>
          <table:table-cell office:value-type="float" office:value="83514">
            <text:p>83514</text:p>
          </table:table-cell>
          <table:table-cell office:value-type="string" office:string-value="R835C15">
            <text:p>R835C15</text:p>
          </table:table-cell>
          <table:table-cell office:value-type="float" office:value="83516">
            <text:p>83516</text:p>
          </table:table-cell>
          <table:table-cell office:value-type="string" office:string-value="R835C17">
            <text:p>R835C17</text:p>
          </table:table-cell>
          <table:table-cell office:value-type="float" office:value="83518">
            <text:p>83518</text:p>
          </table:table-cell>
          <table:table-cell office:value-type="string" office:string-value="R835C19">
            <text:p>R835C19</text:p>
          </table:table-cell>
          <table:table-cell office:value-type="float" office:value="83520">
            <text:p>83520</text:p>
          </table:table-cell>
          <table:table-cell office:value-type="string" office:string-value="R835C21">
            <text:p>R835C21</text:p>
          </table:table-cell>
          <table:table-cell office:value-type="float" office:value="83522">
            <text:p>83522</text:p>
          </table:table-cell>
          <table:table-cell office:value-type="string" office:string-value="R835C23">
            <text:p>R835C23</text:p>
          </table:table-cell>
          <table:table-cell office:value-type="float" office:value="83524">
            <text:p>83524</text:p>
          </table:table-cell>
          <table:table-cell office:value-type="string" office:string-value="R835C25">
            <text:p>R835C25</text:p>
          </table:table-cell>
          <table:table-cell office:value-type="float" office:value="83526">
            <text:p>83526</text:p>
          </table:table-cell>
        </table:table-row>
        <table:table-row>
          <table:table-cell office:value-type="string" office:string-value="R836C1">
            <text:p>R836C1</text:p>
          </table:table-cell>
          <table:table-cell office:value-type="float" office:value="83602">
            <text:p>83602</text:p>
          </table:table-cell>
          <table:table-cell office:value-type="string" office:string-value="R836C3">
            <text:p>R836C3</text:p>
          </table:table-cell>
          <table:table-cell office:value-type="float" office:value="83604">
            <text:p>83604</text:p>
          </table:table-cell>
          <table:table-cell office:value-type="string" office:string-value="R836C5">
            <text:p>R836C5</text:p>
          </table:table-cell>
          <table:table-cell office:value-type="float" office:value="83606">
            <text:p>83606</text:p>
          </table:table-cell>
          <table:table-cell office:value-type="string" office:string-value="R836C7">
            <text:p>R836C7</text:p>
          </table:table-cell>
          <table:table-cell office:value-type="float" office:value="83608">
            <text:p>83608</text:p>
          </table:table-cell>
          <table:table-cell office:value-type="string" office:string-value="R836C9">
            <text:p>R836C9</text:p>
          </table:table-cell>
          <table:table-cell office:value-type="float" office:value="83610">
            <text:p>83610</text:p>
          </table:table-cell>
          <table:table-cell office:value-type="string" office:string-value="R836C11">
            <text:p>R836C11</text:p>
          </table:table-cell>
          <table:table-cell office:value-type="float" office:value="83612">
            <text:p>83612</text:p>
          </table:table-cell>
          <table:table-cell office:value-type="string" office:string-value="R836C13">
            <text:p>R836C13</text:p>
          </table:table-cell>
          <table:table-cell office:value-type="float" office:value="83614">
            <text:p>83614</text:p>
          </table:table-cell>
          <table:table-cell office:value-type="string" office:string-value="R836C15">
            <text:p>R836C15</text:p>
          </table:table-cell>
          <table:table-cell office:value-type="float" office:value="83616">
            <text:p>83616</text:p>
          </table:table-cell>
          <table:table-cell office:value-type="string" office:string-value="R836C17">
            <text:p>R836C17</text:p>
          </table:table-cell>
          <table:table-cell office:value-type="float" office:value="83618">
            <text:p>83618</text:p>
          </table:table-cell>
          <table:table-cell office:value-type="string" office:string-value="R836C19">
            <text:p>R836C19</text:p>
          </table:table-cell>
          <table:table-cell office:value-type="float" office:value="83620">
            <text:p>83620</text:p>
          </table:table-cell>
          <table:table-cell office:value-type="string" office:string-value="R836C21">
            <text:p>R836C21</text:p>
          </table:table-cell>
          <table:table-cell office:value-type="float" office:value="83622">
            <text:p>83622</text:p>
          </table:table-cell>
          <table:table-cell office:value-type="string" office:string-value="R836C23">
            <text:p>R836C23</text:p>
          </table:table-cell>
          <table:table-cell office:value-type="float" office:value="83624">
            <text:p>83624</text:p>
          </table:table-cell>
          <table:table-cell office:value-type="string" office:string-value="R836C25">
            <text:p>R836C25</text:p>
          </table:table-cell>
          <table:table-cell office:value-type="float" office:value="83626">
            <text:p>83626</text:p>
          </table:table-cell>
        </table:table-row>
        <table:table-row>
          <table:table-cell office:value-type="string" office:string-value="R837C1">
            <text:p>R837C1</text:p>
          </table:table-cell>
          <table:table-cell office:value-type="float" office:value="83702">
            <text:p>83702</text:p>
          </table:table-cell>
          <table:table-cell office:value-type="string" office:string-value="R837C3">
            <text:p>R837C3</text:p>
          </table:table-cell>
          <table:table-cell office:value-type="float" office:value="83704">
            <text:p>83704</text:p>
          </table:table-cell>
          <table:table-cell office:value-type="string" office:string-value="R837C5">
            <text:p>R837C5</text:p>
          </table:table-cell>
          <table:table-cell office:value-type="float" office:value="83706">
            <text:p>83706</text:p>
          </table:table-cell>
          <table:table-cell office:value-type="string" office:string-value="R837C7">
            <text:p>R837C7</text:p>
          </table:table-cell>
          <table:table-cell office:value-type="float" office:value="83708">
            <text:p>83708</text:p>
          </table:table-cell>
          <table:table-cell office:value-type="string" office:string-value="R837C9">
            <text:p>R837C9</text:p>
          </table:table-cell>
          <table:table-cell office:value-type="float" office:value="83710">
            <text:p>83710</text:p>
          </table:table-cell>
          <table:table-cell office:value-type="string" office:string-value="R837C11">
            <text:p>R837C11</text:p>
          </table:table-cell>
          <table:table-cell office:value-type="float" office:value="83712">
            <text:p>83712</text:p>
          </table:table-cell>
          <table:table-cell office:value-type="string" office:string-value="R837C13">
            <text:p>R837C13</text:p>
          </table:table-cell>
          <table:table-cell office:value-type="float" office:value="83714">
            <text:p>83714</text:p>
          </table:table-cell>
          <table:table-cell office:value-type="string" office:string-value="R837C15">
            <text:p>R837C15</text:p>
          </table:table-cell>
          <table:table-cell office:value-type="float" office:value="83716">
            <text:p>83716</text:p>
          </table:table-cell>
          <table:table-cell office:value-type="string" office:string-value="R837C17">
            <text:p>R837C17</text:p>
          </table:table-cell>
          <table:table-cell office:value-type="float" office:value="83718">
            <text:p>83718</text:p>
          </table:table-cell>
          <table:table-cell office:value-type="string" office:string-value="R837C19">
            <text:p>R837C19</text:p>
          </table:table-cell>
          <table:table-cell office:value-type="float" office:value="83720">
            <text:p>83720</text:p>
          </table:table-cell>
          <table:table-cell office:value-type="string" office:string-value="R837C21">
            <text:p>R837C21</text:p>
          </table:table-cell>
          <table:table-cell office:value-type="float" office:value="83722">
            <text:p>83722</text:p>
          </table:table-cell>
          <table:table-cell office:value-type="string" office:string-value="R837C23">
            <text:p>R837C23</text:p>
          </table:table-cell>
          <table:table-cell office:value-type="float" office:value="83724">
            <text:p>83724</text:p>
          </table:table-cell>
          <table:table-cell office:value-type="string" office:string-value="R837C25">
            <text:p>R837C25</text:p>
          </table:table-cell>
          <table:table-cell office:value-type="float" office:value="83726">
            <text:p>83726</text:p>
          </table:table-cell>
        </table:table-row>
        <table:table-row>
          <table:table-cell office:value-type="string" office:string-value="R838C1">
            <text:p>R838C1</text:p>
          </table:table-cell>
          <table:table-cell office:value-type="float" office:value="83802">
            <text:p>83802</text:p>
          </table:table-cell>
          <table:table-cell office:value-type="string" office:string-value="R838C3">
            <text:p>R838C3</text:p>
          </table:table-cell>
          <table:table-cell office:value-type="float" office:value="83804">
            <text:p>83804</text:p>
          </table:table-cell>
          <table:table-cell office:value-type="string" office:string-value="R838C5">
            <text:p>R838C5</text:p>
          </table:table-cell>
          <table:table-cell office:value-type="float" office:value="83806">
            <text:p>83806</text:p>
          </table:table-cell>
          <table:table-cell office:value-type="string" office:string-value="R838C7">
            <text:p>R838C7</text:p>
          </table:table-cell>
          <table:table-cell office:value-type="float" office:value="83808">
            <text:p>83808</text:p>
          </table:table-cell>
          <table:table-cell office:value-type="string" office:string-value="R838C9">
            <text:p>R838C9</text:p>
          </table:table-cell>
          <table:table-cell office:value-type="float" office:value="83810">
            <text:p>83810</text:p>
          </table:table-cell>
          <table:table-cell office:value-type="string" office:string-value="R838C11">
            <text:p>R838C11</text:p>
          </table:table-cell>
          <table:table-cell office:value-type="float" office:value="83812">
            <text:p>83812</text:p>
          </table:table-cell>
          <table:table-cell office:value-type="string" office:string-value="R838C13">
            <text:p>R838C13</text:p>
          </table:table-cell>
          <table:table-cell office:value-type="float" office:value="83814">
            <text:p>83814</text:p>
          </table:table-cell>
          <table:table-cell office:value-type="string" office:string-value="R838C15">
            <text:p>R838C15</text:p>
          </table:table-cell>
          <table:table-cell office:value-type="float" office:value="83816">
            <text:p>83816</text:p>
          </table:table-cell>
          <table:table-cell office:value-type="string" office:string-value="R838C17">
            <text:p>R838C17</text:p>
          </table:table-cell>
          <table:table-cell office:value-type="float" office:value="83818">
            <text:p>83818</text:p>
          </table:table-cell>
          <table:table-cell office:value-type="string" office:string-value="R838C19">
            <text:p>R838C19</text:p>
          </table:table-cell>
          <table:table-cell office:value-type="float" office:value="83820">
            <text:p>83820</text:p>
          </table:table-cell>
          <table:table-cell office:value-type="string" office:string-value="R838C21">
            <text:p>R838C21</text:p>
          </table:table-cell>
          <table:table-cell office:value-type="float" office:value="83822">
            <text:p>83822</text:p>
          </table:table-cell>
          <table:table-cell office:value-type="string" office:string-value="R838C23">
            <text:p>R838C23</text:p>
          </table:table-cell>
          <table:table-cell office:value-type="float" office:value="83824">
            <text:p>83824</text:p>
          </table:table-cell>
          <table:table-cell office:value-type="string" office:string-value="R838C25">
            <text:p>R838C25</text:p>
          </table:table-cell>
          <table:table-cell office:value-type="float" office:value="83826">
            <text:p>83826</text:p>
          </table:table-cell>
        </table:table-row>
        <table:table-row>
          <table:table-cell office:value-type="string" office:string-value="R839C1">
            <text:p>R839C1</text:p>
          </table:table-cell>
          <table:table-cell office:value-type="float" office:value="83902">
            <text:p>83902</text:p>
          </table:table-cell>
          <table:table-cell office:value-type="string" office:string-value="R839C3">
            <text:p>R839C3</text:p>
          </table:table-cell>
          <table:table-cell office:value-type="float" office:value="83904">
            <text:p>83904</text:p>
          </table:table-cell>
          <table:table-cell office:value-type="string" office:string-value="R839C5">
            <text:p>R839C5</text:p>
          </table:table-cell>
          <table:table-cell office:value-type="float" office:value="83906">
            <text:p>83906</text:p>
          </table:table-cell>
          <table:table-cell office:value-type="string" office:string-value="R839C7">
            <text:p>R839C7</text:p>
          </table:table-cell>
          <table:table-cell office:value-type="float" office:value="83908">
            <text:p>83908</text:p>
          </table:table-cell>
          <table:table-cell office:value-type="string" office:string-value="R839C9">
            <text:p>R839C9</text:p>
          </table:table-cell>
          <table:table-cell office:value-type="float" office:value="83910">
            <text:p>83910</text:p>
          </table:table-cell>
          <table:table-cell office:value-type="string" office:string-value="R839C11">
            <text:p>R839C11</text:p>
          </table:table-cell>
          <table:table-cell office:value-type="float" office:value="83912">
            <text:p>83912</text:p>
          </table:table-cell>
          <table:table-cell office:value-type="string" office:string-value="R839C13">
            <text:p>R839C13</text:p>
          </table:table-cell>
          <table:table-cell office:value-type="float" office:value="83914">
            <text:p>83914</text:p>
          </table:table-cell>
          <table:table-cell office:value-type="string" office:string-value="R839C15">
            <text:p>R839C15</text:p>
          </table:table-cell>
          <table:table-cell office:value-type="float" office:value="83916">
            <text:p>83916</text:p>
          </table:table-cell>
          <table:table-cell office:value-type="string" office:string-value="R839C17">
            <text:p>R839C17</text:p>
          </table:table-cell>
          <table:table-cell office:value-type="float" office:value="83918">
            <text:p>83918</text:p>
          </table:table-cell>
          <table:table-cell office:value-type="string" office:string-value="R839C19">
            <text:p>R839C19</text:p>
          </table:table-cell>
          <table:table-cell office:value-type="float" office:value="83920">
            <text:p>83920</text:p>
          </table:table-cell>
          <table:table-cell office:value-type="string" office:string-value="R839C21">
            <text:p>R839C21</text:p>
          </table:table-cell>
          <table:table-cell office:value-type="float" office:value="83922">
            <text:p>83922</text:p>
          </table:table-cell>
          <table:table-cell office:value-type="string" office:string-value="R839C23">
            <text:p>R839C23</text:p>
          </table:table-cell>
          <table:table-cell office:value-type="float" office:value="83924">
            <text:p>83924</text:p>
          </table:table-cell>
          <table:table-cell office:value-type="string" office:string-value="R839C25">
            <text:p>R839C25</text:p>
          </table:table-cell>
          <table:table-cell office:value-type="float" office:value="83926">
            <text:p>83926</text:p>
          </table:table-cell>
        </table:table-row>
        <table:table-row>
          <table:table-cell office:value-type="string" office:string-value="R840C1">
            <text:p>R840C1</text:p>
          </table:table-cell>
          <table:table-cell office:value-type="float" office:value="84002">
            <text:p>84002</text:p>
          </table:table-cell>
          <table:table-cell office:value-type="string" office:string-value="R840C3">
            <text:p>R840C3</text:p>
          </table:table-cell>
          <table:table-cell office:value-type="float" office:value="84004">
            <text:p>84004</text:p>
          </table:table-cell>
          <table:table-cell office:value-type="string" office:string-value="R840C5">
            <text:p>R840C5</text:p>
          </table:table-cell>
          <table:table-cell office:value-type="float" office:value="84006">
            <text:p>84006</text:p>
          </table:table-cell>
          <table:table-cell office:value-type="string" office:string-value="R840C7">
            <text:p>R840C7</text:p>
          </table:table-cell>
          <table:table-cell office:value-type="float" office:value="84008">
            <text:p>84008</text:p>
          </table:table-cell>
          <table:table-cell office:value-type="string" office:string-value="R840C9">
            <text:p>R840C9</text:p>
          </table:table-cell>
          <table:table-cell office:value-type="float" office:value="84010">
            <text:p>84010</text:p>
          </table:table-cell>
          <table:table-cell office:value-type="string" office:string-value="R840C11">
            <text:p>R840C11</text:p>
          </table:table-cell>
          <table:table-cell office:value-type="float" office:value="84012">
            <text:p>84012</text:p>
          </table:table-cell>
          <table:table-cell office:value-type="string" office:string-value="R840C13">
            <text:p>R840C13</text:p>
          </table:table-cell>
          <table:table-cell office:value-type="float" office:value="84014">
            <text:p>84014</text:p>
          </table:table-cell>
          <table:table-cell office:value-type="string" office:string-value="R840C15">
            <text:p>R840C15</text:p>
          </table:table-cell>
          <table:table-cell office:value-type="float" office:value="84016">
            <text:p>84016</text:p>
          </table:table-cell>
          <table:table-cell office:value-type="string" office:string-value="R840C17">
            <text:p>R840C17</text:p>
          </table:table-cell>
          <table:table-cell office:value-type="float" office:value="84018">
            <text:p>84018</text:p>
          </table:table-cell>
          <table:table-cell office:value-type="string" office:string-value="R840C19">
            <text:p>R840C19</text:p>
          </table:table-cell>
          <table:table-cell office:value-type="float" office:value="84020">
            <text:p>84020</text:p>
          </table:table-cell>
          <table:table-cell office:value-type="string" office:string-value="R840C21">
            <text:p>R840C21</text:p>
          </table:table-cell>
          <table:table-cell office:value-type="float" office:value="84022">
            <text:p>84022</text:p>
          </table:table-cell>
          <table:table-cell office:value-type="string" office:string-value="R840C23">
            <text:p>R840C23</text:p>
          </table:table-cell>
          <table:table-cell office:value-type="float" office:value="84024">
            <text:p>84024</text:p>
          </table:table-cell>
          <table:table-cell office:value-type="string" office:string-value="R840C25">
            <text:p>R840C25</text:p>
          </table:table-cell>
          <table:table-cell office:value-type="float" office:value="84026">
            <text:p>84026</text:p>
          </table:table-cell>
        </table:table-row>
        <table:table-row>
          <table:table-cell office:value-type="string" office:string-value="R841C1">
            <text:p>R841C1</text:p>
          </table:table-cell>
          <table:table-cell office:value-type="float" office:value="84102">
            <text:p>84102</text:p>
          </table:table-cell>
          <table:table-cell office:value-type="string" office:string-value="R841C3">
            <text:p>R841C3</text:p>
          </table:table-cell>
          <table:table-cell office:value-type="float" office:value="84104">
            <text:p>84104</text:p>
          </table:table-cell>
          <table:table-cell office:value-type="string" office:string-value="R841C5">
            <text:p>R841C5</text:p>
          </table:table-cell>
          <table:table-cell office:value-type="float" office:value="84106">
            <text:p>84106</text:p>
          </table:table-cell>
          <table:table-cell office:value-type="string" office:string-value="R841C7">
            <text:p>R841C7</text:p>
          </table:table-cell>
          <table:table-cell office:value-type="float" office:value="84108">
            <text:p>84108</text:p>
          </table:table-cell>
          <table:table-cell office:value-type="string" office:string-value="R841C9">
            <text:p>R841C9</text:p>
          </table:table-cell>
          <table:table-cell office:value-type="float" office:value="84110">
            <text:p>84110</text:p>
          </table:table-cell>
          <table:table-cell office:value-type="string" office:string-value="R841C11">
            <text:p>R841C11</text:p>
          </table:table-cell>
          <table:table-cell office:value-type="float" office:value="84112">
            <text:p>84112</text:p>
          </table:table-cell>
          <table:table-cell office:value-type="string" office:string-value="R841C13">
            <text:p>R841C13</text:p>
          </table:table-cell>
          <table:table-cell office:value-type="float" office:value="84114">
            <text:p>84114</text:p>
          </table:table-cell>
          <table:table-cell office:value-type="string" office:string-value="R841C15">
            <text:p>R841C15</text:p>
          </table:table-cell>
          <table:table-cell office:value-type="float" office:value="84116">
            <text:p>84116</text:p>
          </table:table-cell>
          <table:table-cell office:value-type="string" office:string-value="R841C17">
            <text:p>R841C17</text:p>
          </table:table-cell>
          <table:table-cell office:value-type="float" office:value="84118">
            <text:p>84118</text:p>
          </table:table-cell>
          <table:table-cell office:value-type="string" office:string-value="R841C19">
            <text:p>R841C19</text:p>
          </table:table-cell>
          <table:table-cell office:value-type="float" office:value="84120">
            <text:p>84120</text:p>
          </table:table-cell>
          <table:table-cell office:value-type="string" office:string-value="R841C21">
            <text:p>R841C21</text:p>
          </table:table-cell>
          <table:table-cell office:value-type="float" office:value="84122">
            <text:p>84122</text:p>
          </table:table-cell>
          <table:table-cell office:value-type="string" office:string-value="R841C23">
            <text:p>R841C23</text:p>
          </table:table-cell>
          <table:table-cell office:value-type="float" office:value="84124">
            <text:p>84124</text:p>
          </table:table-cell>
          <table:table-cell office:value-type="string" office:string-value="R841C25">
            <text:p>R841C25</text:p>
          </table:table-cell>
          <table:table-cell office:value-type="float" office:value="84126">
            <text:p>84126</text:p>
          </table:table-cell>
        </table:table-row>
        <table:table-row>
          <table:table-cell office:value-type="string" office:string-value="R842C1">
            <text:p>R842C1</text:p>
          </table:table-cell>
          <table:table-cell office:value-type="float" office:value="84202">
            <text:p>84202</text:p>
          </table:table-cell>
          <table:table-cell office:value-type="string" office:string-value="R842C3">
            <text:p>R842C3</text:p>
          </table:table-cell>
          <table:table-cell office:value-type="float" office:value="84204">
            <text:p>84204</text:p>
          </table:table-cell>
          <table:table-cell office:value-type="string" office:string-value="R842C5">
            <text:p>R842C5</text:p>
          </table:table-cell>
          <table:table-cell office:value-type="float" office:value="84206">
            <text:p>84206</text:p>
          </table:table-cell>
          <table:table-cell office:value-type="string" office:string-value="R842C7">
            <text:p>R842C7</text:p>
          </table:table-cell>
          <table:table-cell office:value-type="float" office:value="84208">
            <text:p>84208</text:p>
          </table:table-cell>
          <table:table-cell office:value-type="string" office:string-value="R842C9">
            <text:p>R842C9</text:p>
          </table:table-cell>
          <table:table-cell office:value-type="float" office:value="84210">
            <text:p>84210</text:p>
          </table:table-cell>
          <table:table-cell office:value-type="string" office:string-value="R842C11">
            <text:p>R842C11</text:p>
          </table:table-cell>
          <table:table-cell office:value-type="float" office:value="84212">
            <text:p>84212</text:p>
          </table:table-cell>
          <table:table-cell office:value-type="string" office:string-value="R842C13">
            <text:p>R842C13</text:p>
          </table:table-cell>
          <table:table-cell office:value-type="float" office:value="84214">
            <text:p>84214</text:p>
          </table:table-cell>
          <table:table-cell office:value-type="string" office:string-value="R842C15">
            <text:p>R842C15</text:p>
          </table:table-cell>
          <table:table-cell office:value-type="float" office:value="84216">
            <text:p>84216</text:p>
          </table:table-cell>
          <table:table-cell office:value-type="string" office:string-value="R842C17">
            <text:p>R842C17</text:p>
          </table:table-cell>
          <table:table-cell office:value-type="float" office:value="84218">
            <text:p>84218</text:p>
          </table:table-cell>
          <table:table-cell office:value-type="string" office:string-value="R842C19">
            <text:p>R842C19</text:p>
          </table:table-cell>
          <table:table-cell office:value-type="float" office:value="84220">
            <text:p>84220</text:p>
          </table:table-cell>
          <table:table-cell office:value-type="string" office:string-value="R842C21">
            <text:p>R842C21</text:p>
          </table:table-cell>
          <table:table-cell office:value-type="float" office:value="84222">
            <text:p>84222</text:p>
          </table:table-cell>
          <table:table-cell office:value-type="string" office:string-value="R842C23">
            <text:p>R842C23</text:p>
          </table:table-cell>
          <table:table-cell office:value-type="float" office:value="84224">
            <text:p>84224</text:p>
          </table:table-cell>
          <table:table-cell office:value-type="string" office:string-value="R842C25">
            <text:p>R842C25</text:p>
          </table:table-cell>
          <table:table-cell office:value-type="float" office:value="84226">
            <text:p>84226</text:p>
          </table:table-cell>
        </table:table-row>
        <table:table-row>
          <table:table-cell office:value-type="string" office:string-value="R843C1">
            <text:p>R843C1</text:p>
          </table:table-cell>
          <table:table-cell office:value-type="float" office:value="84302">
            <text:p>84302</text:p>
          </table:table-cell>
          <table:table-cell office:value-type="string" office:string-value="R843C3">
            <text:p>R843C3</text:p>
          </table:table-cell>
          <table:table-cell office:value-type="float" office:value="84304">
            <text:p>84304</text:p>
          </table:table-cell>
          <table:table-cell office:value-type="string" office:string-value="R843C5">
            <text:p>R843C5</text:p>
          </table:table-cell>
          <table:table-cell office:value-type="float" office:value="84306">
            <text:p>84306</text:p>
          </table:table-cell>
          <table:table-cell office:value-type="string" office:string-value="R843C7">
            <text:p>R843C7</text:p>
          </table:table-cell>
          <table:table-cell office:value-type="float" office:value="84308">
            <text:p>84308</text:p>
          </table:table-cell>
          <table:table-cell office:value-type="string" office:string-value="R843C9">
            <text:p>R843C9</text:p>
          </table:table-cell>
          <table:table-cell office:value-type="float" office:value="84310">
            <text:p>84310</text:p>
          </table:table-cell>
          <table:table-cell office:value-type="string" office:string-value="R843C11">
            <text:p>R843C11</text:p>
          </table:table-cell>
          <table:table-cell office:value-type="float" office:value="84312">
            <text:p>84312</text:p>
          </table:table-cell>
          <table:table-cell office:value-type="string" office:string-value="R843C13">
            <text:p>R843C13</text:p>
          </table:table-cell>
          <table:table-cell office:value-type="float" office:value="84314">
            <text:p>84314</text:p>
          </table:table-cell>
          <table:table-cell office:value-type="string" office:string-value="R843C15">
            <text:p>R843C15</text:p>
          </table:table-cell>
          <table:table-cell office:value-type="float" office:value="84316">
            <text:p>84316</text:p>
          </table:table-cell>
          <table:table-cell office:value-type="string" office:string-value="R843C17">
            <text:p>R843C17</text:p>
          </table:table-cell>
          <table:table-cell office:value-type="float" office:value="84318">
            <text:p>84318</text:p>
          </table:table-cell>
          <table:table-cell office:value-type="string" office:string-value="R843C19">
            <text:p>R843C19</text:p>
          </table:table-cell>
          <table:table-cell office:value-type="float" office:value="84320">
            <text:p>84320</text:p>
          </table:table-cell>
          <table:table-cell office:value-type="string" office:string-value="R843C21">
            <text:p>R843C21</text:p>
          </table:table-cell>
          <table:table-cell office:value-type="float" office:value="84322">
            <text:p>84322</text:p>
          </table:table-cell>
          <table:table-cell office:value-type="string" office:string-value="R843C23">
            <text:p>R843C23</text:p>
          </table:table-cell>
          <table:table-cell office:value-type="float" office:value="84324">
            <text:p>84324</text:p>
          </table:table-cell>
          <table:table-cell office:value-type="string" office:string-value="R843C25">
            <text:p>R843C25</text:p>
          </table:table-cell>
          <table:table-cell office:value-type="float" office:value="84326">
            <text:p>84326</text:p>
          </table:table-cell>
        </table:table-row>
        <table:table-row>
          <table:table-cell office:value-type="string" office:string-value="R844C1">
            <text:p>R844C1</text:p>
          </table:table-cell>
          <table:table-cell office:value-type="float" office:value="84402">
            <text:p>84402</text:p>
          </table:table-cell>
          <table:table-cell office:value-type="string" office:string-value="R844C3">
            <text:p>R844C3</text:p>
          </table:table-cell>
          <table:table-cell office:value-type="float" office:value="84404">
            <text:p>84404</text:p>
          </table:table-cell>
          <table:table-cell office:value-type="string" office:string-value="R844C5">
            <text:p>R844C5</text:p>
          </table:table-cell>
          <table:table-cell office:value-type="float" office:value="84406">
            <text:p>84406</text:p>
          </table:table-cell>
          <table:table-cell office:value-type="string" office:string-value="R844C7">
            <text:p>R844C7</text:p>
          </table:table-cell>
          <table:table-cell office:value-type="float" office:value="84408">
            <text:p>84408</text:p>
          </table:table-cell>
          <table:table-cell office:value-type="string" office:string-value="R844C9">
            <text:p>R844C9</text:p>
          </table:table-cell>
          <table:table-cell office:value-type="float" office:value="84410">
            <text:p>84410</text:p>
          </table:table-cell>
          <table:table-cell office:value-type="string" office:string-value="R844C11">
            <text:p>R844C11</text:p>
          </table:table-cell>
          <table:table-cell office:value-type="float" office:value="84412">
            <text:p>84412</text:p>
          </table:table-cell>
          <table:table-cell office:value-type="string" office:string-value="R844C13">
            <text:p>R844C13</text:p>
          </table:table-cell>
          <table:table-cell office:value-type="float" office:value="84414">
            <text:p>84414</text:p>
          </table:table-cell>
          <table:table-cell office:value-type="string" office:string-value="R844C15">
            <text:p>R844C15</text:p>
          </table:table-cell>
          <table:table-cell office:value-type="float" office:value="84416">
            <text:p>84416</text:p>
          </table:table-cell>
          <table:table-cell office:value-type="string" office:string-value="R844C17">
            <text:p>R844C17</text:p>
          </table:table-cell>
          <table:table-cell office:value-type="float" office:value="84418">
            <text:p>84418</text:p>
          </table:table-cell>
          <table:table-cell office:value-type="string" office:string-value="R844C19">
            <text:p>R844C19</text:p>
          </table:table-cell>
          <table:table-cell office:value-type="float" office:value="84420">
            <text:p>84420</text:p>
          </table:table-cell>
          <table:table-cell office:value-type="string" office:string-value="R844C21">
            <text:p>R844C21</text:p>
          </table:table-cell>
          <table:table-cell office:value-type="float" office:value="84422">
            <text:p>84422</text:p>
          </table:table-cell>
          <table:table-cell office:value-type="string" office:string-value="R844C23">
            <text:p>R844C23</text:p>
          </table:table-cell>
          <table:table-cell office:value-type="float" office:value="84424">
            <text:p>84424</text:p>
          </table:table-cell>
          <table:table-cell office:value-type="string" office:string-value="R844C25">
            <text:p>R844C25</text:p>
          </table:table-cell>
          <table:table-cell office:value-type="float" office:value="84426">
            <text:p>84426</text:p>
          </table:table-cell>
        </table:table-row>
        <table:table-row>
          <table:table-cell office:value-type="string" office:string-value="R845C1">
            <text:p>R845C1</text:p>
          </table:table-cell>
          <table:table-cell office:value-type="float" office:value="84502">
            <text:p>84502</text:p>
          </table:table-cell>
          <table:table-cell office:value-type="string" office:string-value="R845C3">
            <text:p>R845C3</text:p>
          </table:table-cell>
          <table:table-cell office:value-type="float" office:value="84504">
            <text:p>84504</text:p>
          </table:table-cell>
          <table:table-cell office:value-type="string" office:string-value="R845C5">
            <text:p>R845C5</text:p>
          </table:table-cell>
          <table:table-cell office:value-type="float" office:value="84506">
            <text:p>84506</text:p>
          </table:table-cell>
          <table:table-cell office:value-type="string" office:string-value="R845C7">
            <text:p>R845C7</text:p>
          </table:table-cell>
          <table:table-cell office:value-type="float" office:value="84508">
            <text:p>84508</text:p>
          </table:table-cell>
          <table:table-cell office:value-type="string" office:string-value="R845C9">
            <text:p>R845C9</text:p>
          </table:table-cell>
          <table:table-cell office:value-type="float" office:value="84510">
            <text:p>84510</text:p>
          </table:table-cell>
          <table:table-cell office:value-type="string" office:string-value="R845C11">
            <text:p>R845C11</text:p>
          </table:table-cell>
          <table:table-cell office:value-type="float" office:value="84512">
            <text:p>84512</text:p>
          </table:table-cell>
          <table:table-cell office:value-type="string" office:string-value="R845C13">
            <text:p>R845C13</text:p>
          </table:table-cell>
          <table:table-cell office:value-type="float" office:value="84514">
            <text:p>84514</text:p>
          </table:table-cell>
          <table:table-cell office:value-type="string" office:string-value="R845C15">
            <text:p>R845C15</text:p>
          </table:table-cell>
          <table:table-cell office:value-type="float" office:value="84516">
            <text:p>84516</text:p>
          </table:table-cell>
          <table:table-cell office:value-type="string" office:string-value="R845C17">
            <text:p>R845C17</text:p>
          </table:table-cell>
          <table:table-cell office:value-type="float" office:value="84518">
            <text:p>84518</text:p>
          </table:table-cell>
          <table:table-cell office:value-type="string" office:string-value="R845C19">
            <text:p>R845C19</text:p>
          </table:table-cell>
          <table:table-cell office:value-type="float" office:value="84520">
            <text:p>84520</text:p>
          </table:table-cell>
          <table:table-cell office:value-type="string" office:string-value="R845C21">
            <text:p>R845C21</text:p>
          </table:table-cell>
          <table:table-cell office:value-type="float" office:value="84522">
            <text:p>84522</text:p>
          </table:table-cell>
          <table:table-cell office:value-type="string" office:string-value="R845C23">
            <text:p>R845C23</text:p>
          </table:table-cell>
          <table:table-cell office:value-type="float" office:value="84524">
            <text:p>84524</text:p>
          </table:table-cell>
          <table:table-cell office:value-type="string" office:string-value="R845C25">
            <text:p>R845C25</text:p>
          </table:table-cell>
          <table:table-cell office:value-type="float" office:value="84526">
            <text:p>84526</text:p>
          </table:table-cell>
        </table:table-row>
        <table:table-row>
          <table:table-cell office:value-type="string" office:string-value="R846C1">
            <text:p>R846C1</text:p>
          </table:table-cell>
          <table:table-cell office:value-type="float" office:value="84602">
            <text:p>84602</text:p>
          </table:table-cell>
          <table:table-cell office:value-type="string" office:string-value="R846C3">
            <text:p>R846C3</text:p>
          </table:table-cell>
          <table:table-cell office:value-type="float" office:value="84604">
            <text:p>84604</text:p>
          </table:table-cell>
          <table:table-cell office:value-type="string" office:string-value="R846C5">
            <text:p>R846C5</text:p>
          </table:table-cell>
          <table:table-cell office:value-type="float" office:value="84606">
            <text:p>84606</text:p>
          </table:table-cell>
          <table:table-cell office:value-type="string" office:string-value="R846C7">
            <text:p>R846C7</text:p>
          </table:table-cell>
          <table:table-cell office:value-type="float" office:value="84608">
            <text:p>84608</text:p>
          </table:table-cell>
          <table:table-cell office:value-type="string" office:string-value="R846C9">
            <text:p>R846C9</text:p>
          </table:table-cell>
          <table:table-cell office:value-type="float" office:value="84610">
            <text:p>84610</text:p>
          </table:table-cell>
          <table:table-cell office:value-type="string" office:string-value="R846C11">
            <text:p>R846C11</text:p>
          </table:table-cell>
          <table:table-cell office:value-type="float" office:value="84612">
            <text:p>84612</text:p>
          </table:table-cell>
          <table:table-cell office:value-type="string" office:string-value="R846C13">
            <text:p>R846C13</text:p>
          </table:table-cell>
          <table:table-cell office:value-type="float" office:value="84614">
            <text:p>84614</text:p>
          </table:table-cell>
          <table:table-cell office:value-type="string" office:string-value="R846C15">
            <text:p>R846C15</text:p>
          </table:table-cell>
          <table:table-cell office:value-type="float" office:value="84616">
            <text:p>84616</text:p>
          </table:table-cell>
          <table:table-cell office:value-type="string" office:string-value="R846C17">
            <text:p>R846C17</text:p>
          </table:table-cell>
          <table:table-cell office:value-type="float" office:value="84618">
            <text:p>84618</text:p>
          </table:table-cell>
          <table:table-cell office:value-type="string" office:string-value="R846C19">
            <text:p>R846C19</text:p>
          </table:table-cell>
          <table:table-cell office:value-type="float" office:value="84620">
            <text:p>84620</text:p>
          </table:table-cell>
          <table:table-cell office:value-type="string" office:string-value="R846C21">
            <text:p>R846C21</text:p>
          </table:table-cell>
          <table:table-cell office:value-type="float" office:value="84622">
            <text:p>84622</text:p>
          </table:table-cell>
          <table:table-cell office:value-type="string" office:string-value="R846C23">
            <text:p>R846C23</text:p>
          </table:table-cell>
          <table:table-cell office:value-type="float" office:value="84624">
            <text:p>84624</text:p>
          </table:table-cell>
          <table:table-cell office:value-type="string" office:string-value="R846C25">
            <text:p>R846C25</text:p>
          </table:table-cell>
          <table:table-cell office:value-type="float" office:value="84626">
            <text:p>84626</text:p>
          </table:table-cell>
        </table:table-row>
        <table:table-row>
          <table:table-cell office:value-type="string" office:string-value="R847C1">
            <text:p>R847C1</text:p>
          </table:table-cell>
          <table:table-cell office:value-type="float" office:value="84702">
            <text:p>84702</text:p>
          </table:table-cell>
          <table:table-cell office:value-type="string" office:string-value="R847C3">
            <text:p>R847C3</text:p>
          </table:table-cell>
          <table:table-cell office:value-type="float" office:value="84704">
            <text:p>84704</text:p>
          </table:table-cell>
          <table:table-cell office:value-type="string" office:string-value="R847C5">
            <text:p>R847C5</text:p>
          </table:table-cell>
          <table:table-cell office:value-type="float" office:value="84706">
            <text:p>84706</text:p>
          </table:table-cell>
          <table:table-cell office:value-type="string" office:string-value="R847C7">
            <text:p>R847C7</text:p>
          </table:table-cell>
          <table:table-cell office:value-type="float" office:value="84708">
            <text:p>84708</text:p>
          </table:table-cell>
          <table:table-cell office:value-type="string" office:string-value="R847C9">
            <text:p>R847C9</text:p>
          </table:table-cell>
          <table:table-cell office:value-type="float" office:value="84710">
            <text:p>84710</text:p>
          </table:table-cell>
          <table:table-cell office:value-type="string" office:string-value="R847C11">
            <text:p>R847C11</text:p>
          </table:table-cell>
          <table:table-cell office:value-type="float" office:value="84712">
            <text:p>84712</text:p>
          </table:table-cell>
          <table:table-cell office:value-type="string" office:string-value="R847C13">
            <text:p>R847C13</text:p>
          </table:table-cell>
          <table:table-cell office:value-type="float" office:value="84714">
            <text:p>84714</text:p>
          </table:table-cell>
          <table:table-cell office:value-type="string" office:string-value="R847C15">
            <text:p>R847C15</text:p>
          </table:table-cell>
          <table:table-cell office:value-type="float" office:value="84716">
            <text:p>84716</text:p>
          </table:table-cell>
          <table:table-cell office:value-type="string" office:string-value="R847C17">
            <text:p>R847C17</text:p>
          </table:table-cell>
          <table:table-cell office:value-type="float" office:value="84718">
            <text:p>84718</text:p>
          </table:table-cell>
          <table:table-cell office:value-type="string" office:string-value="R847C19">
            <text:p>R847C19</text:p>
          </table:table-cell>
          <table:table-cell office:value-type="float" office:value="84720">
            <text:p>84720</text:p>
          </table:table-cell>
          <table:table-cell office:value-type="string" office:string-value="R847C21">
            <text:p>R847C21</text:p>
          </table:table-cell>
          <table:table-cell office:value-type="float" office:value="84722">
            <text:p>84722</text:p>
          </table:table-cell>
          <table:table-cell office:value-type="string" office:string-value="R847C23">
            <text:p>R847C23</text:p>
          </table:table-cell>
          <table:table-cell office:value-type="float" office:value="84724">
            <text:p>84724</text:p>
          </table:table-cell>
          <table:table-cell office:value-type="string" office:string-value="R847C25">
            <text:p>R847C25</text:p>
          </table:table-cell>
          <table:table-cell office:value-type="float" office:value="84726">
            <text:p>84726</text:p>
          </table:table-cell>
        </table:table-row>
        <table:table-row>
          <table:table-cell office:value-type="string" office:string-value="R848C1">
            <text:p>R848C1</text:p>
          </table:table-cell>
          <table:table-cell office:value-type="float" office:value="84802">
            <text:p>84802</text:p>
          </table:table-cell>
          <table:table-cell office:value-type="string" office:string-value="R848C3">
            <text:p>R848C3</text:p>
          </table:table-cell>
          <table:table-cell office:value-type="float" office:value="84804">
            <text:p>84804</text:p>
          </table:table-cell>
          <table:table-cell office:value-type="string" office:string-value="R848C5">
            <text:p>R848C5</text:p>
          </table:table-cell>
          <table:table-cell office:value-type="float" office:value="84806">
            <text:p>84806</text:p>
          </table:table-cell>
          <table:table-cell office:value-type="string" office:string-value="R848C7">
            <text:p>R848C7</text:p>
          </table:table-cell>
          <table:table-cell office:value-type="float" office:value="84808">
            <text:p>84808</text:p>
          </table:table-cell>
          <table:table-cell office:value-type="string" office:string-value="R848C9">
            <text:p>R848C9</text:p>
          </table:table-cell>
          <table:table-cell office:value-type="float" office:value="84810">
            <text:p>84810</text:p>
          </table:table-cell>
          <table:table-cell office:value-type="string" office:string-value="R848C11">
            <text:p>R848C11</text:p>
          </table:table-cell>
          <table:table-cell office:value-type="float" office:value="84812">
            <text:p>84812</text:p>
          </table:table-cell>
          <table:table-cell office:value-type="string" office:string-value="R848C13">
            <text:p>R848C13</text:p>
          </table:table-cell>
          <table:table-cell office:value-type="float" office:value="84814">
            <text:p>84814</text:p>
          </table:table-cell>
          <table:table-cell office:value-type="string" office:string-value="R848C15">
            <text:p>R848C15</text:p>
          </table:table-cell>
          <table:table-cell office:value-type="float" office:value="84816">
            <text:p>84816</text:p>
          </table:table-cell>
          <table:table-cell office:value-type="string" office:string-value="R848C17">
            <text:p>R848C17</text:p>
          </table:table-cell>
          <table:table-cell office:value-type="float" office:value="84818">
            <text:p>84818</text:p>
          </table:table-cell>
          <table:table-cell office:value-type="string" office:string-value="R848C19">
            <text:p>R848C19</text:p>
          </table:table-cell>
          <table:table-cell office:value-type="float" office:value="84820">
            <text:p>84820</text:p>
          </table:table-cell>
          <table:table-cell office:value-type="string" office:string-value="R848C21">
            <text:p>R848C21</text:p>
          </table:table-cell>
          <table:table-cell office:value-type="float" office:value="84822">
            <text:p>84822</text:p>
          </table:table-cell>
          <table:table-cell office:value-type="string" office:string-value="R848C23">
            <text:p>R848C23</text:p>
          </table:table-cell>
          <table:table-cell office:value-type="float" office:value="84824">
            <text:p>84824</text:p>
          </table:table-cell>
          <table:table-cell office:value-type="string" office:string-value="R848C25">
            <text:p>R848C25</text:p>
          </table:table-cell>
          <table:table-cell office:value-type="float" office:value="84826">
            <text:p>84826</text:p>
          </table:table-cell>
        </table:table-row>
        <table:table-row>
          <table:table-cell office:value-type="string" office:string-value="R849C1">
            <text:p>R849C1</text:p>
          </table:table-cell>
          <table:table-cell office:value-type="float" office:value="84902">
            <text:p>84902</text:p>
          </table:table-cell>
          <table:table-cell office:value-type="string" office:string-value="R849C3">
            <text:p>R849C3</text:p>
          </table:table-cell>
          <table:table-cell office:value-type="float" office:value="84904">
            <text:p>84904</text:p>
          </table:table-cell>
          <table:table-cell office:value-type="string" office:string-value="R849C5">
            <text:p>R849C5</text:p>
          </table:table-cell>
          <table:table-cell office:value-type="float" office:value="84906">
            <text:p>84906</text:p>
          </table:table-cell>
          <table:table-cell office:value-type="string" office:string-value="R849C7">
            <text:p>R849C7</text:p>
          </table:table-cell>
          <table:table-cell office:value-type="float" office:value="84908">
            <text:p>84908</text:p>
          </table:table-cell>
          <table:table-cell office:value-type="string" office:string-value="R849C9">
            <text:p>R849C9</text:p>
          </table:table-cell>
          <table:table-cell office:value-type="float" office:value="84910">
            <text:p>84910</text:p>
          </table:table-cell>
          <table:table-cell office:value-type="string" office:string-value="R849C11">
            <text:p>R849C11</text:p>
          </table:table-cell>
          <table:table-cell office:value-type="float" office:value="84912">
            <text:p>84912</text:p>
          </table:table-cell>
          <table:table-cell office:value-type="string" office:string-value="R849C13">
            <text:p>R849C13</text:p>
          </table:table-cell>
          <table:table-cell office:value-type="float" office:value="84914">
            <text:p>84914</text:p>
          </table:table-cell>
          <table:table-cell office:value-type="string" office:string-value="R849C15">
            <text:p>R849C15</text:p>
          </table:table-cell>
          <table:table-cell office:value-type="float" office:value="84916">
            <text:p>84916</text:p>
          </table:table-cell>
          <table:table-cell office:value-type="string" office:string-value="R849C17">
            <text:p>R849C17</text:p>
          </table:table-cell>
          <table:table-cell office:value-type="float" office:value="84918">
            <text:p>84918</text:p>
          </table:table-cell>
          <table:table-cell office:value-type="string" office:string-value="R849C19">
            <text:p>R849C19</text:p>
          </table:table-cell>
          <table:table-cell office:value-type="float" office:value="84920">
            <text:p>84920</text:p>
          </table:table-cell>
          <table:table-cell office:value-type="string" office:string-value="R849C21">
            <text:p>R849C21</text:p>
          </table:table-cell>
          <table:table-cell office:value-type="float" office:value="84922">
            <text:p>84922</text:p>
          </table:table-cell>
          <table:table-cell office:value-type="string" office:string-value="R849C23">
            <text:p>R849C23</text:p>
          </table:table-cell>
          <table:table-cell office:value-type="float" office:value="84924">
            <text:p>84924</text:p>
          </table:table-cell>
          <table:table-cell office:value-type="string" office:string-value="R849C25">
            <text:p>R849C25</text:p>
          </table:table-cell>
          <table:table-cell office:value-type="float" office:value="84926">
            <text:p>84926</text:p>
          </table:table-cell>
        </table:table-row>
        <table:table-row>
          <table:table-cell office:value-type="string" office:string-value="R850C1">
            <text:p>R850C1</text:p>
          </table:table-cell>
          <table:table-cell office:value-type="float" office:value="85002">
            <text:p>85002</text:p>
          </table:table-cell>
          <table:table-cell office:value-type="string" office:string-value="R850C3">
            <text:p>R850C3</text:p>
          </table:table-cell>
          <table:table-cell office:value-type="float" office:value="85004">
            <text:p>85004</text:p>
          </table:table-cell>
          <table:table-cell office:value-type="string" office:string-value="R850C5">
            <text:p>R850C5</text:p>
          </table:table-cell>
          <table:table-cell office:value-type="float" office:value="85006">
            <text:p>85006</text:p>
          </table:table-cell>
          <table:table-cell office:value-type="string" office:string-value="R850C7">
            <text:p>R850C7</text:p>
          </table:table-cell>
          <table:table-cell office:value-type="float" office:value="85008">
            <text:p>85008</text:p>
          </table:table-cell>
          <table:table-cell office:value-type="string" office:string-value="R850C9">
            <text:p>R850C9</text:p>
          </table:table-cell>
          <table:table-cell office:value-type="float" office:value="85010">
            <text:p>85010</text:p>
          </table:table-cell>
          <table:table-cell office:value-type="string" office:string-value="R850C11">
            <text:p>R850C11</text:p>
          </table:table-cell>
          <table:table-cell office:value-type="float" office:value="85012">
            <text:p>85012</text:p>
          </table:table-cell>
          <table:table-cell office:value-type="string" office:string-value="R850C13">
            <text:p>R850C13</text:p>
          </table:table-cell>
          <table:table-cell office:value-type="float" office:value="85014">
            <text:p>85014</text:p>
          </table:table-cell>
          <table:table-cell office:value-type="string" office:string-value="R850C15">
            <text:p>R850C15</text:p>
          </table:table-cell>
          <table:table-cell office:value-type="float" office:value="85016">
            <text:p>85016</text:p>
          </table:table-cell>
          <table:table-cell office:value-type="string" office:string-value="R850C17">
            <text:p>R850C17</text:p>
          </table:table-cell>
          <table:table-cell office:value-type="float" office:value="85018">
            <text:p>85018</text:p>
          </table:table-cell>
          <table:table-cell office:value-type="string" office:string-value="R850C19">
            <text:p>R850C19</text:p>
          </table:table-cell>
          <table:table-cell office:value-type="float" office:value="85020">
            <text:p>85020</text:p>
          </table:table-cell>
          <table:table-cell office:value-type="string" office:string-value="R850C21">
            <text:p>R850C21</text:p>
          </table:table-cell>
          <table:table-cell office:value-type="float" office:value="85022">
            <text:p>85022</text:p>
          </table:table-cell>
          <table:table-cell office:value-type="string" office:string-value="R850C23">
            <text:p>R850C23</text:p>
          </table:table-cell>
          <table:table-cell office:value-type="float" office:value="85024">
            <text:p>85024</text:p>
          </table:table-cell>
          <table:table-cell office:value-type="string" office:string-value="R850C25">
            <text:p>R850C25</text:p>
          </table:table-cell>
          <table:table-cell office:value-type="float" office:value="85026">
            <text:p>85026</text:p>
          </table:table-cell>
        </table:table-row>
        <table:table-row>
          <table:table-cell office:value-type="string" office:string-value="R851C1">
            <text:p>R851C1</text:p>
          </table:table-cell>
          <table:table-cell office:value-type="float" office:value="85102">
            <text:p>85102</text:p>
          </table:table-cell>
          <table:table-cell office:value-type="string" office:string-value="R851C3">
            <text:p>R851C3</text:p>
          </table:table-cell>
          <table:table-cell office:value-type="float" office:value="85104">
            <text:p>85104</text:p>
          </table:table-cell>
          <table:table-cell office:value-type="string" office:string-value="R851C5">
            <text:p>R851C5</text:p>
          </table:table-cell>
          <table:table-cell office:value-type="float" office:value="85106">
            <text:p>85106</text:p>
          </table:table-cell>
          <table:table-cell office:value-type="string" office:string-value="R851C7">
            <text:p>R851C7</text:p>
          </table:table-cell>
          <table:table-cell office:value-type="float" office:value="85108">
            <text:p>85108</text:p>
          </table:table-cell>
          <table:table-cell office:value-type="string" office:string-value="R851C9">
            <text:p>R851C9</text:p>
          </table:table-cell>
          <table:table-cell office:value-type="float" office:value="85110">
            <text:p>85110</text:p>
          </table:table-cell>
          <table:table-cell office:value-type="string" office:string-value="R851C11">
            <text:p>R851C11</text:p>
          </table:table-cell>
          <table:table-cell office:value-type="float" office:value="85112">
            <text:p>85112</text:p>
          </table:table-cell>
          <table:table-cell office:value-type="string" office:string-value="R851C13">
            <text:p>R851C13</text:p>
          </table:table-cell>
          <table:table-cell office:value-type="float" office:value="85114">
            <text:p>85114</text:p>
          </table:table-cell>
          <table:table-cell office:value-type="string" office:string-value="R851C15">
            <text:p>R851C15</text:p>
          </table:table-cell>
          <table:table-cell office:value-type="float" office:value="85116">
            <text:p>85116</text:p>
          </table:table-cell>
          <table:table-cell office:value-type="string" office:string-value="R851C17">
            <text:p>R851C17</text:p>
          </table:table-cell>
          <table:table-cell office:value-type="float" office:value="85118">
            <text:p>85118</text:p>
          </table:table-cell>
          <table:table-cell office:value-type="string" office:string-value="R851C19">
            <text:p>R851C19</text:p>
          </table:table-cell>
          <table:table-cell office:value-type="float" office:value="85120">
            <text:p>85120</text:p>
          </table:table-cell>
          <table:table-cell office:value-type="string" office:string-value="R851C21">
            <text:p>R851C21</text:p>
          </table:table-cell>
          <table:table-cell office:value-type="float" office:value="85122">
            <text:p>85122</text:p>
          </table:table-cell>
          <table:table-cell office:value-type="string" office:string-value="R851C23">
            <text:p>R851C23</text:p>
          </table:table-cell>
          <table:table-cell office:value-type="float" office:value="85124">
            <text:p>85124</text:p>
          </table:table-cell>
          <table:table-cell office:value-type="string" office:string-value="R851C25">
            <text:p>R851C25</text:p>
          </table:table-cell>
          <table:table-cell office:value-type="float" office:value="85126">
            <text:p>85126</text:p>
          </table:table-cell>
        </table:table-row>
        <table:table-row>
          <table:table-cell office:value-type="string" office:string-value="R852C1">
            <text:p>R852C1</text:p>
          </table:table-cell>
          <table:table-cell office:value-type="float" office:value="85202">
            <text:p>85202</text:p>
          </table:table-cell>
          <table:table-cell office:value-type="string" office:string-value="R852C3">
            <text:p>R852C3</text:p>
          </table:table-cell>
          <table:table-cell office:value-type="float" office:value="85204">
            <text:p>85204</text:p>
          </table:table-cell>
          <table:table-cell office:value-type="string" office:string-value="R852C5">
            <text:p>R852C5</text:p>
          </table:table-cell>
          <table:table-cell office:value-type="float" office:value="85206">
            <text:p>85206</text:p>
          </table:table-cell>
          <table:table-cell office:value-type="string" office:string-value="R852C7">
            <text:p>R852C7</text:p>
          </table:table-cell>
          <table:table-cell office:value-type="float" office:value="85208">
            <text:p>85208</text:p>
          </table:table-cell>
          <table:table-cell office:value-type="string" office:string-value="R852C9">
            <text:p>R852C9</text:p>
          </table:table-cell>
          <table:table-cell office:value-type="float" office:value="85210">
            <text:p>85210</text:p>
          </table:table-cell>
          <table:table-cell office:value-type="string" office:string-value="R852C11">
            <text:p>R852C11</text:p>
          </table:table-cell>
          <table:table-cell office:value-type="float" office:value="85212">
            <text:p>85212</text:p>
          </table:table-cell>
          <table:table-cell office:value-type="string" office:string-value="R852C13">
            <text:p>R852C13</text:p>
          </table:table-cell>
          <table:table-cell office:value-type="float" office:value="85214">
            <text:p>85214</text:p>
          </table:table-cell>
          <table:table-cell office:value-type="string" office:string-value="R852C15">
            <text:p>R852C15</text:p>
          </table:table-cell>
          <table:table-cell office:value-type="float" office:value="85216">
            <text:p>85216</text:p>
          </table:table-cell>
          <table:table-cell office:value-type="string" office:string-value="R852C17">
            <text:p>R852C17</text:p>
          </table:table-cell>
          <table:table-cell office:value-type="float" office:value="85218">
            <text:p>85218</text:p>
          </table:table-cell>
          <table:table-cell office:value-type="string" office:string-value="R852C19">
            <text:p>R852C19</text:p>
          </table:table-cell>
          <table:table-cell office:value-type="float" office:value="85220">
            <text:p>85220</text:p>
          </table:table-cell>
          <table:table-cell office:value-type="string" office:string-value="R852C21">
            <text:p>R852C21</text:p>
          </table:table-cell>
          <table:table-cell office:value-type="float" office:value="85222">
            <text:p>85222</text:p>
          </table:table-cell>
          <table:table-cell office:value-type="string" office:string-value="R852C23">
            <text:p>R852C23</text:p>
          </table:table-cell>
          <table:table-cell office:value-type="float" office:value="85224">
            <text:p>85224</text:p>
          </table:table-cell>
          <table:table-cell office:value-type="string" office:string-value="R852C25">
            <text:p>R852C25</text:p>
          </table:table-cell>
          <table:table-cell office:value-type="float" office:value="85226">
            <text:p>85226</text:p>
          </table:table-cell>
        </table:table-row>
        <table:table-row>
          <table:table-cell office:value-type="string" office:string-value="R853C1">
            <text:p>R853C1</text:p>
          </table:table-cell>
          <table:table-cell office:value-type="float" office:value="85302">
            <text:p>85302</text:p>
          </table:table-cell>
          <table:table-cell office:value-type="string" office:string-value="R853C3">
            <text:p>R853C3</text:p>
          </table:table-cell>
          <table:table-cell office:value-type="float" office:value="85304">
            <text:p>85304</text:p>
          </table:table-cell>
          <table:table-cell office:value-type="string" office:string-value="R853C5">
            <text:p>R853C5</text:p>
          </table:table-cell>
          <table:table-cell office:value-type="float" office:value="85306">
            <text:p>85306</text:p>
          </table:table-cell>
          <table:table-cell office:value-type="string" office:string-value="R853C7">
            <text:p>R853C7</text:p>
          </table:table-cell>
          <table:table-cell office:value-type="float" office:value="85308">
            <text:p>85308</text:p>
          </table:table-cell>
          <table:table-cell office:value-type="string" office:string-value="R853C9">
            <text:p>R853C9</text:p>
          </table:table-cell>
          <table:table-cell office:value-type="float" office:value="85310">
            <text:p>85310</text:p>
          </table:table-cell>
          <table:table-cell office:value-type="string" office:string-value="R853C11">
            <text:p>R853C11</text:p>
          </table:table-cell>
          <table:table-cell office:value-type="float" office:value="85312">
            <text:p>85312</text:p>
          </table:table-cell>
          <table:table-cell office:value-type="string" office:string-value="R853C13">
            <text:p>R853C13</text:p>
          </table:table-cell>
          <table:table-cell office:value-type="float" office:value="85314">
            <text:p>85314</text:p>
          </table:table-cell>
          <table:table-cell office:value-type="string" office:string-value="R853C15">
            <text:p>R853C15</text:p>
          </table:table-cell>
          <table:table-cell office:value-type="float" office:value="85316">
            <text:p>85316</text:p>
          </table:table-cell>
          <table:table-cell office:value-type="string" office:string-value="R853C17">
            <text:p>R853C17</text:p>
          </table:table-cell>
          <table:table-cell office:value-type="float" office:value="85318">
            <text:p>85318</text:p>
          </table:table-cell>
          <table:table-cell office:value-type="string" office:string-value="R853C19">
            <text:p>R853C19</text:p>
          </table:table-cell>
          <table:table-cell office:value-type="float" office:value="85320">
            <text:p>85320</text:p>
          </table:table-cell>
          <table:table-cell office:value-type="string" office:string-value="R853C21">
            <text:p>R853C21</text:p>
          </table:table-cell>
          <table:table-cell office:value-type="float" office:value="85322">
            <text:p>85322</text:p>
          </table:table-cell>
          <table:table-cell office:value-type="string" office:string-value="R853C23">
            <text:p>R853C23</text:p>
          </table:table-cell>
          <table:table-cell office:value-type="float" office:value="85324">
            <text:p>85324</text:p>
          </table:table-cell>
          <table:table-cell office:value-type="string" office:string-value="R853C25">
            <text:p>R853C25</text:p>
          </table:table-cell>
          <table:table-cell office:value-type="float" office:value="85326">
            <text:p>85326</text:p>
          </table:table-cell>
        </table:table-row>
        <table:table-row>
          <table:table-cell office:value-type="string" office:string-value="R854C1">
            <text:p>R854C1</text:p>
          </table:table-cell>
          <table:table-cell office:value-type="float" office:value="85402">
            <text:p>85402</text:p>
          </table:table-cell>
          <table:table-cell office:value-type="string" office:string-value="R854C3">
            <text:p>R854C3</text:p>
          </table:table-cell>
          <table:table-cell office:value-type="float" office:value="85404">
            <text:p>85404</text:p>
          </table:table-cell>
          <table:table-cell office:value-type="string" office:string-value="R854C5">
            <text:p>R854C5</text:p>
          </table:table-cell>
          <table:table-cell office:value-type="float" office:value="85406">
            <text:p>85406</text:p>
          </table:table-cell>
          <table:table-cell office:value-type="string" office:string-value="R854C7">
            <text:p>R854C7</text:p>
          </table:table-cell>
          <table:table-cell office:value-type="float" office:value="85408">
            <text:p>85408</text:p>
          </table:table-cell>
          <table:table-cell office:value-type="string" office:string-value="R854C9">
            <text:p>R854C9</text:p>
          </table:table-cell>
          <table:table-cell office:value-type="float" office:value="85410">
            <text:p>85410</text:p>
          </table:table-cell>
          <table:table-cell office:value-type="string" office:string-value="R854C11">
            <text:p>R854C11</text:p>
          </table:table-cell>
          <table:table-cell office:value-type="float" office:value="85412">
            <text:p>85412</text:p>
          </table:table-cell>
          <table:table-cell office:value-type="string" office:string-value="R854C13">
            <text:p>R854C13</text:p>
          </table:table-cell>
          <table:table-cell office:value-type="float" office:value="85414">
            <text:p>85414</text:p>
          </table:table-cell>
          <table:table-cell office:value-type="string" office:string-value="R854C15">
            <text:p>R854C15</text:p>
          </table:table-cell>
          <table:table-cell office:value-type="float" office:value="85416">
            <text:p>85416</text:p>
          </table:table-cell>
          <table:table-cell office:value-type="string" office:string-value="R854C17">
            <text:p>R854C17</text:p>
          </table:table-cell>
          <table:table-cell office:value-type="float" office:value="85418">
            <text:p>85418</text:p>
          </table:table-cell>
          <table:table-cell office:value-type="string" office:string-value="R854C19">
            <text:p>R854C19</text:p>
          </table:table-cell>
          <table:table-cell office:value-type="float" office:value="85420">
            <text:p>85420</text:p>
          </table:table-cell>
          <table:table-cell office:value-type="string" office:string-value="R854C21">
            <text:p>R854C21</text:p>
          </table:table-cell>
          <table:table-cell office:value-type="float" office:value="85422">
            <text:p>85422</text:p>
          </table:table-cell>
          <table:table-cell office:value-type="string" office:string-value="R854C23">
            <text:p>R854C23</text:p>
          </table:table-cell>
          <table:table-cell office:value-type="float" office:value="85424">
            <text:p>85424</text:p>
          </table:table-cell>
          <table:table-cell office:value-type="string" office:string-value="R854C25">
            <text:p>R854C25</text:p>
          </table:table-cell>
          <table:table-cell office:value-type="float" office:value="85426">
            <text:p>85426</text:p>
          </table:table-cell>
        </table:table-row>
        <table:table-row>
          <table:table-cell office:value-type="string" office:string-value="R855C1">
            <text:p>R855C1</text:p>
          </table:table-cell>
          <table:table-cell office:value-type="float" office:value="85502">
            <text:p>85502</text:p>
          </table:table-cell>
          <table:table-cell office:value-type="string" office:string-value="R855C3">
            <text:p>R855C3</text:p>
          </table:table-cell>
          <table:table-cell office:value-type="float" office:value="85504">
            <text:p>85504</text:p>
          </table:table-cell>
          <table:table-cell office:value-type="string" office:string-value="R855C5">
            <text:p>R855C5</text:p>
          </table:table-cell>
          <table:table-cell office:value-type="float" office:value="85506">
            <text:p>85506</text:p>
          </table:table-cell>
          <table:table-cell office:value-type="string" office:string-value="R855C7">
            <text:p>R855C7</text:p>
          </table:table-cell>
          <table:table-cell office:value-type="float" office:value="85508">
            <text:p>85508</text:p>
          </table:table-cell>
          <table:table-cell office:value-type="string" office:string-value="R855C9">
            <text:p>R855C9</text:p>
          </table:table-cell>
          <table:table-cell office:value-type="float" office:value="85510">
            <text:p>85510</text:p>
          </table:table-cell>
          <table:table-cell office:value-type="string" office:string-value="R855C11">
            <text:p>R855C11</text:p>
          </table:table-cell>
          <table:table-cell office:value-type="float" office:value="85512">
            <text:p>85512</text:p>
          </table:table-cell>
          <table:table-cell office:value-type="string" office:string-value="R855C13">
            <text:p>R855C13</text:p>
          </table:table-cell>
          <table:table-cell office:value-type="float" office:value="85514">
            <text:p>85514</text:p>
          </table:table-cell>
          <table:table-cell office:value-type="string" office:string-value="R855C15">
            <text:p>R855C15</text:p>
          </table:table-cell>
          <table:table-cell office:value-type="float" office:value="85516">
            <text:p>85516</text:p>
          </table:table-cell>
          <table:table-cell office:value-type="string" office:string-value="R855C17">
            <text:p>R855C17</text:p>
          </table:table-cell>
          <table:table-cell office:value-type="float" office:value="85518">
            <text:p>85518</text:p>
          </table:table-cell>
          <table:table-cell office:value-type="string" office:string-value="R855C19">
            <text:p>R855C19</text:p>
          </table:table-cell>
          <table:table-cell office:value-type="float" office:value="85520">
            <text:p>85520</text:p>
          </table:table-cell>
          <table:table-cell office:value-type="string" office:string-value="R855C21">
            <text:p>R855C21</text:p>
          </table:table-cell>
          <table:table-cell office:value-type="float" office:value="85522">
            <text:p>85522</text:p>
          </table:table-cell>
          <table:table-cell office:value-type="string" office:string-value="R855C23">
            <text:p>R855C23</text:p>
          </table:table-cell>
          <table:table-cell office:value-type="float" office:value="85524">
            <text:p>85524</text:p>
          </table:table-cell>
          <table:table-cell office:value-type="string" office:string-value="R855C25">
            <text:p>R855C25</text:p>
          </table:table-cell>
          <table:table-cell office:value-type="float" office:value="85526">
            <text:p>85526</text:p>
          </table:table-cell>
        </table:table-row>
        <table:table-row>
          <table:table-cell office:value-type="string" office:string-value="R856C1">
            <text:p>R856C1</text:p>
          </table:table-cell>
          <table:table-cell office:value-type="float" office:value="85602">
            <text:p>85602</text:p>
          </table:table-cell>
          <table:table-cell office:value-type="string" office:string-value="R856C3">
            <text:p>R856C3</text:p>
          </table:table-cell>
          <table:table-cell office:value-type="float" office:value="85604">
            <text:p>85604</text:p>
          </table:table-cell>
          <table:table-cell office:value-type="string" office:string-value="R856C5">
            <text:p>R856C5</text:p>
          </table:table-cell>
          <table:table-cell office:value-type="float" office:value="85606">
            <text:p>85606</text:p>
          </table:table-cell>
          <table:table-cell office:value-type="string" office:string-value="R856C7">
            <text:p>R856C7</text:p>
          </table:table-cell>
          <table:table-cell office:value-type="float" office:value="85608">
            <text:p>85608</text:p>
          </table:table-cell>
          <table:table-cell office:value-type="string" office:string-value="R856C9">
            <text:p>R856C9</text:p>
          </table:table-cell>
          <table:table-cell office:value-type="float" office:value="85610">
            <text:p>85610</text:p>
          </table:table-cell>
          <table:table-cell office:value-type="string" office:string-value="R856C11">
            <text:p>R856C11</text:p>
          </table:table-cell>
          <table:table-cell office:value-type="float" office:value="85612">
            <text:p>85612</text:p>
          </table:table-cell>
          <table:table-cell office:value-type="string" office:string-value="R856C13">
            <text:p>R856C13</text:p>
          </table:table-cell>
          <table:table-cell office:value-type="float" office:value="85614">
            <text:p>85614</text:p>
          </table:table-cell>
          <table:table-cell office:value-type="string" office:string-value="R856C15">
            <text:p>R856C15</text:p>
          </table:table-cell>
          <table:table-cell office:value-type="float" office:value="85616">
            <text:p>85616</text:p>
          </table:table-cell>
          <table:table-cell office:value-type="string" office:string-value="R856C17">
            <text:p>R856C17</text:p>
          </table:table-cell>
          <table:table-cell office:value-type="float" office:value="85618">
            <text:p>85618</text:p>
          </table:table-cell>
          <table:table-cell office:value-type="string" office:string-value="R856C19">
            <text:p>R856C19</text:p>
          </table:table-cell>
          <table:table-cell office:value-type="float" office:value="85620">
            <text:p>85620</text:p>
          </table:table-cell>
          <table:table-cell office:value-type="string" office:string-value="R856C21">
            <text:p>R856C21</text:p>
          </table:table-cell>
          <table:table-cell office:value-type="float" office:value="85622">
            <text:p>85622</text:p>
          </table:table-cell>
          <table:table-cell office:value-type="string" office:string-value="R856C23">
            <text:p>R856C23</text:p>
          </table:table-cell>
          <table:table-cell office:value-type="float" office:value="85624">
            <text:p>85624</text:p>
          </table:table-cell>
          <table:table-cell office:value-type="string" office:string-value="R856C25">
            <text:p>R856C25</text:p>
          </table:table-cell>
          <table:table-cell office:value-type="float" office:value="85626">
            <text:p>85626</text:p>
          </table:table-cell>
        </table:table-row>
        <table:table-row>
          <table:table-cell office:value-type="string" office:string-value="R857C1">
            <text:p>R857C1</text:p>
          </table:table-cell>
          <table:table-cell office:value-type="float" office:value="85702">
            <text:p>85702</text:p>
          </table:table-cell>
          <table:table-cell office:value-type="string" office:string-value="R857C3">
            <text:p>R857C3</text:p>
          </table:table-cell>
          <table:table-cell office:value-type="float" office:value="85704">
            <text:p>85704</text:p>
          </table:table-cell>
          <table:table-cell office:value-type="string" office:string-value="R857C5">
            <text:p>R857C5</text:p>
          </table:table-cell>
          <table:table-cell office:value-type="float" office:value="85706">
            <text:p>85706</text:p>
          </table:table-cell>
          <table:table-cell office:value-type="string" office:string-value="R857C7">
            <text:p>R857C7</text:p>
          </table:table-cell>
          <table:table-cell office:value-type="float" office:value="85708">
            <text:p>85708</text:p>
          </table:table-cell>
          <table:table-cell office:value-type="string" office:string-value="R857C9">
            <text:p>R857C9</text:p>
          </table:table-cell>
          <table:table-cell office:value-type="float" office:value="85710">
            <text:p>85710</text:p>
          </table:table-cell>
          <table:table-cell office:value-type="string" office:string-value="R857C11">
            <text:p>R857C11</text:p>
          </table:table-cell>
          <table:table-cell office:value-type="float" office:value="85712">
            <text:p>85712</text:p>
          </table:table-cell>
          <table:table-cell office:value-type="string" office:string-value="R857C13">
            <text:p>R857C13</text:p>
          </table:table-cell>
          <table:table-cell office:value-type="float" office:value="85714">
            <text:p>85714</text:p>
          </table:table-cell>
          <table:table-cell office:value-type="string" office:string-value="R857C15">
            <text:p>R857C15</text:p>
          </table:table-cell>
          <table:table-cell office:value-type="float" office:value="85716">
            <text:p>85716</text:p>
          </table:table-cell>
          <table:table-cell office:value-type="string" office:string-value="R857C17">
            <text:p>R857C17</text:p>
          </table:table-cell>
          <table:table-cell office:value-type="float" office:value="85718">
            <text:p>85718</text:p>
          </table:table-cell>
          <table:table-cell office:value-type="string" office:string-value="R857C19">
            <text:p>R857C19</text:p>
          </table:table-cell>
          <table:table-cell office:value-type="float" office:value="85720">
            <text:p>85720</text:p>
          </table:table-cell>
          <table:table-cell office:value-type="string" office:string-value="R857C21">
            <text:p>R857C21</text:p>
          </table:table-cell>
          <table:table-cell office:value-type="float" office:value="85722">
            <text:p>85722</text:p>
          </table:table-cell>
          <table:table-cell office:value-type="string" office:string-value="R857C23">
            <text:p>R857C23</text:p>
          </table:table-cell>
          <table:table-cell office:value-type="float" office:value="85724">
            <text:p>85724</text:p>
          </table:table-cell>
          <table:table-cell office:value-type="string" office:string-value="R857C25">
            <text:p>R857C25</text:p>
          </table:table-cell>
          <table:table-cell office:value-type="float" office:value="85726">
            <text:p>85726</text:p>
          </table:table-cell>
        </table:table-row>
        <table:table-row>
          <table:table-cell office:value-type="string" office:string-value="R858C1">
            <text:p>R858C1</text:p>
          </table:table-cell>
          <table:table-cell office:value-type="float" office:value="85802">
            <text:p>85802</text:p>
          </table:table-cell>
          <table:table-cell office:value-type="string" office:string-value="R858C3">
            <text:p>R858C3</text:p>
          </table:table-cell>
          <table:table-cell office:value-type="float" office:value="85804">
            <text:p>85804</text:p>
          </table:table-cell>
          <table:table-cell office:value-type="string" office:string-value="R858C5">
            <text:p>R858C5</text:p>
          </table:table-cell>
          <table:table-cell office:value-type="float" office:value="85806">
            <text:p>85806</text:p>
          </table:table-cell>
          <table:table-cell office:value-type="string" office:string-value="R858C7">
            <text:p>R858C7</text:p>
          </table:table-cell>
          <table:table-cell office:value-type="float" office:value="85808">
            <text:p>85808</text:p>
          </table:table-cell>
          <table:table-cell office:value-type="string" office:string-value="R858C9">
            <text:p>R858C9</text:p>
          </table:table-cell>
          <table:table-cell office:value-type="float" office:value="85810">
            <text:p>85810</text:p>
          </table:table-cell>
          <table:table-cell office:value-type="string" office:string-value="R858C11">
            <text:p>R858C11</text:p>
          </table:table-cell>
          <table:table-cell office:value-type="float" office:value="85812">
            <text:p>85812</text:p>
          </table:table-cell>
          <table:table-cell office:value-type="string" office:string-value="R858C13">
            <text:p>R858C13</text:p>
          </table:table-cell>
          <table:table-cell office:value-type="float" office:value="85814">
            <text:p>85814</text:p>
          </table:table-cell>
          <table:table-cell office:value-type="string" office:string-value="R858C15">
            <text:p>R858C15</text:p>
          </table:table-cell>
          <table:table-cell office:value-type="float" office:value="85816">
            <text:p>85816</text:p>
          </table:table-cell>
          <table:table-cell office:value-type="string" office:string-value="R858C17">
            <text:p>R858C17</text:p>
          </table:table-cell>
          <table:table-cell office:value-type="float" office:value="85818">
            <text:p>85818</text:p>
          </table:table-cell>
          <table:table-cell office:value-type="string" office:string-value="R858C19">
            <text:p>R858C19</text:p>
          </table:table-cell>
          <table:table-cell office:value-type="float" office:value="85820">
            <text:p>85820</text:p>
          </table:table-cell>
          <table:table-cell office:value-type="string" office:string-value="R858C21">
            <text:p>R858C21</text:p>
          </table:table-cell>
          <table:table-cell office:value-type="float" office:value="85822">
            <text:p>85822</text:p>
          </table:table-cell>
          <table:table-cell office:value-type="string" office:string-value="R858C23">
            <text:p>R858C23</text:p>
          </table:table-cell>
          <table:table-cell office:value-type="float" office:value="85824">
            <text:p>85824</text:p>
          </table:table-cell>
          <table:table-cell office:value-type="string" office:string-value="R858C25">
            <text:p>R858C25</text:p>
          </table:table-cell>
          <table:table-cell office:value-type="float" office:value="85826">
            <text:p>85826</text:p>
          </table:table-cell>
        </table:table-row>
        <table:table-row>
          <table:table-cell office:value-type="string" office:string-value="R859C1">
            <text:p>R859C1</text:p>
          </table:table-cell>
          <table:table-cell office:value-type="float" office:value="85902">
            <text:p>85902</text:p>
          </table:table-cell>
          <table:table-cell office:value-type="string" office:string-value="R859C3">
            <text:p>R859C3</text:p>
          </table:table-cell>
          <table:table-cell office:value-type="float" office:value="85904">
            <text:p>85904</text:p>
          </table:table-cell>
          <table:table-cell office:value-type="string" office:string-value="R859C5">
            <text:p>R859C5</text:p>
          </table:table-cell>
          <table:table-cell office:value-type="float" office:value="85906">
            <text:p>85906</text:p>
          </table:table-cell>
          <table:table-cell office:value-type="string" office:string-value="R859C7">
            <text:p>R859C7</text:p>
          </table:table-cell>
          <table:table-cell office:value-type="float" office:value="85908">
            <text:p>85908</text:p>
          </table:table-cell>
          <table:table-cell office:value-type="string" office:string-value="R859C9">
            <text:p>R859C9</text:p>
          </table:table-cell>
          <table:table-cell office:value-type="float" office:value="85910">
            <text:p>85910</text:p>
          </table:table-cell>
          <table:table-cell office:value-type="string" office:string-value="R859C11">
            <text:p>R859C11</text:p>
          </table:table-cell>
          <table:table-cell office:value-type="float" office:value="85912">
            <text:p>85912</text:p>
          </table:table-cell>
          <table:table-cell office:value-type="string" office:string-value="R859C13">
            <text:p>R859C13</text:p>
          </table:table-cell>
          <table:table-cell office:value-type="float" office:value="85914">
            <text:p>85914</text:p>
          </table:table-cell>
          <table:table-cell office:value-type="string" office:string-value="R859C15">
            <text:p>R859C15</text:p>
          </table:table-cell>
          <table:table-cell office:value-type="float" office:value="85916">
            <text:p>85916</text:p>
          </table:table-cell>
          <table:table-cell office:value-type="string" office:string-value="R859C17">
            <text:p>R859C17</text:p>
          </table:table-cell>
          <table:table-cell office:value-type="float" office:value="85918">
            <text:p>85918</text:p>
          </table:table-cell>
          <table:table-cell office:value-type="string" office:string-value="R859C19">
            <text:p>R859C19</text:p>
          </table:table-cell>
          <table:table-cell office:value-type="float" office:value="85920">
            <text:p>85920</text:p>
          </table:table-cell>
          <table:table-cell office:value-type="string" office:string-value="R859C21">
            <text:p>R859C21</text:p>
          </table:table-cell>
          <table:table-cell office:value-type="float" office:value="85922">
            <text:p>85922</text:p>
          </table:table-cell>
          <table:table-cell office:value-type="string" office:string-value="R859C23">
            <text:p>R859C23</text:p>
          </table:table-cell>
          <table:table-cell office:value-type="float" office:value="85924">
            <text:p>85924</text:p>
          </table:table-cell>
          <table:table-cell office:value-type="string" office:string-value="R859C25">
            <text:p>R859C25</text:p>
          </table:table-cell>
          <table:table-cell office:value-type="float" office:value="85926">
            <text:p>85926</text:p>
          </table:table-cell>
        </table:table-row>
        <table:table-row>
          <table:table-cell office:value-type="string" office:string-value="R860C1">
            <text:p>R860C1</text:p>
          </table:table-cell>
          <table:table-cell office:value-type="float" office:value="86002">
            <text:p>86002</text:p>
          </table:table-cell>
          <table:table-cell office:value-type="string" office:string-value="R860C3">
            <text:p>R860C3</text:p>
          </table:table-cell>
          <table:table-cell office:value-type="float" office:value="86004">
            <text:p>86004</text:p>
          </table:table-cell>
          <table:table-cell office:value-type="string" office:string-value="R860C5">
            <text:p>R860C5</text:p>
          </table:table-cell>
          <table:table-cell office:value-type="float" office:value="86006">
            <text:p>86006</text:p>
          </table:table-cell>
          <table:table-cell office:value-type="string" office:string-value="R860C7">
            <text:p>R860C7</text:p>
          </table:table-cell>
          <table:table-cell office:value-type="float" office:value="86008">
            <text:p>86008</text:p>
          </table:table-cell>
          <table:table-cell office:value-type="string" office:string-value="R860C9">
            <text:p>R860C9</text:p>
          </table:table-cell>
          <table:table-cell office:value-type="float" office:value="86010">
            <text:p>86010</text:p>
          </table:table-cell>
          <table:table-cell office:value-type="string" office:string-value="R860C11">
            <text:p>R860C11</text:p>
          </table:table-cell>
          <table:table-cell office:value-type="float" office:value="86012">
            <text:p>86012</text:p>
          </table:table-cell>
          <table:table-cell office:value-type="string" office:string-value="R860C13">
            <text:p>R860C13</text:p>
          </table:table-cell>
          <table:table-cell office:value-type="float" office:value="86014">
            <text:p>86014</text:p>
          </table:table-cell>
          <table:table-cell office:value-type="string" office:string-value="R860C15">
            <text:p>R860C15</text:p>
          </table:table-cell>
          <table:table-cell office:value-type="float" office:value="86016">
            <text:p>86016</text:p>
          </table:table-cell>
          <table:table-cell office:value-type="string" office:string-value="R860C17">
            <text:p>R860C17</text:p>
          </table:table-cell>
          <table:table-cell office:value-type="float" office:value="86018">
            <text:p>86018</text:p>
          </table:table-cell>
          <table:table-cell office:value-type="string" office:string-value="R860C19">
            <text:p>R860C19</text:p>
          </table:table-cell>
          <table:table-cell office:value-type="float" office:value="86020">
            <text:p>86020</text:p>
          </table:table-cell>
          <table:table-cell office:value-type="string" office:string-value="R860C21">
            <text:p>R860C21</text:p>
          </table:table-cell>
          <table:table-cell office:value-type="float" office:value="86022">
            <text:p>86022</text:p>
          </table:table-cell>
          <table:table-cell office:value-type="string" office:string-value="R860C23">
            <text:p>R860C23</text:p>
          </table:table-cell>
          <table:table-cell office:value-type="float" office:value="86024">
            <text:p>86024</text:p>
          </table:table-cell>
          <table:table-cell office:value-type="string" office:string-value="R860C25">
            <text:p>R860C25</text:p>
          </table:table-cell>
          <table:table-cell office:value-type="float" office:value="86026">
            <text:p>86026</text:p>
          </table:table-cell>
        </table:table-row>
        <table:table-row>
          <table:table-cell office:value-type="string" office:string-value="R861C1">
            <text:p>R861C1</text:p>
          </table:table-cell>
          <table:table-cell office:value-type="float" office:value="86102">
            <text:p>86102</text:p>
          </table:table-cell>
          <table:table-cell office:value-type="string" office:string-value="R861C3">
            <text:p>R861C3</text:p>
          </table:table-cell>
          <table:table-cell office:value-type="float" office:value="86104">
            <text:p>86104</text:p>
          </table:table-cell>
          <table:table-cell office:value-type="string" office:string-value="R861C5">
            <text:p>R861C5</text:p>
          </table:table-cell>
          <table:table-cell office:value-type="float" office:value="86106">
            <text:p>86106</text:p>
          </table:table-cell>
          <table:table-cell office:value-type="string" office:string-value="R861C7">
            <text:p>R861C7</text:p>
          </table:table-cell>
          <table:table-cell office:value-type="float" office:value="86108">
            <text:p>86108</text:p>
          </table:table-cell>
          <table:table-cell office:value-type="string" office:string-value="R861C9">
            <text:p>R861C9</text:p>
          </table:table-cell>
          <table:table-cell office:value-type="float" office:value="86110">
            <text:p>86110</text:p>
          </table:table-cell>
          <table:table-cell office:value-type="string" office:string-value="R861C11">
            <text:p>R861C11</text:p>
          </table:table-cell>
          <table:table-cell office:value-type="float" office:value="86112">
            <text:p>86112</text:p>
          </table:table-cell>
          <table:table-cell office:value-type="string" office:string-value="R861C13">
            <text:p>R861C13</text:p>
          </table:table-cell>
          <table:table-cell office:value-type="float" office:value="86114">
            <text:p>86114</text:p>
          </table:table-cell>
          <table:table-cell office:value-type="string" office:string-value="R861C15">
            <text:p>R861C15</text:p>
          </table:table-cell>
          <table:table-cell office:value-type="float" office:value="86116">
            <text:p>86116</text:p>
          </table:table-cell>
          <table:table-cell office:value-type="string" office:string-value="R861C17">
            <text:p>R861C17</text:p>
          </table:table-cell>
          <table:table-cell office:value-type="float" office:value="86118">
            <text:p>86118</text:p>
          </table:table-cell>
          <table:table-cell office:value-type="string" office:string-value="R861C19">
            <text:p>R861C19</text:p>
          </table:table-cell>
          <table:table-cell office:value-type="float" office:value="86120">
            <text:p>86120</text:p>
          </table:table-cell>
          <table:table-cell office:value-type="string" office:string-value="R861C21">
            <text:p>R861C21</text:p>
          </table:table-cell>
          <table:table-cell office:value-type="float" office:value="86122">
            <text:p>86122</text:p>
          </table:table-cell>
          <table:table-cell office:value-type="string" office:string-value="R861C23">
            <text:p>R861C23</text:p>
          </table:table-cell>
          <table:table-cell office:value-type="float" office:value="86124">
            <text:p>86124</text:p>
          </table:table-cell>
          <table:table-cell office:value-type="string" office:string-value="R861C25">
            <text:p>R861C25</text:p>
          </table:table-cell>
          <table:table-cell office:value-type="float" office:value="86126">
            <text:p>86126</text:p>
          </table:table-cell>
        </table:table-row>
        <table:table-row>
          <table:table-cell office:value-type="string" office:string-value="R862C1">
            <text:p>R862C1</text:p>
          </table:table-cell>
          <table:table-cell office:value-type="float" office:value="86202">
            <text:p>86202</text:p>
          </table:table-cell>
          <table:table-cell office:value-type="string" office:string-value="R862C3">
            <text:p>R862C3</text:p>
          </table:table-cell>
          <table:table-cell office:value-type="float" office:value="86204">
            <text:p>86204</text:p>
          </table:table-cell>
          <table:table-cell office:value-type="string" office:string-value="R862C5">
            <text:p>R862C5</text:p>
          </table:table-cell>
          <table:table-cell office:value-type="float" office:value="86206">
            <text:p>86206</text:p>
          </table:table-cell>
          <table:table-cell office:value-type="string" office:string-value="R862C7">
            <text:p>R862C7</text:p>
          </table:table-cell>
          <table:table-cell office:value-type="float" office:value="86208">
            <text:p>86208</text:p>
          </table:table-cell>
          <table:table-cell office:value-type="string" office:string-value="R862C9">
            <text:p>R862C9</text:p>
          </table:table-cell>
          <table:table-cell office:value-type="float" office:value="86210">
            <text:p>86210</text:p>
          </table:table-cell>
          <table:table-cell office:value-type="string" office:string-value="R862C11">
            <text:p>R862C11</text:p>
          </table:table-cell>
          <table:table-cell office:value-type="float" office:value="86212">
            <text:p>86212</text:p>
          </table:table-cell>
          <table:table-cell office:value-type="string" office:string-value="R862C13">
            <text:p>R862C13</text:p>
          </table:table-cell>
          <table:table-cell office:value-type="float" office:value="86214">
            <text:p>86214</text:p>
          </table:table-cell>
          <table:table-cell office:value-type="string" office:string-value="R862C15">
            <text:p>R862C15</text:p>
          </table:table-cell>
          <table:table-cell office:value-type="float" office:value="86216">
            <text:p>86216</text:p>
          </table:table-cell>
          <table:table-cell office:value-type="string" office:string-value="R862C17">
            <text:p>R862C17</text:p>
          </table:table-cell>
          <table:table-cell office:value-type="float" office:value="86218">
            <text:p>86218</text:p>
          </table:table-cell>
          <table:table-cell office:value-type="string" office:string-value="R862C19">
            <text:p>R862C19</text:p>
          </table:table-cell>
          <table:table-cell office:value-type="float" office:value="86220">
            <text:p>86220</text:p>
          </table:table-cell>
          <table:table-cell office:value-type="string" office:string-value="R862C21">
            <text:p>R862C21</text:p>
          </table:table-cell>
          <table:table-cell office:value-type="float" office:value="86222">
            <text:p>86222</text:p>
          </table:table-cell>
          <table:table-cell office:value-type="string" office:string-value="R862C23">
            <text:p>R862C23</text:p>
          </table:table-cell>
          <table:table-cell office:value-type="float" office:value="86224">
            <text:p>86224</text:p>
          </table:table-cell>
          <table:table-cell office:value-type="string" office:string-value="R862C25">
            <text:p>R862C25</text:p>
          </table:table-cell>
          <table:table-cell office:value-type="float" office:value="86226">
            <text:p>86226</text:p>
          </table:table-cell>
        </table:table-row>
        <table:table-row>
          <table:table-cell office:value-type="string" office:string-value="R863C1">
            <text:p>R863C1</text:p>
          </table:table-cell>
          <table:table-cell office:value-type="float" office:value="86302">
            <text:p>86302</text:p>
          </table:table-cell>
          <table:table-cell office:value-type="string" office:string-value="R863C3">
            <text:p>R863C3</text:p>
          </table:table-cell>
          <table:table-cell office:value-type="float" office:value="86304">
            <text:p>86304</text:p>
          </table:table-cell>
          <table:table-cell office:value-type="string" office:string-value="R863C5">
            <text:p>R863C5</text:p>
          </table:table-cell>
          <table:table-cell office:value-type="float" office:value="86306">
            <text:p>86306</text:p>
          </table:table-cell>
          <table:table-cell office:value-type="string" office:string-value="R863C7">
            <text:p>R863C7</text:p>
          </table:table-cell>
          <table:table-cell office:value-type="float" office:value="86308">
            <text:p>86308</text:p>
          </table:table-cell>
          <table:table-cell office:value-type="string" office:string-value="R863C9">
            <text:p>R863C9</text:p>
          </table:table-cell>
          <table:table-cell office:value-type="float" office:value="86310">
            <text:p>86310</text:p>
          </table:table-cell>
          <table:table-cell office:value-type="string" office:string-value="R863C11">
            <text:p>R863C11</text:p>
          </table:table-cell>
          <table:table-cell office:value-type="float" office:value="86312">
            <text:p>86312</text:p>
          </table:table-cell>
          <table:table-cell office:value-type="string" office:string-value="R863C13">
            <text:p>R863C13</text:p>
          </table:table-cell>
          <table:table-cell office:value-type="float" office:value="86314">
            <text:p>86314</text:p>
          </table:table-cell>
          <table:table-cell office:value-type="string" office:string-value="R863C15">
            <text:p>R863C15</text:p>
          </table:table-cell>
          <table:table-cell office:value-type="float" office:value="86316">
            <text:p>86316</text:p>
          </table:table-cell>
          <table:table-cell office:value-type="string" office:string-value="R863C17">
            <text:p>R863C17</text:p>
          </table:table-cell>
          <table:table-cell office:value-type="float" office:value="86318">
            <text:p>86318</text:p>
          </table:table-cell>
          <table:table-cell office:value-type="string" office:string-value="R863C19">
            <text:p>R863C19</text:p>
          </table:table-cell>
          <table:table-cell office:value-type="float" office:value="86320">
            <text:p>86320</text:p>
          </table:table-cell>
          <table:table-cell office:value-type="string" office:string-value="R863C21">
            <text:p>R863C21</text:p>
          </table:table-cell>
          <table:table-cell office:value-type="float" office:value="86322">
            <text:p>86322</text:p>
          </table:table-cell>
          <table:table-cell office:value-type="string" office:string-value="R863C23">
            <text:p>R863C23</text:p>
          </table:table-cell>
          <table:table-cell office:value-type="float" office:value="86324">
            <text:p>86324</text:p>
          </table:table-cell>
          <table:table-cell office:value-type="string" office:string-value="R863C25">
            <text:p>R863C25</text:p>
          </table:table-cell>
          <table:table-cell office:value-type="float" office:value="86326">
            <text:p>86326</text:p>
          </table:table-cell>
        </table:table-row>
        <table:table-row>
          <table:table-cell office:value-type="string" office:string-value="R864C1">
            <text:p>R864C1</text:p>
          </table:table-cell>
          <table:table-cell office:value-type="float" office:value="86402">
            <text:p>86402</text:p>
          </table:table-cell>
          <table:table-cell office:value-type="string" office:string-value="R864C3">
            <text:p>R864C3</text:p>
          </table:table-cell>
          <table:table-cell office:value-type="float" office:value="86404">
            <text:p>86404</text:p>
          </table:table-cell>
          <table:table-cell office:value-type="string" office:string-value="R864C5">
            <text:p>R864C5</text:p>
          </table:table-cell>
          <table:table-cell office:value-type="float" office:value="86406">
            <text:p>86406</text:p>
          </table:table-cell>
          <table:table-cell office:value-type="string" office:string-value="R864C7">
            <text:p>R864C7</text:p>
          </table:table-cell>
          <table:table-cell office:value-type="float" office:value="86408">
            <text:p>86408</text:p>
          </table:table-cell>
          <table:table-cell office:value-type="string" office:string-value="R864C9">
            <text:p>R864C9</text:p>
          </table:table-cell>
          <table:table-cell office:value-type="float" office:value="86410">
            <text:p>86410</text:p>
          </table:table-cell>
          <table:table-cell office:value-type="string" office:string-value="R864C11">
            <text:p>R864C11</text:p>
          </table:table-cell>
          <table:table-cell office:value-type="float" office:value="86412">
            <text:p>86412</text:p>
          </table:table-cell>
          <table:table-cell office:value-type="string" office:string-value="R864C13">
            <text:p>R864C13</text:p>
          </table:table-cell>
          <table:table-cell office:value-type="float" office:value="86414">
            <text:p>86414</text:p>
          </table:table-cell>
          <table:table-cell office:value-type="string" office:string-value="R864C15">
            <text:p>R864C15</text:p>
          </table:table-cell>
          <table:table-cell office:value-type="float" office:value="86416">
            <text:p>86416</text:p>
          </table:table-cell>
          <table:table-cell office:value-type="string" office:string-value="R864C17">
            <text:p>R864C17</text:p>
          </table:table-cell>
          <table:table-cell office:value-type="float" office:value="86418">
            <text:p>86418</text:p>
          </table:table-cell>
          <table:table-cell office:value-type="string" office:string-value="R864C19">
            <text:p>R864C19</text:p>
          </table:table-cell>
          <table:table-cell office:value-type="float" office:value="86420">
            <text:p>86420</text:p>
          </table:table-cell>
          <table:table-cell office:value-type="string" office:string-value="R864C21">
            <text:p>R864C21</text:p>
          </table:table-cell>
          <table:table-cell office:value-type="float" office:value="86422">
            <text:p>86422</text:p>
          </table:table-cell>
          <table:table-cell office:value-type="string" office:string-value="R864C23">
            <text:p>R864C23</text:p>
          </table:table-cell>
          <table:table-cell office:value-type="float" office:value="86424">
            <text:p>86424</text:p>
          </table:table-cell>
          <table:table-cell office:value-type="string" office:string-value="R864C25">
            <text:p>R864C25</text:p>
          </table:table-cell>
          <table:table-cell office:value-type="float" office:value="86426">
            <text:p>86426</text:p>
          </table:table-cell>
        </table:table-row>
        <table:table-row>
          <table:table-cell office:value-type="string" office:string-value="R865C1">
            <text:p>R865C1</text:p>
          </table:table-cell>
          <table:table-cell office:value-type="float" office:value="86502">
            <text:p>86502</text:p>
          </table:table-cell>
          <table:table-cell office:value-type="string" office:string-value="R865C3">
            <text:p>R865C3</text:p>
          </table:table-cell>
          <table:table-cell office:value-type="float" office:value="86504">
            <text:p>86504</text:p>
          </table:table-cell>
          <table:table-cell office:value-type="string" office:string-value="R865C5">
            <text:p>R865C5</text:p>
          </table:table-cell>
          <table:table-cell office:value-type="float" office:value="86506">
            <text:p>86506</text:p>
          </table:table-cell>
          <table:table-cell office:value-type="string" office:string-value="R865C7">
            <text:p>R865C7</text:p>
          </table:table-cell>
          <table:table-cell office:value-type="float" office:value="86508">
            <text:p>86508</text:p>
          </table:table-cell>
          <table:table-cell office:value-type="string" office:string-value="R865C9">
            <text:p>R865C9</text:p>
          </table:table-cell>
          <table:table-cell office:value-type="float" office:value="86510">
            <text:p>86510</text:p>
          </table:table-cell>
          <table:table-cell office:value-type="string" office:string-value="R865C11">
            <text:p>R865C11</text:p>
          </table:table-cell>
          <table:table-cell office:value-type="float" office:value="86512">
            <text:p>86512</text:p>
          </table:table-cell>
          <table:table-cell office:value-type="string" office:string-value="R865C13">
            <text:p>R865C13</text:p>
          </table:table-cell>
          <table:table-cell office:value-type="float" office:value="86514">
            <text:p>86514</text:p>
          </table:table-cell>
          <table:table-cell office:value-type="string" office:string-value="R865C15">
            <text:p>R865C15</text:p>
          </table:table-cell>
          <table:table-cell office:value-type="float" office:value="86516">
            <text:p>86516</text:p>
          </table:table-cell>
          <table:table-cell office:value-type="string" office:string-value="R865C17">
            <text:p>R865C17</text:p>
          </table:table-cell>
          <table:table-cell office:value-type="float" office:value="86518">
            <text:p>86518</text:p>
          </table:table-cell>
          <table:table-cell office:value-type="string" office:string-value="R865C19">
            <text:p>R865C19</text:p>
          </table:table-cell>
          <table:table-cell office:value-type="float" office:value="86520">
            <text:p>86520</text:p>
          </table:table-cell>
          <table:table-cell office:value-type="string" office:string-value="R865C21">
            <text:p>R865C21</text:p>
          </table:table-cell>
          <table:table-cell office:value-type="float" office:value="86522">
            <text:p>86522</text:p>
          </table:table-cell>
          <table:table-cell office:value-type="string" office:string-value="R865C23">
            <text:p>R865C23</text:p>
          </table:table-cell>
          <table:table-cell office:value-type="float" office:value="86524">
            <text:p>86524</text:p>
          </table:table-cell>
          <table:table-cell office:value-type="string" office:string-value="R865C25">
            <text:p>R865C25</text:p>
          </table:table-cell>
          <table:table-cell office:value-type="float" office:value="86526">
            <text:p>86526</text:p>
          </table:table-cell>
        </table:table-row>
        <table:table-row>
          <table:table-cell office:value-type="string" office:string-value="R866C1">
            <text:p>R866C1</text:p>
          </table:table-cell>
          <table:table-cell office:value-type="float" office:value="86602">
            <text:p>86602</text:p>
          </table:table-cell>
          <table:table-cell office:value-type="string" office:string-value="R866C3">
            <text:p>R866C3</text:p>
          </table:table-cell>
          <table:table-cell office:value-type="float" office:value="86604">
            <text:p>86604</text:p>
          </table:table-cell>
          <table:table-cell office:value-type="string" office:string-value="R866C5">
            <text:p>R866C5</text:p>
          </table:table-cell>
          <table:table-cell office:value-type="float" office:value="86606">
            <text:p>86606</text:p>
          </table:table-cell>
          <table:table-cell office:value-type="string" office:string-value="R866C7">
            <text:p>R866C7</text:p>
          </table:table-cell>
          <table:table-cell office:value-type="float" office:value="86608">
            <text:p>86608</text:p>
          </table:table-cell>
          <table:table-cell office:value-type="string" office:string-value="R866C9">
            <text:p>R866C9</text:p>
          </table:table-cell>
          <table:table-cell office:value-type="float" office:value="86610">
            <text:p>86610</text:p>
          </table:table-cell>
          <table:table-cell office:value-type="string" office:string-value="R866C11">
            <text:p>R866C11</text:p>
          </table:table-cell>
          <table:table-cell office:value-type="float" office:value="86612">
            <text:p>86612</text:p>
          </table:table-cell>
          <table:table-cell office:value-type="string" office:string-value="R866C13">
            <text:p>R866C13</text:p>
          </table:table-cell>
          <table:table-cell office:value-type="float" office:value="86614">
            <text:p>86614</text:p>
          </table:table-cell>
          <table:table-cell office:value-type="string" office:string-value="R866C15">
            <text:p>R866C15</text:p>
          </table:table-cell>
          <table:table-cell office:value-type="float" office:value="86616">
            <text:p>86616</text:p>
          </table:table-cell>
          <table:table-cell office:value-type="string" office:string-value="R866C17">
            <text:p>R866C17</text:p>
          </table:table-cell>
          <table:table-cell office:value-type="float" office:value="86618">
            <text:p>86618</text:p>
          </table:table-cell>
          <table:table-cell office:value-type="string" office:string-value="R866C19">
            <text:p>R866C19</text:p>
          </table:table-cell>
          <table:table-cell office:value-type="float" office:value="86620">
            <text:p>86620</text:p>
          </table:table-cell>
          <table:table-cell office:value-type="string" office:string-value="R866C21">
            <text:p>R866C21</text:p>
          </table:table-cell>
          <table:table-cell office:value-type="float" office:value="86622">
            <text:p>86622</text:p>
          </table:table-cell>
          <table:table-cell office:value-type="string" office:string-value="R866C23">
            <text:p>R866C23</text:p>
          </table:table-cell>
          <table:table-cell office:value-type="float" office:value="86624">
            <text:p>86624</text:p>
          </table:table-cell>
          <table:table-cell office:value-type="string" office:string-value="R866C25">
            <text:p>R866C25</text:p>
          </table:table-cell>
          <table:table-cell office:value-type="float" office:value="86626">
            <text:p>86626</text:p>
          </table:table-cell>
        </table:table-row>
        <table:table-row>
          <table:table-cell office:value-type="string" office:string-value="R867C1">
            <text:p>R867C1</text:p>
          </table:table-cell>
          <table:table-cell office:value-type="float" office:value="86702">
            <text:p>86702</text:p>
          </table:table-cell>
          <table:table-cell office:value-type="string" office:string-value="R867C3">
            <text:p>R867C3</text:p>
          </table:table-cell>
          <table:table-cell office:value-type="float" office:value="86704">
            <text:p>86704</text:p>
          </table:table-cell>
          <table:table-cell office:value-type="string" office:string-value="R867C5">
            <text:p>R867C5</text:p>
          </table:table-cell>
          <table:table-cell office:value-type="float" office:value="86706">
            <text:p>86706</text:p>
          </table:table-cell>
          <table:table-cell office:value-type="string" office:string-value="R867C7">
            <text:p>R867C7</text:p>
          </table:table-cell>
          <table:table-cell office:value-type="float" office:value="86708">
            <text:p>86708</text:p>
          </table:table-cell>
          <table:table-cell office:value-type="string" office:string-value="R867C9">
            <text:p>R867C9</text:p>
          </table:table-cell>
          <table:table-cell office:value-type="float" office:value="86710">
            <text:p>86710</text:p>
          </table:table-cell>
          <table:table-cell office:value-type="string" office:string-value="R867C11">
            <text:p>R867C11</text:p>
          </table:table-cell>
          <table:table-cell office:value-type="float" office:value="86712">
            <text:p>86712</text:p>
          </table:table-cell>
          <table:table-cell office:value-type="string" office:string-value="R867C13">
            <text:p>R867C13</text:p>
          </table:table-cell>
          <table:table-cell office:value-type="float" office:value="86714">
            <text:p>86714</text:p>
          </table:table-cell>
          <table:table-cell office:value-type="string" office:string-value="R867C15">
            <text:p>R867C15</text:p>
          </table:table-cell>
          <table:table-cell office:value-type="float" office:value="86716">
            <text:p>86716</text:p>
          </table:table-cell>
          <table:table-cell office:value-type="string" office:string-value="R867C17">
            <text:p>R867C17</text:p>
          </table:table-cell>
          <table:table-cell office:value-type="float" office:value="86718">
            <text:p>86718</text:p>
          </table:table-cell>
          <table:table-cell office:value-type="string" office:string-value="R867C19">
            <text:p>R867C19</text:p>
          </table:table-cell>
          <table:table-cell office:value-type="float" office:value="86720">
            <text:p>86720</text:p>
          </table:table-cell>
          <table:table-cell office:value-type="string" office:string-value="R867C21">
            <text:p>R867C21</text:p>
          </table:table-cell>
          <table:table-cell office:value-type="float" office:value="86722">
            <text:p>86722</text:p>
          </table:table-cell>
          <table:table-cell office:value-type="string" office:string-value="R867C23">
            <text:p>R867C23</text:p>
          </table:table-cell>
          <table:table-cell office:value-type="float" office:value="86724">
            <text:p>86724</text:p>
          </table:table-cell>
          <table:table-cell office:value-type="string" office:string-value="R867C25">
            <text:p>R867C25</text:p>
          </table:table-cell>
          <table:table-cell office:value-type="float" office:value="86726">
            <text:p>86726</text:p>
          </table:table-cell>
        </table:table-row>
        <table:table-row>
          <table:table-cell office:value-type="string" office:string-value="R868C1">
            <text:p>R868C1</text:p>
          </table:table-cell>
          <table:table-cell office:value-type="float" office:value="86802">
            <text:p>86802</text:p>
          </table:table-cell>
          <table:table-cell office:value-type="string" office:string-value="R868C3">
            <text:p>R868C3</text:p>
          </table:table-cell>
          <table:table-cell office:value-type="float" office:value="86804">
            <text:p>86804</text:p>
          </table:table-cell>
          <table:table-cell office:value-type="string" office:string-value="R868C5">
            <text:p>R868C5</text:p>
          </table:table-cell>
          <table:table-cell office:value-type="float" office:value="86806">
            <text:p>86806</text:p>
          </table:table-cell>
          <table:table-cell office:value-type="string" office:string-value="R868C7">
            <text:p>R868C7</text:p>
          </table:table-cell>
          <table:table-cell office:value-type="float" office:value="86808">
            <text:p>86808</text:p>
          </table:table-cell>
          <table:table-cell office:value-type="string" office:string-value="R868C9">
            <text:p>R868C9</text:p>
          </table:table-cell>
          <table:table-cell office:value-type="float" office:value="86810">
            <text:p>86810</text:p>
          </table:table-cell>
          <table:table-cell office:value-type="string" office:string-value="R868C11">
            <text:p>R868C11</text:p>
          </table:table-cell>
          <table:table-cell office:value-type="float" office:value="86812">
            <text:p>86812</text:p>
          </table:table-cell>
          <table:table-cell office:value-type="string" office:string-value="R868C13">
            <text:p>R868C13</text:p>
          </table:table-cell>
          <table:table-cell office:value-type="float" office:value="86814">
            <text:p>86814</text:p>
          </table:table-cell>
          <table:table-cell office:value-type="string" office:string-value="R868C15">
            <text:p>R868C15</text:p>
          </table:table-cell>
          <table:table-cell office:value-type="float" office:value="86816">
            <text:p>86816</text:p>
          </table:table-cell>
          <table:table-cell office:value-type="string" office:string-value="R868C17">
            <text:p>R868C17</text:p>
          </table:table-cell>
          <table:table-cell office:value-type="float" office:value="86818">
            <text:p>86818</text:p>
          </table:table-cell>
          <table:table-cell office:value-type="string" office:string-value="R868C19">
            <text:p>R868C19</text:p>
          </table:table-cell>
          <table:table-cell office:value-type="float" office:value="86820">
            <text:p>86820</text:p>
          </table:table-cell>
          <table:table-cell office:value-type="string" office:string-value="R868C21">
            <text:p>R868C21</text:p>
          </table:table-cell>
          <table:table-cell office:value-type="float" office:value="86822">
            <text:p>86822</text:p>
          </table:table-cell>
          <table:table-cell office:value-type="string" office:string-value="R868C23">
            <text:p>R868C23</text:p>
          </table:table-cell>
          <table:table-cell office:value-type="float" office:value="86824">
            <text:p>86824</text:p>
          </table:table-cell>
          <table:table-cell office:value-type="string" office:string-value="R868C25">
            <text:p>R868C25</text:p>
          </table:table-cell>
          <table:table-cell office:value-type="float" office:value="86826">
            <text:p>86826</text:p>
          </table:table-cell>
        </table:table-row>
        <table:table-row>
          <table:table-cell office:value-type="string" office:string-value="R869C1">
            <text:p>R869C1</text:p>
          </table:table-cell>
          <table:table-cell office:value-type="float" office:value="86902">
            <text:p>86902</text:p>
          </table:table-cell>
          <table:table-cell office:value-type="string" office:string-value="R869C3">
            <text:p>R869C3</text:p>
          </table:table-cell>
          <table:table-cell office:value-type="float" office:value="86904">
            <text:p>86904</text:p>
          </table:table-cell>
          <table:table-cell office:value-type="string" office:string-value="R869C5">
            <text:p>R869C5</text:p>
          </table:table-cell>
          <table:table-cell office:value-type="float" office:value="86906">
            <text:p>86906</text:p>
          </table:table-cell>
          <table:table-cell office:value-type="string" office:string-value="R869C7">
            <text:p>R869C7</text:p>
          </table:table-cell>
          <table:table-cell office:value-type="float" office:value="86908">
            <text:p>86908</text:p>
          </table:table-cell>
          <table:table-cell office:value-type="string" office:string-value="R869C9">
            <text:p>R869C9</text:p>
          </table:table-cell>
          <table:table-cell office:value-type="float" office:value="86910">
            <text:p>86910</text:p>
          </table:table-cell>
          <table:table-cell office:value-type="string" office:string-value="R869C11">
            <text:p>R869C11</text:p>
          </table:table-cell>
          <table:table-cell office:value-type="float" office:value="86912">
            <text:p>86912</text:p>
          </table:table-cell>
          <table:table-cell office:value-type="string" office:string-value="R869C13">
            <text:p>R869C13</text:p>
          </table:table-cell>
          <table:table-cell office:value-type="float" office:value="86914">
            <text:p>86914</text:p>
          </table:table-cell>
          <table:table-cell office:value-type="string" office:string-value="R869C15">
            <text:p>R869C15</text:p>
          </table:table-cell>
          <table:table-cell office:value-type="float" office:value="86916">
            <text:p>86916</text:p>
          </table:table-cell>
          <table:table-cell office:value-type="string" office:string-value="R869C17">
            <text:p>R869C17</text:p>
          </table:table-cell>
          <table:table-cell office:value-type="float" office:value="86918">
            <text:p>86918</text:p>
          </table:table-cell>
          <table:table-cell office:value-type="string" office:string-value="R869C19">
            <text:p>R869C19</text:p>
          </table:table-cell>
          <table:table-cell office:value-type="float" office:value="86920">
            <text:p>86920</text:p>
          </table:table-cell>
          <table:table-cell office:value-type="string" office:string-value="R869C21">
            <text:p>R869C21</text:p>
          </table:table-cell>
          <table:table-cell office:value-type="float" office:value="86922">
            <text:p>86922</text:p>
          </table:table-cell>
          <table:table-cell office:value-type="string" office:string-value="R869C23">
            <text:p>R869C23</text:p>
          </table:table-cell>
          <table:table-cell office:value-type="float" office:value="86924">
            <text:p>86924</text:p>
          </table:table-cell>
          <table:table-cell office:value-type="string" office:string-value="R869C25">
            <text:p>R869C25</text:p>
          </table:table-cell>
          <table:table-cell office:value-type="float" office:value="86926">
            <text:p>86926</text:p>
          </table:table-cell>
        </table:table-row>
        <table:table-row>
          <table:table-cell office:value-type="string" office:string-value="R870C1">
            <text:p>R870C1</text:p>
          </table:table-cell>
          <table:table-cell office:value-type="float" office:value="87002">
            <text:p>87002</text:p>
          </table:table-cell>
          <table:table-cell office:value-type="string" office:string-value="R870C3">
            <text:p>R870C3</text:p>
          </table:table-cell>
          <table:table-cell office:value-type="float" office:value="87004">
            <text:p>87004</text:p>
          </table:table-cell>
          <table:table-cell office:value-type="string" office:string-value="R870C5">
            <text:p>R870C5</text:p>
          </table:table-cell>
          <table:table-cell office:value-type="float" office:value="87006">
            <text:p>87006</text:p>
          </table:table-cell>
          <table:table-cell office:value-type="string" office:string-value="R870C7">
            <text:p>R870C7</text:p>
          </table:table-cell>
          <table:table-cell office:value-type="float" office:value="87008">
            <text:p>87008</text:p>
          </table:table-cell>
          <table:table-cell office:value-type="string" office:string-value="R870C9">
            <text:p>R870C9</text:p>
          </table:table-cell>
          <table:table-cell office:value-type="float" office:value="87010">
            <text:p>87010</text:p>
          </table:table-cell>
          <table:table-cell office:value-type="string" office:string-value="R870C11">
            <text:p>R870C11</text:p>
          </table:table-cell>
          <table:table-cell office:value-type="float" office:value="87012">
            <text:p>87012</text:p>
          </table:table-cell>
          <table:table-cell office:value-type="string" office:string-value="R870C13">
            <text:p>R870C13</text:p>
          </table:table-cell>
          <table:table-cell office:value-type="float" office:value="87014">
            <text:p>87014</text:p>
          </table:table-cell>
          <table:table-cell office:value-type="string" office:string-value="R870C15">
            <text:p>R870C15</text:p>
          </table:table-cell>
          <table:table-cell office:value-type="float" office:value="87016">
            <text:p>87016</text:p>
          </table:table-cell>
          <table:table-cell office:value-type="string" office:string-value="R870C17">
            <text:p>R870C17</text:p>
          </table:table-cell>
          <table:table-cell office:value-type="float" office:value="87018">
            <text:p>87018</text:p>
          </table:table-cell>
          <table:table-cell office:value-type="string" office:string-value="R870C19">
            <text:p>R870C19</text:p>
          </table:table-cell>
          <table:table-cell office:value-type="float" office:value="87020">
            <text:p>87020</text:p>
          </table:table-cell>
          <table:table-cell office:value-type="string" office:string-value="R870C21">
            <text:p>R870C21</text:p>
          </table:table-cell>
          <table:table-cell office:value-type="float" office:value="87022">
            <text:p>87022</text:p>
          </table:table-cell>
          <table:table-cell office:value-type="string" office:string-value="R870C23">
            <text:p>R870C23</text:p>
          </table:table-cell>
          <table:table-cell office:value-type="float" office:value="87024">
            <text:p>87024</text:p>
          </table:table-cell>
          <table:table-cell office:value-type="string" office:string-value="R870C25">
            <text:p>R870C25</text:p>
          </table:table-cell>
          <table:table-cell office:value-type="float" office:value="87026">
            <text:p>87026</text:p>
          </table:table-cell>
        </table:table-row>
        <table:table-row>
          <table:table-cell office:value-type="string" office:string-value="R871C1">
            <text:p>R871C1</text:p>
          </table:table-cell>
          <table:table-cell office:value-type="float" office:value="87102">
            <text:p>87102</text:p>
          </table:table-cell>
          <table:table-cell office:value-type="string" office:string-value="R871C3">
            <text:p>R871C3</text:p>
          </table:table-cell>
          <table:table-cell office:value-type="float" office:value="87104">
            <text:p>87104</text:p>
          </table:table-cell>
          <table:table-cell office:value-type="string" office:string-value="R871C5">
            <text:p>R871C5</text:p>
          </table:table-cell>
          <table:table-cell office:value-type="float" office:value="87106">
            <text:p>87106</text:p>
          </table:table-cell>
          <table:table-cell office:value-type="string" office:string-value="R871C7">
            <text:p>R871C7</text:p>
          </table:table-cell>
          <table:table-cell office:value-type="float" office:value="87108">
            <text:p>87108</text:p>
          </table:table-cell>
          <table:table-cell office:value-type="string" office:string-value="R871C9">
            <text:p>R871C9</text:p>
          </table:table-cell>
          <table:table-cell office:value-type="float" office:value="87110">
            <text:p>87110</text:p>
          </table:table-cell>
          <table:table-cell office:value-type="string" office:string-value="R871C11">
            <text:p>R871C11</text:p>
          </table:table-cell>
          <table:table-cell office:value-type="float" office:value="87112">
            <text:p>87112</text:p>
          </table:table-cell>
          <table:table-cell office:value-type="string" office:string-value="R871C13">
            <text:p>R871C13</text:p>
          </table:table-cell>
          <table:table-cell office:value-type="float" office:value="87114">
            <text:p>87114</text:p>
          </table:table-cell>
          <table:table-cell office:value-type="string" office:string-value="R871C15">
            <text:p>R871C15</text:p>
          </table:table-cell>
          <table:table-cell office:value-type="float" office:value="87116">
            <text:p>87116</text:p>
          </table:table-cell>
          <table:table-cell office:value-type="string" office:string-value="R871C17">
            <text:p>R871C17</text:p>
          </table:table-cell>
          <table:table-cell office:value-type="float" office:value="87118">
            <text:p>87118</text:p>
          </table:table-cell>
          <table:table-cell office:value-type="string" office:string-value="R871C19">
            <text:p>R871C19</text:p>
          </table:table-cell>
          <table:table-cell office:value-type="float" office:value="87120">
            <text:p>87120</text:p>
          </table:table-cell>
          <table:table-cell office:value-type="string" office:string-value="R871C21">
            <text:p>R871C21</text:p>
          </table:table-cell>
          <table:table-cell office:value-type="float" office:value="87122">
            <text:p>87122</text:p>
          </table:table-cell>
          <table:table-cell office:value-type="string" office:string-value="R871C23">
            <text:p>R871C23</text:p>
          </table:table-cell>
          <table:table-cell office:value-type="float" office:value="87124">
            <text:p>87124</text:p>
          </table:table-cell>
          <table:table-cell office:value-type="string" office:string-value="R871C25">
            <text:p>R871C25</text:p>
          </table:table-cell>
          <table:table-cell office:value-type="float" office:value="87126">
            <text:p>87126</text:p>
          </table:table-cell>
        </table:table-row>
        <table:table-row>
          <table:table-cell office:value-type="string" office:string-value="R872C1">
            <text:p>R872C1</text:p>
          </table:table-cell>
          <table:table-cell office:value-type="float" office:value="87202">
            <text:p>87202</text:p>
          </table:table-cell>
          <table:table-cell office:value-type="string" office:string-value="R872C3">
            <text:p>R872C3</text:p>
          </table:table-cell>
          <table:table-cell office:value-type="float" office:value="87204">
            <text:p>87204</text:p>
          </table:table-cell>
          <table:table-cell office:value-type="string" office:string-value="R872C5">
            <text:p>R872C5</text:p>
          </table:table-cell>
          <table:table-cell office:value-type="float" office:value="87206">
            <text:p>87206</text:p>
          </table:table-cell>
          <table:table-cell office:value-type="string" office:string-value="R872C7">
            <text:p>R872C7</text:p>
          </table:table-cell>
          <table:table-cell office:value-type="float" office:value="87208">
            <text:p>87208</text:p>
          </table:table-cell>
          <table:table-cell office:value-type="string" office:string-value="R872C9">
            <text:p>R872C9</text:p>
          </table:table-cell>
          <table:table-cell office:value-type="float" office:value="87210">
            <text:p>87210</text:p>
          </table:table-cell>
          <table:table-cell office:value-type="string" office:string-value="R872C11">
            <text:p>R872C11</text:p>
          </table:table-cell>
          <table:table-cell office:value-type="float" office:value="87212">
            <text:p>87212</text:p>
          </table:table-cell>
          <table:table-cell office:value-type="string" office:string-value="R872C13">
            <text:p>R872C13</text:p>
          </table:table-cell>
          <table:table-cell office:value-type="float" office:value="87214">
            <text:p>87214</text:p>
          </table:table-cell>
          <table:table-cell office:value-type="string" office:string-value="R872C15">
            <text:p>R872C15</text:p>
          </table:table-cell>
          <table:table-cell office:value-type="float" office:value="87216">
            <text:p>87216</text:p>
          </table:table-cell>
          <table:table-cell office:value-type="string" office:string-value="R872C17">
            <text:p>R872C17</text:p>
          </table:table-cell>
          <table:table-cell office:value-type="float" office:value="87218">
            <text:p>87218</text:p>
          </table:table-cell>
          <table:table-cell office:value-type="string" office:string-value="R872C19">
            <text:p>R872C19</text:p>
          </table:table-cell>
          <table:table-cell office:value-type="float" office:value="87220">
            <text:p>87220</text:p>
          </table:table-cell>
          <table:table-cell office:value-type="string" office:string-value="R872C21">
            <text:p>R872C21</text:p>
          </table:table-cell>
          <table:table-cell office:value-type="float" office:value="87222">
            <text:p>87222</text:p>
          </table:table-cell>
          <table:table-cell office:value-type="string" office:string-value="R872C23">
            <text:p>R872C23</text:p>
          </table:table-cell>
          <table:table-cell office:value-type="float" office:value="87224">
            <text:p>87224</text:p>
          </table:table-cell>
          <table:table-cell office:value-type="string" office:string-value="R872C25">
            <text:p>R872C25</text:p>
          </table:table-cell>
          <table:table-cell office:value-type="float" office:value="87226">
            <text:p>87226</text:p>
          </table:table-cell>
        </table:table-row>
        <table:table-row>
          <table:table-cell office:value-type="string" office:string-value="R873C1">
            <text:p>R873C1</text:p>
          </table:table-cell>
          <table:table-cell office:value-type="float" office:value="87302">
            <text:p>87302</text:p>
          </table:table-cell>
          <table:table-cell office:value-type="string" office:string-value="R873C3">
            <text:p>R873C3</text:p>
          </table:table-cell>
          <table:table-cell office:value-type="float" office:value="87304">
            <text:p>87304</text:p>
          </table:table-cell>
          <table:table-cell office:value-type="string" office:string-value="R873C5">
            <text:p>R873C5</text:p>
          </table:table-cell>
          <table:table-cell office:value-type="float" office:value="87306">
            <text:p>87306</text:p>
          </table:table-cell>
          <table:table-cell office:value-type="string" office:string-value="R873C7">
            <text:p>R873C7</text:p>
          </table:table-cell>
          <table:table-cell office:value-type="float" office:value="87308">
            <text:p>87308</text:p>
          </table:table-cell>
          <table:table-cell office:value-type="string" office:string-value="R873C9">
            <text:p>R873C9</text:p>
          </table:table-cell>
          <table:table-cell office:value-type="float" office:value="87310">
            <text:p>87310</text:p>
          </table:table-cell>
          <table:table-cell office:value-type="string" office:string-value="R873C11">
            <text:p>R873C11</text:p>
          </table:table-cell>
          <table:table-cell office:value-type="float" office:value="87312">
            <text:p>87312</text:p>
          </table:table-cell>
          <table:table-cell office:value-type="string" office:string-value="R873C13">
            <text:p>R873C13</text:p>
          </table:table-cell>
          <table:table-cell office:value-type="float" office:value="87314">
            <text:p>87314</text:p>
          </table:table-cell>
          <table:table-cell office:value-type="string" office:string-value="R873C15">
            <text:p>R873C15</text:p>
          </table:table-cell>
          <table:table-cell office:value-type="float" office:value="87316">
            <text:p>87316</text:p>
          </table:table-cell>
          <table:table-cell office:value-type="string" office:string-value="R873C17">
            <text:p>R873C17</text:p>
          </table:table-cell>
          <table:table-cell office:value-type="float" office:value="87318">
            <text:p>87318</text:p>
          </table:table-cell>
          <table:table-cell office:value-type="string" office:string-value="R873C19">
            <text:p>R873C19</text:p>
          </table:table-cell>
          <table:table-cell office:value-type="float" office:value="87320">
            <text:p>87320</text:p>
          </table:table-cell>
          <table:table-cell office:value-type="string" office:string-value="R873C21">
            <text:p>R873C21</text:p>
          </table:table-cell>
          <table:table-cell office:value-type="float" office:value="87322">
            <text:p>87322</text:p>
          </table:table-cell>
          <table:table-cell office:value-type="string" office:string-value="R873C23">
            <text:p>R873C23</text:p>
          </table:table-cell>
          <table:table-cell office:value-type="float" office:value="87324">
            <text:p>87324</text:p>
          </table:table-cell>
          <table:table-cell office:value-type="string" office:string-value="R873C25">
            <text:p>R873C25</text:p>
          </table:table-cell>
          <table:table-cell office:value-type="float" office:value="87326">
            <text:p>87326</text:p>
          </table:table-cell>
        </table:table-row>
        <table:table-row>
          <table:table-cell office:value-type="string" office:string-value="R874C1">
            <text:p>R874C1</text:p>
          </table:table-cell>
          <table:table-cell office:value-type="float" office:value="87402">
            <text:p>87402</text:p>
          </table:table-cell>
          <table:table-cell office:value-type="string" office:string-value="R874C3">
            <text:p>R874C3</text:p>
          </table:table-cell>
          <table:table-cell office:value-type="float" office:value="87404">
            <text:p>87404</text:p>
          </table:table-cell>
          <table:table-cell office:value-type="string" office:string-value="R874C5">
            <text:p>R874C5</text:p>
          </table:table-cell>
          <table:table-cell office:value-type="float" office:value="87406">
            <text:p>87406</text:p>
          </table:table-cell>
          <table:table-cell office:value-type="string" office:string-value="R874C7">
            <text:p>R874C7</text:p>
          </table:table-cell>
          <table:table-cell office:value-type="float" office:value="87408">
            <text:p>87408</text:p>
          </table:table-cell>
          <table:table-cell office:value-type="string" office:string-value="R874C9">
            <text:p>R874C9</text:p>
          </table:table-cell>
          <table:table-cell office:value-type="float" office:value="87410">
            <text:p>87410</text:p>
          </table:table-cell>
          <table:table-cell office:value-type="string" office:string-value="R874C11">
            <text:p>R874C11</text:p>
          </table:table-cell>
          <table:table-cell office:value-type="float" office:value="87412">
            <text:p>87412</text:p>
          </table:table-cell>
          <table:table-cell office:value-type="string" office:string-value="R874C13">
            <text:p>R874C13</text:p>
          </table:table-cell>
          <table:table-cell office:value-type="float" office:value="87414">
            <text:p>87414</text:p>
          </table:table-cell>
          <table:table-cell office:value-type="string" office:string-value="R874C15">
            <text:p>R874C15</text:p>
          </table:table-cell>
          <table:table-cell office:value-type="float" office:value="87416">
            <text:p>87416</text:p>
          </table:table-cell>
          <table:table-cell office:value-type="string" office:string-value="R874C17">
            <text:p>R874C17</text:p>
          </table:table-cell>
          <table:table-cell office:value-type="float" office:value="87418">
            <text:p>87418</text:p>
          </table:table-cell>
          <table:table-cell office:value-type="string" office:string-value="R874C19">
            <text:p>R874C19</text:p>
          </table:table-cell>
          <table:table-cell office:value-type="float" office:value="87420">
            <text:p>87420</text:p>
          </table:table-cell>
          <table:table-cell office:value-type="string" office:string-value="R874C21">
            <text:p>R874C21</text:p>
          </table:table-cell>
          <table:table-cell office:value-type="float" office:value="87422">
            <text:p>87422</text:p>
          </table:table-cell>
          <table:table-cell office:value-type="string" office:string-value="R874C23">
            <text:p>R874C23</text:p>
          </table:table-cell>
          <table:table-cell office:value-type="float" office:value="87424">
            <text:p>87424</text:p>
          </table:table-cell>
          <table:table-cell office:value-type="string" office:string-value="R874C25">
            <text:p>R874C25</text:p>
          </table:table-cell>
          <table:table-cell office:value-type="float" office:value="87426">
            <text:p>87426</text:p>
          </table:table-cell>
        </table:table-row>
        <table:table-row>
          <table:table-cell office:value-type="string" office:string-value="R875C1">
            <text:p>R875C1</text:p>
          </table:table-cell>
          <table:table-cell office:value-type="float" office:value="87502">
            <text:p>87502</text:p>
          </table:table-cell>
          <table:table-cell office:value-type="string" office:string-value="R875C3">
            <text:p>R875C3</text:p>
          </table:table-cell>
          <table:table-cell office:value-type="float" office:value="87504">
            <text:p>87504</text:p>
          </table:table-cell>
          <table:table-cell office:value-type="string" office:string-value="R875C5">
            <text:p>R875C5</text:p>
          </table:table-cell>
          <table:table-cell office:value-type="float" office:value="87506">
            <text:p>87506</text:p>
          </table:table-cell>
          <table:table-cell office:value-type="string" office:string-value="R875C7">
            <text:p>R875C7</text:p>
          </table:table-cell>
          <table:table-cell office:value-type="float" office:value="87508">
            <text:p>87508</text:p>
          </table:table-cell>
          <table:table-cell office:value-type="string" office:string-value="R875C9">
            <text:p>R875C9</text:p>
          </table:table-cell>
          <table:table-cell office:value-type="float" office:value="87510">
            <text:p>87510</text:p>
          </table:table-cell>
          <table:table-cell office:value-type="string" office:string-value="R875C11">
            <text:p>R875C11</text:p>
          </table:table-cell>
          <table:table-cell office:value-type="float" office:value="87512">
            <text:p>87512</text:p>
          </table:table-cell>
          <table:table-cell office:value-type="string" office:string-value="R875C13">
            <text:p>R875C13</text:p>
          </table:table-cell>
          <table:table-cell office:value-type="float" office:value="87514">
            <text:p>87514</text:p>
          </table:table-cell>
          <table:table-cell office:value-type="string" office:string-value="R875C15">
            <text:p>R875C15</text:p>
          </table:table-cell>
          <table:table-cell office:value-type="float" office:value="87516">
            <text:p>87516</text:p>
          </table:table-cell>
          <table:table-cell office:value-type="string" office:string-value="R875C17">
            <text:p>R875C17</text:p>
          </table:table-cell>
          <table:table-cell office:value-type="float" office:value="87518">
            <text:p>87518</text:p>
          </table:table-cell>
          <table:table-cell office:value-type="string" office:string-value="R875C19">
            <text:p>R875C19</text:p>
          </table:table-cell>
          <table:table-cell office:value-type="float" office:value="87520">
            <text:p>87520</text:p>
          </table:table-cell>
          <table:table-cell office:value-type="string" office:string-value="R875C21">
            <text:p>R875C21</text:p>
          </table:table-cell>
          <table:table-cell office:value-type="float" office:value="87522">
            <text:p>87522</text:p>
          </table:table-cell>
          <table:table-cell office:value-type="string" office:string-value="R875C23">
            <text:p>R875C23</text:p>
          </table:table-cell>
          <table:table-cell office:value-type="float" office:value="87524">
            <text:p>87524</text:p>
          </table:table-cell>
          <table:table-cell office:value-type="string" office:string-value="R875C25">
            <text:p>R875C25</text:p>
          </table:table-cell>
          <table:table-cell office:value-type="float" office:value="87526">
            <text:p>87526</text:p>
          </table:table-cell>
        </table:table-row>
        <table:table-row>
          <table:table-cell office:value-type="string" office:string-value="R876C1">
            <text:p>R876C1</text:p>
          </table:table-cell>
          <table:table-cell office:value-type="float" office:value="87602">
            <text:p>87602</text:p>
          </table:table-cell>
          <table:table-cell office:value-type="string" office:string-value="R876C3">
            <text:p>R876C3</text:p>
          </table:table-cell>
          <table:table-cell office:value-type="float" office:value="87604">
            <text:p>87604</text:p>
          </table:table-cell>
          <table:table-cell office:value-type="string" office:string-value="R876C5">
            <text:p>R876C5</text:p>
          </table:table-cell>
          <table:table-cell office:value-type="float" office:value="87606">
            <text:p>87606</text:p>
          </table:table-cell>
          <table:table-cell office:value-type="string" office:string-value="R876C7">
            <text:p>R876C7</text:p>
          </table:table-cell>
          <table:table-cell office:value-type="float" office:value="87608">
            <text:p>87608</text:p>
          </table:table-cell>
          <table:table-cell office:value-type="string" office:string-value="R876C9">
            <text:p>R876C9</text:p>
          </table:table-cell>
          <table:table-cell office:value-type="float" office:value="87610">
            <text:p>87610</text:p>
          </table:table-cell>
          <table:table-cell office:value-type="string" office:string-value="R876C11">
            <text:p>R876C11</text:p>
          </table:table-cell>
          <table:table-cell office:value-type="float" office:value="87612">
            <text:p>87612</text:p>
          </table:table-cell>
          <table:table-cell office:value-type="string" office:string-value="R876C13">
            <text:p>R876C13</text:p>
          </table:table-cell>
          <table:table-cell office:value-type="float" office:value="87614">
            <text:p>87614</text:p>
          </table:table-cell>
          <table:table-cell office:value-type="string" office:string-value="R876C15">
            <text:p>R876C15</text:p>
          </table:table-cell>
          <table:table-cell office:value-type="float" office:value="87616">
            <text:p>87616</text:p>
          </table:table-cell>
          <table:table-cell office:value-type="string" office:string-value="R876C17">
            <text:p>R876C17</text:p>
          </table:table-cell>
          <table:table-cell office:value-type="float" office:value="87618">
            <text:p>87618</text:p>
          </table:table-cell>
          <table:table-cell office:value-type="string" office:string-value="R876C19">
            <text:p>R876C19</text:p>
          </table:table-cell>
          <table:table-cell office:value-type="float" office:value="87620">
            <text:p>87620</text:p>
          </table:table-cell>
          <table:table-cell office:value-type="string" office:string-value="R876C21">
            <text:p>R876C21</text:p>
          </table:table-cell>
          <table:table-cell office:value-type="float" office:value="87622">
            <text:p>87622</text:p>
          </table:table-cell>
          <table:table-cell office:value-type="string" office:string-value="R876C23">
            <text:p>R876C23</text:p>
          </table:table-cell>
          <table:table-cell office:value-type="float" office:value="87624">
            <text:p>87624</text:p>
          </table:table-cell>
          <table:table-cell office:value-type="string" office:string-value="R876C25">
            <text:p>R876C25</text:p>
          </table:table-cell>
          <table:table-cell office:value-type="float" office:value="87626">
            <text:p>87626</text:p>
          </table:table-cell>
        </table:table-row>
        <table:table-row>
          <table:table-cell office:value-type="string" office:string-value="R877C1">
            <text:p>R877C1</text:p>
          </table:table-cell>
          <table:table-cell office:value-type="float" office:value="87702">
            <text:p>87702</text:p>
          </table:table-cell>
          <table:table-cell office:value-type="string" office:string-value="R877C3">
            <text:p>R877C3</text:p>
          </table:table-cell>
          <table:table-cell office:value-type="float" office:value="87704">
            <text:p>87704</text:p>
          </table:table-cell>
          <table:table-cell office:value-type="string" office:string-value="R877C5">
            <text:p>R877C5</text:p>
          </table:table-cell>
          <table:table-cell office:value-type="float" office:value="87706">
            <text:p>87706</text:p>
          </table:table-cell>
          <table:table-cell office:value-type="string" office:string-value="R877C7">
            <text:p>R877C7</text:p>
          </table:table-cell>
          <table:table-cell office:value-type="float" office:value="87708">
            <text:p>87708</text:p>
          </table:table-cell>
          <table:table-cell office:value-type="string" office:string-value="R877C9">
            <text:p>R877C9</text:p>
          </table:table-cell>
          <table:table-cell office:value-type="float" office:value="87710">
            <text:p>87710</text:p>
          </table:table-cell>
          <table:table-cell office:value-type="string" office:string-value="R877C11">
            <text:p>R877C11</text:p>
          </table:table-cell>
          <table:table-cell office:value-type="float" office:value="87712">
            <text:p>87712</text:p>
          </table:table-cell>
          <table:table-cell office:value-type="string" office:string-value="R877C13">
            <text:p>R877C13</text:p>
          </table:table-cell>
          <table:table-cell office:value-type="float" office:value="87714">
            <text:p>87714</text:p>
          </table:table-cell>
          <table:table-cell office:value-type="string" office:string-value="R877C15">
            <text:p>R877C15</text:p>
          </table:table-cell>
          <table:table-cell office:value-type="float" office:value="87716">
            <text:p>87716</text:p>
          </table:table-cell>
          <table:table-cell office:value-type="string" office:string-value="R877C17">
            <text:p>R877C17</text:p>
          </table:table-cell>
          <table:table-cell office:value-type="float" office:value="87718">
            <text:p>87718</text:p>
          </table:table-cell>
          <table:table-cell office:value-type="string" office:string-value="R877C19">
            <text:p>R877C19</text:p>
          </table:table-cell>
          <table:table-cell office:value-type="float" office:value="87720">
            <text:p>87720</text:p>
          </table:table-cell>
          <table:table-cell office:value-type="string" office:string-value="R877C21">
            <text:p>R877C21</text:p>
          </table:table-cell>
          <table:table-cell office:value-type="float" office:value="87722">
            <text:p>87722</text:p>
          </table:table-cell>
          <table:table-cell office:value-type="string" office:string-value="R877C23">
            <text:p>R877C23</text:p>
          </table:table-cell>
          <table:table-cell office:value-type="float" office:value="87724">
            <text:p>87724</text:p>
          </table:table-cell>
          <table:table-cell office:value-type="string" office:string-value="R877C25">
            <text:p>R877C25</text:p>
          </table:table-cell>
          <table:table-cell office:value-type="float" office:value="87726">
            <text:p>87726</text:p>
          </table:table-cell>
        </table:table-row>
        <table:table-row>
          <table:table-cell office:value-type="string" office:string-value="R878C1">
            <text:p>R878C1</text:p>
          </table:table-cell>
          <table:table-cell office:value-type="float" office:value="87802">
            <text:p>87802</text:p>
          </table:table-cell>
          <table:table-cell office:value-type="string" office:string-value="R878C3">
            <text:p>R878C3</text:p>
          </table:table-cell>
          <table:table-cell office:value-type="float" office:value="87804">
            <text:p>87804</text:p>
          </table:table-cell>
          <table:table-cell office:value-type="string" office:string-value="R878C5">
            <text:p>R878C5</text:p>
          </table:table-cell>
          <table:table-cell office:value-type="float" office:value="87806">
            <text:p>87806</text:p>
          </table:table-cell>
          <table:table-cell office:value-type="string" office:string-value="R878C7">
            <text:p>R878C7</text:p>
          </table:table-cell>
          <table:table-cell office:value-type="float" office:value="87808">
            <text:p>87808</text:p>
          </table:table-cell>
          <table:table-cell office:value-type="string" office:string-value="R878C9">
            <text:p>R878C9</text:p>
          </table:table-cell>
          <table:table-cell office:value-type="float" office:value="87810">
            <text:p>87810</text:p>
          </table:table-cell>
          <table:table-cell office:value-type="string" office:string-value="R878C11">
            <text:p>R878C11</text:p>
          </table:table-cell>
          <table:table-cell office:value-type="float" office:value="87812">
            <text:p>87812</text:p>
          </table:table-cell>
          <table:table-cell office:value-type="string" office:string-value="R878C13">
            <text:p>R878C13</text:p>
          </table:table-cell>
          <table:table-cell office:value-type="float" office:value="87814">
            <text:p>87814</text:p>
          </table:table-cell>
          <table:table-cell office:value-type="string" office:string-value="R878C15">
            <text:p>R878C15</text:p>
          </table:table-cell>
          <table:table-cell office:value-type="float" office:value="87816">
            <text:p>87816</text:p>
          </table:table-cell>
          <table:table-cell office:value-type="string" office:string-value="R878C17">
            <text:p>R878C17</text:p>
          </table:table-cell>
          <table:table-cell office:value-type="float" office:value="87818">
            <text:p>87818</text:p>
          </table:table-cell>
          <table:table-cell office:value-type="string" office:string-value="R878C19">
            <text:p>R878C19</text:p>
          </table:table-cell>
          <table:table-cell office:value-type="float" office:value="87820">
            <text:p>87820</text:p>
          </table:table-cell>
          <table:table-cell office:value-type="string" office:string-value="R878C21">
            <text:p>R878C21</text:p>
          </table:table-cell>
          <table:table-cell office:value-type="float" office:value="87822">
            <text:p>87822</text:p>
          </table:table-cell>
          <table:table-cell office:value-type="string" office:string-value="R878C23">
            <text:p>R878C23</text:p>
          </table:table-cell>
          <table:table-cell office:value-type="float" office:value="87824">
            <text:p>87824</text:p>
          </table:table-cell>
          <table:table-cell office:value-type="string" office:string-value="R878C25">
            <text:p>R878C25</text:p>
          </table:table-cell>
          <table:table-cell office:value-type="float" office:value="87826">
            <text:p>87826</text:p>
          </table:table-cell>
        </table:table-row>
        <table:table-row>
          <table:table-cell office:value-type="string" office:string-value="R879C1">
            <text:p>R879C1</text:p>
          </table:table-cell>
          <table:table-cell office:value-type="float" office:value="87902">
            <text:p>87902</text:p>
          </table:table-cell>
          <table:table-cell office:value-type="string" office:string-value="R879C3">
            <text:p>R879C3</text:p>
          </table:table-cell>
          <table:table-cell office:value-type="float" office:value="87904">
            <text:p>87904</text:p>
          </table:table-cell>
          <table:table-cell office:value-type="string" office:string-value="R879C5">
            <text:p>R879C5</text:p>
          </table:table-cell>
          <table:table-cell office:value-type="float" office:value="87906">
            <text:p>87906</text:p>
          </table:table-cell>
          <table:table-cell office:value-type="string" office:string-value="R879C7">
            <text:p>R879C7</text:p>
          </table:table-cell>
          <table:table-cell office:value-type="float" office:value="87908">
            <text:p>87908</text:p>
          </table:table-cell>
          <table:table-cell office:value-type="string" office:string-value="R879C9">
            <text:p>R879C9</text:p>
          </table:table-cell>
          <table:table-cell office:value-type="float" office:value="87910">
            <text:p>87910</text:p>
          </table:table-cell>
          <table:table-cell office:value-type="string" office:string-value="R879C11">
            <text:p>R879C11</text:p>
          </table:table-cell>
          <table:table-cell office:value-type="float" office:value="87912">
            <text:p>87912</text:p>
          </table:table-cell>
          <table:table-cell office:value-type="string" office:string-value="R879C13">
            <text:p>R879C13</text:p>
          </table:table-cell>
          <table:table-cell office:value-type="float" office:value="87914">
            <text:p>87914</text:p>
          </table:table-cell>
          <table:table-cell office:value-type="string" office:string-value="R879C15">
            <text:p>R879C15</text:p>
          </table:table-cell>
          <table:table-cell office:value-type="float" office:value="87916">
            <text:p>87916</text:p>
          </table:table-cell>
          <table:table-cell office:value-type="string" office:string-value="R879C17">
            <text:p>R879C17</text:p>
          </table:table-cell>
          <table:table-cell office:value-type="float" office:value="87918">
            <text:p>87918</text:p>
          </table:table-cell>
          <table:table-cell office:value-type="string" office:string-value="R879C19">
            <text:p>R879C19</text:p>
          </table:table-cell>
          <table:table-cell office:value-type="float" office:value="87920">
            <text:p>87920</text:p>
          </table:table-cell>
          <table:table-cell office:value-type="string" office:string-value="R879C21">
            <text:p>R879C21</text:p>
          </table:table-cell>
          <table:table-cell office:value-type="float" office:value="87922">
            <text:p>87922</text:p>
          </table:table-cell>
          <table:table-cell office:value-type="string" office:string-value="R879C23">
            <text:p>R879C23</text:p>
          </table:table-cell>
          <table:table-cell office:value-type="float" office:value="87924">
            <text:p>87924</text:p>
          </table:table-cell>
          <table:table-cell office:value-type="string" office:string-value="R879C25">
            <text:p>R879C25</text:p>
          </table:table-cell>
          <table:table-cell office:value-type="float" office:value="87926">
            <text:p>87926</text:p>
          </table:table-cell>
        </table:table-row>
        <table:table-row>
          <table:table-cell office:value-type="string" office:string-value="R880C1">
            <text:p>R880C1</text:p>
          </table:table-cell>
          <table:table-cell office:value-type="float" office:value="88002">
            <text:p>88002</text:p>
          </table:table-cell>
          <table:table-cell office:value-type="string" office:string-value="R880C3">
            <text:p>R880C3</text:p>
          </table:table-cell>
          <table:table-cell office:value-type="float" office:value="88004">
            <text:p>88004</text:p>
          </table:table-cell>
          <table:table-cell office:value-type="string" office:string-value="R880C5">
            <text:p>R880C5</text:p>
          </table:table-cell>
          <table:table-cell office:value-type="float" office:value="88006">
            <text:p>88006</text:p>
          </table:table-cell>
          <table:table-cell office:value-type="string" office:string-value="R880C7">
            <text:p>R880C7</text:p>
          </table:table-cell>
          <table:table-cell office:value-type="float" office:value="88008">
            <text:p>88008</text:p>
          </table:table-cell>
          <table:table-cell office:value-type="string" office:string-value="R880C9">
            <text:p>R880C9</text:p>
          </table:table-cell>
          <table:table-cell office:value-type="float" office:value="88010">
            <text:p>88010</text:p>
          </table:table-cell>
          <table:table-cell office:value-type="string" office:string-value="R880C11">
            <text:p>R880C11</text:p>
          </table:table-cell>
          <table:table-cell office:value-type="float" office:value="88012">
            <text:p>88012</text:p>
          </table:table-cell>
          <table:table-cell office:value-type="string" office:string-value="R880C13">
            <text:p>R880C13</text:p>
          </table:table-cell>
          <table:table-cell office:value-type="float" office:value="88014">
            <text:p>88014</text:p>
          </table:table-cell>
          <table:table-cell office:value-type="string" office:string-value="R880C15">
            <text:p>R880C15</text:p>
          </table:table-cell>
          <table:table-cell office:value-type="float" office:value="88016">
            <text:p>88016</text:p>
          </table:table-cell>
          <table:table-cell office:value-type="string" office:string-value="R880C17">
            <text:p>R880C17</text:p>
          </table:table-cell>
          <table:table-cell office:value-type="float" office:value="88018">
            <text:p>88018</text:p>
          </table:table-cell>
          <table:table-cell office:value-type="string" office:string-value="R880C19">
            <text:p>R880C19</text:p>
          </table:table-cell>
          <table:table-cell office:value-type="float" office:value="88020">
            <text:p>88020</text:p>
          </table:table-cell>
          <table:table-cell office:value-type="string" office:string-value="R880C21">
            <text:p>R880C21</text:p>
          </table:table-cell>
          <table:table-cell office:value-type="float" office:value="88022">
            <text:p>88022</text:p>
          </table:table-cell>
          <table:table-cell office:value-type="string" office:string-value="R880C23">
            <text:p>R880C23</text:p>
          </table:table-cell>
          <table:table-cell office:value-type="float" office:value="88024">
            <text:p>88024</text:p>
          </table:table-cell>
          <table:table-cell office:value-type="string" office:string-value="R880C25">
            <text:p>R880C25</text:p>
          </table:table-cell>
          <table:table-cell office:value-type="float" office:value="88026">
            <text:p>88026</text:p>
          </table:table-cell>
        </table:table-row>
        <table:table-row>
          <table:table-cell office:value-type="string" office:string-value="R881C1">
            <text:p>R881C1</text:p>
          </table:table-cell>
          <table:table-cell office:value-type="float" office:value="88102">
            <text:p>88102</text:p>
          </table:table-cell>
          <table:table-cell office:value-type="string" office:string-value="R881C3">
            <text:p>R881C3</text:p>
          </table:table-cell>
          <table:table-cell office:value-type="float" office:value="88104">
            <text:p>88104</text:p>
          </table:table-cell>
          <table:table-cell office:value-type="string" office:string-value="R881C5">
            <text:p>R881C5</text:p>
          </table:table-cell>
          <table:table-cell office:value-type="float" office:value="88106">
            <text:p>88106</text:p>
          </table:table-cell>
          <table:table-cell office:value-type="string" office:string-value="R881C7">
            <text:p>R881C7</text:p>
          </table:table-cell>
          <table:table-cell office:value-type="float" office:value="88108">
            <text:p>88108</text:p>
          </table:table-cell>
          <table:table-cell office:value-type="string" office:string-value="R881C9">
            <text:p>R881C9</text:p>
          </table:table-cell>
          <table:table-cell office:value-type="float" office:value="88110">
            <text:p>88110</text:p>
          </table:table-cell>
          <table:table-cell office:value-type="string" office:string-value="R881C11">
            <text:p>R881C11</text:p>
          </table:table-cell>
          <table:table-cell office:value-type="float" office:value="88112">
            <text:p>88112</text:p>
          </table:table-cell>
          <table:table-cell office:value-type="string" office:string-value="R881C13">
            <text:p>R881C13</text:p>
          </table:table-cell>
          <table:table-cell office:value-type="float" office:value="88114">
            <text:p>88114</text:p>
          </table:table-cell>
          <table:table-cell office:value-type="string" office:string-value="R881C15">
            <text:p>R881C15</text:p>
          </table:table-cell>
          <table:table-cell office:value-type="float" office:value="88116">
            <text:p>88116</text:p>
          </table:table-cell>
          <table:table-cell office:value-type="string" office:string-value="R881C17">
            <text:p>R881C17</text:p>
          </table:table-cell>
          <table:table-cell office:value-type="float" office:value="88118">
            <text:p>88118</text:p>
          </table:table-cell>
          <table:table-cell office:value-type="string" office:string-value="R881C19">
            <text:p>R881C19</text:p>
          </table:table-cell>
          <table:table-cell office:value-type="float" office:value="88120">
            <text:p>88120</text:p>
          </table:table-cell>
          <table:table-cell office:value-type="string" office:string-value="R881C21">
            <text:p>R881C21</text:p>
          </table:table-cell>
          <table:table-cell office:value-type="float" office:value="88122">
            <text:p>88122</text:p>
          </table:table-cell>
          <table:table-cell office:value-type="string" office:string-value="R881C23">
            <text:p>R881C23</text:p>
          </table:table-cell>
          <table:table-cell office:value-type="float" office:value="88124">
            <text:p>88124</text:p>
          </table:table-cell>
          <table:table-cell office:value-type="string" office:string-value="R881C25">
            <text:p>R881C25</text:p>
          </table:table-cell>
          <table:table-cell office:value-type="float" office:value="88126">
            <text:p>88126</text:p>
          </table:table-cell>
        </table:table-row>
        <table:table-row>
          <table:table-cell office:value-type="string" office:string-value="R882C1">
            <text:p>R882C1</text:p>
          </table:table-cell>
          <table:table-cell office:value-type="float" office:value="88202">
            <text:p>88202</text:p>
          </table:table-cell>
          <table:table-cell office:value-type="string" office:string-value="R882C3">
            <text:p>R882C3</text:p>
          </table:table-cell>
          <table:table-cell office:value-type="float" office:value="88204">
            <text:p>88204</text:p>
          </table:table-cell>
          <table:table-cell office:value-type="string" office:string-value="R882C5">
            <text:p>R882C5</text:p>
          </table:table-cell>
          <table:table-cell office:value-type="float" office:value="88206">
            <text:p>88206</text:p>
          </table:table-cell>
          <table:table-cell office:value-type="string" office:string-value="R882C7">
            <text:p>R882C7</text:p>
          </table:table-cell>
          <table:table-cell office:value-type="float" office:value="88208">
            <text:p>88208</text:p>
          </table:table-cell>
          <table:table-cell office:value-type="string" office:string-value="R882C9">
            <text:p>R882C9</text:p>
          </table:table-cell>
          <table:table-cell office:value-type="float" office:value="88210">
            <text:p>88210</text:p>
          </table:table-cell>
          <table:table-cell office:value-type="string" office:string-value="R882C11">
            <text:p>R882C11</text:p>
          </table:table-cell>
          <table:table-cell office:value-type="float" office:value="88212">
            <text:p>88212</text:p>
          </table:table-cell>
          <table:table-cell office:value-type="string" office:string-value="R882C13">
            <text:p>R882C13</text:p>
          </table:table-cell>
          <table:table-cell office:value-type="float" office:value="88214">
            <text:p>88214</text:p>
          </table:table-cell>
          <table:table-cell office:value-type="string" office:string-value="R882C15">
            <text:p>R882C15</text:p>
          </table:table-cell>
          <table:table-cell office:value-type="float" office:value="88216">
            <text:p>88216</text:p>
          </table:table-cell>
          <table:table-cell office:value-type="string" office:string-value="R882C17">
            <text:p>R882C17</text:p>
          </table:table-cell>
          <table:table-cell office:value-type="float" office:value="88218">
            <text:p>88218</text:p>
          </table:table-cell>
          <table:table-cell office:value-type="string" office:string-value="R882C19">
            <text:p>R882C19</text:p>
          </table:table-cell>
          <table:table-cell office:value-type="float" office:value="88220">
            <text:p>88220</text:p>
          </table:table-cell>
          <table:table-cell office:value-type="string" office:string-value="R882C21">
            <text:p>R882C21</text:p>
          </table:table-cell>
          <table:table-cell office:value-type="float" office:value="88222">
            <text:p>88222</text:p>
          </table:table-cell>
          <table:table-cell office:value-type="string" office:string-value="R882C23">
            <text:p>R882C23</text:p>
          </table:table-cell>
          <table:table-cell office:value-type="float" office:value="88224">
            <text:p>88224</text:p>
          </table:table-cell>
          <table:table-cell office:value-type="string" office:string-value="R882C25">
            <text:p>R882C25</text:p>
          </table:table-cell>
          <table:table-cell office:value-type="float" office:value="88226">
            <text:p>88226</text:p>
          </table:table-cell>
        </table:table-row>
        <table:table-row>
          <table:table-cell office:value-type="string" office:string-value="R883C1">
            <text:p>R883C1</text:p>
          </table:table-cell>
          <table:table-cell office:value-type="float" office:value="88302">
            <text:p>88302</text:p>
          </table:table-cell>
          <table:table-cell office:value-type="string" office:string-value="R883C3">
            <text:p>R883C3</text:p>
          </table:table-cell>
          <table:table-cell office:value-type="float" office:value="88304">
            <text:p>88304</text:p>
          </table:table-cell>
          <table:table-cell office:value-type="string" office:string-value="R883C5">
            <text:p>R883C5</text:p>
          </table:table-cell>
          <table:table-cell office:value-type="float" office:value="88306">
            <text:p>88306</text:p>
          </table:table-cell>
          <table:table-cell office:value-type="string" office:string-value="R883C7">
            <text:p>R883C7</text:p>
          </table:table-cell>
          <table:table-cell office:value-type="float" office:value="88308">
            <text:p>88308</text:p>
          </table:table-cell>
          <table:table-cell office:value-type="string" office:string-value="R883C9">
            <text:p>R883C9</text:p>
          </table:table-cell>
          <table:table-cell office:value-type="float" office:value="88310">
            <text:p>88310</text:p>
          </table:table-cell>
          <table:table-cell office:value-type="string" office:string-value="R883C11">
            <text:p>R883C11</text:p>
          </table:table-cell>
          <table:table-cell office:value-type="float" office:value="88312">
            <text:p>88312</text:p>
          </table:table-cell>
          <table:table-cell office:value-type="string" office:string-value="R883C13">
            <text:p>R883C13</text:p>
          </table:table-cell>
          <table:table-cell office:value-type="float" office:value="88314">
            <text:p>88314</text:p>
          </table:table-cell>
          <table:table-cell office:value-type="string" office:string-value="R883C15">
            <text:p>R883C15</text:p>
          </table:table-cell>
          <table:table-cell office:value-type="float" office:value="88316">
            <text:p>88316</text:p>
          </table:table-cell>
          <table:table-cell office:value-type="string" office:string-value="R883C17">
            <text:p>R883C17</text:p>
          </table:table-cell>
          <table:table-cell office:value-type="float" office:value="88318">
            <text:p>88318</text:p>
          </table:table-cell>
          <table:table-cell office:value-type="string" office:string-value="R883C19">
            <text:p>R883C19</text:p>
          </table:table-cell>
          <table:table-cell office:value-type="float" office:value="88320">
            <text:p>88320</text:p>
          </table:table-cell>
          <table:table-cell office:value-type="string" office:string-value="R883C21">
            <text:p>R883C21</text:p>
          </table:table-cell>
          <table:table-cell office:value-type="float" office:value="88322">
            <text:p>88322</text:p>
          </table:table-cell>
          <table:table-cell office:value-type="string" office:string-value="R883C23">
            <text:p>R883C23</text:p>
          </table:table-cell>
          <table:table-cell office:value-type="float" office:value="88324">
            <text:p>88324</text:p>
          </table:table-cell>
          <table:table-cell office:value-type="string" office:string-value="R883C25">
            <text:p>R883C25</text:p>
          </table:table-cell>
          <table:table-cell office:value-type="float" office:value="88326">
            <text:p>88326</text:p>
          </table:table-cell>
        </table:table-row>
        <table:table-row>
          <table:table-cell office:value-type="string" office:string-value="R884C1">
            <text:p>R884C1</text:p>
          </table:table-cell>
          <table:table-cell office:value-type="float" office:value="88402">
            <text:p>88402</text:p>
          </table:table-cell>
          <table:table-cell office:value-type="string" office:string-value="R884C3">
            <text:p>R884C3</text:p>
          </table:table-cell>
          <table:table-cell office:value-type="float" office:value="88404">
            <text:p>88404</text:p>
          </table:table-cell>
          <table:table-cell office:value-type="string" office:string-value="R884C5">
            <text:p>R884C5</text:p>
          </table:table-cell>
          <table:table-cell office:value-type="float" office:value="88406">
            <text:p>88406</text:p>
          </table:table-cell>
          <table:table-cell office:value-type="string" office:string-value="R884C7">
            <text:p>R884C7</text:p>
          </table:table-cell>
          <table:table-cell office:value-type="float" office:value="88408">
            <text:p>88408</text:p>
          </table:table-cell>
          <table:table-cell office:value-type="string" office:string-value="R884C9">
            <text:p>R884C9</text:p>
          </table:table-cell>
          <table:table-cell office:value-type="float" office:value="88410">
            <text:p>88410</text:p>
          </table:table-cell>
          <table:table-cell office:value-type="string" office:string-value="R884C11">
            <text:p>R884C11</text:p>
          </table:table-cell>
          <table:table-cell office:value-type="float" office:value="88412">
            <text:p>88412</text:p>
          </table:table-cell>
          <table:table-cell office:value-type="string" office:string-value="R884C13">
            <text:p>R884C13</text:p>
          </table:table-cell>
          <table:table-cell office:value-type="float" office:value="88414">
            <text:p>88414</text:p>
          </table:table-cell>
          <table:table-cell office:value-type="string" office:string-value="R884C15">
            <text:p>R884C15</text:p>
          </table:table-cell>
          <table:table-cell office:value-type="float" office:value="88416">
            <text:p>88416</text:p>
          </table:table-cell>
          <table:table-cell office:value-type="string" office:string-value="R884C17">
            <text:p>R884C17</text:p>
          </table:table-cell>
          <table:table-cell office:value-type="float" office:value="88418">
            <text:p>88418</text:p>
          </table:table-cell>
          <table:table-cell office:value-type="string" office:string-value="R884C19">
            <text:p>R884C19</text:p>
          </table:table-cell>
          <table:table-cell office:value-type="float" office:value="88420">
            <text:p>88420</text:p>
          </table:table-cell>
          <table:table-cell office:value-type="string" office:string-value="R884C21">
            <text:p>R884C21</text:p>
          </table:table-cell>
          <table:table-cell office:value-type="float" office:value="88422">
            <text:p>88422</text:p>
          </table:table-cell>
          <table:table-cell office:value-type="string" office:string-value="R884C23">
            <text:p>R884C23</text:p>
          </table:table-cell>
          <table:table-cell office:value-type="float" office:value="88424">
            <text:p>88424</text:p>
          </table:table-cell>
          <table:table-cell office:value-type="string" office:string-value="R884C25">
            <text:p>R884C25</text:p>
          </table:table-cell>
          <table:table-cell office:value-type="float" office:value="88426">
            <text:p>88426</text:p>
          </table:table-cell>
        </table:table-row>
        <table:table-row>
          <table:table-cell office:value-type="string" office:string-value="R885C1">
            <text:p>R885C1</text:p>
          </table:table-cell>
          <table:table-cell office:value-type="float" office:value="88502">
            <text:p>88502</text:p>
          </table:table-cell>
          <table:table-cell office:value-type="string" office:string-value="R885C3">
            <text:p>R885C3</text:p>
          </table:table-cell>
          <table:table-cell office:value-type="float" office:value="88504">
            <text:p>88504</text:p>
          </table:table-cell>
          <table:table-cell office:value-type="string" office:string-value="R885C5">
            <text:p>R885C5</text:p>
          </table:table-cell>
          <table:table-cell office:value-type="float" office:value="88506">
            <text:p>88506</text:p>
          </table:table-cell>
          <table:table-cell office:value-type="string" office:string-value="R885C7">
            <text:p>R885C7</text:p>
          </table:table-cell>
          <table:table-cell office:value-type="float" office:value="88508">
            <text:p>88508</text:p>
          </table:table-cell>
          <table:table-cell office:value-type="string" office:string-value="R885C9">
            <text:p>R885C9</text:p>
          </table:table-cell>
          <table:table-cell office:value-type="float" office:value="88510">
            <text:p>88510</text:p>
          </table:table-cell>
          <table:table-cell office:value-type="string" office:string-value="R885C11">
            <text:p>R885C11</text:p>
          </table:table-cell>
          <table:table-cell office:value-type="float" office:value="88512">
            <text:p>88512</text:p>
          </table:table-cell>
          <table:table-cell office:value-type="string" office:string-value="R885C13">
            <text:p>R885C13</text:p>
          </table:table-cell>
          <table:table-cell office:value-type="float" office:value="88514">
            <text:p>88514</text:p>
          </table:table-cell>
          <table:table-cell office:value-type="string" office:string-value="R885C15">
            <text:p>R885C15</text:p>
          </table:table-cell>
          <table:table-cell office:value-type="float" office:value="88516">
            <text:p>88516</text:p>
          </table:table-cell>
          <table:table-cell office:value-type="string" office:string-value="R885C17">
            <text:p>R885C17</text:p>
          </table:table-cell>
          <table:table-cell office:value-type="float" office:value="88518">
            <text:p>88518</text:p>
          </table:table-cell>
          <table:table-cell office:value-type="string" office:string-value="R885C19">
            <text:p>R885C19</text:p>
          </table:table-cell>
          <table:table-cell office:value-type="float" office:value="88520">
            <text:p>88520</text:p>
          </table:table-cell>
          <table:table-cell office:value-type="string" office:string-value="R885C21">
            <text:p>R885C21</text:p>
          </table:table-cell>
          <table:table-cell office:value-type="float" office:value="88522">
            <text:p>88522</text:p>
          </table:table-cell>
          <table:table-cell office:value-type="string" office:string-value="R885C23">
            <text:p>R885C23</text:p>
          </table:table-cell>
          <table:table-cell office:value-type="float" office:value="88524">
            <text:p>88524</text:p>
          </table:table-cell>
          <table:table-cell office:value-type="string" office:string-value="R885C25">
            <text:p>R885C25</text:p>
          </table:table-cell>
          <table:table-cell office:value-type="float" office:value="88526">
            <text:p>88526</text:p>
          </table:table-cell>
        </table:table-row>
        <table:table-row>
          <table:table-cell office:value-type="string" office:string-value="R886C1">
            <text:p>R886C1</text:p>
          </table:table-cell>
          <table:table-cell office:value-type="float" office:value="88602">
            <text:p>88602</text:p>
          </table:table-cell>
          <table:table-cell office:value-type="string" office:string-value="R886C3">
            <text:p>R886C3</text:p>
          </table:table-cell>
          <table:table-cell office:value-type="float" office:value="88604">
            <text:p>88604</text:p>
          </table:table-cell>
          <table:table-cell office:value-type="string" office:string-value="R886C5">
            <text:p>R886C5</text:p>
          </table:table-cell>
          <table:table-cell office:value-type="float" office:value="88606">
            <text:p>88606</text:p>
          </table:table-cell>
          <table:table-cell office:value-type="string" office:string-value="R886C7">
            <text:p>R886C7</text:p>
          </table:table-cell>
          <table:table-cell office:value-type="float" office:value="88608">
            <text:p>88608</text:p>
          </table:table-cell>
          <table:table-cell office:value-type="string" office:string-value="R886C9">
            <text:p>R886C9</text:p>
          </table:table-cell>
          <table:table-cell office:value-type="float" office:value="88610">
            <text:p>88610</text:p>
          </table:table-cell>
          <table:table-cell office:value-type="string" office:string-value="R886C11">
            <text:p>R886C11</text:p>
          </table:table-cell>
          <table:table-cell office:value-type="float" office:value="88612">
            <text:p>88612</text:p>
          </table:table-cell>
          <table:table-cell office:value-type="string" office:string-value="R886C13">
            <text:p>R886C13</text:p>
          </table:table-cell>
          <table:table-cell office:value-type="float" office:value="88614">
            <text:p>88614</text:p>
          </table:table-cell>
          <table:table-cell office:value-type="string" office:string-value="R886C15">
            <text:p>R886C15</text:p>
          </table:table-cell>
          <table:table-cell office:value-type="float" office:value="88616">
            <text:p>88616</text:p>
          </table:table-cell>
          <table:table-cell office:value-type="string" office:string-value="R886C17">
            <text:p>R886C17</text:p>
          </table:table-cell>
          <table:table-cell office:value-type="float" office:value="88618">
            <text:p>88618</text:p>
          </table:table-cell>
          <table:table-cell office:value-type="string" office:string-value="R886C19">
            <text:p>R886C19</text:p>
          </table:table-cell>
          <table:table-cell office:value-type="float" office:value="88620">
            <text:p>88620</text:p>
          </table:table-cell>
          <table:table-cell office:value-type="string" office:string-value="R886C21">
            <text:p>R886C21</text:p>
          </table:table-cell>
          <table:table-cell office:value-type="float" office:value="88622">
            <text:p>88622</text:p>
          </table:table-cell>
          <table:table-cell office:value-type="string" office:string-value="R886C23">
            <text:p>R886C23</text:p>
          </table:table-cell>
          <table:table-cell office:value-type="float" office:value="88624">
            <text:p>88624</text:p>
          </table:table-cell>
          <table:table-cell office:value-type="string" office:string-value="R886C25">
            <text:p>R886C25</text:p>
          </table:table-cell>
          <table:table-cell office:value-type="float" office:value="88626">
            <text:p>88626</text:p>
          </table:table-cell>
        </table:table-row>
        <table:table-row>
          <table:table-cell office:value-type="string" office:string-value="R887C1">
            <text:p>R887C1</text:p>
          </table:table-cell>
          <table:table-cell office:value-type="float" office:value="88702">
            <text:p>88702</text:p>
          </table:table-cell>
          <table:table-cell office:value-type="string" office:string-value="R887C3">
            <text:p>R887C3</text:p>
          </table:table-cell>
          <table:table-cell office:value-type="float" office:value="88704">
            <text:p>88704</text:p>
          </table:table-cell>
          <table:table-cell office:value-type="string" office:string-value="R887C5">
            <text:p>R887C5</text:p>
          </table:table-cell>
          <table:table-cell office:value-type="float" office:value="88706">
            <text:p>88706</text:p>
          </table:table-cell>
          <table:table-cell office:value-type="string" office:string-value="R887C7">
            <text:p>R887C7</text:p>
          </table:table-cell>
          <table:table-cell office:value-type="float" office:value="88708">
            <text:p>88708</text:p>
          </table:table-cell>
          <table:table-cell office:value-type="string" office:string-value="R887C9">
            <text:p>R887C9</text:p>
          </table:table-cell>
          <table:table-cell office:value-type="float" office:value="88710">
            <text:p>88710</text:p>
          </table:table-cell>
          <table:table-cell office:value-type="string" office:string-value="R887C11">
            <text:p>R887C11</text:p>
          </table:table-cell>
          <table:table-cell office:value-type="float" office:value="88712">
            <text:p>88712</text:p>
          </table:table-cell>
          <table:table-cell office:value-type="string" office:string-value="R887C13">
            <text:p>R887C13</text:p>
          </table:table-cell>
          <table:table-cell office:value-type="float" office:value="88714">
            <text:p>88714</text:p>
          </table:table-cell>
          <table:table-cell office:value-type="string" office:string-value="R887C15">
            <text:p>R887C15</text:p>
          </table:table-cell>
          <table:table-cell office:value-type="float" office:value="88716">
            <text:p>88716</text:p>
          </table:table-cell>
          <table:table-cell office:value-type="string" office:string-value="R887C17">
            <text:p>R887C17</text:p>
          </table:table-cell>
          <table:table-cell office:value-type="float" office:value="88718">
            <text:p>88718</text:p>
          </table:table-cell>
          <table:table-cell office:value-type="string" office:string-value="R887C19">
            <text:p>R887C19</text:p>
          </table:table-cell>
          <table:table-cell office:value-type="float" office:value="88720">
            <text:p>88720</text:p>
          </table:table-cell>
          <table:table-cell office:value-type="string" office:string-value="R887C21">
            <text:p>R887C21</text:p>
          </table:table-cell>
          <table:table-cell office:value-type="float" office:value="88722">
            <text:p>88722</text:p>
          </table:table-cell>
          <table:table-cell office:value-type="string" office:string-value="R887C23">
            <text:p>R887C23</text:p>
          </table:table-cell>
          <table:table-cell office:value-type="float" office:value="88724">
            <text:p>88724</text:p>
          </table:table-cell>
          <table:table-cell office:value-type="string" office:string-value="R887C25">
            <text:p>R887C25</text:p>
          </table:table-cell>
          <table:table-cell office:value-type="float" office:value="88726">
            <text:p>88726</text:p>
          </table:table-cell>
        </table:table-row>
        <table:table-row>
          <table:table-cell office:value-type="string" office:string-value="R888C1">
            <text:p>R888C1</text:p>
          </table:table-cell>
          <table:table-cell office:value-type="float" office:value="88802">
            <text:p>88802</text:p>
          </table:table-cell>
          <table:table-cell office:value-type="string" office:string-value="R888C3">
            <text:p>R888C3</text:p>
          </table:table-cell>
          <table:table-cell office:value-type="float" office:value="88804">
            <text:p>88804</text:p>
          </table:table-cell>
          <table:table-cell office:value-type="string" office:string-value="R888C5">
            <text:p>R888C5</text:p>
          </table:table-cell>
          <table:table-cell office:value-type="float" office:value="88806">
            <text:p>88806</text:p>
          </table:table-cell>
          <table:table-cell office:value-type="string" office:string-value="R888C7">
            <text:p>R888C7</text:p>
          </table:table-cell>
          <table:table-cell office:value-type="float" office:value="88808">
            <text:p>88808</text:p>
          </table:table-cell>
          <table:table-cell office:value-type="string" office:string-value="R888C9">
            <text:p>R888C9</text:p>
          </table:table-cell>
          <table:table-cell office:value-type="float" office:value="88810">
            <text:p>88810</text:p>
          </table:table-cell>
          <table:table-cell office:value-type="string" office:string-value="R888C11">
            <text:p>R888C11</text:p>
          </table:table-cell>
          <table:table-cell office:value-type="float" office:value="88812">
            <text:p>88812</text:p>
          </table:table-cell>
          <table:table-cell office:value-type="string" office:string-value="R888C13">
            <text:p>R888C13</text:p>
          </table:table-cell>
          <table:table-cell office:value-type="float" office:value="88814">
            <text:p>88814</text:p>
          </table:table-cell>
          <table:table-cell office:value-type="string" office:string-value="R888C15">
            <text:p>R888C15</text:p>
          </table:table-cell>
          <table:table-cell office:value-type="float" office:value="88816">
            <text:p>88816</text:p>
          </table:table-cell>
          <table:table-cell office:value-type="string" office:string-value="R888C17">
            <text:p>R888C17</text:p>
          </table:table-cell>
          <table:table-cell office:value-type="float" office:value="88818">
            <text:p>88818</text:p>
          </table:table-cell>
          <table:table-cell office:value-type="string" office:string-value="R888C19">
            <text:p>R888C19</text:p>
          </table:table-cell>
          <table:table-cell office:value-type="float" office:value="88820">
            <text:p>88820</text:p>
          </table:table-cell>
          <table:table-cell office:value-type="string" office:string-value="R888C21">
            <text:p>R888C21</text:p>
          </table:table-cell>
          <table:table-cell office:value-type="float" office:value="88822">
            <text:p>88822</text:p>
          </table:table-cell>
          <table:table-cell office:value-type="string" office:string-value="R888C23">
            <text:p>R888C23</text:p>
          </table:table-cell>
          <table:table-cell office:value-type="float" office:value="88824">
            <text:p>88824</text:p>
          </table:table-cell>
          <table:table-cell office:value-type="string" office:string-value="R888C25">
            <text:p>R888C25</text:p>
          </table:table-cell>
          <table:table-cell office:value-type="float" office:value="88826">
            <text:p>88826</text:p>
          </table:table-cell>
        </table:table-row>
        <table:table-row>
          <table:table-cell office:value-type="string" office:string-value="R889C1">
            <text:p>R889C1</text:p>
          </table:table-cell>
          <table:table-cell office:value-type="float" office:value="88902">
            <text:p>88902</text:p>
          </table:table-cell>
          <table:table-cell office:value-type="string" office:string-value="R889C3">
            <text:p>R889C3</text:p>
          </table:table-cell>
          <table:table-cell office:value-type="float" office:value="88904">
            <text:p>88904</text:p>
          </table:table-cell>
          <table:table-cell office:value-type="string" office:string-value="R889C5">
            <text:p>R889C5</text:p>
          </table:table-cell>
          <table:table-cell office:value-type="float" office:value="88906">
            <text:p>88906</text:p>
          </table:table-cell>
          <table:table-cell office:value-type="string" office:string-value="R889C7">
            <text:p>R889C7</text:p>
          </table:table-cell>
          <table:table-cell office:value-type="float" office:value="88908">
            <text:p>88908</text:p>
          </table:table-cell>
          <table:table-cell office:value-type="string" office:string-value="R889C9">
            <text:p>R889C9</text:p>
          </table:table-cell>
          <table:table-cell office:value-type="float" office:value="88910">
            <text:p>88910</text:p>
          </table:table-cell>
          <table:table-cell office:value-type="string" office:string-value="R889C11">
            <text:p>R889C11</text:p>
          </table:table-cell>
          <table:table-cell office:value-type="float" office:value="88912">
            <text:p>88912</text:p>
          </table:table-cell>
          <table:table-cell office:value-type="string" office:string-value="R889C13">
            <text:p>R889C13</text:p>
          </table:table-cell>
          <table:table-cell office:value-type="float" office:value="88914">
            <text:p>88914</text:p>
          </table:table-cell>
          <table:table-cell office:value-type="string" office:string-value="R889C15">
            <text:p>R889C15</text:p>
          </table:table-cell>
          <table:table-cell office:value-type="float" office:value="88916">
            <text:p>88916</text:p>
          </table:table-cell>
          <table:table-cell office:value-type="string" office:string-value="R889C17">
            <text:p>R889C17</text:p>
          </table:table-cell>
          <table:table-cell office:value-type="float" office:value="88918">
            <text:p>88918</text:p>
          </table:table-cell>
          <table:table-cell office:value-type="string" office:string-value="R889C19">
            <text:p>R889C19</text:p>
          </table:table-cell>
          <table:table-cell office:value-type="float" office:value="88920">
            <text:p>88920</text:p>
          </table:table-cell>
          <table:table-cell office:value-type="string" office:string-value="R889C21">
            <text:p>R889C21</text:p>
          </table:table-cell>
          <table:table-cell office:value-type="float" office:value="88922">
            <text:p>88922</text:p>
          </table:table-cell>
          <table:table-cell office:value-type="string" office:string-value="R889C23">
            <text:p>R889C23</text:p>
          </table:table-cell>
          <table:table-cell office:value-type="float" office:value="88924">
            <text:p>88924</text:p>
          </table:table-cell>
          <table:table-cell office:value-type="string" office:string-value="R889C25">
            <text:p>R889C25</text:p>
          </table:table-cell>
          <table:table-cell office:value-type="float" office:value="88926">
            <text:p>88926</text:p>
          </table:table-cell>
        </table:table-row>
        <table:table-row>
          <table:table-cell office:value-type="string" office:string-value="R890C1">
            <text:p>R890C1</text:p>
          </table:table-cell>
          <table:table-cell office:value-type="float" office:value="89002">
            <text:p>89002</text:p>
          </table:table-cell>
          <table:table-cell office:value-type="string" office:string-value="R890C3">
            <text:p>R890C3</text:p>
          </table:table-cell>
          <table:table-cell office:value-type="float" office:value="89004">
            <text:p>89004</text:p>
          </table:table-cell>
          <table:table-cell office:value-type="string" office:string-value="R890C5">
            <text:p>R890C5</text:p>
          </table:table-cell>
          <table:table-cell office:value-type="float" office:value="89006">
            <text:p>89006</text:p>
          </table:table-cell>
          <table:table-cell office:value-type="string" office:string-value="R890C7">
            <text:p>R890C7</text:p>
          </table:table-cell>
          <table:table-cell office:value-type="float" office:value="89008">
            <text:p>89008</text:p>
          </table:table-cell>
          <table:table-cell office:value-type="string" office:string-value="R890C9">
            <text:p>R890C9</text:p>
          </table:table-cell>
          <table:table-cell office:value-type="float" office:value="89010">
            <text:p>89010</text:p>
          </table:table-cell>
          <table:table-cell office:value-type="string" office:string-value="R890C11">
            <text:p>R890C11</text:p>
          </table:table-cell>
          <table:table-cell office:value-type="float" office:value="89012">
            <text:p>89012</text:p>
          </table:table-cell>
          <table:table-cell office:value-type="string" office:string-value="R890C13">
            <text:p>R890C13</text:p>
          </table:table-cell>
          <table:table-cell office:value-type="float" office:value="89014">
            <text:p>89014</text:p>
          </table:table-cell>
          <table:table-cell office:value-type="string" office:string-value="R890C15">
            <text:p>R890C15</text:p>
          </table:table-cell>
          <table:table-cell office:value-type="float" office:value="89016">
            <text:p>89016</text:p>
          </table:table-cell>
          <table:table-cell office:value-type="string" office:string-value="R890C17">
            <text:p>R890C17</text:p>
          </table:table-cell>
          <table:table-cell office:value-type="float" office:value="89018">
            <text:p>89018</text:p>
          </table:table-cell>
          <table:table-cell office:value-type="string" office:string-value="R890C19">
            <text:p>R890C19</text:p>
          </table:table-cell>
          <table:table-cell office:value-type="float" office:value="89020">
            <text:p>89020</text:p>
          </table:table-cell>
          <table:table-cell office:value-type="string" office:string-value="R890C21">
            <text:p>R890C21</text:p>
          </table:table-cell>
          <table:table-cell office:value-type="float" office:value="89022">
            <text:p>89022</text:p>
          </table:table-cell>
          <table:table-cell office:value-type="string" office:string-value="R890C23">
            <text:p>R890C23</text:p>
          </table:table-cell>
          <table:table-cell office:value-type="float" office:value="89024">
            <text:p>89024</text:p>
          </table:table-cell>
          <table:table-cell office:value-type="string" office:string-value="R890C25">
            <text:p>R890C25</text:p>
          </table:table-cell>
          <table:table-cell office:value-type="float" office:value="89026">
            <text:p>89026</text:p>
          </table:table-cell>
        </table:table-row>
        <table:table-row>
          <table:table-cell office:value-type="string" office:string-value="R891C1">
            <text:p>R891C1</text:p>
          </table:table-cell>
          <table:table-cell office:value-type="float" office:value="89102">
            <text:p>89102</text:p>
          </table:table-cell>
          <table:table-cell office:value-type="string" office:string-value="R891C3">
            <text:p>R891C3</text:p>
          </table:table-cell>
          <table:table-cell office:value-type="float" office:value="89104">
            <text:p>89104</text:p>
          </table:table-cell>
          <table:table-cell office:value-type="string" office:string-value="R891C5">
            <text:p>R891C5</text:p>
          </table:table-cell>
          <table:table-cell office:value-type="float" office:value="89106">
            <text:p>89106</text:p>
          </table:table-cell>
          <table:table-cell office:value-type="string" office:string-value="R891C7">
            <text:p>R891C7</text:p>
          </table:table-cell>
          <table:table-cell office:value-type="float" office:value="89108">
            <text:p>89108</text:p>
          </table:table-cell>
          <table:table-cell office:value-type="string" office:string-value="R891C9">
            <text:p>R891C9</text:p>
          </table:table-cell>
          <table:table-cell office:value-type="float" office:value="89110">
            <text:p>89110</text:p>
          </table:table-cell>
          <table:table-cell office:value-type="string" office:string-value="R891C11">
            <text:p>R891C11</text:p>
          </table:table-cell>
          <table:table-cell office:value-type="float" office:value="89112">
            <text:p>89112</text:p>
          </table:table-cell>
          <table:table-cell office:value-type="string" office:string-value="R891C13">
            <text:p>R891C13</text:p>
          </table:table-cell>
          <table:table-cell office:value-type="float" office:value="89114">
            <text:p>89114</text:p>
          </table:table-cell>
          <table:table-cell office:value-type="string" office:string-value="R891C15">
            <text:p>R891C15</text:p>
          </table:table-cell>
          <table:table-cell office:value-type="float" office:value="89116">
            <text:p>89116</text:p>
          </table:table-cell>
          <table:table-cell office:value-type="string" office:string-value="R891C17">
            <text:p>R891C17</text:p>
          </table:table-cell>
          <table:table-cell office:value-type="float" office:value="89118">
            <text:p>89118</text:p>
          </table:table-cell>
          <table:table-cell office:value-type="string" office:string-value="R891C19">
            <text:p>R891C19</text:p>
          </table:table-cell>
          <table:table-cell office:value-type="float" office:value="89120">
            <text:p>89120</text:p>
          </table:table-cell>
          <table:table-cell office:value-type="string" office:string-value="R891C21">
            <text:p>R891C21</text:p>
          </table:table-cell>
          <table:table-cell office:value-type="float" office:value="89122">
            <text:p>89122</text:p>
          </table:table-cell>
          <table:table-cell office:value-type="string" office:string-value="R891C23">
            <text:p>R891C23</text:p>
          </table:table-cell>
          <table:table-cell office:value-type="float" office:value="89124">
            <text:p>89124</text:p>
          </table:table-cell>
          <table:table-cell office:value-type="string" office:string-value="R891C25">
            <text:p>R891C25</text:p>
          </table:table-cell>
          <table:table-cell office:value-type="float" office:value="89126">
            <text:p>89126</text:p>
          </table:table-cell>
        </table:table-row>
        <table:table-row>
          <table:table-cell office:value-type="string" office:string-value="R892C1">
            <text:p>R892C1</text:p>
          </table:table-cell>
          <table:table-cell office:value-type="float" office:value="89202">
            <text:p>89202</text:p>
          </table:table-cell>
          <table:table-cell office:value-type="string" office:string-value="R892C3">
            <text:p>R892C3</text:p>
          </table:table-cell>
          <table:table-cell office:value-type="float" office:value="89204">
            <text:p>89204</text:p>
          </table:table-cell>
          <table:table-cell office:value-type="string" office:string-value="R892C5">
            <text:p>R892C5</text:p>
          </table:table-cell>
          <table:table-cell office:value-type="float" office:value="89206">
            <text:p>89206</text:p>
          </table:table-cell>
          <table:table-cell office:value-type="string" office:string-value="R892C7">
            <text:p>R892C7</text:p>
          </table:table-cell>
          <table:table-cell office:value-type="float" office:value="89208">
            <text:p>89208</text:p>
          </table:table-cell>
          <table:table-cell office:value-type="string" office:string-value="R892C9">
            <text:p>R892C9</text:p>
          </table:table-cell>
          <table:table-cell office:value-type="float" office:value="89210">
            <text:p>89210</text:p>
          </table:table-cell>
          <table:table-cell office:value-type="string" office:string-value="R892C11">
            <text:p>R892C11</text:p>
          </table:table-cell>
          <table:table-cell office:value-type="float" office:value="89212">
            <text:p>89212</text:p>
          </table:table-cell>
          <table:table-cell office:value-type="string" office:string-value="R892C13">
            <text:p>R892C13</text:p>
          </table:table-cell>
          <table:table-cell office:value-type="float" office:value="89214">
            <text:p>89214</text:p>
          </table:table-cell>
          <table:table-cell office:value-type="string" office:string-value="R892C15">
            <text:p>R892C15</text:p>
          </table:table-cell>
          <table:table-cell office:value-type="float" office:value="89216">
            <text:p>89216</text:p>
          </table:table-cell>
          <table:table-cell office:value-type="string" office:string-value="R892C17">
            <text:p>R892C17</text:p>
          </table:table-cell>
          <table:table-cell office:value-type="float" office:value="89218">
            <text:p>89218</text:p>
          </table:table-cell>
          <table:table-cell office:value-type="string" office:string-value="R892C19">
            <text:p>R892C19</text:p>
          </table:table-cell>
          <table:table-cell office:value-type="float" office:value="89220">
            <text:p>89220</text:p>
          </table:table-cell>
          <table:table-cell office:value-type="string" office:string-value="R892C21">
            <text:p>R892C21</text:p>
          </table:table-cell>
          <table:table-cell office:value-type="float" office:value="89222">
            <text:p>89222</text:p>
          </table:table-cell>
          <table:table-cell office:value-type="string" office:string-value="R892C23">
            <text:p>R892C23</text:p>
          </table:table-cell>
          <table:table-cell office:value-type="float" office:value="89224">
            <text:p>89224</text:p>
          </table:table-cell>
          <table:table-cell office:value-type="string" office:string-value="R892C25">
            <text:p>R892C25</text:p>
          </table:table-cell>
          <table:table-cell office:value-type="float" office:value="89226">
            <text:p>89226</text:p>
          </table:table-cell>
        </table:table-row>
        <table:table-row>
          <table:table-cell office:value-type="string" office:string-value="R893C1">
            <text:p>R893C1</text:p>
          </table:table-cell>
          <table:table-cell office:value-type="float" office:value="89302">
            <text:p>89302</text:p>
          </table:table-cell>
          <table:table-cell office:value-type="string" office:string-value="R893C3">
            <text:p>R893C3</text:p>
          </table:table-cell>
          <table:table-cell office:value-type="float" office:value="89304">
            <text:p>89304</text:p>
          </table:table-cell>
          <table:table-cell office:value-type="string" office:string-value="R893C5">
            <text:p>R893C5</text:p>
          </table:table-cell>
          <table:table-cell office:value-type="float" office:value="89306">
            <text:p>89306</text:p>
          </table:table-cell>
          <table:table-cell office:value-type="string" office:string-value="R893C7">
            <text:p>R893C7</text:p>
          </table:table-cell>
          <table:table-cell office:value-type="float" office:value="89308">
            <text:p>89308</text:p>
          </table:table-cell>
          <table:table-cell office:value-type="string" office:string-value="R893C9">
            <text:p>R893C9</text:p>
          </table:table-cell>
          <table:table-cell office:value-type="float" office:value="89310">
            <text:p>89310</text:p>
          </table:table-cell>
          <table:table-cell office:value-type="string" office:string-value="R893C11">
            <text:p>R893C11</text:p>
          </table:table-cell>
          <table:table-cell office:value-type="float" office:value="89312">
            <text:p>89312</text:p>
          </table:table-cell>
          <table:table-cell office:value-type="string" office:string-value="R893C13">
            <text:p>R893C13</text:p>
          </table:table-cell>
          <table:table-cell office:value-type="float" office:value="89314">
            <text:p>89314</text:p>
          </table:table-cell>
          <table:table-cell office:value-type="string" office:string-value="R893C15">
            <text:p>R893C15</text:p>
          </table:table-cell>
          <table:table-cell office:value-type="float" office:value="89316">
            <text:p>89316</text:p>
          </table:table-cell>
          <table:table-cell office:value-type="string" office:string-value="R893C17">
            <text:p>R893C17</text:p>
          </table:table-cell>
          <table:table-cell office:value-type="float" office:value="89318">
            <text:p>89318</text:p>
          </table:table-cell>
          <table:table-cell office:value-type="string" office:string-value="R893C19">
            <text:p>R893C19</text:p>
          </table:table-cell>
          <table:table-cell office:value-type="float" office:value="89320">
            <text:p>89320</text:p>
          </table:table-cell>
          <table:table-cell office:value-type="string" office:string-value="R893C21">
            <text:p>R893C21</text:p>
          </table:table-cell>
          <table:table-cell office:value-type="float" office:value="89322">
            <text:p>89322</text:p>
          </table:table-cell>
          <table:table-cell office:value-type="string" office:string-value="R893C23">
            <text:p>R893C23</text:p>
          </table:table-cell>
          <table:table-cell office:value-type="float" office:value="89324">
            <text:p>89324</text:p>
          </table:table-cell>
          <table:table-cell office:value-type="string" office:string-value="R893C25">
            <text:p>R893C25</text:p>
          </table:table-cell>
          <table:table-cell office:value-type="float" office:value="89326">
            <text:p>89326</text:p>
          </table:table-cell>
        </table:table-row>
        <table:table-row>
          <table:table-cell office:value-type="string" office:string-value="R894C1">
            <text:p>R894C1</text:p>
          </table:table-cell>
          <table:table-cell office:value-type="float" office:value="89402">
            <text:p>89402</text:p>
          </table:table-cell>
          <table:table-cell office:value-type="string" office:string-value="R894C3">
            <text:p>R894C3</text:p>
          </table:table-cell>
          <table:table-cell office:value-type="float" office:value="89404">
            <text:p>89404</text:p>
          </table:table-cell>
          <table:table-cell office:value-type="string" office:string-value="R894C5">
            <text:p>R894C5</text:p>
          </table:table-cell>
          <table:table-cell office:value-type="float" office:value="89406">
            <text:p>89406</text:p>
          </table:table-cell>
          <table:table-cell office:value-type="string" office:string-value="R894C7">
            <text:p>R894C7</text:p>
          </table:table-cell>
          <table:table-cell office:value-type="float" office:value="89408">
            <text:p>89408</text:p>
          </table:table-cell>
          <table:table-cell office:value-type="string" office:string-value="R894C9">
            <text:p>R894C9</text:p>
          </table:table-cell>
          <table:table-cell office:value-type="float" office:value="89410">
            <text:p>89410</text:p>
          </table:table-cell>
          <table:table-cell office:value-type="string" office:string-value="R894C11">
            <text:p>R894C11</text:p>
          </table:table-cell>
          <table:table-cell office:value-type="float" office:value="89412">
            <text:p>89412</text:p>
          </table:table-cell>
          <table:table-cell office:value-type="string" office:string-value="R894C13">
            <text:p>R894C13</text:p>
          </table:table-cell>
          <table:table-cell office:value-type="float" office:value="89414">
            <text:p>89414</text:p>
          </table:table-cell>
          <table:table-cell office:value-type="string" office:string-value="R894C15">
            <text:p>R894C15</text:p>
          </table:table-cell>
          <table:table-cell office:value-type="float" office:value="89416">
            <text:p>89416</text:p>
          </table:table-cell>
          <table:table-cell office:value-type="string" office:string-value="R894C17">
            <text:p>R894C17</text:p>
          </table:table-cell>
          <table:table-cell office:value-type="float" office:value="89418">
            <text:p>89418</text:p>
          </table:table-cell>
          <table:table-cell office:value-type="string" office:string-value="R894C19">
            <text:p>R894C19</text:p>
          </table:table-cell>
          <table:table-cell office:value-type="float" office:value="89420">
            <text:p>89420</text:p>
          </table:table-cell>
          <table:table-cell office:value-type="string" office:string-value="R894C21">
            <text:p>R894C21</text:p>
          </table:table-cell>
          <table:table-cell office:value-type="float" office:value="89422">
            <text:p>89422</text:p>
          </table:table-cell>
          <table:table-cell office:value-type="string" office:string-value="R894C23">
            <text:p>R894C23</text:p>
          </table:table-cell>
          <table:table-cell office:value-type="float" office:value="89424">
            <text:p>89424</text:p>
          </table:table-cell>
          <table:table-cell office:value-type="string" office:string-value="R894C25">
            <text:p>R894C25</text:p>
          </table:table-cell>
          <table:table-cell office:value-type="float" office:value="89426">
            <text:p>89426</text:p>
          </table:table-cell>
        </table:table-row>
        <table:table-row>
          <table:table-cell office:value-type="string" office:string-value="R895C1">
            <text:p>R895C1</text:p>
          </table:table-cell>
          <table:table-cell office:value-type="float" office:value="89502">
            <text:p>89502</text:p>
          </table:table-cell>
          <table:table-cell office:value-type="string" office:string-value="R895C3">
            <text:p>R895C3</text:p>
          </table:table-cell>
          <table:table-cell office:value-type="float" office:value="89504">
            <text:p>89504</text:p>
          </table:table-cell>
          <table:table-cell office:value-type="string" office:string-value="R895C5">
            <text:p>R895C5</text:p>
          </table:table-cell>
          <table:table-cell office:value-type="float" office:value="89506">
            <text:p>89506</text:p>
          </table:table-cell>
          <table:table-cell office:value-type="string" office:string-value="R895C7">
            <text:p>R895C7</text:p>
          </table:table-cell>
          <table:table-cell office:value-type="float" office:value="89508">
            <text:p>89508</text:p>
          </table:table-cell>
          <table:table-cell office:value-type="string" office:string-value="R895C9">
            <text:p>R895C9</text:p>
          </table:table-cell>
          <table:table-cell office:value-type="float" office:value="89510">
            <text:p>89510</text:p>
          </table:table-cell>
          <table:table-cell office:value-type="string" office:string-value="R895C11">
            <text:p>R895C11</text:p>
          </table:table-cell>
          <table:table-cell office:value-type="float" office:value="89512">
            <text:p>89512</text:p>
          </table:table-cell>
          <table:table-cell office:value-type="string" office:string-value="R895C13">
            <text:p>R895C13</text:p>
          </table:table-cell>
          <table:table-cell office:value-type="float" office:value="89514">
            <text:p>89514</text:p>
          </table:table-cell>
          <table:table-cell office:value-type="string" office:string-value="R895C15">
            <text:p>R895C15</text:p>
          </table:table-cell>
          <table:table-cell office:value-type="float" office:value="89516">
            <text:p>89516</text:p>
          </table:table-cell>
          <table:table-cell office:value-type="string" office:string-value="R895C17">
            <text:p>R895C17</text:p>
          </table:table-cell>
          <table:table-cell office:value-type="float" office:value="89518">
            <text:p>89518</text:p>
          </table:table-cell>
          <table:table-cell office:value-type="string" office:string-value="R895C19">
            <text:p>R895C19</text:p>
          </table:table-cell>
          <table:table-cell office:value-type="float" office:value="89520">
            <text:p>89520</text:p>
          </table:table-cell>
          <table:table-cell office:value-type="string" office:string-value="R895C21">
            <text:p>R895C21</text:p>
          </table:table-cell>
          <table:table-cell office:value-type="float" office:value="89522">
            <text:p>89522</text:p>
          </table:table-cell>
          <table:table-cell office:value-type="string" office:string-value="R895C23">
            <text:p>R895C23</text:p>
          </table:table-cell>
          <table:table-cell office:value-type="float" office:value="89524">
            <text:p>89524</text:p>
          </table:table-cell>
          <table:table-cell office:value-type="string" office:string-value="R895C25">
            <text:p>R895C25</text:p>
          </table:table-cell>
          <table:table-cell office:value-type="float" office:value="89526">
            <text:p>89526</text:p>
          </table:table-cell>
        </table:table-row>
        <table:table-row>
          <table:table-cell office:value-type="string" office:string-value="R896C1">
            <text:p>R896C1</text:p>
          </table:table-cell>
          <table:table-cell office:value-type="float" office:value="89602">
            <text:p>89602</text:p>
          </table:table-cell>
          <table:table-cell office:value-type="string" office:string-value="R896C3">
            <text:p>R896C3</text:p>
          </table:table-cell>
          <table:table-cell office:value-type="float" office:value="89604">
            <text:p>89604</text:p>
          </table:table-cell>
          <table:table-cell office:value-type="string" office:string-value="R896C5">
            <text:p>R896C5</text:p>
          </table:table-cell>
          <table:table-cell office:value-type="float" office:value="89606">
            <text:p>89606</text:p>
          </table:table-cell>
          <table:table-cell office:value-type="string" office:string-value="R896C7">
            <text:p>R896C7</text:p>
          </table:table-cell>
          <table:table-cell office:value-type="float" office:value="89608">
            <text:p>89608</text:p>
          </table:table-cell>
          <table:table-cell office:value-type="string" office:string-value="R896C9">
            <text:p>R896C9</text:p>
          </table:table-cell>
          <table:table-cell office:value-type="float" office:value="89610">
            <text:p>89610</text:p>
          </table:table-cell>
          <table:table-cell office:value-type="string" office:string-value="R896C11">
            <text:p>R896C11</text:p>
          </table:table-cell>
          <table:table-cell office:value-type="float" office:value="89612">
            <text:p>89612</text:p>
          </table:table-cell>
          <table:table-cell office:value-type="string" office:string-value="R896C13">
            <text:p>R896C13</text:p>
          </table:table-cell>
          <table:table-cell office:value-type="float" office:value="89614">
            <text:p>89614</text:p>
          </table:table-cell>
          <table:table-cell office:value-type="string" office:string-value="R896C15">
            <text:p>R896C15</text:p>
          </table:table-cell>
          <table:table-cell office:value-type="float" office:value="89616">
            <text:p>89616</text:p>
          </table:table-cell>
          <table:table-cell office:value-type="string" office:string-value="R896C17">
            <text:p>R896C17</text:p>
          </table:table-cell>
          <table:table-cell office:value-type="float" office:value="89618">
            <text:p>89618</text:p>
          </table:table-cell>
          <table:table-cell office:value-type="string" office:string-value="R896C19">
            <text:p>R896C19</text:p>
          </table:table-cell>
          <table:table-cell office:value-type="float" office:value="89620">
            <text:p>89620</text:p>
          </table:table-cell>
          <table:table-cell office:value-type="string" office:string-value="R896C21">
            <text:p>R896C21</text:p>
          </table:table-cell>
          <table:table-cell office:value-type="float" office:value="89622">
            <text:p>89622</text:p>
          </table:table-cell>
          <table:table-cell office:value-type="string" office:string-value="R896C23">
            <text:p>R896C23</text:p>
          </table:table-cell>
          <table:table-cell office:value-type="float" office:value="89624">
            <text:p>89624</text:p>
          </table:table-cell>
          <table:table-cell office:value-type="string" office:string-value="R896C25">
            <text:p>R896C25</text:p>
          </table:table-cell>
          <table:table-cell office:value-type="float" office:value="89626">
            <text:p>89626</text:p>
          </table:table-cell>
        </table:table-row>
        <table:table-row>
          <table:table-cell office:value-type="string" office:string-value="R897C1">
            <text:p>R897C1</text:p>
          </table:table-cell>
          <table:table-cell office:value-type="float" office:value="89702">
            <text:p>89702</text:p>
          </table:table-cell>
          <table:table-cell office:value-type="string" office:string-value="R897C3">
            <text:p>R897C3</text:p>
          </table:table-cell>
          <table:table-cell office:value-type="float" office:value="89704">
            <text:p>89704</text:p>
          </table:table-cell>
          <table:table-cell office:value-type="string" office:string-value="R897C5">
            <text:p>R897C5</text:p>
          </table:table-cell>
          <table:table-cell office:value-type="float" office:value="89706">
            <text:p>89706</text:p>
          </table:table-cell>
          <table:table-cell office:value-type="string" office:string-value="R897C7">
            <text:p>R897C7</text:p>
          </table:table-cell>
          <table:table-cell office:value-type="float" office:value="89708">
            <text:p>89708</text:p>
          </table:table-cell>
          <table:table-cell office:value-type="string" office:string-value="R897C9">
            <text:p>R897C9</text:p>
          </table:table-cell>
          <table:table-cell office:value-type="float" office:value="89710">
            <text:p>89710</text:p>
          </table:table-cell>
          <table:table-cell office:value-type="string" office:string-value="R897C11">
            <text:p>R897C11</text:p>
          </table:table-cell>
          <table:table-cell office:value-type="float" office:value="89712">
            <text:p>89712</text:p>
          </table:table-cell>
          <table:table-cell office:value-type="string" office:string-value="R897C13">
            <text:p>R897C13</text:p>
          </table:table-cell>
          <table:table-cell office:value-type="float" office:value="89714">
            <text:p>89714</text:p>
          </table:table-cell>
          <table:table-cell office:value-type="string" office:string-value="R897C15">
            <text:p>R897C15</text:p>
          </table:table-cell>
          <table:table-cell office:value-type="float" office:value="89716">
            <text:p>89716</text:p>
          </table:table-cell>
          <table:table-cell office:value-type="string" office:string-value="R897C17">
            <text:p>R897C17</text:p>
          </table:table-cell>
          <table:table-cell office:value-type="float" office:value="89718">
            <text:p>89718</text:p>
          </table:table-cell>
          <table:table-cell office:value-type="string" office:string-value="R897C19">
            <text:p>R897C19</text:p>
          </table:table-cell>
          <table:table-cell office:value-type="float" office:value="89720">
            <text:p>89720</text:p>
          </table:table-cell>
          <table:table-cell office:value-type="string" office:string-value="R897C21">
            <text:p>R897C21</text:p>
          </table:table-cell>
          <table:table-cell office:value-type="float" office:value="89722">
            <text:p>89722</text:p>
          </table:table-cell>
          <table:table-cell office:value-type="string" office:string-value="R897C23">
            <text:p>R897C23</text:p>
          </table:table-cell>
          <table:table-cell office:value-type="float" office:value="89724">
            <text:p>89724</text:p>
          </table:table-cell>
          <table:table-cell office:value-type="string" office:string-value="R897C25">
            <text:p>R897C25</text:p>
          </table:table-cell>
          <table:table-cell office:value-type="float" office:value="89726">
            <text:p>89726</text:p>
          </table:table-cell>
        </table:table-row>
        <table:table-row>
          <table:table-cell office:value-type="string" office:string-value="R898C1">
            <text:p>R898C1</text:p>
          </table:table-cell>
          <table:table-cell office:value-type="float" office:value="89802">
            <text:p>89802</text:p>
          </table:table-cell>
          <table:table-cell office:value-type="string" office:string-value="R898C3">
            <text:p>R898C3</text:p>
          </table:table-cell>
          <table:table-cell office:value-type="float" office:value="89804">
            <text:p>89804</text:p>
          </table:table-cell>
          <table:table-cell office:value-type="string" office:string-value="R898C5">
            <text:p>R898C5</text:p>
          </table:table-cell>
          <table:table-cell office:value-type="float" office:value="89806">
            <text:p>89806</text:p>
          </table:table-cell>
          <table:table-cell office:value-type="string" office:string-value="R898C7">
            <text:p>R898C7</text:p>
          </table:table-cell>
          <table:table-cell office:value-type="float" office:value="89808">
            <text:p>89808</text:p>
          </table:table-cell>
          <table:table-cell office:value-type="string" office:string-value="R898C9">
            <text:p>R898C9</text:p>
          </table:table-cell>
          <table:table-cell office:value-type="float" office:value="89810">
            <text:p>89810</text:p>
          </table:table-cell>
          <table:table-cell office:value-type="string" office:string-value="R898C11">
            <text:p>R898C11</text:p>
          </table:table-cell>
          <table:table-cell office:value-type="float" office:value="89812">
            <text:p>89812</text:p>
          </table:table-cell>
          <table:table-cell office:value-type="string" office:string-value="R898C13">
            <text:p>R898C13</text:p>
          </table:table-cell>
          <table:table-cell office:value-type="float" office:value="89814">
            <text:p>89814</text:p>
          </table:table-cell>
          <table:table-cell office:value-type="string" office:string-value="R898C15">
            <text:p>R898C15</text:p>
          </table:table-cell>
          <table:table-cell office:value-type="float" office:value="89816">
            <text:p>89816</text:p>
          </table:table-cell>
          <table:table-cell office:value-type="string" office:string-value="R898C17">
            <text:p>R898C17</text:p>
          </table:table-cell>
          <table:table-cell office:value-type="float" office:value="89818">
            <text:p>89818</text:p>
          </table:table-cell>
          <table:table-cell office:value-type="string" office:string-value="R898C19">
            <text:p>R898C19</text:p>
          </table:table-cell>
          <table:table-cell office:value-type="float" office:value="89820">
            <text:p>89820</text:p>
          </table:table-cell>
          <table:table-cell office:value-type="string" office:string-value="R898C21">
            <text:p>R898C21</text:p>
          </table:table-cell>
          <table:table-cell office:value-type="float" office:value="89822">
            <text:p>89822</text:p>
          </table:table-cell>
          <table:table-cell office:value-type="string" office:string-value="R898C23">
            <text:p>R898C23</text:p>
          </table:table-cell>
          <table:table-cell office:value-type="float" office:value="89824">
            <text:p>89824</text:p>
          </table:table-cell>
          <table:table-cell office:value-type="string" office:string-value="R898C25">
            <text:p>R898C25</text:p>
          </table:table-cell>
          <table:table-cell office:value-type="float" office:value="89826">
            <text:p>89826</text:p>
          </table:table-cell>
        </table:table-row>
        <table:table-row>
          <table:table-cell office:value-type="string" office:string-value="R899C1">
            <text:p>R899C1</text:p>
          </table:table-cell>
          <table:table-cell office:value-type="float" office:value="89902">
            <text:p>89902</text:p>
          </table:table-cell>
          <table:table-cell office:value-type="string" office:string-value="R899C3">
            <text:p>R899C3</text:p>
          </table:table-cell>
          <table:table-cell office:value-type="float" office:value="89904">
            <text:p>89904</text:p>
          </table:table-cell>
          <table:table-cell office:value-type="string" office:string-value="R899C5">
            <text:p>R899C5</text:p>
          </table:table-cell>
          <table:table-cell office:value-type="float" office:value="89906">
            <text:p>89906</text:p>
          </table:table-cell>
          <table:table-cell office:value-type="string" office:string-value="R899C7">
            <text:p>R899C7</text:p>
          </table:table-cell>
          <table:table-cell office:value-type="float" office:value="89908">
            <text:p>89908</text:p>
          </table:table-cell>
          <table:table-cell office:value-type="string" office:string-value="R899C9">
            <text:p>R899C9</text:p>
          </table:table-cell>
          <table:table-cell office:value-type="float" office:value="89910">
            <text:p>89910</text:p>
          </table:table-cell>
          <table:table-cell office:value-type="string" office:string-value="R899C11">
            <text:p>R899C11</text:p>
          </table:table-cell>
          <table:table-cell office:value-type="float" office:value="89912">
            <text:p>89912</text:p>
          </table:table-cell>
          <table:table-cell office:value-type="string" office:string-value="R899C13">
            <text:p>R899C13</text:p>
          </table:table-cell>
          <table:table-cell office:value-type="float" office:value="89914">
            <text:p>89914</text:p>
          </table:table-cell>
          <table:table-cell office:value-type="string" office:string-value="R899C15">
            <text:p>R899C15</text:p>
          </table:table-cell>
          <table:table-cell office:value-type="float" office:value="89916">
            <text:p>89916</text:p>
          </table:table-cell>
          <table:table-cell office:value-type="string" office:string-value="R899C17">
            <text:p>R899C17</text:p>
          </table:table-cell>
          <table:table-cell office:value-type="float" office:value="89918">
            <text:p>89918</text:p>
          </table:table-cell>
          <table:table-cell office:value-type="string" office:string-value="R899C19">
            <text:p>R899C19</text:p>
          </table:table-cell>
          <table:table-cell office:value-type="float" office:value="89920">
            <text:p>89920</text:p>
          </table:table-cell>
          <table:table-cell office:value-type="string" office:string-value="R899C21">
            <text:p>R899C21</text:p>
          </table:table-cell>
          <table:table-cell office:value-type="float" office:value="89922">
            <text:p>89922</text:p>
          </table:table-cell>
          <table:table-cell office:value-type="string" office:string-value="R899C23">
            <text:p>R899C23</text:p>
          </table:table-cell>
          <table:table-cell office:value-type="float" office:value="89924">
            <text:p>89924</text:p>
          </table:table-cell>
          <table:table-cell office:value-type="string" office:string-value="R899C25">
            <text:p>R899C25</text:p>
          </table:table-cell>
          <table:table-cell office:value-type="float" office:value="89926">
            <text:p>89926</text:p>
          </table:table-cell>
        </table:table-row>
        <table:table-row>
          <table:table-cell office:value-type="string" office:string-value="R900C1">
            <text:p>R900C1</text:p>
          </table:table-cell>
          <table:table-cell office:value-type="float" office:value="90002">
            <text:p>90002</text:p>
          </table:table-cell>
          <table:table-cell office:value-type="string" office:string-value="R900C3">
            <text:p>R900C3</text:p>
          </table:table-cell>
          <table:table-cell office:value-type="float" office:value="90004">
            <text:p>90004</text:p>
          </table:table-cell>
          <table:table-cell office:value-type="string" office:string-value="R900C5">
            <text:p>R900C5</text:p>
          </table:table-cell>
          <table:table-cell office:value-type="float" office:value="90006">
            <text:p>90006</text:p>
          </table:table-cell>
          <table:table-cell office:value-type="string" office:string-value="R900C7">
            <text:p>R900C7</text:p>
          </table:table-cell>
          <table:table-cell office:value-type="float" office:value="90008">
            <text:p>90008</text:p>
          </table:table-cell>
          <table:table-cell office:value-type="string" office:string-value="R900C9">
            <text:p>R900C9</text:p>
          </table:table-cell>
          <table:table-cell office:value-type="float" office:value="90010">
            <text:p>90010</text:p>
          </table:table-cell>
          <table:table-cell office:value-type="string" office:string-value="R900C11">
            <text:p>R900C11</text:p>
          </table:table-cell>
          <table:table-cell office:value-type="float" office:value="90012">
            <text:p>90012</text:p>
          </table:table-cell>
          <table:table-cell office:value-type="string" office:string-value="R900C13">
            <text:p>R900C13</text:p>
          </table:table-cell>
          <table:table-cell office:value-type="float" office:value="90014">
            <text:p>90014</text:p>
          </table:table-cell>
          <table:table-cell office:value-type="string" office:string-value="R900C15">
            <text:p>R900C15</text:p>
          </table:table-cell>
          <table:table-cell office:value-type="float" office:value="90016">
            <text:p>90016</text:p>
          </table:table-cell>
          <table:table-cell office:value-type="string" office:string-value="R900C17">
            <text:p>R900C17</text:p>
          </table:table-cell>
          <table:table-cell office:value-type="float" office:value="90018">
            <text:p>90018</text:p>
          </table:table-cell>
          <table:table-cell office:value-type="string" office:string-value="R900C19">
            <text:p>R900C19</text:p>
          </table:table-cell>
          <table:table-cell office:value-type="float" office:value="90020">
            <text:p>90020</text:p>
          </table:table-cell>
          <table:table-cell office:value-type="string" office:string-value="R900C21">
            <text:p>R900C21</text:p>
          </table:table-cell>
          <table:table-cell office:value-type="float" office:value="90022">
            <text:p>90022</text:p>
          </table:table-cell>
          <table:table-cell office:value-type="string" office:string-value="R900C23">
            <text:p>R900C23</text:p>
          </table:table-cell>
          <table:table-cell office:value-type="float" office:value="90024">
            <text:p>90024</text:p>
          </table:table-cell>
          <table:table-cell office:value-type="string" office:string-value="R900C25">
            <text:p>R900C25</text:p>
          </table:table-cell>
          <table:table-cell office:value-type="float" office:value="90026">
            <text:p>90026</text:p>
          </table:table-cell>
        </table:table-row>
        <table:table-row>
          <table:table-cell office:value-type="string" office:string-value="R901C1">
            <text:p>R901C1</text:p>
          </table:table-cell>
          <table:table-cell office:value-type="float" office:value="90102">
            <text:p>90102</text:p>
          </table:table-cell>
          <table:table-cell office:value-type="string" office:string-value="R901C3">
            <text:p>R901C3</text:p>
          </table:table-cell>
          <table:table-cell office:value-type="float" office:value="90104">
            <text:p>90104</text:p>
          </table:table-cell>
          <table:table-cell office:value-type="string" office:string-value="R901C5">
            <text:p>R901C5</text:p>
          </table:table-cell>
          <table:table-cell office:value-type="float" office:value="90106">
            <text:p>90106</text:p>
          </table:table-cell>
          <table:table-cell office:value-type="string" office:string-value="R901C7">
            <text:p>R901C7</text:p>
          </table:table-cell>
          <table:table-cell office:value-type="float" office:value="90108">
            <text:p>90108</text:p>
          </table:table-cell>
          <table:table-cell office:value-type="string" office:string-value="R901C9">
            <text:p>R901C9</text:p>
          </table:table-cell>
          <table:table-cell office:value-type="float" office:value="90110">
            <text:p>90110</text:p>
          </table:table-cell>
          <table:table-cell office:value-type="string" office:string-value="R901C11">
            <text:p>R901C11</text:p>
          </table:table-cell>
          <table:table-cell office:value-type="float" office:value="90112">
            <text:p>90112</text:p>
          </table:table-cell>
          <table:table-cell office:value-type="string" office:string-value="R901C13">
            <text:p>R901C13</text:p>
          </table:table-cell>
          <table:table-cell office:value-type="float" office:value="90114">
            <text:p>90114</text:p>
          </table:table-cell>
          <table:table-cell office:value-type="string" office:string-value="R901C15">
            <text:p>R901C15</text:p>
          </table:table-cell>
          <table:table-cell office:value-type="float" office:value="90116">
            <text:p>90116</text:p>
          </table:table-cell>
          <table:table-cell office:value-type="string" office:string-value="R901C17">
            <text:p>R901C17</text:p>
          </table:table-cell>
          <table:table-cell office:value-type="float" office:value="90118">
            <text:p>90118</text:p>
          </table:table-cell>
          <table:table-cell office:value-type="string" office:string-value="R901C19">
            <text:p>R901C19</text:p>
          </table:table-cell>
          <table:table-cell office:value-type="float" office:value="90120">
            <text:p>90120</text:p>
          </table:table-cell>
          <table:table-cell office:value-type="string" office:string-value="R901C21">
            <text:p>R901C21</text:p>
          </table:table-cell>
          <table:table-cell office:value-type="float" office:value="90122">
            <text:p>90122</text:p>
          </table:table-cell>
          <table:table-cell office:value-type="string" office:string-value="R901C23">
            <text:p>R901C23</text:p>
          </table:table-cell>
          <table:table-cell office:value-type="float" office:value="90124">
            <text:p>90124</text:p>
          </table:table-cell>
          <table:table-cell office:value-type="string" office:string-value="R901C25">
            <text:p>R901C25</text:p>
          </table:table-cell>
          <table:table-cell office:value-type="float" office:value="90126">
            <text:p>90126</text:p>
          </table:table-cell>
        </table:table-row>
        <table:table-row>
          <table:table-cell office:value-type="string" office:string-value="R902C1">
            <text:p>R902C1</text:p>
          </table:table-cell>
          <table:table-cell office:value-type="float" office:value="90202">
            <text:p>90202</text:p>
          </table:table-cell>
          <table:table-cell office:value-type="string" office:string-value="R902C3">
            <text:p>R902C3</text:p>
          </table:table-cell>
          <table:table-cell office:value-type="float" office:value="90204">
            <text:p>90204</text:p>
          </table:table-cell>
          <table:table-cell office:value-type="string" office:string-value="R902C5">
            <text:p>R902C5</text:p>
          </table:table-cell>
          <table:table-cell office:value-type="float" office:value="90206">
            <text:p>90206</text:p>
          </table:table-cell>
          <table:table-cell office:value-type="string" office:string-value="R902C7">
            <text:p>R902C7</text:p>
          </table:table-cell>
          <table:table-cell office:value-type="float" office:value="90208">
            <text:p>90208</text:p>
          </table:table-cell>
          <table:table-cell office:value-type="string" office:string-value="R902C9">
            <text:p>R902C9</text:p>
          </table:table-cell>
          <table:table-cell office:value-type="float" office:value="90210">
            <text:p>90210</text:p>
          </table:table-cell>
          <table:table-cell office:value-type="string" office:string-value="R902C11">
            <text:p>R902C11</text:p>
          </table:table-cell>
          <table:table-cell office:value-type="float" office:value="90212">
            <text:p>90212</text:p>
          </table:table-cell>
          <table:table-cell office:value-type="string" office:string-value="R902C13">
            <text:p>R902C13</text:p>
          </table:table-cell>
          <table:table-cell office:value-type="float" office:value="90214">
            <text:p>90214</text:p>
          </table:table-cell>
          <table:table-cell office:value-type="string" office:string-value="R902C15">
            <text:p>R902C15</text:p>
          </table:table-cell>
          <table:table-cell office:value-type="float" office:value="90216">
            <text:p>90216</text:p>
          </table:table-cell>
          <table:table-cell office:value-type="string" office:string-value="R902C17">
            <text:p>R902C17</text:p>
          </table:table-cell>
          <table:table-cell office:value-type="float" office:value="90218">
            <text:p>90218</text:p>
          </table:table-cell>
          <table:table-cell office:value-type="string" office:string-value="R902C19">
            <text:p>R902C19</text:p>
          </table:table-cell>
          <table:table-cell office:value-type="float" office:value="90220">
            <text:p>90220</text:p>
          </table:table-cell>
          <table:table-cell office:value-type="string" office:string-value="R902C21">
            <text:p>R902C21</text:p>
          </table:table-cell>
          <table:table-cell office:value-type="float" office:value="90222">
            <text:p>90222</text:p>
          </table:table-cell>
          <table:table-cell office:value-type="string" office:string-value="R902C23">
            <text:p>R902C23</text:p>
          </table:table-cell>
          <table:table-cell office:value-type="float" office:value="90224">
            <text:p>90224</text:p>
          </table:table-cell>
          <table:table-cell office:value-type="string" office:string-value="R902C25">
            <text:p>R902C25</text:p>
          </table:table-cell>
          <table:table-cell office:value-type="float" office:value="90226">
            <text:p>90226</text:p>
          </table:table-cell>
        </table:table-row>
        <table:table-row>
          <table:table-cell office:value-type="string" office:string-value="R903C1">
            <text:p>R903C1</text:p>
          </table:table-cell>
          <table:table-cell office:value-type="float" office:value="90302">
            <text:p>90302</text:p>
          </table:table-cell>
          <table:table-cell office:value-type="string" office:string-value="R903C3">
            <text:p>R903C3</text:p>
          </table:table-cell>
          <table:table-cell office:value-type="float" office:value="90304">
            <text:p>90304</text:p>
          </table:table-cell>
          <table:table-cell office:value-type="string" office:string-value="R903C5">
            <text:p>R903C5</text:p>
          </table:table-cell>
          <table:table-cell office:value-type="float" office:value="90306">
            <text:p>90306</text:p>
          </table:table-cell>
          <table:table-cell office:value-type="string" office:string-value="R903C7">
            <text:p>R903C7</text:p>
          </table:table-cell>
          <table:table-cell office:value-type="float" office:value="90308">
            <text:p>90308</text:p>
          </table:table-cell>
          <table:table-cell office:value-type="string" office:string-value="R903C9">
            <text:p>R903C9</text:p>
          </table:table-cell>
          <table:table-cell office:value-type="float" office:value="90310">
            <text:p>90310</text:p>
          </table:table-cell>
          <table:table-cell office:value-type="string" office:string-value="R903C11">
            <text:p>R903C11</text:p>
          </table:table-cell>
          <table:table-cell office:value-type="float" office:value="90312">
            <text:p>90312</text:p>
          </table:table-cell>
          <table:table-cell office:value-type="string" office:string-value="R903C13">
            <text:p>R903C13</text:p>
          </table:table-cell>
          <table:table-cell office:value-type="float" office:value="90314">
            <text:p>90314</text:p>
          </table:table-cell>
          <table:table-cell office:value-type="string" office:string-value="R903C15">
            <text:p>R903C15</text:p>
          </table:table-cell>
          <table:table-cell office:value-type="float" office:value="90316">
            <text:p>90316</text:p>
          </table:table-cell>
          <table:table-cell office:value-type="string" office:string-value="R903C17">
            <text:p>R903C17</text:p>
          </table:table-cell>
          <table:table-cell office:value-type="float" office:value="90318">
            <text:p>90318</text:p>
          </table:table-cell>
          <table:table-cell office:value-type="string" office:string-value="R903C19">
            <text:p>R903C19</text:p>
          </table:table-cell>
          <table:table-cell office:value-type="float" office:value="90320">
            <text:p>90320</text:p>
          </table:table-cell>
          <table:table-cell office:value-type="string" office:string-value="R903C21">
            <text:p>R903C21</text:p>
          </table:table-cell>
          <table:table-cell office:value-type="float" office:value="90322">
            <text:p>90322</text:p>
          </table:table-cell>
          <table:table-cell office:value-type="string" office:string-value="R903C23">
            <text:p>R903C23</text:p>
          </table:table-cell>
          <table:table-cell office:value-type="float" office:value="90324">
            <text:p>90324</text:p>
          </table:table-cell>
          <table:table-cell office:value-type="string" office:string-value="R903C25">
            <text:p>R903C25</text:p>
          </table:table-cell>
          <table:table-cell office:value-type="float" office:value="90326">
            <text:p>90326</text:p>
          </table:table-cell>
        </table:table-row>
        <table:table-row>
          <table:table-cell office:value-type="string" office:string-value="R904C1">
            <text:p>R904C1</text:p>
          </table:table-cell>
          <table:table-cell office:value-type="float" office:value="90402">
            <text:p>90402</text:p>
          </table:table-cell>
          <table:table-cell office:value-type="string" office:string-value="R904C3">
            <text:p>R904C3</text:p>
          </table:table-cell>
          <table:table-cell office:value-type="float" office:value="90404">
            <text:p>90404</text:p>
          </table:table-cell>
          <table:table-cell office:value-type="string" office:string-value="R904C5">
            <text:p>R904C5</text:p>
          </table:table-cell>
          <table:table-cell office:value-type="float" office:value="90406">
            <text:p>90406</text:p>
          </table:table-cell>
          <table:table-cell office:value-type="string" office:string-value="R904C7">
            <text:p>R904C7</text:p>
          </table:table-cell>
          <table:table-cell office:value-type="float" office:value="90408">
            <text:p>90408</text:p>
          </table:table-cell>
          <table:table-cell office:value-type="string" office:string-value="R904C9">
            <text:p>R904C9</text:p>
          </table:table-cell>
          <table:table-cell office:value-type="float" office:value="90410">
            <text:p>90410</text:p>
          </table:table-cell>
          <table:table-cell office:value-type="string" office:string-value="R904C11">
            <text:p>R904C11</text:p>
          </table:table-cell>
          <table:table-cell office:value-type="float" office:value="90412">
            <text:p>90412</text:p>
          </table:table-cell>
          <table:table-cell office:value-type="string" office:string-value="R904C13">
            <text:p>R904C13</text:p>
          </table:table-cell>
          <table:table-cell office:value-type="float" office:value="90414">
            <text:p>90414</text:p>
          </table:table-cell>
          <table:table-cell office:value-type="string" office:string-value="R904C15">
            <text:p>R904C15</text:p>
          </table:table-cell>
          <table:table-cell office:value-type="float" office:value="90416">
            <text:p>90416</text:p>
          </table:table-cell>
          <table:table-cell office:value-type="string" office:string-value="R904C17">
            <text:p>R904C17</text:p>
          </table:table-cell>
          <table:table-cell office:value-type="float" office:value="90418">
            <text:p>90418</text:p>
          </table:table-cell>
          <table:table-cell office:value-type="string" office:string-value="R904C19">
            <text:p>R904C19</text:p>
          </table:table-cell>
          <table:table-cell office:value-type="float" office:value="90420">
            <text:p>90420</text:p>
          </table:table-cell>
          <table:table-cell office:value-type="string" office:string-value="R904C21">
            <text:p>R904C21</text:p>
          </table:table-cell>
          <table:table-cell office:value-type="float" office:value="90422">
            <text:p>90422</text:p>
          </table:table-cell>
          <table:table-cell office:value-type="string" office:string-value="R904C23">
            <text:p>R904C23</text:p>
          </table:table-cell>
          <table:table-cell office:value-type="float" office:value="90424">
            <text:p>90424</text:p>
          </table:table-cell>
          <table:table-cell office:value-type="string" office:string-value="R904C25">
            <text:p>R904C25</text:p>
          </table:table-cell>
          <table:table-cell office:value-type="float" office:value="90426">
            <text:p>90426</text:p>
          </table:table-cell>
        </table:table-row>
        <table:table-row>
          <table:table-cell office:value-type="string" office:string-value="R905C1">
            <text:p>R905C1</text:p>
          </table:table-cell>
          <table:table-cell office:value-type="float" office:value="90502">
            <text:p>90502</text:p>
          </table:table-cell>
          <table:table-cell office:value-type="string" office:string-value="R905C3">
            <text:p>R905C3</text:p>
          </table:table-cell>
          <table:table-cell office:value-type="float" office:value="90504">
            <text:p>90504</text:p>
          </table:table-cell>
          <table:table-cell office:value-type="string" office:string-value="R905C5">
            <text:p>R905C5</text:p>
          </table:table-cell>
          <table:table-cell office:value-type="float" office:value="90506">
            <text:p>90506</text:p>
          </table:table-cell>
          <table:table-cell office:value-type="string" office:string-value="R905C7">
            <text:p>R905C7</text:p>
          </table:table-cell>
          <table:table-cell office:value-type="float" office:value="90508">
            <text:p>90508</text:p>
          </table:table-cell>
          <table:table-cell office:value-type="string" office:string-value="R905C9">
            <text:p>R905C9</text:p>
          </table:table-cell>
          <table:table-cell office:value-type="float" office:value="90510">
            <text:p>90510</text:p>
          </table:table-cell>
          <table:table-cell office:value-type="string" office:string-value="R905C11">
            <text:p>R905C11</text:p>
          </table:table-cell>
          <table:table-cell office:value-type="float" office:value="90512">
            <text:p>90512</text:p>
          </table:table-cell>
          <table:table-cell office:value-type="string" office:string-value="R905C13">
            <text:p>R905C13</text:p>
          </table:table-cell>
          <table:table-cell office:value-type="float" office:value="90514">
            <text:p>90514</text:p>
          </table:table-cell>
          <table:table-cell office:value-type="string" office:string-value="R905C15">
            <text:p>R905C15</text:p>
          </table:table-cell>
          <table:table-cell office:value-type="float" office:value="90516">
            <text:p>90516</text:p>
          </table:table-cell>
          <table:table-cell office:value-type="string" office:string-value="R905C17">
            <text:p>R905C17</text:p>
          </table:table-cell>
          <table:table-cell office:value-type="float" office:value="90518">
            <text:p>90518</text:p>
          </table:table-cell>
          <table:table-cell office:value-type="string" office:string-value="R905C19">
            <text:p>R905C19</text:p>
          </table:table-cell>
          <table:table-cell office:value-type="float" office:value="90520">
            <text:p>90520</text:p>
          </table:table-cell>
          <table:table-cell office:value-type="string" office:string-value="R905C21">
            <text:p>R905C21</text:p>
          </table:table-cell>
          <table:table-cell office:value-type="float" office:value="90522">
            <text:p>90522</text:p>
          </table:table-cell>
          <table:table-cell office:value-type="string" office:string-value="R905C23">
            <text:p>R905C23</text:p>
          </table:table-cell>
          <table:table-cell office:value-type="float" office:value="90524">
            <text:p>90524</text:p>
          </table:table-cell>
          <table:table-cell office:value-type="string" office:string-value="R905C25">
            <text:p>R905C25</text:p>
          </table:table-cell>
          <table:table-cell office:value-type="float" office:value="90526">
            <text:p>90526</text:p>
          </table:table-cell>
        </table:table-row>
        <table:table-row>
          <table:table-cell office:value-type="string" office:string-value="R906C1">
            <text:p>R906C1</text:p>
          </table:table-cell>
          <table:table-cell office:value-type="float" office:value="90602">
            <text:p>90602</text:p>
          </table:table-cell>
          <table:table-cell office:value-type="string" office:string-value="R906C3">
            <text:p>R906C3</text:p>
          </table:table-cell>
          <table:table-cell office:value-type="float" office:value="90604">
            <text:p>90604</text:p>
          </table:table-cell>
          <table:table-cell office:value-type="string" office:string-value="R906C5">
            <text:p>R906C5</text:p>
          </table:table-cell>
          <table:table-cell office:value-type="float" office:value="90606">
            <text:p>90606</text:p>
          </table:table-cell>
          <table:table-cell office:value-type="string" office:string-value="R906C7">
            <text:p>R906C7</text:p>
          </table:table-cell>
          <table:table-cell office:value-type="float" office:value="90608">
            <text:p>90608</text:p>
          </table:table-cell>
          <table:table-cell office:value-type="string" office:string-value="R906C9">
            <text:p>R906C9</text:p>
          </table:table-cell>
          <table:table-cell office:value-type="float" office:value="90610">
            <text:p>90610</text:p>
          </table:table-cell>
          <table:table-cell office:value-type="string" office:string-value="R906C11">
            <text:p>R906C11</text:p>
          </table:table-cell>
          <table:table-cell office:value-type="float" office:value="90612">
            <text:p>90612</text:p>
          </table:table-cell>
          <table:table-cell office:value-type="string" office:string-value="R906C13">
            <text:p>R906C13</text:p>
          </table:table-cell>
          <table:table-cell office:value-type="float" office:value="90614">
            <text:p>90614</text:p>
          </table:table-cell>
          <table:table-cell office:value-type="string" office:string-value="R906C15">
            <text:p>R906C15</text:p>
          </table:table-cell>
          <table:table-cell office:value-type="float" office:value="90616">
            <text:p>90616</text:p>
          </table:table-cell>
          <table:table-cell office:value-type="string" office:string-value="R906C17">
            <text:p>R906C17</text:p>
          </table:table-cell>
          <table:table-cell office:value-type="float" office:value="90618">
            <text:p>90618</text:p>
          </table:table-cell>
          <table:table-cell office:value-type="string" office:string-value="R906C19">
            <text:p>R906C19</text:p>
          </table:table-cell>
          <table:table-cell office:value-type="float" office:value="90620">
            <text:p>90620</text:p>
          </table:table-cell>
          <table:table-cell office:value-type="string" office:string-value="R906C21">
            <text:p>R906C21</text:p>
          </table:table-cell>
          <table:table-cell office:value-type="float" office:value="90622">
            <text:p>90622</text:p>
          </table:table-cell>
          <table:table-cell office:value-type="string" office:string-value="R906C23">
            <text:p>R906C23</text:p>
          </table:table-cell>
          <table:table-cell office:value-type="float" office:value="90624">
            <text:p>90624</text:p>
          </table:table-cell>
          <table:table-cell office:value-type="string" office:string-value="R906C25">
            <text:p>R906C25</text:p>
          </table:table-cell>
          <table:table-cell office:value-type="float" office:value="90626">
            <text:p>90626</text:p>
          </table:table-cell>
        </table:table-row>
        <table:table-row>
          <table:table-cell office:value-type="string" office:string-value="R907C1">
            <text:p>R907C1</text:p>
          </table:table-cell>
          <table:table-cell office:value-type="float" office:value="90702">
            <text:p>90702</text:p>
          </table:table-cell>
          <table:table-cell office:value-type="string" office:string-value="R907C3">
            <text:p>R907C3</text:p>
          </table:table-cell>
          <table:table-cell office:value-type="float" office:value="90704">
            <text:p>90704</text:p>
          </table:table-cell>
          <table:table-cell office:value-type="string" office:string-value="R907C5">
            <text:p>R907C5</text:p>
          </table:table-cell>
          <table:table-cell office:value-type="float" office:value="90706">
            <text:p>90706</text:p>
          </table:table-cell>
          <table:table-cell office:value-type="string" office:string-value="R907C7">
            <text:p>R907C7</text:p>
          </table:table-cell>
          <table:table-cell office:value-type="float" office:value="90708">
            <text:p>90708</text:p>
          </table:table-cell>
          <table:table-cell office:value-type="string" office:string-value="R907C9">
            <text:p>R907C9</text:p>
          </table:table-cell>
          <table:table-cell office:value-type="float" office:value="90710">
            <text:p>90710</text:p>
          </table:table-cell>
          <table:table-cell office:value-type="string" office:string-value="R907C11">
            <text:p>R907C11</text:p>
          </table:table-cell>
          <table:table-cell office:value-type="float" office:value="90712">
            <text:p>90712</text:p>
          </table:table-cell>
          <table:table-cell office:value-type="string" office:string-value="R907C13">
            <text:p>R907C13</text:p>
          </table:table-cell>
          <table:table-cell office:value-type="float" office:value="90714">
            <text:p>90714</text:p>
          </table:table-cell>
          <table:table-cell office:value-type="string" office:string-value="R907C15">
            <text:p>R907C15</text:p>
          </table:table-cell>
          <table:table-cell office:value-type="float" office:value="90716">
            <text:p>90716</text:p>
          </table:table-cell>
          <table:table-cell office:value-type="string" office:string-value="R907C17">
            <text:p>R907C17</text:p>
          </table:table-cell>
          <table:table-cell office:value-type="float" office:value="90718">
            <text:p>90718</text:p>
          </table:table-cell>
          <table:table-cell office:value-type="string" office:string-value="R907C19">
            <text:p>R907C19</text:p>
          </table:table-cell>
          <table:table-cell office:value-type="float" office:value="90720">
            <text:p>90720</text:p>
          </table:table-cell>
          <table:table-cell office:value-type="string" office:string-value="R907C21">
            <text:p>R907C21</text:p>
          </table:table-cell>
          <table:table-cell office:value-type="float" office:value="90722">
            <text:p>90722</text:p>
          </table:table-cell>
          <table:table-cell office:value-type="string" office:string-value="R907C23">
            <text:p>R907C23</text:p>
          </table:table-cell>
          <table:table-cell office:value-type="float" office:value="90724">
            <text:p>90724</text:p>
          </table:table-cell>
          <table:table-cell office:value-type="string" office:string-value="R907C25">
            <text:p>R907C25</text:p>
          </table:table-cell>
          <table:table-cell office:value-type="float" office:value="90726">
            <text:p>90726</text:p>
          </table:table-cell>
        </table:table-row>
        <table:table-row>
          <table:table-cell office:value-type="string" office:string-value="R908C1">
            <text:p>R908C1</text:p>
          </table:table-cell>
          <table:table-cell office:value-type="float" office:value="90802">
            <text:p>90802</text:p>
          </table:table-cell>
          <table:table-cell office:value-type="string" office:string-value="R908C3">
            <text:p>R908C3</text:p>
          </table:table-cell>
          <table:table-cell office:value-type="float" office:value="90804">
            <text:p>90804</text:p>
          </table:table-cell>
          <table:table-cell office:value-type="string" office:string-value="R908C5">
            <text:p>R908C5</text:p>
          </table:table-cell>
          <table:table-cell office:value-type="float" office:value="90806">
            <text:p>90806</text:p>
          </table:table-cell>
          <table:table-cell office:value-type="string" office:string-value="R908C7">
            <text:p>R908C7</text:p>
          </table:table-cell>
          <table:table-cell office:value-type="float" office:value="90808">
            <text:p>90808</text:p>
          </table:table-cell>
          <table:table-cell office:value-type="string" office:string-value="R908C9">
            <text:p>R908C9</text:p>
          </table:table-cell>
          <table:table-cell office:value-type="float" office:value="90810">
            <text:p>90810</text:p>
          </table:table-cell>
          <table:table-cell office:value-type="string" office:string-value="R908C11">
            <text:p>R908C11</text:p>
          </table:table-cell>
          <table:table-cell office:value-type="float" office:value="90812">
            <text:p>90812</text:p>
          </table:table-cell>
          <table:table-cell office:value-type="string" office:string-value="R908C13">
            <text:p>R908C13</text:p>
          </table:table-cell>
          <table:table-cell office:value-type="float" office:value="90814">
            <text:p>90814</text:p>
          </table:table-cell>
          <table:table-cell office:value-type="string" office:string-value="R908C15">
            <text:p>R908C15</text:p>
          </table:table-cell>
          <table:table-cell office:value-type="float" office:value="90816">
            <text:p>90816</text:p>
          </table:table-cell>
          <table:table-cell office:value-type="string" office:string-value="R908C17">
            <text:p>R908C17</text:p>
          </table:table-cell>
          <table:table-cell office:value-type="float" office:value="90818">
            <text:p>90818</text:p>
          </table:table-cell>
          <table:table-cell office:value-type="string" office:string-value="R908C19">
            <text:p>R908C19</text:p>
          </table:table-cell>
          <table:table-cell office:value-type="float" office:value="90820">
            <text:p>90820</text:p>
          </table:table-cell>
          <table:table-cell office:value-type="string" office:string-value="R908C21">
            <text:p>R908C21</text:p>
          </table:table-cell>
          <table:table-cell office:value-type="float" office:value="90822">
            <text:p>90822</text:p>
          </table:table-cell>
          <table:table-cell office:value-type="string" office:string-value="R908C23">
            <text:p>R908C23</text:p>
          </table:table-cell>
          <table:table-cell office:value-type="float" office:value="90824">
            <text:p>90824</text:p>
          </table:table-cell>
          <table:table-cell office:value-type="string" office:string-value="R908C25">
            <text:p>R908C25</text:p>
          </table:table-cell>
          <table:table-cell office:value-type="float" office:value="90826">
            <text:p>90826</text:p>
          </table:table-cell>
        </table:table-row>
        <table:table-row>
          <table:table-cell office:value-type="string" office:string-value="R909C1">
            <text:p>R909C1</text:p>
          </table:table-cell>
          <table:table-cell office:value-type="float" office:value="90902">
            <text:p>90902</text:p>
          </table:table-cell>
          <table:table-cell office:value-type="string" office:string-value="R909C3">
            <text:p>R909C3</text:p>
          </table:table-cell>
          <table:table-cell office:value-type="float" office:value="90904">
            <text:p>90904</text:p>
          </table:table-cell>
          <table:table-cell office:value-type="string" office:string-value="R909C5">
            <text:p>R909C5</text:p>
          </table:table-cell>
          <table:table-cell office:value-type="float" office:value="90906">
            <text:p>90906</text:p>
          </table:table-cell>
          <table:table-cell office:value-type="string" office:string-value="R909C7">
            <text:p>R909C7</text:p>
          </table:table-cell>
          <table:table-cell office:value-type="float" office:value="90908">
            <text:p>90908</text:p>
          </table:table-cell>
          <table:table-cell office:value-type="string" office:string-value="R909C9">
            <text:p>R909C9</text:p>
          </table:table-cell>
          <table:table-cell office:value-type="float" office:value="90910">
            <text:p>90910</text:p>
          </table:table-cell>
          <table:table-cell office:value-type="string" office:string-value="R909C11">
            <text:p>R909C11</text:p>
          </table:table-cell>
          <table:table-cell office:value-type="float" office:value="90912">
            <text:p>90912</text:p>
          </table:table-cell>
          <table:table-cell office:value-type="string" office:string-value="R909C13">
            <text:p>R909C13</text:p>
          </table:table-cell>
          <table:table-cell office:value-type="float" office:value="90914">
            <text:p>90914</text:p>
          </table:table-cell>
          <table:table-cell office:value-type="string" office:string-value="R909C15">
            <text:p>R909C15</text:p>
          </table:table-cell>
          <table:table-cell office:value-type="float" office:value="90916">
            <text:p>90916</text:p>
          </table:table-cell>
          <table:table-cell office:value-type="string" office:string-value="R909C17">
            <text:p>R909C17</text:p>
          </table:table-cell>
          <table:table-cell office:value-type="float" office:value="90918">
            <text:p>90918</text:p>
          </table:table-cell>
          <table:table-cell office:value-type="string" office:string-value="R909C19">
            <text:p>R909C19</text:p>
          </table:table-cell>
          <table:table-cell office:value-type="float" office:value="90920">
            <text:p>90920</text:p>
          </table:table-cell>
          <table:table-cell office:value-type="string" office:string-value="R909C21">
            <text:p>R909C21</text:p>
          </table:table-cell>
          <table:table-cell office:value-type="float" office:value="90922">
            <text:p>90922</text:p>
          </table:table-cell>
          <table:table-cell office:value-type="string" office:string-value="R909C23">
            <text:p>R909C23</text:p>
          </table:table-cell>
          <table:table-cell office:value-type="float" office:value="90924">
            <text:p>90924</text:p>
          </table:table-cell>
          <table:table-cell office:value-type="string" office:string-value="R909C25">
            <text:p>R909C25</text:p>
          </table:table-cell>
          <table:table-cell office:value-type="float" office:value="90926">
            <text:p>90926</text:p>
          </table:table-cell>
        </table:table-row>
        <table:table-row>
          <table:table-cell office:value-type="string" office:string-value="R910C1">
            <text:p>R910C1</text:p>
          </table:table-cell>
          <table:table-cell office:value-type="float" office:value="91002">
            <text:p>91002</text:p>
          </table:table-cell>
          <table:table-cell office:value-type="string" office:string-value="R910C3">
            <text:p>R910C3</text:p>
          </table:table-cell>
          <table:table-cell office:value-type="float" office:value="91004">
            <text:p>91004</text:p>
          </table:table-cell>
          <table:table-cell office:value-type="string" office:string-value="R910C5">
            <text:p>R910C5</text:p>
          </table:table-cell>
          <table:table-cell office:value-type="float" office:value="91006">
            <text:p>91006</text:p>
          </table:table-cell>
          <table:table-cell office:value-type="string" office:string-value="R910C7">
            <text:p>R910C7</text:p>
          </table:table-cell>
          <table:table-cell office:value-type="float" office:value="91008">
            <text:p>91008</text:p>
          </table:table-cell>
          <table:table-cell office:value-type="string" office:string-value="R910C9">
            <text:p>R910C9</text:p>
          </table:table-cell>
          <table:table-cell office:value-type="float" office:value="91010">
            <text:p>91010</text:p>
          </table:table-cell>
          <table:table-cell office:value-type="string" office:string-value="R910C11">
            <text:p>R910C11</text:p>
          </table:table-cell>
          <table:table-cell office:value-type="float" office:value="91012">
            <text:p>91012</text:p>
          </table:table-cell>
          <table:table-cell office:value-type="string" office:string-value="R910C13">
            <text:p>R910C13</text:p>
          </table:table-cell>
          <table:table-cell office:value-type="float" office:value="91014">
            <text:p>91014</text:p>
          </table:table-cell>
          <table:table-cell office:value-type="string" office:string-value="R910C15">
            <text:p>R910C15</text:p>
          </table:table-cell>
          <table:table-cell office:value-type="float" office:value="91016">
            <text:p>91016</text:p>
          </table:table-cell>
          <table:table-cell office:value-type="string" office:string-value="R910C17">
            <text:p>R910C17</text:p>
          </table:table-cell>
          <table:table-cell office:value-type="float" office:value="91018">
            <text:p>91018</text:p>
          </table:table-cell>
          <table:table-cell office:value-type="string" office:string-value="R910C19">
            <text:p>R910C19</text:p>
          </table:table-cell>
          <table:table-cell office:value-type="float" office:value="91020">
            <text:p>91020</text:p>
          </table:table-cell>
          <table:table-cell office:value-type="string" office:string-value="R910C21">
            <text:p>R910C21</text:p>
          </table:table-cell>
          <table:table-cell office:value-type="float" office:value="91022">
            <text:p>91022</text:p>
          </table:table-cell>
          <table:table-cell office:value-type="string" office:string-value="R910C23">
            <text:p>R910C23</text:p>
          </table:table-cell>
          <table:table-cell office:value-type="float" office:value="91024">
            <text:p>91024</text:p>
          </table:table-cell>
          <table:table-cell office:value-type="string" office:string-value="R910C25">
            <text:p>R910C25</text:p>
          </table:table-cell>
          <table:table-cell office:value-type="float" office:value="91026">
            <text:p>91026</text:p>
          </table:table-cell>
        </table:table-row>
        <table:table-row>
          <table:table-cell office:value-type="string" office:string-value="R911C1">
            <text:p>R911C1</text:p>
          </table:table-cell>
          <table:table-cell office:value-type="float" office:value="91102">
            <text:p>91102</text:p>
          </table:table-cell>
          <table:table-cell office:value-type="string" office:string-value="R911C3">
            <text:p>R911C3</text:p>
          </table:table-cell>
          <table:table-cell office:value-type="float" office:value="91104">
            <text:p>91104</text:p>
          </table:table-cell>
          <table:table-cell office:value-type="string" office:string-value="R911C5">
            <text:p>R911C5</text:p>
          </table:table-cell>
          <table:table-cell office:value-type="float" office:value="91106">
            <text:p>91106</text:p>
          </table:table-cell>
          <table:table-cell office:value-type="string" office:string-value="R911C7">
            <text:p>R911C7</text:p>
          </table:table-cell>
          <table:table-cell office:value-type="float" office:value="91108">
            <text:p>91108</text:p>
          </table:table-cell>
          <table:table-cell office:value-type="string" office:string-value="R911C9">
            <text:p>R911C9</text:p>
          </table:table-cell>
          <table:table-cell office:value-type="float" office:value="91110">
            <text:p>91110</text:p>
          </table:table-cell>
          <table:table-cell office:value-type="string" office:string-value="R911C11">
            <text:p>R911C11</text:p>
          </table:table-cell>
          <table:table-cell office:value-type="float" office:value="91112">
            <text:p>91112</text:p>
          </table:table-cell>
          <table:table-cell office:value-type="string" office:string-value="R911C13">
            <text:p>R911C13</text:p>
          </table:table-cell>
          <table:table-cell office:value-type="float" office:value="91114">
            <text:p>91114</text:p>
          </table:table-cell>
          <table:table-cell office:value-type="string" office:string-value="R911C15">
            <text:p>R911C15</text:p>
          </table:table-cell>
          <table:table-cell office:value-type="float" office:value="91116">
            <text:p>91116</text:p>
          </table:table-cell>
          <table:table-cell office:value-type="string" office:string-value="R911C17">
            <text:p>R911C17</text:p>
          </table:table-cell>
          <table:table-cell office:value-type="float" office:value="91118">
            <text:p>91118</text:p>
          </table:table-cell>
          <table:table-cell office:value-type="string" office:string-value="R911C19">
            <text:p>R911C19</text:p>
          </table:table-cell>
          <table:table-cell office:value-type="float" office:value="91120">
            <text:p>91120</text:p>
          </table:table-cell>
          <table:table-cell office:value-type="string" office:string-value="R911C21">
            <text:p>R911C21</text:p>
          </table:table-cell>
          <table:table-cell office:value-type="float" office:value="91122">
            <text:p>91122</text:p>
          </table:table-cell>
          <table:table-cell office:value-type="string" office:string-value="R911C23">
            <text:p>R911C23</text:p>
          </table:table-cell>
          <table:table-cell office:value-type="float" office:value="91124">
            <text:p>91124</text:p>
          </table:table-cell>
          <table:table-cell office:value-type="string" office:string-value="R911C25">
            <text:p>R911C25</text:p>
          </table:table-cell>
          <table:table-cell office:value-type="float" office:value="91126">
            <text:p>91126</text:p>
          </table:table-cell>
        </table:table-row>
        <table:table-row>
          <table:table-cell office:value-type="string" office:string-value="R912C1">
            <text:p>R912C1</text:p>
          </table:table-cell>
          <table:table-cell office:value-type="float" office:value="91202">
            <text:p>91202</text:p>
          </table:table-cell>
          <table:table-cell office:value-type="string" office:string-value="R912C3">
            <text:p>R912C3</text:p>
          </table:table-cell>
          <table:table-cell office:value-type="float" office:value="91204">
            <text:p>91204</text:p>
          </table:table-cell>
          <table:table-cell office:value-type="string" office:string-value="R912C5">
            <text:p>R912C5</text:p>
          </table:table-cell>
          <table:table-cell office:value-type="float" office:value="91206">
            <text:p>91206</text:p>
          </table:table-cell>
          <table:table-cell office:value-type="string" office:string-value="R912C7">
            <text:p>R912C7</text:p>
          </table:table-cell>
          <table:table-cell office:value-type="float" office:value="91208">
            <text:p>91208</text:p>
          </table:table-cell>
          <table:table-cell office:value-type="string" office:string-value="R912C9">
            <text:p>R912C9</text:p>
          </table:table-cell>
          <table:table-cell office:value-type="float" office:value="91210">
            <text:p>91210</text:p>
          </table:table-cell>
          <table:table-cell office:value-type="string" office:string-value="R912C11">
            <text:p>R912C11</text:p>
          </table:table-cell>
          <table:table-cell office:value-type="float" office:value="91212">
            <text:p>91212</text:p>
          </table:table-cell>
          <table:table-cell office:value-type="string" office:string-value="R912C13">
            <text:p>R912C13</text:p>
          </table:table-cell>
          <table:table-cell office:value-type="float" office:value="91214">
            <text:p>91214</text:p>
          </table:table-cell>
          <table:table-cell office:value-type="string" office:string-value="R912C15">
            <text:p>R912C15</text:p>
          </table:table-cell>
          <table:table-cell office:value-type="float" office:value="91216">
            <text:p>91216</text:p>
          </table:table-cell>
          <table:table-cell office:value-type="string" office:string-value="R912C17">
            <text:p>R912C17</text:p>
          </table:table-cell>
          <table:table-cell office:value-type="float" office:value="91218">
            <text:p>91218</text:p>
          </table:table-cell>
          <table:table-cell office:value-type="string" office:string-value="R912C19">
            <text:p>R912C19</text:p>
          </table:table-cell>
          <table:table-cell office:value-type="float" office:value="91220">
            <text:p>91220</text:p>
          </table:table-cell>
          <table:table-cell office:value-type="string" office:string-value="R912C21">
            <text:p>R912C21</text:p>
          </table:table-cell>
          <table:table-cell office:value-type="float" office:value="91222">
            <text:p>91222</text:p>
          </table:table-cell>
          <table:table-cell office:value-type="string" office:string-value="R912C23">
            <text:p>R912C23</text:p>
          </table:table-cell>
          <table:table-cell office:value-type="float" office:value="91224">
            <text:p>91224</text:p>
          </table:table-cell>
          <table:table-cell office:value-type="string" office:string-value="R912C25">
            <text:p>R912C25</text:p>
          </table:table-cell>
          <table:table-cell office:value-type="float" office:value="91226">
            <text:p>91226</text:p>
          </table:table-cell>
        </table:table-row>
        <table:table-row>
          <table:table-cell office:value-type="string" office:string-value="R913C1">
            <text:p>R913C1</text:p>
          </table:table-cell>
          <table:table-cell office:value-type="float" office:value="91302">
            <text:p>91302</text:p>
          </table:table-cell>
          <table:table-cell office:value-type="string" office:string-value="R913C3">
            <text:p>R913C3</text:p>
          </table:table-cell>
          <table:table-cell office:value-type="float" office:value="91304">
            <text:p>91304</text:p>
          </table:table-cell>
          <table:table-cell office:value-type="string" office:string-value="R913C5">
            <text:p>R913C5</text:p>
          </table:table-cell>
          <table:table-cell office:value-type="float" office:value="91306">
            <text:p>91306</text:p>
          </table:table-cell>
          <table:table-cell office:value-type="string" office:string-value="R913C7">
            <text:p>R913C7</text:p>
          </table:table-cell>
          <table:table-cell office:value-type="float" office:value="91308">
            <text:p>91308</text:p>
          </table:table-cell>
          <table:table-cell office:value-type="string" office:string-value="R913C9">
            <text:p>R913C9</text:p>
          </table:table-cell>
          <table:table-cell office:value-type="float" office:value="91310">
            <text:p>91310</text:p>
          </table:table-cell>
          <table:table-cell office:value-type="string" office:string-value="R913C11">
            <text:p>R913C11</text:p>
          </table:table-cell>
          <table:table-cell office:value-type="float" office:value="91312">
            <text:p>91312</text:p>
          </table:table-cell>
          <table:table-cell office:value-type="string" office:string-value="R913C13">
            <text:p>R913C13</text:p>
          </table:table-cell>
          <table:table-cell office:value-type="float" office:value="91314">
            <text:p>91314</text:p>
          </table:table-cell>
          <table:table-cell office:value-type="string" office:string-value="R913C15">
            <text:p>R913C15</text:p>
          </table:table-cell>
          <table:table-cell office:value-type="float" office:value="91316">
            <text:p>91316</text:p>
          </table:table-cell>
          <table:table-cell office:value-type="string" office:string-value="R913C17">
            <text:p>R913C17</text:p>
          </table:table-cell>
          <table:table-cell office:value-type="float" office:value="91318">
            <text:p>91318</text:p>
          </table:table-cell>
          <table:table-cell office:value-type="string" office:string-value="R913C19">
            <text:p>R913C19</text:p>
          </table:table-cell>
          <table:table-cell office:value-type="float" office:value="91320">
            <text:p>91320</text:p>
          </table:table-cell>
          <table:table-cell office:value-type="string" office:string-value="R913C21">
            <text:p>R913C21</text:p>
          </table:table-cell>
          <table:table-cell office:value-type="float" office:value="91322">
            <text:p>91322</text:p>
          </table:table-cell>
          <table:table-cell office:value-type="string" office:string-value="R913C23">
            <text:p>R913C23</text:p>
          </table:table-cell>
          <table:table-cell office:value-type="float" office:value="91324">
            <text:p>91324</text:p>
          </table:table-cell>
          <table:table-cell office:value-type="string" office:string-value="R913C25">
            <text:p>R913C25</text:p>
          </table:table-cell>
          <table:table-cell office:value-type="float" office:value="91326">
            <text:p>91326</text:p>
          </table:table-cell>
        </table:table-row>
        <table:table-row>
          <table:table-cell office:value-type="string" office:string-value="R914C1">
            <text:p>R914C1</text:p>
          </table:table-cell>
          <table:table-cell office:value-type="float" office:value="91402">
            <text:p>91402</text:p>
          </table:table-cell>
          <table:table-cell office:value-type="string" office:string-value="R914C3">
            <text:p>R914C3</text:p>
          </table:table-cell>
          <table:table-cell office:value-type="float" office:value="91404">
            <text:p>91404</text:p>
          </table:table-cell>
          <table:table-cell office:value-type="string" office:string-value="R914C5">
            <text:p>R914C5</text:p>
          </table:table-cell>
          <table:table-cell office:value-type="float" office:value="91406">
            <text:p>91406</text:p>
          </table:table-cell>
          <table:table-cell office:value-type="string" office:string-value="R914C7">
            <text:p>R914C7</text:p>
          </table:table-cell>
          <table:table-cell office:value-type="float" office:value="91408">
            <text:p>91408</text:p>
          </table:table-cell>
          <table:table-cell office:value-type="string" office:string-value="R914C9">
            <text:p>R914C9</text:p>
          </table:table-cell>
          <table:table-cell office:value-type="float" office:value="91410">
            <text:p>91410</text:p>
          </table:table-cell>
          <table:table-cell office:value-type="string" office:string-value="R914C11">
            <text:p>R914C11</text:p>
          </table:table-cell>
          <table:table-cell office:value-type="float" office:value="91412">
            <text:p>91412</text:p>
          </table:table-cell>
          <table:table-cell office:value-type="string" office:string-value="R914C13">
            <text:p>R914C13</text:p>
          </table:table-cell>
          <table:table-cell office:value-type="float" office:value="91414">
            <text:p>91414</text:p>
          </table:table-cell>
          <table:table-cell office:value-type="string" office:string-value="R914C15">
            <text:p>R914C15</text:p>
          </table:table-cell>
          <table:table-cell office:value-type="float" office:value="91416">
            <text:p>91416</text:p>
          </table:table-cell>
          <table:table-cell office:value-type="string" office:string-value="R914C17">
            <text:p>R914C17</text:p>
          </table:table-cell>
          <table:table-cell office:value-type="float" office:value="91418">
            <text:p>91418</text:p>
          </table:table-cell>
          <table:table-cell office:value-type="string" office:string-value="R914C19">
            <text:p>R914C19</text:p>
          </table:table-cell>
          <table:table-cell office:value-type="float" office:value="91420">
            <text:p>91420</text:p>
          </table:table-cell>
          <table:table-cell office:value-type="string" office:string-value="R914C21">
            <text:p>R914C21</text:p>
          </table:table-cell>
          <table:table-cell office:value-type="float" office:value="91422">
            <text:p>91422</text:p>
          </table:table-cell>
          <table:table-cell office:value-type="string" office:string-value="R914C23">
            <text:p>R914C23</text:p>
          </table:table-cell>
          <table:table-cell office:value-type="float" office:value="91424">
            <text:p>91424</text:p>
          </table:table-cell>
          <table:table-cell office:value-type="string" office:string-value="R914C25">
            <text:p>R914C25</text:p>
          </table:table-cell>
          <table:table-cell office:value-type="float" office:value="91426">
            <text:p>91426</text:p>
          </table:table-cell>
        </table:table-row>
        <table:table-row>
          <table:table-cell office:value-type="string" office:string-value="R915C1">
            <text:p>R915C1</text:p>
          </table:table-cell>
          <table:table-cell office:value-type="float" office:value="91502">
            <text:p>91502</text:p>
          </table:table-cell>
          <table:table-cell office:value-type="string" office:string-value="R915C3">
            <text:p>R915C3</text:p>
          </table:table-cell>
          <table:table-cell office:value-type="float" office:value="91504">
            <text:p>91504</text:p>
          </table:table-cell>
          <table:table-cell office:value-type="string" office:string-value="R915C5">
            <text:p>R915C5</text:p>
          </table:table-cell>
          <table:table-cell office:value-type="float" office:value="91506">
            <text:p>91506</text:p>
          </table:table-cell>
          <table:table-cell office:value-type="string" office:string-value="R915C7">
            <text:p>R915C7</text:p>
          </table:table-cell>
          <table:table-cell office:value-type="float" office:value="91508">
            <text:p>91508</text:p>
          </table:table-cell>
          <table:table-cell office:value-type="string" office:string-value="R915C9">
            <text:p>R915C9</text:p>
          </table:table-cell>
          <table:table-cell office:value-type="float" office:value="91510">
            <text:p>91510</text:p>
          </table:table-cell>
          <table:table-cell office:value-type="string" office:string-value="R915C11">
            <text:p>R915C11</text:p>
          </table:table-cell>
          <table:table-cell office:value-type="float" office:value="91512">
            <text:p>91512</text:p>
          </table:table-cell>
          <table:table-cell office:value-type="string" office:string-value="R915C13">
            <text:p>R915C13</text:p>
          </table:table-cell>
          <table:table-cell office:value-type="float" office:value="91514">
            <text:p>91514</text:p>
          </table:table-cell>
          <table:table-cell office:value-type="string" office:string-value="R915C15">
            <text:p>R915C15</text:p>
          </table:table-cell>
          <table:table-cell office:value-type="float" office:value="91516">
            <text:p>91516</text:p>
          </table:table-cell>
          <table:table-cell office:value-type="string" office:string-value="R915C17">
            <text:p>R915C17</text:p>
          </table:table-cell>
          <table:table-cell office:value-type="float" office:value="91518">
            <text:p>91518</text:p>
          </table:table-cell>
          <table:table-cell office:value-type="string" office:string-value="R915C19">
            <text:p>R915C19</text:p>
          </table:table-cell>
          <table:table-cell office:value-type="float" office:value="91520">
            <text:p>91520</text:p>
          </table:table-cell>
          <table:table-cell office:value-type="string" office:string-value="R915C21">
            <text:p>R915C21</text:p>
          </table:table-cell>
          <table:table-cell office:value-type="float" office:value="91522">
            <text:p>91522</text:p>
          </table:table-cell>
          <table:table-cell office:value-type="string" office:string-value="R915C23">
            <text:p>R915C23</text:p>
          </table:table-cell>
          <table:table-cell office:value-type="float" office:value="91524">
            <text:p>91524</text:p>
          </table:table-cell>
          <table:table-cell office:value-type="string" office:string-value="R915C25">
            <text:p>R915C25</text:p>
          </table:table-cell>
          <table:table-cell office:value-type="float" office:value="91526">
            <text:p>91526</text:p>
          </table:table-cell>
        </table:table-row>
        <table:table-row>
          <table:table-cell office:value-type="string" office:string-value="R916C1">
            <text:p>R916C1</text:p>
          </table:table-cell>
          <table:table-cell office:value-type="float" office:value="91602">
            <text:p>91602</text:p>
          </table:table-cell>
          <table:table-cell office:value-type="string" office:string-value="R916C3">
            <text:p>R916C3</text:p>
          </table:table-cell>
          <table:table-cell office:value-type="float" office:value="91604">
            <text:p>91604</text:p>
          </table:table-cell>
          <table:table-cell office:value-type="string" office:string-value="R916C5">
            <text:p>R916C5</text:p>
          </table:table-cell>
          <table:table-cell office:value-type="float" office:value="91606">
            <text:p>91606</text:p>
          </table:table-cell>
          <table:table-cell office:value-type="string" office:string-value="R916C7">
            <text:p>R916C7</text:p>
          </table:table-cell>
          <table:table-cell office:value-type="float" office:value="91608">
            <text:p>91608</text:p>
          </table:table-cell>
          <table:table-cell office:value-type="string" office:string-value="R916C9">
            <text:p>R916C9</text:p>
          </table:table-cell>
          <table:table-cell office:value-type="float" office:value="91610">
            <text:p>91610</text:p>
          </table:table-cell>
          <table:table-cell office:value-type="string" office:string-value="R916C11">
            <text:p>R916C11</text:p>
          </table:table-cell>
          <table:table-cell office:value-type="float" office:value="91612">
            <text:p>91612</text:p>
          </table:table-cell>
          <table:table-cell office:value-type="string" office:string-value="R916C13">
            <text:p>R916C13</text:p>
          </table:table-cell>
          <table:table-cell office:value-type="float" office:value="91614">
            <text:p>91614</text:p>
          </table:table-cell>
          <table:table-cell office:value-type="string" office:string-value="R916C15">
            <text:p>R916C15</text:p>
          </table:table-cell>
          <table:table-cell office:value-type="float" office:value="91616">
            <text:p>91616</text:p>
          </table:table-cell>
          <table:table-cell office:value-type="string" office:string-value="R916C17">
            <text:p>R916C17</text:p>
          </table:table-cell>
          <table:table-cell office:value-type="float" office:value="91618">
            <text:p>91618</text:p>
          </table:table-cell>
          <table:table-cell office:value-type="string" office:string-value="R916C19">
            <text:p>R916C19</text:p>
          </table:table-cell>
          <table:table-cell office:value-type="float" office:value="91620">
            <text:p>91620</text:p>
          </table:table-cell>
          <table:table-cell office:value-type="string" office:string-value="R916C21">
            <text:p>R916C21</text:p>
          </table:table-cell>
          <table:table-cell office:value-type="float" office:value="91622">
            <text:p>91622</text:p>
          </table:table-cell>
          <table:table-cell office:value-type="string" office:string-value="R916C23">
            <text:p>R916C23</text:p>
          </table:table-cell>
          <table:table-cell office:value-type="float" office:value="91624">
            <text:p>91624</text:p>
          </table:table-cell>
          <table:table-cell office:value-type="string" office:string-value="R916C25">
            <text:p>R916C25</text:p>
          </table:table-cell>
          <table:table-cell office:value-type="float" office:value="91626">
            <text:p>91626</text:p>
          </table:table-cell>
        </table:table-row>
        <table:table-row>
          <table:table-cell office:value-type="string" office:string-value="R917C1">
            <text:p>R917C1</text:p>
          </table:table-cell>
          <table:table-cell office:value-type="float" office:value="91702">
            <text:p>91702</text:p>
          </table:table-cell>
          <table:table-cell office:value-type="string" office:string-value="R917C3">
            <text:p>R917C3</text:p>
          </table:table-cell>
          <table:table-cell office:value-type="float" office:value="91704">
            <text:p>91704</text:p>
          </table:table-cell>
          <table:table-cell office:value-type="string" office:string-value="R917C5">
            <text:p>R917C5</text:p>
          </table:table-cell>
          <table:table-cell office:value-type="float" office:value="91706">
            <text:p>91706</text:p>
          </table:table-cell>
          <table:table-cell office:value-type="string" office:string-value="R917C7">
            <text:p>R917C7</text:p>
          </table:table-cell>
          <table:table-cell office:value-type="float" office:value="91708">
            <text:p>91708</text:p>
          </table:table-cell>
          <table:table-cell office:value-type="string" office:string-value="R917C9">
            <text:p>R917C9</text:p>
          </table:table-cell>
          <table:table-cell office:value-type="float" office:value="91710">
            <text:p>91710</text:p>
          </table:table-cell>
          <table:table-cell office:value-type="string" office:string-value="R917C11">
            <text:p>R917C11</text:p>
          </table:table-cell>
          <table:table-cell office:value-type="float" office:value="91712">
            <text:p>91712</text:p>
          </table:table-cell>
          <table:table-cell office:value-type="string" office:string-value="R917C13">
            <text:p>R917C13</text:p>
          </table:table-cell>
          <table:table-cell office:value-type="float" office:value="91714">
            <text:p>91714</text:p>
          </table:table-cell>
          <table:table-cell office:value-type="string" office:string-value="R917C15">
            <text:p>R917C15</text:p>
          </table:table-cell>
          <table:table-cell office:value-type="float" office:value="91716">
            <text:p>91716</text:p>
          </table:table-cell>
          <table:table-cell office:value-type="string" office:string-value="R917C17">
            <text:p>R917C17</text:p>
          </table:table-cell>
          <table:table-cell office:value-type="float" office:value="91718">
            <text:p>91718</text:p>
          </table:table-cell>
          <table:table-cell office:value-type="string" office:string-value="R917C19">
            <text:p>R917C19</text:p>
          </table:table-cell>
          <table:table-cell office:value-type="float" office:value="91720">
            <text:p>91720</text:p>
          </table:table-cell>
          <table:table-cell office:value-type="string" office:string-value="R917C21">
            <text:p>R917C21</text:p>
          </table:table-cell>
          <table:table-cell office:value-type="float" office:value="91722">
            <text:p>91722</text:p>
          </table:table-cell>
          <table:table-cell office:value-type="string" office:string-value="R917C23">
            <text:p>R917C23</text:p>
          </table:table-cell>
          <table:table-cell office:value-type="float" office:value="91724">
            <text:p>91724</text:p>
          </table:table-cell>
          <table:table-cell office:value-type="string" office:string-value="R917C25">
            <text:p>R917C25</text:p>
          </table:table-cell>
          <table:table-cell office:value-type="float" office:value="91726">
            <text:p>91726</text:p>
          </table:table-cell>
        </table:table-row>
        <table:table-row>
          <table:table-cell office:value-type="string" office:string-value="R918C1">
            <text:p>R918C1</text:p>
          </table:table-cell>
          <table:table-cell office:value-type="float" office:value="91802">
            <text:p>91802</text:p>
          </table:table-cell>
          <table:table-cell office:value-type="string" office:string-value="R918C3">
            <text:p>R918C3</text:p>
          </table:table-cell>
          <table:table-cell office:value-type="float" office:value="91804">
            <text:p>91804</text:p>
          </table:table-cell>
          <table:table-cell office:value-type="string" office:string-value="R918C5">
            <text:p>R918C5</text:p>
          </table:table-cell>
          <table:table-cell office:value-type="float" office:value="91806">
            <text:p>91806</text:p>
          </table:table-cell>
          <table:table-cell office:value-type="string" office:string-value="R918C7">
            <text:p>R918C7</text:p>
          </table:table-cell>
          <table:table-cell office:value-type="float" office:value="91808">
            <text:p>91808</text:p>
          </table:table-cell>
          <table:table-cell office:value-type="string" office:string-value="R918C9">
            <text:p>R918C9</text:p>
          </table:table-cell>
          <table:table-cell office:value-type="float" office:value="91810">
            <text:p>91810</text:p>
          </table:table-cell>
          <table:table-cell office:value-type="string" office:string-value="R918C11">
            <text:p>R918C11</text:p>
          </table:table-cell>
          <table:table-cell office:value-type="float" office:value="91812">
            <text:p>91812</text:p>
          </table:table-cell>
          <table:table-cell office:value-type="string" office:string-value="R918C13">
            <text:p>R918C13</text:p>
          </table:table-cell>
          <table:table-cell office:value-type="float" office:value="91814">
            <text:p>91814</text:p>
          </table:table-cell>
          <table:table-cell office:value-type="string" office:string-value="R918C15">
            <text:p>R918C15</text:p>
          </table:table-cell>
          <table:table-cell office:value-type="float" office:value="91816">
            <text:p>91816</text:p>
          </table:table-cell>
          <table:table-cell office:value-type="string" office:string-value="R918C17">
            <text:p>R918C17</text:p>
          </table:table-cell>
          <table:table-cell office:value-type="float" office:value="91818">
            <text:p>91818</text:p>
          </table:table-cell>
          <table:table-cell office:value-type="string" office:string-value="R918C19">
            <text:p>R918C19</text:p>
          </table:table-cell>
          <table:table-cell office:value-type="float" office:value="91820">
            <text:p>91820</text:p>
          </table:table-cell>
          <table:table-cell office:value-type="string" office:string-value="R918C21">
            <text:p>R918C21</text:p>
          </table:table-cell>
          <table:table-cell office:value-type="float" office:value="91822">
            <text:p>91822</text:p>
          </table:table-cell>
          <table:table-cell office:value-type="string" office:string-value="R918C23">
            <text:p>R918C23</text:p>
          </table:table-cell>
          <table:table-cell office:value-type="float" office:value="91824">
            <text:p>91824</text:p>
          </table:table-cell>
          <table:table-cell office:value-type="string" office:string-value="R918C25">
            <text:p>R918C25</text:p>
          </table:table-cell>
          <table:table-cell office:value-type="float" office:value="91826">
            <text:p>91826</text:p>
          </table:table-cell>
        </table:table-row>
        <table:table-row>
          <table:table-cell office:value-type="string" office:string-value="R919C1">
            <text:p>R919C1</text:p>
          </table:table-cell>
          <table:table-cell office:value-type="float" office:value="91902">
            <text:p>91902</text:p>
          </table:table-cell>
          <table:table-cell office:value-type="string" office:string-value="R919C3">
            <text:p>R919C3</text:p>
          </table:table-cell>
          <table:table-cell office:value-type="float" office:value="91904">
            <text:p>91904</text:p>
          </table:table-cell>
          <table:table-cell office:value-type="string" office:string-value="R919C5">
            <text:p>R919C5</text:p>
          </table:table-cell>
          <table:table-cell office:value-type="float" office:value="91906">
            <text:p>91906</text:p>
          </table:table-cell>
          <table:table-cell office:value-type="string" office:string-value="R919C7">
            <text:p>R919C7</text:p>
          </table:table-cell>
          <table:table-cell office:value-type="float" office:value="91908">
            <text:p>91908</text:p>
          </table:table-cell>
          <table:table-cell office:value-type="string" office:string-value="R919C9">
            <text:p>R919C9</text:p>
          </table:table-cell>
          <table:table-cell office:value-type="float" office:value="91910">
            <text:p>91910</text:p>
          </table:table-cell>
          <table:table-cell office:value-type="string" office:string-value="R919C11">
            <text:p>R919C11</text:p>
          </table:table-cell>
          <table:table-cell office:value-type="float" office:value="91912">
            <text:p>91912</text:p>
          </table:table-cell>
          <table:table-cell office:value-type="string" office:string-value="R919C13">
            <text:p>R919C13</text:p>
          </table:table-cell>
          <table:table-cell office:value-type="float" office:value="91914">
            <text:p>91914</text:p>
          </table:table-cell>
          <table:table-cell office:value-type="string" office:string-value="R919C15">
            <text:p>R919C15</text:p>
          </table:table-cell>
          <table:table-cell office:value-type="float" office:value="91916">
            <text:p>91916</text:p>
          </table:table-cell>
          <table:table-cell office:value-type="string" office:string-value="R919C17">
            <text:p>R919C17</text:p>
          </table:table-cell>
          <table:table-cell office:value-type="float" office:value="91918">
            <text:p>91918</text:p>
          </table:table-cell>
          <table:table-cell office:value-type="string" office:string-value="R919C19">
            <text:p>R919C19</text:p>
          </table:table-cell>
          <table:table-cell office:value-type="float" office:value="91920">
            <text:p>91920</text:p>
          </table:table-cell>
          <table:table-cell office:value-type="string" office:string-value="R919C21">
            <text:p>R919C21</text:p>
          </table:table-cell>
          <table:table-cell office:value-type="float" office:value="91922">
            <text:p>91922</text:p>
          </table:table-cell>
          <table:table-cell office:value-type="string" office:string-value="R919C23">
            <text:p>R919C23</text:p>
          </table:table-cell>
          <table:table-cell office:value-type="float" office:value="91924">
            <text:p>91924</text:p>
          </table:table-cell>
          <table:table-cell office:value-type="string" office:string-value="R919C25">
            <text:p>R919C25</text:p>
          </table:table-cell>
          <table:table-cell office:value-type="float" office:value="91926">
            <text:p>91926</text:p>
          </table:table-cell>
        </table:table-row>
        <table:table-row>
          <table:table-cell office:value-type="string" office:string-value="R920C1">
            <text:p>R920C1</text:p>
          </table:table-cell>
          <table:table-cell office:value-type="float" office:value="92002">
            <text:p>92002</text:p>
          </table:table-cell>
          <table:table-cell office:value-type="string" office:string-value="R920C3">
            <text:p>R920C3</text:p>
          </table:table-cell>
          <table:table-cell office:value-type="float" office:value="92004">
            <text:p>92004</text:p>
          </table:table-cell>
          <table:table-cell office:value-type="string" office:string-value="R920C5">
            <text:p>R920C5</text:p>
          </table:table-cell>
          <table:table-cell office:value-type="float" office:value="92006">
            <text:p>92006</text:p>
          </table:table-cell>
          <table:table-cell office:value-type="string" office:string-value="R920C7">
            <text:p>R920C7</text:p>
          </table:table-cell>
          <table:table-cell office:value-type="float" office:value="92008">
            <text:p>92008</text:p>
          </table:table-cell>
          <table:table-cell office:value-type="string" office:string-value="R920C9">
            <text:p>R920C9</text:p>
          </table:table-cell>
          <table:table-cell office:value-type="float" office:value="92010">
            <text:p>92010</text:p>
          </table:table-cell>
          <table:table-cell office:value-type="string" office:string-value="R920C11">
            <text:p>R920C11</text:p>
          </table:table-cell>
          <table:table-cell office:value-type="float" office:value="92012">
            <text:p>92012</text:p>
          </table:table-cell>
          <table:table-cell office:value-type="string" office:string-value="R920C13">
            <text:p>R920C13</text:p>
          </table:table-cell>
          <table:table-cell office:value-type="float" office:value="92014">
            <text:p>92014</text:p>
          </table:table-cell>
          <table:table-cell office:value-type="string" office:string-value="R920C15">
            <text:p>R920C15</text:p>
          </table:table-cell>
          <table:table-cell office:value-type="float" office:value="92016">
            <text:p>92016</text:p>
          </table:table-cell>
          <table:table-cell office:value-type="string" office:string-value="R920C17">
            <text:p>R920C17</text:p>
          </table:table-cell>
          <table:table-cell office:value-type="float" office:value="92018">
            <text:p>92018</text:p>
          </table:table-cell>
          <table:table-cell office:value-type="string" office:string-value="R920C19">
            <text:p>R920C19</text:p>
          </table:table-cell>
          <table:table-cell office:value-type="float" office:value="92020">
            <text:p>92020</text:p>
          </table:table-cell>
          <table:table-cell office:value-type="string" office:string-value="R920C21">
            <text:p>R920C21</text:p>
          </table:table-cell>
          <table:table-cell office:value-type="float" office:value="92022">
            <text:p>92022</text:p>
          </table:table-cell>
          <table:table-cell office:value-type="string" office:string-value="R920C23">
            <text:p>R920C23</text:p>
          </table:table-cell>
          <table:table-cell office:value-type="float" office:value="92024">
            <text:p>92024</text:p>
          </table:table-cell>
          <table:table-cell office:value-type="string" office:string-value="R920C25">
            <text:p>R920C25</text:p>
          </table:table-cell>
          <table:table-cell office:value-type="float" office:value="92026">
            <text:p>92026</text:p>
          </table:table-cell>
        </table:table-row>
        <table:table-row>
          <table:table-cell office:value-type="string" office:string-value="R921C1">
            <text:p>R921C1</text:p>
          </table:table-cell>
          <table:table-cell office:value-type="float" office:value="92102">
            <text:p>92102</text:p>
          </table:table-cell>
          <table:table-cell office:value-type="string" office:string-value="R921C3">
            <text:p>R921C3</text:p>
          </table:table-cell>
          <table:table-cell office:value-type="float" office:value="92104">
            <text:p>92104</text:p>
          </table:table-cell>
          <table:table-cell office:value-type="string" office:string-value="R921C5">
            <text:p>R921C5</text:p>
          </table:table-cell>
          <table:table-cell office:value-type="float" office:value="92106">
            <text:p>92106</text:p>
          </table:table-cell>
          <table:table-cell office:value-type="string" office:string-value="R921C7">
            <text:p>R921C7</text:p>
          </table:table-cell>
          <table:table-cell office:value-type="float" office:value="92108">
            <text:p>92108</text:p>
          </table:table-cell>
          <table:table-cell office:value-type="string" office:string-value="R921C9">
            <text:p>R921C9</text:p>
          </table:table-cell>
          <table:table-cell office:value-type="float" office:value="92110">
            <text:p>92110</text:p>
          </table:table-cell>
          <table:table-cell office:value-type="string" office:string-value="R921C11">
            <text:p>R921C11</text:p>
          </table:table-cell>
          <table:table-cell office:value-type="float" office:value="92112">
            <text:p>92112</text:p>
          </table:table-cell>
          <table:table-cell office:value-type="string" office:string-value="R921C13">
            <text:p>R921C13</text:p>
          </table:table-cell>
          <table:table-cell office:value-type="float" office:value="92114">
            <text:p>92114</text:p>
          </table:table-cell>
          <table:table-cell office:value-type="string" office:string-value="R921C15">
            <text:p>R921C15</text:p>
          </table:table-cell>
          <table:table-cell office:value-type="float" office:value="92116">
            <text:p>92116</text:p>
          </table:table-cell>
          <table:table-cell office:value-type="string" office:string-value="R921C17">
            <text:p>R921C17</text:p>
          </table:table-cell>
          <table:table-cell office:value-type="float" office:value="92118">
            <text:p>92118</text:p>
          </table:table-cell>
          <table:table-cell office:value-type="string" office:string-value="R921C19">
            <text:p>R921C19</text:p>
          </table:table-cell>
          <table:table-cell office:value-type="float" office:value="92120">
            <text:p>92120</text:p>
          </table:table-cell>
          <table:table-cell office:value-type="string" office:string-value="R921C21">
            <text:p>R921C21</text:p>
          </table:table-cell>
          <table:table-cell office:value-type="float" office:value="92122">
            <text:p>92122</text:p>
          </table:table-cell>
          <table:table-cell office:value-type="string" office:string-value="R921C23">
            <text:p>R921C23</text:p>
          </table:table-cell>
          <table:table-cell office:value-type="float" office:value="92124">
            <text:p>92124</text:p>
          </table:table-cell>
          <table:table-cell office:value-type="string" office:string-value="R921C25">
            <text:p>R921C25</text:p>
          </table:table-cell>
          <table:table-cell office:value-type="float" office:value="92126">
            <text:p>92126</text:p>
          </table:table-cell>
        </table:table-row>
        <table:table-row>
          <table:table-cell office:value-type="string" office:string-value="R922C1">
            <text:p>R922C1</text:p>
          </table:table-cell>
          <table:table-cell office:value-type="float" office:value="92202">
            <text:p>92202</text:p>
          </table:table-cell>
          <table:table-cell office:value-type="string" office:string-value="R922C3">
            <text:p>R922C3</text:p>
          </table:table-cell>
          <table:table-cell office:value-type="float" office:value="92204">
            <text:p>92204</text:p>
          </table:table-cell>
          <table:table-cell office:value-type="string" office:string-value="R922C5">
            <text:p>R922C5</text:p>
          </table:table-cell>
          <table:table-cell office:value-type="float" office:value="92206">
            <text:p>92206</text:p>
          </table:table-cell>
          <table:table-cell office:value-type="string" office:string-value="R922C7">
            <text:p>R922C7</text:p>
          </table:table-cell>
          <table:table-cell office:value-type="float" office:value="92208">
            <text:p>92208</text:p>
          </table:table-cell>
          <table:table-cell office:value-type="string" office:string-value="R922C9">
            <text:p>R922C9</text:p>
          </table:table-cell>
          <table:table-cell office:value-type="float" office:value="92210">
            <text:p>92210</text:p>
          </table:table-cell>
          <table:table-cell office:value-type="string" office:string-value="R922C11">
            <text:p>R922C11</text:p>
          </table:table-cell>
          <table:table-cell office:value-type="float" office:value="92212">
            <text:p>92212</text:p>
          </table:table-cell>
          <table:table-cell office:value-type="string" office:string-value="R922C13">
            <text:p>R922C13</text:p>
          </table:table-cell>
          <table:table-cell office:value-type="float" office:value="92214">
            <text:p>92214</text:p>
          </table:table-cell>
          <table:table-cell office:value-type="string" office:string-value="R922C15">
            <text:p>R922C15</text:p>
          </table:table-cell>
          <table:table-cell office:value-type="float" office:value="92216">
            <text:p>92216</text:p>
          </table:table-cell>
          <table:table-cell office:value-type="string" office:string-value="R922C17">
            <text:p>R922C17</text:p>
          </table:table-cell>
          <table:table-cell office:value-type="float" office:value="92218">
            <text:p>92218</text:p>
          </table:table-cell>
          <table:table-cell office:value-type="string" office:string-value="R922C19">
            <text:p>R922C19</text:p>
          </table:table-cell>
          <table:table-cell office:value-type="float" office:value="92220">
            <text:p>92220</text:p>
          </table:table-cell>
          <table:table-cell office:value-type="string" office:string-value="R922C21">
            <text:p>R922C21</text:p>
          </table:table-cell>
          <table:table-cell office:value-type="float" office:value="92222">
            <text:p>92222</text:p>
          </table:table-cell>
          <table:table-cell office:value-type="string" office:string-value="R922C23">
            <text:p>R922C23</text:p>
          </table:table-cell>
          <table:table-cell office:value-type="float" office:value="92224">
            <text:p>92224</text:p>
          </table:table-cell>
          <table:table-cell office:value-type="string" office:string-value="R922C25">
            <text:p>R922C25</text:p>
          </table:table-cell>
          <table:table-cell office:value-type="float" office:value="92226">
            <text:p>92226</text:p>
          </table:table-cell>
        </table:table-row>
        <table:table-row>
          <table:table-cell office:value-type="string" office:string-value="R923C1">
            <text:p>R923C1</text:p>
          </table:table-cell>
          <table:table-cell office:value-type="float" office:value="92302">
            <text:p>92302</text:p>
          </table:table-cell>
          <table:table-cell office:value-type="string" office:string-value="R923C3">
            <text:p>R923C3</text:p>
          </table:table-cell>
          <table:table-cell office:value-type="float" office:value="92304">
            <text:p>92304</text:p>
          </table:table-cell>
          <table:table-cell office:value-type="string" office:string-value="R923C5">
            <text:p>R923C5</text:p>
          </table:table-cell>
          <table:table-cell office:value-type="float" office:value="92306">
            <text:p>92306</text:p>
          </table:table-cell>
          <table:table-cell office:value-type="string" office:string-value="R923C7">
            <text:p>R923C7</text:p>
          </table:table-cell>
          <table:table-cell office:value-type="float" office:value="92308">
            <text:p>92308</text:p>
          </table:table-cell>
          <table:table-cell office:value-type="string" office:string-value="R923C9">
            <text:p>R923C9</text:p>
          </table:table-cell>
          <table:table-cell office:value-type="float" office:value="92310">
            <text:p>92310</text:p>
          </table:table-cell>
          <table:table-cell office:value-type="string" office:string-value="R923C11">
            <text:p>R923C11</text:p>
          </table:table-cell>
          <table:table-cell office:value-type="float" office:value="92312">
            <text:p>92312</text:p>
          </table:table-cell>
          <table:table-cell office:value-type="string" office:string-value="R923C13">
            <text:p>R923C13</text:p>
          </table:table-cell>
          <table:table-cell office:value-type="float" office:value="92314">
            <text:p>92314</text:p>
          </table:table-cell>
          <table:table-cell office:value-type="string" office:string-value="R923C15">
            <text:p>R923C15</text:p>
          </table:table-cell>
          <table:table-cell office:value-type="float" office:value="92316">
            <text:p>92316</text:p>
          </table:table-cell>
          <table:table-cell office:value-type="string" office:string-value="R923C17">
            <text:p>R923C17</text:p>
          </table:table-cell>
          <table:table-cell office:value-type="float" office:value="92318">
            <text:p>92318</text:p>
          </table:table-cell>
          <table:table-cell office:value-type="string" office:string-value="R923C19">
            <text:p>R923C19</text:p>
          </table:table-cell>
          <table:table-cell office:value-type="float" office:value="92320">
            <text:p>92320</text:p>
          </table:table-cell>
          <table:table-cell office:value-type="string" office:string-value="R923C21">
            <text:p>R923C21</text:p>
          </table:table-cell>
          <table:table-cell office:value-type="float" office:value="92322">
            <text:p>92322</text:p>
          </table:table-cell>
          <table:table-cell office:value-type="string" office:string-value="R923C23">
            <text:p>R923C23</text:p>
          </table:table-cell>
          <table:table-cell office:value-type="float" office:value="92324">
            <text:p>92324</text:p>
          </table:table-cell>
          <table:table-cell office:value-type="string" office:string-value="R923C25">
            <text:p>R923C25</text:p>
          </table:table-cell>
          <table:table-cell office:value-type="float" office:value="92326">
            <text:p>92326</text:p>
          </table:table-cell>
        </table:table-row>
        <table:table-row>
          <table:table-cell office:value-type="string" office:string-value="R924C1">
            <text:p>R924C1</text:p>
          </table:table-cell>
          <table:table-cell office:value-type="float" office:value="92402">
            <text:p>92402</text:p>
          </table:table-cell>
          <table:table-cell office:value-type="string" office:string-value="R924C3">
            <text:p>R924C3</text:p>
          </table:table-cell>
          <table:table-cell office:value-type="float" office:value="92404">
            <text:p>92404</text:p>
          </table:table-cell>
          <table:table-cell office:value-type="string" office:string-value="R924C5">
            <text:p>R924C5</text:p>
          </table:table-cell>
          <table:table-cell office:value-type="float" office:value="92406">
            <text:p>92406</text:p>
          </table:table-cell>
          <table:table-cell office:value-type="string" office:string-value="R924C7">
            <text:p>R924C7</text:p>
          </table:table-cell>
          <table:table-cell office:value-type="float" office:value="92408">
            <text:p>92408</text:p>
          </table:table-cell>
          <table:table-cell office:value-type="string" office:string-value="R924C9">
            <text:p>R924C9</text:p>
          </table:table-cell>
          <table:table-cell office:value-type="float" office:value="92410">
            <text:p>92410</text:p>
          </table:table-cell>
          <table:table-cell office:value-type="string" office:string-value="R924C11">
            <text:p>R924C11</text:p>
          </table:table-cell>
          <table:table-cell office:value-type="float" office:value="92412">
            <text:p>92412</text:p>
          </table:table-cell>
          <table:table-cell office:value-type="string" office:string-value="R924C13">
            <text:p>R924C13</text:p>
          </table:table-cell>
          <table:table-cell office:value-type="float" office:value="92414">
            <text:p>92414</text:p>
          </table:table-cell>
          <table:table-cell office:value-type="string" office:string-value="R924C15">
            <text:p>R924C15</text:p>
          </table:table-cell>
          <table:table-cell office:value-type="float" office:value="92416">
            <text:p>92416</text:p>
          </table:table-cell>
          <table:table-cell office:value-type="string" office:string-value="R924C17">
            <text:p>R924C17</text:p>
          </table:table-cell>
          <table:table-cell office:value-type="float" office:value="92418">
            <text:p>92418</text:p>
          </table:table-cell>
          <table:table-cell office:value-type="string" office:string-value="R924C19">
            <text:p>R924C19</text:p>
          </table:table-cell>
          <table:table-cell office:value-type="float" office:value="92420">
            <text:p>92420</text:p>
          </table:table-cell>
          <table:table-cell office:value-type="string" office:string-value="R924C21">
            <text:p>R924C21</text:p>
          </table:table-cell>
          <table:table-cell office:value-type="float" office:value="92422">
            <text:p>92422</text:p>
          </table:table-cell>
          <table:table-cell office:value-type="string" office:string-value="R924C23">
            <text:p>R924C23</text:p>
          </table:table-cell>
          <table:table-cell office:value-type="float" office:value="92424">
            <text:p>92424</text:p>
          </table:table-cell>
          <table:table-cell office:value-type="string" office:string-value="R924C25">
            <text:p>R924C25</text:p>
          </table:table-cell>
          <table:table-cell office:value-type="float" office:value="92426">
            <text:p>92426</text:p>
          </table:table-cell>
        </table:table-row>
        <table:table-row>
          <table:table-cell office:value-type="string" office:string-value="R925C1">
            <text:p>R925C1</text:p>
          </table:table-cell>
          <table:table-cell office:value-type="float" office:value="92502">
            <text:p>92502</text:p>
          </table:table-cell>
          <table:table-cell office:value-type="string" office:string-value="R925C3">
            <text:p>R925C3</text:p>
          </table:table-cell>
          <table:table-cell office:value-type="float" office:value="92504">
            <text:p>92504</text:p>
          </table:table-cell>
          <table:table-cell office:value-type="string" office:string-value="R925C5">
            <text:p>R925C5</text:p>
          </table:table-cell>
          <table:table-cell office:value-type="float" office:value="92506">
            <text:p>92506</text:p>
          </table:table-cell>
          <table:table-cell office:value-type="string" office:string-value="R925C7">
            <text:p>R925C7</text:p>
          </table:table-cell>
          <table:table-cell office:value-type="float" office:value="92508">
            <text:p>92508</text:p>
          </table:table-cell>
          <table:table-cell office:value-type="string" office:string-value="R925C9">
            <text:p>R925C9</text:p>
          </table:table-cell>
          <table:table-cell office:value-type="float" office:value="92510">
            <text:p>92510</text:p>
          </table:table-cell>
          <table:table-cell office:value-type="string" office:string-value="R925C11">
            <text:p>R925C11</text:p>
          </table:table-cell>
          <table:table-cell office:value-type="float" office:value="92512">
            <text:p>92512</text:p>
          </table:table-cell>
          <table:table-cell office:value-type="string" office:string-value="R925C13">
            <text:p>R925C13</text:p>
          </table:table-cell>
          <table:table-cell office:value-type="float" office:value="92514">
            <text:p>92514</text:p>
          </table:table-cell>
          <table:table-cell office:value-type="string" office:string-value="R925C15">
            <text:p>R925C15</text:p>
          </table:table-cell>
          <table:table-cell office:value-type="float" office:value="92516">
            <text:p>92516</text:p>
          </table:table-cell>
          <table:table-cell office:value-type="string" office:string-value="R925C17">
            <text:p>R925C17</text:p>
          </table:table-cell>
          <table:table-cell office:value-type="float" office:value="92518">
            <text:p>92518</text:p>
          </table:table-cell>
          <table:table-cell office:value-type="string" office:string-value="R925C19">
            <text:p>R925C19</text:p>
          </table:table-cell>
          <table:table-cell office:value-type="float" office:value="92520">
            <text:p>92520</text:p>
          </table:table-cell>
          <table:table-cell office:value-type="string" office:string-value="R925C21">
            <text:p>R925C21</text:p>
          </table:table-cell>
          <table:table-cell office:value-type="float" office:value="92522">
            <text:p>92522</text:p>
          </table:table-cell>
          <table:table-cell office:value-type="string" office:string-value="R925C23">
            <text:p>R925C23</text:p>
          </table:table-cell>
          <table:table-cell office:value-type="float" office:value="92524">
            <text:p>92524</text:p>
          </table:table-cell>
          <table:table-cell office:value-type="string" office:string-value="R925C25">
            <text:p>R925C25</text:p>
          </table:table-cell>
          <table:table-cell office:value-type="float" office:value="92526">
            <text:p>92526</text:p>
          </table:table-cell>
        </table:table-row>
        <table:table-row>
          <table:table-cell office:value-type="string" office:string-value="R926C1">
            <text:p>R926C1</text:p>
          </table:table-cell>
          <table:table-cell office:value-type="float" office:value="92602">
            <text:p>92602</text:p>
          </table:table-cell>
          <table:table-cell office:value-type="string" office:string-value="R926C3">
            <text:p>R926C3</text:p>
          </table:table-cell>
          <table:table-cell office:value-type="float" office:value="92604">
            <text:p>92604</text:p>
          </table:table-cell>
          <table:table-cell office:value-type="string" office:string-value="R926C5">
            <text:p>R926C5</text:p>
          </table:table-cell>
          <table:table-cell office:value-type="float" office:value="92606">
            <text:p>92606</text:p>
          </table:table-cell>
          <table:table-cell office:value-type="string" office:string-value="R926C7">
            <text:p>R926C7</text:p>
          </table:table-cell>
          <table:table-cell office:value-type="float" office:value="92608">
            <text:p>92608</text:p>
          </table:table-cell>
          <table:table-cell office:value-type="string" office:string-value="R926C9">
            <text:p>R926C9</text:p>
          </table:table-cell>
          <table:table-cell office:value-type="float" office:value="92610">
            <text:p>92610</text:p>
          </table:table-cell>
          <table:table-cell office:value-type="string" office:string-value="R926C11">
            <text:p>R926C11</text:p>
          </table:table-cell>
          <table:table-cell office:value-type="float" office:value="92612">
            <text:p>92612</text:p>
          </table:table-cell>
          <table:table-cell office:value-type="string" office:string-value="R926C13">
            <text:p>R926C13</text:p>
          </table:table-cell>
          <table:table-cell office:value-type="float" office:value="92614">
            <text:p>92614</text:p>
          </table:table-cell>
          <table:table-cell office:value-type="string" office:string-value="R926C15">
            <text:p>R926C15</text:p>
          </table:table-cell>
          <table:table-cell office:value-type="float" office:value="92616">
            <text:p>92616</text:p>
          </table:table-cell>
          <table:table-cell office:value-type="string" office:string-value="R926C17">
            <text:p>R926C17</text:p>
          </table:table-cell>
          <table:table-cell office:value-type="float" office:value="92618">
            <text:p>92618</text:p>
          </table:table-cell>
          <table:table-cell office:value-type="string" office:string-value="R926C19">
            <text:p>R926C19</text:p>
          </table:table-cell>
          <table:table-cell office:value-type="float" office:value="92620">
            <text:p>92620</text:p>
          </table:table-cell>
          <table:table-cell office:value-type="string" office:string-value="R926C21">
            <text:p>R926C21</text:p>
          </table:table-cell>
          <table:table-cell office:value-type="float" office:value="92622">
            <text:p>92622</text:p>
          </table:table-cell>
          <table:table-cell office:value-type="string" office:string-value="R926C23">
            <text:p>R926C23</text:p>
          </table:table-cell>
          <table:table-cell office:value-type="float" office:value="92624">
            <text:p>92624</text:p>
          </table:table-cell>
          <table:table-cell office:value-type="string" office:string-value="R926C25">
            <text:p>R926C25</text:p>
          </table:table-cell>
          <table:table-cell office:value-type="float" office:value="92626">
            <text:p>92626</text:p>
          </table:table-cell>
        </table:table-row>
        <table:table-row>
          <table:table-cell office:value-type="string" office:string-value="R927C1">
            <text:p>R927C1</text:p>
          </table:table-cell>
          <table:table-cell office:value-type="float" office:value="92702">
            <text:p>92702</text:p>
          </table:table-cell>
          <table:table-cell office:value-type="string" office:string-value="R927C3">
            <text:p>R927C3</text:p>
          </table:table-cell>
          <table:table-cell office:value-type="float" office:value="92704">
            <text:p>92704</text:p>
          </table:table-cell>
          <table:table-cell office:value-type="string" office:string-value="R927C5">
            <text:p>R927C5</text:p>
          </table:table-cell>
          <table:table-cell office:value-type="float" office:value="92706">
            <text:p>92706</text:p>
          </table:table-cell>
          <table:table-cell office:value-type="string" office:string-value="R927C7">
            <text:p>R927C7</text:p>
          </table:table-cell>
          <table:table-cell office:value-type="float" office:value="92708">
            <text:p>92708</text:p>
          </table:table-cell>
          <table:table-cell office:value-type="string" office:string-value="R927C9">
            <text:p>R927C9</text:p>
          </table:table-cell>
          <table:table-cell office:value-type="float" office:value="92710">
            <text:p>92710</text:p>
          </table:table-cell>
          <table:table-cell office:value-type="string" office:string-value="R927C11">
            <text:p>R927C11</text:p>
          </table:table-cell>
          <table:table-cell office:value-type="float" office:value="92712">
            <text:p>92712</text:p>
          </table:table-cell>
          <table:table-cell office:value-type="string" office:string-value="R927C13">
            <text:p>R927C13</text:p>
          </table:table-cell>
          <table:table-cell office:value-type="float" office:value="92714">
            <text:p>92714</text:p>
          </table:table-cell>
          <table:table-cell office:value-type="string" office:string-value="R927C15">
            <text:p>R927C15</text:p>
          </table:table-cell>
          <table:table-cell office:value-type="float" office:value="92716">
            <text:p>92716</text:p>
          </table:table-cell>
          <table:table-cell office:value-type="string" office:string-value="R927C17">
            <text:p>R927C17</text:p>
          </table:table-cell>
          <table:table-cell office:value-type="float" office:value="92718">
            <text:p>92718</text:p>
          </table:table-cell>
          <table:table-cell office:value-type="string" office:string-value="R927C19">
            <text:p>R927C19</text:p>
          </table:table-cell>
          <table:table-cell office:value-type="float" office:value="92720">
            <text:p>92720</text:p>
          </table:table-cell>
          <table:table-cell office:value-type="string" office:string-value="R927C21">
            <text:p>R927C21</text:p>
          </table:table-cell>
          <table:table-cell office:value-type="float" office:value="92722">
            <text:p>92722</text:p>
          </table:table-cell>
          <table:table-cell office:value-type="string" office:string-value="R927C23">
            <text:p>R927C23</text:p>
          </table:table-cell>
          <table:table-cell office:value-type="float" office:value="92724">
            <text:p>92724</text:p>
          </table:table-cell>
          <table:table-cell office:value-type="string" office:string-value="R927C25">
            <text:p>R927C25</text:p>
          </table:table-cell>
          <table:table-cell office:value-type="float" office:value="92726">
            <text:p>92726</text:p>
          </table:table-cell>
        </table:table-row>
        <table:table-row>
          <table:table-cell office:value-type="string" office:string-value="R928C1">
            <text:p>R928C1</text:p>
          </table:table-cell>
          <table:table-cell office:value-type="float" office:value="92802">
            <text:p>92802</text:p>
          </table:table-cell>
          <table:table-cell office:value-type="string" office:string-value="R928C3">
            <text:p>R928C3</text:p>
          </table:table-cell>
          <table:table-cell office:value-type="float" office:value="92804">
            <text:p>92804</text:p>
          </table:table-cell>
          <table:table-cell office:value-type="string" office:string-value="R928C5">
            <text:p>R928C5</text:p>
          </table:table-cell>
          <table:table-cell office:value-type="float" office:value="92806">
            <text:p>92806</text:p>
          </table:table-cell>
          <table:table-cell office:value-type="string" office:string-value="R928C7">
            <text:p>R928C7</text:p>
          </table:table-cell>
          <table:table-cell office:value-type="float" office:value="92808">
            <text:p>92808</text:p>
          </table:table-cell>
          <table:table-cell office:value-type="string" office:string-value="R928C9">
            <text:p>R928C9</text:p>
          </table:table-cell>
          <table:table-cell office:value-type="float" office:value="92810">
            <text:p>92810</text:p>
          </table:table-cell>
          <table:table-cell office:value-type="string" office:string-value="R928C11">
            <text:p>R928C11</text:p>
          </table:table-cell>
          <table:table-cell office:value-type="float" office:value="92812">
            <text:p>92812</text:p>
          </table:table-cell>
          <table:table-cell office:value-type="string" office:string-value="R928C13">
            <text:p>R928C13</text:p>
          </table:table-cell>
          <table:table-cell office:value-type="float" office:value="92814">
            <text:p>92814</text:p>
          </table:table-cell>
          <table:table-cell office:value-type="string" office:string-value="R928C15">
            <text:p>R928C15</text:p>
          </table:table-cell>
          <table:table-cell office:value-type="float" office:value="92816">
            <text:p>92816</text:p>
          </table:table-cell>
          <table:table-cell office:value-type="string" office:string-value="R928C17">
            <text:p>R928C17</text:p>
          </table:table-cell>
          <table:table-cell office:value-type="float" office:value="92818">
            <text:p>92818</text:p>
          </table:table-cell>
          <table:table-cell office:value-type="string" office:string-value="R928C19">
            <text:p>R928C19</text:p>
          </table:table-cell>
          <table:table-cell office:value-type="float" office:value="92820">
            <text:p>92820</text:p>
          </table:table-cell>
          <table:table-cell office:value-type="string" office:string-value="R928C21">
            <text:p>R928C21</text:p>
          </table:table-cell>
          <table:table-cell office:value-type="float" office:value="92822">
            <text:p>92822</text:p>
          </table:table-cell>
          <table:table-cell office:value-type="string" office:string-value="R928C23">
            <text:p>R928C23</text:p>
          </table:table-cell>
          <table:table-cell office:value-type="float" office:value="92824">
            <text:p>92824</text:p>
          </table:table-cell>
          <table:table-cell office:value-type="string" office:string-value="R928C25">
            <text:p>R928C25</text:p>
          </table:table-cell>
          <table:table-cell office:value-type="float" office:value="92826">
            <text:p>92826</text:p>
          </table:table-cell>
        </table:table-row>
        <table:table-row>
          <table:table-cell office:value-type="string" office:string-value="R929C1">
            <text:p>R929C1</text:p>
          </table:table-cell>
          <table:table-cell office:value-type="float" office:value="92902">
            <text:p>92902</text:p>
          </table:table-cell>
          <table:table-cell office:value-type="string" office:string-value="R929C3">
            <text:p>R929C3</text:p>
          </table:table-cell>
          <table:table-cell office:value-type="float" office:value="92904">
            <text:p>92904</text:p>
          </table:table-cell>
          <table:table-cell office:value-type="string" office:string-value="R929C5">
            <text:p>R929C5</text:p>
          </table:table-cell>
          <table:table-cell office:value-type="float" office:value="92906">
            <text:p>92906</text:p>
          </table:table-cell>
          <table:table-cell office:value-type="string" office:string-value="R929C7">
            <text:p>R929C7</text:p>
          </table:table-cell>
          <table:table-cell office:value-type="float" office:value="92908">
            <text:p>92908</text:p>
          </table:table-cell>
          <table:table-cell office:value-type="string" office:string-value="R929C9">
            <text:p>R929C9</text:p>
          </table:table-cell>
          <table:table-cell office:value-type="float" office:value="92910">
            <text:p>92910</text:p>
          </table:table-cell>
          <table:table-cell office:value-type="string" office:string-value="R929C11">
            <text:p>R929C11</text:p>
          </table:table-cell>
          <table:table-cell office:value-type="float" office:value="92912">
            <text:p>92912</text:p>
          </table:table-cell>
          <table:table-cell office:value-type="string" office:string-value="R929C13">
            <text:p>R929C13</text:p>
          </table:table-cell>
          <table:table-cell office:value-type="float" office:value="92914">
            <text:p>92914</text:p>
          </table:table-cell>
          <table:table-cell office:value-type="string" office:string-value="R929C15">
            <text:p>R929C15</text:p>
          </table:table-cell>
          <table:table-cell office:value-type="float" office:value="92916">
            <text:p>92916</text:p>
          </table:table-cell>
          <table:table-cell office:value-type="string" office:string-value="R929C17">
            <text:p>R929C17</text:p>
          </table:table-cell>
          <table:table-cell office:value-type="float" office:value="92918">
            <text:p>92918</text:p>
          </table:table-cell>
          <table:table-cell office:value-type="string" office:string-value="R929C19">
            <text:p>R929C19</text:p>
          </table:table-cell>
          <table:table-cell office:value-type="float" office:value="92920">
            <text:p>92920</text:p>
          </table:table-cell>
          <table:table-cell office:value-type="string" office:string-value="R929C21">
            <text:p>R929C21</text:p>
          </table:table-cell>
          <table:table-cell office:value-type="float" office:value="92922">
            <text:p>92922</text:p>
          </table:table-cell>
          <table:table-cell office:value-type="string" office:string-value="R929C23">
            <text:p>R929C23</text:p>
          </table:table-cell>
          <table:table-cell office:value-type="float" office:value="92924">
            <text:p>92924</text:p>
          </table:table-cell>
          <table:table-cell office:value-type="string" office:string-value="R929C25">
            <text:p>R929C25</text:p>
          </table:table-cell>
          <table:table-cell office:value-type="float" office:value="92926">
            <text:p>92926</text:p>
          </table:table-cell>
        </table:table-row>
        <table:table-row>
          <table:table-cell office:value-type="string" office:string-value="R930C1">
            <text:p>R930C1</text:p>
          </table:table-cell>
          <table:table-cell office:value-type="float" office:value="93002">
            <text:p>93002</text:p>
          </table:table-cell>
          <table:table-cell office:value-type="string" office:string-value="R930C3">
            <text:p>R930C3</text:p>
          </table:table-cell>
          <table:table-cell office:value-type="float" office:value="93004">
            <text:p>93004</text:p>
          </table:table-cell>
          <table:table-cell office:value-type="string" office:string-value="R930C5">
            <text:p>R930C5</text:p>
          </table:table-cell>
          <table:table-cell office:value-type="float" office:value="93006">
            <text:p>93006</text:p>
          </table:table-cell>
          <table:table-cell office:value-type="string" office:string-value="R930C7">
            <text:p>R930C7</text:p>
          </table:table-cell>
          <table:table-cell office:value-type="float" office:value="93008">
            <text:p>93008</text:p>
          </table:table-cell>
          <table:table-cell office:value-type="string" office:string-value="R930C9">
            <text:p>R930C9</text:p>
          </table:table-cell>
          <table:table-cell office:value-type="float" office:value="93010">
            <text:p>93010</text:p>
          </table:table-cell>
          <table:table-cell office:value-type="string" office:string-value="R930C11">
            <text:p>R930C11</text:p>
          </table:table-cell>
          <table:table-cell office:value-type="float" office:value="93012">
            <text:p>93012</text:p>
          </table:table-cell>
          <table:table-cell office:value-type="string" office:string-value="R930C13">
            <text:p>R930C13</text:p>
          </table:table-cell>
          <table:table-cell office:value-type="float" office:value="93014">
            <text:p>93014</text:p>
          </table:table-cell>
          <table:table-cell office:value-type="string" office:string-value="R930C15">
            <text:p>R930C15</text:p>
          </table:table-cell>
          <table:table-cell office:value-type="float" office:value="93016">
            <text:p>93016</text:p>
          </table:table-cell>
          <table:table-cell office:value-type="string" office:string-value="R930C17">
            <text:p>R930C17</text:p>
          </table:table-cell>
          <table:table-cell office:value-type="float" office:value="93018">
            <text:p>93018</text:p>
          </table:table-cell>
          <table:table-cell office:value-type="string" office:string-value="R930C19">
            <text:p>R930C19</text:p>
          </table:table-cell>
          <table:table-cell office:value-type="float" office:value="93020">
            <text:p>93020</text:p>
          </table:table-cell>
          <table:table-cell office:value-type="string" office:string-value="R930C21">
            <text:p>R930C21</text:p>
          </table:table-cell>
          <table:table-cell office:value-type="float" office:value="93022">
            <text:p>93022</text:p>
          </table:table-cell>
          <table:table-cell office:value-type="string" office:string-value="R930C23">
            <text:p>R930C23</text:p>
          </table:table-cell>
          <table:table-cell office:value-type="float" office:value="93024">
            <text:p>93024</text:p>
          </table:table-cell>
          <table:table-cell office:value-type="string" office:string-value="R930C25">
            <text:p>R930C25</text:p>
          </table:table-cell>
          <table:table-cell office:value-type="float" office:value="93026">
            <text:p>93026</text:p>
          </table:table-cell>
        </table:table-row>
        <table:table-row>
          <table:table-cell office:value-type="string" office:string-value="R931C1">
            <text:p>R931C1</text:p>
          </table:table-cell>
          <table:table-cell office:value-type="float" office:value="93102">
            <text:p>93102</text:p>
          </table:table-cell>
          <table:table-cell office:value-type="string" office:string-value="R931C3">
            <text:p>R931C3</text:p>
          </table:table-cell>
          <table:table-cell office:value-type="float" office:value="93104">
            <text:p>93104</text:p>
          </table:table-cell>
          <table:table-cell office:value-type="string" office:string-value="R931C5">
            <text:p>R931C5</text:p>
          </table:table-cell>
          <table:table-cell office:value-type="float" office:value="93106">
            <text:p>93106</text:p>
          </table:table-cell>
          <table:table-cell office:value-type="string" office:string-value="R931C7">
            <text:p>R931C7</text:p>
          </table:table-cell>
          <table:table-cell office:value-type="float" office:value="93108">
            <text:p>93108</text:p>
          </table:table-cell>
          <table:table-cell office:value-type="string" office:string-value="R931C9">
            <text:p>R931C9</text:p>
          </table:table-cell>
          <table:table-cell office:value-type="float" office:value="93110">
            <text:p>93110</text:p>
          </table:table-cell>
          <table:table-cell office:value-type="string" office:string-value="R931C11">
            <text:p>R931C11</text:p>
          </table:table-cell>
          <table:table-cell office:value-type="float" office:value="93112">
            <text:p>93112</text:p>
          </table:table-cell>
          <table:table-cell office:value-type="string" office:string-value="R931C13">
            <text:p>R931C13</text:p>
          </table:table-cell>
          <table:table-cell office:value-type="float" office:value="93114">
            <text:p>93114</text:p>
          </table:table-cell>
          <table:table-cell office:value-type="string" office:string-value="R931C15">
            <text:p>R931C15</text:p>
          </table:table-cell>
          <table:table-cell office:value-type="float" office:value="93116">
            <text:p>93116</text:p>
          </table:table-cell>
          <table:table-cell office:value-type="string" office:string-value="R931C17">
            <text:p>R931C17</text:p>
          </table:table-cell>
          <table:table-cell office:value-type="float" office:value="93118">
            <text:p>93118</text:p>
          </table:table-cell>
          <table:table-cell office:value-type="string" office:string-value="R931C19">
            <text:p>R931C19</text:p>
          </table:table-cell>
          <table:table-cell office:value-type="float" office:value="93120">
            <text:p>93120</text:p>
          </table:table-cell>
          <table:table-cell office:value-type="string" office:string-value="R931C21">
            <text:p>R931C21</text:p>
          </table:table-cell>
          <table:table-cell office:value-type="float" office:value="93122">
            <text:p>93122</text:p>
          </table:table-cell>
          <table:table-cell office:value-type="string" office:string-value="R931C23">
            <text:p>R931C23</text:p>
          </table:table-cell>
          <table:table-cell office:value-type="float" office:value="93124">
            <text:p>93124</text:p>
          </table:table-cell>
          <table:table-cell office:value-type="string" office:string-value="R931C25">
            <text:p>R931C25</text:p>
          </table:table-cell>
          <table:table-cell office:value-type="float" office:value="93126">
            <text:p>93126</text:p>
          </table:table-cell>
        </table:table-row>
        <table:table-row>
          <table:table-cell office:value-type="string" office:string-value="R932C1">
            <text:p>R932C1</text:p>
          </table:table-cell>
          <table:table-cell office:value-type="float" office:value="93202">
            <text:p>93202</text:p>
          </table:table-cell>
          <table:table-cell office:value-type="string" office:string-value="R932C3">
            <text:p>R932C3</text:p>
          </table:table-cell>
          <table:table-cell office:value-type="float" office:value="93204">
            <text:p>93204</text:p>
          </table:table-cell>
          <table:table-cell office:value-type="string" office:string-value="R932C5">
            <text:p>R932C5</text:p>
          </table:table-cell>
          <table:table-cell office:value-type="float" office:value="93206">
            <text:p>93206</text:p>
          </table:table-cell>
          <table:table-cell office:value-type="string" office:string-value="R932C7">
            <text:p>R932C7</text:p>
          </table:table-cell>
          <table:table-cell office:value-type="float" office:value="93208">
            <text:p>93208</text:p>
          </table:table-cell>
          <table:table-cell office:value-type="string" office:string-value="R932C9">
            <text:p>R932C9</text:p>
          </table:table-cell>
          <table:table-cell office:value-type="float" office:value="93210">
            <text:p>93210</text:p>
          </table:table-cell>
          <table:table-cell office:value-type="string" office:string-value="R932C11">
            <text:p>R932C11</text:p>
          </table:table-cell>
          <table:table-cell office:value-type="float" office:value="93212">
            <text:p>93212</text:p>
          </table:table-cell>
          <table:table-cell office:value-type="string" office:string-value="R932C13">
            <text:p>R932C13</text:p>
          </table:table-cell>
          <table:table-cell office:value-type="float" office:value="93214">
            <text:p>93214</text:p>
          </table:table-cell>
          <table:table-cell office:value-type="string" office:string-value="R932C15">
            <text:p>R932C15</text:p>
          </table:table-cell>
          <table:table-cell office:value-type="float" office:value="93216">
            <text:p>93216</text:p>
          </table:table-cell>
          <table:table-cell office:value-type="string" office:string-value="R932C17">
            <text:p>R932C17</text:p>
          </table:table-cell>
          <table:table-cell office:value-type="float" office:value="93218">
            <text:p>93218</text:p>
          </table:table-cell>
          <table:table-cell office:value-type="string" office:string-value="R932C19">
            <text:p>R932C19</text:p>
          </table:table-cell>
          <table:table-cell office:value-type="float" office:value="93220">
            <text:p>93220</text:p>
          </table:table-cell>
          <table:table-cell office:value-type="string" office:string-value="R932C21">
            <text:p>R932C21</text:p>
          </table:table-cell>
          <table:table-cell office:value-type="float" office:value="93222">
            <text:p>93222</text:p>
          </table:table-cell>
          <table:table-cell office:value-type="string" office:string-value="R932C23">
            <text:p>R932C23</text:p>
          </table:table-cell>
          <table:table-cell office:value-type="float" office:value="93224">
            <text:p>93224</text:p>
          </table:table-cell>
          <table:table-cell office:value-type="string" office:string-value="R932C25">
            <text:p>R932C25</text:p>
          </table:table-cell>
          <table:table-cell office:value-type="float" office:value="93226">
            <text:p>93226</text:p>
          </table:table-cell>
        </table:table-row>
        <table:table-row>
          <table:table-cell office:value-type="string" office:string-value="R933C1">
            <text:p>R933C1</text:p>
          </table:table-cell>
          <table:table-cell office:value-type="float" office:value="93302">
            <text:p>93302</text:p>
          </table:table-cell>
          <table:table-cell office:value-type="string" office:string-value="R933C3">
            <text:p>R933C3</text:p>
          </table:table-cell>
          <table:table-cell office:value-type="float" office:value="93304">
            <text:p>93304</text:p>
          </table:table-cell>
          <table:table-cell office:value-type="string" office:string-value="R933C5">
            <text:p>R933C5</text:p>
          </table:table-cell>
          <table:table-cell office:value-type="float" office:value="93306">
            <text:p>93306</text:p>
          </table:table-cell>
          <table:table-cell office:value-type="string" office:string-value="R933C7">
            <text:p>R933C7</text:p>
          </table:table-cell>
          <table:table-cell office:value-type="float" office:value="93308">
            <text:p>93308</text:p>
          </table:table-cell>
          <table:table-cell office:value-type="string" office:string-value="R933C9">
            <text:p>R933C9</text:p>
          </table:table-cell>
          <table:table-cell office:value-type="float" office:value="93310">
            <text:p>93310</text:p>
          </table:table-cell>
          <table:table-cell office:value-type="string" office:string-value="R933C11">
            <text:p>R933C11</text:p>
          </table:table-cell>
          <table:table-cell office:value-type="float" office:value="93312">
            <text:p>93312</text:p>
          </table:table-cell>
          <table:table-cell office:value-type="string" office:string-value="R933C13">
            <text:p>R933C13</text:p>
          </table:table-cell>
          <table:table-cell office:value-type="float" office:value="93314">
            <text:p>93314</text:p>
          </table:table-cell>
          <table:table-cell office:value-type="string" office:string-value="R933C15">
            <text:p>R933C15</text:p>
          </table:table-cell>
          <table:table-cell office:value-type="float" office:value="93316">
            <text:p>93316</text:p>
          </table:table-cell>
          <table:table-cell office:value-type="string" office:string-value="R933C17">
            <text:p>R933C17</text:p>
          </table:table-cell>
          <table:table-cell office:value-type="float" office:value="93318">
            <text:p>93318</text:p>
          </table:table-cell>
          <table:table-cell office:value-type="string" office:string-value="R933C19">
            <text:p>R933C19</text:p>
          </table:table-cell>
          <table:table-cell office:value-type="float" office:value="93320">
            <text:p>93320</text:p>
          </table:table-cell>
          <table:table-cell office:value-type="string" office:string-value="R933C21">
            <text:p>R933C21</text:p>
          </table:table-cell>
          <table:table-cell office:value-type="float" office:value="93322">
            <text:p>93322</text:p>
          </table:table-cell>
          <table:table-cell office:value-type="string" office:string-value="R933C23">
            <text:p>R933C23</text:p>
          </table:table-cell>
          <table:table-cell office:value-type="float" office:value="93324">
            <text:p>93324</text:p>
          </table:table-cell>
          <table:table-cell office:value-type="string" office:string-value="R933C25">
            <text:p>R933C25</text:p>
          </table:table-cell>
          <table:table-cell office:value-type="float" office:value="93326">
            <text:p>93326</text:p>
          </table:table-cell>
        </table:table-row>
        <table:table-row>
          <table:table-cell office:value-type="string" office:string-value="R934C1">
            <text:p>R934C1</text:p>
          </table:table-cell>
          <table:table-cell office:value-type="float" office:value="93402">
            <text:p>93402</text:p>
          </table:table-cell>
          <table:table-cell office:value-type="string" office:string-value="R934C3">
            <text:p>R934C3</text:p>
          </table:table-cell>
          <table:table-cell office:value-type="float" office:value="93404">
            <text:p>93404</text:p>
          </table:table-cell>
          <table:table-cell office:value-type="string" office:string-value="R934C5">
            <text:p>R934C5</text:p>
          </table:table-cell>
          <table:table-cell office:value-type="float" office:value="93406">
            <text:p>93406</text:p>
          </table:table-cell>
          <table:table-cell office:value-type="string" office:string-value="R934C7">
            <text:p>R934C7</text:p>
          </table:table-cell>
          <table:table-cell office:value-type="float" office:value="93408">
            <text:p>93408</text:p>
          </table:table-cell>
          <table:table-cell office:value-type="string" office:string-value="R934C9">
            <text:p>R934C9</text:p>
          </table:table-cell>
          <table:table-cell office:value-type="float" office:value="93410">
            <text:p>93410</text:p>
          </table:table-cell>
          <table:table-cell office:value-type="string" office:string-value="R934C11">
            <text:p>R934C11</text:p>
          </table:table-cell>
          <table:table-cell office:value-type="float" office:value="93412">
            <text:p>93412</text:p>
          </table:table-cell>
          <table:table-cell office:value-type="string" office:string-value="R934C13">
            <text:p>R934C13</text:p>
          </table:table-cell>
          <table:table-cell office:value-type="float" office:value="93414">
            <text:p>93414</text:p>
          </table:table-cell>
          <table:table-cell office:value-type="string" office:string-value="R934C15">
            <text:p>R934C15</text:p>
          </table:table-cell>
          <table:table-cell office:value-type="float" office:value="93416">
            <text:p>93416</text:p>
          </table:table-cell>
          <table:table-cell office:value-type="string" office:string-value="R934C17">
            <text:p>R934C17</text:p>
          </table:table-cell>
          <table:table-cell office:value-type="float" office:value="93418">
            <text:p>93418</text:p>
          </table:table-cell>
          <table:table-cell office:value-type="string" office:string-value="R934C19">
            <text:p>R934C19</text:p>
          </table:table-cell>
          <table:table-cell office:value-type="float" office:value="93420">
            <text:p>93420</text:p>
          </table:table-cell>
          <table:table-cell office:value-type="string" office:string-value="R934C21">
            <text:p>R934C21</text:p>
          </table:table-cell>
          <table:table-cell office:value-type="float" office:value="93422">
            <text:p>93422</text:p>
          </table:table-cell>
          <table:table-cell office:value-type="string" office:string-value="R934C23">
            <text:p>R934C23</text:p>
          </table:table-cell>
          <table:table-cell office:value-type="float" office:value="93424">
            <text:p>93424</text:p>
          </table:table-cell>
          <table:table-cell office:value-type="string" office:string-value="R934C25">
            <text:p>R934C25</text:p>
          </table:table-cell>
          <table:table-cell office:value-type="float" office:value="93426">
            <text:p>93426</text:p>
          </table:table-cell>
        </table:table-row>
        <table:table-row>
          <table:table-cell office:value-type="string" office:string-value="R935C1">
            <text:p>R935C1</text:p>
          </table:table-cell>
          <table:table-cell office:value-type="float" office:value="93502">
            <text:p>93502</text:p>
          </table:table-cell>
          <table:table-cell office:value-type="string" office:string-value="R935C3">
            <text:p>R935C3</text:p>
          </table:table-cell>
          <table:table-cell office:value-type="float" office:value="93504">
            <text:p>93504</text:p>
          </table:table-cell>
          <table:table-cell office:value-type="string" office:string-value="R935C5">
            <text:p>R935C5</text:p>
          </table:table-cell>
          <table:table-cell office:value-type="float" office:value="93506">
            <text:p>93506</text:p>
          </table:table-cell>
          <table:table-cell office:value-type="string" office:string-value="R935C7">
            <text:p>R935C7</text:p>
          </table:table-cell>
          <table:table-cell office:value-type="float" office:value="93508">
            <text:p>93508</text:p>
          </table:table-cell>
          <table:table-cell office:value-type="string" office:string-value="R935C9">
            <text:p>R935C9</text:p>
          </table:table-cell>
          <table:table-cell office:value-type="float" office:value="93510">
            <text:p>93510</text:p>
          </table:table-cell>
          <table:table-cell office:value-type="string" office:string-value="R935C11">
            <text:p>R935C11</text:p>
          </table:table-cell>
          <table:table-cell office:value-type="float" office:value="93512">
            <text:p>93512</text:p>
          </table:table-cell>
          <table:table-cell office:value-type="string" office:string-value="R935C13">
            <text:p>R935C13</text:p>
          </table:table-cell>
          <table:table-cell office:value-type="float" office:value="93514">
            <text:p>93514</text:p>
          </table:table-cell>
          <table:table-cell office:value-type="string" office:string-value="R935C15">
            <text:p>R935C15</text:p>
          </table:table-cell>
          <table:table-cell office:value-type="float" office:value="93516">
            <text:p>93516</text:p>
          </table:table-cell>
          <table:table-cell office:value-type="string" office:string-value="R935C17">
            <text:p>R935C17</text:p>
          </table:table-cell>
          <table:table-cell office:value-type="float" office:value="93518">
            <text:p>93518</text:p>
          </table:table-cell>
          <table:table-cell office:value-type="string" office:string-value="R935C19">
            <text:p>R935C19</text:p>
          </table:table-cell>
          <table:table-cell office:value-type="float" office:value="93520">
            <text:p>93520</text:p>
          </table:table-cell>
          <table:table-cell office:value-type="string" office:string-value="R935C21">
            <text:p>R935C21</text:p>
          </table:table-cell>
          <table:table-cell office:value-type="float" office:value="93522">
            <text:p>93522</text:p>
          </table:table-cell>
          <table:table-cell office:value-type="string" office:string-value="R935C23">
            <text:p>R935C23</text:p>
          </table:table-cell>
          <table:table-cell office:value-type="float" office:value="93524">
            <text:p>93524</text:p>
          </table:table-cell>
          <table:table-cell office:value-type="string" office:string-value="R935C25">
            <text:p>R935C25</text:p>
          </table:table-cell>
          <table:table-cell office:value-type="float" office:value="93526">
            <text:p>93526</text:p>
          </table:table-cell>
        </table:table-row>
        <table:table-row>
          <table:table-cell office:value-type="string" office:string-value="R936C1">
            <text:p>R936C1</text:p>
          </table:table-cell>
          <table:table-cell office:value-type="float" office:value="93602">
            <text:p>93602</text:p>
          </table:table-cell>
          <table:table-cell office:value-type="string" office:string-value="R936C3">
            <text:p>R936C3</text:p>
          </table:table-cell>
          <table:table-cell office:value-type="float" office:value="93604">
            <text:p>93604</text:p>
          </table:table-cell>
          <table:table-cell office:value-type="string" office:string-value="R936C5">
            <text:p>R936C5</text:p>
          </table:table-cell>
          <table:table-cell office:value-type="float" office:value="93606">
            <text:p>93606</text:p>
          </table:table-cell>
          <table:table-cell office:value-type="string" office:string-value="R936C7">
            <text:p>R936C7</text:p>
          </table:table-cell>
          <table:table-cell office:value-type="float" office:value="93608">
            <text:p>93608</text:p>
          </table:table-cell>
          <table:table-cell office:value-type="string" office:string-value="R936C9">
            <text:p>R936C9</text:p>
          </table:table-cell>
          <table:table-cell office:value-type="float" office:value="93610">
            <text:p>93610</text:p>
          </table:table-cell>
          <table:table-cell office:value-type="string" office:string-value="R936C11">
            <text:p>R936C11</text:p>
          </table:table-cell>
          <table:table-cell office:value-type="float" office:value="93612">
            <text:p>93612</text:p>
          </table:table-cell>
          <table:table-cell office:value-type="string" office:string-value="R936C13">
            <text:p>R936C13</text:p>
          </table:table-cell>
          <table:table-cell office:value-type="float" office:value="93614">
            <text:p>93614</text:p>
          </table:table-cell>
          <table:table-cell office:value-type="string" office:string-value="R936C15">
            <text:p>R936C15</text:p>
          </table:table-cell>
          <table:table-cell office:value-type="float" office:value="93616">
            <text:p>93616</text:p>
          </table:table-cell>
          <table:table-cell office:value-type="string" office:string-value="R936C17">
            <text:p>R936C17</text:p>
          </table:table-cell>
          <table:table-cell office:value-type="float" office:value="93618">
            <text:p>93618</text:p>
          </table:table-cell>
          <table:table-cell office:value-type="string" office:string-value="R936C19">
            <text:p>R936C19</text:p>
          </table:table-cell>
          <table:table-cell office:value-type="float" office:value="93620">
            <text:p>93620</text:p>
          </table:table-cell>
          <table:table-cell office:value-type="string" office:string-value="R936C21">
            <text:p>R936C21</text:p>
          </table:table-cell>
          <table:table-cell office:value-type="float" office:value="93622">
            <text:p>93622</text:p>
          </table:table-cell>
          <table:table-cell office:value-type="string" office:string-value="R936C23">
            <text:p>R936C23</text:p>
          </table:table-cell>
          <table:table-cell office:value-type="float" office:value="93624">
            <text:p>93624</text:p>
          </table:table-cell>
          <table:table-cell office:value-type="string" office:string-value="R936C25">
            <text:p>R936C25</text:p>
          </table:table-cell>
          <table:table-cell office:value-type="float" office:value="93626">
            <text:p>93626</text:p>
          </table:table-cell>
        </table:table-row>
        <table:table-row>
          <table:table-cell office:value-type="string" office:string-value="R937C1">
            <text:p>R937C1</text:p>
          </table:table-cell>
          <table:table-cell office:value-type="float" office:value="93702">
            <text:p>93702</text:p>
          </table:table-cell>
          <table:table-cell office:value-type="string" office:string-value="R937C3">
            <text:p>R937C3</text:p>
          </table:table-cell>
          <table:table-cell office:value-type="float" office:value="93704">
            <text:p>93704</text:p>
          </table:table-cell>
          <table:table-cell office:value-type="string" office:string-value="R937C5">
            <text:p>R937C5</text:p>
          </table:table-cell>
          <table:table-cell office:value-type="float" office:value="93706">
            <text:p>93706</text:p>
          </table:table-cell>
          <table:table-cell office:value-type="string" office:string-value="R937C7">
            <text:p>R937C7</text:p>
          </table:table-cell>
          <table:table-cell office:value-type="float" office:value="93708">
            <text:p>93708</text:p>
          </table:table-cell>
          <table:table-cell office:value-type="string" office:string-value="R937C9">
            <text:p>R937C9</text:p>
          </table:table-cell>
          <table:table-cell office:value-type="float" office:value="93710">
            <text:p>93710</text:p>
          </table:table-cell>
          <table:table-cell office:value-type="string" office:string-value="R937C11">
            <text:p>R937C11</text:p>
          </table:table-cell>
          <table:table-cell office:value-type="float" office:value="93712">
            <text:p>93712</text:p>
          </table:table-cell>
          <table:table-cell office:value-type="string" office:string-value="R937C13">
            <text:p>R937C13</text:p>
          </table:table-cell>
          <table:table-cell office:value-type="float" office:value="93714">
            <text:p>93714</text:p>
          </table:table-cell>
          <table:table-cell office:value-type="string" office:string-value="R937C15">
            <text:p>R937C15</text:p>
          </table:table-cell>
          <table:table-cell office:value-type="float" office:value="93716">
            <text:p>93716</text:p>
          </table:table-cell>
          <table:table-cell office:value-type="string" office:string-value="R937C17">
            <text:p>R937C17</text:p>
          </table:table-cell>
          <table:table-cell office:value-type="float" office:value="93718">
            <text:p>93718</text:p>
          </table:table-cell>
          <table:table-cell office:value-type="string" office:string-value="R937C19">
            <text:p>R937C19</text:p>
          </table:table-cell>
          <table:table-cell office:value-type="float" office:value="93720">
            <text:p>93720</text:p>
          </table:table-cell>
          <table:table-cell office:value-type="string" office:string-value="R937C21">
            <text:p>R937C21</text:p>
          </table:table-cell>
          <table:table-cell office:value-type="float" office:value="93722">
            <text:p>93722</text:p>
          </table:table-cell>
          <table:table-cell office:value-type="string" office:string-value="R937C23">
            <text:p>R937C23</text:p>
          </table:table-cell>
          <table:table-cell office:value-type="float" office:value="93724">
            <text:p>93724</text:p>
          </table:table-cell>
          <table:table-cell office:value-type="string" office:string-value="R937C25">
            <text:p>R937C25</text:p>
          </table:table-cell>
          <table:table-cell office:value-type="float" office:value="93726">
            <text:p>93726</text:p>
          </table:table-cell>
        </table:table-row>
        <table:table-row>
          <table:table-cell office:value-type="string" office:string-value="R938C1">
            <text:p>R938C1</text:p>
          </table:table-cell>
          <table:table-cell office:value-type="float" office:value="93802">
            <text:p>93802</text:p>
          </table:table-cell>
          <table:table-cell office:value-type="string" office:string-value="R938C3">
            <text:p>R938C3</text:p>
          </table:table-cell>
          <table:table-cell office:value-type="float" office:value="93804">
            <text:p>93804</text:p>
          </table:table-cell>
          <table:table-cell office:value-type="string" office:string-value="R938C5">
            <text:p>R938C5</text:p>
          </table:table-cell>
          <table:table-cell office:value-type="float" office:value="93806">
            <text:p>93806</text:p>
          </table:table-cell>
          <table:table-cell office:value-type="string" office:string-value="R938C7">
            <text:p>R938C7</text:p>
          </table:table-cell>
          <table:table-cell office:value-type="float" office:value="93808">
            <text:p>93808</text:p>
          </table:table-cell>
          <table:table-cell office:value-type="string" office:string-value="R938C9">
            <text:p>R938C9</text:p>
          </table:table-cell>
          <table:table-cell office:value-type="float" office:value="93810">
            <text:p>93810</text:p>
          </table:table-cell>
          <table:table-cell office:value-type="string" office:string-value="R938C11">
            <text:p>R938C11</text:p>
          </table:table-cell>
          <table:table-cell office:value-type="float" office:value="93812">
            <text:p>93812</text:p>
          </table:table-cell>
          <table:table-cell office:value-type="string" office:string-value="R938C13">
            <text:p>R938C13</text:p>
          </table:table-cell>
          <table:table-cell office:value-type="float" office:value="93814">
            <text:p>93814</text:p>
          </table:table-cell>
          <table:table-cell office:value-type="string" office:string-value="R938C15">
            <text:p>R938C15</text:p>
          </table:table-cell>
          <table:table-cell office:value-type="float" office:value="93816">
            <text:p>93816</text:p>
          </table:table-cell>
          <table:table-cell office:value-type="string" office:string-value="R938C17">
            <text:p>R938C17</text:p>
          </table:table-cell>
          <table:table-cell office:value-type="float" office:value="93818">
            <text:p>93818</text:p>
          </table:table-cell>
          <table:table-cell office:value-type="string" office:string-value="R938C19">
            <text:p>R938C19</text:p>
          </table:table-cell>
          <table:table-cell office:value-type="float" office:value="93820">
            <text:p>93820</text:p>
          </table:table-cell>
          <table:table-cell office:value-type="string" office:string-value="R938C21">
            <text:p>R938C21</text:p>
          </table:table-cell>
          <table:table-cell office:value-type="float" office:value="93822">
            <text:p>93822</text:p>
          </table:table-cell>
          <table:table-cell office:value-type="string" office:string-value="R938C23">
            <text:p>R938C23</text:p>
          </table:table-cell>
          <table:table-cell office:value-type="float" office:value="93824">
            <text:p>93824</text:p>
          </table:table-cell>
          <table:table-cell office:value-type="string" office:string-value="R938C25">
            <text:p>R938C25</text:p>
          </table:table-cell>
          <table:table-cell office:value-type="float" office:value="93826">
            <text:p>93826</text:p>
          </table:table-cell>
        </table:table-row>
        <table:table-row>
          <table:table-cell office:value-type="string" office:string-value="R939C1">
            <text:p>R939C1</text:p>
          </table:table-cell>
          <table:table-cell office:value-type="float" office:value="93902">
            <text:p>93902</text:p>
          </table:table-cell>
          <table:table-cell office:value-type="string" office:string-value="R939C3">
            <text:p>R939C3</text:p>
          </table:table-cell>
          <table:table-cell office:value-type="float" office:value="93904">
            <text:p>93904</text:p>
          </table:table-cell>
          <table:table-cell office:value-type="string" office:string-value="R939C5">
            <text:p>R939C5</text:p>
          </table:table-cell>
          <table:table-cell office:value-type="float" office:value="93906">
            <text:p>93906</text:p>
          </table:table-cell>
          <table:table-cell office:value-type="string" office:string-value="R939C7">
            <text:p>R939C7</text:p>
          </table:table-cell>
          <table:table-cell office:value-type="float" office:value="93908">
            <text:p>93908</text:p>
          </table:table-cell>
          <table:table-cell office:value-type="string" office:string-value="R939C9">
            <text:p>R939C9</text:p>
          </table:table-cell>
          <table:table-cell office:value-type="float" office:value="93910">
            <text:p>93910</text:p>
          </table:table-cell>
          <table:table-cell office:value-type="string" office:string-value="R939C11">
            <text:p>R939C11</text:p>
          </table:table-cell>
          <table:table-cell office:value-type="float" office:value="93912">
            <text:p>93912</text:p>
          </table:table-cell>
          <table:table-cell office:value-type="string" office:string-value="R939C13">
            <text:p>R939C13</text:p>
          </table:table-cell>
          <table:table-cell office:value-type="float" office:value="93914">
            <text:p>93914</text:p>
          </table:table-cell>
          <table:table-cell office:value-type="string" office:string-value="R939C15">
            <text:p>R939C15</text:p>
          </table:table-cell>
          <table:table-cell office:value-type="float" office:value="93916">
            <text:p>93916</text:p>
          </table:table-cell>
          <table:table-cell office:value-type="string" office:string-value="R939C17">
            <text:p>R939C17</text:p>
          </table:table-cell>
          <table:table-cell office:value-type="float" office:value="93918">
            <text:p>93918</text:p>
          </table:table-cell>
          <table:table-cell office:value-type="string" office:string-value="R939C19">
            <text:p>R939C19</text:p>
          </table:table-cell>
          <table:table-cell office:value-type="float" office:value="93920">
            <text:p>93920</text:p>
          </table:table-cell>
          <table:table-cell office:value-type="string" office:string-value="R939C21">
            <text:p>R939C21</text:p>
          </table:table-cell>
          <table:table-cell office:value-type="float" office:value="93922">
            <text:p>93922</text:p>
          </table:table-cell>
          <table:table-cell office:value-type="string" office:string-value="R939C23">
            <text:p>R939C23</text:p>
          </table:table-cell>
          <table:table-cell office:value-type="float" office:value="93924">
            <text:p>93924</text:p>
          </table:table-cell>
          <table:table-cell office:value-type="string" office:string-value="R939C25">
            <text:p>R939C25</text:p>
          </table:table-cell>
          <table:table-cell office:value-type="float" office:value="93926">
            <text:p>93926</text:p>
          </table:table-cell>
        </table:table-row>
        <table:table-row>
          <table:table-cell office:value-type="string" office:string-value="R940C1">
            <text:p>R940C1</text:p>
          </table:table-cell>
          <table:table-cell office:value-type="float" office:value="94002">
            <text:p>94002</text:p>
          </table:table-cell>
          <table:table-cell office:value-type="string" office:string-value="R940C3">
            <text:p>R940C3</text:p>
          </table:table-cell>
          <table:table-cell office:value-type="float" office:value="94004">
            <text:p>94004</text:p>
          </table:table-cell>
          <table:table-cell office:value-type="string" office:string-value="R940C5">
            <text:p>R940C5</text:p>
          </table:table-cell>
          <table:table-cell office:value-type="float" office:value="94006">
            <text:p>94006</text:p>
          </table:table-cell>
          <table:table-cell office:value-type="string" office:string-value="R940C7">
            <text:p>R940C7</text:p>
          </table:table-cell>
          <table:table-cell office:value-type="float" office:value="94008">
            <text:p>94008</text:p>
          </table:table-cell>
          <table:table-cell office:value-type="string" office:string-value="R940C9">
            <text:p>R940C9</text:p>
          </table:table-cell>
          <table:table-cell office:value-type="float" office:value="94010">
            <text:p>94010</text:p>
          </table:table-cell>
          <table:table-cell office:value-type="string" office:string-value="R940C11">
            <text:p>R940C11</text:p>
          </table:table-cell>
          <table:table-cell office:value-type="float" office:value="94012">
            <text:p>94012</text:p>
          </table:table-cell>
          <table:table-cell office:value-type="string" office:string-value="R940C13">
            <text:p>R940C13</text:p>
          </table:table-cell>
          <table:table-cell office:value-type="float" office:value="94014">
            <text:p>94014</text:p>
          </table:table-cell>
          <table:table-cell office:value-type="string" office:string-value="R940C15">
            <text:p>R940C15</text:p>
          </table:table-cell>
          <table:table-cell office:value-type="float" office:value="94016">
            <text:p>94016</text:p>
          </table:table-cell>
          <table:table-cell office:value-type="string" office:string-value="R940C17">
            <text:p>R940C17</text:p>
          </table:table-cell>
          <table:table-cell office:value-type="float" office:value="94018">
            <text:p>94018</text:p>
          </table:table-cell>
          <table:table-cell office:value-type="string" office:string-value="R940C19">
            <text:p>R940C19</text:p>
          </table:table-cell>
          <table:table-cell office:value-type="float" office:value="94020">
            <text:p>94020</text:p>
          </table:table-cell>
          <table:table-cell office:value-type="string" office:string-value="R940C21">
            <text:p>R940C21</text:p>
          </table:table-cell>
          <table:table-cell office:value-type="float" office:value="94022">
            <text:p>94022</text:p>
          </table:table-cell>
          <table:table-cell office:value-type="string" office:string-value="R940C23">
            <text:p>R940C23</text:p>
          </table:table-cell>
          <table:table-cell office:value-type="float" office:value="94024">
            <text:p>94024</text:p>
          </table:table-cell>
          <table:table-cell office:value-type="string" office:string-value="R940C25">
            <text:p>R940C25</text:p>
          </table:table-cell>
          <table:table-cell office:value-type="float" office:value="94026">
            <text:p>94026</text:p>
          </table:table-cell>
        </table:table-row>
        <table:table-row>
          <table:table-cell office:value-type="string" office:string-value="R941C1">
            <text:p>R941C1</text:p>
          </table:table-cell>
          <table:table-cell office:value-type="float" office:value="94102">
            <text:p>94102</text:p>
          </table:table-cell>
          <table:table-cell office:value-type="string" office:string-value="R941C3">
            <text:p>R941C3</text:p>
          </table:table-cell>
          <table:table-cell office:value-type="float" office:value="94104">
            <text:p>94104</text:p>
          </table:table-cell>
          <table:table-cell office:value-type="string" office:string-value="R941C5">
            <text:p>R941C5</text:p>
          </table:table-cell>
          <table:table-cell office:value-type="float" office:value="94106">
            <text:p>94106</text:p>
          </table:table-cell>
          <table:table-cell office:value-type="string" office:string-value="R941C7">
            <text:p>R941C7</text:p>
          </table:table-cell>
          <table:table-cell office:value-type="float" office:value="94108">
            <text:p>94108</text:p>
          </table:table-cell>
          <table:table-cell office:value-type="string" office:string-value="R941C9">
            <text:p>R941C9</text:p>
          </table:table-cell>
          <table:table-cell office:value-type="float" office:value="94110">
            <text:p>94110</text:p>
          </table:table-cell>
          <table:table-cell office:value-type="string" office:string-value="R941C11">
            <text:p>R941C11</text:p>
          </table:table-cell>
          <table:table-cell office:value-type="float" office:value="94112">
            <text:p>94112</text:p>
          </table:table-cell>
          <table:table-cell office:value-type="string" office:string-value="R941C13">
            <text:p>R941C13</text:p>
          </table:table-cell>
          <table:table-cell office:value-type="float" office:value="94114">
            <text:p>94114</text:p>
          </table:table-cell>
          <table:table-cell office:value-type="string" office:string-value="R941C15">
            <text:p>R941C15</text:p>
          </table:table-cell>
          <table:table-cell office:value-type="float" office:value="94116">
            <text:p>94116</text:p>
          </table:table-cell>
          <table:table-cell office:value-type="string" office:string-value="R941C17">
            <text:p>R941C17</text:p>
          </table:table-cell>
          <table:table-cell office:value-type="float" office:value="94118">
            <text:p>94118</text:p>
          </table:table-cell>
          <table:table-cell office:value-type="string" office:string-value="R941C19">
            <text:p>R941C19</text:p>
          </table:table-cell>
          <table:table-cell office:value-type="float" office:value="94120">
            <text:p>94120</text:p>
          </table:table-cell>
          <table:table-cell office:value-type="string" office:string-value="R941C21">
            <text:p>R941C21</text:p>
          </table:table-cell>
          <table:table-cell office:value-type="float" office:value="94122">
            <text:p>94122</text:p>
          </table:table-cell>
          <table:table-cell office:value-type="string" office:string-value="R941C23">
            <text:p>R941C23</text:p>
          </table:table-cell>
          <table:table-cell office:value-type="float" office:value="94124">
            <text:p>94124</text:p>
          </table:table-cell>
          <table:table-cell office:value-type="string" office:string-value="R941C25">
            <text:p>R941C25</text:p>
          </table:table-cell>
          <table:table-cell office:value-type="float" office:value="94126">
            <text:p>94126</text:p>
          </table:table-cell>
        </table:table-row>
        <table:table-row>
          <table:table-cell office:value-type="string" office:string-value="R942C1">
            <text:p>R942C1</text:p>
          </table:table-cell>
          <table:table-cell office:value-type="float" office:value="94202">
            <text:p>94202</text:p>
          </table:table-cell>
          <table:table-cell office:value-type="string" office:string-value="R942C3">
            <text:p>R942C3</text:p>
          </table:table-cell>
          <table:table-cell office:value-type="float" office:value="94204">
            <text:p>94204</text:p>
          </table:table-cell>
          <table:table-cell office:value-type="string" office:string-value="R942C5">
            <text:p>R942C5</text:p>
          </table:table-cell>
          <table:table-cell office:value-type="float" office:value="94206">
            <text:p>94206</text:p>
          </table:table-cell>
          <table:table-cell office:value-type="string" office:string-value="R942C7">
            <text:p>R942C7</text:p>
          </table:table-cell>
          <table:table-cell office:value-type="float" office:value="94208">
            <text:p>94208</text:p>
          </table:table-cell>
          <table:table-cell office:value-type="string" office:string-value="R942C9">
            <text:p>R942C9</text:p>
          </table:table-cell>
          <table:table-cell office:value-type="float" office:value="94210">
            <text:p>94210</text:p>
          </table:table-cell>
          <table:table-cell office:value-type="string" office:string-value="R942C11">
            <text:p>R942C11</text:p>
          </table:table-cell>
          <table:table-cell office:value-type="float" office:value="94212">
            <text:p>94212</text:p>
          </table:table-cell>
          <table:table-cell office:value-type="string" office:string-value="R942C13">
            <text:p>R942C13</text:p>
          </table:table-cell>
          <table:table-cell office:value-type="float" office:value="94214">
            <text:p>94214</text:p>
          </table:table-cell>
          <table:table-cell office:value-type="string" office:string-value="R942C15">
            <text:p>R942C15</text:p>
          </table:table-cell>
          <table:table-cell office:value-type="float" office:value="94216">
            <text:p>94216</text:p>
          </table:table-cell>
          <table:table-cell office:value-type="string" office:string-value="R942C17">
            <text:p>R942C17</text:p>
          </table:table-cell>
          <table:table-cell office:value-type="float" office:value="94218">
            <text:p>94218</text:p>
          </table:table-cell>
          <table:table-cell office:value-type="string" office:string-value="R942C19">
            <text:p>R942C19</text:p>
          </table:table-cell>
          <table:table-cell office:value-type="float" office:value="94220">
            <text:p>94220</text:p>
          </table:table-cell>
          <table:table-cell office:value-type="string" office:string-value="R942C21">
            <text:p>R942C21</text:p>
          </table:table-cell>
          <table:table-cell office:value-type="float" office:value="94222">
            <text:p>94222</text:p>
          </table:table-cell>
          <table:table-cell office:value-type="string" office:string-value="R942C23">
            <text:p>R942C23</text:p>
          </table:table-cell>
          <table:table-cell office:value-type="float" office:value="94224">
            <text:p>94224</text:p>
          </table:table-cell>
          <table:table-cell office:value-type="string" office:string-value="R942C25">
            <text:p>R942C25</text:p>
          </table:table-cell>
          <table:table-cell office:value-type="float" office:value="94226">
            <text:p>94226</text:p>
          </table:table-cell>
        </table:table-row>
        <table:table-row>
          <table:table-cell office:value-type="string" office:string-value="R943C1">
            <text:p>R943C1</text:p>
          </table:table-cell>
          <table:table-cell office:value-type="float" office:value="94302">
            <text:p>94302</text:p>
          </table:table-cell>
          <table:table-cell office:value-type="string" office:string-value="R943C3">
            <text:p>R943C3</text:p>
          </table:table-cell>
          <table:table-cell office:value-type="float" office:value="94304">
            <text:p>94304</text:p>
          </table:table-cell>
          <table:table-cell office:value-type="string" office:string-value="R943C5">
            <text:p>R943C5</text:p>
          </table:table-cell>
          <table:table-cell office:value-type="float" office:value="94306">
            <text:p>94306</text:p>
          </table:table-cell>
          <table:table-cell office:value-type="string" office:string-value="R943C7">
            <text:p>R943C7</text:p>
          </table:table-cell>
          <table:table-cell office:value-type="float" office:value="94308">
            <text:p>94308</text:p>
          </table:table-cell>
          <table:table-cell office:value-type="string" office:string-value="R943C9">
            <text:p>R943C9</text:p>
          </table:table-cell>
          <table:table-cell office:value-type="float" office:value="94310">
            <text:p>94310</text:p>
          </table:table-cell>
          <table:table-cell office:value-type="string" office:string-value="R943C11">
            <text:p>R943C11</text:p>
          </table:table-cell>
          <table:table-cell office:value-type="float" office:value="94312">
            <text:p>94312</text:p>
          </table:table-cell>
          <table:table-cell office:value-type="string" office:string-value="R943C13">
            <text:p>R943C13</text:p>
          </table:table-cell>
          <table:table-cell office:value-type="float" office:value="94314">
            <text:p>94314</text:p>
          </table:table-cell>
          <table:table-cell office:value-type="string" office:string-value="R943C15">
            <text:p>R943C15</text:p>
          </table:table-cell>
          <table:table-cell office:value-type="float" office:value="94316">
            <text:p>94316</text:p>
          </table:table-cell>
          <table:table-cell office:value-type="string" office:string-value="R943C17">
            <text:p>R943C17</text:p>
          </table:table-cell>
          <table:table-cell office:value-type="float" office:value="94318">
            <text:p>94318</text:p>
          </table:table-cell>
          <table:table-cell office:value-type="string" office:string-value="R943C19">
            <text:p>R943C19</text:p>
          </table:table-cell>
          <table:table-cell office:value-type="float" office:value="94320">
            <text:p>94320</text:p>
          </table:table-cell>
          <table:table-cell office:value-type="string" office:string-value="R943C21">
            <text:p>R943C21</text:p>
          </table:table-cell>
          <table:table-cell office:value-type="float" office:value="94322">
            <text:p>94322</text:p>
          </table:table-cell>
          <table:table-cell office:value-type="string" office:string-value="R943C23">
            <text:p>R943C23</text:p>
          </table:table-cell>
          <table:table-cell office:value-type="float" office:value="94324">
            <text:p>94324</text:p>
          </table:table-cell>
          <table:table-cell office:value-type="string" office:string-value="R943C25">
            <text:p>R943C25</text:p>
          </table:table-cell>
          <table:table-cell office:value-type="float" office:value="94326">
            <text:p>94326</text:p>
          </table:table-cell>
        </table:table-row>
        <table:table-row>
          <table:table-cell office:value-type="string" office:string-value="R944C1">
            <text:p>R944C1</text:p>
          </table:table-cell>
          <table:table-cell office:value-type="float" office:value="94402">
            <text:p>94402</text:p>
          </table:table-cell>
          <table:table-cell office:value-type="string" office:string-value="R944C3">
            <text:p>R944C3</text:p>
          </table:table-cell>
          <table:table-cell office:value-type="float" office:value="94404">
            <text:p>94404</text:p>
          </table:table-cell>
          <table:table-cell office:value-type="string" office:string-value="R944C5">
            <text:p>R944C5</text:p>
          </table:table-cell>
          <table:table-cell office:value-type="float" office:value="94406">
            <text:p>94406</text:p>
          </table:table-cell>
          <table:table-cell office:value-type="string" office:string-value="R944C7">
            <text:p>R944C7</text:p>
          </table:table-cell>
          <table:table-cell office:value-type="float" office:value="94408">
            <text:p>94408</text:p>
          </table:table-cell>
          <table:table-cell office:value-type="string" office:string-value="R944C9">
            <text:p>R944C9</text:p>
          </table:table-cell>
          <table:table-cell office:value-type="float" office:value="94410">
            <text:p>94410</text:p>
          </table:table-cell>
          <table:table-cell office:value-type="string" office:string-value="R944C11">
            <text:p>R944C11</text:p>
          </table:table-cell>
          <table:table-cell office:value-type="float" office:value="94412">
            <text:p>94412</text:p>
          </table:table-cell>
          <table:table-cell office:value-type="string" office:string-value="R944C13">
            <text:p>R944C13</text:p>
          </table:table-cell>
          <table:table-cell office:value-type="float" office:value="94414">
            <text:p>94414</text:p>
          </table:table-cell>
          <table:table-cell office:value-type="string" office:string-value="R944C15">
            <text:p>R944C15</text:p>
          </table:table-cell>
          <table:table-cell office:value-type="float" office:value="94416">
            <text:p>94416</text:p>
          </table:table-cell>
          <table:table-cell office:value-type="string" office:string-value="R944C17">
            <text:p>R944C17</text:p>
          </table:table-cell>
          <table:table-cell office:value-type="float" office:value="94418">
            <text:p>94418</text:p>
          </table:table-cell>
          <table:table-cell office:value-type="string" office:string-value="R944C19">
            <text:p>R944C19</text:p>
          </table:table-cell>
          <table:table-cell office:value-type="float" office:value="94420">
            <text:p>94420</text:p>
          </table:table-cell>
          <table:table-cell office:value-type="string" office:string-value="R944C21">
            <text:p>R944C21</text:p>
          </table:table-cell>
          <table:table-cell office:value-type="float" office:value="94422">
            <text:p>94422</text:p>
          </table:table-cell>
          <table:table-cell office:value-type="string" office:string-value="R944C23">
            <text:p>R944C23</text:p>
          </table:table-cell>
          <table:table-cell office:value-type="float" office:value="94424">
            <text:p>94424</text:p>
          </table:table-cell>
          <table:table-cell office:value-type="string" office:string-value="R944C25">
            <text:p>R944C25</text:p>
          </table:table-cell>
          <table:table-cell office:value-type="float" office:value="94426">
            <text:p>94426</text:p>
          </table:table-cell>
        </table:table-row>
        <table:table-row>
          <table:table-cell office:value-type="string" office:string-value="R945C1">
            <text:p>R945C1</text:p>
          </table:table-cell>
          <table:table-cell office:value-type="float" office:value="94502">
            <text:p>94502</text:p>
          </table:table-cell>
          <table:table-cell office:value-type="string" office:string-value="R945C3">
            <text:p>R945C3</text:p>
          </table:table-cell>
          <table:table-cell office:value-type="float" office:value="94504">
            <text:p>94504</text:p>
          </table:table-cell>
          <table:table-cell office:value-type="string" office:string-value="R945C5">
            <text:p>R945C5</text:p>
          </table:table-cell>
          <table:table-cell office:value-type="float" office:value="94506">
            <text:p>94506</text:p>
          </table:table-cell>
          <table:table-cell office:value-type="string" office:string-value="R945C7">
            <text:p>R945C7</text:p>
          </table:table-cell>
          <table:table-cell office:value-type="float" office:value="94508">
            <text:p>94508</text:p>
          </table:table-cell>
          <table:table-cell office:value-type="string" office:string-value="R945C9">
            <text:p>R945C9</text:p>
          </table:table-cell>
          <table:table-cell office:value-type="float" office:value="94510">
            <text:p>94510</text:p>
          </table:table-cell>
          <table:table-cell office:value-type="string" office:string-value="R945C11">
            <text:p>R945C11</text:p>
          </table:table-cell>
          <table:table-cell office:value-type="float" office:value="94512">
            <text:p>94512</text:p>
          </table:table-cell>
          <table:table-cell office:value-type="string" office:string-value="R945C13">
            <text:p>R945C13</text:p>
          </table:table-cell>
          <table:table-cell office:value-type="float" office:value="94514">
            <text:p>94514</text:p>
          </table:table-cell>
          <table:table-cell office:value-type="string" office:string-value="R945C15">
            <text:p>R945C15</text:p>
          </table:table-cell>
          <table:table-cell office:value-type="float" office:value="94516">
            <text:p>94516</text:p>
          </table:table-cell>
          <table:table-cell office:value-type="string" office:string-value="R945C17">
            <text:p>R945C17</text:p>
          </table:table-cell>
          <table:table-cell office:value-type="float" office:value="94518">
            <text:p>94518</text:p>
          </table:table-cell>
          <table:table-cell office:value-type="string" office:string-value="R945C19">
            <text:p>R945C19</text:p>
          </table:table-cell>
          <table:table-cell office:value-type="float" office:value="94520">
            <text:p>94520</text:p>
          </table:table-cell>
          <table:table-cell office:value-type="string" office:string-value="R945C21">
            <text:p>R945C21</text:p>
          </table:table-cell>
          <table:table-cell office:value-type="float" office:value="94522">
            <text:p>94522</text:p>
          </table:table-cell>
          <table:table-cell office:value-type="string" office:string-value="R945C23">
            <text:p>R945C23</text:p>
          </table:table-cell>
          <table:table-cell office:value-type="float" office:value="94524">
            <text:p>94524</text:p>
          </table:table-cell>
          <table:table-cell office:value-type="string" office:string-value="R945C25">
            <text:p>R945C25</text:p>
          </table:table-cell>
          <table:table-cell office:value-type="float" office:value="94526">
            <text:p>94526</text:p>
          </table:table-cell>
        </table:table-row>
        <table:table-row>
          <table:table-cell office:value-type="string" office:string-value="R946C1">
            <text:p>R946C1</text:p>
          </table:table-cell>
          <table:table-cell office:value-type="float" office:value="94602">
            <text:p>94602</text:p>
          </table:table-cell>
          <table:table-cell office:value-type="string" office:string-value="R946C3">
            <text:p>R946C3</text:p>
          </table:table-cell>
          <table:table-cell office:value-type="float" office:value="94604">
            <text:p>94604</text:p>
          </table:table-cell>
          <table:table-cell office:value-type="string" office:string-value="R946C5">
            <text:p>R946C5</text:p>
          </table:table-cell>
          <table:table-cell office:value-type="float" office:value="94606">
            <text:p>94606</text:p>
          </table:table-cell>
          <table:table-cell office:value-type="string" office:string-value="R946C7">
            <text:p>R946C7</text:p>
          </table:table-cell>
          <table:table-cell office:value-type="float" office:value="94608">
            <text:p>94608</text:p>
          </table:table-cell>
          <table:table-cell office:value-type="string" office:string-value="R946C9">
            <text:p>R946C9</text:p>
          </table:table-cell>
          <table:table-cell office:value-type="float" office:value="94610">
            <text:p>94610</text:p>
          </table:table-cell>
          <table:table-cell office:value-type="string" office:string-value="R946C11">
            <text:p>R946C11</text:p>
          </table:table-cell>
          <table:table-cell office:value-type="float" office:value="94612">
            <text:p>94612</text:p>
          </table:table-cell>
          <table:table-cell office:value-type="string" office:string-value="R946C13">
            <text:p>R946C13</text:p>
          </table:table-cell>
          <table:table-cell office:value-type="float" office:value="94614">
            <text:p>94614</text:p>
          </table:table-cell>
          <table:table-cell office:value-type="string" office:string-value="R946C15">
            <text:p>R946C15</text:p>
          </table:table-cell>
          <table:table-cell office:value-type="float" office:value="94616">
            <text:p>94616</text:p>
          </table:table-cell>
          <table:table-cell office:value-type="string" office:string-value="R946C17">
            <text:p>R946C17</text:p>
          </table:table-cell>
          <table:table-cell office:value-type="float" office:value="94618">
            <text:p>94618</text:p>
          </table:table-cell>
          <table:table-cell office:value-type="string" office:string-value="R946C19">
            <text:p>R946C19</text:p>
          </table:table-cell>
          <table:table-cell office:value-type="float" office:value="94620">
            <text:p>94620</text:p>
          </table:table-cell>
          <table:table-cell office:value-type="string" office:string-value="R946C21">
            <text:p>R946C21</text:p>
          </table:table-cell>
          <table:table-cell office:value-type="float" office:value="94622">
            <text:p>94622</text:p>
          </table:table-cell>
          <table:table-cell office:value-type="string" office:string-value="R946C23">
            <text:p>R946C23</text:p>
          </table:table-cell>
          <table:table-cell office:value-type="float" office:value="94624">
            <text:p>94624</text:p>
          </table:table-cell>
          <table:table-cell office:value-type="string" office:string-value="R946C25">
            <text:p>R946C25</text:p>
          </table:table-cell>
          <table:table-cell office:value-type="float" office:value="94626">
            <text:p>94626</text:p>
          </table:table-cell>
        </table:table-row>
        <table:table-row>
          <table:table-cell office:value-type="string" office:string-value="R947C1">
            <text:p>R947C1</text:p>
          </table:table-cell>
          <table:table-cell office:value-type="float" office:value="94702">
            <text:p>94702</text:p>
          </table:table-cell>
          <table:table-cell office:value-type="string" office:string-value="R947C3">
            <text:p>R947C3</text:p>
          </table:table-cell>
          <table:table-cell office:value-type="float" office:value="94704">
            <text:p>94704</text:p>
          </table:table-cell>
          <table:table-cell office:value-type="string" office:string-value="R947C5">
            <text:p>R947C5</text:p>
          </table:table-cell>
          <table:table-cell office:value-type="float" office:value="94706">
            <text:p>94706</text:p>
          </table:table-cell>
          <table:table-cell office:value-type="string" office:string-value="R947C7">
            <text:p>R947C7</text:p>
          </table:table-cell>
          <table:table-cell office:value-type="float" office:value="94708">
            <text:p>94708</text:p>
          </table:table-cell>
          <table:table-cell office:value-type="string" office:string-value="R947C9">
            <text:p>R947C9</text:p>
          </table:table-cell>
          <table:table-cell office:value-type="float" office:value="94710">
            <text:p>94710</text:p>
          </table:table-cell>
          <table:table-cell office:value-type="string" office:string-value="R947C11">
            <text:p>R947C11</text:p>
          </table:table-cell>
          <table:table-cell office:value-type="float" office:value="94712">
            <text:p>94712</text:p>
          </table:table-cell>
          <table:table-cell office:value-type="string" office:string-value="R947C13">
            <text:p>R947C13</text:p>
          </table:table-cell>
          <table:table-cell office:value-type="float" office:value="94714">
            <text:p>94714</text:p>
          </table:table-cell>
          <table:table-cell office:value-type="string" office:string-value="R947C15">
            <text:p>R947C15</text:p>
          </table:table-cell>
          <table:table-cell office:value-type="float" office:value="94716">
            <text:p>94716</text:p>
          </table:table-cell>
          <table:table-cell office:value-type="string" office:string-value="R947C17">
            <text:p>R947C17</text:p>
          </table:table-cell>
          <table:table-cell office:value-type="float" office:value="94718">
            <text:p>94718</text:p>
          </table:table-cell>
          <table:table-cell office:value-type="string" office:string-value="R947C19">
            <text:p>R947C19</text:p>
          </table:table-cell>
          <table:table-cell office:value-type="float" office:value="94720">
            <text:p>94720</text:p>
          </table:table-cell>
          <table:table-cell office:value-type="string" office:string-value="R947C21">
            <text:p>R947C21</text:p>
          </table:table-cell>
          <table:table-cell office:value-type="float" office:value="94722">
            <text:p>94722</text:p>
          </table:table-cell>
          <table:table-cell office:value-type="string" office:string-value="R947C23">
            <text:p>R947C23</text:p>
          </table:table-cell>
          <table:table-cell office:value-type="float" office:value="94724">
            <text:p>94724</text:p>
          </table:table-cell>
          <table:table-cell office:value-type="string" office:string-value="R947C25">
            <text:p>R947C25</text:p>
          </table:table-cell>
          <table:table-cell office:value-type="float" office:value="94726">
            <text:p>94726</text:p>
          </table:table-cell>
        </table:table-row>
        <table:table-row>
          <table:table-cell office:value-type="string" office:string-value="R948C1">
            <text:p>R948C1</text:p>
          </table:table-cell>
          <table:table-cell office:value-type="float" office:value="94802">
            <text:p>94802</text:p>
          </table:table-cell>
          <table:table-cell office:value-type="string" office:string-value="R948C3">
            <text:p>R948C3</text:p>
          </table:table-cell>
          <table:table-cell office:value-type="float" office:value="94804">
            <text:p>94804</text:p>
          </table:table-cell>
          <table:table-cell office:value-type="string" office:string-value="R948C5">
            <text:p>R948C5</text:p>
          </table:table-cell>
          <table:table-cell office:value-type="float" office:value="94806">
            <text:p>94806</text:p>
          </table:table-cell>
          <table:table-cell office:value-type="string" office:string-value="R948C7">
            <text:p>R948C7</text:p>
          </table:table-cell>
          <table:table-cell office:value-type="float" office:value="94808">
            <text:p>94808</text:p>
          </table:table-cell>
          <table:table-cell office:value-type="string" office:string-value="R948C9">
            <text:p>R948C9</text:p>
          </table:table-cell>
          <table:table-cell office:value-type="float" office:value="94810">
            <text:p>94810</text:p>
          </table:table-cell>
          <table:table-cell office:value-type="string" office:string-value="R948C11">
            <text:p>R948C11</text:p>
          </table:table-cell>
          <table:table-cell office:value-type="float" office:value="94812">
            <text:p>94812</text:p>
          </table:table-cell>
          <table:table-cell office:value-type="string" office:string-value="R948C13">
            <text:p>R948C13</text:p>
          </table:table-cell>
          <table:table-cell office:value-type="float" office:value="94814">
            <text:p>94814</text:p>
          </table:table-cell>
          <table:table-cell office:value-type="string" office:string-value="R948C15">
            <text:p>R948C15</text:p>
          </table:table-cell>
          <table:table-cell office:value-type="float" office:value="94816">
            <text:p>94816</text:p>
          </table:table-cell>
          <table:table-cell office:value-type="string" office:string-value="R948C17">
            <text:p>R948C17</text:p>
          </table:table-cell>
          <table:table-cell office:value-type="float" office:value="94818">
            <text:p>94818</text:p>
          </table:table-cell>
          <table:table-cell office:value-type="string" office:string-value="R948C19">
            <text:p>R948C19</text:p>
          </table:table-cell>
          <table:table-cell office:value-type="float" office:value="94820">
            <text:p>94820</text:p>
          </table:table-cell>
          <table:table-cell office:value-type="string" office:string-value="R948C21">
            <text:p>R948C21</text:p>
          </table:table-cell>
          <table:table-cell office:value-type="float" office:value="94822">
            <text:p>94822</text:p>
          </table:table-cell>
          <table:table-cell office:value-type="string" office:string-value="R948C23">
            <text:p>R948C23</text:p>
          </table:table-cell>
          <table:table-cell office:value-type="float" office:value="94824">
            <text:p>94824</text:p>
          </table:table-cell>
          <table:table-cell office:value-type="string" office:string-value="R948C25">
            <text:p>R948C25</text:p>
          </table:table-cell>
          <table:table-cell office:value-type="float" office:value="94826">
            <text:p>94826</text:p>
          </table:table-cell>
        </table:table-row>
        <table:table-row>
          <table:table-cell office:value-type="string" office:string-value="R949C1">
            <text:p>R949C1</text:p>
          </table:table-cell>
          <table:table-cell office:value-type="float" office:value="94902">
            <text:p>94902</text:p>
          </table:table-cell>
          <table:table-cell office:value-type="string" office:string-value="R949C3">
            <text:p>R949C3</text:p>
          </table:table-cell>
          <table:table-cell office:value-type="float" office:value="94904">
            <text:p>94904</text:p>
          </table:table-cell>
          <table:table-cell office:value-type="string" office:string-value="R949C5">
            <text:p>R949C5</text:p>
          </table:table-cell>
          <table:table-cell office:value-type="float" office:value="94906">
            <text:p>94906</text:p>
          </table:table-cell>
          <table:table-cell office:value-type="string" office:string-value="R949C7">
            <text:p>R949C7</text:p>
          </table:table-cell>
          <table:table-cell office:value-type="float" office:value="94908">
            <text:p>94908</text:p>
          </table:table-cell>
          <table:table-cell office:value-type="string" office:string-value="R949C9">
            <text:p>R949C9</text:p>
          </table:table-cell>
          <table:table-cell office:value-type="float" office:value="94910">
            <text:p>94910</text:p>
          </table:table-cell>
          <table:table-cell office:value-type="string" office:string-value="R949C11">
            <text:p>R949C11</text:p>
          </table:table-cell>
          <table:table-cell office:value-type="float" office:value="94912">
            <text:p>94912</text:p>
          </table:table-cell>
          <table:table-cell office:value-type="string" office:string-value="R949C13">
            <text:p>R949C13</text:p>
          </table:table-cell>
          <table:table-cell office:value-type="float" office:value="94914">
            <text:p>94914</text:p>
          </table:table-cell>
          <table:table-cell office:value-type="string" office:string-value="R949C15">
            <text:p>R949C15</text:p>
          </table:table-cell>
          <table:table-cell office:value-type="float" office:value="94916">
            <text:p>94916</text:p>
          </table:table-cell>
          <table:table-cell office:value-type="string" office:string-value="R949C17">
            <text:p>R949C17</text:p>
          </table:table-cell>
          <table:table-cell office:value-type="float" office:value="94918">
            <text:p>94918</text:p>
          </table:table-cell>
          <table:table-cell office:value-type="string" office:string-value="R949C19">
            <text:p>R949C19</text:p>
          </table:table-cell>
          <table:table-cell office:value-type="float" office:value="94920">
            <text:p>94920</text:p>
          </table:table-cell>
          <table:table-cell office:value-type="string" office:string-value="R949C21">
            <text:p>R949C21</text:p>
          </table:table-cell>
          <table:table-cell office:value-type="float" office:value="94922">
            <text:p>94922</text:p>
          </table:table-cell>
          <table:table-cell office:value-type="string" office:string-value="R949C23">
            <text:p>R949C23</text:p>
          </table:table-cell>
          <table:table-cell office:value-type="float" office:value="94924">
            <text:p>94924</text:p>
          </table:table-cell>
          <table:table-cell office:value-type="string" office:string-value="R949C25">
            <text:p>R949C25</text:p>
          </table:table-cell>
          <table:table-cell office:value-type="float" office:value="94926">
            <text:p>94926</text:p>
          </table:table-cell>
        </table:table-row>
        <table:table-row>
          <table:table-cell office:value-type="string" office:string-value="R950C1">
            <text:p>R950C1</text:p>
          </table:table-cell>
          <table:table-cell office:value-type="float" office:value="95002">
            <text:p>95002</text:p>
          </table:table-cell>
          <table:table-cell office:value-type="string" office:string-value="R950C3">
            <text:p>R950C3</text:p>
          </table:table-cell>
          <table:table-cell office:value-type="float" office:value="95004">
            <text:p>95004</text:p>
          </table:table-cell>
          <table:table-cell office:value-type="string" office:string-value="R950C5">
            <text:p>R950C5</text:p>
          </table:table-cell>
          <table:table-cell office:value-type="float" office:value="95006">
            <text:p>95006</text:p>
          </table:table-cell>
          <table:table-cell office:value-type="string" office:string-value="R950C7">
            <text:p>R950C7</text:p>
          </table:table-cell>
          <table:table-cell office:value-type="float" office:value="95008">
            <text:p>95008</text:p>
          </table:table-cell>
          <table:table-cell office:value-type="string" office:string-value="R950C9">
            <text:p>R950C9</text:p>
          </table:table-cell>
          <table:table-cell office:value-type="float" office:value="95010">
            <text:p>95010</text:p>
          </table:table-cell>
          <table:table-cell office:value-type="string" office:string-value="R950C11">
            <text:p>R950C11</text:p>
          </table:table-cell>
          <table:table-cell office:value-type="float" office:value="95012">
            <text:p>95012</text:p>
          </table:table-cell>
          <table:table-cell office:value-type="string" office:string-value="R950C13">
            <text:p>R950C13</text:p>
          </table:table-cell>
          <table:table-cell office:value-type="float" office:value="95014">
            <text:p>95014</text:p>
          </table:table-cell>
          <table:table-cell office:value-type="string" office:string-value="R950C15">
            <text:p>R950C15</text:p>
          </table:table-cell>
          <table:table-cell office:value-type="float" office:value="95016">
            <text:p>95016</text:p>
          </table:table-cell>
          <table:table-cell office:value-type="string" office:string-value="R950C17">
            <text:p>R950C17</text:p>
          </table:table-cell>
          <table:table-cell office:value-type="float" office:value="95018">
            <text:p>95018</text:p>
          </table:table-cell>
          <table:table-cell office:value-type="string" office:string-value="R950C19">
            <text:p>R950C19</text:p>
          </table:table-cell>
          <table:table-cell office:value-type="float" office:value="95020">
            <text:p>95020</text:p>
          </table:table-cell>
          <table:table-cell office:value-type="string" office:string-value="R950C21">
            <text:p>R950C21</text:p>
          </table:table-cell>
          <table:table-cell office:value-type="float" office:value="95022">
            <text:p>95022</text:p>
          </table:table-cell>
          <table:table-cell office:value-type="string" office:string-value="R950C23">
            <text:p>R950C23</text:p>
          </table:table-cell>
          <table:table-cell office:value-type="float" office:value="95024">
            <text:p>95024</text:p>
          </table:table-cell>
          <table:table-cell office:value-type="string" office:string-value="R950C25">
            <text:p>R950C25</text:p>
          </table:table-cell>
          <table:table-cell office:value-type="float" office:value="95026">
            <text:p>95026</text:p>
          </table:table-cell>
        </table:table-row>
        <table:table-row>
          <table:table-cell office:value-type="string" office:string-value="R951C1">
            <text:p>R951C1</text:p>
          </table:table-cell>
          <table:table-cell office:value-type="float" office:value="95102">
            <text:p>95102</text:p>
          </table:table-cell>
          <table:table-cell office:value-type="string" office:string-value="R951C3">
            <text:p>R951C3</text:p>
          </table:table-cell>
          <table:table-cell office:value-type="float" office:value="95104">
            <text:p>95104</text:p>
          </table:table-cell>
          <table:table-cell office:value-type="string" office:string-value="R951C5">
            <text:p>R951C5</text:p>
          </table:table-cell>
          <table:table-cell office:value-type="float" office:value="95106">
            <text:p>95106</text:p>
          </table:table-cell>
          <table:table-cell office:value-type="string" office:string-value="R951C7">
            <text:p>R951C7</text:p>
          </table:table-cell>
          <table:table-cell office:value-type="float" office:value="95108">
            <text:p>95108</text:p>
          </table:table-cell>
          <table:table-cell office:value-type="string" office:string-value="R951C9">
            <text:p>R951C9</text:p>
          </table:table-cell>
          <table:table-cell office:value-type="float" office:value="95110">
            <text:p>95110</text:p>
          </table:table-cell>
          <table:table-cell office:value-type="string" office:string-value="R951C11">
            <text:p>R951C11</text:p>
          </table:table-cell>
          <table:table-cell office:value-type="float" office:value="95112">
            <text:p>95112</text:p>
          </table:table-cell>
          <table:table-cell office:value-type="string" office:string-value="R951C13">
            <text:p>R951C13</text:p>
          </table:table-cell>
          <table:table-cell office:value-type="float" office:value="95114">
            <text:p>95114</text:p>
          </table:table-cell>
          <table:table-cell office:value-type="string" office:string-value="R951C15">
            <text:p>R951C15</text:p>
          </table:table-cell>
          <table:table-cell office:value-type="float" office:value="95116">
            <text:p>95116</text:p>
          </table:table-cell>
          <table:table-cell office:value-type="string" office:string-value="R951C17">
            <text:p>R951C17</text:p>
          </table:table-cell>
          <table:table-cell office:value-type="float" office:value="95118">
            <text:p>95118</text:p>
          </table:table-cell>
          <table:table-cell office:value-type="string" office:string-value="R951C19">
            <text:p>R951C19</text:p>
          </table:table-cell>
          <table:table-cell office:value-type="float" office:value="95120">
            <text:p>95120</text:p>
          </table:table-cell>
          <table:table-cell office:value-type="string" office:string-value="R951C21">
            <text:p>R951C21</text:p>
          </table:table-cell>
          <table:table-cell office:value-type="float" office:value="95122">
            <text:p>95122</text:p>
          </table:table-cell>
          <table:table-cell office:value-type="string" office:string-value="R951C23">
            <text:p>R951C23</text:p>
          </table:table-cell>
          <table:table-cell office:value-type="float" office:value="95124">
            <text:p>95124</text:p>
          </table:table-cell>
          <table:table-cell office:value-type="string" office:string-value="R951C25">
            <text:p>R951C25</text:p>
          </table:table-cell>
          <table:table-cell office:value-type="float" office:value="95126">
            <text:p>95126</text:p>
          </table:table-cell>
        </table:table-row>
        <table:table-row>
          <table:table-cell office:value-type="string" office:string-value="R952C1">
            <text:p>R952C1</text:p>
          </table:table-cell>
          <table:table-cell office:value-type="float" office:value="95202">
            <text:p>95202</text:p>
          </table:table-cell>
          <table:table-cell office:value-type="string" office:string-value="R952C3">
            <text:p>R952C3</text:p>
          </table:table-cell>
          <table:table-cell office:value-type="float" office:value="95204">
            <text:p>95204</text:p>
          </table:table-cell>
          <table:table-cell office:value-type="string" office:string-value="R952C5">
            <text:p>R952C5</text:p>
          </table:table-cell>
          <table:table-cell office:value-type="float" office:value="95206">
            <text:p>95206</text:p>
          </table:table-cell>
          <table:table-cell office:value-type="string" office:string-value="R952C7">
            <text:p>R952C7</text:p>
          </table:table-cell>
          <table:table-cell office:value-type="float" office:value="95208">
            <text:p>95208</text:p>
          </table:table-cell>
          <table:table-cell office:value-type="string" office:string-value="R952C9">
            <text:p>R952C9</text:p>
          </table:table-cell>
          <table:table-cell office:value-type="float" office:value="95210">
            <text:p>95210</text:p>
          </table:table-cell>
          <table:table-cell office:value-type="string" office:string-value="R952C11">
            <text:p>R952C11</text:p>
          </table:table-cell>
          <table:table-cell office:value-type="float" office:value="95212">
            <text:p>95212</text:p>
          </table:table-cell>
          <table:table-cell office:value-type="string" office:string-value="R952C13">
            <text:p>R952C13</text:p>
          </table:table-cell>
          <table:table-cell office:value-type="float" office:value="95214">
            <text:p>95214</text:p>
          </table:table-cell>
          <table:table-cell office:value-type="string" office:string-value="R952C15">
            <text:p>R952C15</text:p>
          </table:table-cell>
          <table:table-cell office:value-type="float" office:value="95216">
            <text:p>95216</text:p>
          </table:table-cell>
          <table:table-cell office:value-type="string" office:string-value="R952C17">
            <text:p>R952C17</text:p>
          </table:table-cell>
          <table:table-cell office:value-type="float" office:value="95218">
            <text:p>95218</text:p>
          </table:table-cell>
          <table:table-cell office:value-type="string" office:string-value="R952C19">
            <text:p>R952C19</text:p>
          </table:table-cell>
          <table:table-cell office:value-type="float" office:value="95220">
            <text:p>95220</text:p>
          </table:table-cell>
          <table:table-cell office:value-type="string" office:string-value="R952C21">
            <text:p>R952C21</text:p>
          </table:table-cell>
          <table:table-cell office:value-type="float" office:value="95222">
            <text:p>95222</text:p>
          </table:table-cell>
          <table:table-cell office:value-type="string" office:string-value="R952C23">
            <text:p>R952C23</text:p>
          </table:table-cell>
          <table:table-cell office:value-type="float" office:value="95224">
            <text:p>95224</text:p>
          </table:table-cell>
          <table:table-cell office:value-type="string" office:string-value="R952C25">
            <text:p>R952C25</text:p>
          </table:table-cell>
          <table:table-cell office:value-type="float" office:value="95226">
            <text:p>95226</text:p>
          </table:table-cell>
        </table:table-row>
        <table:table-row>
          <table:table-cell office:value-type="string" office:string-value="R953C1">
            <text:p>R953C1</text:p>
          </table:table-cell>
          <table:table-cell office:value-type="float" office:value="95302">
            <text:p>95302</text:p>
          </table:table-cell>
          <table:table-cell office:value-type="string" office:string-value="R953C3">
            <text:p>R953C3</text:p>
          </table:table-cell>
          <table:table-cell office:value-type="float" office:value="95304">
            <text:p>95304</text:p>
          </table:table-cell>
          <table:table-cell office:value-type="string" office:string-value="R953C5">
            <text:p>R953C5</text:p>
          </table:table-cell>
          <table:table-cell office:value-type="float" office:value="95306">
            <text:p>95306</text:p>
          </table:table-cell>
          <table:table-cell office:value-type="string" office:string-value="R953C7">
            <text:p>R953C7</text:p>
          </table:table-cell>
          <table:table-cell office:value-type="float" office:value="95308">
            <text:p>95308</text:p>
          </table:table-cell>
          <table:table-cell office:value-type="string" office:string-value="R953C9">
            <text:p>R953C9</text:p>
          </table:table-cell>
          <table:table-cell office:value-type="float" office:value="95310">
            <text:p>95310</text:p>
          </table:table-cell>
          <table:table-cell office:value-type="string" office:string-value="R953C11">
            <text:p>R953C11</text:p>
          </table:table-cell>
          <table:table-cell office:value-type="float" office:value="95312">
            <text:p>95312</text:p>
          </table:table-cell>
          <table:table-cell office:value-type="string" office:string-value="R953C13">
            <text:p>R953C13</text:p>
          </table:table-cell>
          <table:table-cell office:value-type="float" office:value="95314">
            <text:p>95314</text:p>
          </table:table-cell>
          <table:table-cell office:value-type="string" office:string-value="R953C15">
            <text:p>R953C15</text:p>
          </table:table-cell>
          <table:table-cell office:value-type="float" office:value="95316">
            <text:p>95316</text:p>
          </table:table-cell>
          <table:table-cell office:value-type="string" office:string-value="R953C17">
            <text:p>R953C17</text:p>
          </table:table-cell>
          <table:table-cell office:value-type="float" office:value="95318">
            <text:p>95318</text:p>
          </table:table-cell>
          <table:table-cell office:value-type="string" office:string-value="R953C19">
            <text:p>R953C19</text:p>
          </table:table-cell>
          <table:table-cell office:value-type="float" office:value="95320">
            <text:p>95320</text:p>
          </table:table-cell>
          <table:table-cell office:value-type="string" office:string-value="R953C21">
            <text:p>R953C21</text:p>
          </table:table-cell>
          <table:table-cell office:value-type="float" office:value="95322">
            <text:p>95322</text:p>
          </table:table-cell>
          <table:table-cell office:value-type="string" office:string-value="R953C23">
            <text:p>R953C23</text:p>
          </table:table-cell>
          <table:table-cell office:value-type="float" office:value="95324">
            <text:p>95324</text:p>
          </table:table-cell>
          <table:table-cell office:value-type="string" office:string-value="R953C25">
            <text:p>R953C25</text:p>
          </table:table-cell>
          <table:table-cell office:value-type="float" office:value="95326">
            <text:p>95326</text:p>
          </table:table-cell>
        </table:table-row>
        <table:table-row>
          <table:table-cell office:value-type="string" office:string-value="R954C1">
            <text:p>R954C1</text:p>
          </table:table-cell>
          <table:table-cell office:value-type="float" office:value="95402">
            <text:p>95402</text:p>
          </table:table-cell>
          <table:table-cell office:value-type="string" office:string-value="R954C3">
            <text:p>R954C3</text:p>
          </table:table-cell>
          <table:table-cell office:value-type="float" office:value="95404">
            <text:p>95404</text:p>
          </table:table-cell>
          <table:table-cell office:value-type="string" office:string-value="R954C5">
            <text:p>R954C5</text:p>
          </table:table-cell>
          <table:table-cell office:value-type="float" office:value="95406">
            <text:p>95406</text:p>
          </table:table-cell>
          <table:table-cell office:value-type="string" office:string-value="R954C7">
            <text:p>R954C7</text:p>
          </table:table-cell>
          <table:table-cell office:value-type="float" office:value="95408">
            <text:p>95408</text:p>
          </table:table-cell>
          <table:table-cell office:value-type="string" office:string-value="R954C9">
            <text:p>R954C9</text:p>
          </table:table-cell>
          <table:table-cell office:value-type="float" office:value="95410">
            <text:p>95410</text:p>
          </table:table-cell>
          <table:table-cell office:value-type="string" office:string-value="R954C11">
            <text:p>R954C11</text:p>
          </table:table-cell>
          <table:table-cell office:value-type="float" office:value="95412">
            <text:p>95412</text:p>
          </table:table-cell>
          <table:table-cell office:value-type="string" office:string-value="R954C13">
            <text:p>R954C13</text:p>
          </table:table-cell>
          <table:table-cell office:value-type="float" office:value="95414">
            <text:p>95414</text:p>
          </table:table-cell>
          <table:table-cell office:value-type="string" office:string-value="R954C15">
            <text:p>R954C15</text:p>
          </table:table-cell>
          <table:table-cell office:value-type="float" office:value="95416">
            <text:p>95416</text:p>
          </table:table-cell>
          <table:table-cell office:value-type="string" office:string-value="R954C17">
            <text:p>R954C17</text:p>
          </table:table-cell>
          <table:table-cell office:value-type="float" office:value="95418">
            <text:p>95418</text:p>
          </table:table-cell>
          <table:table-cell office:value-type="string" office:string-value="R954C19">
            <text:p>R954C19</text:p>
          </table:table-cell>
          <table:table-cell office:value-type="float" office:value="95420">
            <text:p>95420</text:p>
          </table:table-cell>
          <table:table-cell office:value-type="string" office:string-value="R954C21">
            <text:p>R954C21</text:p>
          </table:table-cell>
          <table:table-cell office:value-type="float" office:value="95422">
            <text:p>95422</text:p>
          </table:table-cell>
          <table:table-cell office:value-type="string" office:string-value="R954C23">
            <text:p>R954C23</text:p>
          </table:table-cell>
          <table:table-cell office:value-type="float" office:value="95424">
            <text:p>95424</text:p>
          </table:table-cell>
          <table:table-cell office:value-type="string" office:string-value="R954C25">
            <text:p>R954C25</text:p>
          </table:table-cell>
          <table:table-cell office:value-type="float" office:value="95426">
            <text:p>95426</text:p>
          </table:table-cell>
        </table:table-row>
        <table:table-row>
          <table:table-cell office:value-type="string" office:string-value="R955C1">
            <text:p>R955C1</text:p>
          </table:table-cell>
          <table:table-cell office:value-type="float" office:value="95502">
            <text:p>95502</text:p>
          </table:table-cell>
          <table:table-cell office:value-type="string" office:string-value="R955C3">
            <text:p>R955C3</text:p>
          </table:table-cell>
          <table:table-cell office:value-type="float" office:value="95504">
            <text:p>95504</text:p>
          </table:table-cell>
          <table:table-cell office:value-type="string" office:string-value="R955C5">
            <text:p>R955C5</text:p>
          </table:table-cell>
          <table:table-cell office:value-type="float" office:value="95506">
            <text:p>95506</text:p>
          </table:table-cell>
          <table:table-cell office:value-type="string" office:string-value="R955C7">
            <text:p>R955C7</text:p>
          </table:table-cell>
          <table:table-cell office:value-type="float" office:value="95508">
            <text:p>95508</text:p>
          </table:table-cell>
          <table:table-cell office:value-type="string" office:string-value="R955C9">
            <text:p>R955C9</text:p>
          </table:table-cell>
          <table:table-cell office:value-type="float" office:value="95510">
            <text:p>95510</text:p>
          </table:table-cell>
          <table:table-cell office:value-type="string" office:string-value="R955C11">
            <text:p>R955C11</text:p>
          </table:table-cell>
          <table:table-cell office:value-type="float" office:value="95512">
            <text:p>95512</text:p>
          </table:table-cell>
          <table:table-cell office:value-type="string" office:string-value="R955C13">
            <text:p>R955C13</text:p>
          </table:table-cell>
          <table:table-cell office:value-type="float" office:value="95514">
            <text:p>95514</text:p>
          </table:table-cell>
          <table:table-cell office:value-type="string" office:string-value="R955C15">
            <text:p>R955C15</text:p>
          </table:table-cell>
          <table:table-cell office:value-type="float" office:value="95516">
            <text:p>95516</text:p>
          </table:table-cell>
          <table:table-cell office:value-type="string" office:string-value="R955C17">
            <text:p>R955C17</text:p>
          </table:table-cell>
          <table:table-cell office:value-type="float" office:value="95518">
            <text:p>95518</text:p>
          </table:table-cell>
          <table:table-cell office:value-type="string" office:string-value="R955C19">
            <text:p>R955C19</text:p>
          </table:table-cell>
          <table:table-cell office:value-type="float" office:value="95520">
            <text:p>95520</text:p>
          </table:table-cell>
          <table:table-cell office:value-type="string" office:string-value="R955C21">
            <text:p>R955C21</text:p>
          </table:table-cell>
          <table:table-cell office:value-type="float" office:value="95522">
            <text:p>95522</text:p>
          </table:table-cell>
          <table:table-cell office:value-type="string" office:string-value="R955C23">
            <text:p>R955C23</text:p>
          </table:table-cell>
          <table:table-cell office:value-type="float" office:value="95524">
            <text:p>95524</text:p>
          </table:table-cell>
          <table:table-cell office:value-type="string" office:string-value="R955C25">
            <text:p>R955C25</text:p>
          </table:table-cell>
          <table:table-cell office:value-type="float" office:value="95526">
            <text:p>95526</text:p>
          </table:table-cell>
        </table:table-row>
        <table:table-row>
          <table:table-cell office:value-type="string" office:string-value="R956C1">
            <text:p>R956C1</text:p>
          </table:table-cell>
          <table:table-cell office:value-type="float" office:value="95602">
            <text:p>95602</text:p>
          </table:table-cell>
          <table:table-cell office:value-type="string" office:string-value="R956C3">
            <text:p>R956C3</text:p>
          </table:table-cell>
          <table:table-cell office:value-type="float" office:value="95604">
            <text:p>95604</text:p>
          </table:table-cell>
          <table:table-cell office:value-type="string" office:string-value="R956C5">
            <text:p>R956C5</text:p>
          </table:table-cell>
          <table:table-cell office:value-type="float" office:value="95606">
            <text:p>95606</text:p>
          </table:table-cell>
          <table:table-cell office:value-type="string" office:string-value="R956C7">
            <text:p>R956C7</text:p>
          </table:table-cell>
          <table:table-cell office:value-type="float" office:value="95608">
            <text:p>95608</text:p>
          </table:table-cell>
          <table:table-cell office:value-type="string" office:string-value="R956C9">
            <text:p>R956C9</text:p>
          </table:table-cell>
          <table:table-cell office:value-type="float" office:value="95610">
            <text:p>95610</text:p>
          </table:table-cell>
          <table:table-cell office:value-type="string" office:string-value="R956C11">
            <text:p>R956C11</text:p>
          </table:table-cell>
          <table:table-cell office:value-type="float" office:value="95612">
            <text:p>95612</text:p>
          </table:table-cell>
          <table:table-cell office:value-type="string" office:string-value="R956C13">
            <text:p>R956C13</text:p>
          </table:table-cell>
          <table:table-cell office:value-type="float" office:value="95614">
            <text:p>95614</text:p>
          </table:table-cell>
          <table:table-cell office:value-type="string" office:string-value="R956C15">
            <text:p>R956C15</text:p>
          </table:table-cell>
          <table:table-cell office:value-type="float" office:value="95616">
            <text:p>95616</text:p>
          </table:table-cell>
          <table:table-cell office:value-type="string" office:string-value="R956C17">
            <text:p>R956C17</text:p>
          </table:table-cell>
          <table:table-cell office:value-type="float" office:value="95618">
            <text:p>95618</text:p>
          </table:table-cell>
          <table:table-cell office:value-type="string" office:string-value="R956C19">
            <text:p>R956C19</text:p>
          </table:table-cell>
          <table:table-cell office:value-type="float" office:value="95620">
            <text:p>95620</text:p>
          </table:table-cell>
          <table:table-cell office:value-type="string" office:string-value="R956C21">
            <text:p>R956C21</text:p>
          </table:table-cell>
          <table:table-cell office:value-type="float" office:value="95622">
            <text:p>95622</text:p>
          </table:table-cell>
          <table:table-cell office:value-type="string" office:string-value="R956C23">
            <text:p>R956C23</text:p>
          </table:table-cell>
          <table:table-cell office:value-type="float" office:value="95624">
            <text:p>95624</text:p>
          </table:table-cell>
          <table:table-cell office:value-type="string" office:string-value="R956C25">
            <text:p>R956C25</text:p>
          </table:table-cell>
          <table:table-cell office:value-type="float" office:value="95626">
            <text:p>95626</text:p>
          </table:table-cell>
        </table:table-row>
        <table:table-row>
          <table:table-cell office:value-type="string" office:string-value="R957C1">
            <text:p>R957C1</text:p>
          </table:table-cell>
          <table:table-cell office:value-type="float" office:value="95702">
            <text:p>95702</text:p>
          </table:table-cell>
          <table:table-cell office:value-type="string" office:string-value="R957C3">
            <text:p>R957C3</text:p>
          </table:table-cell>
          <table:table-cell office:value-type="float" office:value="95704">
            <text:p>95704</text:p>
          </table:table-cell>
          <table:table-cell office:value-type="string" office:string-value="R957C5">
            <text:p>R957C5</text:p>
          </table:table-cell>
          <table:table-cell office:value-type="float" office:value="95706">
            <text:p>95706</text:p>
          </table:table-cell>
          <table:table-cell office:value-type="string" office:string-value="R957C7">
            <text:p>R957C7</text:p>
          </table:table-cell>
          <table:table-cell office:value-type="float" office:value="95708">
            <text:p>95708</text:p>
          </table:table-cell>
          <table:table-cell office:value-type="string" office:string-value="R957C9">
            <text:p>R957C9</text:p>
          </table:table-cell>
          <table:table-cell office:value-type="float" office:value="95710">
            <text:p>95710</text:p>
          </table:table-cell>
          <table:table-cell office:value-type="string" office:string-value="R957C11">
            <text:p>R957C11</text:p>
          </table:table-cell>
          <table:table-cell office:value-type="float" office:value="95712">
            <text:p>95712</text:p>
          </table:table-cell>
          <table:table-cell office:value-type="string" office:string-value="R957C13">
            <text:p>R957C13</text:p>
          </table:table-cell>
          <table:table-cell office:value-type="float" office:value="95714">
            <text:p>95714</text:p>
          </table:table-cell>
          <table:table-cell office:value-type="string" office:string-value="R957C15">
            <text:p>R957C15</text:p>
          </table:table-cell>
          <table:table-cell office:value-type="float" office:value="95716">
            <text:p>95716</text:p>
          </table:table-cell>
          <table:table-cell office:value-type="string" office:string-value="R957C17">
            <text:p>R957C17</text:p>
          </table:table-cell>
          <table:table-cell office:value-type="float" office:value="95718">
            <text:p>95718</text:p>
          </table:table-cell>
          <table:table-cell office:value-type="string" office:string-value="R957C19">
            <text:p>R957C19</text:p>
          </table:table-cell>
          <table:table-cell office:value-type="float" office:value="95720">
            <text:p>95720</text:p>
          </table:table-cell>
          <table:table-cell office:value-type="string" office:string-value="R957C21">
            <text:p>R957C21</text:p>
          </table:table-cell>
          <table:table-cell office:value-type="float" office:value="95722">
            <text:p>95722</text:p>
          </table:table-cell>
          <table:table-cell office:value-type="string" office:string-value="R957C23">
            <text:p>R957C23</text:p>
          </table:table-cell>
          <table:table-cell office:value-type="float" office:value="95724">
            <text:p>95724</text:p>
          </table:table-cell>
          <table:table-cell office:value-type="string" office:string-value="R957C25">
            <text:p>R957C25</text:p>
          </table:table-cell>
          <table:table-cell office:value-type="float" office:value="95726">
            <text:p>95726</text:p>
          </table:table-cell>
        </table:table-row>
        <table:table-row>
          <table:table-cell office:value-type="string" office:string-value="R958C1">
            <text:p>R958C1</text:p>
          </table:table-cell>
          <table:table-cell office:value-type="float" office:value="95802">
            <text:p>95802</text:p>
          </table:table-cell>
          <table:table-cell office:value-type="string" office:string-value="R958C3">
            <text:p>R958C3</text:p>
          </table:table-cell>
          <table:table-cell office:value-type="float" office:value="95804">
            <text:p>95804</text:p>
          </table:table-cell>
          <table:table-cell office:value-type="string" office:string-value="R958C5">
            <text:p>R958C5</text:p>
          </table:table-cell>
          <table:table-cell office:value-type="float" office:value="95806">
            <text:p>95806</text:p>
          </table:table-cell>
          <table:table-cell office:value-type="string" office:string-value="R958C7">
            <text:p>R958C7</text:p>
          </table:table-cell>
          <table:table-cell office:value-type="float" office:value="95808">
            <text:p>95808</text:p>
          </table:table-cell>
          <table:table-cell office:value-type="string" office:string-value="R958C9">
            <text:p>R958C9</text:p>
          </table:table-cell>
          <table:table-cell office:value-type="float" office:value="95810">
            <text:p>95810</text:p>
          </table:table-cell>
          <table:table-cell office:value-type="string" office:string-value="R958C11">
            <text:p>R958C11</text:p>
          </table:table-cell>
          <table:table-cell office:value-type="float" office:value="95812">
            <text:p>95812</text:p>
          </table:table-cell>
          <table:table-cell office:value-type="string" office:string-value="R958C13">
            <text:p>R958C13</text:p>
          </table:table-cell>
          <table:table-cell office:value-type="float" office:value="95814">
            <text:p>95814</text:p>
          </table:table-cell>
          <table:table-cell office:value-type="string" office:string-value="R958C15">
            <text:p>R958C15</text:p>
          </table:table-cell>
          <table:table-cell office:value-type="float" office:value="95816">
            <text:p>95816</text:p>
          </table:table-cell>
          <table:table-cell office:value-type="string" office:string-value="R958C17">
            <text:p>R958C17</text:p>
          </table:table-cell>
          <table:table-cell office:value-type="float" office:value="95818">
            <text:p>95818</text:p>
          </table:table-cell>
          <table:table-cell office:value-type="string" office:string-value="R958C19">
            <text:p>R958C19</text:p>
          </table:table-cell>
          <table:table-cell office:value-type="float" office:value="95820">
            <text:p>95820</text:p>
          </table:table-cell>
          <table:table-cell office:value-type="string" office:string-value="R958C21">
            <text:p>R958C21</text:p>
          </table:table-cell>
          <table:table-cell office:value-type="float" office:value="95822">
            <text:p>95822</text:p>
          </table:table-cell>
          <table:table-cell office:value-type="string" office:string-value="R958C23">
            <text:p>R958C23</text:p>
          </table:table-cell>
          <table:table-cell office:value-type="float" office:value="95824">
            <text:p>95824</text:p>
          </table:table-cell>
          <table:table-cell office:value-type="string" office:string-value="R958C25">
            <text:p>R958C25</text:p>
          </table:table-cell>
          <table:table-cell office:value-type="float" office:value="95826">
            <text:p>95826</text:p>
          </table:table-cell>
        </table:table-row>
        <table:table-row>
          <table:table-cell office:value-type="string" office:string-value="R959C1">
            <text:p>R959C1</text:p>
          </table:table-cell>
          <table:table-cell office:value-type="float" office:value="95902">
            <text:p>95902</text:p>
          </table:table-cell>
          <table:table-cell office:value-type="string" office:string-value="R959C3">
            <text:p>R959C3</text:p>
          </table:table-cell>
          <table:table-cell office:value-type="float" office:value="95904">
            <text:p>95904</text:p>
          </table:table-cell>
          <table:table-cell office:value-type="string" office:string-value="R959C5">
            <text:p>R959C5</text:p>
          </table:table-cell>
          <table:table-cell office:value-type="float" office:value="95906">
            <text:p>95906</text:p>
          </table:table-cell>
          <table:table-cell office:value-type="string" office:string-value="R959C7">
            <text:p>R959C7</text:p>
          </table:table-cell>
          <table:table-cell office:value-type="float" office:value="95908">
            <text:p>95908</text:p>
          </table:table-cell>
          <table:table-cell office:value-type="string" office:string-value="R959C9">
            <text:p>R959C9</text:p>
          </table:table-cell>
          <table:table-cell office:value-type="float" office:value="95910">
            <text:p>95910</text:p>
          </table:table-cell>
          <table:table-cell office:value-type="string" office:string-value="R959C11">
            <text:p>R959C11</text:p>
          </table:table-cell>
          <table:table-cell office:value-type="float" office:value="95912">
            <text:p>95912</text:p>
          </table:table-cell>
          <table:table-cell office:value-type="string" office:string-value="R959C13">
            <text:p>R959C13</text:p>
          </table:table-cell>
          <table:table-cell office:value-type="float" office:value="95914">
            <text:p>95914</text:p>
          </table:table-cell>
          <table:table-cell office:value-type="string" office:string-value="R959C15">
            <text:p>R959C15</text:p>
          </table:table-cell>
          <table:table-cell office:value-type="float" office:value="95916">
            <text:p>95916</text:p>
          </table:table-cell>
          <table:table-cell office:value-type="string" office:string-value="R959C17">
            <text:p>R959C17</text:p>
          </table:table-cell>
          <table:table-cell office:value-type="float" office:value="95918">
            <text:p>95918</text:p>
          </table:table-cell>
          <table:table-cell office:value-type="string" office:string-value="R959C19">
            <text:p>R959C19</text:p>
          </table:table-cell>
          <table:table-cell office:value-type="float" office:value="95920">
            <text:p>95920</text:p>
          </table:table-cell>
          <table:table-cell office:value-type="string" office:string-value="R959C21">
            <text:p>R959C21</text:p>
          </table:table-cell>
          <table:table-cell office:value-type="float" office:value="95922">
            <text:p>95922</text:p>
          </table:table-cell>
          <table:table-cell office:value-type="string" office:string-value="R959C23">
            <text:p>R959C23</text:p>
          </table:table-cell>
          <table:table-cell office:value-type="float" office:value="95924">
            <text:p>95924</text:p>
          </table:table-cell>
          <table:table-cell office:value-type="string" office:string-value="R959C25">
            <text:p>R959C25</text:p>
          </table:table-cell>
          <table:table-cell office:value-type="float" office:value="95926">
            <text:p>95926</text:p>
          </table:table-cell>
        </table:table-row>
        <table:table-row>
          <table:table-cell office:value-type="string" office:string-value="R960C1">
            <text:p>R960C1</text:p>
          </table:table-cell>
          <table:table-cell office:value-type="float" office:value="96002">
            <text:p>96002</text:p>
          </table:table-cell>
          <table:table-cell office:value-type="string" office:string-value="R960C3">
            <text:p>R960C3</text:p>
          </table:table-cell>
          <table:table-cell office:value-type="float" office:value="96004">
            <text:p>96004</text:p>
          </table:table-cell>
          <table:table-cell office:value-type="string" office:string-value="R960C5">
            <text:p>R960C5</text:p>
          </table:table-cell>
          <table:table-cell office:value-type="float" office:value="96006">
            <text:p>96006</text:p>
          </table:table-cell>
          <table:table-cell office:value-type="string" office:string-value="R960C7">
            <text:p>R960C7</text:p>
          </table:table-cell>
          <table:table-cell office:value-type="float" office:value="96008">
            <text:p>96008</text:p>
          </table:table-cell>
          <table:table-cell office:value-type="string" office:string-value="R960C9">
            <text:p>R960C9</text:p>
          </table:table-cell>
          <table:table-cell office:value-type="float" office:value="96010">
            <text:p>96010</text:p>
          </table:table-cell>
          <table:table-cell office:value-type="string" office:string-value="R960C11">
            <text:p>R960C11</text:p>
          </table:table-cell>
          <table:table-cell office:value-type="float" office:value="96012">
            <text:p>96012</text:p>
          </table:table-cell>
          <table:table-cell office:value-type="string" office:string-value="R960C13">
            <text:p>R960C13</text:p>
          </table:table-cell>
          <table:table-cell office:value-type="float" office:value="96014">
            <text:p>96014</text:p>
          </table:table-cell>
          <table:table-cell office:value-type="string" office:string-value="R960C15">
            <text:p>R960C15</text:p>
          </table:table-cell>
          <table:table-cell office:value-type="float" office:value="96016">
            <text:p>96016</text:p>
          </table:table-cell>
          <table:table-cell office:value-type="string" office:string-value="R960C17">
            <text:p>R960C17</text:p>
          </table:table-cell>
          <table:table-cell office:value-type="float" office:value="96018">
            <text:p>96018</text:p>
          </table:table-cell>
          <table:table-cell office:value-type="string" office:string-value="R960C19">
            <text:p>R960C19</text:p>
          </table:table-cell>
          <table:table-cell office:value-type="float" office:value="96020">
            <text:p>96020</text:p>
          </table:table-cell>
          <table:table-cell office:value-type="string" office:string-value="R960C21">
            <text:p>R960C21</text:p>
          </table:table-cell>
          <table:table-cell office:value-type="float" office:value="96022">
            <text:p>96022</text:p>
          </table:table-cell>
          <table:table-cell office:value-type="string" office:string-value="R960C23">
            <text:p>R960C23</text:p>
          </table:table-cell>
          <table:table-cell office:value-type="float" office:value="96024">
            <text:p>96024</text:p>
          </table:table-cell>
          <table:table-cell office:value-type="string" office:string-value="R960C25">
            <text:p>R960C25</text:p>
          </table:table-cell>
          <table:table-cell office:value-type="float" office:value="96026">
            <text:p>96026</text:p>
          </table:table-cell>
        </table:table-row>
        <table:table-row>
          <table:table-cell office:value-type="string" office:string-value="R961C1">
            <text:p>R961C1</text:p>
          </table:table-cell>
          <table:table-cell office:value-type="float" office:value="96102">
            <text:p>96102</text:p>
          </table:table-cell>
          <table:table-cell office:value-type="string" office:string-value="R961C3">
            <text:p>R961C3</text:p>
          </table:table-cell>
          <table:table-cell office:value-type="float" office:value="96104">
            <text:p>96104</text:p>
          </table:table-cell>
          <table:table-cell office:value-type="string" office:string-value="R961C5">
            <text:p>R961C5</text:p>
          </table:table-cell>
          <table:table-cell office:value-type="float" office:value="96106">
            <text:p>96106</text:p>
          </table:table-cell>
          <table:table-cell office:value-type="string" office:string-value="R961C7">
            <text:p>R961C7</text:p>
          </table:table-cell>
          <table:table-cell office:value-type="float" office:value="96108">
            <text:p>96108</text:p>
          </table:table-cell>
          <table:table-cell office:value-type="string" office:string-value="R961C9">
            <text:p>R961C9</text:p>
          </table:table-cell>
          <table:table-cell office:value-type="float" office:value="96110">
            <text:p>96110</text:p>
          </table:table-cell>
          <table:table-cell office:value-type="string" office:string-value="R961C11">
            <text:p>R961C11</text:p>
          </table:table-cell>
          <table:table-cell office:value-type="float" office:value="96112">
            <text:p>96112</text:p>
          </table:table-cell>
          <table:table-cell office:value-type="string" office:string-value="R961C13">
            <text:p>R961C13</text:p>
          </table:table-cell>
          <table:table-cell office:value-type="float" office:value="96114">
            <text:p>96114</text:p>
          </table:table-cell>
          <table:table-cell office:value-type="string" office:string-value="R961C15">
            <text:p>R961C15</text:p>
          </table:table-cell>
          <table:table-cell office:value-type="float" office:value="96116">
            <text:p>96116</text:p>
          </table:table-cell>
          <table:table-cell office:value-type="string" office:string-value="R961C17">
            <text:p>R961C17</text:p>
          </table:table-cell>
          <table:table-cell office:value-type="float" office:value="96118">
            <text:p>96118</text:p>
          </table:table-cell>
          <table:table-cell office:value-type="string" office:string-value="R961C19">
            <text:p>R961C19</text:p>
          </table:table-cell>
          <table:table-cell office:value-type="float" office:value="96120">
            <text:p>96120</text:p>
          </table:table-cell>
          <table:table-cell office:value-type="string" office:string-value="R961C21">
            <text:p>R961C21</text:p>
          </table:table-cell>
          <table:table-cell office:value-type="float" office:value="96122">
            <text:p>96122</text:p>
          </table:table-cell>
          <table:table-cell office:value-type="string" office:string-value="R961C23">
            <text:p>R961C23</text:p>
          </table:table-cell>
          <table:table-cell office:value-type="float" office:value="96124">
            <text:p>96124</text:p>
          </table:table-cell>
          <table:table-cell office:value-type="string" office:string-value="R961C25">
            <text:p>R961C25</text:p>
          </table:table-cell>
          <table:table-cell office:value-type="float" office:value="96126">
            <text:p>96126</text:p>
          </table:table-cell>
        </table:table-row>
        <table:table-row>
          <table:table-cell office:value-type="string" office:string-value="R962C1">
            <text:p>R962C1</text:p>
          </table:table-cell>
          <table:table-cell office:value-type="float" office:value="96202">
            <text:p>96202</text:p>
          </table:table-cell>
          <table:table-cell office:value-type="string" office:string-value="R962C3">
            <text:p>R962C3</text:p>
          </table:table-cell>
          <table:table-cell office:value-type="float" office:value="96204">
            <text:p>96204</text:p>
          </table:table-cell>
          <table:table-cell office:value-type="string" office:string-value="R962C5">
            <text:p>R962C5</text:p>
          </table:table-cell>
          <table:table-cell office:value-type="float" office:value="96206">
            <text:p>96206</text:p>
          </table:table-cell>
          <table:table-cell office:value-type="string" office:string-value="R962C7">
            <text:p>R962C7</text:p>
          </table:table-cell>
          <table:table-cell office:value-type="float" office:value="96208">
            <text:p>96208</text:p>
          </table:table-cell>
          <table:table-cell office:value-type="string" office:string-value="R962C9">
            <text:p>R962C9</text:p>
          </table:table-cell>
          <table:table-cell office:value-type="float" office:value="96210">
            <text:p>96210</text:p>
          </table:table-cell>
          <table:table-cell office:value-type="string" office:string-value="R962C11">
            <text:p>R962C11</text:p>
          </table:table-cell>
          <table:table-cell office:value-type="float" office:value="96212">
            <text:p>96212</text:p>
          </table:table-cell>
          <table:table-cell office:value-type="string" office:string-value="R962C13">
            <text:p>R962C13</text:p>
          </table:table-cell>
          <table:table-cell office:value-type="float" office:value="96214">
            <text:p>96214</text:p>
          </table:table-cell>
          <table:table-cell office:value-type="string" office:string-value="R962C15">
            <text:p>R962C15</text:p>
          </table:table-cell>
          <table:table-cell office:value-type="float" office:value="96216">
            <text:p>96216</text:p>
          </table:table-cell>
          <table:table-cell office:value-type="string" office:string-value="R962C17">
            <text:p>R962C17</text:p>
          </table:table-cell>
          <table:table-cell office:value-type="float" office:value="96218">
            <text:p>96218</text:p>
          </table:table-cell>
          <table:table-cell office:value-type="string" office:string-value="R962C19">
            <text:p>R962C19</text:p>
          </table:table-cell>
          <table:table-cell office:value-type="float" office:value="96220">
            <text:p>96220</text:p>
          </table:table-cell>
          <table:table-cell office:value-type="string" office:string-value="R962C21">
            <text:p>R962C21</text:p>
          </table:table-cell>
          <table:table-cell office:value-type="float" office:value="96222">
            <text:p>96222</text:p>
          </table:table-cell>
          <table:table-cell office:value-type="string" office:string-value="R962C23">
            <text:p>R962C23</text:p>
          </table:table-cell>
          <table:table-cell office:value-type="float" office:value="96224">
            <text:p>96224</text:p>
          </table:table-cell>
          <table:table-cell office:value-type="string" office:string-value="R962C25">
            <text:p>R962C25</text:p>
          </table:table-cell>
          <table:table-cell office:value-type="float" office:value="96226">
            <text:p>96226</text:p>
          </table:table-cell>
        </table:table-row>
        <table:table-row>
          <table:table-cell office:value-type="string" office:string-value="R963C1">
            <text:p>R963C1</text:p>
          </table:table-cell>
          <table:table-cell office:value-type="float" office:value="96302">
            <text:p>96302</text:p>
          </table:table-cell>
          <table:table-cell office:value-type="string" office:string-value="R963C3">
            <text:p>R963C3</text:p>
          </table:table-cell>
          <table:table-cell office:value-type="float" office:value="96304">
            <text:p>96304</text:p>
          </table:table-cell>
          <table:table-cell office:value-type="string" office:string-value="R963C5">
            <text:p>R963C5</text:p>
          </table:table-cell>
          <table:table-cell office:value-type="float" office:value="96306">
            <text:p>96306</text:p>
          </table:table-cell>
          <table:table-cell office:value-type="string" office:string-value="R963C7">
            <text:p>R963C7</text:p>
          </table:table-cell>
          <table:table-cell office:value-type="float" office:value="96308">
            <text:p>96308</text:p>
          </table:table-cell>
          <table:table-cell office:value-type="string" office:string-value="R963C9">
            <text:p>R963C9</text:p>
          </table:table-cell>
          <table:table-cell office:value-type="float" office:value="96310">
            <text:p>96310</text:p>
          </table:table-cell>
          <table:table-cell office:value-type="string" office:string-value="R963C11">
            <text:p>R963C11</text:p>
          </table:table-cell>
          <table:table-cell office:value-type="float" office:value="96312">
            <text:p>96312</text:p>
          </table:table-cell>
          <table:table-cell office:value-type="string" office:string-value="R963C13">
            <text:p>R963C13</text:p>
          </table:table-cell>
          <table:table-cell office:value-type="float" office:value="96314">
            <text:p>96314</text:p>
          </table:table-cell>
          <table:table-cell office:value-type="string" office:string-value="R963C15">
            <text:p>R963C15</text:p>
          </table:table-cell>
          <table:table-cell office:value-type="float" office:value="96316">
            <text:p>96316</text:p>
          </table:table-cell>
          <table:table-cell office:value-type="string" office:string-value="R963C17">
            <text:p>R963C17</text:p>
          </table:table-cell>
          <table:table-cell office:value-type="float" office:value="96318">
            <text:p>96318</text:p>
          </table:table-cell>
          <table:table-cell office:value-type="string" office:string-value="R963C19">
            <text:p>R963C19</text:p>
          </table:table-cell>
          <table:table-cell office:value-type="float" office:value="96320">
            <text:p>96320</text:p>
          </table:table-cell>
          <table:table-cell office:value-type="string" office:string-value="R963C21">
            <text:p>R963C21</text:p>
          </table:table-cell>
          <table:table-cell office:value-type="float" office:value="96322">
            <text:p>96322</text:p>
          </table:table-cell>
          <table:table-cell office:value-type="string" office:string-value="R963C23">
            <text:p>R963C23</text:p>
          </table:table-cell>
          <table:table-cell office:value-type="float" office:value="96324">
            <text:p>96324</text:p>
          </table:table-cell>
          <table:table-cell office:value-type="string" office:string-value="R963C25">
            <text:p>R963C25</text:p>
          </table:table-cell>
          <table:table-cell office:value-type="float" office:value="96326">
            <text:p>96326</text:p>
          </table:table-cell>
        </table:table-row>
        <table:table-row>
          <table:table-cell office:value-type="string" office:string-value="R964C1">
            <text:p>R964C1</text:p>
          </table:table-cell>
          <table:table-cell office:value-type="float" office:value="96402">
            <text:p>96402</text:p>
          </table:table-cell>
          <table:table-cell office:value-type="string" office:string-value="R964C3">
            <text:p>R964C3</text:p>
          </table:table-cell>
          <table:table-cell office:value-type="float" office:value="96404">
            <text:p>96404</text:p>
          </table:table-cell>
          <table:table-cell office:value-type="string" office:string-value="R964C5">
            <text:p>R964C5</text:p>
          </table:table-cell>
          <table:table-cell office:value-type="float" office:value="96406">
            <text:p>96406</text:p>
          </table:table-cell>
          <table:table-cell office:value-type="string" office:string-value="R964C7">
            <text:p>R964C7</text:p>
          </table:table-cell>
          <table:table-cell office:value-type="float" office:value="96408">
            <text:p>96408</text:p>
          </table:table-cell>
          <table:table-cell office:value-type="string" office:string-value="R964C9">
            <text:p>R964C9</text:p>
          </table:table-cell>
          <table:table-cell office:value-type="float" office:value="96410">
            <text:p>96410</text:p>
          </table:table-cell>
          <table:table-cell office:value-type="string" office:string-value="R964C11">
            <text:p>R964C11</text:p>
          </table:table-cell>
          <table:table-cell office:value-type="float" office:value="96412">
            <text:p>96412</text:p>
          </table:table-cell>
          <table:table-cell office:value-type="string" office:string-value="R964C13">
            <text:p>R964C13</text:p>
          </table:table-cell>
          <table:table-cell office:value-type="float" office:value="96414">
            <text:p>96414</text:p>
          </table:table-cell>
          <table:table-cell office:value-type="string" office:string-value="R964C15">
            <text:p>R964C15</text:p>
          </table:table-cell>
          <table:table-cell office:value-type="float" office:value="96416">
            <text:p>96416</text:p>
          </table:table-cell>
          <table:table-cell office:value-type="string" office:string-value="R964C17">
            <text:p>R964C17</text:p>
          </table:table-cell>
          <table:table-cell office:value-type="float" office:value="96418">
            <text:p>96418</text:p>
          </table:table-cell>
          <table:table-cell office:value-type="string" office:string-value="R964C19">
            <text:p>R964C19</text:p>
          </table:table-cell>
          <table:table-cell office:value-type="float" office:value="96420">
            <text:p>96420</text:p>
          </table:table-cell>
          <table:table-cell office:value-type="string" office:string-value="R964C21">
            <text:p>R964C21</text:p>
          </table:table-cell>
          <table:table-cell office:value-type="float" office:value="96422">
            <text:p>96422</text:p>
          </table:table-cell>
          <table:table-cell office:value-type="string" office:string-value="R964C23">
            <text:p>R964C23</text:p>
          </table:table-cell>
          <table:table-cell office:value-type="float" office:value="96424">
            <text:p>96424</text:p>
          </table:table-cell>
          <table:table-cell office:value-type="string" office:string-value="R964C25">
            <text:p>R964C25</text:p>
          </table:table-cell>
          <table:table-cell office:value-type="float" office:value="96426">
            <text:p>96426</text:p>
          </table:table-cell>
        </table:table-row>
        <table:table-row>
          <table:table-cell office:value-type="string" office:string-value="R965C1">
            <text:p>R965C1</text:p>
          </table:table-cell>
          <table:table-cell office:value-type="float" office:value="96502">
            <text:p>96502</text:p>
          </table:table-cell>
          <table:table-cell office:value-type="string" office:string-value="R965C3">
            <text:p>R965C3</text:p>
          </table:table-cell>
          <table:table-cell office:value-type="float" office:value="96504">
            <text:p>96504</text:p>
          </table:table-cell>
          <table:table-cell office:value-type="string" office:string-value="R965C5">
            <text:p>R965C5</text:p>
          </table:table-cell>
          <table:table-cell office:value-type="float" office:value="96506">
            <text:p>96506</text:p>
          </table:table-cell>
          <table:table-cell office:value-type="string" office:string-value="R965C7">
            <text:p>R965C7</text:p>
          </table:table-cell>
          <table:table-cell office:value-type="float" office:value="96508">
            <text:p>96508</text:p>
          </table:table-cell>
          <table:table-cell office:value-type="string" office:string-value="R965C9">
            <text:p>R965C9</text:p>
          </table:table-cell>
          <table:table-cell office:value-type="float" office:value="96510">
            <text:p>96510</text:p>
          </table:table-cell>
          <table:table-cell office:value-type="string" office:string-value="R965C11">
            <text:p>R965C11</text:p>
          </table:table-cell>
          <table:table-cell office:value-type="float" office:value="96512">
            <text:p>96512</text:p>
          </table:table-cell>
          <table:table-cell office:value-type="string" office:string-value="R965C13">
            <text:p>R965C13</text:p>
          </table:table-cell>
          <table:table-cell office:value-type="float" office:value="96514">
            <text:p>96514</text:p>
          </table:table-cell>
          <table:table-cell office:value-type="string" office:string-value="R965C15">
            <text:p>R965C15</text:p>
          </table:table-cell>
          <table:table-cell office:value-type="float" office:value="96516">
            <text:p>96516</text:p>
          </table:table-cell>
          <table:table-cell office:value-type="string" office:string-value="R965C17">
            <text:p>R965C17</text:p>
          </table:table-cell>
          <table:table-cell office:value-type="float" office:value="96518">
            <text:p>96518</text:p>
          </table:table-cell>
          <table:table-cell office:value-type="string" office:string-value="R965C19">
            <text:p>R965C19</text:p>
          </table:table-cell>
          <table:table-cell office:value-type="float" office:value="96520">
            <text:p>96520</text:p>
          </table:table-cell>
          <table:table-cell office:value-type="string" office:string-value="R965C21">
            <text:p>R965C21</text:p>
          </table:table-cell>
          <table:table-cell office:value-type="float" office:value="96522">
            <text:p>96522</text:p>
          </table:table-cell>
          <table:table-cell office:value-type="string" office:string-value="R965C23">
            <text:p>R965C23</text:p>
          </table:table-cell>
          <table:table-cell office:value-type="float" office:value="96524">
            <text:p>96524</text:p>
          </table:table-cell>
          <table:table-cell office:value-type="string" office:string-value="R965C25">
            <text:p>R965C25</text:p>
          </table:table-cell>
          <table:table-cell office:value-type="float" office:value="96526">
            <text:p>96526</text:p>
          </table:table-cell>
        </table:table-row>
        <table:table-row>
          <table:table-cell office:value-type="string" office:string-value="R966C1">
            <text:p>R966C1</text:p>
          </table:table-cell>
          <table:table-cell office:value-type="float" office:value="96602">
            <text:p>96602</text:p>
          </table:table-cell>
          <table:table-cell office:value-type="string" office:string-value="R966C3">
            <text:p>R966C3</text:p>
          </table:table-cell>
          <table:table-cell office:value-type="float" office:value="96604">
            <text:p>96604</text:p>
          </table:table-cell>
          <table:table-cell office:value-type="string" office:string-value="R966C5">
            <text:p>R966C5</text:p>
          </table:table-cell>
          <table:table-cell office:value-type="float" office:value="96606">
            <text:p>96606</text:p>
          </table:table-cell>
          <table:table-cell office:value-type="string" office:string-value="R966C7">
            <text:p>R966C7</text:p>
          </table:table-cell>
          <table:table-cell office:value-type="float" office:value="96608">
            <text:p>96608</text:p>
          </table:table-cell>
          <table:table-cell office:value-type="string" office:string-value="R966C9">
            <text:p>R966C9</text:p>
          </table:table-cell>
          <table:table-cell office:value-type="float" office:value="96610">
            <text:p>96610</text:p>
          </table:table-cell>
          <table:table-cell office:value-type="string" office:string-value="R966C11">
            <text:p>R966C11</text:p>
          </table:table-cell>
          <table:table-cell office:value-type="float" office:value="96612">
            <text:p>96612</text:p>
          </table:table-cell>
          <table:table-cell office:value-type="string" office:string-value="R966C13">
            <text:p>R966C13</text:p>
          </table:table-cell>
          <table:table-cell office:value-type="float" office:value="96614">
            <text:p>96614</text:p>
          </table:table-cell>
          <table:table-cell office:value-type="string" office:string-value="R966C15">
            <text:p>R966C15</text:p>
          </table:table-cell>
          <table:table-cell office:value-type="float" office:value="96616">
            <text:p>96616</text:p>
          </table:table-cell>
          <table:table-cell office:value-type="string" office:string-value="R966C17">
            <text:p>R966C17</text:p>
          </table:table-cell>
          <table:table-cell office:value-type="float" office:value="96618">
            <text:p>96618</text:p>
          </table:table-cell>
          <table:table-cell office:value-type="string" office:string-value="R966C19">
            <text:p>R966C19</text:p>
          </table:table-cell>
          <table:table-cell office:value-type="float" office:value="96620">
            <text:p>96620</text:p>
          </table:table-cell>
          <table:table-cell office:value-type="string" office:string-value="R966C21">
            <text:p>R966C21</text:p>
          </table:table-cell>
          <table:table-cell office:value-type="float" office:value="96622">
            <text:p>96622</text:p>
          </table:table-cell>
          <table:table-cell office:value-type="string" office:string-value="R966C23">
            <text:p>R966C23</text:p>
          </table:table-cell>
          <table:table-cell office:value-type="float" office:value="96624">
            <text:p>96624</text:p>
          </table:table-cell>
          <table:table-cell office:value-type="string" office:string-value="R966C25">
            <text:p>R966C25</text:p>
          </table:table-cell>
          <table:table-cell office:value-type="float" office:value="96626">
            <text:p>96626</text:p>
          </table:table-cell>
        </table:table-row>
        <table:table-row>
          <table:table-cell office:value-type="string" office:string-value="R967C1">
            <text:p>R967C1</text:p>
          </table:table-cell>
          <table:table-cell office:value-type="float" office:value="96702">
            <text:p>96702</text:p>
          </table:table-cell>
          <table:table-cell office:value-type="string" office:string-value="R967C3">
            <text:p>R967C3</text:p>
          </table:table-cell>
          <table:table-cell office:value-type="float" office:value="96704">
            <text:p>96704</text:p>
          </table:table-cell>
          <table:table-cell office:value-type="string" office:string-value="R967C5">
            <text:p>R967C5</text:p>
          </table:table-cell>
          <table:table-cell office:value-type="float" office:value="96706">
            <text:p>96706</text:p>
          </table:table-cell>
          <table:table-cell office:value-type="string" office:string-value="R967C7">
            <text:p>R967C7</text:p>
          </table:table-cell>
          <table:table-cell office:value-type="float" office:value="96708">
            <text:p>96708</text:p>
          </table:table-cell>
          <table:table-cell office:value-type="string" office:string-value="R967C9">
            <text:p>R967C9</text:p>
          </table:table-cell>
          <table:table-cell office:value-type="float" office:value="96710">
            <text:p>96710</text:p>
          </table:table-cell>
          <table:table-cell office:value-type="string" office:string-value="R967C11">
            <text:p>R967C11</text:p>
          </table:table-cell>
          <table:table-cell office:value-type="float" office:value="96712">
            <text:p>96712</text:p>
          </table:table-cell>
          <table:table-cell office:value-type="string" office:string-value="R967C13">
            <text:p>R967C13</text:p>
          </table:table-cell>
          <table:table-cell office:value-type="float" office:value="96714">
            <text:p>96714</text:p>
          </table:table-cell>
          <table:table-cell office:value-type="string" office:string-value="R967C15">
            <text:p>R967C15</text:p>
          </table:table-cell>
          <table:table-cell office:value-type="float" office:value="96716">
            <text:p>96716</text:p>
          </table:table-cell>
          <table:table-cell office:value-type="string" office:string-value="R967C17">
            <text:p>R967C17</text:p>
          </table:table-cell>
          <table:table-cell office:value-type="float" office:value="96718">
            <text:p>96718</text:p>
          </table:table-cell>
          <table:table-cell office:value-type="string" office:string-value="R967C19">
            <text:p>R967C19</text:p>
          </table:table-cell>
          <table:table-cell office:value-type="float" office:value="96720">
            <text:p>96720</text:p>
          </table:table-cell>
          <table:table-cell office:value-type="string" office:string-value="R967C21">
            <text:p>R967C21</text:p>
          </table:table-cell>
          <table:table-cell office:value-type="float" office:value="96722">
            <text:p>96722</text:p>
          </table:table-cell>
          <table:table-cell office:value-type="string" office:string-value="R967C23">
            <text:p>R967C23</text:p>
          </table:table-cell>
          <table:table-cell office:value-type="float" office:value="96724">
            <text:p>96724</text:p>
          </table:table-cell>
          <table:table-cell office:value-type="string" office:string-value="R967C25">
            <text:p>R967C25</text:p>
          </table:table-cell>
          <table:table-cell office:value-type="float" office:value="96726">
            <text:p>96726</text:p>
          </table:table-cell>
        </table:table-row>
        <table:table-row>
          <table:table-cell office:value-type="string" office:string-value="R968C1">
            <text:p>R968C1</text:p>
          </table:table-cell>
          <table:table-cell office:value-type="float" office:value="96802">
            <text:p>96802</text:p>
          </table:table-cell>
          <table:table-cell office:value-type="string" office:string-value="R968C3">
            <text:p>R968C3</text:p>
          </table:table-cell>
          <table:table-cell office:value-type="float" office:value="96804">
            <text:p>96804</text:p>
          </table:table-cell>
          <table:table-cell office:value-type="string" office:string-value="R968C5">
            <text:p>R968C5</text:p>
          </table:table-cell>
          <table:table-cell office:value-type="float" office:value="96806">
            <text:p>96806</text:p>
          </table:table-cell>
          <table:table-cell office:value-type="string" office:string-value="R968C7">
            <text:p>R968C7</text:p>
          </table:table-cell>
          <table:table-cell office:value-type="float" office:value="96808">
            <text:p>96808</text:p>
          </table:table-cell>
          <table:table-cell office:value-type="string" office:string-value="R968C9">
            <text:p>R968C9</text:p>
          </table:table-cell>
          <table:table-cell office:value-type="float" office:value="96810">
            <text:p>96810</text:p>
          </table:table-cell>
          <table:table-cell office:value-type="string" office:string-value="R968C11">
            <text:p>R968C11</text:p>
          </table:table-cell>
          <table:table-cell office:value-type="float" office:value="96812">
            <text:p>96812</text:p>
          </table:table-cell>
          <table:table-cell office:value-type="string" office:string-value="R968C13">
            <text:p>R968C13</text:p>
          </table:table-cell>
          <table:table-cell office:value-type="float" office:value="96814">
            <text:p>96814</text:p>
          </table:table-cell>
          <table:table-cell office:value-type="string" office:string-value="R968C15">
            <text:p>R968C15</text:p>
          </table:table-cell>
          <table:table-cell office:value-type="float" office:value="96816">
            <text:p>96816</text:p>
          </table:table-cell>
          <table:table-cell office:value-type="string" office:string-value="R968C17">
            <text:p>R968C17</text:p>
          </table:table-cell>
          <table:table-cell office:value-type="float" office:value="96818">
            <text:p>96818</text:p>
          </table:table-cell>
          <table:table-cell office:value-type="string" office:string-value="R968C19">
            <text:p>R968C19</text:p>
          </table:table-cell>
          <table:table-cell office:value-type="float" office:value="96820">
            <text:p>96820</text:p>
          </table:table-cell>
          <table:table-cell office:value-type="string" office:string-value="R968C21">
            <text:p>R968C21</text:p>
          </table:table-cell>
          <table:table-cell office:value-type="float" office:value="96822">
            <text:p>96822</text:p>
          </table:table-cell>
          <table:table-cell office:value-type="string" office:string-value="R968C23">
            <text:p>R968C23</text:p>
          </table:table-cell>
          <table:table-cell office:value-type="float" office:value="96824">
            <text:p>96824</text:p>
          </table:table-cell>
          <table:table-cell office:value-type="string" office:string-value="R968C25">
            <text:p>R968C25</text:p>
          </table:table-cell>
          <table:table-cell office:value-type="float" office:value="96826">
            <text:p>96826</text:p>
          </table:table-cell>
        </table:table-row>
        <table:table-row>
          <table:table-cell office:value-type="string" office:string-value="R969C1">
            <text:p>R969C1</text:p>
          </table:table-cell>
          <table:table-cell office:value-type="float" office:value="96902">
            <text:p>96902</text:p>
          </table:table-cell>
          <table:table-cell office:value-type="string" office:string-value="R969C3">
            <text:p>R969C3</text:p>
          </table:table-cell>
          <table:table-cell office:value-type="float" office:value="96904">
            <text:p>96904</text:p>
          </table:table-cell>
          <table:table-cell office:value-type="string" office:string-value="R969C5">
            <text:p>R969C5</text:p>
          </table:table-cell>
          <table:table-cell office:value-type="float" office:value="96906">
            <text:p>96906</text:p>
          </table:table-cell>
          <table:table-cell office:value-type="string" office:string-value="R969C7">
            <text:p>R969C7</text:p>
          </table:table-cell>
          <table:table-cell office:value-type="float" office:value="96908">
            <text:p>96908</text:p>
          </table:table-cell>
          <table:table-cell office:value-type="string" office:string-value="R969C9">
            <text:p>R969C9</text:p>
          </table:table-cell>
          <table:table-cell office:value-type="float" office:value="96910">
            <text:p>96910</text:p>
          </table:table-cell>
          <table:table-cell office:value-type="string" office:string-value="R969C11">
            <text:p>R969C11</text:p>
          </table:table-cell>
          <table:table-cell office:value-type="float" office:value="96912">
            <text:p>96912</text:p>
          </table:table-cell>
          <table:table-cell office:value-type="string" office:string-value="R969C13">
            <text:p>R969C13</text:p>
          </table:table-cell>
          <table:table-cell office:value-type="float" office:value="96914">
            <text:p>96914</text:p>
          </table:table-cell>
          <table:table-cell office:value-type="string" office:string-value="R969C15">
            <text:p>R969C15</text:p>
          </table:table-cell>
          <table:table-cell office:value-type="float" office:value="96916">
            <text:p>96916</text:p>
          </table:table-cell>
          <table:table-cell office:value-type="string" office:string-value="R969C17">
            <text:p>R969C17</text:p>
          </table:table-cell>
          <table:table-cell office:value-type="float" office:value="96918">
            <text:p>96918</text:p>
          </table:table-cell>
          <table:table-cell office:value-type="string" office:string-value="R969C19">
            <text:p>R969C19</text:p>
          </table:table-cell>
          <table:table-cell office:value-type="float" office:value="96920">
            <text:p>96920</text:p>
          </table:table-cell>
          <table:table-cell office:value-type="string" office:string-value="R969C21">
            <text:p>R969C21</text:p>
          </table:table-cell>
          <table:table-cell office:value-type="float" office:value="96922">
            <text:p>96922</text:p>
          </table:table-cell>
          <table:table-cell office:value-type="string" office:string-value="R969C23">
            <text:p>R969C23</text:p>
          </table:table-cell>
          <table:table-cell office:value-type="float" office:value="96924">
            <text:p>96924</text:p>
          </table:table-cell>
          <table:table-cell office:value-type="string" office:string-value="R969C25">
            <text:p>R969C25</text:p>
          </table:table-cell>
          <table:table-cell office:value-type="float" office:value="96926">
            <text:p>96926</text:p>
          </table:table-cell>
        </table:table-row>
        <table:table-row>
          <table:table-cell office:value-type="string" office:string-value="R970C1">
            <text:p>R970C1</text:p>
          </table:table-cell>
          <table:table-cell office:value-type="float" office:value="97002">
            <text:p>97002</text:p>
          </table:table-cell>
          <table:table-cell office:value-type="string" office:string-value="R970C3">
            <text:p>R970C3</text:p>
          </table:table-cell>
          <table:table-cell office:value-type="float" office:value="97004">
            <text:p>97004</text:p>
          </table:table-cell>
          <table:table-cell office:value-type="string" office:string-value="R970C5">
            <text:p>R970C5</text:p>
          </table:table-cell>
          <table:table-cell office:value-type="float" office:value="97006">
            <text:p>97006</text:p>
          </table:table-cell>
          <table:table-cell office:value-type="string" office:string-value="R970C7">
            <text:p>R970C7</text:p>
          </table:table-cell>
          <table:table-cell office:value-type="float" office:value="97008">
            <text:p>97008</text:p>
          </table:table-cell>
          <table:table-cell office:value-type="string" office:string-value="R970C9">
            <text:p>R970C9</text:p>
          </table:table-cell>
          <table:table-cell office:value-type="float" office:value="97010">
            <text:p>97010</text:p>
          </table:table-cell>
          <table:table-cell office:value-type="string" office:string-value="R970C11">
            <text:p>R970C11</text:p>
          </table:table-cell>
          <table:table-cell office:value-type="float" office:value="97012">
            <text:p>97012</text:p>
          </table:table-cell>
          <table:table-cell office:value-type="string" office:string-value="R970C13">
            <text:p>R970C13</text:p>
          </table:table-cell>
          <table:table-cell office:value-type="float" office:value="97014">
            <text:p>97014</text:p>
          </table:table-cell>
          <table:table-cell office:value-type="string" office:string-value="R970C15">
            <text:p>R970C15</text:p>
          </table:table-cell>
          <table:table-cell office:value-type="float" office:value="97016">
            <text:p>97016</text:p>
          </table:table-cell>
          <table:table-cell office:value-type="string" office:string-value="R970C17">
            <text:p>R970C17</text:p>
          </table:table-cell>
          <table:table-cell office:value-type="float" office:value="97018">
            <text:p>97018</text:p>
          </table:table-cell>
          <table:table-cell office:value-type="string" office:string-value="R970C19">
            <text:p>R970C19</text:p>
          </table:table-cell>
          <table:table-cell office:value-type="float" office:value="97020">
            <text:p>97020</text:p>
          </table:table-cell>
          <table:table-cell office:value-type="string" office:string-value="R970C21">
            <text:p>R970C21</text:p>
          </table:table-cell>
          <table:table-cell office:value-type="float" office:value="97022">
            <text:p>97022</text:p>
          </table:table-cell>
          <table:table-cell office:value-type="string" office:string-value="R970C23">
            <text:p>R970C23</text:p>
          </table:table-cell>
          <table:table-cell office:value-type="float" office:value="97024">
            <text:p>97024</text:p>
          </table:table-cell>
          <table:table-cell office:value-type="string" office:string-value="R970C25">
            <text:p>R970C25</text:p>
          </table:table-cell>
          <table:table-cell office:value-type="float" office:value="97026">
            <text:p>97026</text:p>
          </table:table-cell>
        </table:table-row>
        <table:table-row>
          <table:table-cell office:value-type="string" office:string-value="R971C1">
            <text:p>R971C1</text:p>
          </table:table-cell>
          <table:table-cell office:value-type="float" office:value="97102">
            <text:p>97102</text:p>
          </table:table-cell>
          <table:table-cell office:value-type="string" office:string-value="R971C3">
            <text:p>R971C3</text:p>
          </table:table-cell>
          <table:table-cell office:value-type="float" office:value="97104">
            <text:p>97104</text:p>
          </table:table-cell>
          <table:table-cell office:value-type="string" office:string-value="R971C5">
            <text:p>R971C5</text:p>
          </table:table-cell>
          <table:table-cell office:value-type="float" office:value="97106">
            <text:p>97106</text:p>
          </table:table-cell>
          <table:table-cell office:value-type="string" office:string-value="R971C7">
            <text:p>R971C7</text:p>
          </table:table-cell>
          <table:table-cell office:value-type="float" office:value="97108">
            <text:p>97108</text:p>
          </table:table-cell>
          <table:table-cell office:value-type="string" office:string-value="R971C9">
            <text:p>R971C9</text:p>
          </table:table-cell>
          <table:table-cell office:value-type="float" office:value="97110">
            <text:p>97110</text:p>
          </table:table-cell>
          <table:table-cell office:value-type="string" office:string-value="R971C11">
            <text:p>R971C11</text:p>
          </table:table-cell>
          <table:table-cell office:value-type="float" office:value="97112">
            <text:p>97112</text:p>
          </table:table-cell>
          <table:table-cell office:value-type="string" office:string-value="R971C13">
            <text:p>R971C13</text:p>
          </table:table-cell>
          <table:table-cell office:value-type="float" office:value="97114">
            <text:p>97114</text:p>
          </table:table-cell>
          <table:table-cell office:value-type="string" office:string-value="R971C15">
            <text:p>R971C15</text:p>
          </table:table-cell>
          <table:table-cell office:value-type="float" office:value="97116">
            <text:p>97116</text:p>
          </table:table-cell>
          <table:table-cell office:value-type="string" office:string-value="R971C17">
            <text:p>R971C17</text:p>
          </table:table-cell>
          <table:table-cell office:value-type="float" office:value="97118">
            <text:p>97118</text:p>
          </table:table-cell>
          <table:table-cell office:value-type="string" office:string-value="R971C19">
            <text:p>R971C19</text:p>
          </table:table-cell>
          <table:table-cell office:value-type="float" office:value="97120">
            <text:p>97120</text:p>
          </table:table-cell>
          <table:table-cell office:value-type="string" office:string-value="R971C21">
            <text:p>R971C21</text:p>
          </table:table-cell>
          <table:table-cell office:value-type="float" office:value="97122">
            <text:p>97122</text:p>
          </table:table-cell>
          <table:table-cell office:value-type="string" office:string-value="R971C23">
            <text:p>R971C23</text:p>
          </table:table-cell>
          <table:table-cell office:value-type="float" office:value="97124">
            <text:p>97124</text:p>
          </table:table-cell>
          <table:table-cell office:value-type="string" office:string-value="R971C25">
            <text:p>R971C25</text:p>
          </table:table-cell>
          <table:table-cell office:value-type="float" office:value="97126">
            <text:p>97126</text:p>
          </table:table-cell>
        </table:table-row>
        <table:table-row>
          <table:table-cell office:value-type="string" office:string-value="R972C1">
            <text:p>R972C1</text:p>
          </table:table-cell>
          <table:table-cell office:value-type="float" office:value="97202">
            <text:p>97202</text:p>
          </table:table-cell>
          <table:table-cell office:value-type="string" office:string-value="R972C3">
            <text:p>R972C3</text:p>
          </table:table-cell>
          <table:table-cell office:value-type="float" office:value="97204">
            <text:p>97204</text:p>
          </table:table-cell>
          <table:table-cell office:value-type="string" office:string-value="R972C5">
            <text:p>R972C5</text:p>
          </table:table-cell>
          <table:table-cell office:value-type="float" office:value="97206">
            <text:p>97206</text:p>
          </table:table-cell>
          <table:table-cell office:value-type="string" office:string-value="R972C7">
            <text:p>R972C7</text:p>
          </table:table-cell>
          <table:table-cell office:value-type="float" office:value="97208">
            <text:p>97208</text:p>
          </table:table-cell>
          <table:table-cell office:value-type="string" office:string-value="R972C9">
            <text:p>R972C9</text:p>
          </table:table-cell>
          <table:table-cell office:value-type="float" office:value="97210">
            <text:p>97210</text:p>
          </table:table-cell>
          <table:table-cell office:value-type="string" office:string-value="R972C11">
            <text:p>R972C11</text:p>
          </table:table-cell>
          <table:table-cell office:value-type="float" office:value="97212">
            <text:p>97212</text:p>
          </table:table-cell>
          <table:table-cell office:value-type="string" office:string-value="R972C13">
            <text:p>R972C13</text:p>
          </table:table-cell>
          <table:table-cell office:value-type="float" office:value="97214">
            <text:p>97214</text:p>
          </table:table-cell>
          <table:table-cell office:value-type="string" office:string-value="R972C15">
            <text:p>R972C15</text:p>
          </table:table-cell>
          <table:table-cell office:value-type="float" office:value="97216">
            <text:p>97216</text:p>
          </table:table-cell>
          <table:table-cell office:value-type="string" office:string-value="R972C17">
            <text:p>R972C17</text:p>
          </table:table-cell>
          <table:table-cell office:value-type="float" office:value="97218">
            <text:p>97218</text:p>
          </table:table-cell>
          <table:table-cell office:value-type="string" office:string-value="R972C19">
            <text:p>R972C19</text:p>
          </table:table-cell>
          <table:table-cell office:value-type="float" office:value="97220">
            <text:p>97220</text:p>
          </table:table-cell>
          <table:table-cell office:value-type="string" office:string-value="R972C21">
            <text:p>R972C21</text:p>
          </table:table-cell>
          <table:table-cell office:value-type="float" office:value="97222">
            <text:p>97222</text:p>
          </table:table-cell>
          <table:table-cell office:value-type="string" office:string-value="R972C23">
            <text:p>R972C23</text:p>
          </table:table-cell>
          <table:table-cell office:value-type="float" office:value="97224">
            <text:p>97224</text:p>
          </table:table-cell>
          <table:table-cell office:value-type="string" office:string-value="R972C25">
            <text:p>R972C25</text:p>
          </table:table-cell>
          <table:table-cell office:value-type="float" office:value="97226">
            <text:p>97226</text:p>
          </table:table-cell>
        </table:table-row>
        <table:table-row>
          <table:table-cell office:value-type="string" office:string-value="R973C1">
            <text:p>R973C1</text:p>
          </table:table-cell>
          <table:table-cell office:value-type="float" office:value="97302">
            <text:p>97302</text:p>
          </table:table-cell>
          <table:table-cell office:value-type="string" office:string-value="R973C3">
            <text:p>R973C3</text:p>
          </table:table-cell>
          <table:table-cell office:value-type="float" office:value="97304">
            <text:p>97304</text:p>
          </table:table-cell>
          <table:table-cell office:value-type="string" office:string-value="R973C5">
            <text:p>R973C5</text:p>
          </table:table-cell>
          <table:table-cell office:value-type="float" office:value="97306">
            <text:p>97306</text:p>
          </table:table-cell>
          <table:table-cell office:value-type="string" office:string-value="R973C7">
            <text:p>R973C7</text:p>
          </table:table-cell>
          <table:table-cell office:value-type="float" office:value="97308">
            <text:p>97308</text:p>
          </table:table-cell>
          <table:table-cell office:value-type="string" office:string-value="R973C9">
            <text:p>R973C9</text:p>
          </table:table-cell>
          <table:table-cell office:value-type="float" office:value="97310">
            <text:p>97310</text:p>
          </table:table-cell>
          <table:table-cell office:value-type="string" office:string-value="R973C11">
            <text:p>R973C11</text:p>
          </table:table-cell>
          <table:table-cell office:value-type="float" office:value="97312">
            <text:p>97312</text:p>
          </table:table-cell>
          <table:table-cell office:value-type="string" office:string-value="R973C13">
            <text:p>R973C13</text:p>
          </table:table-cell>
          <table:table-cell office:value-type="float" office:value="97314">
            <text:p>97314</text:p>
          </table:table-cell>
          <table:table-cell office:value-type="string" office:string-value="R973C15">
            <text:p>R973C15</text:p>
          </table:table-cell>
          <table:table-cell office:value-type="float" office:value="97316">
            <text:p>97316</text:p>
          </table:table-cell>
          <table:table-cell office:value-type="string" office:string-value="R973C17">
            <text:p>R973C17</text:p>
          </table:table-cell>
          <table:table-cell office:value-type="float" office:value="97318">
            <text:p>97318</text:p>
          </table:table-cell>
          <table:table-cell office:value-type="string" office:string-value="R973C19">
            <text:p>R973C19</text:p>
          </table:table-cell>
          <table:table-cell office:value-type="float" office:value="97320">
            <text:p>97320</text:p>
          </table:table-cell>
          <table:table-cell office:value-type="string" office:string-value="R973C21">
            <text:p>R973C21</text:p>
          </table:table-cell>
          <table:table-cell office:value-type="float" office:value="97322">
            <text:p>97322</text:p>
          </table:table-cell>
          <table:table-cell office:value-type="string" office:string-value="R973C23">
            <text:p>R973C23</text:p>
          </table:table-cell>
          <table:table-cell office:value-type="float" office:value="97324">
            <text:p>97324</text:p>
          </table:table-cell>
          <table:table-cell office:value-type="string" office:string-value="R973C25">
            <text:p>R973C25</text:p>
          </table:table-cell>
          <table:table-cell office:value-type="float" office:value="97326">
            <text:p>97326</text:p>
          </table:table-cell>
        </table:table-row>
        <table:table-row>
          <table:table-cell office:value-type="string" office:string-value="R974C1">
            <text:p>R974C1</text:p>
          </table:table-cell>
          <table:table-cell office:value-type="float" office:value="97402">
            <text:p>97402</text:p>
          </table:table-cell>
          <table:table-cell office:value-type="string" office:string-value="R974C3">
            <text:p>R974C3</text:p>
          </table:table-cell>
          <table:table-cell office:value-type="float" office:value="97404">
            <text:p>97404</text:p>
          </table:table-cell>
          <table:table-cell office:value-type="string" office:string-value="R974C5">
            <text:p>R974C5</text:p>
          </table:table-cell>
          <table:table-cell office:value-type="float" office:value="97406">
            <text:p>97406</text:p>
          </table:table-cell>
          <table:table-cell office:value-type="string" office:string-value="R974C7">
            <text:p>R974C7</text:p>
          </table:table-cell>
          <table:table-cell office:value-type="float" office:value="97408">
            <text:p>97408</text:p>
          </table:table-cell>
          <table:table-cell office:value-type="string" office:string-value="R974C9">
            <text:p>R974C9</text:p>
          </table:table-cell>
          <table:table-cell office:value-type="float" office:value="97410">
            <text:p>97410</text:p>
          </table:table-cell>
          <table:table-cell office:value-type="string" office:string-value="R974C11">
            <text:p>R974C11</text:p>
          </table:table-cell>
          <table:table-cell office:value-type="float" office:value="97412">
            <text:p>97412</text:p>
          </table:table-cell>
          <table:table-cell office:value-type="string" office:string-value="R974C13">
            <text:p>R974C13</text:p>
          </table:table-cell>
          <table:table-cell office:value-type="float" office:value="97414">
            <text:p>97414</text:p>
          </table:table-cell>
          <table:table-cell office:value-type="string" office:string-value="R974C15">
            <text:p>R974C15</text:p>
          </table:table-cell>
          <table:table-cell office:value-type="float" office:value="97416">
            <text:p>97416</text:p>
          </table:table-cell>
          <table:table-cell office:value-type="string" office:string-value="R974C17">
            <text:p>R974C17</text:p>
          </table:table-cell>
          <table:table-cell office:value-type="float" office:value="97418">
            <text:p>97418</text:p>
          </table:table-cell>
          <table:table-cell office:value-type="string" office:string-value="R974C19">
            <text:p>R974C19</text:p>
          </table:table-cell>
          <table:table-cell office:value-type="float" office:value="97420">
            <text:p>97420</text:p>
          </table:table-cell>
          <table:table-cell office:value-type="string" office:string-value="R974C21">
            <text:p>R974C21</text:p>
          </table:table-cell>
          <table:table-cell office:value-type="float" office:value="97422">
            <text:p>97422</text:p>
          </table:table-cell>
          <table:table-cell office:value-type="string" office:string-value="R974C23">
            <text:p>R974C23</text:p>
          </table:table-cell>
          <table:table-cell office:value-type="float" office:value="97424">
            <text:p>97424</text:p>
          </table:table-cell>
          <table:table-cell office:value-type="string" office:string-value="R974C25">
            <text:p>R974C25</text:p>
          </table:table-cell>
          <table:table-cell office:value-type="float" office:value="97426">
            <text:p>97426</text:p>
          </table:table-cell>
        </table:table-row>
        <table:table-row>
          <table:table-cell office:value-type="string" office:string-value="R975C1">
            <text:p>R975C1</text:p>
          </table:table-cell>
          <table:table-cell office:value-type="float" office:value="97502">
            <text:p>97502</text:p>
          </table:table-cell>
          <table:table-cell office:value-type="string" office:string-value="R975C3">
            <text:p>R975C3</text:p>
          </table:table-cell>
          <table:table-cell office:value-type="float" office:value="97504">
            <text:p>97504</text:p>
          </table:table-cell>
          <table:table-cell office:value-type="string" office:string-value="R975C5">
            <text:p>R975C5</text:p>
          </table:table-cell>
          <table:table-cell office:value-type="float" office:value="97506">
            <text:p>97506</text:p>
          </table:table-cell>
          <table:table-cell office:value-type="string" office:string-value="R975C7">
            <text:p>R975C7</text:p>
          </table:table-cell>
          <table:table-cell office:value-type="float" office:value="97508">
            <text:p>97508</text:p>
          </table:table-cell>
          <table:table-cell office:value-type="string" office:string-value="R975C9">
            <text:p>R975C9</text:p>
          </table:table-cell>
          <table:table-cell office:value-type="float" office:value="97510">
            <text:p>97510</text:p>
          </table:table-cell>
          <table:table-cell office:value-type="string" office:string-value="R975C11">
            <text:p>R975C11</text:p>
          </table:table-cell>
          <table:table-cell office:value-type="float" office:value="97512">
            <text:p>97512</text:p>
          </table:table-cell>
          <table:table-cell office:value-type="string" office:string-value="R975C13">
            <text:p>R975C13</text:p>
          </table:table-cell>
          <table:table-cell office:value-type="float" office:value="97514">
            <text:p>97514</text:p>
          </table:table-cell>
          <table:table-cell office:value-type="string" office:string-value="R975C15">
            <text:p>R975C15</text:p>
          </table:table-cell>
          <table:table-cell office:value-type="float" office:value="97516">
            <text:p>97516</text:p>
          </table:table-cell>
          <table:table-cell office:value-type="string" office:string-value="R975C17">
            <text:p>R975C17</text:p>
          </table:table-cell>
          <table:table-cell office:value-type="float" office:value="97518">
            <text:p>97518</text:p>
          </table:table-cell>
          <table:table-cell office:value-type="string" office:string-value="R975C19">
            <text:p>R975C19</text:p>
          </table:table-cell>
          <table:table-cell office:value-type="float" office:value="97520">
            <text:p>97520</text:p>
          </table:table-cell>
          <table:table-cell office:value-type="string" office:string-value="R975C21">
            <text:p>R975C21</text:p>
          </table:table-cell>
          <table:table-cell office:value-type="float" office:value="97522">
            <text:p>97522</text:p>
          </table:table-cell>
          <table:table-cell office:value-type="string" office:string-value="R975C23">
            <text:p>R975C23</text:p>
          </table:table-cell>
          <table:table-cell office:value-type="float" office:value="97524">
            <text:p>97524</text:p>
          </table:table-cell>
          <table:table-cell office:value-type="string" office:string-value="R975C25">
            <text:p>R975C25</text:p>
          </table:table-cell>
          <table:table-cell office:value-type="float" office:value="97526">
            <text:p>97526</text:p>
          </table:table-cell>
        </table:table-row>
        <table:table-row>
          <table:table-cell office:value-type="string" office:string-value="R976C1">
            <text:p>R976C1</text:p>
          </table:table-cell>
          <table:table-cell office:value-type="float" office:value="97602">
            <text:p>97602</text:p>
          </table:table-cell>
          <table:table-cell office:value-type="string" office:string-value="R976C3">
            <text:p>R976C3</text:p>
          </table:table-cell>
          <table:table-cell office:value-type="float" office:value="97604">
            <text:p>97604</text:p>
          </table:table-cell>
          <table:table-cell office:value-type="string" office:string-value="R976C5">
            <text:p>R976C5</text:p>
          </table:table-cell>
          <table:table-cell office:value-type="float" office:value="97606">
            <text:p>97606</text:p>
          </table:table-cell>
          <table:table-cell office:value-type="string" office:string-value="R976C7">
            <text:p>R976C7</text:p>
          </table:table-cell>
          <table:table-cell office:value-type="float" office:value="97608">
            <text:p>97608</text:p>
          </table:table-cell>
          <table:table-cell office:value-type="string" office:string-value="R976C9">
            <text:p>R976C9</text:p>
          </table:table-cell>
          <table:table-cell office:value-type="float" office:value="97610">
            <text:p>97610</text:p>
          </table:table-cell>
          <table:table-cell office:value-type="string" office:string-value="R976C11">
            <text:p>R976C11</text:p>
          </table:table-cell>
          <table:table-cell office:value-type="float" office:value="97612">
            <text:p>97612</text:p>
          </table:table-cell>
          <table:table-cell office:value-type="string" office:string-value="R976C13">
            <text:p>R976C13</text:p>
          </table:table-cell>
          <table:table-cell office:value-type="float" office:value="97614">
            <text:p>97614</text:p>
          </table:table-cell>
          <table:table-cell office:value-type="string" office:string-value="R976C15">
            <text:p>R976C15</text:p>
          </table:table-cell>
          <table:table-cell office:value-type="float" office:value="97616">
            <text:p>97616</text:p>
          </table:table-cell>
          <table:table-cell office:value-type="string" office:string-value="R976C17">
            <text:p>R976C17</text:p>
          </table:table-cell>
          <table:table-cell office:value-type="float" office:value="97618">
            <text:p>97618</text:p>
          </table:table-cell>
          <table:table-cell office:value-type="string" office:string-value="R976C19">
            <text:p>R976C19</text:p>
          </table:table-cell>
          <table:table-cell office:value-type="float" office:value="97620">
            <text:p>97620</text:p>
          </table:table-cell>
          <table:table-cell office:value-type="string" office:string-value="R976C21">
            <text:p>R976C21</text:p>
          </table:table-cell>
          <table:table-cell office:value-type="float" office:value="97622">
            <text:p>97622</text:p>
          </table:table-cell>
          <table:table-cell office:value-type="string" office:string-value="R976C23">
            <text:p>R976C23</text:p>
          </table:table-cell>
          <table:table-cell office:value-type="float" office:value="97624">
            <text:p>97624</text:p>
          </table:table-cell>
          <table:table-cell office:value-type="string" office:string-value="R976C25">
            <text:p>R976C25</text:p>
          </table:table-cell>
          <table:table-cell office:value-type="float" office:value="97626">
            <text:p>97626</text:p>
          </table:table-cell>
        </table:table-row>
        <table:table-row>
          <table:table-cell office:value-type="string" office:string-value="R977C1">
            <text:p>R977C1</text:p>
          </table:table-cell>
          <table:table-cell office:value-type="float" office:value="97702">
            <text:p>97702</text:p>
          </table:table-cell>
          <table:table-cell office:value-type="string" office:string-value="R977C3">
            <text:p>R977C3</text:p>
          </table:table-cell>
          <table:table-cell office:value-type="float" office:value="97704">
            <text:p>97704</text:p>
          </table:table-cell>
          <table:table-cell office:value-type="string" office:string-value="R977C5">
            <text:p>R977C5</text:p>
          </table:table-cell>
          <table:table-cell office:value-type="float" office:value="97706">
            <text:p>97706</text:p>
          </table:table-cell>
          <table:table-cell office:value-type="string" office:string-value="R977C7">
            <text:p>R977C7</text:p>
          </table:table-cell>
          <table:table-cell office:value-type="float" office:value="97708">
            <text:p>97708</text:p>
          </table:table-cell>
          <table:table-cell office:value-type="string" office:string-value="R977C9">
            <text:p>R977C9</text:p>
          </table:table-cell>
          <table:table-cell office:value-type="float" office:value="97710">
            <text:p>97710</text:p>
          </table:table-cell>
          <table:table-cell office:value-type="string" office:string-value="R977C11">
            <text:p>R977C11</text:p>
          </table:table-cell>
          <table:table-cell office:value-type="float" office:value="97712">
            <text:p>97712</text:p>
          </table:table-cell>
          <table:table-cell office:value-type="string" office:string-value="R977C13">
            <text:p>R977C13</text:p>
          </table:table-cell>
          <table:table-cell office:value-type="float" office:value="97714">
            <text:p>97714</text:p>
          </table:table-cell>
          <table:table-cell office:value-type="string" office:string-value="R977C15">
            <text:p>R977C15</text:p>
          </table:table-cell>
          <table:table-cell office:value-type="float" office:value="97716">
            <text:p>97716</text:p>
          </table:table-cell>
          <table:table-cell office:value-type="string" office:string-value="R977C17">
            <text:p>R977C17</text:p>
          </table:table-cell>
          <table:table-cell office:value-type="float" office:value="97718">
            <text:p>97718</text:p>
          </table:table-cell>
          <table:table-cell office:value-type="string" office:string-value="R977C19">
            <text:p>R977C19</text:p>
          </table:table-cell>
          <table:table-cell office:value-type="float" office:value="97720">
            <text:p>97720</text:p>
          </table:table-cell>
          <table:table-cell office:value-type="string" office:string-value="R977C21">
            <text:p>R977C21</text:p>
          </table:table-cell>
          <table:table-cell office:value-type="float" office:value="97722">
            <text:p>97722</text:p>
          </table:table-cell>
          <table:table-cell office:value-type="string" office:string-value="R977C23">
            <text:p>R977C23</text:p>
          </table:table-cell>
          <table:table-cell office:value-type="float" office:value="97724">
            <text:p>97724</text:p>
          </table:table-cell>
          <table:table-cell office:value-type="string" office:string-value="R977C25">
            <text:p>R977C25</text:p>
          </table:table-cell>
          <table:table-cell office:value-type="float" office:value="97726">
            <text:p>97726</text:p>
          </table:table-cell>
        </table:table-row>
        <table:table-row>
          <table:table-cell office:value-type="string" office:string-value="R978C1">
            <text:p>R978C1</text:p>
          </table:table-cell>
          <table:table-cell office:value-type="float" office:value="97802">
            <text:p>97802</text:p>
          </table:table-cell>
          <table:table-cell office:value-type="string" office:string-value="R978C3">
            <text:p>R978C3</text:p>
          </table:table-cell>
          <table:table-cell office:value-type="float" office:value="97804">
            <text:p>97804</text:p>
          </table:table-cell>
          <table:table-cell office:value-type="string" office:string-value="R978C5">
            <text:p>R978C5</text:p>
          </table:table-cell>
          <table:table-cell office:value-type="float" office:value="97806">
            <text:p>97806</text:p>
          </table:table-cell>
          <table:table-cell office:value-type="string" office:string-value="R978C7">
            <text:p>R978C7</text:p>
          </table:table-cell>
          <table:table-cell office:value-type="float" office:value="97808">
            <text:p>97808</text:p>
          </table:table-cell>
          <table:table-cell office:value-type="string" office:string-value="R978C9">
            <text:p>R978C9</text:p>
          </table:table-cell>
          <table:table-cell office:value-type="float" office:value="97810">
            <text:p>97810</text:p>
          </table:table-cell>
          <table:table-cell office:value-type="string" office:string-value="R978C11">
            <text:p>R978C11</text:p>
          </table:table-cell>
          <table:table-cell office:value-type="float" office:value="97812">
            <text:p>97812</text:p>
          </table:table-cell>
          <table:table-cell office:value-type="string" office:string-value="R978C13">
            <text:p>R978C13</text:p>
          </table:table-cell>
          <table:table-cell office:value-type="float" office:value="97814">
            <text:p>97814</text:p>
          </table:table-cell>
          <table:table-cell office:value-type="string" office:string-value="R978C15">
            <text:p>R978C15</text:p>
          </table:table-cell>
          <table:table-cell office:value-type="float" office:value="97816">
            <text:p>97816</text:p>
          </table:table-cell>
          <table:table-cell office:value-type="string" office:string-value="R978C17">
            <text:p>R978C17</text:p>
          </table:table-cell>
          <table:table-cell office:value-type="float" office:value="97818">
            <text:p>97818</text:p>
          </table:table-cell>
          <table:table-cell office:value-type="string" office:string-value="R978C19">
            <text:p>R978C19</text:p>
          </table:table-cell>
          <table:table-cell office:value-type="float" office:value="97820">
            <text:p>97820</text:p>
          </table:table-cell>
          <table:table-cell office:value-type="string" office:string-value="R978C21">
            <text:p>R978C21</text:p>
          </table:table-cell>
          <table:table-cell office:value-type="float" office:value="97822">
            <text:p>97822</text:p>
          </table:table-cell>
          <table:table-cell office:value-type="string" office:string-value="R978C23">
            <text:p>R978C23</text:p>
          </table:table-cell>
          <table:table-cell office:value-type="float" office:value="97824">
            <text:p>97824</text:p>
          </table:table-cell>
          <table:table-cell office:value-type="string" office:string-value="R978C25">
            <text:p>R978C25</text:p>
          </table:table-cell>
          <table:table-cell office:value-type="float" office:value="97826">
            <text:p>97826</text:p>
          </table:table-cell>
        </table:table-row>
        <table:table-row>
          <table:table-cell office:value-type="string" office:string-value="R979C1">
            <text:p>R979C1</text:p>
          </table:table-cell>
          <table:table-cell office:value-type="float" office:value="97902">
            <text:p>97902</text:p>
          </table:table-cell>
          <table:table-cell office:value-type="string" office:string-value="R979C3">
            <text:p>R979C3</text:p>
          </table:table-cell>
          <table:table-cell office:value-type="float" office:value="97904">
            <text:p>97904</text:p>
          </table:table-cell>
          <table:table-cell office:value-type="string" office:string-value="R979C5">
            <text:p>R979C5</text:p>
          </table:table-cell>
          <table:table-cell office:value-type="float" office:value="97906">
            <text:p>97906</text:p>
          </table:table-cell>
          <table:table-cell office:value-type="string" office:string-value="R979C7">
            <text:p>R979C7</text:p>
          </table:table-cell>
          <table:table-cell office:value-type="float" office:value="97908">
            <text:p>97908</text:p>
          </table:table-cell>
          <table:table-cell office:value-type="string" office:string-value="R979C9">
            <text:p>R979C9</text:p>
          </table:table-cell>
          <table:table-cell office:value-type="float" office:value="97910">
            <text:p>97910</text:p>
          </table:table-cell>
          <table:table-cell office:value-type="string" office:string-value="R979C11">
            <text:p>R979C11</text:p>
          </table:table-cell>
          <table:table-cell office:value-type="float" office:value="97912">
            <text:p>97912</text:p>
          </table:table-cell>
          <table:table-cell office:value-type="string" office:string-value="R979C13">
            <text:p>R979C13</text:p>
          </table:table-cell>
          <table:table-cell office:value-type="float" office:value="97914">
            <text:p>97914</text:p>
          </table:table-cell>
          <table:table-cell office:value-type="string" office:string-value="R979C15">
            <text:p>R979C15</text:p>
          </table:table-cell>
          <table:table-cell office:value-type="float" office:value="97916">
            <text:p>97916</text:p>
          </table:table-cell>
          <table:table-cell office:value-type="string" office:string-value="R979C17">
            <text:p>R979C17</text:p>
          </table:table-cell>
          <table:table-cell office:value-type="float" office:value="97918">
            <text:p>97918</text:p>
          </table:table-cell>
          <table:table-cell office:value-type="string" office:string-value="R979C19">
            <text:p>R979C19</text:p>
          </table:table-cell>
          <table:table-cell office:value-type="float" office:value="97920">
            <text:p>97920</text:p>
          </table:table-cell>
          <table:table-cell office:value-type="string" office:string-value="R979C21">
            <text:p>R979C21</text:p>
          </table:table-cell>
          <table:table-cell office:value-type="float" office:value="97922">
            <text:p>97922</text:p>
          </table:table-cell>
          <table:table-cell office:value-type="string" office:string-value="R979C23">
            <text:p>R979C23</text:p>
          </table:table-cell>
          <table:table-cell office:value-type="float" office:value="97924">
            <text:p>97924</text:p>
          </table:table-cell>
          <table:table-cell office:value-type="string" office:string-value="R979C25">
            <text:p>R979C25</text:p>
          </table:table-cell>
          <table:table-cell office:value-type="float" office:value="97926">
            <text:p>97926</text:p>
          </table:table-cell>
        </table:table-row>
        <table:table-row>
          <table:table-cell office:value-type="string" office:string-value="R980C1">
            <text:p>R980C1</text:p>
          </table:table-cell>
          <table:table-cell office:value-type="float" office:value="98002">
            <text:p>98002</text:p>
          </table:table-cell>
          <table:table-cell office:value-type="string" office:string-value="R980C3">
            <text:p>R980C3</text:p>
          </table:table-cell>
          <table:table-cell office:value-type="float" office:value="98004">
            <text:p>98004</text:p>
          </table:table-cell>
          <table:table-cell office:value-type="string" office:string-value="R980C5">
            <text:p>R980C5</text:p>
          </table:table-cell>
          <table:table-cell office:value-type="float" office:value="98006">
            <text:p>98006</text:p>
          </table:table-cell>
          <table:table-cell office:value-type="string" office:string-value="R980C7">
            <text:p>R980C7</text:p>
          </table:table-cell>
          <table:table-cell office:value-type="float" office:value="98008">
            <text:p>98008</text:p>
          </table:table-cell>
          <table:table-cell office:value-type="string" office:string-value="R980C9">
            <text:p>R980C9</text:p>
          </table:table-cell>
          <table:table-cell office:value-type="float" office:value="98010">
            <text:p>98010</text:p>
          </table:table-cell>
          <table:table-cell office:value-type="string" office:string-value="R980C11">
            <text:p>R980C11</text:p>
          </table:table-cell>
          <table:table-cell office:value-type="float" office:value="98012">
            <text:p>98012</text:p>
          </table:table-cell>
          <table:table-cell office:value-type="string" office:string-value="R980C13">
            <text:p>R980C13</text:p>
          </table:table-cell>
          <table:table-cell office:value-type="float" office:value="98014">
            <text:p>98014</text:p>
          </table:table-cell>
          <table:table-cell office:value-type="string" office:string-value="R980C15">
            <text:p>R980C15</text:p>
          </table:table-cell>
          <table:table-cell office:value-type="float" office:value="98016">
            <text:p>98016</text:p>
          </table:table-cell>
          <table:table-cell office:value-type="string" office:string-value="R980C17">
            <text:p>R980C17</text:p>
          </table:table-cell>
          <table:table-cell office:value-type="float" office:value="98018">
            <text:p>98018</text:p>
          </table:table-cell>
          <table:table-cell office:value-type="string" office:string-value="R980C19">
            <text:p>R980C19</text:p>
          </table:table-cell>
          <table:table-cell office:value-type="float" office:value="98020">
            <text:p>98020</text:p>
          </table:table-cell>
          <table:table-cell office:value-type="string" office:string-value="R980C21">
            <text:p>R980C21</text:p>
          </table:table-cell>
          <table:table-cell office:value-type="float" office:value="98022">
            <text:p>98022</text:p>
          </table:table-cell>
          <table:table-cell office:value-type="string" office:string-value="R980C23">
            <text:p>R980C23</text:p>
          </table:table-cell>
          <table:table-cell office:value-type="float" office:value="98024">
            <text:p>98024</text:p>
          </table:table-cell>
          <table:table-cell office:value-type="string" office:string-value="R980C25">
            <text:p>R980C25</text:p>
          </table:table-cell>
          <table:table-cell office:value-type="float" office:value="98026">
            <text:p>98026</text:p>
          </table:table-cell>
        </table:table-row>
        <table:table-row>
          <table:table-cell office:value-type="string" office:string-value="R981C1">
            <text:p>R981C1</text:p>
          </table:table-cell>
          <table:table-cell office:value-type="float" office:value="98102">
            <text:p>98102</text:p>
          </table:table-cell>
          <table:table-cell office:value-type="string" office:string-value="R981C3">
            <text:p>R981C3</text:p>
          </table:table-cell>
          <table:table-cell office:value-type="float" office:value="98104">
            <text:p>98104</text:p>
          </table:table-cell>
          <table:table-cell office:value-type="string" office:string-value="R981C5">
            <text:p>R981C5</text:p>
          </table:table-cell>
          <table:table-cell office:value-type="float" office:value="98106">
            <text:p>98106</text:p>
          </table:table-cell>
          <table:table-cell office:value-type="string" office:string-value="R981C7">
            <text:p>R981C7</text:p>
          </table:table-cell>
          <table:table-cell office:value-type="float" office:value="98108">
            <text:p>98108</text:p>
          </table:table-cell>
          <table:table-cell office:value-type="string" office:string-value="R981C9">
            <text:p>R981C9</text:p>
          </table:table-cell>
          <table:table-cell office:value-type="float" office:value="98110">
            <text:p>98110</text:p>
          </table:table-cell>
          <table:table-cell office:value-type="string" office:string-value="R981C11">
            <text:p>R981C11</text:p>
          </table:table-cell>
          <table:table-cell office:value-type="float" office:value="98112">
            <text:p>98112</text:p>
          </table:table-cell>
          <table:table-cell office:value-type="string" office:string-value="R981C13">
            <text:p>R981C13</text:p>
          </table:table-cell>
          <table:table-cell office:value-type="float" office:value="98114">
            <text:p>98114</text:p>
          </table:table-cell>
          <table:table-cell office:value-type="string" office:string-value="R981C15">
            <text:p>R981C15</text:p>
          </table:table-cell>
          <table:table-cell office:value-type="float" office:value="98116">
            <text:p>98116</text:p>
          </table:table-cell>
          <table:table-cell office:value-type="string" office:string-value="R981C17">
            <text:p>R981C17</text:p>
          </table:table-cell>
          <table:table-cell office:value-type="float" office:value="98118">
            <text:p>98118</text:p>
          </table:table-cell>
          <table:table-cell office:value-type="string" office:string-value="R981C19">
            <text:p>R981C19</text:p>
          </table:table-cell>
          <table:table-cell office:value-type="float" office:value="98120">
            <text:p>98120</text:p>
          </table:table-cell>
          <table:table-cell office:value-type="string" office:string-value="R981C21">
            <text:p>R981C21</text:p>
          </table:table-cell>
          <table:table-cell office:value-type="float" office:value="98122">
            <text:p>98122</text:p>
          </table:table-cell>
          <table:table-cell office:value-type="string" office:string-value="R981C23">
            <text:p>R981C23</text:p>
          </table:table-cell>
          <table:table-cell office:value-type="float" office:value="98124">
            <text:p>98124</text:p>
          </table:table-cell>
          <table:table-cell office:value-type="string" office:string-value="R981C25">
            <text:p>R981C25</text:p>
          </table:table-cell>
          <table:table-cell office:value-type="float" office:value="98126">
            <text:p>98126</text:p>
          </table:table-cell>
        </table:table-row>
        <table:table-row>
          <table:table-cell office:value-type="string" office:string-value="R982C1">
            <text:p>R982C1</text:p>
          </table:table-cell>
          <table:table-cell office:value-type="float" office:value="98202">
            <text:p>98202</text:p>
          </table:table-cell>
          <table:table-cell office:value-type="string" office:string-value="R982C3">
            <text:p>R982C3</text:p>
          </table:table-cell>
          <table:table-cell office:value-type="float" office:value="98204">
            <text:p>98204</text:p>
          </table:table-cell>
          <table:table-cell office:value-type="string" office:string-value="R982C5">
            <text:p>R982C5</text:p>
          </table:table-cell>
          <table:table-cell office:value-type="float" office:value="98206">
            <text:p>98206</text:p>
          </table:table-cell>
          <table:table-cell office:value-type="string" office:string-value="R982C7">
            <text:p>R982C7</text:p>
          </table:table-cell>
          <table:table-cell office:value-type="float" office:value="98208">
            <text:p>98208</text:p>
          </table:table-cell>
          <table:table-cell office:value-type="string" office:string-value="R982C9">
            <text:p>R982C9</text:p>
          </table:table-cell>
          <table:table-cell office:value-type="float" office:value="98210">
            <text:p>98210</text:p>
          </table:table-cell>
          <table:table-cell office:value-type="string" office:string-value="R982C11">
            <text:p>R982C11</text:p>
          </table:table-cell>
          <table:table-cell office:value-type="float" office:value="98212">
            <text:p>98212</text:p>
          </table:table-cell>
          <table:table-cell office:value-type="string" office:string-value="R982C13">
            <text:p>R982C13</text:p>
          </table:table-cell>
          <table:table-cell office:value-type="float" office:value="98214">
            <text:p>98214</text:p>
          </table:table-cell>
          <table:table-cell office:value-type="string" office:string-value="R982C15">
            <text:p>R982C15</text:p>
          </table:table-cell>
          <table:table-cell office:value-type="float" office:value="98216">
            <text:p>98216</text:p>
          </table:table-cell>
          <table:table-cell office:value-type="string" office:string-value="R982C17">
            <text:p>R982C17</text:p>
          </table:table-cell>
          <table:table-cell office:value-type="float" office:value="98218">
            <text:p>98218</text:p>
          </table:table-cell>
          <table:table-cell office:value-type="string" office:string-value="R982C19">
            <text:p>R982C19</text:p>
          </table:table-cell>
          <table:table-cell office:value-type="float" office:value="98220">
            <text:p>98220</text:p>
          </table:table-cell>
          <table:table-cell office:value-type="string" office:string-value="R982C21">
            <text:p>R982C21</text:p>
          </table:table-cell>
          <table:table-cell office:value-type="float" office:value="98222">
            <text:p>98222</text:p>
          </table:table-cell>
          <table:table-cell office:value-type="string" office:string-value="R982C23">
            <text:p>R982C23</text:p>
          </table:table-cell>
          <table:table-cell office:value-type="float" office:value="98224">
            <text:p>98224</text:p>
          </table:table-cell>
          <table:table-cell office:value-type="string" office:string-value="R982C25">
            <text:p>R982C25</text:p>
          </table:table-cell>
          <table:table-cell office:value-type="float" office:value="98226">
            <text:p>98226</text:p>
          </table:table-cell>
        </table:table-row>
        <table:table-row>
          <table:table-cell office:value-type="string" office:string-value="R983C1">
            <text:p>R983C1</text:p>
          </table:table-cell>
          <table:table-cell office:value-type="float" office:value="98302">
            <text:p>98302</text:p>
          </table:table-cell>
          <table:table-cell office:value-type="string" office:string-value="R983C3">
            <text:p>R983C3</text:p>
          </table:table-cell>
          <table:table-cell office:value-type="float" office:value="98304">
            <text:p>98304</text:p>
          </table:table-cell>
          <table:table-cell office:value-type="string" office:string-value="R983C5">
            <text:p>R983C5</text:p>
          </table:table-cell>
          <table:table-cell office:value-type="float" office:value="98306">
            <text:p>98306</text:p>
          </table:table-cell>
          <table:table-cell office:value-type="string" office:string-value="R983C7">
            <text:p>R983C7</text:p>
          </table:table-cell>
          <table:table-cell office:value-type="float" office:value="98308">
            <text:p>98308</text:p>
          </table:table-cell>
          <table:table-cell office:value-type="string" office:string-value="R983C9">
            <text:p>R983C9</text:p>
          </table:table-cell>
          <table:table-cell office:value-type="float" office:value="98310">
            <text:p>98310</text:p>
          </table:table-cell>
          <table:table-cell office:value-type="string" office:string-value="R983C11">
            <text:p>R983C11</text:p>
          </table:table-cell>
          <table:table-cell office:value-type="float" office:value="98312">
            <text:p>98312</text:p>
          </table:table-cell>
          <table:table-cell office:value-type="string" office:string-value="R983C13">
            <text:p>R983C13</text:p>
          </table:table-cell>
          <table:table-cell office:value-type="float" office:value="98314">
            <text:p>98314</text:p>
          </table:table-cell>
          <table:table-cell office:value-type="string" office:string-value="R983C15">
            <text:p>R983C15</text:p>
          </table:table-cell>
          <table:table-cell office:value-type="float" office:value="98316">
            <text:p>98316</text:p>
          </table:table-cell>
          <table:table-cell office:value-type="string" office:string-value="R983C17">
            <text:p>R983C17</text:p>
          </table:table-cell>
          <table:table-cell office:value-type="float" office:value="98318">
            <text:p>98318</text:p>
          </table:table-cell>
          <table:table-cell office:value-type="string" office:string-value="R983C19">
            <text:p>R983C19</text:p>
          </table:table-cell>
          <table:table-cell office:value-type="float" office:value="98320">
            <text:p>98320</text:p>
          </table:table-cell>
          <table:table-cell office:value-type="string" office:string-value="R983C21">
            <text:p>R983C21</text:p>
          </table:table-cell>
          <table:table-cell office:value-type="float" office:value="98322">
            <text:p>98322</text:p>
          </table:table-cell>
          <table:table-cell office:value-type="string" office:string-value="R983C23">
            <text:p>R983C23</text:p>
          </table:table-cell>
          <table:table-cell office:value-type="float" office:value="98324">
            <text:p>98324</text:p>
          </table:table-cell>
          <table:table-cell office:value-type="string" office:string-value="R983C25">
            <text:p>R983C25</text:p>
          </table:table-cell>
          <table:table-cell office:value-type="float" office:value="98326">
            <text:p>98326</text:p>
          </table:table-cell>
        </table:table-row>
        <table:table-row>
          <table:table-cell office:value-type="string" office:string-value="R984C1">
            <text:p>R984C1</text:p>
          </table:table-cell>
          <table:table-cell office:value-type="float" office:value="98402">
            <text:p>98402</text:p>
          </table:table-cell>
          <table:table-cell office:value-type="string" office:string-value="R984C3">
            <text:p>R984C3</text:p>
          </table:table-cell>
          <table:table-cell office:value-type="float" office:value="98404">
            <text:p>98404</text:p>
          </table:table-cell>
          <table:table-cell office:value-type="string" office:string-value="R984C5">
            <text:p>R984C5</text:p>
          </table:table-cell>
          <table:table-cell office:value-type="float" office:value="98406">
            <text:p>98406</text:p>
          </table:table-cell>
          <table:table-cell office:value-type="string" office:string-value="R984C7">
            <text:p>R984C7</text:p>
          </table:table-cell>
          <table:table-cell office:value-type="float" office:value="98408">
            <text:p>98408</text:p>
          </table:table-cell>
          <table:table-cell office:value-type="string" office:string-value="R984C9">
            <text:p>R984C9</text:p>
          </table:table-cell>
          <table:table-cell office:value-type="float" office:value="98410">
            <text:p>98410</text:p>
          </table:table-cell>
          <table:table-cell office:value-type="string" office:string-value="R984C11">
            <text:p>R984C11</text:p>
          </table:table-cell>
          <table:table-cell office:value-type="float" office:value="98412">
            <text:p>98412</text:p>
          </table:table-cell>
          <table:table-cell office:value-type="string" office:string-value="R984C13">
            <text:p>R984C13</text:p>
          </table:table-cell>
          <table:table-cell office:value-type="float" office:value="98414">
            <text:p>98414</text:p>
          </table:table-cell>
          <table:table-cell office:value-type="string" office:string-value="R984C15">
            <text:p>R984C15</text:p>
          </table:table-cell>
          <table:table-cell office:value-type="float" office:value="98416">
            <text:p>98416</text:p>
          </table:table-cell>
          <table:table-cell office:value-type="string" office:string-value="R984C17">
            <text:p>R984C17</text:p>
          </table:table-cell>
          <table:table-cell office:value-type="float" office:value="98418">
            <text:p>98418</text:p>
          </table:table-cell>
          <table:table-cell office:value-type="string" office:string-value="R984C19">
            <text:p>R984C19</text:p>
          </table:table-cell>
          <table:table-cell office:value-type="float" office:value="98420">
            <text:p>98420</text:p>
          </table:table-cell>
          <table:table-cell office:value-type="string" office:string-value="R984C21">
            <text:p>R984C21</text:p>
          </table:table-cell>
          <table:table-cell office:value-type="float" office:value="98422">
            <text:p>98422</text:p>
          </table:table-cell>
          <table:table-cell office:value-type="string" office:string-value="R984C23">
            <text:p>R984C23</text:p>
          </table:table-cell>
          <table:table-cell office:value-type="float" office:value="98424">
            <text:p>98424</text:p>
          </table:table-cell>
          <table:table-cell office:value-type="string" office:string-value="R984C25">
            <text:p>R984C25</text:p>
          </table:table-cell>
          <table:table-cell office:value-type="float" office:value="98426">
            <text:p>98426</text:p>
          </table:table-cell>
        </table:table-row>
        <table:table-row>
          <table:table-cell office:value-type="string" office:string-value="R985C1">
            <text:p>R985C1</text:p>
          </table:table-cell>
          <table:table-cell office:value-type="float" office:value="98502">
            <text:p>98502</text:p>
          </table:table-cell>
          <table:table-cell office:value-type="string" office:string-value="R985C3">
            <text:p>R985C3</text:p>
          </table:table-cell>
          <table:table-cell office:value-type="float" office:value="98504">
            <text:p>98504</text:p>
          </table:table-cell>
          <table:table-cell office:value-type="string" office:string-value="R985C5">
            <text:p>R985C5</text:p>
          </table:table-cell>
          <table:table-cell office:value-type="float" office:value="98506">
            <text:p>98506</text:p>
          </table:table-cell>
          <table:table-cell office:value-type="string" office:string-value="R985C7">
            <text:p>R985C7</text:p>
          </table:table-cell>
          <table:table-cell office:value-type="float" office:value="98508">
            <text:p>98508</text:p>
          </table:table-cell>
          <table:table-cell office:value-type="string" office:string-value="R985C9">
            <text:p>R985C9</text:p>
          </table:table-cell>
          <table:table-cell office:value-type="float" office:value="98510">
            <text:p>98510</text:p>
          </table:table-cell>
          <table:table-cell office:value-type="string" office:string-value="R985C11">
            <text:p>R985C11</text:p>
          </table:table-cell>
          <table:table-cell office:value-type="float" office:value="98512">
            <text:p>98512</text:p>
          </table:table-cell>
          <table:table-cell office:value-type="string" office:string-value="R985C13">
            <text:p>R985C13</text:p>
          </table:table-cell>
          <table:table-cell office:value-type="float" office:value="98514">
            <text:p>98514</text:p>
          </table:table-cell>
          <table:table-cell office:value-type="string" office:string-value="R985C15">
            <text:p>R985C15</text:p>
          </table:table-cell>
          <table:table-cell office:value-type="float" office:value="98516">
            <text:p>98516</text:p>
          </table:table-cell>
          <table:table-cell office:value-type="string" office:string-value="R985C17">
            <text:p>R985C17</text:p>
          </table:table-cell>
          <table:table-cell office:value-type="float" office:value="98518">
            <text:p>98518</text:p>
          </table:table-cell>
          <table:table-cell office:value-type="string" office:string-value="R985C19">
            <text:p>R985C19</text:p>
          </table:table-cell>
          <table:table-cell office:value-type="float" office:value="98520">
            <text:p>98520</text:p>
          </table:table-cell>
          <table:table-cell office:value-type="string" office:string-value="R985C21">
            <text:p>R985C21</text:p>
          </table:table-cell>
          <table:table-cell office:value-type="float" office:value="98522">
            <text:p>98522</text:p>
          </table:table-cell>
          <table:table-cell office:value-type="string" office:string-value="R985C23">
            <text:p>R985C23</text:p>
          </table:table-cell>
          <table:table-cell office:value-type="float" office:value="98524">
            <text:p>98524</text:p>
          </table:table-cell>
          <table:table-cell office:value-type="string" office:string-value="R985C25">
            <text:p>R985C25</text:p>
          </table:table-cell>
          <table:table-cell office:value-type="float" office:value="98526">
            <text:p>98526</text:p>
          </table:table-cell>
        </table:table-row>
        <table:table-row>
          <table:table-cell office:value-type="string" office:string-value="R986C1">
            <text:p>R986C1</text:p>
          </table:table-cell>
          <table:table-cell office:value-type="float" office:value="98602">
            <text:p>98602</text:p>
          </table:table-cell>
          <table:table-cell office:value-type="string" office:string-value="R986C3">
            <text:p>R986C3</text:p>
          </table:table-cell>
          <table:table-cell office:value-type="float" office:value="98604">
            <text:p>98604</text:p>
          </table:table-cell>
          <table:table-cell office:value-type="string" office:string-value="R986C5">
            <text:p>R986C5</text:p>
          </table:table-cell>
          <table:table-cell office:value-type="float" office:value="98606">
            <text:p>98606</text:p>
          </table:table-cell>
          <table:table-cell office:value-type="string" office:string-value="R986C7">
            <text:p>R986C7</text:p>
          </table:table-cell>
          <table:table-cell office:value-type="float" office:value="98608">
            <text:p>98608</text:p>
          </table:table-cell>
          <table:table-cell office:value-type="string" office:string-value="R986C9">
            <text:p>R986C9</text:p>
          </table:table-cell>
          <table:table-cell office:value-type="float" office:value="98610">
            <text:p>98610</text:p>
          </table:table-cell>
          <table:table-cell office:value-type="string" office:string-value="R986C11">
            <text:p>R986C11</text:p>
          </table:table-cell>
          <table:table-cell office:value-type="float" office:value="98612">
            <text:p>98612</text:p>
          </table:table-cell>
          <table:table-cell office:value-type="string" office:string-value="R986C13">
            <text:p>R986C13</text:p>
          </table:table-cell>
          <table:table-cell office:value-type="float" office:value="98614">
            <text:p>98614</text:p>
          </table:table-cell>
          <table:table-cell office:value-type="string" office:string-value="R986C15">
            <text:p>R986C15</text:p>
          </table:table-cell>
          <table:table-cell office:value-type="float" office:value="98616">
            <text:p>98616</text:p>
          </table:table-cell>
          <table:table-cell office:value-type="string" office:string-value="R986C17">
            <text:p>R986C17</text:p>
          </table:table-cell>
          <table:table-cell office:value-type="float" office:value="98618">
            <text:p>98618</text:p>
          </table:table-cell>
          <table:table-cell office:value-type="string" office:string-value="R986C19">
            <text:p>R986C19</text:p>
          </table:table-cell>
          <table:table-cell office:value-type="float" office:value="98620">
            <text:p>98620</text:p>
          </table:table-cell>
          <table:table-cell office:value-type="string" office:string-value="R986C21">
            <text:p>R986C21</text:p>
          </table:table-cell>
          <table:table-cell office:value-type="float" office:value="98622">
            <text:p>98622</text:p>
          </table:table-cell>
          <table:table-cell office:value-type="string" office:string-value="R986C23">
            <text:p>R986C23</text:p>
          </table:table-cell>
          <table:table-cell office:value-type="float" office:value="98624">
            <text:p>98624</text:p>
          </table:table-cell>
          <table:table-cell office:value-type="string" office:string-value="R986C25">
            <text:p>R986C25</text:p>
          </table:table-cell>
          <table:table-cell office:value-type="float" office:value="98626">
            <text:p>98626</text:p>
          </table:table-cell>
        </table:table-row>
        <table:table-row>
          <table:table-cell office:value-type="string" office:string-value="R987C1">
            <text:p>R987C1</text:p>
          </table:table-cell>
          <table:table-cell office:value-type="float" office:value="98702">
            <text:p>98702</text:p>
          </table:table-cell>
          <table:table-cell office:value-type="string" office:string-value="R987C3">
            <text:p>R987C3</text:p>
          </table:table-cell>
          <table:table-cell office:value-type="float" office:value="98704">
            <text:p>98704</text:p>
          </table:table-cell>
          <table:table-cell office:value-type="string" office:string-value="R987C5">
            <text:p>R987C5</text:p>
          </table:table-cell>
          <table:table-cell office:value-type="float" office:value="98706">
            <text:p>98706</text:p>
          </table:table-cell>
          <table:table-cell office:value-type="string" office:string-value="R987C7">
            <text:p>R987C7</text:p>
          </table:table-cell>
          <table:table-cell office:value-type="float" office:value="98708">
            <text:p>98708</text:p>
          </table:table-cell>
          <table:table-cell office:value-type="string" office:string-value="R987C9">
            <text:p>R987C9</text:p>
          </table:table-cell>
          <table:table-cell office:value-type="float" office:value="98710">
            <text:p>98710</text:p>
          </table:table-cell>
          <table:table-cell office:value-type="string" office:string-value="R987C11">
            <text:p>R987C11</text:p>
          </table:table-cell>
          <table:table-cell office:value-type="float" office:value="98712">
            <text:p>98712</text:p>
          </table:table-cell>
          <table:table-cell office:value-type="string" office:string-value="R987C13">
            <text:p>R987C13</text:p>
          </table:table-cell>
          <table:table-cell office:value-type="float" office:value="98714">
            <text:p>98714</text:p>
          </table:table-cell>
          <table:table-cell office:value-type="string" office:string-value="R987C15">
            <text:p>R987C15</text:p>
          </table:table-cell>
          <table:table-cell office:value-type="float" office:value="98716">
            <text:p>98716</text:p>
          </table:table-cell>
          <table:table-cell office:value-type="string" office:string-value="R987C17">
            <text:p>R987C17</text:p>
          </table:table-cell>
          <table:table-cell office:value-type="float" office:value="98718">
            <text:p>98718</text:p>
          </table:table-cell>
          <table:table-cell office:value-type="string" office:string-value="R987C19">
            <text:p>R987C19</text:p>
          </table:table-cell>
          <table:table-cell office:value-type="float" office:value="98720">
            <text:p>98720</text:p>
          </table:table-cell>
          <table:table-cell office:value-type="string" office:string-value="R987C21">
            <text:p>R987C21</text:p>
          </table:table-cell>
          <table:table-cell office:value-type="float" office:value="98722">
            <text:p>98722</text:p>
          </table:table-cell>
          <table:table-cell office:value-type="string" office:string-value="R987C23">
            <text:p>R987C23</text:p>
          </table:table-cell>
          <table:table-cell office:value-type="float" office:value="98724">
            <text:p>98724</text:p>
          </table:table-cell>
          <table:table-cell office:value-type="string" office:string-value="R987C25">
            <text:p>R987C25</text:p>
          </table:table-cell>
          <table:table-cell office:value-type="float" office:value="98726">
            <text:p>98726</text:p>
          </table:table-cell>
        </table:table-row>
        <table:table-row>
          <table:table-cell office:value-type="string" office:string-value="R988C1">
            <text:p>R988C1</text:p>
          </table:table-cell>
          <table:table-cell office:value-type="float" office:value="98802">
            <text:p>98802</text:p>
          </table:table-cell>
          <table:table-cell office:value-type="string" office:string-value="R988C3">
            <text:p>R988C3</text:p>
          </table:table-cell>
          <table:table-cell office:value-type="float" office:value="98804">
            <text:p>98804</text:p>
          </table:table-cell>
          <table:table-cell office:value-type="string" office:string-value="R988C5">
            <text:p>R988C5</text:p>
          </table:table-cell>
          <table:table-cell office:value-type="float" office:value="98806">
            <text:p>98806</text:p>
          </table:table-cell>
          <table:table-cell office:value-type="string" office:string-value="R988C7">
            <text:p>R988C7</text:p>
          </table:table-cell>
          <table:table-cell office:value-type="float" office:value="98808">
            <text:p>98808</text:p>
          </table:table-cell>
          <table:table-cell office:value-type="string" office:string-value="R988C9">
            <text:p>R988C9</text:p>
          </table:table-cell>
          <table:table-cell office:value-type="float" office:value="98810">
            <text:p>98810</text:p>
          </table:table-cell>
          <table:table-cell office:value-type="string" office:string-value="R988C11">
            <text:p>R988C11</text:p>
          </table:table-cell>
          <table:table-cell office:value-type="float" office:value="98812">
            <text:p>98812</text:p>
          </table:table-cell>
          <table:table-cell office:value-type="string" office:string-value="R988C13">
            <text:p>R988C13</text:p>
          </table:table-cell>
          <table:table-cell office:value-type="float" office:value="98814">
            <text:p>98814</text:p>
          </table:table-cell>
          <table:table-cell office:value-type="string" office:string-value="R988C15">
            <text:p>R988C15</text:p>
          </table:table-cell>
          <table:table-cell office:value-type="float" office:value="98816">
            <text:p>98816</text:p>
          </table:table-cell>
          <table:table-cell office:value-type="string" office:string-value="R988C17">
            <text:p>R988C17</text:p>
          </table:table-cell>
          <table:table-cell office:value-type="float" office:value="98818">
            <text:p>98818</text:p>
          </table:table-cell>
          <table:table-cell office:value-type="string" office:string-value="R988C19">
            <text:p>R988C19</text:p>
          </table:table-cell>
          <table:table-cell office:value-type="float" office:value="98820">
            <text:p>98820</text:p>
          </table:table-cell>
          <table:table-cell office:value-type="string" office:string-value="R988C21">
            <text:p>R988C21</text:p>
          </table:table-cell>
          <table:table-cell office:value-type="float" office:value="98822">
            <text:p>98822</text:p>
          </table:table-cell>
          <table:table-cell office:value-type="string" office:string-value="R988C23">
            <text:p>R988C23</text:p>
          </table:table-cell>
          <table:table-cell office:value-type="float" office:value="98824">
            <text:p>98824</text:p>
          </table:table-cell>
          <table:table-cell office:value-type="string" office:string-value="R988C25">
            <text:p>R988C25</text:p>
          </table:table-cell>
          <table:table-cell office:value-type="float" office:value="98826">
            <text:p>98826</text:p>
          </table:table-cell>
        </table:table-row>
        <table:table-row>
          <table:table-cell office:value-type="string" office:string-value="R989C1">
            <text:p>R989C1</text:p>
          </table:table-cell>
          <table:table-cell office:value-type="float" office:value="98902">
            <text:p>98902</text:p>
          </table:table-cell>
          <table:table-cell office:value-type="string" office:string-value="R989C3">
            <text:p>R989C3</text:p>
          </table:table-cell>
          <table:table-cell office:value-type="float" office:value="98904">
            <text:p>98904</text:p>
          </table:table-cell>
          <table:table-cell office:value-type="string" office:string-value="R989C5">
            <text:p>R989C5</text:p>
          </table:table-cell>
          <table:table-cell office:value-type="float" office:value="98906">
            <text:p>98906</text:p>
          </table:table-cell>
          <table:table-cell office:value-type="string" office:string-value="R989C7">
            <text:p>R989C7</text:p>
          </table:table-cell>
          <table:table-cell office:value-type="float" office:value="98908">
            <text:p>98908</text:p>
          </table:table-cell>
          <table:table-cell office:value-type="string" office:string-value="R989C9">
            <text:p>R989C9</text:p>
          </table:table-cell>
          <table:table-cell office:value-type="float" office:value="98910">
            <text:p>98910</text:p>
          </table:table-cell>
          <table:table-cell office:value-type="string" office:string-value="R989C11">
            <text:p>R989C11</text:p>
          </table:table-cell>
          <table:table-cell office:value-type="float" office:value="98912">
            <text:p>98912</text:p>
          </table:table-cell>
          <table:table-cell office:value-type="string" office:string-value="R989C13">
            <text:p>R989C13</text:p>
          </table:table-cell>
          <table:table-cell office:value-type="float" office:value="98914">
            <text:p>98914</text:p>
          </table:table-cell>
          <table:table-cell office:value-type="string" office:string-value="R989C15">
            <text:p>R989C15</text:p>
          </table:table-cell>
          <table:table-cell office:value-type="float" office:value="98916">
            <text:p>98916</text:p>
          </table:table-cell>
          <table:table-cell office:value-type="string" office:string-value="R989C17">
            <text:p>R989C17</text:p>
          </table:table-cell>
          <table:table-cell office:value-type="float" office:value="98918">
            <text:p>98918</text:p>
          </table:table-cell>
          <table:table-cell office:value-type="string" office:string-value="R989C19">
            <text:p>R989C19</text:p>
          </table:table-cell>
          <table:table-cell office:value-type="float" office:value="98920">
            <text:p>98920</text:p>
          </table:table-cell>
          <table:table-cell office:value-type="string" office:string-value="R989C21">
            <text:p>R989C21</text:p>
          </table:table-cell>
          <table:table-cell office:value-type="float" office:value="98922">
            <text:p>98922</text:p>
          </table:table-cell>
          <table:table-cell office:value-type="string" office:string-value="R989C23">
            <text:p>R989C23</text:p>
          </table:table-cell>
          <table:table-cell office:value-type="float" office:value="98924">
            <text:p>98924</text:p>
          </table:table-cell>
          <table:table-cell office:value-type="string" office:string-value="R989C25">
            <text:p>R989C25</text:p>
          </table:table-cell>
          <table:table-cell office:value-type="float" office:value="98926">
            <text:p>98926</text:p>
          </table:table-cell>
        </table:table-row>
        <table:table-row>
          <table:table-cell office:value-type="string" office:string-value="R990C1">
            <text:p>R990C1</text:p>
          </table:table-cell>
          <table:table-cell office:value-type="float" office:value="99002">
            <text:p>99002</text:p>
          </table:table-cell>
          <table:table-cell office:value-type="string" office:string-value="R990C3">
            <text:p>R990C3</text:p>
          </table:table-cell>
          <table:table-cell office:value-type="float" office:value="99004">
            <text:p>99004</text:p>
          </table:table-cell>
          <table:table-cell office:value-type="string" office:string-value="R990C5">
            <text:p>R990C5</text:p>
          </table:table-cell>
          <table:table-cell office:value-type="float" office:value="99006">
            <text:p>99006</text:p>
          </table:table-cell>
          <table:table-cell office:value-type="string" office:string-value="R990C7">
            <text:p>R990C7</text:p>
          </table:table-cell>
          <table:table-cell office:value-type="float" office:value="99008">
            <text:p>99008</text:p>
          </table:table-cell>
          <table:table-cell office:value-type="string" office:string-value="R990C9">
            <text:p>R990C9</text:p>
          </table:table-cell>
          <table:table-cell office:value-type="float" office:value="99010">
            <text:p>99010</text:p>
          </table:table-cell>
          <table:table-cell office:value-type="string" office:string-value="R990C11">
            <text:p>R990C11</text:p>
          </table:table-cell>
          <table:table-cell office:value-type="float" office:value="99012">
            <text:p>99012</text:p>
          </table:table-cell>
          <table:table-cell office:value-type="string" office:string-value="R990C13">
            <text:p>R990C13</text:p>
          </table:table-cell>
          <table:table-cell office:value-type="float" office:value="99014">
            <text:p>99014</text:p>
          </table:table-cell>
          <table:table-cell office:value-type="string" office:string-value="R990C15">
            <text:p>R990C15</text:p>
          </table:table-cell>
          <table:table-cell office:value-type="float" office:value="99016">
            <text:p>99016</text:p>
          </table:table-cell>
          <table:table-cell office:value-type="string" office:string-value="R990C17">
            <text:p>R990C17</text:p>
          </table:table-cell>
          <table:table-cell office:value-type="float" office:value="99018">
            <text:p>99018</text:p>
          </table:table-cell>
          <table:table-cell office:value-type="string" office:string-value="R990C19">
            <text:p>R990C19</text:p>
          </table:table-cell>
          <table:table-cell office:value-type="float" office:value="99020">
            <text:p>99020</text:p>
          </table:table-cell>
          <table:table-cell office:value-type="string" office:string-value="R990C21">
            <text:p>R990C21</text:p>
          </table:table-cell>
          <table:table-cell office:value-type="float" office:value="99022">
            <text:p>99022</text:p>
          </table:table-cell>
          <table:table-cell office:value-type="string" office:string-value="R990C23">
            <text:p>R990C23</text:p>
          </table:table-cell>
          <table:table-cell office:value-type="float" office:value="99024">
            <text:p>99024</text:p>
          </table:table-cell>
          <table:table-cell office:value-type="string" office:string-value="R990C25">
            <text:p>R990C25</text:p>
          </table:table-cell>
          <table:table-cell office:value-type="float" office:value="99026">
            <text:p>99026</text:p>
          </table:table-cell>
        </table:table-row>
        <table:table-row>
          <table:table-cell office:value-type="string" office:string-value="R991C1">
            <text:p>R991C1</text:p>
          </table:table-cell>
          <table:table-cell office:value-type="float" office:value="99102">
            <text:p>99102</text:p>
          </table:table-cell>
          <table:table-cell office:value-type="string" office:string-value="R991C3">
            <text:p>R991C3</text:p>
          </table:table-cell>
          <table:table-cell office:value-type="float" office:value="99104">
            <text:p>99104</text:p>
          </table:table-cell>
          <table:table-cell office:value-type="string" office:string-value="R991C5">
            <text:p>R991C5</text:p>
          </table:table-cell>
          <table:table-cell office:value-type="float" office:value="99106">
            <text:p>99106</text:p>
          </table:table-cell>
          <table:table-cell office:value-type="string" office:string-value="R991C7">
            <text:p>R991C7</text:p>
          </table:table-cell>
          <table:table-cell office:value-type="float" office:value="99108">
            <text:p>99108</text:p>
          </table:table-cell>
          <table:table-cell office:value-type="string" office:string-value="R991C9">
            <text:p>R991C9</text:p>
          </table:table-cell>
          <table:table-cell office:value-type="float" office:value="99110">
            <text:p>99110</text:p>
          </table:table-cell>
          <table:table-cell office:value-type="string" office:string-value="R991C11">
            <text:p>R991C11</text:p>
          </table:table-cell>
          <table:table-cell office:value-type="float" office:value="99112">
            <text:p>99112</text:p>
          </table:table-cell>
          <table:table-cell office:value-type="string" office:string-value="R991C13">
            <text:p>R991C13</text:p>
          </table:table-cell>
          <table:table-cell office:value-type="float" office:value="99114">
            <text:p>99114</text:p>
          </table:table-cell>
          <table:table-cell office:value-type="string" office:string-value="R991C15">
            <text:p>R991C15</text:p>
          </table:table-cell>
          <table:table-cell office:value-type="float" office:value="99116">
            <text:p>99116</text:p>
          </table:table-cell>
          <table:table-cell office:value-type="string" office:string-value="R991C17">
            <text:p>R991C17</text:p>
          </table:table-cell>
          <table:table-cell office:value-type="float" office:value="99118">
            <text:p>99118</text:p>
          </table:table-cell>
          <table:table-cell office:value-type="string" office:string-value="R991C19">
            <text:p>R991C19</text:p>
          </table:table-cell>
          <table:table-cell office:value-type="float" office:value="99120">
            <text:p>99120</text:p>
          </table:table-cell>
          <table:table-cell office:value-type="string" office:string-value="R991C21">
            <text:p>R991C21</text:p>
          </table:table-cell>
          <table:table-cell office:value-type="float" office:value="99122">
            <text:p>99122</text:p>
          </table:table-cell>
          <table:table-cell office:value-type="string" office:string-value="R991C23">
            <text:p>R991C23</text:p>
          </table:table-cell>
          <table:table-cell office:value-type="float" office:value="99124">
            <text:p>99124</text:p>
          </table:table-cell>
          <table:table-cell office:value-type="string" office:string-value="R991C25">
            <text:p>R991C25</text:p>
          </table:table-cell>
          <table:table-cell office:value-type="float" office:value="99126">
            <text:p>99126</text:p>
          </table:table-cell>
        </table:table-row>
        <table:table-row>
          <table:table-cell office:value-type="string" office:string-value="R992C1">
            <text:p>R992C1</text:p>
          </table:table-cell>
          <table:table-cell office:value-type="float" office:value="99202">
            <text:p>99202</text:p>
          </table:table-cell>
          <table:table-cell office:value-type="string" office:string-value="R992C3">
            <text:p>R992C3</text:p>
          </table:table-cell>
          <table:table-cell office:value-type="float" office:value="99204">
            <text:p>99204</text:p>
          </table:table-cell>
          <table:table-cell office:value-type="string" office:string-value="R992C5">
            <text:p>R992C5</text:p>
          </table:table-cell>
          <table:table-cell office:value-type="float" office:value="99206">
            <text:p>99206</text:p>
          </table:table-cell>
          <table:table-cell office:value-type="string" office:string-value="R992C7">
            <text:p>R992C7</text:p>
          </table:table-cell>
          <table:table-cell office:value-type="float" office:value="99208">
            <text:p>99208</text:p>
          </table:table-cell>
          <table:table-cell office:value-type="string" office:string-value="R992C9">
            <text:p>R992C9</text:p>
          </table:table-cell>
          <table:table-cell office:value-type="float" office:value="99210">
            <text:p>99210</text:p>
          </table:table-cell>
          <table:table-cell office:value-type="string" office:string-value="R992C11">
            <text:p>R992C11</text:p>
          </table:table-cell>
          <table:table-cell office:value-type="float" office:value="99212">
            <text:p>99212</text:p>
          </table:table-cell>
          <table:table-cell office:value-type="string" office:string-value="R992C13">
            <text:p>R992C13</text:p>
          </table:table-cell>
          <table:table-cell office:value-type="float" office:value="99214">
            <text:p>99214</text:p>
          </table:table-cell>
          <table:table-cell office:value-type="string" office:string-value="R992C15">
            <text:p>R992C15</text:p>
          </table:table-cell>
          <table:table-cell office:value-type="float" office:value="99216">
            <text:p>99216</text:p>
          </table:table-cell>
          <table:table-cell office:value-type="string" office:string-value="R992C17">
            <text:p>R992C17</text:p>
          </table:table-cell>
          <table:table-cell office:value-type="float" office:value="99218">
            <text:p>99218</text:p>
          </table:table-cell>
          <table:table-cell office:value-type="string" office:string-value="R992C19">
            <text:p>R992C19</text:p>
          </table:table-cell>
          <table:table-cell office:value-type="float" office:value="99220">
            <text:p>99220</text:p>
          </table:table-cell>
          <table:table-cell office:value-type="string" office:string-value="R992C21">
            <text:p>R992C21</text:p>
          </table:table-cell>
          <table:table-cell office:value-type="float" office:value="99222">
            <text:p>99222</text:p>
          </table:table-cell>
          <table:table-cell office:value-type="string" office:string-value="R992C23">
            <text:p>R992C23</text:p>
          </table:table-cell>
          <table:table-cell office:value-type="float" office:value="99224">
            <text:p>99224</text:p>
          </table:table-cell>
          <table:table-cell office:value-type="string" office:string-value="R992C25">
            <text:p>R992C25</text:p>
          </table:table-cell>
          <table:table-cell office:value-type="float" office:value="99226">
            <text:p>99226</text:p>
          </table:table-cell>
        </table:table-row>
        <table:table-row>
          <table:table-cell office:value-type="string" office:string-value="R993C1">
            <text:p>R993C1</text:p>
          </table:table-cell>
          <table:table-cell office:value-type="float" office:value="99302">
            <text:p>99302</text:p>
          </table:table-cell>
          <table:table-cell office:value-type="string" office:string-value="R993C3">
            <text:p>R993C3</text:p>
          </table:table-cell>
          <table:table-cell office:value-type="float" office:value="99304">
            <text:p>99304</text:p>
          </table:table-cell>
          <table:table-cell office:value-type="string" office:string-value="R993C5">
            <text:p>R993C5</text:p>
          </table:table-cell>
          <table:table-cell office:value-type="float" office:value="99306">
            <text:p>99306</text:p>
          </table:table-cell>
          <table:table-cell office:value-type="string" office:string-value="R993C7">
            <text:p>R993C7</text:p>
          </table:table-cell>
          <table:table-cell office:value-type="float" office:value="99308">
            <text:p>99308</text:p>
          </table:table-cell>
          <table:table-cell office:value-type="string" office:string-value="R993C9">
            <text:p>R993C9</text:p>
          </table:table-cell>
          <table:table-cell office:value-type="float" office:value="99310">
            <text:p>99310</text:p>
          </table:table-cell>
          <table:table-cell office:value-type="string" office:string-value="R993C11">
            <text:p>R993C11</text:p>
          </table:table-cell>
          <table:table-cell office:value-type="float" office:value="99312">
            <text:p>99312</text:p>
          </table:table-cell>
          <table:table-cell office:value-type="string" office:string-value="R993C13">
            <text:p>R993C13</text:p>
          </table:table-cell>
          <table:table-cell office:value-type="float" office:value="99314">
            <text:p>99314</text:p>
          </table:table-cell>
          <table:table-cell office:value-type="string" office:string-value="R993C15">
            <text:p>R993C15</text:p>
          </table:table-cell>
          <table:table-cell office:value-type="float" office:value="99316">
            <text:p>99316</text:p>
          </table:table-cell>
          <table:table-cell office:value-type="string" office:string-value="R993C17">
            <text:p>R993C17</text:p>
          </table:table-cell>
          <table:table-cell office:value-type="float" office:value="99318">
            <text:p>99318</text:p>
          </table:table-cell>
          <table:table-cell office:value-type="string" office:string-value="R993C19">
            <text:p>R993C19</text:p>
          </table:table-cell>
          <table:table-cell office:value-type="float" office:value="99320">
            <text:p>99320</text:p>
          </table:table-cell>
          <table:table-cell office:value-type="string" office:string-value="R993C21">
            <text:p>R993C21</text:p>
          </table:table-cell>
          <table:table-cell office:value-type="float" office:value="99322">
            <text:p>99322</text:p>
          </table:table-cell>
          <table:table-cell office:value-type="string" office:string-value="R993C23">
            <text:p>R993C23</text:p>
          </table:table-cell>
          <table:table-cell office:value-type="float" office:value="99324">
            <text:p>99324</text:p>
          </table:table-cell>
          <table:table-cell office:value-type="string" office:string-value="R993C25">
            <text:p>R993C25</text:p>
          </table:table-cell>
          <table:table-cell office:value-type="float" office:value="99326">
            <text:p>99326</text:p>
          </table:table-cell>
        </table:table-row>
        <table:table-row>
          <table:table-cell office:value-type="string" office:string-value="R994C1">
            <text:p>R994C1</text:p>
          </table:table-cell>
          <table:table-cell office:value-type="float" office:value="99402">
            <text:p>99402</text:p>
          </table:table-cell>
          <table:table-cell office:value-type="string" office:string-value="R994C3">
            <text:p>R994C3</text:p>
          </table:table-cell>
          <table:table-cell office:value-type="float" office:value="99404">
            <text:p>99404</text:p>
          </table:table-cell>
          <table:table-cell office:value-type="string" office:string-value="R994C5">
            <text:p>R994C5</text:p>
          </table:table-cell>
          <table:table-cell office:value-type="float" office:value="99406">
            <text:p>99406</text:p>
          </table:table-cell>
          <table:table-cell office:value-type="string" office:string-value="R994C7">
            <text:p>R994C7</text:p>
          </table:table-cell>
          <table:table-cell office:value-type="float" office:value="99408">
            <text:p>99408</text:p>
          </table:table-cell>
          <table:table-cell office:value-type="string" office:string-value="R994C9">
            <text:p>R994C9</text:p>
          </table:table-cell>
          <table:table-cell office:value-type="float" office:value="99410">
            <text:p>99410</text:p>
          </table:table-cell>
          <table:table-cell office:value-type="string" office:string-value="R994C11">
            <text:p>R994C11</text:p>
          </table:table-cell>
          <table:table-cell office:value-type="float" office:value="99412">
            <text:p>99412</text:p>
          </table:table-cell>
          <table:table-cell office:value-type="string" office:string-value="R994C13">
            <text:p>R994C13</text:p>
          </table:table-cell>
          <table:table-cell office:value-type="float" office:value="99414">
            <text:p>99414</text:p>
          </table:table-cell>
          <table:table-cell office:value-type="string" office:string-value="R994C15">
            <text:p>R994C15</text:p>
          </table:table-cell>
          <table:table-cell office:value-type="float" office:value="99416">
            <text:p>99416</text:p>
          </table:table-cell>
          <table:table-cell office:value-type="string" office:string-value="R994C17">
            <text:p>R994C17</text:p>
          </table:table-cell>
          <table:table-cell office:value-type="float" office:value="99418">
            <text:p>99418</text:p>
          </table:table-cell>
          <table:table-cell office:value-type="string" office:string-value="R994C19">
            <text:p>R994C19</text:p>
          </table:table-cell>
          <table:table-cell office:value-type="float" office:value="99420">
            <text:p>99420</text:p>
          </table:table-cell>
          <table:table-cell office:value-type="string" office:string-value="R994C21">
            <text:p>R994C21</text:p>
          </table:table-cell>
          <table:table-cell office:value-type="float" office:value="99422">
            <text:p>99422</text:p>
          </table:table-cell>
          <table:table-cell office:value-type="string" office:string-value="R994C23">
            <text:p>R994C23</text:p>
          </table:table-cell>
          <table:table-cell office:value-type="float" office:value="99424">
            <text:p>99424</text:p>
          </table:table-cell>
          <table:table-cell office:value-type="string" office:string-value="R994C25">
            <text:p>R994C25</text:p>
          </table:table-cell>
          <table:table-cell office:value-type="float" office:value="99426">
            <text:p>99426</text:p>
          </table:table-cell>
        </table:table-row>
        <table:table-row>
          <table:table-cell office:value-type="string" office:string-value="R995C1">
            <text:p>R995C1</text:p>
          </table:table-cell>
          <table:table-cell office:value-type="float" office:value="99502">
            <text:p>99502</text:p>
          </table:table-cell>
          <table:table-cell office:value-type="string" office:string-value="R995C3">
            <text:p>R995C3</text:p>
          </table:table-cell>
          <table:table-cell office:value-type="float" office:value="99504">
            <text:p>99504</text:p>
          </table:table-cell>
          <table:table-cell office:value-type="string" office:string-value="R995C5">
            <text:p>R995C5</text:p>
          </table:table-cell>
          <table:table-cell office:value-type="float" office:value="99506">
            <text:p>99506</text:p>
          </table:table-cell>
          <table:table-cell office:value-type="string" office:string-value="R995C7">
            <text:p>R995C7</text:p>
          </table:table-cell>
          <table:table-cell office:value-type="float" office:value="99508">
            <text:p>99508</text:p>
          </table:table-cell>
          <table:table-cell office:value-type="string" office:string-value="R995C9">
            <text:p>R995C9</text:p>
          </table:table-cell>
          <table:table-cell office:value-type="float" office:value="99510">
            <text:p>99510</text:p>
          </table:table-cell>
          <table:table-cell office:value-type="string" office:string-value="R995C11">
            <text:p>R995C11</text:p>
          </table:table-cell>
          <table:table-cell office:value-type="float" office:value="99512">
            <text:p>99512</text:p>
          </table:table-cell>
          <table:table-cell office:value-type="string" office:string-value="R995C13">
            <text:p>R995C13</text:p>
          </table:table-cell>
          <table:table-cell office:value-type="float" office:value="99514">
            <text:p>99514</text:p>
          </table:table-cell>
          <table:table-cell office:value-type="string" office:string-value="R995C15">
            <text:p>R995C15</text:p>
          </table:table-cell>
          <table:table-cell office:value-type="float" office:value="99516">
            <text:p>99516</text:p>
          </table:table-cell>
          <table:table-cell office:value-type="string" office:string-value="R995C17">
            <text:p>R995C17</text:p>
          </table:table-cell>
          <table:table-cell office:value-type="float" office:value="99518">
            <text:p>99518</text:p>
          </table:table-cell>
          <table:table-cell office:value-type="string" office:string-value="R995C19">
            <text:p>R995C19</text:p>
          </table:table-cell>
          <table:table-cell office:value-type="float" office:value="99520">
            <text:p>99520</text:p>
          </table:table-cell>
          <table:table-cell office:value-type="string" office:string-value="R995C21">
            <text:p>R995C21</text:p>
          </table:table-cell>
          <table:table-cell office:value-type="float" office:value="99522">
            <text:p>99522</text:p>
          </table:table-cell>
          <table:table-cell office:value-type="string" office:string-value="R995C23">
            <text:p>R995C23</text:p>
          </table:table-cell>
          <table:table-cell office:value-type="float" office:value="99524">
            <text:p>99524</text:p>
          </table:table-cell>
          <table:table-cell office:value-type="string" office:string-value="R995C25">
            <text:p>R995C25</text:p>
          </table:table-cell>
          <table:table-cell office:value-type="float" office:value="99526">
            <text:p>99526</text:p>
          </table:table-cell>
        </table:table-row>
        <table:table-row>
          <table:table-cell office:value-type="string" office:string-value="R996C1">
            <text:p>R996C1</text:p>
          </table:table-cell>
          <table:table-cell office:value-type="float" office:value="99602">
            <text:p>99602</text:p>
          </table:table-cell>
          <table:table-cell office:value-type="string" office:string-value="R996C3">
            <text:p>R996C3</text:p>
          </table:table-cell>
          <table:table-cell office:value-type="float" office:value="99604">
            <text:p>99604</text:p>
          </table:table-cell>
          <table:table-cell office:value-type="string" office:string-value="R996C5">
            <text:p>R996C5</text:p>
          </table:table-cell>
          <table:table-cell office:value-type="float" office:value="99606">
            <text:p>99606</text:p>
          </table:table-cell>
          <table:table-cell office:value-type="string" office:string-value="R996C7">
            <text:p>R996C7</text:p>
          </table:table-cell>
          <table:table-cell office:value-type="float" office:value="99608">
            <text:p>99608</text:p>
          </table:table-cell>
          <table:table-cell office:value-type="string" office:string-value="R996C9">
            <text:p>R996C9</text:p>
          </table:table-cell>
          <table:table-cell office:value-type="float" office:value="99610">
            <text:p>99610</text:p>
          </table:table-cell>
          <table:table-cell office:value-type="string" office:string-value="R996C11">
            <text:p>R996C11</text:p>
          </table:table-cell>
          <table:table-cell office:value-type="float" office:value="99612">
            <text:p>99612</text:p>
          </table:table-cell>
          <table:table-cell office:value-type="string" office:string-value="R996C13">
            <text:p>R996C13</text:p>
          </table:table-cell>
          <table:table-cell office:value-type="float" office:value="99614">
            <text:p>99614</text:p>
          </table:table-cell>
          <table:table-cell office:value-type="string" office:string-value="R996C15">
            <text:p>R996C15</text:p>
          </table:table-cell>
          <table:table-cell office:value-type="float" office:value="99616">
            <text:p>99616</text:p>
          </table:table-cell>
          <table:table-cell office:value-type="string" office:string-value="R996C17">
            <text:p>R996C17</text:p>
          </table:table-cell>
          <table:table-cell office:value-type="float" office:value="99618">
            <text:p>99618</text:p>
          </table:table-cell>
          <table:table-cell office:value-type="string" office:string-value="R996C19">
            <text:p>R996C19</text:p>
          </table:table-cell>
          <table:table-cell office:value-type="float" office:value="99620">
            <text:p>99620</text:p>
          </table:table-cell>
          <table:table-cell office:value-type="string" office:string-value="R996C21">
            <text:p>R996C21</text:p>
          </table:table-cell>
          <table:table-cell office:value-type="float" office:value="99622">
            <text:p>99622</text:p>
          </table:table-cell>
          <table:table-cell office:value-type="string" office:string-value="R996C23">
            <text:p>R996C23</text:p>
          </table:table-cell>
          <table:table-cell office:value-type="float" office:value="99624">
            <text:p>99624</text:p>
          </table:table-cell>
          <table:table-cell office:value-type="string" office:string-value="R996C25">
            <text:p>R996C25</text:p>
          </table:table-cell>
          <table:table-cell office:value-type="float" office:value="99626">
            <text:p>99626</text:p>
          </table:table-cell>
        </table:table-row>
        <table:table-row>
          <table:table-cell office:value-type="string" office:string-value="R997C1">
            <text:p>R997C1</text:p>
          </table:table-cell>
          <table:table-cell office:value-type="float" office:value="99702">
            <text:p>99702</text:p>
          </table:table-cell>
          <table:table-cell office:value-type="string" office:string-value="R997C3">
            <text:p>R997C3</text:p>
          </table:table-cell>
          <table:table-cell office:value-type="float" office:value="99704">
            <text:p>99704</text:p>
          </table:table-cell>
          <table:table-cell office:value-type="string" office:string-value="R997C5">
            <text:p>R997C5</text:p>
          </table:table-cell>
          <table:table-cell office:value-type="float" office:value="99706">
            <text:p>99706</text:p>
          </table:table-cell>
          <table:table-cell office:value-type="string" office:string-value="R997C7">
            <text:p>R997C7</text:p>
          </table:table-cell>
          <table:table-cell office:value-type="float" office:value="99708">
            <text:p>99708</text:p>
          </table:table-cell>
          <table:table-cell office:value-type="string" office:string-value="R997C9">
            <text:p>R997C9</text:p>
          </table:table-cell>
          <table:table-cell office:value-type="float" office:value="99710">
            <text:p>99710</text:p>
          </table:table-cell>
          <table:table-cell office:value-type="string" office:string-value="R997C11">
            <text:p>R997C11</text:p>
          </table:table-cell>
          <table:table-cell office:value-type="float" office:value="99712">
            <text:p>99712</text:p>
          </table:table-cell>
          <table:table-cell office:value-type="string" office:string-value="R997C13">
            <text:p>R997C13</text:p>
          </table:table-cell>
          <table:table-cell office:value-type="float" office:value="99714">
            <text:p>99714</text:p>
          </table:table-cell>
          <table:table-cell office:value-type="string" office:string-value="R997C15">
            <text:p>R997C15</text:p>
          </table:table-cell>
          <table:table-cell office:value-type="float" office:value="99716">
            <text:p>99716</text:p>
          </table:table-cell>
          <table:table-cell office:value-type="string" office:string-value="R997C17">
            <text:p>R997C17</text:p>
          </table:table-cell>
          <table:table-cell office:value-type="float" office:value="99718">
            <text:p>99718</text:p>
          </table:table-cell>
          <table:table-cell office:value-type="string" office:string-value="R997C19">
            <text:p>R997C19</text:p>
          </table:table-cell>
          <table:table-cell office:value-type="float" office:value="99720">
            <text:p>99720</text:p>
          </table:table-cell>
          <table:table-cell office:value-type="string" office:string-value="R997C21">
            <text:p>R997C21</text:p>
          </table:table-cell>
          <table:table-cell office:value-type="float" office:value="99722">
            <text:p>99722</text:p>
          </table:table-cell>
          <table:table-cell office:value-type="string" office:string-value="R997C23">
            <text:p>R997C23</text:p>
          </table:table-cell>
          <table:table-cell office:value-type="float" office:value="99724">
            <text:p>99724</text:p>
          </table:table-cell>
          <table:table-cell office:value-type="string" office:string-value="R997C25">
            <text:p>R997C25</text:p>
          </table:table-cell>
          <table:table-cell office:value-type="float" office:value="99726">
            <text:p>99726</text:p>
          </table:table-cell>
        </table:table-row>
        <table:table-row>
          <table:table-cell office:value-type="string" office:string-value="R998C1">
            <text:p>R998C1</text:p>
          </table:table-cell>
          <table:table-cell office:value-type="float" office:value="99802">
            <text:p>99802</text:p>
          </table:table-cell>
          <table:table-cell office:value-type="string" office:string-value="R998C3">
            <text:p>R998C3</text:p>
          </table:table-cell>
          <table:table-cell office:value-type="float" office:value="99804">
            <text:p>99804</text:p>
          </table:table-cell>
          <table:table-cell office:value-type="string" office:string-value="R998C5">
            <text:p>R998C5</text:p>
          </table:table-cell>
          <table:table-cell office:value-type="float" office:value="99806">
            <text:p>99806</text:p>
          </table:table-cell>
          <table:table-cell office:value-type="string" office:string-value="R998C7">
            <text:p>R998C7</text:p>
          </table:table-cell>
          <table:table-cell office:value-type="float" office:value="99808">
            <text:p>99808</text:p>
          </table:table-cell>
          <table:table-cell office:value-type="string" office:string-value="R998C9">
            <text:p>R998C9</text:p>
          </table:table-cell>
          <table:table-cell office:value-type="float" office:value="99810">
            <text:p>99810</text:p>
          </table:table-cell>
          <table:table-cell office:value-type="string" office:string-value="R998C11">
            <text:p>R998C11</text:p>
          </table:table-cell>
          <table:table-cell office:value-type="float" office:value="99812">
            <text:p>99812</text:p>
          </table:table-cell>
          <table:table-cell office:value-type="string" office:string-value="R998C13">
            <text:p>R998C13</text:p>
          </table:table-cell>
          <table:table-cell office:value-type="float" office:value="99814">
            <text:p>99814</text:p>
          </table:table-cell>
          <table:table-cell office:value-type="string" office:string-value="R998C15">
            <text:p>R998C15</text:p>
          </table:table-cell>
          <table:table-cell office:value-type="float" office:value="99816">
            <text:p>99816</text:p>
          </table:table-cell>
          <table:table-cell office:value-type="string" office:string-value="R998C17">
            <text:p>R998C17</text:p>
          </table:table-cell>
          <table:table-cell office:value-type="float" office:value="99818">
            <text:p>99818</text:p>
          </table:table-cell>
          <table:table-cell office:value-type="string" office:string-value="R998C19">
            <text:p>R998C19</text:p>
          </table:table-cell>
          <table:table-cell office:value-type="float" office:value="99820">
            <text:p>99820</text:p>
          </table:table-cell>
          <table:table-cell office:value-type="string" office:string-value="R998C21">
            <text:p>R998C21</text:p>
          </table:table-cell>
          <table:table-cell office:value-type="float" office:value="99822">
            <text:p>99822</text:p>
          </table:table-cell>
          <table:table-cell office:value-type="string" office:string-value="R998C23">
            <text:p>R998C23</text:p>
          </table:table-cell>
          <table:table-cell office:value-type="float" office:value="99824">
            <text:p>99824</text:p>
          </table:table-cell>
          <table:table-cell office:value-type="string" office:string-value="R998C25">
            <text:p>R998C25</text:p>
          </table:table-cell>
          <table:table-cell office:value-type="float" office:value="99826">
            <text:p>99826</text:p>
          </table:table-cell>
        </table:table-row>
        <table:table-row>
          <table:table-cell office:value-type="string" office:string-value="R999C1">
            <text:p>R999C1</text:p>
          </table:table-cell>
          <table:table-cell office:value-type="float" office:value="99902">
            <text:p>99902</text:p>
          </table:table-cell>
          <table:table-cell office:value-type="string" office:string-value="R999C3">
            <text:p>R999C3</text:p>
          </table:table-cell>
          <table:table-cell office:value-type="float" office:value="99904">
            <text:p>99904</text:p>
          </table:table-cell>
          <table:table-cell office:value-type="string" office:string-value="R999C5">
            <text:p>R999C5</text:p>
          </table:table-cell>
          <table:table-cell office:value-type="float" office:value="99906">
            <text:p>99906</text:p>
          </table:table-cell>
          <table:table-cell office:value-type="string" office:string-value="R999C7">
            <text:p>R999C7</text:p>
          </table:table-cell>
          <table:table-cell office:value-type="float" office:value="99908">
            <text:p>99908</text:p>
          </table:table-cell>
          <table:table-cell office:value-type="string" office:string-value="R999C9">
            <text:p>R999C9</text:p>
          </table:table-cell>
          <table:table-cell office:value-type="float" office:value="99910">
            <text:p>99910</text:p>
          </table:table-cell>
          <table:table-cell office:value-type="string" office:string-value="R999C11">
            <text:p>R999C11</text:p>
          </table:table-cell>
          <table:table-cell office:value-type="float" office:value="99912">
            <text:p>99912</text:p>
          </table:table-cell>
          <table:table-cell office:value-type="string" office:string-value="R999C13">
            <text:p>R999C13</text:p>
          </table:table-cell>
          <table:table-cell office:value-type="float" office:value="99914">
            <text:p>99914</text:p>
          </table:table-cell>
          <table:table-cell office:value-type="string" office:string-value="R999C15">
            <text:p>R999C15</text:p>
          </table:table-cell>
          <table:table-cell office:value-type="float" office:value="99916">
            <text:p>99916</text:p>
          </table:table-cell>
          <table:table-cell office:value-type="string" office:string-value="R999C17">
            <text:p>R999C17</text:p>
          </table:table-cell>
          <table:table-cell office:value-type="float" office:value="99918">
            <text:p>99918</text:p>
          </table:table-cell>
          <table:table-cell office:value-type="string" office:string-value="R999C19">
            <text:p>R999C19</text:p>
          </table:table-cell>
          <table:table-cell office:value-type="float" office:value="99920">
            <text:p>99920</text:p>
          </table:table-cell>
          <table:table-cell office:value-type="string" office:string-value="R999C21">
            <text:p>R999C21</text:p>
          </table:table-cell>
          <table:table-cell office:value-type="float" office:value="99922">
            <text:p>99922</text:p>
          </table:table-cell>
          <table:table-cell office:value-type="string" office:string-value="R999C23">
            <text:p>R999C23</text:p>
          </table:table-cell>
          <table:table-cell office:value-type="float" office:value="99924">
            <text:p>99924</text:p>
          </table:table-cell>
          <table:table-cell office:value-type="string" office:string-value="R999C25">
            <text:p>R999C25</text:p>
          </table:table-cell>
          <table:table-cell office:value-type="float" office:value="99926">
            <text:p>99926</text:p>
          </table:table-cell>
        </table:table-row>
        <table:table-row>
          <table:table-cell office:value-type="string" office:string-value="R1000C1">
            <text:p>R1000C1</text:p>
          </table:table-cell>
          <table:table-cell office:value-type="float" office:value="100002">
            <text:p>100002</text:p>
          </table:table-cell>
          <table:table-cell office:value-type="string" office:string-value="R1000C3">
            <text:p>R1000C3</text:p>
          </table:table-cell>
          <table:table-cell office:value-type="float" office:value="100004">
            <text:p>100004</text:p>
          </table:table-cell>
          <table:table-cell office:value-type="string" office:string-value="R1000C5">
            <text:p>R1000C5</text:p>
          </table:table-cell>
          <table:table-cell office:value-type="float" office:value="100006">
            <text:p>100006</text:p>
          </table:table-cell>
          <table:table-cell office:value-type="string" office:string-value="R1000C7">
            <text:p>R1000C7</text:p>
          </table:table-cell>
          <table:table-cell office:value-type="float" office:value="100008">
            <text:p>100008</text:p>
          </table:table-cell>
          <table:table-cell office:value-type="string" office:string-value="R1000C9">
            <text:p>R1000C9</text:p>
          </table:table-cell>
          <table:table-cell office:value-type="float" office:value="100010">
            <text:p>100010</text:p>
          </table:table-cell>
          <table:table-cell office:value-type="string" office:string-value="R1000C11">
            <text:p>R1000C11</text:p>
          </table:table-cell>
          <table:table-cell office:value-type="float" office:value="100012">
            <text:p>100012</text:p>
          </table:table-cell>
          <table:table-cell office:value-type="string" office:string-value="R1000C13">
            <text:p>R1000C13</text:p>
          </table:table-cell>
          <table:table-cell office:value-type="float" office:value="100014">
            <text:p>100014</text:p>
          </table:table-cell>
          <table:table-cell office:value-type="string" office:string-value="R1000C15">
            <text:p>R1000C15</text:p>
          </table:table-cell>
          <table:table-cell office:value-type="float" office:value="100016">
            <text:p>100016</text:p>
          </table:table-cell>
          <table:table-cell office:value-type="string" office:string-value="R1000C17">
            <text:p>R1000C17</text:p>
          </table:table-cell>
          <table:table-cell office:value-type="float" office:value="100018">
            <text:p>100018</text:p>
          </table:table-cell>
          <table:table-cell office:value-type="string" office:string-value="R1000C19">
            <text:p>R1000C19</text:p>
          </table:table-cell>
          <table:table-cell office:value-type="float" office:value="100020">
            <text:p>100020</text:p>
          </table:table-cell>
          <table:table-cell office:value-type="string" office:string-value="R1000C21">
            <text:p>R1000C21</text:p>
          </table:table-cell>
          <table:table-cell office:value-type="float" office:value="100022">
            <text:p>100022</text:p>
          </table:table-cell>
          <table:table-cell office:value-type="string" office:string-value="R1000C23">
            <text:p>R1000C23</text:p>
          </table:table-cell>
          <table:table-cell office:value-type="float" office:value="100024">
            <text:p>100024</text:p>
          </table:table-cell>
          <table:table-cell office:value-type="string" office:string-value="R1000C25">
            <text:p>R1000C25</text:p>
          </table:table-cell>
          <table:table-cell office:value-type="float" office:value="100026">
            <text:p>1000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2">
  <office:styles>
    <style:default-style style:family="table-cell">
      <style:paragraph-properties fo:text-align="start"/>
      <style:text-properties style:font-name="Arial" fo:font-size="10pt"/>
    </style:default-style>
  </office:styles>
  <office:automatic-styles/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goods</meta:generator>
    <meta:creation-date>2026-03-14T14:29:42</meta:creation-date>
    <dc:date>2026-03-14T14:29:42</dc:date>
  </office:meta>
</office:document-meta>
</file>